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Sans1" svg:font-family="DejaVuSans"/>
    <style:font-face style:name="ProximaNova" svg:font-family="ProximaNova"/>
    <style:font-face style:name="ProximaNovaSemi" svg:font-family="ProximaNovaSemi"/>
    <style:font-face style:name="ProximaNovaular" svg:font-family="ProximaNovaular"/>
    <style:font-face style:name="Verdana" svg:font-family="Verdana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Proxima Nova" svg:font-family="'Proxima Nova'" style:font-pitch="variable"/>
    <style:font-face style:name="ProximaNova1" svg:font-family="ProximaNova" style:font-pitch="variable"/>
    <style:font-face style:name="ProximaNovaSemi1" svg:font-family="ProximaNovaSemi" style:font-pitch="variable"/>
    <style:font-face style:name="ProximaNovaular1" svg:font-family="ProximaNovaular" style:font-pitch="variable"/>
    <style:font-face style:name="Verdana1" svg:font-family="Verdana" style:font-pitch="variable"/>
    <style:font-face style:name="Liberation Serif2" svg:font-family="'Liberation Serif'" style:font-family-generic="modern" style:font-pitch="variable"/>
    <style:font-face style:name="Nazi Typewriter" svg:font-family="'Nazi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2.869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solid" svg:stroke-width="0.017cm" svg:stroke-color="#888888" draw:stroke-linejoin="miter" svg:stroke-linecap="butt" draw:fill="none" draw:textarea-horizontal-align="center" draw:textarea-vertical-align="middle" fo:padding-top="0.008cm" fo:padding-bottom="0.008cm" fo:padding-left="0.008cm" fo:padding-right="0.008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9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5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2.91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08cm" svg:stroke-color="#888888" draw:stroke-linejoin="miter" svg:stroke-linecap="butt" draw:fill="none" draw:textarea-horizontal-align="center" draw:textarea-vertical-align="middle" fo:padding-top="0.004cm" fo:padding-bottom="0.004cm" fo:padding-left="0.004cm" fo:padding-right="0.004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85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839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62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73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717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0.64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63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72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09cm" fo:min-width="0.709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08cm" fo:min-width="0.701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44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svg:stroke-color="#dddddd" draw:fill-color="#dddddd" draw:textarea-horizontal-align="justify" draw:textarea-vertical-align="middle" draw:auto-grow-height="false" fo:min-height="0.604cm" fo:min-width="1.482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1.211cm" fo:padding-top="0cm" fo:padding-bottom="0cm" fo:padding-left="0cm" fo:padding-right="0cm" draw:shadow="visibl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18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svg:stroke-color="#b4b4b4" draw:stroke-linejoin="round" svg:stroke-linecap="round" draw:fill="none" draw:fill-color="#dddddd" draw:textarea-horizontal-align="justify" draw:textarea-vertical-align="middle" draw:auto-grow-height="false" fo:min-height="0.348cm" fo:min-width="3.461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71cm" fo:min-width="0.19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svg:stroke-color="#dddddd" draw:fill-color="#dddddd" draw:textarea-horizontal-align="justify" draw:textarea-vertical-align="middle" draw:auto-grow-height="false" fo:min-height="0.663cm" fo:min-width="3.293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71cm" fo:min-width="1.475cm" fo:padding-top="0cm" fo:padding-bottom="0cm" fo:padding-left="0cm" fo:padding-right="0cm" draw:shadow="visibl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198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98cm" fo:min-width="0.257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2.415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2.78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3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5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1.729cm" fo:min-width="1.543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18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36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776cm" fo:min-width="4.599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48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2.275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2.837cm" fo:min-width="4.625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svg:stroke-color="#ffffff" draw:fill-color="#ffffff"/>
    </style:style>
    <style:style style:name="gr40" style:family="graphic" style:parent-style-name="standard">
      <style:graphic-properties draw:stroke="none" svg:stroke-color="#525252" draw:fill-color="#525252"/>
    </style:style>
    <style:style style:name="gr41" style:family="graphic" style:parent-style-name="standard">
      <style:graphic-properties draw:stroke="none" svg:stroke-width="0cm" svg:stroke-color="#525252" draw:marker-start="" draw:marker-start-width="0.2cm" draw:marker-end-width="0.2cm" draw:fill-color="#525252" fo:padding-top="0cm" fo:padding-bottom="0cm" fo:padding-left="0cm" fo:padding-right="0cm"/>
    </style:style>
    <style:style style:name="gr42" style:family="graphic" style:parent-style-name="standard">
      <style:graphic-properties draw:stroke="none" svg:stroke-width="0cm" svg:stroke-color="#525252" draw:marker-start-width="0.2cm" draw:marker-end-width="0.2cm" draw:fill-color="#525252" fo:padding-top="0cm" fo:padding-bottom="0cm" fo:padding-left="0cm" fo:padding-right="0cm"/>
    </style:style>
    <style:style style:name="gr43" style:family="graphic" style:parent-style-name="standard">
      <style:graphic-properties draw:stroke="none" draw:fill-color="#ffffff" draw:textarea-horizontal-align="justify" draw:textarea-vertical-align="middle" draw:auto-grow-height="false" fo:min-height="0.449cm" fo:min-width="3.223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4.472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solid" svg:stroke-width="0.007cm" svg:stroke-color="#878787" draw:stroke-linejoin="miter" svg:stroke-linecap="butt" draw:fill="none" fo:padding-top="0.003cm" fo:padding-bottom="0.003cm" fo:padding-left="0.003cm" fo:padding-right="0.003cm"/>
    </style:style>
    <style:style style:name="gr46" style:family="graphic" style:parent-style-name="standard">
      <style:graphic-properties draw:stroke="none" draw:fill="solid" draw:fill-color="#ffffff"/>
    </style:style>
    <style:style style:name="gr47" style:family="graphic" style:parent-style-name="standard">
      <style:graphic-properties draw:stroke="none" draw:fill="solid" draw:fill-color="#888888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842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796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514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068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solid" svg:stroke-width="0.017cm" svg:stroke-color="#888888" draw:stroke-linejoin="miter" svg:stroke-linecap="butt" draw:fill="none" fo:padding-top="0.008cm" fo:padding-bottom="0.008cm" fo:padding-left="0.008cm" fo:padding-right="0.008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432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714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691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001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364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472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892cm" fo:min-width="0.662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709cm" fo:min-width="1.848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solid" svg:stroke-width="0.008cm" svg:stroke-color="#888888" draw:stroke-linejoin="miter" svg:stroke-linecap="butt" draw:fill="none" fo:padding-top="0.004cm" fo:padding-bottom="0.004cm" fo:padding-left="0.004cm" fo:padding-right="0.004cm"/>
    </style:style>
    <style:style style:name="gr62" style:family="graphic" style:parent-style-name="standard">
      <style:graphic-properties draw:stroke="none" draw:fill="none" draw:opacity="47%" draw:textarea-horizontal-align="left" draw:textarea-vertical-align="top" draw:auto-grow-height="true" draw:auto-grow-width="true" fo:min-height="0.533cm" fo:min-width="2.423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26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316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1.635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2.304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svg:stroke-color="#dddddd" draw:fill-color="#dddddd" draw:textarea-horizontal-align="justify" draw:textarea-vertical-align="middle" draw:auto-grow-height="false" fo:min-height="0.663cm" fo:min-width="5.006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657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212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31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96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307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1cm" fo:min-width="0.298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763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361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538cm" fo:min-width="4.048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484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471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1.382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085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322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944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855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625cm" fo:min-width="2.598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38cm" fo:min-width="4.207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687cm" fo:min-width="0.535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709cm" fo:min-width="2.479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9cm" fo:min-width="0.37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364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37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72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6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709cm" fo:min-width="3.317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709cm" fo:min-width="2.597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709cm" fo:min-width="2.821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2.439cm" fo:min-width="7.622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533cm" fo:min-width="0.484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fo:text-align="start" style:writing-mode="lr-tb"/>
      <style:text-properties fo:color="#525252" loext:opacity="100%" style:font-name="Proxima Nova" fo:font-size="9.30000019073486pt" style:font-size-asian="9pt" style:font-size-complex="9pt"/>
    </style:style>
    <style:style style:name="P3" style:family="paragraph">
      <loext:graphic-properties draw:fill="none"/>
      <style:paragraph-properties fo:text-align="center"/>
      <style:text-properties fo:color="#888888" loext:opacity="100%"/>
    </style:style>
    <style:style style:name="P4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.3999996185303pt" style:font-size-asian="12pt" style:font-size-complex="12pt"/>
    </style:style>
    <style:style style:name="P5" style:family="paragraph">
      <loext:graphic-properties draw:fill="none"/>
      <style:paragraph-properties fo:text-align="start" style:writing-mode="lr-tb"/>
      <style:text-properties fo:color="#525252" loext:opacity="100%" style:font-name="Proxima Nova" fo:font-size="13pt" fo:font-weight="bold" style:font-size-asian="13pt" style:font-size-complex="13pt"/>
    </style:style>
    <style:style style:name="P6" style:family="paragraph">
      <loext:graphic-properties draw:fill="none"/>
      <style:paragraph-properties fo:text-align="start" style:writing-mode="lr-tb"/>
      <style:text-properties fo:color="#525252" loext:opacity="100%" style:font-name="Proxima Nova" fo:font-size="18pt" fo:font-weight="bold" style:font-size-asian="18pt" style:font-size-complex="18pt"/>
    </style:style>
    <style:style style:name="P7" style:family="paragraph">
      <loext:graphic-properties draw:fill="none"/>
      <style:paragraph-properties fo:text-align="center"/>
      <style:text-properties fo:color="#525252" loext:opacity="100%"/>
    </style:style>
    <style:style style:name="P8" style:family="paragraph">
      <loext:graphic-properties draw:fill="none"/>
      <style:paragraph-properties fo:text-align="start" style:writing-mode="lr-tb"/>
      <style:text-properties fo:color="#525252" loext:opacity="100%" style:font-name="Proxima Nova" fo:font-size="6pt" style:font-size-asian="5.40000009536743pt" style:font-size-complex="5.40000009536743pt"/>
    </style:style>
    <style:style style:name="P9" style:family="paragraph">
      <loext:graphic-properties draw:fill-color="#dddddd"/>
      <style:paragraph-properties fo:text-align="center"/>
      <style:text-properties fo:color="#525252" loext:opacity="100%"/>
    </style:style>
    <style:style style:name="P10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.3999996185303pt" fo:background-color="transparent" style:font-size-asian="12pt" style:font-size-complex="12pt"/>
    </style:style>
    <style:style style:name="P11" style:family="paragraph">
      <loext:graphic-properties draw:fill="none"/>
      <style:paragraph-properties fo:text-align="start" style:writing-mode="lr-tb"/>
      <style:text-properties fo:color="#525252" loext:opacity="100%" style:font-name="Proxima Nova" fo:font-size="14pt" fo:font-style="italic" style:font-size-asian="14pt" style:font-size-complex="14pt"/>
    </style:style>
    <style:style style:name="P12" style:family="paragraph">
      <loext:graphic-properties draw:fill="none" draw:fill-color="#dddddd"/>
      <style:paragraph-properties fo:text-align="center"/>
      <style:text-properties fo:color="#525252" loext:opacity="100%"/>
    </style:style>
    <style:style style:name="P13" style:family="paragraph">
      <loext:graphic-properties draw:fill="none"/>
      <style:paragraph-properties fo:text-align="start" style:writing-mode="lr-tb"/>
      <style:text-properties fo:color="#525252" loext:opacity="100%" style:font-name="Proxima Nova" fo:font-size="6.19999980926514pt" style:font-size-asian="6pt" style:font-size-complex="6pt"/>
    </style:style>
    <style:style style:name="P14" style:family="paragraph">
      <style:paragraph-properties fo:text-align="end" style:writing-mode="lr-tb"/>
    </style:style>
    <style:style style:name="P15" style:family="paragraph">
      <loext:graphic-properties draw:fill="none"/>
      <style:paragraph-properties fo:text-align="end" style:writing-mode="lr-tb"/>
      <style:text-properties fo:color="#525252" loext:opacity="100%" style:font-name="Proxima Nova" fo:font-size="20pt" fo:font-weight="bold" style:font-size-asian="20pt" style:font-size-complex="20pt"/>
    </style:style>
    <style:style style:name="P16" style:family="paragraph">
      <loext:graphic-properties draw:fill="none"/>
      <style:paragraph-properties fo:text-align="start" style:writing-mode="lr-tb"/>
      <style:text-properties fo:color="#ffff00" loext:opacity="100%" style:font-name="Proxima Nova" fo:font-size="13pt" fo:font-weight="bold" style:font-size-asian="13pt" style:font-size-complex="13pt"/>
    </style:style>
    <style:style style:name="P17" style:family="paragraph">
      <loext:graphic-properties draw:fill="none"/>
      <style:paragraph-properties fo:text-align="center" style:writing-mode="lr-tb"/>
      <style:text-properties fo:color="#525252" loext:opacity="100%" fo:font-size="5.40000009536743pt" style:font-size-asian="20pt" style:font-size-complex="20pt"/>
    </style:style>
    <style:style style:name="P18" style:family="paragraph">
      <loext:graphic-properties draw:fill="none"/>
      <style:paragraph-properties fo:text-align="center" style:writing-mode="lr-tb"/>
      <style:text-properties fo:color="#525252" loext:opacity="100%" fo:font-size="5.40000009536743pt" style:font-size-asian="22pt" style:font-size-complex="22pt"/>
    </style:style>
    <style:style style:name="P19" style:family="paragraph">
      <loext:graphic-properties draw:fill="none"/>
      <style:paragraph-properties fo:text-align="start" style:writing-mode="lr-tb"/>
      <style:text-properties fo:color="#525252" loext:opacity="100%" style:font-name="Nazi Typewriter" fo:font-size="36pt" style:font-size-asian="36pt" style:font-size-complex="36pt"/>
    </style:style>
    <style:style style:name="P20" style:family="paragraph">
      <loext:graphic-properties draw:fill-color="#ffffff"/>
    </style:style>
    <style:style style:name="P21" style:family="paragraph">
      <loext:graphic-properties draw:fill-color="#525252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none"/>
      <style:paragraph-properties fo:text-align="start" style:writing-mode="lr-tb"/>
      <style:text-properties fo:color="#525252" loext:opacity="100%" style:font-name="Nazi Typewriter" fo:font-size="13.5pt" style:font-size-asian="13.1000003814697pt" style:font-size-complex="13.1000003814697pt"/>
    </style:style>
    <style:style style:name="P24" style:family="paragraph">
      <loext:graphic-properties draw:fill="none"/>
    </style:style>
    <style:style style:name="P25" style:family="paragraph">
      <loext:graphic-properties draw:fill="solid" draw:fill-color="#ffffff"/>
    </style:style>
    <style:style style:name="P26" style:family="paragraph">
      <loext:graphic-properties draw:fill="solid" draw:fill-color="#888888"/>
    </style:style>
    <style:style style:name="P27" style:family="paragraph">
      <loext:graphic-properties draw:fill="solid" draw:fill-color="#ffffff"/>
      <style:text-properties fo:color="#525252" loext:opacity="100%"/>
    </style:style>
    <style:style style:name="P28" style:family="paragraph">
      <loext:graphic-properties draw:fill="none"/>
      <style:paragraph-properties fo:text-align="start" style:writing-mode="lr-tb"/>
      <style:text-properties fo:color="#525252" loext:opacity="100%" style:font-name="Proxima Nova" fo:font-size="12.3999996185303pt" fo:font-weight="bold" style:font-size-asian="12pt" style:font-size-complex="12pt"/>
    </style:style>
    <style:style style:name="P29" style:family="paragraph">
      <loext:graphic-properties draw:fill="none"/>
      <style:paragraph-properties fo:text-align="start" style:writing-mode="lr-tb"/>
      <style:text-properties fo:color="#525252" loext:opacity="100%" style:font-name="Proxima Nova" fo:font-size="11.3999996185303pt" style:font-size-asian="11pt" style:font-size-complex="11pt"/>
    </style:style>
    <style:style style:name="P30" style:family="paragraph">
      <loext:graphic-properties draw:fill="none"/>
      <style:text-properties fo:color="#525252" loext:opacity="100%" style:font-name="Proxima Nova"/>
    </style:style>
    <style:style style:name="P31" style:family="paragraph">
      <loext:graphic-properties draw:fill="none"/>
      <style:paragraph-properties fo:text-align="start" style:writing-mode="lr-tb"/>
      <style:text-properties fo:color="#525252" loext:opacity="100%" style:font-name="Proxima Nova" fo:font-size="20.7000007629395pt" style:font-size-asian="20pt" style:font-size-complex="20pt"/>
    </style:style>
    <style:style style:name="P32" style:family="paragraph">
      <loext:graphic-properties draw:fill="none"/>
      <style:paragraph-properties fo:text-align="start" style:writing-mode="lr-tb"/>
      <style:text-properties fo:color="#525252" loext:opacity="100%" style:font-name="Proxima Nova" fo:font-size="14.5pt" style:font-size-asian="14pt" style:font-size-complex="14pt"/>
    </style:style>
    <style:style style:name="P33" style:family="paragraph">
      <loext:graphic-properties draw:fill="none" draw:opacity="47%"/>
      <style:paragraph-properties fo:text-align="start" style:writing-mode="lr-tb"/>
      <style:text-properties fo:color="#525252" loext:opacity="100%" style:font-name="Proxima Nova" fo:font-size="9pt" style:font-size-asian="9pt" style:font-size-complex="9pt"/>
    </style:style>
    <style:style style:name="P34" style:family="paragraph">
      <loext:graphic-properties draw:fill="none"/>
      <style:paragraph-properties fo:text-align="start" style:writing-mode="lr-tb"/>
      <style:text-properties fo:color="#525252" loext:opacity="100%" style:font-name="Proxima Nova" fo:font-size="11.3999996185303pt" style:font-size-asian="12pt" style:font-size-complex="12pt"/>
    </style:style>
    <style:style style:name="P35" style:family="paragraph">
      <loext:graphic-properties draw:fill="none"/>
      <style:paragraph-properties fo:text-align="start" style:writing-mode="lr-tb"/>
      <style:text-properties fo:color="#525252" loext:opacity="100%" fo:font-size="12.3999996185303pt" fo:font-weight="bold" style:font-size-asian="12pt" style:font-size-complex="12pt"/>
    </style:style>
    <style:style style:name="P36" style:family="paragraph">
      <loext:graphic-properties draw:fill="none"/>
      <style:paragraph-properties fo:text-align="start" style:writing-mode="lr-tb"/>
      <style:text-properties fo:color="#525252" loext:opacity="100%" style:font-name="Proxima Nova" fo:font-size="7.19999980926514pt" fo:font-weight="bold" style:font-size-asian="7pt" style:font-size-complex="7pt"/>
    </style:style>
    <style:style style:name="P37" style:family="paragraph">
      <loext:graphic-properties draw:fill="none"/>
      <style:paragraph-properties fo:text-align="start" style:writing-mode="lr-tb"/>
      <style:text-properties fo:color="#525252" loext:opacity="100%" style:font-name="Proxima Nova" fo:font-size="7.19999980926514pt" style:font-size-asian="7pt" style:font-size-complex="7pt"/>
    </style:style>
    <style:style style:name="P38" style:family="paragraph">
      <loext:graphic-properties draw:fill="none"/>
      <style:paragraph-properties fo:text-align="start" style:writing-mode="lr-tb"/>
      <style:text-properties fo:color="#525252" loext:opacity="100%" fo:font-size="12.3999996185303pt" style:font-size-asian="12pt" style:font-size-complex="12pt"/>
    </style:style>
    <style:style style:name="P39" style:family="paragraph">
      <loext:graphic-properties draw:fill="solid" draw:fill-color="#ffffff"/>
      <style:text-properties fo:color="#525252" loext:opacity="100%" style:font-name="Proxima Nova"/>
    </style:style>
    <style:style style:name="P40" style:family="paragraph">
      <style:paragraph-properties fo:text-align="end" style:writing-mode="lr-tb"/>
      <style:text-properties fo:font-size="20pt"/>
    </style:style>
    <style:style style:name="P41" style:family="paragraph">
      <style:paragraph-properties fo:text-align="start" style:writing-mode="lr-tb"/>
      <style:text-properties fo:font-size="14pt"/>
    </style:style>
    <style:style style:name="P42" style:family="paragraph">
      <style:paragraph-properties fo:text-align="start" style:writing-mode="lr-tb"/>
      <style:text-properties fo:font-size="18pt"/>
    </style:style>
    <style:style style:name="P43" style:family="paragraph">
      <style:paragraph-properties fo:text-align="start" style:writing-mode="lr-tb"/>
      <style:text-properties fo:font-size="9.30000019073486pt"/>
    </style:style>
    <style:style style:name="P44" style:family="paragraph">
      <style:paragraph-properties fo:text-align="start" style:writing-mode="lr-tb"/>
      <style:text-properties fo:font-size="12.3999996185303pt"/>
    </style:style>
    <style:style style:name="P45" style:family="paragraph">
      <style:paragraph-properties fo:text-align="start" style:writing-mode="lr-tb"/>
      <style:text-properties fo:font-size="13pt"/>
    </style:style>
    <style:style style:name="P46" style:family="paragraph">
      <style:paragraph-properties fo:text-align="start" style:writing-mode="lr-tb"/>
      <style:text-properties fo:font-size="6pt"/>
    </style:style>
    <style:style style:name="P47" style:family="paragraph">
      <style:paragraph-properties fo:text-align="start" style:writing-mode="lr-tb"/>
      <style:text-properties fo:font-size="6.19999980926514pt"/>
    </style:style>
    <style:style style:name="P48" style:family="paragraph">
      <loext:graphic-properties draw:fill="none"/>
      <style:paragraph-properties fo:text-align="center"/>
    </style:style>
    <style:style style:name="P49" style:family="paragraph">
      <loext:graphic-properties draw:fill="none"/>
      <style:paragraph-properties fo:text-align="center"/>
      <style:text-properties fo:color="#525252" loext:opacity="100%" style:font-name="Proxima Nova"/>
    </style:style>
    <style:style style:name="P50" style:family="paragraph">
      <loext:graphic-properties draw:fill="none"/>
      <style:paragraph-properties fo:text-align="start" style:writing-mode="lr-tb"/>
      <style:text-properties fo:color="#525252" loext:opacity="100%" style:font-name="Proxima Nova" fo:font-size="14pt" style:font-size-asian="14pt" style:font-size-complex="14pt"/>
    </style:style>
    <style:style style:name="P51" style:family="paragraph">
      <style:paragraph-properties fo:text-align="center" style:writing-mode="lr-tb"/>
    </style:style>
    <style:style style:name="P52" style:family="paragraph">
      <loext:graphic-properties draw:fill="none"/>
      <style:paragraph-properties fo:text-align="center" style:writing-mode="lr-tb"/>
      <style:text-properties fo:color="#525252" loext:opacity="100%" style:text-line-through-style="none" style:text-line-through-type="none" style:font-name="Nazi Typewriter" fo:font-size="10.3000001907349pt" fo:font-style="normal" fo:text-shadow="none" style:text-underline-style="none" fo:font-weight="normal" style:font-size-asian="6.30000019073486pt" style:font-size-complex="6.30000019073486pt"/>
    </style:style>
    <style:style style:name="T1" style:family="text">
      <style:text-properties fo:color="#525252" loext:opacity="100%" style:font-name="Proxima Nova" fo:font-size="9pt" style:font-size-asian="9pt" style:font-name-complex="ProximaNovaular" style:font-size-complex="9pt"/>
    </style:style>
    <style:style style:name="T2" style:family="text">
      <style:text-properties fo:color="#525252" loext:opacity="100%" style:font-name="Proxima Nova" fo:font-size="12pt" style:font-size-asian="12pt" style:font-name-complex="ProximaNova" style:font-size-complex="12pt"/>
    </style:style>
    <style:style style:name="T3" style:family="text">
      <style:text-properties fo:color="#525252" loext:opacity="100%" style:font-name="Proxima Nova" fo:font-size="13pt" fo:font-weight="bold" style:font-size-asian="13pt" style:font-name-complex="ProximaNovaular" style:font-size-complex="13pt"/>
    </style:style>
    <style:style style:name="T4" style:family="text">
      <style:text-properties fo:color="#525252" loext:opacity="100%" style:font-name="Proxima Nova" fo:font-size="18pt" fo:font-weight="bold" style:font-size-asian="18pt" style:font-name-complex="ProximaNovaular" style:font-size-complex="18pt"/>
    </style:style>
    <style:style style:name="T5" style:family="text">
      <style:text-properties fo:color="#525252" loext:opacity="100%" style:font-name="Proxima Nova" fo:font-size="5.40000009536743pt" style:font-size-asian="5.40000009536743pt" style:font-name-complex="ProximaNova" style:font-size-complex="5.40000009536743pt"/>
    </style:style>
    <style:style style:name="T6" style:family="text">
      <style:text-properties fo:color="#525252" loext:opacity="100%" style:font-name="Proxima Nova" fo:font-size="12pt" fo:background-color="transparent" style:font-size-asian="12pt" style:font-name-complex="ProximaNova" style:font-size-complex="12pt"/>
    </style:style>
    <style:style style:name="T7" style:family="text">
      <style:text-properties fo:color="#525252" loext:opacity="100%" style:font-name="Proxima Nova" fo:font-size="13pt" fo:font-style="italic" style:font-size-asian="13pt" style:font-name-complex="ProximaNova" style:font-size-complex="13pt"/>
    </style:style>
    <style:style style:name="T8" style:family="text">
      <style:text-properties fo:color="#525252" loext:opacity="100%" style:font-name="Proxima Nova" fo:font-size="6pt" style:font-size-asian="6pt" style:font-name-complex="ProximaNovaular" style:font-size-complex="6pt"/>
    </style:style>
    <style:style style:name="T9" style:family="text">
      <style:text-properties fo:color="#525252" loext:opacity="100%" style:font-name="Proxima Nova" fo:font-size="14pt" fo:font-weight="bold" style:font-size-asian="14pt" style:font-name-complex="ProximaNovaular" style:font-size-complex="14pt"/>
    </style:style>
    <style:style style:name="T10" style:family="text">
      <style:text-properties fo:color="#525252" loext:opacity="100%" style:font-name="Nazi Typewriter" fo:font-size="36pt" style:font-size-asian="36pt" style:font-name-complex="DejaVuSans1" style:font-size-complex="36pt"/>
    </style:style>
    <style:style style:name="T11" style:family="text">
      <style:text-properties fo:color="#525252" loext:opacity="100%" style:font-name="Nazi Typewriter" fo:font-size="13.1000003814697pt" style:font-size-asian="13.1000003814697pt" style:font-name-complex="DejaVuSans1" style:font-size-complex="13.1000003814697pt"/>
    </style:style>
    <style:style style:name="T12" style:family="text">
      <style:text-properties fo:color="#525252" loext:opacity="100%" style:font-name="Nazi Typewriter" fo:font-size="12pt" style:font-size-asian="12pt" style:font-name-complex="DejaVuSans1" style:font-size-complex="12pt"/>
    </style:style>
    <style:style style:name="T13" style:family="text">
      <style:text-properties fo:color="#525252" loext:opacity="100%" style:font-name="Proxima Nova" fo:font-size="12pt" fo:font-weight="bold" style:font-size-asian="12pt" style:font-name-complex="ProximaNova" style:font-size-complex="12pt"/>
    </style:style>
    <style:style style:name="T14" style:family="text">
      <style:text-properties fo:color="#525252" loext:opacity="100%" style:font-name="Proxima Nova" fo:font-size="11pt" style:font-size-asian="11pt" style:font-name-complex="ProximaNovaular" style:font-size-complex="11pt"/>
    </style:style>
    <style:style style:name="T15" style:family="text">
      <style:text-properties fo:color="#525252" loext:opacity="100%" style:font-name="Proxima Nova" fo:font-size="20pt" fo:font-weight="bold" style:font-size-asian="20pt" style:font-name-complex="ProximaNovaSemi" style:font-size-complex="20pt" style:font-weight-complex="bold"/>
    </style:style>
    <style:style style:name="T16" style:family="text">
      <style:text-properties fo:color="#525252" loext:opacity="100%" style:font-name="Proxima Nova" fo:font-size="16pt" fo:font-weight="bold" style:font-size-asian="16pt" style:font-name-complex="ProximaNovaSemi" style:font-size-complex="16pt" style:font-weight-complex="bold"/>
    </style:style>
    <style:style style:name="T17" style:family="text">
      <style:text-properties fo:color="#525252" loext:opacity="100%" style:font-name="Proxima Nova" fo:font-size="9pt" style:font-size-asian="9pt" style:font-name-complex="ProximaNova" style:font-size-complex="9pt"/>
    </style:style>
    <style:style style:name="T18" style:family="text">
      <style:text-properties fo:color="#525252" loext:opacity="100%" style:font-name="Proxima Nova" fo:font-size="11pt" style:font-size-asian="12pt" style:font-name-complex="ProximaNova" style:font-size-complex="12pt"/>
    </style:style>
    <style:style style:name="T19" style:family="text">
      <style:text-properties fo:color="#525252" loext:opacity="100%" style:font-name="ProximaNova" fo:font-size="12pt" fo:font-weight="bold" style:font-size-asian="12pt" style:font-name-complex="ProximaNova" style:font-size-complex="12pt"/>
    </style:style>
    <style:style style:name="T20" style:family="text">
      <style:text-properties fo:color="#525252" loext:opacity="100%" style:font-name="Proxima Nova" fo:font-size="14.5pt" style:font-size-asian="14pt" style:font-size-complex="14pt"/>
    </style:style>
    <style:style style:name="T21" style:family="text">
      <style:text-properties fo:color="#525252" loext:opacity="100%" style:font-name="Proxima Nova" fo:font-size="7.19999980926514pt" fo:font-weight="bold" style:font-size-asian="7pt" style:font-size-complex="7pt"/>
    </style:style>
    <style:style style:name="T22" style:family="text">
      <style:text-properties fo:color="#525252" loext:opacity="100%" style:font-name="Proxima Nova" fo:font-size="7.19999980926514pt" style:font-size-asian="7pt" style:font-size-complex="7pt"/>
    </style:style>
    <style:style style:name="T23" style:family="text">
      <style:text-properties fo:color="#525252" loext:opacity="100%" style:font-name="ProximaNova" fo:font-size="12pt" style:font-size-asian="12pt" style:font-name-complex="ProximaNova" style:font-size-complex="12pt"/>
    </style:style>
    <style:style style:name="T24" style:family="text">
      <style:text-properties fo:color="#525252" loext:opacity="100%" style:font-name="ProximaNovaular" fo:font-size="12pt" style:font-size-asian="12pt" style:font-name-complex="ProximaNovaular" style:font-size-complex="12pt"/>
    </style:style>
    <style:style style:name="T25" style:family="text">
      <style:text-properties fo:color="#525252" loext:opacity="100%" style:font-name="Proxima Nova" fo:font-size="14pt" fo:font-weight="bold" style:font-size-asian="14pt" style:font-name-complex="ProximaNovaSemi" style:font-size-complex="14pt" style:font-weight-complex="bold"/>
    </style:style>
    <style:style style:name="T26" style:family="text">
      <style:text-properties fo:color="#525252" loext:opacity="100%" style:text-line-through-style="none" style:text-line-through-type="none" style:font-name="Nazi Typewriter" fo:font-size="10pt" fo:font-style="normal" fo:text-shadow="none" style:text-underline-style="none" fo:font-weight="normal" style:font-size-asian="6.30000019073486pt" style:font-name-complex="Verdana" style:font-size-complex="6.3000001907348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79">
        <draw:frame draw:style-name="gr1" draw:text-style-name="P2" draw:layer="layout" svg:width="2.869cm" svg:height="0.398cm" svg:x="1.365cm" svg:y="1.3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1.961cm" svg:x2="13.956cm" svg:y2="1.961cm">
          <text:p/>
        </draw:line>
        <draw:frame draw:style-name="gr1" draw:text-style-name="P2" draw:layer="layout" svg:width="2.869cm" svg:height="0.398cm" svg:x="1.366cm" svg:y="1.3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1.407cm">
          <draw:text-box>
            <text:p text:style-name="P1"><text:span text:style-name="T2">L</text:span><text:span text:style-name="T2">u</text:span><text:span text:style-name="T2">n</text:span><text:span text:style-name="T2">es</text:span></text:p>
          </draw:text-box>
        </draw:frame>
        <draw:frame draw:style-name="gr4" draw:text-style-name="P5" draw:layer="layout" svg:width="0.552cm" svg:height="0.687cm" svg:x="0.92cm" svg:y="1.41cm">
          <draw:text-box>
            <text:p text:style-name="P1"><text:span text:style-name="T3">4</text:span></text:p>
          </draw:text-box>
        </draw:frame>
        <draw:frame draw:style-name="gr5" draw:text-style-name="P6" draw:layer="layout" svg:width="2.917cm" svg:height="0.776cm" svg:x="0.92cm" svg:y="0.697cm">
          <draw:text-box>
            <text:p text:style-name="P1"><text:span text:style-name="T4">E</text:span><text:span text:style-name="T4">N</text:span><text:span text:style-name="T4">E</text:span><text:span text:style-name="T4">R</text:span><text:span text:style-name="T4">O</text:span></text:p>
          </draw:text-box>
        </draw:frame>
        <draw:frame draw:style-name="gr1" draw:text-style-name="P2" draw:layer="layout" svg:width="2.869cm" svg:height="0.398cm" svg:x="1.365cm" svg:y="6.3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366cm" svg:y="6.3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7.567cm" svg:y1="2.36cm" svg:x2="13.94cm" svg:y2="2.36cm">
          <text:p/>
        </draw:line>
        <draw:line draw:style-name="gr6" draw:text-style-name="P7" draw:layer="layout" svg:x1="7.567cm" svg:y1="2.759cm" svg:x2="13.941cm" svg:y2="2.759cm">
          <text:p/>
        </draw:line>
        <draw:line draw:style-name="gr6" draw:text-style-name="P7" draw:layer="layout" svg:x1="7.567cm" svg:y1="3.159cm" svg:x2="13.941cm" svg:y2="3.159cm">
          <text:p/>
        </draw:line>
        <draw:line draw:style-name="gr6" draw:text-style-name="P7" draw:layer="layout" svg:x1="7.567cm" svg:y1="3.557cm" svg:x2="13.941cm" svg:y2="3.557cm">
          <text:p/>
        </draw:line>
        <draw:line draw:style-name="gr6" draw:text-style-name="P7" draw:layer="layout" svg:x1="7.567cm" svg:y1="3.957cm" svg:x2="13.941cm" svg:y2="3.957cm">
          <text:p/>
        </draw:line>
        <draw:line draw:style-name="gr6" draw:text-style-name="P7" draw:layer="layout" svg:x1="7.567cm" svg:y1="4.357cm" svg:x2="13.941cm" svg:y2="4.357cm">
          <text:p/>
        </draw:line>
        <draw:line draw:style-name="gr6" draw:text-style-name="P7" draw:layer="layout" svg:x1="7.567cm" svg:y1="4.756cm" svg:x2="13.941cm" svg:y2="4.756cm">
          <text:p/>
        </draw:line>
        <draw:line draw:style-name="gr6" draw:text-style-name="P7" draw:layer="layout" svg:x1="7.567cm" svg:y1="5.155cm" svg:x2="13.941cm" svg:y2="5.155cm">
          <text:p/>
        </draw:line>
        <draw:line draw:style-name="gr6" draw:text-style-name="P7" draw:layer="layout" svg:x1="7.567cm" svg:y1="5.554cm" svg:x2="13.941cm" svg:y2="5.554cm">
          <text:p/>
        </draw:line>
        <draw:line draw:style-name="gr6" draw:text-style-name="P7" draw:layer="layout" svg:x1="7.567cm" svg:y1="5.953cm" svg:x2="13.941cm" svg:y2="5.953cm">
          <text:p/>
        </draw:line>
        <draw:line draw:style-name="gr6" draw:text-style-name="P7" draw:layer="layout" svg:x1="7.567cm" svg:y1="6.353cm" svg:x2="13.941cm" svg:y2="6.353cm">
          <text:p/>
        </draw:line>
        <draw:frame draw:style-name="gr7" draw:text-style-name="P8" draw:layer="layout" svg:width="0.855cm" svg:height="0.408cm" svg:x="1.017cm" svg:y="2.1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7cm" svg:y="2.53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7cm" svg:y="2.92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7cm" svg:y="3.32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7cm" svg:y="3.72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7cm" svg:y="4.12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7cm" svg:y="4.52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7cm" svg:y="4.92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7cm" svg:y="5.32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7cm" svg:y="5.72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7cm" svg:y="6.123cm">
          <draw:text-box>
            <text:p text:style-name="P1"><text:span text:style-name="T5">13:00</text:span></text:p>
          </draw:text-box>
        </draw:frame>
        <draw:line draw:style-name="gr6" draw:text-style-name="P7" draw:layer="layout" svg:x1="0.967cm" svg:y1="2.361cm" svg:x2="7.34cm" svg:y2="2.361cm">
          <text:p/>
        </draw:line>
        <draw:line draw:style-name="gr6" draw:text-style-name="P7" draw:layer="layout" svg:x1="0.967cm" svg:y1="2.76cm" svg:x2="7.341cm" svg:y2="2.76cm">
          <text:p/>
        </draw:line>
        <draw:line draw:style-name="gr6" draw:text-style-name="P7" draw:layer="layout" svg:x1="0.967cm" svg:y1="3.16cm" svg:x2="7.341cm" svg:y2="3.16cm">
          <text:p/>
        </draw:line>
        <draw:line draw:style-name="gr6" draw:text-style-name="P7" draw:layer="layout" svg:x1="0.967cm" svg:y1="3.558cm" svg:x2="7.341cm" svg:y2="3.558cm">
          <text:p/>
        </draw:line>
        <draw:line draw:style-name="gr6" draw:text-style-name="P7" draw:layer="layout" svg:x1="0.967cm" svg:y1="3.958cm" svg:x2="7.341cm" svg:y2="3.958cm">
          <text:p/>
        </draw:line>
        <draw:line draw:style-name="gr6" draw:text-style-name="P7" draw:layer="layout" svg:x1="0.967cm" svg:y1="4.358cm" svg:x2="7.341cm" svg:y2="4.358cm">
          <text:p/>
        </draw:line>
        <draw:line draw:style-name="gr6" draw:text-style-name="P7" draw:layer="layout" svg:x1="0.967cm" svg:y1="4.757cm" svg:x2="7.341cm" svg:y2="4.757cm">
          <text:p/>
        </draw:line>
        <draw:line draw:style-name="gr6" draw:text-style-name="P7" draw:layer="layout" svg:x1="0.967cm" svg:y1="5.156cm" svg:x2="7.341cm" svg:y2="5.156cm">
          <text:p/>
        </draw:line>
        <draw:line draw:style-name="gr6" draw:text-style-name="P7" draw:layer="layout" svg:x1="0.967cm" svg:y1="5.555cm" svg:x2="7.341cm" svg:y2="5.555cm">
          <text:p/>
        </draw:line>
        <draw:line draw:style-name="gr6" draw:text-style-name="P7" draw:layer="layout" svg:x1="0.967cm" svg:y1="5.954cm" svg:x2="7.341cm" svg:y2="5.954cm">
          <text:p/>
        </draw:line>
        <draw:line draw:style-name="gr6" draw:text-style-name="P7" draw:layer="layout" svg:x1="0.967cm" svg:y1="6.354cm" svg:x2="7.341cm" svg:y2="6.354cm">
          <text:p/>
        </draw:line>
        <draw:frame draw:style-name="gr1" draw:text-style-name="P2" draw:layer="layout" svg:width="2.869cm" svg:height="0.398cm" svg:x="1.365cm" svg:y="6.4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7.061cm" svg:x2="13.956cm" svg:y2="7.061cm">
          <text:p/>
        </draw:line>
        <draw:frame draw:style-name="gr1" draw:text-style-name="P2" draw:layer="layout" svg:width="2.869cm" svg:height="0.398cm" svg:x="1.366cm" svg:y="6.4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6.507cm">
          <draw:text-box>
            <text:p text:style-name="P1"><text:span text:style-name="T2">M</text:span><text:span text:style-name="T2">ar</text:span><text:span text:style-name="T2">te</text:span><text:span text:style-name="T2">s</text:span></text:p>
          </draw:text-box>
        </draw:frame>
        <draw:frame draw:style-name="gr17" draw:text-style-name="P5" draw:layer="layout" svg:width="0.54cm" svg:height="0.687cm" svg:x="0.92cm" svg:y="6.51cm">
          <draw:text-box>
            <text:p text:style-name="P1"><text:span text:style-name="T3">5</text:span></text:p>
          </draw:text-box>
        </draw:frame>
        <draw:frame draw:style-name="gr1" draw:text-style-name="P2" draw:layer="layout" svg:width="2.869cm" svg:height="0.398cm" svg:x="1.365cm" svg:y="11.5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366cm" svg:y="11.5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7.567cm" svg:y1="7.46cm" svg:x2="13.94cm" svg:y2="7.46cm">
          <text:p/>
        </draw:line>
        <draw:line draw:style-name="gr6" draw:text-style-name="P7" draw:layer="layout" svg:x1="7.567cm" svg:y1="7.859cm" svg:x2="13.941cm" svg:y2="7.859cm">
          <text:p/>
        </draw:line>
        <draw:line draw:style-name="gr6" draw:text-style-name="P7" draw:layer="layout" svg:x1="7.567cm" svg:y1="8.259cm" svg:x2="13.941cm" svg:y2="8.259cm">
          <text:p/>
        </draw:line>
        <draw:line draw:style-name="gr6" draw:text-style-name="P7" draw:layer="layout" svg:x1="7.567cm" svg:y1="8.657cm" svg:x2="13.941cm" svg:y2="8.657cm">
          <text:p/>
        </draw:line>
        <draw:line draw:style-name="gr6" draw:text-style-name="P7" draw:layer="layout" svg:x1="7.567cm" svg:y1="9.057cm" svg:x2="13.941cm" svg:y2="9.057cm">
          <text:p/>
        </draw:line>
        <draw:line draw:style-name="gr6" draw:text-style-name="P7" draw:layer="layout" svg:x1="7.567cm" svg:y1="9.457cm" svg:x2="13.941cm" svg:y2="9.457cm">
          <text:p/>
        </draw:line>
        <draw:line draw:style-name="gr6" draw:text-style-name="P7" draw:layer="layout" svg:x1="7.567cm" svg:y1="9.856cm" svg:x2="13.941cm" svg:y2="9.856cm">
          <text:p/>
        </draw:line>
        <draw:line draw:style-name="gr6" draw:text-style-name="P7" draw:layer="layout" svg:x1="7.567cm" svg:y1="10.255cm" svg:x2="13.941cm" svg:y2="10.255cm">
          <text:p/>
        </draw:line>
        <draw:line draw:style-name="gr6" draw:text-style-name="P7" draw:layer="layout" svg:x1="7.567cm" svg:y1="10.654cm" svg:x2="13.941cm" svg:y2="10.654cm">
          <text:p/>
        </draw:line>
        <draw:line draw:style-name="gr6" draw:text-style-name="P7" draw:layer="layout" svg:x1="7.567cm" svg:y1="11.053cm" svg:x2="13.941cm" svg:y2="11.053cm">
          <text:p/>
        </draw:line>
        <draw:line draw:style-name="gr6" draw:text-style-name="P7" draw:layer="layout" svg:x1="7.567cm" svg:y1="11.453cm" svg:x2="13.941cm" svg:y2="11.453cm">
          <text:p/>
        </draw:line>
        <draw:line draw:style-name="gr6" draw:text-style-name="P7" draw:layer="layout" svg:x1="0.967cm" svg:y1="7.461cm" svg:x2="7.34cm" svg:y2="7.461cm">
          <text:p/>
        </draw:line>
        <draw:line draw:style-name="gr6" draw:text-style-name="P7" draw:layer="layout" svg:x1="0.967cm" svg:y1="7.86cm" svg:x2="7.341cm" svg:y2="7.86cm">
          <text:p/>
        </draw:line>
        <draw:line draw:style-name="gr6" draw:text-style-name="P7" draw:layer="layout" svg:x1="0.967cm" svg:y1="8.26cm" svg:x2="7.341cm" svg:y2="8.26cm">
          <text:p/>
        </draw:line>
        <draw:line draw:style-name="gr6" draw:text-style-name="P7" draw:layer="layout" svg:x1="0.967cm" svg:y1="8.658cm" svg:x2="7.341cm" svg:y2="8.658cm">
          <text:p/>
        </draw:line>
        <draw:line draw:style-name="gr6" draw:text-style-name="P7" draw:layer="layout" svg:x1="0.967cm" svg:y1="9.058cm" svg:x2="7.341cm" svg:y2="9.058cm">
          <text:p/>
        </draw:line>
        <draw:line draw:style-name="gr6" draw:text-style-name="P7" draw:layer="layout" svg:x1="0.967cm" svg:y1="9.458cm" svg:x2="7.341cm" svg:y2="9.458cm">
          <text:p/>
        </draw:line>
        <draw:line draw:style-name="gr6" draw:text-style-name="P7" draw:layer="layout" svg:x1="0.967cm" svg:y1="9.857cm" svg:x2="7.341cm" svg:y2="9.857cm">
          <text:p/>
        </draw:line>
        <draw:line draw:style-name="gr6" draw:text-style-name="P7" draw:layer="layout" svg:x1="0.967cm" svg:y1="10.256cm" svg:x2="7.341cm" svg:y2="10.256cm">
          <text:p/>
        </draw:line>
        <draw:line draw:style-name="gr6" draw:text-style-name="P7" draw:layer="layout" svg:x1="0.967cm" svg:y1="10.655cm" svg:x2="7.341cm" svg:y2="10.655cm">
          <text:p/>
        </draw:line>
        <draw:line draw:style-name="gr6" draw:text-style-name="P7" draw:layer="layout" svg:x1="0.967cm" svg:y1="11.054cm" svg:x2="7.341cm" svg:y2="11.054cm">
          <text:p/>
        </draw:line>
        <draw:line draw:style-name="gr6" draw:text-style-name="P7" draw:layer="layout" svg:x1="0.967cm" svg:y1="11.454cm" svg:x2="7.341cm" svg:y2="11.454cm">
          <text:p/>
        </draw:line>
        <draw:frame draw:style-name="gr1" draw:text-style-name="P2" draw:layer="layout" svg:width="2.869cm" svg:height="0.398cm" svg:x="1.365cm" svg:y="11.5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12.161cm" svg:x2="13.956cm" svg:y2="12.161cm">
          <text:p/>
        </draw:line>
        <draw:frame draw:style-name="gr1" draw:text-style-name="P2" draw:layer="layout" svg:width="2.869cm" svg:height="0.398cm" svg:x="1.366cm" svg:y="11.5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11.607cm">
          <draw:text-box>
            <text:p text:style-name="P1"><text:span text:style-name="T2">M</text:span><text:span text:style-name="T2">ié</text:span><text:span text:style-name="T2">rc</text:span><text:span text:style-name="T2">ol</text:span><text:span text:style-name="T2">es</text:span></text:p>
          </draw:text-box>
        </draw:frame>
        <draw:frame draw:style-name="gr18" draw:text-style-name="P5" draw:layer="layout" svg:width="0.544cm" svg:height="0.687cm" svg:x="0.92cm" svg:y="11.61cm">
          <draw:text-box>
            <text:p text:style-name="P1"><text:span text:style-name="T3">6</text:span></text:p>
          </draw:text-box>
        </draw:frame>
        <draw:line draw:style-name="gr6" draw:text-style-name="P7" draw:layer="layout" svg:x1="7.567cm" svg:y1="12.56cm" svg:x2="13.94cm" svg:y2="12.56cm">
          <text:p/>
        </draw:line>
        <draw:line draw:style-name="gr6" draw:text-style-name="P7" draw:layer="layout" svg:x1="7.567cm" svg:y1="12.959cm" svg:x2="13.941cm" svg:y2="12.959cm">
          <text:p/>
        </draw:line>
        <draw:line draw:style-name="gr6" draw:text-style-name="P7" draw:layer="layout" svg:x1="7.567cm" svg:y1="13.359cm" svg:x2="13.941cm" svg:y2="13.359cm">
          <text:p/>
        </draw:line>
        <draw:line draw:style-name="gr6" draw:text-style-name="P7" draw:layer="layout" svg:x1="7.567cm" svg:y1="13.757cm" svg:x2="13.941cm" svg:y2="13.757cm">
          <text:p/>
        </draw:line>
        <draw:line draw:style-name="gr6" draw:text-style-name="P7" draw:layer="layout" svg:x1="7.567cm" svg:y1="14.157cm" svg:x2="13.941cm" svg:y2="14.157cm">
          <text:p/>
        </draw:line>
        <draw:line draw:style-name="gr6" draw:text-style-name="P7" draw:layer="layout" svg:x1="7.567cm" svg:y1="14.557cm" svg:x2="13.941cm" svg:y2="14.557cm">
          <text:p/>
        </draw:line>
        <draw:line draw:style-name="gr6" draw:text-style-name="P7" draw:layer="layout" svg:x1="7.567cm" svg:y1="14.956cm" svg:x2="13.941cm" svg:y2="14.956cm">
          <text:p/>
        </draw:line>
        <draw:line draw:style-name="gr6" draw:text-style-name="P7" draw:layer="layout" svg:x1="7.567cm" svg:y1="15.355cm" svg:x2="13.941cm" svg:y2="15.355cm">
          <text:p/>
        </draw:line>
        <draw:line draw:style-name="gr6" draw:text-style-name="P7" draw:layer="layout" svg:x1="7.567cm" svg:y1="15.754cm" svg:x2="13.941cm" svg:y2="15.754cm">
          <text:p/>
        </draw:line>
        <draw:line draw:style-name="gr6" draw:text-style-name="P7" draw:layer="layout" svg:x1="7.567cm" svg:y1="16.153cm" svg:x2="13.941cm" svg:y2="16.153cm">
          <text:p/>
        </draw:line>
        <draw:line draw:style-name="gr6" draw:text-style-name="P7" draw:layer="layout" svg:x1="7.567cm" svg:y1="16.553cm" svg:x2="13.941cm" svg:y2="16.553cm">
          <text:p/>
        </draw:line>
        <draw:line draw:style-name="gr6" draw:text-style-name="P7" draw:layer="layout" svg:x1="0.967cm" svg:y1="12.561cm" svg:x2="7.34cm" svg:y2="12.561cm">
          <text:p/>
        </draw:line>
        <draw:line draw:style-name="gr6" draw:text-style-name="P7" draw:layer="layout" svg:x1="0.967cm" svg:y1="12.96cm" svg:x2="7.341cm" svg:y2="12.96cm">
          <text:p/>
        </draw:line>
        <draw:line draw:style-name="gr6" draw:text-style-name="P7" draw:layer="layout" svg:x1="0.967cm" svg:y1="13.36cm" svg:x2="7.341cm" svg:y2="13.36cm">
          <text:p/>
        </draw:line>
        <draw:line draw:style-name="gr6" draw:text-style-name="P7" draw:layer="layout" svg:x1="0.967cm" svg:y1="13.758cm" svg:x2="7.341cm" svg:y2="13.758cm">
          <text:p/>
        </draw:line>
        <draw:line draw:style-name="gr6" draw:text-style-name="P7" draw:layer="layout" svg:x1="0.967cm" svg:y1="14.158cm" svg:x2="7.341cm" svg:y2="14.158cm">
          <text:p/>
        </draw:line>
        <draw:line draw:style-name="gr6" draw:text-style-name="P7" draw:layer="layout" svg:x1="0.967cm" svg:y1="14.558cm" svg:x2="7.341cm" svg:y2="14.558cm">
          <text:p/>
        </draw:line>
        <draw:line draw:style-name="gr6" draw:text-style-name="P7" draw:layer="layout" svg:x1="0.967cm" svg:y1="14.957cm" svg:x2="7.341cm" svg:y2="14.957cm">
          <text:p/>
        </draw:line>
        <draw:line draw:style-name="gr6" draw:text-style-name="P7" draw:layer="layout" svg:x1="0.967cm" svg:y1="15.356cm" svg:x2="7.341cm" svg:y2="15.356cm">
          <text:p/>
        </draw:line>
        <draw:line draw:style-name="gr6" draw:text-style-name="P7" draw:layer="layout" svg:x1="0.967cm" svg:y1="15.755cm" svg:x2="7.341cm" svg:y2="15.755cm">
          <text:p/>
        </draw:line>
        <draw:line draw:style-name="gr6" draw:text-style-name="P7" draw:layer="layout" svg:x1="0.967cm" svg:y1="16.154cm" svg:x2="7.341cm" svg:y2="16.154cm">
          <text:p/>
        </draw:line>
        <draw:line draw:style-name="gr6" draw:text-style-name="P7" draw:layer="layout" svg:x1="0.967cm" svg:y1="16.554cm" svg:x2="7.341cm" svg:y2="16.554cm">
          <text:p/>
        </draw:line>
        <draw:frame draw:style-name="gr1" draw:text-style-name="P2" draw:layer="layout" svg:width="2.869cm" svg:height="0.398cm" svg:x="1.098cm" svg:y="20.77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099cm" svg:y="20.7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.222cm" svg:y1="17.258cm" svg:x2="13.972cm" svg:y2="17.258cm">
          <text:p/>
        </draw:line>
        <draw:line draw:style-name="gr6" draw:text-style-name="P7" draw:layer="layout" svg:x1="0.7cm" svg:y1="17.658cm" svg:x2="13.972cm" svg:y2="17.658cm">
          <text:p/>
        </draw:line>
        <draw:line draw:style-name="gr6" draw:text-style-name="P7" draw:layer="layout" svg:x1="0.7cm" svg:y1="18.056cm" svg:x2="13.972cm" svg:y2="18.056cm">
          <text:p/>
        </draw:line>
        <draw:line draw:style-name="gr6" draw:text-style-name="P7" draw:layer="layout" svg:x1="0.7cm" svg:y1="18.456cm" svg:x2="13.972cm" svg:y2="18.456cm">
          <text:p/>
        </draw:line>
        <draw:line draw:style-name="gr6" draw:text-style-name="P7" draw:layer="layout" svg:x1="0.7cm" svg:y1="18.856cm" svg:x2="13.972cm" svg:y2="18.856cm">
          <text:p/>
        </draw:line>
        <draw:line draw:style-name="gr6" draw:text-style-name="P7" draw:layer="layout" svg:x1="0.7cm" svg:y1="19.255cm" svg:x2="13.972cm" svg:y2="19.255cm">
          <text:p/>
        </draw:line>
        <draw:line draw:style-name="gr6" draw:text-style-name="P7" draw:layer="layout" svg:x1="0.7cm" svg:y1="19.654cm" svg:x2="13.972cm" svg:y2="19.654cm">
          <text:p/>
        </draw:line>
        <draw:line draw:style-name="gr6" draw:text-style-name="P7" draw:layer="layout" svg:x1="0.7cm" svg:y1="20.053cm" svg:x2="13.972cm" svg:y2="20.053cm">
          <text:p/>
        </draw:line>
        <draw:line draw:style-name="gr6" draw:text-style-name="P7" draw:layer="layout" svg:x1="0.7cm" svg:y1="20.452cm" svg:x2="13.972cm" svg:y2="20.452cm">
          <text:p/>
        </draw:line>
        <draw:frame draw:style-name="gr7" draw:text-style-name="P8" draw:layer="layout" svg:width="0.855cm" svg:height="0.408cm" svg:x="7.618cm" svg:y="2.131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8cm" svg:y="2.531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8cm" svg:y="2.93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8cm" svg:y="3.33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8cm" svg:y="3.728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8cm" svg:y="4.128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8cm" svg:y="4.527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8cm" svg:y="4.926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8cm" svg:y="5.325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8cm" svg:y="5.725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8cm" svg:y="6.124cm">
          <draw:text-box>
            <text:p text:style-name="P1"><text:span text:style-name="T5">18:30</text:span></text:p>
          </draw:text-box>
        </draw:frame>
        <draw:custom-shape draw:style-name="gr19" draw:text-style-name="P9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0" draw:layer="layout" svg:width="1.211cm" svg:height="0.517cm" svg:x="0.967cm" svg:y="17.004cm">
          <draw:text-box>
            <text:p text:style-name="P1"><text:span text:style-name="T6">N</text:span><text:span text:style-name="T6">ot</text:span><text:span text:style-name="T6">as</text:span></text:p>
          </draw:text-box>
        </draw:frame>
        <draw:frame draw:style-name="gr21" draw:text-style-name="P11" draw:layer="layout" svg:width="2.186cm" svg:height="0.556cm" svg:x="6.8cm" svg:y="1.208cm">
          <draw:text-box>
            <text:p text:style-name="P1"><text:span text:style-name="T7">S</text:span><text:span text:style-name="T7">e</text:span><text:span text:style-name="T7">m</text:span><text:span text:style-name="T7">a</text:span><text:span text:style-name="T7">n</text:span><text:span text:style-name="T7">a </text:span><text:span text:style-name="T7">1</text:span></text:p>
          </draw:text-box>
        </draw:frame>
        <draw:frame draw:style-name="gr7" draw:text-style-name="P8" draw:layer="layout" svg:width="0.855cm" svg:height="0.408cm" svg:x="7.619cm" svg:y="7.23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9cm" svg:y="7.63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9cm" svg:y="8.029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9cm" svg:y="8.429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9cm" svg:y="8.827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9cm" svg:y="9.227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9cm" svg:y="9.626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9cm" svg:y="10.025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9cm" svg:y="10.424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9cm" svg:y="10.824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9cm" svg:y="11.223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7.619cm" svg:y="12.34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9cm" svg:y="12.74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9cm" svg:y="13.139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9cm" svg:y="13.539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9cm" svg:y="13.937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9cm" svg:y="14.337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9cm" svg:y="14.736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9cm" svg:y="15.135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9cm" svg:y="15.534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9cm" svg:y="15.934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9cm" svg:y="16.333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1.018cm" svg:y="7.2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8cm" svg:y="7.63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8cm" svg:y="8.02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8cm" svg:y="8.42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8cm" svg:y="8.82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8cm" svg:y="9.22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8cm" svg:y="9.62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8cm" svg:y="10.02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8cm" svg:y="10.42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8cm" svg:y="10.82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8cm" svg:y="11.223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.018cm" svg:y="12.34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8cm" svg:y="12.74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8cm" svg:y="13.13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8cm" svg:y="13.53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8cm" svg:y="13.93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8cm" svg:y="14.33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8cm" svg:y="14.73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8cm" svg:y="15.13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8cm" svg:y="15.53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8cm" svg:y="15.93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8cm" svg:y="16.333cm">
          <draw:text-box>
            <text:p text:style-name="P1"><text:span text:style-name="T5">13:00</text:span></text:p>
          </draw:text-box>
        </draw:frame>
      </draw:page>
      <draw:page draw:name="page2" draw:style-name="dp1" draw:master-page-name="master-page79">
        <draw:custom-shape draw:style-name="gr19" draw:text-style-name="P9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draw:layer="layout" svg:width="3.461cm" svg:height="0.348cm" svg:x="23.667cm" svg:y="18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3" draw:layer="layout" svg:width="0.198cm" svg:height="0.371cm" svg:x="23.787cm" svg:y="17.729cm">
          <draw:text-box>
            <text:p text:style-name="P1"><text:span text:style-name="T8">L</text:span></text:p>
          </draw:text-box>
        </draw:frame>
        <draw:frame draw:style-name="gr23" draw:text-style-name="P13" draw:layer="layout" svg:width="0.198cm" svg:height="0.371cm" svg:x="24.27cm" svg:y="17.729cm">
          <draw:text-box>
            <text:p text:style-name="P1"><text:span text:style-name="T8">M</text:span></text:p>
          </draw:text-box>
        </draw:frame>
        <draw:frame draw:style-name="gr23" draw:text-style-name="P13" draw:layer="layout" svg:width="0.198cm" svg:height="0.371cm" svg:x="24.782cm" svg:y="17.729cm">
          <draw:text-box>
            <text:p text:style-name="P1"><text:span text:style-name="T8">M</text:span></text:p>
          </draw:text-box>
        </draw:frame>
        <draw:frame draw:style-name="gr23" draw:text-style-name="P13" draw:layer="layout" svg:width="0.198cm" svg:height="0.371cm" svg:x="25.33cm" svg:y="17.729cm">
          <draw:text-box>
            <text:p text:style-name="P1"><text:span text:style-name="T8">J</text:span></text:p>
          </draw:text-box>
        </draw:frame>
        <draw:frame draw:style-name="gr23" draw:text-style-name="P13" draw:layer="layout" svg:width="0.198cm" svg:height="0.371cm" svg:x="25.825cm" svg:y="17.729cm">
          <draw:text-box>
            <text:p text:style-name="P1"><text:span text:style-name="T8">V</text:span></text:p>
          </draw:text-box>
        </draw:frame>
        <draw:frame draw:style-name="gr23" draw:text-style-name="P13" draw:layer="layout" svg:width="0.198cm" svg:height="0.371cm" svg:x="26.346cm" svg:y="17.729cm">
          <draw:text-box>
            <text:p text:style-name="P1"><text:span text:style-name="T8">S</text:span></text:p>
          </draw:text-box>
        </draw:frame>
        <draw:frame draw:style-name="gr23" draw:text-style-name="P13" draw:layer="layout" svg:width="0.198cm" svg:height="0.371cm" svg:x="26.847cm" svg:y="17.729cm">
          <draw:text-box>
            <text:p text:style-name="P1"><text:span text:style-name="T8">D</text:span></text:p>
          </draw:text-box>
        </draw:frame>
        <draw:custom-shape draw:style-name="gr24" draw:text-style-name="P9" draw:layer="layout" svg:width="3.293cm" svg:height="0.663cm" svg:x="23.747cm" svg:y="16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0" draw:layer="layout" svg:width="1.475cm" svg:height="0.671cm" svg:x="24.82cm" svg:y="17.005cm">
          <draw:text-box>
            <text:p text:style-name="P1"><text:span text:style-name="T6">E</text:span><text:span text:style-name="T6">n</text:span><text:span text:style-name="T6">er</text:span><text:span text:style-name="T6">o</text:span></text:p>
          </draw:text-box>
        </draw:frame>
        <draw:line draw:style-name="gr6" draw:text-style-name="P7" draw:layer="layout" svg:x1="23.747cm" svg:y1="18.08cm" svg:x2="27.029cm" svg:y2="18.08cm">
          <text:p/>
        </draw:line>
        <draw:frame draw:style-name="gr26" draw:text-style-name="P13" draw:layer="layout" svg:width="0.198cm" svg:height="0.298cm" svg:x="25.849cm" svg:y="18.376cm">
          <draw:text-box>
            <text:p text:style-name="P1"><text:span text:style-name="T8">1</text:span></text:p>
          </draw:text-box>
        </draw:frame>
        <draw:frame draw:style-name="gr26" draw:text-style-name="P13" draw:layer="layout" svg:width="0.198cm" svg:height="0.298cm" svg:x="26.362cm" svg:y="18.376cm">
          <draw:text-box>
            <text:p text:style-name="P1"><text:span text:style-name="T8">2</text:span></text:p>
          </draw:text-box>
        </draw:frame>
        <draw:frame draw:style-name="gr26" draw:text-style-name="P13" draw:layer="layout" svg:width="0.198cm" svg:height="0.298cm" svg:x="26.883cm" svg:y="18.376cm">
          <draw:text-box>
            <text:p text:style-name="P1"><text:span text:style-name="T8">3</text:span></text:p>
          </draw:text-box>
        </draw:frame>
        <draw:frame draw:style-name="gr26" draw:text-style-name="P13" draw:layer="layout" svg:width="0.198cm" svg:height="0.298cm" svg:x="23.796cm" svg:y="18.892cm">
          <draw:text-box>
            <text:p text:style-name="P1"><text:span text:style-name="T8">4</text:span></text:p>
          </draw:text-box>
        </draw:frame>
        <draw:frame draw:style-name="gr26" draw:text-style-name="P13" draw:layer="layout" svg:width="0.198cm" svg:height="0.298cm" svg:x="24.309cm" svg:y="18.892cm">
          <draw:text-box>
            <text:p text:style-name="P1"><text:span text:style-name="T8">5</text:span></text:p>
          </draw:text-box>
        </draw:frame>
        <draw:frame draw:style-name="gr27" draw:text-style-name="P13" draw:layer="layout" svg:width="0.257cm" svg:height="0.298cm" svg:x="24.786cm" svg:y="18.892cm">
          <draw:text-box>
            <text:p text:style-name="P1"><text:span text:style-name="T8">6</text:span></text:p>
          </draw:text-box>
        </draw:frame>
        <draw:frame draw:style-name="gr27" draw:text-style-name="P13" draw:layer="layout" svg:width="0.257cm" svg:height="0.298cm" svg:x="25.327cm" svg:y="18.892cm">
          <draw:text-box>
            <text:p text:style-name="P1"><text:span text:style-name="T8">7</text:span></text:p>
          </draw:text-box>
        </draw:frame>
        <draw:frame draw:style-name="gr27" draw:text-style-name="P13" draw:layer="layout" svg:width="0.257cm" svg:height="0.298cm" svg:x="25.816cm" svg:y="18.892cm">
          <draw:text-box>
            <text:p text:style-name="P1"><text:span text:style-name="T8">8</text:span></text:p>
          </draw:text-box>
        </draw:frame>
        <draw:frame draw:style-name="gr27" draw:text-style-name="P13" draw:layer="layout" svg:width="0.257cm" svg:height="0.298cm" svg:x="26.332cm" svg:y="18.892cm">
          <draw:text-box>
            <text:p text:style-name="P1"><text:span text:style-name="T8">9</text:span></text:p>
          </draw:text-box>
        </draw:frame>
        <draw:frame draw:style-name="gr27" draw:text-style-name="P13" draw:layer="layout" svg:width="0.257cm" svg:height="0.298cm" svg:x="26.845cm" svg:y="18.892cm">
          <draw:text-box>
            <text:p text:style-name="P1"><text:span text:style-name="T8">10</text:span></text:p>
          </draw:text-box>
        </draw:frame>
        <draw:frame draw:style-name="gr27" draw:text-style-name="P13" draw:layer="layout" svg:width="0.257cm" svg:height="0.298cm" svg:x="23.761cm" svg:y="19.409cm">
          <draw:text-box>
            <text:p text:style-name="P1"><text:span text:style-name="T8">11</text:span></text:p>
          </draw:text-box>
        </draw:frame>
        <draw:frame draw:style-name="gr27" draw:text-style-name="P13" draw:layer="layout" svg:width="0.257cm" svg:height="0.298cm" svg:x="24.275cm" svg:y="19.409cm">
          <draw:text-box>
            <text:p text:style-name="P1"><text:span text:style-name="T8">12</text:span></text:p>
          </draw:text-box>
        </draw:frame>
        <draw:frame draw:style-name="gr27" draw:text-style-name="P13" draw:layer="layout" svg:width="0.257cm" svg:height="0.298cm" svg:x="24.796cm" svg:y="19.409cm">
          <draw:text-box>
            <text:p text:style-name="P1"><text:span text:style-name="T8">13</text:span></text:p>
          </draw:text-box>
        </draw:frame>
        <draw:frame draw:style-name="gr27" draw:text-style-name="P13" draw:layer="layout" svg:width="0.257cm" svg:height="0.298cm" svg:x="25.302cm" svg:y="19.409cm">
          <draw:text-box>
            <text:p text:style-name="P1"><text:span text:style-name="T8">14</text:span></text:p>
          </draw:text-box>
        </draw:frame>
        <draw:frame draw:style-name="gr27" draw:text-style-name="P13" draw:layer="layout" svg:width="0.257cm" svg:height="0.298cm" svg:x="25.815cm" svg:y="19.409cm">
          <draw:text-box>
            <text:p text:style-name="P1"><text:span text:style-name="T8">15</text:span></text:p>
          </draw:text-box>
        </draw:frame>
        <draw:frame draw:style-name="gr27" draw:text-style-name="P13" draw:layer="layout" svg:width="0.257cm" svg:height="0.298cm" svg:x="26.302cm" svg:y="19.409cm">
          <draw:text-box>
            <text:p text:style-name="P1"><text:span text:style-name="T8">16</text:span></text:p>
          </draw:text-box>
        </draw:frame>
        <draw:frame draw:style-name="gr27" draw:text-style-name="P13" draw:layer="layout" svg:width="0.257cm" svg:height="0.298cm" svg:x="26.842cm" svg:y="19.409cm">
          <draw:text-box>
            <text:p text:style-name="P1"><text:span text:style-name="T8">17</text:span></text:p>
          </draw:text-box>
        </draw:frame>
        <draw:frame draw:style-name="gr27" draw:text-style-name="P13" draw:layer="layout" svg:width="0.257cm" svg:height="0.298cm" svg:x="23.737cm" svg:y="19.928cm">
          <draw:text-box>
            <text:p text:style-name="P1"><text:span text:style-name="T8">18</text:span></text:p>
          </draw:text-box>
        </draw:frame>
        <draw:frame draw:style-name="gr27" draw:text-style-name="P13" draw:layer="layout" svg:width="0.257cm" svg:height="0.298cm" svg:x="24.253cm" svg:y="19.928cm">
          <draw:text-box>
            <text:p text:style-name="P1"><text:span text:style-name="T8">19</text:span></text:p>
          </draw:text-box>
        </draw:frame>
        <draw:frame draw:style-name="gr27" draw:text-style-name="P13" draw:layer="layout" svg:width="0.257cm" svg:height="0.298cm" svg:x="24.767cm" svg:y="19.928cm">
          <draw:text-box>
            <text:p text:style-name="P1"><text:span text:style-name="T8">20</text:span></text:p>
          </draw:text-box>
        </draw:frame>
        <draw:frame draw:style-name="gr27" draw:text-style-name="P13" draw:layer="layout" svg:width="0.257cm" svg:height="0.298cm" svg:x="25.277cm" svg:y="19.928cm">
          <draw:text-box>
            <text:p text:style-name="P1"><text:span text:style-name="T8">21</text:span></text:p>
          </draw:text-box>
        </draw:frame>
        <draw:frame draw:style-name="gr27" draw:text-style-name="P13" draw:layer="layout" svg:width="0.257cm" svg:height="0.298cm" svg:x="25.79cm" svg:y="19.928cm">
          <draw:text-box>
            <text:p text:style-name="P1"><text:span text:style-name="T8">22</text:span></text:p>
          </draw:text-box>
        </draw:frame>
        <draw:frame draw:style-name="gr27" draw:text-style-name="P13" draw:layer="layout" svg:width="0.257cm" svg:height="0.298cm" svg:x="26.311cm" svg:y="19.928cm">
          <draw:text-box>
            <text:p text:style-name="P1"><text:span text:style-name="T8">23</text:span></text:p>
          </draw:text-box>
        </draw:frame>
        <draw:frame draw:style-name="gr27" draw:text-style-name="P13" draw:layer="layout" svg:width="0.257cm" svg:height="0.298cm" svg:x="26.819cm" svg:y="19.928cm">
          <draw:text-box>
            <text:p text:style-name="P1"><text:span text:style-name="T8">24</text:span></text:p>
          </draw:text-box>
        </draw:frame>
        <draw:frame draw:style-name="gr28" draw:text-style-name="P2" draw:layer="layout" svg:width="2.415cm" svg:height="0.398cm" svg:x="14.284cm" svg:y="20.7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8" draw:text-style-name="P2" draw:layer="layout" svg:width="2.415cm" svg:height="0.398cm" svg:x="14.285cm" svg:y="20.7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15.964cm" svg:y1="17.261cm" svg:x2="23.46cm" svg:y2="17.261cm">
          <text:p/>
        </draw:line>
        <draw:line draw:style-name="gr6" draw:text-style-name="P7" draw:layer="layout" svg:x1="14cm" svg:y1="17.661cm" svg:x2="23.46cm" svg:y2="17.661cm">
          <text:p/>
        </draw:line>
        <draw:line draw:style-name="gr6" draw:text-style-name="P7" draw:layer="layout" svg:x1="14cm" svg:y1="18.059cm" svg:x2="23.46cm" svg:y2="18.059cm">
          <text:p/>
        </draw:line>
        <draw:line draw:style-name="gr6" draw:text-style-name="P7" draw:layer="layout" svg:x1="14cm" svg:y1="18.459cm" svg:x2="23.46cm" svg:y2="18.459cm">
          <text:p/>
        </draw:line>
        <draw:line draw:style-name="gr6" draw:text-style-name="P7" draw:layer="layout" svg:x1="14cm" svg:y1="18.859cm" svg:x2="23.46cm" svg:y2="18.859cm">
          <text:p/>
        </draw:line>
        <draw:line draw:style-name="gr6" draw:text-style-name="P7" draw:layer="layout" svg:x1="14cm" svg:y1="19.258cm" svg:x2="23.46cm" svg:y2="19.258cm">
          <text:p/>
        </draw:line>
        <draw:line draw:style-name="gr6" draw:text-style-name="P7" draw:layer="layout" svg:x1="14cm" svg:y1="19.657cm" svg:x2="23.46cm" svg:y2="19.657cm">
          <text:p/>
        </draw:line>
        <draw:line draw:style-name="gr6" draw:text-style-name="P7" draw:layer="layout" svg:x1="14cm" svg:y1="20.056cm" svg:x2="23.46cm" svg:y2="20.056cm">
          <text:p/>
        </draw:line>
        <draw:line draw:style-name="gr6" draw:text-style-name="P7" draw:layer="layout" svg:x1="14cm" svg:y1="20.455cm" svg:x2="23.46cm" svg:y2="20.455cm">
          <text:p/>
        </draw:line>
        <draw:frame draw:style-name="gr29" draw:text-style-name="P2" draw:layer="layout" svg:width="2.782cm" svg:height="0.398cm" svg:x="15.046cm" svg:y="1.3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1.963cm" svg:x2="27.256cm" svg:y2="1.963cm">
          <text:p/>
        </draw:line>
        <draw:frame draw:style-name="gr29" draw:text-style-name="P2" draw:layer="layout" svg:width="2.782cm" svg:height="0.398cm" svg:x="15.047cm" svg:y="1.3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1.409cm">
          <draw:text-box>
            <text:p text:style-name="P1"><text:span text:style-name="T2">J</text:span><text:span text:style-name="T2">u</text:span><text:span text:style-name="T2">e</text:span><text:span text:style-name="T2">v</text:span><text:span text:style-name="T2">es</text:span></text:p>
          </draw:text-box>
        </draw:frame>
        <draw:frame draw:style-name="gr31" draw:text-style-name="P5" draw:layer="layout" svg:width="0.557cm" svg:height="0.687cm" svg:x="14.615cm" svg:y="1.412cm">
          <draw:text-box>
            <text:p text:style-name="P1"><text:span text:style-name="T3">31</text:span></text:p>
          </draw:text-box>
        </draw:frame>
        <draw:frame draw:style-name="gr32" draw:text-style-name="P15" draw:layer="layout" svg:width="1.543cm" svg:height="1.729cm" svg:x="25.56cm" svg:y="0.699cm">
          <draw:text-box>
            <text:p text:style-name="P14"><text:span text:style-name="T4">2</text:span><text:span text:style-name="T4">0</text:span><text:span text:style-name="T4">2</text:span><text:span text:style-name="T4">1</text:span></text:p>
          </draw:text-box>
        </draw:frame>
        <draw:frame draw:style-name="gr29" draw:text-style-name="P2" draw:layer="layout" svg:width="2.782cm" svg:height="0.398cm" svg:x="15.046cm" svg:y="6.3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9" draw:text-style-name="P2" draw:layer="layout" svg:width="2.782cm" svg:height="0.398cm" svg:x="15.047cm" svg:y="6.375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1.06cm" svg:y1="2.362cm" svg:x2="27.24cm" svg:y2="2.362cm">
          <text:p/>
        </draw:line>
        <draw:line draw:style-name="gr6" draw:text-style-name="P7" draw:layer="layout" svg:x1="21.06cm" svg:y1="2.761cm" svg:x2="27.241cm" svg:y2="2.761cm">
          <text:p/>
        </draw:line>
        <draw:line draw:style-name="gr6" draw:text-style-name="P7" draw:layer="layout" svg:x1="21.06cm" svg:y1="3.161cm" svg:x2="27.241cm" svg:y2="3.161cm">
          <text:p/>
        </draw:line>
        <draw:line draw:style-name="gr6" draw:text-style-name="P7" draw:layer="layout" svg:x1="21.06cm" svg:y1="3.559cm" svg:x2="27.241cm" svg:y2="3.559cm">
          <text:p/>
        </draw:line>
        <draw:line draw:style-name="gr6" draw:text-style-name="P7" draw:layer="layout" svg:x1="21.06cm" svg:y1="3.959cm" svg:x2="27.241cm" svg:y2="3.959cm">
          <text:p/>
        </draw:line>
        <draw:line draw:style-name="gr6" draw:text-style-name="P7" draw:layer="layout" svg:x1="21.06cm" svg:y1="4.359cm" svg:x2="27.241cm" svg:y2="4.359cm">
          <text:p/>
        </draw:line>
        <draw:line draw:style-name="gr6" draw:text-style-name="P7" draw:layer="layout" svg:x1="21.06cm" svg:y1="4.758cm" svg:x2="27.241cm" svg:y2="4.758cm">
          <text:p/>
        </draw:line>
        <draw:line draw:style-name="gr6" draw:text-style-name="P7" draw:layer="layout" svg:x1="21.06cm" svg:y1="5.157cm" svg:x2="27.241cm" svg:y2="5.157cm">
          <text:p/>
        </draw:line>
        <draw:line draw:style-name="gr6" draw:text-style-name="P7" draw:layer="layout" svg:x1="21.06cm" svg:y1="5.556cm" svg:x2="27.241cm" svg:y2="5.556cm">
          <text:p/>
        </draw:line>
        <draw:line draw:style-name="gr6" draw:text-style-name="P7" draw:layer="layout" svg:x1="21.06cm" svg:y1="5.955cm" svg:x2="27.241cm" svg:y2="5.955cm">
          <text:p/>
        </draw:line>
        <draw:line draw:style-name="gr6" draw:text-style-name="P7" draw:layer="layout" svg:x1="21.06cm" svg:y1="6.355cm" svg:x2="27.241cm" svg:y2="6.355cm">
          <text:p/>
        </draw:line>
        <draw:line draw:style-name="gr6" draw:text-style-name="P7" draw:layer="layout" svg:x1="14.66cm" svg:y1="2.363cm" svg:x2="20.84cm" svg:y2="2.363cm">
          <text:p/>
        </draw:line>
        <draw:line draw:style-name="gr6" draw:text-style-name="P7" draw:layer="layout" svg:x1="14.66cm" svg:y1="2.762cm" svg:x2="20.841cm" svg:y2="2.762cm">
          <text:p/>
        </draw:line>
        <draw:line draw:style-name="gr6" draw:text-style-name="P7" draw:layer="layout" svg:x1="14.66cm" svg:y1="3.162cm" svg:x2="20.841cm" svg:y2="3.162cm">
          <text:p/>
        </draw:line>
        <draw:line draw:style-name="gr6" draw:text-style-name="P7" draw:layer="layout" svg:x1="14.66cm" svg:y1="3.56cm" svg:x2="20.841cm" svg:y2="3.56cm">
          <text:p/>
        </draw:line>
        <draw:line draw:style-name="gr6" draw:text-style-name="P7" draw:layer="layout" svg:x1="14.66cm" svg:y1="3.96cm" svg:x2="20.841cm" svg:y2="3.96cm">
          <text:p/>
        </draw:line>
        <draw:line draw:style-name="gr6" draw:text-style-name="P7" draw:layer="layout" svg:x1="14.66cm" svg:y1="4.36cm" svg:x2="20.841cm" svg:y2="4.36cm">
          <text:p/>
        </draw:line>
        <draw:line draw:style-name="gr6" draw:text-style-name="P7" draw:layer="layout" svg:x1="14.66cm" svg:y1="4.759cm" svg:x2="20.841cm" svg:y2="4.759cm">
          <text:p/>
        </draw:line>
        <draw:line draw:style-name="gr6" draw:text-style-name="P7" draw:layer="layout" svg:x1="14.66cm" svg:y1="5.158cm" svg:x2="20.841cm" svg:y2="5.158cm">
          <text:p/>
        </draw:line>
        <draw:line draw:style-name="gr6" draw:text-style-name="P7" draw:layer="layout" svg:x1="14.66cm" svg:y1="5.557cm" svg:x2="20.841cm" svg:y2="5.557cm">
          <text:p/>
        </draw:line>
        <draw:line draw:style-name="gr6" draw:text-style-name="P7" draw:layer="layout" svg:x1="14.66cm" svg:y1="5.956cm" svg:x2="20.841cm" svg:y2="5.956cm">
          <text:p/>
        </draw:line>
        <draw:line draw:style-name="gr6" draw:text-style-name="P7" draw:layer="layout" svg:x1="14.66cm" svg:y1="6.356cm" svg:x2="20.841cm" svg:y2="6.356cm">
          <text:p/>
        </draw:line>
        <draw:frame draw:style-name="gr29" draw:text-style-name="P2" draw:layer="layout" svg:width="2.782cm" svg:height="0.398cm" svg:x="15.046cm" svg:y="6.4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7.063cm" svg:x2="27.256cm" svg:y2="7.063cm">
          <text:p/>
        </draw:line>
        <draw:frame draw:style-name="gr29" draw:text-style-name="P2" draw:layer="layout" svg:width="2.782cm" svg:height="0.398cm" svg:x="15.047cm" svg:y="6.4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6.509cm">
          <draw:text-box>
            <text:p text:style-name="P1"><text:span text:style-name="T2">Vi</text:span><text:span text:style-name="T2">er</text:span><text:span text:style-name="T2">n</text:span><text:span text:style-name="T2">es</text:span></text:p>
          </draw:text-box>
        </draw:frame>
        <draw:frame draw:style-name="gr31" draw:text-style-name="P16" draw:layer="layout" svg:width="0.557cm" svg:height="0.687cm" svg:x="14.615cm" svg:y="6.512cm">
          <draw:text-box>
            <text:p text:style-name="P1"><text:span text:style-name="T3">1</text:span></text:p>
          </draw:text-box>
        </draw:frame>
        <draw:frame draw:style-name="gr29" draw:text-style-name="P2" draw:layer="layout" svg:width="2.782cm" svg:height="0.398cm" svg:x="15.046cm" svg:y="11.5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9" draw:text-style-name="P2" draw:layer="layout" svg:width="2.782cm" svg:height="0.398cm" svg:x="15.047cm" svg:y="11.575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1.06cm" svg:y1="7.462cm" svg:x2="27.24cm" svg:y2="7.462cm">
          <text:p/>
        </draw:line>
        <draw:line draw:style-name="gr6" draw:text-style-name="P7" draw:layer="layout" svg:x1="21.06cm" svg:y1="7.861cm" svg:x2="27.241cm" svg:y2="7.861cm">
          <text:p/>
        </draw:line>
        <draw:line draw:style-name="gr6" draw:text-style-name="P7" draw:layer="layout" svg:x1="21.06cm" svg:y1="8.261cm" svg:x2="27.241cm" svg:y2="8.261cm">
          <text:p/>
        </draw:line>
        <draw:line draw:style-name="gr6" draw:text-style-name="P7" draw:layer="layout" svg:x1="21.06cm" svg:y1="8.659cm" svg:x2="27.241cm" svg:y2="8.659cm">
          <text:p/>
        </draw:line>
        <draw:line draw:style-name="gr6" draw:text-style-name="P7" draw:layer="layout" svg:x1="21.06cm" svg:y1="9.059cm" svg:x2="27.241cm" svg:y2="9.059cm">
          <text:p/>
        </draw:line>
        <draw:line draw:style-name="gr6" draw:text-style-name="P7" draw:layer="layout" svg:x1="21.06cm" svg:y1="9.459cm" svg:x2="27.241cm" svg:y2="9.459cm">
          <text:p/>
        </draw:line>
        <draw:line draw:style-name="gr6" draw:text-style-name="P7" draw:layer="layout" svg:x1="21.06cm" svg:y1="9.858cm" svg:x2="27.241cm" svg:y2="9.858cm">
          <text:p/>
        </draw:line>
        <draw:line draw:style-name="gr6" draw:text-style-name="P7" draw:layer="layout" svg:x1="21.06cm" svg:y1="10.257cm" svg:x2="27.241cm" svg:y2="10.257cm">
          <text:p/>
        </draw:line>
        <draw:line draw:style-name="gr6" draw:text-style-name="P7" draw:layer="layout" svg:x1="21.06cm" svg:y1="10.656cm" svg:x2="27.241cm" svg:y2="10.656cm">
          <text:p/>
        </draw:line>
        <draw:line draw:style-name="gr6" draw:text-style-name="P7" draw:layer="layout" svg:x1="21.06cm" svg:y1="11.055cm" svg:x2="27.241cm" svg:y2="11.055cm">
          <text:p/>
        </draw:line>
        <draw:line draw:style-name="gr6" draw:text-style-name="P7" draw:layer="layout" svg:x1="21.06cm" svg:y1="11.455cm" svg:x2="27.241cm" svg:y2="11.455cm">
          <text:p/>
        </draw:line>
        <draw:line draw:style-name="gr6" draw:text-style-name="P17" draw:layer="layout" svg:x1="14.66cm" svg:y1="7.463cm" svg:x2="20.84cm" svg:y2="7.463cm">
          <text:p/>
        </draw:line>
        <draw:line draw:style-name="gr6" draw:text-style-name="P17" draw:layer="layout" svg:x1="14.66cm" svg:y1="7.862cm" svg:x2="20.841cm" svg:y2="7.862cm">
          <text:p/>
        </draw:line>
        <draw:line draw:style-name="gr6" draw:text-style-name="P17" draw:layer="layout" svg:x1="14.66cm" svg:y1="8.262cm" svg:x2="20.841cm" svg:y2="8.262cm">
          <text:p/>
        </draw:line>
        <draw:line draw:style-name="gr6" draw:text-style-name="P17" draw:layer="layout" svg:x1="14.66cm" svg:y1="8.66cm" svg:x2="20.841cm" svg:y2="8.66cm">
          <text:p/>
        </draw:line>
        <draw:line draw:style-name="gr6" draw:text-style-name="P17" draw:layer="layout" svg:x1="14.66cm" svg:y1="9.06cm" svg:x2="20.841cm" svg:y2="9.06cm">
          <text:p/>
        </draw:line>
        <draw:line draw:style-name="gr6" draw:text-style-name="P17" draw:layer="layout" svg:x1="14.66cm" svg:y1="9.46cm" svg:x2="20.841cm" svg:y2="9.46cm">
          <text:p/>
        </draw:line>
        <draw:line draw:style-name="gr6" draw:text-style-name="P17" draw:layer="layout" svg:x1="14.66cm" svg:y1="9.859cm" svg:x2="20.841cm" svg:y2="9.859cm">
          <text:p/>
        </draw:line>
        <draw:line draw:style-name="gr6" draw:text-style-name="P17" draw:layer="layout" svg:x1="14.66cm" svg:y1="10.258cm" svg:x2="20.841cm" svg:y2="10.258cm">
          <text:p/>
        </draw:line>
        <draw:line draw:style-name="gr6" draw:text-style-name="P17" draw:layer="layout" svg:x1="14.66cm" svg:y1="10.657cm" svg:x2="20.841cm" svg:y2="10.657cm">
          <text:p/>
        </draw:line>
        <draw:line draw:style-name="gr6" draw:text-style-name="P17" draw:layer="layout" svg:x1="14.66cm" svg:y1="11.056cm" svg:x2="20.841cm" svg:y2="11.056cm">
          <text:p/>
        </draw:line>
        <draw:line draw:style-name="gr6" draw:text-style-name="P17" draw:layer="layout" svg:x1="14.66cm" svg:y1="11.456cm" svg:x2="20.841cm" svg:y2="11.456cm">
          <text:p/>
        </draw:line>
        <draw:frame draw:style-name="gr29" draw:text-style-name="P2" draw:layer="layout" svg:width="2.782cm" svg:height="0.398cm" svg:x="15.046cm" svg:y="11.5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12.163cm" svg:x2="27.256cm" svg:y2="12.163cm">
          <text:p/>
        </draw:line>
        <draw:frame draw:style-name="gr29" draw:text-style-name="P2" draw:layer="layout" svg:width="2.782cm" svg:height="0.398cm" svg:x="15.047cm" svg:y="11.5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11.609cm">
          <draw:text-box>
            <text:p text:style-name="P1"><text:span text:style-name="T2">S</text:span><text:span text:style-name="T2">á</text:span><text:span text:style-name="T2">b</text:span><text:span text:style-name="T2">a</text:span><text:span text:style-name="T2">d</text:span><text:span text:style-name="T2">o</text:span></text:p>
          </draw:text-box>
        </draw:frame>
        <draw:frame draw:style-name="gr33" draw:text-style-name="P5" draw:layer="layout" svg:width="0.518cm" svg:height="0.687cm" svg:x="14.615cm" svg:y="11.612cm">
          <draw:text-box>
            <text:p text:style-name="P1"><text:span text:style-name="T3">2</text:span></text:p>
          </draw:text-box>
        </draw:frame>
        <draw:line draw:style-name="gr6" draw:text-style-name="P7" draw:layer="layout" svg:x1="21.06cm" svg:y1="12.562cm" svg:x2="27.24cm" svg:y2="12.562cm">
          <text:p/>
        </draw:line>
        <draw:line draw:style-name="gr6" draw:text-style-name="P7" draw:layer="layout" svg:x1="21.06cm" svg:y1="12.961cm" svg:x2="27.241cm" svg:y2="12.961cm">
          <text:p/>
        </draw:line>
        <draw:line draw:style-name="gr6" draw:text-style-name="P7" draw:layer="layout" svg:x1="21.06cm" svg:y1="13.361cm" svg:x2="27.241cm" svg:y2="13.361cm">
          <text:p/>
        </draw:line>
        <draw:line draw:style-name="gr6" draw:text-style-name="P7" draw:layer="layout" svg:x1="21.06cm" svg:y1="13.759cm" svg:x2="27.241cm" svg:y2="13.759cm">
          <text:p/>
        </draw:line>
        <draw:line draw:style-name="gr6" draw:text-style-name="P7" draw:layer="layout" svg:x1="21.06cm" svg:y1="14.159cm" svg:x2="27.241cm" svg:y2="14.159cm">
          <text:p/>
        </draw:line>
        <draw:line draw:style-name="gr6" draw:text-style-name="P7" draw:layer="layout" svg:x1="21.06cm" svg:y1="14.559cm" svg:x2="27.241cm" svg:y2="14.559cm">
          <text:p/>
        </draw:line>
        <draw:line draw:style-name="gr6" draw:text-style-name="P7" draw:layer="layout" svg:x1="21.06cm" svg:y1="14.958cm" svg:x2="27.241cm" svg:y2="14.958cm">
          <text:p/>
        </draw:line>
        <draw:line draw:style-name="gr6" draw:text-style-name="P7" draw:layer="layout" svg:x1="21.06cm" svg:y1="15.357cm" svg:x2="27.241cm" svg:y2="15.357cm">
          <text:p/>
        </draw:line>
        <draw:line draw:style-name="gr6" draw:text-style-name="P7" draw:layer="layout" svg:x1="21.06cm" svg:y1="15.756cm" svg:x2="27.241cm" svg:y2="15.756cm">
          <text:p/>
        </draw:line>
        <draw:line draw:style-name="gr6" draw:text-style-name="P7" draw:layer="layout" svg:x1="21.06cm" svg:y1="16.155cm" svg:x2="27.241cm" svg:y2="16.155cm">
          <text:p/>
        </draw:line>
        <draw:line draw:style-name="gr6" draw:text-style-name="P18" draw:layer="layout" svg:x1="14.66cm" svg:y1="12.563cm" svg:x2="20.84cm" svg:y2="12.563cm">
          <text:p/>
        </draw:line>
        <draw:line draw:style-name="gr6" draw:text-style-name="P18" draw:layer="layout" svg:x1="14.66cm" svg:y1="12.962cm" svg:x2="20.841cm" svg:y2="12.962cm">
          <text:p/>
        </draw:line>
        <draw:line draw:style-name="gr6" draw:text-style-name="P18" draw:layer="layout" svg:x1="14.66cm" svg:y1="13.362cm" svg:x2="20.841cm" svg:y2="13.362cm">
          <text:p/>
        </draw:line>
        <draw:line draw:style-name="gr6" draw:text-style-name="P18" draw:layer="layout" svg:x1="14.66cm" svg:y1="13.76cm" svg:x2="20.841cm" svg:y2="13.76cm">
          <text:p/>
        </draw:line>
        <draw:line draw:style-name="gr6" draw:text-style-name="P18" draw:layer="layout" svg:x1="14.66cm" svg:y1="14.16cm" svg:x2="20.841cm" svg:y2="14.16cm">
          <text:p/>
        </draw:line>
        <draw:line draw:style-name="gr6" draw:text-style-name="P18" draw:layer="layout" svg:x1="14.66cm" svg:y1="14.56cm" svg:x2="20.841cm" svg:y2="14.56cm">
          <text:p/>
        </draw:line>
        <draw:line draw:style-name="gr6" draw:text-style-name="P18" draw:layer="layout" svg:x1="14.66cm" svg:y1="14.959cm" svg:x2="20.841cm" svg:y2="14.959cm">
          <text:p/>
        </draw:line>
        <draw:line draw:style-name="gr6" draw:text-style-name="P18" draw:layer="layout" svg:x1="14.66cm" svg:y1="15.358cm" svg:x2="20.841cm" svg:y2="15.358cm">
          <text:p/>
        </draw:line>
        <draw:line draw:style-name="gr6" draw:text-style-name="P18" draw:layer="layout" svg:x1="14.66cm" svg:y1="15.757cm" svg:x2="20.841cm" svg:y2="15.757cm">
          <text:p/>
        </draw:line>
        <draw:line draw:style-name="gr6" draw:text-style-name="P18" draw:layer="layout" svg:x1="14.66cm" svg:y1="16.156cm" svg:x2="20.841cm" svg:y2="16.156cm">
          <text:p/>
        </draw:line>
        <draw:frame draw:style-name="gr34" draw:text-style-name="P4" draw:layer="layout" svg:width="1.836cm" svg:height="0.533cm" svg:x="22.043cm" svg:y="11.61cm">
          <draw:text-box>
            <text:p text:style-name="P1"><text:span text:style-name="T2">D</text:span><text:span text:style-name="T2">o</text:span><text:span text:style-name="T2">m</text:span><text:span text:style-name="T2">in</text:span><text:span text:style-name="T2">g</text:span><text:span text:style-name="T2">o</text:span></text:p>
          </draw:text-box>
        </draw:frame>
        <draw:frame draw:style-name="gr4" draw:text-style-name="P5" draw:layer="layout" svg:width="0.552cm" svg:height="0.687cm" svg:x="21.092cm" svg:y="11.613cm">
          <draw:text-box>
            <text:p text:style-name="P1"><text:span text:style-name="T3">3</text:span></text:p>
          </draw:text-box>
        </draw:frame>
        <draw:frame draw:style-name="gr27" draw:text-style-name="P13" draw:layer="layout" svg:width="0.257cm" svg:height="0.298cm" svg:x="23.738cm" svg:y="20.452cm">
          <draw:text-box>
            <text:p text:style-name="P1"><text:span text:style-name="T8">25</text:span></text:p>
          </draw:text-box>
        </draw:frame>
        <draw:frame draw:style-name="gr27" draw:text-style-name="P13" draw:layer="layout" svg:width="0.257cm" svg:height="0.298cm" svg:x="24.254cm" svg:y="20.452cm">
          <draw:text-box>
            <text:p text:style-name="P1"><text:span text:style-name="T8">26</text:span></text:p>
          </draw:text-box>
        </draw:frame>
        <draw:frame draw:style-name="gr27" draw:text-style-name="P13" draw:layer="layout" svg:width="0.257cm" svg:height="0.298cm" svg:x="24.768cm" svg:y="20.452cm">
          <draw:text-box>
            <text:p text:style-name="P1"><text:span text:style-name="T8">27</text:span></text:p>
          </draw:text-box>
        </draw:frame>
        <draw:frame draw:style-name="gr27" draw:text-style-name="P13" draw:layer="layout" svg:width="0.257cm" svg:height="0.298cm" svg:x="25.278cm" svg:y="20.452cm">
          <draw:text-box>
            <text:p text:style-name="P1"><text:span text:style-name="T8">28</text:span></text:p>
          </draw:text-box>
        </draw:frame>
        <draw:frame draw:style-name="gr27" draw:text-style-name="P13" draw:layer="layout" svg:width="0.257cm" svg:height="0.298cm" svg:x="25.791cm" svg:y="20.452cm">
          <draw:text-box>
            <text:p text:style-name="P1"><text:span text:style-name="T8">29</text:span></text:p>
          </draw:text-box>
        </draw:frame>
        <draw:frame draw:style-name="gr27" draw:text-style-name="P13" draw:layer="layout" svg:width="0.257cm" svg:height="0.298cm" svg:x="26.312cm" svg:y="20.452cm">
          <draw:text-box>
            <text:p text:style-name="P1"><text:span text:style-name="T8">30</text:span></text:p>
          </draw:text-box>
        </draw:frame>
        <draw:frame draw:style-name="gr27" draw:text-style-name="P13" draw:layer="layout" svg:width="0.257cm" svg:height="0.298cm" svg:x="26.82cm" svg:y="20.452cm">
          <draw:text-box>
            <text:p text:style-name="P1"><text:span text:style-name="T8">31</text:span></text:p>
          </draw:text-box>
        </draw:frame>
        <draw:frame draw:style-name="gr20" draw:text-style-name="P10" draw:layer="layout" svg:width="1.211cm" svg:height="0.517cm" svg:x="14.667cm" svg:y="17.006cm">
          <draw:text-box>
            <text:p text:style-name="P1"><text:span text:style-name="T6">N</text:span><text:span text:style-name="T6">ot</text:span><text:span text:style-name="T6">as</text:span></text:p>
          </draw:text-box>
        </draw:frame>
        <draw:line draw:style-name="gr6" draw:text-style-name="P18" draw:layer="layout" svg:x1="14.661cm" svg:y1="16.552cm" svg:x2="20.842cm" svg:y2="16.552cm">
          <text:p/>
        </draw:line>
        <draw:line draw:style-name="gr6" draw:text-style-name="P7" draw:layer="layout" svg:x1="21.061cm" svg:y1="16.552cm" svg:x2="27.242cm" svg:y2="16.552cm">
          <text:p/>
        </draw:line>
        <draw:frame draw:style-name="gr7" draw:text-style-name="P8" draw:layer="layout" svg:width="0.855cm" svg:height="0.408cm" svg:x="14.71cm" svg:y="2.13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cm" svg:y="2.533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4.71cm" svg:y="2.932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4.71cm" svg:y="3.332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4.71cm" svg:y="3.73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4.71cm" svg:y="4.13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4.71cm" svg:y="4.529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4.71cm" svg:y="4.928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4.71cm" svg:y="5.327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4.71cm" svg:y="5.727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4.71cm" svg:y="6.126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4.711cm" svg:y="7.232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1cm" svg:y="7.632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4.711cm" svg:y="8.031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4.711cm" svg:y="8.431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4.711cm" svg:y="8.829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4.711cm" svg:y="9.229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4.711cm" svg:y="9.628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4.711cm" svg:y="10.027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4.711cm" svg:y="10.426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4.711cm" svg:y="10.826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4.711cm" svg:y="11.225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4.711cm" svg:y="12.342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1cm" svg:y="12.742cm">
          <draw:text-box>
            <text:p text:style-name="P1"><text:span text:style-name="T5">9:00 <text:s/></text:span><text:span text:style-name="T5"><text:s/></text:span></text:p>
          </draw:text-box>
        </draw:frame>
        <draw:frame draw:style-name="gr9" draw:text-style-name="P8" draw:layer="layout" svg:width="0.624cm" svg:height="0.408cm" svg:x="14.711cm" svg:y="13.141cm">
          <draw:text-box>
            <text:p text:style-name="P1"><text:span text:style-name="T5">10:00</text:span></text:p>
          </draw:text-box>
        </draw:frame>
        <draw:frame draw:style-name="gr10" draw:text-style-name="P8" draw:layer="layout" svg:width="0.733cm" svg:height="0.408cm" svg:x="14.711cm" svg:y="13.541cm">
          <draw:text-box>
            <text:p text:style-name="P1"><text:span text:style-name="T5">11:00</text:span></text:p>
          </draw:text-box>
        </draw:frame>
        <draw:frame draw:style-name="gr11" draw:text-style-name="P8" draw:layer="layout" svg:width="0.717cm" svg:height="0.408cm" svg:x="14.711cm" svg:y="13.939cm">
          <draw:text-box>
            <text:p text:style-name="P1"><text:span text:style-name="T5">12:00</text:span></text:p>
          </draw:text-box>
        </draw:frame>
        <draw:frame draw:style-name="gr12" draw:text-style-name="P8" draw:layer="layout" svg:width="0.648cm" svg:height="0.409cm" svg:x="14.711cm" svg:y="14.339cm">
          <draw:text-box>
            <text:p text:style-name="P1"><text:span text:style-name="T5">13:00</text:span></text:p>
          </draw:text-box>
        </draw:frame>
        <draw:frame draw:style-name="gr13" draw:text-style-name="P8" draw:layer="layout" svg:width="0.632cm" svg:height="0.408cm" svg:x="14.711cm" svg:y="14.738cm">
          <draw:text-box>
            <text:p text:style-name="P1"><text:span text:style-name="T5">14:00</text:span></text:p>
          </draw:text-box>
        </draw:frame>
        <draw:frame draw:style-name="gr14" draw:text-style-name="P8" draw:layer="layout" svg:width="0.726cm" svg:height="0.408cm" svg:x="14.711cm" svg:y="15.137cm">
          <draw:text-box>
            <text:p text:style-name="P1"><text:span text:style-name="T5">15:00</text:span></text:p>
          </draw:text-box>
        </draw:frame>
        <draw:frame draw:style-name="gr15" draw:text-style-name="P8" draw:layer="layout" svg:width="0.709cm" svg:height="0.409cm" svg:x="14.711cm" svg:y="15.536cm">
          <draw:text-box>
            <text:p text:style-name="P1"><text:span text:style-name="T5">16:00</text:span></text:p>
          </draw:text-box>
        </draw:frame>
        <draw:frame draw:style-name="gr11" draw:text-style-name="P8" draw:layer="layout" svg:width="0.717cm" svg:height="0.408cm" svg:x="14.711cm" svg:y="15.936cm">
          <draw:text-box>
            <text:p text:style-name="P1"><text:span text:style-name="T5">17:00</text:span></text:p>
          </draw:text-box>
        </draw:frame>
        <draw:frame draw:style-name="gr16" draw:text-style-name="P8" draw:layer="layout" svg:width="0.701cm" svg:height="0.408cm" svg:x="14.711cm" svg:y="16.335cm">
          <draw:text-box>
            <text:p text:style-name="P1"><text:span text:style-name="T5">18:00</text:span></text:p>
          </draw:text-box>
        </draw:frame>
        <draw:frame draw:style-name="gr7" draw:text-style-name="P8" draw:layer="layout" svg:width="0.855cm" svg:height="0.408cm" svg:x="21.11cm" svg:y="7.232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21.11cm" svg:y="7.632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21.11cm" svg:y="8.031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21.11cm" svg:y="8.431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21.11cm" svg:y="8.829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21.11cm" svg:y="9.229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21.11cm" svg:y="9.628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21.11cm" svg:y="10.027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21.11cm" svg:y="10.426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21.11cm" svg:y="10.826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21.11cm" svg:y="11.225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21.11cm" svg:y="2.132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21.11cm" svg:y="2.532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21.11cm" svg:y="2.931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21.11cm" svg:y="3.331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21.11cm" svg:y="3.729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21.11cm" svg:y="4.129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21.11cm" svg:y="4.528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21.11cm" svg:y="4.927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21.11cm" svg:y="5.326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21.11cm" svg:y="5.726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21.11cm" svg:y="6.125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21.11cm" svg:y="12.34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21.11cm" svg:y="12.743cm">
          <draw:text-box>
            <text:p text:style-name="P1"><text:span text:style-name="T5">9:00 <text:s/></text:span><text:span text:style-name="T5"><text:s/></text:span></text:p>
          </draw:text-box>
        </draw:frame>
        <draw:frame draw:style-name="gr9" draw:text-style-name="P8" draw:layer="layout" svg:width="0.624cm" svg:height="0.408cm" svg:x="21.11cm" svg:y="13.142cm">
          <draw:text-box>
            <text:p text:style-name="P1"><text:span text:style-name="T5">10:00</text:span></text:p>
          </draw:text-box>
        </draw:frame>
        <draw:frame draw:style-name="gr10" draw:text-style-name="P8" draw:layer="layout" svg:width="0.733cm" svg:height="0.408cm" svg:x="21.11cm" svg:y="13.542cm">
          <draw:text-box>
            <text:p text:style-name="P1"><text:span text:style-name="T5">11:00</text:span></text:p>
          </draw:text-box>
        </draw:frame>
        <draw:frame draw:style-name="gr11" draw:text-style-name="P8" draw:layer="layout" svg:width="0.717cm" svg:height="0.408cm" svg:x="21.11cm" svg:y="13.94cm">
          <draw:text-box>
            <text:p text:style-name="P1"><text:span text:style-name="T5">12:00</text:span></text:p>
          </draw:text-box>
        </draw:frame>
        <draw:frame draw:style-name="gr12" draw:text-style-name="P8" draw:layer="layout" svg:width="0.648cm" svg:height="0.409cm" svg:x="21.11cm" svg:y="14.34cm">
          <draw:text-box>
            <text:p text:style-name="P1"><text:span text:style-name="T5">13:00</text:span></text:p>
          </draw:text-box>
        </draw:frame>
        <draw:frame draw:style-name="gr13" draw:text-style-name="P8" draw:layer="layout" svg:width="0.632cm" svg:height="0.408cm" svg:x="21.11cm" svg:y="14.739cm">
          <draw:text-box>
            <text:p text:style-name="P1"><text:span text:style-name="T5">14:00</text:span></text:p>
          </draw:text-box>
        </draw:frame>
        <draw:frame draw:style-name="gr14" draw:text-style-name="P8" draw:layer="layout" svg:width="0.726cm" svg:height="0.408cm" svg:x="21.11cm" svg:y="15.138cm">
          <draw:text-box>
            <text:p text:style-name="P1"><text:span text:style-name="T5">15:00</text:span></text:p>
          </draw:text-box>
        </draw:frame>
        <draw:frame draw:style-name="gr15" draw:text-style-name="P8" draw:layer="layout" svg:width="0.709cm" svg:height="0.409cm" svg:x="21.11cm" svg:y="15.537cm">
          <draw:text-box>
            <text:p text:style-name="P1"><text:span text:style-name="T5">16:00</text:span></text:p>
          </draw:text-box>
        </draw:frame>
        <draw:frame draw:style-name="gr11" draw:text-style-name="P8" draw:layer="layout" svg:width="0.717cm" svg:height="0.408cm" svg:x="21.11cm" svg:y="15.937cm">
          <draw:text-box>
            <text:p text:style-name="P1"><text:span text:style-name="T5">17:00</text:span></text:p>
          </draw:text-box>
        </draw:frame>
        <draw:frame draw:style-name="gr16" draw:text-style-name="P8" draw:layer="layout" svg:width="0.701cm" svg:height="0.408cm" svg:x="21.11cm" svg:y="16.336cm">
          <draw:text-box>
            <text:p text:style-name="P1"><text:span text:style-name="T5">18:00</text:span></text:p>
          </draw:text-box>
        </draw:frame>
      </draw:page>
      <draw:page draw:name="page3" draw:style-name="dp1" draw:master-page-name="master-page79">
        <draw:frame draw:style-name="gr1" draw:text-style-name="P2" draw:layer="layout" svg:width="2.869cm" svg:height="0.398cm" svg:x="1.365cm" svg:y="1.3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1.962cm" svg:x2="13.956cm" svg:y2="1.962cm">
          <text:p/>
        </draw:line>
        <draw:frame draw:style-name="gr1" draw:text-style-name="P2" draw:layer="layout" svg:width="2.869cm" svg:height="0.398cm" svg:x="1.366cm" svg:y="1.3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1.408cm">
          <draw:text-box>
            <text:p text:style-name="P1"><text:span text:style-name="T2">L</text:span><text:span text:style-name="T2">u</text:span><text:span text:style-name="T2">n</text:span><text:span text:style-name="T2">es</text:span></text:p>
          </draw:text-box>
        </draw:frame>
        <draw:frame draw:style-name="gr4" draw:text-style-name="P5" draw:layer="layout" svg:width="0.552cm" svg:height="0.687cm" svg:x="0.92cm" svg:y="1.411cm">
          <draw:text-box>
            <text:p text:style-name="P1"><text:span text:style-name="T3">2</text:span><text:span text:style-name="T3">8</text:span></text:p>
          </draw:text-box>
        </draw:frame>
        <draw:frame draw:style-name="gr35" draw:text-style-name="P6" draw:layer="layout" svg:width="4.599cm" svg:height="0.776cm" svg:x="0.92cm" svg:y="0.851cm">
          <draw:text-box>
            <text:p text:style-name="P1"><text:span text:style-name="T9">D</text:span><text:span text:style-name="T9">I</text:span><text:span text:style-name="T9">C</text:span><text:span text:style-name="T9">IE</text:span><text:span text:style-name="T9">M</text:span><text:span text:style-name="T9">B</text:span><text:span text:style-name="T9">R</text:span><text:span text:style-name="T9">E </text:span><text:span text:style-name="T9">/ </text:span><text:span text:style-name="T9">E</text:span><text:span text:style-name="T9">N</text:span><text:span text:style-name="T9">E</text:span><text:span text:style-name="T9">R</text:span><text:span text:style-name="T9">O</text:span></text:p>
          </draw:text-box>
        </draw:frame>
        <draw:frame draw:style-name="gr1" draw:text-style-name="P2" draw:layer="layout" svg:width="2.869cm" svg:height="0.398cm" svg:x="1.365cm" svg:y="6.3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366cm" svg:y="6.3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7.567cm" svg:y1="2.361cm" svg:x2="13.94cm" svg:y2="2.361cm">
          <text:p/>
        </draw:line>
        <draw:line draw:style-name="gr6" draw:text-style-name="P7" draw:layer="layout" svg:x1="7.567cm" svg:y1="2.76cm" svg:x2="13.941cm" svg:y2="2.76cm">
          <text:p/>
        </draw:line>
        <draw:line draw:style-name="gr6" draw:text-style-name="P7" draw:layer="layout" svg:x1="7.567cm" svg:y1="3.16cm" svg:x2="13.941cm" svg:y2="3.16cm">
          <text:p/>
        </draw:line>
        <draw:line draw:style-name="gr6" draw:text-style-name="P7" draw:layer="layout" svg:x1="7.567cm" svg:y1="3.558cm" svg:x2="13.941cm" svg:y2="3.558cm">
          <text:p/>
        </draw:line>
        <draw:line draw:style-name="gr6" draw:text-style-name="P7" draw:layer="layout" svg:x1="7.567cm" svg:y1="3.958cm" svg:x2="13.941cm" svg:y2="3.958cm">
          <text:p/>
        </draw:line>
        <draw:line draw:style-name="gr6" draw:text-style-name="P7" draw:layer="layout" svg:x1="7.567cm" svg:y1="4.358cm" svg:x2="13.941cm" svg:y2="4.358cm">
          <text:p/>
        </draw:line>
        <draw:line draw:style-name="gr6" draw:text-style-name="P7" draw:layer="layout" svg:x1="7.567cm" svg:y1="4.757cm" svg:x2="13.941cm" svg:y2="4.757cm">
          <text:p/>
        </draw:line>
        <draw:line draw:style-name="gr6" draw:text-style-name="P7" draw:layer="layout" svg:x1="7.567cm" svg:y1="5.156cm" svg:x2="13.941cm" svg:y2="5.156cm">
          <text:p/>
        </draw:line>
        <draw:line draw:style-name="gr6" draw:text-style-name="P7" draw:layer="layout" svg:x1="7.567cm" svg:y1="5.555cm" svg:x2="13.941cm" svg:y2="5.555cm">
          <text:p/>
        </draw:line>
        <draw:line draw:style-name="gr6" draw:text-style-name="P7" draw:layer="layout" svg:x1="7.567cm" svg:y1="5.954cm" svg:x2="13.941cm" svg:y2="5.954cm">
          <text:p/>
        </draw:line>
        <draw:line draw:style-name="gr6" draw:text-style-name="P7" draw:layer="layout" svg:x1="7.567cm" svg:y1="6.354cm" svg:x2="13.941cm" svg:y2="6.354cm">
          <text:p/>
        </draw:line>
        <draw:frame draw:style-name="gr7" draw:text-style-name="P8" draw:layer="layout" svg:width="0.855cm" svg:height="0.408cm" svg:x="1.017cm" svg:y="2.131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7cm" svg:y="2.531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7cm" svg:y="2.93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7cm" svg:y="3.33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7cm" svg:y="3.728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7cm" svg:y="4.128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7cm" svg:y="4.527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7cm" svg:y="4.926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7cm" svg:y="5.325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7cm" svg:y="5.725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7cm" svg:y="6.124cm">
          <draw:text-box>
            <text:p text:style-name="P1"><text:span text:style-name="T5">13:00</text:span></text:p>
          </draw:text-box>
        </draw:frame>
        <draw:line draw:style-name="gr6" draw:text-style-name="P7" draw:layer="layout" svg:x1="0.967cm" svg:y1="2.362cm" svg:x2="7.34cm" svg:y2="2.362cm">
          <text:p/>
        </draw:line>
        <draw:line draw:style-name="gr6" draw:text-style-name="P7" draw:layer="layout" svg:x1="0.967cm" svg:y1="2.761cm" svg:x2="7.341cm" svg:y2="2.761cm">
          <text:p/>
        </draw:line>
        <draw:line draw:style-name="gr6" draw:text-style-name="P7" draw:layer="layout" svg:x1="0.967cm" svg:y1="3.161cm" svg:x2="7.341cm" svg:y2="3.161cm">
          <text:p/>
        </draw:line>
        <draw:line draw:style-name="gr6" draw:text-style-name="P7" draw:layer="layout" svg:x1="0.967cm" svg:y1="3.559cm" svg:x2="7.341cm" svg:y2="3.559cm">
          <text:p/>
        </draw:line>
        <draw:line draw:style-name="gr6" draw:text-style-name="P7" draw:layer="layout" svg:x1="0.967cm" svg:y1="3.959cm" svg:x2="7.341cm" svg:y2="3.959cm">
          <text:p/>
        </draw:line>
        <draw:line draw:style-name="gr6" draw:text-style-name="P7" draw:layer="layout" svg:x1="0.967cm" svg:y1="4.359cm" svg:x2="7.341cm" svg:y2="4.359cm">
          <text:p/>
        </draw:line>
        <draw:line draw:style-name="gr6" draw:text-style-name="P7" draw:layer="layout" svg:x1="0.967cm" svg:y1="4.758cm" svg:x2="7.341cm" svg:y2="4.758cm">
          <text:p/>
        </draw:line>
        <draw:line draw:style-name="gr6" draw:text-style-name="P7" draw:layer="layout" svg:x1="0.967cm" svg:y1="5.157cm" svg:x2="7.341cm" svg:y2="5.157cm">
          <text:p/>
        </draw:line>
        <draw:line draw:style-name="gr6" draw:text-style-name="P7" draw:layer="layout" svg:x1="0.967cm" svg:y1="5.556cm" svg:x2="7.341cm" svg:y2="5.556cm">
          <text:p/>
        </draw:line>
        <draw:line draw:style-name="gr6" draw:text-style-name="P7" draw:layer="layout" svg:x1="0.967cm" svg:y1="5.955cm" svg:x2="7.341cm" svg:y2="5.955cm">
          <text:p/>
        </draw:line>
        <draw:line draw:style-name="gr6" draw:text-style-name="P7" draw:layer="layout" svg:x1="0.967cm" svg:y1="6.355cm" svg:x2="7.341cm" svg:y2="6.355cm">
          <text:p/>
        </draw:line>
        <draw:frame draw:style-name="gr1" draw:text-style-name="P2" draw:layer="layout" svg:width="2.869cm" svg:height="0.398cm" svg:x="1.365cm" svg:y="6.4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7.062cm" svg:x2="13.956cm" svg:y2="7.062cm">
          <text:p/>
        </draw:line>
        <draw:frame draw:style-name="gr1" draw:text-style-name="P2" draw:layer="layout" svg:width="2.869cm" svg:height="0.398cm" svg:x="1.366cm" svg:y="6.4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6.508cm">
          <draw:text-box>
            <text:p text:style-name="P1"><text:span text:style-name="T2">M</text:span><text:span text:style-name="T2">ar</text:span><text:span text:style-name="T2">te</text:span><text:span text:style-name="T2">s</text:span></text:p>
          </draw:text-box>
        </draw:frame>
        <draw:frame draw:style-name="gr36" draw:text-style-name="P5" draw:layer="layout" svg:width="0.548cm" svg:height="0.687cm" svg:x="0.92cm" svg:y="6.511cm">
          <draw:text-box>
            <text:p text:style-name="P1"><text:span text:style-name="T3">2</text:span><text:span text:style-name="T3">9</text:span></text:p>
          </draw:text-box>
        </draw:frame>
        <draw:frame draw:style-name="gr1" draw:text-style-name="P2" draw:layer="layout" svg:width="2.869cm" svg:height="0.398cm" svg:x="1.365cm" svg:y="11.5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366cm" svg:y="11.5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7.567cm" svg:y1="7.461cm" svg:x2="13.94cm" svg:y2="7.461cm">
          <text:p/>
        </draw:line>
        <draw:line draw:style-name="gr6" draw:text-style-name="P7" draw:layer="layout" svg:x1="7.567cm" svg:y1="7.86cm" svg:x2="13.941cm" svg:y2="7.86cm">
          <text:p/>
        </draw:line>
        <draw:line draw:style-name="gr6" draw:text-style-name="P7" draw:layer="layout" svg:x1="7.567cm" svg:y1="8.26cm" svg:x2="13.941cm" svg:y2="8.26cm">
          <text:p/>
        </draw:line>
        <draw:line draw:style-name="gr6" draw:text-style-name="P7" draw:layer="layout" svg:x1="7.567cm" svg:y1="8.658cm" svg:x2="13.941cm" svg:y2="8.658cm">
          <text:p/>
        </draw:line>
        <draw:line draw:style-name="gr6" draw:text-style-name="P7" draw:layer="layout" svg:x1="7.567cm" svg:y1="9.058cm" svg:x2="13.941cm" svg:y2="9.058cm">
          <text:p/>
        </draw:line>
        <draw:line draw:style-name="gr6" draw:text-style-name="P7" draw:layer="layout" svg:x1="7.567cm" svg:y1="9.458cm" svg:x2="13.941cm" svg:y2="9.458cm">
          <text:p/>
        </draw:line>
        <draw:line draw:style-name="gr6" draw:text-style-name="P7" draw:layer="layout" svg:x1="7.567cm" svg:y1="9.857cm" svg:x2="13.941cm" svg:y2="9.857cm">
          <text:p/>
        </draw:line>
        <draw:line draw:style-name="gr6" draw:text-style-name="P7" draw:layer="layout" svg:x1="7.567cm" svg:y1="10.256cm" svg:x2="13.941cm" svg:y2="10.256cm">
          <text:p/>
        </draw:line>
        <draw:line draw:style-name="gr6" draw:text-style-name="P7" draw:layer="layout" svg:x1="7.567cm" svg:y1="10.655cm" svg:x2="13.941cm" svg:y2="10.655cm">
          <text:p/>
        </draw:line>
        <draw:line draw:style-name="gr6" draw:text-style-name="P7" draw:layer="layout" svg:x1="7.567cm" svg:y1="11.054cm" svg:x2="13.941cm" svg:y2="11.054cm">
          <text:p/>
        </draw:line>
        <draw:line draw:style-name="gr6" draw:text-style-name="P7" draw:layer="layout" svg:x1="7.567cm" svg:y1="11.454cm" svg:x2="13.941cm" svg:y2="11.454cm">
          <text:p/>
        </draw:line>
        <draw:line draw:style-name="gr6" draw:text-style-name="P7" draw:layer="layout" svg:x1="0.967cm" svg:y1="7.462cm" svg:x2="7.34cm" svg:y2="7.462cm">
          <text:p/>
        </draw:line>
        <draw:line draw:style-name="gr6" draw:text-style-name="P7" draw:layer="layout" svg:x1="0.967cm" svg:y1="7.861cm" svg:x2="7.341cm" svg:y2="7.861cm">
          <text:p/>
        </draw:line>
        <draw:line draw:style-name="gr6" draw:text-style-name="P7" draw:layer="layout" svg:x1="0.967cm" svg:y1="8.261cm" svg:x2="7.341cm" svg:y2="8.261cm">
          <text:p/>
        </draw:line>
        <draw:line draw:style-name="gr6" draw:text-style-name="P7" draw:layer="layout" svg:x1="0.967cm" svg:y1="8.659cm" svg:x2="7.341cm" svg:y2="8.659cm">
          <text:p/>
        </draw:line>
        <draw:line draw:style-name="gr6" draw:text-style-name="P7" draw:layer="layout" svg:x1="0.967cm" svg:y1="9.059cm" svg:x2="7.341cm" svg:y2="9.059cm">
          <text:p/>
        </draw:line>
        <draw:line draw:style-name="gr6" draw:text-style-name="P7" draw:layer="layout" svg:x1="0.967cm" svg:y1="9.459cm" svg:x2="7.341cm" svg:y2="9.459cm">
          <text:p/>
        </draw:line>
        <draw:line draw:style-name="gr6" draw:text-style-name="P7" draw:layer="layout" svg:x1="0.967cm" svg:y1="9.858cm" svg:x2="7.341cm" svg:y2="9.858cm">
          <text:p/>
        </draw:line>
        <draw:line draw:style-name="gr6" draw:text-style-name="P7" draw:layer="layout" svg:x1="0.967cm" svg:y1="10.257cm" svg:x2="7.341cm" svg:y2="10.257cm">
          <text:p/>
        </draw:line>
        <draw:line draw:style-name="gr6" draw:text-style-name="P7" draw:layer="layout" svg:x1="0.967cm" svg:y1="10.656cm" svg:x2="7.341cm" svg:y2="10.656cm">
          <text:p/>
        </draw:line>
        <draw:line draw:style-name="gr6" draw:text-style-name="P7" draw:layer="layout" svg:x1="0.967cm" svg:y1="11.055cm" svg:x2="7.341cm" svg:y2="11.055cm">
          <text:p/>
        </draw:line>
        <draw:line draw:style-name="gr6" draw:text-style-name="P7" draw:layer="layout" svg:x1="0.967cm" svg:y1="11.455cm" svg:x2="7.341cm" svg:y2="11.455cm">
          <text:p/>
        </draw:line>
        <draw:frame draw:style-name="gr1" draw:text-style-name="P2" draw:layer="layout" svg:width="2.869cm" svg:height="0.398cm" svg:x="1.365cm" svg:y="11.5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12.162cm" svg:x2="13.956cm" svg:y2="12.162cm">
          <text:p/>
        </draw:line>
        <draw:frame draw:style-name="gr1" draw:text-style-name="P2" draw:layer="layout" svg:width="2.869cm" svg:height="0.398cm" svg:x="1.366cm" svg:y="11.5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11.608cm">
          <draw:text-box>
            <text:p text:style-name="P1"><text:span text:style-name="T2">M</text:span><text:span text:style-name="T2">ié</text:span><text:span text:style-name="T2">rc</text:span><text:span text:style-name="T2">ol</text:span><text:span text:style-name="T2">es</text:span></text:p>
          </draw:text-box>
        </draw:frame>
        <draw:frame draw:style-name="gr36" draw:text-style-name="P5" draw:layer="layout" svg:width="0.548cm" svg:height="0.687cm" svg:x="0.92cm" svg:y="11.611cm">
          <draw:text-box>
            <text:p text:style-name="P1"><text:span text:style-name="T3">3</text:span><text:span text:style-name="T3">0</text:span></text:p>
          </draw:text-box>
        </draw:frame>
        <draw:line draw:style-name="gr6" draw:text-style-name="P7" draw:layer="layout" svg:x1="7.567cm" svg:y1="12.561cm" svg:x2="13.94cm" svg:y2="12.561cm">
          <text:p/>
        </draw:line>
        <draw:line draw:style-name="gr6" draw:text-style-name="P7" draw:layer="layout" svg:x1="7.567cm" svg:y1="12.96cm" svg:x2="13.941cm" svg:y2="12.96cm">
          <text:p/>
        </draw:line>
        <draw:line draw:style-name="gr6" draw:text-style-name="P7" draw:layer="layout" svg:x1="7.567cm" svg:y1="13.36cm" svg:x2="13.941cm" svg:y2="13.36cm">
          <text:p/>
        </draw:line>
        <draw:line draw:style-name="gr6" draw:text-style-name="P7" draw:layer="layout" svg:x1="7.567cm" svg:y1="13.758cm" svg:x2="13.941cm" svg:y2="13.758cm">
          <text:p/>
        </draw:line>
        <draw:line draw:style-name="gr6" draw:text-style-name="P7" draw:layer="layout" svg:x1="7.567cm" svg:y1="14.158cm" svg:x2="13.941cm" svg:y2="14.158cm">
          <text:p/>
        </draw:line>
        <draw:line draw:style-name="gr6" draw:text-style-name="P7" draw:layer="layout" svg:x1="7.567cm" svg:y1="14.558cm" svg:x2="13.941cm" svg:y2="14.558cm">
          <text:p/>
        </draw:line>
        <draw:line draw:style-name="gr6" draw:text-style-name="P7" draw:layer="layout" svg:x1="7.567cm" svg:y1="14.957cm" svg:x2="13.941cm" svg:y2="14.957cm">
          <text:p/>
        </draw:line>
        <draw:line draw:style-name="gr6" draw:text-style-name="P7" draw:layer="layout" svg:x1="7.567cm" svg:y1="15.356cm" svg:x2="13.941cm" svg:y2="15.356cm">
          <text:p/>
        </draw:line>
        <draw:line draw:style-name="gr6" draw:text-style-name="P7" draw:layer="layout" svg:x1="7.567cm" svg:y1="15.755cm" svg:x2="13.941cm" svg:y2="15.755cm">
          <text:p/>
        </draw:line>
        <draw:line draw:style-name="gr6" draw:text-style-name="P7" draw:layer="layout" svg:x1="7.567cm" svg:y1="16.154cm" svg:x2="13.941cm" svg:y2="16.154cm">
          <text:p/>
        </draw:line>
        <draw:line draw:style-name="gr6" draw:text-style-name="P7" draw:layer="layout" svg:x1="7.567cm" svg:y1="16.554cm" svg:x2="13.941cm" svg:y2="16.554cm">
          <text:p/>
        </draw:line>
        <draw:line draw:style-name="gr6" draw:text-style-name="P7" draw:layer="layout" svg:x1="0.967cm" svg:y1="12.562cm" svg:x2="7.34cm" svg:y2="12.562cm">
          <text:p/>
        </draw:line>
        <draw:line draw:style-name="gr6" draw:text-style-name="P7" draw:layer="layout" svg:x1="0.967cm" svg:y1="12.961cm" svg:x2="7.341cm" svg:y2="12.961cm">
          <text:p/>
        </draw:line>
        <draw:line draw:style-name="gr6" draw:text-style-name="P7" draw:layer="layout" svg:x1="0.967cm" svg:y1="13.361cm" svg:x2="7.341cm" svg:y2="13.361cm">
          <text:p/>
        </draw:line>
        <draw:line draw:style-name="gr6" draw:text-style-name="P7" draw:layer="layout" svg:x1="0.967cm" svg:y1="13.759cm" svg:x2="7.341cm" svg:y2="13.759cm">
          <text:p/>
        </draw:line>
        <draw:line draw:style-name="gr6" draw:text-style-name="P7" draw:layer="layout" svg:x1="0.967cm" svg:y1="14.159cm" svg:x2="7.341cm" svg:y2="14.159cm">
          <text:p/>
        </draw:line>
        <draw:line draw:style-name="gr6" draw:text-style-name="P7" draw:layer="layout" svg:x1="0.967cm" svg:y1="14.559cm" svg:x2="7.341cm" svg:y2="14.559cm">
          <text:p/>
        </draw:line>
        <draw:line draw:style-name="gr6" draw:text-style-name="P7" draw:layer="layout" svg:x1="0.967cm" svg:y1="14.958cm" svg:x2="7.341cm" svg:y2="14.958cm">
          <text:p/>
        </draw:line>
        <draw:line draw:style-name="gr6" draw:text-style-name="P7" draw:layer="layout" svg:x1="0.967cm" svg:y1="15.357cm" svg:x2="7.341cm" svg:y2="15.357cm">
          <text:p/>
        </draw:line>
        <draw:line draw:style-name="gr6" draw:text-style-name="P7" draw:layer="layout" svg:x1="0.967cm" svg:y1="15.756cm" svg:x2="7.341cm" svg:y2="15.756cm">
          <text:p/>
        </draw:line>
        <draw:line draw:style-name="gr6" draw:text-style-name="P7" draw:layer="layout" svg:x1="0.967cm" svg:y1="16.155cm" svg:x2="7.341cm" svg:y2="16.155cm">
          <text:p/>
        </draw:line>
        <draw:line draw:style-name="gr6" draw:text-style-name="P7" draw:layer="layout" svg:x1="0.967cm" svg:y1="16.555cm" svg:x2="7.341cm" svg:y2="16.555cm">
          <text:p/>
        </draw:line>
        <draw:frame draw:style-name="gr1" draw:text-style-name="P2" draw:layer="layout" svg:width="2.869cm" svg:height="0.398cm" svg:x="1.098cm" svg:y="20.7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099cm" svg:y="20.7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.222cm" svg:y1="17.259cm" svg:x2="13.972cm" svg:y2="17.259cm">
          <text:p/>
        </draw:line>
        <draw:line draw:style-name="gr6" draw:text-style-name="P7" draw:layer="layout" svg:x1="0.7cm" svg:y1="17.659cm" svg:x2="13.972cm" svg:y2="17.659cm">
          <text:p/>
        </draw:line>
        <draw:line draw:style-name="gr6" draw:text-style-name="P7" draw:layer="layout" svg:x1="0.7cm" svg:y1="18.057cm" svg:x2="13.972cm" svg:y2="18.057cm">
          <text:p/>
        </draw:line>
        <draw:line draw:style-name="gr6" draw:text-style-name="P7" draw:layer="layout" svg:x1="0.7cm" svg:y1="18.457cm" svg:x2="13.972cm" svg:y2="18.457cm">
          <text:p/>
        </draw:line>
        <draw:line draw:style-name="gr6" draw:text-style-name="P7" draw:layer="layout" svg:x1="0.7cm" svg:y1="18.857cm" svg:x2="13.972cm" svg:y2="18.857cm">
          <text:p/>
        </draw:line>
        <draw:line draw:style-name="gr6" draw:text-style-name="P7" draw:layer="layout" svg:x1="0.7cm" svg:y1="19.256cm" svg:x2="13.972cm" svg:y2="19.256cm">
          <text:p/>
        </draw:line>
        <draw:line draw:style-name="gr6" draw:text-style-name="P7" draw:layer="layout" svg:x1="0.7cm" svg:y1="19.655cm" svg:x2="13.972cm" svg:y2="19.655cm">
          <text:p/>
        </draw:line>
        <draw:line draw:style-name="gr6" draw:text-style-name="P7" draw:layer="layout" svg:x1="0.7cm" svg:y1="20.054cm" svg:x2="13.972cm" svg:y2="20.054cm">
          <text:p/>
        </draw:line>
        <draw:line draw:style-name="gr6" draw:text-style-name="P7" draw:layer="layout" svg:x1="0.7cm" svg:y1="20.453cm" svg:x2="13.972cm" svg:y2="20.453cm">
          <text:p/>
        </draw:line>
        <draw:frame draw:style-name="gr7" draw:text-style-name="P8" draw:layer="layout" svg:width="0.855cm" svg:height="0.408cm" svg:x="7.618cm" svg:y="2.132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8cm" svg:y="2.532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8cm" svg:y="2.931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8cm" svg:y="3.331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8cm" svg:y="3.729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8cm" svg:y="4.129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8cm" svg:y="4.528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8cm" svg:y="4.927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8cm" svg:y="5.326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8cm" svg:y="5.726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8cm" svg:y="6.125cm">
          <draw:text-box>
            <text:p text:style-name="P1"><text:span text:style-name="T5">18:30</text:span></text:p>
          </draw:text-box>
        </draw:frame>
        <draw:custom-shape draw:style-name="gr19" draw:text-style-name="P9" draw:layer="layout" svg:width="1.482cm" svg:height="0.604cm" svg:x="0.689cm" svg:y="16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0" draw:layer="layout" svg:width="1.211cm" svg:height="0.517cm" svg:x="0.967cm" svg:y="17.005cm">
          <draw:text-box>
            <text:p text:style-name="P1"><text:span text:style-name="T6">N</text:span><text:span text:style-name="T6">ot</text:span><text:span text:style-name="T6">as</text:span></text:p>
          </draw:text-box>
        </draw:frame>
        <draw:frame draw:style-name="gr37" draw:text-style-name="P11" draw:layer="layout" svg:width="2.275cm" svg:height="0.556cm" svg:x="6.8cm" svg:y="1.209cm">
          <draw:text-box>
            <text:p text:style-name="P1"><text:span text:style-name="T7">S</text:span><text:span text:style-name="T7">e</text:span><text:span text:style-name="T7">m</text:span><text:span text:style-name="T7">a</text:span><text:span text:style-name="T7">n</text:span><text:span text:style-name="T7">a </text:span><text:span text:style-name="T7">5</text:span><text:span text:style-name="T7">3</text:span></text:p>
          </draw:text-box>
        </draw:frame>
        <draw:frame draw:style-name="gr7" draw:text-style-name="P8" draw:layer="layout" svg:width="0.855cm" svg:height="0.408cm" svg:x="7.619cm" svg:y="7.231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9cm" svg:y="7.631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9cm" svg:y="8.03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9cm" svg:y="8.43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9cm" svg:y="8.828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9cm" svg:y="9.228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9cm" svg:y="9.627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9cm" svg:y="10.026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9cm" svg:y="10.425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9cm" svg:y="10.825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9cm" svg:y="11.224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7.619cm" svg:y="12.341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9cm" svg:y="12.741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9cm" svg:y="13.14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9cm" svg:y="13.54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9cm" svg:y="13.938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9cm" svg:y="14.338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9cm" svg:y="14.737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9cm" svg:y="15.136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9cm" svg:y="15.535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9cm" svg:y="15.935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9cm" svg:y="16.334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1.018cm" svg:y="7.231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8cm" svg:y="7.631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8cm" svg:y="8.03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8cm" svg:y="8.43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8cm" svg:y="8.828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8cm" svg:y="9.228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8cm" svg:y="9.627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8cm" svg:y="10.026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8cm" svg:y="10.425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8cm" svg:y="10.825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8cm" svg:y="11.224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.018cm" svg:y="12.341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8cm" svg:y="12.741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8cm" svg:y="13.14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8cm" svg:y="13.54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8cm" svg:y="13.938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8cm" svg:y="14.338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8cm" svg:y="14.737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8cm" svg:y="15.136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8cm" svg:y="15.535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8cm" svg:y="15.935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8cm" svg:y="16.334cm">
          <draw:text-box>
            <text:p text:style-name="P1"><text:span text:style-name="T5">13:00</text:span></text:p>
          </draw:text-box>
        </draw:frame>
        <draw:frame draw:style-name="gr38" draw:text-style-name="P19" draw:layer="layout" svg:width="4.625cm" svg:height="2.837cm" svg:x="18.424cm" svg:y="5.857cm">
          <draw:text-box>
            <text:p text:style-name="P1"><text:span text:style-name="T10">A</text:span><text:span text:style-name="T10">G</text:span><text:span text:style-name="T10">E</text:span><text:span text:style-name="T10">N</text:span><text:span text:style-name="T10">D</text:span><text:span text:style-name="T10">A</text:span></text:p>
            <text:p text:style-name="P1"><text:span text:style-name="T10"><text:s/></text:span><text:span text:style-name="T10">2</text:span><text:span text:style-name="T10">0</text:span><text:span text:style-name="T10">2</text:span><text:span text:style-name="T10">1</text:span></text:p>
          </draw:text-box>
        </draw:frame>
        <draw:polygon draw:style-name="gr39" draw:text-style-name="P20" draw:layer="layout" svg:width="5.531cm" svg:height="0.117cm" svg:x="17.553cm" svg:y="5.739cm" svg:viewBox="0 0 5532 118" draw:points="0,118 5532,118 5532,0 0,0">
          <text:p/>
        </draw:polygon>
        <draw:path draw:style-name="gr40" draw:text-style-name="P21" draw:layer="layout" svg:width="2.014cm" svg:height="0.566cm" svg:x="18.32cm" svg:y="5.763cm" svg:viewBox="0 0 2015 567" svg:d="M13 543c-8-6-8-6 1-2 6 2 17 3 25 2 12-1 13-4 10-17-3-9-7-18-12-20-12-5-19-21-10-21 4 0 6-1 3-3-2-3-10-3-17-2-10 2-13 0-13-9 0-7 3-12 7-12 2 0 9-6 14-13 6-12 5-15-7-22-15-9-18-18-6-18 3 0 10 5 14 12s11 11 20 11c19 0 15-8-15-26-25-15-29-27-10-27 5 0 10-3 12-6 2-4 4 0 4 8 1 13 2 14 9 8 3-3 4-9 2-12-1-3 1-5 7-5 8 0 10 13 9 90v90l-21 17c-9 6-21-19-26-23zM27 525c1-5 2-6 4-3 3 3 2 6 0 8-2 1-4-1-4-5zM4 448c-3-2-1-4 3-4 3 0 6 2 6 4s-1 4-3 4c-1 0-4-2-6-4zM13 355c0-5 20-14 24-12 2 1-2 5-10 9-7 3-14 5-14 3zM5 339c-3-2-4-31-4-64 1-61 1-61 13-51 8 6 13 13 13 16 0 6 15 6 26 0 13-8 10 45-4 59-5 6-18 19-25 28-9 9-17 15-19 12zM27 312c0-2-4-2-10-1s-8 4-7 5c5 4 17 1 17-4zM16 299c-2-3-6-5-7-4s-1 3 1 6c7 6 11 4 6-2zM32 108c-2-10-23-14-27-4-2 5-3 5-4-2 0-4 2-8 6-8 2 0 7-4 9-8l4-9 13 10c15 9 18 7 8-5-5-5-5-7 0-7 3 0 6 2 6 6 0 3 3 5 7 5 11 0 7 26-4 28-15 3-15 3-18-6zM0 41c0-23 2-41 5-41 2 0 9 4 17 9l13 10 16-10c17-10 21-8 17 11-2 11 11 2 13-9 2-8 7-10 27-10 18 0 23 2 25 8l2 8-10-8c-10-7-11-7-11 7 0 12 2 14 17 14 18 0 33-12 28-23-2-5 0-7 7-7 6 0 8 2 5 7s1 9 13 13c28 10 42 0 19-14-10-6-6-6 101-6 61 0 111 0 111 2 0 1-3 5-7 9-11 9-5 12 17 9 10-1 18-5 19-10 1-8 2-9 208-10 113 0 206 0 206 1 0 6-19 20-26 18-5-1-8 1-7 6 2 14-1 19-12 20-9 2-9 3 3 11 13 9 13 9 25 3 14-8 17-8 17 1 0 7-5 7-157 7-123 0-157-1-154-4 4-8-6-14-25-15-14-1-16 0-15 9 1 8-2 10-11 9-7 0-13-1-12-2 1-8-4-11-15-11-7 1-13 4-13 8 0 6-8 6-63 6h-65v-14c0-20-7-25-27-19s-26 10-26 21c0 5-5 9-15 10-27 4-39 3-39-5 0-4-3-8-9-8-5 0-14 4-21 8s-18 7-25 7c-11 0-13-1-9-11 3-8 1-12-8-14-13-5-35 5-35 15 0 16-57 13-75-5-12-11-12-11 3-10 9 0 16 4 19 10 4 12 26 16 26 5 0-9-44-34-53-29-11 7-20 31-11 35 4 3 3 7-8 12l-15 8zM606 60c2-2-3-9-10-15-12-9-13-12-7-17 13-8-5-8-21 0-17 9-15 19 5 24 10 2 17 6 17 8 0 5 11 5 16 0zM469 32c0-1-6-2-12-2-12 0-24 12-16 16 3 2 28-11 28-14zM384 37c3-5 0-7-9-7-13 0-17 7-9 12 9 5 14 3 18-5zM871 59c0-4 7-12 14-17 19-11 13-16-6-5-17 9-25 10-31 2-4-8 2-17 14-17 4 0 14-5 19-11l11-11h154c139 0 156 0 164 6 6 5 6 9-1 17-6 6-9 12-6 14 2 2 0 10-5 17l-8 13h-93c-72 0-92-1-92-5 0-6-30-22-36-18-7 4-4 19 4 21 5 1 2 2-5 2-12 0-16-2-18-11-2-8 1-13 7-15s7-4 2-5c-8-3-51 11-52 16 0 2-1 7-2 10 0 3-7 5-17 5-13 0-17-2-17-8zM1086 47c0-9-4-14-11-14-13 0-19 8-11 13 4 2 6 6 4 9-3 3 0 5 6 5 8 0 12-4 12-13zM1225 63c8-2 13-5 11-7s-1-4 3-6c4-1 7 1 7 4 0 9 12 7 15-3 2-6 5-8 17-7 8 1 15-1 15-3s3-4 7-4c3 0 3 4 0 10-4 5-5 12-2 15 2 4-4 5-43 5-35 0-42-1-30-4zM1330 52c4-14 2-19-13-30-32-23-37-22 185-22h203l-19 8c-20 10-23 18-8 18 6 0 10-3 10-8 0-4 5-7 11-7 4 0 9 2 9 5s4 7 8 8c5 2 6 0 3-8-1-6-1-9 0-6 5 7 14 6 18-3 2-6 9-7 28-7 13 0 23 1 23 4s3 3 11-1c7-3 9-3 9 0 0 6 19 5 23-1 1-2 5-3 8-2 2 2-3 10-14 18-19 16-19 27 2 27 8 0 16 4 21 9 4 6 12 10 22 10 12 0 13-2 9-15l-4-16h23c21 0 27 3 42 16 14 13 18 14 29 11 16-5 18-19 4-19-6 0-10-3-10-6 0-4-4-5-17-3-11 1-17 1-17-2s-6-9-13-14c-7-6-14-12-14-13 0-6 17-1 17 4 1 17 26 20 33 4 3-9 7-11 21-11 16 0 30 52 42 40l-25 27h-111c-110 0-110 0-110-8l-1-9-13 9c-12 8-12 8-16 1-2-4 0-8 3-8 4 0 7-2 7-4s-8-3-18-2c-13 1-18 0-23-7-7-10-26-13-26-4 0 3-5 6-11 6-11 0-25 14-21 21 3 4-2 5-22 5s-27-1-27-6c0-3-5-5-12-4-6 1-10 3-10 6 1 3-23 4-92 4-58 0-94-1-94-3s-4-4-9-4-14-4-20-10c-13-11-24-12-24-1-1 5-4 11-7 15-5 4-6 0-3-12zM1414 42c8-11 5-14-10-11-12 2-15 21-3 21 4 0 9-4 13-10zM1786 31c-4-6-17-7-17 0s16 15 19 10c0-2 0-6-2-10zM915 52c-2-2-1-3 2-3 4 0 8 1 8 3s-2 4-4 4c-1 0-5-2-6-4z">
          <text:p/>
        </draw:path>
        <draw:path draw:style-name="gr41" draw:text-style-name="P21" draw:layer="layout" svg:width="0.887cm" svg:height="1.065cm" svg:x="22.269cm" svg:y="7.735cm" svg:viewBox="0 0 888 1066" svg:d="M0 1053c11 1 7-22 0 0zM16 1053c1-6 5-11 8-10s5 4 4 7 1 5 4 5 8-6 10-13c3-14 13-14 13 0 0 12-14 23-29 23-9 0-11-2-10-12zM73 1044c0-16-3-25-12-35l-14-12h47c27 0 52 2 58 6 10 5 13 5 14 0 2-4 13-6 25-6 22 0 22 0 17 17-2 9-7 22-10 29-4 7-6 14-4 17 3 4-11 5-40 5-38-1-44-3-53-14-13-15-18-15-18-2 0 6-2 12-4 13-4 2-6-6-6-18zM294 1062c13-4 14-43 2-48-5-1-8-6-8-10 0-6 22-7 133-7h132v17c0 16 0 16-8 7-13-15-22-4-13 14 5 11 5 16-1 22-4 5-9 7-11 5-2-3-8-8-14-13-10-7-10-7-8 4 3 11 1 12-13 12-13 0-17-3-20-13-3-11-6-14-16-12-8 2-15-1-20-7-8-13-22-13-22 1 0 17-10 12-11-6-1-21-5-28-16-21-10 8-10 21 0 24 6 2 7 7 4 17-4 14-5 15-52 15-26 1-43 0-38-1zM344 1037c0-21-4-27-15-19-6 5-7 5-7 0 0-3-3-6-6-6-10 0-7 14 6 29 16 18 22 17 22-4zM570 1060c0-4 5-5 12-4 7 2 11 0 11-5 0-4-5-9-11-11-31-7 5-43 43-43 21 0 24 1 21 10-2 6-5 11-8 11-2 0-5 4-5 8 0 6 4 8 9 5 6-2 13 2 19 9 12 14 16 12 19-12 1-15-1-18-8-17s-11-1-11-6c0-7 7-9 35-8 29 1 34 2 31 11-2 6 0 8 7 6 8-3 8-2 2 5-5 5-7 14-5 20s0 10-5 10c-3 0-8 3-10 7-4 10-146 13-146 4zM691 1039c3-13 2-16-2-11-2 5-5 14-5 21 0 17 4 13 7-10zM699 1043c-2-4-3-3-3 3-1 6 1 9 3 7 2-1 2-6 0-10zM735 1060c0-2 3-5 7-6 2-1 6-15 6-30l1-27h33c24 0 32 1 32 7 0 4 4 10 9 14 6 4 8 4 8 0 0-3-2-6-5-6s-5-59-6-140c0-119 1-141 8-138 10 3 20-6 20-18 0-13-10-18-19-10-7 5-8-6-9-68 0-49 2-76 6-78 3-2 5-6 3-10 0-3 1-12 5-18 7-13 7-13 11-1 4 17 17 13 13-5-3-11-1-16 6-18 21-8 24-4 24 36 0 32-2 40-8 40-5 0-11 4-13 8s-6 8-10 8c-11 0-27 19-23 28s21 13 19 5c-2-10 11-25 22-26 10-1 13 1 13 11 0 8-5 16-11 19-7 3-10 9-8 16 2 6-1 15-6 21-5 5-9 15-8 22 2 10 5 12 17 11l16-1v129c-1 116-2 129-10 133-5 2-13 3-15 3-3-1-2 2 2 7 9 9 20 11 14 2-2-4-1-5 2-2 6 3 5 6-1 13-5 5-7 10-6 12 2 2 2 10 0 18-3 12-7 15-20 16-17 1-41 17-36 24 1 2-10 4-26 4-25 0-30-1-34-12l-5-12-1 12c0 11-17 18-17 7zM764 1032c-5-5-6-4-4 3 3 5 6 8 8 7 2-2 0-6-4-10zM839 1027c-3-4 0-5 6-2 6 2 9 0 9-7 0-6 0-13 0-15 1-2-2-4-6-5-2-2-5 2-5 8 0 14-13 23-23 17-15-9-19-6-5 5 14 10 31 9 24-1zM860 901c0-3-1-5-3-5-1 0-4 2-6 5s-1 6 3 6c3 0 6-3 6-6zM834 1060c2-3 5-5 6-5 2 0 3 2 3 5s-3 5-6 5c-4 0-5-2-3-5zM882 1046c1-6 2-7 4-3s2 9 0 10c-2 2-4-1-4-7zM282 1034c0-3 3-6 6-6s4 3 2 6c-2 2-4 5-6 5-1 0-2-3-2-5zM735 1028c0-3 3-4 6-2 2 1 5 4 5 5s-3 3-5 3c-3 0-6-3-6-6zM841 501c-2-1 0-6 5-10 4-5 8-12 8-18 0-5 5-13 10-17 6-5 11-17 12-26 1-14 0-16-8-10-4 4-8 10-8 13 0 4-4 10-9 14s-8 4-8 0c0-3-5-6-12-6-10 0-11-3-11-61 0-50 2-64 9-72 9-9 9-9 0-9-11 0-13-30-1-34 4-2 4-4 0-13-5-6-8-16-8-21 0-8 1-8 8-1 4 7 10 8 19 4 7-2 13-6 13-9 0-5-12-10-18-9-2 0-8-3-13-7-11-8-4-16 6-14 4 1-1-9 1-14 1-6 4-13-1-13-8 0-2 16-6-16l18-6c44-65 23-71 8-83 26 0 26-40 31-63l2 222v246h-14c-9 0-14 2-13 6 2 9-7 31-12 31-3 0-6-2-8-4zM860 357c0-6-21-27-26-27-6 0-2 18 7 25 12 8 19 9 19 2zM831 478c0-3 3-5 6-5s6 2 6 5-3 6-6 6-6-3-6-6z">
          <text:p/>
        </draw:path>
        <draw:path draw:style-name="gr42" draw:text-style-name="P21" draw:layer="layout" svg:width="1.491cm" svg:height="0.075cm" svg:x="18.505cm" svg:y="8.731cm" svg:viewBox="0 0 1492 76" svg:d="M72 65c-11-7-29-10-46-8-20 2-26-3-26-27v-30h116c98 0 117 2 117 10 0 11-108 66-129 66-8 0-22-5-32-11zM375 65c0-7-11-14-26-16-39-8-14-33 27-28 20 2 39-1 49-6 19-11 155-19 172-10 8 4 28 4 62 0 29-3 100-5 161-4l110 2-53 37c-52 35-54 36-124 36-39 0-75-3-81-7-8-6-13-6-21 0-16 11-111 9-108-3 1-5-8-10-20-12-13-1-23 3-23 10 0 10-10 12-62 12-50 0-63-2-63-11zM955 54c30-56 26-54 95-54 54 0 59 2 40 9-24 10-23 10 94 20 80 6 94-4 27-20-38-9-35-9 66-7 75 1 108 4 113 10 7 7 4 7-15 1-13-4-35-7-48-7-35 0-21 32 13 33 57 0 86 9 76 21-8 10-3 12 38 9 25-2 42-1 37 2s-44 5-86 5c-56 0-82-3-89-9-11-9-15-9-44 0-18 5-59 9-93 9-51 0-55-1-31-7 21-6 25-11 12-21-8-7-23-13-33-13-26 0-55 21-43 32 6 5 2 9-10 9-10 0-19-3-19-6s-13-6-27-6c-15 0-27 3-27 6s-13 6-29 6c-23 0-26-4-17-22zM1430 6c0-3 8-6 18-6 9 0 18 3 18 6s-9 6-18 6c-10 0-18-3-18-6z">
          <text:p/>
        </draw:path>
        <draw:custom-shape draw:style-name="gr43" draw:text-style-name="P22" draw:layer="layout" svg:width="3.223cm" svg:height="0.449cm" svg:x="17.577cm" svg:y="8.785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master-page79">
        <draw:line draw:style-name="gr6" draw:text-style-name="P7" draw:layer="layout" svg:x1="14.49cm" svg:y1="2.666cm" svg:x2="27.241cm" svg:y2="2.666cm">
          <text:p/>
        </draw:line>
        <draw:line draw:style-name="gr6" draw:text-style-name="P7" draw:layer="layout" svg:x1="14.49cm" svg:y1="3.531cm" svg:x2="27.241cm" svg:y2="3.531cm">
          <text:p/>
        </draw:line>
        <draw:line draw:style-name="gr6" draw:text-style-name="P7" draw:layer="layout" svg:x1="14.49cm" svg:y1="4.398cm" svg:x2="27.241cm" svg:y2="4.398cm">
          <text:p/>
        </draw:line>
        <draw:line draw:style-name="gr6" draw:text-style-name="P7" draw:layer="layout" svg:x1="14.49cm" svg:y1="5.264cm" svg:x2="27.241cm" svg:y2="5.264cm">
          <text:p/>
        </draw:line>
        <draw:line draw:style-name="gr6" draw:text-style-name="P7" draw:layer="layout" svg:x1="14.49cm" svg:y1="6.13cm" svg:x2="27.241cm" svg:y2="6.13cm">
          <text:p/>
        </draw:line>
        <draw:line draw:style-name="gr6" draw:text-style-name="P7" draw:layer="layout" svg:x1="14.49cm" svg:y1="6.997cm" svg:x2="27.241cm" svg:y2="6.997cm">
          <text:p/>
        </draw:line>
        <draw:line draw:style-name="gr6" draw:text-style-name="P7" draw:layer="layout" svg:x1="14.49cm" svg:y1="7.863cm" svg:x2="27.241cm" svg:y2="7.863cm">
          <text:p/>
        </draw:line>
        <draw:line draw:style-name="gr6" draw:text-style-name="P7" draw:layer="layout" svg:x1="14.49cm" svg:y1="8.728cm" svg:x2="27.241cm" svg:y2="8.728cm">
          <text:p/>
        </draw:line>
        <draw:line draw:style-name="gr6" draw:text-style-name="P7" draw:layer="layout" svg:x1="14.49cm" svg:y1="9.595cm" svg:x2="27.241cm" svg:y2="9.595cm">
          <text:p/>
        </draw:line>
        <draw:line draw:style-name="gr6" draw:text-style-name="P7" draw:layer="layout" svg:x1="14.49cm" svg:y1="10.46cm" svg:x2="27.241cm" svg:y2="10.46cm">
          <text:p/>
        </draw:line>
        <draw:line draw:style-name="gr6" draw:text-style-name="P7" draw:layer="layout" svg:x1="14.49cm" svg:y1="11.327cm" svg:x2="27.241cm" svg:y2="11.327cm">
          <text:p/>
        </draw:line>
        <draw:line draw:style-name="gr6" draw:text-style-name="P7" draw:layer="layout" svg:x1="14.49cm" svg:y1="12.193cm" svg:x2="27.241cm" svg:y2="12.193cm">
          <text:p/>
        </draw:line>
        <draw:line draw:style-name="gr6" draw:text-style-name="P7" draw:layer="layout" svg:x1="14.49cm" svg:y1="13.058cm" svg:x2="27.241cm" svg:y2="13.058cm">
          <text:p/>
        </draw:line>
        <draw:line draw:style-name="gr6" draw:text-style-name="P7" draw:layer="layout" svg:x1="14.49cm" svg:y1="13.925cm" svg:x2="27.241cm" svg:y2="13.925cm">
          <text:p/>
        </draw:line>
        <draw:line draw:style-name="gr6" draw:text-style-name="P7" draw:layer="layout" svg:x1="14.49cm" svg:y1="14.787cm" svg:x2="27.241cm" svg:y2="14.787cm">
          <text:p/>
        </draw:line>
        <draw:line draw:style-name="gr6" draw:text-style-name="P7" draw:layer="layout" svg:x1="14.49cm" svg:y1="15.647cm" svg:x2="27.241cm" svg:y2="15.647cm">
          <text:p/>
        </draw:line>
        <draw:line draw:style-name="gr6" draw:text-style-name="P7" draw:layer="layout" svg:x1="14.49cm" svg:y1="16.507cm" svg:x2="27.241cm" svg:y2="16.507cm">
          <text:p/>
        </draw:line>
        <draw:line draw:style-name="gr6" draw:text-style-name="P7" draw:layer="layout" svg:x1="14.49cm" svg:y1="17.367cm" svg:x2="27.241cm" svg:y2="17.367cm">
          <text:p/>
        </draw:line>
        <draw:line draw:style-name="gr6" draw:text-style-name="P7" draw:layer="layout" svg:x1="14.49cm" svg:y1="18.227cm" svg:x2="27.241cm" svg:y2="18.227cm">
          <text:p/>
        </draw:line>
        <draw:line draw:style-name="gr6" draw:text-style-name="P7" draw:layer="layout" svg:x1="14.49cm" svg:y1="19.087cm" svg:x2="27.241cm" svg:y2="19.087cm">
          <text:p/>
        </draw:line>
        <draw:line draw:style-name="gr6" draw:text-style-name="P7" draw:layer="layout" svg:x1="14.49cm" svg:y1="19.947cm" svg:x2="27.241cm" svg:y2="19.947cm">
          <text:p/>
        </draw:line>
        <draw:line draw:style-name="gr6" draw:text-style-name="P7" draw:layer="layout" svg:x1="14.49cm" svg:y1="20.807cm" svg:x2="27.241cm" svg:y2="20.807cm">
          <text:p/>
        </draw:line>
        <draw:line draw:style-name="gr2" draw:text-style-name="P3" draw:layer="layout" svg:x1="14.408cm" svg:y1="1.966cm" svg:x2="27.257cm" svg:y2="1.966cm">
          <text:p/>
        </draw:line>
        <draw:frame draw:style-name="gr32" draw:text-style-name="P15" draw:layer="layout" svg:width="1.543cm" svg:height="1.729cm" svg:x="25.562cm" svg:y="0.702cm">
          <draw:text-box>
            <text:p text:style-name="P14"><text:span text:style-name="T4">2</text:span><text:span text:style-name="T4">0</text:span><text:span text:style-name="T4">2</text:span><text:span text:style-name="T4">1</text:span></text:p>
          </draw:text-box>
        </draw:frame>
        <draw:frame draw:style-name="gr21" draw:text-style-name="P11" draw:layer="layout" svg:width="2.186cm" svg:height="0.556cm" svg:x="20.301cm" svg:y="1.212cm">
          <draw:text-box>
            <text:p text:style-name="P1"><text:span text:style-name="T7">N</text:span><text:span text:style-name="T7">ot</text:span><text:span text:style-name="T7">a</text:span><text:span text:style-name="T7">s</text:span></text:p>
          </draw:text-box>
        </draw:frame>
      </draw:page>
      <draw:page draw:name="page5" draw:style-name="dp1" draw:master-page-name="master-page34">
        <draw:line draw:style-name="gr6" draw:text-style-name="P7" draw:layer="layout" svg:x1="0.7cm" svg:y1="2.659cm" svg:x2="13.954cm" svg:y2="2.659cm">
          <text:p/>
        </draw:line>
        <draw:line draw:style-name="gr6" draw:text-style-name="P7" draw:layer="layout" svg:x1="0.7cm" svg:y1="3.524cm" svg:x2="13.954cm" svg:y2="3.524cm">
          <text:p/>
        </draw:line>
        <draw:line draw:style-name="gr6" draw:text-style-name="P7" draw:layer="layout" svg:x1="0.7cm" svg:y1="4.391cm" svg:x2="13.954cm" svg:y2="4.391cm">
          <text:p/>
        </draw:line>
        <draw:line draw:style-name="gr6" draw:text-style-name="P7" draw:layer="layout" svg:x1="0.7cm" svg:y1="5.256cm" svg:x2="13.954cm" svg:y2="5.256cm">
          <text:p/>
        </draw:line>
        <draw:line draw:style-name="gr6" draw:text-style-name="P7" draw:layer="layout" svg:x1="0.7cm" svg:y1="6.123cm" svg:x2="13.954cm" svg:y2="6.123cm">
          <text:p/>
        </draw:line>
        <draw:line draw:style-name="gr6" draw:text-style-name="P7" draw:layer="layout" svg:x1="0.7cm" svg:y1="6.99cm" svg:x2="13.954cm" svg:y2="6.99cm">
          <text:p/>
        </draw:line>
        <draw:line draw:style-name="gr6" draw:text-style-name="P7" draw:layer="layout" svg:x1="0.7cm" svg:y1="7.855cm" svg:x2="13.954cm" svg:y2="7.855cm">
          <text:p/>
        </draw:line>
        <draw:line draw:style-name="gr6" draw:text-style-name="P7" draw:layer="layout" svg:x1="0.7cm" svg:y1="8.721cm" svg:x2="13.954cm" svg:y2="8.721cm">
          <text:p/>
        </draw:line>
        <draw:line draw:style-name="gr6" draw:text-style-name="P7" draw:layer="layout" svg:x1="0.7cm" svg:y1="9.587cm" svg:x2="13.954cm" svg:y2="9.587cm">
          <text:p/>
        </draw:line>
        <draw:line draw:style-name="gr6" draw:text-style-name="P7" draw:layer="layout" svg:x1="0.7cm" svg:y1="10.453cm" svg:x2="13.954cm" svg:y2="10.453cm">
          <text:p/>
        </draw:line>
        <draw:line draw:style-name="gr6" draw:text-style-name="P7" draw:layer="layout" svg:x1="0.7cm" svg:y1="11.32cm" svg:x2="13.954cm" svg:y2="11.32cm">
          <text:p/>
        </draw:line>
        <draw:line draw:style-name="gr6" draw:text-style-name="P7" draw:layer="layout" svg:x1="0.7cm" svg:y1="12.185cm" svg:x2="13.954cm" svg:y2="12.185cm">
          <text:p/>
        </draw:line>
        <draw:line draw:style-name="gr6" draw:text-style-name="P7" draw:layer="layout" svg:x1="0.7cm" svg:y1="13.051cm" svg:x2="13.954cm" svg:y2="13.051cm">
          <text:p/>
        </draw:line>
        <draw:line draw:style-name="gr6" draw:text-style-name="P7" draw:layer="layout" svg:x1="0.7cm" svg:y1="13.918cm" svg:x2="13.954cm" svg:y2="13.918cm">
          <text:p/>
        </draw:line>
        <draw:line draw:style-name="gr6" draw:text-style-name="P7" draw:layer="layout" svg:x1="0.7cm" svg:y1="14.78cm" svg:x2="13.954cm" svg:y2="14.78cm">
          <text:p/>
        </draw:line>
        <draw:line draw:style-name="gr6" draw:text-style-name="P7" draw:layer="layout" svg:x1="0.7cm" svg:y1="15.64cm" svg:x2="13.954cm" svg:y2="15.64cm">
          <text:p/>
        </draw:line>
        <draw:line draw:style-name="gr6" draw:text-style-name="P7" draw:layer="layout" svg:x1="0.7cm" svg:y1="16.5cm" svg:x2="13.954cm" svg:y2="16.5cm">
          <text:p/>
        </draw:line>
        <draw:line draw:style-name="gr6" draw:text-style-name="P7" draw:layer="layout" svg:x1="0.7cm" svg:y1="17.36cm" svg:x2="13.954cm" svg:y2="17.36cm">
          <text:p/>
        </draw:line>
        <draw:line draw:style-name="gr6" draw:text-style-name="P7" draw:layer="layout" svg:x1="0.7cm" svg:y1="18.22cm" svg:x2="13.954cm" svg:y2="18.22cm">
          <text:p/>
        </draw:line>
        <draw:line draw:style-name="gr6" draw:text-style-name="P7" draw:layer="layout" svg:x1="0.7cm" svg:y1="19.08cm" svg:x2="13.954cm" svg:y2="19.08cm">
          <text:p/>
        </draw:line>
        <draw:line draw:style-name="gr6" draw:text-style-name="P7" draw:layer="layout" svg:x1="0.7cm" svg:y1="19.94cm" svg:x2="13.954cm" svg:y2="19.94cm">
          <text:p/>
        </draw:line>
        <draw:line draw:style-name="gr6" draw:text-style-name="P7" draw:layer="layout" svg:x1="0.7cm" svg:y1="20.8cm" svg:x2="13.954cm" svg:y2="20.8cm">
          <text:p/>
        </draw:line>
        <draw:line draw:style-name="gr2" draw:text-style-name="P3" draw:layer="layout" svg:x1="0.706cm" svg:y1="1.962cm" svg:x2="13.956cm" svg:y2="1.962cm">
          <text:p/>
        </draw:line>
        <draw:frame draw:style-name="gr5" draw:text-style-name="P6" draw:layer="layout" svg:width="2.917cm" svg:height="0.776cm" svg:x="0.92cm" svg:y="0.698cm">
          <draw:text-box>
            <text:p text:style-name="P1"><text:span text:style-name="T4">E</text:span><text:span text:style-name="T4">N</text:span><text:span text:style-name="T4">E</text:span><text:span text:style-name="T4">R</text:span><text:span text:style-name="T4">O</text:span></text:p>
          </draw:text-box>
        </draw:frame>
        <draw:frame draw:style-name="gr21" draw:text-style-name="P11" draw:layer="layout" svg:width="2.186cm" svg:height="0.556cm" svg:x="6.9cm" svg:y="1.209cm">
          <draw:text-box>
            <text:p text:style-name="P1"><text:span text:style-name="T7">N</text:span><text:span text:style-name="T7">ot</text:span><text:span text:style-name="T7">a</text:span><text:span text:style-name="T7">s</text:span></text:p>
          </draw:text-box>
        </draw:frame>
        <draw:frame draw:style-name="gr44" draw:text-style-name="P23" draw:layer="layout" svg:width="4.472cm" svg:height="0.533cm" svg:x="18.692cm" svg:y="4.564cm">
          <draw:text-box>
            <text:p text:style-name="P1"><text:span text:style-name="T11">D</text:span><text:span text:style-name="T11">A</text:span><text:span text:style-name="T11">T</text:span><text:span text:style-name="T11">O</text:span><text:span text:style-name="T11">S </text:span><text:span text:style-name="T11">P</text:span><text:span text:style-name="T11">E</text:span><text:span text:style-name="T11">R</text:span><text:span text:style-name="T11">S</text:span><text:span text:style-name="T11">O</text:span><text:span text:style-name="T11">N</text:span><text:span text:style-name="T11">A</text:span><text:span text:style-name="T11">L</text:span><text:span text:style-name="T11">E</text:span><text:span text:style-name="T11">S</text:span></text:p>
          </draw:text-box>
        </draw:frame>
        <draw:path draw:style-name="gr45" draw:text-style-name="P24" draw:layer="layout" svg:width="6.817cm" svg:height="11.258cm" svg:x="17.425cm" svg:y="6.229cm" svg:viewBox="0 0 6818 11259" svg:d="M0 0h6818M0 865h6818M0 1732h6818M0 2598h6818M0 3463h6818M0 4330h6818M0 5196h6818M0 6061h6818M0 6928h6818M0 7793h6818M0 8659h6818M0 9526h6818M0 10392h6818M0 11259h6818">
          <text:p/>
        </draw:path>
        <draw:polygon draw:style-name="gr46" draw:text-style-name="P25" draw:layer="layout" svg:width="9.124cm" svg:height="5.76cm" svg:x="16.421cm" svg:y="12.054cm" svg:viewBox="0 0 9125 5761" draw:points="0,0 9125,0 9125,5761 0,5761">
          <text:p/>
        </draw:polygon>
        <draw:g>
          <draw:path draw:style-name="gr47" draw:text-style-name="P26" draw:layer="layout" svg:width="0.752cm" svg:height="1.704cm" svg:x="19.772cm" svg:y="16.907cm" svg:viewBox="0 0 753 1705" svg:d="M748 1694c-38-10-72-23-107-40 0-2 0-3-1-3l-1-1c-2-66-49-136-91-179-7-7-18-3-18 8 6 53 26 106 60 146-57-35-109-79-156-131 1-2 1-4 1-6 1-44-5-90-19-131-10-31-24-71-51-87-6-3-13 1-13 9-1 52 8 105 31 152-8-10-16-21-23-33-48-68-90-143-125-220 0-1 0-2 0-5 0-1 0-3-1-4 1-1 4-1 4-4 44-70 38-177 18-256-3-9-14-10-18-3-40 65-40 140-28 212-23-60-42-123-53-188-5-27-8-54-9-80 1 0 3 0 4-1 64-44 101-140 111-218 1-10-9-19-17-10-46 47-80 104-101 168 2-102 23-198 59-291 1 1 4 3 6 3 75-4 148-77 186-143 4-9-4-20-12-17-55 20-105 49-150 89 42-87 94-168 153-244h1c37-20 81-37 111-69 26-27 39-67 54-103 4-11-9-17-18-12 0 0-1 0-2 0-33 4-63 18-88 44-27 29-40 68-60 103-44 53-86 113-122 177 10-90 24-186 2-274-2-11-14-11-18-3-60 91-66 220-4 312-40 74-70 153-90 235-2-34-4-69-8-103-2-23 3-68-16-85-3-3-8-4-12-2-68 47-39 219 20 259 0 1 1 1 2 1-10 63-14 126-8 190 0 1 0 3 0 3 2 23 5 44 8 68 3 15 6 31 10 46-16-28-36-58-54-84-22-30-48-53-82-64-7-2-14 5-13 14 17 87 77 163 156 187 2 0 4 0 6-1 24 87 59 170 101 249-17-16-35-29-54-42-26-15-63-40-93-30-6 2-10 9-8 15 26 87 108 144 191 119 18 30 38 59 58 88 31 43 65 87 105 125-49-28-110-34-160-29-8 2-14 12-7 20 54 59 139 83 211 52 1-1 2-1 3-2 70 58 149 101 238 115 5 2 9-9 1-11zM456 68c-2 2-2 5-3 8-4 3-7 6-10 9 4-6 8-12 13-17z">
            <text:p/>
          </draw:path>
          <draw:path draw:style-name="gr47" draw:text-style-name="P26" draw:layer="layout" svg:width="0.573cm" svg:height="0.81cm" svg:x="20.331cm" svg:y="17.321cm" svg:viewBox="0 0 574 811" svg:d="M79 482v3c-6 63-9 126-23 189-3 19-8 39-15 56 1-7 4-16 7-24 6-34 12-68 16-101 10-85 16-167 16-251 0 42 2 87-1 128zM469 150c8-9 18-16 25-25 7-7 8-15 15-22 15-14 75-25 64-60-5-13-22-33-36-28-8 3-5 6-11 11-21 19-43 35-62 57-44 46-82 99-120 151-44 63-92 126-126 197-22 48-53 91-76 140 0-2 2-22-1-20-2 2-3 5-3 8 6-59 21-121 17-184l-4-110-4-61c0 1 1 1 1 1-1-7-1-12-1-18 0-1 0-2 0-4 0 0 0 2 0 3 0-3 0-3 0-4v-13c-3-41-4-74-4-74 0 0 1 23 1 50-1-32-5-66-9-99 0 4 1 8 3 6 4 0-3-41-5-39-1 1-2 4-2 4-3-10-3-19-17-17-17 1-35 14-49 25-11 8-27 21-30 36-1 9 3 14 3 21 0 5-3 13-2 20 1 11 3 21 4 30 2 19 6 37 8 56 0 7 9 110 8 113 1-1 1-3 3-4 0 9 0 18 1 27-3 0-1-7-4-7-8 2-2 91 0 102 0 19 0 38-2 59 0 8-2 17-1 26 0 1 1 20 3 12 0 3 0 5 0 7 0-1-2-2-2-3-1 1 0 24 0 24-1 9-4 15-6 25-8 26-10 56-14 84-4 30-9 60-18 89-4 12-16 32-16 44-1 41 75 24 88 4 22-32 28-77 45-114 24-52 52-100 79-152 5-9 8-22 13-33 7-18 21-37 32-53 50-80 100-156 158-230 17-21 36-39 54-58z">
            <text:p/>
          </draw:path>
          <draw:path draw:style-name="gr47" draw:text-style-name="P26" draw:layer="layout" svg:width="0.856cm" svg:height="0.525cm" svg:x="20.649cm" svg:y="17.592cm" svg:viewBox="0 0 857 526" svg:d="M722 144c-6 28-11 63-25 88-4 9-1 6-10 8-5 2-16 0-22-1-9-1-21-3-28-9-12-12-10-30-9-47 1-16 6-33 12-48 2-5 18-36 16-42 0-3-11 15-12 15 6-10 12-16 15-22-1 0 0-2 1-4v1l2-2v-1c13-19 46-62 64-33 12 26 0 74-4 97zM549 411h-1c-73 12 12-157 14-167l-5 9c12-29 24-52 31-60 9 48 56 66 95 72-25 56-72 134-134 146zM196 303c-1 3-3 6-3 8 0-5 0-9 5-11zM194 321c-4 7-4 19-4 30 0-12 0-24 3-36 0 0 3 4 1 6zM227 208c0 2-1 3-1 4-1 0-1 0-2-1 1-2 3-5 4-7 0 1-1 3-1 4zM60 329l-2 6 2-8c1-1 1-1 0 1zM269 252l-12 46c4-16 8-31 12-46zM273 236v4c-1 1-1 1-1 2 0-2 0-4 1-6zM853 216c0 0 1 2 0 0-4-7-10-3-17 0-26 6-51 13-78 17 10-34 20-71 23-107 2-14 3-28 0-42-2-8-5-17-9-24 0 0-11-16-8-8v-1l-4-7 4 3c0-5-15-16-15-16-22-24-52-41-81-24-19 11-34 31-46 50-4 7-9 15-12 22-3 9-10 33-15 37-3 5-17 5-23 9-9 4-17 9-24 14-17 11-30 29-42 46-7 11-15 24-21 37-18 18-40 55-45 62-14 19-29 39-43 58-8 11-15 22-24 31-2 1-18 25-17 25 2-1 5-3 8-5-15 17-35 33-54 48-12 10-35 31-50 19-7-4-9-14-11-20-6-30-2-66 3-96 10-65 29-128 54-189 11-28 22-56 42-78 2-1 6 2 7 2 1-2-6-4-7-3-9 5-15 17-22 28-15 27-27 59-37 90 7-24 17-49 26-73 7-13 14-32 26-42 30-27 17 59 15 71 0-1 2-21 2-21-2 0-14 49-14 49l4-3c-4 7-12 13-1 22 13 10 41-8 47-22 6-13 8-34 9-48 1-25-4-39-13-59-8-21-17-33-40-37-20-3-37 7-52 19-21 17-38 39-52 64-4 7-36 78-35 79l3-5c-4 11-7 21-10 32-2 0 1-10 0-10-3 0-8 16-14 30-14 21-30 47-28 50 2 0 4 0 5-2-12 16-34 35-51 49-10 9-34 33-47 25-30-16 31-132 28-132-3-1-25 52-29 65 10-34 24-67 41-97-1 3-4 7-2 7 2 2 15-18 12-20 0 0-2 0-3 0 3-3 7-4 7-10 0-9-20-19-27-22-17-8-34-10-46 0-18 12-22 35-29 55-1 5-18 74-14 76 1-2 1-3 2-5l-2 18c-1 0 0-5-1-5-8 0-6 35-5 40 4 17 16 29 25 44 6 9 11 17 18 23 11 9 4 0 11 3h-1c-1 6 32 16 39 16 31-9 53-50 71-76 2-4 4-7 7-10-2 22-5 44-5 67 0 12 0 26 1 38 0 4 8 25 8 19l4 16c-1-1-4-10-4-10-5 5 19 42 24 48 7 10 17 13 29 15 34 5 68-18 94-40 44-42 86-91 119-143 2-4 5-8 8-12 0 46 27 94 65 113 17 10 36 13 54 12 18-3 36-14 50-25 12-11 41-30 47-46 0-1-2 0-5 2l26-32c1 1-7 10-7 10 7 3 38-49 42-52 6-11 13-24 19-35 6-9 5-8 14-12-1 1 10-3 12-3 9-1 112-9 87-46z">
            <text:p/>
          </draw:path>
          <draw:path draw:style-name="gr47" draw:text-style-name="P26" draw:layer="layout" svg:width="0.115cm" svg:height="0.186cm" svg:x="20.718cm" svg:y="17.516cm" svg:viewBox="0 0 116 187" svg:d="M10 137h-2c2 0 2 0 2-1 0 1 0 1 0 1zM69 119c2-4 7-7 10-11 4-8 4-16 8-22 5-4 11-7 14-11 8-8 17-22 14-34-3-13-13-27-22-35-11-6-27-9-40-3-2 1-13 3-9 8 1 2 1 2 4 2-9 7-22 18-3 25-2 4 0 12 0 13-1 6-14 41-22 60l11-19c-6 16-12 29-21 40 6-12-6 2-6 5-9-5-7 26-6 29l6 10c1 3-1 6 5 10 7 3 10-1 15-3 11-4 18-17 26-25 3-2-2-1-2-1 12-12 2 2 12-5 11-8 12-21 22-31-11 4-19 11-26 21-9 12-15 19-25 25 11-8 16-17 25-33 2-3 5-5 9-7-3-3-3-6 1-8z">
            <text:p/>
          </draw:path>
          <draw:path draw:style-name="gr47" draw:text-style-name="P26" draw:layer="layout" svg:width="0.752cm" svg:height="1.705cm" svg:x="21.219cm" svg:y="16.907cm" svg:viewBox="0 0 753 1706" svg:d="M7 1706c88-14 168-56 238-115 1 1 1 2 1 2 74 31 158 7 212-52 7-8 2-18-6-19-50-5-112 1-160 27 38-38 73-80 105-125 20-29 39-58 57-87 83 24 165-31 191-119 2-7-2-13-7-15-31-11-67 14-93 30-19 13-37 26-55 42 42-79 77-162 102-249 1 1 3 1 5 1 79-25 139-100 156-187 1-8-5-16-13-13-34 9-60 33-81 64-19 25-38 55-55 83 4-15 7-31 10-46 4-23 7-45 9-68 0-1 0-1 0-3 4-63 2-127-9-190 1 0 1 0 2 0 58-41 89-213 20-259-4-3-9-2-11 1-19 17-15 62-17 85-4 34-6 69-8 103-20-82-52-161-89-235 61-91 55-221-4-312-5-8-17-8-20 2-20 88-7 184 3 274-36-64-77-123-122-177-20-35-32-74-60-103-24-26-54-40-89-44 0 0-1 0-3 0-7-5-19 1-16 12 14 36 29 76 54 103 30 32 73 49 111 69 59 76 113 157 154 244-45-40-96-69-151-89-9-3-15 8-11 17 38 66 111 139 186 143 3 0 4-2 5-3 36 93 59 189 60 291-21-64-56-121-101-168-7-9-18 0-17 10 10 78 46 174 111 218 2 1 3 1 5 1-2 26-6 53-11 80-11 64-30 127-52 188 13-73 12-147-28-212-4-7-15-6-18 3-19 79-27 186 18 256 1 3 1 3 3 4-1 1-1 3-1 4-1 3 0 4 0 5-33 78-77 152-124 220-7 12-15 23-22 33 20-47 31-100 31-152 0-8-8-12-14-9-27 16-40 56-51 87-14 41-20 87-19 131 0 2 1 4 1 6-47 52-99 96-155 131 33-40 52-93 59-146 1-11-12-15-18-8-42 43-89 113-90 179l-1 1c-1 0-2 1-2 3-34 17-71 30-108 40-7 2-4 13 3 12zM309 84c-3-2-6-5-9-9-2-2-2-5-4-7 5 5 9 11 13 16z">
            <text:p/>
          </draw:path>
        </draw:g>
        <draw:polygon draw:style-name="gr46" draw:text-style-name="P27" draw:layer="layout" svg:width="1.506cm" svg:height="1.058cm" svg:x="17.376cm" svg:y="8.128cm" svg:viewBox="0 0 1507 1059" draw:points="0,0 1507,0 1507,1059 0,1059">
          <text:p/>
        </draw:polygon>
        <draw:polygon draw:style-name="gr46" draw:text-style-name="P27" draw:layer="layout" svg:width="2.367cm" svg:height="1.057cm" svg:x="17.317cm" svg:y="9.831cm" svg:viewBox="0 0 2368 1058" draw:points="0,0 2368,0 2368,1058 0,1058">
          <text:p/>
        </draw:polygon>
        <draw:frame draw:style-name="gr48" draw:text-style-name="P23" draw:layer="layout" svg:width="1.842cm" svg:height="0.533cm" svg:x="17.387cm" svg:y="8.388cm">
          <draw:text-box>
            <text:p text:style-name="P1"><text:span text:style-name="T12">E</text:span><text:span text:style-name="T12">m</text:span><text:span text:style-name="T12">a</text:span><text:span text:style-name="T12">i</text:span><text:span text:style-name="T12">l</text:span><text:span text:style-name="T12">: </text:span></text:p>
          </draw:text-box>
        </draw:frame>
        <draw:frame draw:style-name="gr49" draw:text-style-name="P23" draw:layer="layout" svg:width="2.796cm" svg:height="0.533cm" svg:x="17.391cm" svg:y="10.096cm">
          <draw:text-box>
            <text:p text:style-name="P1"><text:span text:style-name="T11">T</text:span><text:span text:style-name="T11">e</text:span><text:span text:style-name="T11">l</text:span><text:span text:style-name="T11">e</text:span><text:span text:style-name="T11">f</text:span><text:span text:style-name="T11">o</text:span><text:span text:style-name="T11">n</text:span><text:span text:style-name="T11">o</text:span><text:span text:style-name="T11">: </text:span></text:p>
          </draw:text-box>
        </draw:frame>
        <draw:frame draw:style-name="gr50" draw:text-style-name="P23" draw:layer="layout" svg:width="0.514cm" svg:height="0.533cm" svg:x="18.278cm" svg:y="10.113cm">
          <draw:text-box>
            <text:p text:style-name="P1"><text:span text:style-name="T11">´ </text:span></text:p>
          </draw:text-box>
        </draw:frame>
        <draw:polygon draw:style-name="gr46" draw:text-style-name="P27" draw:layer="layout" svg:width="1.716cm" svg:height="1.058cm" svg:x="17.427cm" svg:y="5.524cm" svg:viewBox="0 0 1717 1059" draw:points="0,0 1717,0 1717,1059 0,1059">
          <text:p/>
        </draw:polygon>
        <draw:frame draw:style-name="gr51" draw:text-style-name="P23" draw:layer="layout" svg:width="2.068cm" svg:height="0.533cm" svg:x="17.438cm" svg:y="5.784cm">
          <draw:text-box>
            <text:p text:style-name="P1"><text:span text:style-name="T12">N</text:span><text:span text:style-name="T12">o</text:span><text:span text:style-name="T12">m</text:span><text:span text:style-name="T12">b</text:span><text:span text:style-name="T12">r</text:span><text:span text:style-name="T12">e</text:span><text:span text:style-name="T12">: </text:span></text:p>
          </draw:text-box>
        </draw:frame>
      </draw:page>
      <draw:page draw:name="page6" draw:style-name="dp1" draw:master-page-name="master-page3">
        <draw:path draw:style-name="gr52" draw:text-style-name="P24" draw:layer="layout" svg:width="11.46cm" svg:height="18.995cm" svg:x="15.15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53" draw:text-style-name="P28" draw:layer="layout" svg:width="1.432cm" svg:height="0.533cm" svg:x="15.891cm" svg:y="1.714cm">
          <draw:text-box>
            <text:p text:style-name="P1"><text:span text:style-name="T13">J</text:span><text:span text:style-name="T13">u</text:span><text:span text:style-name="T13">e</text:span><text:span text:style-name="T13">v</text:span><text:span text:style-name="T13">e</text:span><text:span text:style-name="T13">s</text:span></text:p>
          </draw:text-box>
        </draw:frame>
        <draw:frame draw:style-name="gr54" draw:text-style-name="P28" draw:layer="layout" svg:width="1.714cm" svg:height="0.533cm" svg:x="18.68cm" svg:y="1.714cm">
          <draw:text-box>
            <text:p text:style-name="P1"><text:span text:style-name="T13">Vi</text:span><text:span text:style-name="T13">er</text:span><text:span text:style-name="T13">n</text:span><text:span text:style-name="T13">e</text:span><text:span text:style-name="T13">s</text:span></text:p>
          </draw:text-box>
        </draw:frame>
        <draw:frame draw:style-name="gr55" draw:text-style-name="P28" draw:layer="layout" svg:width="1.691cm" svg:height="0.533cm" svg:x="21.528cm" svg:y="1.714cm">
          <draw:text-box>
            <text:p text:style-name="P1"><text:span text:style-name="T13">S</text:span><text:span text:style-name="T13">á</text:span><text:span text:style-name="T13">b</text:span><text:span text:style-name="T13">a</text:span><text:span text:style-name="T13">d</text:span><text:span text:style-name="T13">o</text:span></text:p>
          </draw:text-box>
        </draw:frame>
        <draw:frame draw:style-name="gr56" draw:text-style-name="P28" draw:layer="layout" svg:width="2.001cm" svg:height="0.533cm" svg:x="24.248cm" svg:y="1.714cm">
          <draw:text-box>
            <text:p text:style-name="P1"><text:span text:style-name="T13">D</text:span><text:span text:style-name="T13">o</text:span><text:span text:style-name="T13">m</text:span><text:span text:style-name="T13">in</text:span><text:span text:style-name="T13">g</text:span><text:span text:style-name="T13">o</text:span></text:p>
          </draw:text-box>
        </draw:frame>
        <draw:frame draw:style-name="gr57" draw:text-style-name="P29" draw:layer="layout" svg:width="0.364cm" svg:height="0.49cm" svg:x="18.153cm" svg:y="2.735cm">
          <draw:text-box>
            <text:p text:style-name="P1"><text:span text:style-name="T14">1</text:span></text:p>
          </draw:text-box>
        </draw:frame>
        <draw:frame draw:style-name="gr57" draw:text-style-name="P29" draw:layer="layout" svg:width="0.364cm" svg:height="0.49cm" svg:x="21.014cm" svg:y="2.735cm">
          <draw:text-box>
            <text:p text:style-name="P1"><text:span text:style-name="T14">2</text:span></text:p>
          </draw:text-box>
        </draw:frame>
        <draw:frame draw:style-name="gr57" draw:text-style-name="P29" draw:layer="layout" svg:width="0.364cm" svg:height="0.49cm" svg:x="23.875cm" svg:y="2.735cm">
          <draw:text-box>
            <text:p text:style-name="P1"><text:span text:style-name="T14">3</text:span></text:p>
          </draw:text-box>
        </draw:frame>
        <draw:frame draw:style-name="gr57" draw:text-style-name="P29" draw:layer="layout" svg:width="0.364cm" svg:height="0.49cm" svg:x="15.292cm" svg:y="6.255cm">
          <draw:text-box>
            <text:p text:style-name="P1"><text:span text:style-name="T14">7</text:span></text:p>
          </draw:text-box>
        </draw:frame>
        <draw:frame draw:style-name="gr57" draw:text-style-name="P29" draw:layer="layout" svg:width="0.364cm" svg:height="0.49cm" svg:x="18.153cm" svg:y="6.255cm">
          <draw:text-box>
            <text:p text:style-name="P1"><text:span text:style-name="T14">8</text:span></text:p>
          </draw:text-box>
        </draw:frame>
        <draw:frame draw:style-name="gr57" draw:text-style-name="P29" draw:layer="layout" svg:width="0.364cm" svg:height="0.49cm" svg:x="21.014cm" svg:y="6.255cm">
          <draw:text-box>
            <text:p text:style-name="P1"><text:span text:style-name="T14">9</text:span></text:p>
          </draw:text-box>
        </draw:frame>
        <draw:frame draw:style-name="gr58" draw:text-style-name="P29" draw:layer="layout" svg:width="0.472cm" svg:height="0.49cm" svg:x="23.875cm" svg:y="6.255cm">
          <draw:text-box>
            <text:p text:style-name="P1"><text:span text:style-name="T14">10</text:span></text:p>
          </draw:text-box>
        </draw:frame>
        <draw:frame draw:style-name="gr58" draw:text-style-name="P29" draw:layer="layout" svg:width="0.472cm" svg:height="0.49cm" svg:x="15.292cm" svg:y="9.774cm">
          <draw:text-box>
            <text:p text:style-name="P1"><text:span text:style-name="T14">14</text:span></text:p>
          </draw:text-box>
        </draw:frame>
        <draw:frame draw:style-name="gr58" draw:text-style-name="P29" draw:layer="layout" svg:width="0.472cm" svg:height="0.49cm" svg:x="18.153cm" svg:y="9.774cm">
          <draw:text-box>
            <text:p text:style-name="P1"><text:span text:style-name="T14">15</text:span></text:p>
          </draw:text-box>
        </draw:frame>
        <draw:frame draw:style-name="gr58" draw:text-style-name="P29" draw:layer="layout" svg:width="0.472cm" svg:height="0.49cm" svg:x="21.014cm" svg:y="9.774cm">
          <draw:text-box>
            <text:p text:style-name="P1"><text:span text:style-name="T14">16</text:span></text:p>
          </draw:text-box>
        </draw:frame>
        <draw:frame draw:style-name="gr58" draw:text-style-name="P29" draw:layer="layout" svg:width="0.472cm" svg:height="0.49cm" svg:x="23.875cm" svg:y="9.774cm">
          <draw:text-box>
            <text:p text:style-name="P1"><text:span text:style-name="T14">17</text:span></text:p>
          </draw:text-box>
        </draw:frame>
        <draw:frame draw:style-name="gr58" draw:text-style-name="P29" draw:layer="layout" svg:width="0.472cm" svg:height="0.49cm" svg:x="15.292cm" svg:y="13.293cm">
          <draw:text-box>
            <text:p text:style-name="P1"><text:span text:style-name="T14">21</text:span></text:p>
          </draw:text-box>
        </draw:frame>
        <draw:frame draw:style-name="gr58" draw:text-style-name="P29" draw:layer="layout" svg:width="0.472cm" svg:height="0.49cm" svg:x="18.153cm" svg:y="13.293cm">
          <draw:text-box>
            <text:p text:style-name="P1"><text:span text:style-name="T14">2</text:span><text:span text:style-name="T14">2</text:span></text:p>
          </draw:text-box>
        </draw:frame>
        <draw:frame draw:style-name="gr58" draw:text-style-name="P29" draw:layer="layout" svg:width="0.472cm" svg:height="0.49cm" svg:x="21.014cm" svg:y="13.293cm">
          <draw:text-box>
            <text:p text:style-name="P1"><text:span text:style-name="T14">2</text:span><text:span text:style-name="T14">3</text:span></text:p>
          </draw:text-box>
        </draw:frame>
        <draw:frame draw:style-name="gr58" draw:text-style-name="P29" draw:layer="layout" svg:width="0.472cm" svg:height="0.49cm" svg:x="23.875cm" svg:y="13.293cm">
          <draw:text-box>
            <text:p text:style-name="P1"><text:span text:style-name="T14">2</text:span><text:span text:style-name="T14">4</text:span></text:p>
          </draw:text-box>
        </draw:frame>
        <draw:frame draw:style-name="gr58" draw:text-style-name="P29" draw:layer="layout" svg:width="0.472cm" svg:height="0.49cm" svg:x="15.292cm" svg:y="16.813cm">
          <draw:text-box>
            <text:p text:style-name="P1"><text:span text:style-name="T14">2</text:span><text:span text:style-name="T14">8</text:span></text:p>
          </draw:text-box>
        </draw:frame>
        <draw:frame draw:style-name="gr58" draw:text-style-name="P29" draw:layer="layout" svg:width="0.472cm" svg:height="0.49cm" svg:x="18.153cm" svg:y="16.813cm">
          <draw:text-box>
            <text:p text:style-name="P1"><text:span text:style-name="T14">2</text:span><text:span text:style-name="T14">9</text:span></text:p>
          </draw:text-box>
        </draw:frame>
        <draw:frame draw:style-name="gr58" draw:text-style-name="P29" draw:layer="layout" svg:width="0.472cm" svg:height="0.49cm" svg:x="21.014cm" svg:y="16.813cm">
          <draw:text-box>
            <text:p text:style-name="P1"><text:span text:style-name="T14">3</text:span><text:span text:style-name="T14">0</text:span></text:p>
          </draw:text-box>
        </draw:frame>
        <draw:frame draw:style-name="gr58" draw:text-style-name="P29" draw:layer="layout" svg:width="0.472cm" svg:height="0.49cm" svg:x="23.875cm" svg:y="16.813cm">
          <draw:text-box>
            <text:p text:style-name="P1"><text:span text:style-name="T14">31</text:span></text:p>
          </draw:text-box>
        </draw:frame>
      </draw:page>
      <draw:page draw:name="page7" draw:style-name="dp1" draw:master-page-name="master-page34">
        <draw:path draw:style-name="gr52" draw:text-style-name="P30" draw:layer="layout" svg:width="3.385cm" svg:height="14.078cm" svg:x="0.7cm" svg:y="2.68cm" svg:viewBox="0 0 3386 14079" svg:d="M0 0h3386M0 3520h3386M0 7040h3386M0 10560h3386M0 14079h3386">
          <text:p/>
        </draw:path>
        <draw:frame draw:style-name="gr59" draw:text-style-name="P31" draw:layer="layout" svg:width="0.662cm" svg:height="0.892cm" svg:x="1.972cm" svg:y="1.483cm">
          <draw:text-box>
            <text:p text:style-name="P1"><text:span text:style-name="T15"><text:s/></text:span></text:p>
          </draw:text-box>
        </draw:frame>
        <draw:frame draw:style-name="gr60" draw:text-style-name="P32" draw:layer="layout" svg:width="1.848cm" svg:height="0.709cm" svg:x="1.567cm" svg:y="1.647cm">
          <draw:text-box>
            <text:p text:style-name="P1"><text:span text:style-name="T16">E</text:span><text:span text:style-name="T16">N</text:span><text:span text:style-name="T16">E</text:span><text:span text:style-name="T16">R</text:span><text:span text:style-name="T16">O</text:span></text:p>
          </draw:text-box>
        </draw:frame>
        <draw:path draw:style-name="gr61" draw:text-style-name="P24" draw:layer="layout" svg:width="3.378cm" svg:height="16.526cm" svg:x="0.7cm" svg:y="3.27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path draw:style-name="gr52" draw:text-style-name="P24" draw:layer="layout" svg:width="8.599cm" svg:height="18.994cm" svg:x="4.078cm" svg:y="1.281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62" draw:text-style-name="P33" draw:layer="layout" svg:width="2.423cm" svg:height="0.533cm" svg:x="1.25cm" svg:y="2.77cm">
          <draw:text-box>
            <text:p text:style-name="P1"><text:span text:style-name="T17">Se</text:span><text:span text:style-name="T17">ma</text:span><text:span text:style-name="T17">na </text:span><text:span text:style-name="T17">53 </text:span><text:span text:style-name="T17">20</text:span><text:span text:style-name="T17">20</text:span></text:p>
          </draw:text-box>
        </draw:frame>
        <draw:frame draw:style-name="gr63" draw:text-style-name="P34" draw:layer="layout" svg:width="2.26cm" svg:height="0.533cm" svg:x="1.5cm" svg:y="6.319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1</text:span></text:p>
          </draw:text-box>
        </draw:frame>
        <draw:frame draw:style-name="gr63" draw:text-style-name="P34" draw:layer="layout" svg:width="2.26cm" svg:height="0.533cm" svg:x="1.5cm" svg:y="9.838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2</text:span></text:p>
          </draw:text-box>
        </draw:frame>
        <draw:frame draw:style-name="gr63" draw:text-style-name="P34" draw:layer="layout" svg:width="2.26cm" svg:height="0.533cm" svg:x="1.5cm" svg:y="13.358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3</text:span></text:p>
          </draw:text-box>
        </draw:frame>
        <draw:frame draw:style-name="gr63" draw:text-style-name="P34" draw:layer="layout" svg:width="2.26cm" svg:height="0.533cm" svg:x="1.5cm" svg:y="16.877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4</text:span></text:p>
          </draw:text-box>
        </draw:frame>
        <draw:frame draw:style-name="gr64" draw:text-style-name="P28" draw:layer="layout" svg:width="1.316cm" svg:height="0.533cm" svg:x="4.922cm" svg:y="1.747cm">
          <draw:text-box>
            <text:p text:style-name="P1"><text:span text:style-name="T13">L</text:span><text:span text:style-name="T13">u</text:span><text:span text:style-name="T13">n</text:span><text:span text:style-name="T13">e</text:span><text:span text:style-name="T13">s</text:span></text:p>
          </draw:text-box>
        </draw:frame>
        <draw:frame draw:style-name="gr65" draw:text-style-name="P28" draw:layer="layout" svg:width="1.635cm" svg:height="0.533cm" svg:x="7.635cm" svg:y="1.747cm">
          <draw:text-box>
            <text:p text:style-name="P1"><text:span text:style-name="T13">M</text:span><text:span text:style-name="T13">ar</text:span><text:span text:style-name="T13">te</text:span><text:span text:style-name="T13">s</text:span></text:p>
          </draw:text-box>
        </draw:frame>
        <draw:frame draw:style-name="gr66" draw:text-style-name="P35" draw:layer="layout" svg:width="2.304cm" svg:height="0.533cm" svg:x="10.196cm" svg:y="1.747cm">
          <draw:text-box>
            <text:p text:style-name="P1"><text:span text:style-name="T19">M</text:span><text:span text:style-name="T19">ié</text:span><text:span text:style-name="T19">rc</text:span><text:span text:style-name="T19">ol</text:span><text:span text:style-name="T19">e</text:span><text:span text:style-name="T19">s</text:span></text:p>
          </draw:text-box>
        </draw:frame>
        <draw:frame draw:style-name="gr57" draw:text-style-name="P29" draw:layer="layout" svg:width="0.364cm" svg:height="0.49cm" svg:x="4.219cm" svg:y="6.288cm">
          <draw:text-box>
            <text:p text:style-name="P1"><text:span text:style-name="T14">4</text:span></text:p>
          </draw:text-box>
        </draw:frame>
        <draw:frame draw:style-name="gr57" draw:text-style-name="P29" draw:layer="layout" svg:width="0.364cm" svg:height="0.49cm" svg:x="7.08cm" svg:y="6.288cm">
          <draw:text-box>
            <text:p text:style-name="P1"><text:span text:style-name="T14">5</text:span></text:p>
          </draw:text-box>
        </draw:frame>
        <draw:frame draw:style-name="gr57" draw:text-style-name="P29" draw:layer="layout" svg:width="0.364cm" svg:height="0.49cm" svg:x="9.94cm" svg:y="6.288cm">
          <draw:text-box>
            <text:p text:style-name="P1"><text:span text:style-name="T14">6</text:span></text:p>
          </draw:text-box>
        </draw:frame>
        <draw:frame draw:style-name="gr58" draw:text-style-name="P29" draw:layer="layout" svg:width="0.472cm" svg:height="0.49cm" svg:x="4.219cm" svg:y="9.807cm">
          <draw:text-box>
            <text:p text:style-name="P1"><text:span text:style-name="T14">11</text:span></text:p>
          </draw:text-box>
        </draw:frame>
        <draw:frame draw:style-name="gr58" draw:text-style-name="P29" draw:layer="layout" svg:width="0.472cm" svg:height="0.49cm" svg:x="7.08cm" svg:y="9.807cm">
          <draw:text-box>
            <text:p text:style-name="P1"><text:span text:style-name="T14">12</text:span></text:p>
          </draw:text-box>
        </draw:frame>
        <draw:frame draw:style-name="gr58" draw:text-style-name="P29" draw:layer="layout" svg:width="0.472cm" svg:height="0.49cm" svg:x="9.94cm" svg:y="9.807cm">
          <draw:text-box>
            <text:p text:style-name="P1"><text:span text:style-name="T14">13</text:span></text:p>
          </draw:text-box>
        </draw:frame>
        <draw:frame draw:style-name="gr58" draw:text-style-name="P29" draw:layer="layout" svg:width="0.472cm" svg:height="0.49cm" svg:x="4.219cm" svg:y="13.326cm">
          <draw:text-box>
            <text:p text:style-name="P1"><text:span text:style-name="T14">18</text:span></text:p>
          </draw:text-box>
        </draw:frame>
        <draw:frame draw:style-name="gr58" draw:text-style-name="P29" draw:layer="layout" svg:width="0.472cm" svg:height="0.49cm" svg:x="7.08cm" svg:y="13.326cm">
          <draw:text-box>
            <text:p text:style-name="P1"><text:span text:style-name="T14">19</text:span></text:p>
          </draw:text-box>
        </draw:frame>
        <draw:frame draw:style-name="gr58" draw:text-style-name="P29" draw:layer="layout" svg:width="0.472cm" svg:height="0.49cm" svg:x="9.94cm" svg:y="13.326cm">
          <draw:text-box>
            <text:p text:style-name="P1"><text:span text:style-name="T14">2</text:span><text:span text:style-name="T14">0</text:span></text:p>
          </draw:text-box>
        </draw:frame>
        <draw:frame draw:style-name="gr58" draw:text-style-name="P29" draw:layer="layout" svg:width="0.472cm" svg:height="0.49cm" svg:x="4.219cm" svg:y="16.847cm">
          <draw:text-box>
            <text:p text:style-name="P1"><text:span text:style-name="T14">2</text:span><text:span text:style-name="T14">5</text:span></text:p>
          </draw:text-box>
        </draw:frame>
        <draw:frame draw:style-name="gr58" draw:text-style-name="P29" draw:layer="layout" svg:width="0.472cm" svg:height="0.49cm" svg:x="7.08cm" svg:y="16.847cm">
          <draw:text-box>
            <text:p text:style-name="P1"><text:span text:style-name="T14">2</text:span><text:span text:style-name="T14">6</text:span></text:p>
          </draw:text-box>
        </draw:frame>
        <draw:frame draw:style-name="gr58" draw:text-style-name="P29" draw:layer="layout" svg:width="0.472cm" svg:height="0.49cm" svg:x="9.94cm" svg:y="16.847cm">
          <draw:text-box>
            <text:p text:style-name="P1"><text:span text:style-name="T14">2</text:span><text:span text:style-name="T14">7</text:span></text:p>
          </draw:text-box>
        </draw:frame>
      </draw:page>
      <draw:page draw:name="page8" draw:style-name="dp1" draw:master-page-name="master-page34">
        <draw:custom-shape draw:style-name="gr67" draw:text-style-name="P9" draw:layer="layout" svg:width="5.006cm" svg:height="0.663cm" svg:x="7.373cm" svg:y="1.5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9" draw:layer="layout" svg:width="5.006cm" svg:height="0.663cm" svg:x="1.6cm" svg:y="1.5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9" draw:layer="layout" svg:width="5.006cm" svg:height="0.663cm" svg:x="21.252cm" svg:y="1.5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9" draw:layer="layout" svg:width="5.006cm" svg:height="0.663cm" svg:x="15.515cm" svg:y="1.56cm">
          <text:p/>
          <draw:enhanced-geometry svg:viewBox="0 0 21600 21600" draw:type="rectangle" draw:enhanced-path="M 0 0 L 21600 0 21600 21600 0 21600 0 0 Z N"/>
        </draw:custom-shape>
        <draw:frame draw:style-name="gr68" draw:text-style-name="P32" draw:layer="layout" svg:width="1.657cm" svg:height="0.625cm" svg:x="3.257cm" svg:y="1.609cm">
          <draw:text-box>
            <text:p text:style-name="P1"><text:span text:style-name="T20">E</text:span><text:span text:style-name="T20">N</text:span><text:span text:style-name="T20">E</text:span><text:span text:style-name="T20">R</text:span><text:span text:style-name="T20">O</text:span></text:p>
          </draw:text-box>
        </draw:frame>
        <draw:frame draw:style-name="gr69" draw:text-style-name="P32" draw:layer="layout" svg:width="2.212cm" svg:height="0.625cm" svg:x="8.804cm" svg:y="1.609cm">
          <draw:text-box>
            <text:p text:style-name="P1"><text:span text:style-name="T20">F</text:span><text:span text:style-name="T20">E</text:span><text:span text:style-name="T20">B</text:span><text:span text:style-name="T20">R</text:span><text:span text:style-name="T20">E</text:span><text:span text:style-name="T20">R</text:span><text:span text:style-name="T20">O</text:span></text:p>
          </draw:text-box>
        </draw:frame>
        <draw:frame draw:style-name="gr70" draw:text-style-name="P36" draw:layer="layout" svg:width="0.231cm" svg:height="0.31cm" svg:x="7.44cm" svg:y="2.955cm">
          <draw:text-box>
            <text:p text:style-name="P1"><text:span text:style-name="T21">L</text:span></text:p>
          </draw:text-box>
        </draw:frame>
        <draw:frame draw:style-name="gr70" draw:text-style-name="P36" draw:layer="layout" svg:width="0.231cm" svg:height="0.31cm" svg:x="8.193cm" svg:y="2.955cm">
          <draw:text-box>
            <text:p text:style-name="P1"><text:span text:style-name="T21">M</text:span></text:p>
          </draw:text-box>
        </draw:frame>
        <draw:frame draw:style-name="gr70" draw:text-style-name="P36" draw:layer="layout" svg:width="0.231cm" svg:height="0.31cm" svg:x="8.983cm" svg:y="2.955cm">
          <draw:text-box>
            <text:p text:style-name="P1"><text:span text:style-name="T21">M</text:span></text:p>
          </draw:text-box>
        </draw:frame>
        <draw:frame draw:style-name="gr70" draw:text-style-name="P36" draw:layer="layout" svg:width="0.231cm" svg:height="0.31cm" svg:x="9.812cm" svg:y="2.955cm">
          <draw:text-box>
            <text:p text:style-name="P1"><text:span text:style-name="T21">J</text:span></text:p>
          </draw:text-box>
        </draw:frame>
        <draw:frame draw:style-name="gr70" draw:text-style-name="P36" draw:layer="layout" svg:width="0.231cm" svg:height="0.31cm" svg:x="10.58cm" svg:y="2.955cm">
          <draw:text-box>
            <text:p text:style-name="P1"><text:span text:style-name="T21">V</text:span></text:p>
          </draw:text-box>
        </draw:frame>
        <draw:frame draw:style-name="gr70" draw:text-style-name="P36" draw:layer="layout" svg:width="0.231cm" svg:height="0.31cm" svg:x="11.378cm" svg:y="2.955cm">
          <draw:text-box>
            <text:p text:style-name="P1"><text:span text:style-name="T21">S</text:span></text:p>
          </draw:text-box>
        </draw:frame>
        <draw:frame draw:style-name="gr70" draw:text-style-name="P36" draw:layer="layout" svg:width="0.231cm" svg:height="0.31cm" svg:x="12.155cm" svg:y="2.955cm">
          <draw:text-box>
            <text:p text:style-name="P1"><text:span text:style-name="T21">D</text:span></text:p>
          </draw:text-box>
        </draw:frame>
        <draw:frame draw:style-name="gr70" draw:text-style-name="P37" draw:layer="layout" svg:width="0.231cm" svg:height="0.31cm" svg:x="7.458cm" svg:y="3.717cm">
          <draw:text-box>
            <text:p text:style-name="P1"><text:span text:style-name="T22">1</text:span></text:p>
          </draw:text-box>
        </draw:frame>
        <draw:frame draw:style-name="gr70" draw:text-style-name="P37" draw:layer="layout" svg:width="0.231cm" svg:height="0.31cm" svg:x="8.219cm" svg:y="3.717cm">
          <draw:text-box>
            <text:p text:style-name="P1"><text:span text:style-name="T22">2</text:span></text:p>
          </draw:text-box>
        </draw:frame>
        <draw:frame draw:style-name="gr70" draw:text-style-name="P37" draw:layer="layout" svg:width="0.231cm" svg:height="0.31cm" svg:x="9.012cm" svg:y="3.717cm">
          <draw:text-box>
            <text:p text:style-name="P1"><text:span text:style-name="T22">3</text:span></text:p>
          </draw:text-box>
        </draw:frame>
        <draw:frame draw:style-name="gr70" draw:text-style-name="P37" draw:layer="layout" svg:width="0.231cm" svg:height="0.31cm" svg:x="9.801cm" svg:y="3.717cm">
          <draw:text-box>
            <text:p text:style-name="P1"><text:span text:style-name="T22">4</text:span></text:p>
          </draw:text-box>
        </draw:frame>
        <draw:frame draw:style-name="gr70" draw:text-style-name="P37" draw:layer="layout" svg:width="0.231cm" svg:height="0.31cm" svg:x="10.588cm" svg:y="3.717cm">
          <draw:text-box>
            <text:p text:style-name="P1"><text:span text:style-name="T22">5</text:span></text:p>
          </draw:text-box>
        </draw:frame>
        <draw:frame draw:style-name="gr70" draw:text-style-name="P37" draw:layer="layout" svg:width="0.231cm" svg:height="0.31cm" svg:x="11.378cm" svg:y="3.717cm">
          <draw:text-box>
            <text:p text:style-name="P1"><text:span text:style-name="T22">6</text:span></text:p>
          </draw:text-box>
        </draw:frame>
        <draw:frame draw:style-name="gr70" draw:text-style-name="P37" draw:layer="layout" svg:width="0.231cm" svg:height="0.31cm" svg:x="12.176cm" svg:y="3.717cm">
          <draw:text-box>
            <text:p text:style-name="P1"><text:span text:style-name="T22">7</text:span></text:p>
          </draw:text-box>
        </draw:frame>
        <draw:frame draw:style-name="gr70" draw:text-style-name="P37" draw:layer="layout" svg:width="0.231cm" svg:height="0.31cm" svg:x="7.43cm" svg:y="4.479cm">
          <draw:text-box>
            <text:p text:style-name="P1"><text:span text:style-name="T22">8</text:span></text:p>
          </draw:text-box>
        </draw:frame>
        <draw:frame draw:style-name="gr70" draw:text-style-name="P37" draw:layer="layout" svg:width="0.231cm" svg:height="0.31cm" svg:x="8.218cm" svg:y="4.479cm">
          <draw:text-box>
            <text:p text:style-name="P1"><text:span text:style-name="T22">9</text:span></text:p>
          </draw:text-box>
        </draw:frame>
        <draw:frame draw:style-name="gr71" draw:text-style-name="P37" draw:layer="layout" svg:width="0.296cm" svg:height="0.31cm" svg:x="8.966cm" svg:y="4.479cm">
          <draw:text-box>
            <text:p text:style-name="P1"><text:span text:style-name="T22">10</text:span></text:p>
          </draw:text-box>
        </draw:frame>
        <draw:frame draw:style-name="gr71" draw:text-style-name="P37" draw:layer="layout" svg:width="0.296cm" svg:height="0.31cm" svg:x="9.788cm" svg:y="4.479cm">
          <draw:text-box>
            <text:p text:style-name="P1"><text:span text:style-name="T22">11</text:span></text:p>
          </draw:text-box>
        </draw:frame>
        <draw:frame draw:style-name="gr71" draw:text-style-name="P37" draw:layer="layout" svg:width="0.296cm" svg:height="0.31cm" svg:x="10.549cm" svg:y="4.479cm">
          <draw:text-box>
            <text:p text:style-name="P1"><text:span text:style-name="T22">12</text:span></text:p>
          </draw:text-box>
        </draw:frame>
        <draw:frame draw:style-name="gr71" draw:text-style-name="P37" draw:layer="layout" svg:width="0.296cm" svg:height="0.31cm" svg:x="11.342cm" svg:y="4.479cm">
          <draw:text-box>
            <text:p text:style-name="P1"><text:span text:style-name="T22">13</text:span></text:p>
          </draw:text-box>
        </draw:frame>
        <draw:frame draw:style-name="gr71" draw:text-style-name="P37" draw:layer="layout" svg:width="0.296cm" svg:height="0.31cm" svg:x="12.132cm" svg:y="4.479cm">
          <draw:text-box>
            <text:p text:style-name="P1"><text:span text:style-name="T22">14</text:span></text:p>
          </draw:text-box>
        </draw:frame>
        <draw:frame draw:style-name="gr71" draw:text-style-name="P37" draw:layer="layout" svg:width="0.296cm" svg:height="0.31cm" svg:x="7.389cm" svg:y="5.264cm">
          <draw:text-box>
            <text:p text:style-name="P1"><text:span text:style-name="T22">15</text:span></text:p>
          </draw:text-box>
        </draw:frame>
        <draw:frame draw:style-name="gr71" draw:text-style-name="P37" draw:layer="layout" svg:width="0.296cm" svg:height="0.31cm" svg:x="8.179cm" svg:y="5.264cm">
          <draw:text-box>
            <text:p text:style-name="P1"><text:span text:style-name="T22">16</text:span></text:p>
          </draw:text-box>
        </draw:frame>
        <draw:frame draw:style-name="gr71" draw:text-style-name="P37" draw:layer="layout" svg:width="0.296cm" svg:height="0.31cm" svg:x="8.977cm" svg:y="5.264cm">
          <draw:text-box>
            <text:p text:style-name="P1"><text:span text:style-name="T22">17</text:span></text:p>
          </draw:text-box>
        </draw:frame>
        <draw:frame draw:style-name="gr71" draw:text-style-name="P37" draw:layer="layout" svg:width="0.296cm" svg:height="0.31cm" svg:x="9.76cm" svg:y="5.264cm">
          <draw:text-box>
            <text:p text:style-name="P1"><text:span text:style-name="T22">18</text:span></text:p>
          </draw:text-box>
        </draw:frame>
        <draw:frame draw:style-name="gr71" draw:text-style-name="P37" draw:layer="layout" svg:width="0.296cm" svg:height="0.31cm" svg:x="10.548cm" svg:y="5.264cm">
          <draw:text-box>
            <text:p text:style-name="P1"><text:span text:style-name="T22">19</text:span></text:p>
          </draw:text-box>
        </draw:frame>
        <draw:frame draw:style-name="gr72" draw:text-style-name="P37" draw:layer="layout" svg:width="0.307cm" svg:height="0.31cm" svg:x="11.306cm" svg:y="5.264cm">
          <draw:text-box>
            <text:p text:style-name="P1"><text:span text:style-name="T22">20</text:span></text:p>
          </draw:text-box>
        </draw:frame>
        <draw:frame draw:style-name="gr71" draw:text-style-name="P37" draw:layer="layout" svg:width="0.296cm" svg:height="0.31cm" svg:x="12.129cm" svg:y="5.264cm">
          <draw:text-box>
            <text:p text:style-name="P1"><text:span text:style-name="T22">21</text:span></text:p>
          </draw:text-box>
        </draw:frame>
        <draw:frame draw:style-name="gr73" draw:text-style-name="P37" draw:layer="layout" svg:width="0.298cm" svg:height="0.31cm" svg:x="7.36cm" svg:y="5.999cm">
          <draw:text-box>
            <text:p text:style-name="P1"><text:span text:style-name="T22">22</text:span></text:p>
          </draw:text-box>
        </draw:frame>
        <draw:frame draw:style-name="gr71" draw:text-style-name="P37" draw:layer="layout" svg:width="0.296cm" svg:height="0.31cm" svg:x="8.154cm" svg:y="5.999cm">
          <draw:text-box>
            <text:p text:style-name="P1"><text:span text:style-name="T22">23</text:span></text:p>
          </draw:text-box>
        </draw:frame>
        <draw:frame draw:style-name="gr71" draw:text-style-name="P37" draw:layer="layout" svg:width="0.296cm" svg:height="0.31cm" svg:x="8.943cm" svg:y="5.999cm">
          <draw:text-box>
            <text:p text:style-name="P1"><text:span text:style-name="T22">24</text:span></text:p>
          </draw:text-box>
        </draw:frame>
        <draw:frame draw:style-name="gr73" draw:text-style-name="P37" draw:layer="layout" svg:width="0.298cm" svg:height="0.31cm" svg:x="9.73cm" svg:y="5.999cm">
          <draw:text-box>
            <text:p text:style-name="P1"><text:span text:style-name="T22">25</text:span></text:p>
          </draw:text-box>
        </draw:frame>
        <draw:frame draw:style-name="gr73" draw:text-style-name="P37" draw:layer="layout" svg:width="0.298cm" svg:height="0.31cm" svg:x="10.519cm" svg:y="5.999cm">
          <draw:text-box>
            <text:p text:style-name="P1"><text:span text:style-name="T22">26</text:span></text:p>
          </draw:text-box>
        </draw:frame>
        <draw:frame draw:style-name="gr71" draw:text-style-name="P37" draw:layer="layout" svg:width="0.296cm" svg:height="0.31cm" svg:x="11.318cm" svg:y="5.999cm">
          <draw:text-box>
            <text:p text:style-name="P1"><text:span text:style-name="T22">27</text:span></text:p>
          </draw:text-box>
        </draw:frame>
        <draw:frame draw:style-name="gr73" draw:text-style-name="P37" draw:layer="layout" svg:width="0.298cm" svg:height="0.31cm" svg:x="12.1cm" svg:y="5.999cm">
          <draw:text-box>
            <text:p text:style-name="P1"><text:span text:style-name="T22">28</text:span></text:p>
          </draw:text-box>
        </draw:frame>
        <draw:frame draw:style-name="gr70" draw:text-style-name="P36" draw:layer="layout" svg:width="0.231cm" svg:height="0.31cm" svg:x="1.675cm" svg:y="2.955cm">
          <draw:text-box>
            <text:p text:style-name="P1"><text:span text:style-name="T21">L</text:span></text:p>
          </draw:text-box>
        </draw:frame>
        <draw:frame draw:style-name="gr70" draw:text-style-name="P36" draw:layer="layout" svg:width="0.231cm" svg:height="0.31cm" svg:x="2.429cm" svg:y="2.955cm">
          <draw:text-box>
            <text:p text:style-name="P1"><text:span text:style-name="T21">M</text:span></text:p>
          </draw:text-box>
        </draw:frame>
        <draw:frame draw:style-name="gr70" draw:text-style-name="P36" draw:layer="layout" svg:width="0.231cm" svg:height="0.31cm" svg:x="3.219cm" svg:y="2.955cm">
          <draw:text-box>
            <text:p text:style-name="P1"><text:span text:style-name="T21">M</text:span></text:p>
          </draw:text-box>
        </draw:frame>
        <draw:frame draw:style-name="gr70" draw:text-style-name="P36" draw:layer="layout" svg:width="0.231cm" svg:height="0.31cm" svg:x="4.048cm" svg:y="2.955cm">
          <draw:text-box>
            <text:p text:style-name="P1"><text:span text:style-name="T21">J</text:span></text:p>
          </draw:text-box>
        </draw:frame>
        <draw:frame draw:style-name="gr70" draw:text-style-name="P36" draw:layer="layout" svg:width="0.231cm" svg:height="0.31cm" svg:x="4.816cm" svg:y="2.955cm">
          <draw:text-box>
            <text:p text:style-name="P1"><text:span text:style-name="T21">V</text:span></text:p>
          </draw:text-box>
        </draw:frame>
        <draw:frame draw:style-name="gr70" draw:text-style-name="P36" draw:layer="layout" svg:width="0.231cm" svg:height="0.31cm" svg:x="5.614cm" svg:y="2.955cm">
          <draw:text-box>
            <text:p text:style-name="P1"><text:span text:style-name="T21">S</text:span></text:p>
          </draw:text-box>
        </draw:frame>
        <draw:frame draw:style-name="gr70" draw:text-style-name="P36" draw:layer="layout" svg:width="0.231cm" svg:height="0.31cm" svg:x="6.391cm" svg:y="2.955cm">
          <draw:text-box>
            <text:p text:style-name="P1"><text:span text:style-name="T21">D</text:span></text:p>
          </draw:text-box>
        </draw:frame>
        <draw:frame draw:style-name="gr70" draw:text-style-name="P37" draw:layer="layout" svg:width="0.231cm" svg:height="0.31cm" svg:x="4.853cm" svg:y="3.721cm">
          <draw:text-box>
            <text:p text:style-name="P1"><text:span text:style-name="T22">1</text:span></text:p>
          </draw:text-box>
        </draw:frame>
        <draw:frame draw:style-name="gr70" draw:text-style-name="P37" draw:layer="layout" svg:width="0.231cm" svg:height="0.31cm" svg:x="5.614cm" svg:y="3.721cm">
          <draw:text-box>
            <text:p text:style-name="P1"><text:span text:style-name="T22">2</text:span></text:p>
          </draw:text-box>
        </draw:frame>
        <draw:frame draw:style-name="gr70" draw:text-style-name="P37" draw:layer="layout" svg:width="0.231cm" svg:height="0.31cm" svg:x="6.407cm" svg:y="3.721cm">
          <draw:text-box>
            <text:p text:style-name="P1"><text:span text:style-name="T22">3</text:span></text:p>
          </draw:text-box>
        </draw:frame>
        <draw:frame draw:style-name="gr70" draw:text-style-name="P37" draw:layer="layout" svg:width="0.231cm" svg:height="0.31cm" svg:x="1.668cm" svg:y="4.487cm">
          <draw:text-box>
            <text:p text:style-name="P1"><text:span text:style-name="T22">4</text:span></text:p>
          </draw:text-box>
        </draw:frame>
        <draw:frame draw:style-name="gr70" draw:text-style-name="P37" draw:layer="layout" svg:width="0.231cm" svg:height="0.31cm" svg:x="2.454cm" svg:y="4.487cm">
          <draw:text-box>
            <text:p text:style-name="P1"><text:span text:style-name="T22">5</text:span></text:p>
          </draw:text-box>
        </draw:frame>
        <draw:frame draw:style-name="gr70" draw:text-style-name="P37" draw:layer="layout" svg:width="0.231cm" svg:height="0.31cm" svg:x="3.244cm" svg:y="4.487cm">
          <draw:text-box>
            <text:p text:style-name="P1"><text:span text:style-name="T22">6</text:span></text:p>
          </draw:text-box>
        </draw:frame>
        <draw:frame draw:style-name="gr70" draw:text-style-name="P37" draw:layer="layout" svg:width="0.231cm" svg:height="0.31cm" svg:x="4.043cm" svg:y="4.487cm">
          <draw:text-box>
            <text:p text:style-name="P1"><text:span text:style-name="T22">7</text:span></text:p>
          </draw:text-box>
        </draw:frame>
        <draw:frame draw:style-name="gr70" draw:text-style-name="P37" draw:layer="layout" svg:width="0.231cm" svg:height="0.31cm" svg:x="4.825cm" svg:y="4.487cm">
          <draw:text-box>
            <text:p text:style-name="P1"><text:span text:style-name="T22">8</text:span></text:p>
          </draw:text-box>
        </draw:frame>
        <draw:frame draw:style-name="gr70" draw:text-style-name="P37" draw:layer="layout" svg:width="0.231cm" svg:height="0.31cm" svg:x="5.613cm" svg:y="4.487cm">
          <draw:text-box>
            <text:p text:style-name="P1"><text:span text:style-name="T22">9</text:span></text:p>
          </draw:text-box>
        </draw:frame>
        <draw:frame draw:style-name="gr71" draw:text-style-name="P37" draw:layer="layout" svg:width="0.296cm" svg:height="0.31cm" svg:x="6.362cm" svg:y="4.487cm">
          <draw:text-box>
            <text:p text:style-name="P1"><text:span text:style-name="T22">10</text:span></text:p>
          </draw:text-box>
        </draw:frame>
        <draw:frame draw:style-name="gr71" draw:text-style-name="P37" draw:layer="layout" svg:width="0.296cm" svg:height="0.31cm" svg:x="1.654cm" svg:y="5.254cm">
          <draw:text-box>
            <text:p text:style-name="P1"><text:span text:style-name="T22">11</text:span></text:p>
          </draw:text-box>
        </draw:frame>
        <draw:frame draw:style-name="gr71" draw:text-style-name="P37" draw:layer="layout" svg:width="0.296cm" svg:height="0.31cm" svg:x="2.416cm" svg:y="5.254cm">
          <draw:text-box>
            <text:p text:style-name="P1"><text:span text:style-name="T22">12</text:span></text:p>
          </draw:text-box>
        </draw:frame>
        <draw:frame draw:style-name="gr71" draw:text-style-name="P37" draw:layer="layout" svg:width="0.296cm" svg:height="0.31cm" svg:x="3.209cm" svg:y="5.254cm">
          <draw:text-box>
            <text:p text:style-name="P1"><text:span text:style-name="T22">13</text:span></text:p>
          </draw:text-box>
        </draw:frame>
        <draw:frame draw:style-name="gr71" draw:text-style-name="P37" draw:layer="layout" svg:width="0.296cm" svg:height="0.31cm" svg:x="3.998cm" svg:y="5.254cm">
          <draw:text-box>
            <text:p text:style-name="P1"><text:span text:style-name="T22">14</text:span></text:p>
          </draw:text-box>
        </draw:frame>
        <draw:frame draw:style-name="gr71" draw:text-style-name="P37" draw:layer="layout" svg:width="0.296cm" svg:height="0.31cm" svg:x="4.784cm" svg:y="5.254cm">
          <draw:text-box>
            <text:p text:style-name="P1"><text:span text:style-name="T22">15</text:span></text:p>
          </draw:text-box>
        </draw:frame>
        <draw:frame draw:style-name="gr71" draw:text-style-name="P37" draw:layer="layout" svg:width="0.296cm" svg:height="0.31cm" svg:x="5.575cm" svg:y="5.254cm">
          <draw:text-box>
            <text:p text:style-name="P1"><text:span text:style-name="T22">16</text:span></text:p>
          </draw:text-box>
        </draw:frame>
        <draw:frame draw:style-name="gr71" draw:text-style-name="P37" draw:layer="layout" svg:width="0.296cm" svg:height="0.31cm" svg:x="6.373cm" svg:y="5.254cm">
          <draw:text-box>
            <text:p text:style-name="P1"><text:span text:style-name="T22">17</text:span></text:p>
          </draw:text-box>
        </draw:frame>
        <draw:frame draw:style-name="gr71" draw:text-style-name="P37" draw:layer="layout" svg:width="0.296cm" svg:height="0.31cm" svg:x="1.626cm" svg:y="6.02cm">
          <draw:text-box>
            <text:p text:style-name="P1"><text:span text:style-name="T22">18</text:span></text:p>
          </draw:text-box>
        </draw:frame>
        <draw:frame draw:style-name="gr71" draw:text-style-name="P37" draw:layer="layout" svg:width="0.296cm" svg:height="0.31cm" svg:x="2.415cm" svg:y="6.02cm">
          <draw:text-box>
            <text:p text:style-name="P1"><text:span text:style-name="T22">19</text:span></text:p>
          </draw:text-box>
        </draw:frame>
        <draw:frame draw:style-name="gr72" draw:text-style-name="P37" draw:layer="layout" svg:width="0.307cm" svg:height="0.31cm" svg:x="3.173cm" svg:y="6.02cm">
          <draw:text-box>
            <text:p text:style-name="P1"><text:span text:style-name="T22">20</text:span></text:p>
          </draw:text-box>
        </draw:frame>
        <draw:frame draw:style-name="gr71" draw:text-style-name="P37" draw:layer="layout" svg:width="0.296cm" svg:height="0.31cm" svg:x="3.995cm" svg:y="6.02cm">
          <draw:text-box>
            <text:p text:style-name="P1"><text:span text:style-name="T22">21</text:span></text:p>
          </draw:text-box>
        </draw:frame>
        <draw:frame draw:style-name="gr73" draw:text-style-name="P37" draw:layer="layout" svg:width="0.298cm" svg:height="0.31cm" svg:x="4.756cm" svg:y="6.02cm">
          <draw:text-box>
            <text:p text:style-name="P1"><text:span text:style-name="T22">22</text:span></text:p>
          </draw:text-box>
        </draw:frame>
        <draw:frame draw:style-name="gr71" draw:text-style-name="P37" draw:layer="layout" svg:width="0.296cm" svg:height="0.31cm" svg:x="5.549cm" svg:y="6.02cm">
          <draw:text-box>
            <text:p text:style-name="P1"><text:span text:style-name="T22">23</text:span></text:p>
          </draw:text-box>
        </draw:frame>
        <draw:frame draw:style-name="gr71" draw:text-style-name="P37" draw:layer="layout" svg:width="0.296cm" svg:height="0.31cm" svg:x="6.339cm" svg:y="6.02cm">
          <draw:text-box>
            <text:p text:style-name="P1"><text:span text:style-name="T22">24</text:span></text:p>
          </draw:text-box>
        </draw:frame>
        <draw:frame draw:style-name="gr73" draw:text-style-name="P37" draw:layer="layout" svg:width="0.298cm" svg:height="0.31cm" svg:x="1.596cm" svg:y="6.786cm">
          <draw:text-box>
            <text:p text:style-name="P1"><text:span text:style-name="T22">25</text:span></text:p>
          </draw:text-box>
        </draw:frame>
        <draw:frame draw:style-name="gr73" draw:text-style-name="P37" draw:layer="layout" svg:width="0.298cm" svg:height="0.31cm" svg:x="2.385cm" svg:y="6.786cm">
          <draw:text-box>
            <text:p text:style-name="P1"><text:span text:style-name="T22">26</text:span></text:p>
          </draw:text-box>
        </draw:frame>
        <draw:frame draw:style-name="gr71" draw:text-style-name="P37" draw:layer="layout" svg:width="0.296cm" svg:height="0.31cm" svg:x="3.184cm" svg:y="6.786cm">
          <draw:text-box>
            <text:p text:style-name="P1"><text:span text:style-name="T22">27</text:span></text:p>
          </draw:text-box>
        </draw:frame>
        <draw:frame draw:style-name="gr73" draw:text-style-name="P37" draw:layer="layout" svg:width="0.298cm" svg:height="0.31cm" svg:x="3.967cm" svg:y="6.786cm">
          <draw:text-box>
            <text:p text:style-name="P1"><text:span text:style-name="T22">28</text:span></text:p>
          </draw:text-box>
        </draw:frame>
        <draw:frame draw:style-name="gr73" draw:text-style-name="P37" draw:layer="layout" svg:width="0.298cm" svg:height="0.31cm" svg:x="4.755cm" svg:y="6.786cm">
          <draw:text-box>
            <text:p text:style-name="P1"><text:span text:style-name="T22">29</text:span></text:p>
          </draw:text-box>
        </draw:frame>
        <draw:frame draw:style-name="gr73" draw:text-style-name="P37" draw:layer="layout" svg:width="0.298cm" svg:height="0.31cm" svg:x="5.546cm" svg:y="6.786cm">
          <draw:text-box>
            <text:p text:style-name="P1"><text:span text:style-name="T22">30</text:span></text:p>
          </draw:text-box>
        </draw:frame>
        <draw:frame draw:style-name="gr71" draw:text-style-name="P37" draw:layer="layout" svg:width="0.296cm" svg:height="0.31cm" svg:x="6.368cm" svg:y="6.786cm">
          <draw:text-box>
            <text:p text:style-name="P1"><text:span text:style-name="T22">31</text:span></text:p>
          </draw:text-box>
        </draw:frame>
        <draw:frame draw:style-name="gr74" draw:text-style-name="P32" draw:layer="layout" svg:width="1.763cm" svg:height="0.625cm" svg:x="17.139cm" svg:y="1.609cm">
          <draw:text-box>
            <text:p text:style-name="P1"><text:span text:style-name="T20">M</text:span><text:span text:style-name="T20">A</text:span><text:span text:style-name="T20">R</text:span><text:span text:style-name="T20">Z</text:span><text:span text:style-name="T20">O</text:span></text:p>
          </draw:text-box>
        </draw:frame>
        <draw:frame draw:style-name="gr75" draw:text-style-name="P32" draw:layer="layout" svg:width="1.361cm" svg:height="0.625cm" svg:x="23.159cm" svg:y="1.609cm">
          <draw:text-box>
            <text:p text:style-name="P1"><text:span text:style-name="T20">A</text:span><text:span text:style-name="T20">B</text:span><text:span text:style-name="T20">R</text:span><text:span text:style-name="T20">IL</text:span></text:p>
          </draw:text-box>
        </draw:frame>
        <draw:frame draw:style-name="gr70" draw:text-style-name="P36" draw:layer="layout" svg:width="0.231cm" svg:height="0.31cm" svg:x="15.605cm" svg:y="3.017cm">
          <draw:text-box>
            <text:p text:style-name="P1"><text:span text:style-name="T21">L</text:span></text:p>
          </draw:text-box>
        </draw:frame>
        <draw:frame draw:style-name="gr70" draw:text-style-name="P36" draw:layer="layout" svg:width="0.231cm" svg:height="0.31cm" svg:x="16.358cm" svg:y="3.017cm">
          <draw:text-box>
            <text:p text:style-name="P1"><text:span text:style-name="T21">M</text:span></text:p>
          </draw:text-box>
        </draw:frame>
        <draw:frame draw:style-name="gr70" draw:text-style-name="P36" draw:layer="layout" svg:width="0.231cm" svg:height="0.31cm" svg:x="17.148cm" svg:y="3.017cm">
          <draw:text-box>
            <text:p text:style-name="P1"><text:span text:style-name="T21">M</text:span></text:p>
          </draw:text-box>
        </draw:frame>
        <draw:frame draw:style-name="gr70" draw:text-style-name="P36" draw:layer="layout" svg:width="0.231cm" svg:height="0.31cm" svg:x="17.977cm" svg:y="3.017cm">
          <draw:text-box>
            <text:p text:style-name="P1"><text:span text:style-name="T21">J</text:span></text:p>
          </draw:text-box>
        </draw:frame>
        <draw:frame draw:style-name="gr70" draw:text-style-name="P36" draw:layer="layout" svg:width="0.231cm" svg:height="0.31cm" svg:x="18.745cm" svg:y="3.017cm">
          <draw:text-box>
            <text:p text:style-name="P1"><text:span text:style-name="T21">V</text:span></text:p>
          </draw:text-box>
        </draw:frame>
        <draw:frame draw:style-name="gr70" draw:text-style-name="P36" draw:layer="layout" svg:width="0.231cm" svg:height="0.31cm" svg:x="19.543cm" svg:y="3.017cm">
          <draw:text-box>
            <text:p text:style-name="P1"><text:span text:style-name="T21">S</text:span></text:p>
          </draw:text-box>
        </draw:frame>
        <draw:frame draw:style-name="gr70" draw:text-style-name="P36" draw:layer="layout" svg:width="0.231cm" svg:height="0.31cm" svg:x="20.32cm" svg:y="3.017cm">
          <draw:text-box>
            <text:p text:style-name="P1"><text:span text:style-name="T21">D</text:span></text:p>
          </draw:text-box>
        </draw:frame>
        <draw:frame draw:style-name="gr70" draw:text-style-name="P37" draw:layer="layout" svg:width="0.231cm" svg:height="0.31cm" svg:x="15.623cm" svg:y="3.779cm">
          <draw:text-box>
            <text:p text:style-name="P1"><text:span text:style-name="T22">1</text:span></text:p>
          </draw:text-box>
        </draw:frame>
        <draw:frame draw:style-name="gr70" draw:text-style-name="P37" draw:layer="layout" svg:width="0.231cm" svg:height="0.31cm" svg:x="16.384cm" svg:y="3.779cm">
          <draw:text-box>
            <text:p text:style-name="P1"><text:span text:style-name="T22">2</text:span></text:p>
          </draw:text-box>
        </draw:frame>
        <draw:frame draw:style-name="gr70" draw:text-style-name="P37" draw:layer="layout" svg:width="0.231cm" svg:height="0.31cm" svg:x="17.177cm" svg:y="3.779cm">
          <draw:text-box>
            <text:p text:style-name="P1"><text:span text:style-name="T22">3</text:span></text:p>
          </draw:text-box>
        </draw:frame>
        <draw:frame draw:style-name="gr70" draw:text-style-name="P37" draw:layer="layout" svg:width="0.231cm" svg:height="0.31cm" svg:x="17.966cm" svg:y="3.779cm">
          <draw:text-box>
            <text:p text:style-name="P1"><text:span text:style-name="T22">4</text:span></text:p>
          </draw:text-box>
        </draw:frame>
        <draw:frame draw:style-name="gr70" draw:text-style-name="P37" draw:layer="layout" svg:width="0.231cm" svg:height="0.31cm" svg:x="18.753cm" svg:y="3.779cm">
          <draw:text-box>
            <text:p text:style-name="P1"><text:span text:style-name="T22">5</text:span></text:p>
          </draw:text-box>
        </draw:frame>
        <draw:frame draw:style-name="gr70" draw:text-style-name="P37" draw:layer="layout" svg:width="0.231cm" svg:height="0.31cm" svg:x="19.543cm" svg:y="3.779cm">
          <draw:text-box>
            <text:p text:style-name="P1"><text:span text:style-name="T22">6</text:span></text:p>
          </draw:text-box>
        </draw:frame>
        <draw:frame draw:style-name="gr70" draw:text-style-name="P37" draw:layer="layout" svg:width="0.231cm" svg:height="0.31cm" svg:x="20.341cm" svg:y="3.779cm">
          <draw:text-box>
            <text:p text:style-name="P1"><text:span text:style-name="T22">7</text:span></text:p>
          </draw:text-box>
        </draw:frame>
        <draw:frame draw:style-name="gr70" draw:text-style-name="P37" draw:layer="layout" svg:width="0.231cm" svg:height="0.31cm" svg:x="15.595cm" svg:y="4.541cm">
          <draw:text-box>
            <text:p text:style-name="P1"><text:span text:style-name="T22">8</text:span></text:p>
          </draw:text-box>
        </draw:frame>
        <draw:frame draw:style-name="gr70" draw:text-style-name="P37" draw:layer="layout" svg:width="0.231cm" svg:height="0.31cm" svg:x="16.383cm" svg:y="4.541cm">
          <draw:text-box>
            <text:p text:style-name="P1"><text:span text:style-name="T22">9</text:span></text:p>
          </draw:text-box>
        </draw:frame>
        <draw:frame draw:style-name="gr71" draw:text-style-name="P37" draw:layer="layout" svg:width="0.296cm" svg:height="0.31cm" svg:x="17.131cm" svg:y="4.541cm">
          <draw:text-box>
            <text:p text:style-name="P1"><text:span text:style-name="T22">10</text:span></text:p>
          </draw:text-box>
        </draw:frame>
        <draw:frame draw:style-name="gr71" draw:text-style-name="P37" draw:layer="layout" svg:width="0.296cm" svg:height="0.31cm" svg:x="17.953cm" svg:y="4.541cm">
          <draw:text-box>
            <text:p text:style-name="P1"><text:span text:style-name="T22">11</text:span></text:p>
          </draw:text-box>
        </draw:frame>
        <draw:frame draw:style-name="gr71" draw:text-style-name="P37" draw:layer="layout" svg:width="0.296cm" svg:height="0.31cm" svg:x="18.714cm" svg:y="4.541cm">
          <draw:text-box>
            <text:p text:style-name="P1"><text:span text:style-name="T22">12</text:span></text:p>
          </draw:text-box>
        </draw:frame>
        <draw:frame draw:style-name="gr71" draw:text-style-name="P37" draw:layer="layout" svg:width="0.296cm" svg:height="0.31cm" svg:x="19.507cm" svg:y="4.541cm">
          <draw:text-box>
            <text:p text:style-name="P1"><text:span text:style-name="T22">13</text:span></text:p>
          </draw:text-box>
        </draw:frame>
        <draw:frame draw:style-name="gr71" draw:text-style-name="P37" draw:layer="layout" svg:width="0.296cm" svg:height="0.31cm" svg:x="20.297cm" svg:y="4.541cm">
          <draw:text-box>
            <text:p text:style-name="P1"><text:span text:style-name="T22">14</text:span></text:p>
          </draw:text-box>
        </draw:frame>
        <draw:frame draw:style-name="gr71" draw:text-style-name="P37" draw:layer="layout" svg:width="0.296cm" svg:height="0.31cm" svg:x="15.554cm" svg:y="5.302cm">
          <draw:text-box>
            <text:p text:style-name="P1"><text:span text:style-name="T22">15</text:span></text:p>
          </draw:text-box>
        </draw:frame>
        <draw:frame draw:style-name="gr71" draw:text-style-name="P37" draw:layer="layout" svg:width="0.296cm" svg:height="0.31cm" svg:x="16.344cm" svg:y="5.302cm">
          <draw:text-box>
            <text:p text:style-name="P1"><text:span text:style-name="T22">16</text:span></text:p>
          </draw:text-box>
        </draw:frame>
        <draw:frame draw:style-name="gr71" draw:text-style-name="P37" draw:layer="layout" svg:width="0.296cm" svg:height="0.31cm" svg:x="17.142cm" svg:y="5.302cm">
          <draw:text-box>
            <text:p text:style-name="P1"><text:span text:style-name="T22">17</text:span></text:p>
          </draw:text-box>
        </draw:frame>
        <draw:frame draw:style-name="gr71" draw:text-style-name="P37" draw:layer="layout" svg:width="0.296cm" svg:height="0.31cm" svg:x="17.925cm" svg:y="5.302cm">
          <draw:text-box>
            <text:p text:style-name="P1"><text:span text:style-name="T22">18</text:span></text:p>
          </draw:text-box>
        </draw:frame>
        <draw:frame draw:style-name="gr71" draw:text-style-name="P37" draw:layer="layout" svg:width="0.296cm" svg:height="0.31cm" svg:x="18.713cm" svg:y="5.302cm">
          <draw:text-box>
            <text:p text:style-name="P1"><text:span text:style-name="T22">19</text:span></text:p>
          </draw:text-box>
        </draw:frame>
        <draw:frame draw:style-name="gr72" draw:text-style-name="P37" draw:layer="layout" svg:width="0.307cm" svg:height="0.31cm" svg:x="19.471cm" svg:y="5.302cm">
          <draw:text-box>
            <text:p text:style-name="P1"><text:span text:style-name="T22">20</text:span></text:p>
          </draw:text-box>
        </draw:frame>
        <draw:frame draw:style-name="gr71" draw:text-style-name="P37" draw:layer="layout" svg:width="0.296cm" svg:height="0.31cm" svg:x="20.294cm" svg:y="5.302cm">
          <draw:text-box>
            <text:p text:style-name="P1"><text:span text:style-name="T22">21</text:span></text:p>
          </draw:text-box>
        </draw:frame>
        <draw:frame draw:style-name="gr73" draw:text-style-name="P37" draw:layer="layout" svg:width="0.298cm" svg:height="0.31cm" svg:x="15.525cm" svg:y="6.025cm">
          <draw:text-box>
            <text:p text:style-name="P1"><text:span text:style-name="T22">22</text:span></text:p>
          </draw:text-box>
        </draw:frame>
        <draw:frame draw:style-name="gr71" draw:text-style-name="P37" draw:layer="layout" svg:width="0.296cm" svg:height="0.31cm" svg:x="16.319cm" svg:y="6.025cm">
          <draw:text-box>
            <text:p text:style-name="P1"><text:span text:style-name="T22">23</text:span></text:p>
          </draw:text-box>
        </draw:frame>
        <draw:frame draw:style-name="gr71" draw:text-style-name="P37" draw:layer="layout" svg:width="0.296cm" svg:height="0.31cm" svg:x="17.108cm" svg:y="6.025cm">
          <draw:text-box>
            <text:p text:style-name="P1"><text:span text:style-name="T22">24</text:span></text:p>
          </draw:text-box>
        </draw:frame>
        <draw:frame draw:style-name="gr73" draw:text-style-name="P37" draw:layer="layout" svg:width="0.298cm" svg:height="0.31cm" svg:x="17.895cm" svg:y="6.025cm">
          <draw:text-box>
            <text:p text:style-name="P1"><text:span text:style-name="T22">25</text:span></text:p>
          </draw:text-box>
        </draw:frame>
        <draw:frame draw:style-name="gr73" draw:text-style-name="P37" draw:layer="layout" svg:width="0.298cm" svg:height="0.31cm" svg:x="18.684cm" svg:y="6.025cm">
          <draw:text-box>
            <text:p text:style-name="P1"><text:span text:style-name="T22">26</text:span></text:p>
          </draw:text-box>
        </draw:frame>
        <draw:frame draw:style-name="gr71" draw:text-style-name="P37" draw:layer="layout" svg:width="0.296cm" svg:height="0.31cm" svg:x="19.483cm" svg:y="6.025cm">
          <draw:text-box>
            <text:p text:style-name="P1"><text:span text:style-name="T22">27</text:span></text:p>
          </draw:text-box>
        </draw:frame>
        <draw:frame draw:style-name="gr73" draw:text-style-name="P37" draw:layer="layout" svg:width="0.298cm" svg:height="0.31cm" svg:x="20.265cm" svg:y="6.025cm">
          <draw:text-box>
            <text:p text:style-name="P1"><text:span text:style-name="T22">28</text:span></text:p>
          </draw:text-box>
        </draw:frame>
        <draw:frame draw:style-name="gr73" draw:text-style-name="P37" draw:layer="layout" svg:width="0.298cm" svg:height="0.31cm" svg:x="15.525cm" svg:y="6.787cm">
          <draw:text-box>
            <text:p text:style-name="P1"><text:span text:style-name="T22">29</text:span></text:p>
          </draw:text-box>
        </draw:frame>
        <draw:frame draw:style-name="gr73" draw:text-style-name="P37" draw:layer="layout" svg:width="0.298cm" svg:height="0.31cm" svg:x="16.316cm" svg:y="6.787cm">
          <draw:text-box>
            <text:p text:style-name="P1"><text:span text:style-name="T22">30</text:span></text:p>
          </draw:text-box>
        </draw:frame>
        <draw:frame draw:style-name="gr71" draw:text-style-name="P37" draw:layer="layout" svg:width="0.296cm" svg:height="0.31cm" svg:x="17.115cm" svg:y="6.784cm">
          <draw:text-box>
            <text:p text:style-name="P1"><text:span text:style-name="T22">31</text:span></text:p>
          </draw:text-box>
        </draw:frame>
        <draw:frame draw:style-name="gr70" draw:text-style-name="P36" draw:layer="layout" svg:width="0.231cm" svg:height="0.31cm" svg:x="21.385cm" svg:y="3.037cm">
          <draw:text-box>
            <text:p text:style-name="P1"><text:span text:style-name="T21">L</text:span></text:p>
          </draw:text-box>
        </draw:frame>
        <draw:frame draw:style-name="gr70" draw:text-style-name="P36" draw:layer="layout" svg:width="0.231cm" svg:height="0.31cm" svg:x="22.138cm" svg:y="3.037cm">
          <draw:text-box>
            <text:p text:style-name="P1"><text:span text:style-name="T21">M</text:span></text:p>
          </draw:text-box>
        </draw:frame>
        <draw:frame draw:style-name="gr70" draw:text-style-name="P36" draw:layer="layout" svg:width="0.231cm" svg:height="0.31cm" svg:x="22.928cm" svg:y="3.037cm">
          <draw:text-box>
            <text:p text:style-name="P1"><text:span text:style-name="T21">M</text:span></text:p>
          </draw:text-box>
        </draw:frame>
        <draw:frame draw:style-name="gr70" draw:text-style-name="P36" draw:layer="layout" svg:width="0.231cm" svg:height="0.31cm" svg:x="23.757cm" svg:y="3.037cm">
          <draw:text-box>
            <text:p text:style-name="P1"><text:span text:style-name="T21">J</text:span></text:p>
          </draw:text-box>
        </draw:frame>
        <draw:frame draw:style-name="gr70" draw:text-style-name="P36" draw:layer="layout" svg:width="0.231cm" svg:height="0.31cm" svg:x="24.525cm" svg:y="3.037cm">
          <draw:text-box>
            <text:p text:style-name="P1"><text:span text:style-name="T21">V</text:span></text:p>
          </draw:text-box>
        </draw:frame>
        <draw:frame draw:style-name="gr70" draw:text-style-name="P36" draw:layer="layout" svg:width="0.231cm" svg:height="0.31cm" svg:x="25.323cm" svg:y="3.037cm">
          <draw:text-box>
            <text:p text:style-name="P1"><text:span text:style-name="T21">S</text:span></text:p>
          </draw:text-box>
        </draw:frame>
        <draw:frame draw:style-name="gr70" draw:text-style-name="P36" draw:layer="layout" svg:width="0.231cm" svg:height="0.31cm" svg:x="26.1cm" svg:y="3.037cm">
          <draw:text-box>
            <text:p text:style-name="P1"><text:span text:style-name="T21">D</text:span></text:p>
          </draw:text-box>
        </draw:frame>
        <draw:frame draw:style-name="gr70" draw:text-style-name="P37" draw:layer="layout" svg:width="0.231cm" svg:height="0.31cm" svg:x="23.772cm" svg:y="3.786cm">
          <draw:text-box>
            <text:p text:style-name="P1"><text:span text:style-name="T22">1</text:span></text:p>
          </draw:text-box>
        </draw:frame>
        <draw:frame draw:style-name="gr70" draw:text-style-name="P37" draw:layer="layout" svg:width="0.231cm" svg:height="0.31cm" svg:x="24.533cm" svg:y="3.786cm">
          <draw:text-box>
            <text:p text:style-name="P1"><text:span text:style-name="T22">2</text:span></text:p>
          </draw:text-box>
        </draw:frame>
        <draw:frame draw:style-name="gr70" draw:text-style-name="P37" draw:layer="layout" svg:width="0.231cm" svg:height="0.31cm" svg:x="25.327cm" svg:y="3.786cm">
          <draw:text-box>
            <text:p text:style-name="P1"><text:span text:style-name="T22">3</text:span></text:p>
          </draw:text-box>
        </draw:frame>
        <draw:frame draw:style-name="gr70" draw:text-style-name="P37" draw:layer="layout" svg:width="0.231cm" svg:height="0.31cm" svg:x="26.116cm" svg:y="3.786cm">
          <draw:text-box>
            <text:p text:style-name="P1"><text:span text:style-name="T22">4</text:span></text:p>
          </draw:text-box>
        </draw:frame>
        <draw:frame draw:style-name="gr70" draw:text-style-name="P37" draw:layer="layout" svg:width="0.231cm" svg:height="0.31cm" svg:x="21.374cm" svg:y="4.537cm">
          <draw:text-box>
            <text:p text:style-name="P1"><text:span text:style-name="T22">5</text:span></text:p>
          </draw:text-box>
        </draw:frame>
        <draw:frame draw:style-name="gr70" draw:text-style-name="P37" draw:layer="layout" svg:width="0.231cm" svg:height="0.31cm" svg:x="22.163cm" svg:y="4.537cm">
          <draw:text-box>
            <text:p text:style-name="P1"><text:span text:style-name="T22">6</text:span></text:p>
          </draw:text-box>
        </draw:frame>
        <draw:frame draw:style-name="gr70" draw:text-style-name="P37" draw:layer="layout" svg:width="0.231cm" svg:height="0.31cm" svg:x="22.962cm" svg:y="4.537cm">
          <draw:text-box>
            <text:p text:style-name="P1"><text:span text:style-name="T22">7</text:span></text:p>
          </draw:text-box>
        </draw:frame>
        <draw:frame draw:style-name="gr70" draw:text-style-name="P37" draw:layer="layout" svg:width="0.231cm" svg:height="0.31cm" svg:x="23.744cm" svg:y="4.537cm">
          <draw:text-box>
            <text:p text:style-name="P1"><text:span text:style-name="T22">8</text:span></text:p>
          </draw:text-box>
        </draw:frame>
        <draw:frame draw:style-name="gr70" draw:text-style-name="P37" draw:layer="layout" svg:width="0.231cm" svg:height="0.31cm" svg:x="24.533cm" svg:y="4.537cm">
          <draw:text-box>
            <text:p text:style-name="P1"><text:span text:style-name="T22">9</text:span></text:p>
          </draw:text-box>
        </draw:frame>
        <draw:frame draw:style-name="gr71" draw:text-style-name="P37" draw:layer="layout" svg:width="0.296cm" svg:height="0.31cm" svg:x="25.281cm" svg:y="4.537cm">
          <draw:text-box>
            <text:p text:style-name="P1"><text:span text:style-name="T22">10</text:span></text:p>
          </draw:text-box>
        </draw:frame>
        <draw:frame draw:style-name="gr71" draw:text-style-name="P37" draw:layer="layout" svg:width="0.296cm" svg:height="0.31cm" svg:x="26.103cm" svg:y="4.537cm">
          <draw:text-box>
            <text:p text:style-name="P1"><text:span text:style-name="T22">11</text:span></text:p>
          </draw:text-box>
        </draw:frame>
        <draw:frame draw:style-name="gr71" draw:text-style-name="P37" draw:layer="layout" svg:width="0.296cm" svg:height="0.31cm" svg:x="21.334cm" svg:y="5.287cm">
          <draw:text-box>
            <text:p text:style-name="P1"><text:span text:style-name="T22">12</text:span></text:p>
          </draw:text-box>
        </draw:frame>
        <draw:frame draw:style-name="gr71" draw:text-style-name="P37" draw:layer="layout" svg:width="0.296cm" svg:height="0.31cm" svg:x="22.128cm" svg:y="5.287cm">
          <draw:text-box>
            <text:p text:style-name="P1"><text:span text:style-name="T22">13</text:span></text:p>
          </draw:text-box>
        </draw:frame>
        <draw:frame draw:style-name="gr71" draw:text-style-name="P37" draw:layer="layout" svg:width="0.296cm" svg:height="0.31cm" svg:x="22.918cm" svg:y="5.287cm">
          <draw:text-box>
            <text:p text:style-name="P1"><text:span text:style-name="T22">14</text:span></text:p>
          </draw:text-box>
        </draw:frame>
        <draw:frame draw:style-name="gr71" draw:text-style-name="P37" draw:layer="layout" svg:width="0.296cm" svg:height="0.31cm" svg:x="23.704cm" svg:y="5.287cm">
          <draw:text-box>
            <text:p text:style-name="P1"><text:span text:style-name="T22">15</text:span></text:p>
          </draw:text-box>
        </draw:frame>
        <draw:frame draw:style-name="gr71" draw:text-style-name="P37" draw:layer="layout" svg:width="0.296cm" svg:height="0.31cm" svg:x="24.493cm" svg:y="5.287cm">
          <draw:text-box>
            <text:p text:style-name="P1"><text:span text:style-name="T22">16</text:span></text:p>
          </draw:text-box>
        </draw:frame>
        <draw:frame draw:style-name="gr71" draw:text-style-name="P37" draw:layer="layout" svg:width="0.296cm" svg:height="0.31cm" svg:x="25.292cm" svg:y="5.287cm">
          <draw:text-box>
            <text:p text:style-name="P1"><text:span text:style-name="T22">17</text:span></text:p>
          </draw:text-box>
        </draw:frame>
        <draw:frame draw:style-name="gr71" draw:text-style-name="P37" draw:layer="layout" svg:width="0.296cm" svg:height="0.31cm" svg:x="26.075cm" svg:y="5.287cm">
          <draw:text-box>
            <text:p text:style-name="P1"><text:span text:style-name="T22">18</text:span></text:p>
          </draw:text-box>
        </draw:frame>
        <draw:frame draw:style-name="gr71" draw:text-style-name="P37" draw:layer="layout" svg:width="0.296cm" svg:height="0.31cm" svg:x="21.334cm" svg:y="6.036cm">
          <draw:text-box>
            <text:p text:style-name="P1"><text:span text:style-name="T22">19</text:span></text:p>
          </draw:text-box>
        </draw:frame>
        <draw:frame draw:style-name="gr72" draw:text-style-name="P37" draw:layer="layout" svg:width="0.307cm" svg:height="0.31cm" svg:x="22.092cm" svg:y="6.036cm">
          <draw:text-box>
            <text:p text:style-name="P1"><text:span text:style-name="T22">20</text:span></text:p>
          </draw:text-box>
        </draw:frame>
        <draw:frame draw:style-name="gr71" draw:text-style-name="P37" draw:layer="layout" svg:width="0.296cm" svg:height="0.31cm" svg:x="22.914cm" svg:y="6.036cm">
          <draw:text-box>
            <text:p text:style-name="P1"><text:span text:style-name="T22">21</text:span></text:p>
          </draw:text-box>
        </draw:frame>
        <draw:frame draw:style-name="gr73" draw:text-style-name="P37" draw:layer="layout" svg:width="0.298cm" svg:height="0.31cm" svg:x="23.675cm" svg:y="6.036cm">
          <draw:text-box>
            <text:p text:style-name="P1"><text:span text:style-name="T22">22</text:span></text:p>
          </draw:text-box>
        </draw:frame>
        <draw:frame draw:style-name="gr71" draw:text-style-name="P37" draw:layer="layout" svg:width="0.296cm" svg:height="0.31cm" svg:x="24.469cm" svg:y="6.036cm">
          <draw:text-box>
            <text:p text:style-name="P1"><text:span text:style-name="T22">23</text:span></text:p>
          </draw:text-box>
        </draw:frame>
        <draw:frame draw:style-name="gr71" draw:text-style-name="P37" draw:layer="layout" svg:width="0.296cm" svg:height="0.31cm" svg:x="25.258cm" svg:y="6.036cm">
          <draw:text-box>
            <text:p text:style-name="P1"><text:span text:style-name="T22">24</text:span></text:p>
          </draw:text-box>
        </draw:frame>
        <draw:frame draw:style-name="gr73" draw:text-style-name="P37" draw:layer="layout" svg:width="0.298cm" svg:height="0.31cm" svg:x="26.045cm" svg:y="6.036cm">
          <draw:text-box>
            <text:p text:style-name="P1"><text:span text:style-name="T22">25</text:span></text:p>
          </draw:text-box>
        </draw:frame>
        <draw:frame draw:style-name="gr73" draw:text-style-name="P37" draw:layer="layout" svg:width="0.298cm" svg:height="0.31cm" svg:x="21.305cm" svg:y="6.787cm">
          <draw:text-box>
            <text:p text:style-name="P1"><text:span text:style-name="T22">26</text:span></text:p>
          </draw:text-box>
        </draw:frame>
        <draw:frame draw:style-name="gr71" draw:text-style-name="P37" draw:layer="layout" svg:width="0.296cm" svg:height="0.31cm" svg:x="22.104cm" svg:y="6.787cm">
          <draw:text-box>
            <text:p text:style-name="P1"><text:span text:style-name="T22">27</text:span></text:p>
          </draw:text-box>
        </draw:frame>
        <draw:frame draw:style-name="gr73" draw:text-style-name="P37" draw:layer="layout" svg:width="0.298cm" svg:height="0.31cm" svg:x="22.886cm" svg:y="6.787cm">
          <draw:text-box>
            <text:p text:style-name="P1"><text:span text:style-name="T22">28</text:span></text:p>
          </draw:text-box>
        </draw:frame>
        <draw:frame draw:style-name="gr73" draw:text-style-name="P37" draw:layer="layout" svg:width="0.298cm" svg:height="0.31cm" svg:x="23.675cm" svg:y="6.787cm">
          <draw:text-box>
            <text:p text:style-name="P1"><text:span text:style-name="T22">29</text:span></text:p>
          </draw:text-box>
        </draw:frame>
        <draw:frame draw:style-name="gr73" draw:text-style-name="P37" draw:layer="layout" svg:width="0.298cm" svg:height="0.31cm" svg:x="24.466cm" svg:y="6.787cm">
          <draw:text-box>
            <text:p text:style-name="P1"><text:span text:style-name="T22">30</text:span></text:p>
          </draw:text-box>
        </draw:frame>
        <draw:line draw:style-name="gr2" draw:text-style-name="P3" draw:layer="layout" svg:x1="0.702cm" svg:y1="1.266cm" svg:x2="13.953cm" svg:y2="1.266cm">
          <text:p/>
        </draw:line>
        <draw:line draw:style-name="gr2" draw:text-style-name="P7" draw:layer="layout" svg:x1="13.955cm" svg:y1="1.272cm" svg:x2="27.241cm" svg:y2="1.272cm">
          <text:p/>
        </draw:line>
        <draw:frame draw:style-name="gr76" draw:text-style-name="P38" draw:layer="layout" svg:width="4.048cm" svg:height="0.538cm" svg:x="23.08cm" svg:y="0.659cm">
          <draw:text-box>
            <text:p text:style-name="P1"><text:span text:style-name="T23"><text:s text:c="5"/></text:span><text:span text:style-name="T23"><text:s text:c="5"/></text:span><text:span text:style-name="T23"><text:s text:c="5"/></text:span><text:span text:style-name="T23"><text:s text:c="5"/></text:span><text:span text:style-name="T23"><text:s text:c="2"/></text:span><text:span text:style-name="T24">2</text:span><text:span text:style-name="T24">0</text:span><text:span text:style-name="T24">2</text:span><text:span text:style-name="T24">1</text:span></text:p>
          </draw:text-box>
        </draw:frame>
        <draw:line draw:style-name="gr2" draw:text-style-name="P3" draw:layer="layout" svg:x1="0.7cm" svg:y1="20.382cm" svg:x2="13.951cm" svg:y2="20.382cm">
          <text:p/>
        </draw:line>
        <draw:custom-shape draw:style-name="gr67" draw:text-style-name="P9" draw:layer="layout" svg:width="5.006cm" svg:height="0.663cm" svg:x="1.602cm" svg:y="7.9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9" draw:layer="layout" svg:width="5.006cm" svg:height="0.663cm" svg:x="7.382cm" svg:y="7.923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9" draw:layer="layout" svg:width="5.006cm" svg:height="0.663cm" svg:x="15.515cm" svg:y="7.91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9" draw:layer="layout" svg:width="5.006cm" svg:height="0.663cm" svg:x="21.3cm" svg:y="7.93cm">
          <text:p/>
          <draw:enhanced-geometry svg:viewBox="0 0 21600 21600" draw:type="rectangle" draw:enhanced-path="M 0 0 L 21600 0 21600 21600 0 21600 0 0 Z N"/>
        </draw:custom-shape>
        <draw:frame draw:style-name="gr77" draw:text-style-name="P32" draw:layer="layout" svg:width="1.484cm" svg:height="0.625cm" svg:x="9.089cm" svg:y="7.966cm">
          <draw:text-box>
            <text:p text:style-name="P1"><text:span text:style-name="T20">J</text:span><text:span text:style-name="T20">U</text:span><text:span text:style-name="T20">N</text:span><text:span text:style-name="T20">I</text:span><text:span text:style-name="T20">O</text:span></text:p>
          </draw:text-box>
        </draw:frame>
        <draw:path draw:style-name="gr46" draw:text-style-name="P39" draw:layer="layout" svg:width="4.739cm" svg:height="3.826cm" svg:x="1.349cm" svg:y="9.961cm" svg:viewBox="0 0 4740 3827" svg:d="M790 0v766h-790v-766zM1580 0v766h-790v-766zM2371 0v766h-791v-766zM3160 0v766h-789v-766zM3950 0v766h-790v-766zM4740 0v766h-790v-766zM790 766v767h-790v-767zM1580 766v767h-790v-767zM2371 766v767h-791v-767zM3160 766v767h-789v-767zM3950 766v767h-790v-767zM4740 766v767h-790v-767zM790 1533v765h-790v-765zM1580 1533v765h-790v-765zM2371 1533v765h-791v-765zM3160 1533v765h-789v-765zM3950 1533v765h-790v-765zM4740 1533v765h-790v-765zM1580 2298v766h-790v-766zM2371 2298v766h-791v-766zM3160 2298v766h-789v-766zM3950 2298v766h-790v-766zM4740 2298v766h-790v-766zM790 3064v763h-790v-763zM1580 3064v763h-790v-763zM2371 3064v763h-791v-763zM3160 3064v763h-789v-763zM3950 3064v763h-790v-763zM4740 3064v763h-790v-763z">
          <text:p/>
        </draw:path>
        <draw:frame draw:style-name="gr78" draw:text-style-name="P32" draw:layer="layout" svg:width="1.471cm" svg:height="0.625cm" svg:x="3.357cm" svg:y="7.966cm">
          <draw:text-box>
            <text:p text:style-name="P1"><text:span text:style-name="T20">M</text:span><text:span text:style-name="T20">A</text:span><text:span text:style-name="T20">Y</text:span><text:span text:style-name="T20">O</text:span></text:p>
          </draw:text-box>
        </draw:frame>
        <draw:path draw:style-name="gr46" draw:text-style-name="P39" draw:layer="layout" svg:width="1.579cm" svg:height="0.766cm" svg:x="7.113cm" svg:y="12.262cm" svg:viewBox="0 0 1580 767" svg:d="M790 0v767h-790v-767zM1580 0v767h-790v-767z">
          <text:p/>
        </draw:path>
        <draw:frame draw:style-name="gr70" draw:text-style-name="P36" draw:layer="layout" svg:width="0.231cm" svg:height="0.31cm" svg:x="7.451cm" svg:y="9.306cm">
          <draw:text-box>
            <text:p text:style-name="P1"><text:span text:style-name="T21">L</text:span></text:p>
          </draw:text-box>
        </draw:frame>
        <draw:frame draw:style-name="gr70" draw:text-style-name="P36" draw:layer="layout" svg:width="0.231cm" svg:height="0.31cm" svg:x="8.205cm" svg:y="9.306cm">
          <draw:text-box>
            <text:p text:style-name="P1"><text:span text:style-name="T21">M</text:span></text:p>
          </draw:text-box>
        </draw:frame>
        <draw:frame draw:style-name="gr70" draw:text-style-name="P36" draw:layer="layout" svg:width="0.231cm" svg:height="0.31cm" svg:x="8.995cm" svg:y="9.306cm">
          <draw:text-box>
            <text:p text:style-name="P1"><text:span text:style-name="T21">M</text:span></text:p>
          </draw:text-box>
        </draw:frame>
        <draw:frame draw:style-name="gr70" draw:text-style-name="P36" draw:layer="layout" svg:width="0.231cm" svg:height="0.31cm" svg:x="9.824cm" svg:y="9.306cm">
          <draw:text-box>
            <text:p text:style-name="P1"><text:span text:style-name="T21">J</text:span></text:p>
          </draw:text-box>
        </draw:frame>
        <draw:frame draw:style-name="gr70" draw:text-style-name="P36" draw:layer="layout" svg:width="0.231cm" svg:height="0.31cm" svg:x="10.592cm" svg:y="9.306cm">
          <draw:text-box>
            <text:p text:style-name="P1"><text:span text:style-name="T21">V</text:span></text:p>
          </draw:text-box>
        </draw:frame>
        <draw:frame draw:style-name="gr70" draw:text-style-name="P36" draw:layer="layout" svg:width="0.231cm" svg:height="0.31cm" svg:x="11.39cm" svg:y="9.306cm">
          <draw:text-box>
            <text:p text:style-name="P1"><text:span text:style-name="T21">S</text:span></text:p>
          </draw:text-box>
        </draw:frame>
        <draw:frame draw:style-name="gr70" draw:text-style-name="P36" draw:layer="layout" svg:width="0.231cm" svg:height="0.31cm" svg:x="12.167cm" svg:y="9.306cm">
          <draw:text-box>
            <text:p text:style-name="P1"><text:span text:style-name="T21">D</text:span></text:p>
          </draw:text-box>
        </draw:frame>
        <draw:frame draw:style-name="gr70" draw:text-style-name="P37" draw:layer="layout" svg:width="0.231cm" svg:height="0.31cm" svg:x="8.259cm" svg:y="10.072cm">
          <draw:text-box>
            <text:p text:style-name="P1"><text:span text:style-name="T22">1</text:span></text:p>
          </draw:text-box>
        </draw:frame>
        <draw:frame draw:style-name="gr70" draw:text-style-name="P37" draw:layer="layout" svg:width="0.231cm" svg:height="0.31cm" svg:x="9.02cm" svg:y="10.072cm">
          <draw:text-box>
            <text:p text:style-name="P1"><text:span text:style-name="T22">2</text:span></text:p>
          </draw:text-box>
        </draw:frame>
        <draw:frame draw:style-name="gr70" draw:text-style-name="P37" draw:layer="layout" svg:width="0.231cm" svg:height="0.31cm" svg:x="9.813cm" svg:y="10.072cm">
          <draw:text-box>
            <text:p text:style-name="P1"><text:span text:style-name="T22">3</text:span></text:p>
          </draw:text-box>
        </draw:frame>
        <draw:frame draw:style-name="gr70" draw:text-style-name="P37" draw:layer="layout" svg:width="0.231cm" svg:height="0.31cm" svg:x="10.604cm" svg:y="10.072cm">
          <draw:text-box>
            <text:p text:style-name="P1"><text:span text:style-name="T22">4</text:span></text:p>
          </draw:text-box>
        </draw:frame>
        <draw:frame draw:style-name="gr70" draw:text-style-name="P37" draw:layer="layout" svg:width="0.231cm" svg:height="0.31cm" svg:x="11.389cm" svg:y="10.072cm">
          <draw:text-box>
            <text:p text:style-name="P1"><text:span text:style-name="T22">5</text:span></text:p>
          </draw:text-box>
        </draw:frame>
        <draw:frame draw:style-name="gr70" draw:text-style-name="P37" draw:layer="layout" svg:width="0.231cm" svg:height="0.31cm" svg:x="12.179cm" svg:y="10.072cm">
          <draw:text-box>
            <text:p text:style-name="P1"><text:span text:style-name="T22">6</text:span></text:p>
          </draw:text-box>
        </draw:frame>
        <draw:frame draw:style-name="gr70" draw:text-style-name="P37" draw:layer="layout" svg:width="0.231cm" svg:height="0.31cm" svg:x="7.449cm" svg:y="10.839cm">
          <draw:text-box>
            <text:p text:style-name="P1"><text:span text:style-name="T22">7</text:span></text:p>
          </draw:text-box>
        </draw:frame>
        <draw:frame draw:style-name="gr70" draw:text-style-name="P37" draw:layer="layout" svg:width="0.231cm" svg:height="0.31cm" svg:x="8.231cm" svg:y="10.839cm">
          <draw:text-box>
            <text:p text:style-name="P1"><text:span text:style-name="T22">8</text:span></text:p>
          </draw:text-box>
        </draw:frame>
        <draw:frame draw:style-name="gr70" draw:text-style-name="P37" draw:layer="layout" svg:width="0.231cm" svg:height="0.31cm" svg:x="9.02cm" svg:y="10.839cm">
          <draw:text-box>
            <text:p text:style-name="P1"><text:span text:style-name="T22">9</text:span></text:p>
          </draw:text-box>
        </draw:frame>
        <draw:frame draw:style-name="gr71" draw:text-style-name="P37" draw:layer="layout" svg:width="0.296cm" svg:height="0.31cm" svg:x="9.768cm" svg:y="10.839cm">
          <draw:text-box>
            <text:p text:style-name="P1"><text:span text:style-name="T22">10</text:span></text:p>
          </draw:text-box>
        </draw:frame>
        <draw:frame draw:style-name="gr71" draw:text-style-name="P37" draw:layer="layout" svg:width="0.296cm" svg:height="0.31cm" svg:x="10.59cm" svg:y="10.839cm">
          <draw:text-box>
            <text:p text:style-name="P1"><text:span text:style-name="T22">11</text:span></text:p>
          </draw:text-box>
        </draw:frame>
        <draw:frame draw:style-name="gr71" draw:text-style-name="P37" draw:layer="layout" svg:width="0.296cm" svg:height="0.31cm" svg:x="11.351cm" svg:y="10.839cm">
          <draw:text-box>
            <text:p text:style-name="P1"><text:span text:style-name="T22">12</text:span></text:p>
          </draw:text-box>
        </draw:frame>
        <draw:frame draw:style-name="gr71" draw:text-style-name="P37" draw:layer="layout" svg:width="0.296cm" svg:height="0.31cm" svg:x="12.144cm" svg:y="10.839cm">
          <draw:text-box>
            <text:p text:style-name="P1"><text:span text:style-name="T22">13</text:span></text:p>
          </draw:text-box>
        </draw:frame>
        <draw:frame draw:style-name="gr71" draw:text-style-name="P37" draw:layer="layout" svg:width="0.296cm" svg:height="0.31cm" svg:x="7.405cm" svg:y="11.606cm">
          <draw:text-box>
            <text:p text:style-name="P1"><text:span text:style-name="T22">14</text:span></text:p>
          </draw:text-box>
        </draw:frame>
        <draw:frame draw:style-name="gr71" draw:text-style-name="P37" draw:layer="layout" svg:width="0.296cm" svg:height="0.31cm" svg:x="8.191cm" svg:y="11.606cm">
          <draw:text-box>
            <text:p text:style-name="P1"><text:span text:style-name="T22">15</text:span></text:p>
          </draw:text-box>
        </draw:frame>
        <draw:frame draw:style-name="gr71" draw:text-style-name="P37" draw:layer="layout" svg:width="0.296cm" svg:height="0.31cm" svg:x="8.981cm" svg:y="11.606cm">
          <draw:text-box>
            <text:p text:style-name="P1"><text:span text:style-name="T22">16</text:span></text:p>
          </draw:text-box>
        </draw:frame>
        <draw:frame draw:style-name="gr71" draw:text-style-name="P37" draw:layer="layout" svg:width="0.296cm" svg:height="0.31cm" svg:x="9.78cm" svg:y="11.606cm">
          <draw:text-box>
            <text:p text:style-name="P1"><text:span text:style-name="T22">17</text:span></text:p>
          </draw:text-box>
        </draw:frame>
        <draw:frame draw:style-name="gr71" draw:text-style-name="P37" draw:layer="layout" svg:width="0.296cm" svg:height="0.31cm" svg:x="10.561cm" svg:y="11.606cm">
          <draw:text-box>
            <text:p text:style-name="P1"><text:span text:style-name="T22">18</text:span></text:p>
          </draw:text-box>
        </draw:frame>
        <draw:frame draw:style-name="gr71" draw:text-style-name="P37" draw:layer="layout" svg:width="0.296cm" svg:height="0.31cm" svg:x="11.351cm" svg:y="11.606cm">
          <draw:text-box>
            <text:p text:style-name="P1"><text:span text:style-name="T22">19</text:span></text:p>
          </draw:text-box>
        </draw:frame>
        <draw:frame draw:style-name="gr72" draw:text-style-name="P37" draw:layer="layout" svg:width="0.307cm" svg:height="0.31cm" svg:x="12.109cm" svg:y="11.606cm">
          <draw:text-box>
            <text:p text:style-name="P1"><text:span text:style-name="T22">20</text:span></text:p>
          </draw:text-box>
        </draw:frame>
        <draw:frame draw:style-name="gr71" draw:text-style-name="P37" draw:layer="layout" svg:width="0.296cm" svg:height="0.31cm" svg:x="7.401cm" svg:y="12.373cm">
          <draw:text-box>
            <text:p text:style-name="P1"><text:span text:style-name="T22">21</text:span></text:p>
          </draw:text-box>
        </draw:frame>
        <draw:frame draw:style-name="gr73" draw:text-style-name="P37" draw:layer="layout" svg:width="0.298cm" svg:height="0.31cm" svg:x="8.162cm" svg:y="12.373cm">
          <draw:text-box>
            <text:p text:style-name="P1"><text:span text:style-name="T22">22</text:span></text:p>
          </draw:text-box>
        </draw:frame>
        <draw:frame draw:style-name="gr71" draw:text-style-name="P37" draw:layer="layout" svg:width="0.296cm" svg:height="0.31cm" svg:x="8.955cm" svg:y="12.373cm">
          <draw:text-box>
            <text:p text:style-name="P1"><text:span text:style-name="T22">23</text:span></text:p>
          </draw:text-box>
        </draw:frame>
        <draw:frame draw:style-name="gr71" draw:text-style-name="P37" draw:layer="layout" svg:width="0.296cm" svg:height="0.31cm" svg:x="9.746cm" svg:y="12.373cm">
          <draw:text-box>
            <text:p text:style-name="P1"><text:span text:style-name="T22">24</text:span></text:p>
          </draw:text-box>
        </draw:frame>
        <draw:frame draw:style-name="gr73" draw:text-style-name="P37" draw:layer="layout" svg:width="0.298cm" svg:height="0.31cm" svg:x="10.531cm" svg:y="12.373cm">
          <draw:text-box>
            <text:p text:style-name="P1"><text:span text:style-name="T22">25</text:span></text:p>
          </draw:text-box>
        </draw:frame>
        <draw:frame draw:style-name="gr73" draw:text-style-name="P37" draw:layer="layout" svg:width="0.298cm" svg:height="0.31cm" svg:x="11.321cm" svg:y="12.373cm">
          <draw:text-box>
            <text:p text:style-name="P1"><text:span text:style-name="T22">26</text:span></text:p>
          </draw:text-box>
        </draw:frame>
        <draw:frame draw:style-name="gr71" draw:text-style-name="P37" draw:layer="layout" svg:width="0.296cm" svg:height="0.31cm" svg:x="12.12cm" svg:y="12.373cm">
          <draw:text-box>
            <text:p text:style-name="P1"><text:span text:style-name="T22">27</text:span></text:p>
          </draw:text-box>
        </draw:frame>
        <draw:frame draw:style-name="gr73" draw:text-style-name="P37" draw:layer="layout" svg:width="0.298cm" svg:height="0.31cm" svg:x="7.373cm" svg:y="13.139cm">
          <draw:text-box>
            <text:p text:style-name="P1"><text:span text:style-name="T22">28</text:span></text:p>
          </draw:text-box>
        </draw:frame>
        <draw:frame draw:style-name="gr73" draw:text-style-name="P37" draw:layer="layout" svg:width="0.298cm" svg:height="0.31cm" svg:x="8.161cm" svg:y="13.139cm">
          <draw:text-box>
            <text:p text:style-name="P1"><text:span text:style-name="T22">29</text:span></text:p>
          </draw:text-box>
        </draw:frame>
        <draw:frame draw:style-name="gr73" draw:text-style-name="P37" draw:layer="layout" svg:width="0.298cm" svg:height="0.31cm" svg:x="8.953cm" svg:y="13.139cm">
          <draw:text-box>
            <text:p text:style-name="P1"><text:span text:style-name="T22">30</text:span></text:p>
          </draw:text-box>
        </draw:frame>
        <draw:frame draw:style-name="gr70" draw:text-style-name="P36" draw:layer="layout" svg:width="0.231cm" svg:height="0.31cm" svg:x="1.673cm" svg:y="9.312cm">
          <draw:text-box>
            <text:p text:style-name="P1"><text:span text:style-name="T21">L</text:span></text:p>
          </draw:text-box>
        </draw:frame>
        <draw:frame draw:style-name="gr70" draw:text-style-name="P36" draw:layer="layout" svg:width="0.231cm" svg:height="0.31cm" svg:x="2.426cm" svg:y="9.312cm">
          <draw:text-box>
            <text:p text:style-name="P1"><text:span text:style-name="T21">M</text:span></text:p>
          </draw:text-box>
        </draw:frame>
        <draw:frame draw:style-name="gr70" draw:text-style-name="P36" draw:layer="layout" svg:width="0.231cm" svg:height="0.31cm" svg:x="3.216cm" svg:y="9.312cm">
          <draw:text-box>
            <text:p text:style-name="P1"><text:span text:style-name="T21">M</text:span></text:p>
          </draw:text-box>
        </draw:frame>
        <draw:frame draw:style-name="gr70" draw:text-style-name="P36" draw:layer="layout" svg:width="0.231cm" svg:height="0.31cm" svg:x="4.045cm" svg:y="9.312cm">
          <draw:text-box>
            <text:p text:style-name="P1"><text:span text:style-name="T21">J</text:span></text:p>
          </draw:text-box>
        </draw:frame>
        <draw:frame draw:style-name="gr70" draw:text-style-name="P36" draw:layer="layout" svg:width="0.231cm" svg:height="0.31cm" svg:x="4.814cm" svg:y="9.312cm">
          <draw:text-box>
            <text:p text:style-name="P1"><text:span text:style-name="T21">V</text:span></text:p>
          </draw:text-box>
        </draw:frame>
        <draw:frame draw:style-name="gr70" draw:text-style-name="P36" draw:layer="layout" svg:width="0.231cm" svg:height="0.31cm" svg:x="5.612cm" svg:y="9.312cm">
          <draw:text-box>
            <text:p text:style-name="P1"><text:span text:style-name="T21">S</text:span></text:p>
          </draw:text-box>
        </draw:frame>
        <draw:frame draw:style-name="gr70" draw:text-style-name="P36" draw:layer="layout" svg:width="0.231cm" svg:height="0.31cm" svg:x="6.388cm" svg:y="9.312cm">
          <draw:text-box>
            <text:p text:style-name="P1"><text:span text:style-name="T21">D</text:span></text:p>
          </draw:text-box>
        </draw:frame>
        <draw:frame draw:style-name="gr70" draw:text-style-name="P37" draw:layer="layout" svg:width="0.231cm" svg:height="0.31cm" svg:x="5.641cm" svg:y="10.078cm">
          <draw:text-box>
            <text:p text:style-name="P1"><text:span text:style-name="T22">1</text:span></text:p>
          </draw:text-box>
        </draw:frame>
        <draw:frame draw:style-name="gr70" draw:text-style-name="P37" draw:layer="layout" svg:width="0.231cm" svg:height="0.31cm" svg:x="6.402cm" svg:y="10.078cm">
          <draw:text-box>
            <text:p text:style-name="P1"><text:span text:style-name="T22">2</text:span></text:p>
          </draw:text-box>
        </draw:frame>
        <draw:frame draw:style-name="gr70" draw:text-style-name="P37" draw:layer="layout" svg:width="0.231cm" svg:height="0.31cm" svg:x="1.666cm" svg:y="10.844cm">
          <draw:text-box>
            <text:p text:style-name="P1"><text:span text:style-name="T22">3</text:span></text:p>
          </draw:text-box>
        </draw:frame>
        <draw:frame draw:style-name="gr70" draw:text-style-name="P37" draw:layer="layout" svg:width="0.231cm" svg:height="0.31cm" svg:x="2.455cm" svg:y="10.844cm">
          <draw:text-box>
            <text:p text:style-name="P1"><text:span text:style-name="T22">4</text:span></text:p>
          </draw:text-box>
        </draw:frame>
        <draw:frame draw:style-name="gr70" draw:text-style-name="P37" draw:layer="layout" svg:width="0.231cm" svg:height="0.31cm" svg:x="3.242cm" svg:y="10.844cm">
          <draw:text-box>
            <text:p text:style-name="P1"><text:span text:style-name="T22">5</text:span></text:p>
          </draw:text-box>
        </draw:frame>
        <draw:frame draw:style-name="gr70" draw:text-style-name="P37" draw:layer="layout" svg:width="0.231cm" svg:height="0.31cm" svg:x="4.031cm" svg:y="10.844cm">
          <draw:text-box>
            <text:p text:style-name="P1"><text:span text:style-name="T22">6</text:span></text:p>
          </draw:text-box>
        </draw:frame>
        <draw:frame draw:style-name="gr70" draw:text-style-name="P37" draw:layer="layout" svg:width="0.231cm" svg:height="0.31cm" svg:x="4.831cm" svg:y="10.844cm">
          <draw:text-box>
            <text:p text:style-name="P1"><text:span text:style-name="T22">7</text:span></text:p>
          </draw:text-box>
        </draw:frame>
        <draw:frame draw:style-name="gr70" draw:text-style-name="P37" draw:layer="layout" svg:width="0.231cm" svg:height="0.31cm" svg:x="5.612cm" svg:y="10.844cm">
          <draw:text-box>
            <text:p text:style-name="P1"><text:span text:style-name="T22">8</text:span></text:p>
          </draw:text-box>
        </draw:frame>
        <draw:frame draw:style-name="gr70" draw:text-style-name="P37" draw:layer="layout" svg:width="0.231cm" svg:height="0.31cm" svg:x="6.401cm" svg:y="10.844cm">
          <draw:text-box>
            <text:p text:style-name="P1"><text:span text:style-name="T22">9</text:span></text:p>
          </draw:text-box>
        </draw:frame>
        <draw:frame draw:style-name="gr71" draw:text-style-name="P37" draw:layer="layout" svg:width="0.296cm" svg:height="0.31cm" svg:x="1.62cm" svg:y="11.611cm">
          <draw:text-box>
            <text:p text:style-name="P1"><text:span text:style-name="T22">10</text:span></text:p>
          </draw:text-box>
        </draw:frame>
        <draw:frame draw:style-name="gr71" draw:text-style-name="P37" draw:layer="layout" svg:width="0.296cm" svg:height="0.31cm" svg:x="2.442cm" svg:y="11.611cm">
          <draw:text-box>
            <text:p text:style-name="P1"><text:span text:style-name="T22">11</text:span></text:p>
          </draw:text-box>
        </draw:frame>
        <draw:frame draw:style-name="gr71" draw:text-style-name="P37" draw:layer="layout" svg:width="0.296cm" svg:height="0.31cm" svg:x="3.202cm" svg:y="11.611cm">
          <draw:text-box>
            <text:p text:style-name="P1"><text:span text:style-name="T22">12</text:span></text:p>
          </draw:text-box>
        </draw:frame>
        <draw:frame draw:style-name="gr71" draw:text-style-name="P37" draw:layer="layout" svg:width="0.296cm" svg:height="0.31cm" svg:x="3.996cm" svg:y="11.611cm">
          <draw:text-box>
            <text:p text:style-name="P1"><text:span text:style-name="T22">13</text:span></text:p>
          </draw:text-box>
        </draw:frame>
        <draw:frame draw:style-name="gr71" draw:text-style-name="P37" draw:layer="layout" svg:width="0.296cm" svg:height="0.31cm" svg:x="4.785cm" svg:y="11.611cm">
          <draw:text-box>
            <text:p text:style-name="P1"><text:span text:style-name="T22">14</text:span></text:p>
          </draw:text-box>
        </draw:frame>
        <draw:frame draw:style-name="gr71" draw:text-style-name="P37" draw:layer="layout" svg:width="0.296cm" svg:height="0.31cm" svg:x="5.572cm" svg:y="11.611cm">
          <draw:text-box>
            <text:p text:style-name="P1"><text:span text:style-name="T22">15</text:span></text:p>
          </draw:text-box>
        </draw:frame>
        <draw:frame draw:style-name="gr71" draw:text-style-name="P37" draw:layer="layout" svg:width="0.296cm" svg:height="0.31cm" svg:x="6.362cm" svg:y="11.611cm">
          <draw:text-box>
            <text:p text:style-name="P1"><text:span text:style-name="T22">16</text:span></text:p>
          </draw:text-box>
        </draw:frame>
        <draw:frame draw:style-name="gr71" draw:text-style-name="P37" draw:layer="layout" svg:width="0.296cm" svg:height="0.31cm" svg:x="1.631cm" svg:y="12.377cm">
          <draw:text-box>
            <text:p text:style-name="P1"><text:span text:style-name="T22">17</text:span></text:p>
          </draw:text-box>
        </draw:frame>
        <draw:frame draw:style-name="gr71" draw:text-style-name="P37" draw:layer="layout" svg:width="0.296cm" svg:height="0.31cm" svg:x="2.414cm" svg:y="12.377cm">
          <draw:text-box>
            <text:p text:style-name="P1"><text:span text:style-name="T22">18</text:span></text:p>
          </draw:text-box>
        </draw:frame>
        <draw:frame draw:style-name="gr71" draw:text-style-name="P37" draw:layer="layout" svg:width="0.296cm" svg:height="0.31cm" svg:x="3.202cm" svg:y="12.377cm">
          <draw:text-box>
            <text:p text:style-name="P1"><text:span text:style-name="T22">19</text:span></text:p>
          </draw:text-box>
        </draw:frame>
        <draw:frame draw:style-name="gr72" draw:text-style-name="P37" draw:layer="layout" svg:width="0.307cm" svg:height="0.31cm" svg:x="3.96cm" svg:y="12.377cm">
          <draw:text-box>
            <text:p text:style-name="P1"><text:span text:style-name="T22">20</text:span></text:p>
          </draw:text-box>
        </draw:frame>
        <draw:frame draw:style-name="gr71" draw:text-style-name="P37" draw:layer="layout" svg:width="0.296cm" svg:height="0.31cm" svg:x="4.783cm" svg:y="12.377cm">
          <draw:text-box>
            <text:p text:style-name="P1"><text:span text:style-name="T22">21</text:span></text:p>
          </draw:text-box>
        </draw:frame>
        <draw:frame draw:style-name="gr73" draw:text-style-name="P37" draw:layer="layout" svg:width="0.298cm" svg:height="0.31cm" svg:x="5.544cm" svg:y="12.377cm">
          <draw:text-box>
            <text:p text:style-name="P1"><text:span text:style-name="T22">22</text:span></text:p>
          </draw:text-box>
        </draw:frame>
        <draw:frame draw:style-name="gr71" draw:text-style-name="P37" draw:layer="layout" svg:width="0.296cm" svg:height="0.31cm" svg:x="6.337cm" svg:y="12.377cm">
          <draw:text-box>
            <text:p text:style-name="P1"><text:span text:style-name="T22">23</text:span></text:p>
          </draw:text-box>
        </draw:frame>
        <draw:frame draw:style-name="gr71" draw:text-style-name="P37" draw:layer="layout" svg:width="0.296cm" svg:height="0.31cm" svg:x="1.597cm" svg:y="13.143cm">
          <draw:text-box>
            <text:p text:style-name="P1"><text:span text:style-name="T22">24</text:span></text:p>
          </draw:text-box>
        </draw:frame>
        <draw:frame draw:style-name="gr73" draw:text-style-name="P37" draw:layer="layout" svg:width="0.298cm" svg:height="0.31cm" svg:x="2.384cm" svg:y="13.143cm">
          <draw:text-box>
            <text:p text:style-name="P1"><text:span text:style-name="T22">25</text:span></text:p>
          </draw:text-box>
        </draw:frame>
        <draw:frame draw:style-name="gr73" draw:text-style-name="P37" draw:layer="layout" svg:width="0.298cm" svg:height="0.31cm" svg:x="3.173cm" svg:y="13.143cm">
          <draw:text-box>
            <text:p text:style-name="P1"><text:span text:style-name="T22">26</text:span></text:p>
          </draw:text-box>
        </draw:frame>
        <draw:frame draw:style-name="gr71" draw:text-style-name="P37" draw:layer="layout" svg:width="0.296cm" svg:height="0.31cm" svg:x="3.972cm" svg:y="13.143cm">
          <draw:text-box>
            <text:p text:style-name="P1"><text:span text:style-name="T22">27</text:span></text:p>
          </draw:text-box>
        </draw:frame>
        <draw:frame draw:style-name="gr73" draw:text-style-name="P37" draw:layer="layout" svg:width="0.298cm" svg:height="0.31cm" svg:x="4.754cm" svg:y="13.143cm">
          <draw:text-box>
            <text:p text:style-name="P1"><text:span text:style-name="T22">28</text:span></text:p>
          </draw:text-box>
        </draw:frame>
        <draw:frame draw:style-name="gr73" draw:text-style-name="P37" draw:layer="layout" svg:width="0.298cm" svg:height="0.31cm" svg:x="5.543cm" svg:y="13.143cm">
          <draw:text-box>
            <text:p text:style-name="P1"><text:span text:style-name="T22">29</text:span></text:p>
          </draw:text-box>
        </draw:frame>
        <draw:frame draw:style-name="gr73" draw:text-style-name="P37" draw:layer="layout" svg:width="0.298cm" svg:height="0.31cm" svg:x="6.334cm" svg:y="13.143cm">
          <draw:text-box>
            <text:p text:style-name="P1"><text:span text:style-name="T22">30</text:span></text:p>
          </draw:text-box>
        </draw:frame>
        <draw:frame draw:style-name="gr71" draw:text-style-name="P37" draw:layer="layout" svg:width="0.296cm" svg:height="0.31cm" svg:x="1.626cm" svg:y="13.905cm">
          <draw:text-box>
            <text:p text:style-name="P1"><text:span text:style-name="T22">31</text:span></text:p>
          </draw:text-box>
        </draw:frame>
        <draw:frame draw:style-name="gr79" draw:text-style-name="P32" draw:layer="layout" svg:width="1.382cm" svg:height="0.625cm" svg:x="17.381cm" svg:y="7.966cm">
          <draw:text-box>
            <text:p text:style-name="P1"><text:span text:style-name="T20">J</text:span><text:span text:style-name="T20">U</text:span><text:span text:style-name="T20">LI</text:span><text:span text:style-name="T20">O</text:span></text:p>
          </draw:text-box>
        </draw:frame>
        <draw:frame draw:style-name="gr80" draw:text-style-name="P32" draw:layer="layout" svg:width="2.085cm" svg:height="0.625cm" svg:x="22.797cm" svg:y="7.966cm">
          <draw:text-box>
            <text:p text:style-name="P1"><text:span text:style-name="T20">A</text:span><text:span text:style-name="T20">G</text:span><text:span text:style-name="T20">O</text:span><text:span text:style-name="T20">S</text:span><text:span text:style-name="T20">T</text:span><text:span text:style-name="T20">O</text:span></text:p>
          </draw:text-box>
        </draw:frame>
        <draw:frame draw:style-name="gr70" draw:text-style-name="P36" draw:layer="layout" svg:width="0.231cm" svg:height="0.31cm" svg:x="21.37cm" svg:y="9.306cm">
          <draw:text-box>
            <text:p text:style-name="P1"><text:span text:style-name="T21">L</text:span></text:p>
          </draw:text-box>
        </draw:frame>
        <draw:frame draw:style-name="gr70" draw:text-style-name="P36" draw:layer="layout" svg:width="0.231cm" svg:height="0.31cm" svg:x="22.122cm" svg:y="9.306cm">
          <draw:text-box>
            <text:p text:style-name="P1"><text:span text:style-name="T21">M</text:span></text:p>
          </draw:text-box>
        </draw:frame>
        <draw:frame draw:style-name="gr70" draw:text-style-name="P36" draw:layer="layout" svg:width="0.231cm" svg:height="0.31cm" svg:x="22.912cm" svg:y="9.306cm">
          <draw:text-box>
            <text:p text:style-name="P1"><text:span text:style-name="T21">M</text:span></text:p>
          </draw:text-box>
        </draw:frame>
        <draw:frame draw:style-name="gr70" draw:text-style-name="P36" draw:layer="layout" svg:width="0.231cm" svg:height="0.31cm" svg:x="23.741cm" svg:y="9.306cm">
          <draw:text-box>
            <text:p text:style-name="P1"><text:span text:style-name="T21">J</text:span></text:p>
          </draw:text-box>
        </draw:frame>
        <draw:frame draw:style-name="gr70" draw:text-style-name="P36" draw:layer="layout" svg:width="0.231cm" svg:height="0.31cm" svg:x="24.51cm" svg:y="9.306cm">
          <draw:text-box>
            <text:p text:style-name="P1"><text:span text:style-name="T21">V</text:span></text:p>
          </draw:text-box>
        </draw:frame>
        <draw:frame draw:style-name="gr70" draw:text-style-name="P36" draw:layer="layout" svg:width="0.231cm" svg:height="0.31cm" svg:x="25.307cm" svg:y="9.306cm">
          <draw:text-box>
            <text:p text:style-name="P1"><text:span text:style-name="T21">S</text:span></text:p>
          </draw:text-box>
        </draw:frame>
        <draw:frame draw:style-name="gr70" draw:text-style-name="P36" draw:layer="layout" svg:width="0.231cm" svg:height="0.31cm" svg:x="26.085cm" svg:y="9.306cm">
          <draw:text-box>
            <text:p text:style-name="P1"><text:span text:style-name="T21">D</text:span></text:p>
          </draw:text-box>
        </draw:frame>
        <draw:frame draw:style-name="gr70" draw:text-style-name="P37" draw:layer="layout" svg:width="0.231cm" svg:height="0.31cm" svg:x="26.126cm" svg:y="10.073cm">
          <draw:text-box>
            <text:p text:style-name="P1"><text:span text:style-name="T22">1</text:span></text:p>
          </draw:text-box>
        </draw:frame>
        <draw:frame draw:style-name="gr70" draw:text-style-name="P37" draw:layer="layout" svg:width="0.231cm" svg:height="0.31cm" svg:x="21.358cm" svg:y="10.842cm">
          <draw:text-box>
            <text:p text:style-name="P1"><text:span text:style-name="T22">2</text:span></text:p>
          </draw:text-box>
        </draw:frame>
        <draw:frame draw:style-name="gr70" draw:text-style-name="P37" draw:layer="layout" svg:width="0.231cm" svg:height="0.31cm" svg:x="22.151cm" svg:y="10.842cm">
          <draw:text-box>
            <text:p text:style-name="P1"><text:span text:style-name="T22">3</text:span></text:p>
          </draw:text-box>
        </draw:frame>
        <draw:frame draw:style-name="gr70" draw:text-style-name="P37" draw:layer="layout" svg:width="0.231cm" svg:height="0.31cm" svg:x="22.941cm" svg:y="10.842cm">
          <draw:text-box>
            <text:p text:style-name="P1"><text:span text:style-name="T22">4</text:span></text:p>
          </draw:text-box>
        </draw:frame>
        <draw:frame draw:style-name="gr70" draw:text-style-name="P37" draw:layer="layout" svg:width="0.231cm" svg:height="0.31cm" svg:x="23.728cm" svg:y="10.842cm">
          <draw:text-box>
            <text:p text:style-name="P1"><text:span text:style-name="T22">5</text:span></text:p>
          </draw:text-box>
        </draw:frame>
        <draw:frame draw:style-name="gr70" draw:text-style-name="P37" draw:layer="layout" svg:width="0.231cm" svg:height="0.31cm" svg:x="24.517cm" svg:y="10.842cm">
          <draw:text-box>
            <text:p text:style-name="P1"><text:span text:style-name="T22">6</text:span></text:p>
          </draw:text-box>
        </draw:frame>
        <draw:frame draw:style-name="gr70" draw:text-style-name="P37" draw:layer="layout" svg:width="0.231cm" svg:height="0.31cm" svg:x="25.316cm" svg:y="10.842cm">
          <draw:text-box>
            <text:p text:style-name="P1"><text:span text:style-name="T22">7</text:span></text:p>
          </draw:text-box>
        </draw:frame>
        <draw:frame draw:style-name="gr70" draw:text-style-name="P37" draw:layer="layout" svg:width="0.231cm" svg:height="0.31cm" svg:x="26.099cm" svg:y="10.842cm">
          <draw:text-box>
            <text:p text:style-name="P1"><text:span text:style-name="T22">8</text:span></text:p>
          </draw:text-box>
        </draw:frame>
        <draw:frame draw:style-name="gr70" draw:text-style-name="P37" draw:layer="layout" svg:width="0.231cm" svg:height="0.31cm" svg:x="21.358cm" svg:y="11.61cm">
          <draw:text-box>
            <text:p text:style-name="P1"><text:span text:style-name="T22">9</text:span></text:p>
          </draw:text-box>
        </draw:frame>
        <draw:frame draw:style-name="gr71" draw:text-style-name="P37" draw:layer="layout" svg:width="0.296cm" svg:height="0.31cm" svg:x="22.106cm" svg:y="11.61cm">
          <draw:text-box>
            <text:p text:style-name="P1"><text:span text:style-name="T22">10</text:span></text:p>
          </draw:text-box>
        </draw:frame>
        <draw:frame draw:style-name="gr71" draw:text-style-name="P37" draw:layer="layout" svg:width="0.296cm" svg:height="0.31cm" svg:x="22.927cm" svg:y="11.61cm">
          <draw:text-box>
            <text:p text:style-name="P1"><text:span text:style-name="T22">11</text:span></text:p>
          </draw:text-box>
        </draw:frame>
        <draw:frame draw:style-name="gr71" draw:text-style-name="P37" draw:layer="layout" svg:width="0.296cm" svg:height="0.31cm" svg:x="23.688cm" svg:y="11.61cm">
          <draw:text-box>
            <text:p text:style-name="P1"><text:span text:style-name="T22">12</text:span></text:p>
          </draw:text-box>
        </draw:frame>
        <draw:frame draw:style-name="gr71" draw:text-style-name="P37" draw:layer="layout" svg:width="0.296cm" svg:height="0.31cm" svg:x="24.481cm" svg:y="11.61cm">
          <draw:text-box>
            <text:p text:style-name="P1"><text:span text:style-name="T22">13</text:span></text:p>
          </draw:text-box>
        </draw:frame>
        <draw:frame draw:style-name="gr71" draw:text-style-name="P37" draw:layer="layout" svg:width="0.296cm" svg:height="0.31cm" svg:x="25.272cm" svg:y="11.61cm">
          <draw:text-box>
            <text:p text:style-name="P1"><text:span text:style-name="T22">14</text:span></text:p>
          </draw:text-box>
        </draw:frame>
        <draw:frame draw:style-name="gr71" draw:text-style-name="P37" draw:layer="layout" svg:width="0.296cm" svg:height="0.31cm" svg:x="26.058cm" svg:y="11.61cm">
          <draw:text-box>
            <text:p text:style-name="P1"><text:span text:style-name="T22">15</text:span></text:p>
          </draw:text-box>
        </draw:frame>
        <draw:frame draw:style-name="gr71" draw:text-style-name="P37" draw:layer="layout" svg:width="0.296cm" svg:height="0.31cm" svg:x="21.319cm" svg:y="12.377cm">
          <draw:text-box>
            <text:p text:style-name="P1"><text:span text:style-name="T22">16</text:span></text:p>
          </draw:text-box>
        </draw:frame>
        <draw:frame draw:style-name="gr71" draw:text-style-name="P37" draw:layer="layout" svg:width="0.296cm" svg:height="0.31cm" svg:x="22.117cm" svg:y="12.377cm">
          <draw:text-box>
            <text:p text:style-name="P1"><text:span text:style-name="T22">17</text:span></text:p>
          </draw:text-box>
        </draw:frame>
        <draw:frame draw:style-name="gr71" draw:text-style-name="P37" draw:layer="layout" svg:width="0.296cm" svg:height="0.31cm" svg:x="22.899cm" svg:y="12.377cm">
          <draw:text-box>
            <text:p text:style-name="P1"><text:span text:style-name="T22">18</text:span></text:p>
          </draw:text-box>
        </draw:frame>
        <draw:frame draw:style-name="gr71" draw:text-style-name="P37" draw:layer="layout" svg:width="0.296cm" svg:height="0.31cm" svg:x="23.688cm" svg:y="12.377cm">
          <draw:text-box>
            <text:p text:style-name="P1"><text:span text:style-name="T22">19</text:span></text:p>
          </draw:text-box>
        </draw:frame>
        <draw:frame draw:style-name="gr72" draw:text-style-name="P37" draw:layer="layout" svg:width="0.307cm" svg:height="0.31cm" svg:x="24.447cm" svg:y="12.377cm">
          <draw:text-box>
            <text:p text:style-name="P1"><text:span text:style-name="T22">20</text:span></text:p>
          </draw:text-box>
        </draw:frame>
        <draw:frame draw:style-name="gr71" draw:text-style-name="P37" draw:layer="layout" svg:width="0.296cm" svg:height="0.31cm" svg:x="25.268cm" svg:y="12.377cm">
          <draw:text-box>
            <text:p text:style-name="P1"><text:span text:style-name="T22">21</text:span></text:p>
          </draw:text-box>
        </draw:frame>
        <draw:frame draw:style-name="gr73" draw:text-style-name="P37" draw:layer="layout" svg:width="0.298cm" svg:height="0.31cm" svg:x="26.029cm" svg:y="12.377cm">
          <draw:text-box>
            <text:p text:style-name="P1"><text:span text:style-name="T22">22</text:span></text:p>
          </draw:text-box>
        </draw:frame>
        <draw:frame draw:style-name="gr71" draw:text-style-name="P37" draw:layer="layout" svg:width="0.296cm" svg:height="0.31cm" svg:x="21.293cm" svg:y="13.146cm">
          <draw:text-box>
            <text:p text:style-name="P1"><text:span text:style-name="T22">23</text:span></text:p>
          </draw:text-box>
        </draw:frame>
        <draw:frame draw:style-name="gr71" draw:text-style-name="P37" draw:layer="layout" svg:width="0.296cm" svg:height="0.31cm" svg:x="22.084cm" svg:y="13.146cm">
          <draw:text-box>
            <text:p text:style-name="P1"><text:span text:style-name="T22">24</text:span></text:p>
          </draw:text-box>
        </draw:frame>
        <draw:frame draw:style-name="gr73" draw:text-style-name="P37" draw:layer="layout" svg:width="0.298cm" svg:height="0.31cm" svg:x="22.869cm" svg:y="13.146cm">
          <draw:text-box>
            <text:p text:style-name="P1"><text:span text:style-name="T22">25</text:span></text:p>
          </draw:text-box>
        </draw:frame>
        <draw:frame draw:style-name="gr73" draw:text-style-name="P37" draw:layer="layout" svg:width="0.298cm" svg:height="0.31cm" svg:x="23.659cm" svg:y="13.146cm">
          <draw:text-box>
            <text:p text:style-name="P1"><text:span text:style-name="T22">26</text:span></text:p>
          </draw:text-box>
        </draw:frame>
        <draw:frame draw:style-name="gr71" draw:text-style-name="P37" draw:layer="layout" svg:width="0.296cm" svg:height="0.31cm" svg:x="24.458cm" svg:y="13.146cm">
          <draw:text-box>
            <text:p text:style-name="P1"><text:span text:style-name="T22">27</text:span></text:p>
          </draw:text-box>
        </draw:frame>
        <draw:frame draw:style-name="gr73" draw:text-style-name="P37" draw:layer="layout" svg:width="0.298cm" svg:height="0.31cm" svg:x="25.24cm" svg:y="13.146cm">
          <draw:text-box>
            <text:p text:style-name="P1"><text:span text:style-name="T22">28</text:span></text:p>
          </draw:text-box>
        </draw:frame>
        <draw:frame draw:style-name="gr73" draw:text-style-name="P37" draw:layer="layout" svg:width="0.298cm" svg:height="0.31cm" svg:x="26.029cm" svg:y="13.146cm">
          <draw:text-box>
            <text:p text:style-name="P1"><text:span text:style-name="T22">29</text:span></text:p>
          </draw:text-box>
        </draw:frame>
        <draw:frame draw:style-name="gr73" draw:text-style-name="P37" draw:layer="layout" svg:width="0.298cm" svg:height="0.31cm" svg:x="21.29cm" svg:y="13.913cm">
          <draw:text-box>
            <text:p text:style-name="P1"><text:span text:style-name="T22">30</text:span></text:p>
          </draw:text-box>
        </draw:frame>
        <draw:frame draw:style-name="gr70" draw:text-style-name="P36" draw:layer="layout" svg:width="0.231cm" svg:height="0.31cm" svg:x="15.583cm" svg:y="9.3cm">
          <draw:text-box>
            <text:p text:style-name="P1"><text:span text:style-name="T21">L</text:span></text:p>
          </draw:text-box>
        </draw:frame>
        <draw:frame draw:style-name="gr70" draw:text-style-name="P36" draw:layer="layout" svg:width="0.231cm" svg:height="0.31cm" svg:x="16.336cm" svg:y="9.3cm">
          <draw:text-box>
            <text:p text:style-name="P1"><text:span text:style-name="T21">M</text:span></text:p>
          </draw:text-box>
        </draw:frame>
        <draw:frame draw:style-name="gr70" draw:text-style-name="P36" draw:layer="layout" svg:width="0.231cm" svg:height="0.31cm" svg:x="17.126cm" svg:y="9.3cm">
          <draw:text-box>
            <text:p text:style-name="P1"><text:span text:style-name="T21">M</text:span></text:p>
          </draw:text-box>
        </draw:frame>
        <draw:frame draw:style-name="gr70" draw:text-style-name="P36" draw:layer="layout" svg:width="0.231cm" svg:height="0.31cm" svg:x="17.955cm" svg:y="9.3cm">
          <draw:text-box>
            <text:p text:style-name="P1"><text:span text:style-name="T21">J</text:span></text:p>
          </draw:text-box>
        </draw:frame>
        <draw:frame draw:style-name="gr70" draw:text-style-name="P36" draw:layer="layout" svg:width="0.231cm" svg:height="0.31cm" svg:x="18.723cm" svg:y="9.3cm">
          <draw:text-box>
            <text:p text:style-name="P1"><text:span text:style-name="T21">V</text:span></text:p>
          </draw:text-box>
        </draw:frame>
        <draw:frame draw:style-name="gr70" draw:text-style-name="P36" draw:layer="layout" svg:width="0.231cm" svg:height="0.31cm" svg:x="19.521cm" svg:y="9.3cm">
          <draw:text-box>
            <text:p text:style-name="P1"><text:span text:style-name="T21">S</text:span></text:p>
          </draw:text-box>
        </draw:frame>
        <draw:frame draw:style-name="gr70" draw:text-style-name="P36" draw:layer="layout" svg:width="0.231cm" svg:height="0.31cm" svg:x="20.298cm" svg:y="9.3cm">
          <draw:text-box>
            <text:p text:style-name="P1"><text:span text:style-name="T21">D</text:span></text:p>
          </draw:text-box>
        </draw:frame>
        <draw:frame draw:style-name="gr70" draw:text-style-name="P37" draw:layer="layout" svg:width="0.231cm" svg:height="0.31cm" svg:x="17.97cm" svg:y="10.067cm">
          <draw:text-box>
            <text:p text:style-name="P1"><text:span text:style-name="T22">1</text:span></text:p>
          </draw:text-box>
        </draw:frame>
        <draw:frame draw:style-name="gr70" draw:text-style-name="P37" draw:layer="layout" svg:width="0.231cm" svg:height="0.31cm" svg:x="18.731cm" svg:y="10.067cm">
          <draw:text-box>
            <text:p text:style-name="P1"><text:span text:style-name="T22">2</text:span></text:p>
          </draw:text-box>
        </draw:frame>
        <draw:frame draw:style-name="gr70" draw:text-style-name="P37" draw:layer="layout" svg:width="0.231cm" svg:height="0.31cm" svg:x="19.525cm" svg:y="10.067cm">
          <draw:text-box>
            <text:p text:style-name="P1"><text:span text:style-name="T22">3</text:span></text:p>
          </draw:text-box>
        </draw:frame>
        <draw:frame draw:style-name="gr70" draw:text-style-name="P37" draw:layer="layout" svg:width="0.231cm" svg:height="0.31cm" svg:x="20.314cm" svg:y="10.067cm">
          <draw:text-box>
            <text:p text:style-name="P1"><text:span text:style-name="T22">4</text:span></text:p>
          </draw:text-box>
        </draw:frame>
        <draw:frame draw:style-name="gr70" draw:text-style-name="P37" draw:layer="layout" svg:width="0.231cm" svg:height="0.31cm" svg:x="15.572cm" svg:y="10.836cm">
          <draw:text-box>
            <text:p text:style-name="P1"><text:span text:style-name="T22">5</text:span></text:p>
          </draw:text-box>
        </draw:frame>
        <draw:frame draw:style-name="gr70" draw:text-style-name="P37" draw:layer="layout" svg:width="0.231cm" svg:height="0.31cm" svg:x="16.361cm" svg:y="10.836cm">
          <draw:text-box>
            <text:p text:style-name="P1"><text:span text:style-name="T22">6</text:span></text:p>
          </draw:text-box>
        </draw:frame>
        <draw:frame draw:style-name="gr70" draw:text-style-name="P37" draw:layer="layout" svg:width="0.231cm" svg:height="0.31cm" svg:x="17.16cm" svg:y="10.836cm">
          <draw:text-box>
            <text:p text:style-name="P1"><text:span text:style-name="T22">7</text:span></text:p>
          </draw:text-box>
        </draw:frame>
        <draw:frame draw:style-name="gr70" draw:text-style-name="P37" draw:layer="layout" svg:width="0.231cm" svg:height="0.31cm" svg:x="17.942cm" svg:y="10.836cm">
          <draw:text-box>
            <text:p text:style-name="P1"><text:span text:style-name="T22">8</text:span></text:p>
          </draw:text-box>
        </draw:frame>
        <draw:frame draw:style-name="gr70" draw:text-style-name="P37" draw:layer="layout" svg:width="0.231cm" svg:height="0.31cm" svg:x="18.731cm" svg:y="10.836cm">
          <draw:text-box>
            <text:p text:style-name="P1"><text:span text:style-name="T22">9</text:span></text:p>
          </draw:text-box>
        </draw:frame>
        <draw:frame draw:style-name="gr71" draw:text-style-name="P37" draw:layer="layout" svg:width="0.296cm" svg:height="0.31cm" svg:x="19.479cm" svg:y="10.836cm">
          <draw:text-box>
            <text:p text:style-name="P1"><text:span text:style-name="T22">10</text:span></text:p>
          </draw:text-box>
        </draw:frame>
        <draw:frame draw:style-name="gr71" draw:text-style-name="P37" draw:layer="layout" svg:width="0.296cm" svg:height="0.31cm" svg:x="20.301cm" svg:y="10.836cm">
          <draw:text-box>
            <text:p text:style-name="P1"><text:span text:style-name="T22">11</text:span></text:p>
          </draw:text-box>
        </draw:frame>
        <draw:frame draw:style-name="gr71" draw:text-style-name="P37" draw:layer="layout" svg:width="0.296cm" svg:height="0.31cm" svg:x="15.532cm" svg:y="11.604cm">
          <draw:text-box>
            <text:p text:style-name="P1"><text:span text:style-name="T22">12</text:span></text:p>
          </draw:text-box>
        </draw:frame>
        <draw:frame draw:style-name="gr71" draw:text-style-name="P37" draw:layer="layout" svg:width="0.296cm" svg:height="0.31cm" svg:x="16.326cm" svg:y="11.604cm">
          <draw:text-box>
            <text:p text:style-name="P1"><text:span text:style-name="T22">13</text:span></text:p>
          </draw:text-box>
        </draw:frame>
        <draw:frame draw:style-name="gr71" draw:text-style-name="P37" draw:layer="layout" svg:width="0.296cm" svg:height="0.31cm" svg:x="17.116cm" svg:y="11.604cm">
          <draw:text-box>
            <text:p text:style-name="P1"><text:span text:style-name="T22">14</text:span></text:p>
          </draw:text-box>
        </draw:frame>
        <draw:frame draw:style-name="gr71" draw:text-style-name="P37" draw:layer="layout" svg:width="0.296cm" svg:height="0.31cm" svg:x="17.902cm" svg:y="11.604cm">
          <draw:text-box>
            <text:p text:style-name="P1"><text:span text:style-name="T22">15</text:span></text:p>
          </draw:text-box>
        </draw:frame>
        <draw:frame draw:style-name="gr71" draw:text-style-name="P37" draw:layer="layout" svg:width="0.296cm" svg:height="0.31cm" svg:x="18.691cm" svg:y="11.604cm">
          <draw:text-box>
            <text:p text:style-name="P1"><text:span text:style-name="T22">16</text:span></text:p>
          </draw:text-box>
        </draw:frame>
        <draw:frame draw:style-name="gr71" draw:text-style-name="P37" draw:layer="layout" svg:width="0.296cm" svg:height="0.31cm" svg:x="19.49cm" svg:y="11.604cm">
          <draw:text-box>
            <text:p text:style-name="P1"><text:span text:style-name="T22">17</text:span></text:p>
          </draw:text-box>
        </draw:frame>
        <draw:frame draw:style-name="gr71" draw:text-style-name="P37" draw:layer="layout" svg:width="0.296cm" svg:height="0.31cm" svg:x="20.273cm" svg:y="11.604cm">
          <draw:text-box>
            <text:p text:style-name="P1"><text:span text:style-name="T22">18</text:span></text:p>
          </draw:text-box>
        </draw:frame>
        <draw:frame draw:style-name="gr71" draw:text-style-name="P37" draw:layer="layout" svg:width="0.296cm" svg:height="0.31cm" svg:x="15.532cm" svg:y="12.371cm">
          <draw:text-box>
            <text:p text:style-name="P1"><text:span text:style-name="T22">19</text:span></text:p>
          </draw:text-box>
        </draw:frame>
        <draw:frame draw:style-name="gr72" draw:text-style-name="P37" draw:layer="layout" svg:width="0.307cm" svg:height="0.31cm" svg:x="16.29cm" svg:y="12.371cm">
          <draw:text-box>
            <text:p text:style-name="P1"><text:span text:style-name="T22">20</text:span></text:p>
          </draw:text-box>
        </draw:frame>
        <draw:frame draw:style-name="gr71" draw:text-style-name="P37" draw:layer="layout" svg:width="0.296cm" svg:height="0.31cm" svg:x="17.112cm" svg:y="12.371cm">
          <draw:text-box>
            <text:p text:style-name="P1"><text:span text:style-name="T22">21</text:span></text:p>
          </draw:text-box>
        </draw:frame>
        <draw:frame draw:style-name="gr73" draw:text-style-name="P37" draw:layer="layout" svg:width="0.298cm" svg:height="0.31cm" svg:x="17.873cm" svg:y="12.371cm">
          <draw:text-box>
            <text:p text:style-name="P1"><text:span text:style-name="T22">22</text:span></text:p>
          </draw:text-box>
        </draw:frame>
        <draw:frame draw:style-name="gr71" draw:text-style-name="P37" draw:layer="layout" svg:width="0.296cm" svg:height="0.31cm" svg:x="18.667cm" svg:y="12.371cm">
          <draw:text-box>
            <text:p text:style-name="P1"><text:span text:style-name="T22">23</text:span></text:p>
          </draw:text-box>
        </draw:frame>
        <draw:frame draw:style-name="gr71" draw:text-style-name="P37" draw:layer="layout" svg:width="0.296cm" svg:height="0.31cm" svg:x="19.456cm" svg:y="12.371cm">
          <draw:text-box>
            <text:p text:style-name="P1"><text:span text:style-name="T22">24</text:span></text:p>
          </draw:text-box>
        </draw:frame>
        <draw:frame draw:style-name="gr73" draw:text-style-name="P37" draw:layer="layout" svg:width="0.298cm" svg:height="0.31cm" svg:x="20.243cm" svg:y="12.371cm">
          <draw:text-box>
            <text:p text:style-name="P1"><text:span text:style-name="T22">25</text:span></text:p>
          </draw:text-box>
        </draw:frame>
        <draw:frame draw:style-name="gr73" draw:text-style-name="P37" draw:layer="layout" svg:width="0.298cm" svg:height="0.31cm" svg:x="15.503cm" svg:y="13.14cm">
          <draw:text-box>
            <text:p text:style-name="P1"><text:span text:style-name="T22">26</text:span></text:p>
          </draw:text-box>
        </draw:frame>
        <draw:frame draw:style-name="gr71" draw:text-style-name="P37" draw:layer="layout" svg:width="0.296cm" svg:height="0.31cm" svg:x="16.302cm" svg:y="13.14cm">
          <draw:text-box>
            <text:p text:style-name="P1"><text:span text:style-name="T22">27</text:span></text:p>
          </draw:text-box>
        </draw:frame>
        <draw:frame draw:style-name="gr73" draw:text-style-name="P37" draw:layer="layout" svg:width="0.298cm" svg:height="0.31cm" svg:x="17.084cm" svg:y="13.14cm">
          <draw:text-box>
            <text:p text:style-name="P1"><text:span text:style-name="T22">28</text:span></text:p>
          </draw:text-box>
        </draw:frame>
        <draw:frame draw:style-name="gr73" draw:text-style-name="P37" draw:layer="layout" svg:width="0.298cm" svg:height="0.31cm" svg:x="17.873cm" svg:y="13.14cm">
          <draw:text-box>
            <text:p text:style-name="P1"><text:span text:style-name="T22">29</text:span></text:p>
          </draw:text-box>
        </draw:frame>
        <draw:frame draw:style-name="gr73" draw:text-style-name="P37" draw:layer="layout" svg:width="0.298cm" svg:height="0.31cm" svg:x="18.664cm" svg:y="13.14cm">
          <draw:text-box>
            <text:p text:style-name="P1"><text:span text:style-name="T22">30</text:span></text:p>
          </draw:text-box>
        </draw:frame>
        <draw:frame draw:style-name="gr71" draw:text-style-name="P37" draw:layer="layout" svg:width="0.296cm" svg:height="0.31cm" svg:x="19.485cm" svg:y="13.14cm">
          <draw:text-box>
            <text:p text:style-name="P1"><text:span text:style-name="T22">31</text:span></text:p>
          </draw:text-box>
        </draw:frame>
        <draw:g>
          <draw:custom-shape draw:style-name="gr67" draw:text-style-name="P9" draw:layer="layout" svg:width="5.006cm" svg:height="0.663cm" svg:x="7.403cm" svg:y="14.543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9" draw:layer="layout" svg:width="5.006cm" svg:height="0.663cm" svg:x="1.601cm" svg:y="14.541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9" draw:layer="layout" svg:width="5.006cm" svg:height="0.663cm" svg:x="15.515cm" svg:y="14.54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9" draw:layer="layout" svg:width="5.006cm" svg:height="0.663cm" svg:x="21.276cm" svg:y="14.54cm">
            <text:p/>
            <draw:enhanced-geometry svg:viewBox="0 0 21600 21600" draw:type="rectangle" draw:enhanced-path="M 0 0 L 21600 0 21600 21600 0 21600 0 0 Z N"/>
          </draw:custom-shape>
          <draw:frame draw:style-name="gr81" draw:text-style-name="P32" draw:layer="layout" svg:width="2.322cm" svg:height="0.625cm" svg:x="8.772cm" svg:y="14.603cm">
            <draw:text-box>
              <text:p text:style-name="P1"><text:span text:style-name="T20">O</text:span><text:span text:style-name="T20">C</text:span><text:span text:style-name="T20">T</text:span><text:span text:style-name="T20">U</text:span><text:span text:style-name="T20">B</text:span><text:span text:style-name="T20">R</text:span><text:span text:style-name="T20">E</text:span></text:p>
            </draw:text-box>
          </draw:frame>
          <draw:frame draw:style-name="gr82" draw:text-style-name="P32" draw:layer="layout" svg:width="2.944cm" svg:height="0.625cm" svg:x="2.658cm" svg:y="14.603cm">
            <draw:text-box>
              <text:p text:style-name="P1"><text:span text:style-name="T20">S</text:span><text:span text:style-name="T20">E</text:span><text:span text:style-name="T20">P</text:span><text:span text:style-name="T20">TI</text:span><text:span text:style-name="T20">E</text:span><text:span text:style-name="T20">M</text:span><text:span text:style-name="T20">B</text:span><text:span text:style-name="T20">R</text:span><text:span text:style-name="T20">E</text:span></text:p>
            </draw:text-box>
          </draw:frame>
          <draw:frame draw:style-name="gr70" draw:text-style-name="P36" draw:layer="layout" svg:width="0.231cm" svg:height="0.31cm" svg:x="1.668cm" svg:y="15.957cm">
            <draw:text-box>
              <text:p text:style-name="P1"><text:span text:style-name="T21">L</text:span></text:p>
            </draw:text-box>
          </draw:frame>
          <draw:frame draw:style-name="gr70" draw:text-style-name="P36" draw:layer="layout" svg:width="0.231cm" svg:height="0.31cm" svg:x="2.421cm" svg:y="15.957cm">
            <draw:text-box>
              <text:p text:style-name="P1"><text:span text:style-name="T21">M</text:span></text:p>
            </draw:text-box>
          </draw:frame>
          <draw:frame draw:style-name="gr70" draw:text-style-name="P36" draw:layer="layout" svg:width="0.231cm" svg:height="0.31cm" svg:x="3.211cm" svg:y="15.957cm">
            <draw:text-box>
              <text:p text:style-name="P1"><text:span text:style-name="T21">M</text:span></text:p>
            </draw:text-box>
          </draw:frame>
          <draw:frame draw:style-name="gr70" draw:text-style-name="P36" draw:layer="layout" svg:width="0.231cm" svg:height="0.31cm" svg:x="4.04cm" svg:y="15.957cm">
            <draw:text-box>
              <text:p text:style-name="P1"><text:span text:style-name="T21">J</text:span></text:p>
            </draw:text-box>
          </draw:frame>
          <draw:frame draw:style-name="gr70" draw:text-style-name="P36" draw:layer="layout" svg:width="0.231cm" svg:height="0.31cm" svg:x="4.809cm" svg:y="15.957cm">
            <draw:text-box>
              <text:p text:style-name="P1"><text:span text:style-name="T21">V</text:span></text:p>
            </draw:text-box>
          </draw:frame>
          <draw:frame draw:style-name="gr70" draw:text-style-name="P36" draw:layer="layout" svg:width="0.231cm" svg:height="0.31cm" svg:x="5.607cm" svg:y="15.957cm">
            <draw:text-box>
              <text:p text:style-name="P1"><text:span text:style-name="T21">S</text:span></text:p>
            </draw:text-box>
          </draw:frame>
          <draw:frame draw:style-name="gr70" draw:text-style-name="P36" draw:layer="layout" svg:width="0.231cm" svg:height="0.31cm" svg:x="6.383cm" svg:y="15.957cm">
            <draw:text-box>
              <text:p text:style-name="P1"><text:span text:style-name="T21">D</text:span></text:p>
            </draw:text-box>
          </draw:frame>
          <draw:frame draw:style-name="gr70" draw:text-style-name="P37" draw:layer="layout" svg:width="0.231cm" svg:height="0.31cm" svg:x="3.266cm" svg:y="16.723cm">
            <draw:text-box>
              <text:p text:style-name="P1"><text:span text:style-name="T22">1</text:span></text:p>
            </draw:text-box>
          </draw:frame>
          <draw:frame draw:style-name="gr70" draw:text-style-name="P37" draw:layer="layout" svg:width="0.231cm" svg:height="0.31cm" svg:x="4.027cm" svg:y="16.723cm">
            <draw:text-box>
              <text:p text:style-name="P1"><text:span text:style-name="T22">2</text:span></text:p>
            </draw:text-box>
          </draw:frame>
          <draw:frame draw:style-name="gr70" draw:text-style-name="P37" draw:layer="layout" svg:width="0.231cm" svg:height="0.31cm" svg:x="4.82cm" svg:y="16.723cm">
            <draw:text-box>
              <text:p text:style-name="P1"><text:span text:style-name="T22">3</text:span></text:p>
            </draw:text-box>
          </draw:frame>
          <draw:frame draw:style-name="gr70" draw:text-style-name="P37" draw:layer="layout" svg:width="0.231cm" svg:height="0.31cm" svg:x="5.61cm" svg:y="16.723cm">
            <draw:text-box>
              <text:p text:style-name="P1"><text:span text:style-name="T22">4</text:span></text:p>
            </draw:text-box>
          </draw:frame>
          <draw:frame draw:style-name="gr70" draw:text-style-name="P37" draw:layer="layout" svg:width="0.231cm" svg:height="0.31cm" svg:x="6.396cm" svg:y="16.723cm">
            <draw:text-box>
              <text:p text:style-name="P1"><text:span text:style-name="T22">5</text:span></text:p>
            </draw:text-box>
          </draw:frame>
          <draw:frame draw:style-name="gr70" draw:text-style-name="P37" draw:layer="layout" svg:width="0.231cm" svg:height="0.31cm" svg:x="1.657cm" svg:y="17.488cm">
            <draw:text-box>
              <text:p text:style-name="P1"><text:span text:style-name="T22">6</text:span></text:p>
            </draw:text-box>
          </draw:frame>
          <draw:frame draw:style-name="gr70" draw:text-style-name="P37" draw:layer="layout" svg:width="0.231cm" svg:height="0.31cm" svg:x="2.456cm" svg:y="17.488cm">
            <draw:text-box>
              <text:p text:style-name="P1"><text:span text:style-name="T22">7</text:span></text:p>
            </draw:text-box>
          </draw:frame>
          <draw:frame draw:style-name="gr70" draw:text-style-name="P37" draw:layer="layout" svg:width="0.231cm" svg:height="0.31cm" svg:x="3.238cm" svg:y="17.488cm">
            <draw:text-box>
              <text:p text:style-name="P1"><text:span text:style-name="T22">8</text:span></text:p>
            </draw:text-box>
          </draw:frame>
          <draw:frame draw:style-name="gr70" draw:text-style-name="P37" draw:layer="layout" svg:width="0.231cm" svg:height="0.31cm" svg:x="4.027cm" svg:y="17.488cm">
            <draw:text-box>
              <text:p text:style-name="P1"><text:span text:style-name="T22">9</text:span></text:p>
            </draw:text-box>
          </draw:frame>
          <draw:frame draw:style-name="gr71" draw:text-style-name="P37" draw:layer="layout" svg:width="0.296cm" svg:height="0.31cm" svg:x="4.775cm" svg:y="17.488cm">
            <draw:text-box>
              <text:p text:style-name="P1"><text:span text:style-name="T22">10</text:span></text:p>
            </draw:text-box>
          </draw:frame>
          <draw:frame draw:style-name="gr71" draw:text-style-name="P37" draw:layer="layout" svg:width="0.296cm" svg:height="0.31cm" svg:x="5.596cm" svg:y="17.488cm">
            <draw:text-box>
              <text:p text:style-name="P1"><text:span text:style-name="T22">11</text:span></text:p>
            </draw:text-box>
          </draw:frame>
          <draw:frame draw:style-name="gr71" draw:text-style-name="P37" draw:layer="layout" svg:width="0.296cm" svg:height="0.31cm" svg:x="6.357cm" svg:y="17.488cm">
            <draw:text-box>
              <text:p text:style-name="P1"><text:span text:style-name="T22">12</text:span></text:p>
            </draw:text-box>
          </draw:frame>
          <draw:frame draw:style-name="gr71" draw:text-style-name="P37" draw:layer="layout" svg:width="0.296cm" svg:height="0.31cm" svg:x="1.621cm" svg:y="18.253cm">
            <draw:text-box>
              <text:p text:style-name="P1"><text:span text:style-name="T22">13</text:span></text:p>
            </draw:text-box>
          </draw:frame>
          <draw:frame draw:style-name="gr71" draw:text-style-name="P37" draw:layer="layout" svg:width="0.296cm" svg:height="0.31cm" svg:x="2.412cm" svg:y="18.253cm">
            <draw:text-box>
              <text:p text:style-name="P1"><text:span text:style-name="T22">14</text:span></text:p>
            </draw:text-box>
          </draw:frame>
          <draw:frame draw:style-name="gr71" draw:text-style-name="P37" draw:layer="layout" svg:width="0.296cm" svg:height="0.31cm" svg:x="3.197cm" svg:y="18.253cm">
            <draw:text-box>
              <text:p text:style-name="P1"><text:span text:style-name="T22">15</text:span></text:p>
            </draw:text-box>
          </draw:frame>
          <draw:frame draw:style-name="gr71" draw:text-style-name="P37" draw:layer="layout" svg:width="0.296cm" svg:height="0.31cm" svg:x="3.987cm" svg:y="18.253cm">
            <draw:text-box>
              <text:p text:style-name="P1"><text:span text:style-name="T22">16</text:span></text:p>
            </draw:text-box>
          </draw:frame>
          <draw:frame draw:style-name="gr71" draw:text-style-name="P37" draw:layer="layout" svg:width="0.296cm" svg:height="0.31cm" svg:x="4.786cm" svg:y="18.253cm">
            <draw:text-box>
              <text:p text:style-name="P1"><text:span text:style-name="T22">17</text:span></text:p>
            </draw:text-box>
          </draw:frame>
          <draw:frame draw:style-name="gr71" draw:text-style-name="P37" draw:layer="layout" svg:width="0.296cm" svg:height="0.31cm" svg:x="5.568cm" svg:y="18.253cm">
            <draw:text-box>
              <text:p text:style-name="P1"><text:span text:style-name="T22">18</text:span></text:p>
            </draw:text-box>
          </draw:frame>
          <draw:frame draw:style-name="gr71" draw:text-style-name="P37" draw:layer="layout" svg:width="0.296cm" svg:height="0.31cm" svg:x="6.357cm" svg:y="18.253cm">
            <draw:text-box>
              <text:p text:style-name="P1"><text:span text:style-name="T22">19</text:span></text:p>
            </draw:text-box>
          </draw:frame>
          <draw:frame draw:style-name="gr72" draw:text-style-name="P37" draw:layer="layout" svg:width="0.307cm" svg:height="0.31cm" svg:x="1.587cm" svg:y="19.018cm">
            <draw:text-box>
              <text:p text:style-name="P1"><text:span text:style-name="T22">20</text:span></text:p>
            </draw:text-box>
          </draw:frame>
          <draw:frame draw:style-name="gr71" draw:text-style-name="P37" draw:layer="layout" svg:width="0.296cm" svg:height="0.31cm" svg:x="2.408cm" svg:y="19.018cm">
            <draw:text-box>
              <text:p text:style-name="P1"><text:span text:style-name="T22">21</text:span></text:p>
            </draw:text-box>
          </draw:frame>
          <draw:frame draw:style-name="gr73" draw:text-style-name="P37" draw:layer="layout" svg:width="0.298cm" svg:height="0.31cm" svg:x="3.169cm" svg:y="19.018cm">
            <draw:text-box>
              <text:p text:style-name="P1"><text:span text:style-name="T22">22</text:span></text:p>
            </draw:text-box>
          </draw:frame>
          <draw:frame draw:style-name="gr71" draw:text-style-name="P37" draw:layer="layout" svg:width="0.296cm" svg:height="0.31cm" svg:x="3.962cm" svg:y="19.018cm">
            <draw:text-box>
              <text:p text:style-name="P1"><text:span text:style-name="T22">23</text:span></text:p>
            </draw:text-box>
          </draw:frame>
          <draw:frame draw:style-name="gr71" draw:text-style-name="P37" draw:layer="layout" svg:width="0.296cm" svg:height="0.31cm" svg:x="4.752cm" svg:y="19.018cm">
            <draw:text-box>
              <text:p text:style-name="P1"><text:span text:style-name="T22">24</text:span></text:p>
            </draw:text-box>
          </draw:frame>
          <draw:frame draw:style-name="gr73" draw:text-style-name="P37" draw:layer="layout" svg:width="0.298cm" svg:height="0.31cm" svg:x="5.538cm" svg:y="19.018cm">
            <draw:text-box>
              <text:p text:style-name="P1"><text:span text:style-name="T22">25</text:span></text:p>
            </draw:text-box>
          </draw:frame>
          <draw:frame draw:style-name="gr73" draw:text-style-name="P37" draw:layer="layout" svg:width="0.298cm" svg:height="0.31cm" svg:x="6.328cm" svg:y="19.018cm">
            <draw:text-box>
              <text:p text:style-name="P1"><text:span text:style-name="T22">26</text:span></text:p>
            </draw:text-box>
          </draw:frame>
          <draw:frame draw:style-name="gr71" draw:text-style-name="P37" draw:layer="layout" svg:width="0.296cm" svg:height="0.31cm" svg:x="1.598cm" svg:y="19.784cm">
            <draw:text-box>
              <text:p text:style-name="P1"><text:span text:style-name="T22">27</text:span></text:p>
            </draw:text-box>
          </draw:frame>
          <draw:frame draw:style-name="gr73" draw:text-style-name="P37" draw:layer="layout" svg:width="0.298cm" svg:height="0.31cm" svg:x="2.38cm" svg:y="19.784cm">
            <draw:text-box>
              <text:p text:style-name="P1"><text:span text:style-name="T22">28</text:span></text:p>
            </draw:text-box>
          </draw:frame>
          <draw:frame draw:style-name="gr73" draw:text-style-name="P37" draw:layer="layout" svg:width="0.298cm" svg:height="0.31cm" svg:x="3.168cm" svg:y="19.784cm">
            <draw:text-box>
              <text:p text:style-name="P1"><text:span text:style-name="T22">29</text:span></text:p>
            </draw:text-box>
          </draw:frame>
          <draw:frame draw:style-name="gr73" draw:text-style-name="P37" draw:layer="layout" svg:width="0.298cm" svg:height="0.31cm" svg:x="3.959cm" svg:y="19.784cm">
            <draw:text-box>
              <text:p text:style-name="P1"><text:span text:style-name="T22">30</text:span></text:p>
            </draw:text-box>
          </draw:frame>
          <draw:frame draw:style-name="gr70" draw:text-style-name="P36" draw:layer="layout" svg:width="0.231cm" svg:height="0.31cm" svg:x="7.448cm" svg:y="15.94cm">
            <draw:text-box>
              <text:p text:style-name="P1"><text:span text:style-name="T21">L</text:span></text:p>
            </draw:text-box>
          </draw:frame>
          <draw:frame draw:style-name="gr70" draw:text-style-name="P36" draw:layer="layout" svg:width="0.231cm" svg:height="0.31cm" svg:x="8.202cm" svg:y="15.94cm">
            <draw:text-box>
              <text:p text:style-name="P1"><text:span text:style-name="T21">M</text:span></text:p>
            </draw:text-box>
          </draw:frame>
          <draw:frame draw:style-name="gr70" draw:text-style-name="P36" draw:layer="layout" svg:width="0.231cm" svg:height="0.31cm" svg:x="8.992cm" svg:y="15.94cm">
            <draw:text-box>
              <text:p text:style-name="P1"><text:span text:style-name="T21">M</text:span></text:p>
            </draw:text-box>
          </draw:frame>
          <draw:frame draw:style-name="gr70" draw:text-style-name="P36" draw:layer="layout" svg:width="0.231cm" svg:height="0.31cm" svg:x="9.821cm" svg:y="15.94cm">
            <draw:text-box>
              <text:p text:style-name="P1"><text:span text:style-name="T21">J</text:span></text:p>
            </draw:text-box>
          </draw:frame>
          <draw:frame draw:style-name="gr70" draw:text-style-name="P36" draw:layer="layout" svg:width="0.231cm" svg:height="0.31cm" svg:x="10.589cm" svg:y="15.94cm">
            <draw:text-box>
              <text:p text:style-name="P1"><text:span text:style-name="T21">V</text:span></text:p>
            </draw:text-box>
          </draw:frame>
          <draw:frame draw:style-name="gr70" draw:text-style-name="P36" draw:layer="layout" svg:width="0.231cm" svg:height="0.31cm" svg:x="11.387cm" svg:y="15.94cm">
            <draw:text-box>
              <text:p text:style-name="P1"><text:span text:style-name="T21">S</text:span></text:p>
            </draw:text-box>
          </draw:frame>
          <draw:frame draw:style-name="gr70" draw:text-style-name="P36" draw:layer="layout" svg:width="0.231cm" svg:height="0.31cm" svg:x="12.164cm" svg:y="15.94cm">
            <draw:text-box>
              <text:p text:style-name="P1"><text:span text:style-name="T21">D</text:span></text:p>
            </draw:text-box>
          </draw:frame>
          <draw:frame draw:style-name="gr70" draw:text-style-name="P37" draw:layer="layout" svg:width="0.231cm" svg:height="0.31cm" svg:x="10.626cm" svg:y="16.706cm">
            <draw:text-box>
              <text:p text:style-name="P1"><text:span text:style-name="T22">1</text:span></text:p>
            </draw:text-box>
          </draw:frame>
          <draw:frame draw:style-name="gr70" draw:text-style-name="P37" draw:layer="layout" svg:width="0.231cm" svg:height="0.31cm" svg:x="11.387cm" svg:y="16.706cm">
            <draw:text-box>
              <text:p text:style-name="P1"><text:span text:style-name="T22">2</text:span></text:p>
            </draw:text-box>
          </draw:frame>
          <draw:frame draw:style-name="gr70" draw:text-style-name="P37" draw:layer="layout" svg:width="0.231cm" svg:height="0.31cm" svg:x="12.18cm" svg:y="16.706cm">
            <draw:text-box>
              <text:p text:style-name="P1"><text:span text:style-name="T22">3</text:span></text:p>
            </draw:text-box>
          </draw:frame>
          <draw:frame draw:style-name="gr70" draw:text-style-name="P37" draw:layer="layout" svg:width="0.231cm" svg:height="0.31cm" svg:x="7.441cm" svg:y="17.472cm">
            <draw:text-box>
              <text:p text:style-name="P1"><text:span text:style-name="T22">4</text:span></text:p>
            </draw:text-box>
          </draw:frame>
          <draw:frame draw:style-name="gr70" draw:text-style-name="P37" draw:layer="layout" svg:width="0.231cm" svg:height="0.31cm" svg:x="8.227cm" svg:y="17.472cm">
            <draw:text-box>
              <text:p text:style-name="P1"><text:span text:style-name="T22">5</text:span></text:p>
            </draw:text-box>
          </draw:frame>
          <draw:frame draw:style-name="gr70" draw:text-style-name="P37" draw:layer="layout" svg:width="0.231cm" svg:height="0.31cm" svg:x="9.017cm" svg:y="17.472cm">
            <draw:text-box>
              <text:p text:style-name="P1"><text:span text:style-name="T22">6</text:span></text:p>
            </draw:text-box>
          </draw:frame>
          <draw:frame draw:style-name="gr70" draw:text-style-name="P37" draw:layer="layout" svg:width="0.231cm" svg:height="0.31cm" svg:x="9.816cm" svg:y="17.472cm">
            <draw:text-box>
              <text:p text:style-name="P1"><text:span text:style-name="T22">7</text:span></text:p>
            </draw:text-box>
          </draw:frame>
          <draw:frame draw:style-name="gr70" draw:text-style-name="P37" draw:layer="layout" svg:width="0.231cm" svg:height="0.31cm" svg:x="10.598cm" svg:y="17.472cm">
            <draw:text-box>
              <text:p text:style-name="P1"><text:span text:style-name="T22">8</text:span></text:p>
            </draw:text-box>
          </draw:frame>
          <draw:frame draw:style-name="gr70" draw:text-style-name="P37" draw:layer="layout" svg:width="0.231cm" svg:height="0.31cm" svg:x="11.386cm" svg:y="17.472cm">
            <draw:text-box>
              <text:p text:style-name="P1"><text:span text:style-name="T22">9</text:span></text:p>
            </draw:text-box>
          </draw:frame>
          <draw:frame draw:style-name="gr71" draw:text-style-name="P37" draw:layer="layout" svg:width="0.296cm" svg:height="0.31cm" svg:x="12.135cm" svg:y="17.472cm">
            <draw:text-box>
              <text:p text:style-name="P1"><text:span text:style-name="T22">10</text:span></text:p>
            </draw:text-box>
          </draw:frame>
          <draw:frame draw:style-name="gr71" draw:text-style-name="P37" draw:layer="layout" svg:width="0.296cm" svg:height="0.31cm" svg:x="7.427cm" svg:y="18.239cm">
            <draw:text-box>
              <text:p text:style-name="P1"><text:span text:style-name="T22">11</text:span></text:p>
            </draw:text-box>
          </draw:frame>
          <draw:frame draw:style-name="gr71" draw:text-style-name="P37" draw:layer="layout" svg:width="0.296cm" svg:height="0.31cm" svg:x="8.189cm" svg:y="18.239cm">
            <draw:text-box>
              <text:p text:style-name="P1"><text:span text:style-name="T22">12</text:span></text:p>
            </draw:text-box>
          </draw:frame>
          <draw:frame draw:style-name="gr71" draw:text-style-name="P37" draw:layer="layout" svg:width="0.296cm" svg:height="0.31cm" svg:x="8.982cm" svg:y="18.239cm">
            <draw:text-box>
              <text:p text:style-name="P1"><text:span text:style-name="T22">13</text:span></text:p>
            </draw:text-box>
          </draw:frame>
          <draw:frame draw:style-name="gr71" draw:text-style-name="P37" draw:layer="layout" svg:width="0.296cm" svg:height="0.31cm" svg:x="9.771cm" svg:y="18.239cm">
            <draw:text-box>
              <text:p text:style-name="P1"><text:span text:style-name="T22">14</text:span></text:p>
            </draw:text-box>
          </draw:frame>
          <draw:frame draw:style-name="gr71" draw:text-style-name="P37" draw:layer="layout" svg:width="0.296cm" svg:height="0.31cm" svg:x="10.557cm" svg:y="18.239cm">
            <draw:text-box>
              <text:p text:style-name="P1"><text:span text:style-name="T22">15</text:span></text:p>
            </draw:text-box>
          </draw:frame>
          <draw:frame draw:style-name="gr71" draw:text-style-name="P37" draw:layer="layout" svg:width="0.296cm" svg:height="0.31cm" svg:x="11.348cm" svg:y="18.239cm">
            <draw:text-box>
              <text:p text:style-name="P1"><text:span text:style-name="T22">16</text:span></text:p>
            </draw:text-box>
          </draw:frame>
          <draw:frame draw:style-name="gr71" draw:text-style-name="P37" draw:layer="layout" svg:width="0.296cm" svg:height="0.31cm" svg:x="12.146cm" svg:y="18.239cm">
            <draw:text-box>
              <text:p text:style-name="P1"><text:span text:style-name="T22">17</text:span></text:p>
            </draw:text-box>
          </draw:frame>
          <draw:frame draw:style-name="gr71" draw:text-style-name="P37" draw:layer="layout" svg:width="0.296cm" svg:height="0.31cm" svg:x="7.399cm" svg:y="19.005cm">
            <draw:text-box>
              <text:p text:style-name="P1"><text:span text:style-name="T22">18</text:span></text:p>
            </draw:text-box>
          </draw:frame>
          <draw:frame draw:style-name="gr71" draw:text-style-name="P37" draw:layer="layout" svg:width="0.296cm" svg:height="0.31cm" svg:x="8.188cm" svg:y="19.005cm">
            <draw:text-box>
              <text:p text:style-name="P1"><text:span text:style-name="T22">19</text:span></text:p>
            </draw:text-box>
          </draw:frame>
          <draw:frame draw:style-name="gr72" draw:text-style-name="P37" draw:layer="layout" svg:width="0.307cm" svg:height="0.31cm" svg:x="8.946cm" svg:y="19.005cm">
            <draw:text-box>
              <text:p text:style-name="P1"><text:span text:style-name="T22">20</text:span></text:p>
            </draw:text-box>
          </draw:frame>
          <draw:frame draw:style-name="gr71" draw:text-style-name="P37" draw:layer="layout" svg:width="0.296cm" svg:height="0.31cm" svg:x="9.768cm" svg:y="19.005cm">
            <draw:text-box>
              <text:p text:style-name="P1"><text:span text:style-name="T22">21</text:span></text:p>
            </draw:text-box>
          </draw:frame>
          <draw:frame draw:style-name="gr73" draw:text-style-name="P37" draw:layer="layout" svg:width="0.298cm" svg:height="0.31cm" svg:x="10.529cm" svg:y="19.005cm">
            <draw:text-box>
              <text:p text:style-name="P1"><text:span text:style-name="T22">22</text:span></text:p>
            </draw:text-box>
          </draw:frame>
          <draw:frame draw:style-name="gr71" draw:text-style-name="P37" draw:layer="layout" svg:width="0.296cm" svg:height="0.31cm" svg:x="11.322cm" svg:y="19.005cm">
            <draw:text-box>
              <text:p text:style-name="P1"><text:span text:style-name="T22">23</text:span></text:p>
            </draw:text-box>
          </draw:frame>
          <draw:frame draw:style-name="gr71" draw:text-style-name="P37" draw:layer="layout" svg:width="0.296cm" svg:height="0.31cm" svg:x="12.112cm" svg:y="19.005cm">
            <draw:text-box>
              <text:p text:style-name="P1"><text:span text:style-name="T22">24</text:span></text:p>
            </draw:text-box>
          </draw:frame>
          <draw:frame draw:style-name="gr73" draw:text-style-name="P37" draw:layer="layout" svg:width="0.298cm" svg:height="0.31cm" svg:x="7.369cm" svg:y="19.771cm">
            <draw:text-box>
              <text:p text:style-name="P1"><text:span text:style-name="T22">25</text:span></text:p>
            </draw:text-box>
          </draw:frame>
          <draw:frame draw:style-name="gr73" draw:text-style-name="P37" draw:layer="layout" svg:width="0.298cm" svg:height="0.31cm" svg:x="8.158cm" svg:y="19.771cm">
            <draw:text-box>
              <text:p text:style-name="P1"><text:span text:style-name="T22">26</text:span></text:p>
            </draw:text-box>
          </draw:frame>
          <draw:frame draw:style-name="gr71" draw:text-style-name="P37" draw:layer="layout" svg:width="0.296cm" svg:height="0.31cm" svg:x="8.957cm" svg:y="19.771cm">
            <draw:text-box>
              <text:p text:style-name="P1"><text:span text:style-name="T22">27</text:span></text:p>
            </draw:text-box>
          </draw:frame>
          <draw:frame draw:style-name="gr73" draw:text-style-name="P37" draw:layer="layout" svg:width="0.298cm" svg:height="0.31cm" svg:x="9.74cm" svg:y="19.771cm">
            <draw:text-box>
              <text:p text:style-name="P1"><text:span text:style-name="T22">28</text:span></text:p>
            </draw:text-box>
          </draw:frame>
          <draw:frame draw:style-name="gr73" draw:text-style-name="P37" draw:layer="layout" svg:width="0.298cm" svg:height="0.31cm" svg:x="10.528cm" svg:y="19.771cm">
            <draw:text-box>
              <text:p text:style-name="P1"><text:span text:style-name="T22">29</text:span></text:p>
            </draw:text-box>
          </draw:frame>
          <draw:frame draw:style-name="gr73" draw:text-style-name="P37" draw:layer="layout" svg:width="0.298cm" svg:height="0.31cm" svg:x="11.319cm" svg:y="19.771cm">
            <draw:text-box>
              <text:p text:style-name="P1"><text:span text:style-name="T22">30</text:span></text:p>
            </draw:text-box>
          </draw:frame>
          <draw:frame draw:style-name="gr71" draw:text-style-name="P37" draw:layer="layout" svg:width="0.296cm" svg:height="0.31cm" svg:x="12.141cm" svg:y="19.771cm">
            <draw:text-box>
              <text:p text:style-name="P1"><text:span text:style-name="T22">31</text:span></text:p>
            </draw:text-box>
          </draw:frame>
          <draw:frame draw:style-name="gr83" draw:text-style-name="P32" draw:layer="layout" svg:width="2.855cm" svg:height="0.625cm" svg:x="16.708cm" svg:y="14.603cm">
            <draw:text-box>
              <text:p text:style-name="P1"><text:span text:style-name="T20">N</text:span><text:span text:style-name="T20">O</text:span><text:span text:style-name="T20">V</text:span><text:span text:style-name="T20">IE</text:span><text:span text:style-name="T20">M</text:span><text:span text:style-name="T20">B</text:span><text:span text:style-name="T20">R</text:span><text:span text:style-name="T20">E</text:span></text:p>
            </draw:text-box>
          </draw:frame>
          <draw:frame draw:style-name="gr84" draw:text-style-name="P32" draw:layer="layout" svg:width="2.598cm" svg:height="0.625cm" svg:x="22.571cm" svg:y="14.603cm">
            <draw:text-box>
              <text:p text:style-name="P1"><text:span text:style-name="T20">D</text:span><text:span text:style-name="T20">I</text:span><text:span text:style-name="T20">C</text:span><text:span text:style-name="T20">IE</text:span><text:span text:style-name="T20">M</text:span><text:span text:style-name="T20">B</text:span><text:span text:style-name="T20">R</text:span><text:span text:style-name="T20">E</text:span></text:p>
            </draw:text-box>
          </draw:frame>
          <draw:frame draw:style-name="gr70" draw:text-style-name="P36" draw:layer="layout" svg:width="0.231cm" svg:height="0.31cm" svg:x="15.592cm" svg:y="16.005cm">
            <draw:text-box>
              <text:p text:style-name="P1"><text:span text:style-name="T21">L</text:span></text:p>
            </draw:text-box>
          </draw:frame>
          <draw:frame draw:style-name="gr70" draw:text-style-name="P36" draw:layer="layout" svg:width="0.231cm" svg:height="0.31cm" svg:x="16.345cm" svg:y="16.005cm">
            <draw:text-box>
              <text:p text:style-name="P1"><text:span text:style-name="T21">M</text:span></text:p>
            </draw:text-box>
          </draw:frame>
          <draw:frame draw:style-name="gr70" draw:text-style-name="P36" draw:layer="layout" svg:width="0.231cm" svg:height="0.31cm" svg:x="17.135cm" svg:y="16.005cm">
            <draw:text-box>
              <text:p text:style-name="P1"><text:span text:style-name="T21">M</text:span></text:p>
            </draw:text-box>
          </draw:frame>
          <draw:frame draw:style-name="gr70" draw:text-style-name="P36" draw:layer="layout" svg:width="0.231cm" svg:height="0.31cm" svg:x="17.964cm" svg:y="16.005cm">
            <draw:text-box>
              <text:p text:style-name="P1"><text:span text:style-name="T21">J</text:span></text:p>
            </draw:text-box>
          </draw:frame>
          <draw:frame draw:style-name="gr70" draw:text-style-name="P36" draw:layer="layout" svg:width="0.231cm" svg:height="0.31cm" svg:x="18.732cm" svg:y="16.005cm">
            <draw:text-box>
              <text:p text:style-name="P1"><text:span text:style-name="T21">V</text:span></text:p>
            </draw:text-box>
          </draw:frame>
          <draw:frame draw:style-name="gr70" draw:text-style-name="P36" draw:layer="layout" svg:width="0.231cm" svg:height="0.31cm" svg:x="19.53cm" svg:y="16.005cm">
            <draw:text-box>
              <text:p text:style-name="P1"><text:span text:style-name="T21">S</text:span></text:p>
            </draw:text-box>
          </draw:frame>
          <draw:frame draw:style-name="gr70" draw:text-style-name="P36" draw:layer="layout" svg:width="0.231cm" svg:height="0.31cm" svg:x="20.307cm" svg:y="16.005cm">
            <draw:text-box>
              <text:p text:style-name="P1"><text:span text:style-name="T21">D</text:span></text:p>
            </draw:text-box>
          </draw:frame>
          <draw:frame draw:style-name="gr70" draw:text-style-name="P37" draw:layer="layout" svg:width="0.231cm" svg:height="0.31cm" svg:x="15.61cm" svg:y="16.767cm">
            <draw:text-box>
              <text:p text:style-name="P1"><text:span text:style-name="T22">1</text:span></text:p>
            </draw:text-box>
          </draw:frame>
          <draw:frame draw:style-name="gr70" draw:text-style-name="P37" draw:layer="layout" svg:width="0.231cm" svg:height="0.31cm" svg:x="16.371cm" svg:y="16.767cm">
            <draw:text-box>
              <text:p text:style-name="P1"><text:span text:style-name="T22">2</text:span></text:p>
            </draw:text-box>
          </draw:frame>
          <draw:frame draw:style-name="gr70" draw:text-style-name="P37" draw:layer="layout" svg:width="0.231cm" svg:height="0.31cm" svg:x="17.164cm" svg:y="16.767cm">
            <draw:text-box>
              <text:p text:style-name="P1"><text:span text:style-name="T22">3</text:span></text:p>
            </draw:text-box>
          </draw:frame>
          <draw:frame draw:style-name="gr70" draw:text-style-name="P37" draw:layer="layout" svg:width="0.231cm" svg:height="0.31cm" svg:x="17.953cm" svg:y="16.767cm">
            <draw:text-box>
              <text:p text:style-name="P1"><text:span text:style-name="T22">4</text:span></text:p>
            </draw:text-box>
          </draw:frame>
          <draw:frame draw:style-name="gr70" draw:text-style-name="P37" draw:layer="layout" svg:width="0.231cm" svg:height="0.31cm" svg:x="18.74cm" svg:y="16.767cm">
            <draw:text-box>
              <text:p text:style-name="P1"><text:span text:style-name="T22">5</text:span></text:p>
            </draw:text-box>
          </draw:frame>
          <draw:frame draw:style-name="gr70" draw:text-style-name="P37" draw:layer="layout" svg:width="0.231cm" svg:height="0.31cm" svg:x="19.53cm" svg:y="16.767cm">
            <draw:text-box>
              <text:p text:style-name="P1"><text:span text:style-name="T22">6</text:span></text:p>
            </draw:text-box>
          </draw:frame>
          <draw:frame draw:style-name="gr70" draw:text-style-name="P37" draw:layer="layout" svg:width="0.231cm" svg:height="0.31cm" svg:x="20.328cm" svg:y="16.767cm">
            <draw:text-box>
              <text:p text:style-name="P1"><text:span text:style-name="T22">7</text:span></text:p>
            </draw:text-box>
          </draw:frame>
          <draw:frame draw:style-name="gr70" draw:text-style-name="P37" draw:layer="layout" svg:width="0.231cm" svg:height="0.31cm" svg:x="15.582cm" svg:y="17.529cm">
            <draw:text-box>
              <text:p text:style-name="P1"><text:span text:style-name="T22">8</text:span></text:p>
            </draw:text-box>
          </draw:frame>
          <draw:frame draw:style-name="gr70" draw:text-style-name="P37" draw:layer="layout" svg:width="0.231cm" svg:height="0.31cm" svg:x="16.37cm" svg:y="17.529cm">
            <draw:text-box>
              <text:p text:style-name="P1"><text:span text:style-name="T22">9</text:span></text:p>
            </draw:text-box>
          </draw:frame>
          <draw:frame draw:style-name="gr71" draw:text-style-name="P37" draw:layer="layout" svg:width="0.296cm" svg:height="0.31cm" svg:x="17.118cm" svg:y="17.529cm">
            <draw:text-box>
              <text:p text:style-name="P1"><text:span text:style-name="T22">10</text:span></text:p>
            </draw:text-box>
          </draw:frame>
          <draw:frame draw:style-name="gr71" draw:text-style-name="P37" draw:layer="layout" svg:width="0.296cm" svg:height="0.31cm" svg:x="17.94cm" svg:y="17.529cm">
            <draw:text-box>
              <text:p text:style-name="P1"><text:span text:style-name="T22">11</text:span></text:p>
            </draw:text-box>
          </draw:frame>
          <draw:frame draw:style-name="gr71" draw:text-style-name="P37" draw:layer="layout" svg:width="0.296cm" svg:height="0.31cm" svg:x="18.701cm" svg:y="17.529cm">
            <draw:text-box>
              <text:p text:style-name="P1"><text:span text:style-name="T22">12</text:span></text:p>
            </draw:text-box>
          </draw:frame>
          <draw:frame draw:style-name="gr71" draw:text-style-name="P37" draw:layer="layout" svg:width="0.296cm" svg:height="0.31cm" svg:x="19.494cm" svg:y="17.529cm">
            <draw:text-box>
              <text:p text:style-name="P1"><text:span text:style-name="T22">13</text:span></text:p>
            </draw:text-box>
          </draw:frame>
          <draw:frame draw:style-name="gr71" draw:text-style-name="P37" draw:layer="layout" svg:width="0.296cm" svg:height="0.31cm" svg:x="20.284cm" svg:y="17.529cm">
            <draw:text-box>
              <text:p text:style-name="P1"><text:span text:style-name="T22">14</text:span></text:p>
            </draw:text-box>
          </draw:frame>
          <draw:frame draw:style-name="gr71" draw:text-style-name="P37" draw:layer="layout" svg:width="0.296cm" svg:height="0.31cm" svg:x="15.541cm" svg:y="18.29cm">
            <draw:text-box>
              <text:p text:style-name="P1"><text:span text:style-name="T22">15</text:span></text:p>
            </draw:text-box>
          </draw:frame>
          <draw:frame draw:style-name="gr71" draw:text-style-name="P37" draw:layer="layout" svg:width="0.296cm" svg:height="0.31cm" svg:x="16.331cm" svg:y="18.29cm">
            <draw:text-box>
              <text:p text:style-name="P1"><text:span text:style-name="T22">16</text:span></text:p>
            </draw:text-box>
          </draw:frame>
          <draw:frame draw:style-name="gr71" draw:text-style-name="P37" draw:layer="layout" svg:width="0.296cm" svg:height="0.31cm" svg:x="17.129cm" svg:y="18.29cm">
            <draw:text-box>
              <text:p text:style-name="P1"><text:span text:style-name="T22">17</text:span></text:p>
            </draw:text-box>
          </draw:frame>
          <draw:frame draw:style-name="gr71" draw:text-style-name="P37" draw:layer="layout" svg:width="0.296cm" svg:height="0.31cm" svg:x="17.912cm" svg:y="18.29cm">
            <draw:text-box>
              <text:p text:style-name="P1"><text:span text:style-name="T22">18</text:span></text:p>
            </draw:text-box>
          </draw:frame>
          <draw:frame draw:style-name="gr71" draw:text-style-name="P37" draw:layer="layout" svg:width="0.296cm" svg:height="0.31cm" svg:x="18.7cm" svg:y="18.29cm">
            <draw:text-box>
              <text:p text:style-name="P1"><text:span text:style-name="T22">19</text:span></text:p>
            </draw:text-box>
          </draw:frame>
          <draw:frame draw:style-name="gr72" draw:text-style-name="P37" draw:layer="layout" svg:width="0.307cm" svg:height="0.31cm" svg:x="19.458cm" svg:y="18.29cm">
            <draw:text-box>
              <text:p text:style-name="P1"><text:span text:style-name="T22">20</text:span></text:p>
            </draw:text-box>
          </draw:frame>
          <draw:frame draw:style-name="gr71" draw:text-style-name="P37" draw:layer="layout" svg:width="0.296cm" svg:height="0.31cm" svg:x="20.281cm" svg:y="18.29cm">
            <draw:text-box>
              <text:p text:style-name="P1"><text:span text:style-name="T22">21</text:span></text:p>
            </draw:text-box>
          </draw:frame>
          <draw:frame draw:style-name="gr73" draw:text-style-name="P37" draw:layer="layout" svg:width="0.298cm" svg:height="0.31cm" svg:x="15.512cm" svg:y="19.013cm">
            <draw:text-box>
              <text:p text:style-name="P1"><text:span text:style-name="T22">22</text:span></text:p>
            </draw:text-box>
          </draw:frame>
          <draw:frame draw:style-name="gr71" draw:text-style-name="P37" draw:layer="layout" svg:width="0.296cm" svg:height="0.31cm" svg:x="16.306cm" svg:y="19.013cm">
            <draw:text-box>
              <text:p text:style-name="P1"><text:span text:style-name="T22">23</text:span></text:p>
            </draw:text-box>
          </draw:frame>
          <draw:frame draw:style-name="gr71" draw:text-style-name="P37" draw:layer="layout" svg:width="0.296cm" svg:height="0.31cm" svg:x="17.095cm" svg:y="19.013cm">
            <draw:text-box>
              <text:p text:style-name="P1"><text:span text:style-name="T22">24</text:span></text:p>
            </draw:text-box>
          </draw:frame>
          <draw:frame draw:style-name="gr73" draw:text-style-name="P37" draw:layer="layout" svg:width="0.298cm" svg:height="0.31cm" svg:x="17.882cm" svg:y="19.013cm">
            <draw:text-box>
              <text:p text:style-name="P1"><text:span text:style-name="T22">25</text:span></text:p>
            </draw:text-box>
          </draw:frame>
          <draw:frame draw:style-name="gr73" draw:text-style-name="P37" draw:layer="layout" svg:width="0.298cm" svg:height="0.31cm" svg:x="18.671cm" svg:y="19.013cm">
            <draw:text-box>
              <text:p text:style-name="P1"><text:span text:style-name="T22">26</text:span></text:p>
            </draw:text-box>
          </draw:frame>
          <draw:frame draw:style-name="gr71" draw:text-style-name="P37" draw:layer="layout" svg:width="0.296cm" svg:height="0.31cm" svg:x="19.47cm" svg:y="19.013cm">
            <draw:text-box>
              <text:p text:style-name="P1"><text:span text:style-name="T22">27</text:span></text:p>
            </draw:text-box>
          </draw:frame>
          <draw:frame draw:style-name="gr73" draw:text-style-name="P37" draw:layer="layout" svg:width="0.298cm" svg:height="0.31cm" svg:x="20.252cm" svg:y="19.013cm">
            <draw:text-box>
              <text:p text:style-name="P1"><text:span text:style-name="T22">28</text:span></text:p>
            </draw:text-box>
          </draw:frame>
          <draw:frame draw:style-name="gr73" draw:text-style-name="P37" draw:layer="layout" svg:width="0.298cm" svg:height="0.31cm" svg:x="15.512cm" svg:y="19.775cm">
            <draw:text-box>
              <text:p text:style-name="P1"><text:span text:style-name="T22">29</text:span></text:p>
            </draw:text-box>
          </draw:frame>
          <draw:frame draw:style-name="gr73" draw:text-style-name="P37" draw:layer="layout" svg:width="0.298cm" svg:height="0.31cm" svg:x="16.303cm" svg:y="19.775cm">
            <draw:text-box>
              <text:p text:style-name="P1"><text:span text:style-name="T22">30</text:span></text:p>
            </draw:text-box>
          </draw:frame>
          <draw:frame draw:style-name="gr70" draw:text-style-name="P36" draw:layer="layout" svg:width="0.231cm" svg:height="0.31cm" svg:x="21.37cm" svg:y="15.959cm">
            <draw:text-box>
              <text:p text:style-name="P1"><text:span text:style-name="T21">L</text:span></text:p>
            </draw:text-box>
          </draw:frame>
          <draw:frame draw:style-name="gr70" draw:text-style-name="P36" draw:layer="layout" svg:width="0.231cm" svg:height="0.31cm" svg:x="22.122cm" svg:y="15.959cm">
            <draw:text-box>
              <text:p text:style-name="P1"><text:span text:style-name="T21">M</text:span></text:p>
            </draw:text-box>
          </draw:frame>
          <draw:frame draw:style-name="gr70" draw:text-style-name="P36" draw:layer="layout" svg:width="0.231cm" svg:height="0.31cm" svg:x="22.912cm" svg:y="15.959cm">
            <draw:text-box>
              <text:p text:style-name="P1"><text:span text:style-name="T21">M</text:span></text:p>
            </draw:text-box>
          </draw:frame>
          <draw:frame draw:style-name="gr70" draw:text-style-name="P36" draw:layer="layout" svg:width="0.231cm" svg:height="0.31cm" svg:x="23.741cm" svg:y="15.959cm">
            <draw:text-box>
              <text:p text:style-name="P1"><text:span text:style-name="T21">J</text:span></text:p>
            </draw:text-box>
          </draw:frame>
          <draw:frame draw:style-name="gr70" draw:text-style-name="P36" draw:layer="layout" svg:width="0.231cm" svg:height="0.31cm" svg:x="24.51cm" svg:y="15.959cm">
            <draw:text-box>
              <text:p text:style-name="P1"><text:span text:style-name="T21">V</text:span></text:p>
            </draw:text-box>
          </draw:frame>
          <draw:frame draw:style-name="gr70" draw:text-style-name="P36" draw:layer="layout" svg:width="0.231cm" svg:height="0.31cm" svg:x="25.307cm" svg:y="15.959cm">
            <draw:text-box>
              <text:p text:style-name="P1"><text:span text:style-name="T21">S</text:span></text:p>
            </draw:text-box>
          </draw:frame>
          <draw:frame draw:style-name="gr70" draw:text-style-name="P36" draw:layer="layout" svg:width="0.231cm" svg:height="0.31cm" svg:x="26.085cm" svg:y="15.959cm">
            <draw:text-box>
              <text:p text:style-name="P1"><text:span text:style-name="T21">D</text:span></text:p>
            </draw:text-box>
          </draw:frame>
          <draw:frame draw:style-name="gr70" draw:text-style-name="P37" draw:layer="layout" svg:width="0.231cm" svg:height="0.31cm" svg:x="22.967cm" svg:y="16.722cm">
            <draw:text-box>
              <text:p text:style-name="P1"><text:span text:style-name="T22">1</text:span></text:p>
            </draw:text-box>
          </draw:frame>
          <draw:frame draw:style-name="gr70" draw:text-style-name="P37" draw:layer="layout" svg:width="0.231cm" svg:height="0.31cm" svg:x="23.728cm" svg:y="16.722cm">
            <draw:text-box>
              <text:p text:style-name="P1"><text:span text:style-name="T22">2</text:span></text:p>
            </draw:text-box>
          </draw:frame>
          <draw:frame draw:style-name="gr70" draw:text-style-name="P37" draw:layer="layout" svg:width="0.231cm" svg:height="0.31cm" svg:x="24.521cm" svg:y="16.722cm">
            <draw:text-box>
              <text:p text:style-name="P1"><text:span text:style-name="T22">3</text:span></text:p>
            </draw:text-box>
          </draw:frame>
          <draw:frame draw:style-name="gr70" draw:text-style-name="P37" draw:layer="layout" svg:width="0.231cm" svg:height="0.31cm" svg:x="25.311cm" svg:y="16.722cm">
            <draw:text-box>
              <text:p text:style-name="P1"><text:span text:style-name="T22">4</text:span></text:p>
            </draw:text-box>
          </draw:frame>
          <draw:frame draw:style-name="gr70" draw:text-style-name="P37" draw:layer="layout" svg:width="0.231cm" svg:height="0.31cm" svg:x="26.097cm" svg:y="16.722cm">
            <draw:text-box>
              <text:p text:style-name="P1"><text:span text:style-name="T22">5</text:span></text:p>
            </draw:text-box>
          </draw:frame>
          <draw:frame draw:style-name="gr70" draw:text-style-name="P37" draw:layer="layout" svg:width="0.231cm" svg:height="0.31cm" svg:x="21.358cm" svg:y="17.485cm">
            <draw:text-box>
              <text:p text:style-name="P1"><text:span text:style-name="T22">6</text:span></text:p>
            </draw:text-box>
          </draw:frame>
          <draw:frame draw:style-name="gr70" draw:text-style-name="P37" draw:layer="layout" svg:width="0.231cm" svg:height="0.31cm" svg:x="22.157cm" svg:y="17.485cm">
            <draw:text-box>
              <text:p text:style-name="P1"><text:span text:style-name="T22">7</text:span></text:p>
            </draw:text-box>
          </draw:frame>
          <draw:frame draw:style-name="gr70" draw:text-style-name="P37" draw:layer="layout" svg:width="0.231cm" svg:height="0.31cm" svg:x="22.939cm" svg:y="17.485cm">
            <draw:text-box>
              <text:p text:style-name="P1"><text:span text:style-name="T22">8</text:span></text:p>
            </draw:text-box>
          </draw:frame>
          <draw:frame draw:style-name="gr70" draw:text-style-name="P37" draw:layer="layout" svg:width="0.231cm" svg:height="0.31cm" svg:x="23.727cm" svg:y="17.485cm">
            <draw:text-box>
              <text:p text:style-name="P1"><text:span text:style-name="T22">9</text:span></text:p>
            </draw:text-box>
          </draw:frame>
          <draw:frame draw:style-name="gr71" draw:text-style-name="P37" draw:layer="layout" svg:width="0.296cm" svg:height="0.31cm" svg:x="24.476cm" svg:y="17.485cm">
            <draw:text-box>
              <text:p text:style-name="P1"><text:span text:style-name="T22">10</text:span></text:p>
            </draw:text-box>
          </draw:frame>
          <draw:frame draw:style-name="gr71" draw:text-style-name="P37" draw:layer="layout" svg:width="0.296cm" svg:height="0.31cm" svg:x="25.297cm" svg:y="17.485cm">
            <draw:text-box>
              <text:p text:style-name="P1"><text:span text:style-name="T22">11</text:span></text:p>
            </draw:text-box>
          </draw:frame>
          <draw:frame draw:style-name="gr71" draw:text-style-name="P37" draw:layer="layout" svg:width="0.296cm" svg:height="0.31cm" svg:x="26.058cm" svg:y="17.485cm">
            <draw:text-box>
              <text:p text:style-name="P1"><text:span text:style-name="T22">12</text:span></text:p>
            </draw:text-box>
          </draw:frame>
          <draw:frame draw:style-name="gr71" draw:text-style-name="P37" draw:layer="layout" svg:width="0.296cm" svg:height="0.31cm" svg:x="21.322cm" svg:y="18.248cm">
            <draw:text-box>
              <text:p text:style-name="P1"><text:span text:style-name="T22">13</text:span></text:p>
            </draw:text-box>
          </draw:frame>
          <draw:frame draw:style-name="gr71" draw:text-style-name="P37" draw:layer="layout" svg:width="0.296cm" svg:height="0.31cm" svg:x="22.112cm" svg:y="18.248cm">
            <draw:text-box>
              <text:p text:style-name="P1"><text:span text:style-name="T22">14</text:span></text:p>
            </draw:text-box>
          </draw:frame>
          <draw:frame draw:style-name="gr71" draw:text-style-name="P37" draw:layer="layout" svg:width="0.296cm" svg:height="0.31cm" svg:x="22.898cm" svg:y="18.248cm">
            <draw:text-box>
              <text:p text:style-name="P1"><text:span text:style-name="T22">15</text:span></text:p>
            </draw:text-box>
          </draw:frame>
          <draw:frame draw:style-name="gr71" draw:text-style-name="P37" draw:layer="layout" svg:width="0.296cm" svg:height="0.31cm" svg:x="23.688cm" svg:y="18.248cm">
            <draw:text-box>
              <text:p text:style-name="P1"><text:span text:style-name="T22">16</text:span></text:p>
            </draw:text-box>
          </draw:frame>
          <draw:frame draw:style-name="gr71" draw:text-style-name="P37" draw:layer="layout" svg:width="0.296cm" svg:height="0.31cm" svg:x="24.487cm" svg:y="18.248cm">
            <draw:text-box>
              <text:p text:style-name="P1"><text:span text:style-name="T22">17</text:span></text:p>
            </draw:text-box>
          </draw:frame>
          <draw:frame draw:style-name="gr71" draw:text-style-name="P37" draw:layer="layout" svg:width="0.296cm" svg:height="0.31cm" svg:x="25.269cm" svg:y="18.248cm">
            <draw:text-box>
              <text:p text:style-name="P1"><text:span text:style-name="T22">18</text:span></text:p>
            </draw:text-box>
          </draw:frame>
          <draw:frame draw:style-name="gr71" draw:text-style-name="P37" draw:layer="layout" svg:width="0.296cm" svg:height="0.31cm" svg:x="26.057cm" svg:y="18.248cm">
            <draw:text-box>
              <text:p text:style-name="P1"><text:span text:style-name="T22">19</text:span></text:p>
            </draw:text-box>
          </draw:frame>
          <draw:frame draw:style-name="gr72" draw:text-style-name="P37" draw:layer="layout" svg:width="0.307cm" svg:height="0.31cm" svg:x="21.287cm" svg:y="19.013cm">
            <draw:text-box>
              <text:p text:style-name="P1"><text:span text:style-name="T22">20</text:span></text:p>
            </draw:text-box>
          </draw:frame>
          <draw:frame draw:style-name="gr71" draw:text-style-name="P37" draw:layer="layout" svg:width="0.296cm" svg:height="0.31cm" svg:x="22.109cm" svg:y="19.013cm">
            <draw:text-box>
              <text:p text:style-name="P1"><text:span text:style-name="T22">21</text:span></text:p>
            </draw:text-box>
          </draw:frame>
          <draw:frame draw:style-name="gr73" draw:text-style-name="P37" draw:layer="layout" svg:width="0.298cm" svg:height="0.31cm" svg:x="22.87cm" svg:y="19.013cm">
            <draw:text-box>
              <text:p text:style-name="P1"><text:span text:style-name="T22">22</text:span></text:p>
            </draw:text-box>
          </draw:frame>
          <draw:frame draw:style-name="gr71" draw:text-style-name="P37" draw:layer="layout" svg:width="0.296cm" svg:height="0.31cm" svg:x="23.663cm" svg:y="19.013cm">
            <draw:text-box>
              <text:p text:style-name="P1"><text:span text:style-name="T22">23</text:span></text:p>
            </draw:text-box>
          </draw:frame>
          <draw:frame draw:style-name="gr71" draw:text-style-name="P37" draw:layer="layout" svg:width="0.296cm" svg:height="0.31cm" svg:x="24.453cm" svg:y="19.013cm">
            <draw:text-box>
              <text:p text:style-name="P1"><text:span text:style-name="T22">24</text:span></text:p>
            </draw:text-box>
          </draw:frame>
          <draw:frame draw:style-name="gr73" draw:text-style-name="P37" draw:layer="layout" svg:width="0.298cm" svg:height="0.31cm" svg:x="25.239cm" svg:y="19.013cm">
            <draw:text-box>
              <text:p text:style-name="P1"><text:span text:style-name="T22">25</text:span></text:p>
            </draw:text-box>
          </draw:frame>
          <draw:frame draw:style-name="gr73" draw:text-style-name="P37" draw:layer="layout" svg:width="0.298cm" svg:height="0.31cm" svg:x="26.029cm" svg:y="19.013cm">
            <draw:text-box>
              <text:p text:style-name="P1"><text:span text:style-name="T22">26</text:span></text:p>
            </draw:text-box>
          </draw:frame>
          <draw:frame draw:style-name="gr71" draw:text-style-name="P37" draw:layer="layout" svg:width="0.296cm" svg:height="0.31cm" svg:x="21.298cm" svg:y="19.776cm">
            <draw:text-box>
              <text:p text:style-name="P1"><text:span text:style-name="T22">27</text:span></text:p>
            </draw:text-box>
          </draw:frame>
          <draw:frame draw:style-name="gr73" draw:text-style-name="P37" draw:layer="layout" svg:width="0.298cm" svg:height="0.31cm" svg:x="22.081cm" svg:y="19.776cm">
            <draw:text-box>
              <text:p text:style-name="P1"><text:span text:style-name="T22">28</text:span></text:p>
            </draw:text-box>
          </draw:frame>
          <draw:frame draw:style-name="gr73" draw:text-style-name="P37" draw:layer="layout" svg:width="0.298cm" svg:height="0.31cm" svg:x="22.869cm" svg:y="19.776cm">
            <draw:text-box>
              <text:p text:style-name="P1"><text:span text:style-name="T22">29</text:span></text:p>
            </draw:text-box>
          </draw:frame>
          <draw:frame draw:style-name="gr73" draw:text-style-name="P37" draw:layer="layout" svg:width="0.298cm" svg:height="0.31cm" svg:x="23.66cm" svg:y="19.776cm">
            <draw:text-box>
              <text:p text:style-name="P1"><text:span text:style-name="T22">30</text:span></text:p>
            </draw:text-box>
          </draw:frame>
          <draw:frame draw:style-name="gr71" draw:text-style-name="P37" draw:layer="layout" svg:width="0.296cm" svg:height="0.31cm" svg:x="24.481cm" svg:y="19.776cm">
            <draw:text-box>
              <text:p text:style-name="P1"><text:span text:style-name="T22">31</text:span></text:p>
            </draw:text-box>
          </draw:frame>
        </draw:g>
        <draw:frame draw:style-name="gr71" draw:text-style-name="P37" draw:layer="layout" svg:width="0.296cm" svg:height="0.31cm" svg:x="22.086cm" svg:y="13.907cm">
          <draw:text-box>
            <text:p text:style-name="P1"><text:span text:style-name="T22">31</text:span></text:p>
          </draw:text-box>
        </draw:frame>
        <draw:line draw:style-name="gr2" draw:text-style-name="P7" draw:layer="layout" svg:x1="13.96cm" svg:y1="20.38cm" svg:x2="27.246cm" svg:y2="20.38cm">
          <text:p/>
        </draw:line>
        <draw:frame draw:style-name="gr85" draw:text-style-name="P38" draw:layer="layout" svg:width="4.207cm" svg:height="0.538cm" svg:x="1.459cm" svg:y="0.7cm">
          <draw:text-box>
            <text:p text:style-name="P1"><text:span text:style-name="T24">2</text:span><text:span text:style-name="T24">0</text:span><text:span text:style-name="T24">2</text:span><text:span text:style-name="T24">1</text:span></text:p>
          </draw:text-box>
        </draw:frame>
      </draw:page>
      <draw:page draw:name="page9" draw:style-name="dp1" draw:master-page-name="master-page34">
        <draw:frame draw:style-name="gr1" draw:text-style-name="P2" draw:layer="layout" svg:width="2.869cm" svg:height="0.398cm" svg:x="1.365cm" svg:y="1.3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1.961cm" svg:x2="13.956cm" svg:y2="1.961cm">
          <text:p/>
        </draw:line>
        <draw:frame draw:style-name="gr1" draw:text-style-name="P2" draw:layer="layout" svg:width="2.869cm" svg:height="0.398cm" svg:x="1.366cm" svg:y="1.3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1.407cm">
          <draw:text-box>
            <text:p text:style-name="P1"><text:span text:style-name="T2">L</text:span><text:span text:style-name="T2">u</text:span><text:span text:style-name="T2">n</text:span><text:span text:style-name="T2">es</text:span></text:p>
          </draw:text-box>
        </draw:frame>
        <draw:frame draw:style-name="gr4" draw:text-style-name="P5" draw:layer="layout" svg:width="0.552cm" svg:height="0.687cm" svg:x="0.92cm" svg:y="1.41cm">
          <draw:text-box>
            <text:p text:style-name="P1"><text:span text:style-name="T3">15</text:span></text:p>
          </draw:text-box>
        </draw:frame>
        <draw:frame draw:style-name="gr5" draw:text-style-name="P6" draw:layer="layout" svg:width="2.917cm" svg:height="0.776cm" svg:x="0.92cm" svg:y="0.697cm">
          <draw:text-box>
            <text:p text:style-name="P1"><text:span text:style-name="T4">F</text:span><text:span text:style-name="T4">E</text:span><text:span text:style-name="T4">B</text:span><text:span text:style-name="T4">R</text:span><text:span text:style-name="T4">E</text:span><text:span text:style-name="T4">R</text:span><text:span text:style-name="T4">O</text:span></text:p>
          </draw:text-box>
        </draw:frame>
        <draw:frame draw:style-name="gr1" draw:text-style-name="P2" draw:layer="layout" svg:width="2.869cm" svg:height="0.398cm" svg:x="1.365cm" svg:y="6.3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366cm" svg:y="6.3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7.567cm" svg:y1="2.36cm" svg:x2="13.94cm" svg:y2="2.36cm">
          <text:p/>
        </draw:line>
        <draw:line draw:style-name="gr6" draw:text-style-name="P7" draw:layer="layout" svg:x1="7.567cm" svg:y1="2.759cm" svg:x2="13.941cm" svg:y2="2.759cm">
          <text:p/>
        </draw:line>
        <draw:line draw:style-name="gr6" draw:text-style-name="P7" draw:layer="layout" svg:x1="7.567cm" svg:y1="3.159cm" svg:x2="13.941cm" svg:y2="3.159cm">
          <text:p/>
        </draw:line>
        <draw:line draw:style-name="gr6" draw:text-style-name="P7" draw:layer="layout" svg:x1="7.567cm" svg:y1="3.557cm" svg:x2="13.941cm" svg:y2="3.557cm">
          <text:p/>
        </draw:line>
        <draw:line draw:style-name="gr6" draw:text-style-name="P7" draw:layer="layout" svg:x1="7.567cm" svg:y1="3.957cm" svg:x2="13.941cm" svg:y2="3.957cm">
          <text:p/>
        </draw:line>
        <draw:line draw:style-name="gr6" draw:text-style-name="P7" draw:layer="layout" svg:x1="7.567cm" svg:y1="4.357cm" svg:x2="13.941cm" svg:y2="4.357cm">
          <text:p/>
        </draw:line>
        <draw:line draw:style-name="gr6" draw:text-style-name="P7" draw:layer="layout" svg:x1="7.567cm" svg:y1="4.756cm" svg:x2="13.941cm" svg:y2="4.756cm">
          <text:p/>
        </draw:line>
        <draw:line draw:style-name="gr6" draw:text-style-name="P7" draw:layer="layout" svg:x1="7.567cm" svg:y1="5.155cm" svg:x2="13.941cm" svg:y2="5.155cm">
          <text:p/>
        </draw:line>
        <draw:line draw:style-name="gr6" draw:text-style-name="P7" draw:layer="layout" svg:x1="7.567cm" svg:y1="5.554cm" svg:x2="13.941cm" svg:y2="5.554cm">
          <text:p/>
        </draw:line>
        <draw:line draw:style-name="gr6" draw:text-style-name="P7" draw:layer="layout" svg:x1="7.567cm" svg:y1="5.953cm" svg:x2="13.941cm" svg:y2="5.953cm">
          <text:p/>
        </draw:line>
        <draw:line draw:style-name="gr6" draw:text-style-name="P7" draw:layer="layout" svg:x1="7.567cm" svg:y1="6.353cm" svg:x2="13.941cm" svg:y2="6.353cm">
          <text:p/>
        </draw:line>
        <draw:frame draw:style-name="gr7" draw:text-style-name="P8" draw:layer="layout" svg:width="0.855cm" svg:height="0.408cm" svg:x="1.017cm" svg:y="2.1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7cm" svg:y="2.53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7cm" svg:y="2.92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7cm" svg:y="3.32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7cm" svg:y="3.72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7cm" svg:y="4.12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7cm" svg:y="4.52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7cm" svg:y="4.92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7cm" svg:y="5.32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7cm" svg:y="5.72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7cm" svg:y="6.123cm">
          <draw:text-box>
            <text:p text:style-name="P1"><text:span text:style-name="T5">13:00</text:span></text:p>
          </draw:text-box>
        </draw:frame>
        <draw:line draw:style-name="gr6" draw:text-style-name="P7" draw:layer="layout" svg:x1="0.967cm" svg:y1="2.361cm" svg:x2="7.34cm" svg:y2="2.361cm">
          <text:p/>
        </draw:line>
        <draw:line draw:style-name="gr6" draw:text-style-name="P7" draw:layer="layout" svg:x1="0.967cm" svg:y1="2.76cm" svg:x2="7.341cm" svg:y2="2.76cm">
          <text:p/>
        </draw:line>
        <draw:line draw:style-name="gr6" draw:text-style-name="P7" draw:layer="layout" svg:x1="0.967cm" svg:y1="3.16cm" svg:x2="7.341cm" svg:y2="3.16cm">
          <text:p/>
        </draw:line>
        <draw:line draw:style-name="gr6" draw:text-style-name="P7" draw:layer="layout" svg:x1="0.967cm" svg:y1="3.558cm" svg:x2="7.341cm" svg:y2="3.558cm">
          <text:p/>
        </draw:line>
        <draw:line draw:style-name="gr6" draw:text-style-name="P7" draw:layer="layout" svg:x1="0.967cm" svg:y1="3.958cm" svg:x2="7.341cm" svg:y2="3.958cm">
          <text:p/>
        </draw:line>
        <draw:line draw:style-name="gr6" draw:text-style-name="P7" draw:layer="layout" svg:x1="0.967cm" svg:y1="4.358cm" svg:x2="7.341cm" svg:y2="4.358cm">
          <text:p/>
        </draw:line>
        <draw:line draw:style-name="gr6" draw:text-style-name="P7" draw:layer="layout" svg:x1="0.967cm" svg:y1="4.757cm" svg:x2="7.341cm" svg:y2="4.757cm">
          <text:p/>
        </draw:line>
        <draw:line draw:style-name="gr6" draw:text-style-name="P7" draw:layer="layout" svg:x1="0.967cm" svg:y1="5.156cm" svg:x2="7.341cm" svg:y2="5.156cm">
          <text:p/>
        </draw:line>
        <draw:line draw:style-name="gr6" draw:text-style-name="P7" draw:layer="layout" svg:x1="0.967cm" svg:y1="5.555cm" svg:x2="7.341cm" svg:y2="5.555cm">
          <text:p/>
        </draw:line>
        <draw:line draw:style-name="gr6" draw:text-style-name="P7" draw:layer="layout" svg:x1="0.967cm" svg:y1="5.954cm" svg:x2="7.341cm" svg:y2="5.954cm">
          <text:p/>
        </draw:line>
        <draw:line draw:style-name="gr6" draw:text-style-name="P7" draw:layer="layout" svg:x1="0.967cm" svg:y1="6.354cm" svg:x2="7.341cm" svg:y2="6.354cm">
          <text:p/>
        </draw:line>
        <draw:frame draw:style-name="gr1" draw:text-style-name="P2" draw:layer="layout" svg:width="2.869cm" svg:height="0.398cm" svg:x="1.365cm" svg:y="6.4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7.061cm" svg:x2="13.956cm" svg:y2="7.061cm">
          <text:p/>
        </draw:line>
        <draw:frame draw:style-name="gr1" draw:text-style-name="P2" draw:layer="layout" svg:width="2.869cm" svg:height="0.398cm" svg:x="1.366cm" svg:y="6.4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6.507cm">
          <draw:text-box>
            <text:p text:style-name="P1"><text:span text:style-name="T2">M</text:span><text:span text:style-name="T2">ar</text:span><text:span text:style-name="T2">te</text:span><text:span text:style-name="T2">s</text:span></text:p>
          </draw:text-box>
        </draw:frame>
        <draw:frame draw:style-name="gr17" draw:text-style-name="P5" draw:layer="layout" svg:width="0.54cm" svg:height="0.687cm" svg:x="0.92cm" svg:y="6.51cm">
          <draw:text-box>
            <text:p text:style-name="P1"><text:span text:style-name="T3">16</text:span></text:p>
          </draw:text-box>
        </draw:frame>
        <draw:frame draw:style-name="gr1" draw:text-style-name="P2" draw:layer="layout" svg:width="2.869cm" svg:height="0.398cm" svg:x="1.365cm" svg:y="11.5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366cm" svg:y="11.5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7.567cm" svg:y1="7.46cm" svg:x2="13.94cm" svg:y2="7.46cm">
          <text:p/>
        </draw:line>
        <draw:line draw:style-name="gr6" draw:text-style-name="P7" draw:layer="layout" svg:x1="7.567cm" svg:y1="7.859cm" svg:x2="13.941cm" svg:y2="7.859cm">
          <text:p/>
        </draw:line>
        <draw:line draw:style-name="gr6" draw:text-style-name="P7" draw:layer="layout" svg:x1="7.567cm" svg:y1="8.259cm" svg:x2="13.941cm" svg:y2="8.259cm">
          <text:p/>
        </draw:line>
        <draw:line draw:style-name="gr6" draw:text-style-name="P7" draw:layer="layout" svg:x1="7.567cm" svg:y1="8.657cm" svg:x2="13.941cm" svg:y2="8.657cm">
          <text:p/>
        </draw:line>
        <draw:line draw:style-name="gr6" draw:text-style-name="P7" draw:layer="layout" svg:x1="7.567cm" svg:y1="9.057cm" svg:x2="13.941cm" svg:y2="9.057cm">
          <text:p/>
        </draw:line>
        <draw:line draw:style-name="gr6" draw:text-style-name="P7" draw:layer="layout" svg:x1="7.567cm" svg:y1="9.457cm" svg:x2="13.941cm" svg:y2="9.457cm">
          <text:p/>
        </draw:line>
        <draw:line draw:style-name="gr6" draw:text-style-name="P7" draw:layer="layout" svg:x1="7.567cm" svg:y1="9.856cm" svg:x2="13.941cm" svg:y2="9.856cm">
          <text:p/>
        </draw:line>
        <draw:line draw:style-name="gr6" draw:text-style-name="P7" draw:layer="layout" svg:x1="7.567cm" svg:y1="10.255cm" svg:x2="13.941cm" svg:y2="10.255cm">
          <text:p/>
        </draw:line>
        <draw:line draw:style-name="gr6" draw:text-style-name="P7" draw:layer="layout" svg:x1="7.567cm" svg:y1="10.654cm" svg:x2="13.941cm" svg:y2="10.654cm">
          <text:p/>
        </draw:line>
        <draw:line draw:style-name="gr6" draw:text-style-name="P7" draw:layer="layout" svg:x1="7.567cm" svg:y1="11.053cm" svg:x2="13.941cm" svg:y2="11.053cm">
          <text:p/>
        </draw:line>
        <draw:line draw:style-name="gr6" draw:text-style-name="P7" draw:layer="layout" svg:x1="7.567cm" svg:y1="11.453cm" svg:x2="13.941cm" svg:y2="11.453cm">
          <text:p/>
        </draw:line>
        <draw:line draw:style-name="gr6" draw:text-style-name="P7" draw:layer="layout" svg:x1="0.967cm" svg:y1="7.461cm" svg:x2="7.34cm" svg:y2="7.461cm">
          <text:p/>
        </draw:line>
        <draw:line draw:style-name="gr6" draw:text-style-name="P7" draw:layer="layout" svg:x1="0.967cm" svg:y1="7.86cm" svg:x2="7.341cm" svg:y2="7.86cm">
          <text:p/>
        </draw:line>
        <draw:line draw:style-name="gr6" draw:text-style-name="P7" draw:layer="layout" svg:x1="0.967cm" svg:y1="8.26cm" svg:x2="7.341cm" svg:y2="8.26cm">
          <text:p/>
        </draw:line>
        <draw:line draw:style-name="gr6" draw:text-style-name="P7" draw:layer="layout" svg:x1="0.967cm" svg:y1="8.658cm" svg:x2="7.341cm" svg:y2="8.658cm">
          <text:p/>
        </draw:line>
        <draw:line draw:style-name="gr6" draw:text-style-name="P7" draw:layer="layout" svg:x1="0.967cm" svg:y1="9.058cm" svg:x2="7.341cm" svg:y2="9.058cm">
          <text:p/>
        </draw:line>
        <draw:line draw:style-name="gr6" draw:text-style-name="P7" draw:layer="layout" svg:x1="0.967cm" svg:y1="9.458cm" svg:x2="7.341cm" svg:y2="9.458cm">
          <text:p/>
        </draw:line>
        <draw:line draw:style-name="gr6" draw:text-style-name="P7" draw:layer="layout" svg:x1="0.967cm" svg:y1="9.857cm" svg:x2="7.341cm" svg:y2="9.857cm">
          <text:p/>
        </draw:line>
        <draw:line draw:style-name="gr6" draw:text-style-name="P7" draw:layer="layout" svg:x1="0.967cm" svg:y1="10.256cm" svg:x2="7.341cm" svg:y2="10.256cm">
          <text:p/>
        </draw:line>
        <draw:line draw:style-name="gr6" draw:text-style-name="P7" draw:layer="layout" svg:x1="0.967cm" svg:y1="10.655cm" svg:x2="7.341cm" svg:y2="10.655cm">
          <text:p/>
        </draw:line>
        <draw:line draw:style-name="gr6" draw:text-style-name="P7" draw:layer="layout" svg:x1="0.967cm" svg:y1="11.054cm" svg:x2="7.341cm" svg:y2="11.054cm">
          <text:p/>
        </draw:line>
        <draw:line draw:style-name="gr6" draw:text-style-name="P7" draw:layer="layout" svg:x1="0.967cm" svg:y1="11.454cm" svg:x2="7.341cm" svg:y2="11.454cm">
          <text:p/>
        </draw:line>
        <draw:frame draw:style-name="gr1" draw:text-style-name="P2" draw:layer="layout" svg:width="2.869cm" svg:height="0.398cm" svg:x="1.365cm" svg:y="11.5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12.161cm" svg:x2="13.956cm" svg:y2="12.161cm">
          <text:p/>
        </draw:line>
        <draw:frame draw:style-name="gr1" draw:text-style-name="P2" draw:layer="layout" svg:width="2.869cm" svg:height="0.398cm" svg:x="1.366cm" svg:y="11.5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11.607cm">
          <draw:text-box>
            <text:p text:style-name="P1"><text:span text:style-name="T2">M</text:span><text:span text:style-name="T2">ié</text:span><text:span text:style-name="T2">rc</text:span><text:span text:style-name="T2">ol</text:span><text:span text:style-name="T2">es</text:span></text:p>
          </draw:text-box>
        </draw:frame>
        <draw:frame draw:style-name="gr18" draw:text-style-name="P5" draw:layer="layout" svg:width="0.544cm" svg:height="0.687cm" svg:x="0.92cm" svg:y="11.61cm">
          <draw:text-box>
            <text:p text:style-name="P1"><text:span text:style-name="T3">17</text:span></text:p>
          </draw:text-box>
        </draw:frame>
        <draw:line draw:style-name="gr6" draw:text-style-name="P7" draw:layer="layout" svg:x1="7.567cm" svg:y1="12.56cm" svg:x2="13.94cm" svg:y2="12.56cm">
          <text:p/>
        </draw:line>
        <draw:line draw:style-name="gr6" draw:text-style-name="P7" draw:layer="layout" svg:x1="7.567cm" svg:y1="12.959cm" svg:x2="13.941cm" svg:y2="12.959cm">
          <text:p/>
        </draw:line>
        <draw:line draw:style-name="gr6" draw:text-style-name="P7" draw:layer="layout" svg:x1="7.567cm" svg:y1="13.359cm" svg:x2="13.941cm" svg:y2="13.359cm">
          <text:p/>
        </draw:line>
        <draw:line draw:style-name="gr6" draw:text-style-name="P7" draw:layer="layout" svg:x1="7.567cm" svg:y1="13.757cm" svg:x2="13.941cm" svg:y2="13.757cm">
          <text:p/>
        </draw:line>
        <draw:line draw:style-name="gr6" draw:text-style-name="P7" draw:layer="layout" svg:x1="7.567cm" svg:y1="14.157cm" svg:x2="13.941cm" svg:y2="14.157cm">
          <text:p/>
        </draw:line>
        <draw:line draw:style-name="gr6" draw:text-style-name="P7" draw:layer="layout" svg:x1="7.567cm" svg:y1="14.557cm" svg:x2="13.941cm" svg:y2="14.557cm">
          <text:p/>
        </draw:line>
        <draw:line draw:style-name="gr6" draw:text-style-name="P7" draw:layer="layout" svg:x1="7.567cm" svg:y1="14.956cm" svg:x2="13.941cm" svg:y2="14.956cm">
          <text:p/>
        </draw:line>
        <draw:line draw:style-name="gr6" draw:text-style-name="P7" draw:layer="layout" svg:x1="7.567cm" svg:y1="15.355cm" svg:x2="13.941cm" svg:y2="15.355cm">
          <text:p/>
        </draw:line>
        <draw:line draw:style-name="gr6" draw:text-style-name="P7" draw:layer="layout" svg:x1="7.567cm" svg:y1="15.754cm" svg:x2="13.941cm" svg:y2="15.754cm">
          <text:p/>
        </draw:line>
        <draw:line draw:style-name="gr6" draw:text-style-name="P7" draw:layer="layout" svg:x1="7.567cm" svg:y1="16.153cm" svg:x2="13.941cm" svg:y2="16.153cm">
          <text:p/>
        </draw:line>
        <draw:line draw:style-name="gr6" draw:text-style-name="P7" draw:layer="layout" svg:x1="7.567cm" svg:y1="16.553cm" svg:x2="13.941cm" svg:y2="16.553cm">
          <text:p/>
        </draw:line>
        <draw:line draw:style-name="gr6" draw:text-style-name="P7" draw:layer="layout" svg:x1="0.967cm" svg:y1="12.561cm" svg:x2="7.34cm" svg:y2="12.561cm">
          <text:p/>
        </draw:line>
        <draw:line draw:style-name="gr6" draw:text-style-name="P7" draw:layer="layout" svg:x1="0.967cm" svg:y1="12.96cm" svg:x2="7.341cm" svg:y2="12.96cm">
          <text:p/>
        </draw:line>
        <draw:line draw:style-name="gr6" draw:text-style-name="P7" draw:layer="layout" svg:x1="0.967cm" svg:y1="13.36cm" svg:x2="7.341cm" svg:y2="13.36cm">
          <text:p/>
        </draw:line>
        <draw:line draw:style-name="gr6" draw:text-style-name="P7" draw:layer="layout" svg:x1="0.967cm" svg:y1="13.758cm" svg:x2="7.341cm" svg:y2="13.758cm">
          <text:p/>
        </draw:line>
        <draw:line draw:style-name="gr6" draw:text-style-name="P7" draw:layer="layout" svg:x1="0.967cm" svg:y1="14.158cm" svg:x2="7.341cm" svg:y2="14.158cm">
          <text:p/>
        </draw:line>
        <draw:line draw:style-name="gr6" draw:text-style-name="P7" draw:layer="layout" svg:x1="0.967cm" svg:y1="14.558cm" svg:x2="7.341cm" svg:y2="14.558cm">
          <text:p/>
        </draw:line>
        <draw:line draw:style-name="gr6" draw:text-style-name="P7" draw:layer="layout" svg:x1="0.967cm" svg:y1="14.957cm" svg:x2="7.341cm" svg:y2="14.957cm">
          <text:p/>
        </draw:line>
        <draw:line draw:style-name="gr6" draw:text-style-name="P7" draw:layer="layout" svg:x1="0.967cm" svg:y1="15.356cm" svg:x2="7.341cm" svg:y2="15.356cm">
          <text:p/>
        </draw:line>
        <draw:line draw:style-name="gr6" draw:text-style-name="P7" draw:layer="layout" svg:x1="0.967cm" svg:y1="15.755cm" svg:x2="7.341cm" svg:y2="15.755cm">
          <text:p/>
        </draw:line>
        <draw:line draw:style-name="gr6" draw:text-style-name="P7" draw:layer="layout" svg:x1="0.967cm" svg:y1="16.154cm" svg:x2="7.341cm" svg:y2="16.154cm">
          <text:p/>
        </draw:line>
        <draw:line draw:style-name="gr6" draw:text-style-name="P7" draw:layer="layout" svg:x1="0.967cm" svg:y1="16.554cm" svg:x2="7.341cm" svg:y2="16.554cm">
          <text:p/>
        </draw:line>
        <draw:frame draw:style-name="gr1" draw:text-style-name="P2" draw:layer="layout" svg:width="2.869cm" svg:height="0.398cm" svg:x="1.098cm" svg:y="20.77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099cm" svg:y="20.7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.222cm" svg:y1="17.258cm" svg:x2="13.972cm" svg:y2="17.258cm">
          <text:p/>
        </draw:line>
        <draw:line draw:style-name="gr6" draw:text-style-name="P7" draw:layer="layout" svg:x1="0.7cm" svg:y1="17.658cm" svg:x2="13.972cm" svg:y2="17.658cm">
          <text:p/>
        </draw:line>
        <draw:line draw:style-name="gr6" draw:text-style-name="P7" draw:layer="layout" svg:x1="0.7cm" svg:y1="18.056cm" svg:x2="13.972cm" svg:y2="18.056cm">
          <text:p/>
        </draw:line>
        <draw:line draw:style-name="gr6" draw:text-style-name="P7" draw:layer="layout" svg:x1="0.7cm" svg:y1="18.456cm" svg:x2="13.972cm" svg:y2="18.456cm">
          <text:p/>
        </draw:line>
        <draw:line draw:style-name="gr6" draw:text-style-name="P7" draw:layer="layout" svg:x1="0.7cm" svg:y1="18.856cm" svg:x2="13.972cm" svg:y2="18.856cm">
          <text:p/>
        </draw:line>
        <draw:line draw:style-name="gr6" draw:text-style-name="P7" draw:layer="layout" svg:x1="0.7cm" svg:y1="19.255cm" svg:x2="13.972cm" svg:y2="19.255cm">
          <text:p/>
        </draw:line>
        <draw:line draw:style-name="gr6" draw:text-style-name="P7" draw:layer="layout" svg:x1="0.7cm" svg:y1="19.654cm" svg:x2="13.972cm" svg:y2="19.654cm">
          <text:p/>
        </draw:line>
        <draw:line draw:style-name="gr6" draw:text-style-name="P7" draw:layer="layout" svg:x1="0.7cm" svg:y1="20.053cm" svg:x2="13.972cm" svg:y2="20.053cm">
          <text:p/>
        </draw:line>
        <draw:line draw:style-name="gr6" draw:text-style-name="P7" draw:layer="layout" svg:x1="0.7cm" svg:y1="20.452cm" svg:x2="13.972cm" svg:y2="20.452cm">
          <text:p/>
        </draw:line>
        <draw:frame draw:style-name="gr7" draw:text-style-name="P8" draw:layer="layout" svg:width="0.855cm" svg:height="0.408cm" svg:x="7.618cm" svg:y="2.131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8cm" svg:y="2.531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8cm" svg:y="2.93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8cm" svg:y="3.33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8cm" svg:y="3.728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8cm" svg:y="4.128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8cm" svg:y="4.527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8cm" svg:y="4.926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8cm" svg:y="5.325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8cm" svg:y="5.725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8cm" svg:y="6.124cm">
          <draw:text-box>
            <text:p text:style-name="P1"><text:span text:style-name="T5">18:30</text:span></text:p>
          </draw:text-box>
        </draw:frame>
        <draw:custom-shape draw:style-name="gr19" draw:text-style-name="P9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0" draw:layer="layout" svg:width="1.211cm" svg:height="0.517cm" svg:x="0.967cm" svg:y="17.004cm">
          <draw:text-box>
            <text:p text:style-name="P1"><text:span text:style-name="T6">N</text:span><text:span text:style-name="T6">ot</text:span><text:span text:style-name="T6">as</text:span></text:p>
          </draw:text-box>
        </draw:frame>
        <draw:frame draw:style-name="gr21" draw:text-style-name="P11" draw:layer="layout" svg:width="2.186cm" svg:height="0.556cm" svg:x="6.8cm" svg:y="1.208cm">
          <draw:text-box>
            <text:p text:style-name="P1"><text:span text:style-name="T7">S</text:span><text:span text:style-name="T7">e</text:span><text:span text:style-name="T7">m</text:span><text:span text:style-name="T7">a</text:span><text:span text:style-name="T7">n</text:span><text:span text:style-name="T7">a </text:span><text:span text:style-name="T7">7</text:span></text:p>
          </draw:text-box>
        </draw:frame>
        <draw:frame draw:style-name="gr7" draw:text-style-name="P8" draw:layer="layout" svg:width="0.855cm" svg:height="0.408cm" svg:x="7.619cm" svg:y="7.23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9cm" svg:y="7.63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9cm" svg:y="8.029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9cm" svg:y="8.429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9cm" svg:y="8.827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9cm" svg:y="9.227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9cm" svg:y="9.626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9cm" svg:y="10.025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9cm" svg:y="10.424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9cm" svg:y="10.824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9cm" svg:y="11.223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7.619cm" svg:y="12.34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9cm" svg:y="12.74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9cm" svg:y="13.139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9cm" svg:y="13.539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9cm" svg:y="13.937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9cm" svg:y="14.337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9cm" svg:y="14.736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9cm" svg:y="15.135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9cm" svg:y="15.534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9cm" svg:y="15.934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9cm" svg:y="16.333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1.018cm" svg:y="7.2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8cm" svg:y="7.63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8cm" svg:y="8.02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8cm" svg:y="8.42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8cm" svg:y="8.82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8cm" svg:y="9.22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8cm" svg:y="9.62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8cm" svg:y="10.02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8cm" svg:y="10.42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8cm" svg:y="10.82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8cm" svg:y="11.223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.018cm" svg:y="12.34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8cm" svg:y="12.74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8cm" svg:y="13.13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8cm" svg:y="13.53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8cm" svg:y="13.93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8cm" svg:y="14.33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8cm" svg:y="14.73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8cm" svg:y="15.13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8cm" svg:y="15.53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8cm" svg:y="15.93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8cm" svg:y="16.333cm">
          <draw:text-box>
            <text:p text:style-name="P1"><text:span text:style-name="T5">13:00</text:span></text:p>
          </draw:text-box>
        </draw:frame>
        <draw:custom-shape draw:style-name="gr19" draw:text-style-name="P9" draw:layer="layout" svg:width="1.482cm" svg:height="0.604cm" svg:x="14.489cm" svg:y="16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draw:layer="layout" svg:width="3.461cm" svg:height="0.348cm" svg:x="23.667cm" svg:y="18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3" draw:layer="layout" svg:width="0.198cm" svg:height="0.371cm" svg:x="23.787cm" svg:y="17.728cm">
          <draw:text-box>
            <text:p text:style-name="P1"><text:span text:style-name="T8">L</text:span></text:p>
          </draw:text-box>
        </draw:frame>
        <draw:frame draw:style-name="gr23" draw:text-style-name="P13" draw:layer="layout" svg:width="0.198cm" svg:height="0.371cm" svg:x="24.27cm" svg:y="17.728cm">
          <draw:text-box>
            <text:p text:style-name="P1"><text:span text:style-name="T8">M</text:span></text:p>
          </draw:text-box>
        </draw:frame>
        <draw:frame draw:style-name="gr23" draw:text-style-name="P13" draw:layer="layout" svg:width="0.198cm" svg:height="0.371cm" svg:x="24.782cm" svg:y="17.728cm">
          <draw:text-box>
            <text:p text:style-name="P1"><text:span text:style-name="T8">M</text:span></text:p>
          </draw:text-box>
        </draw:frame>
        <draw:frame draw:style-name="gr23" draw:text-style-name="P13" draw:layer="layout" svg:width="0.198cm" svg:height="0.371cm" svg:x="25.33cm" svg:y="17.728cm">
          <draw:text-box>
            <text:p text:style-name="P1"><text:span text:style-name="T8">J</text:span></text:p>
          </draw:text-box>
        </draw:frame>
        <draw:frame draw:style-name="gr23" draw:text-style-name="P13" draw:layer="layout" svg:width="0.198cm" svg:height="0.371cm" svg:x="25.825cm" svg:y="17.728cm">
          <draw:text-box>
            <text:p text:style-name="P1"><text:span text:style-name="T8">V</text:span></text:p>
          </draw:text-box>
        </draw:frame>
        <draw:frame draw:style-name="gr23" draw:text-style-name="P13" draw:layer="layout" svg:width="0.198cm" svg:height="0.371cm" svg:x="26.346cm" svg:y="17.728cm">
          <draw:text-box>
            <text:p text:style-name="P1"><text:span text:style-name="T8">S</text:span></text:p>
          </draw:text-box>
        </draw:frame>
        <draw:frame draw:style-name="gr23" draw:text-style-name="P13" draw:layer="layout" svg:width="0.198cm" svg:height="0.371cm" svg:x="26.847cm" svg:y="17.728cm">
          <draw:text-box>
            <text:p text:style-name="P1"><text:span text:style-name="T8">D</text:span></text:p>
          </draw:text-box>
        </draw:frame>
        <draw:custom-shape draw:style-name="gr24" draw:text-style-name="P9" draw:layer="layout" svg:width="3.293cm" svg:height="0.663cm" svg:x="23.747cm" svg:y="16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0" draw:layer="layout" svg:width="1.475cm" svg:height="0.671cm" svg:x="24.82cm" svg:y="17.004cm">
          <draw:text-box>
            <text:p text:style-name="P1"><text:span text:style-name="T6">E</text:span><text:span text:style-name="T6">n</text:span><text:span text:style-name="T6">er</text:span><text:span text:style-name="T6">o</text:span></text:p>
          </draw:text-box>
        </draw:frame>
        <draw:line draw:style-name="gr6" draw:text-style-name="P7" draw:layer="layout" svg:x1="23.747cm" svg:y1="18.079cm" svg:x2="27.029cm" svg:y2="18.079cm">
          <text:p/>
        </draw:line>
        <draw:frame draw:style-name="gr26" draw:text-style-name="P13" draw:layer="layout" svg:width="0.198cm" svg:height="0.298cm" svg:x="25.849cm" svg:y="18.375cm">
          <draw:text-box>
            <text:p text:style-name="P1"><text:span text:style-name="T8">1</text:span></text:p>
          </draw:text-box>
        </draw:frame>
        <draw:frame draw:style-name="gr26" draw:text-style-name="P13" draw:layer="layout" svg:width="0.198cm" svg:height="0.298cm" svg:x="26.362cm" svg:y="18.375cm">
          <draw:text-box>
            <text:p text:style-name="P1"><text:span text:style-name="T8">2</text:span></text:p>
          </draw:text-box>
        </draw:frame>
        <draw:frame draw:style-name="gr26" draw:text-style-name="P13" draw:layer="layout" svg:width="0.198cm" svg:height="0.298cm" svg:x="26.883cm" svg:y="18.375cm">
          <draw:text-box>
            <text:p text:style-name="P1"><text:span text:style-name="T8">3</text:span></text:p>
          </draw:text-box>
        </draw:frame>
        <draw:frame draw:style-name="gr26" draw:text-style-name="P13" draw:layer="layout" svg:width="0.198cm" svg:height="0.298cm" svg:x="23.796cm" svg:y="18.891cm">
          <draw:text-box>
            <text:p text:style-name="P1"><text:span text:style-name="T8">4</text:span></text:p>
          </draw:text-box>
        </draw:frame>
        <draw:frame draw:style-name="gr26" draw:text-style-name="P13" draw:layer="layout" svg:width="0.198cm" svg:height="0.298cm" svg:x="24.309cm" svg:y="18.891cm">
          <draw:text-box>
            <text:p text:style-name="P1"><text:span text:style-name="T8">5</text:span></text:p>
          </draw:text-box>
        </draw:frame>
        <draw:frame draw:style-name="gr27" draw:text-style-name="P13" draw:layer="layout" svg:width="0.257cm" svg:height="0.298cm" svg:x="24.786cm" svg:y="18.891cm">
          <draw:text-box>
            <text:p text:style-name="P1"><text:span text:style-name="T8">6</text:span></text:p>
          </draw:text-box>
        </draw:frame>
        <draw:frame draw:style-name="gr27" draw:text-style-name="P13" draw:layer="layout" svg:width="0.257cm" svg:height="0.298cm" svg:x="25.327cm" svg:y="18.891cm">
          <draw:text-box>
            <text:p text:style-name="P1"><text:span text:style-name="T8">7</text:span></text:p>
          </draw:text-box>
        </draw:frame>
        <draw:frame draw:style-name="gr27" draw:text-style-name="P13" draw:layer="layout" svg:width="0.257cm" svg:height="0.298cm" svg:x="25.816cm" svg:y="18.891cm">
          <draw:text-box>
            <text:p text:style-name="P1"><text:span text:style-name="T8">8</text:span></text:p>
          </draw:text-box>
        </draw:frame>
        <draw:frame draw:style-name="gr27" draw:text-style-name="P13" draw:layer="layout" svg:width="0.257cm" svg:height="0.298cm" svg:x="26.332cm" svg:y="18.891cm">
          <draw:text-box>
            <text:p text:style-name="P1"><text:span text:style-name="T8">9</text:span></text:p>
          </draw:text-box>
        </draw:frame>
        <draw:frame draw:style-name="gr27" draw:text-style-name="P13" draw:layer="layout" svg:width="0.257cm" svg:height="0.298cm" svg:x="26.845cm" svg:y="18.891cm">
          <draw:text-box>
            <text:p text:style-name="P1"><text:span text:style-name="T8">10</text:span></text:p>
          </draw:text-box>
        </draw:frame>
        <draw:frame draw:style-name="gr27" draw:text-style-name="P13" draw:layer="layout" svg:width="0.257cm" svg:height="0.298cm" svg:x="23.761cm" svg:y="19.408cm">
          <draw:text-box>
            <text:p text:style-name="P1"><text:span text:style-name="T8">11</text:span></text:p>
          </draw:text-box>
        </draw:frame>
        <draw:frame draw:style-name="gr27" draw:text-style-name="P13" draw:layer="layout" svg:width="0.257cm" svg:height="0.298cm" svg:x="24.275cm" svg:y="19.408cm">
          <draw:text-box>
            <text:p text:style-name="P1"><text:span text:style-name="T8">12</text:span></text:p>
          </draw:text-box>
        </draw:frame>
        <draw:frame draw:style-name="gr27" draw:text-style-name="P13" draw:layer="layout" svg:width="0.257cm" svg:height="0.298cm" svg:x="24.796cm" svg:y="19.408cm">
          <draw:text-box>
            <text:p text:style-name="P1"><text:span text:style-name="T8">13</text:span></text:p>
          </draw:text-box>
        </draw:frame>
        <draw:frame draw:style-name="gr27" draw:text-style-name="P13" draw:layer="layout" svg:width="0.257cm" svg:height="0.298cm" svg:x="25.302cm" svg:y="19.408cm">
          <draw:text-box>
            <text:p text:style-name="P1"><text:span text:style-name="T8">14</text:span></text:p>
          </draw:text-box>
        </draw:frame>
        <draw:frame draw:style-name="gr27" draw:text-style-name="P13" draw:layer="layout" svg:width="0.257cm" svg:height="0.298cm" svg:x="25.815cm" svg:y="19.408cm">
          <draw:text-box>
            <text:p text:style-name="P1"><text:span text:style-name="T8">15</text:span></text:p>
          </draw:text-box>
        </draw:frame>
        <draw:frame draw:style-name="gr27" draw:text-style-name="P13" draw:layer="layout" svg:width="0.257cm" svg:height="0.298cm" svg:x="26.302cm" svg:y="19.408cm">
          <draw:text-box>
            <text:p text:style-name="P1"><text:span text:style-name="T8">16</text:span></text:p>
          </draw:text-box>
        </draw:frame>
        <draw:frame draw:style-name="gr27" draw:text-style-name="P13" draw:layer="layout" svg:width="0.257cm" svg:height="0.298cm" svg:x="26.842cm" svg:y="19.408cm">
          <draw:text-box>
            <text:p text:style-name="P1"><text:span text:style-name="T8">17</text:span></text:p>
          </draw:text-box>
        </draw:frame>
        <draw:frame draw:style-name="gr27" draw:text-style-name="P13" draw:layer="layout" svg:width="0.257cm" svg:height="0.298cm" svg:x="23.737cm" svg:y="19.927cm">
          <draw:text-box>
            <text:p text:style-name="P1"><text:span text:style-name="T8">18</text:span></text:p>
          </draw:text-box>
        </draw:frame>
        <draw:frame draw:style-name="gr27" draw:text-style-name="P13" draw:layer="layout" svg:width="0.257cm" svg:height="0.298cm" svg:x="24.253cm" svg:y="19.927cm">
          <draw:text-box>
            <text:p text:style-name="P1"><text:span text:style-name="T8">19</text:span></text:p>
          </draw:text-box>
        </draw:frame>
        <draw:frame draw:style-name="gr27" draw:text-style-name="P13" draw:layer="layout" svg:width="0.257cm" svg:height="0.298cm" svg:x="24.767cm" svg:y="19.927cm">
          <draw:text-box>
            <text:p text:style-name="P1"><text:span text:style-name="T8">20</text:span></text:p>
          </draw:text-box>
        </draw:frame>
        <draw:frame draw:style-name="gr27" draw:text-style-name="P13" draw:layer="layout" svg:width="0.257cm" svg:height="0.298cm" svg:x="25.277cm" svg:y="19.927cm">
          <draw:text-box>
            <text:p text:style-name="P1"><text:span text:style-name="T8">21</text:span></text:p>
          </draw:text-box>
        </draw:frame>
        <draw:frame draw:style-name="gr27" draw:text-style-name="P13" draw:layer="layout" svg:width="0.257cm" svg:height="0.298cm" svg:x="25.79cm" svg:y="19.927cm">
          <draw:text-box>
            <text:p text:style-name="P1"><text:span text:style-name="T8">22</text:span></text:p>
          </draw:text-box>
        </draw:frame>
        <draw:frame draw:style-name="gr27" draw:text-style-name="P13" draw:layer="layout" svg:width="0.257cm" svg:height="0.298cm" svg:x="26.311cm" svg:y="19.927cm">
          <draw:text-box>
            <text:p text:style-name="P1"><text:span text:style-name="T8">23</text:span></text:p>
          </draw:text-box>
        </draw:frame>
        <draw:frame draw:style-name="gr27" draw:text-style-name="P13" draw:layer="layout" svg:width="0.257cm" svg:height="0.298cm" svg:x="26.819cm" svg:y="19.927cm">
          <draw:text-box>
            <text:p text:style-name="P1"><text:span text:style-name="T8">24</text:span></text:p>
          </draw:text-box>
        </draw:frame>
        <draw:frame draw:style-name="gr28" draw:text-style-name="P2" draw:layer="layout" svg:width="2.415cm" svg:height="0.398cm" svg:x="14.284cm" svg:y="20.7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8" draw:text-style-name="P2" draw:layer="layout" svg:width="2.415cm" svg:height="0.398cm" svg:x="14.285cm" svg:y="20.7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15.964cm" svg:y1="17.26cm" svg:x2="23.46cm" svg:y2="17.26cm">
          <text:p/>
        </draw:line>
        <draw:line draw:style-name="gr6" draw:text-style-name="P7" draw:layer="layout" svg:x1="14cm" svg:y1="17.66cm" svg:x2="23.46cm" svg:y2="17.66cm">
          <text:p/>
        </draw:line>
        <draw:line draw:style-name="gr6" draw:text-style-name="P7" draw:layer="layout" svg:x1="14cm" svg:y1="18.058cm" svg:x2="23.46cm" svg:y2="18.058cm">
          <text:p/>
        </draw:line>
        <draw:line draw:style-name="gr6" draw:text-style-name="P7" draw:layer="layout" svg:x1="14cm" svg:y1="18.458cm" svg:x2="23.46cm" svg:y2="18.458cm">
          <text:p/>
        </draw:line>
        <draw:line draw:style-name="gr6" draw:text-style-name="P7" draw:layer="layout" svg:x1="14cm" svg:y1="18.858cm" svg:x2="23.46cm" svg:y2="18.858cm">
          <text:p/>
        </draw:line>
        <draw:line draw:style-name="gr6" draw:text-style-name="P7" draw:layer="layout" svg:x1="14cm" svg:y1="19.257cm" svg:x2="23.46cm" svg:y2="19.257cm">
          <text:p/>
        </draw:line>
        <draw:line draw:style-name="gr6" draw:text-style-name="P7" draw:layer="layout" svg:x1="14cm" svg:y1="19.656cm" svg:x2="23.46cm" svg:y2="19.656cm">
          <text:p/>
        </draw:line>
        <draw:line draw:style-name="gr6" draw:text-style-name="P7" draw:layer="layout" svg:x1="14cm" svg:y1="20.055cm" svg:x2="23.46cm" svg:y2="20.055cm">
          <text:p/>
        </draw:line>
        <draw:line draw:style-name="gr6" draw:text-style-name="P7" draw:layer="layout" svg:x1="14cm" svg:y1="20.454cm" svg:x2="23.46cm" svg:y2="20.454cm">
          <text:p/>
        </draw:line>
        <draw:frame draw:style-name="gr29" draw:text-style-name="P2" draw:layer="layout" svg:width="2.782cm" svg:height="0.398cm" svg:x="15.046cm" svg:y="1.3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1.962cm" svg:x2="27.256cm" svg:y2="1.962cm">
          <text:p/>
        </draw:line>
        <draw:frame draw:style-name="gr29" draw:text-style-name="P2" draw:layer="layout" svg:width="2.782cm" svg:height="0.398cm" svg:x="15.047cm" svg:y="1.3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1.408cm">
          <draw:text-box>
            <text:p text:style-name="P1"><text:span text:style-name="T2">J</text:span><text:span text:style-name="T2">u</text:span><text:span text:style-name="T2">e</text:span><text:span text:style-name="T2">v</text:span><text:span text:style-name="T2">es</text:span></text:p>
          </draw:text-box>
        </draw:frame>
        <draw:frame draw:style-name="gr31" draw:text-style-name="P5" draw:layer="layout" svg:width="0.557cm" svg:height="0.687cm" svg:x="14.615cm" svg:y="1.411cm">
          <draw:text-box>
            <text:p text:style-name="P1"><text:span text:style-name="T3">7</text:span></text:p>
          </draw:text-box>
        </draw:frame>
        <draw:frame draw:style-name="gr32" draw:text-style-name="P15" draw:layer="layout" svg:width="1.543cm" svg:height="1.729cm" svg:x="25.56cm" svg:y="0.698cm">
          <draw:text-box>
            <text:p text:style-name="P14"><text:span text:style-name="T4">2</text:span><text:span text:style-name="T4">0</text:span><text:span text:style-name="T4">2</text:span><text:span text:style-name="T4">1</text:span></text:p>
          </draw:text-box>
        </draw:frame>
        <draw:frame draw:style-name="gr29" draw:text-style-name="P2" draw:layer="layout" svg:width="2.782cm" svg:height="0.398cm" svg:x="15.046cm" svg:y="6.3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9" draw:text-style-name="P2" draw:layer="layout" svg:width="2.782cm" svg:height="0.398cm" svg:x="15.047cm" svg:y="6.3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1.06cm" svg:y1="2.361cm" svg:x2="27.24cm" svg:y2="2.361cm">
          <text:p/>
        </draw:line>
        <draw:line draw:style-name="gr6" draw:text-style-name="P7" draw:layer="layout" svg:x1="21.06cm" svg:y1="2.76cm" svg:x2="27.241cm" svg:y2="2.76cm">
          <text:p/>
        </draw:line>
        <draw:line draw:style-name="gr6" draw:text-style-name="P7" draw:layer="layout" svg:x1="21.06cm" svg:y1="3.16cm" svg:x2="27.241cm" svg:y2="3.16cm">
          <text:p/>
        </draw:line>
        <draw:line draw:style-name="gr6" draw:text-style-name="P7" draw:layer="layout" svg:x1="21.06cm" svg:y1="3.558cm" svg:x2="27.241cm" svg:y2="3.558cm">
          <text:p/>
        </draw:line>
        <draw:line draw:style-name="gr6" draw:text-style-name="P7" draw:layer="layout" svg:x1="21.06cm" svg:y1="3.958cm" svg:x2="27.241cm" svg:y2="3.958cm">
          <text:p/>
        </draw:line>
        <draw:line draw:style-name="gr6" draw:text-style-name="P7" draw:layer="layout" svg:x1="21.06cm" svg:y1="4.358cm" svg:x2="27.241cm" svg:y2="4.358cm">
          <text:p/>
        </draw:line>
        <draw:line draw:style-name="gr6" draw:text-style-name="P7" draw:layer="layout" svg:x1="21.06cm" svg:y1="4.757cm" svg:x2="27.241cm" svg:y2="4.757cm">
          <text:p/>
        </draw:line>
        <draw:line draw:style-name="gr6" draw:text-style-name="P7" draw:layer="layout" svg:x1="21.06cm" svg:y1="5.156cm" svg:x2="27.241cm" svg:y2="5.156cm">
          <text:p/>
        </draw:line>
        <draw:line draw:style-name="gr6" draw:text-style-name="P7" draw:layer="layout" svg:x1="21.06cm" svg:y1="5.555cm" svg:x2="27.241cm" svg:y2="5.555cm">
          <text:p/>
        </draw:line>
        <draw:line draw:style-name="gr6" draw:text-style-name="P7" draw:layer="layout" svg:x1="21.06cm" svg:y1="5.954cm" svg:x2="27.241cm" svg:y2="5.954cm">
          <text:p/>
        </draw:line>
        <draw:line draw:style-name="gr6" draw:text-style-name="P7" draw:layer="layout" svg:x1="21.06cm" svg:y1="6.354cm" svg:x2="27.241cm" svg:y2="6.354cm">
          <text:p/>
        </draw:line>
        <draw:line draw:style-name="gr6" draw:text-style-name="P7" draw:layer="layout" svg:x1="14.66cm" svg:y1="2.362cm" svg:x2="20.84cm" svg:y2="2.362cm">
          <text:p/>
        </draw:line>
        <draw:line draw:style-name="gr6" draw:text-style-name="P7" draw:layer="layout" svg:x1="14.66cm" svg:y1="2.761cm" svg:x2="20.841cm" svg:y2="2.761cm">
          <text:p/>
        </draw:line>
        <draw:line draw:style-name="gr6" draw:text-style-name="P7" draw:layer="layout" svg:x1="14.66cm" svg:y1="3.161cm" svg:x2="20.841cm" svg:y2="3.161cm">
          <text:p/>
        </draw:line>
        <draw:line draw:style-name="gr6" draw:text-style-name="P7" draw:layer="layout" svg:x1="14.66cm" svg:y1="3.559cm" svg:x2="20.841cm" svg:y2="3.559cm">
          <text:p/>
        </draw:line>
        <draw:line draw:style-name="gr6" draw:text-style-name="P7" draw:layer="layout" svg:x1="14.66cm" svg:y1="3.959cm" svg:x2="20.841cm" svg:y2="3.959cm">
          <text:p/>
        </draw:line>
        <draw:line draw:style-name="gr6" draw:text-style-name="P7" draw:layer="layout" svg:x1="14.66cm" svg:y1="4.359cm" svg:x2="20.841cm" svg:y2="4.359cm">
          <text:p/>
        </draw:line>
        <draw:line draw:style-name="gr6" draw:text-style-name="P7" draw:layer="layout" svg:x1="14.66cm" svg:y1="4.758cm" svg:x2="20.841cm" svg:y2="4.758cm">
          <text:p/>
        </draw:line>
        <draw:line draw:style-name="gr6" draw:text-style-name="P7" draw:layer="layout" svg:x1="14.66cm" svg:y1="5.157cm" svg:x2="20.841cm" svg:y2="5.157cm">
          <text:p/>
        </draw:line>
        <draw:line draw:style-name="gr6" draw:text-style-name="P7" draw:layer="layout" svg:x1="14.66cm" svg:y1="5.556cm" svg:x2="20.841cm" svg:y2="5.556cm">
          <text:p/>
        </draw:line>
        <draw:line draw:style-name="gr6" draw:text-style-name="P7" draw:layer="layout" svg:x1="14.66cm" svg:y1="5.955cm" svg:x2="20.841cm" svg:y2="5.955cm">
          <text:p/>
        </draw:line>
        <draw:line draw:style-name="gr6" draw:text-style-name="P7" draw:layer="layout" svg:x1="14.66cm" svg:y1="6.355cm" svg:x2="20.841cm" svg:y2="6.355cm">
          <text:p/>
        </draw:line>
        <draw:frame draw:style-name="gr29" draw:text-style-name="P2" draw:layer="layout" svg:width="2.782cm" svg:height="0.398cm" svg:x="15.046cm" svg:y="6.4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7.062cm" svg:x2="27.256cm" svg:y2="7.062cm">
          <text:p/>
        </draw:line>
        <draw:frame draw:style-name="gr29" draw:text-style-name="P2" draw:layer="layout" svg:width="2.782cm" svg:height="0.398cm" svg:x="15.047cm" svg:y="6.4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6.508cm">
          <draw:text-box>
            <text:p text:style-name="P1"><text:span text:style-name="T2">Vi</text:span><text:span text:style-name="T2">er</text:span><text:span text:style-name="T2">n</text:span><text:span text:style-name="T2">es</text:span></text:p>
          </draw:text-box>
        </draw:frame>
        <draw:frame draw:style-name="gr31" draw:text-style-name="P5" draw:layer="layout" svg:width="0.557cm" svg:height="0.687cm" svg:x="14.615cm" svg:y="6.511cm">
          <draw:text-box>
            <text:p text:style-name="P1"><text:span text:style-name="T3">8</text:span></text:p>
          </draw:text-box>
        </draw:frame>
        <draw:frame draw:style-name="gr29" draw:text-style-name="P2" draw:layer="layout" svg:width="2.782cm" svg:height="0.398cm" svg:x="15.046cm" svg:y="11.5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9" draw:text-style-name="P2" draw:layer="layout" svg:width="2.782cm" svg:height="0.398cm" svg:x="15.047cm" svg:y="11.5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1.06cm" svg:y1="7.461cm" svg:x2="27.24cm" svg:y2="7.461cm">
          <text:p/>
        </draw:line>
        <draw:line draw:style-name="gr6" draw:text-style-name="P7" draw:layer="layout" svg:x1="21.06cm" svg:y1="7.86cm" svg:x2="27.241cm" svg:y2="7.86cm">
          <text:p/>
        </draw:line>
        <draw:line draw:style-name="gr6" draw:text-style-name="P7" draw:layer="layout" svg:x1="21.06cm" svg:y1="8.26cm" svg:x2="27.241cm" svg:y2="8.26cm">
          <text:p/>
        </draw:line>
        <draw:line draw:style-name="gr6" draw:text-style-name="P7" draw:layer="layout" svg:x1="21.06cm" svg:y1="8.658cm" svg:x2="27.241cm" svg:y2="8.658cm">
          <text:p/>
        </draw:line>
        <draw:line draw:style-name="gr6" draw:text-style-name="P7" draw:layer="layout" svg:x1="21.06cm" svg:y1="9.058cm" svg:x2="27.241cm" svg:y2="9.058cm">
          <text:p/>
        </draw:line>
        <draw:line draw:style-name="gr6" draw:text-style-name="P7" draw:layer="layout" svg:x1="21.06cm" svg:y1="9.458cm" svg:x2="27.241cm" svg:y2="9.458cm">
          <text:p/>
        </draw:line>
        <draw:line draw:style-name="gr6" draw:text-style-name="P7" draw:layer="layout" svg:x1="21.06cm" svg:y1="9.857cm" svg:x2="27.241cm" svg:y2="9.857cm">
          <text:p/>
        </draw:line>
        <draw:line draw:style-name="gr6" draw:text-style-name="P7" draw:layer="layout" svg:x1="21.06cm" svg:y1="10.256cm" svg:x2="27.241cm" svg:y2="10.256cm">
          <text:p/>
        </draw:line>
        <draw:line draw:style-name="gr6" draw:text-style-name="P7" draw:layer="layout" svg:x1="21.06cm" svg:y1="10.655cm" svg:x2="27.241cm" svg:y2="10.655cm">
          <text:p/>
        </draw:line>
        <draw:line draw:style-name="gr6" draw:text-style-name="P7" draw:layer="layout" svg:x1="21.06cm" svg:y1="11.054cm" svg:x2="27.241cm" svg:y2="11.054cm">
          <text:p/>
        </draw:line>
        <draw:line draw:style-name="gr6" draw:text-style-name="P7" draw:layer="layout" svg:x1="21.06cm" svg:y1="11.454cm" svg:x2="27.241cm" svg:y2="11.454cm">
          <text:p/>
        </draw:line>
        <draw:line draw:style-name="gr6" draw:text-style-name="P17" draw:layer="layout" svg:x1="14.66cm" svg:y1="7.462cm" svg:x2="20.84cm" svg:y2="7.462cm">
          <text:p/>
        </draw:line>
        <draw:line draw:style-name="gr6" draw:text-style-name="P17" draw:layer="layout" svg:x1="14.66cm" svg:y1="7.861cm" svg:x2="20.841cm" svg:y2="7.861cm">
          <text:p/>
        </draw:line>
        <draw:line draw:style-name="gr6" draw:text-style-name="P17" draw:layer="layout" svg:x1="14.66cm" svg:y1="8.261cm" svg:x2="20.841cm" svg:y2="8.261cm">
          <text:p/>
        </draw:line>
        <draw:line draw:style-name="gr6" draw:text-style-name="P17" draw:layer="layout" svg:x1="14.66cm" svg:y1="8.659cm" svg:x2="20.841cm" svg:y2="8.659cm">
          <text:p/>
        </draw:line>
        <draw:line draw:style-name="gr6" draw:text-style-name="P17" draw:layer="layout" svg:x1="14.66cm" svg:y1="9.059cm" svg:x2="20.841cm" svg:y2="9.059cm">
          <text:p/>
        </draw:line>
        <draw:line draw:style-name="gr6" draw:text-style-name="P17" draw:layer="layout" svg:x1="14.66cm" svg:y1="9.459cm" svg:x2="20.841cm" svg:y2="9.459cm">
          <text:p/>
        </draw:line>
        <draw:line draw:style-name="gr6" draw:text-style-name="P17" draw:layer="layout" svg:x1="14.66cm" svg:y1="9.858cm" svg:x2="20.841cm" svg:y2="9.858cm">
          <text:p/>
        </draw:line>
        <draw:line draw:style-name="gr6" draw:text-style-name="P17" draw:layer="layout" svg:x1="14.66cm" svg:y1="10.257cm" svg:x2="20.841cm" svg:y2="10.257cm">
          <text:p/>
        </draw:line>
        <draw:line draw:style-name="gr6" draw:text-style-name="P17" draw:layer="layout" svg:x1="14.66cm" svg:y1="10.656cm" svg:x2="20.841cm" svg:y2="10.656cm">
          <text:p/>
        </draw:line>
        <draw:line draw:style-name="gr6" draw:text-style-name="P17" draw:layer="layout" svg:x1="14.66cm" svg:y1="11.055cm" svg:x2="20.841cm" svg:y2="11.055cm">
          <text:p/>
        </draw:line>
        <draw:line draw:style-name="gr6" draw:text-style-name="P17" draw:layer="layout" svg:x1="14.66cm" svg:y1="11.455cm" svg:x2="20.841cm" svg:y2="11.455cm">
          <text:p/>
        </draw:line>
        <draw:frame draw:style-name="gr29" draw:text-style-name="P2" draw:layer="layout" svg:width="2.782cm" svg:height="0.398cm" svg:x="15.046cm" svg:y="11.5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12.162cm" svg:x2="27.256cm" svg:y2="12.162cm">
          <text:p/>
        </draw:line>
        <draw:frame draw:style-name="gr29" draw:text-style-name="P2" draw:layer="layout" svg:width="2.782cm" svg:height="0.398cm" svg:x="15.047cm" svg:y="11.5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11.608cm">
          <draw:text-box>
            <text:p text:style-name="P1"><text:span text:style-name="T2">S</text:span><text:span text:style-name="T2">á</text:span><text:span text:style-name="T2">b</text:span><text:span text:style-name="T2">a</text:span><text:span text:style-name="T2">d</text:span><text:span text:style-name="T2">o</text:span></text:p>
          </draw:text-box>
        </draw:frame>
        <draw:frame draw:style-name="gr33" draw:text-style-name="P5" draw:layer="layout" svg:width="0.518cm" svg:height="0.687cm" svg:x="14.615cm" svg:y="11.611cm">
          <draw:text-box>
            <text:p text:style-name="P1"><text:span text:style-name="T3">9</text:span></text:p>
          </draw:text-box>
        </draw:frame>
        <draw:line draw:style-name="gr6" draw:text-style-name="P7" draw:layer="layout" svg:x1="21.06cm" svg:y1="12.561cm" svg:x2="27.24cm" svg:y2="12.561cm">
          <text:p/>
        </draw:line>
        <draw:line draw:style-name="gr6" draw:text-style-name="P7" draw:layer="layout" svg:x1="21.06cm" svg:y1="12.96cm" svg:x2="27.241cm" svg:y2="12.96cm">
          <text:p/>
        </draw:line>
        <draw:line draw:style-name="gr6" draw:text-style-name="P7" draw:layer="layout" svg:x1="21.06cm" svg:y1="13.36cm" svg:x2="27.241cm" svg:y2="13.36cm">
          <text:p/>
        </draw:line>
        <draw:line draw:style-name="gr6" draw:text-style-name="P7" draw:layer="layout" svg:x1="21.06cm" svg:y1="13.758cm" svg:x2="27.241cm" svg:y2="13.758cm">
          <text:p/>
        </draw:line>
        <draw:line draw:style-name="gr6" draw:text-style-name="P7" draw:layer="layout" svg:x1="21.06cm" svg:y1="14.158cm" svg:x2="27.241cm" svg:y2="14.158cm">
          <text:p/>
        </draw:line>
        <draw:line draw:style-name="gr6" draw:text-style-name="P7" draw:layer="layout" svg:x1="21.06cm" svg:y1="14.558cm" svg:x2="27.241cm" svg:y2="14.558cm">
          <text:p/>
        </draw:line>
        <draw:line draw:style-name="gr6" draw:text-style-name="P7" draw:layer="layout" svg:x1="21.06cm" svg:y1="14.957cm" svg:x2="27.241cm" svg:y2="14.957cm">
          <text:p/>
        </draw:line>
        <draw:line draw:style-name="gr6" draw:text-style-name="P7" draw:layer="layout" svg:x1="21.06cm" svg:y1="15.356cm" svg:x2="27.241cm" svg:y2="15.356cm">
          <text:p/>
        </draw:line>
        <draw:line draw:style-name="gr6" draw:text-style-name="P7" draw:layer="layout" svg:x1="21.06cm" svg:y1="15.755cm" svg:x2="27.241cm" svg:y2="15.755cm">
          <text:p/>
        </draw:line>
        <draw:line draw:style-name="gr6" draw:text-style-name="P7" draw:layer="layout" svg:x1="21.06cm" svg:y1="16.154cm" svg:x2="27.241cm" svg:y2="16.154cm">
          <text:p/>
        </draw:line>
        <draw:line draw:style-name="gr6" draw:text-style-name="P18" draw:layer="layout" svg:x1="14.66cm" svg:y1="12.562cm" svg:x2="20.84cm" svg:y2="12.562cm">
          <text:p/>
        </draw:line>
        <draw:line draw:style-name="gr6" draw:text-style-name="P18" draw:layer="layout" svg:x1="14.66cm" svg:y1="12.961cm" svg:x2="20.841cm" svg:y2="12.961cm">
          <text:p/>
        </draw:line>
        <draw:line draw:style-name="gr6" draw:text-style-name="P18" draw:layer="layout" svg:x1="14.66cm" svg:y1="13.361cm" svg:x2="20.841cm" svg:y2="13.361cm">
          <text:p/>
        </draw:line>
        <draw:line draw:style-name="gr6" draw:text-style-name="P18" draw:layer="layout" svg:x1="14.66cm" svg:y1="13.759cm" svg:x2="20.841cm" svg:y2="13.759cm">
          <text:p/>
        </draw:line>
        <draw:line draw:style-name="gr6" draw:text-style-name="P18" draw:layer="layout" svg:x1="14.66cm" svg:y1="14.159cm" svg:x2="20.841cm" svg:y2="14.159cm">
          <text:p/>
        </draw:line>
        <draw:line draw:style-name="gr6" draw:text-style-name="P18" draw:layer="layout" svg:x1="14.66cm" svg:y1="14.559cm" svg:x2="20.841cm" svg:y2="14.559cm">
          <text:p/>
        </draw:line>
        <draw:line draw:style-name="gr6" draw:text-style-name="P18" draw:layer="layout" svg:x1="14.66cm" svg:y1="14.958cm" svg:x2="20.841cm" svg:y2="14.958cm">
          <text:p/>
        </draw:line>
        <draw:line draw:style-name="gr6" draw:text-style-name="P18" draw:layer="layout" svg:x1="14.66cm" svg:y1="15.357cm" svg:x2="20.841cm" svg:y2="15.357cm">
          <text:p/>
        </draw:line>
        <draw:line draw:style-name="gr6" draw:text-style-name="P18" draw:layer="layout" svg:x1="14.66cm" svg:y1="15.756cm" svg:x2="20.841cm" svg:y2="15.756cm">
          <text:p/>
        </draw:line>
        <draw:line draw:style-name="gr6" draw:text-style-name="P18" draw:layer="layout" svg:x1="14.66cm" svg:y1="16.155cm" svg:x2="20.841cm" svg:y2="16.155cm">
          <text:p/>
        </draw:line>
        <draw:frame draw:style-name="gr34" draw:text-style-name="P4" draw:layer="layout" svg:width="1.836cm" svg:height="0.533cm" svg:x="22.043cm" svg:y="11.609cm">
          <draw:text-box>
            <text:p text:style-name="P1"><text:span text:style-name="T2">D</text:span><text:span text:style-name="T2">o</text:span><text:span text:style-name="T2">m</text:span><text:span text:style-name="T2">in</text:span><text:span text:style-name="T2">g</text:span><text:span text:style-name="T2">o</text:span></text:p>
          </draw:text-box>
        </draw:frame>
        <draw:frame draw:style-name="gr4" draw:text-style-name="P5" draw:layer="layout" svg:width="0.552cm" svg:height="0.687cm" svg:x="21.092cm" svg:y="11.612cm">
          <draw:text-box>
            <text:p text:style-name="P1"><text:span text:style-name="T3">10</text:span></text:p>
          </draw:text-box>
        </draw:frame>
        <draw:frame draw:style-name="gr27" draw:text-style-name="P13" draw:layer="layout" svg:width="0.257cm" svg:height="0.298cm" svg:x="23.738cm" svg:y="20.451cm">
          <draw:text-box>
            <text:p text:style-name="P1"><text:span text:style-name="T8">25</text:span></text:p>
          </draw:text-box>
        </draw:frame>
        <draw:frame draw:style-name="gr27" draw:text-style-name="P13" draw:layer="layout" svg:width="0.257cm" svg:height="0.298cm" svg:x="24.254cm" svg:y="20.451cm">
          <draw:text-box>
            <text:p text:style-name="P1"><text:span text:style-name="T8">26</text:span></text:p>
          </draw:text-box>
        </draw:frame>
        <draw:frame draw:style-name="gr27" draw:text-style-name="P13" draw:layer="layout" svg:width="0.257cm" svg:height="0.298cm" svg:x="24.768cm" svg:y="20.451cm">
          <draw:text-box>
            <text:p text:style-name="P1"><text:span text:style-name="T8">27</text:span></text:p>
          </draw:text-box>
        </draw:frame>
        <draw:frame draw:style-name="gr27" draw:text-style-name="P13" draw:layer="layout" svg:width="0.257cm" svg:height="0.298cm" svg:x="25.278cm" svg:y="20.451cm">
          <draw:text-box>
            <text:p text:style-name="P1"><text:span text:style-name="T8">28</text:span></text:p>
          </draw:text-box>
        </draw:frame>
        <draw:frame draw:style-name="gr27" draw:text-style-name="P13" draw:layer="layout" svg:width="0.257cm" svg:height="0.298cm" svg:x="25.791cm" svg:y="20.451cm">
          <draw:text-box>
            <text:p text:style-name="P1"><text:span text:style-name="T8">29</text:span></text:p>
          </draw:text-box>
        </draw:frame>
        <draw:frame draw:style-name="gr27" draw:text-style-name="P13" draw:layer="layout" svg:width="0.257cm" svg:height="0.298cm" svg:x="26.312cm" svg:y="20.451cm">
          <draw:text-box>
            <text:p text:style-name="P1"><text:span text:style-name="T8">30</text:span></text:p>
          </draw:text-box>
        </draw:frame>
        <draw:frame draw:style-name="gr27" draw:text-style-name="P13" draw:layer="layout" svg:width="0.257cm" svg:height="0.298cm" svg:x="26.82cm" svg:y="20.451cm">
          <draw:text-box>
            <text:p text:style-name="P1"><text:span text:style-name="T8">31</text:span></text:p>
          </draw:text-box>
        </draw:frame>
        <draw:frame draw:style-name="gr20" draw:text-style-name="P10" draw:layer="layout" svg:width="1.211cm" svg:height="0.517cm" svg:x="14.667cm" svg:y="17.005cm">
          <draw:text-box>
            <text:p text:style-name="P1"><text:span text:style-name="T6">N</text:span><text:span text:style-name="T6">ot</text:span><text:span text:style-name="T6">as</text:span></text:p>
          </draw:text-box>
        </draw:frame>
        <draw:line draw:style-name="gr6" draw:text-style-name="P18" draw:layer="layout" svg:x1="14.661cm" svg:y1="16.551cm" svg:x2="20.842cm" svg:y2="16.551cm">
          <text:p/>
        </draw:line>
        <draw:line draw:style-name="gr6" draw:text-style-name="P7" draw:layer="layout" svg:x1="21.061cm" svg:y1="16.551cm" svg:x2="27.242cm" svg:y2="16.551cm">
          <text:p/>
        </draw:line>
        <draw:frame draw:style-name="gr7" draw:text-style-name="P8" draw:layer="layout" svg:width="0.855cm" svg:height="0.408cm" svg:x="14.71cm" svg:y="2.132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cm" svg:y="2.532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4.71cm" svg:y="2.931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4.71cm" svg:y="3.331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4.71cm" svg:y="3.729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4.71cm" svg:y="4.129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4.71cm" svg:y="4.528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4.71cm" svg:y="4.927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4.71cm" svg:y="5.326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4.71cm" svg:y="5.726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4.71cm" svg:y="6.125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4.711cm" svg:y="7.231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1cm" svg:y="7.631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4.711cm" svg:y="8.03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4.711cm" svg:y="8.43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4.711cm" svg:y="8.828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4.711cm" svg:y="9.228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4.711cm" svg:y="9.627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4.711cm" svg:y="10.026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4.711cm" svg:y="10.425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4.711cm" svg:y="10.825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4.711cm" svg:y="11.224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4.711cm" svg:y="12.341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1cm" svg:y="12.741cm">
          <draw:text-box>
            <text:p text:style-name="P1"><text:span text:style-name="T5">9:00 <text:s/></text:span><text:span text:style-name="T5"><text:s/></text:span></text:p>
          </draw:text-box>
        </draw:frame>
        <draw:frame draw:style-name="gr9" draw:text-style-name="P8" draw:layer="layout" svg:width="0.624cm" svg:height="0.408cm" svg:x="14.711cm" svg:y="13.14cm">
          <draw:text-box>
            <text:p text:style-name="P1"><text:span text:style-name="T5">10:00</text:span></text:p>
          </draw:text-box>
        </draw:frame>
        <draw:frame draw:style-name="gr10" draw:text-style-name="P8" draw:layer="layout" svg:width="0.733cm" svg:height="0.408cm" svg:x="14.711cm" svg:y="13.54cm">
          <draw:text-box>
            <text:p text:style-name="P1"><text:span text:style-name="T5">11:00</text:span></text:p>
          </draw:text-box>
        </draw:frame>
        <draw:frame draw:style-name="gr11" draw:text-style-name="P8" draw:layer="layout" svg:width="0.717cm" svg:height="0.408cm" svg:x="14.711cm" svg:y="13.938cm">
          <draw:text-box>
            <text:p text:style-name="P1"><text:span text:style-name="T5">12:00</text:span></text:p>
          </draw:text-box>
        </draw:frame>
        <draw:frame draw:style-name="gr12" draw:text-style-name="P8" draw:layer="layout" svg:width="0.648cm" svg:height="0.409cm" svg:x="14.711cm" svg:y="14.338cm">
          <draw:text-box>
            <text:p text:style-name="P1"><text:span text:style-name="T5">13:00</text:span></text:p>
          </draw:text-box>
        </draw:frame>
        <draw:frame draw:style-name="gr13" draw:text-style-name="P8" draw:layer="layout" svg:width="0.632cm" svg:height="0.408cm" svg:x="14.711cm" svg:y="14.737cm">
          <draw:text-box>
            <text:p text:style-name="P1"><text:span text:style-name="T5">14:00</text:span></text:p>
          </draw:text-box>
        </draw:frame>
        <draw:frame draw:style-name="gr14" draw:text-style-name="P8" draw:layer="layout" svg:width="0.726cm" svg:height="0.408cm" svg:x="14.711cm" svg:y="15.136cm">
          <draw:text-box>
            <text:p text:style-name="P1"><text:span text:style-name="T5">15:00</text:span></text:p>
          </draw:text-box>
        </draw:frame>
        <draw:frame draw:style-name="gr15" draw:text-style-name="P8" draw:layer="layout" svg:width="0.709cm" svg:height="0.409cm" svg:x="14.711cm" svg:y="15.535cm">
          <draw:text-box>
            <text:p text:style-name="P1"><text:span text:style-name="T5">16:00</text:span></text:p>
          </draw:text-box>
        </draw:frame>
        <draw:frame draw:style-name="gr11" draw:text-style-name="P8" draw:layer="layout" svg:width="0.717cm" svg:height="0.408cm" svg:x="14.711cm" svg:y="15.935cm">
          <draw:text-box>
            <text:p text:style-name="P1"><text:span text:style-name="T5">17:00</text:span></text:p>
          </draw:text-box>
        </draw:frame>
        <draw:frame draw:style-name="gr16" draw:text-style-name="P8" draw:layer="layout" svg:width="0.701cm" svg:height="0.408cm" svg:x="14.711cm" svg:y="16.334cm">
          <draw:text-box>
            <text:p text:style-name="P1"><text:span text:style-name="T5">18:00</text:span></text:p>
          </draw:text-box>
        </draw:frame>
        <draw:frame draw:style-name="gr7" draw:text-style-name="P8" draw:layer="layout" svg:width="0.855cm" svg:height="0.408cm" svg:x="21.11cm" svg:y="7.231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21.11cm" svg:y="7.631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21.11cm" svg:y="8.03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21.11cm" svg:y="8.43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21.11cm" svg:y="8.828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21.11cm" svg:y="9.228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21.11cm" svg:y="9.627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21.11cm" svg:y="10.026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21.11cm" svg:y="10.425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21.11cm" svg:y="10.825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21.11cm" svg:y="11.224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21.11cm" svg:y="2.131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21.11cm" svg:y="2.531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21.11cm" svg:y="2.93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21.11cm" svg:y="3.33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21.11cm" svg:y="3.728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21.11cm" svg:y="4.128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21.11cm" svg:y="4.527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21.11cm" svg:y="4.926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21.11cm" svg:y="5.325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21.11cm" svg:y="5.725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21.11cm" svg:y="6.124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21.11cm" svg:y="12.342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21.11cm" svg:y="12.742cm">
          <draw:text-box>
            <text:p text:style-name="P1"><text:span text:style-name="T5">9:00 <text:s/></text:span><text:span text:style-name="T5"><text:s/></text:span></text:p>
          </draw:text-box>
        </draw:frame>
        <draw:frame draw:style-name="gr9" draw:text-style-name="P8" draw:layer="layout" svg:width="0.624cm" svg:height="0.408cm" svg:x="21.11cm" svg:y="13.141cm">
          <draw:text-box>
            <text:p text:style-name="P1"><text:span text:style-name="T5">10:00</text:span></text:p>
          </draw:text-box>
        </draw:frame>
        <draw:frame draw:style-name="gr10" draw:text-style-name="P8" draw:layer="layout" svg:width="0.733cm" svg:height="0.408cm" svg:x="21.11cm" svg:y="13.541cm">
          <draw:text-box>
            <text:p text:style-name="P1"><text:span text:style-name="T5">11:00</text:span></text:p>
          </draw:text-box>
        </draw:frame>
        <draw:frame draw:style-name="gr11" draw:text-style-name="P8" draw:layer="layout" svg:width="0.717cm" svg:height="0.408cm" svg:x="21.11cm" svg:y="13.939cm">
          <draw:text-box>
            <text:p text:style-name="P1"><text:span text:style-name="T5">12:00</text:span></text:p>
          </draw:text-box>
        </draw:frame>
        <draw:frame draw:style-name="gr12" draw:text-style-name="P8" draw:layer="layout" svg:width="0.648cm" svg:height="0.409cm" svg:x="21.11cm" svg:y="14.339cm">
          <draw:text-box>
            <text:p text:style-name="P1"><text:span text:style-name="T5">13:00</text:span></text:p>
          </draw:text-box>
        </draw:frame>
        <draw:frame draw:style-name="gr13" draw:text-style-name="P8" draw:layer="layout" svg:width="0.632cm" svg:height="0.408cm" svg:x="21.11cm" svg:y="14.738cm">
          <draw:text-box>
            <text:p text:style-name="P1"><text:span text:style-name="T5">14:00</text:span></text:p>
          </draw:text-box>
        </draw:frame>
        <draw:frame draw:style-name="gr14" draw:text-style-name="P8" draw:layer="layout" svg:width="0.726cm" svg:height="0.408cm" svg:x="21.11cm" svg:y="15.137cm">
          <draw:text-box>
            <text:p text:style-name="P1"><text:span text:style-name="T5">15:00</text:span></text:p>
          </draw:text-box>
        </draw:frame>
        <draw:frame draw:style-name="gr15" draw:text-style-name="P8" draw:layer="layout" svg:width="0.709cm" svg:height="0.409cm" svg:x="21.11cm" svg:y="15.536cm">
          <draw:text-box>
            <text:p text:style-name="P1"><text:span text:style-name="T5">16:00</text:span></text:p>
          </draw:text-box>
        </draw:frame>
        <draw:frame draw:style-name="gr11" draw:text-style-name="P8" draw:layer="layout" svg:width="0.717cm" svg:height="0.408cm" svg:x="21.11cm" svg:y="15.936cm">
          <draw:text-box>
            <text:p text:style-name="P1"><text:span text:style-name="T5">17:00</text:span></text:p>
          </draw:text-box>
        </draw:frame>
        <draw:frame draw:style-name="gr16" draw:text-style-name="P8" draw:layer="layout" svg:width="0.701cm" svg:height="0.408cm" svg:x="21.11cm" svg:y="16.335cm">
          <draw:text-box>
            <text:p text:style-name="P1"><text:span text:style-name="T5">18:00</text:span></text:p>
          </draw:text-box>
        </draw:frame>
      </draw:page>
      <draw:page draw:name="page10" draw:style-name="dp1" draw:master-page-name="master-page79">
        <draw:frame draw:style-name="gr1" draw:text-style-name="P2" draw:layer="layout" svg:width="2.869cm" svg:height="0.398cm" svg:x="1.365cm" svg:y="1.3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1.961cm" svg:x2="13.956cm" svg:y2="1.961cm">
          <text:p/>
        </draw:line>
        <draw:frame draw:style-name="gr1" draw:text-style-name="P2" draw:layer="layout" svg:width="2.869cm" svg:height="0.398cm" svg:x="1.366cm" svg:y="1.3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1.407cm">
          <draw:text-box>
            <text:p text:style-name="P1"><text:span text:style-name="T2">L</text:span><text:span text:style-name="T2">u</text:span><text:span text:style-name="T2">n</text:span><text:span text:style-name="T2">es</text:span></text:p>
          </draw:text-box>
        </draw:frame>
        <draw:frame draw:style-name="gr4" draw:text-style-name="P5" draw:layer="layout" svg:width="0.552cm" svg:height="0.687cm" svg:x="0.92cm" svg:y="1.41cm">
          <draw:text-box>
            <text:p text:style-name="P1"><text:span text:style-name="T3">11</text:span></text:p>
          </draw:text-box>
        </draw:frame>
        <draw:frame draw:style-name="gr5" draw:text-style-name="P6" draw:layer="layout" svg:width="2.917cm" svg:height="0.776cm" svg:x="0.92cm" svg:y="0.697cm">
          <draw:text-box>
            <text:p text:style-name="P1"><text:span text:style-name="T4">E</text:span><text:span text:style-name="T4">N</text:span><text:span text:style-name="T4">E</text:span><text:span text:style-name="T4">R</text:span><text:span text:style-name="T4">O</text:span></text:p>
          </draw:text-box>
        </draw:frame>
        <draw:frame draw:style-name="gr1" draw:text-style-name="P2" draw:layer="layout" svg:width="2.869cm" svg:height="0.398cm" svg:x="1.365cm" svg:y="6.3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366cm" svg:y="6.3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7.567cm" svg:y1="2.36cm" svg:x2="13.94cm" svg:y2="2.36cm">
          <text:p/>
        </draw:line>
        <draw:line draw:style-name="gr6" draw:text-style-name="P7" draw:layer="layout" svg:x1="7.567cm" svg:y1="2.759cm" svg:x2="13.941cm" svg:y2="2.759cm">
          <text:p/>
        </draw:line>
        <draw:line draw:style-name="gr6" draw:text-style-name="P7" draw:layer="layout" svg:x1="7.567cm" svg:y1="3.159cm" svg:x2="13.941cm" svg:y2="3.159cm">
          <text:p/>
        </draw:line>
        <draw:line draw:style-name="gr6" draw:text-style-name="P7" draw:layer="layout" svg:x1="7.567cm" svg:y1="3.557cm" svg:x2="13.941cm" svg:y2="3.557cm">
          <text:p/>
        </draw:line>
        <draw:line draw:style-name="gr6" draw:text-style-name="P7" draw:layer="layout" svg:x1="7.567cm" svg:y1="3.957cm" svg:x2="13.941cm" svg:y2="3.957cm">
          <text:p/>
        </draw:line>
        <draw:line draw:style-name="gr6" draw:text-style-name="P7" draw:layer="layout" svg:x1="7.567cm" svg:y1="4.357cm" svg:x2="13.941cm" svg:y2="4.357cm">
          <text:p/>
        </draw:line>
        <draw:line draw:style-name="gr6" draw:text-style-name="P7" draw:layer="layout" svg:x1="7.567cm" svg:y1="4.756cm" svg:x2="13.941cm" svg:y2="4.756cm">
          <text:p/>
        </draw:line>
        <draw:line draw:style-name="gr6" draw:text-style-name="P7" draw:layer="layout" svg:x1="7.567cm" svg:y1="5.155cm" svg:x2="13.941cm" svg:y2="5.155cm">
          <text:p/>
        </draw:line>
        <draw:line draw:style-name="gr6" draw:text-style-name="P7" draw:layer="layout" svg:x1="7.567cm" svg:y1="5.554cm" svg:x2="13.941cm" svg:y2="5.554cm">
          <text:p/>
        </draw:line>
        <draw:line draw:style-name="gr6" draw:text-style-name="P7" draw:layer="layout" svg:x1="7.567cm" svg:y1="5.953cm" svg:x2="13.941cm" svg:y2="5.953cm">
          <text:p/>
        </draw:line>
        <draw:line draw:style-name="gr6" draw:text-style-name="P7" draw:layer="layout" svg:x1="7.567cm" svg:y1="6.353cm" svg:x2="13.941cm" svg:y2="6.353cm">
          <text:p/>
        </draw:line>
        <draw:frame draw:style-name="gr7" draw:text-style-name="P8" draw:layer="layout" svg:width="0.855cm" svg:height="0.408cm" svg:x="1.017cm" svg:y="2.1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7cm" svg:y="2.53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7cm" svg:y="2.92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7cm" svg:y="3.32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7cm" svg:y="3.72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7cm" svg:y="4.12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7cm" svg:y="4.52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7cm" svg:y="4.92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7cm" svg:y="5.32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7cm" svg:y="5.72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7cm" svg:y="6.123cm">
          <draw:text-box>
            <text:p text:style-name="P1"><text:span text:style-name="T5">13:00</text:span></text:p>
          </draw:text-box>
        </draw:frame>
        <draw:line draw:style-name="gr6" draw:text-style-name="P7" draw:layer="layout" svg:x1="0.967cm" svg:y1="2.361cm" svg:x2="7.34cm" svg:y2="2.361cm">
          <text:p/>
        </draw:line>
        <draw:line draw:style-name="gr6" draw:text-style-name="P7" draw:layer="layout" svg:x1="0.967cm" svg:y1="2.76cm" svg:x2="7.341cm" svg:y2="2.76cm">
          <text:p/>
        </draw:line>
        <draw:line draw:style-name="gr6" draw:text-style-name="P7" draw:layer="layout" svg:x1="0.967cm" svg:y1="3.16cm" svg:x2="7.341cm" svg:y2="3.16cm">
          <text:p/>
        </draw:line>
        <draw:line draw:style-name="gr6" draw:text-style-name="P7" draw:layer="layout" svg:x1="0.967cm" svg:y1="3.558cm" svg:x2="7.341cm" svg:y2="3.558cm">
          <text:p/>
        </draw:line>
        <draw:line draw:style-name="gr6" draw:text-style-name="P7" draw:layer="layout" svg:x1="0.967cm" svg:y1="3.958cm" svg:x2="7.341cm" svg:y2="3.958cm">
          <text:p/>
        </draw:line>
        <draw:line draw:style-name="gr6" draw:text-style-name="P7" draw:layer="layout" svg:x1="0.967cm" svg:y1="4.358cm" svg:x2="7.341cm" svg:y2="4.358cm">
          <text:p/>
        </draw:line>
        <draw:line draw:style-name="gr6" draw:text-style-name="P7" draw:layer="layout" svg:x1="0.967cm" svg:y1="4.757cm" svg:x2="7.341cm" svg:y2="4.757cm">
          <text:p/>
        </draw:line>
        <draw:line draw:style-name="gr6" draw:text-style-name="P7" draw:layer="layout" svg:x1="0.967cm" svg:y1="5.156cm" svg:x2="7.341cm" svg:y2="5.156cm">
          <text:p/>
        </draw:line>
        <draw:line draw:style-name="gr6" draw:text-style-name="P7" draw:layer="layout" svg:x1="0.967cm" svg:y1="5.555cm" svg:x2="7.341cm" svg:y2="5.555cm">
          <text:p/>
        </draw:line>
        <draw:line draw:style-name="gr6" draw:text-style-name="P7" draw:layer="layout" svg:x1="0.967cm" svg:y1="5.954cm" svg:x2="7.341cm" svg:y2="5.954cm">
          <text:p/>
        </draw:line>
        <draw:line draw:style-name="gr6" draw:text-style-name="P7" draw:layer="layout" svg:x1="0.967cm" svg:y1="6.354cm" svg:x2="7.341cm" svg:y2="6.354cm">
          <text:p/>
        </draw:line>
        <draw:frame draw:style-name="gr1" draw:text-style-name="P2" draw:layer="layout" svg:width="2.869cm" svg:height="0.398cm" svg:x="1.365cm" svg:y="6.4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7.061cm" svg:x2="13.956cm" svg:y2="7.061cm">
          <text:p/>
        </draw:line>
        <draw:frame draw:style-name="gr1" draw:text-style-name="P2" draw:layer="layout" svg:width="2.869cm" svg:height="0.398cm" svg:x="1.366cm" svg:y="6.4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6.507cm">
          <draw:text-box>
            <text:p text:style-name="P1"><text:span text:style-name="T2">M</text:span><text:span text:style-name="T2">ar</text:span><text:span text:style-name="T2">te</text:span><text:span text:style-name="T2">s</text:span></text:p>
          </draw:text-box>
        </draw:frame>
        <draw:frame draw:style-name="gr17" draw:text-style-name="P5" draw:layer="layout" svg:width="0.54cm" svg:height="0.687cm" svg:x="0.92cm" svg:y="6.51cm">
          <draw:text-box>
            <text:p text:style-name="P1"><text:span text:style-name="T3">12</text:span></text:p>
          </draw:text-box>
        </draw:frame>
        <draw:frame draw:style-name="gr1" draw:text-style-name="P2" draw:layer="layout" svg:width="2.869cm" svg:height="0.398cm" svg:x="1.365cm" svg:y="11.5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366cm" svg:y="11.5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7.567cm" svg:y1="7.46cm" svg:x2="13.94cm" svg:y2="7.46cm">
          <text:p/>
        </draw:line>
        <draw:line draw:style-name="gr6" draw:text-style-name="P7" draw:layer="layout" svg:x1="7.567cm" svg:y1="7.859cm" svg:x2="13.941cm" svg:y2="7.859cm">
          <text:p/>
        </draw:line>
        <draw:line draw:style-name="gr6" draw:text-style-name="P7" draw:layer="layout" svg:x1="7.567cm" svg:y1="8.259cm" svg:x2="13.941cm" svg:y2="8.259cm">
          <text:p/>
        </draw:line>
        <draw:line draw:style-name="gr6" draw:text-style-name="P7" draw:layer="layout" svg:x1="7.567cm" svg:y1="8.657cm" svg:x2="13.941cm" svg:y2="8.657cm">
          <text:p/>
        </draw:line>
        <draw:line draw:style-name="gr6" draw:text-style-name="P7" draw:layer="layout" svg:x1="7.567cm" svg:y1="9.057cm" svg:x2="13.941cm" svg:y2="9.057cm">
          <text:p/>
        </draw:line>
        <draw:line draw:style-name="gr6" draw:text-style-name="P7" draw:layer="layout" svg:x1="7.567cm" svg:y1="9.457cm" svg:x2="13.941cm" svg:y2="9.457cm">
          <text:p/>
        </draw:line>
        <draw:line draw:style-name="gr6" draw:text-style-name="P7" draw:layer="layout" svg:x1="7.567cm" svg:y1="9.856cm" svg:x2="13.941cm" svg:y2="9.856cm">
          <text:p/>
        </draw:line>
        <draw:line draw:style-name="gr6" draw:text-style-name="P7" draw:layer="layout" svg:x1="7.567cm" svg:y1="10.255cm" svg:x2="13.941cm" svg:y2="10.255cm">
          <text:p/>
        </draw:line>
        <draw:line draw:style-name="gr6" draw:text-style-name="P7" draw:layer="layout" svg:x1="7.567cm" svg:y1="10.654cm" svg:x2="13.941cm" svg:y2="10.654cm">
          <text:p/>
        </draw:line>
        <draw:line draw:style-name="gr6" draw:text-style-name="P7" draw:layer="layout" svg:x1="7.567cm" svg:y1="11.053cm" svg:x2="13.941cm" svg:y2="11.053cm">
          <text:p/>
        </draw:line>
        <draw:line draw:style-name="gr6" draw:text-style-name="P7" draw:layer="layout" svg:x1="7.567cm" svg:y1="11.453cm" svg:x2="13.941cm" svg:y2="11.453cm">
          <text:p/>
        </draw:line>
        <draw:line draw:style-name="gr6" draw:text-style-name="P7" draw:layer="layout" svg:x1="0.967cm" svg:y1="7.461cm" svg:x2="7.34cm" svg:y2="7.461cm">
          <text:p/>
        </draw:line>
        <draw:line draw:style-name="gr6" draw:text-style-name="P7" draw:layer="layout" svg:x1="0.967cm" svg:y1="7.86cm" svg:x2="7.341cm" svg:y2="7.86cm">
          <text:p/>
        </draw:line>
        <draw:line draw:style-name="gr6" draw:text-style-name="P7" draw:layer="layout" svg:x1="0.967cm" svg:y1="8.26cm" svg:x2="7.341cm" svg:y2="8.26cm">
          <text:p/>
        </draw:line>
        <draw:line draw:style-name="gr6" draw:text-style-name="P7" draw:layer="layout" svg:x1="0.967cm" svg:y1="8.658cm" svg:x2="7.341cm" svg:y2="8.658cm">
          <text:p/>
        </draw:line>
        <draw:line draw:style-name="gr6" draw:text-style-name="P7" draw:layer="layout" svg:x1="0.967cm" svg:y1="9.058cm" svg:x2="7.341cm" svg:y2="9.058cm">
          <text:p/>
        </draw:line>
        <draw:line draw:style-name="gr6" draw:text-style-name="P7" draw:layer="layout" svg:x1="0.967cm" svg:y1="9.458cm" svg:x2="7.341cm" svg:y2="9.458cm">
          <text:p/>
        </draw:line>
        <draw:line draw:style-name="gr6" draw:text-style-name="P7" draw:layer="layout" svg:x1="0.967cm" svg:y1="9.857cm" svg:x2="7.341cm" svg:y2="9.857cm">
          <text:p/>
        </draw:line>
        <draw:line draw:style-name="gr6" draw:text-style-name="P7" draw:layer="layout" svg:x1="0.967cm" svg:y1="10.256cm" svg:x2="7.341cm" svg:y2="10.256cm">
          <text:p/>
        </draw:line>
        <draw:line draw:style-name="gr6" draw:text-style-name="P7" draw:layer="layout" svg:x1="0.967cm" svg:y1="10.655cm" svg:x2="7.341cm" svg:y2="10.655cm">
          <text:p/>
        </draw:line>
        <draw:line draw:style-name="gr6" draw:text-style-name="P7" draw:layer="layout" svg:x1="0.967cm" svg:y1="11.054cm" svg:x2="7.341cm" svg:y2="11.054cm">
          <text:p/>
        </draw:line>
        <draw:line draw:style-name="gr6" draw:text-style-name="P7" draw:layer="layout" svg:x1="0.967cm" svg:y1="11.454cm" svg:x2="7.341cm" svg:y2="11.454cm">
          <text:p/>
        </draw:line>
        <draw:frame draw:style-name="gr1" draw:text-style-name="P2" draw:layer="layout" svg:width="2.869cm" svg:height="0.398cm" svg:x="1.365cm" svg:y="11.5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12.161cm" svg:x2="13.956cm" svg:y2="12.161cm">
          <text:p/>
        </draw:line>
        <draw:frame draw:style-name="gr1" draw:text-style-name="P2" draw:layer="layout" svg:width="2.869cm" svg:height="0.398cm" svg:x="1.366cm" svg:y="11.5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11.607cm">
          <draw:text-box>
            <text:p text:style-name="P1"><text:span text:style-name="T2">M</text:span><text:span text:style-name="T2">ié</text:span><text:span text:style-name="T2">rc</text:span><text:span text:style-name="T2">ol</text:span><text:span text:style-name="T2">es</text:span></text:p>
          </draw:text-box>
        </draw:frame>
        <draw:frame draw:style-name="gr18" draw:text-style-name="P5" draw:layer="layout" svg:width="0.544cm" svg:height="0.687cm" svg:x="0.92cm" svg:y="11.61cm">
          <draw:text-box>
            <text:p text:style-name="P1"><text:span text:style-name="T3">13</text:span></text:p>
          </draw:text-box>
        </draw:frame>
        <draw:line draw:style-name="gr6" draw:text-style-name="P7" draw:layer="layout" svg:x1="7.567cm" svg:y1="12.56cm" svg:x2="13.94cm" svg:y2="12.56cm">
          <text:p/>
        </draw:line>
        <draw:line draw:style-name="gr6" draw:text-style-name="P7" draw:layer="layout" svg:x1="7.567cm" svg:y1="12.959cm" svg:x2="13.941cm" svg:y2="12.959cm">
          <text:p/>
        </draw:line>
        <draw:line draw:style-name="gr6" draw:text-style-name="P7" draw:layer="layout" svg:x1="7.567cm" svg:y1="13.359cm" svg:x2="13.941cm" svg:y2="13.359cm">
          <text:p/>
        </draw:line>
        <draw:line draw:style-name="gr6" draw:text-style-name="P7" draw:layer="layout" svg:x1="7.567cm" svg:y1="13.757cm" svg:x2="13.941cm" svg:y2="13.757cm">
          <text:p/>
        </draw:line>
        <draw:line draw:style-name="gr6" draw:text-style-name="P7" draw:layer="layout" svg:x1="7.567cm" svg:y1="14.157cm" svg:x2="13.941cm" svg:y2="14.157cm">
          <text:p/>
        </draw:line>
        <draw:line draw:style-name="gr6" draw:text-style-name="P7" draw:layer="layout" svg:x1="7.567cm" svg:y1="14.557cm" svg:x2="13.941cm" svg:y2="14.557cm">
          <text:p/>
        </draw:line>
        <draw:line draw:style-name="gr6" draw:text-style-name="P7" draw:layer="layout" svg:x1="7.567cm" svg:y1="14.956cm" svg:x2="13.941cm" svg:y2="14.956cm">
          <text:p/>
        </draw:line>
        <draw:line draw:style-name="gr6" draw:text-style-name="P7" draw:layer="layout" svg:x1="7.567cm" svg:y1="15.355cm" svg:x2="13.941cm" svg:y2="15.355cm">
          <text:p/>
        </draw:line>
        <draw:line draw:style-name="gr6" draw:text-style-name="P7" draw:layer="layout" svg:x1="7.567cm" svg:y1="15.754cm" svg:x2="13.941cm" svg:y2="15.754cm">
          <text:p/>
        </draw:line>
        <draw:line draw:style-name="gr6" draw:text-style-name="P7" draw:layer="layout" svg:x1="7.567cm" svg:y1="16.153cm" svg:x2="13.941cm" svg:y2="16.153cm">
          <text:p/>
        </draw:line>
        <draw:line draw:style-name="gr6" draw:text-style-name="P7" draw:layer="layout" svg:x1="7.567cm" svg:y1="16.553cm" svg:x2="13.941cm" svg:y2="16.553cm">
          <text:p/>
        </draw:line>
        <draw:line draw:style-name="gr6" draw:text-style-name="P7" draw:layer="layout" svg:x1="0.967cm" svg:y1="12.561cm" svg:x2="7.34cm" svg:y2="12.561cm">
          <text:p/>
        </draw:line>
        <draw:line draw:style-name="gr6" draw:text-style-name="P7" draw:layer="layout" svg:x1="0.967cm" svg:y1="12.96cm" svg:x2="7.341cm" svg:y2="12.96cm">
          <text:p/>
        </draw:line>
        <draw:line draw:style-name="gr6" draw:text-style-name="P7" draw:layer="layout" svg:x1="0.967cm" svg:y1="13.36cm" svg:x2="7.341cm" svg:y2="13.36cm">
          <text:p/>
        </draw:line>
        <draw:line draw:style-name="gr6" draw:text-style-name="P7" draw:layer="layout" svg:x1="0.967cm" svg:y1="13.758cm" svg:x2="7.341cm" svg:y2="13.758cm">
          <text:p/>
        </draw:line>
        <draw:line draw:style-name="gr6" draw:text-style-name="P7" draw:layer="layout" svg:x1="0.967cm" svg:y1="14.158cm" svg:x2="7.341cm" svg:y2="14.158cm">
          <text:p/>
        </draw:line>
        <draw:line draw:style-name="gr6" draw:text-style-name="P7" draw:layer="layout" svg:x1="0.967cm" svg:y1="14.558cm" svg:x2="7.341cm" svg:y2="14.558cm">
          <text:p/>
        </draw:line>
        <draw:line draw:style-name="gr6" draw:text-style-name="P7" draw:layer="layout" svg:x1="0.967cm" svg:y1="14.957cm" svg:x2="7.341cm" svg:y2="14.957cm">
          <text:p/>
        </draw:line>
        <draw:line draw:style-name="gr6" draw:text-style-name="P7" draw:layer="layout" svg:x1="0.967cm" svg:y1="15.356cm" svg:x2="7.341cm" svg:y2="15.356cm">
          <text:p/>
        </draw:line>
        <draw:line draw:style-name="gr6" draw:text-style-name="P7" draw:layer="layout" svg:x1="0.967cm" svg:y1="15.755cm" svg:x2="7.341cm" svg:y2="15.755cm">
          <text:p/>
        </draw:line>
        <draw:line draw:style-name="gr6" draw:text-style-name="P7" draw:layer="layout" svg:x1="0.967cm" svg:y1="16.154cm" svg:x2="7.341cm" svg:y2="16.154cm">
          <text:p/>
        </draw:line>
        <draw:line draw:style-name="gr6" draw:text-style-name="P7" draw:layer="layout" svg:x1="0.967cm" svg:y1="16.554cm" svg:x2="7.341cm" svg:y2="16.554cm">
          <text:p/>
        </draw:line>
        <draw:frame draw:style-name="gr1" draw:text-style-name="P2" draw:layer="layout" svg:width="2.869cm" svg:height="0.398cm" svg:x="1.098cm" svg:y="20.77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099cm" svg:y="20.7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.222cm" svg:y1="17.258cm" svg:x2="13.972cm" svg:y2="17.258cm">
          <text:p/>
        </draw:line>
        <draw:line draw:style-name="gr6" draw:text-style-name="P7" draw:layer="layout" svg:x1="0.7cm" svg:y1="17.658cm" svg:x2="13.972cm" svg:y2="17.658cm">
          <text:p/>
        </draw:line>
        <draw:line draw:style-name="gr6" draw:text-style-name="P7" draw:layer="layout" svg:x1="0.7cm" svg:y1="18.056cm" svg:x2="13.972cm" svg:y2="18.056cm">
          <text:p/>
        </draw:line>
        <draw:line draw:style-name="gr6" draw:text-style-name="P7" draw:layer="layout" svg:x1="0.7cm" svg:y1="18.456cm" svg:x2="13.972cm" svg:y2="18.456cm">
          <text:p/>
        </draw:line>
        <draw:line draw:style-name="gr6" draw:text-style-name="P7" draw:layer="layout" svg:x1="0.7cm" svg:y1="18.856cm" svg:x2="13.972cm" svg:y2="18.856cm">
          <text:p/>
        </draw:line>
        <draw:line draw:style-name="gr6" draw:text-style-name="P7" draw:layer="layout" svg:x1="0.7cm" svg:y1="19.255cm" svg:x2="13.972cm" svg:y2="19.255cm">
          <text:p/>
        </draw:line>
        <draw:line draw:style-name="gr6" draw:text-style-name="P7" draw:layer="layout" svg:x1="0.7cm" svg:y1="19.654cm" svg:x2="13.972cm" svg:y2="19.654cm">
          <text:p/>
        </draw:line>
        <draw:line draw:style-name="gr6" draw:text-style-name="P7" draw:layer="layout" svg:x1="0.7cm" svg:y1="20.053cm" svg:x2="13.972cm" svg:y2="20.053cm">
          <text:p/>
        </draw:line>
        <draw:line draw:style-name="gr6" draw:text-style-name="P7" draw:layer="layout" svg:x1="0.7cm" svg:y1="20.452cm" svg:x2="13.972cm" svg:y2="20.452cm">
          <text:p/>
        </draw:line>
        <draw:frame draw:style-name="gr7" draw:text-style-name="P8" draw:layer="layout" svg:width="0.855cm" svg:height="0.408cm" svg:x="7.618cm" svg:y="2.131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8cm" svg:y="2.531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8cm" svg:y="2.93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8cm" svg:y="3.33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8cm" svg:y="3.728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8cm" svg:y="4.128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8cm" svg:y="4.527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8cm" svg:y="4.926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8cm" svg:y="5.325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8cm" svg:y="5.725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8cm" svg:y="6.124cm">
          <draw:text-box>
            <text:p text:style-name="P1"><text:span text:style-name="T5">18:30</text:span></text:p>
          </draw:text-box>
        </draw:frame>
        <draw:custom-shape draw:style-name="gr19" draw:text-style-name="P9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0" draw:layer="layout" svg:width="1.211cm" svg:height="0.517cm" svg:x="0.967cm" svg:y="17.004cm">
          <draw:text-box>
            <text:p text:style-name="P1"><text:span text:style-name="T6">N</text:span><text:span text:style-name="T6">ot</text:span><text:span text:style-name="T6">as</text:span></text:p>
          </draw:text-box>
        </draw:frame>
        <draw:frame draw:style-name="gr21" draw:text-style-name="P11" draw:layer="layout" svg:width="2.186cm" svg:height="0.556cm" svg:x="6.8cm" svg:y="1.208cm">
          <draw:text-box>
            <text:p text:style-name="P1"><text:span text:style-name="T7">S</text:span><text:span text:style-name="T7">e</text:span><text:span text:style-name="T7">m</text:span><text:span text:style-name="T7">a</text:span><text:span text:style-name="T7">n</text:span><text:span text:style-name="T7">a </text:span><text:span text:style-name="T7">2</text:span></text:p>
          </draw:text-box>
        </draw:frame>
        <draw:frame draw:style-name="gr7" draw:text-style-name="P8" draw:layer="layout" svg:width="0.855cm" svg:height="0.408cm" svg:x="7.619cm" svg:y="7.23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9cm" svg:y="7.63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9cm" svg:y="8.029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9cm" svg:y="8.429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9cm" svg:y="8.827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9cm" svg:y="9.227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9cm" svg:y="9.626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9cm" svg:y="10.025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9cm" svg:y="10.424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9cm" svg:y="10.824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9cm" svg:y="11.223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7.619cm" svg:y="12.34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9cm" svg:y="12.74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9cm" svg:y="13.139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9cm" svg:y="13.539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9cm" svg:y="13.937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9cm" svg:y="14.337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9cm" svg:y="14.736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9cm" svg:y="15.135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9cm" svg:y="15.534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9cm" svg:y="15.934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9cm" svg:y="16.333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1.018cm" svg:y="7.2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8cm" svg:y="7.63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8cm" svg:y="8.02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8cm" svg:y="8.42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8cm" svg:y="8.82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8cm" svg:y="9.22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8cm" svg:y="9.62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8cm" svg:y="10.02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8cm" svg:y="10.42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8cm" svg:y="10.82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8cm" svg:y="11.223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.018cm" svg:y="12.34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8cm" svg:y="12.74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8cm" svg:y="13.13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8cm" svg:y="13.53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8cm" svg:y="13.93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8cm" svg:y="14.33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8cm" svg:y="14.73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8cm" svg:y="15.13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8cm" svg:y="15.53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8cm" svg:y="15.93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8cm" svg:y="16.333cm">
          <draw:text-box>
            <text:p text:style-name="P1"><text:span text:style-name="T5">13:00</text:span></text:p>
          </draw:text-box>
        </draw:frame>
      </draw:page>
      <draw:page draw:name="page11" draw:style-name="dp1" draw:master-page-name="master-page79">
        <draw:frame draw:style-name="gr1" draw:text-style-name="P2" draw:layer="layout" svg:width="2.869cm" svg:height="0.398cm" svg:x="1.365cm" svg:y="1.3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1.961cm" svg:x2="13.956cm" svg:y2="1.961cm">
          <text:p/>
        </draw:line>
        <draw:frame draw:style-name="gr1" draw:text-style-name="P2" draw:layer="layout" svg:width="2.869cm" svg:height="0.398cm" svg:x="1.366cm" svg:y="1.3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1.407cm">
          <draw:text-box>
            <text:p text:style-name="P1"><text:span text:style-name="T2">L</text:span><text:span text:style-name="T2">u</text:span><text:span text:style-name="T2">n</text:span><text:span text:style-name="T2">es</text:span></text:p>
          </draw:text-box>
        </draw:frame>
        <draw:frame draw:style-name="gr4" draw:text-style-name="P5" draw:layer="layout" svg:width="0.552cm" svg:height="0.687cm" svg:x="0.92cm" svg:y="1.41cm">
          <draw:text-box>
            <text:p text:style-name="P1"><text:span text:style-name="T3">8</text:span></text:p>
          </draw:text-box>
        </draw:frame>
        <draw:frame draw:style-name="gr5" draw:text-style-name="P6" draw:layer="layout" svg:width="2.917cm" svg:height="0.776cm" svg:x="0.92cm" svg:y="0.697cm">
          <draw:text-box>
            <text:p text:style-name="P1"><text:span text:style-name="T4">F</text:span><text:span text:style-name="T4">E</text:span><text:span text:style-name="T4">B</text:span><text:span text:style-name="T4">R</text:span><text:span text:style-name="T4">E</text:span><text:span text:style-name="T4">R</text:span><text:span text:style-name="T4">O</text:span></text:p>
          </draw:text-box>
        </draw:frame>
        <draw:frame draw:style-name="gr1" draw:text-style-name="P2" draw:layer="layout" svg:width="2.869cm" svg:height="0.398cm" svg:x="1.365cm" svg:y="6.3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366cm" svg:y="6.3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7.567cm" svg:y1="2.36cm" svg:x2="13.94cm" svg:y2="2.36cm">
          <text:p/>
        </draw:line>
        <draw:line draw:style-name="gr6" draw:text-style-name="P7" draw:layer="layout" svg:x1="7.567cm" svg:y1="2.759cm" svg:x2="13.941cm" svg:y2="2.759cm">
          <text:p/>
        </draw:line>
        <draw:line draw:style-name="gr6" draw:text-style-name="P7" draw:layer="layout" svg:x1="7.567cm" svg:y1="3.159cm" svg:x2="13.941cm" svg:y2="3.159cm">
          <text:p/>
        </draw:line>
        <draw:line draw:style-name="gr6" draw:text-style-name="P7" draw:layer="layout" svg:x1="7.567cm" svg:y1="3.557cm" svg:x2="13.941cm" svg:y2="3.557cm">
          <text:p/>
        </draw:line>
        <draw:line draw:style-name="gr6" draw:text-style-name="P7" draw:layer="layout" svg:x1="7.567cm" svg:y1="3.957cm" svg:x2="13.941cm" svg:y2="3.957cm">
          <text:p/>
        </draw:line>
        <draw:line draw:style-name="gr6" draw:text-style-name="P7" draw:layer="layout" svg:x1="7.567cm" svg:y1="4.357cm" svg:x2="13.941cm" svg:y2="4.357cm">
          <text:p/>
        </draw:line>
        <draw:line draw:style-name="gr6" draw:text-style-name="P7" draw:layer="layout" svg:x1="7.567cm" svg:y1="4.756cm" svg:x2="13.941cm" svg:y2="4.756cm">
          <text:p/>
        </draw:line>
        <draw:line draw:style-name="gr6" draw:text-style-name="P7" draw:layer="layout" svg:x1="7.567cm" svg:y1="5.155cm" svg:x2="13.941cm" svg:y2="5.155cm">
          <text:p/>
        </draw:line>
        <draw:line draw:style-name="gr6" draw:text-style-name="P7" draw:layer="layout" svg:x1="7.567cm" svg:y1="5.554cm" svg:x2="13.941cm" svg:y2="5.554cm">
          <text:p/>
        </draw:line>
        <draw:line draw:style-name="gr6" draw:text-style-name="P7" draw:layer="layout" svg:x1="7.567cm" svg:y1="5.953cm" svg:x2="13.941cm" svg:y2="5.953cm">
          <text:p/>
        </draw:line>
        <draw:line draw:style-name="gr6" draw:text-style-name="P7" draw:layer="layout" svg:x1="7.567cm" svg:y1="6.353cm" svg:x2="13.941cm" svg:y2="6.353cm">
          <text:p/>
        </draw:line>
        <draw:frame draw:style-name="gr7" draw:text-style-name="P8" draw:layer="layout" svg:width="0.855cm" svg:height="0.408cm" svg:x="1.017cm" svg:y="2.1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7cm" svg:y="2.53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7cm" svg:y="2.92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7cm" svg:y="3.32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7cm" svg:y="3.72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7cm" svg:y="4.12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7cm" svg:y="4.52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7cm" svg:y="4.92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7cm" svg:y="5.32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7cm" svg:y="5.72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7cm" svg:y="6.123cm">
          <draw:text-box>
            <text:p text:style-name="P1"><text:span text:style-name="T5">13:00</text:span></text:p>
          </draw:text-box>
        </draw:frame>
        <draw:line draw:style-name="gr6" draw:text-style-name="P7" draw:layer="layout" svg:x1="0.967cm" svg:y1="2.361cm" svg:x2="7.34cm" svg:y2="2.361cm">
          <text:p/>
        </draw:line>
        <draw:line draw:style-name="gr6" draw:text-style-name="P7" draw:layer="layout" svg:x1="0.967cm" svg:y1="2.76cm" svg:x2="7.341cm" svg:y2="2.76cm">
          <text:p/>
        </draw:line>
        <draw:line draw:style-name="gr6" draw:text-style-name="P7" draw:layer="layout" svg:x1="0.967cm" svg:y1="3.16cm" svg:x2="7.341cm" svg:y2="3.16cm">
          <text:p/>
        </draw:line>
        <draw:line draw:style-name="gr6" draw:text-style-name="P7" draw:layer="layout" svg:x1="0.967cm" svg:y1="3.558cm" svg:x2="7.341cm" svg:y2="3.558cm">
          <text:p/>
        </draw:line>
        <draw:line draw:style-name="gr6" draw:text-style-name="P7" draw:layer="layout" svg:x1="0.967cm" svg:y1="3.958cm" svg:x2="7.341cm" svg:y2="3.958cm">
          <text:p/>
        </draw:line>
        <draw:line draw:style-name="gr6" draw:text-style-name="P7" draw:layer="layout" svg:x1="0.967cm" svg:y1="4.358cm" svg:x2="7.341cm" svg:y2="4.358cm">
          <text:p/>
        </draw:line>
        <draw:line draw:style-name="gr6" draw:text-style-name="P7" draw:layer="layout" svg:x1="0.967cm" svg:y1="4.757cm" svg:x2="7.341cm" svg:y2="4.757cm">
          <text:p/>
        </draw:line>
        <draw:line draw:style-name="gr6" draw:text-style-name="P7" draw:layer="layout" svg:x1="0.967cm" svg:y1="5.156cm" svg:x2="7.341cm" svg:y2="5.156cm">
          <text:p/>
        </draw:line>
        <draw:line draw:style-name="gr6" draw:text-style-name="P7" draw:layer="layout" svg:x1="0.967cm" svg:y1="5.555cm" svg:x2="7.341cm" svg:y2="5.555cm">
          <text:p/>
        </draw:line>
        <draw:line draw:style-name="gr6" draw:text-style-name="P7" draw:layer="layout" svg:x1="0.967cm" svg:y1="5.954cm" svg:x2="7.341cm" svg:y2="5.954cm">
          <text:p/>
        </draw:line>
        <draw:line draw:style-name="gr6" draw:text-style-name="P7" draw:layer="layout" svg:x1="0.967cm" svg:y1="6.354cm" svg:x2="7.341cm" svg:y2="6.354cm">
          <text:p/>
        </draw:line>
        <draw:frame draw:style-name="gr1" draw:text-style-name="P2" draw:layer="layout" svg:width="2.869cm" svg:height="0.398cm" svg:x="1.365cm" svg:y="6.4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7.061cm" svg:x2="13.956cm" svg:y2="7.061cm">
          <text:p/>
        </draw:line>
        <draw:frame draw:style-name="gr1" draw:text-style-name="P2" draw:layer="layout" svg:width="2.869cm" svg:height="0.398cm" svg:x="1.366cm" svg:y="6.4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6.507cm">
          <draw:text-box>
            <text:p text:style-name="P1"><text:span text:style-name="T2">M</text:span><text:span text:style-name="T2">ar</text:span><text:span text:style-name="T2">te</text:span><text:span text:style-name="T2">s</text:span></text:p>
          </draw:text-box>
        </draw:frame>
        <draw:frame draw:style-name="gr17" draw:text-style-name="P5" draw:layer="layout" svg:width="0.54cm" svg:height="0.687cm" svg:x="0.92cm" svg:y="6.51cm">
          <draw:text-box>
            <text:p text:style-name="P1"><text:span text:style-name="T3">9</text:span></text:p>
          </draw:text-box>
        </draw:frame>
        <draw:frame draw:style-name="gr1" draw:text-style-name="P2" draw:layer="layout" svg:width="2.869cm" svg:height="0.398cm" svg:x="1.365cm" svg:y="11.5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366cm" svg:y="11.5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7.567cm" svg:y1="7.46cm" svg:x2="13.94cm" svg:y2="7.46cm">
          <text:p/>
        </draw:line>
        <draw:line draw:style-name="gr6" draw:text-style-name="P7" draw:layer="layout" svg:x1="7.567cm" svg:y1="7.859cm" svg:x2="13.941cm" svg:y2="7.859cm">
          <text:p/>
        </draw:line>
        <draw:line draw:style-name="gr6" draw:text-style-name="P7" draw:layer="layout" svg:x1="7.567cm" svg:y1="8.259cm" svg:x2="13.941cm" svg:y2="8.259cm">
          <text:p/>
        </draw:line>
        <draw:line draw:style-name="gr6" draw:text-style-name="P7" draw:layer="layout" svg:x1="7.567cm" svg:y1="8.657cm" svg:x2="13.941cm" svg:y2="8.657cm">
          <text:p/>
        </draw:line>
        <draw:line draw:style-name="gr6" draw:text-style-name="P7" draw:layer="layout" svg:x1="7.567cm" svg:y1="9.057cm" svg:x2="13.941cm" svg:y2="9.057cm">
          <text:p/>
        </draw:line>
        <draw:line draw:style-name="gr6" draw:text-style-name="P7" draw:layer="layout" svg:x1="7.567cm" svg:y1="9.457cm" svg:x2="13.941cm" svg:y2="9.457cm">
          <text:p/>
        </draw:line>
        <draw:line draw:style-name="gr6" draw:text-style-name="P7" draw:layer="layout" svg:x1="7.567cm" svg:y1="9.856cm" svg:x2="13.941cm" svg:y2="9.856cm">
          <text:p/>
        </draw:line>
        <draw:line draw:style-name="gr6" draw:text-style-name="P7" draw:layer="layout" svg:x1="7.567cm" svg:y1="10.255cm" svg:x2="13.941cm" svg:y2="10.255cm">
          <text:p/>
        </draw:line>
        <draw:line draw:style-name="gr6" draw:text-style-name="P7" draw:layer="layout" svg:x1="7.567cm" svg:y1="10.654cm" svg:x2="13.941cm" svg:y2="10.654cm">
          <text:p/>
        </draw:line>
        <draw:line draw:style-name="gr6" draw:text-style-name="P7" draw:layer="layout" svg:x1="7.567cm" svg:y1="11.053cm" svg:x2="13.941cm" svg:y2="11.053cm">
          <text:p/>
        </draw:line>
        <draw:line draw:style-name="gr6" draw:text-style-name="P7" draw:layer="layout" svg:x1="7.567cm" svg:y1="11.453cm" svg:x2="13.941cm" svg:y2="11.453cm">
          <text:p/>
        </draw:line>
        <draw:line draw:style-name="gr6" draw:text-style-name="P7" draw:layer="layout" svg:x1="0.967cm" svg:y1="7.461cm" svg:x2="7.34cm" svg:y2="7.461cm">
          <text:p/>
        </draw:line>
        <draw:line draw:style-name="gr6" draw:text-style-name="P7" draw:layer="layout" svg:x1="0.967cm" svg:y1="7.86cm" svg:x2="7.341cm" svg:y2="7.86cm">
          <text:p/>
        </draw:line>
        <draw:line draw:style-name="gr6" draw:text-style-name="P7" draw:layer="layout" svg:x1="0.967cm" svg:y1="8.26cm" svg:x2="7.341cm" svg:y2="8.26cm">
          <text:p/>
        </draw:line>
        <draw:line draw:style-name="gr6" draw:text-style-name="P7" draw:layer="layout" svg:x1="0.967cm" svg:y1="8.658cm" svg:x2="7.341cm" svg:y2="8.658cm">
          <text:p/>
        </draw:line>
        <draw:line draw:style-name="gr6" draw:text-style-name="P7" draw:layer="layout" svg:x1="0.967cm" svg:y1="9.058cm" svg:x2="7.341cm" svg:y2="9.058cm">
          <text:p/>
        </draw:line>
        <draw:line draw:style-name="gr6" draw:text-style-name="P7" draw:layer="layout" svg:x1="0.967cm" svg:y1="9.458cm" svg:x2="7.341cm" svg:y2="9.458cm">
          <text:p/>
        </draw:line>
        <draw:line draw:style-name="gr6" draw:text-style-name="P7" draw:layer="layout" svg:x1="0.967cm" svg:y1="9.857cm" svg:x2="7.341cm" svg:y2="9.857cm">
          <text:p/>
        </draw:line>
        <draw:line draw:style-name="gr6" draw:text-style-name="P7" draw:layer="layout" svg:x1="0.967cm" svg:y1="10.256cm" svg:x2="7.341cm" svg:y2="10.256cm">
          <text:p/>
        </draw:line>
        <draw:line draw:style-name="gr6" draw:text-style-name="P7" draw:layer="layout" svg:x1="0.967cm" svg:y1="10.655cm" svg:x2="7.341cm" svg:y2="10.655cm">
          <text:p/>
        </draw:line>
        <draw:line draw:style-name="gr6" draw:text-style-name="P7" draw:layer="layout" svg:x1="0.967cm" svg:y1="11.054cm" svg:x2="7.341cm" svg:y2="11.054cm">
          <text:p/>
        </draw:line>
        <draw:line draw:style-name="gr6" draw:text-style-name="P7" draw:layer="layout" svg:x1="0.967cm" svg:y1="11.454cm" svg:x2="7.341cm" svg:y2="11.454cm">
          <text:p/>
        </draw:line>
        <draw:frame draw:style-name="gr1" draw:text-style-name="P2" draw:layer="layout" svg:width="2.869cm" svg:height="0.398cm" svg:x="1.365cm" svg:y="11.5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12.161cm" svg:x2="13.956cm" svg:y2="12.161cm">
          <text:p/>
        </draw:line>
        <draw:frame draw:style-name="gr1" draw:text-style-name="P2" draw:layer="layout" svg:width="2.869cm" svg:height="0.398cm" svg:x="1.366cm" svg:y="11.5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11.607cm">
          <draw:text-box>
            <text:p text:style-name="P1"><text:span text:style-name="T2">M</text:span><text:span text:style-name="T2">ié</text:span><text:span text:style-name="T2">rc</text:span><text:span text:style-name="T2">ol</text:span><text:span text:style-name="T2">es</text:span></text:p>
          </draw:text-box>
        </draw:frame>
        <draw:frame draw:style-name="gr18" draw:text-style-name="P5" draw:layer="layout" svg:width="0.544cm" svg:height="0.687cm" svg:x="0.92cm" svg:y="11.61cm">
          <draw:text-box>
            <text:p text:style-name="P1"><text:span text:style-name="T3">10</text:span></text:p>
          </draw:text-box>
        </draw:frame>
        <draw:line draw:style-name="gr6" draw:text-style-name="P7" draw:layer="layout" svg:x1="7.567cm" svg:y1="12.56cm" svg:x2="13.94cm" svg:y2="12.56cm">
          <text:p/>
        </draw:line>
        <draw:line draw:style-name="gr6" draw:text-style-name="P7" draw:layer="layout" svg:x1="7.567cm" svg:y1="12.959cm" svg:x2="13.941cm" svg:y2="12.959cm">
          <text:p/>
        </draw:line>
        <draw:line draw:style-name="gr6" draw:text-style-name="P7" draw:layer="layout" svg:x1="7.567cm" svg:y1="13.359cm" svg:x2="13.941cm" svg:y2="13.359cm">
          <text:p/>
        </draw:line>
        <draw:line draw:style-name="gr6" draw:text-style-name="P7" draw:layer="layout" svg:x1="7.567cm" svg:y1="13.757cm" svg:x2="13.941cm" svg:y2="13.757cm">
          <text:p/>
        </draw:line>
        <draw:line draw:style-name="gr6" draw:text-style-name="P7" draw:layer="layout" svg:x1="7.567cm" svg:y1="14.157cm" svg:x2="13.941cm" svg:y2="14.157cm">
          <text:p/>
        </draw:line>
        <draw:line draw:style-name="gr6" draw:text-style-name="P7" draw:layer="layout" svg:x1="7.567cm" svg:y1="14.557cm" svg:x2="13.941cm" svg:y2="14.557cm">
          <text:p/>
        </draw:line>
        <draw:line draw:style-name="gr6" draw:text-style-name="P7" draw:layer="layout" svg:x1="7.567cm" svg:y1="14.956cm" svg:x2="13.941cm" svg:y2="14.956cm">
          <text:p/>
        </draw:line>
        <draw:line draw:style-name="gr6" draw:text-style-name="P7" draw:layer="layout" svg:x1="7.567cm" svg:y1="15.355cm" svg:x2="13.941cm" svg:y2="15.355cm">
          <text:p/>
        </draw:line>
        <draw:line draw:style-name="gr6" draw:text-style-name="P7" draw:layer="layout" svg:x1="7.567cm" svg:y1="15.754cm" svg:x2="13.941cm" svg:y2="15.754cm">
          <text:p/>
        </draw:line>
        <draw:line draw:style-name="gr6" draw:text-style-name="P7" draw:layer="layout" svg:x1="7.567cm" svg:y1="16.153cm" svg:x2="13.941cm" svg:y2="16.153cm">
          <text:p/>
        </draw:line>
        <draw:line draw:style-name="gr6" draw:text-style-name="P7" draw:layer="layout" svg:x1="7.567cm" svg:y1="16.553cm" svg:x2="13.941cm" svg:y2="16.553cm">
          <text:p/>
        </draw:line>
        <draw:line draw:style-name="gr6" draw:text-style-name="P7" draw:layer="layout" svg:x1="0.967cm" svg:y1="12.561cm" svg:x2="7.34cm" svg:y2="12.561cm">
          <text:p/>
        </draw:line>
        <draw:line draw:style-name="gr6" draw:text-style-name="P7" draw:layer="layout" svg:x1="0.967cm" svg:y1="12.96cm" svg:x2="7.341cm" svg:y2="12.96cm">
          <text:p/>
        </draw:line>
        <draw:line draw:style-name="gr6" draw:text-style-name="P7" draw:layer="layout" svg:x1="0.967cm" svg:y1="13.36cm" svg:x2="7.341cm" svg:y2="13.36cm">
          <text:p/>
        </draw:line>
        <draw:line draw:style-name="gr6" draw:text-style-name="P7" draw:layer="layout" svg:x1="0.967cm" svg:y1="13.758cm" svg:x2="7.341cm" svg:y2="13.758cm">
          <text:p/>
        </draw:line>
        <draw:line draw:style-name="gr6" draw:text-style-name="P7" draw:layer="layout" svg:x1="0.967cm" svg:y1="14.158cm" svg:x2="7.341cm" svg:y2="14.158cm">
          <text:p/>
        </draw:line>
        <draw:line draw:style-name="gr6" draw:text-style-name="P7" draw:layer="layout" svg:x1="0.967cm" svg:y1="14.558cm" svg:x2="7.341cm" svg:y2="14.558cm">
          <text:p/>
        </draw:line>
        <draw:line draw:style-name="gr6" draw:text-style-name="P7" draw:layer="layout" svg:x1="0.967cm" svg:y1="14.957cm" svg:x2="7.341cm" svg:y2="14.957cm">
          <text:p/>
        </draw:line>
        <draw:line draw:style-name="gr6" draw:text-style-name="P7" draw:layer="layout" svg:x1="0.967cm" svg:y1="15.356cm" svg:x2="7.341cm" svg:y2="15.356cm">
          <text:p/>
        </draw:line>
        <draw:line draw:style-name="gr6" draw:text-style-name="P7" draw:layer="layout" svg:x1="0.967cm" svg:y1="15.755cm" svg:x2="7.341cm" svg:y2="15.755cm">
          <text:p/>
        </draw:line>
        <draw:line draw:style-name="gr6" draw:text-style-name="P7" draw:layer="layout" svg:x1="0.967cm" svg:y1="16.154cm" svg:x2="7.341cm" svg:y2="16.154cm">
          <text:p/>
        </draw:line>
        <draw:line draw:style-name="gr6" draw:text-style-name="P7" draw:layer="layout" svg:x1="0.967cm" svg:y1="16.554cm" svg:x2="7.341cm" svg:y2="16.554cm">
          <text:p/>
        </draw:line>
        <draw:frame draw:style-name="gr1" draw:text-style-name="P2" draw:layer="layout" svg:width="2.869cm" svg:height="0.398cm" svg:x="1.098cm" svg:y="20.77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099cm" svg:y="20.7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.222cm" svg:y1="17.258cm" svg:x2="13.972cm" svg:y2="17.258cm">
          <text:p/>
        </draw:line>
        <draw:line draw:style-name="gr6" draw:text-style-name="P7" draw:layer="layout" svg:x1="0.7cm" svg:y1="17.658cm" svg:x2="13.972cm" svg:y2="17.658cm">
          <text:p/>
        </draw:line>
        <draw:line draw:style-name="gr6" draw:text-style-name="P7" draw:layer="layout" svg:x1="0.7cm" svg:y1="18.056cm" svg:x2="13.972cm" svg:y2="18.056cm">
          <text:p/>
        </draw:line>
        <draw:line draw:style-name="gr6" draw:text-style-name="P7" draw:layer="layout" svg:x1="0.7cm" svg:y1="18.456cm" svg:x2="13.972cm" svg:y2="18.456cm">
          <text:p/>
        </draw:line>
        <draw:line draw:style-name="gr6" draw:text-style-name="P7" draw:layer="layout" svg:x1="0.7cm" svg:y1="18.856cm" svg:x2="13.972cm" svg:y2="18.856cm">
          <text:p/>
        </draw:line>
        <draw:line draw:style-name="gr6" draw:text-style-name="P7" draw:layer="layout" svg:x1="0.7cm" svg:y1="19.255cm" svg:x2="13.972cm" svg:y2="19.255cm">
          <text:p/>
        </draw:line>
        <draw:line draw:style-name="gr6" draw:text-style-name="P7" draw:layer="layout" svg:x1="0.7cm" svg:y1="19.654cm" svg:x2="13.972cm" svg:y2="19.654cm">
          <text:p/>
        </draw:line>
        <draw:line draw:style-name="gr6" draw:text-style-name="P7" draw:layer="layout" svg:x1="0.7cm" svg:y1="20.053cm" svg:x2="13.972cm" svg:y2="20.053cm">
          <text:p/>
        </draw:line>
        <draw:line draw:style-name="gr6" draw:text-style-name="P7" draw:layer="layout" svg:x1="0.7cm" svg:y1="20.452cm" svg:x2="13.972cm" svg:y2="20.452cm">
          <text:p/>
        </draw:line>
        <draw:frame draw:style-name="gr7" draw:text-style-name="P8" draw:layer="layout" svg:width="0.855cm" svg:height="0.408cm" svg:x="7.618cm" svg:y="2.131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8cm" svg:y="2.531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8cm" svg:y="2.93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8cm" svg:y="3.33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8cm" svg:y="3.728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8cm" svg:y="4.128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8cm" svg:y="4.527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8cm" svg:y="4.926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8cm" svg:y="5.325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8cm" svg:y="5.725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8cm" svg:y="6.124cm">
          <draw:text-box>
            <text:p text:style-name="P1"><text:span text:style-name="T5">18:30</text:span></text:p>
          </draw:text-box>
        </draw:frame>
        <draw:custom-shape draw:style-name="gr19" draw:text-style-name="P9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0" draw:layer="layout" svg:width="1.211cm" svg:height="0.517cm" svg:x="0.967cm" svg:y="17.004cm">
          <draw:text-box>
            <text:p text:style-name="P1"><text:span text:style-name="T6">N</text:span><text:span text:style-name="T6">ot</text:span><text:span text:style-name="T6">as</text:span></text:p>
          </draw:text-box>
        </draw:frame>
        <draw:frame draw:style-name="gr21" draw:text-style-name="P11" draw:layer="layout" svg:width="2.186cm" svg:height="0.556cm" svg:x="6.8cm" svg:y="1.208cm">
          <draw:text-box>
            <text:p text:style-name="P1"><text:span text:style-name="T7">S</text:span><text:span text:style-name="T7">e</text:span><text:span text:style-name="T7">m</text:span><text:span text:style-name="T7">a</text:span><text:span text:style-name="T7">n</text:span><text:span text:style-name="T7">a </text:span><text:span text:style-name="T7">6</text:span></text:p>
          </draw:text-box>
        </draw:frame>
        <draw:frame draw:style-name="gr7" draw:text-style-name="P8" draw:layer="layout" svg:width="0.855cm" svg:height="0.408cm" svg:x="7.619cm" svg:y="7.23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9cm" svg:y="7.63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9cm" svg:y="8.029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9cm" svg:y="8.429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9cm" svg:y="8.827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9cm" svg:y="9.227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9cm" svg:y="9.626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9cm" svg:y="10.025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9cm" svg:y="10.424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9cm" svg:y="10.824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9cm" svg:y="11.223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7.619cm" svg:y="12.34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9cm" svg:y="12.74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9cm" svg:y="13.139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9cm" svg:y="13.539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9cm" svg:y="13.937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9cm" svg:y="14.337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9cm" svg:y="14.736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9cm" svg:y="15.135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9cm" svg:y="15.534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9cm" svg:y="15.934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9cm" svg:y="16.333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1.018cm" svg:y="7.2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8cm" svg:y="7.63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8cm" svg:y="8.02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8cm" svg:y="8.42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8cm" svg:y="8.82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8cm" svg:y="9.22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8cm" svg:y="9.62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8cm" svg:y="10.02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8cm" svg:y="10.42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8cm" svg:y="10.82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8cm" svg:y="11.223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.018cm" svg:y="12.34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8cm" svg:y="12.74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8cm" svg:y="13.13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8cm" svg:y="13.53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8cm" svg:y="13.93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8cm" svg:y="14.33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8cm" svg:y="14.73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8cm" svg:y="15.13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8cm" svg:y="15.53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8cm" svg:y="15.93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8cm" svg:y="16.333cm">
          <draw:text-box>
            <text:p text:style-name="P1"><text:span text:style-name="T5">13:00</text:span></text:p>
          </draw:text-box>
        </draw:frame>
        <draw:custom-shape draw:style-name="gr19" draw:text-style-name="P9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draw:layer="layout" svg:width="3.461cm" svg:height="0.348cm" svg:x="23.67cm" svg:y="19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3" draw:layer="layout" svg:width="0.198cm" svg:height="0.371cm" svg:x="23.787cm" svg:y="17.729cm">
          <draw:text-box>
            <text:p text:style-name="P1"><text:span text:style-name="T8">L</text:span></text:p>
          </draw:text-box>
        </draw:frame>
        <draw:frame draw:style-name="gr23" draw:text-style-name="P13" draw:layer="layout" svg:width="0.198cm" svg:height="0.371cm" svg:x="24.27cm" svg:y="17.729cm">
          <draw:text-box>
            <text:p text:style-name="P1"><text:span text:style-name="T8">M</text:span></text:p>
          </draw:text-box>
        </draw:frame>
        <draw:frame draw:style-name="gr23" draw:text-style-name="P13" draw:layer="layout" svg:width="0.198cm" svg:height="0.371cm" svg:x="24.782cm" svg:y="17.729cm">
          <draw:text-box>
            <text:p text:style-name="P1"><text:span text:style-name="T8">M</text:span></text:p>
          </draw:text-box>
        </draw:frame>
        <draw:frame draw:style-name="gr23" draw:text-style-name="P13" draw:layer="layout" svg:width="0.198cm" svg:height="0.371cm" svg:x="25.33cm" svg:y="17.729cm">
          <draw:text-box>
            <text:p text:style-name="P1"><text:span text:style-name="T8">J</text:span></text:p>
          </draw:text-box>
        </draw:frame>
        <draw:frame draw:style-name="gr23" draw:text-style-name="P13" draw:layer="layout" svg:width="0.198cm" svg:height="0.371cm" svg:x="25.825cm" svg:y="17.729cm">
          <draw:text-box>
            <text:p text:style-name="P1"><text:span text:style-name="T8">V</text:span></text:p>
          </draw:text-box>
        </draw:frame>
        <draw:frame draw:style-name="gr23" draw:text-style-name="P13" draw:layer="layout" svg:width="0.198cm" svg:height="0.371cm" svg:x="26.346cm" svg:y="17.729cm">
          <draw:text-box>
            <text:p text:style-name="P1"><text:span text:style-name="T8">S</text:span></text:p>
          </draw:text-box>
        </draw:frame>
        <draw:frame draw:style-name="gr23" draw:text-style-name="P13" draw:layer="layout" svg:width="0.198cm" svg:height="0.371cm" svg:x="26.847cm" svg:y="17.729cm">
          <draw:text-box>
            <text:p text:style-name="P1"><text:span text:style-name="T8">D</text:span></text:p>
          </draw:text-box>
        </draw:frame>
        <draw:custom-shape draw:style-name="gr24" draw:text-style-name="P9" draw:layer="layout" svg:width="3.293cm" svg:height="0.663cm" svg:x="23.747cm" svg:y="16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0" draw:layer="layout" svg:width="1.475cm" svg:height="0.671cm" svg:x="24.82cm" svg:y="17.005cm">
          <draw:text-box>
            <text:p text:style-name="P1"><text:span text:style-name="T6">E</text:span><text:span text:style-name="T6">n</text:span><text:span text:style-name="T6">er</text:span><text:span text:style-name="T6">o</text:span></text:p>
          </draw:text-box>
        </draw:frame>
        <draw:line draw:style-name="gr6" draw:text-style-name="P7" draw:layer="layout" svg:x1="23.747cm" svg:y1="18.08cm" svg:x2="27.029cm" svg:y2="18.08cm">
          <text:p/>
        </draw:line>
        <draw:frame draw:style-name="gr26" draw:text-style-name="P13" draw:layer="layout" svg:width="0.198cm" svg:height="0.298cm" svg:x="25.849cm" svg:y="18.376cm">
          <draw:text-box>
            <text:p text:style-name="P1"><text:span text:style-name="T8">1</text:span></text:p>
          </draw:text-box>
        </draw:frame>
        <draw:frame draw:style-name="gr26" draw:text-style-name="P13" draw:layer="layout" svg:width="0.198cm" svg:height="0.298cm" svg:x="26.362cm" svg:y="18.376cm">
          <draw:text-box>
            <text:p text:style-name="P1"><text:span text:style-name="T8">2</text:span></text:p>
          </draw:text-box>
        </draw:frame>
        <draw:frame draw:style-name="gr26" draw:text-style-name="P13" draw:layer="layout" svg:width="0.198cm" svg:height="0.298cm" svg:x="26.883cm" svg:y="18.376cm">
          <draw:text-box>
            <text:p text:style-name="P1"><text:span text:style-name="T8">3</text:span></text:p>
          </draw:text-box>
        </draw:frame>
        <draw:frame draw:style-name="gr26" draw:text-style-name="P13" draw:layer="layout" svg:width="0.198cm" svg:height="0.298cm" svg:x="23.796cm" svg:y="18.892cm">
          <draw:text-box>
            <text:p text:style-name="P1"><text:span text:style-name="T8">4</text:span></text:p>
          </draw:text-box>
        </draw:frame>
        <draw:frame draw:style-name="gr26" draw:text-style-name="P13" draw:layer="layout" svg:width="0.198cm" svg:height="0.298cm" svg:x="24.309cm" svg:y="18.892cm">
          <draw:text-box>
            <text:p text:style-name="P1"><text:span text:style-name="T8">5</text:span></text:p>
          </draw:text-box>
        </draw:frame>
        <draw:frame draw:style-name="gr27" draw:text-style-name="P13" draw:layer="layout" svg:width="0.257cm" svg:height="0.298cm" svg:x="24.786cm" svg:y="18.892cm">
          <draw:text-box>
            <text:p text:style-name="P1"><text:span text:style-name="T8">6</text:span></text:p>
          </draw:text-box>
        </draw:frame>
        <draw:frame draw:style-name="gr27" draw:text-style-name="P13" draw:layer="layout" svg:width="0.257cm" svg:height="0.298cm" svg:x="25.327cm" svg:y="18.892cm">
          <draw:text-box>
            <text:p text:style-name="P1"><text:span text:style-name="T8">7</text:span></text:p>
          </draw:text-box>
        </draw:frame>
        <draw:frame draw:style-name="gr27" draw:text-style-name="P13" draw:layer="layout" svg:width="0.257cm" svg:height="0.298cm" svg:x="25.816cm" svg:y="18.892cm">
          <draw:text-box>
            <text:p text:style-name="P1"><text:span text:style-name="T8">8</text:span></text:p>
          </draw:text-box>
        </draw:frame>
        <draw:frame draw:style-name="gr27" draw:text-style-name="P13" draw:layer="layout" svg:width="0.257cm" svg:height="0.298cm" svg:x="26.332cm" svg:y="18.892cm">
          <draw:text-box>
            <text:p text:style-name="P1"><text:span text:style-name="T8">9</text:span></text:p>
          </draw:text-box>
        </draw:frame>
        <draw:frame draw:style-name="gr27" draw:text-style-name="P13" draw:layer="layout" svg:width="0.257cm" svg:height="0.298cm" svg:x="26.845cm" svg:y="18.892cm">
          <draw:text-box>
            <text:p text:style-name="P1"><text:span text:style-name="T8">10</text:span></text:p>
          </draw:text-box>
        </draw:frame>
        <draw:frame draw:style-name="gr27" draw:text-style-name="P13" draw:layer="layout" svg:width="0.257cm" svg:height="0.298cm" svg:x="23.761cm" svg:y="19.409cm">
          <draw:text-box>
            <text:p text:style-name="P1"><text:span text:style-name="T8">11</text:span></text:p>
          </draw:text-box>
        </draw:frame>
        <draw:frame draw:style-name="gr27" draw:text-style-name="P13" draw:layer="layout" svg:width="0.257cm" svg:height="0.298cm" svg:x="24.275cm" svg:y="19.409cm">
          <draw:text-box>
            <text:p text:style-name="P1"><text:span text:style-name="T8">12</text:span></text:p>
          </draw:text-box>
        </draw:frame>
        <draw:frame draw:style-name="gr27" draw:text-style-name="P13" draw:layer="layout" svg:width="0.257cm" svg:height="0.298cm" svg:x="24.796cm" svg:y="19.409cm">
          <draw:text-box>
            <text:p text:style-name="P1"><text:span text:style-name="T8">13</text:span></text:p>
          </draw:text-box>
        </draw:frame>
        <draw:frame draw:style-name="gr27" draw:text-style-name="P13" draw:layer="layout" svg:width="0.257cm" svg:height="0.298cm" svg:x="25.302cm" svg:y="19.409cm">
          <draw:text-box>
            <text:p text:style-name="P1"><text:span text:style-name="T8">14</text:span></text:p>
          </draw:text-box>
        </draw:frame>
        <draw:frame draw:style-name="gr27" draw:text-style-name="P13" draw:layer="layout" svg:width="0.257cm" svg:height="0.298cm" svg:x="25.815cm" svg:y="19.409cm">
          <draw:text-box>
            <text:p text:style-name="P1"><text:span text:style-name="T8">15</text:span></text:p>
          </draw:text-box>
        </draw:frame>
        <draw:frame draw:style-name="gr27" draw:text-style-name="P13" draw:layer="layout" svg:width="0.257cm" svg:height="0.298cm" svg:x="26.302cm" svg:y="19.409cm">
          <draw:text-box>
            <text:p text:style-name="P1"><text:span text:style-name="T8">16</text:span></text:p>
          </draw:text-box>
        </draw:frame>
        <draw:frame draw:style-name="gr27" draw:text-style-name="P13" draw:layer="layout" svg:width="0.257cm" svg:height="0.298cm" svg:x="26.842cm" svg:y="19.409cm">
          <draw:text-box>
            <text:p text:style-name="P1"><text:span text:style-name="T8">17</text:span></text:p>
          </draw:text-box>
        </draw:frame>
        <draw:frame draw:style-name="gr27" draw:text-style-name="P13" draw:layer="layout" svg:width="0.257cm" svg:height="0.298cm" svg:x="23.737cm" svg:y="19.928cm">
          <draw:text-box>
            <text:p text:style-name="P1"><text:span text:style-name="T8">18</text:span></text:p>
          </draw:text-box>
        </draw:frame>
        <draw:frame draw:style-name="gr27" draw:text-style-name="P13" draw:layer="layout" svg:width="0.257cm" svg:height="0.298cm" svg:x="24.253cm" svg:y="19.928cm">
          <draw:text-box>
            <text:p text:style-name="P1"><text:span text:style-name="T8">19</text:span></text:p>
          </draw:text-box>
        </draw:frame>
        <draw:frame draw:style-name="gr27" draw:text-style-name="P13" draw:layer="layout" svg:width="0.257cm" svg:height="0.298cm" svg:x="24.767cm" svg:y="19.928cm">
          <draw:text-box>
            <text:p text:style-name="P1"><text:span text:style-name="T8">20</text:span></text:p>
          </draw:text-box>
        </draw:frame>
        <draw:frame draw:style-name="gr27" draw:text-style-name="P13" draw:layer="layout" svg:width="0.257cm" svg:height="0.298cm" svg:x="25.277cm" svg:y="19.928cm">
          <draw:text-box>
            <text:p text:style-name="P1"><text:span text:style-name="T8">21</text:span></text:p>
          </draw:text-box>
        </draw:frame>
        <draw:frame draw:style-name="gr27" draw:text-style-name="P13" draw:layer="layout" svg:width="0.257cm" svg:height="0.298cm" svg:x="25.79cm" svg:y="19.928cm">
          <draw:text-box>
            <text:p text:style-name="P1"><text:span text:style-name="T8">22</text:span></text:p>
          </draw:text-box>
        </draw:frame>
        <draw:frame draw:style-name="gr27" draw:text-style-name="P13" draw:layer="layout" svg:width="0.257cm" svg:height="0.298cm" svg:x="26.311cm" svg:y="19.928cm">
          <draw:text-box>
            <text:p text:style-name="P1"><text:span text:style-name="T8">23</text:span></text:p>
          </draw:text-box>
        </draw:frame>
        <draw:frame draw:style-name="gr27" draw:text-style-name="P13" draw:layer="layout" svg:width="0.257cm" svg:height="0.298cm" svg:x="26.819cm" svg:y="19.928cm">
          <draw:text-box>
            <text:p text:style-name="P1"><text:span text:style-name="T8">24</text:span></text:p>
          </draw:text-box>
        </draw:frame>
        <draw:frame draw:style-name="gr28" draw:text-style-name="P2" draw:layer="layout" svg:width="2.415cm" svg:height="0.398cm" svg:x="14.284cm" svg:y="20.7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8" draw:text-style-name="P2" draw:layer="layout" svg:width="2.415cm" svg:height="0.398cm" svg:x="14.285cm" svg:y="20.7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15.964cm" svg:y1="17.261cm" svg:x2="23.46cm" svg:y2="17.261cm">
          <text:p/>
        </draw:line>
        <draw:line draw:style-name="gr6" draw:text-style-name="P7" draw:layer="layout" svg:x1="14cm" svg:y1="17.661cm" svg:x2="23.46cm" svg:y2="17.661cm">
          <text:p/>
        </draw:line>
        <draw:line draw:style-name="gr6" draw:text-style-name="P7" draw:layer="layout" svg:x1="14cm" svg:y1="18.059cm" svg:x2="23.46cm" svg:y2="18.059cm">
          <text:p/>
        </draw:line>
        <draw:line draw:style-name="gr6" draw:text-style-name="P7" draw:layer="layout" svg:x1="14cm" svg:y1="18.459cm" svg:x2="23.46cm" svg:y2="18.459cm">
          <text:p/>
        </draw:line>
        <draw:line draw:style-name="gr6" draw:text-style-name="P7" draw:layer="layout" svg:x1="14cm" svg:y1="18.859cm" svg:x2="23.46cm" svg:y2="18.859cm">
          <text:p/>
        </draw:line>
        <draw:line draw:style-name="gr6" draw:text-style-name="P7" draw:layer="layout" svg:x1="14cm" svg:y1="19.258cm" svg:x2="23.46cm" svg:y2="19.258cm">
          <text:p/>
        </draw:line>
        <draw:line draw:style-name="gr6" draw:text-style-name="P7" draw:layer="layout" svg:x1="14cm" svg:y1="19.657cm" svg:x2="23.46cm" svg:y2="19.657cm">
          <text:p/>
        </draw:line>
        <draw:line draw:style-name="gr6" draw:text-style-name="P7" draw:layer="layout" svg:x1="14cm" svg:y1="20.056cm" svg:x2="23.46cm" svg:y2="20.056cm">
          <text:p/>
        </draw:line>
        <draw:line draw:style-name="gr6" draw:text-style-name="P7" draw:layer="layout" svg:x1="14cm" svg:y1="20.455cm" svg:x2="23.46cm" svg:y2="20.455cm">
          <text:p/>
        </draw:line>
        <draw:frame draw:style-name="gr29" draw:text-style-name="P2" draw:layer="layout" svg:width="2.782cm" svg:height="0.398cm" svg:x="15.046cm" svg:y="1.3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1.963cm" svg:x2="27.256cm" svg:y2="1.963cm">
          <text:p/>
        </draw:line>
        <draw:frame draw:style-name="gr29" draw:text-style-name="P2" draw:layer="layout" svg:width="2.782cm" svg:height="0.398cm" svg:x="15.047cm" svg:y="1.3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1.409cm">
          <draw:text-box>
            <text:p text:style-name="P1"><text:span text:style-name="T2">J</text:span><text:span text:style-name="T2">u</text:span><text:span text:style-name="T2">e</text:span><text:span text:style-name="T2">v</text:span><text:span text:style-name="T2">es</text:span></text:p>
          </draw:text-box>
        </draw:frame>
        <draw:frame draw:style-name="gr31" draw:text-style-name="P5" draw:layer="layout" svg:width="0.557cm" svg:height="0.687cm" svg:x="14.615cm" svg:y="1.412cm">
          <draw:text-box>
            <text:p text:style-name="P1"><text:span text:style-name="T3">14</text:span></text:p>
          </draw:text-box>
        </draw:frame>
        <draw:frame draw:style-name="gr32" draw:text-style-name="P15" draw:layer="layout" svg:width="1.543cm" svg:height="1.729cm" svg:x="25.56cm" svg:y="0.699cm">
          <draw:text-box>
            <text:p text:style-name="P14"><text:span text:style-name="T4">2</text:span><text:span text:style-name="T4">0</text:span><text:span text:style-name="T4">2</text:span><text:span text:style-name="T4">1</text:span></text:p>
          </draw:text-box>
        </draw:frame>
        <draw:frame draw:style-name="gr29" draw:text-style-name="P2" draw:layer="layout" svg:width="2.782cm" svg:height="0.398cm" svg:x="15.046cm" svg:y="6.3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9" draw:text-style-name="P2" draw:layer="layout" svg:width="2.782cm" svg:height="0.398cm" svg:x="15.047cm" svg:y="6.375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1.06cm" svg:y1="2.362cm" svg:x2="27.24cm" svg:y2="2.362cm">
          <text:p/>
        </draw:line>
        <draw:line draw:style-name="gr6" draw:text-style-name="P7" draw:layer="layout" svg:x1="21.06cm" svg:y1="2.761cm" svg:x2="27.241cm" svg:y2="2.761cm">
          <text:p/>
        </draw:line>
        <draw:line draw:style-name="gr6" draw:text-style-name="P7" draw:layer="layout" svg:x1="21.06cm" svg:y1="3.161cm" svg:x2="27.241cm" svg:y2="3.161cm">
          <text:p/>
        </draw:line>
        <draw:line draw:style-name="gr6" draw:text-style-name="P7" draw:layer="layout" svg:x1="21.06cm" svg:y1="3.559cm" svg:x2="27.241cm" svg:y2="3.559cm">
          <text:p/>
        </draw:line>
        <draw:line draw:style-name="gr6" draw:text-style-name="P7" draw:layer="layout" svg:x1="21.06cm" svg:y1="3.959cm" svg:x2="27.241cm" svg:y2="3.959cm">
          <text:p/>
        </draw:line>
        <draw:line draw:style-name="gr6" draw:text-style-name="P7" draw:layer="layout" svg:x1="21.06cm" svg:y1="4.359cm" svg:x2="27.241cm" svg:y2="4.359cm">
          <text:p/>
        </draw:line>
        <draw:line draw:style-name="gr6" draw:text-style-name="P7" draw:layer="layout" svg:x1="21.06cm" svg:y1="4.758cm" svg:x2="27.241cm" svg:y2="4.758cm">
          <text:p/>
        </draw:line>
        <draw:line draw:style-name="gr6" draw:text-style-name="P7" draw:layer="layout" svg:x1="21.06cm" svg:y1="5.157cm" svg:x2="27.241cm" svg:y2="5.157cm">
          <text:p/>
        </draw:line>
        <draw:line draw:style-name="gr6" draw:text-style-name="P7" draw:layer="layout" svg:x1="21.06cm" svg:y1="5.556cm" svg:x2="27.241cm" svg:y2="5.556cm">
          <text:p/>
        </draw:line>
        <draw:line draw:style-name="gr6" draw:text-style-name="P7" draw:layer="layout" svg:x1="21.06cm" svg:y1="5.955cm" svg:x2="27.241cm" svg:y2="5.955cm">
          <text:p/>
        </draw:line>
        <draw:line draw:style-name="gr6" draw:text-style-name="P7" draw:layer="layout" svg:x1="21.06cm" svg:y1="6.355cm" svg:x2="27.241cm" svg:y2="6.355cm">
          <text:p/>
        </draw:line>
        <draw:line draw:style-name="gr6" draw:text-style-name="P7" draw:layer="layout" svg:x1="14.66cm" svg:y1="2.363cm" svg:x2="20.84cm" svg:y2="2.363cm">
          <text:p/>
        </draw:line>
        <draw:line draw:style-name="gr6" draw:text-style-name="P7" draw:layer="layout" svg:x1="14.66cm" svg:y1="2.762cm" svg:x2="20.841cm" svg:y2="2.762cm">
          <text:p/>
        </draw:line>
        <draw:line draw:style-name="gr6" draw:text-style-name="P7" draw:layer="layout" svg:x1="14.66cm" svg:y1="3.162cm" svg:x2="20.841cm" svg:y2="3.162cm">
          <text:p/>
        </draw:line>
        <draw:line draw:style-name="gr6" draw:text-style-name="P7" draw:layer="layout" svg:x1="14.66cm" svg:y1="3.56cm" svg:x2="20.841cm" svg:y2="3.56cm">
          <text:p/>
        </draw:line>
        <draw:line draw:style-name="gr6" draw:text-style-name="P7" draw:layer="layout" svg:x1="14.66cm" svg:y1="3.96cm" svg:x2="20.841cm" svg:y2="3.96cm">
          <text:p/>
        </draw:line>
        <draw:line draw:style-name="gr6" draw:text-style-name="P7" draw:layer="layout" svg:x1="14.66cm" svg:y1="4.36cm" svg:x2="20.841cm" svg:y2="4.36cm">
          <text:p/>
        </draw:line>
        <draw:line draw:style-name="gr6" draw:text-style-name="P7" draw:layer="layout" svg:x1="14.66cm" svg:y1="4.759cm" svg:x2="20.841cm" svg:y2="4.759cm">
          <text:p/>
        </draw:line>
        <draw:line draw:style-name="gr6" draw:text-style-name="P7" draw:layer="layout" svg:x1="14.66cm" svg:y1="5.158cm" svg:x2="20.841cm" svg:y2="5.158cm">
          <text:p/>
        </draw:line>
        <draw:line draw:style-name="gr6" draw:text-style-name="P7" draw:layer="layout" svg:x1="14.66cm" svg:y1="5.557cm" svg:x2="20.841cm" svg:y2="5.557cm">
          <text:p/>
        </draw:line>
        <draw:line draw:style-name="gr6" draw:text-style-name="P7" draw:layer="layout" svg:x1="14.66cm" svg:y1="5.956cm" svg:x2="20.841cm" svg:y2="5.956cm">
          <text:p/>
        </draw:line>
        <draw:line draw:style-name="gr6" draw:text-style-name="P7" draw:layer="layout" svg:x1="14.66cm" svg:y1="6.356cm" svg:x2="20.841cm" svg:y2="6.356cm">
          <text:p/>
        </draw:line>
        <draw:frame draw:style-name="gr29" draw:text-style-name="P2" draw:layer="layout" svg:width="2.782cm" svg:height="0.398cm" svg:x="15.046cm" svg:y="6.4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7.063cm" svg:x2="27.256cm" svg:y2="7.063cm">
          <text:p/>
        </draw:line>
        <draw:frame draw:style-name="gr29" draw:text-style-name="P2" draw:layer="layout" svg:width="2.782cm" svg:height="0.398cm" svg:x="15.047cm" svg:y="6.4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6.509cm">
          <draw:text-box>
            <text:p text:style-name="P1"><text:span text:style-name="T2">Vi</text:span><text:span text:style-name="T2">er</text:span><text:span text:style-name="T2">n</text:span><text:span text:style-name="T2">es</text:span></text:p>
          </draw:text-box>
        </draw:frame>
        <draw:frame draw:style-name="gr31" draw:text-style-name="P16" draw:layer="layout" svg:width="0.557cm" svg:height="0.687cm" svg:x="14.615cm" svg:y="6.512cm">
          <draw:text-box>
            <text:p text:style-name="P1"><text:span text:style-name="T3">15</text:span></text:p>
          </draw:text-box>
        </draw:frame>
        <draw:frame draw:style-name="gr29" draw:text-style-name="P2" draw:layer="layout" svg:width="2.782cm" svg:height="0.398cm" svg:x="15.046cm" svg:y="11.5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9" draw:text-style-name="P2" draw:layer="layout" svg:width="2.782cm" svg:height="0.398cm" svg:x="15.047cm" svg:y="11.575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1.06cm" svg:y1="7.462cm" svg:x2="27.24cm" svg:y2="7.462cm">
          <text:p/>
        </draw:line>
        <draw:line draw:style-name="gr6" draw:text-style-name="P7" draw:layer="layout" svg:x1="21.06cm" svg:y1="7.861cm" svg:x2="27.241cm" svg:y2="7.861cm">
          <text:p/>
        </draw:line>
        <draw:line draw:style-name="gr6" draw:text-style-name="P7" draw:layer="layout" svg:x1="21.06cm" svg:y1="8.261cm" svg:x2="27.241cm" svg:y2="8.261cm">
          <text:p/>
        </draw:line>
        <draw:line draw:style-name="gr6" draw:text-style-name="P7" draw:layer="layout" svg:x1="21.06cm" svg:y1="8.659cm" svg:x2="27.241cm" svg:y2="8.659cm">
          <text:p/>
        </draw:line>
        <draw:line draw:style-name="gr6" draw:text-style-name="P7" draw:layer="layout" svg:x1="21.06cm" svg:y1="9.059cm" svg:x2="27.241cm" svg:y2="9.059cm">
          <text:p/>
        </draw:line>
        <draw:line draw:style-name="gr6" draw:text-style-name="P7" draw:layer="layout" svg:x1="21.06cm" svg:y1="9.459cm" svg:x2="27.241cm" svg:y2="9.459cm">
          <text:p/>
        </draw:line>
        <draw:line draw:style-name="gr6" draw:text-style-name="P7" draw:layer="layout" svg:x1="21.06cm" svg:y1="9.858cm" svg:x2="27.241cm" svg:y2="9.858cm">
          <text:p/>
        </draw:line>
        <draw:line draw:style-name="gr6" draw:text-style-name="P7" draw:layer="layout" svg:x1="21.06cm" svg:y1="10.257cm" svg:x2="27.241cm" svg:y2="10.257cm">
          <text:p/>
        </draw:line>
        <draw:line draw:style-name="gr6" draw:text-style-name="P7" draw:layer="layout" svg:x1="21.06cm" svg:y1="10.656cm" svg:x2="27.241cm" svg:y2="10.656cm">
          <text:p/>
        </draw:line>
        <draw:line draw:style-name="gr6" draw:text-style-name="P7" draw:layer="layout" svg:x1="21.06cm" svg:y1="11.055cm" svg:x2="27.241cm" svg:y2="11.055cm">
          <text:p/>
        </draw:line>
        <draw:line draw:style-name="gr6" draw:text-style-name="P7" draw:layer="layout" svg:x1="21.06cm" svg:y1="11.455cm" svg:x2="27.241cm" svg:y2="11.455cm">
          <text:p/>
        </draw:line>
        <draw:line draw:style-name="gr6" draw:text-style-name="P17" draw:layer="layout" svg:x1="14.66cm" svg:y1="7.463cm" svg:x2="20.84cm" svg:y2="7.463cm">
          <text:p/>
        </draw:line>
        <draw:line draw:style-name="gr6" draw:text-style-name="P17" draw:layer="layout" svg:x1="14.66cm" svg:y1="7.862cm" svg:x2="20.841cm" svg:y2="7.862cm">
          <text:p/>
        </draw:line>
        <draw:line draw:style-name="gr6" draw:text-style-name="P17" draw:layer="layout" svg:x1="14.66cm" svg:y1="8.262cm" svg:x2="20.841cm" svg:y2="8.262cm">
          <text:p/>
        </draw:line>
        <draw:line draw:style-name="gr6" draw:text-style-name="P17" draw:layer="layout" svg:x1="14.66cm" svg:y1="8.66cm" svg:x2="20.841cm" svg:y2="8.66cm">
          <text:p/>
        </draw:line>
        <draw:line draw:style-name="gr6" draw:text-style-name="P17" draw:layer="layout" svg:x1="14.66cm" svg:y1="9.06cm" svg:x2="20.841cm" svg:y2="9.06cm">
          <text:p/>
        </draw:line>
        <draw:line draw:style-name="gr6" draw:text-style-name="P17" draw:layer="layout" svg:x1="14.66cm" svg:y1="9.46cm" svg:x2="20.841cm" svg:y2="9.46cm">
          <text:p/>
        </draw:line>
        <draw:line draw:style-name="gr6" draw:text-style-name="P17" draw:layer="layout" svg:x1="14.66cm" svg:y1="9.859cm" svg:x2="20.841cm" svg:y2="9.859cm">
          <text:p/>
        </draw:line>
        <draw:line draw:style-name="gr6" draw:text-style-name="P17" draw:layer="layout" svg:x1="14.66cm" svg:y1="10.258cm" svg:x2="20.841cm" svg:y2="10.258cm">
          <text:p/>
        </draw:line>
        <draw:line draw:style-name="gr6" draw:text-style-name="P17" draw:layer="layout" svg:x1="14.66cm" svg:y1="10.657cm" svg:x2="20.841cm" svg:y2="10.657cm">
          <text:p/>
        </draw:line>
        <draw:line draw:style-name="gr6" draw:text-style-name="P17" draw:layer="layout" svg:x1="14.66cm" svg:y1="11.056cm" svg:x2="20.841cm" svg:y2="11.056cm">
          <text:p/>
        </draw:line>
        <draw:line draw:style-name="gr6" draw:text-style-name="P17" draw:layer="layout" svg:x1="14.66cm" svg:y1="11.456cm" svg:x2="20.841cm" svg:y2="11.456cm">
          <text:p/>
        </draw:line>
        <draw:frame draw:style-name="gr29" draw:text-style-name="P2" draw:layer="layout" svg:width="2.782cm" svg:height="0.398cm" svg:x="15.046cm" svg:y="11.5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12.163cm" svg:x2="27.256cm" svg:y2="12.163cm">
          <text:p/>
        </draw:line>
        <draw:frame draw:style-name="gr29" draw:text-style-name="P2" draw:layer="layout" svg:width="2.782cm" svg:height="0.398cm" svg:x="15.047cm" svg:y="11.5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11.609cm">
          <draw:text-box>
            <text:p text:style-name="P1"><text:span text:style-name="T2">S</text:span><text:span text:style-name="T2">á</text:span><text:span text:style-name="T2">b</text:span><text:span text:style-name="T2">a</text:span><text:span text:style-name="T2">d</text:span><text:span text:style-name="T2">o</text:span></text:p>
          </draw:text-box>
        </draw:frame>
        <draw:frame draw:style-name="gr33" draw:text-style-name="P5" draw:layer="layout" svg:width="0.518cm" svg:height="0.687cm" svg:x="14.615cm" svg:y="11.612cm">
          <draw:text-box>
            <text:p text:style-name="P1"><text:span text:style-name="T3">16</text:span></text:p>
          </draw:text-box>
        </draw:frame>
        <draw:line draw:style-name="gr6" draw:text-style-name="P7" draw:layer="layout" svg:x1="21.06cm" svg:y1="12.562cm" svg:x2="27.24cm" svg:y2="12.562cm">
          <text:p/>
        </draw:line>
        <draw:line draw:style-name="gr6" draw:text-style-name="P7" draw:layer="layout" svg:x1="21.06cm" svg:y1="12.961cm" svg:x2="27.241cm" svg:y2="12.961cm">
          <text:p/>
        </draw:line>
        <draw:line draw:style-name="gr6" draw:text-style-name="P7" draw:layer="layout" svg:x1="21.06cm" svg:y1="13.361cm" svg:x2="27.241cm" svg:y2="13.361cm">
          <text:p/>
        </draw:line>
        <draw:line draw:style-name="gr6" draw:text-style-name="P7" draw:layer="layout" svg:x1="21.06cm" svg:y1="13.759cm" svg:x2="27.241cm" svg:y2="13.759cm">
          <text:p/>
        </draw:line>
        <draw:line draw:style-name="gr6" draw:text-style-name="P7" draw:layer="layout" svg:x1="21.06cm" svg:y1="14.159cm" svg:x2="27.241cm" svg:y2="14.159cm">
          <text:p/>
        </draw:line>
        <draw:line draw:style-name="gr6" draw:text-style-name="P7" draw:layer="layout" svg:x1="21.06cm" svg:y1="14.559cm" svg:x2="27.241cm" svg:y2="14.559cm">
          <text:p/>
        </draw:line>
        <draw:line draw:style-name="gr6" draw:text-style-name="P7" draw:layer="layout" svg:x1="21.06cm" svg:y1="14.958cm" svg:x2="27.241cm" svg:y2="14.958cm">
          <text:p/>
        </draw:line>
        <draw:line draw:style-name="gr6" draw:text-style-name="P7" draw:layer="layout" svg:x1="21.06cm" svg:y1="15.357cm" svg:x2="27.241cm" svg:y2="15.357cm">
          <text:p/>
        </draw:line>
        <draw:line draw:style-name="gr6" draw:text-style-name="P7" draw:layer="layout" svg:x1="21.06cm" svg:y1="15.756cm" svg:x2="27.241cm" svg:y2="15.756cm">
          <text:p/>
        </draw:line>
        <draw:line draw:style-name="gr6" draw:text-style-name="P7" draw:layer="layout" svg:x1="21.06cm" svg:y1="16.155cm" svg:x2="27.241cm" svg:y2="16.155cm">
          <text:p/>
        </draw:line>
        <draw:line draw:style-name="gr6" draw:text-style-name="P18" draw:layer="layout" svg:x1="14.66cm" svg:y1="12.563cm" svg:x2="20.84cm" svg:y2="12.563cm">
          <text:p/>
        </draw:line>
        <draw:line draw:style-name="gr6" draw:text-style-name="P18" draw:layer="layout" svg:x1="14.66cm" svg:y1="12.962cm" svg:x2="20.841cm" svg:y2="12.962cm">
          <text:p/>
        </draw:line>
        <draw:line draw:style-name="gr6" draw:text-style-name="P18" draw:layer="layout" svg:x1="14.66cm" svg:y1="13.362cm" svg:x2="20.841cm" svg:y2="13.362cm">
          <text:p/>
        </draw:line>
        <draw:line draw:style-name="gr6" draw:text-style-name="P18" draw:layer="layout" svg:x1="14.66cm" svg:y1="13.76cm" svg:x2="20.841cm" svg:y2="13.76cm">
          <text:p/>
        </draw:line>
        <draw:line draw:style-name="gr6" draw:text-style-name="P18" draw:layer="layout" svg:x1="14.66cm" svg:y1="14.16cm" svg:x2="20.841cm" svg:y2="14.16cm">
          <text:p/>
        </draw:line>
        <draw:line draw:style-name="gr6" draw:text-style-name="P18" draw:layer="layout" svg:x1="14.66cm" svg:y1="14.56cm" svg:x2="20.841cm" svg:y2="14.56cm">
          <text:p/>
        </draw:line>
        <draw:line draw:style-name="gr6" draw:text-style-name="P18" draw:layer="layout" svg:x1="14.66cm" svg:y1="14.959cm" svg:x2="20.841cm" svg:y2="14.959cm">
          <text:p/>
        </draw:line>
        <draw:line draw:style-name="gr6" draw:text-style-name="P18" draw:layer="layout" svg:x1="14.66cm" svg:y1="15.358cm" svg:x2="20.841cm" svg:y2="15.358cm">
          <text:p/>
        </draw:line>
        <draw:line draw:style-name="gr6" draw:text-style-name="P18" draw:layer="layout" svg:x1="14.66cm" svg:y1="15.757cm" svg:x2="20.841cm" svg:y2="15.757cm">
          <text:p/>
        </draw:line>
        <draw:line draw:style-name="gr6" draw:text-style-name="P18" draw:layer="layout" svg:x1="14.66cm" svg:y1="16.156cm" svg:x2="20.841cm" svg:y2="16.156cm">
          <text:p/>
        </draw:line>
        <draw:frame draw:style-name="gr34" draw:text-style-name="P4" draw:layer="layout" svg:width="1.836cm" svg:height="0.533cm" svg:x="22.043cm" svg:y="11.61cm">
          <draw:text-box>
            <text:p text:style-name="P1"><text:span text:style-name="T2">D</text:span><text:span text:style-name="T2">o</text:span><text:span text:style-name="T2">m</text:span><text:span text:style-name="T2">in</text:span><text:span text:style-name="T2">g</text:span><text:span text:style-name="T2">o</text:span></text:p>
          </draw:text-box>
        </draw:frame>
        <draw:frame draw:style-name="gr4" draw:text-style-name="P5" draw:layer="layout" svg:width="0.552cm" svg:height="0.687cm" svg:x="21.092cm" svg:y="11.613cm">
          <draw:text-box>
            <text:p text:style-name="P1"><text:span text:style-name="T3">17</text:span></text:p>
          </draw:text-box>
        </draw:frame>
        <draw:frame draw:style-name="gr27" draw:text-style-name="P13" draw:layer="layout" svg:width="0.257cm" svg:height="0.298cm" svg:x="23.738cm" svg:y="20.452cm">
          <draw:text-box>
            <text:p text:style-name="P1"><text:span text:style-name="T8">25</text:span></text:p>
          </draw:text-box>
        </draw:frame>
        <draw:frame draw:style-name="gr27" draw:text-style-name="P13" draw:layer="layout" svg:width="0.257cm" svg:height="0.298cm" svg:x="24.254cm" svg:y="20.452cm">
          <draw:text-box>
            <text:p text:style-name="P1"><text:span text:style-name="T8">26</text:span></text:p>
          </draw:text-box>
        </draw:frame>
        <draw:frame draw:style-name="gr27" draw:text-style-name="P13" draw:layer="layout" svg:width="0.257cm" svg:height="0.298cm" svg:x="24.768cm" svg:y="20.452cm">
          <draw:text-box>
            <text:p text:style-name="P1"><text:span text:style-name="T8">27</text:span></text:p>
          </draw:text-box>
        </draw:frame>
        <draw:frame draw:style-name="gr27" draw:text-style-name="P13" draw:layer="layout" svg:width="0.257cm" svg:height="0.298cm" svg:x="25.278cm" svg:y="20.452cm">
          <draw:text-box>
            <text:p text:style-name="P1"><text:span text:style-name="T8">28</text:span></text:p>
          </draw:text-box>
        </draw:frame>
        <draw:frame draw:style-name="gr27" draw:text-style-name="P13" draw:layer="layout" svg:width="0.257cm" svg:height="0.298cm" svg:x="25.791cm" svg:y="20.452cm">
          <draw:text-box>
            <text:p text:style-name="P1"><text:span text:style-name="T8">29</text:span></text:p>
          </draw:text-box>
        </draw:frame>
        <draw:frame draw:style-name="gr27" draw:text-style-name="P13" draw:layer="layout" svg:width="0.257cm" svg:height="0.298cm" svg:x="26.312cm" svg:y="20.452cm">
          <draw:text-box>
            <text:p text:style-name="P1"><text:span text:style-name="T8">30</text:span></text:p>
          </draw:text-box>
        </draw:frame>
        <draw:frame draw:style-name="gr27" draw:text-style-name="P13" draw:layer="layout" svg:width="0.257cm" svg:height="0.298cm" svg:x="26.82cm" svg:y="20.452cm">
          <draw:text-box>
            <text:p text:style-name="P1"><text:span text:style-name="T8">31</text:span></text:p>
          </draw:text-box>
        </draw:frame>
        <draw:frame draw:style-name="gr20" draw:text-style-name="P10" draw:layer="layout" svg:width="1.211cm" svg:height="0.517cm" svg:x="14.667cm" svg:y="17.006cm">
          <draw:text-box>
            <text:p text:style-name="P1"><text:span text:style-name="T6">N</text:span><text:span text:style-name="T6">ot</text:span><text:span text:style-name="T6">as</text:span></text:p>
          </draw:text-box>
        </draw:frame>
        <draw:line draw:style-name="gr6" draw:text-style-name="P18" draw:layer="layout" svg:x1="14.661cm" svg:y1="16.552cm" svg:x2="20.842cm" svg:y2="16.552cm">
          <text:p/>
        </draw:line>
        <draw:line draw:style-name="gr6" draw:text-style-name="P7" draw:layer="layout" svg:x1="21.061cm" svg:y1="16.552cm" svg:x2="27.242cm" svg:y2="16.552cm">
          <text:p/>
        </draw:line>
        <draw:frame draw:style-name="gr7" draw:text-style-name="P8" draw:layer="layout" svg:width="0.855cm" svg:height="0.408cm" svg:x="14.71cm" svg:y="2.13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cm" svg:y="2.533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4.71cm" svg:y="2.932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4.71cm" svg:y="3.332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4.71cm" svg:y="3.73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4.71cm" svg:y="4.13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4.71cm" svg:y="4.529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4.71cm" svg:y="4.928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4.71cm" svg:y="5.327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4.71cm" svg:y="5.727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4.71cm" svg:y="6.126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4.711cm" svg:y="7.232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1cm" svg:y="7.632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4.711cm" svg:y="8.031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4.711cm" svg:y="8.431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4.711cm" svg:y="8.829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4.711cm" svg:y="9.229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4.711cm" svg:y="9.628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4.711cm" svg:y="10.027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4.711cm" svg:y="10.426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4.711cm" svg:y="10.826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4.711cm" svg:y="11.225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4.711cm" svg:y="12.342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1cm" svg:y="12.742cm">
          <draw:text-box>
            <text:p text:style-name="P1"><text:span text:style-name="T5">9:00 <text:s/></text:span><text:span text:style-name="T5"><text:s/></text:span></text:p>
          </draw:text-box>
        </draw:frame>
        <draw:frame draw:style-name="gr9" draw:text-style-name="P8" draw:layer="layout" svg:width="0.624cm" svg:height="0.408cm" svg:x="14.711cm" svg:y="13.141cm">
          <draw:text-box>
            <text:p text:style-name="P1"><text:span text:style-name="T5">10:00</text:span></text:p>
          </draw:text-box>
        </draw:frame>
        <draw:frame draw:style-name="gr10" draw:text-style-name="P8" draw:layer="layout" svg:width="0.733cm" svg:height="0.408cm" svg:x="14.711cm" svg:y="13.541cm">
          <draw:text-box>
            <text:p text:style-name="P1"><text:span text:style-name="T5">11:00</text:span></text:p>
          </draw:text-box>
        </draw:frame>
        <draw:frame draw:style-name="gr11" draw:text-style-name="P8" draw:layer="layout" svg:width="0.717cm" svg:height="0.408cm" svg:x="14.711cm" svg:y="13.939cm">
          <draw:text-box>
            <text:p text:style-name="P1"><text:span text:style-name="T5">12:00</text:span></text:p>
          </draw:text-box>
        </draw:frame>
        <draw:frame draw:style-name="gr12" draw:text-style-name="P8" draw:layer="layout" svg:width="0.648cm" svg:height="0.409cm" svg:x="14.711cm" svg:y="14.339cm">
          <draw:text-box>
            <text:p text:style-name="P1"><text:span text:style-name="T5">13:00</text:span></text:p>
          </draw:text-box>
        </draw:frame>
        <draw:frame draw:style-name="gr13" draw:text-style-name="P8" draw:layer="layout" svg:width="0.632cm" svg:height="0.408cm" svg:x="14.711cm" svg:y="14.738cm">
          <draw:text-box>
            <text:p text:style-name="P1"><text:span text:style-name="T5">14:00</text:span></text:p>
          </draw:text-box>
        </draw:frame>
        <draw:frame draw:style-name="gr14" draw:text-style-name="P8" draw:layer="layout" svg:width="0.726cm" svg:height="0.408cm" svg:x="14.711cm" svg:y="15.137cm">
          <draw:text-box>
            <text:p text:style-name="P1"><text:span text:style-name="T5">15:00</text:span></text:p>
          </draw:text-box>
        </draw:frame>
        <draw:frame draw:style-name="gr15" draw:text-style-name="P8" draw:layer="layout" svg:width="0.709cm" svg:height="0.409cm" svg:x="14.711cm" svg:y="15.536cm">
          <draw:text-box>
            <text:p text:style-name="P1"><text:span text:style-name="T5">16:00</text:span></text:p>
          </draw:text-box>
        </draw:frame>
        <draw:frame draw:style-name="gr11" draw:text-style-name="P8" draw:layer="layout" svg:width="0.717cm" svg:height="0.408cm" svg:x="14.711cm" svg:y="15.936cm">
          <draw:text-box>
            <text:p text:style-name="P1"><text:span text:style-name="T5">17:00</text:span></text:p>
          </draw:text-box>
        </draw:frame>
        <draw:frame draw:style-name="gr16" draw:text-style-name="P8" draw:layer="layout" svg:width="0.701cm" svg:height="0.408cm" svg:x="14.711cm" svg:y="16.335cm">
          <draw:text-box>
            <text:p text:style-name="P1"><text:span text:style-name="T5">18:00</text:span></text:p>
          </draw:text-box>
        </draw:frame>
        <draw:frame draw:style-name="gr7" draw:text-style-name="P8" draw:layer="layout" svg:width="0.855cm" svg:height="0.408cm" svg:x="21.11cm" svg:y="7.232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21.11cm" svg:y="7.632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21.11cm" svg:y="8.031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21.11cm" svg:y="8.431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21.11cm" svg:y="8.829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21.11cm" svg:y="9.229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21.11cm" svg:y="9.628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21.11cm" svg:y="10.027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21.11cm" svg:y="10.426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21.11cm" svg:y="10.826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21.11cm" svg:y="11.225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21.11cm" svg:y="2.132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21.11cm" svg:y="2.532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21.11cm" svg:y="2.931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21.11cm" svg:y="3.331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21.11cm" svg:y="3.729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21.11cm" svg:y="4.129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21.11cm" svg:y="4.528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21.11cm" svg:y="4.927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21.11cm" svg:y="5.326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21.11cm" svg:y="5.726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21.11cm" svg:y="6.125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21.11cm" svg:y="12.34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21.11cm" svg:y="12.743cm">
          <draw:text-box>
            <text:p text:style-name="P1"><text:span text:style-name="T5">9:00 <text:s/></text:span><text:span text:style-name="T5"><text:s/></text:span></text:p>
          </draw:text-box>
        </draw:frame>
        <draw:frame draw:style-name="gr9" draw:text-style-name="P8" draw:layer="layout" svg:width="0.624cm" svg:height="0.408cm" svg:x="21.11cm" svg:y="13.142cm">
          <draw:text-box>
            <text:p text:style-name="P1"><text:span text:style-name="T5">10:00</text:span></text:p>
          </draw:text-box>
        </draw:frame>
        <draw:frame draw:style-name="gr10" draw:text-style-name="P8" draw:layer="layout" svg:width="0.733cm" svg:height="0.408cm" svg:x="21.11cm" svg:y="13.542cm">
          <draw:text-box>
            <text:p text:style-name="P1"><text:span text:style-name="T5">11:00</text:span></text:p>
          </draw:text-box>
        </draw:frame>
        <draw:frame draw:style-name="gr11" draw:text-style-name="P8" draw:layer="layout" svg:width="0.717cm" svg:height="0.408cm" svg:x="21.11cm" svg:y="13.94cm">
          <draw:text-box>
            <text:p text:style-name="P1"><text:span text:style-name="T5">12:00</text:span></text:p>
          </draw:text-box>
        </draw:frame>
        <draw:frame draw:style-name="gr12" draw:text-style-name="P8" draw:layer="layout" svg:width="0.648cm" svg:height="0.409cm" svg:x="21.11cm" svg:y="14.34cm">
          <draw:text-box>
            <text:p text:style-name="P1"><text:span text:style-name="T5">13:00</text:span></text:p>
          </draw:text-box>
        </draw:frame>
        <draw:frame draw:style-name="gr13" draw:text-style-name="P8" draw:layer="layout" svg:width="0.632cm" svg:height="0.408cm" svg:x="21.11cm" svg:y="14.739cm">
          <draw:text-box>
            <text:p text:style-name="P1"><text:span text:style-name="T5">14:00</text:span></text:p>
          </draw:text-box>
        </draw:frame>
        <draw:frame draw:style-name="gr14" draw:text-style-name="P8" draw:layer="layout" svg:width="0.726cm" svg:height="0.408cm" svg:x="21.11cm" svg:y="15.138cm">
          <draw:text-box>
            <text:p text:style-name="P1"><text:span text:style-name="T5">15:00</text:span></text:p>
          </draw:text-box>
        </draw:frame>
        <draw:frame draw:style-name="gr15" draw:text-style-name="P8" draw:layer="layout" svg:width="0.709cm" svg:height="0.409cm" svg:x="21.11cm" svg:y="15.537cm">
          <draw:text-box>
            <text:p text:style-name="P1"><text:span text:style-name="T5">16:00</text:span></text:p>
          </draw:text-box>
        </draw:frame>
        <draw:frame draw:style-name="gr11" draw:text-style-name="P8" draw:layer="layout" svg:width="0.717cm" svg:height="0.408cm" svg:x="21.11cm" svg:y="15.937cm">
          <draw:text-box>
            <text:p text:style-name="P1"><text:span text:style-name="T5">17:00</text:span></text:p>
          </draw:text-box>
        </draw:frame>
        <draw:frame draw:style-name="gr16" draw:text-style-name="P8" draw:layer="layout" svg:width="0.701cm" svg:height="0.408cm" svg:x="21.11cm" svg:y="16.336cm">
          <draw:text-box>
            <text:p text:style-name="P1"><text:span text:style-name="T5">18:00</text:span></text:p>
          </draw:text-box>
        </draw:frame>
      </draw:page>
      <draw:page draw:name="page12" draw:style-name="dp1" draw:master-page-name="master-page79">
        <draw:frame draw:style-name="gr1" draw:text-style-name="P2" draw:layer="layout" svg:width="2.869cm" svg:height="0.398cm" svg:x="1.365cm" svg:y="1.3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1.961cm" svg:x2="13.956cm" svg:y2="1.961cm">
          <text:p/>
        </draw:line>
        <draw:frame draw:style-name="gr1" draw:text-style-name="P2" draw:layer="layout" svg:width="2.869cm" svg:height="0.398cm" svg:x="1.366cm" svg:y="1.3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1.407cm">
          <draw:text-box>
            <text:p text:style-name="P1"><text:span text:style-name="T2">L</text:span><text:span text:style-name="T2">u</text:span><text:span text:style-name="T2">n</text:span><text:span text:style-name="T2">es</text:span></text:p>
          </draw:text-box>
        </draw:frame>
        <draw:frame draw:style-name="gr4" draw:text-style-name="P5" draw:layer="layout" svg:width="0.552cm" svg:height="0.687cm" svg:x="0.92cm" svg:y="1.41cm">
          <draw:text-box>
            <text:p text:style-name="P1"><text:span text:style-name="T3">18</text:span></text:p>
          </draw:text-box>
        </draw:frame>
        <draw:frame draw:style-name="gr5" draw:text-style-name="P6" draw:layer="layout" svg:width="2.917cm" svg:height="0.776cm" svg:x="0.92cm" svg:y="0.697cm">
          <draw:text-box>
            <text:p text:style-name="P1"><text:span text:style-name="T4">E</text:span><text:span text:style-name="T4">N</text:span><text:span text:style-name="T4">E</text:span><text:span text:style-name="T4">R</text:span><text:span text:style-name="T4">O</text:span></text:p>
          </draw:text-box>
        </draw:frame>
        <draw:frame draw:style-name="gr1" draw:text-style-name="P2" draw:layer="layout" svg:width="2.869cm" svg:height="0.398cm" svg:x="1.365cm" svg:y="6.3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366cm" svg:y="6.3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7.567cm" svg:y1="2.36cm" svg:x2="13.94cm" svg:y2="2.36cm">
          <text:p/>
        </draw:line>
        <draw:line draw:style-name="gr6" draw:text-style-name="P7" draw:layer="layout" svg:x1="7.567cm" svg:y1="2.759cm" svg:x2="13.941cm" svg:y2="2.759cm">
          <text:p/>
        </draw:line>
        <draw:line draw:style-name="gr6" draw:text-style-name="P7" draw:layer="layout" svg:x1="7.567cm" svg:y1="3.159cm" svg:x2="13.941cm" svg:y2="3.159cm">
          <text:p/>
        </draw:line>
        <draw:line draw:style-name="gr6" draw:text-style-name="P7" draw:layer="layout" svg:x1="7.567cm" svg:y1="3.557cm" svg:x2="13.941cm" svg:y2="3.557cm">
          <text:p/>
        </draw:line>
        <draw:line draw:style-name="gr6" draw:text-style-name="P7" draw:layer="layout" svg:x1="7.567cm" svg:y1="3.957cm" svg:x2="13.941cm" svg:y2="3.957cm">
          <text:p/>
        </draw:line>
        <draw:line draw:style-name="gr6" draw:text-style-name="P7" draw:layer="layout" svg:x1="7.567cm" svg:y1="4.357cm" svg:x2="13.941cm" svg:y2="4.357cm">
          <text:p/>
        </draw:line>
        <draw:line draw:style-name="gr6" draw:text-style-name="P7" draw:layer="layout" svg:x1="7.567cm" svg:y1="4.756cm" svg:x2="13.941cm" svg:y2="4.756cm">
          <text:p/>
        </draw:line>
        <draw:line draw:style-name="gr6" draw:text-style-name="P7" draw:layer="layout" svg:x1="7.567cm" svg:y1="5.155cm" svg:x2="13.941cm" svg:y2="5.155cm">
          <text:p/>
        </draw:line>
        <draw:line draw:style-name="gr6" draw:text-style-name="P7" draw:layer="layout" svg:x1="7.567cm" svg:y1="5.554cm" svg:x2="13.941cm" svg:y2="5.554cm">
          <text:p/>
        </draw:line>
        <draw:line draw:style-name="gr6" draw:text-style-name="P7" draw:layer="layout" svg:x1="7.567cm" svg:y1="5.953cm" svg:x2="13.941cm" svg:y2="5.953cm">
          <text:p/>
        </draw:line>
        <draw:line draw:style-name="gr6" draw:text-style-name="P7" draw:layer="layout" svg:x1="7.567cm" svg:y1="6.353cm" svg:x2="13.941cm" svg:y2="6.353cm">
          <text:p/>
        </draw:line>
        <draw:frame draw:style-name="gr7" draw:text-style-name="P8" draw:layer="layout" svg:width="0.855cm" svg:height="0.408cm" svg:x="1.017cm" svg:y="2.1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7cm" svg:y="2.53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7cm" svg:y="2.92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7cm" svg:y="3.32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7cm" svg:y="3.72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7cm" svg:y="4.12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7cm" svg:y="4.52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7cm" svg:y="4.92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7cm" svg:y="5.32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7cm" svg:y="5.72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7cm" svg:y="6.123cm">
          <draw:text-box>
            <text:p text:style-name="P1"><text:span text:style-name="T5">13:00</text:span></text:p>
          </draw:text-box>
        </draw:frame>
        <draw:line draw:style-name="gr6" draw:text-style-name="P7" draw:layer="layout" svg:x1="0.967cm" svg:y1="2.361cm" svg:x2="7.34cm" svg:y2="2.361cm">
          <text:p/>
        </draw:line>
        <draw:line draw:style-name="gr6" draw:text-style-name="P7" draw:layer="layout" svg:x1="0.967cm" svg:y1="2.76cm" svg:x2="7.341cm" svg:y2="2.76cm">
          <text:p/>
        </draw:line>
        <draw:line draw:style-name="gr6" draw:text-style-name="P7" draw:layer="layout" svg:x1="0.967cm" svg:y1="3.16cm" svg:x2="7.341cm" svg:y2="3.16cm">
          <text:p/>
        </draw:line>
        <draw:line draw:style-name="gr6" draw:text-style-name="P7" draw:layer="layout" svg:x1="0.967cm" svg:y1="3.558cm" svg:x2="7.341cm" svg:y2="3.558cm">
          <text:p/>
        </draw:line>
        <draw:line draw:style-name="gr6" draw:text-style-name="P7" draw:layer="layout" svg:x1="0.967cm" svg:y1="3.958cm" svg:x2="7.341cm" svg:y2="3.958cm">
          <text:p/>
        </draw:line>
        <draw:line draw:style-name="gr6" draw:text-style-name="P7" draw:layer="layout" svg:x1="0.967cm" svg:y1="4.358cm" svg:x2="7.341cm" svg:y2="4.358cm">
          <text:p/>
        </draw:line>
        <draw:line draw:style-name="gr6" draw:text-style-name="P7" draw:layer="layout" svg:x1="0.967cm" svg:y1="4.757cm" svg:x2="7.341cm" svg:y2="4.757cm">
          <text:p/>
        </draw:line>
        <draw:line draw:style-name="gr6" draw:text-style-name="P7" draw:layer="layout" svg:x1="0.967cm" svg:y1="5.156cm" svg:x2="7.341cm" svg:y2="5.156cm">
          <text:p/>
        </draw:line>
        <draw:line draw:style-name="gr6" draw:text-style-name="P7" draw:layer="layout" svg:x1="0.967cm" svg:y1="5.555cm" svg:x2="7.341cm" svg:y2="5.555cm">
          <text:p/>
        </draw:line>
        <draw:line draw:style-name="gr6" draw:text-style-name="P7" draw:layer="layout" svg:x1="0.967cm" svg:y1="5.954cm" svg:x2="7.341cm" svg:y2="5.954cm">
          <text:p/>
        </draw:line>
        <draw:line draw:style-name="gr6" draw:text-style-name="P7" draw:layer="layout" svg:x1="0.967cm" svg:y1="6.354cm" svg:x2="7.341cm" svg:y2="6.354cm">
          <text:p/>
        </draw:line>
        <draw:frame draw:style-name="gr1" draw:text-style-name="P2" draw:layer="layout" svg:width="2.869cm" svg:height="0.398cm" svg:x="1.365cm" svg:y="6.4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7.061cm" svg:x2="13.956cm" svg:y2="7.061cm">
          <text:p/>
        </draw:line>
        <draw:frame draw:style-name="gr1" draw:text-style-name="P2" draw:layer="layout" svg:width="2.869cm" svg:height="0.398cm" svg:x="1.366cm" svg:y="6.4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6.507cm">
          <draw:text-box>
            <text:p text:style-name="P1"><text:span text:style-name="T2">M</text:span><text:span text:style-name="T2">ar</text:span><text:span text:style-name="T2">te</text:span><text:span text:style-name="T2">s</text:span></text:p>
          </draw:text-box>
        </draw:frame>
        <draw:frame draw:style-name="gr17" draw:text-style-name="P5" draw:layer="layout" svg:width="0.54cm" svg:height="0.687cm" svg:x="0.92cm" svg:y="6.51cm">
          <draw:text-box>
            <text:p text:style-name="P1"><text:span text:style-name="T3">19</text:span></text:p>
          </draw:text-box>
        </draw:frame>
        <draw:frame draw:style-name="gr1" draw:text-style-name="P2" draw:layer="layout" svg:width="2.869cm" svg:height="0.398cm" svg:x="1.365cm" svg:y="11.5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366cm" svg:y="11.5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7.567cm" svg:y1="7.46cm" svg:x2="13.94cm" svg:y2="7.46cm">
          <text:p/>
        </draw:line>
        <draw:line draw:style-name="gr6" draw:text-style-name="P7" draw:layer="layout" svg:x1="7.567cm" svg:y1="7.859cm" svg:x2="13.941cm" svg:y2="7.859cm">
          <text:p/>
        </draw:line>
        <draw:line draw:style-name="gr6" draw:text-style-name="P7" draw:layer="layout" svg:x1="7.567cm" svg:y1="8.259cm" svg:x2="13.941cm" svg:y2="8.259cm">
          <text:p/>
        </draw:line>
        <draw:line draw:style-name="gr6" draw:text-style-name="P7" draw:layer="layout" svg:x1="7.567cm" svg:y1="8.657cm" svg:x2="13.941cm" svg:y2="8.657cm">
          <text:p/>
        </draw:line>
        <draw:line draw:style-name="gr6" draw:text-style-name="P7" draw:layer="layout" svg:x1="7.567cm" svg:y1="9.057cm" svg:x2="13.941cm" svg:y2="9.057cm">
          <text:p/>
        </draw:line>
        <draw:line draw:style-name="gr6" draw:text-style-name="P7" draw:layer="layout" svg:x1="7.567cm" svg:y1="9.457cm" svg:x2="13.941cm" svg:y2="9.457cm">
          <text:p/>
        </draw:line>
        <draw:line draw:style-name="gr6" draw:text-style-name="P7" draw:layer="layout" svg:x1="7.567cm" svg:y1="9.856cm" svg:x2="13.941cm" svg:y2="9.856cm">
          <text:p/>
        </draw:line>
        <draw:line draw:style-name="gr6" draw:text-style-name="P7" draw:layer="layout" svg:x1="7.567cm" svg:y1="10.255cm" svg:x2="13.941cm" svg:y2="10.255cm">
          <text:p/>
        </draw:line>
        <draw:line draw:style-name="gr6" draw:text-style-name="P7" draw:layer="layout" svg:x1="7.567cm" svg:y1="10.654cm" svg:x2="13.941cm" svg:y2="10.654cm">
          <text:p/>
        </draw:line>
        <draw:line draw:style-name="gr6" draw:text-style-name="P7" draw:layer="layout" svg:x1="7.567cm" svg:y1="11.053cm" svg:x2="13.941cm" svg:y2="11.053cm">
          <text:p/>
        </draw:line>
        <draw:line draw:style-name="gr6" draw:text-style-name="P7" draw:layer="layout" svg:x1="7.567cm" svg:y1="11.453cm" svg:x2="13.941cm" svg:y2="11.453cm">
          <text:p/>
        </draw:line>
        <draw:line draw:style-name="gr6" draw:text-style-name="P7" draw:layer="layout" svg:x1="0.967cm" svg:y1="7.461cm" svg:x2="7.34cm" svg:y2="7.461cm">
          <text:p/>
        </draw:line>
        <draw:line draw:style-name="gr6" draw:text-style-name="P7" draw:layer="layout" svg:x1="0.967cm" svg:y1="7.86cm" svg:x2="7.341cm" svg:y2="7.86cm">
          <text:p/>
        </draw:line>
        <draw:line draw:style-name="gr6" draw:text-style-name="P7" draw:layer="layout" svg:x1="0.967cm" svg:y1="8.26cm" svg:x2="7.341cm" svg:y2="8.26cm">
          <text:p/>
        </draw:line>
        <draw:line draw:style-name="gr6" draw:text-style-name="P7" draw:layer="layout" svg:x1="0.967cm" svg:y1="8.658cm" svg:x2="7.341cm" svg:y2="8.658cm">
          <text:p/>
        </draw:line>
        <draw:line draw:style-name="gr6" draw:text-style-name="P7" draw:layer="layout" svg:x1="0.967cm" svg:y1="9.058cm" svg:x2="7.341cm" svg:y2="9.058cm">
          <text:p/>
        </draw:line>
        <draw:line draw:style-name="gr6" draw:text-style-name="P7" draw:layer="layout" svg:x1="0.967cm" svg:y1="9.458cm" svg:x2="7.341cm" svg:y2="9.458cm">
          <text:p/>
        </draw:line>
        <draw:line draw:style-name="gr6" draw:text-style-name="P7" draw:layer="layout" svg:x1="0.967cm" svg:y1="9.857cm" svg:x2="7.341cm" svg:y2="9.857cm">
          <text:p/>
        </draw:line>
        <draw:line draw:style-name="gr6" draw:text-style-name="P7" draw:layer="layout" svg:x1="0.967cm" svg:y1="10.256cm" svg:x2="7.341cm" svg:y2="10.256cm">
          <text:p/>
        </draw:line>
        <draw:line draw:style-name="gr6" draw:text-style-name="P7" draw:layer="layout" svg:x1="0.967cm" svg:y1="10.655cm" svg:x2="7.341cm" svg:y2="10.655cm">
          <text:p/>
        </draw:line>
        <draw:line draw:style-name="gr6" draw:text-style-name="P7" draw:layer="layout" svg:x1="0.967cm" svg:y1="11.054cm" svg:x2="7.341cm" svg:y2="11.054cm">
          <text:p/>
        </draw:line>
        <draw:line draw:style-name="gr6" draw:text-style-name="P7" draw:layer="layout" svg:x1="0.967cm" svg:y1="11.454cm" svg:x2="7.341cm" svg:y2="11.454cm">
          <text:p/>
        </draw:line>
        <draw:frame draw:style-name="gr1" draw:text-style-name="P2" draw:layer="layout" svg:width="2.869cm" svg:height="0.398cm" svg:x="1.365cm" svg:y="11.5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12.161cm" svg:x2="13.956cm" svg:y2="12.161cm">
          <text:p/>
        </draw:line>
        <draw:frame draw:style-name="gr1" draw:text-style-name="P2" draw:layer="layout" svg:width="2.869cm" svg:height="0.398cm" svg:x="1.366cm" svg:y="11.5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11.607cm">
          <draw:text-box>
            <text:p text:style-name="P1"><text:span text:style-name="T2">M</text:span><text:span text:style-name="T2">ié</text:span><text:span text:style-name="T2">rc</text:span><text:span text:style-name="T2">ol</text:span><text:span text:style-name="T2">es</text:span></text:p>
          </draw:text-box>
        </draw:frame>
        <draw:frame draw:style-name="gr31" draw:text-style-name="P5" draw:layer="layout" svg:width="0.557cm" svg:height="0.687cm" svg:x="0.92cm" svg:y="11.61cm">
          <draw:text-box>
            <text:p text:style-name="P1"><text:span text:style-name="T3">2</text:span><text:span text:style-name="T3">0</text:span></text:p>
          </draw:text-box>
        </draw:frame>
        <draw:line draw:style-name="gr6" draw:text-style-name="P7" draw:layer="layout" svg:x1="7.567cm" svg:y1="12.56cm" svg:x2="13.94cm" svg:y2="12.56cm">
          <text:p/>
        </draw:line>
        <draw:line draw:style-name="gr6" draw:text-style-name="P7" draw:layer="layout" svg:x1="7.567cm" svg:y1="12.959cm" svg:x2="13.941cm" svg:y2="12.959cm">
          <text:p/>
        </draw:line>
        <draw:line draw:style-name="gr6" draw:text-style-name="P7" draw:layer="layout" svg:x1="7.567cm" svg:y1="13.359cm" svg:x2="13.941cm" svg:y2="13.359cm">
          <text:p/>
        </draw:line>
        <draw:line draw:style-name="gr6" draw:text-style-name="P7" draw:layer="layout" svg:x1="7.567cm" svg:y1="13.757cm" svg:x2="13.941cm" svg:y2="13.757cm">
          <text:p/>
        </draw:line>
        <draw:line draw:style-name="gr6" draw:text-style-name="P7" draw:layer="layout" svg:x1="7.567cm" svg:y1="14.157cm" svg:x2="13.941cm" svg:y2="14.157cm">
          <text:p/>
        </draw:line>
        <draw:line draw:style-name="gr6" draw:text-style-name="P7" draw:layer="layout" svg:x1="7.567cm" svg:y1="14.557cm" svg:x2="13.941cm" svg:y2="14.557cm">
          <text:p/>
        </draw:line>
        <draw:line draw:style-name="gr6" draw:text-style-name="P7" draw:layer="layout" svg:x1="7.567cm" svg:y1="14.956cm" svg:x2="13.941cm" svg:y2="14.956cm">
          <text:p/>
        </draw:line>
        <draw:line draw:style-name="gr6" draw:text-style-name="P7" draw:layer="layout" svg:x1="7.567cm" svg:y1="15.355cm" svg:x2="13.941cm" svg:y2="15.355cm">
          <text:p/>
        </draw:line>
        <draw:line draw:style-name="gr6" draw:text-style-name="P7" draw:layer="layout" svg:x1="7.567cm" svg:y1="15.754cm" svg:x2="13.941cm" svg:y2="15.754cm">
          <text:p/>
        </draw:line>
        <draw:line draw:style-name="gr6" draw:text-style-name="P7" draw:layer="layout" svg:x1="7.567cm" svg:y1="16.153cm" svg:x2="13.941cm" svg:y2="16.153cm">
          <text:p/>
        </draw:line>
        <draw:line draw:style-name="gr6" draw:text-style-name="P7" draw:layer="layout" svg:x1="7.567cm" svg:y1="16.553cm" svg:x2="13.941cm" svg:y2="16.553cm">
          <text:p/>
        </draw:line>
        <draw:line draw:style-name="gr6" draw:text-style-name="P7" draw:layer="layout" svg:x1="0.967cm" svg:y1="12.561cm" svg:x2="7.34cm" svg:y2="12.561cm">
          <text:p/>
        </draw:line>
        <draw:line draw:style-name="gr6" draw:text-style-name="P7" draw:layer="layout" svg:x1="0.967cm" svg:y1="12.96cm" svg:x2="7.341cm" svg:y2="12.96cm">
          <text:p/>
        </draw:line>
        <draw:line draw:style-name="gr6" draw:text-style-name="P7" draw:layer="layout" svg:x1="0.967cm" svg:y1="13.36cm" svg:x2="7.341cm" svg:y2="13.36cm">
          <text:p/>
        </draw:line>
        <draw:line draw:style-name="gr6" draw:text-style-name="P7" draw:layer="layout" svg:x1="0.967cm" svg:y1="13.758cm" svg:x2="7.341cm" svg:y2="13.758cm">
          <text:p/>
        </draw:line>
        <draw:line draw:style-name="gr6" draw:text-style-name="P7" draw:layer="layout" svg:x1="0.967cm" svg:y1="14.158cm" svg:x2="7.341cm" svg:y2="14.158cm">
          <text:p/>
        </draw:line>
        <draw:line draw:style-name="gr6" draw:text-style-name="P7" draw:layer="layout" svg:x1="0.967cm" svg:y1="14.558cm" svg:x2="7.341cm" svg:y2="14.558cm">
          <text:p/>
        </draw:line>
        <draw:line draw:style-name="gr6" draw:text-style-name="P7" draw:layer="layout" svg:x1="0.967cm" svg:y1="14.957cm" svg:x2="7.341cm" svg:y2="14.957cm">
          <text:p/>
        </draw:line>
        <draw:line draw:style-name="gr6" draw:text-style-name="P7" draw:layer="layout" svg:x1="0.967cm" svg:y1="15.356cm" svg:x2="7.341cm" svg:y2="15.356cm">
          <text:p/>
        </draw:line>
        <draw:line draw:style-name="gr6" draw:text-style-name="P7" draw:layer="layout" svg:x1="0.967cm" svg:y1="15.755cm" svg:x2="7.341cm" svg:y2="15.755cm">
          <text:p/>
        </draw:line>
        <draw:line draw:style-name="gr6" draw:text-style-name="P7" draw:layer="layout" svg:x1="0.967cm" svg:y1="16.154cm" svg:x2="7.341cm" svg:y2="16.154cm">
          <text:p/>
        </draw:line>
        <draw:line draw:style-name="gr6" draw:text-style-name="P7" draw:layer="layout" svg:x1="0.967cm" svg:y1="16.554cm" svg:x2="7.341cm" svg:y2="16.554cm">
          <text:p/>
        </draw:line>
        <draw:frame draw:style-name="gr1" draw:text-style-name="P2" draw:layer="layout" svg:width="2.869cm" svg:height="0.398cm" svg:x="1.098cm" svg:y="20.77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099cm" svg:y="20.7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.222cm" svg:y1="17.258cm" svg:x2="13.972cm" svg:y2="17.258cm">
          <text:p/>
        </draw:line>
        <draw:line draw:style-name="gr6" draw:text-style-name="P7" draw:layer="layout" svg:x1="0.7cm" svg:y1="17.658cm" svg:x2="13.972cm" svg:y2="17.658cm">
          <text:p/>
        </draw:line>
        <draw:line draw:style-name="gr6" draw:text-style-name="P7" draw:layer="layout" svg:x1="0.7cm" svg:y1="18.056cm" svg:x2="13.972cm" svg:y2="18.056cm">
          <text:p/>
        </draw:line>
        <draw:line draw:style-name="gr6" draw:text-style-name="P7" draw:layer="layout" svg:x1="0.7cm" svg:y1="18.456cm" svg:x2="13.972cm" svg:y2="18.456cm">
          <text:p/>
        </draw:line>
        <draw:line draw:style-name="gr6" draw:text-style-name="P7" draw:layer="layout" svg:x1="0.7cm" svg:y1="18.856cm" svg:x2="13.972cm" svg:y2="18.856cm">
          <text:p/>
        </draw:line>
        <draw:line draw:style-name="gr6" draw:text-style-name="P7" draw:layer="layout" svg:x1="0.7cm" svg:y1="19.255cm" svg:x2="13.972cm" svg:y2="19.255cm">
          <text:p/>
        </draw:line>
        <draw:line draw:style-name="gr6" draw:text-style-name="P7" draw:layer="layout" svg:x1="0.7cm" svg:y1="19.654cm" svg:x2="13.972cm" svg:y2="19.654cm">
          <text:p/>
        </draw:line>
        <draw:line draw:style-name="gr6" draw:text-style-name="P7" draw:layer="layout" svg:x1="0.7cm" svg:y1="20.053cm" svg:x2="13.972cm" svg:y2="20.053cm">
          <text:p/>
        </draw:line>
        <draw:line draw:style-name="gr6" draw:text-style-name="P7" draw:layer="layout" svg:x1="0.7cm" svg:y1="20.452cm" svg:x2="13.972cm" svg:y2="20.452cm">
          <text:p/>
        </draw:line>
        <draw:frame draw:style-name="gr7" draw:text-style-name="P8" draw:layer="layout" svg:width="0.855cm" svg:height="0.408cm" svg:x="7.618cm" svg:y="2.131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8cm" svg:y="2.531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8cm" svg:y="2.93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8cm" svg:y="3.33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8cm" svg:y="3.728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8cm" svg:y="4.128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8cm" svg:y="4.527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8cm" svg:y="4.926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8cm" svg:y="5.325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8cm" svg:y="5.725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8cm" svg:y="6.124cm">
          <draw:text-box>
            <text:p text:style-name="P1"><text:span text:style-name="T5">18:30</text:span></text:p>
          </draw:text-box>
        </draw:frame>
        <draw:custom-shape draw:style-name="gr19" draw:text-style-name="P9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0" draw:layer="layout" svg:width="1.211cm" svg:height="0.517cm" svg:x="0.967cm" svg:y="17.004cm">
          <draw:text-box>
            <text:p text:style-name="P1"><text:span text:style-name="T6">N</text:span><text:span text:style-name="T6">ot</text:span><text:span text:style-name="T6">as</text:span></text:p>
          </draw:text-box>
        </draw:frame>
        <draw:frame draw:style-name="gr21" draw:text-style-name="P11" draw:layer="layout" svg:width="2.186cm" svg:height="0.556cm" svg:x="6.8cm" svg:y="1.208cm">
          <draw:text-box>
            <text:p text:style-name="P1"><text:span text:style-name="T7">S</text:span><text:span text:style-name="T7">e</text:span><text:span text:style-name="T7">m</text:span><text:span text:style-name="T7">a</text:span><text:span text:style-name="T7">n</text:span><text:span text:style-name="T7">a </text:span><text:span text:style-name="T7">3</text:span></text:p>
          </draw:text-box>
        </draw:frame>
        <draw:frame draw:style-name="gr7" draw:text-style-name="P8" draw:layer="layout" svg:width="0.855cm" svg:height="0.408cm" svg:x="7.619cm" svg:y="7.23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9cm" svg:y="7.63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9cm" svg:y="8.029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9cm" svg:y="8.429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9cm" svg:y="8.827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9cm" svg:y="9.227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9cm" svg:y="9.626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9cm" svg:y="10.025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9cm" svg:y="10.424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9cm" svg:y="10.824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9cm" svg:y="11.223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7.619cm" svg:y="12.34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9cm" svg:y="12.74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9cm" svg:y="13.139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9cm" svg:y="13.539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9cm" svg:y="13.937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9cm" svg:y="14.337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9cm" svg:y="14.736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9cm" svg:y="15.135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9cm" svg:y="15.534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9cm" svg:y="15.934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9cm" svg:y="16.333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1.018cm" svg:y="7.2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8cm" svg:y="7.63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8cm" svg:y="8.02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8cm" svg:y="8.42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8cm" svg:y="8.82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8cm" svg:y="9.22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8cm" svg:y="9.62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8cm" svg:y="10.02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8cm" svg:y="10.42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8cm" svg:y="10.82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8cm" svg:y="11.223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.018cm" svg:y="12.34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8cm" svg:y="12.74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8cm" svg:y="13.13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8cm" svg:y="13.53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8cm" svg:y="13.93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8cm" svg:y="14.33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8cm" svg:y="14.73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8cm" svg:y="15.13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8cm" svg:y="15.53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8cm" svg:y="15.93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8cm" svg:y="16.333cm">
          <draw:text-box>
            <text:p text:style-name="P1"><text:span text:style-name="T5">13:00</text:span></text:p>
          </draw:text-box>
        </draw:frame>
        <draw:custom-shape draw:style-name="gr19" draw:text-style-name="P9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" draw:layer="layout" svg:width="2.415cm" svg:height="0.398cm" svg:x="14.284cm" svg:y="20.7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8" draw:text-style-name="P2" draw:layer="layout" svg:width="2.415cm" svg:height="0.398cm" svg:x="14.285cm" svg:y="20.7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15.964cm" svg:y1="17.261cm" svg:x2="23.46cm" svg:y2="17.261cm">
          <text:p/>
        </draw:line>
        <draw:line draw:style-name="gr6" draw:text-style-name="P7" draw:layer="layout" svg:x1="14cm" svg:y1="17.661cm" svg:x2="23.46cm" svg:y2="17.661cm">
          <text:p/>
        </draw:line>
        <draw:line draw:style-name="gr6" draw:text-style-name="P7" draw:layer="layout" svg:x1="14cm" svg:y1="18.059cm" svg:x2="23.46cm" svg:y2="18.059cm">
          <text:p/>
        </draw:line>
        <draw:line draw:style-name="gr6" draw:text-style-name="P7" draw:layer="layout" svg:x1="14cm" svg:y1="18.459cm" svg:x2="23.46cm" svg:y2="18.459cm">
          <text:p/>
        </draw:line>
        <draw:line draw:style-name="gr6" draw:text-style-name="P7" draw:layer="layout" svg:x1="14cm" svg:y1="18.859cm" svg:x2="23.46cm" svg:y2="18.859cm">
          <text:p/>
        </draw:line>
        <draw:line draw:style-name="gr6" draw:text-style-name="P7" draw:layer="layout" svg:x1="14cm" svg:y1="19.258cm" svg:x2="23.46cm" svg:y2="19.258cm">
          <text:p/>
        </draw:line>
        <draw:line draw:style-name="gr6" draw:text-style-name="P7" draw:layer="layout" svg:x1="14cm" svg:y1="19.657cm" svg:x2="23.46cm" svg:y2="19.657cm">
          <text:p/>
        </draw:line>
        <draw:line draw:style-name="gr6" draw:text-style-name="P7" draw:layer="layout" svg:x1="14cm" svg:y1="20.056cm" svg:x2="23.46cm" svg:y2="20.056cm">
          <text:p/>
        </draw:line>
        <draw:line draw:style-name="gr6" draw:text-style-name="P7" draw:layer="layout" svg:x1="14cm" svg:y1="20.455cm" svg:x2="23.46cm" svg:y2="20.455cm">
          <text:p/>
        </draw:line>
        <draw:frame draw:style-name="gr29" draw:text-style-name="P2" draw:layer="layout" svg:width="2.782cm" svg:height="0.398cm" svg:x="15.046cm" svg:y="1.3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1.963cm" svg:x2="27.256cm" svg:y2="1.963cm">
          <text:p/>
        </draw:line>
        <draw:frame draw:style-name="gr29" draw:text-style-name="P2" draw:layer="layout" svg:width="2.782cm" svg:height="0.398cm" svg:x="15.047cm" svg:y="1.3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1.409cm">
          <draw:text-box>
            <text:p text:style-name="P1"><text:span text:style-name="T2">J</text:span><text:span text:style-name="T2">u</text:span><text:span text:style-name="T2">e</text:span><text:span text:style-name="T2">v</text:span><text:span text:style-name="T2">es</text:span></text:p>
          </draw:text-box>
        </draw:frame>
        <draw:frame draw:style-name="gr31" draw:text-style-name="P5" draw:layer="layout" svg:width="0.557cm" svg:height="0.687cm" svg:x="14.615cm" svg:y="1.412cm">
          <draw:text-box>
            <text:p text:style-name="P1"><text:span text:style-name="T3">4</text:span></text:p>
          </draw:text-box>
        </draw:frame>
        <draw:frame draw:style-name="gr32" draw:text-style-name="P15" draw:layer="layout" svg:width="1.543cm" svg:height="1.729cm" svg:x="25.56cm" svg:y="0.699cm">
          <draw:text-box>
            <text:p text:style-name="P14"><text:span text:style-name="T4">2</text:span><text:span text:style-name="T4">0</text:span><text:span text:style-name="T4">2</text:span><text:span text:style-name="T4">1</text:span></text:p>
          </draw:text-box>
        </draw:frame>
        <draw:frame draw:style-name="gr29" draw:text-style-name="P2" draw:layer="layout" svg:width="2.782cm" svg:height="0.398cm" svg:x="15.046cm" svg:y="6.3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9" draw:text-style-name="P2" draw:layer="layout" svg:width="2.782cm" svg:height="0.398cm" svg:x="15.047cm" svg:y="6.375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1.06cm" svg:y1="2.362cm" svg:x2="27.24cm" svg:y2="2.362cm">
          <text:p/>
        </draw:line>
        <draw:line draw:style-name="gr6" draw:text-style-name="P7" draw:layer="layout" svg:x1="21.06cm" svg:y1="2.761cm" svg:x2="27.241cm" svg:y2="2.761cm">
          <text:p/>
        </draw:line>
        <draw:line draw:style-name="gr6" draw:text-style-name="P7" draw:layer="layout" svg:x1="21.06cm" svg:y1="3.161cm" svg:x2="27.241cm" svg:y2="3.161cm">
          <text:p/>
        </draw:line>
        <draw:line draw:style-name="gr6" draw:text-style-name="P7" draw:layer="layout" svg:x1="21.06cm" svg:y1="3.559cm" svg:x2="27.241cm" svg:y2="3.559cm">
          <text:p/>
        </draw:line>
        <draw:line draw:style-name="gr6" draw:text-style-name="P7" draw:layer="layout" svg:x1="21.06cm" svg:y1="3.959cm" svg:x2="27.241cm" svg:y2="3.959cm">
          <text:p/>
        </draw:line>
        <draw:line draw:style-name="gr6" draw:text-style-name="P7" draw:layer="layout" svg:x1="21.06cm" svg:y1="4.359cm" svg:x2="27.241cm" svg:y2="4.359cm">
          <text:p/>
        </draw:line>
        <draw:line draw:style-name="gr6" draw:text-style-name="P7" draw:layer="layout" svg:x1="21.06cm" svg:y1="4.758cm" svg:x2="27.241cm" svg:y2="4.758cm">
          <text:p/>
        </draw:line>
        <draw:line draw:style-name="gr6" draw:text-style-name="P7" draw:layer="layout" svg:x1="21.06cm" svg:y1="5.157cm" svg:x2="27.241cm" svg:y2="5.157cm">
          <text:p/>
        </draw:line>
        <draw:line draw:style-name="gr6" draw:text-style-name="P7" draw:layer="layout" svg:x1="21.06cm" svg:y1="5.556cm" svg:x2="27.241cm" svg:y2="5.556cm">
          <text:p/>
        </draw:line>
        <draw:line draw:style-name="gr6" draw:text-style-name="P7" draw:layer="layout" svg:x1="21.06cm" svg:y1="5.955cm" svg:x2="27.241cm" svg:y2="5.955cm">
          <text:p/>
        </draw:line>
        <draw:line draw:style-name="gr6" draw:text-style-name="P7" draw:layer="layout" svg:x1="21.06cm" svg:y1="6.355cm" svg:x2="27.241cm" svg:y2="6.355cm">
          <text:p/>
        </draw:line>
        <draw:line draw:style-name="gr6" draw:text-style-name="P7" draw:layer="layout" svg:x1="14.66cm" svg:y1="2.363cm" svg:x2="20.84cm" svg:y2="2.363cm">
          <text:p/>
        </draw:line>
        <draw:line draw:style-name="gr6" draw:text-style-name="P7" draw:layer="layout" svg:x1="14.66cm" svg:y1="2.762cm" svg:x2="20.841cm" svg:y2="2.762cm">
          <text:p/>
        </draw:line>
        <draw:line draw:style-name="gr6" draw:text-style-name="P7" draw:layer="layout" svg:x1="14.66cm" svg:y1="3.162cm" svg:x2="20.841cm" svg:y2="3.162cm">
          <text:p/>
        </draw:line>
        <draw:line draw:style-name="gr6" draw:text-style-name="P7" draw:layer="layout" svg:x1="14.66cm" svg:y1="3.56cm" svg:x2="20.841cm" svg:y2="3.56cm">
          <text:p/>
        </draw:line>
        <draw:line draw:style-name="gr6" draw:text-style-name="P7" draw:layer="layout" svg:x1="14.66cm" svg:y1="3.96cm" svg:x2="20.841cm" svg:y2="3.96cm">
          <text:p/>
        </draw:line>
        <draw:line draw:style-name="gr6" draw:text-style-name="P7" draw:layer="layout" svg:x1="14.66cm" svg:y1="4.36cm" svg:x2="20.841cm" svg:y2="4.36cm">
          <text:p/>
        </draw:line>
        <draw:line draw:style-name="gr6" draw:text-style-name="P7" draw:layer="layout" svg:x1="14.66cm" svg:y1="4.759cm" svg:x2="20.841cm" svg:y2="4.759cm">
          <text:p/>
        </draw:line>
        <draw:line draw:style-name="gr6" draw:text-style-name="P7" draw:layer="layout" svg:x1="14.66cm" svg:y1="5.158cm" svg:x2="20.841cm" svg:y2="5.158cm">
          <text:p/>
        </draw:line>
        <draw:line draw:style-name="gr6" draw:text-style-name="P7" draw:layer="layout" svg:x1="14.66cm" svg:y1="5.557cm" svg:x2="20.841cm" svg:y2="5.557cm">
          <text:p/>
        </draw:line>
        <draw:line draw:style-name="gr6" draw:text-style-name="P7" draw:layer="layout" svg:x1="14.66cm" svg:y1="5.956cm" svg:x2="20.841cm" svg:y2="5.956cm">
          <text:p/>
        </draw:line>
        <draw:line draw:style-name="gr6" draw:text-style-name="P7" draw:layer="layout" svg:x1="14.66cm" svg:y1="6.356cm" svg:x2="20.841cm" svg:y2="6.356cm">
          <text:p/>
        </draw:line>
        <draw:frame draw:style-name="gr29" draw:text-style-name="P2" draw:layer="layout" svg:width="2.782cm" svg:height="0.398cm" svg:x="15.046cm" svg:y="6.4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7.063cm" svg:x2="27.256cm" svg:y2="7.063cm">
          <text:p/>
        </draw:line>
        <draw:frame draw:style-name="gr29" draw:text-style-name="P2" draw:layer="layout" svg:width="2.782cm" svg:height="0.398cm" svg:x="15.047cm" svg:y="6.4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6.509cm">
          <draw:text-box>
            <text:p text:style-name="P1"><text:span text:style-name="T2">Vi</text:span><text:span text:style-name="T2">er</text:span><text:span text:style-name="T2">n</text:span><text:span text:style-name="T2">es</text:span></text:p>
          </draw:text-box>
        </draw:frame>
        <draw:frame draw:style-name="gr31" draw:text-style-name="P16" draw:layer="layout" svg:width="0.557cm" svg:height="0.687cm" svg:x="14.615cm" svg:y="6.512cm">
          <draw:text-box>
            <text:p text:style-name="P1"><text:span text:style-name="T3">5</text:span></text:p>
          </draw:text-box>
        </draw:frame>
        <draw:frame draw:style-name="gr29" draw:text-style-name="P2" draw:layer="layout" svg:width="2.782cm" svg:height="0.398cm" svg:x="15.046cm" svg:y="11.5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9" draw:text-style-name="P2" draw:layer="layout" svg:width="2.782cm" svg:height="0.398cm" svg:x="15.047cm" svg:y="11.575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1.06cm" svg:y1="7.462cm" svg:x2="27.24cm" svg:y2="7.462cm">
          <text:p/>
        </draw:line>
        <draw:line draw:style-name="gr6" draw:text-style-name="P7" draw:layer="layout" svg:x1="21.06cm" svg:y1="7.861cm" svg:x2="27.241cm" svg:y2="7.861cm">
          <text:p/>
        </draw:line>
        <draw:line draw:style-name="gr6" draw:text-style-name="P7" draw:layer="layout" svg:x1="21.06cm" svg:y1="8.261cm" svg:x2="27.241cm" svg:y2="8.261cm">
          <text:p/>
        </draw:line>
        <draw:line draw:style-name="gr6" draw:text-style-name="P7" draw:layer="layout" svg:x1="21.06cm" svg:y1="8.659cm" svg:x2="27.241cm" svg:y2="8.659cm">
          <text:p/>
        </draw:line>
        <draw:line draw:style-name="gr6" draw:text-style-name="P7" draw:layer="layout" svg:x1="21.06cm" svg:y1="9.059cm" svg:x2="27.241cm" svg:y2="9.059cm">
          <text:p/>
        </draw:line>
        <draw:line draw:style-name="gr6" draw:text-style-name="P7" draw:layer="layout" svg:x1="21.06cm" svg:y1="9.459cm" svg:x2="27.241cm" svg:y2="9.459cm">
          <text:p/>
        </draw:line>
        <draw:line draw:style-name="gr6" draw:text-style-name="P7" draw:layer="layout" svg:x1="21.06cm" svg:y1="9.858cm" svg:x2="27.241cm" svg:y2="9.858cm">
          <text:p/>
        </draw:line>
        <draw:line draw:style-name="gr6" draw:text-style-name="P7" draw:layer="layout" svg:x1="21.06cm" svg:y1="10.257cm" svg:x2="27.241cm" svg:y2="10.257cm">
          <text:p/>
        </draw:line>
        <draw:line draw:style-name="gr6" draw:text-style-name="P7" draw:layer="layout" svg:x1="21.06cm" svg:y1="10.656cm" svg:x2="27.241cm" svg:y2="10.656cm">
          <text:p/>
        </draw:line>
        <draw:line draw:style-name="gr6" draw:text-style-name="P7" draw:layer="layout" svg:x1="21.06cm" svg:y1="11.055cm" svg:x2="27.241cm" svg:y2="11.055cm">
          <text:p/>
        </draw:line>
        <draw:line draw:style-name="gr6" draw:text-style-name="P7" draw:layer="layout" svg:x1="21.06cm" svg:y1="11.455cm" svg:x2="27.241cm" svg:y2="11.455cm">
          <text:p/>
        </draw:line>
        <draw:line draw:style-name="gr6" draw:text-style-name="P17" draw:layer="layout" svg:x1="14.66cm" svg:y1="7.463cm" svg:x2="20.84cm" svg:y2="7.463cm">
          <text:p/>
        </draw:line>
        <draw:line draw:style-name="gr6" draw:text-style-name="P17" draw:layer="layout" svg:x1="14.66cm" svg:y1="7.862cm" svg:x2="20.841cm" svg:y2="7.862cm">
          <text:p/>
        </draw:line>
        <draw:line draw:style-name="gr6" draw:text-style-name="P17" draw:layer="layout" svg:x1="14.66cm" svg:y1="8.262cm" svg:x2="20.841cm" svg:y2="8.262cm">
          <text:p/>
        </draw:line>
        <draw:line draw:style-name="gr6" draw:text-style-name="P17" draw:layer="layout" svg:x1="14.66cm" svg:y1="8.66cm" svg:x2="20.841cm" svg:y2="8.66cm">
          <text:p/>
        </draw:line>
        <draw:line draw:style-name="gr6" draw:text-style-name="P17" draw:layer="layout" svg:x1="14.66cm" svg:y1="9.06cm" svg:x2="20.841cm" svg:y2="9.06cm">
          <text:p/>
        </draw:line>
        <draw:line draw:style-name="gr6" draw:text-style-name="P17" draw:layer="layout" svg:x1="14.66cm" svg:y1="9.46cm" svg:x2="20.841cm" svg:y2="9.46cm">
          <text:p/>
        </draw:line>
        <draw:line draw:style-name="gr6" draw:text-style-name="P17" draw:layer="layout" svg:x1="14.66cm" svg:y1="9.859cm" svg:x2="20.841cm" svg:y2="9.859cm">
          <text:p/>
        </draw:line>
        <draw:line draw:style-name="gr6" draw:text-style-name="P17" draw:layer="layout" svg:x1="14.66cm" svg:y1="10.258cm" svg:x2="20.841cm" svg:y2="10.258cm">
          <text:p/>
        </draw:line>
        <draw:line draw:style-name="gr6" draw:text-style-name="P17" draw:layer="layout" svg:x1="14.66cm" svg:y1="10.657cm" svg:x2="20.841cm" svg:y2="10.657cm">
          <text:p/>
        </draw:line>
        <draw:line draw:style-name="gr6" draw:text-style-name="P17" draw:layer="layout" svg:x1="14.66cm" svg:y1="11.056cm" svg:x2="20.841cm" svg:y2="11.056cm">
          <text:p/>
        </draw:line>
        <draw:line draw:style-name="gr6" draw:text-style-name="P17" draw:layer="layout" svg:x1="14.66cm" svg:y1="11.456cm" svg:x2="20.841cm" svg:y2="11.456cm">
          <text:p/>
        </draw:line>
        <draw:frame draw:style-name="gr29" draw:text-style-name="P2" draw:layer="layout" svg:width="2.782cm" svg:height="0.398cm" svg:x="15.046cm" svg:y="11.5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12.163cm" svg:x2="27.256cm" svg:y2="12.163cm">
          <text:p/>
        </draw:line>
        <draw:frame draw:style-name="gr29" draw:text-style-name="P2" draw:layer="layout" svg:width="2.782cm" svg:height="0.398cm" svg:x="15.047cm" svg:y="11.5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11.609cm">
          <draw:text-box>
            <text:p text:style-name="P1"><text:span text:style-name="T2">S</text:span><text:span text:style-name="T2">á</text:span><text:span text:style-name="T2">b</text:span><text:span text:style-name="T2">a</text:span><text:span text:style-name="T2">d</text:span><text:span text:style-name="T2">o</text:span></text:p>
          </draw:text-box>
        </draw:frame>
        <draw:frame draw:style-name="gr33" draw:text-style-name="P5" draw:layer="layout" svg:width="0.518cm" svg:height="0.687cm" svg:x="14.615cm" svg:y="11.612cm">
          <draw:text-box>
            <text:p text:style-name="P1"><text:span text:style-name="T3">6</text:span></text:p>
          </draw:text-box>
        </draw:frame>
        <draw:line draw:style-name="gr6" draw:text-style-name="P7" draw:layer="layout" svg:x1="21.06cm" svg:y1="12.562cm" svg:x2="27.24cm" svg:y2="12.562cm">
          <text:p/>
        </draw:line>
        <draw:line draw:style-name="gr6" draw:text-style-name="P7" draw:layer="layout" svg:x1="21.06cm" svg:y1="12.961cm" svg:x2="27.241cm" svg:y2="12.961cm">
          <text:p/>
        </draw:line>
        <draw:line draw:style-name="gr6" draw:text-style-name="P7" draw:layer="layout" svg:x1="21.06cm" svg:y1="13.361cm" svg:x2="27.241cm" svg:y2="13.361cm">
          <text:p/>
        </draw:line>
        <draw:line draw:style-name="gr6" draw:text-style-name="P7" draw:layer="layout" svg:x1="21.06cm" svg:y1="13.759cm" svg:x2="27.241cm" svg:y2="13.759cm">
          <text:p/>
        </draw:line>
        <draw:line draw:style-name="gr6" draw:text-style-name="P7" draw:layer="layout" svg:x1="21.06cm" svg:y1="14.159cm" svg:x2="27.241cm" svg:y2="14.159cm">
          <text:p/>
        </draw:line>
        <draw:line draw:style-name="gr6" draw:text-style-name="P7" draw:layer="layout" svg:x1="21.06cm" svg:y1="14.559cm" svg:x2="27.241cm" svg:y2="14.559cm">
          <text:p/>
        </draw:line>
        <draw:line draw:style-name="gr6" draw:text-style-name="P7" draw:layer="layout" svg:x1="21.06cm" svg:y1="14.958cm" svg:x2="27.241cm" svg:y2="14.958cm">
          <text:p/>
        </draw:line>
        <draw:line draw:style-name="gr6" draw:text-style-name="P7" draw:layer="layout" svg:x1="21.06cm" svg:y1="15.357cm" svg:x2="27.241cm" svg:y2="15.357cm">
          <text:p/>
        </draw:line>
        <draw:line draw:style-name="gr6" draw:text-style-name="P7" draw:layer="layout" svg:x1="21.06cm" svg:y1="15.756cm" svg:x2="27.241cm" svg:y2="15.756cm">
          <text:p/>
        </draw:line>
        <draw:line draw:style-name="gr6" draw:text-style-name="P7" draw:layer="layout" svg:x1="21.06cm" svg:y1="16.155cm" svg:x2="27.241cm" svg:y2="16.155cm">
          <text:p/>
        </draw:line>
        <draw:line draw:style-name="gr6" draw:text-style-name="P18" draw:layer="layout" svg:x1="14.66cm" svg:y1="12.563cm" svg:x2="20.84cm" svg:y2="12.563cm">
          <text:p/>
        </draw:line>
        <draw:line draw:style-name="gr6" draw:text-style-name="P18" draw:layer="layout" svg:x1="14.66cm" svg:y1="12.962cm" svg:x2="20.841cm" svg:y2="12.962cm">
          <text:p/>
        </draw:line>
        <draw:line draw:style-name="gr6" draw:text-style-name="P18" draw:layer="layout" svg:x1="14.66cm" svg:y1="13.362cm" svg:x2="20.841cm" svg:y2="13.362cm">
          <text:p/>
        </draw:line>
        <draw:line draw:style-name="gr6" draw:text-style-name="P18" draw:layer="layout" svg:x1="14.66cm" svg:y1="13.76cm" svg:x2="20.841cm" svg:y2="13.76cm">
          <text:p/>
        </draw:line>
        <draw:line draw:style-name="gr6" draw:text-style-name="P18" draw:layer="layout" svg:x1="14.66cm" svg:y1="14.16cm" svg:x2="20.841cm" svg:y2="14.16cm">
          <text:p/>
        </draw:line>
        <draw:line draw:style-name="gr6" draw:text-style-name="P18" draw:layer="layout" svg:x1="14.66cm" svg:y1="14.56cm" svg:x2="20.841cm" svg:y2="14.56cm">
          <text:p/>
        </draw:line>
        <draw:line draw:style-name="gr6" draw:text-style-name="P18" draw:layer="layout" svg:x1="14.66cm" svg:y1="14.959cm" svg:x2="20.841cm" svg:y2="14.959cm">
          <text:p/>
        </draw:line>
        <draw:line draw:style-name="gr6" draw:text-style-name="P18" draw:layer="layout" svg:x1="14.66cm" svg:y1="15.358cm" svg:x2="20.841cm" svg:y2="15.358cm">
          <text:p/>
        </draw:line>
        <draw:line draw:style-name="gr6" draw:text-style-name="P18" draw:layer="layout" svg:x1="14.66cm" svg:y1="15.757cm" svg:x2="20.841cm" svg:y2="15.757cm">
          <text:p/>
        </draw:line>
        <draw:line draw:style-name="gr6" draw:text-style-name="P18" draw:layer="layout" svg:x1="14.66cm" svg:y1="16.156cm" svg:x2="20.841cm" svg:y2="16.156cm">
          <text:p/>
        </draw:line>
        <draw:frame draw:style-name="gr34" draw:text-style-name="P4" draw:layer="layout" svg:width="1.836cm" svg:height="0.533cm" svg:x="22.043cm" svg:y="11.61cm">
          <draw:text-box>
            <text:p text:style-name="P1"><text:span text:style-name="T2">D</text:span><text:span text:style-name="T2">o</text:span><text:span text:style-name="T2">m</text:span><text:span text:style-name="T2">in</text:span><text:span text:style-name="T2">g</text:span><text:span text:style-name="T2">o</text:span></text:p>
          </draw:text-box>
        </draw:frame>
        <draw:frame draw:style-name="gr4" draw:text-style-name="P5" draw:layer="layout" svg:width="0.552cm" svg:height="0.687cm" svg:x="21.092cm" svg:y="11.613cm">
          <draw:text-box>
            <text:p text:style-name="P1"><text:span text:style-name="T3">7</text:span></text:p>
          </draw:text-box>
        </draw:frame>
        <draw:frame draw:style-name="gr20" draw:text-style-name="P10" draw:layer="layout" svg:width="1.211cm" svg:height="0.517cm" svg:x="14.667cm" svg:y="17.006cm">
          <draw:text-box>
            <text:p text:style-name="P1"><text:span text:style-name="T6">N</text:span><text:span text:style-name="T6">ot</text:span><text:span text:style-name="T6">as</text:span></text:p>
          </draw:text-box>
        </draw:frame>
        <draw:line draw:style-name="gr6" draw:text-style-name="P18" draw:layer="layout" svg:x1="14.661cm" svg:y1="16.552cm" svg:x2="20.842cm" svg:y2="16.552cm">
          <text:p/>
        </draw:line>
        <draw:line draw:style-name="gr6" draw:text-style-name="P7" draw:layer="layout" svg:x1="21.061cm" svg:y1="16.552cm" svg:x2="27.242cm" svg:y2="16.552cm">
          <text:p/>
        </draw:line>
        <draw:frame draw:style-name="gr7" draw:text-style-name="P8" draw:layer="layout" svg:width="0.855cm" svg:height="0.408cm" svg:x="14.71cm" svg:y="2.13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cm" svg:y="2.533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4.71cm" svg:y="2.932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4.71cm" svg:y="3.332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4.71cm" svg:y="3.73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4.71cm" svg:y="4.13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4.71cm" svg:y="4.529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4.71cm" svg:y="4.928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4.71cm" svg:y="5.327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4.71cm" svg:y="5.727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4.71cm" svg:y="6.126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4.711cm" svg:y="7.232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1cm" svg:y="7.632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4.711cm" svg:y="8.031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4.711cm" svg:y="8.431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4.711cm" svg:y="8.829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4.711cm" svg:y="9.229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4.711cm" svg:y="9.628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4.711cm" svg:y="10.027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4.711cm" svg:y="10.426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4.711cm" svg:y="10.826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4.711cm" svg:y="11.225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4.711cm" svg:y="12.342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1cm" svg:y="12.742cm">
          <draw:text-box>
            <text:p text:style-name="P1"><text:span text:style-name="T5">9:00 <text:s/></text:span><text:span text:style-name="T5"><text:s/></text:span></text:p>
          </draw:text-box>
        </draw:frame>
        <draw:frame draw:style-name="gr9" draw:text-style-name="P8" draw:layer="layout" svg:width="0.624cm" svg:height="0.408cm" svg:x="14.711cm" svg:y="13.141cm">
          <draw:text-box>
            <text:p text:style-name="P1"><text:span text:style-name="T5">10:00</text:span></text:p>
          </draw:text-box>
        </draw:frame>
        <draw:frame draw:style-name="gr10" draw:text-style-name="P8" draw:layer="layout" svg:width="0.733cm" svg:height="0.408cm" svg:x="14.711cm" svg:y="13.541cm">
          <draw:text-box>
            <text:p text:style-name="P1"><text:span text:style-name="T5">11:00</text:span></text:p>
          </draw:text-box>
        </draw:frame>
        <draw:frame draw:style-name="gr11" draw:text-style-name="P8" draw:layer="layout" svg:width="0.717cm" svg:height="0.408cm" svg:x="14.711cm" svg:y="13.939cm">
          <draw:text-box>
            <text:p text:style-name="P1"><text:span text:style-name="T5">12:00</text:span></text:p>
          </draw:text-box>
        </draw:frame>
        <draw:frame draw:style-name="gr12" draw:text-style-name="P8" draw:layer="layout" svg:width="0.648cm" svg:height="0.409cm" svg:x="14.711cm" svg:y="14.339cm">
          <draw:text-box>
            <text:p text:style-name="P1"><text:span text:style-name="T5">13:00</text:span></text:p>
          </draw:text-box>
        </draw:frame>
        <draw:frame draw:style-name="gr13" draw:text-style-name="P8" draw:layer="layout" svg:width="0.632cm" svg:height="0.408cm" svg:x="14.711cm" svg:y="14.738cm">
          <draw:text-box>
            <text:p text:style-name="P1"><text:span text:style-name="T5">14:00</text:span></text:p>
          </draw:text-box>
        </draw:frame>
        <draw:frame draw:style-name="gr14" draw:text-style-name="P8" draw:layer="layout" svg:width="0.726cm" svg:height="0.408cm" svg:x="14.711cm" svg:y="15.137cm">
          <draw:text-box>
            <text:p text:style-name="P1"><text:span text:style-name="T5">15:00</text:span></text:p>
          </draw:text-box>
        </draw:frame>
        <draw:frame draw:style-name="gr15" draw:text-style-name="P8" draw:layer="layout" svg:width="0.709cm" svg:height="0.409cm" svg:x="14.711cm" svg:y="15.536cm">
          <draw:text-box>
            <text:p text:style-name="P1"><text:span text:style-name="T5">16:00</text:span></text:p>
          </draw:text-box>
        </draw:frame>
        <draw:frame draw:style-name="gr11" draw:text-style-name="P8" draw:layer="layout" svg:width="0.717cm" svg:height="0.408cm" svg:x="14.711cm" svg:y="15.936cm">
          <draw:text-box>
            <text:p text:style-name="P1"><text:span text:style-name="T5">17:00</text:span></text:p>
          </draw:text-box>
        </draw:frame>
        <draw:frame draw:style-name="gr16" draw:text-style-name="P8" draw:layer="layout" svg:width="0.701cm" svg:height="0.408cm" svg:x="14.711cm" svg:y="16.335cm">
          <draw:text-box>
            <text:p text:style-name="P1"><text:span text:style-name="T5">18:00</text:span></text:p>
          </draw:text-box>
        </draw:frame>
        <draw:frame draw:style-name="gr7" draw:text-style-name="P8" draw:layer="layout" svg:width="0.855cm" svg:height="0.408cm" svg:x="21.11cm" svg:y="7.232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21.11cm" svg:y="7.632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21.11cm" svg:y="8.031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21.11cm" svg:y="8.431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21.11cm" svg:y="8.829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21.11cm" svg:y="9.229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21.11cm" svg:y="9.628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21.11cm" svg:y="10.027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21.11cm" svg:y="10.426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21.11cm" svg:y="10.826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21.11cm" svg:y="11.225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21.11cm" svg:y="2.132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21.11cm" svg:y="2.532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21.11cm" svg:y="2.931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21.11cm" svg:y="3.331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21.11cm" svg:y="3.729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21.11cm" svg:y="4.129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21.11cm" svg:y="4.528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21.11cm" svg:y="4.927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21.11cm" svg:y="5.326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21.11cm" svg:y="5.726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21.11cm" svg:y="6.125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21.11cm" svg:y="12.34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21.11cm" svg:y="12.743cm">
          <draw:text-box>
            <text:p text:style-name="P1"><text:span text:style-name="T5">9:00 <text:s/></text:span><text:span text:style-name="T5"><text:s/></text:span></text:p>
          </draw:text-box>
        </draw:frame>
        <draw:frame draw:style-name="gr9" draw:text-style-name="P8" draw:layer="layout" svg:width="0.624cm" svg:height="0.408cm" svg:x="21.11cm" svg:y="13.142cm">
          <draw:text-box>
            <text:p text:style-name="P1"><text:span text:style-name="T5">10:00</text:span></text:p>
          </draw:text-box>
        </draw:frame>
        <draw:frame draw:style-name="gr10" draw:text-style-name="P8" draw:layer="layout" svg:width="0.733cm" svg:height="0.408cm" svg:x="21.11cm" svg:y="13.542cm">
          <draw:text-box>
            <text:p text:style-name="P1"><text:span text:style-name="T5">11:00</text:span></text:p>
          </draw:text-box>
        </draw:frame>
        <draw:frame draw:style-name="gr11" draw:text-style-name="P8" draw:layer="layout" svg:width="0.717cm" svg:height="0.408cm" svg:x="21.11cm" svg:y="13.94cm">
          <draw:text-box>
            <text:p text:style-name="P1"><text:span text:style-name="T5">12:00</text:span></text:p>
          </draw:text-box>
        </draw:frame>
        <draw:frame draw:style-name="gr12" draw:text-style-name="P8" draw:layer="layout" svg:width="0.648cm" svg:height="0.409cm" svg:x="21.11cm" svg:y="14.34cm">
          <draw:text-box>
            <text:p text:style-name="P1"><text:span text:style-name="T5">13:00</text:span></text:p>
          </draw:text-box>
        </draw:frame>
        <draw:frame draw:style-name="gr13" draw:text-style-name="P8" draw:layer="layout" svg:width="0.632cm" svg:height="0.408cm" svg:x="21.11cm" svg:y="14.739cm">
          <draw:text-box>
            <text:p text:style-name="P1"><text:span text:style-name="T5">14:00</text:span></text:p>
          </draw:text-box>
        </draw:frame>
        <draw:frame draw:style-name="gr14" draw:text-style-name="P8" draw:layer="layout" svg:width="0.726cm" svg:height="0.408cm" svg:x="21.11cm" svg:y="15.138cm">
          <draw:text-box>
            <text:p text:style-name="P1"><text:span text:style-name="T5">15:00</text:span></text:p>
          </draw:text-box>
        </draw:frame>
        <draw:frame draw:style-name="gr15" draw:text-style-name="P8" draw:layer="layout" svg:width="0.709cm" svg:height="0.409cm" svg:x="21.11cm" svg:y="15.537cm">
          <draw:text-box>
            <text:p text:style-name="P1"><text:span text:style-name="T5">16:00</text:span></text:p>
          </draw:text-box>
        </draw:frame>
        <draw:frame draw:style-name="gr11" draw:text-style-name="P8" draw:layer="layout" svg:width="0.717cm" svg:height="0.408cm" svg:x="21.11cm" svg:y="15.937cm">
          <draw:text-box>
            <text:p text:style-name="P1"><text:span text:style-name="T5">17:00</text:span></text:p>
          </draw:text-box>
        </draw:frame>
        <draw:frame draw:style-name="gr16" draw:text-style-name="P8" draw:layer="layout" svg:width="0.701cm" svg:height="0.408cm" svg:x="21.11cm" svg:y="16.336cm">
          <draw:text-box>
            <text:p text:style-name="P1"><text:span text:style-name="T5">18:00</text:span></text:p>
          </draw:text-box>
        </draw:frame>
        <draw:custom-shape draw:style-name="gr22" draw:text-style-name="P12" draw:layer="layout" svg:width="3.461cm" svg:height="0.348cm" svg:x="23.667cm" svg:y="18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3" draw:layer="layout" svg:width="0.198cm" svg:height="0.371cm" svg:x="23.787cm" svg:y="17.73cm">
          <draw:text-box>
            <text:p text:style-name="P1"><text:span text:style-name="T8">L</text:span></text:p>
          </draw:text-box>
        </draw:frame>
        <draw:frame draw:style-name="gr23" draw:text-style-name="P13" draw:layer="layout" svg:width="0.198cm" svg:height="0.371cm" svg:x="24.27cm" svg:y="17.73cm">
          <draw:text-box>
            <text:p text:style-name="P1"><text:span text:style-name="T8">M</text:span></text:p>
          </draw:text-box>
        </draw:frame>
        <draw:frame draw:style-name="gr23" draw:text-style-name="P13" draw:layer="layout" svg:width="0.198cm" svg:height="0.371cm" svg:x="24.782cm" svg:y="17.73cm">
          <draw:text-box>
            <text:p text:style-name="P1"><text:span text:style-name="T8">M</text:span></text:p>
          </draw:text-box>
        </draw:frame>
        <draw:frame draw:style-name="gr23" draw:text-style-name="P13" draw:layer="layout" svg:width="0.198cm" svg:height="0.371cm" svg:x="25.33cm" svg:y="17.73cm">
          <draw:text-box>
            <text:p text:style-name="P1"><text:span text:style-name="T8">J</text:span></text:p>
          </draw:text-box>
        </draw:frame>
        <draw:frame draw:style-name="gr23" draw:text-style-name="P13" draw:layer="layout" svg:width="0.198cm" svg:height="0.371cm" svg:x="25.825cm" svg:y="17.73cm">
          <draw:text-box>
            <text:p text:style-name="P1"><text:span text:style-name="T8">V</text:span></text:p>
          </draw:text-box>
        </draw:frame>
        <draw:frame draw:style-name="gr23" draw:text-style-name="P13" draw:layer="layout" svg:width="0.198cm" svg:height="0.371cm" svg:x="26.346cm" svg:y="17.73cm">
          <draw:text-box>
            <text:p text:style-name="P1"><text:span text:style-name="T8">S</text:span></text:p>
          </draw:text-box>
        </draw:frame>
        <draw:frame draw:style-name="gr23" draw:text-style-name="P13" draw:layer="layout" svg:width="0.198cm" svg:height="0.371cm" svg:x="26.847cm" svg:y="17.73cm">
          <draw:text-box>
            <text:p text:style-name="P1"><text:span text:style-name="T8">D</text:span></text:p>
          </draw:text-box>
        </draw:frame>
        <draw:custom-shape draw:style-name="gr24" draw:text-style-name="P9" draw:layer="layout" svg:width="3.293cm" svg:height="0.663cm" svg:x="23.747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0" draw:layer="layout" svg:width="1.475cm" svg:height="0.671cm" svg:x="24.72cm" svg:y="17.006cm">
          <draw:text-box>
            <text:p text:style-name="P1"><text:span text:style-name="T6">F</text:span><text:span text:style-name="T6">e</text:span><text:span text:style-name="T6">br</text:span><text:span text:style-name="T6">er</text:span><text:span text:style-name="T6">o</text:span></text:p>
          </draw:text-box>
        </draw:frame>
        <draw:line draw:style-name="gr6" draw:text-style-name="P7" draw:layer="layout" svg:x1="23.747cm" svg:y1="18.081cm" svg:x2="27.029cm" svg:y2="18.081cm">
          <text:p/>
        </draw:line>
        <draw:frame draw:style-name="gr26" draw:text-style-name="P13" draw:layer="layout" svg:width="0.198cm" svg:height="0.298cm" svg:x="25.849cm" svg:y="18.377cm">
          <draw:text-box>
            <text:p text:style-name="P1"><text:span text:style-name="T8">5</text:span></text:p>
          </draw:text-box>
        </draw:frame>
        <draw:frame draw:style-name="gr26" draw:text-style-name="P13" draw:layer="layout" svg:width="0.198cm" svg:height="0.298cm" svg:x="26.362cm" svg:y="18.377cm">
          <draw:text-box>
            <text:p text:style-name="P1"><text:span text:style-name="T8">6</text:span></text:p>
          </draw:text-box>
        </draw:frame>
        <draw:frame draw:style-name="gr26" draw:text-style-name="P13" draw:layer="layout" svg:width="0.198cm" svg:height="0.298cm" svg:x="26.883cm" svg:y="18.377cm">
          <draw:text-box>
            <text:p text:style-name="P1"><text:span text:style-name="T8">7</text:span></text:p>
          </draw:text-box>
        </draw:frame>
        <draw:frame draw:style-name="gr26" draw:text-style-name="P13" draw:layer="layout" svg:width="0.198cm" svg:height="0.298cm" svg:x="23.796cm" svg:y="18.893cm">
          <draw:text-box>
            <text:p text:style-name="P1"><text:span text:style-name="T8">8</text:span></text:p>
          </draw:text-box>
        </draw:frame>
        <draw:frame draw:style-name="gr26" draw:text-style-name="P13" draw:layer="layout" svg:width="0.198cm" svg:height="0.298cm" svg:x="24.309cm" svg:y="18.893cm">
          <draw:text-box>
            <text:p text:style-name="P1"><text:span text:style-name="T8">9</text:span></text:p>
          </draw:text-box>
        </draw:frame>
        <draw:frame draw:style-name="gr27" draw:text-style-name="P13" draw:layer="layout" svg:width="0.257cm" svg:height="0.298cm" svg:x="24.786cm" svg:y="18.893cm">
          <draw:text-box>
            <text:p text:style-name="P1"><text:span text:style-name="T8">10</text:span></text:p>
          </draw:text-box>
        </draw:frame>
        <draw:frame draw:style-name="gr27" draw:text-style-name="P13" draw:layer="layout" svg:width="0.257cm" svg:height="0.298cm" svg:x="25.327cm" svg:y="18.893cm">
          <draw:text-box>
            <text:p text:style-name="P1"><text:span text:style-name="T8">11</text:span></text:p>
          </draw:text-box>
        </draw:frame>
        <draw:frame draw:style-name="gr27" draw:text-style-name="P13" draw:layer="layout" svg:width="0.257cm" svg:height="0.298cm" svg:x="25.816cm" svg:y="18.893cm">
          <draw:text-box>
            <text:p text:style-name="P1"><text:span text:style-name="T8">12</text:span></text:p>
          </draw:text-box>
        </draw:frame>
        <draw:frame draw:style-name="gr27" draw:text-style-name="P13" draw:layer="layout" svg:width="0.257cm" svg:height="0.298cm" svg:x="26.332cm" svg:y="18.893cm">
          <draw:text-box>
            <text:p text:style-name="P1"><text:span text:style-name="T8">13</text:span></text:p>
          </draw:text-box>
        </draw:frame>
        <draw:frame draw:style-name="gr27" draw:text-style-name="P13" draw:layer="layout" svg:width="0.257cm" svg:height="0.298cm" svg:x="26.845cm" svg:y="18.893cm">
          <draw:text-box>
            <text:p text:style-name="P1"><text:span text:style-name="T8">14</text:span></text:p>
          </draw:text-box>
        </draw:frame>
        <draw:frame draw:style-name="gr27" draw:text-style-name="P13" draw:layer="layout" svg:width="0.257cm" svg:height="0.298cm" svg:x="23.761cm" svg:y="19.41cm">
          <draw:text-box>
            <text:p text:style-name="P1"><text:span text:style-name="T8">15</text:span></text:p>
          </draw:text-box>
        </draw:frame>
        <draw:frame draw:style-name="gr27" draw:text-style-name="P13" draw:layer="layout" svg:width="0.257cm" svg:height="0.298cm" svg:x="24.275cm" svg:y="19.41cm">
          <draw:text-box>
            <text:p text:style-name="P1"><text:span text:style-name="T8">16</text:span></text:p>
          </draw:text-box>
        </draw:frame>
        <draw:frame draw:style-name="gr27" draw:text-style-name="P13" draw:layer="layout" svg:width="0.257cm" svg:height="0.298cm" svg:x="24.796cm" svg:y="19.41cm">
          <draw:text-box>
            <text:p text:style-name="P1"><text:span text:style-name="T8">17</text:span></text:p>
          </draw:text-box>
        </draw:frame>
        <draw:frame draw:style-name="gr27" draw:text-style-name="P13" draw:layer="layout" svg:width="0.257cm" svg:height="0.298cm" svg:x="25.302cm" svg:y="19.41cm">
          <draw:text-box>
            <text:p text:style-name="P1"><text:span text:style-name="T8">18</text:span></text:p>
          </draw:text-box>
        </draw:frame>
        <draw:frame draw:style-name="gr27" draw:text-style-name="P13" draw:layer="layout" svg:width="0.257cm" svg:height="0.298cm" svg:x="25.815cm" svg:y="19.41cm">
          <draw:text-box>
            <text:p text:style-name="P1"><text:span text:style-name="T8">19</text:span></text:p>
          </draw:text-box>
        </draw:frame>
        <draw:frame draw:style-name="gr27" draw:text-style-name="P13" draw:layer="layout" svg:width="0.257cm" svg:height="0.298cm" svg:x="26.302cm" svg:y="19.41cm">
          <draw:text-box>
            <text:p text:style-name="P1"><text:span text:style-name="T8">20</text:span></text:p>
          </draw:text-box>
        </draw:frame>
        <draw:frame draw:style-name="gr27" draw:text-style-name="P13" draw:layer="layout" svg:width="0.257cm" svg:height="0.298cm" svg:x="26.842cm" svg:y="19.41cm">
          <draw:text-box>
            <text:p text:style-name="P1"><text:span text:style-name="T8">21</text:span></text:p>
          </draw:text-box>
        </draw:frame>
        <draw:frame draw:style-name="gr27" draw:text-style-name="P13" draw:layer="layout" svg:width="0.257cm" svg:height="0.298cm" svg:x="23.737cm" svg:y="19.929cm">
          <draw:text-box>
            <text:p text:style-name="P1"><text:span text:style-name="T8">22</text:span></text:p>
          </draw:text-box>
        </draw:frame>
        <draw:frame draw:style-name="gr27" draw:text-style-name="P13" draw:layer="layout" svg:width="0.257cm" svg:height="0.298cm" svg:x="24.253cm" svg:y="19.929cm">
          <draw:text-box>
            <text:p text:style-name="P1"><text:span text:style-name="T8">23</text:span></text:p>
          </draw:text-box>
        </draw:frame>
        <draw:frame draw:style-name="gr27" draw:text-style-name="P13" draw:layer="layout" svg:width="0.257cm" svg:height="0.298cm" svg:x="24.767cm" svg:y="19.929cm">
          <draw:text-box>
            <text:p text:style-name="P1"><text:span text:style-name="T8">24</text:span></text:p>
          </draw:text-box>
        </draw:frame>
        <draw:frame draw:style-name="gr27" draw:text-style-name="P13" draw:layer="layout" svg:width="0.257cm" svg:height="0.298cm" svg:x="25.277cm" svg:y="19.929cm">
          <draw:text-box>
            <text:p text:style-name="P1"><text:span text:style-name="T8">25</text:span></text:p>
          </draw:text-box>
        </draw:frame>
        <draw:frame draw:style-name="gr27" draw:text-style-name="P13" draw:layer="layout" svg:width="0.257cm" svg:height="0.298cm" svg:x="25.79cm" svg:y="19.929cm">
          <draw:text-box>
            <text:p text:style-name="P1"><text:span text:style-name="T8">26</text:span></text:p>
          </draw:text-box>
        </draw:frame>
        <draw:frame draw:style-name="gr27" draw:text-style-name="P13" draw:layer="layout" svg:width="0.257cm" svg:height="0.298cm" svg:x="26.311cm" svg:y="19.929cm">
          <draw:text-box>
            <text:p text:style-name="P1"><text:span text:style-name="T8">27</text:span></text:p>
          </draw:text-box>
        </draw:frame>
        <draw:frame draw:style-name="gr27" draw:text-style-name="P13" draw:layer="layout" svg:width="0.257cm" svg:height="0.298cm" svg:x="26.819cm" svg:y="19.929cm">
          <draw:text-box>
            <text:p text:style-name="P1"><text:span text:style-name="T8">28</text:span></text:p>
          </draw:text-box>
        </draw:frame>
        <draw:frame draw:style-name="gr26" draw:text-style-name="P13" draw:layer="layout" svg:width="0.198cm" svg:height="0.298cm" svg:x="23.796cm" svg:y="18.382cm">
          <draw:text-box>
            <text:p text:style-name="P1"><text:span text:style-name="T8">1</text:span></text:p>
          </draw:text-box>
        </draw:frame>
        <draw:frame draw:style-name="gr26" draw:text-style-name="P13" draw:layer="layout" svg:width="0.198cm" svg:height="0.298cm" svg:x="24.309cm" svg:y="18.382cm">
          <draw:text-box>
            <text:p text:style-name="P1"><text:span text:style-name="T8">2</text:span></text:p>
          </draw:text-box>
        </draw:frame>
        <draw:frame draw:style-name="gr27" draw:text-style-name="P13" draw:layer="layout" svg:width="0.257cm" svg:height="0.298cm" svg:x="24.786cm" svg:y="18.382cm">
          <draw:text-box>
            <text:p text:style-name="P1"><text:span text:style-name="T8">3</text:span></text:p>
          </draw:text-box>
        </draw:frame>
        <draw:frame draw:style-name="gr27" draw:text-style-name="P13" draw:layer="layout" svg:width="0.257cm" svg:height="0.298cm" svg:x="25.327cm" svg:y="18.382cm">
          <draw:text-box>
            <text:p text:style-name="P1"><text:span text:style-name="T8">4</text:span></text:p>
          </draw:text-box>
        </draw:frame>
      </draw:page>
      <draw:page draw:name="page13" draw:style-name="dp1" draw:master-page-name="master-page34">
        <draw:frame draw:style-name="gr1" draw:text-style-name="P2" draw:layer="layout" svg:width="2.869cm" svg:height="0.398cm" svg:x="1.365cm" svg:y="1.3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1.961cm" svg:x2="13.956cm" svg:y2="1.961cm">
          <text:p/>
        </draw:line>
        <draw:frame draw:style-name="gr1" draw:text-style-name="P2" draw:layer="layout" svg:width="2.869cm" svg:height="0.398cm" svg:x="1.366cm" svg:y="1.3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1.407cm">
          <draw:text-box>
            <text:p text:style-name="P1"><text:span text:style-name="T2">L</text:span><text:span text:style-name="T2">u</text:span><text:span text:style-name="T2">n</text:span><text:span text:style-name="T2">es</text:span></text:p>
          </draw:text-box>
        </draw:frame>
        <draw:frame draw:style-name="gr4" draw:text-style-name="P5" draw:layer="layout" svg:width="0.552cm" svg:height="0.687cm" svg:x="0.92cm" svg:y="1.41cm">
          <draw:text-box>
            <text:p text:style-name="P1"><text:span text:style-name="T3">1</text:span></text:p>
          </draw:text-box>
        </draw:frame>
        <draw:frame draw:style-name="gr5" draw:text-style-name="P6" draw:layer="layout" svg:width="2.917cm" svg:height="0.776cm" svg:x="0.92cm" svg:y="0.697cm">
          <draw:text-box>
            <text:p text:style-name="P1"><text:span text:style-name="T4">F</text:span><text:span text:style-name="T4">E</text:span><text:span text:style-name="T4">B</text:span><text:span text:style-name="T4">R</text:span><text:span text:style-name="T4">E</text:span><text:span text:style-name="T4">R</text:span><text:span text:style-name="T4">O</text:span></text:p>
          </draw:text-box>
        </draw:frame>
        <draw:frame draw:style-name="gr1" draw:text-style-name="P2" draw:layer="layout" svg:width="2.869cm" svg:height="0.398cm" svg:x="1.365cm" svg:y="6.3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366cm" svg:y="6.3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7.567cm" svg:y1="2.36cm" svg:x2="13.94cm" svg:y2="2.36cm">
          <text:p/>
        </draw:line>
        <draw:line draw:style-name="gr6" draw:text-style-name="P7" draw:layer="layout" svg:x1="7.567cm" svg:y1="2.759cm" svg:x2="13.941cm" svg:y2="2.759cm">
          <text:p/>
        </draw:line>
        <draw:line draw:style-name="gr6" draw:text-style-name="P7" draw:layer="layout" svg:x1="7.567cm" svg:y1="3.159cm" svg:x2="13.941cm" svg:y2="3.159cm">
          <text:p/>
        </draw:line>
        <draw:line draw:style-name="gr6" draw:text-style-name="P7" draw:layer="layout" svg:x1="7.567cm" svg:y1="3.557cm" svg:x2="13.941cm" svg:y2="3.557cm">
          <text:p/>
        </draw:line>
        <draw:line draw:style-name="gr6" draw:text-style-name="P7" draw:layer="layout" svg:x1="7.567cm" svg:y1="3.957cm" svg:x2="13.941cm" svg:y2="3.957cm">
          <text:p/>
        </draw:line>
        <draw:line draw:style-name="gr6" draw:text-style-name="P7" draw:layer="layout" svg:x1="7.567cm" svg:y1="4.357cm" svg:x2="13.941cm" svg:y2="4.357cm">
          <text:p/>
        </draw:line>
        <draw:line draw:style-name="gr6" draw:text-style-name="P7" draw:layer="layout" svg:x1="7.567cm" svg:y1="4.756cm" svg:x2="13.941cm" svg:y2="4.756cm">
          <text:p/>
        </draw:line>
        <draw:line draw:style-name="gr6" draw:text-style-name="P7" draw:layer="layout" svg:x1="7.567cm" svg:y1="5.155cm" svg:x2="13.941cm" svg:y2="5.155cm">
          <text:p/>
        </draw:line>
        <draw:line draw:style-name="gr6" draw:text-style-name="P7" draw:layer="layout" svg:x1="7.567cm" svg:y1="5.554cm" svg:x2="13.941cm" svg:y2="5.554cm">
          <text:p/>
        </draw:line>
        <draw:line draw:style-name="gr6" draw:text-style-name="P7" draw:layer="layout" svg:x1="7.567cm" svg:y1="5.953cm" svg:x2="13.941cm" svg:y2="5.953cm">
          <text:p/>
        </draw:line>
        <draw:line draw:style-name="gr6" draw:text-style-name="P7" draw:layer="layout" svg:x1="7.567cm" svg:y1="6.353cm" svg:x2="13.941cm" svg:y2="6.353cm">
          <text:p/>
        </draw:line>
        <draw:frame draw:style-name="gr7" draw:text-style-name="P8" draw:layer="layout" svg:width="0.855cm" svg:height="0.408cm" svg:x="1.017cm" svg:y="2.1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7cm" svg:y="2.53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7cm" svg:y="2.92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7cm" svg:y="3.32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7cm" svg:y="3.72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7cm" svg:y="4.12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7cm" svg:y="4.52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7cm" svg:y="4.92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7cm" svg:y="5.32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7cm" svg:y="5.72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7cm" svg:y="6.123cm">
          <draw:text-box>
            <text:p text:style-name="P1"><text:span text:style-name="T5">13:00</text:span></text:p>
          </draw:text-box>
        </draw:frame>
        <draw:line draw:style-name="gr6" draw:text-style-name="P7" draw:layer="layout" svg:x1="0.967cm" svg:y1="2.361cm" svg:x2="7.34cm" svg:y2="2.361cm">
          <text:p/>
        </draw:line>
        <draw:line draw:style-name="gr6" draw:text-style-name="P7" draw:layer="layout" svg:x1="0.967cm" svg:y1="2.76cm" svg:x2="7.341cm" svg:y2="2.76cm">
          <text:p/>
        </draw:line>
        <draw:line draw:style-name="gr6" draw:text-style-name="P7" draw:layer="layout" svg:x1="0.967cm" svg:y1="3.16cm" svg:x2="7.341cm" svg:y2="3.16cm">
          <text:p/>
        </draw:line>
        <draw:line draw:style-name="gr6" draw:text-style-name="P7" draw:layer="layout" svg:x1="0.967cm" svg:y1="3.558cm" svg:x2="7.341cm" svg:y2="3.558cm">
          <text:p/>
        </draw:line>
        <draw:line draw:style-name="gr6" draw:text-style-name="P7" draw:layer="layout" svg:x1="0.967cm" svg:y1="3.958cm" svg:x2="7.341cm" svg:y2="3.958cm">
          <text:p/>
        </draw:line>
        <draw:line draw:style-name="gr6" draw:text-style-name="P7" draw:layer="layout" svg:x1="0.967cm" svg:y1="4.358cm" svg:x2="7.341cm" svg:y2="4.358cm">
          <text:p/>
        </draw:line>
        <draw:line draw:style-name="gr6" draw:text-style-name="P7" draw:layer="layout" svg:x1="0.967cm" svg:y1="4.757cm" svg:x2="7.341cm" svg:y2="4.757cm">
          <text:p/>
        </draw:line>
        <draw:line draw:style-name="gr6" draw:text-style-name="P7" draw:layer="layout" svg:x1="0.967cm" svg:y1="5.156cm" svg:x2="7.341cm" svg:y2="5.156cm">
          <text:p/>
        </draw:line>
        <draw:line draw:style-name="gr6" draw:text-style-name="P7" draw:layer="layout" svg:x1="0.967cm" svg:y1="5.555cm" svg:x2="7.341cm" svg:y2="5.555cm">
          <text:p/>
        </draw:line>
        <draw:line draw:style-name="gr6" draw:text-style-name="P7" draw:layer="layout" svg:x1="0.967cm" svg:y1="5.954cm" svg:x2="7.341cm" svg:y2="5.954cm">
          <text:p/>
        </draw:line>
        <draw:line draw:style-name="gr6" draw:text-style-name="P7" draw:layer="layout" svg:x1="0.967cm" svg:y1="6.354cm" svg:x2="7.341cm" svg:y2="6.354cm">
          <text:p/>
        </draw:line>
        <draw:frame draw:style-name="gr1" draw:text-style-name="P2" draw:layer="layout" svg:width="2.869cm" svg:height="0.398cm" svg:x="1.365cm" svg:y="6.4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7.061cm" svg:x2="13.956cm" svg:y2="7.061cm">
          <text:p/>
        </draw:line>
        <draw:frame draw:style-name="gr1" draw:text-style-name="P2" draw:layer="layout" svg:width="2.869cm" svg:height="0.398cm" svg:x="1.366cm" svg:y="6.4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6.507cm">
          <draw:text-box>
            <text:p text:style-name="P1"><text:span text:style-name="T2">M</text:span><text:span text:style-name="T2">ar</text:span><text:span text:style-name="T2">te</text:span><text:span text:style-name="T2">s</text:span></text:p>
          </draw:text-box>
        </draw:frame>
        <draw:frame draw:style-name="gr17" draw:text-style-name="P5" draw:layer="layout" svg:width="0.54cm" svg:height="0.687cm" svg:x="0.92cm" svg:y="6.51cm">
          <draw:text-box>
            <text:p text:style-name="P1"><text:span text:style-name="T3">2</text:span></text:p>
          </draw:text-box>
        </draw:frame>
        <draw:frame draw:style-name="gr1" draw:text-style-name="P2" draw:layer="layout" svg:width="2.869cm" svg:height="0.398cm" svg:x="1.365cm" svg:y="11.5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366cm" svg:y="11.5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7.567cm" svg:y1="7.46cm" svg:x2="13.94cm" svg:y2="7.46cm">
          <text:p/>
        </draw:line>
        <draw:line draw:style-name="gr6" draw:text-style-name="P7" draw:layer="layout" svg:x1="7.567cm" svg:y1="7.859cm" svg:x2="13.941cm" svg:y2="7.859cm">
          <text:p/>
        </draw:line>
        <draw:line draw:style-name="gr6" draw:text-style-name="P7" draw:layer="layout" svg:x1="7.567cm" svg:y1="8.259cm" svg:x2="13.941cm" svg:y2="8.259cm">
          <text:p/>
        </draw:line>
        <draw:line draw:style-name="gr6" draw:text-style-name="P7" draw:layer="layout" svg:x1="7.567cm" svg:y1="8.657cm" svg:x2="13.941cm" svg:y2="8.657cm">
          <text:p/>
        </draw:line>
        <draw:line draw:style-name="gr6" draw:text-style-name="P7" draw:layer="layout" svg:x1="7.567cm" svg:y1="9.057cm" svg:x2="13.941cm" svg:y2="9.057cm">
          <text:p/>
        </draw:line>
        <draw:line draw:style-name="gr6" draw:text-style-name="P7" draw:layer="layout" svg:x1="7.567cm" svg:y1="9.457cm" svg:x2="13.941cm" svg:y2="9.457cm">
          <text:p/>
        </draw:line>
        <draw:line draw:style-name="gr6" draw:text-style-name="P7" draw:layer="layout" svg:x1="7.567cm" svg:y1="9.856cm" svg:x2="13.941cm" svg:y2="9.856cm">
          <text:p/>
        </draw:line>
        <draw:line draw:style-name="gr6" draw:text-style-name="P7" draw:layer="layout" svg:x1="7.567cm" svg:y1="10.255cm" svg:x2="13.941cm" svg:y2="10.255cm">
          <text:p/>
        </draw:line>
        <draw:line draw:style-name="gr6" draw:text-style-name="P7" draw:layer="layout" svg:x1="7.567cm" svg:y1="10.654cm" svg:x2="13.941cm" svg:y2="10.654cm">
          <text:p/>
        </draw:line>
        <draw:line draw:style-name="gr6" draw:text-style-name="P7" draw:layer="layout" svg:x1="7.567cm" svg:y1="11.053cm" svg:x2="13.941cm" svg:y2="11.053cm">
          <text:p/>
        </draw:line>
        <draw:line draw:style-name="gr6" draw:text-style-name="P7" draw:layer="layout" svg:x1="7.567cm" svg:y1="11.453cm" svg:x2="13.941cm" svg:y2="11.453cm">
          <text:p/>
        </draw:line>
        <draw:line draw:style-name="gr6" draw:text-style-name="P7" draw:layer="layout" svg:x1="0.967cm" svg:y1="7.461cm" svg:x2="7.34cm" svg:y2="7.461cm">
          <text:p/>
        </draw:line>
        <draw:line draw:style-name="gr6" draw:text-style-name="P7" draw:layer="layout" svg:x1="0.967cm" svg:y1="7.86cm" svg:x2="7.341cm" svg:y2="7.86cm">
          <text:p/>
        </draw:line>
        <draw:line draw:style-name="gr6" draw:text-style-name="P7" draw:layer="layout" svg:x1="0.967cm" svg:y1="8.26cm" svg:x2="7.341cm" svg:y2="8.26cm">
          <text:p/>
        </draw:line>
        <draw:line draw:style-name="gr6" draw:text-style-name="P7" draw:layer="layout" svg:x1="0.967cm" svg:y1="8.658cm" svg:x2="7.341cm" svg:y2="8.658cm">
          <text:p/>
        </draw:line>
        <draw:line draw:style-name="gr6" draw:text-style-name="P7" draw:layer="layout" svg:x1="0.967cm" svg:y1="9.058cm" svg:x2="7.341cm" svg:y2="9.058cm">
          <text:p/>
        </draw:line>
        <draw:line draw:style-name="gr6" draw:text-style-name="P7" draw:layer="layout" svg:x1="0.967cm" svg:y1="9.458cm" svg:x2="7.341cm" svg:y2="9.458cm">
          <text:p/>
        </draw:line>
        <draw:line draw:style-name="gr6" draw:text-style-name="P7" draw:layer="layout" svg:x1="0.967cm" svg:y1="9.857cm" svg:x2="7.341cm" svg:y2="9.857cm">
          <text:p/>
        </draw:line>
        <draw:line draw:style-name="gr6" draw:text-style-name="P7" draw:layer="layout" svg:x1="0.967cm" svg:y1="10.256cm" svg:x2="7.341cm" svg:y2="10.256cm">
          <text:p/>
        </draw:line>
        <draw:line draw:style-name="gr6" draw:text-style-name="P7" draw:layer="layout" svg:x1="0.967cm" svg:y1="10.655cm" svg:x2="7.341cm" svg:y2="10.655cm">
          <text:p/>
        </draw:line>
        <draw:line draw:style-name="gr6" draw:text-style-name="P7" draw:layer="layout" svg:x1="0.967cm" svg:y1="11.054cm" svg:x2="7.341cm" svg:y2="11.054cm">
          <text:p/>
        </draw:line>
        <draw:line draw:style-name="gr6" draw:text-style-name="P7" draw:layer="layout" svg:x1="0.967cm" svg:y1="11.454cm" svg:x2="7.341cm" svg:y2="11.454cm">
          <text:p/>
        </draw:line>
        <draw:frame draw:style-name="gr1" draw:text-style-name="P2" draw:layer="layout" svg:width="2.869cm" svg:height="0.398cm" svg:x="1.365cm" svg:y="11.5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12.161cm" svg:x2="13.956cm" svg:y2="12.161cm">
          <text:p/>
        </draw:line>
        <draw:frame draw:style-name="gr1" draw:text-style-name="P2" draw:layer="layout" svg:width="2.869cm" svg:height="0.398cm" svg:x="1.366cm" svg:y="11.5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11.607cm">
          <draw:text-box>
            <text:p text:style-name="P1"><text:span text:style-name="T2">M</text:span><text:span text:style-name="T2">ié</text:span><text:span text:style-name="T2">rc</text:span><text:span text:style-name="T2">ol</text:span><text:span text:style-name="T2">es</text:span></text:p>
          </draw:text-box>
        </draw:frame>
        <draw:frame draw:style-name="gr18" draw:text-style-name="P5" draw:layer="layout" svg:width="0.544cm" svg:height="0.687cm" svg:x="0.92cm" svg:y="11.61cm">
          <draw:text-box>
            <text:p text:style-name="P1"><text:span text:style-name="T3">3</text:span></text:p>
          </draw:text-box>
        </draw:frame>
        <draw:line draw:style-name="gr6" draw:text-style-name="P7" draw:layer="layout" svg:x1="7.567cm" svg:y1="12.56cm" svg:x2="13.94cm" svg:y2="12.56cm">
          <text:p/>
        </draw:line>
        <draw:line draw:style-name="gr6" draw:text-style-name="P7" draw:layer="layout" svg:x1="7.567cm" svg:y1="12.959cm" svg:x2="13.941cm" svg:y2="12.959cm">
          <text:p/>
        </draw:line>
        <draw:line draw:style-name="gr6" draw:text-style-name="P7" draw:layer="layout" svg:x1="7.567cm" svg:y1="13.359cm" svg:x2="13.941cm" svg:y2="13.359cm">
          <text:p/>
        </draw:line>
        <draw:line draw:style-name="gr6" draw:text-style-name="P7" draw:layer="layout" svg:x1="7.567cm" svg:y1="13.757cm" svg:x2="13.941cm" svg:y2="13.757cm">
          <text:p/>
        </draw:line>
        <draw:line draw:style-name="gr6" draw:text-style-name="P7" draw:layer="layout" svg:x1="7.567cm" svg:y1="14.157cm" svg:x2="13.941cm" svg:y2="14.157cm">
          <text:p/>
        </draw:line>
        <draw:line draw:style-name="gr6" draw:text-style-name="P7" draw:layer="layout" svg:x1="7.567cm" svg:y1="14.557cm" svg:x2="13.941cm" svg:y2="14.557cm">
          <text:p/>
        </draw:line>
        <draw:line draw:style-name="gr6" draw:text-style-name="P7" draw:layer="layout" svg:x1="7.567cm" svg:y1="14.956cm" svg:x2="13.941cm" svg:y2="14.956cm">
          <text:p/>
        </draw:line>
        <draw:line draw:style-name="gr6" draw:text-style-name="P7" draw:layer="layout" svg:x1="7.567cm" svg:y1="15.355cm" svg:x2="13.941cm" svg:y2="15.355cm">
          <text:p/>
        </draw:line>
        <draw:line draw:style-name="gr6" draw:text-style-name="P7" draw:layer="layout" svg:x1="7.567cm" svg:y1="15.754cm" svg:x2="13.941cm" svg:y2="15.754cm">
          <text:p/>
        </draw:line>
        <draw:line draw:style-name="gr6" draw:text-style-name="P7" draw:layer="layout" svg:x1="7.567cm" svg:y1="16.153cm" svg:x2="13.941cm" svg:y2="16.153cm">
          <text:p/>
        </draw:line>
        <draw:line draw:style-name="gr6" draw:text-style-name="P7" draw:layer="layout" svg:x1="7.567cm" svg:y1="16.553cm" svg:x2="13.941cm" svg:y2="16.553cm">
          <text:p/>
        </draw:line>
        <draw:line draw:style-name="gr6" draw:text-style-name="P7" draw:layer="layout" svg:x1="0.967cm" svg:y1="12.561cm" svg:x2="7.34cm" svg:y2="12.561cm">
          <text:p/>
        </draw:line>
        <draw:line draw:style-name="gr6" draw:text-style-name="P7" draw:layer="layout" svg:x1="0.967cm" svg:y1="12.96cm" svg:x2="7.341cm" svg:y2="12.96cm">
          <text:p/>
        </draw:line>
        <draw:line draw:style-name="gr6" draw:text-style-name="P7" draw:layer="layout" svg:x1="0.967cm" svg:y1="13.36cm" svg:x2="7.341cm" svg:y2="13.36cm">
          <text:p/>
        </draw:line>
        <draw:line draw:style-name="gr6" draw:text-style-name="P7" draw:layer="layout" svg:x1="0.967cm" svg:y1="13.758cm" svg:x2="7.341cm" svg:y2="13.758cm">
          <text:p/>
        </draw:line>
        <draw:line draw:style-name="gr6" draw:text-style-name="P7" draw:layer="layout" svg:x1="0.967cm" svg:y1="14.158cm" svg:x2="7.341cm" svg:y2="14.158cm">
          <text:p/>
        </draw:line>
        <draw:line draw:style-name="gr6" draw:text-style-name="P7" draw:layer="layout" svg:x1="0.967cm" svg:y1="14.558cm" svg:x2="7.341cm" svg:y2="14.558cm">
          <text:p/>
        </draw:line>
        <draw:line draw:style-name="gr6" draw:text-style-name="P7" draw:layer="layout" svg:x1="0.967cm" svg:y1="14.957cm" svg:x2="7.341cm" svg:y2="14.957cm">
          <text:p/>
        </draw:line>
        <draw:line draw:style-name="gr6" draw:text-style-name="P7" draw:layer="layout" svg:x1="0.967cm" svg:y1="15.356cm" svg:x2="7.341cm" svg:y2="15.356cm">
          <text:p/>
        </draw:line>
        <draw:line draw:style-name="gr6" draw:text-style-name="P7" draw:layer="layout" svg:x1="0.967cm" svg:y1="15.755cm" svg:x2="7.341cm" svg:y2="15.755cm">
          <text:p/>
        </draw:line>
        <draw:line draw:style-name="gr6" draw:text-style-name="P7" draw:layer="layout" svg:x1="0.967cm" svg:y1="16.154cm" svg:x2="7.341cm" svg:y2="16.154cm">
          <text:p/>
        </draw:line>
        <draw:line draw:style-name="gr6" draw:text-style-name="P7" draw:layer="layout" svg:x1="0.967cm" svg:y1="16.554cm" svg:x2="7.341cm" svg:y2="16.554cm">
          <text:p/>
        </draw:line>
        <draw:frame draw:style-name="gr1" draw:text-style-name="P2" draw:layer="layout" svg:width="2.869cm" svg:height="0.398cm" svg:x="1.098cm" svg:y="20.77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099cm" svg:y="20.7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.222cm" svg:y1="17.258cm" svg:x2="13.972cm" svg:y2="17.258cm">
          <text:p/>
        </draw:line>
        <draw:line draw:style-name="gr6" draw:text-style-name="P7" draw:layer="layout" svg:x1="0.7cm" svg:y1="17.658cm" svg:x2="13.972cm" svg:y2="17.658cm">
          <text:p/>
        </draw:line>
        <draw:line draw:style-name="gr6" draw:text-style-name="P7" draw:layer="layout" svg:x1="0.7cm" svg:y1="18.056cm" svg:x2="13.972cm" svg:y2="18.056cm">
          <text:p/>
        </draw:line>
        <draw:line draw:style-name="gr6" draw:text-style-name="P7" draw:layer="layout" svg:x1="0.7cm" svg:y1="18.456cm" svg:x2="13.972cm" svg:y2="18.456cm">
          <text:p/>
        </draw:line>
        <draw:line draw:style-name="gr6" draw:text-style-name="P7" draw:layer="layout" svg:x1="0.7cm" svg:y1="18.856cm" svg:x2="13.972cm" svg:y2="18.856cm">
          <text:p/>
        </draw:line>
        <draw:line draw:style-name="gr6" draw:text-style-name="P7" draw:layer="layout" svg:x1="0.7cm" svg:y1="19.255cm" svg:x2="13.972cm" svg:y2="19.255cm">
          <text:p/>
        </draw:line>
        <draw:line draw:style-name="gr6" draw:text-style-name="P7" draw:layer="layout" svg:x1="0.7cm" svg:y1="19.654cm" svg:x2="13.972cm" svg:y2="19.654cm">
          <text:p/>
        </draw:line>
        <draw:line draw:style-name="gr6" draw:text-style-name="P7" draw:layer="layout" svg:x1="0.7cm" svg:y1="20.053cm" svg:x2="13.972cm" svg:y2="20.053cm">
          <text:p/>
        </draw:line>
        <draw:line draw:style-name="gr6" draw:text-style-name="P7" draw:layer="layout" svg:x1="0.7cm" svg:y1="20.452cm" svg:x2="13.972cm" svg:y2="20.452cm">
          <text:p/>
        </draw:line>
        <draw:frame draw:style-name="gr7" draw:text-style-name="P8" draw:layer="layout" svg:width="0.855cm" svg:height="0.408cm" svg:x="7.618cm" svg:y="2.131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8cm" svg:y="2.531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8cm" svg:y="2.93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8cm" svg:y="3.33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8cm" svg:y="3.728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8cm" svg:y="4.128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8cm" svg:y="4.527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8cm" svg:y="4.926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8cm" svg:y="5.325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8cm" svg:y="5.725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8cm" svg:y="6.124cm">
          <draw:text-box>
            <text:p text:style-name="P1"><text:span text:style-name="T5">18:30</text:span></text:p>
          </draw:text-box>
        </draw:frame>
        <draw:custom-shape draw:style-name="gr19" draw:text-style-name="P9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0" draw:layer="layout" svg:width="1.211cm" svg:height="0.517cm" svg:x="0.967cm" svg:y="17.004cm">
          <draw:text-box>
            <text:p text:style-name="P1"><text:span text:style-name="T6">N</text:span><text:span text:style-name="T6">ot</text:span><text:span text:style-name="T6">as</text:span></text:p>
          </draw:text-box>
        </draw:frame>
        <draw:frame draw:style-name="gr21" draw:text-style-name="P11" draw:layer="layout" svg:width="2.186cm" svg:height="0.556cm" svg:x="6.8cm" svg:y="1.208cm">
          <draw:text-box>
            <text:p text:style-name="P1"><text:span text:style-name="T7">S</text:span><text:span text:style-name="T7">e</text:span><text:span text:style-name="T7">m</text:span><text:span text:style-name="T7">a</text:span><text:span text:style-name="T7">n</text:span><text:span text:style-name="T7">a </text:span><text:span text:style-name="T7">5</text:span></text:p>
          </draw:text-box>
        </draw:frame>
        <draw:frame draw:style-name="gr7" draw:text-style-name="P8" draw:layer="layout" svg:width="0.855cm" svg:height="0.408cm" svg:x="7.619cm" svg:y="7.23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9cm" svg:y="7.63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9cm" svg:y="8.029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9cm" svg:y="8.429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9cm" svg:y="8.827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9cm" svg:y="9.227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9cm" svg:y="9.626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9cm" svg:y="10.025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9cm" svg:y="10.424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9cm" svg:y="10.824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9cm" svg:y="11.223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7.619cm" svg:y="12.34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9cm" svg:y="12.74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9cm" svg:y="13.139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9cm" svg:y="13.539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9cm" svg:y="13.937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9cm" svg:y="14.337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9cm" svg:y="14.736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9cm" svg:y="15.135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9cm" svg:y="15.534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9cm" svg:y="15.934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9cm" svg:y="16.333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1.018cm" svg:y="7.2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8cm" svg:y="7.63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8cm" svg:y="8.02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8cm" svg:y="8.42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8cm" svg:y="8.82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8cm" svg:y="9.22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8cm" svg:y="9.62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8cm" svg:y="10.02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8cm" svg:y="10.42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8cm" svg:y="10.82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8cm" svg:y="11.223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.018cm" svg:y="12.34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8cm" svg:y="12.74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8cm" svg:y="13.13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8cm" svg:y="13.53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8cm" svg:y="13.93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8cm" svg:y="14.33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8cm" svg:y="14.73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8cm" svg:y="15.13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8cm" svg:y="15.53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8cm" svg:y="15.93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8cm" svg:y="16.333cm">
          <draw:text-box>
            <text:p text:style-name="P1"><text:span text:style-name="T5">13:00</text:span></text:p>
          </draw:text-box>
        </draw:frame>
        <draw:custom-shape draw:style-name="gr19" draw:text-style-name="P9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" draw:layer="layout" svg:width="2.415cm" svg:height="0.398cm" svg:x="14.284cm" svg:y="20.7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8" draw:text-style-name="P2" draw:layer="layout" svg:width="2.415cm" svg:height="0.398cm" svg:x="14.285cm" svg:y="20.7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15.964cm" svg:y1="17.261cm" svg:x2="23.46cm" svg:y2="17.261cm">
          <text:p/>
        </draw:line>
        <draw:line draw:style-name="gr6" draw:text-style-name="P7" draw:layer="layout" svg:x1="14cm" svg:y1="17.661cm" svg:x2="23.46cm" svg:y2="17.661cm">
          <text:p/>
        </draw:line>
        <draw:line draw:style-name="gr6" draw:text-style-name="P7" draw:layer="layout" svg:x1="14cm" svg:y1="18.059cm" svg:x2="23.46cm" svg:y2="18.059cm">
          <text:p/>
        </draw:line>
        <draw:line draw:style-name="gr6" draw:text-style-name="P7" draw:layer="layout" svg:x1="14cm" svg:y1="18.459cm" svg:x2="23.46cm" svg:y2="18.459cm">
          <text:p/>
        </draw:line>
        <draw:line draw:style-name="gr6" draw:text-style-name="P7" draw:layer="layout" svg:x1="14cm" svg:y1="18.859cm" svg:x2="23.46cm" svg:y2="18.859cm">
          <text:p/>
        </draw:line>
        <draw:line draw:style-name="gr6" draw:text-style-name="P7" draw:layer="layout" svg:x1="14cm" svg:y1="19.258cm" svg:x2="23.46cm" svg:y2="19.258cm">
          <text:p/>
        </draw:line>
        <draw:line draw:style-name="gr6" draw:text-style-name="P7" draw:layer="layout" svg:x1="14cm" svg:y1="19.657cm" svg:x2="23.46cm" svg:y2="19.657cm">
          <text:p/>
        </draw:line>
        <draw:line draw:style-name="gr6" draw:text-style-name="P7" draw:layer="layout" svg:x1="14cm" svg:y1="20.056cm" svg:x2="23.46cm" svg:y2="20.056cm">
          <text:p/>
        </draw:line>
        <draw:line draw:style-name="gr6" draw:text-style-name="P7" draw:layer="layout" svg:x1="14cm" svg:y1="20.455cm" svg:x2="23.46cm" svg:y2="20.455cm">
          <text:p/>
        </draw:line>
        <draw:frame draw:style-name="gr29" draw:text-style-name="P2" draw:layer="layout" svg:width="2.782cm" svg:height="0.398cm" svg:x="15.046cm" svg:y="1.3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1.963cm" svg:x2="27.256cm" svg:y2="1.963cm">
          <text:p/>
        </draw:line>
        <draw:frame draw:style-name="gr29" draw:text-style-name="P2" draw:layer="layout" svg:width="2.782cm" svg:height="0.398cm" svg:x="15.047cm" svg:y="1.3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1.409cm">
          <draw:text-box>
            <text:p text:style-name="P1"><text:span text:style-name="T2">J</text:span><text:span text:style-name="T2">u</text:span><text:span text:style-name="T2">e</text:span><text:span text:style-name="T2">v</text:span><text:span text:style-name="T2">es</text:span></text:p>
          </draw:text-box>
        </draw:frame>
        <draw:frame draw:style-name="gr31" draw:text-style-name="P5" draw:layer="layout" svg:width="0.557cm" svg:height="0.687cm" svg:x="14.615cm" svg:y="1.412cm">
          <draw:text-box>
            <text:p text:style-name="P1"><text:span text:style-name="T3">21</text:span></text:p>
          </draw:text-box>
        </draw:frame>
        <draw:frame draw:style-name="gr32" draw:text-style-name="P15" draw:layer="layout" svg:width="1.543cm" svg:height="1.729cm" svg:x="25.56cm" svg:y="0.699cm">
          <draw:text-box>
            <text:p text:style-name="P14"><text:span text:style-name="T4">2</text:span><text:span text:style-name="T4">0</text:span><text:span text:style-name="T4">2</text:span><text:span text:style-name="T4">1</text:span></text:p>
          </draw:text-box>
        </draw:frame>
        <draw:frame draw:style-name="gr29" draw:text-style-name="P2" draw:layer="layout" svg:width="2.782cm" svg:height="0.398cm" svg:x="15.046cm" svg:y="6.3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9" draw:text-style-name="P2" draw:layer="layout" svg:width="2.782cm" svg:height="0.398cm" svg:x="15.047cm" svg:y="6.375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1.06cm" svg:y1="2.362cm" svg:x2="27.24cm" svg:y2="2.362cm">
          <text:p/>
        </draw:line>
        <draw:line draw:style-name="gr6" draw:text-style-name="P7" draw:layer="layout" svg:x1="21.06cm" svg:y1="2.761cm" svg:x2="27.241cm" svg:y2="2.761cm">
          <text:p/>
        </draw:line>
        <draw:line draw:style-name="gr6" draw:text-style-name="P7" draw:layer="layout" svg:x1="21.06cm" svg:y1="3.161cm" svg:x2="27.241cm" svg:y2="3.161cm">
          <text:p/>
        </draw:line>
        <draw:line draw:style-name="gr6" draw:text-style-name="P7" draw:layer="layout" svg:x1="21.06cm" svg:y1="3.559cm" svg:x2="27.241cm" svg:y2="3.559cm">
          <text:p/>
        </draw:line>
        <draw:line draw:style-name="gr6" draw:text-style-name="P7" draw:layer="layout" svg:x1="21.06cm" svg:y1="3.959cm" svg:x2="27.241cm" svg:y2="3.959cm">
          <text:p/>
        </draw:line>
        <draw:line draw:style-name="gr6" draw:text-style-name="P7" draw:layer="layout" svg:x1="21.06cm" svg:y1="4.359cm" svg:x2="27.241cm" svg:y2="4.359cm">
          <text:p/>
        </draw:line>
        <draw:line draw:style-name="gr6" draw:text-style-name="P7" draw:layer="layout" svg:x1="21.06cm" svg:y1="4.758cm" svg:x2="27.241cm" svg:y2="4.758cm">
          <text:p/>
        </draw:line>
        <draw:line draw:style-name="gr6" draw:text-style-name="P7" draw:layer="layout" svg:x1="21.06cm" svg:y1="5.157cm" svg:x2="27.241cm" svg:y2="5.157cm">
          <text:p/>
        </draw:line>
        <draw:line draw:style-name="gr6" draw:text-style-name="P7" draw:layer="layout" svg:x1="21.06cm" svg:y1="5.556cm" svg:x2="27.241cm" svg:y2="5.556cm">
          <text:p/>
        </draw:line>
        <draw:line draw:style-name="gr6" draw:text-style-name="P7" draw:layer="layout" svg:x1="21.06cm" svg:y1="5.955cm" svg:x2="27.241cm" svg:y2="5.955cm">
          <text:p/>
        </draw:line>
        <draw:line draw:style-name="gr6" draw:text-style-name="P7" draw:layer="layout" svg:x1="21.06cm" svg:y1="6.355cm" svg:x2="27.241cm" svg:y2="6.355cm">
          <text:p/>
        </draw:line>
        <draw:line draw:style-name="gr6" draw:text-style-name="P7" draw:layer="layout" svg:x1="14.66cm" svg:y1="2.363cm" svg:x2="20.84cm" svg:y2="2.363cm">
          <text:p/>
        </draw:line>
        <draw:line draw:style-name="gr6" draw:text-style-name="P7" draw:layer="layout" svg:x1="14.66cm" svg:y1="2.762cm" svg:x2="20.841cm" svg:y2="2.762cm">
          <text:p/>
        </draw:line>
        <draw:line draw:style-name="gr6" draw:text-style-name="P7" draw:layer="layout" svg:x1="14.66cm" svg:y1="3.162cm" svg:x2="20.841cm" svg:y2="3.162cm">
          <text:p/>
        </draw:line>
        <draw:line draw:style-name="gr6" draw:text-style-name="P7" draw:layer="layout" svg:x1="14.66cm" svg:y1="3.56cm" svg:x2="20.841cm" svg:y2="3.56cm">
          <text:p/>
        </draw:line>
        <draw:line draw:style-name="gr6" draw:text-style-name="P7" draw:layer="layout" svg:x1="14.66cm" svg:y1="3.96cm" svg:x2="20.841cm" svg:y2="3.96cm">
          <text:p/>
        </draw:line>
        <draw:line draw:style-name="gr6" draw:text-style-name="P7" draw:layer="layout" svg:x1="14.66cm" svg:y1="4.36cm" svg:x2="20.841cm" svg:y2="4.36cm">
          <text:p/>
        </draw:line>
        <draw:line draw:style-name="gr6" draw:text-style-name="P7" draw:layer="layout" svg:x1="14.66cm" svg:y1="4.759cm" svg:x2="20.841cm" svg:y2="4.759cm">
          <text:p/>
        </draw:line>
        <draw:line draw:style-name="gr6" draw:text-style-name="P7" draw:layer="layout" svg:x1="14.66cm" svg:y1="5.158cm" svg:x2="20.841cm" svg:y2="5.158cm">
          <text:p/>
        </draw:line>
        <draw:line draw:style-name="gr6" draw:text-style-name="P7" draw:layer="layout" svg:x1="14.66cm" svg:y1="5.557cm" svg:x2="20.841cm" svg:y2="5.557cm">
          <text:p/>
        </draw:line>
        <draw:line draw:style-name="gr6" draw:text-style-name="P7" draw:layer="layout" svg:x1="14.66cm" svg:y1="5.956cm" svg:x2="20.841cm" svg:y2="5.956cm">
          <text:p/>
        </draw:line>
        <draw:line draw:style-name="gr6" draw:text-style-name="P7" draw:layer="layout" svg:x1="14.66cm" svg:y1="6.356cm" svg:x2="20.841cm" svg:y2="6.356cm">
          <text:p/>
        </draw:line>
        <draw:frame draw:style-name="gr29" draw:text-style-name="P2" draw:layer="layout" svg:width="2.782cm" svg:height="0.398cm" svg:x="15.046cm" svg:y="6.4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7.063cm" svg:x2="27.256cm" svg:y2="7.063cm">
          <text:p/>
        </draw:line>
        <draw:frame draw:style-name="gr29" draw:text-style-name="P2" draw:layer="layout" svg:width="2.782cm" svg:height="0.398cm" svg:x="15.047cm" svg:y="6.4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6.509cm">
          <draw:text-box>
            <text:p text:style-name="P1"><text:span text:style-name="T2">Vi</text:span><text:span text:style-name="T2">er</text:span><text:span text:style-name="T2">n</text:span><text:span text:style-name="T2">es</text:span></text:p>
          </draw:text-box>
        </draw:frame>
        <draw:frame draw:style-name="gr31" draw:text-style-name="P16" draw:layer="layout" svg:width="0.557cm" svg:height="0.687cm" svg:x="14.615cm" svg:y="6.512cm">
          <draw:text-box>
            <text:p text:style-name="P1"><text:span text:style-name="T3">2</text:span><text:span text:style-name="T3">2</text:span></text:p>
          </draw:text-box>
        </draw:frame>
        <draw:frame draw:style-name="gr29" draw:text-style-name="P2" draw:layer="layout" svg:width="2.782cm" svg:height="0.398cm" svg:x="15.046cm" svg:y="11.5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9" draw:text-style-name="P2" draw:layer="layout" svg:width="2.782cm" svg:height="0.398cm" svg:x="15.047cm" svg:y="11.575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1.06cm" svg:y1="7.462cm" svg:x2="27.24cm" svg:y2="7.462cm">
          <text:p/>
        </draw:line>
        <draw:line draw:style-name="gr6" draw:text-style-name="P7" draw:layer="layout" svg:x1="21.06cm" svg:y1="7.861cm" svg:x2="27.241cm" svg:y2="7.861cm">
          <text:p/>
        </draw:line>
        <draw:line draw:style-name="gr6" draw:text-style-name="P7" draw:layer="layout" svg:x1="21.06cm" svg:y1="8.261cm" svg:x2="27.241cm" svg:y2="8.261cm">
          <text:p/>
        </draw:line>
        <draw:line draw:style-name="gr6" draw:text-style-name="P7" draw:layer="layout" svg:x1="21.06cm" svg:y1="8.659cm" svg:x2="27.241cm" svg:y2="8.659cm">
          <text:p/>
        </draw:line>
        <draw:line draw:style-name="gr6" draw:text-style-name="P7" draw:layer="layout" svg:x1="21.06cm" svg:y1="9.059cm" svg:x2="27.241cm" svg:y2="9.059cm">
          <text:p/>
        </draw:line>
        <draw:line draw:style-name="gr6" draw:text-style-name="P7" draw:layer="layout" svg:x1="21.06cm" svg:y1="9.459cm" svg:x2="27.241cm" svg:y2="9.459cm">
          <text:p/>
        </draw:line>
        <draw:line draw:style-name="gr6" draw:text-style-name="P7" draw:layer="layout" svg:x1="21.06cm" svg:y1="9.858cm" svg:x2="27.241cm" svg:y2="9.858cm">
          <text:p/>
        </draw:line>
        <draw:line draw:style-name="gr6" draw:text-style-name="P7" draw:layer="layout" svg:x1="21.06cm" svg:y1="10.257cm" svg:x2="27.241cm" svg:y2="10.257cm">
          <text:p/>
        </draw:line>
        <draw:line draw:style-name="gr6" draw:text-style-name="P7" draw:layer="layout" svg:x1="21.06cm" svg:y1="10.656cm" svg:x2="27.241cm" svg:y2="10.656cm">
          <text:p/>
        </draw:line>
        <draw:line draw:style-name="gr6" draw:text-style-name="P7" draw:layer="layout" svg:x1="21.06cm" svg:y1="11.055cm" svg:x2="27.241cm" svg:y2="11.055cm">
          <text:p/>
        </draw:line>
        <draw:line draw:style-name="gr6" draw:text-style-name="P7" draw:layer="layout" svg:x1="21.06cm" svg:y1="11.455cm" svg:x2="27.241cm" svg:y2="11.455cm">
          <text:p/>
        </draw:line>
        <draw:line draw:style-name="gr6" draw:text-style-name="P17" draw:layer="layout" svg:x1="14.66cm" svg:y1="7.463cm" svg:x2="20.84cm" svg:y2="7.463cm">
          <text:p/>
        </draw:line>
        <draw:line draw:style-name="gr6" draw:text-style-name="P17" draw:layer="layout" svg:x1="14.66cm" svg:y1="7.862cm" svg:x2="20.841cm" svg:y2="7.862cm">
          <text:p/>
        </draw:line>
        <draw:line draw:style-name="gr6" draw:text-style-name="P17" draw:layer="layout" svg:x1="14.66cm" svg:y1="8.262cm" svg:x2="20.841cm" svg:y2="8.262cm">
          <text:p/>
        </draw:line>
        <draw:line draw:style-name="gr6" draw:text-style-name="P17" draw:layer="layout" svg:x1="14.66cm" svg:y1="8.66cm" svg:x2="20.841cm" svg:y2="8.66cm">
          <text:p/>
        </draw:line>
        <draw:line draw:style-name="gr6" draw:text-style-name="P17" draw:layer="layout" svg:x1="14.66cm" svg:y1="9.06cm" svg:x2="20.841cm" svg:y2="9.06cm">
          <text:p/>
        </draw:line>
        <draw:line draw:style-name="gr6" draw:text-style-name="P17" draw:layer="layout" svg:x1="14.66cm" svg:y1="9.46cm" svg:x2="20.841cm" svg:y2="9.46cm">
          <text:p/>
        </draw:line>
        <draw:line draw:style-name="gr6" draw:text-style-name="P17" draw:layer="layout" svg:x1="14.66cm" svg:y1="9.859cm" svg:x2="20.841cm" svg:y2="9.859cm">
          <text:p/>
        </draw:line>
        <draw:line draw:style-name="gr6" draw:text-style-name="P17" draw:layer="layout" svg:x1="14.66cm" svg:y1="10.258cm" svg:x2="20.841cm" svg:y2="10.258cm">
          <text:p/>
        </draw:line>
        <draw:line draw:style-name="gr6" draw:text-style-name="P17" draw:layer="layout" svg:x1="14.66cm" svg:y1="10.657cm" svg:x2="20.841cm" svg:y2="10.657cm">
          <text:p/>
        </draw:line>
        <draw:line draw:style-name="gr6" draw:text-style-name="P17" draw:layer="layout" svg:x1="14.66cm" svg:y1="11.056cm" svg:x2="20.841cm" svg:y2="11.056cm">
          <text:p/>
        </draw:line>
        <draw:line draw:style-name="gr6" draw:text-style-name="P17" draw:layer="layout" svg:x1="14.66cm" svg:y1="11.456cm" svg:x2="20.841cm" svg:y2="11.456cm">
          <text:p/>
        </draw:line>
        <draw:frame draw:style-name="gr29" draw:text-style-name="P2" draw:layer="layout" svg:width="2.782cm" svg:height="0.398cm" svg:x="15.046cm" svg:y="11.5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12.163cm" svg:x2="27.256cm" svg:y2="12.163cm">
          <text:p/>
        </draw:line>
        <draw:frame draw:style-name="gr29" draw:text-style-name="P2" draw:layer="layout" svg:width="2.782cm" svg:height="0.398cm" svg:x="15.047cm" svg:y="11.5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11.609cm">
          <draw:text-box>
            <text:p text:style-name="P1"><text:span text:style-name="T2">S</text:span><text:span text:style-name="T2">á</text:span><text:span text:style-name="T2">b</text:span><text:span text:style-name="T2">a</text:span><text:span text:style-name="T2">d</text:span><text:span text:style-name="T2">o</text:span></text:p>
          </draw:text-box>
        </draw:frame>
        <draw:frame draw:style-name="gr86" draw:text-style-name="P5" draw:layer="layout" svg:width="0.535cm" svg:height="0.687cm" svg:x="14.615cm" svg:y="11.612cm">
          <draw:text-box>
            <text:p text:style-name="P1"><text:span text:style-name="T3">2</text:span><text:span text:style-name="T3">3</text:span></text:p>
          </draw:text-box>
        </draw:frame>
        <draw:line draw:style-name="gr6" draw:text-style-name="P7" draw:layer="layout" svg:x1="21.06cm" svg:y1="12.562cm" svg:x2="27.24cm" svg:y2="12.562cm">
          <text:p/>
        </draw:line>
        <draw:line draw:style-name="gr6" draw:text-style-name="P7" draw:layer="layout" svg:x1="21.06cm" svg:y1="12.961cm" svg:x2="27.241cm" svg:y2="12.961cm">
          <text:p/>
        </draw:line>
        <draw:line draw:style-name="gr6" draw:text-style-name="P7" draw:layer="layout" svg:x1="21.06cm" svg:y1="13.361cm" svg:x2="27.241cm" svg:y2="13.361cm">
          <text:p/>
        </draw:line>
        <draw:line draw:style-name="gr6" draw:text-style-name="P7" draw:layer="layout" svg:x1="21.06cm" svg:y1="13.759cm" svg:x2="27.241cm" svg:y2="13.759cm">
          <text:p/>
        </draw:line>
        <draw:line draw:style-name="gr6" draw:text-style-name="P7" draw:layer="layout" svg:x1="21.06cm" svg:y1="14.159cm" svg:x2="27.241cm" svg:y2="14.159cm">
          <text:p/>
        </draw:line>
        <draw:line draw:style-name="gr6" draw:text-style-name="P7" draw:layer="layout" svg:x1="21.06cm" svg:y1="14.559cm" svg:x2="27.241cm" svg:y2="14.559cm">
          <text:p/>
        </draw:line>
        <draw:line draw:style-name="gr6" draw:text-style-name="P7" draw:layer="layout" svg:x1="21.06cm" svg:y1="14.958cm" svg:x2="27.241cm" svg:y2="14.958cm">
          <text:p/>
        </draw:line>
        <draw:line draw:style-name="gr6" draw:text-style-name="P7" draw:layer="layout" svg:x1="21.06cm" svg:y1="15.357cm" svg:x2="27.241cm" svg:y2="15.357cm">
          <text:p/>
        </draw:line>
        <draw:line draw:style-name="gr6" draw:text-style-name="P7" draw:layer="layout" svg:x1="21.06cm" svg:y1="15.756cm" svg:x2="27.241cm" svg:y2="15.756cm">
          <text:p/>
        </draw:line>
        <draw:line draw:style-name="gr6" draw:text-style-name="P7" draw:layer="layout" svg:x1="21.06cm" svg:y1="16.155cm" svg:x2="27.241cm" svg:y2="16.155cm">
          <text:p/>
        </draw:line>
        <draw:line draw:style-name="gr6" draw:text-style-name="P18" draw:layer="layout" svg:x1="14.66cm" svg:y1="12.563cm" svg:x2="20.84cm" svg:y2="12.563cm">
          <text:p/>
        </draw:line>
        <draw:line draw:style-name="gr6" draw:text-style-name="P18" draw:layer="layout" svg:x1="14.66cm" svg:y1="12.962cm" svg:x2="20.841cm" svg:y2="12.962cm">
          <text:p/>
        </draw:line>
        <draw:line draw:style-name="gr6" draw:text-style-name="P18" draw:layer="layout" svg:x1="14.66cm" svg:y1="13.362cm" svg:x2="20.841cm" svg:y2="13.362cm">
          <text:p/>
        </draw:line>
        <draw:line draw:style-name="gr6" draw:text-style-name="P18" draw:layer="layout" svg:x1="14.66cm" svg:y1="13.76cm" svg:x2="20.841cm" svg:y2="13.76cm">
          <text:p/>
        </draw:line>
        <draw:line draw:style-name="gr6" draw:text-style-name="P18" draw:layer="layout" svg:x1="14.66cm" svg:y1="14.16cm" svg:x2="20.841cm" svg:y2="14.16cm">
          <text:p/>
        </draw:line>
        <draw:line draw:style-name="gr6" draw:text-style-name="P18" draw:layer="layout" svg:x1="14.66cm" svg:y1="14.56cm" svg:x2="20.841cm" svg:y2="14.56cm">
          <text:p/>
        </draw:line>
        <draw:line draw:style-name="gr6" draw:text-style-name="P18" draw:layer="layout" svg:x1="14.66cm" svg:y1="14.959cm" svg:x2="20.841cm" svg:y2="14.959cm">
          <text:p/>
        </draw:line>
        <draw:line draw:style-name="gr6" draw:text-style-name="P18" draw:layer="layout" svg:x1="14.66cm" svg:y1="15.358cm" svg:x2="20.841cm" svg:y2="15.358cm">
          <text:p/>
        </draw:line>
        <draw:line draw:style-name="gr6" draw:text-style-name="P18" draw:layer="layout" svg:x1="14.66cm" svg:y1="15.757cm" svg:x2="20.841cm" svg:y2="15.757cm">
          <text:p/>
        </draw:line>
        <draw:line draw:style-name="gr6" draw:text-style-name="P18" draw:layer="layout" svg:x1="14.66cm" svg:y1="16.156cm" svg:x2="20.841cm" svg:y2="16.156cm">
          <text:p/>
        </draw:line>
        <draw:frame draw:style-name="gr34" draw:text-style-name="P4" draw:layer="layout" svg:width="1.836cm" svg:height="0.533cm" svg:x="22.043cm" svg:y="11.61cm">
          <draw:text-box>
            <text:p text:style-name="P1"><text:span text:style-name="T2">D</text:span><text:span text:style-name="T2">o</text:span><text:span text:style-name="T2">m</text:span><text:span text:style-name="T2">in</text:span><text:span text:style-name="T2">g</text:span><text:span text:style-name="T2">o</text:span></text:p>
          </draw:text-box>
        </draw:frame>
        <draw:frame draw:style-name="gr4" draw:text-style-name="P5" draw:layer="layout" svg:width="0.552cm" svg:height="0.687cm" svg:x="21.092cm" svg:y="11.613cm">
          <draw:text-box>
            <text:p text:style-name="P1"><text:span text:style-name="T3">2</text:span><text:span text:style-name="T3">4</text:span></text:p>
          </draw:text-box>
        </draw:frame>
        <draw:frame draw:style-name="gr20" draw:text-style-name="P10" draw:layer="layout" svg:width="1.211cm" svg:height="0.517cm" svg:x="14.667cm" svg:y="17.006cm">
          <draw:text-box>
            <text:p text:style-name="P1"><text:span text:style-name="T6">N</text:span><text:span text:style-name="T6">ot</text:span><text:span text:style-name="T6">as</text:span></text:p>
          </draw:text-box>
        </draw:frame>
        <draw:line draw:style-name="gr6" draw:text-style-name="P18" draw:layer="layout" svg:x1="14.661cm" svg:y1="16.552cm" svg:x2="20.842cm" svg:y2="16.552cm">
          <text:p/>
        </draw:line>
        <draw:line draw:style-name="gr6" draw:text-style-name="P7" draw:layer="layout" svg:x1="21.061cm" svg:y1="16.552cm" svg:x2="27.242cm" svg:y2="16.552cm">
          <text:p/>
        </draw:line>
        <draw:frame draw:style-name="gr7" draw:text-style-name="P8" draw:layer="layout" svg:width="0.855cm" svg:height="0.408cm" svg:x="14.71cm" svg:y="2.13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cm" svg:y="2.533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4.71cm" svg:y="2.932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4.71cm" svg:y="3.332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4.71cm" svg:y="3.73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4.71cm" svg:y="4.13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4.71cm" svg:y="4.529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4.71cm" svg:y="4.928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4.71cm" svg:y="5.327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4.71cm" svg:y="5.727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4.71cm" svg:y="6.126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4.711cm" svg:y="7.232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1cm" svg:y="7.632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4.711cm" svg:y="8.031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4.711cm" svg:y="8.431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4.711cm" svg:y="8.829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4.711cm" svg:y="9.229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4.711cm" svg:y="9.628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4.711cm" svg:y="10.027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4.711cm" svg:y="10.426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4.711cm" svg:y="10.826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4.711cm" svg:y="11.225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4.711cm" svg:y="12.342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1cm" svg:y="12.742cm">
          <draw:text-box>
            <text:p text:style-name="P1"><text:span text:style-name="T5">9:00 <text:s/></text:span><text:span text:style-name="T5"><text:s/></text:span></text:p>
          </draw:text-box>
        </draw:frame>
        <draw:frame draw:style-name="gr9" draw:text-style-name="P8" draw:layer="layout" svg:width="0.624cm" svg:height="0.408cm" svg:x="14.711cm" svg:y="13.141cm">
          <draw:text-box>
            <text:p text:style-name="P1"><text:span text:style-name="T5">10:00</text:span></text:p>
          </draw:text-box>
        </draw:frame>
        <draw:frame draw:style-name="gr10" draw:text-style-name="P8" draw:layer="layout" svg:width="0.733cm" svg:height="0.408cm" svg:x="14.711cm" svg:y="13.541cm">
          <draw:text-box>
            <text:p text:style-name="P1"><text:span text:style-name="T5">11:00</text:span></text:p>
          </draw:text-box>
        </draw:frame>
        <draw:frame draw:style-name="gr11" draw:text-style-name="P8" draw:layer="layout" svg:width="0.717cm" svg:height="0.408cm" svg:x="14.711cm" svg:y="13.939cm">
          <draw:text-box>
            <text:p text:style-name="P1"><text:span text:style-name="T5">12:00</text:span></text:p>
          </draw:text-box>
        </draw:frame>
        <draw:frame draw:style-name="gr12" draw:text-style-name="P8" draw:layer="layout" svg:width="0.648cm" svg:height="0.409cm" svg:x="14.711cm" svg:y="14.339cm">
          <draw:text-box>
            <text:p text:style-name="P1"><text:span text:style-name="T5">13:00</text:span></text:p>
          </draw:text-box>
        </draw:frame>
        <draw:frame draw:style-name="gr13" draw:text-style-name="P8" draw:layer="layout" svg:width="0.632cm" svg:height="0.408cm" svg:x="14.711cm" svg:y="14.738cm">
          <draw:text-box>
            <text:p text:style-name="P1"><text:span text:style-name="T5">14:00</text:span></text:p>
          </draw:text-box>
        </draw:frame>
        <draw:frame draw:style-name="gr14" draw:text-style-name="P8" draw:layer="layout" svg:width="0.726cm" svg:height="0.408cm" svg:x="14.711cm" svg:y="15.137cm">
          <draw:text-box>
            <text:p text:style-name="P1"><text:span text:style-name="T5">15:00</text:span></text:p>
          </draw:text-box>
        </draw:frame>
        <draw:frame draw:style-name="gr15" draw:text-style-name="P8" draw:layer="layout" svg:width="0.709cm" svg:height="0.409cm" svg:x="14.711cm" svg:y="15.536cm">
          <draw:text-box>
            <text:p text:style-name="P1"><text:span text:style-name="T5">16:00</text:span></text:p>
          </draw:text-box>
        </draw:frame>
        <draw:frame draw:style-name="gr11" draw:text-style-name="P8" draw:layer="layout" svg:width="0.717cm" svg:height="0.408cm" svg:x="14.711cm" svg:y="15.936cm">
          <draw:text-box>
            <text:p text:style-name="P1"><text:span text:style-name="T5">17:00</text:span></text:p>
          </draw:text-box>
        </draw:frame>
        <draw:frame draw:style-name="gr16" draw:text-style-name="P8" draw:layer="layout" svg:width="0.701cm" svg:height="0.408cm" svg:x="14.711cm" svg:y="16.335cm">
          <draw:text-box>
            <text:p text:style-name="P1"><text:span text:style-name="T5">18:00</text:span></text:p>
          </draw:text-box>
        </draw:frame>
        <draw:frame draw:style-name="gr7" draw:text-style-name="P8" draw:layer="layout" svg:width="0.855cm" svg:height="0.408cm" svg:x="21.11cm" svg:y="7.232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21.11cm" svg:y="7.632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21.11cm" svg:y="8.031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21.11cm" svg:y="8.431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21.11cm" svg:y="8.829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21.11cm" svg:y="9.229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21.11cm" svg:y="9.628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21.11cm" svg:y="10.027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21.11cm" svg:y="10.426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21.11cm" svg:y="10.826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21.11cm" svg:y="11.225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21.11cm" svg:y="2.132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21.11cm" svg:y="2.532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21.11cm" svg:y="2.931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21.11cm" svg:y="3.331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21.11cm" svg:y="3.729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21.11cm" svg:y="4.129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21.11cm" svg:y="4.528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21.11cm" svg:y="4.927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21.11cm" svg:y="5.326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21.11cm" svg:y="5.726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21.11cm" svg:y="6.125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21.11cm" svg:y="12.34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21.11cm" svg:y="12.743cm">
          <draw:text-box>
            <text:p text:style-name="P1"><text:span text:style-name="T5">9:00 <text:s/></text:span><text:span text:style-name="T5"><text:s/></text:span></text:p>
          </draw:text-box>
        </draw:frame>
        <draw:frame draw:style-name="gr9" draw:text-style-name="P8" draw:layer="layout" svg:width="0.624cm" svg:height="0.408cm" svg:x="21.11cm" svg:y="13.142cm">
          <draw:text-box>
            <text:p text:style-name="P1"><text:span text:style-name="T5">10:00</text:span></text:p>
          </draw:text-box>
        </draw:frame>
        <draw:frame draw:style-name="gr10" draw:text-style-name="P8" draw:layer="layout" svg:width="0.733cm" svg:height="0.408cm" svg:x="21.11cm" svg:y="13.542cm">
          <draw:text-box>
            <text:p text:style-name="P1"><text:span text:style-name="T5">11:00</text:span></text:p>
          </draw:text-box>
        </draw:frame>
        <draw:frame draw:style-name="gr11" draw:text-style-name="P8" draw:layer="layout" svg:width="0.717cm" svg:height="0.408cm" svg:x="21.11cm" svg:y="13.94cm">
          <draw:text-box>
            <text:p text:style-name="P1"><text:span text:style-name="T5">12:00</text:span></text:p>
          </draw:text-box>
        </draw:frame>
        <draw:frame draw:style-name="gr12" draw:text-style-name="P8" draw:layer="layout" svg:width="0.648cm" svg:height="0.409cm" svg:x="21.11cm" svg:y="14.34cm">
          <draw:text-box>
            <text:p text:style-name="P1"><text:span text:style-name="T5">13:00</text:span></text:p>
          </draw:text-box>
        </draw:frame>
        <draw:frame draw:style-name="gr13" draw:text-style-name="P8" draw:layer="layout" svg:width="0.632cm" svg:height="0.408cm" svg:x="21.11cm" svg:y="14.739cm">
          <draw:text-box>
            <text:p text:style-name="P1"><text:span text:style-name="T5">14:00</text:span></text:p>
          </draw:text-box>
        </draw:frame>
        <draw:frame draw:style-name="gr14" draw:text-style-name="P8" draw:layer="layout" svg:width="0.726cm" svg:height="0.408cm" svg:x="21.11cm" svg:y="15.138cm">
          <draw:text-box>
            <text:p text:style-name="P1"><text:span text:style-name="T5">15:00</text:span></text:p>
          </draw:text-box>
        </draw:frame>
        <draw:frame draw:style-name="gr15" draw:text-style-name="P8" draw:layer="layout" svg:width="0.709cm" svg:height="0.409cm" svg:x="21.11cm" svg:y="15.537cm">
          <draw:text-box>
            <text:p text:style-name="P1"><text:span text:style-name="T5">16:00</text:span></text:p>
          </draw:text-box>
        </draw:frame>
        <draw:frame draw:style-name="gr11" draw:text-style-name="P8" draw:layer="layout" svg:width="0.717cm" svg:height="0.408cm" svg:x="21.11cm" svg:y="15.937cm">
          <draw:text-box>
            <text:p text:style-name="P1"><text:span text:style-name="T5">17:00</text:span></text:p>
          </draw:text-box>
        </draw:frame>
        <draw:frame draw:style-name="gr16" draw:text-style-name="P8" draw:layer="layout" svg:width="0.701cm" svg:height="0.408cm" svg:x="21.11cm" svg:y="16.336cm">
          <draw:text-box>
            <text:p text:style-name="P1"><text:span text:style-name="T5">18:00</text:span></text:p>
          </draw:text-box>
        </draw:frame>
        <draw:custom-shape draw:style-name="gr22" draw:text-style-name="P12" draw:layer="layout" svg:width="3.461cm" svg:height="0.348cm" svg:x="23.667cm" svg:y="19.8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3" draw:layer="layout" svg:width="0.198cm" svg:height="0.371cm" svg:x="23.787cm" svg:y="17.729cm">
          <draw:text-box>
            <text:p text:style-name="P1"><text:span text:style-name="T8">L</text:span></text:p>
          </draw:text-box>
        </draw:frame>
        <draw:frame draw:style-name="gr23" draw:text-style-name="P13" draw:layer="layout" svg:width="0.198cm" svg:height="0.371cm" svg:x="24.27cm" svg:y="17.729cm">
          <draw:text-box>
            <text:p text:style-name="P1"><text:span text:style-name="T8">M</text:span></text:p>
          </draw:text-box>
        </draw:frame>
        <draw:frame draw:style-name="gr23" draw:text-style-name="P13" draw:layer="layout" svg:width="0.198cm" svg:height="0.371cm" svg:x="24.782cm" svg:y="17.729cm">
          <draw:text-box>
            <text:p text:style-name="P1"><text:span text:style-name="T8">M</text:span></text:p>
          </draw:text-box>
        </draw:frame>
        <draw:frame draw:style-name="gr23" draw:text-style-name="P13" draw:layer="layout" svg:width="0.198cm" svg:height="0.371cm" svg:x="25.33cm" svg:y="17.729cm">
          <draw:text-box>
            <text:p text:style-name="P1"><text:span text:style-name="T8">J</text:span></text:p>
          </draw:text-box>
        </draw:frame>
        <draw:frame draw:style-name="gr23" draw:text-style-name="P13" draw:layer="layout" svg:width="0.198cm" svg:height="0.371cm" svg:x="25.825cm" svg:y="17.729cm">
          <draw:text-box>
            <text:p text:style-name="P1"><text:span text:style-name="T8">V</text:span></text:p>
          </draw:text-box>
        </draw:frame>
        <draw:frame draw:style-name="gr23" draw:text-style-name="P13" draw:layer="layout" svg:width="0.198cm" svg:height="0.371cm" svg:x="26.346cm" svg:y="17.729cm">
          <draw:text-box>
            <text:p text:style-name="P1"><text:span text:style-name="T8">S</text:span></text:p>
          </draw:text-box>
        </draw:frame>
        <draw:frame draw:style-name="gr23" draw:text-style-name="P13" draw:layer="layout" svg:width="0.198cm" svg:height="0.371cm" svg:x="26.847cm" svg:y="17.729cm">
          <draw:text-box>
            <text:p text:style-name="P1"><text:span text:style-name="T8">D</text:span></text:p>
          </draw:text-box>
        </draw:frame>
        <draw:custom-shape draw:style-name="gr24" draw:text-style-name="P9" draw:layer="layout" svg:width="3.293cm" svg:height="0.663cm" svg:x="23.747cm" svg:y="16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0" draw:layer="layout" svg:width="1.475cm" svg:height="0.671cm" svg:x="24.82cm" svg:y="17.005cm">
          <draw:text-box>
            <text:p text:style-name="P1"><text:span text:style-name="T6">E</text:span><text:span text:style-name="T6">n</text:span><text:span text:style-name="T6">er</text:span><text:span text:style-name="T6">o</text:span></text:p>
          </draw:text-box>
        </draw:frame>
        <draw:line draw:style-name="gr6" draw:text-style-name="P7" draw:layer="layout" svg:x1="23.747cm" svg:y1="18.08cm" svg:x2="27.029cm" svg:y2="18.08cm">
          <text:p/>
        </draw:line>
        <draw:frame draw:style-name="gr26" draw:text-style-name="P13" draw:layer="layout" svg:width="0.198cm" svg:height="0.298cm" svg:x="25.849cm" svg:y="18.376cm">
          <draw:text-box>
            <text:p text:style-name="P1"><text:span text:style-name="T8">1</text:span></text:p>
          </draw:text-box>
        </draw:frame>
        <draw:frame draw:style-name="gr26" draw:text-style-name="P13" draw:layer="layout" svg:width="0.198cm" svg:height="0.298cm" svg:x="26.362cm" svg:y="18.376cm">
          <draw:text-box>
            <text:p text:style-name="P1"><text:span text:style-name="T8">2</text:span></text:p>
          </draw:text-box>
        </draw:frame>
        <draw:frame draw:style-name="gr26" draw:text-style-name="P13" draw:layer="layout" svg:width="0.198cm" svg:height="0.298cm" svg:x="26.883cm" svg:y="18.376cm">
          <draw:text-box>
            <text:p text:style-name="P1"><text:span text:style-name="T8">3</text:span></text:p>
          </draw:text-box>
        </draw:frame>
        <draw:frame draw:style-name="gr26" draw:text-style-name="P13" draw:layer="layout" svg:width="0.198cm" svg:height="0.298cm" svg:x="23.796cm" svg:y="18.892cm">
          <draw:text-box>
            <text:p text:style-name="P1"><text:span text:style-name="T8">4</text:span></text:p>
          </draw:text-box>
        </draw:frame>
        <draw:frame draw:style-name="gr26" draw:text-style-name="P13" draw:layer="layout" svg:width="0.198cm" svg:height="0.298cm" svg:x="24.309cm" svg:y="18.892cm">
          <draw:text-box>
            <text:p text:style-name="P1"><text:span text:style-name="T8">5</text:span></text:p>
          </draw:text-box>
        </draw:frame>
        <draw:frame draw:style-name="gr27" draw:text-style-name="P13" draw:layer="layout" svg:width="0.257cm" svg:height="0.298cm" svg:x="24.786cm" svg:y="18.892cm">
          <draw:text-box>
            <text:p text:style-name="P1"><text:span text:style-name="T8">6</text:span></text:p>
          </draw:text-box>
        </draw:frame>
        <draw:frame draw:style-name="gr27" draw:text-style-name="P13" draw:layer="layout" svg:width="0.257cm" svg:height="0.298cm" svg:x="25.327cm" svg:y="18.892cm">
          <draw:text-box>
            <text:p text:style-name="P1"><text:span text:style-name="T8">7</text:span></text:p>
          </draw:text-box>
        </draw:frame>
        <draw:frame draw:style-name="gr27" draw:text-style-name="P13" draw:layer="layout" svg:width="0.257cm" svg:height="0.298cm" svg:x="25.816cm" svg:y="18.892cm">
          <draw:text-box>
            <text:p text:style-name="P1"><text:span text:style-name="T8">8</text:span></text:p>
          </draw:text-box>
        </draw:frame>
        <draw:frame draw:style-name="gr27" draw:text-style-name="P13" draw:layer="layout" svg:width="0.257cm" svg:height="0.298cm" svg:x="26.332cm" svg:y="18.892cm">
          <draw:text-box>
            <text:p text:style-name="P1"><text:span text:style-name="T8">9</text:span></text:p>
          </draw:text-box>
        </draw:frame>
        <draw:frame draw:style-name="gr27" draw:text-style-name="P13" draw:layer="layout" svg:width="0.257cm" svg:height="0.298cm" svg:x="26.845cm" svg:y="18.892cm">
          <draw:text-box>
            <text:p text:style-name="P1"><text:span text:style-name="T8">10</text:span></text:p>
          </draw:text-box>
        </draw:frame>
        <draw:frame draw:style-name="gr27" draw:text-style-name="P13" draw:layer="layout" svg:width="0.257cm" svg:height="0.298cm" svg:x="23.761cm" svg:y="19.409cm">
          <draw:text-box>
            <text:p text:style-name="P1"><text:span text:style-name="T8">11</text:span></text:p>
          </draw:text-box>
        </draw:frame>
        <draw:frame draw:style-name="gr27" draw:text-style-name="P13" draw:layer="layout" svg:width="0.257cm" svg:height="0.298cm" svg:x="24.275cm" svg:y="19.409cm">
          <draw:text-box>
            <text:p text:style-name="P1"><text:span text:style-name="T8">12</text:span></text:p>
          </draw:text-box>
        </draw:frame>
        <draw:frame draw:style-name="gr27" draw:text-style-name="P13" draw:layer="layout" svg:width="0.257cm" svg:height="0.298cm" svg:x="24.796cm" svg:y="19.409cm">
          <draw:text-box>
            <text:p text:style-name="P1"><text:span text:style-name="T8">13</text:span></text:p>
          </draw:text-box>
        </draw:frame>
        <draw:frame draw:style-name="gr27" draw:text-style-name="P13" draw:layer="layout" svg:width="0.257cm" svg:height="0.298cm" svg:x="25.302cm" svg:y="19.409cm">
          <draw:text-box>
            <text:p text:style-name="P1"><text:span text:style-name="T8">14</text:span></text:p>
          </draw:text-box>
        </draw:frame>
        <draw:frame draw:style-name="gr27" draw:text-style-name="P13" draw:layer="layout" svg:width="0.257cm" svg:height="0.298cm" svg:x="25.815cm" svg:y="19.409cm">
          <draw:text-box>
            <text:p text:style-name="P1"><text:span text:style-name="T8">15</text:span></text:p>
          </draw:text-box>
        </draw:frame>
        <draw:frame draw:style-name="gr27" draw:text-style-name="P13" draw:layer="layout" svg:width="0.257cm" svg:height="0.298cm" svg:x="26.302cm" svg:y="19.409cm">
          <draw:text-box>
            <text:p text:style-name="P1"><text:span text:style-name="T8">16</text:span></text:p>
          </draw:text-box>
        </draw:frame>
        <draw:frame draw:style-name="gr27" draw:text-style-name="P13" draw:layer="layout" svg:width="0.257cm" svg:height="0.298cm" svg:x="26.842cm" svg:y="19.409cm">
          <draw:text-box>
            <text:p text:style-name="P1"><text:span text:style-name="T8">17</text:span></text:p>
          </draw:text-box>
        </draw:frame>
        <draw:frame draw:style-name="gr27" draw:text-style-name="P13" draw:layer="layout" svg:width="0.257cm" svg:height="0.298cm" svg:x="23.737cm" svg:y="19.928cm">
          <draw:text-box>
            <text:p text:style-name="P1"><text:span text:style-name="T8">18</text:span></text:p>
          </draw:text-box>
        </draw:frame>
        <draw:frame draw:style-name="gr27" draw:text-style-name="P13" draw:layer="layout" svg:width="0.257cm" svg:height="0.298cm" svg:x="24.253cm" svg:y="19.928cm">
          <draw:text-box>
            <text:p text:style-name="P1"><text:span text:style-name="T8">19</text:span></text:p>
          </draw:text-box>
        </draw:frame>
        <draw:frame draw:style-name="gr27" draw:text-style-name="P13" draw:layer="layout" svg:width="0.257cm" svg:height="0.298cm" svg:x="24.767cm" svg:y="19.928cm">
          <draw:text-box>
            <text:p text:style-name="P1"><text:span text:style-name="T8">20</text:span></text:p>
          </draw:text-box>
        </draw:frame>
        <draw:frame draw:style-name="gr27" draw:text-style-name="P13" draw:layer="layout" svg:width="0.257cm" svg:height="0.298cm" svg:x="25.277cm" svg:y="19.928cm">
          <draw:text-box>
            <text:p text:style-name="P1"><text:span text:style-name="T8">21</text:span></text:p>
          </draw:text-box>
        </draw:frame>
        <draw:frame draw:style-name="gr27" draw:text-style-name="P13" draw:layer="layout" svg:width="0.257cm" svg:height="0.298cm" svg:x="25.79cm" svg:y="19.928cm">
          <draw:text-box>
            <text:p text:style-name="P1"><text:span text:style-name="T8">22</text:span></text:p>
          </draw:text-box>
        </draw:frame>
        <draw:frame draw:style-name="gr27" draw:text-style-name="P13" draw:layer="layout" svg:width="0.257cm" svg:height="0.298cm" svg:x="26.311cm" svg:y="19.928cm">
          <draw:text-box>
            <text:p text:style-name="P1"><text:span text:style-name="T8">23</text:span></text:p>
          </draw:text-box>
        </draw:frame>
        <draw:frame draw:style-name="gr27" draw:text-style-name="P13" draw:layer="layout" svg:width="0.257cm" svg:height="0.298cm" svg:x="26.819cm" svg:y="19.928cm">
          <draw:text-box>
            <text:p text:style-name="P1"><text:span text:style-name="T8">24</text:span></text:p>
          </draw:text-box>
        </draw:frame>
        <draw:frame draw:style-name="gr27" draw:text-style-name="P13" draw:layer="layout" svg:width="0.257cm" svg:height="0.298cm" svg:x="23.738cm" svg:y="20.452cm">
          <draw:text-box>
            <text:p text:style-name="P1"><text:span text:style-name="T8">25</text:span></text:p>
          </draw:text-box>
        </draw:frame>
        <draw:frame draw:style-name="gr27" draw:text-style-name="P13" draw:layer="layout" svg:width="0.257cm" svg:height="0.298cm" svg:x="24.254cm" svg:y="20.452cm">
          <draw:text-box>
            <text:p text:style-name="P1"><text:span text:style-name="T8">26</text:span></text:p>
          </draw:text-box>
        </draw:frame>
        <draw:frame draw:style-name="gr27" draw:text-style-name="P13" draw:layer="layout" svg:width="0.257cm" svg:height="0.298cm" svg:x="24.768cm" svg:y="20.452cm">
          <draw:text-box>
            <text:p text:style-name="P1"><text:span text:style-name="T8">27</text:span></text:p>
          </draw:text-box>
        </draw:frame>
        <draw:frame draw:style-name="gr27" draw:text-style-name="P13" draw:layer="layout" svg:width="0.257cm" svg:height="0.298cm" svg:x="25.278cm" svg:y="20.452cm">
          <draw:text-box>
            <text:p text:style-name="P1"><text:span text:style-name="T8">28</text:span></text:p>
          </draw:text-box>
        </draw:frame>
        <draw:frame draw:style-name="gr27" draw:text-style-name="P13" draw:layer="layout" svg:width="0.257cm" svg:height="0.298cm" svg:x="25.791cm" svg:y="20.452cm">
          <draw:text-box>
            <text:p text:style-name="P1"><text:span text:style-name="T8">29</text:span></text:p>
          </draw:text-box>
        </draw:frame>
        <draw:frame draw:style-name="gr27" draw:text-style-name="P13" draw:layer="layout" svg:width="0.257cm" svg:height="0.298cm" svg:x="26.312cm" svg:y="20.452cm">
          <draw:text-box>
            <text:p text:style-name="P1"><text:span text:style-name="T8">30</text:span></text:p>
          </draw:text-box>
        </draw:frame>
        <draw:frame draw:style-name="gr27" draw:text-style-name="P13" draw:layer="layout" svg:width="0.257cm" svg:height="0.298cm" svg:x="26.82cm" svg:y="20.452cm">
          <draw:text-box>
            <text:p text:style-name="P1"><text:span text:style-name="T8">31</text:span></text:p>
          </draw:text-box>
        </draw:frame>
      </draw:page>
      <draw:page draw:name="page14" draw:style-name="dp1" draw:master-page-name="master-page34">
        <draw:line draw:style-name="gr6" draw:text-style-name="P7" draw:layer="layout" svg:x1="14.489cm" svg:y1="2.663cm" svg:x2="27.24cm" svg:y2="2.663cm">
          <text:p/>
        </draw:line>
        <draw:line draw:style-name="gr6" draw:text-style-name="P7" draw:layer="layout" svg:x1="14.489cm" svg:y1="3.528cm" svg:x2="27.24cm" svg:y2="3.528cm">
          <text:p/>
        </draw:line>
        <draw:line draw:style-name="gr6" draw:text-style-name="P7" draw:layer="layout" svg:x1="14.489cm" svg:y1="4.395cm" svg:x2="27.24cm" svg:y2="4.395cm">
          <text:p/>
        </draw:line>
        <draw:line draw:style-name="gr6" draw:text-style-name="P7" draw:layer="layout" svg:x1="14.489cm" svg:y1="5.261cm" svg:x2="27.24cm" svg:y2="5.261cm">
          <text:p/>
        </draw:line>
        <draw:line draw:style-name="gr6" draw:text-style-name="P7" draw:layer="layout" svg:x1="14.489cm" svg:y1="6.127cm" svg:x2="27.24cm" svg:y2="6.127cm">
          <text:p/>
        </draw:line>
        <draw:line draw:style-name="gr6" draw:text-style-name="P7" draw:layer="layout" svg:x1="14.489cm" svg:y1="6.994cm" svg:x2="27.24cm" svg:y2="6.994cm">
          <text:p/>
        </draw:line>
        <draw:line draw:style-name="gr6" draw:text-style-name="P7" draw:layer="layout" svg:x1="14.489cm" svg:y1="7.86cm" svg:x2="27.24cm" svg:y2="7.86cm">
          <text:p/>
        </draw:line>
        <draw:line draw:style-name="gr6" draw:text-style-name="P7" draw:layer="layout" svg:x1="14.489cm" svg:y1="8.725cm" svg:x2="27.24cm" svg:y2="8.725cm">
          <text:p/>
        </draw:line>
        <draw:line draw:style-name="gr6" draw:text-style-name="P7" draw:layer="layout" svg:x1="14.489cm" svg:y1="9.592cm" svg:x2="27.24cm" svg:y2="9.592cm">
          <text:p/>
        </draw:line>
        <draw:line draw:style-name="gr6" draw:text-style-name="P7" draw:layer="layout" svg:x1="14.489cm" svg:y1="10.457cm" svg:x2="27.24cm" svg:y2="10.457cm">
          <text:p/>
        </draw:line>
        <draw:line draw:style-name="gr6" draw:text-style-name="P7" draw:layer="layout" svg:x1="14.489cm" svg:y1="11.324cm" svg:x2="27.24cm" svg:y2="11.324cm">
          <text:p/>
        </draw:line>
        <draw:line draw:style-name="gr6" draw:text-style-name="P7" draw:layer="layout" svg:x1="14.489cm" svg:y1="12.19cm" svg:x2="27.24cm" svg:y2="12.19cm">
          <text:p/>
        </draw:line>
        <draw:line draw:style-name="gr6" draw:text-style-name="P7" draw:layer="layout" svg:x1="14.489cm" svg:y1="13.055cm" svg:x2="27.24cm" svg:y2="13.055cm">
          <text:p/>
        </draw:line>
        <draw:line draw:style-name="gr6" draw:text-style-name="P7" draw:layer="layout" svg:x1="14.489cm" svg:y1="13.922cm" svg:x2="27.24cm" svg:y2="13.922cm">
          <text:p/>
        </draw:line>
        <draw:line draw:style-name="gr6" draw:text-style-name="P7" draw:layer="layout" svg:x1="14.489cm" svg:y1="14.784cm" svg:x2="27.24cm" svg:y2="14.784cm">
          <text:p/>
        </draw:line>
        <draw:line draw:style-name="gr6" draw:text-style-name="P7" draw:layer="layout" svg:x1="14.489cm" svg:y1="15.644cm" svg:x2="27.24cm" svg:y2="15.644cm">
          <text:p/>
        </draw:line>
        <draw:line draw:style-name="gr6" draw:text-style-name="P7" draw:layer="layout" svg:x1="14.489cm" svg:y1="16.504cm" svg:x2="27.24cm" svg:y2="16.504cm">
          <text:p/>
        </draw:line>
        <draw:line draw:style-name="gr6" draw:text-style-name="P7" draw:layer="layout" svg:x1="14.489cm" svg:y1="17.364cm" svg:x2="27.24cm" svg:y2="17.364cm">
          <text:p/>
        </draw:line>
        <draw:line draw:style-name="gr6" draw:text-style-name="P7" draw:layer="layout" svg:x1="14.489cm" svg:y1="18.224cm" svg:x2="27.24cm" svg:y2="18.224cm">
          <text:p/>
        </draw:line>
        <draw:line draw:style-name="gr6" draw:text-style-name="P7" draw:layer="layout" svg:x1="14.489cm" svg:y1="19.084cm" svg:x2="27.24cm" svg:y2="19.084cm">
          <text:p/>
        </draw:line>
        <draw:line draw:style-name="gr6" draw:text-style-name="P7" draw:layer="layout" svg:x1="14.489cm" svg:y1="19.944cm" svg:x2="27.24cm" svg:y2="19.944cm">
          <text:p/>
        </draw:line>
        <draw:line draw:style-name="gr6" draw:text-style-name="P7" draw:layer="layout" svg:x1="14.489cm" svg:y1="20.804cm" svg:x2="27.24cm" svg:y2="20.804cm">
          <text:p/>
        </draw:line>
        <draw:line draw:style-name="gr2" draw:text-style-name="P3" draw:layer="layout" svg:x1="14.407cm" svg:y1="1.963cm" svg:x2="27.256cm" svg:y2="1.963cm">
          <text:p/>
        </draw:line>
        <draw:frame draw:style-name="gr32" draw:text-style-name="P15" draw:layer="layout" svg:width="1.543cm" svg:height="1.729cm" svg:x="25.561cm" svg:y="0.699cm">
          <draw:text-box>
            <text:p text:style-name="P40"><text:span text:style-name="T4">2</text:span><text:span text:style-name="T4">0</text:span><text:span text:style-name="T4">2</text:span><text:span text:style-name="T4">1</text:span></text:p>
          </draw:text-box>
        </draw:frame>
        <draw:frame draw:style-name="gr21" draw:text-style-name="P11" draw:layer="layout" svg:width="2.186cm" svg:height="0.556cm" svg:x="20.3cm" svg:y="1.209cm">
          <draw:text-box>
            <text:p text:style-name="P41"><text:span text:style-name="T7">N</text:span><text:span text:style-name="T7">ot</text:span><text:span text:style-name="T7">a</text:span><text:span text:style-name="T7">s</text:span></text:p>
          </draw:text-box>
        </draw:frame>
        <draw:frame draw:style-name="gr1" draw:text-style-name="P2" draw:layer="layout" svg:width="2.869cm" svg:height="0.398cm" svg:x="1.365cm" svg:y="1.3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1.961cm" svg:x2="13.956cm" svg:y2="1.961cm">
          <text:p/>
        </draw:line>
        <draw:frame draw:style-name="gr1" draw:text-style-name="P2" draw:layer="layout" svg:width="2.869cm" svg:height="0.398cm" svg:x="1.366cm" svg:y="1.3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1.407cm">
          <draw:text-box>
            <text:p text:style-name="P1"><text:span text:style-name="T2">L</text:span><text:span text:style-name="T2">u</text:span><text:span text:style-name="T2">n</text:span><text:span text:style-name="T2">es</text:span></text:p>
          </draw:text-box>
        </draw:frame>
        <draw:frame draw:style-name="gr4" draw:text-style-name="P5" draw:layer="layout" svg:width="0.552cm" svg:height="0.687cm" svg:x="0.92cm" svg:y="1.41cm">
          <draw:text-box>
            <text:p text:style-name="P1"><text:span text:style-name="T3">2</text:span><text:span text:style-name="T3">5</text:span></text:p>
          </draw:text-box>
        </draw:frame>
        <draw:frame draw:style-name="gr5" draw:text-style-name="P6" draw:layer="layout" svg:width="2.917cm" svg:height="0.776cm" svg:x="0.92cm" svg:y="0.697cm">
          <draw:text-box>
            <text:p text:style-name="P1"><text:span text:style-name="T4">E</text:span><text:span text:style-name="T4">N</text:span><text:span text:style-name="T4">E</text:span><text:span text:style-name="T4">R</text:span><text:span text:style-name="T4">O</text:span></text:p>
          </draw:text-box>
        </draw:frame>
        <draw:frame draw:style-name="gr1" draw:text-style-name="P2" draw:layer="layout" svg:width="2.869cm" svg:height="0.398cm" svg:x="1.365cm" svg:y="6.3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366cm" svg:y="6.3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7.567cm" svg:y1="2.36cm" svg:x2="13.94cm" svg:y2="2.36cm">
          <text:p/>
        </draw:line>
        <draw:line draw:style-name="gr6" draw:text-style-name="P7" draw:layer="layout" svg:x1="7.567cm" svg:y1="2.759cm" svg:x2="13.941cm" svg:y2="2.759cm">
          <text:p/>
        </draw:line>
        <draw:line draw:style-name="gr6" draw:text-style-name="P7" draw:layer="layout" svg:x1="7.567cm" svg:y1="3.159cm" svg:x2="13.941cm" svg:y2="3.159cm">
          <text:p/>
        </draw:line>
        <draw:line draw:style-name="gr6" draw:text-style-name="P7" draw:layer="layout" svg:x1="7.567cm" svg:y1="3.557cm" svg:x2="13.941cm" svg:y2="3.557cm">
          <text:p/>
        </draw:line>
        <draw:line draw:style-name="gr6" draw:text-style-name="P7" draw:layer="layout" svg:x1="7.567cm" svg:y1="3.957cm" svg:x2="13.941cm" svg:y2="3.957cm">
          <text:p/>
        </draw:line>
        <draw:line draw:style-name="gr6" draw:text-style-name="P7" draw:layer="layout" svg:x1="7.567cm" svg:y1="4.357cm" svg:x2="13.941cm" svg:y2="4.357cm">
          <text:p/>
        </draw:line>
        <draw:line draw:style-name="gr6" draw:text-style-name="P7" draw:layer="layout" svg:x1="7.567cm" svg:y1="4.756cm" svg:x2="13.941cm" svg:y2="4.756cm">
          <text:p/>
        </draw:line>
        <draw:line draw:style-name="gr6" draw:text-style-name="P7" draw:layer="layout" svg:x1="7.567cm" svg:y1="5.155cm" svg:x2="13.941cm" svg:y2="5.155cm">
          <text:p/>
        </draw:line>
        <draw:line draw:style-name="gr6" draw:text-style-name="P7" draw:layer="layout" svg:x1="7.567cm" svg:y1="5.554cm" svg:x2="13.941cm" svg:y2="5.554cm">
          <text:p/>
        </draw:line>
        <draw:line draw:style-name="gr6" draw:text-style-name="P7" draw:layer="layout" svg:x1="7.567cm" svg:y1="5.953cm" svg:x2="13.941cm" svg:y2="5.953cm">
          <text:p/>
        </draw:line>
        <draw:line draw:style-name="gr6" draw:text-style-name="P7" draw:layer="layout" svg:x1="7.567cm" svg:y1="6.353cm" svg:x2="13.941cm" svg:y2="6.353cm">
          <text:p/>
        </draw:line>
        <draw:frame draw:style-name="gr7" draw:text-style-name="P8" draw:layer="layout" svg:width="0.855cm" svg:height="0.408cm" svg:x="1.017cm" svg:y="2.1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7cm" svg:y="2.53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7cm" svg:y="2.92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7cm" svg:y="3.32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7cm" svg:y="3.72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7cm" svg:y="4.12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7cm" svg:y="4.52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7cm" svg:y="4.92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7cm" svg:y="5.32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7cm" svg:y="5.72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7cm" svg:y="6.123cm">
          <draw:text-box>
            <text:p text:style-name="P1"><text:span text:style-name="T5">13:00</text:span></text:p>
          </draw:text-box>
        </draw:frame>
        <draw:line draw:style-name="gr6" draw:text-style-name="P7" draw:layer="layout" svg:x1="0.967cm" svg:y1="2.361cm" svg:x2="7.34cm" svg:y2="2.361cm">
          <text:p/>
        </draw:line>
        <draw:line draw:style-name="gr6" draw:text-style-name="P7" draw:layer="layout" svg:x1="0.967cm" svg:y1="2.76cm" svg:x2="7.341cm" svg:y2="2.76cm">
          <text:p/>
        </draw:line>
        <draw:line draw:style-name="gr6" draw:text-style-name="P7" draw:layer="layout" svg:x1="0.967cm" svg:y1="3.16cm" svg:x2="7.341cm" svg:y2="3.16cm">
          <text:p/>
        </draw:line>
        <draw:line draw:style-name="gr6" draw:text-style-name="P7" draw:layer="layout" svg:x1="0.967cm" svg:y1="3.558cm" svg:x2="7.341cm" svg:y2="3.558cm">
          <text:p/>
        </draw:line>
        <draw:line draw:style-name="gr6" draw:text-style-name="P7" draw:layer="layout" svg:x1="0.967cm" svg:y1="3.958cm" svg:x2="7.341cm" svg:y2="3.958cm">
          <text:p/>
        </draw:line>
        <draw:line draw:style-name="gr6" draw:text-style-name="P7" draw:layer="layout" svg:x1="0.967cm" svg:y1="4.358cm" svg:x2="7.341cm" svg:y2="4.358cm">
          <text:p/>
        </draw:line>
        <draw:line draw:style-name="gr6" draw:text-style-name="P7" draw:layer="layout" svg:x1="0.967cm" svg:y1="4.757cm" svg:x2="7.341cm" svg:y2="4.757cm">
          <text:p/>
        </draw:line>
        <draw:line draw:style-name="gr6" draw:text-style-name="P7" draw:layer="layout" svg:x1="0.967cm" svg:y1="5.156cm" svg:x2="7.341cm" svg:y2="5.156cm">
          <text:p/>
        </draw:line>
        <draw:line draw:style-name="gr6" draw:text-style-name="P7" draw:layer="layout" svg:x1="0.967cm" svg:y1="5.555cm" svg:x2="7.341cm" svg:y2="5.555cm">
          <text:p/>
        </draw:line>
        <draw:line draw:style-name="gr6" draw:text-style-name="P7" draw:layer="layout" svg:x1="0.967cm" svg:y1="5.954cm" svg:x2="7.341cm" svg:y2="5.954cm">
          <text:p/>
        </draw:line>
        <draw:line draw:style-name="gr6" draw:text-style-name="P7" draw:layer="layout" svg:x1="0.967cm" svg:y1="6.354cm" svg:x2="7.341cm" svg:y2="6.354cm">
          <text:p/>
        </draw:line>
        <draw:frame draw:style-name="gr1" draw:text-style-name="P2" draw:layer="layout" svg:width="2.869cm" svg:height="0.398cm" svg:x="1.365cm" svg:y="6.4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7.061cm" svg:x2="13.956cm" svg:y2="7.061cm">
          <text:p/>
        </draw:line>
        <draw:frame draw:style-name="gr1" draw:text-style-name="P2" draw:layer="layout" svg:width="2.869cm" svg:height="0.398cm" svg:x="1.366cm" svg:y="6.4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6.507cm">
          <draw:text-box>
            <text:p text:style-name="P1"><text:span text:style-name="T2">M</text:span><text:span text:style-name="T2">ar</text:span><text:span text:style-name="T2">te</text:span><text:span text:style-name="T2">s</text:span></text:p>
          </draw:text-box>
        </draw:frame>
        <draw:frame draw:style-name="gr36" draw:text-style-name="P5" draw:layer="layout" svg:width="0.548cm" svg:height="0.687cm" svg:x="0.92cm" svg:y="6.51cm">
          <draw:text-box>
            <text:p text:style-name="P1"><text:span text:style-name="T3">2</text:span><text:span text:style-name="T3">6</text:span></text:p>
          </draw:text-box>
        </draw:frame>
        <draw:frame draw:style-name="gr1" draw:text-style-name="P2" draw:layer="layout" svg:width="2.869cm" svg:height="0.398cm" svg:x="1.365cm" svg:y="11.5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366cm" svg:y="11.5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7.567cm" svg:y1="7.46cm" svg:x2="13.94cm" svg:y2="7.46cm">
          <text:p/>
        </draw:line>
        <draw:line draw:style-name="gr6" draw:text-style-name="P7" draw:layer="layout" svg:x1="7.567cm" svg:y1="7.859cm" svg:x2="13.941cm" svg:y2="7.859cm">
          <text:p/>
        </draw:line>
        <draw:line draw:style-name="gr6" draw:text-style-name="P7" draw:layer="layout" svg:x1="7.567cm" svg:y1="8.259cm" svg:x2="13.941cm" svg:y2="8.259cm">
          <text:p/>
        </draw:line>
        <draw:line draw:style-name="gr6" draw:text-style-name="P7" draw:layer="layout" svg:x1="7.567cm" svg:y1="8.657cm" svg:x2="13.941cm" svg:y2="8.657cm">
          <text:p/>
        </draw:line>
        <draw:line draw:style-name="gr6" draw:text-style-name="P7" draw:layer="layout" svg:x1="7.567cm" svg:y1="9.057cm" svg:x2="13.941cm" svg:y2="9.057cm">
          <text:p/>
        </draw:line>
        <draw:line draw:style-name="gr6" draw:text-style-name="P7" draw:layer="layout" svg:x1="7.567cm" svg:y1="9.457cm" svg:x2="13.941cm" svg:y2="9.457cm">
          <text:p/>
        </draw:line>
        <draw:line draw:style-name="gr6" draw:text-style-name="P7" draw:layer="layout" svg:x1="7.567cm" svg:y1="9.856cm" svg:x2="13.941cm" svg:y2="9.856cm">
          <text:p/>
        </draw:line>
        <draw:line draw:style-name="gr6" draw:text-style-name="P7" draw:layer="layout" svg:x1="7.567cm" svg:y1="10.255cm" svg:x2="13.941cm" svg:y2="10.255cm">
          <text:p/>
        </draw:line>
        <draw:line draw:style-name="gr6" draw:text-style-name="P7" draw:layer="layout" svg:x1="7.567cm" svg:y1="10.654cm" svg:x2="13.941cm" svg:y2="10.654cm">
          <text:p/>
        </draw:line>
        <draw:line draw:style-name="gr6" draw:text-style-name="P7" draw:layer="layout" svg:x1="7.567cm" svg:y1="11.053cm" svg:x2="13.941cm" svg:y2="11.053cm">
          <text:p/>
        </draw:line>
        <draw:line draw:style-name="gr6" draw:text-style-name="P7" draw:layer="layout" svg:x1="7.567cm" svg:y1="11.453cm" svg:x2="13.941cm" svg:y2="11.453cm">
          <text:p/>
        </draw:line>
        <draw:line draw:style-name="gr6" draw:text-style-name="P7" draw:layer="layout" svg:x1="0.967cm" svg:y1="7.461cm" svg:x2="7.34cm" svg:y2="7.461cm">
          <text:p/>
        </draw:line>
        <draw:line draw:style-name="gr6" draw:text-style-name="P7" draw:layer="layout" svg:x1="0.967cm" svg:y1="7.86cm" svg:x2="7.341cm" svg:y2="7.86cm">
          <text:p/>
        </draw:line>
        <draw:line draw:style-name="gr6" draw:text-style-name="P7" draw:layer="layout" svg:x1="0.967cm" svg:y1="8.26cm" svg:x2="7.341cm" svg:y2="8.26cm">
          <text:p/>
        </draw:line>
        <draw:line draw:style-name="gr6" draw:text-style-name="P7" draw:layer="layout" svg:x1="0.967cm" svg:y1="8.658cm" svg:x2="7.341cm" svg:y2="8.658cm">
          <text:p/>
        </draw:line>
        <draw:line draw:style-name="gr6" draw:text-style-name="P7" draw:layer="layout" svg:x1="0.967cm" svg:y1="9.058cm" svg:x2="7.341cm" svg:y2="9.058cm">
          <text:p/>
        </draw:line>
        <draw:line draw:style-name="gr6" draw:text-style-name="P7" draw:layer="layout" svg:x1="0.967cm" svg:y1="9.458cm" svg:x2="7.341cm" svg:y2="9.458cm">
          <text:p/>
        </draw:line>
        <draw:line draw:style-name="gr6" draw:text-style-name="P7" draw:layer="layout" svg:x1="0.967cm" svg:y1="9.857cm" svg:x2="7.341cm" svg:y2="9.857cm">
          <text:p/>
        </draw:line>
        <draw:line draw:style-name="gr6" draw:text-style-name="P7" draw:layer="layout" svg:x1="0.967cm" svg:y1="10.256cm" svg:x2="7.341cm" svg:y2="10.256cm">
          <text:p/>
        </draw:line>
        <draw:line draw:style-name="gr6" draw:text-style-name="P7" draw:layer="layout" svg:x1="0.967cm" svg:y1="10.655cm" svg:x2="7.341cm" svg:y2="10.655cm">
          <text:p/>
        </draw:line>
        <draw:line draw:style-name="gr6" draw:text-style-name="P7" draw:layer="layout" svg:x1="0.967cm" svg:y1="11.054cm" svg:x2="7.341cm" svg:y2="11.054cm">
          <text:p/>
        </draw:line>
        <draw:line draw:style-name="gr6" draw:text-style-name="P7" draw:layer="layout" svg:x1="0.967cm" svg:y1="11.454cm" svg:x2="7.341cm" svg:y2="11.454cm">
          <text:p/>
        </draw:line>
        <draw:frame draw:style-name="gr1" draw:text-style-name="P2" draw:layer="layout" svg:width="2.869cm" svg:height="0.398cm" svg:x="1.365cm" svg:y="11.5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12.161cm" svg:x2="13.956cm" svg:y2="12.161cm">
          <text:p/>
        </draw:line>
        <draw:frame draw:style-name="gr1" draw:text-style-name="P2" draw:layer="layout" svg:width="2.869cm" svg:height="0.398cm" svg:x="1.366cm" svg:y="11.5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11.607cm">
          <draw:text-box>
            <text:p text:style-name="P1"><text:span text:style-name="T2">M</text:span><text:span text:style-name="T2">ié</text:span><text:span text:style-name="T2">rc</text:span><text:span text:style-name="T2">ol</text:span><text:span text:style-name="T2">es</text:span></text:p>
          </draw:text-box>
        </draw:frame>
        <draw:frame draw:style-name="gr18" draw:text-style-name="P5" draw:layer="layout" svg:width="0.544cm" svg:height="0.687cm" svg:x="0.92cm" svg:y="11.61cm">
          <draw:text-box>
            <text:p text:style-name="P1"><text:span text:style-name="T3">2</text:span><text:span text:style-name="T3">7</text:span></text:p>
          </draw:text-box>
        </draw:frame>
        <draw:line draw:style-name="gr6" draw:text-style-name="P7" draw:layer="layout" svg:x1="7.567cm" svg:y1="12.56cm" svg:x2="13.94cm" svg:y2="12.56cm">
          <text:p/>
        </draw:line>
        <draw:line draw:style-name="gr6" draw:text-style-name="P7" draw:layer="layout" svg:x1="7.567cm" svg:y1="12.959cm" svg:x2="13.941cm" svg:y2="12.959cm">
          <text:p/>
        </draw:line>
        <draw:line draw:style-name="gr6" draw:text-style-name="P7" draw:layer="layout" svg:x1="7.567cm" svg:y1="13.359cm" svg:x2="13.941cm" svg:y2="13.359cm">
          <text:p/>
        </draw:line>
        <draw:line draw:style-name="gr6" draw:text-style-name="P7" draw:layer="layout" svg:x1="7.567cm" svg:y1="13.757cm" svg:x2="13.941cm" svg:y2="13.757cm">
          <text:p/>
        </draw:line>
        <draw:line draw:style-name="gr6" draw:text-style-name="P7" draw:layer="layout" svg:x1="7.567cm" svg:y1="14.157cm" svg:x2="13.941cm" svg:y2="14.157cm">
          <text:p/>
        </draw:line>
        <draw:line draw:style-name="gr6" draw:text-style-name="P7" draw:layer="layout" svg:x1="7.567cm" svg:y1="14.557cm" svg:x2="13.941cm" svg:y2="14.557cm">
          <text:p/>
        </draw:line>
        <draw:line draw:style-name="gr6" draw:text-style-name="P7" draw:layer="layout" svg:x1="7.567cm" svg:y1="14.956cm" svg:x2="13.941cm" svg:y2="14.956cm">
          <text:p/>
        </draw:line>
        <draw:line draw:style-name="gr6" draw:text-style-name="P7" draw:layer="layout" svg:x1="7.567cm" svg:y1="15.355cm" svg:x2="13.941cm" svg:y2="15.355cm">
          <text:p/>
        </draw:line>
        <draw:line draw:style-name="gr6" draw:text-style-name="P7" draw:layer="layout" svg:x1="7.567cm" svg:y1="15.754cm" svg:x2="13.941cm" svg:y2="15.754cm">
          <text:p/>
        </draw:line>
        <draw:line draw:style-name="gr6" draw:text-style-name="P7" draw:layer="layout" svg:x1="7.567cm" svg:y1="16.153cm" svg:x2="13.941cm" svg:y2="16.153cm">
          <text:p/>
        </draw:line>
        <draw:line draw:style-name="gr6" draw:text-style-name="P7" draw:layer="layout" svg:x1="7.567cm" svg:y1="16.553cm" svg:x2="13.941cm" svg:y2="16.553cm">
          <text:p/>
        </draw:line>
        <draw:line draw:style-name="gr6" draw:text-style-name="P7" draw:layer="layout" svg:x1="0.967cm" svg:y1="12.561cm" svg:x2="7.34cm" svg:y2="12.561cm">
          <text:p/>
        </draw:line>
        <draw:line draw:style-name="gr6" draw:text-style-name="P7" draw:layer="layout" svg:x1="0.967cm" svg:y1="12.96cm" svg:x2="7.341cm" svg:y2="12.96cm">
          <text:p/>
        </draw:line>
        <draw:line draw:style-name="gr6" draw:text-style-name="P7" draw:layer="layout" svg:x1="0.967cm" svg:y1="13.36cm" svg:x2="7.341cm" svg:y2="13.36cm">
          <text:p/>
        </draw:line>
        <draw:line draw:style-name="gr6" draw:text-style-name="P7" draw:layer="layout" svg:x1="0.967cm" svg:y1="13.758cm" svg:x2="7.341cm" svg:y2="13.758cm">
          <text:p/>
        </draw:line>
        <draw:line draw:style-name="gr6" draw:text-style-name="P7" draw:layer="layout" svg:x1="0.967cm" svg:y1="14.158cm" svg:x2="7.341cm" svg:y2="14.158cm">
          <text:p/>
        </draw:line>
        <draw:line draw:style-name="gr6" draw:text-style-name="P7" draw:layer="layout" svg:x1="0.967cm" svg:y1="14.558cm" svg:x2="7.341cm" svg:y2="14.558cm">
          <text:p/>
        </draw:line>
        <draw:line draw:style-name="gr6" draw:text-style-name="P7" draw:layer="layout" svg:x1="0.967cm" svg:y1="14.957cm" svg:x2="7.341cm" svg:y2="14.957cm">
          <text:p/>
        </draw:line>
        <draw:line draw:style-name="gr6" draw:text-style-name="P7" draw:layer="layout" svg:x1="0.967cm" svg:y1="15.356cm" svg:x2="7.341cm" svg:y2="15.356cm">
          <text:p/>
        </draw:line>
        <draw:line draw:style-name="gr6" draw:text-style-name="P7" draw:layer="layout" svg:x1="0.967cm" svg:y1="15.755cm" svg:x2="7.341cm" svg:y2="15.755cm">
          <text:p/>
        </draw:line>
        <draw:line draw:style-name="gr6" draw:text-style-name="P7" draw:layer="layout" svg:x1="0.967cm" svg:y1="16.154cm" svg:x2="7.341cm" svg:y2="16.154cm">
          <text:p/>
        </draw:line>
        <draw:line draw:style-name="gr6" draw:text-style-name="P7" draw:layer="layout" svg:x1="0.967cm" svg:y1="16.554cm" svg:x2="7.341cm" svg:y2="16.554cm">
          <text:p/>
        </draw:line>
        <draw:frame draw:style-name="gr1" draw:text-style-name="P2" draw:layer="layout" svg:width="2.869cm" svg:height="0.398cm" svg:x="1.098cm" svg:y="20.77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099cm" svg:y="20.7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.222cm" svg:y1="17.258cm" svg:x2="13.972cm" svg:y2="17.258cm">
          <text:p/>
        </draw:line>
        <draw:line draw:style-name="gr6" draw:text-style-name="P7" draw:layer="layout" svg:x1="0.7cm" svg:y1="17.658cm" svg:x2="13.972cm" svg:y2="17.658cm">
          <text:p/>
        </draw:line>
        <draw:line draw:style-name="gr6" draw:text-style-name="P7" draw:layer="layout" svg:x1="0.7cm" svg:y1="18.056cm" svg:x2="13.972cm" svg:y2="18.056cm">
          <text:p/>
        </draw:line>
        <draw:line draw:style-name="gr6" draw:text-style-name="P7" draw:layer="layout" svg:x1="0.7cm" svg:y1="18.456cm" svg:x2="13.972cm" svg:y2="18.456cm">
          <text:p/>
        </draw:line>
        <draw:line draw:style-name="gr6" draw:text-style-name="P7" draw:layer="layout" svg:x1="0.7cm" svg:y1="18.856cm" svg:x2="13.972cm" svg:y2="18.856cm">
          <text:p/>
        </draw:line>
        <draw:line draw:style-name="gr6" draw:text-style-name="P7" draw:layer="layout" svg:x1="0.7cm" svg:y1="19.255cm" svg:x2="13.972cm" svg:y2="19.255cm">
          <text:p/>
        </draw:line>
        <draw:line draw:style-name="gr6" draw:text-style-name="P7" draw:layer="layout" svg:x1="0.7cm" svg:y1="19.654cm" svg:x2="13.972cm" svg:y2="19.654cm">
          <text:p/>
        </draw:line>
        <draw:line draw:style-name="gr6" draw:text-style-name="P7" draw:layer="layout" svg:x1="0.7cm" svg:y1="20.053cm" svg:x2="13.972cm" svg:y2="20.053cm">
          <text:p/>
        </draw:line>
        <draw:line draw:style-name="gr6" draw:text-style-name="P7" draw:layer="layout" svg:x1="0.7cm" svg:y1="20.452cm" svg:x2="13.972cm" svg:y2="20.452cm">
          <text:p/>
        </draw:line>
        <draw:frame draw:style-name="gr7" draw:text-style-name="P8" draw:layer="layout" svg:width="0.855cm" svg:height="0.408cm" svg:x="7.618cm" svg:y="2.131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8cm" svg:y="2.531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8cm" svg:y="2.93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8cm" svg:y="3.33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8cm" svg:y="3.728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8cm" svg:y="4.128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8cm" svg:y="4.527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8cm" svg:y="4.926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8cm" svg:y="5.325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8cm" svg:y="5.725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8cm" svg:y="6.124cm">
          <draw:text-box>
            <text:p text:style-name="P1"><text:span text:style-name="T5">18:30</text:span></text:p>
          </draw:text-box>
        </draw:frame>
        <draw:custom-shape draw:style-name="gr19" draw:text-style-name="P9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0" draw:layer="layout" svg:width="1.211cm" svg:height="0.517cm" svg:x="0.967cm" svg:y="17.004cm">
          <draw:text-box>
            <text:p text:style-name="P1"><text:span text:style-name="T6">N</text:span><text:span text:style-name="T6">ot</text:span><text:span text:style-name="T6">as</text:span></text:p>
          </draw:text-box>
        </draw:frame>
        <draw:frame draw:style-name="gr21" draw:text-style-name="P11" draw:layer="layout" svg:width="2.186cm" svg:height="0.556cm" svg:x="6.8cm" svg:y="1.208cm">
          <draw:text-box>
            <text:p text:style-name="P1"><text:span text:style-name="T7">S</text:span><text:span text:style-name="T7">e</text:span><text:span text:style-name="T7">m</text:span><text:span text:style-name="T7">a</text:span><text:span text:style-name="T7">n</text:span><text:span text:style-name="T7">a </text:span><text:span text:style-name="T7">4</text:span></text:p>
          </draw:text-box>
        </draw:frame>
        <draw:frame draw:style-name="gr7" draw:text-style-name="P8" draw:layer="layout" svg:width="0.855cm" svg:height="0.408cm" svg:x="7.619cm" svg:y="7.23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9cm" svg:y="7.63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9cm" svg:y="8.029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9cm" svg:y="8.429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9cm" svg:y="8.827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9cm" svg:y="9.227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9cm" svg:y="9.626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9cm" svg:y="10.025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9cm" svg:y="10.424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9cm" svg:y="10.824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9cm" svg:y="11.223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7.619cm" svg:y="12.34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9cm" svg:y="12.74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9cm" svg:y="13.139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9cm" svg:y="13.539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9cm" svg:y="13.937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9cm" svg:y="14.337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9cm" svg:y="14.736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9cm" svg:y="15.135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9cm" svg:y="15.534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9cm" svg:y="15.934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9cm" svg:y="16.333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1.018cm" svg:y="7.2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8cm" svg:y="7.63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8cm" svg:y="8.02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8cm" svg:y="8.42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8cm" svg:y="8.82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8cm" svg:y="9.22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8cm" svg:y="9.62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8cm" svg:y="10.02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8cm" svg:y="10.42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8cm" svg:y="10.82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8cm" svg:y="11.223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.018cm" svg:y="12.34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8cm" svg:y="12.74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8cm" svg:y="13.13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8cm" svg:y="13.53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8cm" svg:y="13.93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8cm" svg:y="14.33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8cm" svg:y="14.73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8cm" svg:y="15.13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8cm" svg:y="15.53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8cm" svg:y="15.93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8cm" svg:y="16.333cm">
          <draw:text-box>
            <text:p text:style-name="P1"><text:span text:style-name="T5">13:00</text:span></text:p>
          </draw:text-box>
        </draw:frame>
      </draw:page>
      <draw:page draw:name="page15" draw:style-name="dp1" draw:master-page-name="master-page79">
        <draw:line draw:style-name="gr6" draw:text-style-name="P7" draw:layer="layout" svg:x1="0.7cm" svg:y1="2.661cm" svg:x2="13.954cm" svg:y2="2.661cm">
          <text:p/>
        </draw:line>
        <draw:line draw:style-name="gr6" draw:text-style-name="P7" draw:layer="layout" svg:x1="0.7cm" svg:y1="3.526cm" svg:x2="13.954cm" svg:y2="3.526cm">
          <text:p/>
        </draw:line>
        <draw:line draw:style-name="gr6" draw:text-style-name="P7" draw:layer="layout" svg:x1="0.7cm" svg:y1="4.393cm" svg:x2="13.954cm" svg:y2="4.393cm">
          <text:p/>
        </draw:line>
        <draw:line draw:style-name="gr6" draw:text-style-name="P7" draw:layer="layout" svg:x1="0.7cm" svg:y1="5.258cm" svg:x2="13.954cm" svg:y2="5.258cm">
          <text:p/>
        </draw:line>
        <draw:line draw:style-name="gr6" draw:text-style-name="P7" draw:layer="layout" svg:x1="0.7cm" svg:y1="6.125cm" svg:x2="13.954cm" svg:y2="6.125cm">
          <text:p/>
        </draw:line>
        <draw:line draw:style-name="gr6" draw:text-style-name="P7" draw:layer="layout" svg:x1="0.7cm" svg:y1="6.992cm" svg:x2="13.954cm" svg:y2="6.992cm">
          <text:p/>
        </draw:line>
        <draw:line draw:style-name="gr6" draw:text-style-name="P7" draw:layer="layout" svg:x1="0.7cm" svg:y1="7.857cm" svg:x2="13.954cm" svg:y2="7.857cm">
          <text:p/>
        </draw:line>
        <draw:line draw:style-name="gr6" draw:text-style-name="P7" draw:layer="layout" svg:x1="0.7cm" svg:y1="8.723cm" svg:x2="13.954cm" svg:y2="8.723cm">
          <text:p/>
        </draw:line>
        <draw:line draw:style-name="gr6" draw:text-style-name="P7" draw:layer="layout" svg:x1="0.7cm" svg:y1="9.589cm" svg:x2="13.954cm" svg:y2="9.589cm">
          <text:p/>
        </draw:line>
        <draw:line draw:style-name="gr6" draw:text-style-name="P7" draw:layer="layout" svg:x1="0.7cm" svg:y1="10.455cm" svg:x2="13.954cm" svg:y2="10.455cm">
          <text:p/>
        </draw:line>
        <draw:line draw:style-name="gr6" draw:text-style-name="P7" draw:layer="layout" svg:x1="0.7cm" svg:y1="11.322cm" svg:x2="13.954cm" svg:y2="11.322cm">
          <text:p/>
        </draw:line>
        <draw:line draw:style-name="gr6" draw:text-style-name="P7" draw:layer="layout" svg:x1="0.7cm" svg:y1="12.187cm" svg:x2="13.954cm" svg:y2="12.187cm">
          <text:p/>
        </draw:line>
        <draw:line draw:style-name="gr6" draw:text-style-name="P7" draw:layer="layout" svg:x1="0.7cm" svg:y1="13.053cm" svg:x2="13.954cm" svg:y2="13.053cm">
          <text:p/>
        </draw:line>
        <draw:line draw:style-name="gr6" draw:text-style-name="P7" draw:layer="layout" svg:x1="0.7cm" svg:y1="13.92cm" svg:x2="13.954cm" svg:y2="13.92cm">
          <text:p/>
        </draw:line>
        <draw:line draw:style-name="gr6" draw:text-style-name="P7" draw:layer="layout" svg:x1="0.7cm" svg:y1="14.782cm" svg:x2="13.954cm" svg:y2="14.782cm">
          <text:p/>
        </draw:line>
        <draw:line draw:style-name="gr6" draw:text-style-name="P7" draw:layer="layout" svg:x1="0.7cm" svg:y1="15.642cm" svg:x2="13.954cm" svg:y2="15.642cm">
          <text:p/>
        </draw:line>
        <draw:line draw:style-name="gr6" draw:text-style-name="P7" draw:layer="layout" svg:x1="0.7cm" svg:y1="16.502cm" svg:x2="13.954cm" svg:y2="16.502cm">
          <text:p/>
        </draw:line>
        <draw:line draw:style-name="gr6" draw:text-style-name="P7" draw:layer="layout" svg:x1="0.7cm" svg:y1="17.362cm" svg:x2="13.954cm" svg:y2="17.362cm">
          <text:p/>
        </draw:line>
        <draw:line draw:style-name="gr6" draw:text-style-name="P7" draw:layer="layout" svg:x1="0.7cm" svg:y1="18.222cm" svg:x2="13.954cm" svg:y2="18.222cm">
          <text:p/>
        </draw:line>
        <draw:line draw:style-name="gr6" draw:text-style-name="P7" draw:layer="layout" svg:x1="0.7cm" svg:y1="19.082cm" svg:x2="13.954cm" svg:y2="19.082cm">
          <text:p/>
        </draw:line>
        <draw:line draw:style-name="gr6" draw:text-style-name="P7" draw:layer="layout" svg:x1="0.7cm" svg:y1="19.942cm" svg:x2="13.954cm" svg:y2="19.942cm">
          <text:p/>
        </draw:line>
        <draw:line draw:style-name="gr6" draw:text-style-name="P7" draw:layer="layout" svg:x1="0.7cm" svg:y1="20.802cm" svg:x2="13.954cm" svg:y2="20.802cm">
          <text:p/>
        </draw:line>
        <draw:line draw:style-name="gr2" draw:text-style-name="P3" draw:layer="layout" svg:x1="0.706cm" svg:y1="1.964cm" svg:x2="13.956cm" svg:y2="1.964cm">
          <text:p/>
        </draw:line>
        <draw:frame draw:style-name="gr5" draw:text-style-name="P6" draw:layer="layout" svg:width="2.917cm" svg:height="0.776cm" svg:x="0.92cm" svg:y="0.7cm">
          <draw:text-box>
            <text:p text:style-name="P42"><text:span text:style-name="T4">F</text:span><text:span text:style-name="T4">E</text:span><text:span text:style-name="T4">B</text:span><text:span text:style-name="T4">R</text:span><text:span text:style-name="T4">E</text:span><text:span text:style-name="T4">R</text:span><text:span text:style-name="T4">O</text:span></text:p>
          </draw:text-box>
        </draw:frame>
        <draw:frame draw:style-name="gr21" draw:text-style-name="P11" draw:layer="layout" svg:width="2.186cm" svg:height="0.556cm" svg:x="6.9cm" svg:y="1.211cm">
          <draw:text-box>
            <text:p text:style-name="P41"><text:span text:style-name="T7">N</text:span><text:span text:style-name="T7">ot</text:span><text:span text:style-name="T7">a</text:span><text:span text:style-name="T7">s</text:span></text:p>
          </draw:text-box>
        </draw:frame>
        <draw:custom-shape draw:style-name="gr19" draw:text-style-name="P9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" draw:layer="layout" svg:width="2.415cm" svg:height="0.398cm" svg:x="14.284cm" svg:y="20.7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8" draw:text-style-name="P2" draw:layer="layout" svg:width="2.415cm" svg:height="0.398cm" svg:x="14.285cm" svg:y="20.7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15.964cm" svg:y1="17.261cm" svg:x2="23.46cm" svg:y2="17.261cm">
          <text:p/>
        </draw:line>
        <draw:line draw:style-name="gr6" draw:text-style-name="P7" draw:layer="layout" svg:x1="14cm" svg:y1="17.661cm" svg:x2="23.46cm" svg:y2="17.661cm">
          <text:p/>
        </draw:line>
        <draw:line draw:style-name="gr6" draw:text-style-name="P7" draw:layer="layout" svg:x1="14cm" svg:y1="18.059cm" svg:x2="23.46cm" svg:y2="18.059cm">
          <text:p/>
        </draw:line>
        <draw:line draw:style-name="gr6" draw:text-style-name="P7" draw:layer="layout" svg:x1="14cm" svg:y1="18.459cm" svg:x2="23.46cm" svg:y2="18.459cm">
          <text:p/>
        </draw:line>
        <draw:line draw:style-name="gr6" draw:text-style-name="P7" draw:layer="layout" svg:x1="14cm" svg:y1="18.859cm" svg:x2="23.46cm" svg:y2="18.859cm">
          <text:p/>
        </draw:line>
        <draw:line draw:style-name="gr6" draw:text-style-name="P7" draw:layer="layout" svg:x1="14cm" svg:y1="19.258cm" svg:x2="23.46cm" svg:y2="19.258cm">
          <text:p/>
        </draw:line>
        <draw:line draw:style-name="gr6" draw:text-style-name="P7" draw:layer="layout" svg:x1="14cm" svg:y1="19.657cm" svg:x2="23.46cm" svg:y2="19.657cm">
          <text:p/>
        </draw:line>
        <draw:line draw:style-name="gr6" draw:text-style-name="P7" draw:layer="layout" svg:x1="14cm" svg:y1="20.056cm" svg:x2="23.46cm" svg:y2="20.056cm">
          <text:p/>
        </draw:line>
        <draw:line draw:style-name="gr6" draw:text-style-name="P7" draw:layer="layout" svg:x1="14cm" svg:y1="20.455cm" svg:x2="23.46cm" svg:y2="20.455cm">
          <text:p/>
        </draw:line>
        <draw:frame draw:style-name="gr29" draw:text-style-name="P2" draw:layer="layout" svg:width="2.782cm" svg:height="0.398cm" svg:x="15.046cm" svg:y="1.3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1.963cm" svg:x2="27.256cm" svg:y2="1.963cm">
          <text:p/>
        </draw:line>
        <draw:frame draw:style-name="gr29" draw:text-style-name="P2" draw:layer="layout" svg:width="2.782cm" svg:height="0.398cm" svg:x="15.047cm" svg:y="1.3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1.409cm">
          <draw:text-box>
            <text:p text:style-name="P1"><text:span text:style-name="T2">J</text:span><text:span text:style-name="T2">u</text:span><text:span text:style-name="T2">e</text:span><text:span text:style-name="T2">v</text:span><text:span text:style-name="T2">es</text:span></text:p>
          </draw:text-box>
        </draw:frame>
        <draw:frame draw:style-name="gr31" draw:text-style-name="P5" draw:layer="layout" svg:width="0.557cm" svg:height="0.687cm" svg:x="14.615cm" svg:y="1.412cm">
          <draw:text-box>
            <text:p text:style-name="P1"><text:span text:style-name="T3">2</text:span><text:span text:style-name="T3">8</text:span></text:p>
          </draw:text-box>
        </draw:frame>
        <draw:frame draw:style-name="gr32" draw:text-style-name="P15" draw:layer="layout" svg:width="1.543cm" svg:height="1.729cm" svg:x="25.56cm" svg:y="0.699cm">
          <draw:text-box>
            <text:p text:style-name="P14"><text:span text:style-name="T4">2</text:span><text:span text:style-name="T4">0</text:span><text:span text:style-name="T4">2</text:span><text:span text:style-name="T4">1</text:span></text:p>
          </draw:text-box>
        </draw:frame>
        <draw:frame draw:style-name="gr29" draw:text-style-name="P2" draw:layer="layout" svg:width="2.782cm" svg:height="0.398cm" svg:x="15.046cm" svg:y="6.3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9" draw:text-style-name="P2" draw:layer="layout" svg:width="2.782cm" svg:height="0.398cm" svg:x="15.047cm" svg:y="6.375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1.06cm" svg:y1="2.362cm" svg:x2="27.24cm" svg:y2="2.362cm">
          <text:p/>
        </draw:line>
        <draw:line draw:style-name="gr6" draw:text-style-name="P7" draw:layer="layout" svg:x1="21.06cm" svg:y1="2.761cm" svg:x2="27.241cm" svg:y2="2.761cm">
          <text:p/>
        </draw:line>
        <draw:line draw:style-name="gr6" draw:text-style-name="P7" draw:layer="layout" svg:x1="21.06cm" svg:y1="3.161cm" svg:x2="27.241cm" svg:y2="3.161cm">
          <text:p/>
        </draw:line>
        <draw:line draw:style-name="gr6" draw:text-style-name="P7" draw:layer="layout" svg:x1="21.06cm" svg:y1="3.559cm" svg:x2="27.241cm" svg:y2="3.559cm">
          <text:p/>
        </draw:line>
        <draw:line draw:style-name="gr6" draw:text-style-name="P7" draw:layer="layout" svg:x1="21.06cm" svg:y1="3.959cm" svg:x2="27.241cm" svg:y2="3.959cm">
          <text:p/>
        </draw:line>
        <draw:line draw:style-name="gr6" draw:text-style-name="P7" draw:layer="layout" svg:x1="21.06cm" svg:y1="4.359cm" svg:x2="27.241cm" svg:y2="4.359cm">
          <text:p/>
        </draw:line>
        <draw:line draw:style-name="gr6" draw:text-style-name="P7" draw:layer="layout" svg:x1="21.06cm" svg:y1="4.758cm" svg:x2="27.241cm" svg:y2="4.758cm">
          <text:p/>
        </draw:line>
        <draw:line draw:style-name="gr6" draw:text-style-name="P7" draw:layer="layout" svg:x1="21.06cm" svg:y1="5.157cm" svg:x2="27.241cm" svg:y2="5.157cm">
          <text:p/>
        </draw:line>
        <draw:line draw:style-name="gr6" draw:text-style-name="P7" draw:layer="layout" svg:x1="21.06cm" svg:y1="5.556cm" svg:x2="27.241cm" svg:y2="5.556cm">
          <text:p/>
        </draw:line>
        <draw:line draw:style-name="gr6" draw:text-style-name="P7" draw:layer="layout" svg:x1="21.06cm" svg:y1="5.955cm" svg:x2="27.241cm" svg:y2="5.955cm">
          <text:p/>
        </draw:line>
        <draw:line draw:style-name="gr6" draw:text-style-name="P7" draw:layer="layout" svg:x1="21.06cm" svg:y1="6.355cm" svg:x2="27.241cm" svg:y2="6.355cm">
          <text:p/>
        </draw:line>
        <draw:line draw:style-name="gr6" draw:text-style-name="P7" draw:layer="layout" svg:x1="14.66cm" svg:y1="2.363cm" svg:x2="20.84cm" svg:y2="2.363cm">
          <text:p/>
        </draw:line>
        <draw:line draw:style-name="gr6" draw:text-style-name="P7" draw:layer="layout" svg:x1="14.66cm" svg:y1="2.762cm" svg:x2="20.841cm" svg:y2="2.762cm">
          <text:p/>
        </draw:line>
        <draw:line draw:style-name="gr6" draw:text-style-name="P7" draw:layer="layout" svg:x1="14.66cm" svg:y1="3.162cm" svg:x2="20.841cm" svg:y2="3.162cm">
          <text:p/>
        </draw:line>
        <draw:line draw:style-name="gr6" draw:text-style-name="P7" draw:layer="layout" svg:x1="14.66cm" svg:y1="3.56cm" svg:x2="20.841cm" svg:y2="3.56cm">
          <text:p/>
        </draw:line>
        <draw:line draw:style-name="gr6" draw:text-style-name="P7" draw:layer="layout" svg:x1="14.66cm" svg:y1="3.96cm" svg:x2="20.841cm" svg:y2="3.96cm">
          <text:p/>
        </draw:line>
        <draw:line draw:style-name="gr6" draw:text-style-name="P7" draw:layer="layout" svg:x1="14.66cm" svg:y1="4.36cm" svg:x2="20.841cm" svg:y2="4.36cm">
          <text:p/>
        </draw:line>
        <draw:line draw:style-name="gr6" draw:text-style-name="P7" draw:layer="layout" svg:x1="14.66cm" svg:y1="4.759cm" svg:x2="20.841cm" svg:y2="4.759cm">
          <text:p/>
        </draw:line>
        <draw:line draw:style-name="gr6" draw:text-style-name="P7" draw:layer="layout" svg:x1="14.66cm" svg:y1="5.158cm" svg:x2="20.841cm" svg:y2="5.158cm">
          <text:p/>
        </draw:line>
        <draw:line draw:style-name="gr6" draw:text-style-name="P7" draw:layer="layout" svg:x1="14.66cm" svg:y1="5.557cm" svg:x2="20.841cm" svg:y2="5.557cm">
          <text:p/>
        </draw:line>
        <draw:line draw:style-name="gr6" draw:text-style-name="P7" draw:layer="layout" svg:x1="14.66cm" svg:y1="5.956cm" svg:x2="20.841cm" svg:y2="5.956cm">
          <text:p/>
        </draw:line>
        <draw:line draw:style-name="gr6" draw:text-style-name="P7" draw:layer="layout" svg:x1="14.66cm" svg:y1="6.356cm" svg:x2="20.841cm" svg:y2="6.356cm">
          <text:p/>
        </draw:line>
        <draw:frame draw:style-name="gr29" draw:text-style-name="P2" draw:layer="layout" svg:width="2.782cm" svg:height="0.398cm" svg:x="15.046cm" svg:y="6.4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7.063cm" svg:x2="27.256cm" svg:y2="7.063cm">
          <text:p/>
        </draw:line>
        <draw:frame draw:style-name="gr29" draw:text-style-name="P2" draw:layer="layout" svg:width="2.782cm" svg:height="0.398cm" svg:x="15.047cm" svg:y="6.4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6.509cm">
          <draw:text-box>
            <text:p text:style-name="P1"><text:span text:style-name="T2">Vi</text:span><text:span text:style-name="T2">er</text:span><text:span text:style-name="T2">n</text:span><text:span text:style-name="T2">es</text:span></text:p>
          </draw:text-box>
        </draw:frame>
        <draw:frame draw:style-name="gr31" draw:text-style-name="P16" draw:layer="layout" svg:width="0.557cm" svg:height="0.687cm" svg:x="14.615cm" svg:y="6.512cm">
          <draw:text-box>
            <text:p text:style-name="P1"><text:span text:style-name="T3">2</text:span><text:span text:style-name="T3">9</text:span></text:p>
          </draw:text-box>
        </draw:frame>
        <draw:frame draw:style-name="gr29" draw:text-style-name="P2" draw:layer="layout" svg:width="2.782cm" svg:height="0.398cm" svg:x="15.046cm" svg:y="11.5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9" draw:text-style-name="P2" draw:layer="layout" svg:width="2.782cm" svg:height="0.398cm" svg:x="15.047cm" svg:y="11.575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1.06cm" svg:y1="7.462cm" svg:x2="27.24cm" svg:y2="7.462cm">
          <text:p/>
        </draw:line>
        <draw:line draw:style-name="gr6" draw:text-style-name="P7" draw:layer="layout" svg:x1="21.06cm" svg:y1="7.861cm" svg:x2="27.241cm" svg:y2="7.861cm">
          <text:p/>
        </draw:line>
        <draw:line draw:style-name="gr6" draw:text-style-name="P7" draw:layer="layout" svg:x1="21.06cm" svg:y1="8.261cm" svg:x2="27.241cm" svg:y2="8.261cm">
          <text:p/>
        </draw:line>
        <draw:line draw:style-name="gr6" draw:text-style-name="P7" draw:layer="layout" svg:x1="21.06cm" svg:y1="8.659cm" svg:x2="27.241cm" svg:y2="8.659cm">
          <text:p/>
        </draw:line>
        <draw:line draw:style-name="gr6" draw:text-style-name="P7" draw:layer="layout" svg:x1="21.06cm" svg:y1="9.059cm" svg:x2="27.241cm" svg:y2="9.059cm">
          <text:p/>
        </draw:line>
        <draw:line draw:style-name="gr6" draw:text-style-name="P7" draw:layer="layout" svg:x1="21.06cm" svg:y1="9.459cm" svg:x2="27.241cm" svg:y2="9.459cm">
          <text:p/>
        </draw:line>
        <draw:line draw:style-name="gr6" draw:text-style-name="P7" draw:layer="layout" svg:x1="21.06cm" svg:y1="9.858cm" svg:x2="27.241cm" svg:y2="9.858cm">
          <text:p/>
        </draw:line>
        <draw:line draw:style-name="gr6" draw:text-style-name="P7" draw:layer="layout" svg:x1="21.06cm" svg:y1="10.257cm" svg:x2="27.241cm" svg:y2="10.257cm">
          <text:p/>
        </draw:line>
        <draw:line draw:style-name="gr6" draw:text-style-name="P7" draw:layer="layout" svg:x1="21.06cm" svg:y1="10.656cm" svg:x2="27.241cm" svg:y2="10.656cm">
          <text:p/>
        </draw:line>
        <draw:line draw:style-name="gr6" draw:text-style-name="P7" draw:layer="layout" svg:x1="21.06cm" svg:y1="11.055cm" svg:x2="27.241cm" svg:y2="11.055cm">
          <text:p/>
        </draw:line>
        <draw:line draw:style-name="gr6" draw:text-style-name="P7" draw:layer="layout" svg:x1="21.06cm" svg:y1="11.455cm" svg:x2="27.241cm" svg:y2="11.455cm">
          <text:p/>
        </draw:line>
        <draw:line draw:style-name="gr6" draw:text-style-name="P17" draw:layer="layout" svg:x1="14.66cm" svg:y1="7.463cm" svg:x2="20.84cm" svg:y2="7.463cm">
          <text:p/>
        </draw:line>
        <draw:line draw:style-name="gr6" draw:text-style-name="P17" draw:layer="layout" svg:x1="14.66cm" svg:y1="7.862cm" svg:x2="20.841cm" svg:y2="7.862cm">
          <text:p/>
        </draw:line>
        <draw:line draw:style-name="gr6" draw:text-style-name="P17" draw:layer="layout" svg:x1="14.66cm" svg:y1="8.262cm" svg:x2="20.841cm" svg:y2="8.262cm">
          <text:p/>
        </draw:line>
        <draw:line draw:style-name="gr6" draw:text-style-name="P17" draw:layer="layout" svg:x1="14.66cm" svg:y1="8.66cm" svg:x2="20.841cm" svg:y2="8.66cm">
          <text:p/>
        </draw:line>
        <draw:line draw:style-name="gr6" draw:text-style-name="P17" draw:layer="layout" svg:x1="14.66cm" svg:y1="9.06cm" svg:x2="20.841cm" svg:y2="9.06cm">
          <text:p/>
        </draw:line>
        <draw:line draw:style-name="gr6" draw:text-style-name="P17" draw:layer="layout" svg:x1="14.66cm" svg:y1="9.46cm" svg:x2="20.841cm" svg:y2="9.46cm">
          <text:p/>
        </draw:line>
        <draw:line draw:style-name="gr6" draw:text-style-name="P17" draw:layer="layout" svg:x1="14.66cm" svg:y1="9.859cm" svg:x2="20.841cm" svg:y2="9.859cm">
          <text:p/>
        </draw:line>
        <draw:line draw:style-name="gr6" draw:text-style-name="P17" draw:layer="layout" svg:x1="14.66cm" svg:y1="10.258cm" svg:x2="20.841cm" svg:y2="10.258cm">
          <text:p/>
        </draw:line>
        <draw:line draw:style-name="gr6" draw:text-style-name="P17" draw:layer="layout" svg:x1="14.66cm" svg:y1="10.657cm" svg:x2="20.841cm" svg:y2="10.657cm">
          <text:p/>
        </draw:line>
        <draw:line draw:style-name="gr6" draw:text-style-name="P17" draw:layer="layout" svg:x1="14.66cm" svg:y1="11.056cm" svg:x2="20.841cm" svg:y2="11.056cm">
          <text:p/>
        </draw:line>
        <draw:line draw:style-name="gr6" draw:text-style-name="P17" draw:layer="layout" svg:x1="14.66cm" svg:y1="11.456cm" svg:x2="20.841cm" svg:y2="11.456cm">
          <text:p/>
        </draw:line>
        <draw:frame draw:style-name="gr29" draw:text-style-name="P2" draw:layer="layout" svg:width="2.782cm" svg:height="0.398cm" svg:x="15.046cm" svg:y="11.5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12.163cm" svg:x2="27.256cm" svg:y2="12.163cm">
          <text:p/>
        </draw:line>
        <draw:frame draw:style-name="gr29" draw:text-style-name="P2" draw:layer="layout" svg:width="2.782cm" svg:height="0.398cm" svg:x="15.047cm" svg:y="11.5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11.609cm">
          <draw:text-box>
            <text:p text:style-name="P1"><text:span text:style-name="T2">S</text:span><text:span text:style-name="T2">á</text:span><text:span text:style-name="T2">b</text:span><text:span text:style-name="T2">a</text:span><text:span text:style-name="T2">d</text:span><text:span text:style-name="T2">o</text:span></text:p>
          </draw:text-box>
        </draw:frame>
        <draw:frame draw:style-name="gr36" draw:text-style-name="P5" draw:layer="layout" svg:width="0.548cm" svg:height="0.687cm" svg:x="14.615cm" svg:y="11.612cm">
          <draw:text-box>
            <text:p text:style-name="P1"><text:span text:style-name="T3">3</text:span><text:span text:style-name="T3">0</text:span></text:p>
          </draw:text-box>
        </draw:frame>
        <draw:line draw:style-name="gr6" draw:text-style-name="P7" draw:layer="layout" svg:x1="21.06cm" svg:y1="12.562cm" svg:x2="27.24cm" svg:y2="12.562cm">
          <text:p/>
        </draw:line>
        <draw:line draw:style-name="gr6" draw:text-style-name="P7" draw:layer="layout" svg:x1="21.06cm" svg:y1="12.961cm" svg:x2="27.241cm" svg:y2="12.961cm">
          <text:p/>
        </draw:line>
        <draw:line draw:style-name="gr6" draw:text-style-name="P7" draw:layer="layout" svg:x1="21.06cm" svg:y1="13.361cm" svg:x2="27.241cm" svg:y2="13.361cm">
          <text:p/>
        </draw:line>
        <draw:line draw:style-name="gr6" draw:text-style-name="P7" draw:layer="layout" svg:x1="21.06cm" svg:y1="13.759cm" svg:x2="27.241cm" svg:y2="13.759cm">
          <text:p/>
        </draw:line>
        <draw:line draw:style-name="gr6" draw:text-style-name="P7" draw:layer="layout" svg:x1="21.06cm" svg:y1="14.159cm" svg:x2="27.241cm" svg:y2="14.159cm">
          <text:p/>
        </draw:line>
        <draw:line draw:style-name="gr6" draw:text-style-name="P7" draw:layer="layout" svg:x1="21.06cm" svg:y1="14.559cm" svg:x2="27.241cm" svg:y2="14.559cm">
          <text:p/>
        </draw:line>
        <draw:line draw:style-name="gr6" draw:text-style-name="P7" draw:layer="layout" svg:x1="21.06cm" svg:y1="14.958cm" svg:x2="27.241cm" svg:y2="14.958cm">
          <text:p/>
        </draw:line>
        <draw:line draw:style-name="gr6" draw:text-style-name="P7" draw:layer="layout" svg:x1="21.06cm" svg:y1="15.357cm" svg:x2="27.241cm" svg:y2="15.357cm">
          <text:p/>
        </draw:line>
        <draw:line draw:style-name="gr6" draw:text-style-name="P7" draw:layer="layout" svg:x1="21.06cm" svg:y1="15.756cm" svg:x2="27.241cm" svg:y2="15.756cm">
          <text:p/>
        </draw:line>
        <draw:line draw:style-name="gr6" draw:text-style-name="P7" draw:layer="layout" svg:x1="21.06cm" svg:y1="16.155cm" svg:x2="27.241cm" svg:y2="16.155cm">
          <text:p/>
        </draw:line>
        <draw:line draw:style-name="gr6" draw:text-style-name="P18" draw:layer="layout" svg:x1="14.66cm" svg:y1="12.563cm" svg:x2="20.84cm" svg:y2="12.563cm">
          <text:p/>
        </draw:line>
        <draw:line draw:style-name="gr6" draw:text-style-name="P18" draw:layer="layout" svg:x1="14.66cm" svg:y1="12.962cm" svg:x2="20.841cm" svg:y2="12.962cm">
          <text:p/>
        </draw:line>
        <draw:line draw:style-name="gr6" draw:text-style-name="P18" draw:layer="layout" svg:x1="14.66cm" svg:y1="13.362cm" svg:x2="20.841cm" svg:y2="13.362cm">
          <text:p/>
        </draw:line>
        <draw:line draw:style-name="gr6" draw:text-style-name="P18" draw:layer="layout" svg:x1="14.66cm" svg:y1="13.76cm" svg:x2="20.841cm" svg:y2="13.76cm">
          <text:p/>
        </draw:line>
        <draw:line draw:style-name="gr6" draw:text-style-name="P18" draw:layer="layout" svg:x1="14.66cm" svg:y1="14.16cm" svg:x2="20.841cm" svg:y2="14.16cm">
          <text:p/>
        </draw:line>
        <draw:line draw:style-name="gr6" draw:text-style-name="P18" draw:layer="layout" svg:x1="14.66cm" svg:y1="14.56cm" svg:x2="20.841cm" svg:y2="14.56cm">
          <text:p/>
        </draw:line>
        <draw:line draw:style-name="gr6" draw:text-style-name="P18" draw:layer="layout" svg:x1="14.66cm" svg:y1="14.959cm" svg:x2="20.841cm" svg:y2="14.959cm">
          <text:p/>
        </draw:line>
        <draw:line draw:style-name="gr6" draw:text-style-name="P18" draw:layer="layout" svg:x1="14.66cm" svg:y1="15.358cm" svg:x2="20.841cm" svg:y2="15.358cm">
          <text:p/>
        </draw:line>
        <draw:line draw:style-name="gr6" draw:text-style-name="P18" draw:layer="layout" svg:x1="14.66cm" svg:y1="15.757cm" svg:x2="20.841cm" svg:y2="15.757cm">
          <text:p/>
        </draw:line>
        <draw:line draw:style-name="gr6" draw:text-style-name="P18" draw:layer="layout" svg:x1="14.66cm" svg:y1="16.156cm" svg:x2="20.841cm" svg:y2="16.156cm">
          <text:p/>
        </draw:line>
        <draw:frame draw:style-name="gr34" draw:text-style-name="P4" draw:layer="layout" svg:width="1.836cm" svg:height="0.533cm" svg:x="22.043cm" svg:y="11.61cm">
          <draw:text-box>
            <text:p text:style-name="P1"><text:span text:style-name="T2">D</text:span><text:span text:style-name="T2">o</text:span><text:span text:style-name="T2">m</text:span><text:span text:style-name="T2">in</text:span><text:span text:style-name="T2">g</text:span><text:span text:style-name="T2">o</text:span></text:p>
          </draw:text-box>
        </draw:frame>
        <draw:frame draw:style-name="gr4" draw:text-style-name="P5" draw:layer="layout" svg:width="0.552cm" svg:height="0.687cm" svg:x="21.092cm" svg:y="11.613cm">
          <draw:text-box>
            <text:p text:style-name="P1"><text:span text:style-name="T3">31</text:span></text:p>
          </draw:text-box>
        </draw:frame>
        <draw:frame draw:style-name="gr20" draw:text-style-name="P10" draw:layer="layout" svg:width="1.211cm" svg:height="0.517cm" svg:x="14.667cm" svg:y="17.006cm">
          <draw:text-box>
            <text:p text:style-name="P1"><text:span text:style-name="T6">N</text:span><text:span text:style-name="T6">ot</text:span><text:span text:style-name="T6">as</text:span></text:p>
          </draw:text-box>
        </draw:frame>
        <draw:line draw:style-name="gr6" draw:text-style-name="P18" draw:layer="layout" svg:x1="14.661cm" svg:y1="16.552cm" svg:x2="20.842cm" svg:y2="16.552cm">
          <text:p/>
        </draw:line>
        <draw:line draw:style-name="gr6" draw:text-style-name="P7" draw:layer="layout" svg:x1="21.061cm" svg:y1="16.552cm" svg:x2="27.242cm" svg:y2="16.552cm">
          <text:p/>
        </draw:line>
        <draw:frame draw:style-name="gr7" draw:text-style-name="P8" draw:layer="layout" svg:width="0.855cm" svg:height="0.408cm" svg:x="14.71cm" svg:y="2.13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cm" svg:y="2.533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4.71cm" svg:y="2.932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4.71cm" svg:y="3.332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4.71cm" svg:y="3.73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4.71cm" svg:y="4.13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4.71cm" svg:y="4.529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4.71cm" svg:y="4.928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4.71cm" svg:y="5.327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4.71cm" svg:y="5.727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4.71cm" svg:y="6.126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4.711cm" svg:y="7.232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1cm" svg:y="7.632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4.711cm" svg:y="8.031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4.711cm" svg:y="8.431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4.711cm" svg:y="8.829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4.711cm" svg:y="9.229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4.711cm" svg:y="9.628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4.711cm" svg:y="10.027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4.711cm" svg:y="10.426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4.711cm" svg:y="10.826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4.711cm" svg:y="11.225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4.711cm" svg:y="12.342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1cm" svg:y="12.742cm">
          <draw:text-box>
            <text:p text:style-name="P1"><text:span text:style-name="T5">9:00 <text:s/></text:span><text:span text:style-name="T5"><text:s/></text:span></text:p>
          </draw:text-box>
        </draw:frame>
        <draw:frame draw:style-name="gr9" draw:text-style-name="P8" draw:layer="layout" svg:width="0.624cm" svg:height="0.408cm" svg:x="14.711cm" svg:y="13.141cm">
          <draw:text-box>
            <text:p text:style-name="P1"><text:span text:style-name="T5">10:00</text:span></text:p>
          </draw:text-box>
        </draw:frame>
        <draw:frame draw:style-name="gr10" draw:text-style-name="P8" draw:layer="layout" svg:width="0.733cm" svg:height="0.408cm" svg:x="14.711cm" svg:y="13.541cm">
          <draw:text-box>
            <text:p text:style-name="P1"><text:span text:style-name="T5">11:00</text:span></text:p>
          </draw:text-box>
        </draw:frame>
        <draw:frame draw:style-name="gr11" draw:text-style-name="P8" draw:layer="layout" svg:width="0.717cm" svg:height="0.408cm" svg:x="14.711cm" svg:y="13.939cm">
          <draw:text-box>
            <text:p text:style-name="P1"><text:span text:style-name="T5">12:00</text:span></text:p>
          </draw:text-box>
        </draw:frame>
        <draw:frame draw:style-name="gr12" draw:text-style-name="P8" draw:layer="layout" svg:width="0.648cm" svg:height="0.409cm" svg:x="14.711cm" svg:y="14.339cm">
          <draw:text-box>
            <text:p text:style-name="P1"><text:span text:style-name="T5">13:00</text:span></text:p>
          </draw:text-box>
        </draw:frame>
        <draw:frame draw:style-name="gr13" draw:text-style-name="P8" draw:layer="layout" svg:width="0.632cm" svg:height="0.408cm" svg:x="14.711cm" svg:y="14.738cm">
          <draw:text-box>
            <text:p text:style-name="P1"><text:span text:style-name="T5">14:00</text:span></text:p>
          </draw:text-box>
        </draw:frame>
        <draw:frame draw:style-name="gr14" draw:text-style-name="P8" draw:layer="layout" svg:width="0.726cm" svg:height="0.408cm" svg:x="14.711cm" svg:y="15.137cm">
          <draw:text-box>
            <text:p text:style-name="P1"><text:span text:style-name="T5">15:00</text:span></text:p>
          </draw:text-box>
        </draw:frame>
        <draw:frame draw:style-name="gr15" draw:text-style-name="P8" draw:layer="layout" svg:width="0.709cm" svg:height="0.409cm" svg:x="14.711cm" svg:y="15.536cm">
          <draw:text-box>
            <text:p text:style-name="P1"><text:span text:style-name="T5">16:00</text:span></text:p>
          </draw:text-box>
        </draw:frame>
        <draw:frame draw:style-name="gr11" draw:text-style-name="P8" draw:layer="layout" svg:width="0.717cm" svg:height="0.408cm" svg:x="14.711cm" svg:y="15.936cm">
          <draw:text-box>
            <text:p text:style-name="P1"><text:span text:style-name="T5">17:00</text:span></text:p>
          </draw:text-box>
        </draw:frame>
        <draw:frame draw:style-name="gr16" draw:text-style-name="P8" draw:layer="layout" svg:width="0.701cm" svg:height="0.408cm" svg:x="14.711cm" svg:y="16.335cm">
          <draw:text-box>
            <text:p text:style-name="P1"><text:span text:style-name="T5">18:00</text:span></text:p>
          </draw:text-box>
        </draw:frame>
        <draw:frame draw:style-name="gr7" draw:text-style-name="P8" draw:layer="layout" svg:width="0.855cm" svg:height="0.408cm" svg:x="21.11cm" svg:y="7.232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21.11cm" svg:y="7.632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21.11cm" svg:y="8.031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21.11cm" svg:y="8.431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21.11cm" svg:y="8.829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21.11cm" svg:y="9.229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21.11cm" svg:y="9.628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21.11cm" svg:y="10.027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21.11cm" svg:y="10.426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21.11cm" svg:y="10.826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21.11cm" svg:y="11.225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21.11cm" svg:y="2.132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21.11cm" svg:y="2.532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21.11cm" svg:y="2.931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21.11cm" svg:y="3.331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21.11cm" svg:y="3.729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21.11cm" svg:y="4.129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21.11cm" svg:y="4.528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21.11cm" svg:y="4.927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21.11cm" svg:y="5.326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21.11cm" svg:y="5.726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21.11cm" svg:y="6.125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21.11cm" svg:y="12.34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21.11cm" svg:y="12.743cm">
          <draw:text-box>
            <text:p text:style-name="P1"><text:span text:style-name="T5">9:00 <text:s/></text:span><text:span text:style-name="T5"><text:s/></text:span></text:p>
          </draw:text-box>
        </draw:frame>
        <draw:frame draw:style-name="gr9" draw:text-style-name="P8" draw:layer="layout" svg:width="0.624cm" svg:height="0.408cm" svg:x="21.11cm" svg:y="13.142cm">
          <draw:text-box>
            <text:p text:style-name="P1"><text:span text:style-name="T5">10:00</text:span></text:p>
          </draw:text-box>
        </draw:frame>
        <draw:frame draw:style-name="gr10" draw:text-style-name="P8" draw:layer="layout" svg:width="0.733cm" svg:height="0.408cm" svg:x="21.11cm" svg:y="13.542cm">
          <draw:text-box>
            <text:p text:style-name="P1"><text:span text:style-name="T5">11:00</text:span></text:p>
          </draw:text-box>
        </draw:frame>
        <draw:frame draw:style-name="gr11" draw:text-style-name="P8" draw:layer="layout" svg:width="0.717cm" svg:height="0.408cm" svg:x="21.11cm" svg:y="13.94cm">
          <draw:text-box>
            <text:p text:style-name="P1"><text:span text:style-name="T5">12:00</text:span></text:p>
          </draw:text-box>
        </draw:frame>
        <draw:frame draw:style-name="gr12" draw:text-style-name="P8" draw:layer="layout" svg:width="0.648cm" svg:height="0.409cm" svg:x="21.11cm" svg:y="14.34cm">
          <draw:text-box>
            <text:p text:style-name="P1"><text:span text:style-name="T5">13:00</text:span></text:p>
          </draw:text-box>
        </draw:frame>
        <draw:frame draw:style-name="gr13" draw:text-style-name="P8" draw:layer="layout" svg:width="0.632cm" svg:height="0.408cm" svg:x="21.11cm" svg:y="14.739cm">
          <draw:text-box>
            <text:p text:style-name="P1"><text:span text:style-name="T5">14:00</text:span></text:p>
          </draw:text-box>
        </draw:frame>
        <draw:frame draw:style-name="gr14" draw:text-style-name="P8" draw:layer="layout" svg:width="0.726cm" svg:height="0.408cm" svg:x="21.11cm" svg:y="15.138cm">
          <draw:text-box>
            <text:p text:style-name="P1"><text:span text:style-name="T5">15:00</text:span></text:p>
          </draw:text-box>
        </draw:frame>
        <draw:frame draw:style-name="gr15" draw:text-style-name="P8" draw:layer="layout" svg:width="0.709cm" svg:height="0.409cm" svg:x="21.11cm" svg:y="15.537cm">
          <draw:text-box>
            <text:p text:style-name="P1"><text:span text:style-name="T5">16:00</text:span></text:p>
          </draw:text-box>
        </draw:frame>
        <draw:frame draw:style-name="gr11" draw:text-style-name="P8" draw:layer="layout" svg:width="0.717cm" svg:height="0.408cm" svg:x="21.11cm" svg:y="15.937cm">
          <draw:text-box>
            <text:p text:style-name="P1"><text:span text:style-name="T5">17:00</text:span></text:p>
          </draw:text-box>
        </draw:frame>
        <draw:frame draw:style-name="gr16" draw:text-style-name="P8" draw:layer="layout" svg:width="0.701cm" svg:height="0.408cm" svg:x="21.11cm" svg:y="16.336cm">
          <draw:text-box>
            <text:p text:style-name="P1"><text:span text:style-name="T5">18:00</text:span></text:p>
          </draw:text-box>
        </draw:frame>
        <draw:custom-shape draw:style-name="gr22" draw:text-style-name="P12" draw:layer="layout" svg:width="3.461cm" svg:height="0.348cm" svg:x="23.667cm" svg:y="20.3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3" draw:layer="layout" svg:width="0.198cm" svg:height="0.371cm" svg:x="23.787cm" svg:y="17.729cm">
          <draw:text-box>
            <text:p text:style-name="P1"><text:span text:style-name="T8">L</text:span></text:p>
          </draw:text-box>
        </draw:frame>
        <draw:frame draw:style-name="gr23" draw:text-style-name="P13" draw:layer="layout" svg:width="0.198cm" svg:height="0.371cm" svg:x="24.27cm" svg:y="17.729cm">
          <draw:text-box>
            <text:p text:style-name="P1"><text:span text:style-name="T8">M</text:span></text:p>
          </draw:text-box>
        </draw:frame>
        <draw:frame draw:style-name="gr23" draw:text-style-name="P13" draw:layer="layout" svg:width="0.198cm" svg:height="0.371cm" svg:x="24.782cm" svg:y="17.729cm">
          <draw:text-box>
            <text:p text:style-name="P1"><text:span text:style-name="T8">M</text:span></text:p>
          </draw:text-box>
        </draw:frame>
        <draw:frame draw:style-name="gr23" draw:text-style-name="P13" draw:layer="layout" svg:width="0.198cm" svg:height="0.371cm" svg:x="25.33cm" svg:y="17.729cm">
          <draw:text-box>
            <text:p text:style-name="P1"><text:span text:style-name="T8">J</text:span></text:p>
          </draw:text-box>
        </draw:frame>
        <draw:frame draw:style-name="gr23" draw:text-style-name="P13" draw:layer="layout" svg:width="0.198cm" svg:height="0.371cm" svg:x="25.825cm" svg:y="17.729cm">
          <draw:text-box>
            <text:p text:style-name="P1"><text:span text:style-name="T8">V</text:span></text:p>
          </draw:text-box>
        </draw:frame>
        <draw:frame draw:style-name="gr23" draw:text-style-name="P13" draw:layer="layout" svg:width="0.198cm" svg:height="0.371cm" svg:x="26.346cm" svg:y="17.729cm">
          <draw:text-box>
            <text:p text:style-name="P1"><text:span text:style-name="T8">S</text:span></text:p>
          </draw:text-box>
        </draw:frame>
        <draw:frame draw:style-name="gr23" draw:text-style-name="P13" draw:layer="layout" svg:width="0.198cm" svg:height="0.371cm" svg:x="26.847cm" svg:y="17.729cm">
          <draw:text-box>
            <text:p text:style-name="P1"><text:span text:style-name="T8">D</text:span></text:p>
          </draw:text-box>
        </draw:frame>
        <draw:custom-shape draw:style-name="gr24" draw:text-style-name="P9" draw:layer="layout" svg:width="3.293cm" svg:height="0.663cm" svg:x="23.747cm" svg:y="16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0" draw:layer="layout" svg:width="1.475cm" svg:height="0.671cm" svg:x="24.82cm" svg:y="17.005cm">
          <draw:text-box>
            <text:p text:style-name="P1"><text:span text:style-name="T6">E</text:span><text:span text:style-name="T6">n</text:span><text:span text:style-name="T6">er</text:span><text:span text:style-name="T6">o</text:span></text:p>
          </draw:text-box>
        </draw:frame>
        <draw:line draw:style-name="gr6" draw:text-style-name="P7" draw:layer="layout" svg:x1="23.747cm" svg:y1="18.08cm" svg:x2="27.029cm" svg:y2="18.08cm">
          <text:p/>
        </draw:line>
        <draw:frame draw:style-name="gr26" draw:text-style-name="P13" draw:layer="layout" svg:width="0.198cm" svg:height="0.298cm" svg:x="25.849cm" svg:y="18.376cm">
          <draw:text-box>
            <text:p text:style-name="P1"><text:span text:style-name="T8">1</text:span></text:p>
          </draw:text-box>
        </draw:frame>
        <draw:frame draw:style-name="gr26" draw:text-style-name="P13" draw:layer="layout" svg:width="0.198cm" svg:height="0.298cm" svg:x="26.362cm" svg:y="18.376cm">
          <draw:text-box>
            <text:p text:style-name="P1"><text:span text:style-name="T8">2</text:span></text:p>
          </draw:text-box>
        </draw:frame>
        <draw:frame draw:style-name="gr26" draw:text-style-name="P13" draw:layer="layout" svg:width="0.198cm" svg:height="0.298cm" svg:x="26.883cm" svg:y="18.376cm">
          <draw:text-box>
            <text:p text:style-name="P1"><text:span text:style-name="T8">3</text:span></text:p>
          </draw:text-box>
        </draw:frame>
        <draw:frame draw:style-name="gr26" draw:text-style-name="P13" draw:layer="layout" svg:width="0.198cm" svg:height="0.298cm" svg:x="23.796cm" svg:y="18.892cm">
          <draw:text-box>
            <text:p text:style-name="P1"><text:span text:style-name="T8">4</text:span></text:p>
          </draw:text-box>
        </draw:frame>
        <draw:frame draw:style-name="gr26" draw:text-style-name="P13" draw:layer="layout" svg:width="0.198cm" svg:height="0.298cm" svg:x="24.309cm" svg:y="18.892cm">
          <draw:text-box>
            <text:p text:style-name="P1"><text:span text:style-name="T8">5</text:span></text:p>
          </draw:text-box>
        </draw:frame>
        <draw:frame draw:style-name="gr27" draw:text-style-name="P13" draw:layer="layout" svg:width="0.257cm" svg:height="0.298cm" svg:x="24.786cm" svg:y="18.892cm">
          <draw:text-box>
            <text:p text:style-name="P1"><text:span text:style-name="T8">6</text:span></text:p>
          </draw:text-box>
        </draw:frame>
        <draw:frame draw:style-name="gr27" draw:text-style-name="P13" draw:layer="layout" svg:width="0.257cm" svg:height="0.298cm" svg:x="25.327cm" svg:y="18.892cm">
          <draw:text-box>
            <text:p text:style-name="P1"><text:span text:style-name="T8">7</text:span></text:p>
          </draw:text-box>
        </draw:frame>
        <draw:frame draw:style-name="gr27" draw:text-style-name="P13" draw:layer="layout" svg:width="0.257cm" svg:height="0.298cm" svg:x="25.816cm" svg:y="18.892cm">
          <draw:text-box>
            <text:p text:style-name="P1"><text:span text:style-name="T8">8</text:span></text:p>
          </draw:text-box>
        </draw:frame>
        <draw:frame draw:style-name="gr27" draw:text-style-name="P13" draw:layer="layout" svg:width="0.257cm" svg:height="0.298cm" svg:x="26.332cm" svg:y="18.892cm">
          <draw:text-box>
            <text:p text:style-name="P1"><text:span text:style-name="T8">9</text:span></text:p>
          </draw:text-box>
        </draw:frame>
        <draw:frame draw:style-name="gr27" draw:text-style-name="P13" draw:layer="layout" svg:width="0.257cm" svg:height="0.298cm" svg:x="26.845cm" svg:y="18.892cm">
          <draw:text-box>
            <text:p text:style-name="P1"><text:span text:style-name="T8">10</text:span></text:p>
          </draw:text-box>
        </draw:frame>
        <draw:frame draw:style-name="gr27" draw:text-style-name="P13" draw:layer="layout" svg:width="0.257cm" svg:height="0.298cm" svg:x="23.761cm" svg:y="19.409cm">
          <draw:text-box>
            <text:p text:style-name="P1"><text:span text:style-name="T8">11</text:span></text:p>
          </draw:text-box>
        </draw:frame>
        <draw:frame draw:style-name="gr27" draw:text-style-name="P13" draw:layer="layout" svg:width="0.257cm" svg:height="0.298cm" svg:x="24.275cm" svg:y="19.409cm">
          <draw:text-box>
            <text:p text:style-name="P1"><text:span text:style-name="T8">12</text:span></text:p>
          </draw:text-box>
        </draw:frame>
        <draw:frame draw:style-name="gr27" draw:text-style-name="P13" draw:layer="layout" svg:width="0.257cm" svg:height="0.298cm" svg:x="24.796cm" svg:y="19.409cm">
          <draw:text-box>
            <text:p text:style-name="P1"><text:span text:style-name="T8">13</text:span></text:p>
          </draw:text-box>
        </draw:frame>
        <draw:frame draw:style-name="gr27" draw:text-style-name="P13" draw:layer="layout" svg:width="0.257cm" svg:height="0.298cm" svg:x="25.302cm" svg:y="19.409cm">
          <draw:text-box>
            <text:p text:style-name="P1"><text:span text:style-name="T8">14</text:span></text:p>
          </draw:text-box>
        </draw:frame>
        <draw:frame draw:style-name="gr27" draw:text-style-name="P13" draw:layer="layout" svg:width="0.257cm" svg:height="0.298cm" svg:x="25.815cm" svg:y="19.409cm">
          <draw:text-box>
            <text:p text:style-name="P1"><text:span text:style-name="T8">15</text:span></text:p>
          </draw:text-box>
        </draw:frame>
        <draw:frame draw:style-name="gr27" draw:text-style-name="P13" draw:layer="layout" svg:width="0.257cm" svg:height="0.298cm" svg:x="26.302cm" svg:y="19.409cm">
          <draw:text-box>
            <text:p text:style-name="P1"><text:span text:style-name="T8">16</text:span></text:p>
          </draw:text-box>
        </draw:frame>
        <draw:frame draw:style-name="gr27" draw:text-style-name="P13" draw:layer="layout" svg:width="0.257cm" svg:height="0.298cm" svg:x="26.842cm" svg:y="19.409cm">
          <draw:text-box>
            <text:p text:style-name="P1"><text:span text:style-name="T8">17</text:span></text:p>
          </draw:text-box>
        </draw:frame>
        <draw:frame draw:style-name="gr27" draw:text-style-name="P13" draw:layer="layout" svg:width="0.257cm" svg:height="0.298cm" svg:x="23.737cm" svg:y="19.928cm">
          <draw:text-box>
            <text:p text:style-name="P1"><text:span text:style-name="T8">18</text:span></text:p>
          </draw:text-box>
        </draw:frame>
        <draw:frame draw:style-name="gr27" draw:text-style-name="P13" draw:layer="layout" svg:width="0.257cm" svg:height="0.298cm" svg:x="24.253cm" svg:y="19.928cm">
          <draw:text-box>
            <text:p text:style-name="P1"><text:span text:style-name="T8">19</text:span></text:p>
          </draw:text-box>
        </draw:frame>
        <draw:frame draw:style-name="gr27" draw:text-style-name="P13" draw:layer="layout" svg:width="0.257cm" svg:height="0.298cm" svg:x="24.767cm" svg:y="19.928cm">
          <draw:text-box>
            <text:p text:style-name="P1"><text:span text:style-name="T8">20</text:span></text:p>
          </draw:text-box>
        </draw:frame>
        <draw:frame draw:style-name="gr27" draw:text-style-name="P13" draw:layer="layout" svg:width="0.257cm" svg:height="0.298cm" svg:x="25.277cm" svg:y="19.928cm">
          <draw:text-box>
            <text:p text:style-name="P1"><text:span text:style-name="T8">21</text:span></text:p>
          </draw:text-box>
        </draw:frame>
        <draw:frame draw:style-name="gr27" draw:text-style-name="P13" draw:layer="layout" svg:width="0.257cm" svg:height="0.298cm" svg:x="25.79cm" svg:y="19.928cm">
          <draw:text-box>
            <text:p text:style-name="P1"><text:span text:style-name="T8">22</text:span></text:p>
          </draw:text-box>
        </draw:frame>
        <draw:frame draw:style-name="gr27" draw:text-style-name="P13" draw:layer="layout" svg:width="0.257cm" svg:height="0.298cm" svg:x="26.311cm" svg:y="19.928cm">
          <draw:text-box>
            <text:p text:style-name="P1"><text:span text:style-name="T8">23</text:span></text:p>
          </draw:text-box>
        </draw:frame>
        <draw:frame draw:style-name="gr27" draw:text-style-name="P13" draw:layer="layout" svg:width="0.257cm" svg:height="0.298cm" svg:x="26.819cm" svg:y="19.928cm">
          <draw:text-box>
            <text:p text:style-name="P1"><text:span text:style-name="T8">24</text:span></text:p>
          </draw:text-box>
        </draw:frame>
        <draw:frame draw:style-name="gr27" draw:text-style-name="P13" draw:layer="layout" svg:width="0.257cm" svg:height="0.298cm" svg:x="23.738cm" svg:y="20.452cm">
          <draw:text-box>
            <text:p text:style-name="P1"><text:span text:style-name="T8">25</text:span></text:p>
          </draw:text-box>
        </draw:frame>
        <draw:frame draw:style-name="gr27" draw:text-style-name="P13" draw:layer="layout" svg:width="0.257cm" svg:height="0.298cm" svg:x="24.254cm" svg:y="20.452cm">
          <draw:text-box>
            <text:p text:style-name="P1"><text:span text:style-name="T8">26</text:span></text:p>
          </draw:text-box>
        </draw:frame>
        <draw:frame draw:style-name="gr27" draw:text-style-name="P13" draw:layer="layout" svg:width="0.257cm" svg:height="0.298cm" svg:x="24.768cm" svg:y="20.452cm">
          <draw:text-box>
            <text:p text:style-name="P1"><text:span text:style-name="T8">27</text:span></text:p>
          </draw:text-box>
        </draw:frame>
        <draw:frame draw:style-name="gr27" draw:text-style-name="P13" draw:layer="layout" svg:width="0.257cm" svg:height="0.298cm" svg:x="25.278cm" svg:y="20.452cm">
          <draw:text-box>
            <text:p text:style-name="P1"><text:span text:style-name="T8">28</text:span></text:p>
          </draw:text-box>
        </draw:frame>
        <draw:frame draw:style-name="gr27" draw:text-style-name="P13" draw:layer="layout" svg:width="0.257cm" svg:height="0.298cm" svg:x="25.791cm" svg:y="20.452cm">
          <draw:text-box>
            <text:p text:style-name="P1"><text:span text:style-name="T8">29</text:span></text:p>
          </draw:text-box>
        </draw:frame>
        <draw:frame draw:style-name="gr27" draw:text-style-name="P13" draw:layer="layout" svg:width="0.257cm" svg:height="0.298cm" svg:x="26.312cm" svg:y="20.452cm">
          <draw:text-box>
            <text:p text:style-name="P1"><text:span text:style-name="T8">30</text:span></text:p>
          </draw:text-box>
        </draw:frame>
        <draw:frame draw:style-name="gr27" draw:text-style-name="P13" draw:layer="layout" svg:width="0.257cm" svg:height="0.298cm" svg:x="26.82cm" svg:y="20.452cm">
          <draw:text-box>
            <text:p text:style-name="P1"><text:span text:style-name="T8">31</text:span></text:p>
          </draw:text-box>
        </draw:frame>
      </draw:page>
      <draw:page draw:name="page16" draw:style-name="dp1" draw:master-page-name="master-page79">
        <draw:frame draw:style-name="gr87" draw:text-style-name="P32" draw:layer="layout" svg:width="2.479cm" svg:height="0.709cm" svg:x="1.227cm" svg:y="1.622cm">
          <draw:text-box>
            <text:p text:style-name="P1"><text:span text:style-name="T16">F</text:span><text:span text:style-name="T16">E</text:span><text:span text:style-name="T16">B</text:span><text:span text:style-name="T16">R</text:span><text:span text:style-name="T16">E</text:span><text:span text:style-name="T16">R</text:span><text:span text:style-name="T16">O</text:span></text:p>
          </draw:text-box>
        </draw:frame>
        <draw:path draw:style-name="gr52" draw:text-style-name="P24" draw:layer="layout" svg:width="8.599cm" svg:height="18.994cm" svg:x="4.079cm" svg:y="1.283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64" draw:text-style-name="P28" draw:layer="layout" svg:width="1.316cm" svg:height="0.533cm" svg:x="4.923cm" svg:y="1.749cm">
          <draw:text-box>
            <text:p text:style-name="P1"><text:span text:style-name="T13">L</text:span><text:span text:style-name="T13">u</text:span><text:span text:style-name="T13">n</text:span><text:span text:style-name="T13">e</text:span><text:span text:style-name="T13">s</text:span></text:p>
          </draw:text-box>
        </draw:frame>
        <draw:frame draw:style-name="gr65" draw:text-style-name="P28" draw:layer="layout" svg:width="1.635cm" svg:height="0.533cm" svg:x="7.636cm" svg:y="1.749cm">
          <draw:text-box>
            <text:p text:style-name="P1"><text:span text:style-name="T13">M</text:span><text:span text:style-name="T13">ar</text:span><text:span text:style-name="T13">te</text:span><text:span text:style-name="T13">s</text:span></text:p>
          </draw:text-box>
        </draw:frame>
        <draw:frame draw:style-name="gr66" draw:text-style-name="P35" draw:layer="layout" svg:width="2.304cm" svg:height="0.533cm" svg:x="10.197cm" svg:y="1.749cm">
          <draw:text-box>
            <text:p text:style-name="P1"><text:span text:style-name="T19">M</text:span><text:span text:style-name="T19">ié</text:span><text:span text:style-name="T19">rc</text:span><text:span text:style-name="T19">ol</text:span><text:span text:style-name="T19">e</text:span><text:span text:style-name="T19">s</text:span></text:p>
          </draw:text-box>
        </draw:frame>
        <draw:path draw:style-name="gr52" draw:text-style-name="P30" draw:layer="layout" svg:width="3.385cm" svg:height="14.078cm" svg:x="0.701cm" svg:y="2.679cm" svg:viewBox="0 0 3386 14079" svg:d="M0 0h3386M0 3520h3386M0 7040h3386M0 10560h3386M0 14079h3386">
          <text:p/>
        </draw:path>
        <draw:path draw:style-name="gr61" draw:text-style-name="P24" draw:layer="layout" svg:width="3.378cm" svg:height="16.526cm" svg:x="0.701cm" svg:y="3.269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63" draw:text-style-name="P34" draw:layer="layout" svg:width="2.26cm" svg:height="0.533cm" svg:x="1.501cm" svg:y="2.798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5</text:span></text:p>
          </draw:text-box>
        </draw:frame>
        <draw:frame draw:style-name="gr63" draw:text-style-name="P34" draw:layer="layout" svg:width="2.26cm" svg:height="0.533cm" svg:x="1.501cm" svg:y="6.318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6</text:span></text:p>
          </draw:text-box>
        </draw:frame>
        <draw:frame draw:style-name="gr63" draw:text-style-name="P34" draw:layer="layout" svg:width="2.26cm" svg:height="0.533cm" svg:x="1.501cm" svg:y="9.837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7</text:span></text:p>
          </draw:text-box>
        </draw:frame>
        <draw:frame draw:style-name="gr63" draw:text-style-name="P34" draw:layer="layout" svg:width="2.26cm" svg:height="0.533cm" svg:x="1.501cm" svg:y="13.357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8</text:span></text:p>
          </draw:text-box>
        </draw:frame>
        <draw:frame draw:style-name="gr57" draw:text-style-name="P29" draw:layer="layout" svg:width="0.364cm" svg:height="0.49cm" svg:x="4.221cm" svg:y="6.29cm">
          <draw:text-box>
            <text:p text:style-name="P1"><text:span text:style-name="T14">8</text:span></text:p>
          </draw:text-box>
        </draw:frame>
        <draw:frame draw:style-name="gr57" draw:text-style-name="P29" draw:layer="layout" svg:width="0.364cm" svg:height="0.49cm" svg:x="7.082cm" svg:y="6.29cm">
          <draw:text-box>
            <text:p text:style-name="P1"><text:span text:style-name="T14">9</text:span></text:p>
          </draw:text-box>
        </draw:frame>
        <draw:frame draw:style-name="gr88" draw:text-style-name="P29" draw:layer="layout" svg:width="0.37cm" svg:height="0.49cm" svg:x="9.942cm" svg:y="6.29cm">
          <draw:text-box>
            <text:p text:style-name="P1"><text:span text:style-name="T14">10</text:span></text:p>
          </draw:text-box>
        </draw:frame>
        <draw:frame draw:style-name="gr58" draw:text-style-name="P29" draw:layer="layout" svg:width="0.472cm" svg:height="0.49cm" svg:x="4.221cm" svg:y="9.809cm">
          <draw:text-box>
            <text:p text:style-name="P1"><text:span text:style-name="T14">15</text:span></text:p>
          </draw:text-box>
        </draw:frame>
        <draw:frame draw:style-name="gr58" draw:text-style-name="P29" draw:layer="layout" svg:width="0.472cm" svg:height="0.49cm" svg:x="7.082cm" svg:y="9.809cm">
          <draw:text-box>
            <text:p text:style-name="P1"><text:span text:style-name="T14">16</text:span></text:p>
          </draw:text-box>
        </draw:frame>
        <draw:frame draw:style-name="gr58" draw:text-style-name="P29" draw:layer="layout" svg:width="0.472cm" svg:height="0.49cm" svg:x="9.942cm" svg:y="9.809cm">
          <draw:text-box>
            <text:p text:style-name="P1"><text:span text:style-name="T14">17</text:span></text:p>
          </draw:text-box>
        </draw:frame>
        <draw:frame draw:style-name="gr58" draw:text-style-name="P29" draw:layer="layout" svg:width="0.472cm" svg:height="0.49cm" svg:x="4.221cm" svg:y="13.328cm">
          <draw:text-box>
            <text:p text:style-name="P1"><text:span text:style-name="T14">2</text:span><text:span text:style-name="T14">2</text:span></text:p>
          </draw:text-box>
        </draw:frame>
        <draw:frame draw:style-name="gr58" draw:text-style-name="P29" draw:layer="layout" svg:width="0.472cm" svg:height="0.49cm" svg:x="7.082cm" svg:y="13.328cm">
          <draw:text-box>
            <text:p text:style-name="P1"><text:span text:style-name="T14">2</text:span><text:span text:style-name="T14">3</text:span></text:p>
          </draw:text-box>
        </draw:frame>
        <draw:frame draw:style-name="gr58" draw:text-style-name="P29" draw:layer="layout" svg:width="0.472cm" svg:height="0.49cm" svg:x="9.942cm" svg:y="13.328cm">
          <draw:text-box>
            <text:p text:style-name="P1"><text:span text:style-name="T14">2</text:span><text:span text:style-name="T14">4</text:span></text:p>
          </draw:text-box>
        </draw:frame>
        <draw:frame draw:style-name="gr57" draw:text-style-name="P29" draw:layer="layout" svg:width="0.364cm" svg:height="0.49cm" svg:x="4.221cm" svg:y="2.775cm">
          <draw:text-box>
            <text:p text:style-name="P1"><text:span text:style-name="T14">1</text:span></text:p>
          </draw:text-box>
        </draw:frame>
        <draw:frame draw:style-name="gr57" draw:text-style-name="P29" draw:layer="layout" svg:width="0.364cm" svg:height="0.49cm" svg:x="7.082cm" svg:y="2.775cm">
          <draw:text-box>
            <text:p text:style-name="P1"><text:span text:style-name="T14">2</text:span></text:p>
          </draw:text-box>
        </draw:frame>
        <draw:frame draw:style-name="gr57" draw:text-style-name="P29" draw:layer="layout" svg:width="0.364cm" svg:height="0.49cm" svg:x="9.942cm" svg:y="2.775cm">
          <draw:text-box>
            <text:p text:style-name="P1"><text:span text:style-name="T14">3</text:span></text:p>
          </draw:text-box>
        </draw:frame>
        <draw:path draw:style-name="gr52" draw:text-style-name="P24" draw:layer="layout" svg:width="11.46cm" svg:height="18.995cm" svg:x="15.152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53" draw:text-style-name="P28" draw:layer="layout" svg:width="1.432cm" svg:height="0.533cm" svg:x="15.893cm" svg:y="1.714cm">
          <draw:text-box>
            <text:p text:style-name="P1"><text:span text:style-name="T13">J</text:span><text:span text:style-name="T13">u</text:span><text:span text:style-name="T13">e</text:span><text:span text:style-name="T13">v</text:span><text:span text:style-name="T13">e</text:span><text:span text:style-name="T13">s</text:span></text:p>
          </draw:text-box>
        </draw:frame>
        <draw:frame draw:style-name="gr54" draw:text-style-name="P28" draw:layer="layout" svg:width="1.714cm" svg:height="0.533cm" svg:x="18.682cm" svg:y="1.714cm">
          <draw:text-box>
            <text:p text:style-name="P1"><text:span text:style-name="T13">Vi</text:span><text:span text:style-name="T13">er</text:span><text:span text:style-name="T13">n</text:span><text:span text:style-name="T13">e</text:span><text:span text:style-name="T13">s</text:span></text:p>
          </draw:text-box>
        </draw:frame>
        <draw:frame draw:style-name="gr55" draw:text-style-name="P28" draw:layer="layout" svg:width="1.691cm" svg:height="0.533cm" svg:x="21.53cm" svg:y="1.714cm">
          <draw:text-box>
            <text:p text:style-name="P1"><text:span text:style-name="T13">S</text:span><text:span text:style-name="T13">á</text:span><text:span text:style-name="T13">b</text:span><text:span text:style-name="T13">a</text:span><text:span text:style-name="T13">d</text:span><text:span text:style-name="T13">o</text:span></text:p>
          </draw:text-box>
        </draw:frame>
        <draw:frame draw:style-name="gr56" draw:text-style-name="P28" draw:layer="layout" svg:width="2.001cm" svg:height="0.533cm" svg:x="24.25cm" svg:y="1.714cm">
          <draw:text-box>
            <text:p text:style-name="P1"><text:span text:style-name="T13">D</text:span><text:span text:style-name="T13">o</text:span><text:span text:style-name="T13">m</text:span><text:span text:style-name="T13">in</text:span><text:span text:style-name="T13">g</text:span><text:span text:style-name="T13">o</text:span></text:p>
          </draw:text-box>
        </draw:frame>
        <draw:frame draw:style-name="gr57" draw:text-style-name="P29" draw:layer="layout" svg:width="0.364cm" svg:height="0.49cm" svg:x="15.294cm" svg:y="6.255cm">
          <draw:text-box>
            <text:p text:style-name="P1"><text:span text:style-name="T14">11</text:span></text:p>
          </draw:text-box>
        </draw:frame>
        <draw:frame draw:style-name="gr57" draw:text-style-name="P29" draw:layer="layout" svg:width="0.364cm" svg:height="0.49cm" svg:x="18.155cm" svg:y="6.255cm">
          <draw:text-box>
            <text:p text:style-name="P1"><text:span text:style-name="T14">12</text:span></text:p>
          </draw:text-box>
        </draw:frame>
        <draw:frame draw:style-name="gr57" draw:text-style-name="P29" draw:layer="layout" svg:width="0.364cm" svg:height="0.49cm" svg:x="21.016cm" svg:y="6.255cm">
          <draw:text-box>
            <text:p text:style-name="P1"><text:span text:style-name="T14">13</text:span></text:p>
          </draw:text-box>
        </draw:frame>
        <draw:frame draw:style-name="gr58" draw:text-style-name="P29" draw:layer="layout" svg:width="0.472cm" svg:height="0.49cm" svg:x="23.877cm" svg:y="6.255cm">
          <draw:text-box>
            <text:p text:style-name="P1"><text:span text:style-name="T14">14</text:span></text:p>
          </draw:text-box>
        </draw:frame>
        <draw:frame draw:style-name="gr58" draw:text-style-name="P29" draw:layer="layout" svg:width="0.472cm" svg:height="0.49cm" svg:x="15.294cm" svg:y="9.774cm">
          <draw:text-box>
            <text:p text:style-name="P1"><text:span text:style-name="T14">18</text:span></text:p>
          </draw:text-box>
        </draw:frame>
        <draw:frame draw:style-name="gr58" draw:text-style-name="P29" draw:layer="layout" svg:width="0.472cm" svg:height="0.49cm" svg:x="18.155cm" svg:y="9.774cm">
          <draw:text-box>
            <text:p text:style-name="P1"><text:span text:style-name="T14">19</text:span></text:p>
          </draw:text-box>
        </draw:frame>
        <draw:frame draw:style-name="gr58" draw:text-style-name="P29" draw:layer="layout" svg:width="0.472cm" svg:height="0.49cm" svg:x="21.016cm" svg:y="9.774cm">
          <draw:text-box>
            <text:p text:style-name="P1"><text:span text:style-name="T14">2</text:span><text:span text:style-name="T14">0</text:span></text:p>
          </draw:text-box>
        </draw:frame>
        <draw:frame draw:style-name="gr58" draw:text-style-name="P29" draw:layer="layout" svg:width="0.472cm" svg:height="0.49cm" svg:x="23.877cm" svg:y="9.774cm">
          <draw:text-box>
            <text:p text:style-name="P1"><text:span text:style-name="T14">21</text:span></text:p>
          </draw:text-box>
        </draw:frame>
        <draw:frame draw:style-name="gr58" draw:text-style-name="P29" draw:layer="layout" svg:width="0.472cm" svg:height="0.49cm" svg:x="15.294cm" svg:y="13.293cm">
          <draw:text-box>
            <text:p text:style-name="P1"><text:span text:style-name="T14">2</text:span><text:span text:style-name="T14">5</text:span></text:p>
          </draw:text-box>
        </draw:frame>
        <draw:frame draw:style-name="gr58" draw:text-style-name="P29" draw:layer="layout" svg:width="0.472cm" svg:height="0.49cm" svg:x="18.155cm" svg:y="13.293cm">
          <draw:text-box>
            <text:p text:style-name="P1"><text:span text:style-name="T14">2</text:span><text:span text:style-name="T14">6</text:span></text:p>
          </draw:text-box>
        </draw:frame>
        <draw:frame draw:style-name="gr58" draw:text-style-name="P29" draw:layer="layout" svg:width="0.472cm" svg:height="0.49cm" svg:x="21.016cm" svg:y="13.293cm">
          <draw:text-box>
            <text:p text:style-name="P1"><text:span text:style-name="T14">2</text:span><text:span text:style-name="T14">7</text:span></text:p>
          </draw:text-box>
        </draw:frame>
        <draw:frame draw:style-name="gr57" draw:text-style-name="P29" draw:layer="layout" svg:width="0.364cm" svg:height="0.49cm" svg:x="15.294cm" svg:y="2.74cm">
          <draw:text-box>
            <text:p text:style-name="P1"><text:span text:style-name="T14">4</text:span></text:p>
          </draw:text-box>
        </draw:frame>
        <draw:frame draw:style-name="gr57" draw:text-style-name="P29" draw:layer="layout" svg:width="0.364cm" svg:height="0.49cm" svg:x="18.155cm" svg:y="2.74cm">
          <draw:text-box>
            <text:p text:style-name="P1"><text:span text:style-name="T14">5</text:span></text:p>
          </draw:text-box>
        </draw:frame>
        <draw:frame draw:style-name="gr57" draw:text-style-name="P29" draw:layer="layout" svg:width="0.364cm" svg:height="0.49cm" svg:x="21.016cm" svg:y="2.74cm">
          <draw:text-box>
            <text:p text:style-name="P1"><text:span text:style-name="T14">6</text:span></text:p>
          </draw:text-box>
        </draw:frame>
        <draw:frame draw:style-name="gr58" draw:text-style-name="P29" draw:layer="layout" svg:width="0.472cm" svg:height="0.49cm" svg:x="23.877cm" svg:y="2.74cm">
          <draw:text-box>
            <text:p text:style-name="P1"><text:span text:style-name="T14">7</text:span></text:p>
          </draw:text-box>
        </draw:frame>
        <draw:frame draw:style-name="gr58" draw:text-style-name="P29" draw:layer="layout" svg:width="0.472cm" svg:height="0.49cm" svg:x="23.881cm" svg:y="13.29cm">
          <draw:text-box>
            <text:p text:style-name="P1"><text:span text:style-name="T14">2</text:span><text:span text:style-name="T14">8</text:span></text:p>
          </draw:text-box>
        </draw:frame>
      </draw:page>
      <draw:page draw:name="page17" draw:style-name="dp1" draw:master-page-name="master-page79">
        <draw:frame draw:style-name="gr1" draw:text-style-name="P2" draw:layer="layout" svg:width="2.869cm" svg:height="0.398cm" svg:x="1.365cm" svg:y="1.3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1.961cm" svg:x2="13.956cm" svg:y2="1.961cm">
          <text:p/>
        </draw:line>
        <draw:frame draw:style-name="gr1" draw:text-style-name="P2" draw:layer="layout" svg:width="2.869cm" svg:height="0.398cm" svg:x="1.366cm" svg:y="1.3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1.407cm">
          <draw:text-box>
            <text:p text:style-name="P1"><text:span text:style-name="T2">L</text:span><text:span text:style-name="T2">u</text:span><text:span text:style-name="T2">n</text:span><text:span text:style-name="T2">es</text:span></text:p>
          </draw:text-box>
        </draw:frame>
        <draw:frame draw:style-name="gr4" draw:text-style-name="P5" draw:layer="layout" svg:width="0.552cm" svg:height="0.687cm" svg:x="0.92cm" svg:y="1.41cm">
          <draw:text-box>
            <text:p text:style-name="P1"><text:span text:style-name="T3">2</text:span><text:span text:style-name="T3">9</text:span></text:p>
          </draw:text-box>
        </draw:frame>
        <draw:frame draw:style-name="gr5" draw:text-style-name="P6" draw:layer="layout" svg:width="2.917cm" svg:height="0.776cm" svg:x="0.92cm" svg:y="0.697cm">
          <draw:text-box>
            <text:p text:style-name="P1"><text:span text:style-name="T4">M</text:span><text:span text:style-name="T4">A</text:span><text:span text:style-name="T4">R</text:span><text:span text:style-name="T4">Z</text:span><text:span text:style-name="T4">O</text:span></text:p>
          </draw:text-box>
        </draw:frame>
        <draw:frame draw:style-name="gr1" draw:text-style-name="P2" draw:layer="layout" svg:width="2.869cm" svg:height="0.398cm" svg:x="1.365cm" svg:y="6.3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366cm" svg:y="6.3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7.567cm" svg:y1="2.36cm" svg:x2="13.94cm" svg:y2="2.36cm">
          <text:p/>
        </draw:line>
        <draw:line draw:style-name="gr6" draw:text-style-name="P7" draw:layer="layout" svg:x1="7.567cm" svg:y1="2.759cm" svg:x2="13.941cm" svg:y2="2.759cm">
          <text:p/>
        </draw:line>
        <draw:line draw:style-name="gr6" draw:text-style-name="P7" draw:layer="layout" svg:x1="7.567cm" svg:y1="3.159cm" svg:x2="13.941cm" svg:y2="3.159cm">
          <text:p/>
        </draw:line>
        <draw:line draw:style-name="gr6" draw:text-style-name="P7" draw:layer="layout" svg:x1="7.567cm" svg:y1="3.557cm" svg:x2="13.941cm" svg:y2="3.557cm">
          <text:p/>
        </draw:line>
        <draw:line draw:style-name="gr6" draw:text-style-name="P7" draw:layer="layout" svg:x1="7.567cm" svg:y1="3.957cm" svg:x2="13.941cm" svg:y2="3.957cm">
          <text:p/>
        </draw:line>
        <draw:line draw:style-name="gr6" draw:text-style-name="P7" draw:layer="layout" svg:x1="7.567cm" svg:y1="4.357cm" svg:x2="13.941cm" svg:y2="4.357cm">
          <text:p/>
        </draw:line>
        <draw:line draw:style-name="gr6" draw:text-style-name="P7" draw:layer="layout" svg:x1="7.567cm" svg:y1="4.756cm" svg:x2="13.941cm" svg:y2="4.756cm">
          <text:p/>
        </draw:line>
        <draw:line draw:style-name="gr6" draw:text-style-name="P7" draw:layer="layout" svg:x1="7.567cm" svg:y1="5.155cm" svg:x2="13.941cm" svg:y2="5.155cm">
          <text:p/>
        </draw:line>
        <draw:line draw:style-name="gr6" draw:text-style-name="P7" draw:layer="layout" svg:x1="7.567cm" svg:y1="5.554cm" svg:x2="13.941cm" svg:y2="5.554cm">
          <text:p/>
        </draw:line>
        <draw:line draw:style-name="gr6" draw:text-style-name="P7" draw:layer="layout" svg:x1="7.567cm" svg:y1="5.953cm" svg:x2="13.941cm" svg:y2="5.953cm">
          <text:p/>
        </draw:line>
        <draw:line draw:style-name="gr6" draw:text-style-name="P7" draw:layer="layout" svg:x1="7.567cm" svg:y1="6.353cm" svg:x2="13.941cm" svg:y2="6.353cm">
          <text:p/>
        </draw:line>
        <draw:frame draw:style-name="gr7" draw:text-style-name="P8" draw:layer="layout" svg:width="0.855cm" svg:height="0.408cm" svg:x="1.017cm" svg:y="2.1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7cm" svg:y="2.53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7cm" svg:y="2.92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7cm" svg:y="3.32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7cm" svg:y="3.72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7cm" svg:y="4.12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7cm" svg:y="4.52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7cm" svg:y="4.92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7cm" svg:y="5.32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7cm" svg:y="5.72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7cm" svg:y="6.123cm">
          <draw:text-box>
            <text:p text:style-name="P1"><text:span text:style-name="T5">13:00</text:span></text:p>
          </draw:text-box>
        </draw:frame>
        <draw:line draw:style-name="gr6" draw:text-style-name="P7" draw:layer="layout" svg:x1="0.967cm" svg:y1="2.361cm" svg:x2="7.34cm" svg:y2="2.361cm">
          <text:p/>
        </draw:line>
        <draw:line draw:style-name="gr6" draw:text-style-name="P7" draw:layer="layout" svg:x1="0.967cm" svg:y1="2.76cm" svg:x2="7.341cm" svg:y2="2.76cm">
          <text:p/>
        </draw:line>
        <draw:line draw:style-name="gr6" draw:text-style-name="P7" draw:layer="layout" svg:x1="0.967cm" svg:y1="3.16cm" svg:x2="7.341cm" svg:y2="3.16cm">
          <text:p/>
        </draw:line>
        <draw:line draw:style-name="gr6" draw:text-style-name="P7" draw:layer="layout" svg:x1="0.967cm" svg:y1="3.558cm" svg:x2="7.341cm" svg:y2="3.558cm">
          <text:p/>
        </draw:line>
        <draw:line draw:style-name="gr6" draw:text-style-name="P7" draw:layer="layout" svg:x1="0.967cm" svg:y1="3.958cm" svg:x2="7.341cm" svg:y2="3.958cm">
          <text:p/>
        </draw:line>
        <draw:line draw:style-name="gr6" draw:text-style-name="P7" draw:layer="layout" svg:x1="0.967cm" svg:y1="4.358cm" svg:x2="7.341cm" svg:y2="4.358cm">
          <text:p/>
        </draw:line>
        <draw:line draw:style-name="gr6" draw:text-style-name="P7" draw:layer="layout" svg:x1="0.967cm" svg:y1="4.757cm" svg:x2="7.341cm" svg:y2="4.757cm">
          <text:p/>
        </draw:line>
        <draw:line draw:style-name="gr6" draw:text-style-name="P7" draw:layer="layout" svg:x1="0.967cm" svg:y1="5.156cm" svg:x2="7.341cm" svg:y2="5.156cm">
          <text:p/>
        </draw:line>
        <draw:line draw:style-name="gr6" draw:text-style-name="P7" draw:layer="layout" svg:x1="0.967cm" svg:y1="5.555cm" svg:x2="7.341cm" svg:y2="5.555cm">
          <text:p/>
        </draw:line>
        <draw:line draw:style-name="gr6" draw:text-style-name="P7" draw:layer="layout" svg:x1="0.967cm" svg:y1="5.954cm" svg:x2="7.341cm" svg:y2="5.954cm">
          <text:p/>
        </draw:line>
        <draw:line draw:style-name="gr6" draw:text-style-name="P7" draw:layer="layout" svg:x1="0.967cm" svg:y1="6.354cm" svg:x2="7.341cm" svg:y2="6.354cm">
          <text:p/>
        </draw:line>
        <draw:frame draw:style-name="gr1" draw:text-style-name="P2" draw:layer="layout" svg:width="2.869cm" svg:height="0.398cm" svg:x="1.365cm" svg:y="6.4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7.061cm" svg:x2="13.956cm" svg:y2="7.061cm">
          <text:p/>
        </draw:line>
        <draw:frame draw:style-name="gr1" draw:text-style-name="P2" draw:layer="layout" svg:width="2.869cm" svg:height="0.398cm" svg:x="1.366cm" svg:y="6.4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6.507cm">
          <draw:text-box>
            <text:p text:style-name="P1"><text:span text:style-name="T2">M</text:span><text:span text:style-name="T2">ar</text:span><text:span text:style-name="T2">te</text:span><text:span text:style-name="T2">s</text:span></text:p>
          </draw:text-box>
        </draw:frame>
        <draw:frame draw:style-name="gr36" draw:text-style-name="P5" draw:layer="layout" svg:width="0.548cm" svg:height="0.687cm" svg:x="0.92cm" svg:y="6.51cm">
          <draw:text-box>
            <text:p text:style-name="P1"><text:span text:style-name="T3">3</text:span><text:span text:style-name="T3">0</text:span></text:p>
          </draw:text-box>
        </draw:frame>
        <draw:frame draw:style-name="gr1" draw:text-style-name="P2" draw:layer="layout" svg:width="2.869cm" svg:height="0.398cm" svg:x="1.365cm" svg:y="11.5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366cm" svg:y="11.5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7.567cm" svg:y1="7.46cm" svg:x2="13.94cm" svg:y2="7.46cm">
          <text:p/>
        </draw:line>
        <draw:line draw:style-name="gr6" draw:text-style-name="P7" draw:layer="layout" svg:x1="7.567cm" svg:y1="7.859cm" svg:x2="13.941cm" svg:y2="7.859cm">
          <text:p/>
        </draw:line>
        <draw:line draw:style-name="gr6" draw:text-style-name="P7" draw:layer="layout" svg:x1="7.567cm" svg:y1="8.259cm" svg:x2="13.941cm" svg:y2="8.259cm">
          <text:p/>
        </draw:line>
        <draw:line draw:style-name="gr6" draw:text-style-name="P7" draw:layer="layout" svg:x1="7.567cm" svg:y1="8.657cm" svg:x2="13.941cm" svg:y2="8.657cm">
          <text:p/>
        </draw:line>
        <draw:line draw:style-name="gr6" draw:text-style-name="P7" draw:layer="layout" svg:x1="7.567cm" svg:y1="9.057cm" svg:x2="13.941cm" svg:y2="9.057cm">
          <text:p/>
        </draw:line>
        <draw:line draw:style-name="gr6" draw:text-style-name="P7" draw:layer="layout" svg:x1="7.567cm" svg:y1="9.457cm" svg:x2="13.941cm" svg:y2="9.457cm">
          <text:p/>
        </draw:line>
        <draw:line draw:style-name="gr6" draw:text-style-name="P7" draw:layer="layout" svg:x1="7.567cm" svg:y1="9.856cm" svg:x2="13.941cm" svg:y2="9.856cm">
          <text:p/>
        </draw:line>
        <draw:line draw:style-name="gr6" draw:text-style-name="P7" draw:layer="layout" svg:x1="7.567cm" svg:y1="10.255cm" svg:x2="13.941cm" svg:y2="10.255cm">
          <text:p/>
        </draw:line>
        <draw:line draw:style-name="gr6" draw:text-style-name="P7" draw:layer="layout" svg:x1="7.567cm" svg:y1="10.654cm" svg:x2="13.941cm" svg:y2="10.654cm">
          <text:p/>
        </draw:line>
        <draw:line draw:style-name="gr6" draw:text-style-name="P7" draw:layer="layout" svg:x1="7.567cm" svg:y1="11.053cm" svg:x2="13.941cm" svg:y2="11.053cm">
          <text:p/>
        </draw:line>
        <draw:line draw:style-name="gr6" draw:text-style-name="P7" draw:layer="layout" svg:x1="7.567cm" svg:y1="11.453cm" svg:x2="13.941cm" svg:y2="11.453cm">
          <text:p/>
        </draw:line>
        <draw:line draw:style-name="gr6" draw:text-style-name="P7" draw:layer="layout" svg:x1="0.967cm" svg:y1="7.461cm" svg:x2="7.34cm" svg:y2="7.461cm">
          <text:p/>
        </draw:line>
        <draw:line draw:style-name="gr6" draw:text-style-name="P7" draw:layer="layout" svg:x1="0.967cm" svg:y1="7.86cm" svg:x2="7.341cm" svg:y2="7.86cm">
          <text:p/>
        </draw:line>
        <draw:line draw:style-name="gr6" draw:text-style-name="P7" draw:layer="layout" svg:x1="0.967cm" svg:y1="8.26cm" svg:x2="7.341cm" svg:y2="8.26cm">
          <text:p/>
        </draw:line>
        <draw:line draw:style-name="gr6" draw:text-style-name="P7" draw:layer="layout" svg:x1="0.967cm" svg:y1="8.658cm" svg:x2="7.341cm" svg:y2="8.658cm">
          <text:p/>
        </draw:line>
        <draw:line draw:style-name="gr6" draw:text-style-name="P7" draw:layer="layout" svg:x1="0.967cm" svg:y1="9.058cm" svg:x2="7.341cm" svg:y2="9.058cm">
          <text:p/>
        </draw:line>
        <draw:line draw:style-name="gr6" draw:text-style-name="P7" draw:layer="layout" svg:x1="0.967cm" svg:y1="9.458cm" svg:x2="7.341cm" svg:y2="9.458cm">
          <text:p/>
        </draw:line>
        <draw:line draw:style-name="gr6" draw:text-style-name="P7" draw:layer="layout" svg:x1="0.967cm" svg:y1="9.857cm" svg:x2="7.341cm" svg:y2="9.857cm">
          <text:p/>
        </draw:line>
        <draw:line draw:style-name="gr6" draw:text-style-name="P7" draw:layer="layout" svg:x1="0.967cm" svg:y1="10.256cm" svg:x2="7.341cm" svg:y2="10.256cm">
          <text:p/>
        </draw:line>
        <draw:line draw:style-name="gr6" draw:text-style-name="P7" draw:layer="layout" svg:x1="0.967cm" svg:y1="10.655cm" svg:x2="7.341cm" svg:y2="10.655cm">
          <text:p/>
        </draw:line>
        <draw:line draw:style-name="gr6" draw:text-style-name="P7" draw:layer="layout" svg:x1="0.967cm" svg:y1="11.054cm" svg:x2="7.341cm" svg:y2="11.054cm">
          <text:p/>
        </draw:line>
        <draw:line draw:style-name="gr6" draw:text-style-name="P7" draw:layer="layout" svg:x1="0.967cm" svg:y1="11.454cm" svg:x2="7.341cm" svg:y2="11.454cm">
          <text:p/>
        </draw:line>
        <draw:frame draw:style-name="gr1" draw:text-style-name="P2" draw:layer="layout" svg:width="2.869cm" svg:height="0.398cm" svg:x="1.365cm" svg:y="11.5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12.161cm" svg:x2="13.956cm" svg:y2="12.161cm">
          <text:p/>
        </draw:line>
        <draw:frame draw:style-name="gr1" draw:text-style-name="P2" draw:layer="layout" svg:width="2.869cm" svg:height="0.398cm" svg:x="1.366cm" svg:y="11.5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11.607cm">
          <draw:text-box>
            <text:p text:style-name="P1"><text:span text:style-name="T2">M</text:span><text:span text:style-name="T2">ié</text:span><text:span text:style-name="T2">rc</text:span><text:span text:style-name="T2">ol</text:span><text:span text:style-name="T2">es</text:span></text:p>
          </draw:text-box>
        </draw:frame>
        <draw:frame draw:style-name="gr18" draw:text-style-name="P5" draw:layer="layout" svg:width="0.544cm" svg:height="0.687cm" svg:x="0.92cm" svg:y="11.61cm">
          <draw:text-box>
            <text:p text:style-name="P1"><text:span text:style-name="T3">31</text:span></text:p>
          </draw:text-box>
        </draw:frame>
        <draw:line draw:style-name="gr6" draw:text-style-name="P7" draw:layer="layout" svg:x1="7.567cm" svg:y1="12.56cm" svg:x2="13.94cm" svg:y2="12.56cm">
          <text:p/>
        </draw:line>
        <draw:line draw:style-name="gr6" draw:text-style-name="P7" draw:layer="layout" svg:x1="7.567cm" svg:y1="12.959cm" svg:x2="13.941cm" svg:y2="12.959cm">
          <text:p/>
        </draw:line>
        <draw:line draw:style-name="gr6" draw:text-style-name="P7" draw:layer="layout" svg:x1="7.567cm" svg:y1="13.359cm" svg:x2="13.941cm" svg:y2="13.359cm">
          <text:p/>
        </draw:line>
        <draw:line draw:style-name="gr6" draw:text-style-name="P7" draw:layer="layout" svg:x1="7.567cm" svg:y1="13.757cm" svg:x2="13.941cm" svg:y2="13.757cm">
          <text:p/>
        </draw:line>
        <draw:line draw:style-name="gr6" draw:text-style-name="P7" draw:layer="layout" svg:x1="7.567cm" svg:y1="14.157cm" svg:x2="13.941cm" svg:y2="14.157cm">
          <text:p/>
        </draw:line>
        <draw:line draw:style-name="gr6" draw:text-style-name="P7" draw:layer="layout" svg:x1="7.567cm" svg:y1="14.557cm" svg:x2="13.941cm" svg:y2="14.557cm">
          <text:p/>
        </draw:line>
        <draw:line draw:style-name="gr6" draw:text-style-name="P7" draw:layer="layout" svg:x1="7.567cm" svg:y1="14.956cm" svg:x2="13.941cm" svg:y2="14.956cm">
          <text:p/>
        </draw:line>
        <draw:line draw:style-name="gr6" draw:text-style-name="P7" draw:layer="layout" svg:x1="7.567cm" svg:y1="15.355cm" svg:x2="13.941cm" svg:y2="15.355cm">
          <text:p/>
        </draw:line>
        <draw:line draw:style-name="gr6" draw:text-style-name="P7" draw:layer="layout" svg:x1="7.567cm" svg:y1="15.754cm" svg:x2="13.941cm" svg:y2="15.754cm">
          <text:p/>
        </draw:line>
        <draw:line draw:style-name="gr6" draw:text-style-name="P7" draw:layer="layout" svg:x1="7.567cm" svg:y1="16.153cm" svg:x2="13.941cm" svg:y2="16.153cm">
          <text:p/>
        </draw:line>
        <draw:line draw:style-name="gr6" draw:text-style-name="P7" draw:layer="layout" svg:x1="7.567cm" svg:y1="16.553cm" svg:x2="13.941cm" svg:y2="16.553cm">
          <text:p/>
        </draw:line>
        <draw:line draw:style-name="gr6" draw:text-style-name="P7" draw:layer="layout" svg:x1="0.967cm" svg:y1="12.561cm" svg:x2="7.34cm" svg:y2="12.561cm">
          <text:p/>
        </draw:line>
        <draw:line draw:style-name="gr6" draw:text-style-name="P7" draw:layer="layout" svg:x1="0.967cm" svg:y1="12.96cm" svg:x2="7.341cm" svg:y2="12.96cm">
          <text:p/>
        </draw:line>
        <draw:line draw:style-name="gr6" draw:text-style-name="P7" draw:layer="layout" svg:x1="0.967cm" svg:y1="13.36cm" svg:x2="7.341cm" svg:y2="13.36cm">
          <text:p/>
        </draw:line>
        <draw:line draw:style-name="gr6" draw:text-style-name="P7" draw:layer="layout" svg:x1="0.967cm" svg:y1="13.758cm" svg:x2="7.341cm" svg:y2="13.758cm">
          <text:p/>
        </draw:line>
        <draw:line draw:style-name="gr6" draw:text-style-name="P7" draw:layer="layout" svg:x1="0.967cm" svg:y1="14.158cm" svg:x2="7.341cm" svg:y2="14.158cm">
          <text:p/>
        </draw:line>
        <draw:line draw:style-name="gr6" draw:text-style-name="P7" draw:layer="layout" svg:x1="0.967cm" svg:y1="14.558cm" svg:x2="7.341cm" svg:y2="14.558cm">
          <text:p/>
        </draw:line>
        <draw:line draw:style-name="gr6" draw:text-style-name="P7" draw:layer="layout" svg:x1="0.967cm" svg:y1="14.957cm" svg:x2="7.341cm" svg:y2="14.957cm">
          <text:p/>
        </draw:line>
        <draw:line draw:style-name="gr6" draw:text-style-name="P7" draw:layer="layout" svg:x1="0.967cm" svg:y1="15.356cm" svg:x2="7.341cm" svg:y2="15.356cm">
          <text:p/>
        </draw:line>
        <draw:line draw:style-name="gr6" draw:text-style-name="P7" draw:layer="layout" svg:x1="0.967cm" svg:y1="15.755cm" svg:x2="7.341cm" svg:y2="15.755cm">
          <text:p/>
        </draw:line>
        <draw:line draw:style-name="gr6" draw:text-style-name="P7" draw:layer="layout" svg:x1="0.967cm" svg:y1="16.154cm" svg:x2="7.341cm" svg:y2="16.154cm">
          <text:p/>
        </draw:line>
        <draw:line draw:style-name="gr6" draw:text-style-name="P7" draw:layer="layout" svg:x1="0.967cm" svg:y1="16.554cm" svg:x2="7.341cm" svg:y2="16.554cm">
          <text:p/>
        </draw:line>
        <draw:frame draw:style-name="gr1" draw:text-style-name="P2" draw:layer="layout" svg:width="2.869cm" svg:height="0.398cm" svg:x="1.098cm" svg:y="20.77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099cm" svg:y="20.7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.222cm" svg:y1="17.258cm" svg:x2="13.972cm" svg:y2="17.258cm">
          <text:p/>
        </draw:line>
        <draw:line draw:style-name="gr6" draw:text-style-name="P7" draw:layer="layout" svg:x1="0.7cm" svg:y1="17.658cm" svg:x2="13.972cm" svg:y2="17.658cm">
          <text:p/>
        </draw:line>
        <draw:line draw:style-name="gr6" draw:text-style-name="P7" draw:layer="layout" svg:x1="0.7cm" svg:y1="18.056cm" svg:x2="13.972cm" svg:y2="18.056cm">
          <text:p/>
        </draw:line>
        <draw:line draw:style-name="gr6" draw:text-style-name="P7" draw:layer="layout" svg:x1="0.7cm" svg:y1="18.456cm" svg:x2="13.972cm" svg:y2="18.456cm">
          <text:p/>
        </draw:line>
        <draw:line draw:style-name="gr6" draw:text-style-name="P7" draw:layer="layout" svg:x1="0.7cm" svg:y1="18.856cm" svg:x2="13.972cm" svg:y2="18.856cm">
          <text:p/>
        </draw:line>
        <draw:line draw:style-name="gr6" draw:text-style-name="P7" draw:layer="layout" svg:x1="0.7cm" svg:y1="19.255cm" svg:x2="13.972cm" svg:y2="19.255cm">
          <text:p/>
        </draw:line>
        <draw:line draw:style-name="gr6" draw:text-style-name="P7" draw:layer="layout" svg:x1="0.7cm" svg:y1="19.654cm" svg:x2="13.972cm" svg:y2="19.654cm">
          <text:p/>
        </draw:line>
        <draw:line draw:style-name="gr6" draw:text-style-name="P7" draw:layer="layout" svg:x1="0.7cm" svg:y1="20.053cm" svg:x2="13.972cm" svg:y2="20.053cm">
          <text:p/>
        </draw:line>
        <draw:line draw:style-name="gr6" draw:text-style-name="P7" draw:layer="layout" svg:x1="0.7cm" svg:y1="20.452cm" svg:x2="13.972cm" svg:y2="20.452cm">
          <text:p/>
        </draw:line>
        <draw:frame draw:style-name="gr7" draw:text-style-name="P8" draw:layer="layout" svg:width="0.855cm" svg:height="0.408cm" svg:x="7.618cm" svg:y="2.131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8cm" svg:y="2.531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8cm" svg:y="2.93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8cm" svg:y="3.33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8cm" svg:y="3.728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8cm" svg:y="4.128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8cm" svg:y="4.527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8cm" svg:y="4.926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8cm" svg:y="5.325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8cm" svg:y="5.725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8cm" svg:y="6.124cm">
          <draw:text-box>
            <text:p text:style-name="P1"><text:span text:style-name="T5">18:30</text:span></text:p>
          </draw:text-box>
        </draw:frame>
        <draw:custom-shape draw:style-name="gr19" draw:text-style-name="P9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0" draw:layer="layout" svg:width="1.211cm" svg:height="0.517cm" svg:x="0.967cm" svg:y="17.004cm">
          <draw:text-box>
            <text:p text:style-name="P1"><text:span text:style-name="T6">N</text:span><text:span text:style-name="T6">ot</text:span><text:span text:style-name="T6">as</text:span></text:p>
          </draw:text-box>
        </draw:frame>
        <draw:frame draw:style-name="gr21" draw:text-style-name="P11" draw:layer="layout" svg:width="2.186cm" svg:height="0.556cm" svg:x="6.8cm" svg:y="1.208cm">
          <draw:text-box>
            <text:p text:style-name="P1"><text:span text:style-name="T7">S</text:span><text:span text:style-name="T7">e</text:span><text:span text:style-name="T7">m</text:span><text:span text:style-name="T7">a</text:span><text:span text:style-name="T7">n</text:span><text:span text:style-name="T7">a </text:span><text:span text:style-name="T7">13</text:span></text:p>
          </draw:text-box>
        </draw:frame>
        <draw:frame draw:style-name="gr7" draw:text-style-name="P8" draw:layer="layout" svg:width="0.855cm" svg:height="0.408cm" svg:x="7.619cm" svg:y="7.23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9cm" svg:y="7.63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9cm" svg:y="8.029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9cm" svg:y="8.429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9cm" svg:y="8.827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9cm" svg:y="9.227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9cm" svg:y="9.626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9cm" svg:y="10.025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9cm" svg:y="10.424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9cm" svg:y="10.824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9cm" svg:y="11.223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7.619cm" svg:y="12.34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9cm" svg:y="12.74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9cm" svg:y="13.139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9cm" svg:y="13.539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9cm" svg:y="13.937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9cm" svg:y="14.337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9cm" svg:y="14.736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9cm" svg:y="15.135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9cm" svg:y="15.534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9cm" svg:y="15.934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9cm" svg:y="16.333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1.018cm" svg:y="7.2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8cm" svg:y="7.63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8cm" svg:y="8.02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8cm" svg:y="8.42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8cm" svg:y="8.82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8cm" svg:y="9.22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8cm" svg:y="9.62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8cm" svg:y="10.02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8cm" svg:y="10.42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8cm" svg:y="10.82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8cm" svg:y="11.223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.018cm" svg:y="12.34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8cm" svg:y="12.74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8cm" svg:y="13.13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8cm" svg:y="13.53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8cm" svg:y="13.93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8cm" svg:y="14.33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8cm" svg:y="14.73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8cm" svg:y="15.13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8cm" svg:y="15.53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8cm" svg:y="15.93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8cm" svg:y="16.333cm">
          <draw:text-box>
            <text:p text:style-name="P1"><text:span text:style-name="T5">13:00</text:span></text:p>
          </draw:text-box>
        </draw:frame>
        <draw:custom-shape draw:style-name="gr19" draw:text-style-name="P9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" draw:layer="layout" svg:width="2.415cm" svg:height="0.398cm" svg:x="14.284cm" svg:y="20.7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8" draw:text-style-name="P2" draw:layer="layout" svg:width="2.415cm" svg:height="0.398cm" svg:x="14.285cm" svg:y="20.7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15.964cm" svg:y1="17.261cm" svg:x2="23.46cm" svg:y2="17.261cm">
          <text:p/>
        </draw:line>
        <draw:line draw:style-name="gr6" draw:text-style-name="P7" draw:layer="layout" svg:x1="14cm" svg:y1="17.661cm" svg:x2="23.46cm" svg:y2="17.661cm">
          <text:p/>
        </draw:line>
        <draw:line draw:style-name="gr6" draw:text-style-name="P7" draw:layer="layout" svg:x1="14cm" svg:y1="18.059cm" svg:x2="23.46cm" svg:y2="18.059cm">
          <text:p/>
        </draw:line>
        <draw:line draw:style-name="gr6" draw:text-style-name="P7" draw:layer="layout" svg:x1="14cm" svg:y1="18.459cm" svg:x2="23.46cm" svg:y2="18.459cm">
          <text:p/>
        </draw:line>
        <draw:line draw:style-name="gr6" draw:text-style-name="P7" draw:layer="layout" svg:x1="14cm" svg:y1="18.859cm" svg:x2="23.46cm" svg:y2="18.859cm">
          <text:p/>
        </draw:line>
        <draw:line draw:style-name="gr6" draw:text-style-name="P7" draw:layer="layout" svg:x1="14cm" svg:y1="19.258cm" svg:x2="23.46cm" svg:y2="19.258cm">
          <text:p/>
        </draw:line>
        <draw:line draw:style-name="gr6" draw:text-style-name="P7" draw:layer="layout" svg:x1="14cm" svg:y1="19.657cm" svg:x2="23.46cm" svg:y2="19.657cm">
          <text:p/>
        </draw:line>
        <draw:line draw:style-name="gr6" draw:text-style-name="P7" draw:layer="layout" svg:x1="14cm" svg:y1="20.056cm" svg:x2="23.46cm" svg:y2="20.056cm">
          <text:p/>
        </draw:line>
        <draw:line draw:style-name="gr6" draw:text-style-name="P7" draw:layer="layout" svg:x1="14cm" svg:y1="20.455cm" svg:x2="23.46cm" svg:y2="20.455cm">
          <text:p/>
        </draw:line>
        <draw:frame draw:style-name="gr29" draw:text-style-name="P2" draw:layer="layout" svg:width="2.782cm" svg:height="0.398cm" svg:x="15.046cm" svg:y="1.3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1.963cm" svg:x2="27.256cm" svg:y2="1.963cm">
          <text:p/>
        </draw:line>
        <draw:frame draw:style-name="gr29" draw:text-style-name="P2" draw:layer="layout" svg:width="2.782cm" svg:height="0.398cm" svg:x="15.047cm" svg:y="1.3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1.409cm">
          <draw:text-box>
            <text:p text:style-name="P1"><text:span text:style-name="T2">J</text:span><text:span text:style-name="T2">u</text:span><text:span text:style-name="T2">e</text:span><text:span text:style-name="T2">v</text:span><text:span text:style-name="T2">es</text:span></text:p>
          </draw:text-box>
        </draw:frame>
        <draw:frame draw:style-name="gr31" draw:text-style-name="P5" draw:layer="layout" svg:width="0.557cm" svg:height="0.687cm" svg:x="14.615cm" svg:y="1.412cm">
          <draw:text-box>
            <text:p text:style-name="P1"><text:span text:style-name="T3">18</text:span></text:p>
          </draw:text-box>
        </draw:frame>
        <draw:frame draw:style-name="gr32" draw:text-style-name="P15" draw:layer="layout" svg:width="1.543cm" svg:height="1.729cm" svg:x="25.56cm" svg:y="0.699cm">
          <draw:text-box>
            <text:p text:style-name="P14"><text:span text:style-name="T4">2</text:span><text:span text:style-name="T4">0</text:span><text:span text:style-name="T4">2</text:span><text:span text:style-name="T4">1</text:span></text:p>
          </draw:text-box>
        </draw:frame>
        <draw:frame draw:style-name="gr29" draw:text-style-name="P2" draw:layer="layout" svg:width="2.782cm" svg:height="0.398cm" svg:x="15.046cm" svg:y="6.3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9" draw:text-style-name="P2" draw:layer="layout" svg:width="2.782cm" svg:height="0.398cm" svg:x="15.047cm" svg:y="6.375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1.06cm" svg:y1="2.362cm" svg:x2="27.24cm" svg:y2="2.362cm">
          <text:p/>
        </draw:line>
        <draw:line draw:style-name="gr6" draw:text-style-name="P7" draw:layer="layout" svg:x1="21.06cm" svg:y1="2.761cm" svg:x2="27.241cm" svg:y2="2.761cm">
          <text:p/>
        </draw:line>
        <draw:line draw:style-name="gr6" draw:text-style-name="P7" draw:layer="layout" svg:x1="21.06cm" svg:y1="3.161cm" svg:x2="27.241cm" svg:y2="3.161cm">
          <text:p/>
        </draw:line>
        <draw:line draw:style-name="gr6" draw:text-style-name="P7" draw:layer="layout" svg:x1="21.06cm" svg:y1="3.559cm" svg:x2="27.241cm" svg:y2="3.559cm">
          <text:p/>
        </draw:line>
        <draw:line draw:style-name="gr6" draw:text-style-name="P7" draw:layer="layout" svg:x1="21.06cm" svg:y1="3.959cm" svg:x2="27.241cm" svg:y2="3.959cm">
          <text:p/>
        </draw:line>
        <draw:line draw:style-name="gr6" draw:text-style-name="P7" draw:layer="layout" svg:x1="21.06cm" svg:y1="4.359cm" svg:x2="27.241cm" svg:y2="4.359cm">
          <text:p/>
        </draw:line>
        <draw:line draw:style-name="gr6" draw:text-style-name="P7" draw:layer="layout" svg:x1="21.06cm" svg:y1="4.758cm" svg:x2="27.241cm" svg:y2="4.758cm">
          <text:p/>
        </draw:line>
        <draw:line draw:style-name="gr6" draw:text-style-name="P7" draw:layer="layout" svg:x1="21.06cm" svg:y1="5.157cm" svg:x2="27.241cm" svg:y2="5.157cm">
          <text:p/>
        </draw:line>
        <draw:line draw:style-name="gr6" draw:text-style-name="P7" draw:layer="layout" svg:x1="21.06cm" svg:y1="5.556cm" svg:x2="27.241cm" svg:y2="5.556cm">
          <text:p/>
        </draw:line>
        <draw:line draw:style-name="gr6" draw:text-style-name="P7" draw:layer="layout" svg:x1="21.06cm" svg:y1="5.955cm" svg:x2="27.241cm" svg:y2="5.955cm">
          <text:p/>
        </draw:line>
        <draw:line draw:style-name="gr6" draw:text-style-name="P7" draw:layer="layout" svg:x1="21.06cm" svg:y1="6.355cm" svg:x2="27.241cm" svg:y2="6.355cm">
          <text:p/>
        </draw:line>
        <draw:line draw:style-name="gr6" draw:text-style-name="P7" draw:layer="layout" svg:x1="14.66cm" svg:y1="2.363cm" svg:x2="20.84cm" svg:y2="2.363cm">
          <text:p/>
        </draw:line>
        <draw:line draw:style-name="gr6" draw:text-style-name="P7" draw:layer="layout" svg:x1="14.66cm" svg:y1="2.762cm" svg:x2="20.841cm" svg:y2="2.762cm">
          <text:p/>
        </draw:line>
        <draw:line draw:style-name="gr6" draw:text-style-name="P7" draw:layer="layout" svg:x1="14.66cm" svg:y1="3.162cm" svg:x2="20.841cm" svg:y2="3.162cm">
          <text:p/>
        </draw:line>
        <draw:line draw:style-name="gr6" draw:text-style-name="P7" draw:layer="layout" svg:x1="14.66cm" svg:y1="3.56cm" svg:x2="20.841cm" svg:y2="3.56cm">
          <text:p/>
        </draw:line>
        <draw:line draw:style-name="gr6" draw:text-style-name="P7" draw:layer="layout" svg:x1="14.66cm" svg:y1="3.96cm" svg:x2="20.841cm" svg:y2="3.96cm">
          <text:p/>
        </draw:line>
        <draw:line draw:style-name="gr6" draw:text-style-name="P7" draw:layer="layout" svg:x1="14.66cm" svg:y1="4.36cm" svg:x2="20.841cm" svg:y2="4.36cm">
          <text:p/>
        </draw:line>
        <draw:line draw:style-name="gr6" draw:text-style-name="P7" draw:layer="layout" svg:x1="14.66cm" svg:y1="4.759cm" svg:x2="20.841cm" svg:y2="4.759cm">
          <text:p/>
        </draw:line>
        <draw:line draw:style-name="gr6" draw:text-style-name="P7" draw:layer="layout" svg:x1="14.66cm" svg:y1="5.158cm" svg:x2="20.841cm" svg:y2="5.158cm">
          <text:p/>
        </draw:line>
        <draw:line draw:style-name="gr6" draw:text-style-name="P7" draw:layer="layout" svg:x1="14.66cm" svg:y1="5.557cm" svg:x2="20.841cm" svg:y2="5.557cm">
          <text:p/>
        </draw:line>
        <draw:line draw:style-name="gr6" draw:text-style-name="P7" draw:layer="layout" svg:x1="14.66cm" svg:y1="5.956cm" svg:x2="20.841cm" svg:y2="5.956cm">
          <text:p/>
        </draw:line>
        <draw:line draw:style-name="gr6" draw:text-style-name="P7" draw:layer="layout" svg:x1="14.66cm" svg:y1="6.356cm" svg:x2="20.841cm" svg:y2="6.356cm">
          <text:p/>
        </draw:line>
        <draw:frame draw:style-name="gr29" draw:text-style-name="P2" draw:layer="layout" svg:width="2.782cm" svg:height="0.398cm" svg:x="15.046cm" svg:y="6.4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7.063cm" svg:x2="27.256cm" svg:y2="7.063cm">
          <text:p/>
        </draw:line>
        <draw:frame draw:style-name="gr29" draw:text-style-name="P2" draw:layer="layout" svg:width="2.782cm" svg:height="0.398cm" svg:x="15.047cm" svg:y="6.4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6.509cm">
          <draw:text-box>
            <text:p text:style-name="P1"><text:span text:style-name="T2">Vi</text:span><text:span text:style-name="T2">er</text:span><text:span text:style-name="T2">n</text:span><text:span text:style-name="T2">es</text:span></text:p>
          </draw:text-box>
        </draw:frame>
        <draw:frame draw:style-name="gr31" draw:text-style-name="P16" draw:layer="layout" svg:width="0.557cm" svg:height="0.687cm" svg:x="14.615cm" svg:y="6.512cm">
          <draw:text-box>
            <text:p text:style-name="P1"><text:span text:style-name="T3">19</text:span></text:p>
          </draw:text-box>
        </draw:frame>
        <draw:frame draw:style-name="gr29" draw:text-style-name="P2" draw:layer="layout" svg:width="2.782cm" svg:height="0.398cm" svg:x="15.046cm" svg:y="11.5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9" draw:text-style-name="P2" draw:layer="layout" svg:width="2.782cm" svg:height="0.398cm" svg:x="15.047cm" svg:y="11.575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1.06cm" svg:y1="7.462cm" svg:x2="27.24cm" svg:y2="7.462cm">
          <text:p/>
        </draw:line>
        <draw:line draw:style-name="gr6" draw:text-style-name="P7" draw:layer="layout" svg:x1="21.06cm" svg:y1="7.861cm" svg:x2="27.241cm" svg:y2="7.861cm">
          <text:p/>
        </draw:line>
        <draw:line draw:style-name="gr6" draw:text-style-name="P7" draw:layer="layout" svg:x1="21.06cm" svg:y1="8.261cm" svg:x2="27.241cm" svg:y2="8.261cm">
          <text:p/>
        </draw:line>
        <draw:line draw:style-name="gr6" draw:text-style-name="P7" draw:layer="layout" svg:x1="21.06cm" svg:y1="8.659cm" svg:x2="27.241cm" svg:y2="8.659cm">
          <text:p/>
        </draw:line>
        <draw:line draw:style-name="gr6" draw:text-style-name="P7" draw:layer="layout" svg:x1="21.06cm" svg:y1="9.059cm" svg:x2="27.241cm" svg:y2="9.059cm">
          <text:p/>
        </draw:line>
        <draw:line draw:style-name="gr6" draw:text-style-name="P7" draw:layer="layout" svg:x1="21.06cm" svg:y1="9.459cm" svg:x2="27.241cm" svg:y2="9.459cm">
          <text:p/>
        </draw:line>
        <draw:line draw:style-name="gr6" draw:text-style-name="P7" draw:layer="layout" svg:x1="21.06cm" svg:y1="9.858cm" svg:x2="27.241cm" svg:y2="9.858cm">
          <text:p/>
        </draw:line>
        <draw:line draw:style-name="gr6" draw:text-style-name="P7" draw:layer="layout" svg:x1="21.06cm" svg:y1="10.257cm" svg:x2="27.241cm" svg:y2="10.257cm">
          <text:p/>
        </draw:line>
        <draw:line draw:style-name="gr6" draw:text-style-name="P7" draw:layer="layout" svg:x1="21.06cm" svg:y1="10.656cm" svg:x2="27.241cm" svg:y2="10.656cm">
          <text:p/>
        </draw:line>
        <draw:line draw:style-name="gr6" draw:text-style-name="P7" draw:layer="layout" svg:x1="21.06cm" svg:y1="11.055cm" svg:x2="27.241cm" svg:y2="11.055cm">
          <text:p/>
        </draw:line>
        <draw:line draw:style-name="gr6" draw:text-style-name="P7" draw:layer="layout" svg:x1="21.06cm" svg:y1="11.455cm" svg:x2="27.241cm" svg:y2="11.455cm">
          <text:p/>
        </draw:line>
        <draw:line draw:style-name="gr6" draw:text-style-name="P17" draw:layer="layout" svg:x1="14.66cm" svg:y1="7.463cm" svg:x2="20.84cm" svg:y2="7.463cm">
          <text:p/>
        </draw:line>
        <draw:line draw:style-name="gr6" draw:text-style-name="P17" draw:layer="layout" svg:x1="14.66cm" svg:y1="7.862cm" svg:x2="20.841cm" svg:y2="7.862cm">
          <text:p/>
        </draw:line>
        <draw:line draw:style-name="gr6" draw:text-style-name="P17" draw:layer="layout" svg:x1="14.66cm" svg:y1="8.262cm" svg:x2="20.841cm" svg:y2="8.262cm">
          <text:p/>
        </draw:line>
        <draw:line draw:style-name="gr6" draw:text-style-name="P17" draw:layer="layout" svg:x1="14.66cm" svg:y1="8.66cm" svg:x2="20.841cm" svg:y2="8.66cm">
          <text:p/>
        </draw:line>
        <draw:line draw:style-name="gr6" draw:text-style-name="P17" draw:layer="layout" svg:x1="14.66cm" svg:y1="9.06cm" svg:x2="20.841cm" svg:y2="9.06cm">
          <text:p/>
        </draw:line>
        <draw:line draw:style-name="gr6" draw:text-style-name="P17" draw:layer="layout" svg:x1="14.66cm" svg:y1="9.46cm" svg:x2="20.841cm" svg:y2="9.46cm">
          <text:p/>
        </draw:line>
        <draw:line draw:style-name="gr6" draw:text-style-name="P17" draw:layer="layout" svg:x1="14.66cm" svg:y1="9.859cm" svg:x2="20.841cm" svg:y2="9.859cm">
          <text:p/>
        </draw:line>
        <draw:line draw:style-name="gr6" draw:text-style-name="P17" draw:layer="layout" svg:x1="14.66cm" svg:y1="10.258cm" svg:x2="20.841cm" svg:y2="10.258cm">
          <text:p/>
        </draw:line>
        <draw:line draw:style-name="gr6" draw:text-style-name="P17" draw:layer="layout" svg:x1="14.66cm" svg:y1="10.657cm" svg:x2="20.841cm" svg:y2="10.657cm">
          <text:p/>
        </draw:line>
        <draw:line draw:style-name="gr6" draw:text-style-name="P17" draw:layer="layout" svg:x1="14.66cm" svg:y1="11.056cm" svg:x2="20.841cm" svg:y2="11.056cm">
          <text:p/>
        </draw:line>
        <draw:line draw:style-name="gr6" draw:text-style-name="P17" draw:layer="layout" svg:x1="14.66cm" svg:y1="11.456cm" svg:x2="20.841cm" svg:y2="11.456cm">
          <text:p/>
        </draw:line>
        <draw:frame draw:style-name="gr29" draw:text-style-name="P2" draw:layer="layout" svg:width="2.782cm" svg:height="0.398cm" svg:x="15.046cm" svg:y="11.5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12.163cm" svg:x2="27.256cm" svg:y2="12.163cm">
          <text:p/>
        </draw:line>
        <draw:frame draw:style-name="gr29" draw:text-style-name="P2" draw:layer="layout" svg:width="2.782cm" svg:height="0.398cm" svg:x="15.047cm" svg:y="11.5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11.609cm">
          <draw:text-box>
            <text:p text:style-name="P1"><text:span text:style-name="T2">S</text:span><text:span text:style-name="T2">á</text:span><text:span text:style-name="T2">b</text:span><text:span text:style-name="T2">a</text:span><text:span text:style-name="T2">d</text:span><text:span text:style-name="T2">o</text:span></text:p>
          </draw:text-box>
        </draw:frame>
        <draw:frame draw:style-name="gr31" draw:text-style-name="P5" draw:layer="layout" svg:width="0.557cm" svg:height="0.687cm" svg:x="14.615cm" svg:y="11.612cm">
          <draw:text-box>
            <text:p text:style-name="P1"><text:span text:style-name="T3">2</text:span><text:span text:style-name="T3">0</text:span></text:p>
          </draw:text-box>
        </draw:frame>
        <draw:line draw:style-name="gr6" draw:text-style-name="P7" draw:layer="layout" svg:x1="21.06cm" svg:y1="12.562cm" svg:x2="27.24cm" svg:y2="12.562cm">
          <text:p/>
        </draw:line>
        <draw:line draw:style-name="gr6" draw:text-style-name="P7" draw:layer="layout" svg:x1="21.06cm" svg:y1="12.961cm" svg:x2="27.241cm" svg:y2="12.961cm">
          <text:p/>
        </draw:line>
        <draw:line draw:style-name="gr6" draw:text-style-name="P7" draw:layer="layout" svg:x1="21.06cm" svg:y1="13.361cm" svg:x2="27.241cm" svg:y2="13.361cm">
          <text:p/>
        </draw:line>
        <draw:line draw:style-name="gr6" draw:text-style-name="P7" draw:layer="layout" svg:x1="21.06cm" svg:y1="13.759cm" svg:x2="27.241cm" svg:y2="13.759cm">
          <text:p/>
        </draw:line>
        <draw:line draw:style-name="gr6" draw:text-style-name="P7" draw:layer="layout" svg:x1="21.06cm" svg:y1="14.159cm" svg:x2="27.241cm" svg:y2="14.159cm">
          <text:p/>
        </draw:line>
        <draw:line draw:style-name="gr6" draw:text-style-name="P7" draw:layer="layout" svg:x1="21.06cm" svg:y1="14.559cm" svg:x2="27.241cm" svg:y2="14.559cm">
          <text:p/>
        </draw:line>
        <draw:line draw:style-name="gr6" draw:text-style-name="P7" draw:layer="layout" svg:x1="21.06cm" svg:y1="14.958cm" svg:x2="27.241cm" svg:y2="14.958cm">
          <text:p/>
        </draw:line>
        <draw:line draw:style-name="gr6" draw:text-style-name="P7" draw:layer="layout" svg:x1="21.06cm" svg:y1="15.357cm" svg:x2="27.241cm" svg:y2="15.357cm">
          <text:p/>
        </draw:line>
        <draw:line draw:style-name="gr6" draw:text-style-name="P7" draw:layer="layout" svg:x1="21.06cm" svg:y1="15.756cm" svg:x2="27.241cm" svg:y2="15.756cm">
          <text:p/>
        </draw:line>
        <draw:line draw:style-name="gr6" draw:text-style-name="P7" draw:layer="layout" svg:x1="21.06cm" svg:y1="16.155cm" svg:x2="27.241cm" svg:y2="16.155cm">
          <text:p/>
        </draw:line>
        <draw:line draw:style-name="gr6" draw:text-style-name="P18" draw:layer="layout" svg:x1="14.66cm" svg:y1="12.563cm" svg:x2="20.84cm" svg:y2="12.563cm">
          <text:p/>
        </draw:line>
        <draw:line draw:style-name="gr6" draw:text-style-name="P18" draw:layer="layout" svg:x1="14.66cm" svg:y1="12.962cm" svg:x2="20.841cm" svg:y2="12.962cm">
          <text:p/>
        </draw:line>
        <draw:line draw:style-name="gr6" draw:text-style-name="P18" draw:layer="layout" svg:x1="14.66cm" svg:y1="13.362cm" svg:x2="20.841cm" svg:y2="13.362cm">
          <text:p/>
        </draw:line>
        <draw:line draw:style-name="gr6" draw:text-style-name="P18" draw:layer="layout" svg:x1="14.66cm" svg:y1="13.76cm" svg:x2="20.841cm" svg:y2="13.76cm">
          <text:p/>
        </draw:line>
        <draw:line draw:style-name="gr6" draw:text-style-name="P18" draw:layer="layout" svg:x1="14.66cm" svg:y1="14.16cm" svg:x2="20.841cm" svg:y2="14.16cm">
          <text:p/>
        </draw:line>
        <draw:line draw:style-name="gr6" draw:text-style-name="P18" draw:layer="layout" svg:x1="14.66cm" svg:y1="14.56cm" svg:x2="20.841cm" svg:y2="14.56cm">
          <text:p/>
        </draw:line>
        <draw:line draw:style-name="gr6" draw:text-style-name="P18" draw:layer="layout" svg:x1="14.66cm" svg:y1="14.959cm" svg:x2="20.841cm" svg:y2="14.959cm">
          <text:p/>
        </draw:line>
        <draw:line draw:style-name="gr6" draw:text-style-name="P18" draw:layer="layout" svg:x1="14.66cm" svg:y1="15.358cm" svg:x2="20.841cm" svg:y2="15.358cm">
          <text:p/>
        </draw:line>
        <draw:line draw:style-name="gr6" draw:text-style-name="P18" draw:layer="layout" svg:x1="14.66cm" svg:y1="15.757cm" svg:x2="20.841cm" svg:y2="15.757cm">
          <text:p/>
        </draw:line>
        <draw:line draw:style-name="gr6" draw:text-style-name="P18" draw:layer="layout" svg:x1="14.66cm" svg:y1="16.156cm" svg:x2="20.841cm" svg:y2="16.156cm">
          <text:p/>
        </draw:line>
        <draw:frame draw:style-name="gr34" draw:text-style-name="P4" draw:layer="layout" svg:width="1.836cm" svg:height="0.533cm" svg:x="22.043cm" svg:y="11.61cm">
          <draw:text-box>
            <text:p text:style-name="P1"><text:span text:style-name="T2">D</text:span><text:span text:style-name="T2">o</text:span><text:span text:style-name="T2">m</text:span><text:span text:style-name="T2">in</text:span><text:span text:style-name="T2">g</text:span><text:span text:style-name="T2">o</text:span></text:p>
          </draw:text-box>
        </draw:frame>
        <draw:frame draw:style-name="gr4" draw:text-style-name="P5" draw:layer="layout" svg:width="0.552cm" svg:height="0.687cm" svg:x="21.092cm" svg:y="11.613cm">
          <draw:text-box>
            <text:p text:style-name="P1"><text:span text:style-name="T3">21</text:span></text:p>
          </draw:text-box>
        </draw:frame>
        <draw:frame draw:style-name="gr20" draw:text-style-name="P10" draw:layer="layout" svg:width="1.211cm" svg:height="0.517cm" svg:x="14.667cm" svg:y="17.006cm">
          <draw:text-box>
            <text:p text:style-name="P1"><text:span text:style-name="T6">N</text:span><text:span text:style-name="T6">ot</text:span><text:span text:style-name="T6">as</text:span></text:p>
          </draw:text-box>
        </draw:frame>
        <draw:line draw:style-name="gr6" draw:text-style-name="P18" draw:layer="layout" svg:x1="14.661cm" svg:y1="16.552cm" svg:x2="20.842cm" svg:y2="16.552cm">
          <text:p/>
        </draw:line>
        <draw:line draw:style-name="gr6" draw:text-style-name="P7" draw:layer="layout" svg:x1="21.061cm" svg:y1="16.552cm" svg:x2="27.242cm" svg:y2="16.552cm">
          <text:p/>
        </draw:line>
        <draw:frame draw:style-name="gr7" draw:text-style-name="P8" draw:layer="layout" svg:width="0.855cm" svg:height="0.408cm" svg:x="14.71cm" svg:y="2.13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cm" svg:y="2.533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4.71cm" svg:y="2.932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4.71cm" svg:y="3.332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4.71cm" svg:y="3.73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4.71cm" svg:y="4.13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4.71cm" svg:y="4.529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4.71cm" svg:y="4.928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4.71cm" svg:y="5.327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4.71cm" svg:y="5.727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4.71cm" svg:y="6.126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4.711cm" svg:y="7.232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1cm" svg:y="7.632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4.711cm" svg:y="8.031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4.711cm" svg:y="8.431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4.711cm" svg:y="8.829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4.711cm" svg:y="9.229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4.711cm" svg:y="9.628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4.711cm" svg:y="10.027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4.711cm" svg:y="10.426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4.711cm" svg:y="10.826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4.711cm" svg:y="11.225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4.711cm" svg:y="12.342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1cm" svg:y="12.742cm">
          <draw:text-box>
            <text:p text:style-name="P1"><text:span text:style-name="T5">9:00 <text:s/></text:span><text:span text:style-name="T5"><text:s/></text:span></text:p>
          </draw:text-box>
        </draw:frame>
        <draw:frame draw:style-name="gr9" draw:text-style-name="P8" draw:layer="layout" svg:width="0.624cm" svg:height="0.408cm" svg:x="14.711cm" svg:y="13.141cm">
          <draw:text-box>
            <text:p text:style-name="P1"><text:span text:style-name="T5">10:00</text:span></text:p>
          </draw:text-box>
        </draw:frame>
        <draw:frame draw:style-name="gr10" draw:text-style-name="P8" draw:layer="layout" svg:width="0.733cm" svg:height="0.408cm" svg:x="14.711cm" svg:y="13.541cm">
          <draw:text-box>
            <text:p text:style-name="P1"><text:span text:style-name="T5">11:00</text:span></text:p>
          </draw:text-box>
        </draw:frame>
        <draw:frame draw:style-name="gr11" draw:text-style-name="P8" draw:layer="layout" svg:width="0.717cm" svg:height="0.408cm" svg:x="14.711cm" svg:y="13.939cm">
          <draw:text-box>
            <text:p text:style-name="P1"><text:span text:style-name="T5">12:00</text:span></text:p>
          </draw:text-box>
        </draw:frame>
        <draw:frame draw:style-name="gr12" draw:text-style-name="P8" draw:layer="layout" svg:width="0.648cm" svg:height="0.409cm" svg:x="14.711cm" svg:y="14.339cm">
          <draw:text-box>
            <text:p text:style-name="P1"><text:span text:style-name="T5">13:00</text:span></text:p>
          </draw:text-box>
        </draw:frame>
        <draw:frame draw:style-name="gr13" draw:text-style-name="P8" draw:layer="layout" svg:width="0.632cm" svg:height="0.408cm" svg:x="14.711cm" svg:y="14.738cm">
          <draw:text-box>
            <text:p text:style-name="P1"><text:span text:style-name="T5">14:00</text:span></text:p>
          </draw:text-box>
        </draw:frame>
        <draw:frame draw:style-name="gr14" draw:text-style-name="P8" draw:layer="layout" svg:width="0.726cm" svg:height="0.408cm" svg:x="14.711cm" svg:y="15.137cm">
          <draw:text-box>
            <text:p text:style-name="P1"><text:span text:style-name="T5">15:00</text:span></text:p>
          </draw:text-box>
        </draw:frame>
        <draw:frame draw:style-name="gr15" draw:text-style-name="P8" draw:layer="layout" svg:width="0.709cm" svg:height="0.409cm" svg:x="14.711cm" svg:y="15.536cm">
          <draw:text-box>
            <text:p text:style-name="P1"><text:span text:style-name="T5">16:00</text:span></text:p>
          </draw:text-box>
        </draw:frame>
        <draw:frame draw:style-name="gr11" draw:text-style-name="P8" draw:layer="layout" svg:width="0.717cm" svg:height="0.408cm" svg:x="14.711cm" svg:y="15.936cm">
          <draw:text-box>
            <text:p text:style-name="P1"><text:span text:style-name="T5">17:00</text:span></text:p>
          </draw:text-box>
        </draw:frame>
        <draw:frame draw:style-name="gr16" draw:text-style-name="P8" draw:layer="layout" svg:width="0.701cm" svg:height="0.408cm" svg:x="14.711cm" svg:y="16.335cm">
          <draw:text-box>
            <text:p text:style-name="P1"><text:span text:style-name="T5">18:00</text:span></text:p>
          </draw:text-box>
        </draw:frame>
        <draw:frame draw:style-name="gr7" draw:text-style-name="P8" draw:layer="layout" svg:width="0.855cm" svg:height="0.408cm" svg:x="21.11cm" svg:y="7.232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21.11cm" svg:y="7.632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21.11cm" svg:y="8.031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21.11cm" svg:y="8.431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21.11cm" svg:y="8.829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21.11cm" svg:y="9.229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21.11cm" svg:y="9.628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21.11cm" svg:y="10.027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21.11cm" svg:y="10.426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21.11cm" svg:y="10.826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21.11cm" svg:y="11.225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21.11cm" svg:y="2.132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21.11cm" svg:y="2.532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21.11cm" svg:y="2.931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21.11cm" svg:y="3.331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21.11cm" svg:y="3.729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21.11cm" svg:y="4.129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21.11cm" svg:y="4.528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21.11cm" svg:y="4.927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21.11cm" svg:y="5.326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21.11cm" svg:y="5.726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21.11cm" svg:y="6.125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21.11cm" svg:y="12.34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21.11cm" svg:y="12.743cm">
          <draw:text-box>
            <text:p text:style-name="P1"><text:span text:style-name="T5">9:00 <text:s/></text:span><text:span text:style-name="T5"><text:s/></text:span></text:p>
          </draw:text-box>
        </draw:frame>
        <draw:frame draw:style-name="gr9" draw:text-style-name="P8" draw:layer="layout" svg:width="0.624cm" svg:height="0.408cm" svg:x="21.11cm" svg:y="13.142cm">
          <draw:text-box>
            <text:p text:style-name="P1"><text:span text:style-name="T5">10:00</text:span></text:p>
          </draw:text-box>
        </draw:frame>
        <draw:frame draw:style-name="gr10" draw:text-style-name="P8" draw:layer="layout" svg:width="0.733cm" svg:height="0.408cm" svg:x="21.11cm" svg:y="13.542cm">
          <draw:text-box>
            <text:p text:style-name="P1"><text:span text:style-name="T5">11:00</text:span></text:p>
          </draw:text-box>
        </draw:frame>
        <draw:frame draw:style-name="gr11" draw:text-style-name="P8" draw:layer="layout" svg:width="0.717cm" svg:height="0.408cm" svg:x="21.11cm" svg:y="13.94cm">
          <draw:text-box>
            <text:p text:style-name="P1"><text:span text:style-name="T5">12:00</text:span></text:p>
          </draw:text-box>
        </draw:frame>
        <draw:frame draw:style-name="gr12" draw:text-style-name="P8" draw:layer="layout" svg:width="0.648cm" svg:height="0.409cm" svg:x="21.11cm" svg:y="14.34cm">
          <draw:text-box>
            <text:p text:style-name="P1"><text:span text:style-name="T5">13:00</text:span></text:p>
          </draw:text-box>
        </draw:frame>
        <draw:frame draw:style-name="gr13" draw:text-style-name="P8" draw:layer="layout" svg:width="0.632cm" svg:height="0.408cm" svg:x="21.11cm" svg:y="14.739cm">
          <draw:text-box>
            <text:p text:style-name="P1"><text:span text:style-name="T5">14:00</text:span></text:p>
          </draw:text-box>
        </draw:frame>
        <draw:frame draw:style-name="gr14" draw:text-style-name="P8" draw:layer="layout" svg:width="0.726cm" svg:height="0.408cm" svg:x="21.11cm" svg:y="15.138cm">
          <draw:text-box>
            <text:p text:style-name="P1"><text:span text:style-name="T5">15:00</text:span></text:p>
          </draw:text-box>
        </draw:frame>
        <draw:frame draw:style-name="gr15" draw:text-style-name="P8" draw:layer="layout" svg:width="0.709cm" svg:height="0.409cm" svg:x="21.11cm" svg:y="15.537cm">
          <draw:text-box>
            <text:p text:style-name="P1"><text:span text:style-name="T5">16:00</text:span></text:p>
          </draw:text-box>
        </draw:frame>
        <draw:frame draw:style-name="gr11" draw:text-style-name="P8" draw:layer="layout" svg:width="0.717cm" svg:height="0.408cm" svg:x="21.11cm" svg:y="15.937cm">
          <draw:text-box>
            <text:p text:style-name="P1"><text:span text:style-name="T5">17:00</text:span></text:p>
          </draw:text-box>
        </draw:frame>
        <draw:frame draw:style-name="gr16" draw:text-style-name="P8" draw:layer="layout" svg:width="0.701cm" svg:height="0.408cm" svg:x="21.11cm" svg:y="16.336cm">
          <draw:text-box>
            <text:p text:style-name="P1"><text:span text:style-name="T5">18:00</text:span></text:p>
          </draw:text-box>
        </draw:frame>
        <draw:custom-shape draw:style-name="gr22" draw:text-style-name="P12" draw:layer="layout" svg:width="3.461cm" svg:height="0.348cm" svg:x="23.667cm" svg:y="19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3" draw:layer="layout" svg:width="0.198cm" svg:height="0.371cm" svg:x="23.787cm" svg:y="17.729cm">
          <draw:text-box>
            <text:p text:style-name="P1"><text:span text:style-name="T8">L</text:span></text:p>
          </draw:text-box>
        </draw:frame>
        <draw:frame draw:style-name="gr23" draw:text-style-name="P13" draw:layer="layout" svg:width="0.198cm" svg:height="0.371cm" svg:x="24.27cm" svg:y="17.729cm">
          <draw:text-box>
            <text:p text:style-name="P1"><text:span text:style-name="T8">M</text:span></text:p>
          </draw:text-box>
        </draw:frame>
        <draw:frame draw:style-name="gr23" draw:text-style-name="P13" draw:layer="layout" svg:width="0.198cm" svg:height="0.371cm" svg:x="24.782cm" svg:y="17.729cm">
          <draw:text-box>
            <text:p text:style-name="P1"><text:span text:style-name="T8">M</text:span></text:p>
          </draw:text-box>
        </draw:frame>
        <draw:frame draw:style-name="gr23" draw:text-style-name="P13" draw:layer="layout" svg:width="0.198cm" svg:height="0.371cm" svg:x="25.33cm" svg:y="17.729cm">
          <draw:text-box>
            <text:p text:style-name="P1"><text:span text:style-name="T8">J</text:span></text:p>
          </draw:text-box>
        </draw:frame>
        <draw:frame draw:style-name="gr23" draw:text-style-name="P13" draw:layer="layout" svg:width="0.198cm" svg:height="0.371cm" svg:x="25.825cm" svg:y="17.729cm">
          <draw:text-box>
            <text:p text:style-name="P1"><text:span text:style-name="T8">V</text:span></text:p>
          </draw:text-box>
        </draw:frame>
        <draw:frame draw:style-name="gr23" draw:text-style-name="P13" draw:layer="layout" svg:width="0.198cm" svg:height="0.371cm" svg:x="26.346cm" svg:y="17.729cm">
          <draw:text-box>
            <text:p text:style-name="P1"><text:span text:style-name="T8">S</text:span></text:p>
          </draw:text-box>
        </draw:frame>
        <draw:frame draw:style-name="gr23" draw:text-style-name="P13" draw:layer="layout" svg:width="0.198cm" svg:height="0.371cm" svg:x="26.847cm" svg:y="17.729cm">
          <draw:text-box>
            <text:p text:style-name="P1"><text:span text:style-name="T8">D</text:span></text:p>
          </draw:text-box>
        </draw:frame>
        <draw:custom-shape draw:style-name="gr24" draw:text-style-name="P9" draw:layer="layout" svg:width="3.293cm" svg:height="0.663cm" svg:x="23.747cm" svg:y="16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0" draw:layer="layout" svg:width="1.475cm" svg:height="0.671cm" svg:x="24.72cm" svg:y="17.005cm">
          <draw:text-box>
            <text:p text:style-name="P1"><text:span text:style-name="T6">F</text:span><text:span text:style-name="T6">e</text:span><text:span text:style-name="T6">br</text:span><text:span text:style-name="T6">er</text:span><text:span text:style-name="T6">o</text:span></text:p>
          </draw:text-box>
        </draw:frame>
        <draw:line draw:style-name="gr6" draw:text-style-name="P7" draw:layer="layout" svg:x1="23.747cm" svg:y1="18.08cm" svg:x2="27.029cm" svg:y2="18.08cm">
          <text:p/>
        </draw:line>
        <draw:frame draw:style-name="gr26" draw:text-style-name="P13" draw:layer="layout" svg:width="0.198cm" svg:height="0.298cm" svg:x="25.849cm" svg:y="18.376cm">
          <draw:text-box>
            <text:p text:style-name="P1"><text:span text:style-name="T8">5</text:span></text:p>
          </draw:text-box>
        </draw:frame>
        <draw:frame draw:style-name="gr26" draw:text-style-name="P13" draw:layer="layout" svg:width="0.198cm" svg:height="0.298cm" svg:x="26.362cm" svg:y="18.376cm">
          <draw:text-box>
            <text:p text:style-name="P1"><text:span text:style-name="T8">6</text:span></text:p>
          </draw:text-box>
        </draw:frame>
        <draw:frame draw:style-name="gr26" draw:text-style-name="P13" draw:layer="layout" svg:width="0.198cm" svg:height="0.298cm" svg:x="26.883cm" svg:y="18.376cm">
          <draw:text-box>
            <text:p text:style-name="P1"><text:span text:style-name="T8">7</text:span></text:p>
          </draw:text-box>
        </draw:frame>
        <draw:frame draw:style-name="gr26" draw:text-style-name="P13" draw:layer="layout" svg:width="0.198cm" svg:height="0.298cm" svg:x="23.796cm" svg:y="18.892cm">
          <draw:text-box>
            <text:p text:style-name="P1"><text:span text:style-name="T8">8</text:span></text:p>
          </draw:text-box>
        </draw:frame>
        <draw:frame draw:style-name="gr26" draw:text-style-name="P13" draw:layer="layout" svg:width="0.198cm" svg:height="0.298cm" svg:x="24.309cm" svg:y="18.892cm">
          <draw:text-box>
            <text:p text:style-name="P1"><text:span text:style-name="T8">9</text:span></text:p>
          </draw:text-box>
        </draw:frame>
        <draw:frame draw:style-name="gr27" draw:text-style-name="P13" draw:layer="layout" svg:width="0.257cm" svg:height="0.298cm" svg:x="24.786cm" svg:y="18.892cm">
          <draw:text-box>
            <text:p text:style-name="P1"><text:span text:style-name="T8">10</text:span></text:p>
          </draw:text-box>
        </draw:frame>
        <draw:frame draw:style-name="gr27" draw:text-style-name="P13" draw:layer="layout" svg:width="0.257cm" svg:height="0.298cm" svg:x="25.327cm" svg:y="18.892cm">
          <draw:text-box>
            <text:p text:style-name="P1"><text:span text:style-name="T8">11</text:span></text:p>
          </draw:text-box>
        </draw:frame>
        <draw:frame draw:style-name="gr27" draw:text-style-name="P13" draw:layer="layout" svg:width="0.257cm" svg:height="0.298cm" svg:x="25.816cm" svg:y="18.892cm">
          <draw:text-box>
            <text:p text:style-name="P1"><text:span text:style-name="T8">12</text:span></text:p>
          </draw:text-box>
        </draw:frame>
        <draw:frame draw:style-name="gr27" draw:text-style-name="P13" draw:layer="layout" svg:width="0.257cm" svg:height="0.298cm" svg:x="26.332cm" svg:y="18.892cm">
          <draw:text-box>
            <text:p text:style-name="P1"><text:span text:style-name="T8">13</text:span></text:p>
          </draw:text-box>
        </draw:frame>
        <draw:frame draw:style-name="gr27" draw:text-style-name="P13" draw:layer="layout" svg:width="0.257cm" svg:height="0.298cm" svg:x="26.845cm" svg:y="18.892cm">
          <draw:text-box>
            <text:p text:style-name="P1"><text:span text:style-name="T8">14</text:span></text:p>
          </draw:text-box>
        </draw:frame>
        <draw:frame draw:style-name="gr27" draw:text-style-name="P13" draw:layer="layout" svg:width="0.257cm" svg:height="0.298cm" svg:x="23.761cm" svg:y="19.409cm">
          <draw:text-box>
            <text:p text:style-name="P1"><text:span text:style-name="T8">15</text:span></text:p>
          </draw:text-box>
        </draw:frame>
        <draw:frame draw:style-name="gr27" draw:text-style-name="P13" draw:layer="layout" svg:width="0.257cm" svg:height="0.298cm" svg:x="24.275cm" svg:y="19.409cm">
          <draw:text-box>
            <text:p text:style-name="P1"><text:span text:style-name="T8">16</text:span></text:p>
          </draw:text-box>
        </draw:frame>
        <draw:frame draw:style-name="gr27" draw:text-style-name="P13" draw:layer="layout" svg:width="0.257cm" svg:height="0.298cm" svg:x="24.796cm" svg:y="19.409cm">
          <draw:text-box>
            <text:p text:style-name="P1"><text:span text:style-name="T8">17</text:span></text:p>
          </draw:text-box>
        </draw:frame>
        <draw:frame draw:style-name="gr27" draw:text-style-name="P13" draw:layer="layout" svg:width="0.257cm" svg:height="0.298cm" svg:x="25.302cm" svg:y="19.409cm">
          <draw:text-box>
            <text:p text:style-name="P1"><text:span text:style-name="T8">18</text:span></text:p>
          </draw:text-box>
        </draw:frame>
        <draw:frame draw:style-name="gr27" draw:text-style-name="P13" draw:layer="layout" svg:width="0.257cm" svg:height="0.298cm" svg:x="25.815cm" svg:y="19.409cm">
          <draw:text-box>
            <text:p text:style-name="P1"><text:span text:style-name="T8">19</text:span></text:p>
          </draw:text-box>
        </draw:frame>
        <draw:frame draw:style-name="gr27" draw:text-style-name="P13" draw:layer="layout" svg:width="0.257cm" svg:height="0.298cm" svg:x="26.302cm" svg:y="19.409cm">
          <draw:text-box>
            <text:p text:style-name="P1"><text:span text:style-name="T8">20</text:span></text:p>
          </draw:text-box>
        </draw:frame>
        <draw:frame draw:style-name="gr27" draw:text-style-name="P13" draw:layer="layout" svg:width="0.257cm" svg:height="0.298cm" svg:x="26.842cm" svg:y="19.409cm">
          <draw:text-box>
            <text:p text:style-name="P1"><text:span text:style-name="T8">21</text:span></text:p>
          </draw:text-box>
        </draw:frame>
        <draw:frame draw:style-name="gr27" draw:text-style-name="P13" draw:layer="layout" svg:width="0.257cm" svg:height="0.298cm" svg:x="23.737cm" svg:y="19.928cm">
          <draw:text-box>
            <text:p text:style-name="P1"><text:span text:style-name="T8">22</text:span></text:p>
          </draw:text-box>
        </draw:frame>
        <draw:frame draw:style-name="gr27" draw:text-style-name="P13" draw:layer="layout" svg:width="0.257cm" svg:height="0.298cm" svg:x="24.253cm" svg:y="19.928cm">
          <draw:text-box>
            <text:p text:style-name="P1"><text:span text:style-name="T8">23</text:span></text:p>
          </draw:text-box>
        </draw:frame>
        <draw:frame draw:style-name="gr27" draw:text-style-name="P13" draw:layer="layout" svg:width="0.257cm" svg:height="0.298cm" svg:x="24.767cm" svg:y="19.928cm">
          <draw:text-box>
            <text:p text:style-name="P1"><text:span text:style-name="T8">24</text:span></text:p>
          </draw:text-box>
        </draw:frame>
        <draw:frame draw:style-name="gr27" draw:text-style-name="P13" draw:layer="layout" svg:width="0.257cm" svg:height="0.298cm" svg:x="25.277cm" svg:y="19.928cm">
          <draw:text-box>
            <text:p text:style-name="P1"><text:span text:style-name="T8">25</text:span></text:p>
          </draw:text-box>
        </draw:frame>
        <draw:frame draw:style-name="gr27" draw:text-style-name="P13" draw:layer="layout" svg:width="0.257cm" svg:height="0.298cm" svg:x="25.79cm" svg:y="19.928cm">
          <draw:text-box>
            <text:p text:style-name="P1"><text:span text:style-name="T8">26</text:span></text:p>
          </draw:text-box>
        </draw:frame>
        <draw:frame draw:style-name="gr27" draw:text-style-name="P13" draw:layer="layout" svg:width="0.257cm" svg:height="0.298cm" svg:x="26.311cm" svg:y="19.928cm">
          <draw:text-box>
            <text:p text:style-name="P1"><text:span text:style-name="T8">27</text:span></text:p>
          </draw:text-box>
        </draw:frame>
        <draw:frame draw:style-name="gr27" draw:text-style-name="P13" draw:layer="layout" svg:width="0.257cm" svg:height="0.298cm" svg:x="26.819cm" svg:y="19.928cm">
          <draw:text-box>
            <text:p text:style-name="P1"><text:span text:style-name="T8">28</text:span></text:p>
          </draw:text-box>
        </draw:frame>
        <draw:frame draw:style-name="gr26" draw:text-style-name="P13" draw:layer="layout" svg:width="0.198cm" svg:height="0.298cm" svg:x="23.796cm" svg:y="18.381cm">
          <draw:text-box>
            <text:p text:style-name="P1"><text:span text:style-name="T8">1</text:span></text:p>
          </draw:text-box>
        </draw:frame>
        <draw:frame draw:style-name="gr26" draw:text-style-name="P13" draw:layer="layout" svg:width="0.198cm" svg:height="0.298cm" svg:x="24.309cm" svg:y="18.381cm">
          <draw:text-box>
            <text:p text:style-name="P1"><text:span text:style-name="T8">2</text:span></text:p>
          </draw:text-box>
        </draw:frame>
        <draw:frame draw:style-name="gr27" draw:text-style-name="P13" draw:layer="layout" svg:width="0.257cm" svg:height="0.298cm" svg:x="24.786cm" svg:y="18.381cm">
          <draw:text-box>
            <text:p text:style-name="P1"><text:span text:style-name="T8">3</text:span></text:p>
          </draw:text-box>
        </draw:frame>
        <draw:frame draw:style-name="gr27" draw:text-style-name="P13" draw:layer="layout" svg:width="0.257cm" svg:height="0.298cm" svg:x="25.327cm" svg:y="18.381cm">
          <draw:text-box>
            <text:p text:style-name="P1"><text:span text:style-name="T8">4</text:span></text:p>
          </draw:text-box>
        </draw:frame>
      </draw:page>
      <draw:page draw:name="page18" draw:style-name="dp1" draw:master-page-name="master-page34">
        <draw:frame draw:style-name="gr1" draw:text-style-name="P2" draw:layer="layout" svg:width="2.869cm" svg:height="0.398cm" svg:x="1.365cm" svg:y="1.371cm">
          <draw:text-box>
            <text:p text:style-name="P43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1.961cm" svg:x2="13.956cm" svg:y2="1.961cm">
          <text:p/>
        </draw:line>
        <draw:frame draw:style-name="gr1" draw:text-style-name="P2" draw:layer="layout" svg:width="2.869cm" svg:height="0.398cm" svg:x="1.366cm" svg:y="1.372cm">
          <draw:text-box>
            <text:p text:style-name="P43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1.407cm">
          <draw:text-box>
            <text:p text:style-name="P44"><text:span text:style-name="T2">L</text:span><text:span text:style-name="T2">u</text:span><text:span text:style-name="T2">n</text:span><text:span text:style-name="T2">es</text:span></text:p>
          </draw:text-box>
        </draw:frame>
        <draw:frame draw:style-name="gr4" draw:text-style-name="P5" draw:layer="layout" svg:width="0.552cm" svg:height="0.687cm" svg:x="0.92cm" svg:y="1.41cm">
          <draw:text-box>
            <text:p text:style-name="P45"><text:span text:style-name="T3">2</text:span><text:span text:style-name="T3">2</text:span></text:p>
          </draw:text-box>
        </draw:frame>
        <draw:frame draw:style-name="gr5" draw:text-style-name="P6" draw:layer="layout" svg:width="2.917cm" svg:height="0.776cm" svg:x="0.92cm" svg:y="0.697cm">
          <draw:text-box>
            <text:p text:style-name="P42"><text:span text:style-name="T4">F</text:span><text:span text:style-name="T4">E</text:span><text:span text:style-name="T4">B</text:span><text:span text:style-name="T4">R</text:span><text:span text:style-name="T4">E</text:span><text:span text:style-name="T4">R</text:span><text:span text:style-name="T4">O</text:span></text:p>
          </draw:text-box>
        </draw:frame>
        <draw:frame draw:style-name="gr1" draw:text-style-name="P2" draw:layer="layout" svg:width="2.869cm" svg:height="0.398cm" svg:x="1.365cm" svg:y="6.372cm">
          <draw:text-box>
            <text:p text:style-name="P43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366cm" svg:y="6.373cm">
          <draw:text-box>
            <text:p text:style-name="P43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7.567cm" svg:y1="2.36cm" svg:x2="13.94cm" svg:y2="2.36cm">
          <text:p/>
        </draw:line>
        <draw:line draw:style-name="gr6" draw:text-style-name="P7" draw:layer="layout" svg:x1="7.567cm" svg:y1="2.759cm" svg:x2="13.941cm" svg:y2="2.759cm">
          <text:p/>
        </draw:line>
        <draw:line draw:style-name="gr6" draw:text-style-name="P7" draw:layer="layout" svg:x1="7.567cm" svg:y1="3.159cm" svg:x2="13.941cm" svg:y2="3.159cm">
          <text:p/>
        </draw:line>
        <draw:line draw:style-name="gr6" draw:text-style-name="P7" draw:layer="layout" svg:x1="7.567cm" svg:y1="3.557cm" svg:x2="13.941cm" svg:y2="3.557cm">
          <text:p/>
        </draw:line>
        <draw:line draw:style-name="gr6" draw:text-style-name="P7" draw:layer="layout" svg:x1="7.567cm" svg:y1="3.957cm" svg:x2="13.941cm" svg:y2="3.957cm">
          <text:p/>
        </draw:line>
        <draw:line draw:style-name="gr6" draw:text-style-name="P7" draw:layer="layout" svg:x1="7.567cm" svg:y1="4.357cm" svg:x2="13.941cm" svg:y2="4.357cm">
          <text:p/>
        </draw:line>
        <draw:line draw:style-name="gr6" draw:text-style-name="P7" draw:layer="layout" svg:x1="7.567cm" svg:y1="4.756cm" svg:x2="13.941cm" svg:y2="4.756cm">
          <text:p/>
        </draw:line>
        <draw:line draw:style-name="gr6" draw:text-style-name="P7" draw:layer="layout" svg:x1="7.567cm" svg:y1="5.155cm" svg:x2="13.941cm" svg:y2="5.155cm">
          <text:p/>
        </draw:line>
        <draw:line draw:style-name="gr6" draw:text-style-name="P7" draw:layer="layout" svg:x1="7.567cm" svg:y1="5.554cm" svg:x2="13.941cm" svg:y2="5.554cm">
          <text:p/>
        </draw:line>
        <draw:line draw:style-name="gr6" draw:text-style-name="P7" draw:layer="layout" svg:x1="7.567cm" svg:y1="5.953cm" svg:x2="13.941cm" svg:y2="5.953cm">
          <text:p/>
        </draw:line>
        <draw:line draw:style-name="gr6" draw:text-style-name="P7" draw:layer="layout" svg:x1="7.567cm" svg:y1="6.353cm" svg:x2="13.941cm" svg:y2="6.353cm">
          <text:p/>
        </draw:line>
        <draw:frame draw:style-name="gr7" draw:text-style-name="P8" draw:layer="layout" svg:width="0.855cm" svg:height="0.408cm" svg:x="1.017cm" svg:y="2.13cm">
          <draw:text-box>
            <text:p text:style-name="P46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7cm" svg:y="2.53cm">
          <draw:text-box>
            <text:p text:style-name="P46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7cm" svg:y="2.929cm">
          <draw:text-box>
            <text:p text:style-name="P46"><text:span text:style-name="T5">9:00</text:span></text:p>
          </draw:text-box>
        </draw:frame>
        <draw:frame draw:style-name="gr10" draw:text-style-name="P8" draw:layer="layout" svg:width="0.733cm" svg:height="0.408cm" svg:x="1.017cm" svg:y="3.329cm">
          <draw:text-box>
            <text:p text:style-name="P46"><text:span text:style-name="T5">9:30</text:span></text:p>
          </draw:text-box>
        </draw:frame>
        <draw:frame draw:style-name="gr11" draw:text-style-name="P8" draw:layer="layout" svg:width="0.717cm" svg:height="0.408cm" svg:x="1.017cm" svg:y="3.727cm">
          <draw:text-box>
            <text:p text:style-name="P46"><text:span text:style-name="T5">10:00</text:span></text:p>
          </draw:text-box>
        </draw:frame>
        <draw:frame draw:style-name="gr12" draw:text-style-name="P8" draw:layer="layout" svg:width="0.648cm" svg:height="0.409cm" svg:x="1.017cm" svg:y="4.127cm">
          <draw:text-box>
            <text:p text:style-name="P46"><text:span text:style-name="T5">10:30</text:span></text:p>
          </draw:text-box>
        </draw:frame>
        <draw:frame draw:style-name="gr13" draw:text-style-name="P8" draw:layer="layout" svg:width="0.632cm" svg:height="0.408cm" svg:x="1.017cm" svg:y="4.526cm">
          <draw:text-box>
            <text:p text:style-name="P46"><text:span text:style-name="T5">11:00</text:span></text:p>
          </draw:text-box>
        </draw:frame>
        <draw:frame draw:style-name="gr14" draw:text-style-name="P8" draw:layer="layout" svg:width="0.726cm" svg:height="0.408cm" svg:x="1.017cm" svg:y="4.925cm">
          <draw:text-box>
            <text:p text:style-name="P46"><text:span text:style-name="T5">11:30</text:span></text:p>
          </draw:text-box>
        </draw:frame>
        <draw:frame draw:style-name="gr15" draw:text-style-name="P8" draw:layer="layout" svg:width="0.709cm" svg:height="0.409cm" svg:x="1.017cm" svg:y="5.324cm">
          <draw:text-box>
            <text:p text:style-name="P46"><text:span text:style-name="T5">12:00</text:span></text:p>
          </draw:text-box>
        </draw:frame>
        <draw:frame draw:style-name="gr11" draw:text-style-name="P8" draw:layer="layout" svg:width="0.717cm" svg:height="0.408cm" svg:x="1.017cm" svg:y="5.724cm">
          <draw:text-box>
            <text:p text:style-name="P46"><text:span text:style-name="T5">12:30</text:span></text:p>
          </draw:text-box>
        </draw:frame>
        <draw:frame draw:style-name="gr16" draw:text-style-name="P8" draw:layer="layout" svg:width="0.701cm" svg:height="0.408cm" svg:x="1.017cm" svg:y="6.123cm">
          <draw:text-box>
            <text:p text:style-name="P46"><text:span text:style-name="T5">13:00</text:span></text:p>
          </draw:text-box>
        </draw:frame>
        <draw:line draw:style-name="gr6" draw:text-style-name="P7" draw:layer="layout" svg:x1="0.967cm" svg:y1="2.361cm" svg:x2="7.34cm" svg:y2="2.361cm">
          <text:p/>
        </draw:line>
        <draw:line draw:style-name="gr6" draw:text-style-name="P7" draw:layer="layout" svg:x1="0.967cm" svg:y1="2.76cm" svg:x2="7.341cm" svg:y2="2.76cm">
          <text:p/>
        </draw:line>
        <draw:line draw:style-name="gr6" draw:text-style-name="P7" draw:layer="layout" svg:x1="0.967cm" svg:y1="3.16cm" svg:x2="7.341cm" svg:y2="3.16cm">
          <text:p/>
        </draw:line>
        <draw:line draw:style-name="gr6" draw:text-style-name="P7" draw:layer="layout" svg:x1="0.967cm" svg:y1="3.558cm" svg:x2="7.341cm" svg:y2="3.558cm">
          <text:p/>
        </draw:line>
        <draw:line draw:style-name="gr6" draw:text-style-name="P7" draw:layer="layout" svg:x1="0.967cm" svg:y1="3.958cm" svg:x2="7.341cm" svg:y2="3.958cm">
          <text:p/>
        </draw:line>
        <draw:line draw:style-name="gr6" draw:text-style-name="P7" draw:layer="layout" svg:x1="0.967cm" svg:y1="4.358cm" svg:x2="7.341cm" svg:y2="4.358cm">
          <text:p/>
        </draw:line>
        <draw:line draw:style-name="gr6" draw:text-style-name="P7" draw:layer="layout" svg:x1="0.967cm" svg:y1="4.757cm" svg:x2="7.341cm" svg:y2="4.757cm">
          <text:p/>
        </draw:line>
        <draw:line draw:style-name="gr6" draw:text-style-name="P7" draw:layer="layout" svg:x1="0.967cm" svg:y1="5.156cm" svg:x2="7.341cm" svg:y2="5.156cm">
          <text:p/>
        </draw:line>
        <draw:line draw:style-name="gr6" draw:text-style-name="P7" draw:layer="layout" svg:x1="0.967cm" svg:y1="5.555cm" svg:x2="7.341cm" svg:y2="5.555cm">
          <text:p/>
        </draw:line>
        <draw:line draw:style-name="gr6" draw:text-style-name="P7" draw:layer="layout" svg:x1="0.967cm" svg:y1="5.954cm" svg:x2="7.341cm" svg:y2="5.954cm">
          <text:p/>
        </draw:line>
        <draw:line draw:style-name="gr6" draw:text-style-name="P7" draw:layer="layout" svg:x1="0.967cm" svg:y1="6.354cm" svg:x2="7.341cm" svg:y2="6.354cm">
          <text:p/>
        </draw:line>
        <draw:frame draw:style-name="gr1" draw:text-style-name="P2" draw:layer="layout" svg:width="2.869cm" svg:height="0.398cm" svg:x="1.365cm" svg:y="6.471cm">
          <draw:text-box>
            <text:p text:style-name="P43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7.061cm" svg:x2="13.956cm" svg:y2="7.061cm">
          <text:p/>
        </draw:line>
        <draw:frame draw:style-name="gr1" draw:text-style-name="P2" draw:layer="layout" svg:width="2.869cm" svg:height="0.398cm" svg:x="1.366cm" svg:y="6.472cm">
          <draw:text-box>
            <text:p text:style-name="P43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6.507cm">
          <draw:text-box>
            <text:p text:style-name="P44"><text:span text:style-name="T2">M</text:span><text:span text:style-name="T2">ar</text:span><text:span text:style-name="T2">te</text:span><text:span text:style-name="T2">s</text:span></text:p>
          </draw:text-box>
        </draw:frame>
        <draw:frame draw:style-name="gr17" draw:text-style-name="P5" draw:layer="layout" svg:width="0.54cm" svg:height="0.687cm" svg:x="0.92cm" svg:y="6.51cm">
          <draw:text-box>
            <text:p text:style-name="P45"><text:span text:style-name="T3">2</text:span><text:span text:style-name="T3">3</text:span></text:p>
          </draw:text-box>
        </draw:frame>
        <draw:frame draw:style-name="gr1" draw:text-style-name="P2" draw:layer="layout" svg:width="2.869cm" svg:height="0.398cm" svg:x="1.365cm" svg:y="11.572cm">
          <draw:text-box>
            <text:p text:style-name="P43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366cm" svg:y="11.573cm">
          <draw:text-box>
            <text:p text:style-name="P43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7.567cm" svg:y1="7.46cm" svg:x2="13.94cm" svg:y2="7.46cm">
          <text:p/>
        </draw:line>
        <draw:line draw:style-name="gr6" draw:text-style-name="P7" draw:layer="layout" svg:x1="7.567cm" svg:y1="7.859cm" svg:x2="13.941cm" svg:y2="7.859cm">
          <text:p/>
        </draw:line>
        <draw:line draw:style-name="gr6" draw:text-style-name="P7" draw:layer="layout" svg:x1="7.567cm" svg:y1="8.259cm" svg:x2="13.941cm" svg:y2="8.259cm">
          <text:p/>
        </draw:line>
        <draw:line draw:style-name="gr6" draw:text-style-name="P7" draw:layer="layout" svg:x1="7.567cm" svg:y1="8.657cm" svg:x2="13.941cm" svg:y2="8.657cm">
          <text:p/>
        </draw:line>
        <draw:line draw:style-name="gr6" draw:text-style-name="P7" draw:layer="layout" svg:x1="7.567cm" svg:y1="9.057cm" svg:x2="13.941cm" svg:y2="9.057cm">
          <text:p/>
        </draw:line>
        <draw:line draw:style-name="gr6" draw:text-style-name="P7" draw:layer="layout" svg:x1="7.567cm" svg:y1="9.457cm" svg:x2="13.941cm" svg:y2="9.457cm">
          <text:p/>
        </draw:line>
        <draw:line draw:style-name="gr6" draw:text-style-name="P7" draw:layer="layout" svg:x1="7.567cm" svg:y1="9.856cm" svg:x2="13.941cm" svg:y2="9.856cm">
          <text:p/>
        </draw:line>
        <draw:line draw:style-name="gr6" draw:text-style-name="P7" draw:layer="layout" svg:x1="7.567cm" svg:y1="10.255cm" svg:x2="13.941cm" svg:y2="10.255cm">
          <text:p/>
        </draw:line>
        <draw:line draw:style-name="gr6" draw:text-style-name="P7" draw:layer="layout" svg:x1="7.567cm" svg:y1="10.654cm" svg:x2="13.941cm" svg:y2="10.654cm">
          <text:p/>
        </draw:line>
        <draw:line draw:style-name="gr6" draw:text-style-name="P7" draw:layer="layout" svg:x1="7.567cm" svg:y1="11.053cm" svg:x2="13.941cm" svg:y2="11.053cm">
          <text:p/>
        </draw:line>
        <draw:line draw:style-name="gr6" draw:text-style-name="P7" draw:layer="layout" svg:x1="7.567cm" svg:y1="11.453cm" svg:x2="13.941cm" svg:y2="11.453cm">
          <text:p/>
        </draw:line>
        <draw:line draw:style-name="gr6" draw:text-style-name="P7" draw:layer="layout" svg:x1="0.967cm" svg:y1="7.461cm" svg:x2="7.34cm" svg:y2="7.461cm">
          <text:p/>
        </draw:line>
        <draw:line draw:style-name="gr6" draw:text-style-name="P7" draw:layer="layout" svg:x1="0.967cm" svg:y1="7.86cm" svg:x2="7.341cm" svg:y2="7.86cm">
          <text:p/>
        </draw:line>
        <draw:line draw:style-name="gr6" draw:text-style-name="P7" draw:layer="layout" svg:x1="0.967cm" svg:y1="8.26cm" svg:x2="7.341cm" svg:y2="8.26cm">
          <text:p/>
        </draw:line>
        <draw:line draw:style-name="gr6" draw:text-style-name="P7" draw:layer="layout" svg:x1="0.967cm" svg:y1="8.658cm" svg:x2="7.341cm" svg:y2="8.658cm">
          <text:p/>
        </draw:line>
        <draw:line draw:style-name="gr6" draw:text-style-name="P7" draw:layer="layout" svg:x1="0.967cm" svg:y1="9.058cm" svg:x2="7.341cm" svg:y2="9.058cm">
          <text:p/>
        </draw:line>
        <draw:line draw:style-name="gr6" draw:text-style-name="P7" draw:layer="layout" svg:x1="0.967cm" svg:y1="9.458cm" svg:x2="7.341cm" svg:y2="9.458cm">
          <text:p/>
        </draw:line>
        <draw:line draw:style-name="gr6" draw:text-style-name="P7" draw:layer="layout" svg:x1="0.967cm" svg:y1="9.857cm" svg:x2="7.341cm" svg:y2="9.857cm">
          <text:p/>
        </draw:line>
        <draw:line draw:style-name="gr6" draw:text-style-name="P7" draw:layer="layout" svg:x1="0.967cm" svg:y1="10.256cm" svg:x2="7.341cm" svg:y2="10.256cm">
          <text:p/>
        </draw:line>
        <draw:line draw:style-name="gr6" draw:text-style-name="P7" draw:layer="layout" svg:x1="0.967cm" svg:y1="10.655cm" svg:x2="7.341cm" svg:y2="10.655cm">
          <text:p/>
        </draw:line>
        <draw:line draw:style-name="gr6" draw:text-style-name="P7" draw:layer="layout" svg:x1="0.967cm" svg:y1="11.054cm" svg:x2="7.341cm" svg:y2="11.054cm">
          <text:p/>
        </draw:line>
        <draw:line draw:style-name="gr6" draw:text-style-name="P7" draw:layer="layout" svg:x1="0.967cm" svg:y1="11.454cm" svg:x2="7.341cm" svg:y2="11.454cm">
          <text:p/>
        </draw:line>
        <draw:frame draw:style-name="gr1" draw:text-style-name="P2" draw:layer="layout" svg:width="2.869cm" svg:height="0.398cm" svg:x="1.365cm" svg:y="11.571cm">
          <draw:text-box>
            <text:p text:style-name="P43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12.161cm" svg:x2="13.956cm" svg:y2="12.161cm">
          <text:p/>
        </draw:line>
        <draw:frame draw:style-name="gr1" draw:text-style-name="P2" draw:layer="layout" svg:width="2.869cm" svg:height="0.398cm" svg:x="1.366cm" svg:y="11.572cm">
          <draw:text-box>
            <text:p text:style-name="P43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11.607cm">
          <draw:text-box>
            <text:p text:style-name="P44"><text:span text:style-name="T2">M</text:span><text:span text:style-name="T2">ié</text:span><text:span text:style-name="T2">rc</text:span><text:span text:style-name="T2">ol</text:span><text:span text:style-name="T2">es</text:span></text:p>
          </draw:text-box>
        </draw:frame>
        <draw:frame draw:style-name="gr18" draw:text-style-name="P5" draw:layer="layout" svg:width="0.544cm" svg:height="0.687cm" svg:x="0.92cm" svg:y="11.61cm">
          <draw:text-box>
            <text:p text:style-name="P45"><text:span text:style-name="T3">2</text:span><text:span text:style-name="T3">4</text:span></text:p>
          </draw:text-box>
        </draw:frame>
        <draw:line draw:style-name="gr6" draw:text-style-name="P7" draw:layer="layout" svg:x1="7.567cm" svg:y1="12.56cm" svg:x2="13.94cm" svg:y2="12.56cm">
          <text:p/>
        </draw:line>
        <draw:line draw:style-name="gr6" draw:text-style-name="P7" draw:layer="layout" svg:x1="7.567cm" svg:y1="12.959cm" svg:x2="13.941cm" svg:y2="12.959cm">
          <text:p/>
        </draw:line>
        <draw:line draw:style-name="gr6" draw:text-style-name="P7" draw:layer="layout" svg:x1="7.567cm" svg:y1="13.359cm" svg:x2="13.941cm" svg:y2="13.359cm">
          <text:p/>
        </draw:line>
        <draw:line draw:style-name="gr6" draw:text-style-name="P7" draw:layer="layout" svg:x1="7.567cm" svg:y1="13.757cm" svg:x2="13.941cm" svg:y2="13.757cm">
          <text:p/>
        </draw:line>
        <draw:line draw:style-name="gr6" draw:text-style-name="P7" draw:layer="layout" svg:x1="7.567cm" svg:y1="14.157cm" svg:x2="13.941cm" svg:y2="14.157cm">
          <text:p/>
        </draw:line>
        <draw:line draw:style-name="gr6" draw:text-style-name="P7" draw:layer="layout" svg:x1="7.567cm" svg:y1="14.557cm" svg:x2="13.941cm" svg:y2="14.557cm">
          <text:p/>
        </draw:line>
        <draw:line draw:style-name="gr6" draw:text-style-name="P7" draw:layer="layout" svg:x1="7.567cm" svg:y1="14.956cm" svg:x2="13.941cm" svg:y2="14.956cm">
          <text:p/>
        </draw:line>
        <draw:line draw:style-name="gr6" draw:text-style-name="P7" draw:layer="layout" svg:x1="7.567cm" svg:y1="15.355cm" svg:x2="13.941cm" svg:y2="15.355cm">
          <text:p/>
        </draw:line>
        <draw:line draw:style-name="gr6" draw:text-style-name="P7" draw:layer="layout" svg:x1="7.567cm" svg:y1="15.754cm" svg:x2="13.941cm" svg:y2="15.754cm">
          <text:p/>
        </draw:line>
        <draw:line draw:style-name="gr6" draw:text-style-name="P7" draw:layer="layout" svg:x1="7.567cm" svg:y1="16.153cm" svg:x2="13.941cm" svg:y2="16.153cm">
          <text:p/>
        </draw:line>
        <draw:line draw:style-name="gr6" draw:text-style-name="P7" draw:layer="layout" svg:x1="7.567cm" svg:y1="16.553cm" svg:x2="13.941cm" svg:y2="16.553cm">
          <text:p/>
        </draw:line>
        <draw:line draw:style-name="gr6" draw:text-style-name="P7" draw:layer="layout" svg:x1="0.967cm" svg:y1="12.561cm" svg:x2="7.34cm" svg:y2="12.561cm">
          <text:p/>
        </draw:line>
        <draw:line draw:style-name="gr6" draw:text-style-name="P7" draw:layer="layout" svg:x1="0.967cm" svg:y1="12.96cm" svg:x2="7.341cm" svg:y2="12.96cm">
          <text:p/>
        </draw:line>
        <draw:line draw:style-name="gr6" draw:text-style-name="P7" draw:layer="layout" svg:x1="0.967cm" svg:y1="13.36cm" svg:x2="7.341cm" svg:y2="13.36cm">
          <text:p/>
        </draw:line>
        <draw:line draw:style-name="gr6" draw:text-style-name="P7" draw:layer="layout" svg:x1="0.967cm" svg:y1="13.758cm" svg:x2="7.341cm" svg:y2="13.758cm">
          <text:p/>
        </draw:line>
        <draw:line draw:style-name="gr6" draw:text-style-name="P7" draw:layer="layout" svg:x1="0.967cm" svg:y1="14.158cm" svg:x2="7.341cm" svg:y2="14.158cm">
          <text:p/>
        </draw:line>
        <draw:line draw:style-name="gr6" draw:text-style-name="P7" draw:layer="layout" svg:x1="0.967cm" svg:y1="14.558cm" svg:x2="7.341cm" svg:y2="14.558cm">
          <text:p/>
        </draw:line>
        <draw:line draw:style-name="gr6" draw:text-style-name="P7" draw:layer="layout" svg:x1="0.967cm" svg:y1="14.957cm" svg:x2="7.341cm" svg:y2="14.957cm">
          <text:p/>
        </draw:line>
        <draw:line draw:style-name="gr6" draw:text-style-name="P7" draw:layer="layout" svg:x1="0.967cm" svg:y1="15.356cm" svg:x2="7.341cm" svg:y2="15.356cm">
          <text:p/>
        </draw:line>
        <draw:line draw:style-name="gr6" draw:text-style-name="P7" draw:layer="layout" svg:x1="0.967cm" svg:y1="15.755cm" svg:x2="7.341cm" svg:y2="15.755cm">
          <text:p/>
        </draw:line>
        <draw:line draw:style-name="gr6" draw:text-style-name="P7" draw:layer="layout" svg:x1="0.967cm" svg:y1="16.154cm" svg:x2="7.341cm" svg:y2="16.154cm">
          <text:p/>
        </draw:line>
        <draw:line draw:style-name="gr6" draw:text-style-name="P7" draw:layer="layout" svg:x1="0.967cm" svg:y1="16.554cm" svg:x2="7.341cm" svg:y2="16.554cm">
          <text:p/>
        </draw:line>
        <draw:frame draw:style-name="gr1" draw:text-style-name="P2" draw:layer="layout" svg:width="2.869cm" svg:height="0.398cm" svg:x="1.098cm" svg:y="20.77cm">
          <draw:text-box>
            <text:p text:style-name="P43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099cm" svg:y="20.771cm">
          <draw:text-box>
            <text:p text:style-name="P43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.222cm" svg:y1="17.258cm" svg:x2="13.972cm" svg:y2="17.258cm">
          <text:p/>
        </draw:line>
        <draw:line draw:style-name="gr6" draw:text-style-name="P7" draw:layer="layout" svg:x1="0.7cm" svg:y1="17.658cm" svg:x2="13.972cm" svg:y2="17.658cm">
          <text:p/>
        </draw:line>
        <draw:line draw:style-name="gr6" draw:text-style-name="P7" draw:layer="layout" svg:x1="0.7cm" svg:y1="18.056cm" svg:x2="13.972cm" svg:y2="18.056cm">
          <text:p/>
        </draw:line>
        <draw:line draw:style-name="gr6" draw:text-style-name="P7" draw:layer="layout" svg:x1="0.7cm" svg:y1="18.456cm" svg:x2="13.972cm" svg:y2="18.456cm">
          <text:p/>
        </draw:line>
        <draw:line draw:style-name="gr6" draw:text-style-name="P7" draw:layer="layout" svg:x1="0.7cm" svg:y1="18.856cm" svg:x2="13.972cm" svg:y2="18.856cm">
          <text:p/>
        </draw:line>
        <draw:line draw:style-name="gr6" draw:text-style-name="P7" draw:layer="layout" svg:x1="0.7cm" svg:y1="19.255cm" svg:x2="13.972cm" svg:y2="19.255cm">
          <text:p/>
        </draw:line>
        <draw:line draw:style-name="gr6" draw:text-style-name="P7" draw:layer="layout" svg:x1="0.7cm" svg:y1="19.654cm" svg:x2="13.972cm" svg:y2="19.654cm">
          <text:p/>
        </draw:line>
        <draw:line draw:style-name="gr6" draw:text-style-name="P7" draw:layer="layout" svg:x1="0.7cm" svg:y1="20.053cm" svg:x2="13.972cm" svg:y2="20.053cm">
          <text:p/>
        </draw:line>
        <draw:line draw:style-name="gr6" draw:text-style-name="P7" draw:layer="layout" svg:x1="0.7cm" svg:y1="20.452cm" svg:x2="13.972cm" svg:y2="20.452cm">
          <text:p/>
        </draw:line>
        <draw:frame draw:style-name="gr7" draw:text-style-name="P8" draw:layer="layout" svg:width="0.855cm" svg:height="0.408cm" svg:x="7.618cm" svg:y="2.131cm">
          <draw:text-box>
            <text:p text:style-name="P46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8cm" svg:y="2.531cm">
          <draw:text-box>
            <text:p text:style-name="P46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8cm" svg:y="2.93cm">
          <draw:text-box>
            <text:p text:style-name="P46"><text:span text:style-name="T5">14:30</text:span></text:p>
          </draw:text-box>
        </draw:frame>
        <draw:frame draw:style-name="gr10" draw:text-style-name="P8" draw:layer="layout" svg:width="0.733cm" svg:height="0.408cm" svg:x="7.618cm" svg:y="3.33cm">
          <draw:text-box>
            <text:p text:style-name="P46"><text:span text:style-name="T5">15:00</text:span></text:p>
          </draw:text-box>
        </draw:frame>
        <draw:frame draw:style-name="gr11" draw:text-style-name="P8" draw:layer="layout" svg:width="0.717cm" svg:height="0.408cm" svg:x="7.618cm" svg:y="3.728cm">
          <draw:text-box>
            <text:p text:style-name="P46"><text:span text:style-name="T5">15:30</text:span></text:p>
          </draw:text-box>
        </draw:frame>
        <draw:frame draw:style-name="gr12" draw:text-style-name="P8" draw:layer="layout" svg:width="0.648cm" svg:height="0.409cm" svg:x="7.618cm" svg:y="4.128cm">
          <draw:text-box>
            <text:p text:style-name="P46"><text:span text:style-name="T5">16:00</text:span></text:p>
          </draw:text-box>
        </draw:frame>
        <draw:frame draw:style-name="gr13" draw:text-style-name="P8" draw:layer="layout" svg:width="0.632cm" svg:height="0.408cm" svg:x="7.618cm" svg:y="4.527cm">
          <draw:text-box>
            <text:p text:style-name="P46"><text:span text:style-name="T5">16:30</text:span></text:p>
          </draw:text-box>
        </draw:frame>
        <draw:frame draw:style-name="gr14" draw:text-style-name="P8" draw:layer="layout" svg:width="0.726cm" svg:height="0.408cm" svg:x="7.618cm" svg:y="4.926cm">
          <draw:text-box>
            <text:p text:style-name="P46"><text:span text:style-name="T5">17:00</text:span></text:p>
          </draw:text-box>
        </draw:frame>
        <draw:frame draw:style-name="gr15" draw:text-style-name="P8" draw:layer="layout" svg:width="0.709cm" svg:height="0.409cm" svg:x="7.618cm" svg:y="5.325cm">
          <draw:text-box>
            <text:p text:style-name="P46"><text:span text:style-name="T5">17:30</text:span></text:p>
          </draw:text-box>
        </draw:frame>
        <draw:frame draw:style-name="gr11" draw:text-style-name="P8" draw:layer="layout" svg:width="0.717cm" svg:height="0.408cm" svg:x="7.618cm" svg:y="5.725cm">
          <draw:text-box>
            <text:p text:style-name="P46"><text:span text:style-name="T5">18:00</text:span></text:p>
          </draw:text-box>
        </draw:frame>
        <draw:frame draw:style-name="gr16" draw:text-style-name="P8" draw:layer="layout" svg:width="0.701cm" svg:height="0.408cm" svg:x="7.618cm" svg:y="6.124cm">
          <draw:text-box>
            <text:p text:style-name="P46"><text:span text:style-name="T5">18:30</text:span></text:p>
          </draw:text-box>
        </draw:frame>
        <draw:custom-shape draw:style-name="gr19" draw:text-style-name="P9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0" draw:layer="layout" svg:width="1.211cm" svg:height="0.517cm" svg:x="0.967cm" svg:y="17.004cm">
          <draw:text-box>
            <text:p text:style-name="P44"><text:span text:style-name="T6">N</text:span><text:span text:style-name="T6">ot</text:span><text:span text:style-name="T6">as</text:span></text:p>
          </draw:text-box>
        </draw:frame>
        <draw:frame draw:style-name="gr21" draw:text-style-name="P11" draw:layer="layout" svg:width="2.186cm" svg:height="0.556cm" svg:x="6.8cm" svg:y="1.208cm">
          <draw:text-box>
            <text:p text:style-name="P41"><text:span text:style-name="T7">S</text:span><text:span text:style-name="T7">e</text:span><text:span text:style-name="T7">m</text:span><text:span text:style-name="T7">a</text:span><text:span text:style-name="T7">n</text:span><text:span text:style-name="T7">a </text:span><text:span text:style-name="T7">8</text:span></text:p>
          </draw:text-box>
        </draw:frame>
        <draw:frame draw:style-name="gr7" draw:text-style-name="P8" draw:layer="layout" svg:width="0.855cm" svg:height="0.408cm" svg:x="7.619cm" svg:y="7.23cm">
          <draw:text-box>
            <text:p text:style-name="P46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9cm" svg:y="7.63cm">
          <draw:text-box>
            <text:p text:style-name="P46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9cm" svg:y="8.029cm">
          <draw:text-box>
            <text:p text:style-name="P46"><text:span text:style-name="T5">14:30</text:span></text:p>
          </draw:text-box>
        </draw:frame>
        <draw:frame draw:style-name="gr10" draw:text-style-name="P8" draw:layer="layout" svg:width="0.733cm" svg:height="0.408cm" svg:x="7.619cm" svg:y="8.429cm">
          <draw:text-box>
            <text:p text:style-name="P46"><text:span text:style-name="T5">15:00</text:span></text:p>
          </draw:text-box>
        </draw:frame>
        <draw:frame draw:style-name="gr11" draw:text-style-name="P8" draw:layer="layout" svg:width="0.717cm" svg:height="0.408cm" svg:x="7.619cm" svg:y="8.827cm">
          <draw:text-box>
            <text:p text:style-name="P46"><text:span text:style-name="T5">15:30</text:span></text:p>
          </draw:text-box>
        </draw:frame>
        <draw:frame draw:style-name="gr12" draw:text-style-name="P8" draw:layer="layout" svg:width="0.648cm" svg:height="0.409cm" svg:x="7.619cm" svg:y="9.227cm">
          <draw:text-box>
            <text:p text:style-name="P46"><text:span text:style-name="T5">16:00</text:span></text:p>
          </draw:text-box>
        </draw:frame>
        <draw:frame draw:style-name="gr13" draw:text-style-name="P8" draw:layer="layout" svg:width="0.632cm" svg:height="0.408cm" svg:x="7.619cm" svg:y="9.626cm">
          <draw:text-box>
            <text:p text:style-name="P46"><text:span text:style-name="T5">16:30</text:span></text:p>
          </draw:text-box>
        </draw:frame>
        <draw:frame draw:style-name="gr14" draw:text-style-name="P8" draw:layer="layout" svg:width="0.726cm" svg:height="0.408cm" svg:x="7.619cm" svg:y="10.025cm">
          <draw:text-box>
            <text:p text:style-name="P46"><text:span text:style-name="T5">17:00</text:span></text:p>
          </draw:text-box>
        </draw:frame>
        <draw:frame draw:style-name="gr15" draw:text-style-name="P8" draw:layer="layout" svg:width="0.709cm" svg:height="0.409cm" svg:x="7.619cm" svg:y="10.424cm">
          <draw:text-box>
            <text:p text:style-name="P46"><text:span text:style-name="T5">17:30</text:span></text:p>
          </draw:text-box>
        </draw:frame>
        <draw:frame draw:style-name="gr11" draw:text-style-name="P8" draw:layer="layout" svg:width="0.717cm" svg:height="0.408cm" svg:x="7.619cm" svg:y="10.824cm">
          <draw:text-box>
            <text:p text:style-name="P46"><text:span text:style-name="T5">18:00</text:span></text:p>
          </draw:text-box>
        </draw:frame>
        <draw:frame draw:style-name="gr16" draw:text-style-name="P8" draw:layer="layout" svg:width="0.701cm" svg:height="0.408cm" svg:x="7.619cm" svg:y="11.223cm">
          <draw:text-box>
            <text:p text:style-name="P46"><text:span text:style-name="T5">18:30</text:span></text:p>
          </draw:text-box>
        </draw:frame>
        <draw:frame draw:style-name="gr7" draw:text-style-name="P8" draw:layer="layout" svg:width="0.855cm" svg:height="0.408cm" svg:x="7.619cm" svg:y="12.34cm">
          <draw:text-box>
            <text:p text:style-name="P46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9cm" svg:y="12.74cm">
          <draw:text-box>
            <text:p text:style-name="P46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9cm" svg:y="13.139cm">
          <draw:text-box>
            <text:p text:style-name="P46"><text:span text:style-name="T5">14:30</text:span></text:p>
          </draw:text-box>
        </draw:frame>
        <draw:frame draw:style-name="gr10" draw:text-style-name="P8" draw:layer="layout" svg:width="0.733cm" svg:height="0.408cm" svg:x="7.619cm" svg:y="13.539cm">
          <draw:text-box>
            <text:p text:style-name="P46"><text:span text:style-name="T5">15:00</text:span></text:p>
          </draw:text-box>
        </draw:frame>
        <draw:frame draw:style-name="gr11" draw:text-style-name="P8" draw:layer="layout" svg:width="0.717cm" svg:height="0.408cm" svg:x="7.619cm" svg:y="13.937cm">
          <draw:text-box>
            <text:p text:style-name="P46"><text:span text:style-name="T5">15:30</text:span></text:p>
          </draw:text-box>
        </draw:frame>
        <draw:frame draw:style-name="gr12" draw:text-style-name="P8" draw:layer="layout" svg:width="0.648cm" svg:height="0.409cm" svg:x="7.619cm" svg:y="14.337cm">
          <draw:text-box>
            <text:p text:style-name="P46"><text:span text:style-name="T5">16:00</text:span></text:p>
          </draw:text-box>
        </draw:frame>
        <draw:frame draw:style-name="gr13" draw:text-style-name="P8" draw:layer="layout" svg:width="0.632cm" svg:height="0.408cm" svg:x="7.619cm" svg:y="14.736cm">
          <draw:text-box>
            <text:p text:style-name="P46"><text:span text:style-name="T5">16:30</text:span></text:p>
          </draw:text-box>
        </draw:frame>
        <draw:frame draw:style-name="gr14" draw:text-style-name="P8" draw:layer="layout" svg:width="0.726cm" svg:height="0.408cm" svg:x="7.619cm" svg:y="15.135cm">
          <draw:text-box>
            <text:p text:style-name="P46"><text:span text:style-name="T5">17:00</text:span></text:p>
          </draw:text-box>
        </draw:frame>
        <draw:frame draw:style-name="gr15" draw:text-style-name="P8" draw:layer="layout" svg:width="0.709cm" svg:height="0.409cm" svg:x="7.619cm" svg:y="15.534cm">
          <draw:text-box>
            <text:p text:style-name="P46"><text:span text:style-name="T5">17:30</text:span></text:p>
          </draw:text-box>
        </draw:frame>
        <draw:frame draw:style-name="gr11" draw:text-style-name="P8" draw:layer="layout" svg:width="0.717cm" svg:height="0.408cm" svg:x="7.619cm" svg:y="15.934cm">
          <draw:text-box>
            <text:p text:style-name="P46"><text:span text:style-name="T5">18:00</text:span></text:p>
          </draw:text-box>
        </draw:frame>
        <draw:frame draw:style-name="gr16" draw:text-style-name="P8" draw:layer="layout" svg:width="0.701cm" svg:height="0.408cm" svg:x="7.619cm" svg:y="16.333cm">
          <draw:text-box>
            <text:p text:style-name="P46"><text:span text:style-name="T5">18:30</text:span></text:p>
          </draw:text-box>
        </draw:frame>
        <draw:frame draw:style-name="gr7" draw:text-style-name="P8" draw:layer="layout" svg:width="0.855cm" svg:height="0.408cm" svg:x="1.018cm" svg:y="7.23cm">
          <draw:text-box>
            <text:p text:style-name="P46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8cm" svg:y="7.63cm">
          <draw:text-box>
            <text:p text:style-name="P46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8cm" svg:y="8.029cm">
          <draw:text-box>
            <text:p text:style-name="P46"><text:span text:style-name="T5">9:00</text:span></text:p>
          </draw:text-box>
        </draw:frame>
        <draw:frame draw:style-name="gr10" draw:text-style-name="P8" draw:layer="layout" svg:width="0.733cm" svg:height="0.408cm" svg:x="1.018cm" svg:y="8.429cm">
          <draw:text-box>
            <text:p text:style-name="P46"><text:span text:style-name="T5">9:30</text:span></text:p>
          </draw:text-box>
        </draw:frame>
        <draw:frame draw:style-name="gr11" draw:text-style-name="P8" draw:layer="layout" svg:width="0.717cm" svg:height="0.408cm" svg:x="1.018cm" svg:y="8.827cm">
          <draw:text-box>
            <text:p text:style-name="P46"><text:span text:style-name="T5">10:00</text:span></text:p>
          </draw:text-box>
        </draw:frame>
        <draw:frame draw:style-name="gr12" draw:text-style-name="P8" draw:layer="layout" svg:width="0.648cm" svg:height="0.409cm" svg:x="1.018cm" svg:y="9.227cm">
          <draw:text-box>
            <text:p text:style-name="P46"><text:span text:style-name="T5">10:30</text:span></text:p>
          </draw:text-box>
        </draw:frame>
        <draw:frame draw:style-name="gr13" draw:text-style-name="P8" draw:layer="layout" svg:width="0.632cm" svg:height="0.408cm" svg:x="1.018cm" svg:y="9.626cm">
          <draw:text-box>
            <text:p text:style-name="P46"><text:span text:style-name="T5">11:00</text:span></text:p>
          </draw:text-box>
        </draw:frame>
        <draw:frame draw:style-name="gr14" draw:text-style-name="P8" draw:layer="layout" svg:width="0.726cm" svg:height="0.408cm" svg:x="1.018cm" svg:y="10.025cm">
          <draw:text-box>
            <text:p text:style-name="P46"><text:span text:style-name="T5">11:30</text:span></text:p>
          </draw:text-box>
        </draw:frame>
        <draw:frame draw:style-name="gr15" draw:text-style-name="P8" draw:layer="layout" svg:width="0.709cm" svg:height="0.409cm" svg:x="1.018cm" svg:y="10.424cm">
          <draw:text-box>
            <text:p text:style-name="P46"><text:span text:style-name="T5">12:00</text:span></text:p>
          </draw:text-box>
        </draw:frame>
        <draw:frame draw:style-name="gr11" draw:text-style-name="P8" draw:layer="layout" svg:width="0.717cm" svg:height="0.408cm" svg:x="1.018cm" svg:y="10.824cm">
          <draw:text-box>
            <text:p text:style-name="P46"><text:span text:style-name="T5">12:30</text:span></text:p>
          </draw:text-box>
        </draw:frame>
        <draw:frame draw:style-name="gr16" draw:text-style-name="P8" draw:layer="layout" svg:width="0.701cm" svg:height="0.408cm" svg:x="1.018cm" svg:y="11.223cm">
          <draw:text-box>
            <text:p text:style-name="P46"><text:span text:style-name="T5">13:00</text:span></text:p>
          </draw:text-box>
        </draw:frame>
        <draw:frame draw:style-name="gr7" draw:text-style-name="P8" draw:layer="layout" svg:width="0.855cm" svg:height="0.408cm" svg:x="1.018cm" svg:y="12.34cm">
          <draw:text-box>
            <text:p text:style-name="P46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8cm" svg:y="12.74cm">
          <draw:text-box>
            <text:p text:style-name="P46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8cm" svg:y="13.139cm">
          <draw:text-box>
            <text:p text:style-name="P46"><text:span text:style-name="T5">9:00</text:span></text:p>
          </draw:text-box>
        </draw:frame>
        <draw:frame draw:style-name="gr10" draw:text-style-name="P8" draw:layer="layout" svg:width="0.733cm" svg:height="0.408cm" svg:x="1.018cm" svg:y="13.539cm">
          <draw:text-box>
            <text:p text:style-name="P46"><text:span text:style-name="T5">9:30</text:span></text:p>
          </draw:text-box>
        </draw:frame>
        <draw:frame draw:style-name="gr11" draw:text-style-name="P8" draw:layer="layout" svg:width="0.717cm" svg:height="0.408cm" svg:x="1.018cm" svg:y="13.937cm">
          <draw:text-box>
            <text:p text:style-name="P46"><text:span text:style-name="T5">10:00</text:span></text:p>
          </draw:text-box>
        </draw:frame>
        <draw:frame draw:style-name="gr12" draw:text-style-name="P8" draw:layer="layout" svg:width="0.648cm" svg:height="0.409cm" svg:x="1.018cm" svg:y="14.337cm">
          <draw:text-box>
            <text:p text:style-name="P46"><text:span text:style-name="T5">10:30</text:span></text:p>
          </draw:text-box>
        </draw:frame>
        <draw:frame draw:style-name="gr13" draw:text-style-name="P8" draw:layer="layout" svg:width="0.632cm" svg:height="0.408cm" svg:x="1.018cm" svg:y="14.736cm">
          <draw:text-box>
            <text:p text:style-name="P46"><text:span text:style-name="T5">11:00</text:span></text:p>
          </draw:text-box>
        </draw:frame>
        <draw:frame draw:style-name="gr14" draw:text-style-name="P8" draw:layer="layout" svg:width="0.726cm" svg:height="0.408cm" svg:x="1.018cm" svg:y="15.135cm">
          <draw:text-box>
            <text:p text:style-name="P46"><text:span text:style-name="T5">11:30</text:span></text:p>
          </draw:text-box>
        </draw:frame>
        <draw:frame draw:style-name="gr15" draw:text-style-name="P8" draw:layer="layout" svg:width="0.709cm" svg:height="0.409cm" svg:x="1.018cm" svg:y="15.534cm">
          <draw:text-box>
            <text:p text:style-name="P46"><text:span text:style-name="T5">12:00</text:span></text:p>
          </draw:text-box>
        </draw:frame>
        <draw:frame draw:style-name="gr11" draw:text-style-name="P8" draw:layer="layout" svg:width="0.717cm" svg:height="0.408cm" svg:x="1.018cm" svg:y="15.934cm">
          <draw:text-box>
            <text:p text:style-name="P46"><text:span text:style-name="T5">12:30</text:span></text:p>
          </draw:text-box>
        </draw:frame>
        <draw:frame draw:style-name="gr16" draw:text-style-name="P8" draw:layer="layout" svg:width="0.701cm" svg:height="0.408cm" svg:x="1.018cm" svg:y="16.333cm">
          <draw:text-box>
            <text:p text:style-name="P46"><text:span text:style-name="T5">13:00</text:span></text:p>
          </draw:text-box>
        </draw:frame>
        <draw:custom-shape draw:style-name="gr19" draw:text-style-name="P9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" draw:layer="layout" svg:width="2.415cm" svg:height="0.398cm" svg:x="14.284cm" svg:y="20.7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8" draw:text-style-name="P2" draw:layer="layout" svg:width="2.415cm" svg:height="0.398cm" svg:x="14.285cm" svg:y="20.7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15.964cm" svg:y1="17.261cm" svg:x2="23.46cm" svg:y2="17.261cm">
          <text:p/>
        </draw:line>
        <draw:line draw:style-name="gr6" draw:text-style-name="P7" draw:layer="layout" svg:x1="14cm" svg:y1="17.661cm" svg:x2="23.46cm" svg:y2="17.661cm">
          <text:p/>
        </draw:line>
        <draw:line draw:style-name="gr6" draw:text-style-name="P7" draw:layer="layout" svg:x1="14cm" svg:y1="18.059cm" svg:x2="23.46cm" svg:y2="18.059cm">
          <text:p/>
        </draw:line>
        <draw:line draw:style-name="gr6" draw:text-style-name="P7" draw:layer="layout" svg:x1="14cm" svg:y1="18.459cm" svg:x2="23.46cm" svg:y2="18.459cm">
          <text:p/>
        </draw:line>
        <draw:line draw:style-name="gr6" draw:text-style-name="P7" draw:layer="layout" svg:x1="14cm" svg:y1="18.859cm" svg:x2="23.46cm" svg:y2="18.859cm">
          <text:p/>
        </draw:line>
        <draw:line draw:style-name="gr6" draw:text-style-name="P7" draw:layer="layout" svg:x1="14cm" svg:y1="19.258cm" svg:x2="23.46cm" svg:y2="19.258cm">
          <text:p/>
        </draw:line>
        <draw:line draw:style-name="gr6" draw:text-style-name="P7" draw:layer="layout" svg:x1="14cm" svg:y1="19.657cm" svg:x2="23.46cm" svg:y2="19.657cm">
          <text:p/>
        </draw:line>
        <draw:line draw:style-name="gr6" draw:text-style-name="P7" draw:layer="layout" svg:x1="14cm" svg:y1="20.056cm" svg:x2="23.46cm" svg:y2="20.056cm">
          <text:p/>
        </draw:line>
        <draw:line draw:style-name="gr6" draw:text-style-name="P7" draw:layer="layout" svg:x1="14cm" svg:y1="20.455cm" svg:x2="23.46cm" svg:y2="20.455cm">
          <text:p/>
        </draw:line>
        <draw:frame draw:style-name="gr29" draw:text-style-name="P2" draw:layer="layout" svg:width="2.782cm" svg:height="0.398cm" svg:x="15.046cm" svg:y="1.3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1.963cm" svg:x2="27.256cm" svg:y2="1.963cm">
          <text:p/>
        </draw:line>
        <draw:frame draw:style-name="gr29" draw:text-style-name="P2" draw:layer="layout" svg:width="2.782cm" svg:height="0.398cm" svg:x="15.047cm" svg:y="1.3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1.409cm">
          <draw:text-box>
            <text:p text:style-name="P1"><text:span text:style-name="T2">J</text:span><text:span text:style-name="T2">u</text:span><text:span text:style-name="T2">e</text:span><text:span text:style-name="T2">v</text:span><text:span text:style-name="T2">es</text:span></text:p>
          </draw:text-box>
        </draw:frame>
        <draw:frame draw:style-name="gr31" draw:text-style-name="P5" draw:layer="layout" svg:width="0.557cm" svg:height="0.687cm" svg:x="14.615cm" svg:y="1.412cm">
          <draw:text-box>
            <text:p text:style-name="P1"><text:span text:style-name="T3">2</text:span><text:span text:style-name="T3">5</text:span></text:p>
          </draw:text-box>
        </draw:frame>
        <draw:frame draw:style-name="gr32" draw:text-style-name="P15" draw:layer="layout" svg:width="1.543cm" svg:height="1.729cm" svg:x="25.56cm" svg:y="0.699cm">
          <draw:text-box>
            <text:p text:style-name="P14"><text:span text:style-name="T4">2</text:span><text:span text:style-name="T4">0</text:span><text:span text:style-name="T4">2</text:span><text:span text:style-name="T4">1</text:span></text:p>
          </draw:text-box>
        </draw:frame>
        <draw:frame draw:style-name="gr29" draw:text-style-name="P2" draw:layer="layout" svg:width="2.782cm" svg:height="0.398cm" svg:x="15.046cm" svg:y="6.3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9" draw:text-style-name="P2" draw:layer="layout" svg:width="2.782cm" svg:height="0.398cm" svg:x="15.047cm" svg:y="6.375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1.06cm" svg:y1="2.362cm" svg:x2="27.24cm" svg:y2="2.362cm">
          <text:p/>
        </draw:line>
        <draw:line draw:style-name="gr6" draw:text-style-name="P7" draw:layer="layout" svg:x1="21.06cm" svg:y1="2.761cm" svg:x2="27.241cm" svg:y2="2.761cm">
          <text:p/>
        </draw:line>
        <draw:line draw:style-name="gr6" draw:text-style-name="P7" draw:layer="layout" svg:x1="21.06cm" svg:y1="3.161cm" svg:x2="27.241cm" svg:y2="3.161cm">
          <text:p/>
        </draw:line>
        <draw:line draw:style-name="gr6" draw:text-style-name="P7" draw:layer="layout" svg:x1="21.06cm" svg:y1="3.559cm" svg:x2="27.241cm" svg:y2="3.559cm">
          <text:p/>
        </draw:line>
        <draw:line draw:style-name="gr6" draw:text-style-name="P7" draw:layer="layout" svg:x1="21.06cm" svg:y1="3.959cm" svg:x2="27.241cm" svg:y2="3.959cm">
          <text:p/>
        </draw:line>
        <draw:line draw:style-name="gr6" draw:text-style-name="P7" draw:layer="layout" svg:x1="21.06cm" svg:y1="4.359cm" svg:x2="27.241cm" svg:y2="4.359cm">
          <text:p/>
        </draw:line>
        <draw:line draw:style-name="gr6" draw:text-style-name="P7" draw:layer="layout" svg:x1="21.06cm" svg:y1="4.758cm" svg:x2="27.241cm" svg:y2="4.758cm">
          <text:p/>
        </draw:line>
        <draw:line draw:style-name="gr6" draw:text-style-name="P7" draw:layer="layout" svg:x1="21.06cm" svg:y1="5.157cm" svg:x2="27.241cm" svg:y2="5.157cm">
          <text:p/>
        </draw:line>
        <draw:line draw:style-name="gr6" draw:text-style-name="P7" draw:layer="layout" svg:x1="21.06cm" svg:y1="5.556cm" svg:x2="27.241cm" svg:y2="5.556cm">
          <text:p/>
        </draw:line>
        <draw:line draw:style-name="gr6" draw:text-style-name="P7" draw:layer="layout" svg:x1="21.06cm" svg:y1="5.955cm" svg:x2="27.241cm" svg:y2="5.955cm">
          <text:p/>
        </draw:line>
        <draw:line draw:style-name="gr6" draw:text-style-name="P7" draw:layer="layout" svg:x1="21.06cm" svg:y1="6.355cm" svg:x2="27.241cm" svg:y2="6.355cm">
          <text:p/>
        </draw:line>
        <draw:line draw:style-name="gr6" draw:text-style-name="P7" draw:layer="layout" svg:x1="14.66cm" svg:y1="2.363cm" svg:x2="20.84cm" svg:y2="2.363cm">
          <text:p/>
        </draw:line>
        <draw:line draw:style-name="gr6" draw:text-style-name="P7" draw:layer="layout" svg:x1="14.66cm" svg:y1="2.762cm" svg:x2="20.841cm" svg:y2="2.762cm">
          <text:p/>
        </draw:line>
        <draw:line draw:style-name="gr6" draw:text-style-name="P7" draw:layer="layout" svg:x1="14.66cm" svg:y1="3.162cm" svg:x2="20.841cm" svg:y2="3.162cm">
          <text:p/>
        </draw:line>
        <draw:line draw:style-name="gr6" draw:text-style-name="P7" draw:layer="layout" svg:x1="14.66cm" svg:y1="3.56cm" svg:x2="20.841cm" svg:y2="3.56cm">
          <text:p/>
        </draw:line>
        <draw:line draw:style-name="gr6" draw:text-style-name="P7" draw:layer="layout" svg:x1="14.66cm" svg:y1="3.96cm" svg:x2="20.841cm" svg:y2="3.96cm">
          <text:p/>
        </draw:line>
        <draw:line draw:style-name="gr6" draw:text-style-name="P7" draw:layer="layout" svg:x1="14.66cm" svg:y1="4.36cm" svg:x2="20.841cm" svg:y2="4.36cm">
          <text:p/>
        </draw:line>
        <draw:line draw:style-name="gr6" draw:text-style-name="P7" draw:layer="layout" svg:x1="14.66cm" svg:y1="4.759cm" svg:x2="20.841cm" svg:y2="4.759cm">
          <text:p/>
        </draw:line>
        <draw:line draw:style-name="gr6" draw:text-style-name="P7" draw:layer="layout" svg:x1="14.66cm" svg:y1="5.158cm" svg:x2="20.841cm" svg:y2="5.158cm">
          <text:p/>
        </draw:line>
        <draw:line draw:style-name="gr6" draw:text-style-name="P7" draw:layer="layout" svg:x1="14.66cm" svg:y1="5.557cm" svg:x2="20.841cm" svg:y2="5.557cm">
          <text:p/>
        </draw:line>
        <draw:line draw:style-name="gr6" draw:text-style-name="P7" draw:layer="layout" svg:x1="14.66cm" svg:y1="5.956cm" svg:x2="20.841cm" svg:y2="5.956cm">
          <text:p/>
        </draw:line>
        <draw:line draw:style-name="gr6" draw:text-style-name="P7" draw:layer="layout" svg:x1="14.66cm" svg:y1="6.356cm" svg:x2="20.841cm" svg:y2="6.356cm">
          <text:p/>
        </draw:line>
        <draw:frame draw:style-name="gr29" draw:text-style-name="P2" draw:layer="layout" svg:width="2.782cm" svg:height="0.398cm" svg:x="15.046cm" svg:y="6.4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7.063cm" svg:x2="27.256cm" svg:y2="7.063cm">
          <text:p/>
        </draw:line>
        <draw:frame draw:style-name="gr29" draw:text-style-name="P2" draw:layer="layout" svg:width="2.782cm" svg:height="0.398cm" svg:x="15.047cm" svg:y="6.4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6.509cm">
          <draw:text-box>
            <text:p text:style-name="P1"><text:span text:style-name="T2">Vi</text:span><text:span text:style-name="T2">er</text:span><text:span text:style-name="T2">n</text:span><text:span text:style-name="T2">es</text:span></text:p>
          </draw:text-box>
        </draw:frame>
        <draw:frame draw:style-name="gr31" draw:text-style-name="P16" draw:layer="layout" svg:width="0.557cm" svg:height="0.687cm" svg:x="14.615cm" svg:y="6.512cm">
          <draw:text-box>
            <text:p text:style-name="P1"><text:span text:style-name="T3">2</text:span><text:span text:style-name="T3">6</text:span></text:p>
          </draw:text-box>
        </draw:frame>
        <draw:frame draw:style-name="gr29" draw:text-style-name="P2" draw:layer="layout" svg:width="2.782cm" svg:height="0.398cm" svg:x="15.046cm" svg:y="11.5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9" draw:text-style-name="P2" draw:layer="layout" svg:width="2.782cm" svg:height="0.398cm" svg:x="15.047cm" svg:y="11.575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1.06cm" svg:y1="7.462cm" svg:x2="27.24cm" svg:y2="7.462cm">
          <text:p/>
        </draw:line>
        <draw:line draw:style-name="gr6" draw:text-style-name="P7" draw:layer="layout" svg:x1="21.06cm" svg:y1="7.861cm" svg:x2="27.241cm" svg:y2="7.861cm">
          <text:p/>
        </draw:line>
        <draw:line draw:style-name="gr6" draw:text-style-name="P7" draw:layer="layout" svg:x1="21.06cm" svg:y1="8.261cm" svg:x2="27.241cm" svg:y2="8.261cm">
          <text:p/>
        </draw:line>
        <draw:line draw:style-name="gr6" draw:text-style-name="P7" draw:layer="layout" svg:x1="21.06cm" svg:y1="8.659cm" svg:x2="27.241cm" svg:y2="8.659cm">
          <text:p/>
        </draw:line>
        <draw:line draw:style-name="gr6" draw:text-style-name="P7" draw:layer="layout" svg:x1="21.06cm" svg:y1="9.059cm" svg:x2="27.241cm" svg:y2="9.059cm">
          <text:p/>
        </draw:line>
        <draw:line draw:style-name="gr6" draw:text-style-name="P7" draw:layer="layout" svg:x1="21.06cm" svg:y1="9.459cm" svg:x2="27.241cm" svg:y2="9.459cm">
          <text:p/>
        </draw:line>
        <draw:line draw:style-name="gr6" draw:text-style-name="P7" draw:layer="layout" svg:x1="21.06cm" svg:y1="9.858cm" svg:x2="27.241cm" svg:y2="9.858cm">
          <text:p/>
        </draw:line>
        <draw:line draw:style-name="gr6" draw:text-style-name="P7" draw:layer="layout" svg:x1="21.06cm" svg:y1="10.257cm" svg:x2="27.241cm" svg:y2="10.257cm">
          <text:p/>
        </draw:line>
        <draw:line draw:style-name="gr6" draw:text-style-name="P7" draw:layer="layout" svg:x1="21.06cm" svg:y1="10.656cm" svg:x2="27.241cm" svg:y2="10.656cm">
          <text:p/>
        </draw:line>
        <draw:line draw:style-name="gr6" draw:text-style-name="P7" draw:layer="layout" svg:x1="21.06cm" svg:y1="11.055cm" svg:x2="27.241cm" svg:y2="11.055cm">
          <text:p/>
        </draw:line>
        <draw:line draw:style-name="gr6" draw:text-style-name="P7" draw:layer="layout" svg:x1="21.06cm" svg:y1="11.455cm" svg:x2="27.241cm" svg:y2="11.455cm">
          <text:p/>
        </draw:line>
        <draw:line draw:style-name="gr6" draw:text-style-name="P17" draw:layer="layout" svg:x1="14.66cm" svg:y1="7.463cm" svg:x2="20.84cm" svg:y2="7.463cm">
          <text:p/>
        </draw:line>
        <draw:line draw:style-name="gr6" draw:text-style-name="P17" draw:layer="layout" svg:x1="14.66cm" svg:y1="7.862cm" svg:x2="20.841cm" svg:y2="7.862cm">
          <text:p/>
        </draw:line>
        <draw:line draw:style-name="gr6" draw:text-style-name="P17" draw:layer="layout" svg:x1="14.66cm" svg:y1="8.262cm" svg:x2="20.841cm" svg:y2="8.262cm">
          <text:p/>
        </draw:line>
        <draw:line draw:style-name="gr6" draw:text-style-name="P17" draw:layer="layout" svg:x1="14.66cm" svg:y1="8.66cm" svg:x2="20.841cm" svg:y2="8.66cm">
          <text:p/>
        </draw:line>
        <draw:line draw:style-name="gr6" draw:text-style-name="P17" draw:layer="layout" svg:x1="14.66cm" svg:y1="9.06cm" svg:x2="20.841cm" svg:y2="9.06cm">
          <text:p/>
        </draw:line>
        <draw:line draw:style-name="gr6" draw:text-style-name="P17" draw:layer="layout" svg:x1="14.66cm" svg:y1="9.46cm" svg:x2="20.841cm" svg:y2="9.46cm">
          <text:p/>
        </draw:line>
        <draw:line draw:style-name="gr6" draw:text-style-name="P17" draw:layer="layout" svg:x1="14.66cm" svg:y1="9.859cm" svg:x2="20.841cm" svg:y2="9.859cm">
          <text:p/>
        </draw:line>
        <draw:line draw:style-name="gr6" draw:text-style-name="P17" draw:layer="layout" svg:x1="14.66cm" svg:y1="10.258cm" svg:x2="20.841cm" svg:y2="10.258cm">
          <text:p/>
        </draw:line>
        <draw:line draw:style-name="gr6" draw:text-style-name="P17" draw:layer="layout" svg:x1="14.66cm" svg:y1="10.657cm" svg:x2="20.841cm" svg:y2="10.657cm">
          <text:p/>
        </draw:line>
        <draw:line draw:style-name="gr6" draw:text-style-name="P17" draw:layer="layout" svg:x1="14.66cm" svg:y1="11.056cm" svg:x2="20.841cm" svg:y2="11.056cm">
          <text:p/>
        </draw:line>
        <draw:line draw:style-name="gr6" draw:text-style-name="P17" draw:layer="layout" svg:x1="14.66cm" svg:y1="11.456cm" svg:x2="20.841cm" svg:y2="11.456cm">
          <text:p/>
        </draw:line>
        <draw:frame draw:style-name="gr29" draw:text-style-name="P2" draw:layer="layout" svg:width="2.782cm" svg:height="0.398cm" svg:x="15.046cm" svg:y="11.5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12.163cm" svg:x2="27.256cm" svg:y2="12.163cm">
          <text:p/>
        </draw:line>
        <draw:frame draw:style-name="gr29" draw:text-style-name="P2" draw:layer="layout" svg:width="2.782cm" svg:height="0.398cm" svg:x="15.047cm" svg:y="11.5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11.609cm">
          <draw:text-box>
            <text:p text:style-name="P1"><text:span text:style-name="T2">S</text:span><text:span text:style-name="T2">á</text:span><text:span text:style-name="T2">b</text:span><text:span text:style-name="T2">a</text:span><text:span text:style-name="T2">d</text:span><text:span text:style-name="T2">o</text:span></text:p>
          </draw:text-box>
        </draw:frame>
        <draw:frame draw:style-name="gr33" draw:text-style-name="P5" draw:layer="layout" svg:width="0.518cm" svg:height="0.687cm" svg:x="14.615cm" svg:y="11.612cm">
          <draw:text-box>
            <text:p text:style-name="P1"><text:span text:style-name="T3">2</text:span><text:span text:style-name="T3">7</text:span></text:p>
          </draw:text-box>
        </draw:frame>
        <draw:line draw:style-name="gr6" draw:text-style-name="P7" draw:layer="layout" svg:x1="21.06cm" svg:y1="12.562cm" svg:x2="27.24cm" svg:y2="12.562cm">
          <text:p/>
        </draw:line>
        <draw:line draw:style-name="gr6" draw:text-style-name="P7" draw:layer="layout" svg:x1="21.06cm" svg:y1="12.961cm" svg:x2="27.241cm" svg:y2="12.961cm">
          <text:p/>
        </draw:line>
        <draw:line draw:style-name="gr6" draw:text-style-name="P7" draw:layer="layout" svg:x1="21.06cm" svg:y1="13.361cm" svg:x2="27.241cm" svg:y2="13.361cm">
          <text:p/>
        </draw:line>
        <draw:line draw:style-name="gr6" draw:text-style-name="P7" draw:layer="layout" svg:x1="21.06cm" svg:y1="13.759cm" svg:x2="27.241cm" svg:y2="13.759cm">
          <text:p/>
        </draw:line>
        <draw:line draw:style-name="gr6" draw:text-style-name="P7" draw:layer="layout" svg:x1="21.06cm" svg:y1="14.159cm" svg:x2="27.241cm" svg:y2="14.159cm">
          <text:p/>
        </draw:line>
        <draw:line draw:style-name="gr6" draw:text-style-name="P7" draw:layer="layout" svg:x1="21.06cm" svg:y1="14.559cm" svg:x2="27.241cm" svg:y2="14.559cm">
          <text:p/>
        </draw:line>
        <draw:line draw:style-name="gr6" draw:text-style-name="P7" draw:layer="layout" svg:x1="21.06cm" svg:y1="14.958cm" svg:x2="27.241cm" svg:y2="14.958cm">
          <text:p/>
        </draw:line>
        <draw:line draw:style-name="gr6" draw:text-style-name="P7" draw:layer="layout" svg:x1="21.06cm" svg:y1="15.357cm" svg:x2="27.241cm" svg:y2="15.357cm">
          <text:p/>
        </draw:line>
        <draw:line draw:style-name="gr6" draw:text-style-name="P7" draw:layer="layout" svg:x1="21.06cm" svg:y1="15.756cm" svg:x2="27.241cm" svg:y2="15.756cm">
          <text:p/>
        </draw:line>
        <draw:line draw:style-name="gr6" draw:text-style-name="P7" draw:layer="layout" svg:x1="21.06cm" svg:y1="16.155cm" svg:x2="27.241cm" svg:y2="16.155cm">
          <text:p/>
        </draw:line>
        <draw:line draw:style-name="gr6" draw:text-style-name="P18" draw:layer="layout" svg:x1="14.66cm" svg:y1="12.563cm" svg:x2="20.84cm" svg:y2="12.563cm">
          <text:p/>
        </draw:line>
        <draw:line draw:style-name="gr6" draw:text-style-name="P18" draw:layer="layout" svg:x1="14.66cm" svg:y1="12.962cm" svg:x2="20.841cm" svg:y2="12.962cm">
          <text:p/>
        </draw:line>
        <draw:line draw:style-name="gr6" draw:text-style-name="P18" draw:layer="layout" svg:x1="14.66cm" svg:y1="13.362cm" svg:x2="20.841cm" svg:y2="13.362cm">
          <text:p/>
        </draw:line>
        <draw:line draw:style-name="gr6" draw:text-style-name="P18" draw:layer="layout" svg:x1="14.66cm" svg:y1="13.76cm" svg:x2="20.841cm" svg:y2="13.76cm">
          <text:p/>
        </draw:line>
        <draw:line draw:style-name="gr6" draw:text-style-name="P18" draw:layer="layout" svg:x1="14.66cm" svg:y1="14.16cm" svg:x2="20.841cm" svg:y2="14.16cm">
          <text:p/>
        </draw:line>
        <draw:line draw:style-name="gr6" draw:text-style-name="P18" draw:layer="layout" svg:x1="14.66cm" svg:y1="14.56cm" svg:x2="20.841cm" svg:y2="14.56cm">
          <text:p/>
        </draw:line>
        <draw:line draw:style-name="gr6" draw:text-style-name="P18" draw:layer="layout" svg:x1="14.66cm" svg:y1="14.959cm" svg:x2="20.841cm" svg:y2="14.959cm">
          <text:p/>
        </draw:line>
        <draw:line draw:style-name="gr6" draw:text-style-name="P18" draw:layer="layout" svg:x1="14.66cm" svg:y1="15.358cm" svg:x2="20.841cm" svg:y2="15.358cm">
          <text:p/>
        </draw:line>
        <draw:line draw:style-name="gr6" draw:text-style-name="P18" draw:layer="layout" svg:x1="14.66cm" svg:y1="15.757cm" svg:x2="20.841cm" svg:y2="15.757cm">
          <text:p/>
        </draw:line>
        <draw:line draw:style-name="gr6" draw:text-style-name="P18" draw:layer="layout" svg:x1="14.66cm" svg:y1="16.156cm" svg:x2="20.841cm" svg:y2="16.156cm">
          <text:p/>
        </draw:line>
        <draw:frame draw:style-name="gr34" draw:text-style-name="P4" draw:layer="layout" svg:width="1.836cm" svg:height="0.533cm" svg:x="22.043cm" svg:y="11.61cm">
          <draw:text-box>
            <text:p text:style-name="P1"><text:span text:style-name="T2">D</text:span><text:span text:style-name="T2">o</text:span><text:span text:style-name="T2">m</text:span><text:span text:style-name="T2">in</text:span><text:span text:style-name="T2">g</text:span><text:span text:style-name="T2">o</text:span></text:p>
          </draw:text-box>
        </draw:frame>
        <draw:frame draw:style-name="gr4" draw:text-style-name="P5" draw:layer="layout" svg:width="0.552cm" svg:height="0.687cm" svg:x="21.092cm" svg:y="11.613cm">
          <draw:text-box>
            <text:p text:style-name="P1"><text:span text:style-name="T3">2</text:span><text:span text:style-name="T3">8</text:span></text:p>
          </draw:text-box>
        </draw:frame>
        <draw:frame draw:style-name="gr20" draw:text-style-name="P10" draw:layer="layout" svg:width="1.211cm" svg:height="0.517cm" svg:x="14.667cm" svg:y="17.006cm">
          <draw:text-box>
            <text:p text:style-name="P1"><text:span text:style-name="T6">N</text:span><text:span text:style-name="T6">ot</text:span><text:span text:style-name="T6">as</text:span></text:p>
          </draw:text-box>
        </draw:frame>
        <draw:line draw:style-name="gr6" draw:text-style-name="P18" draw:layer="layout" svg:x1="14.661cm" svg:y1="16.552cm" svg:x2="20.842cm" svg:y2="16.552cm">
          <text:p/>
        </draw:line>
        <draw:line draw:style-name="gr6" draw:text-style-name="P7" draw:layer="layout" svg:x1="21.061cm" svg:y1="16.552cm" svg:x2="27.242cm" svg:y2="16.552cm">
          <text:p/>
        </draw:line>
        <draw:frame draw:style-name="gr7" draw:text-style-name="P8" draw:layer="layout" svg:width="0.855cm" svg:height="0.408cm" svg:x="14.71cm" svg:y="2.13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cm" svg:y="2.533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4.71cm" svg:y="2.932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4.71cm" svg:y="3.332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4.71cm" svg:y="3.73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4.71cm" svg:y="4.13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4.71cm" svg:y="4.529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4.71cm" svg:y="4.928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4.71cm" svg:y="5.327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4.71cm" svg:y="5.727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4.71cm" svg:y="6.126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4.711cm" svg:y="7.232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1cm" svg:y="7.632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4.711cm" svg:y="8.031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4.711cm" svg:y="8.431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4.711cm" svg:y="8.829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4.711cm" svg:y="9.229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4.711cm" svg:y="9.628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4.711cm" svg:y="10.027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4.711cm" svg:y="10.426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4.711cm" svg:y="10.826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4.711cm" svg:y="11.225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4.711cm" svg:y="12.342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1cm" svg:y="12.742cm">
          <draw:text-box>
            <text:p text:style-name="P1"><text:span text:style-name="T5">9:00 <text:s/></text:span><text:span text:style-name="T5"><text:s/></text:span></text:p>
          </draw:text-box>
        </draw:frame>
        <draw:frame draw:style-name="gr9" draw:text-style-name="P8" draw:layer="layout" svg:width="0.624cm" svg:height="0.408cm" svg:x="14.711cm" svg:y="13.141cm">
          <draw:text-box>
            <text:p text:style-name="P1"><text:span text:style-name="T5">10:00</text:span></text:p>
          </draw:text-box>
        </draw:frame>
        <draw:frame draw:style-name="gr10" draw:text-style-name="P8" draw:layer="layout" svg:width="0.733cm" svg:height="0.408cm" svg:x="14.711cm" svg:y="13.541cm">
          <draw:text-box>
            <text:p text:style-name="P1"><text:span text:style-name="T5">11:00</text:span></text:p>
          </draw:text-box>
        </draw:frame>
        <draw:frame draw:style-name="gr11" draw:text-style-name="P8" draw:layer="layout" svg:width="0.717cm" svg:height="0.408cm" svg:x="14.711cm" svg:y="13.939cm">
          <draw:text-box>
            <text:p text:style-name="P1"><text:span text:style-name="T5">12:00</text:span></text:p>
          </draw:text-box>
        </draw:frame>
        <draw:frame draw:style-name="gr12" draw:text-style-name="P8" draw:layer="layout" svg:width="0.648cm" svg:height="0.409cm" svg:x="14.711cm" svg:y="14.339cm">
          <draw:text-box>
            <text:p text:style-name="P1"><text:span text:style-name="T5">13:00</text:span></text:p>
          </draw:text-box>
        </draw:frame>
        <draw:frame draw:style-name="gr13" draw:text-style-name="P8" draw:layer="layout" svg:width="0.632cm" svg:height="0.408cm" svg:x="14.711cm" svg:y="14.738cm">
          <draw:text-box>
            <text:p text:style-name="P1"><text:span text:style-name="T5">14:00</text:span></text:p>
          </draw:text-box>
        </draw:frame>
        <draw:frame draw:style-name="gr14" draw:text-style-name="P8" draw:layer="layout" svg:width="0.726cm" svg:height="0.408cm" svg:x="14.711cm" svg:y="15.137cm">
          <draw:text-box>
            <text:p text:style-name="P1"><text:span text:style-name="T5">15:00</text:span></text:p>
          </draw:text-box>
        </draw:frame>
        <draw:frame draw:style-name="gr15" draw:text-style-name="P8" draw:layer="layout" svg:width="0.709cm" svg:height="0.409cm" svg:x="14.711cm" svg:y="15.536cm">
          <draw:text-box>
            <text:p text:style-name="P1"><text:span text:style-name="T5">16:00</text:span></text:p>
          </draw:text-box>
        </draw:frame>
        <draw:frame draw:style-name="gr11" draw:text-style-name="P8" draw:layer="layout" svg:width="0.717cm" svg:height="0.408cm" svg:x="14.711cm" svg:y="15.936cm">
          <draw:text-box>
            <text:p text:style-name="P1"><text:span text:style-name="T5">17:00</text:span></text:p>
          </draw:text-box>
        </draw:frame>
        <draw:frame draw:style-name="gr16" draw:text-style-name="P8" draw:layer="layout" svg:width="0.701cm" svg:height="0.408cm" svg:x="14.711cm" svg:y="16.335cm">
          <draw:text-box>
            <text:p text:style-name="P1"><text:span text:style-name="T5">18:00</text:span></text:p>
          </draw:text-box>
        </draw:frame>
        <draw:frame draw:style-name="gr7" draw:text-style-name="P8" draw:layer="layout" svg:width="0.855cm" svg:height="0.408cm" svg:x="21.11cm" svg:y="7.232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21.11cm" svg:y="7.632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21.11cm" svg:y="8.031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21.11cm" svg:y="8.431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21.11cm" svg:y="8.829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21.11cm" svg:y="9.229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21.11cm" svg:y="9.628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21.11cm" svg:y="10.027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21.11cm" svg:y="10.426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21.11cm" svg:y="10.826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21.11cm" svg:y="11.225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21.11cm" svg:y="2.132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21.11cm" svg:y="2.532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21.11cm" svg:y="2.931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21.11cm" svg:y="3.331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21.11cm" svg:y="3.729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21.11cm" svg:y="4.129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21.11cm" svg:y="4.528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21.11cm" svg:y="4.927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21.11cm" svg:y="5.326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21.11cm" svg:y="5.726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21.11cm" svg:y="6.125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21.11cm" svg:y="12.34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21.11cm" svg:y="12.743cm">
          <draw:text-box>
            <text:p text:style-name="P1"><text:span text:style-name="T5">9:00 <text:s/></text:span><text:span text:style-name="T5"><text:s/></text:span></text:p>
          </draw:text-box>
        </draw:frame>
        <draw:frame draw:style-name="gr9" draw:text-style-name="P8" draw:layer="layout" svg:width="0.624cm" svg:height="0.408cm" svg:x="21.11cm" svg:y="13.142cm">
          <draw:text-box>
            <text:p text:style-name="P1"><text:span text:style-name="T5">10:00</text:span></text:p>
          </draw:text-box>
        </draw:frame>
        <draw:frame draw:style-name="gr10" draw:text-style-name="P8" draw:layer="layout" svg:width="0.733cm" svg:height="0.408cm" svg:x="21.11cm" svg:y="13.542cm">
          <draw:text-box>
            <text:p text:style-name="P1"><text:span text:style-name="T5">11:00</text:span></text:p>
          </draw:text-box>
        </draw:frame>
        <draw:frame draw:style-name="gr11" draw:text-style-name="P8" draw:layer="layout" svg:width="0.717cm" svg:height="0.408cm" svg:x="21.11cm" svg:y="13.94cm">
          <draw:text-box>
            <text:p text:style-name="P1"><text:span text:style-name="T5">12:00</text:span></text:p>
          </draw:text-box>
        </draw:frame>
        <draw:frame draw:style-name="gr12" draw:text-style-name="P8" draw:layer="layout" svg:width="0.648cm" svg:height="0.409cm" svg:x="21.11cm" svg:y="14.34cm">
          <draw:text-box>
            <text:p text:style-name="P1"><text:span text:style-name="T5">13:00</text:span></text:p>
          </draw:text-box>
        </draw:frame>
        <draw:frame draw:style-name="gr13" draw:text-style-name="P8" draw:layer="layout" svg:width="0.632cm" svg:height="0.408cm" svg:x="21.11cm" svg:y="14.739cm">
          <draw:text-box>
            <text:p text:style-name="P1"><text:span text:style-name="T5">14:00</text:span></text:p>
          </draw:text-box>
        </draw:frame>
        <draw:frame draw:style-name="gr14" draw:text-style-name="P8" draw:layer="layout" svg:width="0.726cm" svg:height="0.408cm" svg:x="21.11cm" svg:y="15.138cm">
          <draw:text-box>
            <text:p text:style-name="P1"><text:span text:style-name="T5">15:00</text:span></text:p>
          </draw:text-box>
        </draw:frame>
        <draw:frame draw:style-name="gr15" draw:text-style-name="P8" draw:layer="layout" svg:width="0.709cm" svg:height="0.409cm" svg:x="21.11cm" svg:y="15.537cm">
          <draw:text-box>
            <text:p text:style-name="P1"><text:span text:style-name="T5">16:00</text:span></text:p>
          </draw:text-box>
        </draw:frame>
        <draw:frame draw:style-name="gr11" draw:text-style-name="P8" draw:layer="layout" svg:width="0.717cm" svg:height="0.408cm" svg:x="21.11cm" svg:y="15.937cm">
          <draw:text-box>
            <text:p text:style-name="P1"><text:span text:style-name="T5">17:00</text:span></text:p>
          </draw:text-box>
        </draw:frame>
        <draw:frame draw:style-name="gr16" draw:text-style-name="P8" draw:layer="layout" svg:width="0.701cm" svg:height="0.408cm" svg:x="21.11cm" svg:y="16.336cm">
          <draw:text-box>
            <text:p text:style-name="P1"><text:span text:style-name="T5">18:00</text:span></text:p>
          </draw:text-box>
        </draw:frame>
        <draw:frame draw:style-name="gr23" draw:text-style-name="P13" draw:layer="layout" svg:width="0.198cm" svg:height="0.371cm" svg:x="23.787cm" svg:y="17.729cm">
          <draw:text-box>
            <text:p text:style-name="P1"><text:span text:style-name="T8">L</text:span></text:p>
          </draw:text-box>
        </draw:frame>
        <draw:frame draw:style-name="gr23" draw:text-style-name="P13" draw:layer="layout" svg:width="0.198cm" svg:height="0.371cm" svg:x="24.27cm" svg:y="17.729cm">
          <draw:text-box>
            <text:p text:style-name="P1"><text:span text:style-name="T8">M</text:span></text:p>
          </draw:text-box>
        </draw:frame>
        <draw:frame draw:style-name="gr23" draw:text-style-name="P13" draw:layer="layout" svg:width="0.198cm" svg:height="0.371cm" svg:x="24.782cm" svg:y="17.729cm">
          <draw:text-box>
            <text:p text:style-name="P1"><text:span text:style-name="T8">M</text:span></text:p>
          </draw:text-box>
        </draw:frame>
        <draw:frame draw:style-name="gr23" draw:text-style-name="P13" draw:layer="layout" svg:width="0.198cm" svg:height="0.371cm" svg:x="25.33cm" svg:y="17.729cm">
          <draw:text-box>
            <text:p text:style-name="P1"><text:span text:style-name="T8">J</text:span></text:p>
          </draw:text-box>
        </draw:frame>
        <draw:frame draw:style-name="gr23" draw:text-style-name="P13" draw:layer="layout" svg:width="0.198cm" svg:height="0.371cm" svg:x="25.825cm" svg:y="17.729cm">
          <draw:text-box>
            <text:p text:style-name="P1"><text:span text:style-name="T8">V</text:span></text:p>
          </draw:text-box>
        </draw:frame>
        <draw:frame draw:style-name="gr23" draw:text-style-name="P13" draw:layer="layout" svg:width="0.198cm" svg:height="0.371cm" svg:x="26.346cm" svg:y="17.729cm">
          <draw:text-box>
            <text:p text:style-name="P1"><text:span text:style-name="T8">S</text:span></text:p>
          </draw:text-box>
        </draw:frame>
        <draw:frame draw:style-name="gr23" draw:text-style-name="P13" draw:layer="layout" svg:width="0.198cm" svg:height="0.371cm" svg:x="26.847cm" svg:y="17.729cm">
          <draw:text-box>
            <text:p text:style-name="P1"><text:span text:style-name="T8">D</text:span></text:p>
          </draw:text-box>
        </draw:frame>
        <draw:custom-shape draw:style-name="gr24" draw:text-style-name="P9" draw:layer="layout" svg:width="3.293cm" svg:height="0.663cm" svg:x="23.747cm" svg:y="16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0" draw:layer="layout" svg:width="1.475cm" svg:height="0.671cm" svg:x="24.86cm" svg:y="17.005cm">
          <draw:text-box>
            <text:p text:style-name="P1"><text:span text:style-name="T6">M</text:span><text:span text:style-name="T6">ar</text:span><text:span text:style-name="T6">z</text:span><text:span text:style-name="T6">o</text:span></text:p>
          </draw:text-box>
        </draw:frame>
        <draw:line draw:style-name="gr6" draw:text-style-name="P7" draw:layer="layout" svg:x1="23.747cm" svg:y1="18.08cm" svg:x2="27.029cm" svg:y2="18.08cm">
          <text:p/>
        </draw:line>
        <draw:custom-shape draw:style-name="gr22" draw:text-style-name="P12" draw:layer="layout" svg:width="3.461cm" svg:height="0.348cm" svg:x="23.667cm" svg:y="19.8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3" draw:layer="layout" svg:width="0.198cm" svg:height="0.298cm" svg:x="25.849cm" svg:y="18.376cm">
          <draw:text-box>
            <text:p text:style-name="P1"><text:span text:style-name="T8">5</text:span></text:p>
          </draw:text-box>
        </draw:frame>
        <draw:frame draw:style-name="gr26" draw:text-style-name="P13" draw:layer="layout" svg:width="0.198cm" svg:height="0.298cm" svg:x="26.362cm" svg:y="18.376cm">
          <draw:text-box>
            <text:p text:style-name="P1"><text:span text:style-name="T8">6</text:span></text:p>
          </draw:text-box>
        </draw:frame>
        <draw:frame draw:style-name="gr26" draw:text-style-name="P13" draw:layer="layout" svg:width="0.198cm" svg:height="0.298cm" svg:x="26.883cm" svg:y="18.376cm">
          <draw:text-box>
            <text:p text:style-name="P1"><text:span text:style-name="T8">7</text:span></text:p>
          </draw:text-box>
        </draw:frame>
        <draw:frame draw:style-name="gr26" draw:text-style-name="P13" draw:layer="layout" svg:width="0.198cm" svg:height="0.298cm" svg:x="23.796cm" svg:y="18.892cm">
          <draw:text-box>
            <text:p text:style-name="P1"><text:span text:style-name="T8">8</text:span></text:p>
          </draw:text-box>
        </draw:frame>
        <draw:frame draw:style-name="gr26" draw:text-style-name="P13" draw:layer="layout" svg:width="0.198cm" svg:height="0.298cm" svg:x="24.309cm" svg:y="18.892cm">
          <draw:text-box>
            <text:p text:style-name="P1"><text:span text:style-name="T8">9</text:span></text:p>
          </draw:text-box>
        </draw:frame>
        <draw:frame draw:style-name="gr27" draw:text-style-name="P13" draw:layer="layout" svg:width="0.257cm" svg:height="0.298cm" svg:x="24.786cm" svg:y="18.892cm">
          <draw:text-box>
            <text:p text:style-name="P1"><text:span text:style-name="T8">10</text:span></text:p>
          </draw:text-box>
        </draw:frame>
        <draw:frame draw:style-name="gr27" draw:text-style-name="P13" draw:layer="layout" svg:width="0.257cm" svg:height="0.298cm" svg:x="25.327cm" svg:y="18.892cm">
          <draw:text-box>
            <text:p text:style-name="P1"><text:span text:style-name="T8">11</text:span></text:p>
          </draw:text-box>
        </draw:frame>
        <draw:frame draw:style-name="gr27" draw:text-style-name="P13" draw:layer="layout" svg:width="0.257cm" svg:height="0.298cm" svg:x="25.816cm" svg:y="18.892cm">
          <draw:text-box>
            <text:p text:style-name="P1"><text:span text:style-name="T8">12</text:span></text:p>
          </draw:text-box>
        </draw:frame>
        <draw:frame draw:style-name="gr27" draw:text-style-name="P13" draw:layer="layout" svg:width="0.257cm" svg:height="0.298cm" svg:x="26.332cm" svg:y="18.892cm">
          <draw:text-box>
            <text:p text:style-name="P1"><text:span text:style-name="T8">13</text:span></text:p>
          </draw:text-box>
        </draw:frame>
        <draw:frame draw:style-name="gr27" draw:text-style-name="P13" draw:layer="layout" svg:width="0.257cm" svg:height="0.298cm" svg:x="26.845cm" svg:y="18.892cm">
          <draw:text-box>
            <text:p text:style-name="P1"><text:span text:style-name="T8">14</text:span></text:p>
          </draw:text-box>
        </draw:frame>
        <draw:frame draw:style-name="gr27" draw:text-style-name="P13" draw:layer="layout" svg:width="0.257cm" svg:height="0.298cm" svg:x="23.761cm" svg:y="19.409cm">
          <draw:text-box>
            <text:p text:style-name="P1"><text:span text:style-name="T8">15</text:span></text:p>
          </draw:text-box>
        </draw:frame>
        <draw:frame draw:style-name="gr27" draw:text-style-name="P13" draw:layer="layout" svg:width="0.257cm" svg:height="0.298cm" svg:x="24.275cm" svg:y="19.409cm">
          <draw:text-box>
            <text:p text:style-name="P1"><text:span text:style-name="T8">16</text:span></text:p>
          </draw:text-box>
        </draw:frame>
        <draw:frame draw:style-name="gr27" draw:text-style-name="P13" draw:layer="layout" svg:width="0.257cm" svg:height="0.298cm" svg:x="24.796cm" svg:y="19.409cm">
          <draw:text-box>
            <text:p text:style-name="P1"><text:span text:style-name="T8">17</text:span></text:p>
          </draw:text-box>
        </draw:frame>
        <draw:frame draw:style-name="gr27" draw:text-style-name="P13" draw:layer="layout" svg:width="0.257cm" svg:height="0.298cm" svg:x="25.302cm" svg:y="19.409cm">
          <draw:text-box>
            <text:p text:style-name="P1"><text:span text:style-name="T8">18</text:span></text:p>
          </draw:text-box>
        </draw:frame>
        <draw:frame draw:style-name="gr27" draw:text-style-name="P13" draw:layer="layout" svg:width="0.257cm" svg:height="0.298cm" svg:x="25.815cm" svg:y="19.409cm">
          <draw:text-box>
            <text:p text:style-name="P1"><text:span text:style-name="T8">19</text:span></text:p>
          </draw:text-box>
        </draw:frame>
        <draw:frame draw:style-name="gr27" draw:text-style-name="P13" draw:layer="layout" svg:width="0.257cm" svg:height="0.298cm" svg:x="26.302cm" svg:y="19.409cm">
          <draw:text-box>
            <text:p text:style-name="P1"><text:span text:style-name="T8">20</text:span></text:p>
          </draw:text-box>
        </draw:frame>
        <draw:frame draw:style-name="gr27" draw:text-style-name="P13" draw:layer="layout" svg:width="0.257cm" svg:height="0.298cm" svg:x="26.842cm" svg:y="19.409cm">
          <draw:text-box>
            <text:p text:style-name="P1"><text:span text:style-name="T8">21</text:span></text:p>
          </draw:text-box>
        </draw:frame>
        <draw:frame draw:style-name="gr27" draw:text-style-name="P13" draw:layer="layout" svg:width="0.257cm" svg:height="0.298cm" svg:x="23.737cm" svg:y="19.928cm">
          <draw:text-box>
            <text:p text:style-name="P1"><text:span text:style-name="T8">22</text:span></text:p>
          </draw:text-box>
        </draw:frame>
        <draw:frame draw:style-name="gr27" draw:text-style-name="P13" draw:layer="layout" svg:width="0.257cm" svg:height="0.298cm" svg:x="24.253cm" svg:y="19.928cm">
          <draw:text-box>
            <text:p text:style-name="P1"><text:span text:style-name="T8">23</text:span></text:p>
          </draw:text-box>
        </draw:frame>
        <draw:frame draw:style-name="gr27" draw:text-style-name="P13" draw:layer="layout" svg:width="0.257cm" svg:height="0.298cm" svg:x="24.767cm" svg:y="19.928cm">
          <draw:text-box>
            <text:p text:style-name="P1"><text:span text:style-name="T8">24</text:span></text:p>
          </draw:text-box>
        </draw:frame>
        <draw:frame draw:style-name="gr27" draw:text-style-name="P13" draw:layer="layout" svg:width="0.257cm" svg:height="0.298cm" svg:x="25.277cm" svg:y="19.928cm">
          <draw:text-box>
            <text:p text:style-name="P1"><text:span text:style-name="T8">25</text:span></text:p>
          </draw:text-box>
        </draw:frame>
        <draw:frame draw:style-name="gr27" draw:text-style-name="P13" draw:layer="layout" svg:width="0.257cm" svg:height="0.298cm" svg:x="25.79cm" svg:y="19.928cm">
          <draw:text-box>
            <text:p text:style-name="P1"><text:span text:style-name="T8">26</text:span></text:p>
          </draw:text-box>
        </draw:frame>
        <draw:frame draw:style-name="gr27" draw:text-style-name="P13" draw:layer="layout" svg:width="0.257cm" svg:height="0.298cm" svg:x="26.311cm" svg:y="19.928cm">
          <draw:text-box>
            <text:p text:style-name="P1"><text:span text:style-name="T8">27</text:span></text:p>
          </draw:text-box>
        </draw:frame>
        <draw:frame draw:style-name="gr27" draw:text-style-name="P13" draw:layer="layout" svg:width="0.257cm" svg:height="0.298cm" svg:x="26.819cm" svg:y="19.928cm">
          <draw:text-box>
            <text:p text:style-name="P1"><text:span text:style-name="T8">28</text:span></text:p>
          </draw:text-box>
        </draw:frame>
        <draw:frame draw:style-name="gr26" draw:text-style-name="P13" draw:layer="layout" svg:width="0.198cm" svg:height="0.298cm" svg:x="23.796cm" svg:y="18.381cm">
          <draw:text-box>
            <text:p text:style-name="P1"><text:span text:style-name="T8">1</text:span></text:p>
          </draw:text-box>
        </draw:frame>
        <draw:frame draw:style-name="gr26" draw:text-style-name="P13" draw:layer="layout" svg:width="0.198cm" svg:height="0.298cm" svg:x="24.309cm" svg:y="18.381cm">
          <draw:text-box>
            <text:p text:style-name="P1"><text:span text:style-name="T8">2</text:span></text:p>
          </draw:text-box>
        </draw:frame>
        <draw:frame draw:style-name="gr27" draw:text-style-name="P13" draw:layer="layout" svg:width="0.257cm" svg:height="0.298cm" svg:x="24.786cm" svg:y="18.381cm">
          <draw:text-box>
            <text:p text:style-name="P1"><text:span text:style-name="T8">3</text:span></text:p>
          </draw:text-box>
        </draw:frame>
        <draw:frame draw:style-name="gr27" draw:text-style-name="P13" draw:layer="layout" svg:width="0.257cm" svg:height="0.298cm" svg:x="25.327cm" svg:y="18.381cm">
          <draw:text-box>
            <text:p text:style-name="P1"><text:span text:style-name="T8">4</text:span></text:p>
          </draw:text-box>
        </draw:frame>
        <draw:frame draw:style-name="gr27" draw:text-style-name="P13" draw:layer="layout" svg:width="0.257cm" svg:height="0.298cm" svg:x="23.739cm" svg:y="20.451cm">
          <draw:text-box>
            <text:p text:style-name="P1"><text:span text:style-name="T8">29</text:span></text:p>
          </draw:text-box>
        </draw:frame>
        <draw:frame draw:style-name="gr27" draw:text-style-name="P13" draw:layer="layout" svg:width="0.257cm" svg:height="0.298cm" svg:x="24.255cm" svg:y="20.451cm">
          <draw:text-box>
            <text:p text:style-name="P1"><text:span text:style-name="T8">30</text:span></text:p>
          </draw:text-box>
        </draw:frame>
        <draw:frame draw:style-name="gr27" draw:text-style-name="P13" draw:layer="layout" svg:width="0.257cm" svg:height="0.298cm" svg:x="24.769cm" svg:y="20.451cm">
          <draw:text-box>
            <text:p text:style-name="P1"><text:span text:style-name="T8">31</text:span></text:p>
          </draw:text-box>
        </draw:frame>
      </draw:page>
      <draw:page draw:name="page19" draw:style-name="dp1" draw:master-page-name="master-page34">
        <draw:custom-shape draw:style-name="gr19" draw:text-style-name="P9" draw:layer="layout" svg:width="1.482cm" svg:height="0.604cm" svg:x="14.489cm" svg:y="16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2" draw:layer="layout" svg:width="3.461cm" svg:height="0.348cm" svg:x="23.667cm" svg:y="19.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3" draw:layer="layout" svg:width="0.198cm" svg:height="0.371cm" svg:x="23.787cm" svg:y="17.728cm">
          <draw:text-box>
            <text:p text:style-name="P47"><text:span text:style-name="T8">L</text:span></text:p>
          </draw:text-box>
        </draw:frame>
        <draw:frame draw:style-name="gr23" draw:text-style-name="P13" draw:layer="layout" svg:width="0.198cm" svg:height="0.371cm" svg:x="24.27cm" svg:y="17.728cm">
          <draw:text-box>
            <text:p text:style-name="P47"><text:span text:style-name="T8">M</text:span></text:p>
          </draw:text-box>
        </draw:frame>
        <draw:frame draw:style-name="gr23" draw:text-style-name="P13" draw:layer="layout" svg:width="0.198cm" svg:height="0.371cm" svg:x="24.782cm" svg:y="17.728cm">
          <draw:text-box>
            <text:p text:style-name="P47"><text:span text:style-name="T8">M</text:span></text:p>
          </draw:text-box>
        </draw:frame>
        <draw:frame draw:style-name="gr23" draw:text-style-name="P13" draw:layer="layout" svg:width="0.198cm" svg:height="0.371cm" svg:x="25.33cm" svg:y="17.728cm">
          <draw:text-box>
            <text:p text:style-name="P47"><text:span text:style-name="T8">J</text:span></text:p>
          </draw:text-box>
        </draw:frame>
        <draw:frame draw:style-name="gr23" draw:text-style-name="P13" draw:layer="layout" svg:width="0.198cm" svg:height="0.371cm" svg:x="25.825cm" svg:y="17.728cm">
          <draw:text-box>
            <text:p text:style-name="P47"><text:span text:style-name="T8">V</text:span></text:p>
          </draw:text-box>
        </draw:frame>
        <draw:frame draw:style-name="gr23" draw:text-style-name="P13" draw:layer="layout" svg:width="0.198cm" svg:height="0.371cm" svg:x="26.346cm" svg:y="17.728cm">
          <draw:text-box>
            <text:p text:style-name="P47"><text:span text:style-name="T8">S</text:span></text:p>
          </draw:text-box>
        </draw:frame>
        <draw:frame draw:style-name="gr23" draw:text-style-name="P13" draw:layer="layout" svg:width="0.198cm" svg:height="0.371cm" svg:x="26.847cm" svg:y="17.728cm">
          <draw:text-box>
            <text:p text:style-name="P47"><text:span text:style-name="T8">D</text:span></text:p>
          </draw:text-box>
        </draw:frame>
        <draw:custom-shape draw:style-name="gr24" draw:text-style-name="P9" draw:layer="layout" svg:width="3.293cm" svg:height="0.663cm" svg:x="23.747cm" svg:y="16.8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0" draw:layer="layout" svg:width="1.475cm" svg:height="0.671cm" svg:x="24.72cm" svg:y="17.004cm">
          <draw:text-box>
            <text:p text:style-name="P44"><text:span text:style-name="T6">F</text:span><text:span text:style-name="T6">e</text:span><text:span text:style-name="T6">br</text:span><text:span text:style-name="T6">er</text:span><text:span text:style-name="T6">o</text:span></text:p>
          </draw:text-box>
        </draw:frame>
        <draw:line draw:style-name="gr6" draw:text-style-name="P7" draw:layer="layout" svg:x1="23.747cm" svg:y1="18.079cm" svg:x2="27.029cm" svg:y2="18.079cm">
          <text:p/>
        </draw:line>
        <draw:frame draw:style-name="gr26" draw:text-style-name="P13" draw:layer="layout" svg:width="0.198cm" svg:height="0.298cm" svg:x="25.849cm" svg:y="18.375cm">
          <draw:text-box>
            <text:p text:style-name="P47"><text:span text:style-name="T8">5</text:span></text:p>
          </draw:text-box>
        </draw:frame>
        <draw:frame draw:style-name="gr26" draw:text-style-name="P13" draw:layer="layout" svg:width="0.198cm" svg:height="0.298cm" svg:x="26.362cm" svg:y="18.375cm">
          <draw:text-box>
            <text:p text:style-name="P47"><text:span text:style-name="T8">6</text:span></text:p>
          </draw:text-box>
        </draw:frame>
        <draw:frame draw:style-name="gr26" draw:text-style-name="P13" draw:layer="layout" svg:width="0.198cm" svg:height="0.298cm" svg:x="26.883cm" svg:y="18.375cm">
          <draw:text-box>
            <text:p text:style-name="P47"><text:span text:style-name="T8">7</text:span></text:p>
          </draw:text-box>
        </draw:frame>
        <draw:frame draw:style-name="gr26" draw:text-style-name="P13" draw:layer="layout" svg:width="0.198cm" svg:height="0.298cm" svg:x="23.796cm" svg:y="18.891cm">
          <draw:text-box>
            <text:p text:style-name="P47"><text:span text:style-name="T8">8</text:span></text:p>
          </draw:text-box>
        </draw:frame>
        <draw:frame draw:style-name="gr26" draw:text-style-name="P13" draw:layer="layout" svg:width="0.198cm" svg:height="0.298cm" svg:x="24.309cm" svg:y="18.891cm">
          <draw:text-box>
            <text:p text:style-name="P47"><text:span text:style-name="T8">9</text:span></text:p>
          </draw:text-box>
        </draw:frame>
        <draw:frame draw:style-name="gr27" draw:text-style-name="P13" draw:layer="layout" svg:width="0.257cm" svg:height="0.298cm" svg:x="24.786cm" svg:y="18.891cm">
          <draw:text-box>
            <text:p text:style-name="P47"><text:span text:style-name="T8">10</text:span></text:p>
          </draw:text-box>
        </draw:frame>
        <draw:frame draw:style-name="gr27" draw:text-style-name="P13" draw:layer="layout" svg:width="0.257cm" svg:height="0.298cm" svg:x="25.327cm" svg:y="18.891cm">
          <draw:text-box>
            <text:p text:style-name="P47"><text:span text:style-name="T8">11</text:span></text:p>
          </draw:text-box>
        </draw:frame>
        <draw:frame draw:style-name="gr27" draw:text-style-name="P13" draw:layer="layout" svg:width="0.257cm" svg:height="0.298cm" svg:x="25.816cm" svg:y="18.891cm">
          <draw:text-box>
            <text:p text:style-name="P47"><text:span text:style-name="T8">12</text:span></text:p>
          </draw:text-box>
        </draw:frame>
        <draw:frame draw:style-name="gr27" draw:text-style-name="P13" draw:layer="layout" svg:width="0.257cm" svg:height="0.298cm" svg:x="26.332cm" svg:y="18.891cm">
          <draw:text-box>
            <text:p text:style-name="P47"><text:span text:style-name="T8">13</text:span></text:p>
          </draw:text-box>
        </draw:frame>
        <draw:frame draw:style-name="gr27" draw:text-style-name="P13" draw:layer="layout" svg:width="0.257cm" svg:height="0.298cm" svg:x="26.845cm" svg:y="18.891cm">
          <draw:text-box>
            <text:p text:style-name="P47"><text:span text:style-name="T8">14</text:span></text:p>
          </draw:text-box>
        </draw:frame>
        <draw:frame draw:style-name="gr27" draw:text-style-name="P13" draw:layer="layout" svg:width="0.257cm" svg:height="0.298cm" svg:x="23.761cm" svg:y="19.408cm">
          <draw:text-box>
            <text:p text:style-name="P47"><text:span text:style-name="T8">15</text:span></text:p>
          </draw:text-box>
        </draw:frame>
        <draw:frame draw:style-name="gr27" draw:text-style-name="P13" draw:layer="layout" svg:width="0.257cm" svg:height="0.298cm" svg:x="24.275cm" svg:y="19.408cm">
          <draw:text-box>
            <text:p text:style-name="P47"><text:span text:style-name="T8">16</text:span></text:p>
          </draw:text-box>
        </draw:frame>
        <draw:frame draw:style-name="gr27" draw:text-style-name="P13" draw:layer="layout" svg:width="0.257cm" svg:height="0.298cm" svg:x="24.796cm" svg:y="19.408cm">
          <draw:text-box>
            <text:p text:style-name="P47"><text:span text:style-name="T8">17</text:span></text:p>
          </draw:text-box>
        </draw:frame>
        <draw:frame draw:style-name="gr27" draw:text-style-name="P13" draw:layer="layout" svg:width="0.257cm" svg:height="0.298cm" svg:x="25.302cm" svg:y="19.408cm">
          <draw:text-box>
            <text:p text:style-name="P47"><text:span text:style-name="T8">18</text:span></text:p>
          </draw:text-box>
        </draw:frame>
        <draw:frame draw:style-name="gr27" draw:text-style-name="P13" draw:layer="layout" svg:width="0.257cm" svg:height="0.298cm" svg:x="25.815cm" svg:y="19.408cm">
          <draw:text-box>
            <text:p text:style-name="P47"><text:span text:style-name="T8">19</text:span></text:p>
          </draw:text-box>
        </draw:frame>
        <draw:frame draw:style-name="gr27" draw:text-style-name="P13" draw:layer="layout" svg:width="0.257cm" svg:height="0.298cm" svg:x="26.302cm" svg:y="19.408cm">
          <draw:text-box>
            <text:p text:style-name="P47"><text:span text:style-name="T8">20</text:span></text:p>
          </draw:text-box>
        </draw:frame>
        <draw:frame draw:style-name="gr27" draw:text-style-name="P13" draw:layer="layout" svg:width="0.257cm" svg:height="0.298cm" svg:x="26.842cm" svg:y="19.408cm">
          <draw:text-box>
            <text:p text:style-name="P47"><text:span text:style-name="T8">21</text:span></text:p>
          </draw:text-box>
        </draw:frame>
        <draw:frame draw:style-name="gr27" draw:text-style-name="P13" draw:layer="layout" svg:width="0.257cm" svg:height="0.298cm" svg:x="23.737cm" svg:y="19.927cm">
          <draw:text-box>
            <text:p text:style-name="P47"><text:span text:style-name="T8">22</text:span></text:p>
          </draw:text-box>
        </draw:frame>
        <draw:frame draw:style-name="gr27" draw:text-style-name="P13" draw:layer="layout" svg:width="0.257cm" svg:height="0.298cm" svg:x="24.253cm" svg:y="19.927cm">
          <draw:text-box>
            <text:p text:style-name="P47"><text:span text:style-name="T8">23</text:span></text:p>
          </draw:text-box>
        </draw:frame>
        <draw:frame draw:style-name="gr27" draw:text-style-name="P13" draw:layer="layout" svg:width="0.257cm" svg:height="0.298cm" svg:x="24.767cm" svg:y="19.927cm">
          <draw:text-box>
            <text:p text:style-name="P47"><text:span text:style-name="T8">24</text:span></text:p>
          </draw:text-box>
        </draw:frame>
        <draw:frame draw:style-name="gr27" draw:text-style-name="P13" draw:layer="layout" svg:width="0.257cm" svg:height="0.298cm" svg:x="25.277cm" svg:y="19.927cm">
          <draw:text-box>
            <text:p text:style-name="P47"><text:span text:style-name="T8">25</text:span></text:p>
          </draw:text-box>
        </draw:frame>
        <draw:frame draw:style-name="gr27" draw:text-style-name="P13" draw:layer="layout" svg:width="0.257cm" svg:height="0.298cm" svg:x="25.79cm" svg:y="19.927cm">
          <draw:text-box>
            <text:p text:style-name="P47"><text:span text:style-name="T8">26</text:span></text:p>
          </draw:text-box>
        </draw:frame>
        <draw:frame draw:style-name="gr27" draw:text-style-name="P13" draw:layer="layout" svg:width="0.257cm" svg:height="0.298cm" svg:x="26.311cm" svg:y="19.927cm">
          <draw:text-box>
            <text:p text:style-name="P47"><text:span text:style-name="T8">27</text:span></text:p>
          </draw:text-box>
        </draw:frame>
        <draw:frame draw:style-name="gr27" draw:text-style-name="P13" draw:layer="layout" svg:width="0.257cm" svg:height="0.298cm" svg:x="26.819cm" svg:y="19.927cm">
          <draw:text-box>
            <text:p text:style-name="P47"><text:span text:style-name="T8">28</text:span></text:p>
          </draw:text-box>
        </draw:frame>
        <draw:frame draw:style-name="gr28" draw:text-style-name="P2" draw:layer="layout" svg:width="2.415cm" svg:height="0.398cm" svg:x="14.284cm" svg:y="20.772cm">
          <draw:text-box>
            <text:p text:style-name="P43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8" draw:text-style-name="P2" draw:layer="layout" svg:width="2.415cm" svg:height="0.398cm" svg:x="14.285cm" svg:y="20.773cm">
          <draw:text-box>
            <text:p text:style-name="P43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15.964cm" svg:y1="17.26cm" svg:x2="23.46cm" svg:y2="17.26cm">
          <text:p/>
        </draw:line>
        <draw:line draw:style-name="gr6" draw:text-style-name="P7" draw:layer="layout" svg:x1="14cm" svg:y1="17.66cm" svg:x2="23.46cm" svg:y2="17.66cm">
          <text:p/>
        </draw:line>
        <draw:line draw:style-name="gr6" draw:text-style-name="P7" draw:layer="layout" svg:x1="14cm" svg:y1="18.058cm" svg:x2="23.46cm" svg:y2="18.058cm">
          <text:p/>
        </draw:line>
        <draw:line draw:style-name="gr6" draw:text-style-name="P7" draw:layer="layout" svg:x1="14cm" svg:y1="18.458cm" svg:x2="23.46cm" svg:y2="18.458cm">
          <text:p/>
        </draw:line>
        <draw:line draw:style-name="gr6" draw:text-style-name="P7" draw:layer="layout" svg:x1="14cm" svg:y1="18.858cm" svg:x2="23.46cm" svg:y2="18.858cm">
          <text:p/>
        </draw:line>
        <draw:line draw:style-name="gr6" draw:text-style-name="P7" draw:layer="layout" svg:x1="14cm" svg:y1="19.257cm" svg:x2="23.46cm" svg:y2="19.257cm">
          <text:p/>
        </draw:line>
        <draw:line draw:style-name="gr6" draw:text-style-name="P7" draw:layer="layout" svg:x1="14cm" svg:y1="19.656cm" svg:x2="23.46cm" svg:y2="19.656cm">
          <text:p/>
        </draw:line>
        <draw:line draw:style-name="gr6" draw:text-style-name="P7" draw:layer="layout" svg:x1="14cm" svg:y1="20.055cm" svg:x2="23.46cm" svg:y2="20.055cm">
          <text:p/>
        </draw:line>
        <draw:line draw:style-name="gr6" draw:text-style-name="P7" draw:layer="layout" svg:x1="14cm" svg:y1="20.454cm" svg:x2="23.46cm" svg:y2="20.454cm">
          <text:p/>
        </draw:line>
        <draw:frame draw:style-name="gr29" draw:text-style-name="P2" draw:layer="layout" svg:width="2.782cm" svg:height="0.398cm" svg:x="15.046cm" svg:y="1.372cm">
          <draw:text-box>
            <text:p text:style-name="P43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1.962cm" svg:x2="27.256cm" svg:y2="1.962cm">
          <text:p/>
        </draw:line>
        <draw:frame draw:style-name="gr29" draw:text-style-name="P2" draw:layer="layout" svg:width="2.782cm" svg:height="0.398cm" svg:x="15.047cm" svg:y="1.373cm">
          <draw:text-box>
            <text:p text:style-name="P43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1.408cm">
          <draw:text-box>
            <text:p text:style-name="P44"><text:span text:style-name="T2">J</text:span><text:span text:style-name="T2">u</text:span><text:span text:style-name="T2">e</text:span><text:span text:style-name="T2">v</text:span><text:span text:style-name="T2">es</text:span></text:p>
          </draw:text-box>
        </draw:frame>
        <draw:frame draw:style-name="gr31" draw:text-style-name="P5" draw:layer="layout" svg:width="0.557cm" svg:height="0.687cm" svg:x="14.615cm" svg:y="1.411cm">
          <draw:text-box>
            <text:p text:style-name="P45"><text:span text:style-name="T3">2</text:span><text:span text:style-name="T3">5</text:span></text:p>
          </draw:text-box>
        </draw:frame>
        <draw:frame draw:style-name="gr32" draw:text-style-name="P15" draw:layer="layout" svg:width="1.543cm" svg:height="1.729cm" svg:x="25.56cm" svg:y="0.698cm">
          <draw:text-box>
            <text:p text:style-name="P40"><text:span text:style-name="T4">2</text:span><text:span text:style-name="T4">0</text:span><text:span text:style-name="T4">2</text:span><text:span text:style-name="T4">1</text:span></text:p>
          </draw:text-box>
        </draw:frame>
        <draw:frame draw:style-name="gr29" draw:text-style-name="P2" draw:layer="layout" svg:width="2.782cm" svg:height="0.398cm" svg:x="15.046cm" svg:y="6.373cm">
          <draw:text-box>
            <text:p text:style-name="P43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9" draw:text-style-name="P2" draw:layer="layout" svg:width="2.782cm" svg:height="0.398cm" svg:x="15.047cm" svg:y="6.374cm">
          <draw:text-box>
            <text:p text:style-name="P43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1.06cm" svg:y1="2.361cm" svg:x2="27.24cm" svg:y2="2.361cm">
          <text:p/>
        </draw:line>
        <draw:line draw:style-name="gr6" draw:text-style-name="P7" draw:layer="layout" svg:x1="21.06cm" svg:y1="2.76cm" svg:x2="27.241cm" svg:y2="2.76cm">
          <text:p/>
        </draw:line>
        <draw:line draw:style-name="gr6" draw:text-style-name="P7" draw:layer="layout" svg:x1="21.06cm" svg:y1="3.16cm" svg:x2="27.241cm" svg:y2="3.16cm">
          <text:p/>
        </draw:line>
        <draw:line draw:style-name="gr6" draw:text-style-name="P7" draw:layer="layout" svg:x1="21.06cm" svg:y1="3.558cm" svg:x2="27.241cm" svg:y2="3.558cm">
          <text:p/>
        </draw:line>
        <draw:line draw:style-name="gr6" draw:text-style-name="P7" draw:layer="layout" svg:x1="21.06cm" svg:y1="3.958cm" svg:x2="27.241cm" svg:y2="3.958cm">
          <text:p/>
        </draw:line>
        <draw:line draw:style-name="gr6" draw:text-style-name="P7" draw:layer="layout" svg:x1="21.06cm" svg:y1="4.358cm" svg:x2="27.241cm" svg:y2="4.358cm">
          <text:p/>
        </draw:line>
        <draw:line draw:style-name="gr6" draw:text-style-name="P7" draw:layer="layout" svg:x1="21.06cm" svg:y1="4.757cm" svg:x2="27.241cm" svg:y2="4.757cm">
          <text:p/>
        </draw:line>
        <draw:line draw:style-name="gr6" draw:text-style-name="P7" draw:layer="layout" svg:x1="21.06cm" svg:y1="5.156cm" svg:x2="27.241cm" svg:y2="5.156cm">
          <text:p/>
        </draw:line>
        <draw:line draw:style-name="gr6" draw:text-style-name="P7" draw:layer="layout" svg:x1="21.06cm" svg:y1="5.555cm" svg:x2="27.241cm" svg:y2="5.555cm">
          <text:p/>
        </draw:line>
        <draw:line draw:style-name="gr6" draw:text-style-name="P7" draw:layer="layout" svg:x1="21.06cm" svg:y1="5.954cm" svg:x2="27.241cm" svg:y2="5.954cm">
          <text:p/>
        </draw:line>
        <draw:line draw:style-name="gr6" draw:text-style-name="P7" draw:layer="layout" svg:x1="21.06cm" svg:y1="6.354cm" svg:x2="27.241cm" svg:y2="6.354cm">
          <text:p/>
        </draw:line>
        <draw:line draw:style-name="gr6" draw:text-style-name="P7" draw:layer="layout" svg:x1="14.66cm" svg:y1="2.362cm" svg:x2="20.84cm" svg:y2="2.362cm">
          <text:p/>
        </draw:line>
        <draw:line draw:style-name="gr6" draw:text-style-name="P7" draw:layer="layout" svg:x1="14.66cm" svg:y1="2.761cm" svg:x2="20.841cm" svg:y2="2.761cm">
          <text:p/>
        </draw:line>
        <draw:line draw:style-name="gr6" draw:text-style-name="P7" draw:layer="layout" svg:x1="14.66cm" svg:y1="3.161cm" svg:x2="20.841cm" svg:y2="3.161cm">
          <text:p/>
        </draw:line>
        <draw:line draw:style-name="gr6" draw:text-style-name="P7" draw:layer="layout" svg:x1="14.66cm" svg:y1="3.559cm" svg:x2="20.841cm" svg:y2="3.559cm">
          <text:p/>
        </draw:line>
        <draw:line draw:style-name="gr6" draw:text-style-name="P7" draw:layer="layout" svg:x1="14.66cm" svg:y1="3.959cm" svg:x2="20.841cm" svg:y2="3.959cm">
          <text:p/>
        </draw:line>
        <draw:line draw:style-name="gr6" draw:text-style-name="P7" draw:layer="layout" svg:x1="14.66cm" svg:y1="4.359cm" svg:x2="20.841cm" svg:y2="4.359cm">
          <text:p/>
        </draw:line>
        <draw:line draw:style-name="gr6" draw:text-style-name="P7" draw:layer="layout" svg:x1="14.66cm" svg:y1="4.758cm" svg:x2="20.841cm" svg:y2="4.758cm">
          <text:p/>
        </draw:line>
        <draw:line draw:style-name="gr6" draw:text-style-name="P7" draw:layer="layout" svg:x1="14.66cm" svg:y1="5.157cm" svg:x2="20.841cm" svg:y2="5.157cm">
          <text:p/>
        </draw:line>
        <draw:line draw:style-name="gr6" draw:text-style-name="P7" draw:layer="layout" svg:x1="14.66cm" svg:y1="5.556cm" svg:x2="20.841cm" svg:y2="5.556cm">
          <text:p/>
        </draw:line>
        <draw:line draw:style-name="gr6" draw:text-style-name="P7" draw:layer="layout" svg:x1="14.66cm" svg:y1="5.955cm" svg:x2="20.841cm" svg:y2="5.955cm">
          <text:p/>
        </draw:line>
        <draw:line draw:style-name="gr6" draw:text-style-name="P7" draw:layer="layout" svg:x1="14.66cm" svg:y1="6.355cm" svg:x2="20.841cm" svg:y2="6.355cm">
          <text:p/>
        </draw:line>
        <draw:frame draw:style-name="gr29" draw:text-style-name="P2" draw:layer="layout" svg:width="2.782cm" svg:height="0.398cm" svg:x="15.046cm" svg:y="6.472cm">
          <draw:text-box>
            <text:p text:style-name="P43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7.062cm" svg:x2="27.256cm" svg:y2="7.062cm">
          <text:p/>
        </draw:line>
        <draw:frame draw:style-name="gr29" draw:text-style-name="P2" draw:layer="layout" svg:width="2.782cm" svg:height="0.398cm" svg:x="15.047cm" svg:y="6.473cm">
          <draw:text-box>
            <text:p text:style-name="P43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6.508cm">
          <draw:text-box>
            <text:p text:style-name="P44"><text:span text:style-name="T2">Vi</text:span><text:span text:style-name="T2">er</text:span><text:span text:style-name="T2">n</text:span><text:span text:style-name="T2">es</text:span></text:p>
          </draw:text-box>
        </draw:frame>
        <draw:frame draw:style-name="gr31" draw:text-style-name="P16" draw:layer="layout" svg:width="0.557cm" svg:height="0.687cm" svg:x="14.615cm" svg:y="6.511cm">
          <draw:text-box>
            <text:p text:style-name="P45"><text:span text:style-name="T3">2</text:span><text:span text:style-name="T3">6</text:span></text:p>
          </draw:text-box>
        </draw:frame>
        <draw:frame draw:style-name="gr29" draw:text-style-name="P2" draw:layer="layout" svg:width="2.782cm" svg:height="0.398cm" svg:x="15.046cm" svg:y="11.573cm">
          <draw:text-box>
            <text:p text:style-name="P43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9" draw:text-style-name="P2" draw:layer="layout" svg:width="2.782cm" svg:height="0.398cm" svg:x="15.047cm" svg:y="11.574cm">
          <draw:text-box>
            <text:p text:style-name="P43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1.06cm" svg:y1="7.461cm" svg:x2="27.24cm" svg:y2="7.461cm">
          <text:p/>
        </draw:line>
        <draw:line draw:style-name="gr6" draw:text-style-name="P7" draw:layer="layout" svg:x1="21.06cm" svg:y1="7.86cm" svg:x2="27.241cm" svg:y2="7.86cm">
          <text:p/>
        </draw:line>
        <draw:line draw:style-name="gr6" draw:text-style-name="P7" draw:layer="layout" svg:x1="21.06cm" svg:y1="8.26cm" svg:x2="27.241cm" svg:y2="8.26cm">
          <text:p/>
        </draw:line>
        <draw:line draw:style-name="gr6" draw:text-style-name="P7" draw:layer="layout" svg:x1="21.06cm" svg:y1="8.658cm" svg:x2="27.241cm" svg:y2="8.658cm">
          <text:p/>
        </draw:line>
        <draw:line draw:style-name="gr6" draw:text-style-name="P7" draw:layer="layout" svg:x1="21.06cm" svg:y1="9.058cm" svg:x2="27.241cm" svg:y2="9.058cm">
          <text:p/>
        </draw:line>
        <draw:line draw:style-name="gr6" draw:text-style-name="P7" draw:layer="layout" svg:x1="21.06cm" svg:y1="9.458cm" svg:x2="27.241cm" svg:y2="9.458cm">
          <text:p/>
        </draw:line>
        <draw:line draw:style-name="gr6" draw:text-style-name="P7" draw:layer="layout" svg:x1="21.06cm" svg:y1="9.857cm" svg:x2="27.241cm" svg:y2="9.857cm">
          <text:p/>
        </draw:line>
        <draw:line draw:style-name="gr6" draw:text-style-name="P7" draw:layer="layout" svg:x1="21.06cm" svg:y1="10.256cm" svg:x2="27.241cm" svg:y2="10.256cm">
          <text:p/>
        </draw:line>
        <draw:line draw:style-name="gr6" draw:text-style-name="P7" draw:layer="layout" svg:x1="21.06cm" svg:y1="10.655cm" svg:x2="27.241cm" svg:y2="10.655cm">
          <text:p/>
        </draw:line>
        <draw:line draw:style-name="gr6" draw:text-style-name="P7" draw:layer="layout" svg:x1="21.06cm" svg:y1="11.054cm" svg:x2="27.241cm" svg:y2="11.054cm">
          <text:p/>
        </draw:line>
        <draw:line draw:style-name="gr6" draw:text-style-name="P7" draw:layer="layout" svg:x1="21.06cm" svg:y1="11.454cm" svg:x2="27.241cm" svg:y2="11.454cm">
          <text:p/>
        </draw:line>
        <draw:line draw:style-name="gr6" draw:text-style-name="P17" draw:layer="layout" svg:x1="14.66cm" svg:y1="7.462cm" svg:x2="20.84cm" svg:y2="7.462cm">
          <text:p/>
        </draw:line>
        <draw:line draw:style-name="gr6" draw:text-style-name="P17" draw:layer="layout" svg:x1="14.66cm" svg:y1="7.861cm" svg:x2="20.841cm" svg:y2="7.861cm">
          <text:p/>
        </draw:line>
        <draw:line draw:style-name="gr6" draw:text-style-name="P17" draw:layer="layout" svg:x1="14.66cm" svg:y1="8.261cm" svg:x2="20.841cm" svg:y2="8.261cm">
          <text:p/>
        </draw:line>
        <draw:line draw:style-name="gr6" draw:text-style-name="P17" draw:layer="layout" svg:x1="14.66cm" svg:y1="8.659cm" svg:x2="20.841cm" svg:y2="8.659cm">
          <text:p/>
        </draw:line>
        <draw:line draw:style-name="gr6" draw:text-style-name="P17" draw:layer="layout" svg:x1="14.66cm" svg:y1="9.059cm" svg:x2="20.841cm" svg:y2="9.059cm">
          <text:p/>
        </draw:line>
        <draw:line draw:style-name="gr6" draw:text-style-name="P17" draw:layer="layout" svg:x1="14.66cm" svg:y1="9.459cm" svg:x2="20.841cm" svg:y2="9.459cm">
          <text:p/>
        </draw:line>
        <draw:line draw:style-name="gr6" draw:text-style-name="P17" draw:layer="layout" svg:x1="14.66cm" svg:y1="9.858cm" svg:x2="20.841cm" svg:y2="9.858cm">
          <text:p/>
        </draw:line>
        <draw:line draw:style-name="gr6" draw:text-style-name="P17" draw:layer="layout" svg:x1="14.66cm" svg:y1="10.257cm" svg:x2="20.841cm" svg:y2="10.257cm">
          <text:p/>
        </draw:line>
        <draw:line draw:style-name="gr6" draw:text-style-name="P17" draw:layer="layout" svg:x1="14.66cm" svg:y1="10.656cm" svg:x2="20.841cm" svg:y2="10.656cm">
          <text:p/>
        </draw:line>
        <draw:line draw:style-name="gr6" draw:text-style-name="P17" draw:layer="layout" svg:x1="14.66cm" svg:y1="11.055cm" svg:x2="20.841cm" svg:y2="11.055cm">
          <text:p/>
        </draw:line>
        <draw:line draw:style-name="gr6" draw:text-style-name="P17" draw:layer="layout" svg:x1="14.66cm" svg:y1="11.455cm" svg:x2="20.841cm" svg:y2="11.455cm">
          <text:p/>
        </draw:line>
        <draw:frame draw:style-name="gr29" draw:text-style-name="P2" draw:layer="layout" svg:width="2.782cm" svg:height="0.398cm" svg:x="15.046cm" svg:y="11.572cm">
          <draw:text-box>
            <text:p text:style-name="P43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12.162cm" svg:x2="27.256cm" svg:y2="12.162cm">
          <text:p/>
        </draw:line>
        <draw:frame draw:style-name="gr29" draw:text-style-name="P2" draw:layer="layout" svg:width="2.782cm" svg:height="0.398cm" svg:x="15.047cm" svg:y="11.573cm">
          <draw:text-box>
            <text:p text:style-name="P43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11.608cm">
          <draw:text-box>
            <text:p text:style-name="P44"><text:span text:style-name="T2">S</text:span><text:span text:style-name="T2">á</text:span><text:span text:style-name="T2">b</text:span><text:span text:style-name="T2">a</text:span><text:span text:style-name="T2">d</text:span><text:span text:style-name="T2">o</text:span></text:p>
          </draw:text-box>
        </draw:frame>
        <draw:frame draw:style-name="gr33" draw:text-style-name="P5" draw:layer="layout" svg:width="0.518cm" svg:height="0.687cm" svg:x="14.615cm" svg:y="11.611cm">
          <draw:text-box>
            <text:p text:style-name="P45"><text:span text:style-name="T3">2</text:span><text:span text:style-name="T3">7</text:span></text:p>
          </draw:text-box>
        </draw:frame>
        <draw:line draw:style-name="gr6" draw:text-style-name="P7" draw:layer="layout" svg:x1="21.06cm" svg:y1="12.561cm" svg:x2="27.24cm" svg:y2="12.561cm">
          <text:p/>
        </draw:line>
        <draw:line draw:style-name="gr6" draw:text-style-name="P7" draw:layer="layout" svg:x1="21.06cm" svg:y1="12.96cm" svg:x2="27.241cm" svg:y2="12.96cm">
          <text:p/>
        </draw:line>
        <draw:line draw:style-name="gr6" draw:text-style-name="P7" draw:layer="layout" svg:x1="21.06cm" svg:y1="13.36cm" svg:x2="27.241cm" svg:y2="13.36cm">
          <text:p/>
        </draw:line>
        <draw:line draw:style-name="gr6" draw:text-style-name="P7" draw:layer="layout" svg:x1="21.06cm" svg:y1="13.758cm" svg:x2="27.241cm" svg:y2="13.758cm">
          <text:p/>
        </draw:line>
        <draw:line draw:style-name="gr6" draw:text-style-name="P7" draw:layer="layout" svg:x1="21.06cm" svg:y1="14.158cm" svg:x2="27.241cm" svg:y2="14.158cm">
          <text:p/>
        </draw:line>
        <draw:line draw:style-name="gr6" draw:text-style-name="P7" draw:layer="layout" svg:x1="21.06cm" svg:y1="14.558cm" svg:x2="27.241cm" svg:y2="14.558cm">
          <text:p/>
        </draw:line>
        <draw:line draw:style-name="gr6" draw:text-style-name="P7" draw:layer="layout" svg:x1="21.06cm" svg:y1="14.957cm" svg:x2="27.241cm" svg:y2="14.957cm">
          <text:p/>
        </draw:line>
        <draw:line draw:style-name="gr6" draw:text-style-name="P7" draw:layer="layout" svg:x1="21.06cm" svg:y1="15.356cm" svg:x2="27.241cm" svg:y2="15.356cm">
          <text:p/>
        </draw:line>
        <draw:line draw:style-name="gr6" draw:text-style-name="P7" draw:layer="layout" svg:x1="21.06cm" svg:y1="15.755cm" svg:x2="27.241cm" svg:y2="15.755cm">
          <text:p/>
        </draw:line>
        <draw:line draw:style-name="gr6" draw:text-style-name="P7" draw:layer="layout" svg:x1="21.06cm" svg:y1="16.154cm" svg:x2="27.241cm" svg:y2="16.154cm">
          <text:p/>
        </draw:line>
        <draw:line draw:style-name="gr6" draw:text-style-name="P18" draw:layer="layout" svg:x1="14.66cm" svg:y1="12.562cm" svg:x2="20.84cm" svg:y2="12.562cm">
          <text:p/>
        </draw:line>
        <draw:line draw:style-name="gr6" draw:text-style-name="P18" draw:layer="layout" svg:x1="14.66cm" svg:y1="12.961cm" svg:x2="20.841cm" svg:y2="12.961cm">
          <text:p/>
        </draw:line>
        <draw:line draw:style-name="gr6" draw:text-style-name="P18" draw:layer="layout" svg:x1="14.66cm" svg:y1="13.361cm" svg:x2="20.841cm" svg:y2="13.361cm">
          <text:p/>
        </draw:line>
        <draw:line draw:style-name="gr6" draw:text-style-name="P18" draw:layer="layout" svg:x1="14.66cm" svg:y1="13.759cm" svg:x2="20.841cm" svg:y2="13.759cm">
          <text:p/>
        </draw:line>
        <draw:line draw:style-name="gr6" draw:text-style-name="P18" draw:layer="layout" svg:x1="14.66cm" svg:y1="14.159cm" svg:x2="20.841cm" svg:y2="14.159cm">
          <text:p/>
        </draw:line>
        <draw:line draw:style-name="gr6" draw:text-style-name="P18" draw:layer="layout" svg:x1="14.66cm" svg:y1="14.559cm" svg:x2="20.841cm" svg:y2="14.559cm">
          <text:p/>
        </draw:line>
        <draw:line draw:style-name="gr6" draw:text-style-name="P18" draw:layer="layout" svg:x1="14.66cm" svg:y1="14.958cm" svg:x2="20.841cm" svg:y2="14.958cm">
          <text:p/>
        </draw:line>
        <draw:line draw:style-name="gr6" draw:text-style-name="P18" draw:layer="layout" svg:x1="14.66cm" svg:y1="15.357cm" svg:x2="20.841cm" svg:y2="15.357cm">
          <text:p/>
        </draw:line>
        <draw:line draw:style-name="gr6" draw:text-style-name="P18" draw:layer="layout" svg:x1="14.66cm" svg:y1="15.756cm" svg:x2="20.841cm" svg:y2="15.756cm">
          <text:p/>
        </draw:line>
        <draw:line draw:style-name="gr6" draw:text-style-name="P18" draw:layer="layout" svg:x1="14.66cm" svg:y1="16.155cm" svg:x2="20.841cm" svg:y2="16.155cm">
          <text:p/>
        </draw:line>
        <draw:frame draw:style-name="gr34" draw:text-style-name="P4" draw:layer="layout" svg:width="1.836cm" svg:height="0.533cm" svg:x="22.043cm" svg:y="11.609cm">
          <draw:text-box>
            <text:p text:style-name="P44"><text:span text:style-name="T2">D</text:span><text:span text:style-name="T2">o</text:span><text:span text:style-name="T2">m</text:span><text:span text:style-name="T2">in</text:span><text:span text:style-name="T2">g</text:span><text:span text:style-name="T2">o</text:span></text:p>
          </draw:text-box>
        </draw:frame>
        <draw:frame draw:style-name="gr4" draw:text-style-name="P5" draw:layer="layout" svg:width="0.552cm" svg:height="0.687cm" svg:x="21.092cm" svg:y="11.612cm">
          <draw:text-box>
            <text:p text:style-name="P45"><text:span text:style-name="T3">2</text:span><text:span text:style-name="T3">8</text:span></text:p>
          </draw:text-box>
        </draw:frame>
        <draw:frame draw:style-name="gr20" draw:text-style-name="P10" draw:layer="layout" svg:width="1.211cm" svg:height="0.517cm" svg:x="14.667cm" svg:y="17.005cm">
          <draw:text-box>
            <text:p text:style-name="P44"><text:span text:style-name="T6">N</text:span><text:span text:style-name="T6">ot</text:span><text:span text:style-name="T6">as</text:span></text:p>
          </draw:text-box>
        </draw:frame>
        <draw:line draw:style-name="gr6" draw:text-style-name="P18" draw:layer="layout" svg:x1="14.661cm" svg:y1="16.551cm" svg:x2="20.842cm" svg:y2="16.551cm">
          <text:p/>
        </draw:line>
        <draw:line draw:style-name="gr6" draw:text-style-name="P7" draw:layer="layout" svg:x1="21.061cm" svg:y1="16.551cm" svg:x2="27.242cm" svg:y2="16.551cm">
          <text:p/>
        </draw:line>
        <draw:frame draw:style-name="gr7" draw:text-style-name="P8" draw:layer="layout" svg:width="0.855cm" svg:height="0.408cm" svg:x="14.71cm" svg:y="2.132cm">
          <draw:text-box>
            <text:p text:style-name="P46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cm" svg:y="2.532cm">
          <draw:text-box>
            <text:p text:style-name="P46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4.71cm" svg:y="2.931cm">
          <draw:text-box>
            <text:p text:style-name="P46"><text:span text:style-name="T5">9:00</text:span></text:p>
          </draw:text-box>
        </draw:frame>
        <draw:frame draw:style-name="gr10" draw:text-style-name="P8" draw:layer="layout" svg:width="0.733cm" svg:height="0.408cm" svg:x="14.71cm" svg:y="3.331cm">
          <draw:text-box>
            <text:p text:style-name="P46"><text:span text:style-name="T5">9:30</text:span></text:p>
          </draw:text-box>
        </draw:frame>
        <draw:frame draw:style-name="gr11" draw:text-style-name="P8" draw:layer="layout" svg:width="0.717cm" svg:height="0.408cm" svg:x="14.71cm" svg:y="3.729cm">
          <draw:text-box>
            <text:p text:style-name="P46"><text:span text:style-name="T5">10:00</text:span></text:p>
          </draw:text-box>
        </draw:frame>
        <draw:frame draw:style-name="gr12" draw:text-style-name="P8" draw:layer="layout" svg:width="0.648cm" svg:height="0.409cm" svg:x="14.71cm" svg:y="4.129cm">
          <draw:text-box>
            <text:p text:style-name="P46"><text:span text:style-name="T5">10:30</text:span></text:p>
          </draw:text-box>
        </draw:frame>
        <draw:frame draw:style-name="gr13" draw:text-style-name="P8" draw:layer="layout" svg:width="0.632cm" svg:height="0.408cm" svg:x="14.71cm" svg:y="4.528cm">
          <draw:text-box>
            <text:p text:style-name="P46"><text:span text:style-name="T5">11:00</text:span></text:p>
          </draw:text-box>
        </draw:frame>
        <draw:frame draw:style-name="gr14" draw:text-style-name="P8" draw:layer="layout" svg:width="0.726cm" svg:height="0.408cm" svg:x="14.71cm" svg:y="4.927cm">
          <draw:text-box>
            <text:p text:style-name="P46"><text:span text:style-name="T5">11:30</text:span></text:p>
          </draw:text-box>
        </draw:frame>
        <draw:frame draw:style-name="gr15" draw:text-style-name="P8" draw:layer="layout" svg:width="0.709cm" svg:height="0.409cm" svg:x="14.71cm" svg:y="5.326cm">
          <draw:text-box>
            <text:p text:style-name="P46"><text:span text:style-name="T5">12:00</text:span></text:p>
          </draw:text-box>
        </draw:frame>
        <draw:frame draw:style-name="gr11" draw:text-style-name="P8" draw:layer="layout" svg:width="0.717cm" svg:height="0.408cm" svg:x="14.71cm" svg:y="5.726cm">
          <draw:text-box>
            <text:p text:style-name="P46"><text:span text:style-name="T5">12:30</text:span></text:p>
          </draw:text-box>
        </draw:frame>
        <draw:frame draw:style-name="gr16" draw:text-style-name="P8" draw:layer="layout" svg:width="0.701cm" svg:height="0.408cm" svg:x="14.71cm" svg:y="6.125cm">
          <draw:text-box>
            <text:p text:style-name="P46"><text:span text:style-name="T5">13:00</text:span></text:p>
          </draw:text-box>
        </draw:frame>
        <draw:frame draw:style-name="gr7" draw:text-style-name="P8" draw:layer="layout" svg:width="0.855cm" svg:height="0.408cm" svg:x="14.711cm" svg:y="7.231cm">
          <draw:text-box>
            <text:p text:style-name="P46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1cm" svg:y="7.631cm">
          <draw:text-box>
            <text:p text:style-name="P46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4.711cm" svg:y="8.03cm">
          <draw:text-box>
            <text:p text:style-name="P46"><text:span text:style-name="T5">9:00</text:span></text:p>
          </draw:text-box>
        </draw:frame>
        <draw:frame draw:style-name="gr10" draw:text-style-name="P8" draw:layer="layout" svg:width="0.733cm" svg:height="0.408cm" svg:x="14.711cm" svg:y="8.43cm">
          <draw:text-box>
            <text:p text:style-name="P46"><text:span text:style-name="T5">9:30</text:span></text:p>
          </draw:text-box>
        </draw:frame>
        <draw:frame draw:style-name="gr11" draw:text-style-name="P8" draw:layer="layout" svg:width="0.717cm" svg:height="0.408cm" svg:x="14.711cm" svg:y="8.828cm">
          <draw:text-box>
            <text:p text:style-name="P46"><text:span text:style-name="T5">10:00</text:span></text:p>
          </draw:text-box>
        </draw:frame>
        <draw:frame draw:style-name="gr12" draw:text-style-name="P8" draw:layer="layout" svg:width="0.648cm" svg:height="0.409cm" svg:x="14.711cm" svg:y="9.228cm">
          <draw:text-box>
            <text:p text:style-name="P46"><text:span text:style-name="T5">10:30</text:span></text:p>
          </draw:text-box>
        </draw:frame>
        <draw:frame draw:style-name="gr13" draw:text-style-name="P8" draw:layer="layout" svg:width="0.632cm" svg:height="0.408cm" svg:x="14.711cm" svg:y="9.627cm">
          <draw:text-box>
            <text:p text:style-name="P46"><text:span text:style-name="T5">11:00</text:span></text:p>
          </draw:text-box>
        </draw:frame>
        <draw:frame draw:style-name="gr14" draw:text-style-name="P8" draw:layer="layout" svg:width="0.726cm" svg:height="0.408cm" svg:x="14.711cm" svg:y="10.026cm">
          <draw:text-box>
            <text:p text:style-name="P46"><text:span text:style-name="T5">11:30</text:span></text:p>
          </draw:text-box>
        </draw:frame>
        <draw:frame draw:style-name="gr15" draw:text-style-name="P8" draw:layer="layout" svg:width="0.709cm" svg:height="0.409cm" svg:x="14.711cm" svg:y="10.425cm">
          <draw:text-box>
            <text:p text:style-name="P46"><text:span text:style-name="T5">12:00</text:span></text:p>
          </draw:text-box>
        </draw:frame>
        <draw:frame draw:style-name="gr11" draw:text-style-name="P8" draw:layer="layout" svg:width="0.717cm" svg:height="0.408cm" svg:x="14.711cm" svg:y="10.825cm">
          <draw:text-box>
            <text:p text:style-name="P46"><text:span text:style-name="T5">12:30</text:span></text:p>
          </draw:text-box>
        </draw:frame>
        <draw:frame draw:style-name="gr16" draw:text-style-name="P8" draw:layer="layout" svg:width="0.701cm" svg:height="0.408cm" svg:x="14.711cm" svg:y="11.224cm">
          <draw:text-box>
            <text:p text:style-name="P46"><text:span text:style-name="T5">13:00</text:span></text:p>
          </draw:text-box>
        </draw:frame>
        <draw:frame draw:style-name="gr7" draw:text-style-name="P8" draw:layer="layout" svg:width="0.855cm" svg:height="0.408cm" svg:x="14.711cm" svg:y="12.341cm">
          <draw:text-box>
            <text:p text:style-name="P46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1cm" svg:y="12.741cm">
          <draw:text-box>
            <text:p text:style-name="P46"><text:span text:style-name="T5">9:00 <text:s/></text:span><text:span text:style-name="T5"><text:s/></text:span></text:p>
          </draw:text-box>
        </draw:frame>
        <draw:frame draw:style-name="gr9" draw:text-style-name="P8" draw:layer="layout" svg:width="0.624cm" svg:height="0.408cm" svg:x="14.711cm" svg:y="13.14cm">
          <draw:text-box>
            <text:p text:style-name="P46"><text:span text:style-name="T5">10:00</text:span></text:p>
          </draw:text-box>
        </draw:frame>
        <draw:frame draw:style-name="gr10" draw:text-style-name="P8" draw:layer="layout" svg:width="0.733cm" svg:height="0.408cm" svg:x="14.711cm" svg:y="13.54cm">
          <draw:text-box>
            <text:p text:style-name="P46"><text:span text:style-name="T5">11:00</text:span></text:p>
          </draw:text-box>
        </draw:frame>
        <draw:frame draw:style-name="gr11" draw:text-style-name="P8" draw:layer="layout" svg:width="0.717cm" svg:height="0.408cm" svg:x="14.711cm" svg:y="13.938cm">
          <draw:text-box>
            <text:p text:style-name="P46"><text:span text:style-name="T5">12:00</text:span></text:p>
          </draw:text-box>
        </draw:frame>
        <draw:frame draw:style-name="gr12" draw:text-style-name="P8" draw:layer="layout" svg:width="0.648cm" svg:height="0.409cm" svg:x="14.711cm" svg:y="14.338cm">
          <draw:text-box>
            <text:p text:style-name="P46"><text:span text:style-name="T5">13:00</text:span></text:p>
          </draw:text-box>
        </draw:frame>
        <draw:frame draw:style-name="gr13" draw:text-style-name="P8" draw:layer="layout" svg:width="0.632cm" svg:height="0.408cm" svg:x="14.711cm" svg:y="14.737cm">
          <draw:text-box>
            <text:p text:style-name="P46"><text:span text:style-name="T5">14:00</text:span></text:p>
          </draw:text-box>
        </draw:frame>
        <draw:frame draw:style-name="gr14" draw:text-style-name="P8" draw:layer="layout" svg:width="0.726cm" svg:height="0.408cm" svg:x="14.711cm" svg:y="15.136cm">
          <draw:text-box>
            <text:p text:style-name="P46"><text:span text:style-name="T5">15:00</text:span></text:p>
          </draw:text-box>
        </draw:frame>
        <draw:frame draw:style-name="gr15" draw:text-style-name="P8" draw:layer="layout" svg:width="0.709cm" svg:height="0.409cm" svg:x="14.711cm" svg:y="15.535cm">
          <draw:text-box>
            <text:p text:style-name="P46"><text:span text:style-name="T5">16:00</text:span></text:p>
          </draw:text-box>
        </draw:frame>
        <draw:frame draw:style-name="gr11" draw:text-style-name="P8" draw:layer="layout" svg:width="0.717cm" svg:height="0.408cm" svg:x="14.711cm" svg:y="15.935cm">
          <draw:text-box>
            <text:p text:style-name="P46"><text:span text:style-name="T5">17:00</text:span></text:p>
          </draw:text-box>
        </draw:frame>
        <draw:frame draw:style-name="gr16" draw:text-style-name="P8" draw:layer="layout" svg:width="0.701cm" svg:height="0.408cm" svg:x="14.711cm" svg:y="16.334cm">
          <draw:text-box>
            <text:p text:style-name="P46"><text:span text:style-name="T5">18:00</text:span></text:p>
          </draw:text-box>
        </draw:frame>
        <draw:frame draw:style-name="gr7" draw:text-style-name="P8" draw:layer="layout" svg:width="0.855cm" svg:height="0.408cm" svg:x="21.11cm" svg:y="7.231cm">
          <draw:text-box>
            <text:p text:style-name="P46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21.11cm" svg:y="7.631cm">
          <draw:text-box>
            <text:p text:style-name="P46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21.11cm" svg:y="8.03cm">
          <draw:text-box>
            <text:p text:style-name="P46"><text:span text:style-name="T5">14:30</text:span></text:p>
          </draw:text-box>
        </draw:frame>
        <draw:frame draw:style-name="gr10" draw:text-style-name="P8" draw:layer="layout" svg:width="0.733cm" svg:height="0.408cm" svg:x="21.11cm" svg:y="8.43cm">
          <draw:text-box>
            <text:p text:style-name="P46"><text:span text:style-name="T5">15:00</text:span></text:p>
          </draw:text-box>
        </draw:frame>
        <draw:frame draw:style-name="gr11" draw:text-style-name="P8" draw:layer="layout" svg:width="0.717cm" svg:height="0.408cm" svg:x="21.11cm" svg:y="8.828cm">
          <draw:text-box>
            <text:p text:style-name="P46"><text:span text:style-name="T5">15:30</text:span></text:p>
          </draw:text-box>
        </draw:frame>
        <draw:frame draw:style-name="gr12" draw:text-style-name="P8" draw:layer="layout" svg:width="0.648cm" svg:height="0.409cm" svg:x="21.11cm" svg:y="9.228cm">
          <draw:text-box>
            <text:p text:style-name="P46"><text:span text:style-name="T5">16:00</text:span></text:p>
          </draw:text-box>
        </draw:frame>
        <draw:frame draw:style-name="gr13" draw:text-style-name="P8" draw:layer="layout" svg:width="0.632cm" svg:height="0.408cm" svg:x="21.11cm" svg:y="9.627cm">
          <draw:text-box>
            <text:p text:style-name="P46"><text:span text:style-name="T5">16:30</text:span></text:p>
          </draw:text-box>
        </draw:frame>
        <draw:frame draw:style-name="gr14" draw:text-style-name="P8" draw:layer="layout" svg:width="0.726cm" svg:height="0.408cm" svg:x="21.11cm" svg:y="10.026cm">
          <draw:text-box>
            <text:p text:style-name="P46"><text:span text:style-name="T5">17:00</text:span></text:p>
          </draw:text-box>
        </draw:frame>
        <draw:frame draw:style-name="gr15" draw:text-style-name="P8" draw:layer="layout" svg:width="0.709cm" svg:height="0.409cm" svg:x="21.11cm" svg:y="10.425cm">
          <draw:text-box>
            <text:p text:style-name="P46"><text:span text:style-name="T5">17:30</text:span></text:p>
          </draw:text-box>
        </draw:frame>
        <draw:frame draw:style-name="gr11" draw:text-style-name="P8" draw:layer="layout" svg:width="0.717cm" svg:height="0.408cm" svg:x="21.11cm" svg:y="10.825cm">
          <draw:text-box>
            <text:p text:style-name="P46"><text:span text:style-name="T5">18:00</text:span></text:p>
          </draw:text-box>
        </draw:frame>
        <draw:frame draw:style-name="gr16" draw:text-style-name="P8" draw:layer="layout" svg:width="0.701cm" svg:height="0.408cm" svg:x="21.11cm" svg:y="11.224cm">
          <draw:text-box>
            <text:p text:style-name="P46"><text:span text:style-name="T5">18:30</text:span></text:p>
          </draw:text-box>
        </draw:frame>
        <draw:frame draw:style-name="gr7" draw:text-style-name="P8" draw:layer="layout" svg:width="0.855cm" svg:height="0.408cm" svg:x="21.11cm" svg:y="2.131cm">
          <draw:text-box>
            <text:p text:style-name="P46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21.11cm" svg:y="2.531cm">
          <draw:text-box>
            <text:p text:style-name="P46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21.11cm" svg:y="2.93cm">
          <draw:text-box>
            <text:p text:style-name="P46"><text:span text:style-name="T5">14:30</text:span></text:p>
          </draw:text-box>
        </draw:frame>
        <draw:frame draw:style-name="gr10" draw:text-style-name="P8" draw:layer="layout" svg:width="0.733cm" svg:height="0.408cm" svg:x="21.11cm" svg:y="3.33cm">
          <draw:text-box>
            <text:p text:style-name="P46"><text:span text:style-name="T5">15:00</text:span></text:p>
          </draw:text-box>
        </draw:frame>
        <draw:frame draw:style-name="gr11" draw:text-style-name="P8" draw:layer="layout" svg:width="0.717cm" svg:height="0.408cm" svg:x="21.11cm" svg:y="3.728cm">
          <draw:text-box>
            <text:p text:style-name="P46"><text:span text:style-name="T5">15:30</text:span></text:p>
          </draw:text-box>
        </draw:frame>
        <draw:frame draw:style-name="gr12" draw:text-style-name="P8" draw:layer="layout" svg:width="0.648cm" svg:height="0.409cm" svg:x="21.11cm" svg:y="4.128cm">
          <draw:text-box>
            <text:p text:style-name="P46"><text:span text:style-name="T5">16:00</text:span></text:p>
          </draw:text-box>
        </draw:frame>
        <draw:frame draw:style-name="gr13" draw:text-style-name="P8" draw:layer="layout" svg:width="0.632cm" svg:height="0.408cm" svg:x="21.11cm" svg:y="4.527cm">
          <draw:text-box>
            <text:p text:style-name="P46"><text:span text:style-name="T5">16:30</text:span></text:p>
          </draw:text-box>
        </draw:frame>
        <draw:frame draw:style-name="gr14" draw:text-style-name="P8" draw:layer="layout" svg:width="0.726cm" svg:height="0.408cm" svg:x="21.11cm" svg:y="4.926cm">
          <draw:text-box>
            <text:p text:style-name="P46"><text:span text:style-name="T5">17:00</text:span></text:p>
          </draw:text-box>
        </draw:frame>
        <draw:frame draw:style-name="gr15" draw:text-style-name="P8" draw:layer="layout" svg:width="0.709cm" svg:height="0.409cm" svg:x="21.11cm" svg:y="5.325cm">
          <draw:text-box>
            <text:p text:style-name="P46"><text:span text:style-name="T5">17:30</text:span></text:p>
          </draw:text-box>
        </draw:frame>
        <draw:frame draw:style-name="gr11" draw:text-style-name="P8" draw:layer="layout" svg:width="0.717cm" svg:height="0.408cm" svg:x="21.11cm" svg:y="5.725cm">
          <draw:text-box>
            <text:p text:style-name="P46"><text:span text:style-name="T5">18:00</text:span></text:p>
          </draw:text-box>
        </draw:frame>
        <draw:frame draw:style-name="gr16" draw:text-style-name="P8" draw:layer="layout" svg:width="0.701cm" svg:height="0.408cm" svg:x="21.11cm" svg:y="6.124cm">
          <draw:text-box>
            <text:p text:style-name="P46"><text:span text:style-name="T5">18:30</text:span></text:p>
          </draw:text-box>
        </draw:frame>
        <draw:frame draw:style-name="gr7" draw:text-style-name="P8" draw:layer="layout" svg:width="0.855cm" svg:height="0.408cm" svg:x="21.11cm" svg:y="12.342cm">
          <draw:text-box>
            <text:p text:style-name="P46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21.11cm" svg:y="12.742cm">
          <draw:text-box>
            <text:p text:style-name="P46"><text:span text:style-name="T5">9:00 <text:s/></text:span><text:span text:style-name="T5"><text:s/></text:span></text:p>
          </draw:text-box>
        </draw:frame>
        <draw:frame draw:style-name="gr9" draw:text-style-name="P8" draw:layer="layout" svg:width="0.624cm" svg:height="0.408cm" svg:x="21.11cm" svg:y="13.141cm">
          <draw:text-box>
            <text:p text:style-name="P46"><text:span text:style-name="T5">10:00</text:span></text:p>
          </draw:text-box>
        </draw:frame>
        <draw:frame draw:style-name="gr10" draw:text-style-name="P8" draw:layer="layout" svg:width="0.733cm" svg:height="0.408cm" svg:x="21.11cm" svg:y="13.541cm">
          <draw:text-box>
            <text:p text:style-name="P46"><text:span text:style-name="T5">11:00</text:span></text:p>
          </draw:text-box>
        </draw:frame>
        <draw:frame draw:style-name="gr11" draw:text-style-name="P8" draw:layer="layout" svg:width="0.717cm" svg:height="0.408cm" svg:x="21.11cm" svg:y="13.939cm">
          <draw:text-box>
            <text:p text:style-name="P46"><text:span text:style-name="T5">12:00</text:span></text:p>
          </draw:text-box>
        </draw:frame>
        <draw:frame draw:style-name="gr12" draw:text-style-name="P8" draw:layer="layout" svg:width="0.648cm" svg:height="0.409cm" svg:x="21.11cm" svg:y="14.339cm">
          <draw:text-box>
            <text:p text:style-name="P46"><text:span text:style-name="T5">13:00</text:span></text:p>
          </draw:text-box>
        </draw:frame>
        <draw:frame draw:style-name="gr13" draw:text-style-name="P8" draw:layer="layout" svg:width="0.632cm" svg:height="0.408cm" svg:x="21.11cm" svg:y="14.738cm">
          <draw:text-box>
            <text:p text:style-name="P46"><text:span text:style-name="T5">14:00</text:span></text:p>
          </draw:text-box>
        </draw:frame>
        <draw:frame draw:style-name="gr14" draw:text-style-name="P8" draw:layer="layout" svg:width="0.726cm" svg:height="0.408cm" svg:x="21.11cm" svg:y="15.137cm">
          <draw:text-box>
            <text:p text:style-name="P46"><text:span text:style-name="T5">15:00</text:span></text:p>
          </draw:text-box>
        </draw:frame>
        <draw:frame draw:style-name="gr15" draw:text-style-name="P8" draw:layer="layout" svg:width="0.709cm" svg:height="0.409cm" svg:x="21.11cm" svg:y="15.536cm">
          <draw:text-box>
            <text:p text:style-name="P46"><text:span text:style-name="T5">16:00</text:span></text:p>
          </draw:text-box>
        </draw:frame>
        <draw:frame draw:style-name="gr11" draw:text-style-name="P8" draw:layer="layout" svg:width="0.717cm" svg:height="0.408cm" svg:x="21.11cm" svg:y="15.936cm">
          <draw:text-box>
            <text:p text:style-name="P46"><text:span text:style-name="T5">17:00</text:span></text:p>
          </draw:text-box>
        </draw:frame>
        <draw:frame draw:style-name="gr16" draw:text-style-name="P8" draw:layer="layout" svg:width="0.701cm" svg:height="0.408cm" svg:x="21.11cm" svg:y="16.335cm">
          <draw:text-box>
            <text:p text:style-name="P46"><text:span text:style-name="T5">18:00</text:span></text:p>
          </draw:text-box>
        </draw:frame>
        <draw:frame draw:style-name="gr26" draw:text-style-name="P13" draw:layer="layout" svg:width="0.198cm" svg:height="0.298cm" svg:x="23.796cm" svg:y="18.38cm">
          <draw:text-box>
            <text:p text:style-name="P47"><text:span text:style-name="T8">1</text:span></text:p>
          </draw:text-box>
        </draw:frame>
        <draw:frame draw:style-name="gr26" draw:text-style-name="P13" draw:layer="layout" svg:width="0.198cm" svg:height="0.298cm" svg:x="24.309cm" svg:y="18.38cm">
          <draw:text-box>
            <text:p text:style-name="P47"><text:span text:style-name="T8">2</text:span></text:p>
          </draw:text-box>
        </draw:frame>
        <draw:frame draw:style-name="gr27" draw:text-style-name="P13" draw:layer="layout" svg:width="0.257cm" svg:height="0.298cm" svg:x="24.786cm" svg:y="18.38cm">
          <draw:text-box>
            <text:p text:style-name="P47"><text:span text:style-name="T8">3</text:span></text:p>
          </draw:text-box>
        </draw:frame>
        <draw:frame draw:style-name="gr27" draw:text-style-name="P13" draw:layer="layout" svg:width="0.257cm" svg:height="0.298cm" svg:x="25.327cm" svg:y="18.38cm">
          <draw:text-box>
            <text:p text:style-name="P47"><text:span text:style-name="T8">4</text:span></text:p>
          </draw:text-box>
        </draw:frame>
        <draw:frame draw:style-name="gr1" draw:text-style-name="P2" draw:layer="layout" svg:width="2.869cm" svg:height="0.398cm" svg:x="1.365cm" svg:y="1.371cm">
          <draw:text-box>
            <text:p text:style-name="P43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1.961cm" svg:x2="13.956cm" svg:y2="1.961cm">
          <text:p/>
        </draw:line>
        <draw:frame draw:style-name="gr1" draw:text-style-name="P2" draw:layer="layout" svg:width="2.869cm" svg:height="0.398cm" svg:x="1.366cm" svg:y="1.372cm">
          <draw:text-box>
            <text:p text:style-name="P43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1.407cm">
          <draw:text-box>
            <text:p text:style-name="P44"><text:span text:style-name="T2">L</text:span><text:span text:style-name="T2">u</text:span><text:span text:style-name="T2">n</text:span><text:span text:style-name="T2">es</text:span></text:p>
          </draw:text-box>
        </draw:frame>
        <draw:frame draw:style-name="gr4" draw:text-style-name="P5" draw:layer="layout" svg:width="0.552cm" svg:height="0.687cm" svg:x="0.92cm" svg:y="1.41cm">
          <draw:text-box>
            <text:p text:style-name="P45"><text:span text:style-name="T3">2</text:span><text:span text:style-name="T3">2</text:span></text:p>
          </draw:text-box>
        </draw:frame>
        <draw:frame draw:style-name="gr5" draw:text-style-name="P6" draw:layer="layout" svg:width="2.917cm" svg:height="0.776cm" svg:x="0.92cm" svg:y="0.697cm">
          <draw:text-box>
            <text:p text:style-name="P42"><text:span text:style-name="T4">M</text:span><text:span text:style-name="T4">A</text:span><text:span text:style-name="T4">R</text:span><text:span text:style-name="T4">Z</text:span><text:span text:style-name="T4">O</text:span></text:p>
          </draw:text-box>
        </draw:frame>
        <draw:frame draw:style-name="gr1" draw:text-style-name="P2" draw:layer="layout" svg:width="2.869cm" svg:height="0.398cm" svg:x="1.365cm" svg:y="6.372cm">
          <draw:text-box>
            <text:p text:style-name="P43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366cm" svg:y="6.373cm">
          <draw:text-box>
            <text:p text:style-name="P43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7.567cm" svg:y1="2.36cm" svg:x2="13.94cm" svg:y2="2.36cm">
          <text:p/>
        </draw:line>
        <draw:line draw:style-name="gr6" draw:text-style-name="P7" draw:layer="layout" svg:x1="7.567cm" svg:y1="2.759cm" svg:x2="13.941cm" svg:y2="2.759cm">
          <text:p/>
        </draw:line>
        <draw:line draw:style-name="gr6" draw:text-style-name="P7" draw:layer="layout" svg:x1="7.567cm" svg:y1="3.159cm" svg:x2="13.941cm" svg:y2="3.159cm">
          <text:p/>
        </draw:line>
        <draw:line draw:style-name="gr6" draw:text-style-name="P7" draw:layer="layout" svg:x1="7.567cm" svg:y1="3.557cm" svg:x2="13.941cm" svg:y2="3.557cm">
          <text:p/>
        </draw:line>
        <draw:line draw:style-name="gr6" draw:text-style-name="P7" draw:layer="layout" svg:x1="7.567cm" svg:y1="3.957cm" svg:x2="13.941cm" svg:y2="3.957cm">
          <text:p/>
        </draw:line>
        <draw:line draw:style-name="gr6" draw:text-style-name="P7" draw:layer="layout" svg:x1="7.567cm" svg:y1="4.357cm" svg:x2="13.941cm" svg:y2="4.357cm">
          <text:p/>
        </draw:line>
        <draw:line draw:style-name="gr6" draw:text-style-name="P7" draw:layer="layout" svg:x1="7.567cm" svg:y1="4.756cm" svg:x2="13.941cm" svg:y2="4.756cm">
          <text:p/>
        </draw:line>
        <draw:line draw:style-name="gr6" draw:text-style-name="P7" draw:layer="layout" svg:x1="7.567cm" svg:y1="5.155cm" svg:x2="13.941cm" svg:y2="5.155cm">
          <text:p/>
        </draw:line>
        <draw:line draw:style-name="gr6" draw:text-style-name="P7" draw:layer="layout" svg:x1="7.567cm" svg:y1="5.554cm" svg:x2="13.941cm" svg:y2="5.554cm">
          <text:p/>
        </draw:line>
        <draw:line draw:style-name="gr6" draw:text-style-name="P7" draw:layer="layout" svg:x1="7.567cm" svg:y1="5.953cm" svg:x2="13.941cm" svg:y2="5.953cm">
          <text:p/>
        </draw:line>
        <draw:line draw:style-name="gr6" draw:text-style-name="P7" draw:layer="layout" svg:x1="7.567cm" svg:y1="6.353cm" svg:x2="13.941cm" svg:y2="6.353cm">
          <text:p/>
        </draw:line>
        <draw:frame draw:style-name="gr7" draw:text-style-name="P8" draw:layer="layout" svg:width="0.855cm" svg:height="0.408cm" svg:x="1.017cm" svg:y="2.13cm">
          <draw:text-box>
            <text:p text:style-name="P46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7cm" svg:y="2.53cm">
          <draw:text-box>
            <text:p text:style-name="P46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7cm" svg:y="2.929cm">
          <draw:text-box>
            <text:p text:style-name="P46"><text:span text:style-name="T5">9:00</text:span></text:p>
          </draw:text-box>
        </draw:frame>
        <draw:frame draw:style-name="gr10" draw:text-style-name="P8" draw:layer="layout" svg:width="0.733cm" svg:height="0.408cm" svg:x="1.017cm" svg:y="3.329cm">
          <draw:text-box>
            <text:p text:style-name="P46"><text:span text:style-name="T5">9:30</text:span></text:p>
          </draw:text-box>
        </draw:frame>
        <draw:frame draw:style-name="gr11" draw:text-style-name="P8" draw:layer="layout" svg:width="0.717cm" svg:height="0.408cm" svg:x="1.017cm" svg:y="3.727cm">
          <draw:text-box>
            <text:p text:style-name="P46"><text:span text:style-name="T5">10:00</text:span></text:p>
          </draw:text-box>
        </draw:frame>
        <draw:frame draw:style-name="gr12" draw:text-style-name="P8" draw:layer="layout" svg:width="0.648cm" svg:height="0.409cm" svg:x="1.017cm" svg:y="4.127cm">
          <draw:text-box>
            <text:p text:style-name="P46"><text:span text:style-name="T5">10:30</text:span></text:p>
          </draw:text-box>
        </draw:frame>
        <draw:frame draw:style-name="gr13" draw:text-style-name="P8" draw:layer="layout" svg:width="0.632cm" svg:height="0.408cm" svg:x="1.017cm" svg:y="4.526cm">
          <draw:text-box>
            <text:p text:style-name="P46"><text:span text:style-name="T5">11:00</text:span></text:p>
          </draw:text-box>
        </draw:frame>
        <draw:frame draw:style-name="gr14" draw:text-style-name="P8" draw:layer="layout" svg:width="0.726cm" svg:height="0.408cm" svg:x="1.017cm" svg:y="4.925cm">
          <draw:text-box>
            <text:p text:style-name="P46"><text:span text:style-name="T5">11:30</text:span></text:p>
          </draw:text-box>
        </draw:frame>
        <draw:frame draw:style-name="gr15" draw:text-style-name="P8" draw:layer="layout" svg:width="0.709cm" svg:height="0.409cm" svg:x="1.017cm" svg:y="5.324cm">
          <draw:text-box>
            <text:p text:style-name="P46"><text:span text:style-name="T5">12:00</text:span></text:p>
          </draw:text-box>
        </draw:frame>
        <draw:frame draw:style-name="gr11" draw:text-style-name="P8" draw:layer="layout" svg:width="0.717cm" svg:height="0.408cm" svg:x="1.017cm" svg:y="5.724cm">
          <draw:text-box>
            <text:p text:style-name="P46"><text:span text:style-name="T5">12:30</text:span></text:p>
          </draw:text-box>
        </draw:frame>
        <draw:frame draw:style-name="gr16" draw:text-style-name="P8" draw:layer="layout" svg:width="0.701cm" svg:height="0.408cm" svg:x="1.017cm" svg:y="6.123cm">
          <draw:text-box>
            <text:p text:style-name="P46"><text:span text:style-name="T5">13:00</text:span></text:p>
          </draw:text-box>
        </draw:frame>
        <draw:line draw:style-name="gr6" draw:text-style-name="P7" draw:layer="layout" svg:x1="0.967cm" svg:y1="2.361cm" svg:x2="7.34cm" svg:y2="2.361cm">
          <text:p/>
        </draw:line>
        <draw:line draw:style-name="gr6" draw:text-style-name="P7" draw:layer="layout" svg:x1="0.967cm" svg:y1="2.76cm" svg:x2="7.341cm" svg:y2="2.76cm">
          <text:p/>
        </draw:line>
        <draw:line draw:style-name="gr6" draw:text-style-name="P7" draw:layer="layout" svg:x1="0.967cm" svg:y1="3.16cm" svg:x2="7.341cm" svg:y2="3.16cm">
          <text:p/>
        </draw:line>
        <draw:line draw:style-name="gr6" draw:text-style-name="P7" draw:layer="layout" svg:x1="0.967cm" svg:y1="3.558cm" svg:x2="7.341cm" svg:y2="3.558cm">
          <text:p/>
        </draw:line>
        <draw:line draw:style-name="gr6" draw:text-style-name="P7" draw:layer="layout" svg:x1="0.967cm" svg:y1="3.958cm" svg:x2="7.341cm" svg:y2="3.958cm">
          <text:p/>
        </draw:line>
        <draw:line draw:style-name="gr6" draw:text-style-name="P7" draw:layer="layout" svg:x1="0.967cm" svg:y1="4.358cm" svg:x2="7.341cm" svg:y2="4.358cm">
          <text:p/>
        </draw:line>
        <draw:line draw:style-name="gr6" draw:text-style-name="P7" draw:layer="layout" svg:x1="0.967cm" svg:y1="4.757cm" svg:x2="7.341cm" svg:y2="4.757cm">
          <text:p/>
        </draw:line>
        <draw:line draw:style-name="gr6" draw:text-style-name="P7" draw:layer="layout" svg:x1="0.967cm" svg:y1="5.156cm" svg:x2="7.341cm" svg:y2="5.156cm">
          <text:p/>
        </draw:line>
        <draw:line draw:style-name="gr6" draw:text-style-name="P7" draw:layer="layout" svg:x1="0.967cm" svg:y1="5.555cm" svg:x2="7.341cm" svg:y2="5.555cm">
          <text:p/>
        </draw:line>
        <draw:line draw:style-name="gr6" draw:text-style-name="P7" draw:layer="layout" svg:x1="0.967cm" svg:y1="5.954cm" svg:x2="7.341cm" svg:y2="5.954cm">
          <text:p/>
        </draw:line>
        <draw:line draw:style-name="gr6" draw:text-style-name="P7" draw:layer="layout" svg:x1="0.967cm" svg:y1="6.354cm" svg:x2="7.341cm" svg:y2="6.354cm">
          <text:p/>
        </draw:line>
        <draw:frame draw:style-name="gr1" draw:text-style-name="P2" draw:layer="layout" svg:width="2.869cm" svg:height="0.398cm" svg:x="1.365cm" svg:y="6.471cm">
          <draw:text-box>
            <text:p text:style-name="P43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7.061cm" svg:x2="13.956cm" svg:y2="7.061cm">
          <text:p/>
        </draw:line>
        <draw:frame draw:style-name="gr1" draw:text-style-name="P2" draw:layer="layout" svg:width="2.869cm" svg:height="0.398cm" svg:x="1.366cm" svg:y="6.472cm">
          <draw:text-box>
            <text:p text:style-name="P43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6.507cm">
          <draw:text-box>
            <text:p text:style-name="P44"><text:span text:style-name="T2">M</text:span><text:span text:style-name="T2">ar</text:span><text:span text:style-name="T2">te</text:span><text:span text:style-name="T2">s</text:span></text:p>
          </draw:text-box>
        </draw:frame>
        <draw:frame draw:style-name="gr17" draw:text-style-name="P5" draw:layer="layout" svg:width="0.54cm" svg:height="0.687cm" svg:x="0.92cm" svg:y="6.51cm">
          <draw:text-box>
            <text:p text:style-name="P45"><text:span text:style-name="T3">2</text:span><text:span text:style-name="T3">3</text:span></text:p>
          </draw:text-box>
        </draw:frame>
        <draw:frame draw:style-name="gr1" draw:text-style-name="P2" draw:layer="layout" svg:width="2.869cm" svg:height="0.398cm" svg:x="1.365cm" svg:y="11.572cm">
          <draw:text-box>
            <text:p text:style-name="P43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366cm" svg:y="11.573cm">
          <draw:text-box>
            <text:p text:style-name="P43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7.567cm" svg:y1="7.46cm" svg:x2="13.94cm" svg:y2="7.46cm">
          <text:p/>
        </draw:line>
        <draw:line draw:style-name="gr6" draw:text-style-name="P7" draw:layer="layout" svg:x1="7.567cm" svg:y1="7.859cm" svg:x2="13.941cm" svg:y2="7.859cm">
          <text:p/>
        </draw:line>
        <draw:line draw:style-name="gr6" draw:text-style-name="P7" draw:layer="layout" svg:x1="7.567cm" svg:y1="8.259cm" svg:x2="13.941cm" svg:y2="8.259cm">
          <text:p/>
        </draw:line>
        <draw:line draw:style-name="gr6" draw:text-style-name="P7" draw:layer="layout" svg:x1="7.567cm" svg:y1="8.657cm" svg:x2="13.941cm" svg:y2="8.657cm">
          <text:p/>
        </draw:line>
        <draw:line draw:style-name="gr6" draw:text-style-name="P7" draw:layer="layout" svg:x1="7.567cm" svg:y1="9.057cm" svg:x2="13.941cm" svg:y2="9.057cm">
          <text:p/>
        </draw:line>
        <draw:line draw:style-name="gr6" draw:text-style-name="P7" draw:layer="layout" svg:x1="7.567cm" svg:y1="9.457cm" svg:x2="13.941cm" svg:y2="9.457cm">
          <text:p/>
        </draw:line>
        <draw:line draw:style-name="gr6" draw:text-style-name="P7" draw:layer="layout" svg:x1="7.567cm" svg:y1="9.856cm" svg:x2="13.941cm" svg:y2="9.856cm">
          <text:p/>
        </draw:line>
        <draw:line draw:style-name="gr6" draw:text-style-name="P7" draw:layer="layout" svg:x1="7.567cm" svg:y1="10.255cm" svg:x2="13.941cm" svg:y2="10.255cm">
          <text:p/>
        </draw:line>
        <draw:line draw:style-name="gr6" draw:text-style-name="P7" draw:layer="layout" svg:x1="7.567cm" svg:y1="10.654cm" svg:x2="13.941cm" svg:y2="10.654cm">
          <text:p/>
        </draw:line>
        <draw:line draw:style-name="gr6" draw:text-style-name="P7" draw:layer="layout" svg:x1="7.567cm" svg:y1="11.053cm" svg:x2="13.941cm" svg:y2="11.053cm">
          <text:p/>
        </draw:line>
        <draw:line draw:style-name="gr6" draw:text-style-name="P7" draw:layer="layout" svg:x1="7.567cm" svg:y1="11.453cm" svg:x2="13.941cm" svg:y2="11.453cm">
          <text:p/>
        </draw:line>
        <draw:line draw:style-name="gr6" draw:text-style-name="P7" draw:layer="layout" svg:x1="0.967cm" svg:y1="7.461cm" svg:x2="7.34cm" svg:y2="7.461cm">
          <text:p/>
        </draw:line>
        <draw:line draw:style-name="gr6" draw:text-style-name="P7" draw:layer="layout" svg:x1="0.967cm" svg:y1="7.86cm" svg:x2="7.341cm" svg:y2="7.86cm">
          <text:p/>
        </draw:line>
        <draw:line draw:style-name="gr6" draw:text-style-name="P7" draw:layer="layout" svg:x1="0.967cm" svg:y1="8.26cm" svg:x2="7.341cm" svg:y2="8.26cm">
          <text:p/>
        </draw:line>
        <draw:line draw:style-name="gr6" draw:text-style-name="P7" draw:layer="layout" svg:x1="0.967cm" svg:y1="8.658cm" svg:x2="7.341cm" svg:y2="8.658cm">
          <text:p/>
        </draw:line>
        <draw:line draw:style-name="gr6" draw:text-style-name="P7" draw:layer="layout" svg:x1="0.967cm" svg:y1="9.058cm" svg:x2="7.341cm" svg:y2="9.058cm">
          <text:p/>
        </draw:line>
        <draw:line draw:style-name="gr6" draw:text-style-name="P7" draw:layer="layout" svg:x1="0.967cm" svg:y1="9.458cm" svg:x2="7.341cm" svg:y2="9.458cm">
          <text:p/>
        </draw:line>
        <draw:line draw:style-name="gr6" draw:text-style-name="P7" draw:layer="layout" svg:x1="0.967cm" svg:y1="9.857cm" svg:x2="7.341cm" svg:y2="9.857cm">
          <text:p/>
        </draw:line>
        <draw:line draw:style-name="gr6" draw:text-style-name="P7" draw:layer="layout" svg:x1="0.967cm" svg:y1="10.256cm" svg:x2="7.341cm" svg:y2="10.256cm">
          <text:p/>
        </draw:line>
        <draw:line draw:style-name="gr6" draw:text-style-name="P7" draw:layer="layout" svg:x1="0.967cm" svg:y1="10.655cm" svg:x2="7.341cm" svg:y2="10.655cm">
          <text:p/>
        </draw:line>
        <draw:line draw:style-name="gr6" draw:text-style-name="P7" draw:layer="layout" svg:x1="0.967cm" svg:y1="11.054cm" svg:x2="7.341cm" svg:y2="11.054cm">
          <text:p/>
        </draw:line>
        <draw:line draw:style-name="gr6" draw:text-style-name="P7" draw:layer="layout" svg:x1="0.967cm" svg:y1="11.454cm" svg:x2="7.341cm" svg:y2="11.454cm">
          <text:p/>
        </draw:line>
        <draw:frame draw:style-name="gr1" draw:text-style-name="P2" draw:layer="layout" svg:width="2.869cm" svg:height="0.398cm" svg:x="1.365cm" svg:y="11.571cm">
          <draw:text-box>
            <text:p text:style-name="P43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12.161cm" svg:x2="13.956cm" svg:y2="12.161cm">
          <text:p/>
        </draw:line>
        <draw:frame draw:style-name="gr1" draw:text-style-name="P2" draw:layer="layout" svg:width="2.869cm" svg:height="0.398cm" svg:x="1.366cm" svg:y="11.572cm">
          <draw:text-box>
            <text:p text:style-name="P43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11.607cm">
          <draw:text-box>
            <text:p text:style-name="P44"><text:span text:style-name="T2">M</text:span><text:span text:style-name="T2">ié</text:span><text:span text:style-name="T2">rc</text:span><text:span text:style-name="T2">ol</text:span><text:span text:style-name="T2">es</text:span></text:p>
          </draw:text-box>
        </draw:frame>
        <draw:frame draw:style-name="gr18" draw:text-style-name="P5" draw:layer="layout" svg:width="0.544cm" svg:height="0.687cm" svg:x="0.92cm" svg:y="11.61cm">
          <draw:text-box>
            <text:p text:style-name="P45"><text:span text:style-name="T3">2</text:span><text:span text:style-name="T3">4</text:span></text:p>
          </draw:text-box>
        </draw:frame>
        <draw:line draw:style-name="gr6" draw:text-style-name="P7" draw:layer="layout" svg:x1="7.567cm" svg:y1="12.56cm" svg:x2="13.94cm" svg:y2="12.56cm">
          <text:p/>
        </draw:line>
        <draw:line draw:style-name="gr6" draw:text-style-name="P7" draw:layer="layout" svg:x1="7.567cm" svg:y1="12.959cm" svg:x2="13.941cm" svg:y2="12.959cm">
          <text:p/>
        </draw:line>
        <draw:line draw:style-name="gr6" draw:text-style-name="P7" draw:layer="layout" svg:x1="7.567cm" svg:y1="13.359cm" svg:x2="13.941cm" svg:y2="13.359cm">
          <text:p/>
        </draw:line>
        <draw:line draw:style-name="gr6" draw:text-style-name="P7" draw:layer="layout" svg:x1="7.567cm" svg:y1="13.757cm" svg:x2="13.941cm" svg:y2="13.757cm">
          <text:p/>
        </draw:line>
        <draw:line draw:style-name="gr6" draw:text-style-name="P7" draw:layer="layout" svg:x1="7.567cm" svg:y1="14.157cm" svg:x2="13.941cm" svg:y2="14.157cm">
          <text:p/>
        </draw:line>
        <draw:line draw:style-name="gr6" draw:text-style-name="P7" draw:layer="layout" svg:x1="7.567cm" svg:y1="14.557cm" svg:x2="13.941cm" svg:y2="14.557cm">
          <text:p/>
        </draw:line>
        <draw:line draw:style-name="gr6" draw:text-style-name="P7" draw:layer="layout" svg:x1="7.567cm" svg:y1="14.956cm" svg:x2="13.941cm" svg:y2="14.956cm">
          <text:p/>
        </draw:line>
        <draw:line draw:style-name="gr6" draw:text-style-name="P7" draw:layer="layout" svg:x1="7.567cm" svg:y1="15.355cm" svg:x2="13.941cm" svg:y2="15.355cm">
          <text:p/>
        </draw:line>
        <draw:line draw:style-name="gr6" draw:text-style-name="P7" draw:layer="layout" svg:x1="7.567cm" svg:y1="15.754cm" svg:x2="13.941cm" svg:y2="15.754cm">
          <text:p/>
        </draw:line>
        <draw:line draw:style-name="gr6" draw:text-style-name="P7" draw:layer="layout" svg:x1="7.567cm" svg:y1="16.153cm" svg:x2="13.941cm" svg:y2="16.153cm">
          <text:p/>
        </draw:line>
        <draw:line draw:style-name="gr6" draw:text-style-name="P7" draw:layer="layout" svg:x1="7.567cm" svg:y1="16.553cm" svg:x2="13.941cm" svg:y2="16.553cm">
          <text:p/>
        </draw:line>
        <draw:line draw:style-name="gr6" draw:text-style-name="P7" draw:layer="layout" svg:x1="0.967cm" svg:y1="12.561cm" svg:x2="7.34cm" svg:y2="12.561cm">
          <text:p/>
        </draw:line>
        <draw:line draw:style-name="gr6" draw:text-style-name="P7" draw:layer="layout" svg:x1="0.967cm" svg:y1="12.96cm" svg:x2="7.341cm" svg:y2="12.96cm">
          <text:p/>
        </draw:line>
        <draw:line draw:style-name="gr6" draw:text-style-name="P7" draw:layer="layout" svg:x1="0.967cm" svg:y1="13.36cm" svg:x2="7.341cm" svg:y2="13.36cm">
          <text:p/>
        </draw:line>
        <draw:line draw:style-name="gr6" draw:text-style-name="P7" draw:layer="layout" svg:x1="0.967cm" svg:y1="13.758cm" svg:x2="7.341cm" svg:y2="13.758cm">
          <text:p/>
        </draw:line>
        <draw:line draw:style-name="gr6" draw:text-style-name="P7" draw:layer="layout" svg:x1="0.967cm" svg:y1="14.158cm" svg:x2="7.341cm" svg:y2="14.158cm">
          <text:p/>
        </draw:line>
        <draw:line draw:style-name="gr6" draw:text-style-name="P7" draw:layer="layout" svg:x1="0.967cm" svg:y1="14.558cm" svg:x2="7.341cm" svg:y2="14.558cm">
          <text:p/>
        </draw:line>
        <draw:line draw:style-name="gr6" draw:text-style-name="P7" draw:layer="layout" svg:x1="0.967cm" svg:y1="14.957cm" svg:x2="7.341cm" svg:y2="14.957cm">
          <text:p/>
        </draw:line>
        <draw:line draw:style-name="gr6" draw:text-style-name="P7" draw:layer="layout" svg:x1="0.967cm" svg:y1="15.356cm" svg:x2="7.341cm" svg:y2="15.356cm">
          <text:p/>
        </draw:line>
        <draw:line draw:style-name="gr6" draw:text-style-name="P7" draw:layer="layout" svg:x1="0.967cm" svg:y1="15.755cm" svg:x2="7.341cm" svg:y2="15.755cm">
          <text:p/>
        </draw:line>
        <draw:line draw:style-name="gr6" draw:text-style-name="P7" draw:layer="layout" svg:x1="0.967cm" svg:y1="16.154cm" svg:x2="7.341cm" svg:y2="16.154cm">
          <text:p/>
        </draw:line>
        <draw:line draw:style-name="gr6" draw:text-style-name="P7" draw:layer="layout" svg:x1="0.967cm" svg:y1="16.554cm" svg:x2="7.341cm" svg:y2="16.554cm">
          <text:p/>
        </draw:line>
        <draw:frame draw:style-name="gr1" draw:text-style-name="P2" draw:layer="layout" svg:width="2.869cm" svg:height="0.398cm" svg:x="1.098cm" svg:y="20.77cm">
          <draw:text-box>
            <text:p text:style-name="P43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099cm" svg:y="20.771cm">
          <draw:text-box>
            <text:p text:style-name="P43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.222cm" svg:y1="17.258cm" svg:x2="13.972cm" svg:y2="17.258cm">
          <text:p/>
        </draw:line>
        <draw:line draw:style-name="gr6" draw:text-style-name="P7" draw:layer="layout" svg:x1="0.7cm" svg:y1="17.658cm" svg:x2="13.972cm" svg:y2="17.658cm">
          <text:p/>
        </draw:line>
        <draw:line draw:style-name="gr6" draw:text-style-name="P7" draw:layer="layout" svg:x1="0.7cm" svg:y1="18.056cm" svg:x2="13.972cm" svg:y2="18.056cm">
          <text:p/>
        </draw:line>
        <draw:line draw:style-name="gr6" draw:text-style-name="P7" draw:layer="layout" svg:x1="0.7cm" svg:y1="18.456cm" svg:x2="13.972cm" svg:y2="18.456cm">
          <text:p/>
        </draw:line>
        <draw:line draw:style-name="gr6" draw:text-style-name="P7" draw:layer="layout" svg:x1="0.7cm" svg:y1="18.856cm" svg:x2="13.972cm" svg:y2="18.856cm">
          <text:p/>
        </draw:line>
        <draw:line draw:style-name="gr6" draw:text-style-name="P7" draw:layer="layout" svg:x1="0.7cm" svg:y1="19.255cm" svg:x2="13.972cm" svg:y2="19.255cm">
          <text:p/>
        </draw:line>
        <draw:line draw:style-name="gr6" draw:text-style-name="P7" draw:layer="layout" svg:x1="0.7cm" svg:y1="19.654cm" svg:x2="13.972cm" svg:y2="19.654cm">
          <text:p/>
        </draw:line>
        <draw:line draw:style-name="gr6" draw:text-style-name="P7" draw:layer="layout" svg:x1="0.7cm" svg:y1="20.053cm" svg:x2="13.972cm" svg:y2="20.053cm">
          <text:p/>
        </draw:line>
        <draw:line draw:style-name="gr6" draw:text-style-name="P7" draw:layer="layout" svg:x1="0.7cm" svg:y1="20.452cm" svg:x2="13.972cm" svg:y2="20.452cm">
          <text:p/>
        </draw:line>
        <draw:frame draw:style-name="gr7" draw:text-style-name="P8" draw:layer="layout" svg:width="0.855cm" svg:height="0.408cm" svg:x="7.618cm" svg:y="2.131cm">
          <draw:text-box>
            <text:p text:style-name="P46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8cm" svg:y="2.531cm">
          <draw:text-box>
            <text:p text:style-name="P46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8cm" svg:y="2.93cm">
          <draw:text-box>
            <text:p text:style-name="P46"><text:span text:style-name="T5">14:30</text:span></text:p>
          </draw:text-box>
        </draw:frame>
        <draw:frame draw:style-name="gr10" draw:text-style-name="P8" draw:layer="layout" svg:width="0.733cm" svg:height="0.408cm" svg:x="7.618cm" svg:y="3.33cm">
          <draw:text-box>
            <text:p text:style-name="P46"><text:span text:style-name="T5">15:00</text:span></text:p>
          </draw:text-box>
        </draw:frame>
        <draw:frame draw:style-name="gr11" draw:text-style-name="P8" draw:layer="layout" svg:width="0.717cm" svg:height="0.408cm" svg:x="7.618cm" svg:y="3.728cm">
          <draw:text-box>
            <text:p text:style-name="P46"><text:span text:style-name="T5">15:30</text:span></text:p>
          </draw:text-box>
        </draw:frame>
        <draw:frame draw:style-name="gr12" draw:text-style-name="P8" draw:layer="layout" svg:width="0.648cm" svg:height="0.409cm" svg:x="7.618cm" svg:y="4.128cm">
          <draw:text-box>
            <text:p text:style-name="P46"><text:span text:style-name="T5">16:00</text:span></text:p>
          </draw:text-box>
        </draw:frame>
        <draw:frame draw:style-name="gr13" draw:text-style-name="P8" draw:layer="layout" svg:width="0.632cm" svg:height="0.408cm" svg:x="7.618cm" svg:y="4.527cm">
          <draw:text-box>
            <text:p text:style-name="P46"><text:span text:style-name="T5">16:30</text:span></text:p>
          </draw:text-box>
        </draw:frame>
        <draw:frame draw:style-name="gr14" draw:text-style-name="P8" draw:layer="layout" svg:width="0.726cm" svg:height="0.408cm" svg:x="7.618cm" svg:y="4.926cm">
          <draw:text-box>
            <text:p text:style-name="P46"><text:span text:style-name="T5">17:00</text:span></text:p>
          </draw:text-box>
        </draw:frame>
        <draw:frame draw:style-name="gr15" draw:text-style-name="P8" draw:layer="layout" svg:width="0.709cm" svg:height="0.409cm" svg:x="7.618cm" svg:y="5.325cm">
          <draw:text-box>
            <text:p text:style-name="P46"><text:span text:style-name="T5">17:30</text:span></text:p>
          </draw:text-box>
        </draw:frame>
        <draw:frame draw:style-name="gr11" draw:text-style-name="P8" draw:layer="layout" svg:width="0.717cm" svg:height="0.408cm" svg:x="7.618cm" svg:y="5.725cm">
          <draw:text-box>
            <text:p text:style-name="P46"><text:span text:style-name="T5">18:00</text:span></text:p>
          </draw:text-box>
        </draw:frame>
        <draw:frame draw:style-name="gr16" draw:text-style-name="P8" draw:layer="layout" svg:width="0.701cm" svg:height="0.408cm" svg:x="7.618cm" svg:y="6.124cm">
          <draw:text-box>
            <text:p text:style-name="P46"><text:span text:style-name="T5">18:30</text:span></text:p>
          </draw:text-box>
        </draw:frame>
        <draw:custom-shape draw:style-name="gr19" draw:text-style-name="P9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0" draw:layer="layout" svg:width="1.211cm" svg:height="0.517cm" svg:x="0.967cm" svg:y="17.004cm">
          <draw:text-box>
            <text:p text:style-name="P44"><text:span text:style-name="T6">N</text:span><text:span text:style-name="T6">ot</text:span><text:span text:style-name="T6">as</text:span></text:p>
          </draw:text-box>
        </draw:frame>
        <draw:frame draw:style-name="gr21" draw:text-style-name="P11" draw:layer="layout" svg:width="2.186cm" svg:height="0.556cm" svg:x="6.8cm" svg:y="1.208cm">
          <draw:text-box>
            <text:p text:style-name="P41"><text:span text:style-name="T7">S</text:span><text:span text:style-name="T7">e</text:span><text:span text:style-name="T7">m</text:span><text:span text:style-name="T7">a</text:span><text:span text:style-name="T7">n</text:span><text:span text:style-name="T7">a </text:span><text:span text:style-name="T7">12</text:span></text:p>
          </draw:text-box>
        </draw:frame>
        <draw:frame draw:style-name="gr7" draw:text-style-name="P8" draw:layer="layout" svg:width="0.855cm" svg:height="0.408cm" svg:x="7.619cm" svg:y="7.23cm">
          <draw:text-box>
            <text:p text:style-name="P46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9cm" svg:y="7.63cm">
          <draw:text-box>
            <text:p text:style-name="P46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9cm" svg:y="8.029cm">
          <draw:text-box>
            <text:p text:style-name="P46"><text:span text:style-name="T5">14:30</text:span></text:p>
          </draw:text-box>
        </draw:frame>
        <draw:frame draw:style-name="gr10" draw:text-style-name="P8" draw:layer="layout" svg:width="0.733cm" svg:height="0.408cm" svg:x="7.619cm" svg:y="8.429cm">
          <draw:text-box>
            <text:p text:style-name="P46"><text:span text:style-name="T5">15:00</text:span></text:p>
          </draw:text-box>
        </draw:frame>
        <draw:frame draw:style-name="gr11" draw:text-style-name="P8" draw:layer="layout" svg:width="0.717cm" svg:height="0.408cm" svg:x="7.619cm" svg:y="8.827cm">
          <draw:text-box>
            <text:p text:style-name="P46"><text:span text:style-name="T5">15:30</text:span></text:p>
          </draw:text-box>
        </draw:frame>
        <draw:frame draw:style-name="gr12" draw:text-style-name="P8" draw:layer="layout" svg:width="0.648cm" svg:height="0.409cm" svg:x="7.619cm" svg:y="9.227cm">
          <draw:text-box>
            <text:p text:style-name="P46"><text:span text:style-name="T5">16:00</text:span></text:p>
          </draw:text-box>
        </draw:frame>
        <draw:frame draw:style-name="gr13" draw:text-style-name="P8" draw:layer="layout" svg:width="0.632cm" svg:height="0.408cm" svg:x="7.619cm" svg:y="9.626cm">
          <draw:text-box>
            <text:p text:style-name="P46"><text:span text:style-name="T5">16:30</text:span></text:p>
          </draw:text-box>
        </draw:frame>
        <draw:frame draw:style-name="gr14" draw:text-style-name="P8" draw:layer="layout" svg:width="0.726cm" svg:height="0.408cm" svg:x="7.619cm" svg:y="10.025cm">
          <draw:text-box>
            <text:p text:style-name="P46"><text:span text:style-name="T5">17:00</text:span></text:p>
          </draw:text-box>
        </draw:frame>
        <draw:frame draw:style-name="gr15" draw:text-style-name="P8" draw:layer="layout" svg:width="0.709cm" svg:height="0.409cm" svg:x="7.619cm" svg:y="10.424cm">
          <draw:text-box>
            <text:p text:style-name="P46"><text:span text:style-name="T5">17:30</text:span></text:p>
          </draw:text-box>
        </draw:frame>
        <draw:frame draw:style-name="gr11" draw:text-style-name="P8" draw:layer="layout" svg:width="0.717cm" svg:height="0.408cm" svg:x="7.619cm" svg:y="10.824cm">
          <draw:text-box>
            <text:p text:style-name="P46"><text:span text:style-name="T5">18:00</text:span></text:p>
          </draw:text-box>
        </draw:frame>
        <draw:frame draw:style-name="gr16" draw:text-style-name="P8" draw:layer="layout" svg:width="0.701cm" svg:height="0.408cm" svg:x="7.619cm" svg:y="11.223cm">
          <draw:text-box>
            <text:p text:style-name="P46"><text:span text:style-name="T5">18:30</text:span></text:p>
          </draw:text-box>
        </draw:frame>
        <draw:frame draw:style-name="gr7" draw:text-style-name="P8" draw:layer="layout" svg:width="0.855cm" svg:height="0.408cm" svg:x="7.619cm" svg:y="12.34cm">
          <draw:text-box>
            <text:p text:style-name="P46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9cm" svg:y="12.74cm">
          <draw:text-box>
            <text:p text:style-name="P46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9cm" svg:y="13.139cm">
          <draw:text-box>
            <text:p text:style-name="P46"><text:span text:style-name="T5">14:30</text:span></text:p>
          </draw:text-box>
        </draw:frame>
        <draw:frame draw:style-name="gr10" draw:text-style-name="P8" draw:layer="layout" svg:width="0.733cm" svg:height="0.408cm" svg:x="7.619cm" svg:y="13.539cm">
          <draw:text-box>
            <text:p text:style-name="P46"><text:span text:style-name="T5">15:00</text:span></text:p>
          </draw:text-box>
        </draw:frame>
        <draw:frame draw:style-name="gr11" draw:text-style-name="P8" draw:layer="layout" svg:width="0.717cm" svg:height="0.408cm" svg:x="7.619cm" svg:y="13.937cm">
          <draw:text-box>
            <text:p text:style-name="P46"><text:span text:style-name="T5">15:30</text:span></text:p>
          </draw:text-box>
        </draw:frame>
        <draw:frame draw:style-name="gr12" draw:text-style-name="P8" draw:layer="layout" svg:width="0.648cm" svg:height="0.409cm" svg:x="7.619cm" svg:y="14.337cm">
          <draw:text-box>
            <text:p text:style-name="P46"><text:span text:style-name="T5">16:00</text:span></text:p>
          </draw:text-box>
        </draw:frame>
        <draw:frame draw:style-name="gr13" draw:text-style-name="P8" draw:layer="layout" svg:width="0.632cm" svg:height="0.408cm" svg:x="7.619cm" svg:y="14.736cm">
          <draw:text-box>
            <text:p text:style-name="P46"><text:span text:style-name="T5">16:30</text:span></text:p>
          </draw:text-box>
        </draw:frame>
        <draw:frame draw:style-name="gr14" draw:text-style-name="P8" draw:layer="layout" svg:width="0.726cm" svg:height="0.408cm" svg:x="7.619cm" svg:y="15.135cm">
          <draw:text-box>
            <text:p text:style-name="P46"><text:span text:style-name="T5">17:00</text:span></text:p>
          </draw:text-box>
        </draw:frame>
        <draw:frame draw:style-name="gr15" draw:text-style-name="P8" draw:layer="layout" svg:width="0.709cm" svg:height="0.409cm" svg:x="7.619cm" svg:y="15.534cm">
          <draw:text-box>
            <text:p text:style-name="P46"><text:span text:style-name="T5">17:30</text:span></text:p>
          </draw:text-box>
        </draw:frame>
        <draw:frame draw:style-name="gr11" draw:text-style-name="P8" draw:layer="layout" svg:width="0.717cm" svg:height="0.408cm" svg:x="7.619cm" svg:y="15.934cm">
          <draw:text-box>
            <text:p text:style-name="P46"><text:span text:style-name="T5">18:00</text:span></text:p>
          </draw:text-box>
        </draw:frame>
        <draw:frame draw:style-name="gr16" draw:text-style-name="P8" draw:layer="layout" svg:width="0.701cm" svg:height="0.408cm" svg:x="7.619cm" svg:y="16.333cm">
          <draw:text-box>
            <text:p text:style-name="P46"><text:span text:style-name="T5">18:30</text:span></text:p>
          </draw:text-box>
        </draw:frame>
        <draw:frame draw:style-name="gr7" draw:text-style-name="P8" draw:layer="layout" svg:width="0.855cm" svg:height="0.408cm" svg:x="1.018cm" svg:y="7.23cm">
          <draw:text-box>
            <text:p text:style-name="P46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8cm" svg:y="7.63cm">
          <draw:text-box>
            <text:p text:style-name="P46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8cm" svg:y="8.029cm">
          <draw:text-box>
            <text:p text:style-name="P46"><text:span text:style-name="T5">9:00</text:span></text:p>
          </draw:text-box>
        </draw:frame>
        <draw:frame draw:style-name="gr10" draw:text-style-name="P8" draw:layer="layout" svg:width="0.733cm" svg:height="0.408cm" svg:x="1.018cm" svg:y="8.429cm">
          <draw:text-box>
            <text:p text:style-name="P46"><text:span text:style-name="T5">9:30</text:span></text:p>
          </draw:text-box>
        </draw:frame>
        <draw:frame draw:style-name="gr11" draw:text-style-name="P8" draw:layer="layout" svg:width="0.717cm" svg:height="0.408cm" svg:x="1.018cm" svg:y="8.827cm">
          <draw:text-box>
            <text:p text:style-name="P46"><text:span text:style-name="T5">10:00</text:span></text:p>
          </draw:text-box>
        </draw:frame>
        <draw:frame draw:style-name="gr12" draw:text-style-name="P8" draw:layer="layout" svg:width="0.648cm" svg:height="0.409cm" svg:x="1.018cm" svg:y="9.227cm">
          <draw:text-box>
            <text:p text:style-name="P46"><text:span text:style-name="T5">10:30</text:span></text:p>
          </draw:text-box>
        </draw:frame>
        <draw:frame draw:style-name="gr13" draw:text-style-name="P8" draw:layer="layout" svg:width="0.632cm" svg:height="0.408cm" svg:x="1.018cm" svg:y="9.626cm">
          <draw:text-box>
            <text:p text:style-name="P46"><text:span text:style-name="T5">11:00</text:span></text:p>
          </draw:text-box>
        </draw:frame>
        <draw:frame draw:style-name="gr14" draw:text-style-name="P8" draw:layer="layout" svg:width="0.726cm" svg:height="0.408cm" svg:x="1.018cm" svg:y="10.025cm">
          <draw:text-box>
            <text:p text:style-name="P46"><text:span text:style-name="T5">11:30</text:span></text:p>
          </draw:text-box>
        </draw:frame>
        <draw:frame draw:style-name="gr15" draw:text-style-name="P8" draw:layer="layout" svg:width="0.709cm" svg:height="0.409cm" svg:x="1.018cm" svg:y="10.424cm">
          <draw:text-box>
            <text:p text:style-name="P46"><text:span text:style-name="T5">12:00</text:span></text:p>
          </draw:text-box>
        </draw:frame>
        <draw:frame draw:style-name="gr11" draw:text-style-name="P8" draw:layer="layout" svg:width="0.717cm" svg:height="0.408cm" svg:x="1.018cm" svg:y="10.824cm">
          <draw:text-box>
            <text:p text:style-name="P46"><text:span text:style-name="T5">12:30</text:span></text:p>
          </draw:text-box>
        </draw:frame>
        <draw:frame draw:style-name="gr16" draw:text-style-name="P8" draw:layer="layout" svg:width="0.701cm" svg:height="0.408cm" svg:x="1.018cm" svg:y="11.223cm">
          <draw:text-box>
            <text:p text:style-name="P46"><text:span text:style-name="T5">13:00</text:span></text:p>
          </draw:text-box>
        </draw:frame>
        <draw:frame draw:style-name="gr7" draw:text-style-name="P8" draw:layer="layout" svg:width="0.855cm" svg:height="0.408cm" svg:x="1.018cm" svg:y="12.34cm">
          <draw:text-box>
            <text:p text:style-name="P46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8cm" svg:y="12.74cm">
          <draw:text-box>
            <text:p text:style-name="P46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8cm" svg:y="13.139cm">
          <draw:text-box>
            <text:p text:style-name="P46"><text:span text:style-name="T5">9:00</text:span></text:p>
          </draw:text-box>
        </draw:frame>
        <draw:frame draw:style-name="gr10" draw:text-style-name="P8" draw:layer="layout" svg:width="0.733cm" svg:height="0.408cm" svg:x="1.018cm" svg:y="13.539cm">
          <draw:text-box>
            <text:p text:style-name="P46"><text:span text:style-name="T5">9:30</text:span></text:p>
          </draw:text-box>
        </draw:frame>
        <draw:frame draw:style-name="gr11" draw:text-style-name="P8" draw:layer="layout" svg:width="0.717cm" svg:height="0.408cm" svg:x="1.018cm" svg:y="13.937cm">
          <draw:text-box>
            <text:p text:style-name="P46"><text:span text:style-name="T5">10:00</text:span></text:p>
          </draw:text-box>
        </draw:frame>
        <draw:frame draw:style-name="gr12" draw:text-style-name="P8" draw:layer="layout" svg:width="0.648cm" svg:height="0.409cm" svg:x="1.018cm" svg:y="14.337cm">
          <draw:text-box>
            <text:p text:style-name="P46"><text:span text:style-name="T5">10:30</text:span></text:p>
          </draw:text-box>
        </draw:frame>
        <draw:frame draw:style-name="gr13" draw:text-style-name="P8" draw:layer="layout" svg:width="0.632cm" svg:height="0.408cm" svg:x="1.018cm" svg:y="14.736cm">
          <draw:text-box>
            <text:p text:style-name="P46"><text:span text:style-name="T5">11:00</text:span></text:p>
          </draw:text-box>
        </draw:frame>
        <draw:frame draw:style-name="gr14" draw:text-style-name="P8" draw:layer="layout" svg:width="0.726cm" svg:height="0.408cm" svg:x="1.018cm" svg:y="15.135cm">
          <draw:text-box>
            <text:p text:style-name="P46"><text:span text:style-name="T5">11:30</text:span></text:p>
          </draw:text-box>
        </draw:frame>
        <draw:frame draw:style-name="gr15" draw:text-style-name="P8" draw:layer="layout" svg:width="0.709cm" svg:height="0.409cm" svg:x="1.018cm" svg:y="15.534cm">
          <draw:text-box>
            <text:p text:style-name="P46"><text:span text:style-name="T5">12:00</text:span></text:p>
          </draw:text-box>
        </draw:frame>
        <draw:frame draw:style-name="gr11" draw:text-style-name="P8" draw:layer="layout" svg:width="0.717cm" svg:height="0.408cm" svg:x="1.018cm" svg:y="15.934cm">
          <draw:text-box>
            <text:p text:style-name="P46"><text:span text:style-name="T5">12:30</text:span></text:p>
          </draw:text-box>
        </draw:frame>
        <draw:frame draw:style-name="gr16" draw:text-style-name="P8" draw:layer="layout" svg:width="0.701cm" svg:height="0.408cm" svg:x="1.018cm" svg:y="16.333cm">
          <draw:text-box>
            <text:p text:style-name="P46"><text:span text:style-name="T5">13:00</text:span></text:p>
          </draw:text-box>
        </draw:frame>
      </draw:page>
      <draw:page draw:name="page20" draw:style-name="dp1" draw:master-page-name="master-page34">
        <draw:frame draw:style-name="gr87" draw:text-style-name="P32" draw:layer="layout" svg:width="2.479cm" svg:height="0.709cm" svg:x="1.381cm" svg:y="1.622cm">
          <draw:text-box>
            <text:p text:style-name="P1"><text:span text:style-name="T16">M</text:span><text:span text:style-name="T16">A</text:span><text:span text:style-name="T16">R</text:span><text:span text:style-name="T16">Z</text:span><text:span text:style-name="T16">O</text:span></text:p>
          </draw:text-box>
        </draw:frame>
        <draw:path draw:style-name="gr52" draw:text-style-name="P24" draw:layer="layout" svg:width="8.599cm" svg:height="18.994cm" svg:x="4.079cm" svg:y="1.283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64" draw:text-style-name="P28" draw:layer="layout" svg:width="1.316cm" svg:height="0.533cm" svg:x="4.923cm" svg:y="1.749cm">
          <draw:text-box>
            <text:p text:style-name="P1"><text:span text:style-name="T13">L</text:span><text:span text:style-name="T13">u</text:span><text:span text:style-name="T13">n</text:span><text:span text:style-name="T13">e</text:span><text:span text:style-name="T13">s</text:span></text:p>
          </draw:text-box>
        </draw:frame>
        <draw:frame draw:style-name="gr65" draw:text-style-name="P28" draw:layer="layout" svg:width="1.635cm" svg:height="0.533cm" svg:x="7.636cm" svg:y="1.749cm">
          <draw:text-box>
            <text:p text:style-name="P1"><text:span text:style-name="T13">M</text:span><text:span text:style-name="T13">ar</text:span><text:span text:style-name="T13">te</text:span><text:span text:style-name="T13">s</text:span></text:p>
          </draw:text-box>
        </draw:frame>
        <draw:frame draw:style-name="gr66" draw:text-style-name="P35" draw:layer="layout" svg:width="2.304cm" svg:height="0.533cm" svg:x="10.197cm" svg:y="1.749cm">
          <draw:text-box>
            <text:p text:style-name="P1"><text:span text:style-name="T19">M</text:span><text:span text:style-name="T19">ié</text:span><text:span text:style-name="T19">rc</text:span><text:span text:style-name="T19">ol</text:span><text:span text:style-name="T19">e</text:span><text:span text:style-name="T19">s</text:span></text:p>
          </draw:text-box>
        </draw:frame>
        <draw:path draw:style-name="gr52" draw:text-style-name="P30" draw:layer="layout" svg:width="3.385cm" svg:height="14.078cm" svg:x="0.701cm" svg:y="2.679cm" svg:viewBox="0 0 3386 14079" svg:d="M0 0h3386M0 3520h3386M0 7040h3386M0 10560h3386M0 14079h3386">
          <text:p/>
        </draw:path>
        <draw:path draw:style-name="gr61" draw:text-style-name="P24" draw:layer="layout" svg:width="3.378cm" svg:height="16.526cm" svg:x="0.701cm" svg:y="3.269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63" draw:text-style-name="P34" draw:layer="layout" svg:width="2.26cm" svg:height="0.533cm" svg:x="1.501cm" svg:y="2.798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9</text:span></text:p>
          </draw:text-box>
        </draw:frame>
        <draw:frame draw:style-name="gr63" draw:text-style-name="P34" draw:layer="layout" svg:width="2.26cm" svg:height="0.533cm" svg:x="1.501cm" svg:y="6.318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10</text:span></text:p>
          </draw:text-box>
        </draw:frame>
        <draw:frame draw:style-name="gr63" draw:text-style-name="P34" draw:layer="layout" svg:width="2.26cm" svg:height="0.533cm" svg:x="1.501cm" svg:y="9.837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11</text:span></text:p>
          </draw:text-box>
        </draw:frame>
        <draw:frame draw:style-name="gr63" draw:text-style-name="P34" draw:layer="layout" svg:width="2.26cm" svg:height="0.533cm" svg:x="1.501cm" svg:y="13.357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12</text:span></text:p>
          </draw:text-box>
        </draw:frame>
        <draw:frame draw:style-name="gr57" draw:text-style-name="P29" draw:layer="layout" svg:width="0.364cm" svg:height="0.49cm" svg:x="4.221cm" svg:y="6.29cm">
          <draw:text-box>
            <text:p text:style-name="P1"><text:span text:style-name="T14">8</text:span></text:p>
          </draw:text-box>
        </draw:frame>
        <draw:frame draw:style-name="gr57" draw:text-style-name="P29" draw:layer="layout" svg:width="0.364cm" svg:height="0.49cm" svg:x="7.082cm" svg:y="6.29cm">
          <draw:text-box>
            <text:p text:style-name="P1"><text:span text:style-name="T14">9</text:span></text:p>
          </draw:text-box>
        </draw:frame>
        <draw:frame draw:style-name="gr88" draw:text-style-name="P29" draw:layer="layout" svg:width="0.37cm" svg:height="0.49cm" svg:x="9.942cm" svg:y="6.29cm">
          <draw:text-box>
            <text:p text:style-name="P1"><text:span text:style-name="T14">10</text:span></text:p>
          </draw:text-box>
        </draw:frame>
        <draw:frame draw:style-name="gr58" draw:text-style-name="P29" draw:layer="layout" svg:width="0.472cm" svg:height="0.49cm" svg:x="4.221cm" svg:y="9.809cm">
          <draw:text-box>
            <text:p text:style-name="P1"><text:span text:style-name="T14">15</text:span></text:p>
          </draw:text-box>
        </draw:frame>
        <draw:frame draw:style-name="gr58" draw:text-style-name="P29" draw:layer="layout" svg:width="0.472cm" svg:height="0.49cm" svg:x="7.082cm" svg:y="9.809cm">
          <draw:text-box>
            <text:p text:style-name="P1"><text:span text:style-name="T14">16</text:span></text:p>
          </draw:text-box>
        </draw:frame>
        <draw:frame draw:style-name="gr58" draw:text-style-name="P29" draw:layer="layout" svg:width="0.472cm" svg:height="0.49cm" svg:x="9.942cm" svg:y="9.809cm">
          <draw:text-box>
            <text:p text:style-name="P1"><text:span text:style-name="T14">17</text:span></text:p>
          </draw:text-box>
        </draw:frame>
        <draw:frame draw:style-name="gr58" draw:text-style-name="P29" draw:layer="layout" svg:width="0.472cm" svg:height="0.49cm" svg:x="4.221cm" svg:y="13.328cm">
          <draw:text-box>
            <text:p text:style-name="P1"><text:span text:style-name="T14">2</text:span><text:span text:style-name="T14">2</text:span></text:p>
          </draw:text-box>
        </draw:frame>
        <draw:frame draw:style-name="gr58" draw:text-style-name="P29" draw:layer="layout" svg:width="0.472cm" svg:height="0.49cm" svg:x="7.082cm" svg:y="13.328cm">
          <draw:text-box>
            <text:p text:style-name="P1"><text:span text:style-name="T14">2</text:span><text:span text:style-name="T14">3</text:span></text:p>
          </draw:text-box>
        </draw:frame>
        <draw:frame draw:style-name="gr58" draw:text-style-name="P29" draw:layer="layout" svg:width="0.472cm" svg:height="0.49cm" svg:x="9.942cm" svg:y="13.328cm">
          <draw:text-box>
            <text:p text:style-name="P1"><text:span text:style-name="T14">2</text:span><text:span text:style-name="T14">4</text:span></text:p>
          </draw:text-box>
        </draw:frame>
        <draw:frame draw:style-name="gr57" draw:text-style-name="P29" draw:layer="layout" svg:width="0.364cm" svg:height="0.49cm" svg:x="4.221cm" svg:y="2.775cm">
          <draw:text-box>
            <text:p text:style-name="P1"><text:span text:style-name="T14">1</text:span></text:p>
          </draw:text-box>
        </draw:frame>
        <draw:frame draw:style-name="gr57" draw:text-style-name="P29" draw:layer="layout" svg:width="0.364cm" svg:height="0.49cm" svg:x="7.082cm" svg:y="2.775cm">
          <draw:text-box>
            <text:p text:style-name="P1"><text:span text:style-name="T14">2</text:span></text:p>
          </draw:text-box>
        </draw:frame>
        <draw:frame draw:style-name="gr57" draw:text-style-name="P29" draw:layer="layout" svg:width="0.364cm" svg:height="0.49cm" svg:x="9.942cm" svg:y="2.775cm">
          <draw:text-box>
            <text:p text:style-name="P1"><text:span text:style-name="T14">3</text:span></text:p>
          </draw:text-box>
        </draw:frame>
        <draw:frame draw:style-name="gr63" draw:text-style-name="P34" draw:layer="layout" svg:width="2.26cm" svg:height="0.533cm" svg:x="1.501cm" svg:y="16.907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13</text:span></text:p>
          </draw:text-box>
        </draw:frame>
        <draw:frame draw:style-name="gr58" draw:text-style-name="P29" draw:layer="layout" svg:width="0.472cm" svg:height="0.49cm" svg:x="4.221cm" svg:y="16.811cm">
          <draw:text-box>
            <text:p text:style-name="P1"><text:span text:style-name="T14">2</text:span><text:span text:style-name="T14">9</text:span></text:p>
          </draw:text-box>
        </draw:frame>
        <draw:frame draw:style-name="gr58" draw:text-style-name="P29" draw:layer="layout" svg:width="0.472cm" svg:height="0.49cm" svg:x="7.231cm" svg:y="16.811cm">
          <draw:text-box>
            <text:p text:style-name="P1"><text:span text:style-name="T14">3</text:span><text:span text:style-name="T14">0</text:span></text:p>
          </draw:text-box>
        </draw:frame>
        <draw:frame draw:style-name="gr58" draw:text-style-name="P29" draw:layer="layout" svg:width="0.472cm" svg:height="0.49cm" svg:x="9.941cm" svg:y="16.811cm">
          <draw:text-box>
            <text:p text:style-name="P1"><text:span text:style-name="T14">31</text:span></text:p>
          </draw:text-box>
        </draw:frame>
        <draw:custom-shape draw:style-name="gr19" draw:text-style-name="P9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" draw:layer="layout" svg:width="2.415cm" svg:height="0.398cm" svg:x="14.284cm" svg:y="20.7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8" draw:text-style-name="P2" draw:layer="layout" svg:width="2.415cm" svg:height="0.398cm" svg:x="14.285cm" svg:y="20.7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15.964cm" svg:y1="17.261cm" svg:x2="23.46cm" svg:y2="17.261cm">
          <text:p/>
        </draw:line>
        <draw:line draw:style-name="gr6" draw:text-style-name="P7" draw:layer="layout" svg:x1="14cm" svg:y1="17.661cm" svg:x2="23.46cm" svg:y2="17.661cm">
          <text:p/>
        </draw:line>
        <draw:line draw:style-name="gr6" draw:text-style-name="P7" draw:layer="layout" svg:x1="14cm" svg:y1="18.059cm" svg:x2="23.46cm" svg:y2="18.059cm">
          <text:p/>
        </draw:line>
        <draw:line draw:style-name="gr6" draw:text-style-name="P7" draw:layer="layout" svg:x1="14cm" svg:y1="18.459cm" svg:x2="23.46cm" svg:y2="18.459cm">
          <text:p/>
        </draw:line>
        <draw:line draw:style-name="gr6" draw:text-style-name="P7" draw:layer="layout" svg:x1="14cm" svg:y1="18.859cm" svg:x2="23.46cm" svg:y2="18.859cm">
          <text:p/>
        </draw:line>
        <draw:line draw:style-name="gr6" draw:text-style-name="P7" draw:layer="layout" svg:x1="14cm" svg:y1="19.258cm" svg:x2="23.46cm" svg:y2="19.258cm">
          <text:p/>
        </draw:line>
        <draw:line draw:style-name="gr6" draw:text-style-name="P7" draw:layer="layout" svg:x1="14cm" svg:y1="19.657cm" svg:x2="23.46cm" svg:y2="19.657cm">
          <text:p/>
        </draw:line>
        <draw:line draw:style-name="gr6" draw:text-style-name="P7" draw:layer="layout" svg:x1="14cm" svg:y1="20.056cm" svg:x2="23.46cm" svg:y2="20.056cm">
          <text:p/>
        </draw:line>
        <draw:line draw:style-name="gr6" draw:text-style-name="P7" draw:layer="layout" svg:x1="14cm" svg:y1="20.455cm" svg:x2="23.46cm" svg:y2="20.455cm">
          <text:p/>
        </draw:line>
        <draw:frame draw:style-name="gr29" draw:text-style-name="P2" draw:layer="layout" svg:width="2.782cm" svg:height="0.398cm" svg:x="15.046cm" svg:y="1.3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1.963cm" svg:x2="27.256cm" svg:y2="1.963cm">
          <text:p/>
        </draw:line>
        <draw:frame draw:style-name="gr29" draw:text-style-name="P2" draw:layer="layout" svg:width="2.782cm" svg:height="0.398cm" svg:x="15.047cm" svg:y="1.3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1.409cm">
          <draw:text-box>
            <text:p text:style-name="P1"><text:span text:style-name="T2">J</text:span><text:span text:style-name="T2">u</text:span><text:span text:style-name="T2">e</text:span><text:span text:style-name="T2">v</text:span><text:span text:style-name="T2">es</text:span></text:p>
          </draw:text-box>
        </draw:frame>
        <draw:frame draw:style-name="gr31" draw:text-style-name="P5" draw:layer="layout" svg:width="0.557cm" svg:height="0.687cm" svg:x="14.615cm" svg:y="1.412cm">
          <draw:text-box>
            <text:p text:style-name="P1"><text:span text:style-name="T3">18</text:span></text:p>
          </draw:text-box>
        </draw:frame>
        <draw:frame draw:style-name="gr32" draw:text-style-name="P15" draw:layer="layout" svg:width="1.543cm" svg:height="1.729cm" svg:x="25.56cm" svg:y="0.699cm">
          <draw:text-box>
            <text:p text:style-name="P14"><text:span text:style-name="T4">2</text:span><text:span text:style-name="T4">0</text:span><text:span text:style-name="T4">2</text:span><text:span text:style-name="T4">1</text:span></text:p>
          </draw:text-box>
        </draw:frame>
        <draw:frame draw:style-name="gr29" draw:text-style-name="P2" draw:layer="layout" svg:width="2.782cm" svg:height="0.398cm" svg:x="15.046cm" svg:y="6.3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9" draw:text-style-name="P2" draw:layer="layout" svg:width="2.782cm" svg:height="0.398cm" svg:x="15.047cm" svg:y="6.375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1.06cm" svg:y1="2.362cm" svg:x2="27.24cm" svg:y2="2.362cm">
          <text:p/>
        </draw:line>
        <draw:line draw:style-name="gr6" draw:text-style-name="P7" draw:layer="layout" svg:x1="21.06cm" svg:y1="2.761cm" svg:x2="27.241cm" svg:y2="2.761cm">
          <text:p/>
        </draw:line>
        <draw:line draw:style-name="gr6" draw:text-style-name="P7" draw:layer="layout" svg:x1="21.06cm" svg:y1="3.161cm" svg:x2="27.241cm" svg:y2="3.161cm">
          <text:p/>
        </draw:line>
        <draw:line draw:style-name="gr6" draw:text-style-name="P7" draw:layer="layout" svg:x1="21.06cm" svg:y1="3.559cm" svg:x2="27.241cm" svg:y2="3.559cm">
          <text:p/>
        </draw:line>
        <draw:line draw:style-name="gr6" draw:text-style-name="P7" draw:layer="layout" svg:x1="21.06cm" svg:y1="3.959cm" svg:x2="27.241cm" svg:y2="3.959cm">
          <text:p/>
        </draw:line>
        <draw:line draw:style-name="gr6" draw:text-style-name="P7" draw:layer="layout" svg:x1="21.06cm" svg:y1="4.359cm" svg:x2="27.241cm" svg:y2="4.359cm">
          <text:p/>
        </draw:line>
        <draw:line draw:style-name="gr6" draw:text-style-name="P7" draw:layer="layout" svg:x1="21.06cm" svg:y1="4.758cm" svg:x2="27.241cm" svg:y2="4.758cm">
          <text:p/>
        </draw:line>
        <draw:line draw:style-name="gr6" draw:text-style-name="P7" draw:layer="layout" svg:x1="21.06cm" svg:y1="5.157cm" svg:x2="27.241cm" svg:y2="5.157cm">
          <text:p/>
        </draw:line>
        <draw:line draw:style-name="gr6" draw:text-style-name="P7" draw:layer="layout" svg:x1="21.06cm" svg:y1="5.556cm" svg:x2="27.241cm" svg:y2="5.556cm">
          <text:p/>
        </draw:line>
        <draw:line draw:style-name="gr6" draw:text-style-name="P7" draw:layer="layout" svg:x1="21.06cm" svg:y1="5.955cm" svg:x2="27.241cm" svg:y2="5.955cm">
          <text:p/>
        </draw:line>
        <draw:line draw:style-name="gr6" draw:text-style-name="P7" draw:layer="layout" svg:x1="21.06cm" svg:y1="6.355cm" svg:x2="27.241cm" svg:y2="6.355cm">
          <text:p/>
        </draw:line>
        <draw:line draw:style-name="gr6" draw:text-style-name="P7" draw:layer="layout" svg:x1="14.66cm" svg:y1="2.363cm" svg:x2="20.84cm" svg:y2="2.363cm">
          <text:p/>
        </draw:line>
        <draw:line draw:style-name="gr6" draw:text-style-name="P7" draw:layer="layout" svg:x1="14.66cm" svg:y1="2.762cm" svg:x2="20.841cm" svg:y2="2.762cm">
          <text:p/>
        </draw:line>
        <draw:line draw:style-name="gr6" draw:text-style-name="P7" draw:layer="layout" svg:x1="14.66cm" svg:y1="3.162cm" svg:x2="20.841cm" svg:y2="3.162cm">
          <text:p/>
        </draw:line>
        <draw:line draw:style-name="gr6" draw:text-style-name="P7" draw:layer="layout" svg:x1="14.66cm" svg:y1="3.56cm" svg:x2="20.841cm" svg:y2="3.56cm">
          <text:p/>
        </draw:line>
        <draw:line draw:style-name="gr6" draw:text-style-name="P7" draw:layer="layout" svg:x1="14.66cm" svg:y1="3.96cm" svg:x2="20.841cm" svg:y2="3.96cm">
          <text:p/>
        </draw:line>
        <draw:line draw:style-name="gr6" draw:text-style-name="P7" draw:layer="layout" svg:x1="14.66cm" svg:y1="4.36cm" svg:x2="20.841cm" svg:y2="4.36cm">
          <text:p/>
        </draw:line>
        <draw:line draw:style-name="gr6" draw:text-style-name="P7" draw:layer="layout" svg:x1="14.66cm" svg:y1="4.759cm" svg:x2="20.841cm" svg:y2="4.759cm">
          <text:p/>
        </draw:line>
        <draw:line draw:style-name="gr6" draw:text-style-name="P7" draw:layer="layout" svg:x1="14.66cm" svg:y1="5.158cm" svg:x2="20.841cm" svg:y2="5.158cm">
          <text:p/>
        </draw:line>
        <draw:line draw:style-name="gr6" draw:text-style-name="P7" draw:layer="layout" svg:x1="14.66cm" svg:y1="5.557cm" svg:x2="20.841cm" svg:y2="5.557cm">
          <text:p/>
        </draw:line>
        <draw:line draw:style-name="gr6" draw:text-style-name="P7" draw:layer="layout" svg:x1="14.66cm" svg:y1="5.956cm" svg:x2="20.841cm" svg:y2="5.956cm">
          <text:p/>
        </draw:line>
        <draw:line draw:style-name="gr6" draw:text-style-name="P7" draw:layer="layout" svg:x1="14.66cm" svg:y1="6.356cm" svg:x2="20.841cm" svg:y2="6.356cm">
          <text:p/>
        </draw:line>
        <draw:frame draw:style-name="gr29" draw:text-style-name="P2" draw:layer="layout" svg:width="2.782cm" svg:height="0.398cm" svg:x="15.046cm" svg:y="6.4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7.063cm" svg:x2="27.256cm" svg:y2="7.063cm">
          <text:p/>
        </draw:line>
        <draw:frame draw:style-name="gr29" draw:text-style-name="P2" draw:layer="layout" svg:width="2.782cm" svg:height="0.398cm" svg:x="15.047cm" svg:y="6.4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6.509cm">
          <draw:text-box>
            <text:p text:style-name="P1"><text:span text:style-name="T2">Vi</text:span><text:span text:style-name="T2">er</text:span><text:span text:style-name="T2">n</text:span><text:span text:style-name="T2">es</text:span></text:p>
          </draw:text-box>
        </draw:frame>
        <draw:frame draw:style-name="gr31" draw:text-style-name="P16" draw:layer="layout" svg:width="0.557cm" svg:height="0.687cm" svg:x="14.615cm" svg:y="6.512cm">
          <draw:text-box>
            <text:p text:style-name="P1"><text:span text:style-name="T3">19</text:span></text:p>
          </draw:text-box>
        </draw:frame>
        <draw:frame draw:style-name="gr29" draw:text-style-name="P2" draw:layer="layout" svg:width="2.782cm" svg:height="0.398cm" svg:x="15.046cm" svg:y="11.5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9" draw:text-style-name="P2" draw:layer="layout" svg:width="2.782cm" svg:height="0.398cm" svg:x="15.047cm" svg:y="11.575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1.06cm" svg:y1="7.462cm" svg:x2="27.24cm" svg:y2="7.462cm">
          <text:p/>
        </draw:line>
        <draw:line draw:style-name="gr6" draw:text-style-name="P7" draw:layer="layout" svg:x1="21.06cm" svg:y1="7.861cm" svg:x2="27.241cm" svg:y2="7.861cm">
          <text:p/>
        </draw:line>
        <draw:line draw:style-name="gr6" draw:text-style-name="P7" draw:layer="layout" svg:x1="21.06cm" svg:y1="8.261cm" svg:x2="27.241cm" svg:y2="8.261cm">
          <text:p/>
        </draw:line>
        <draw:line draw:style-name="gr6" draw:text-style-name="P7" draw:layer="layout" svg:x1="21.06cm" svg:y1="8.659cm" svg:x2="27.241cm" svg:y2="8.659cm">
          <text:p/>
        </draw:line>
        <draw:line draw:style-name="gr6" draw:text-style-name="P7" draw:layer="layout" svg:x1="21.06cm" svg:y1="9.059cm" svg:x2="27.241cm" svg:y2="9.059cm">
          <text:p/>
        </draw:line>
        <draw:line draw:style-name="gr6" draw:text-style-name="P7" draw:layer="layout" svg:x1="21.06cm" svg:y1="9.459cm" svg:x2="27.241cm" svg:y2="9.459cm">
          <text:p/>
        </draw:line>
        <draw:line draw:style-name="gr6" draw:text-style-name="P7" draw:layer="layout" svg:x1="21.06cm" svg:y1="9.858cm" svg:x2="27.241cm" svg:y2="9.858cm">
          <text:p/>
        </draw:line>
        <draw:line draw:style-name="gr6" draw:text-style-name="P7" draw:layer="layout" svg:x1="21.06cm" svg:y1="10.257cm" svg:x2="27.241cm" svg:y2="10.257cm">
          <text:p/>
        </draw:line>
        <draw:line draw:style-name="gr6" draw:text-style-name="P7" draw:layer="layout" svg:x1="21.06cm" svg:y1="10.656cm" svg:x2="27.241cm" svg:y2="10.656cm">
          <text:p/>
        </draw:line>
        <draw:line draw:style-name="gr6" draw:text-style-name="P7" draw:layer="layout" svg:x1="21.06cm" svg:y1="11.055cm" svg:x2="27.241cm" svg:y2="11.055cm">
          <text:p/>
        </draw:line>
        <draw:line draw:style-name="gr6" draw:text-style-name="P7" draw:layer="layout" svg:x1="21.06cm" svg:y1="11.455cm" svg:x2="27.241cm" svg:y2="11.455cm">
          <text:p/>
        </draw:line>
        <draw:line draw:style-name="gr6" draw:text-style-name="P17" draw:layer="layout" svg:x1="14.66cm" svg:y1="7.463cm" svg:x2="20.84cm" svg:y2="7.463cm">
          <text:p/>
        </draw:line>
        <draw:line draw:style-name="gr6" draw:text-style-name="P17" draw:layer="layout" svg:x1="14.66cm" svg:y1="7.862cm" svg:x2="20.841cm" svg:y2="7.862cm">
          <text:p/>
        </draw:line>
        <draw:line draw:style-name="gr6" draw:text-style-name="P17" draw:layer="layout" svg:x1="14.66cm" svg:y1="8.262cm" svg:x2="20.841cm" svg:y2="8.262cm">
          <text:p/>
        </draw:line>
        <draw:line draw:style-name="gr6" draw:text-style-name="P17" draw:layer="layout" svg:x1="14.66cm" svg:y1="8.66cm" svg:x2="20.841cm" svg:y2="8.66cm">
          <text:p/>
        </draw:line>
        <draw:line draw:style-name="gr6" draw:text-style-name="P17" draw:layer="layout" svg:x1="14.66cm" svg:y1="9.06cm" svg:x2="20.841cm" svg:y2="9.06cm">
          <text:p/>
        </draw:line>
        <draw:line draw:style-name="gr6" draw:text-style-name="P17" draw:layer="layout" svg:x1="14.66cm" svg:y1="9.46cm" svg:x2="20.841cm" svg:y2="9.46cm">
          <text:p/>
        </draw:line>
        <draw:line draw:style-name="gr6" draw:text-style-name="P17" draw:layer="layout" svg:x1="14.66cm" svg:y1="9.859cm" svg:x2="20.841cm" svg:y2="9.859cm">
          <text:p/>
        </draw:line>
        <draw:line draw:style-name="gr6" draw:text-style-name="P17" draw:layer="layout" svg:x1="14.66cm" svg:y1="10.258cm" svg:x2="20.841cm" svg:y2="10.258cm">
          <text:p/>
        </draw:line>
        <draw:line draw:style-name="gr6" draw:text-style-name="P17" draw:layer="layout" svg:x1="14.66cm" svg:y1="10.657cm" svg:x2="20.841cm" svg:y2="10.657cm">
          <text:p/>
        </draw:line>
        <draw:line draw:style-name="gr6" draw:text-style-name="P17" draw:layer="layout" svg:x1="14.66cm" svg:y1="11.056cm" svg:x2="20.841cm" svg:y2="11.056cm">
          <text:p/>
        </draw:line>
        <draw:line draw:style-name="gr6" draw:text-style-name="P17" draw:layer="layout" svg:x1="14.66cm" svg:y1="11.456cm" svg:x2="20.841cm" svg:y2="11.456cm">
          <text:p/>
        </draw:line>
        <draw:frame draw:style-name="gr29" draw:text-style-name="P2" draw:layer="layout" svg:width="2.782cm" svg:height="0.398cm" svg:x="15.046cm" svg:y="11.5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12.163cm" svg:x2="27.256cm" svg:y2="12.163cm">
          <text:p/>
        </draw:line>
        <draw:frame draw:style-name="gr29" draw:text-style-name="P2" draw:layer="layout" svg:width="2.782cm" svg:height="0.398cm" svg:x="15.047cm" svg:y="11.5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11.609cm">
          <draw:text-box>
            <text:p text:style-name="P1"><text:span text:style-name="T2">S</text:span><text:span text:style-name="T2">á</text:span><text:span text:style-name="T2">b</text:span><text:span text:style-name="T2">a</text:span><text:span text:style-name="T2">d</text:span><text:span text:style-name="T2">o</text:span></text:p>
          </draw:text-box>
        </draw:frame>
        <draw:frame draw:style-name="gr31" draw:text-style-name="P5" draw:layer="layout" svg:width="0.557cm" svg:height="0.687cm" svg:x="14.615cm" svg:y="11.612cm">
          <draw:text-box>
            <text:p text:style-name="P1"><text:span text:style-name="T3">2</text:span><text:span text:style-name="T3">0</text:span></text:p>
          </draw:text-box>
        </draw:frame>
        <draw:line draw:style-name="gr6" draw:text-style-name="P7" draw:layer="layout" svg:x1="21.06cm" svg:y1="12.562cm" svg:x2="27.24cm" svg:y2="12.562cm">
          <text:p/>
        </draw:line>
        <draw:line draw:style-name="gr6" draw:text-style-name="P7" draw:layer="layout" svg:x1="21.06cm" svg:y1="12.961cm" svg:x2="27.241cm" svg:y2="12.961cm">
          <text:p/>
        </draw:line>
        <draw:line draw:style-name="gr6" draw:text-style-name="P7" draw:layer="layout" svg:x1="21.06cm" svg:y1="13.361cm" svg:x2="27.241cm" svg:y2="13.361cm">
          <text:p/>
        </draw:line>
        <draw:line draw:style-name="gr6" draw:text-style-name="P7" draw:layer="layout" svg:x1="21.06cm" svg:y1="13.759cm" svg:x2="27.241cm" svg:y2="13.759cm">
          <text:p/>
        </draw:line>
        <draw:line draw:style-name="gr6" draw:text-style-name="P7" draw:layer="layout" svg:x1="21.06cm" svg:y1="14.159cm" svg:x2="27.241cm" svg:y2="14.159cm">
          <text:p/>
        </draw:line>
        <draw:line draw:style-name="gr6" draw:text-style-name="P7" draw:layer="layout" svg:x1="21.06cm" svg:y1="14.559cm" svg:x2="27.241cm" svg:y2="14.559cm">
          <text:p/>
        </draw:line>
        <draw:line draw:style-name="gr6" draw:text-style-name="P7" draw:layer="layout" svg:x1="21.06cm" svg:y1="14.958cm" svg:x2="27.241cm" svg:y2="14.958cm">
          <text:p/>
        </draw:line>
        <draw:line draw:style-name="gr6" draw:text-style-name="P7" draw:layer="layout" svg:x1="21.06cm" svg:y1="15.357cm" svg:x2="27.241cm" svg:y2="15.357cm">
          <text:p/>
        </draw:line>
        <draw:line draw:style-name="gr6" draw:text-style-name="P7" draw:layer="layout" svg:x1="21.06cm" svg:y1="15.756cm" svg:x2="27.241cm" svg:y2="15.756cm">
          <text:p/>
        </draw:line>
        <draw:line draw:style-name="gr6" draw:text-style-name="P7" draw:layer="layout" svg:x1="21.06cm" svg:y1="16.155cm" svg:x2="27.241cm" svg:y2="16.155cm">
          <text:p/>
        </draw:line>
        <draw:line draw:style-name="gr6" draw:text-style-name="P18" draw:layer="layout" svg:x1="14.66cm" svg:y1="12.563cm" svg:x2="20.84cm" svg:y2="12.563cm">
          <text:p/>
        </draw:line>
        <draw:line draw:style-name="gr6" draw:text-style-name="P18" draw:layer="layout" svg:x1="14.66cm" svg:y1="12.962cm" svg:x2="20.841cm" svg:y2="12.962cm">
          <text:p/>
        </draw:line>
        <draw:line draw:style-name="gr6" draw:text-style-name="P18" draw:layer="layout" svg:x1="14.66cm" svg:y1="13.362cm" svg:x2="20.841cm" svg:y2="13.362cm">
          <text:p/>
        </draw:line>
        <draw:line draw:style-name="gr6" draw:text-style-name="P18" draw:layer="layout" svg:x1="14.66cm" svg:y1="13.76cm" svg:x2="20.841cm" svg:y2="13.76cm">
          <text:p/>
        </draw:line>
        <draw:line draw:style-name="gr6" draw:text-style-name="P18" draw:layer="layout" svg:x1="14.66cm" svg:y1="14.16cm" svg:x2="20.841cm" svg:y2="14.16cm">
          <text:p/>
        </draw:line>
        <draw:line draw:style-name="gr6" draw:text-style-name="P18" draw:layer="layout" svg:x1="14.66cm" svg:y1="14.56cm" svg:x2="20.841cm" svg:y2="14.56cm">
          <text:p/>
        </draw:line>
        <draw:line draw:style-name="gr6" draw:text-style-name="P18" draw:layer="layout" svg:x1="14.66cm" svg:y1="14.959cm" svg:x2="20.841cm" svg:y2="14.959cm">
          <text:p/>
        </draw:line>
        <draw:line draw:style-name="gr6" draw:text-style-name="P18" draw:layer="layout" svg:x1="14.66cm" svg:y1="15.358cm" svg:x2="20.841cm" svg:y2="15.358cm">
          <text:p/>
        </draw:line>
        <draw:line draw:style-name="gr6" draw:text-style-name="P18" draw:layer="layout" svg:x1="14.66cm" svg:y1="15.757cm" svg:x2="20.841cm" svg:y2="15.757cm">
          <text:p/>
        </draw:line>
        <draw:line draw:style-name="gr6" draw:text-style-name="P18" draw:layer="layout" svg:x1="14.66cm" svg:y1="16.156cm" svg:x2="20.841cm" svg:y2="16.156cm">
          <text:p/>
        </draw:line>
        <draw:frame draw:style-name="gr34" draw:text-style-name="P4" draw:layer="layout" svg:width="1.836cm" svg:height="0.533cm" svg:x="22.043cm" svg:y="11.61cm">
          <draw:text-box>
            <text:p text:style-name="P1"><text:span text:style-name="T2">D</text:span><text:span text:style-name="T2">o</text:span><text:span text:style-name="T2">m</text:span><text:span text:style-name="T2">in</text:span><text:span text:style-name="T2">g</text:span><text:span text:style-name="T2">o</text:span></text:p>
          </draw:text-box>
        </draw:frame>
        <draw:frame draw:style-name="gr4" draw:text-style-name="P5" draw:layer="layout" svg:width="0.552cm" svg:height="0.687cm" svg:x="21.092cm" svg:y="11.613cm">
          <draw:text-box>
            <text:p text:style-name="P1"><text:span text:style-name="T3">21</text:span></text:p>
          </draw:text-box>
        </draw:frame>
        <draw:frame draw:style-name="gr20" draw:text-style-name="P10" draw:layer="layout" svg:width="1.211cm" svg:height="0.517cm" svg:x="14.667cm" svg:y="17.006cm">
          <draw:text-box>
            <text:p text:style-name="P1"><text:span text:style-name="T6">N</text:span><text:span text:style-name="T6">ot</text:span><text:span text:style-name="T6">as</text:span></text:p>
          </draw:text-box>
        </draw:frame>
        <draw:line draw:style-name="gr6" draw:text-style-name="P18" draw:layer="layout" svg:x1="14.661cm" svg:y1="16.552cm" svg:x2="20.842cm" svg:y2="16.552cm">
          <text:p/>
        </draw:line>
        <draw:line draw:style-name="gr6" draw:text-style-name="P7" draw:layer="layout" svg:x1="21.061cm" svg:y1="16.552cm" svg:x2="27.242cm" svg:y2="16.552cm">
          <text:p/>
        </draw:line>
        <draw:frame draw:style-name="gr7" draw:text-style-name="P8" draw:layer="layout" svg:width="0.855cm" svg:height="0.408cm" svg:x="14.71cm" svg:y="2.13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cm" svg:y="2.533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4.71cm" svg:y="2.932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4.71cm" svg:y="3.332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4.71cm" svg:y="3.73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4.71cm" svg:y="4.13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4.71cm" svg:y="4.529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4.71cm" svg:y="4.928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4.71cm" svg:y="5.327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4.71cm" svg:y="5.727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4.71cm" svg:y="6.126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4.711cm" svg:y="7.232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1cm" svg:y="7.632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4.711cm" svg:y="8.031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4.711cm" svg:y="8.431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4.711cm" svg:y="8.829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4.711cm" svg:y="9.229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4.711cm" svg:y="9.628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4.711cm" svg:y="10.027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4.711cm" svg:y="10.426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4.711cm" svg:y="10.826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4.711cm" svg:y="11.225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4.711cm" svg:y="12.342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1cm" svg:y="12.742cm">
          <draw:text-box>
            <text:p text:style-name="P1"><text:span text:style-name="T5">9:00 <text:s/></text:span><text:span text:style-name="T5"><text:s/></text:span></text:p>
          </draw:text-box>
        </draw:frame>
        <draw:frame draw:style-name="gr9" draw:text-style-name="P8" draw:layer="layout" svg:width="0.624cm" svg:height="0.408cm" svg:x="14.711cm" svg:y="13.141cm">
          <draw:text-box>
            <text:p text:style-name="P1"><text:span text:style-name="T5">10:00</text:span></text:p>
          </draw:text-box>
        </draw:frame>
        <draw:frame draw:style-name="gr10" draw:text-style-name="P8" draw:layer="layout" svg:width="0.733cm" svg:height="0.408cm" svg:x="14.711cm" svg:y="13.541cm">
          <draw:text-box>
            <text:p text:style-name="P1"><text:span text:style-name="T5">11:00</text:span></text:p>
          </draw:text-box>
        </draw:frame>
        <draw:frame draw:style-name="gr11" draw:text-style-name="P8" draw:layer="layout" svg:width="0.717cm" svg:height="0.408cm" svg:x="14.711cm" svg:y="13.939cm">
          <draw:text-box>
            <text:p text:style-name="P1"><text:span text:style-name="T5">12:00</text:span></text:p>
          </draw:text-box>
        </draw:frame>
        <draw:frame draw:style-name="gr12" draw:text-style-name="P8" draw:layer="layout" svg:width="0.648cm" svg:height="0.409cm" svg:x="14.711cm" svg:y="14.339cm">
          <draw:text-box>
            <text:p text:style-name="P1"><text:span text:style-name="T5">13:00</text:span></text:p>
          </draw:text-box>
        </draw:frame>
        <draw:frame draw:style-name="gr13" draw:text-style-name="P8" draw:layer="layout" svg:width="0.632cm" svg:height="0.408cm" svg:x="14.711cm" svg:y="14.738cm">
          <draw:text-box>
            <text:p text:style-name="P1"><text:span text:style-name="T5">14:00</text:span></text:p>
          </draw:text-box>
        </draw:frame>
        <draw:frame draw:style-name="gr14" draw:text-style-name="P8" draw:layer="layout" svg:width="0.726cm" svg:height="0.408cm" svg:x="14.711cm" svg:y="15.137cm">
          <draw:text-box>
            <text:p text:style-name="P1"><text:span text:style-name="T5">15:00</text:span></text:p>
          </draw:text-box>
        </draw:frame>
        <draw:frame draw:style-name="gr15" draw:text-style-name="P8" draw:layer="layout" svg:width="0.709cm" svg:height="0.409cm" svg:x="14.711cm" svg:y="15.536cm">
          <draw:text-box>
            <text:p text:style-name="P1"><text:span text:style-name="T5">16:00</text:span></text:p>
          </draw:text-box>
        </draw:frame>
        <draw:frame draw:style-name="gr11" draw:text-style-name="P8" draw:layer="layout" svg:width="0.717cm" svg:height="0.408cm" svg:x="14.711cm" svg:y="15.936cm">
          <draw:text-box>
            <text:p text:style-name="P1"><text:span text:style-name="T5">17:00</text:span></text:p>
          </draw:text-box>
        </draw:frame>
        <draw:frame draw:style-name="gr16" draw:text-style-name="P8" draw:layer="layout" svg:width="0.701cm" svg:height="0.408cm" svg:x="14.711cm" svg:y="16.335cm">
          <draw:text-box>
            <text:p text:style-name="P1"><text:span text:style-name="T5">18:00</text:span></text:p>
          </draw:text-box>
        </draw:frame>
        <draw:frame draw:style-name="gr7" draw:text-style-name="P8" draw:layer="layout" svg:width="0.855cm" svg:height="0.408cm" svg:x="21.11cm" svg:y="7.232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21.11cm" svg:y="7.632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21.11cm" svg:y="8.031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21.11cm" svg:y="8.431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21.11cm" svg:y="8.829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21.11cm" svg:y="9.229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21.11cm" svg:y="9.628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21.11cm" svg:y="10.027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21.11cm" svg:y="10.426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21.11cm" svg:y="10.826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21.11cm" svg:y="11.225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21.11cm" svg:y="2.132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21.11cm" svg:y="2.532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21.11cm" svg:y="2.931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21.11cm" svg:y="3.331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21.11cm" svg:y="3.729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21.11cm" svg:y="4.129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21.11cm" svg:y="4.528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21.11cm" svg:y="4.927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21.11cm" svg:y="5.326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21.11cm" svg:y="5.726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21.11cm" svg:y="6.125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21.11cm" svg:y="12.34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21.11cm" svg:y="12.743cm">
          <draw:text-box>
            <text:p text:style-name="P1"><text:span text:style-name="T5">9:00 <text:s/></text:span><text:span text:style-name="T5"><text:s/></text:span></text:p>
          </draw:text-box>
        </draw:frame>
        <draw:frame draw:style-name="gr9" draw:text-style-name="P8" draw:layer="layout" svg:width="0.624cm" svg:height="0.408cm" svg:x="21.11cm" svg:y="13.142cm">
          <draw:text-box>
            <text:p text:style-name="P1"><text:span text:style-name="T5">10:00</text:span></text:p>
          </draw:text-box>
        </draw:frame>
        <draw:frame draw:style-name="gr10" draw:text-style-name="P8" draw:layer="layout" svg:width="0.733cm" svg:height="0.408cm" svg:x="21.11cm" svg:y="13.542cm">
          <draw:text-box>
            <text:p text:style-name="P1"><text:span text:style-name="T5">11:00</text:span></text:p>
          </draw:text-box>
        </draw:frame>
        <draw:frame draw:style-name="gr11" draw:text-style-name="P8" draw:layer="layout" svg:width="0.717cm" svg:height="0.408cm" svg:x="21.11cm" svg:y="13.94cm">
          <draw:text-box>
            <text:p text:style-name="P1"><text:span text:style-name="T5">12:00</text:span></text:p>
          </draw:text-box>
        </draw:frame>
        <draw:frame draw:style-name="gr12" draw:text-style-name="P8" draw:layer="layout" svg:width="0.648cm" svg:height="0.409cm" svg:x="21.11cm" svg:y="14.34cm">
          <draw:text-box>
            <text:p text:style-name="P1"><text:span text:style-name="T5">13:00</text:span></text:p>
          </draw:text-box>
        </draw:frame>
        <draw:frame draw:style-name="gr13" draw:text-style-name="P8" draw:layer="layout" svg:width="0.632cm" svg:height="0.408cm" svg:x="21.11cm" svg:y="14.739cm">
          <draw:text-box>
            <text:p text:style-name="P1"><text:span text:style-name="T5">14:00</text:span></text:p>
          </draw:text-box>
        </draw:frame>
        <draw:frame draw:style-name="gr14" draw:text-style-name="P8" draw:layer="layout" svg:width="0.726cm" svg:height="0.408cm" svg:x="21.11cm" svg:y="15.138cm">
          <draw:text-box>
            <text:p text:style-name="P1"><text:span text:style-name="T5">15:00</text:span></text:p>
          </draw:text-box>
        </draw:frame>
        <draw:frame draw:style-name="gr15" draw:text-style-name="P8" draw:layer="layout" svg:width="0.709cm" svg:height="0.409cm" svg:x="21.11cm" svg:y="15.537cm">
          <draw:text-box>
            <text:p text:style-name="P1"><text:span text:style-name="T5">16:00</text:span></text:p>
          </draw:text-box>
        </draw:frame>
        <draw:frame draw:style-name="gr11" draw:text-style-name="P8" draw:layer="layout" svg:width="0.717cm" svg:height="0.408cm" svg:x="21.11cm" svg:y="15.937cm">
          <draw:text-box>
            <text:p text:style-name="P1"><text:span text:style-name="T5">17:00</text:span></text:p>
          </draw:text-box>
        </draw:frame>
        <draw:frame draw:style-name="gr16" draw:text-style-name="P8" draw:layer="layout" svg:width="0.701cm" svg:height="0.408cm" svg:x="21.11cm" svg:y="16.336cm">
          <draw:text-box>
            <text:p text:style-name="P1"><text:span text:style-name="T5">18:00</text:span></text:p>
          </draw:text-box>
        </draw:frame>
        <draw:frame draw:style-name="gr23" draw:text-style-name="P13" draw:layer="layout" svg:width="0.198cm" svg:height="0.371cm" svg:x="23.787cm" svg:y="17.729cm">
          <draw:text-box>
            <text:p text:style-name="P1"><text:span text:style-name="T8">L</text:span></text:p>
          </draw:text-box>
        </draw:frame>
        <draw:frame draw:style-name="gr23" draw:text-style-name="P13" draw:layer="layout" svg:width="0.198cm" svg:height="0.371cm" svg:x="24.27cm" svg:y="17.729cm">
          <draw:text-box>
            <text:p text:style-name="P1"><text:span text:style-name="T8">M</text:span></text:p>
          </draw:text-box>
        </draw:frame>
        <draw:frame draw:style-name="gr23" draw:text-style-name="P13" draw:layer="layout" svg:width="0.198cm" svg:height="0.371cm" svg:x="24.782cm" svg:y="17.729cm">
          <draw:text-box>
            <text:p text:style-name="P1"><text:span text:style-name="T8">M</text:span></text:p>
          </draw:text-box>
        </draw:frame>
        <draw:frame draw:style-name="gr23" draw:text-style-name="P13" draw:layer="layout" svg:width="0.198cm" svg:height="0.371cm" svg:x="25.33cm" svg:y="17.729cm">
          <draw:text-box>
            <text:p text:style-name="P1"><text:span text:style-name="T8">J</text:span></text:p>
          </draw:text-box>
        </draw:frame>
        <draw:frame draw:style-name="gr23" draw:text-style-name="P13" draw:layer="layout" svg:width="0.198cm" svg:height="0.371cm" svg:x="25.825cm" svg:y="17.729cm">
          <draw:text-box>
            <text:p text:style-name="P1"><text:span text:style-name="T8">V</text:span></text:p>
          </draw:text-box>
        </draw:frame>
        <draw:frame draw:style-name="gr23" draw:text-style-name="P13" draw:layer="layout" svg:width="0.198cm" svg:height="0.371cm" svg:x="26.346cm" svg:y="17.729cm">
          <draw:text-box>
            <text:p text:style-name="P1"><text:span text:style-name="T8">S</text:span></text:p>
          </draw:text-box>
        </draw:frame>
        <draw:frame draw:style-name="gr23" draw:text-style-name="P13" draw:layer="layout" svg:width="0.198cm" svg:height="0.371cm" svg:x="26.847cm" svg:y="17.729cm">
          <draw:text-box>
            <text:p text:style-name="P1"><text:span text:style-name="T8">D</text:span></text:p>
          </draw:text-box>
        </draw:frame>
        <draw:custom-shape draw:style-name="gr24" draw:text-style-name="P9" draw:layer="layout" svg:width="3.293cm" svg:height="0.663cm" svg:x="23.747cm" svg:y="16.8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0" draw:layer="layout" svg:width="1.475cm" svg:height="0.671cm" svg:x="24.86cm" svg:y="17.005cm">
          <draw:text-box>
            <text:p text:style-name="P1"><text:span text:style-name="T6">M</text:span><text:span text:style-name="T6">ar</text:span><text:span text:style-name="T6">z</text:span><text:span text:style-name="T6">o</text:span></text:p>
          </draw:text-box>
        </draw:frame>
        <draw:line draw:style-name="gr6" draw:text-style-name="P7" draw:layer="layout" svg:x1="23.747cm" svg:y1="18.08cm" svg:x2="27.029cm" svg:y2="18.08cm">
          <text:p/>
        </draw:line>
        <draw:custom-shape draw:style-name="gr22" draw:text-style-name="P12" draw:layer="layout" svg:width="3.461cm" svg:height="0.348cm" svg:x="23.667cm" svg:y="19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3" draw:layer="layout" svg:width="0.198cm" svg:height="0.298cm" svg:x="25.849cm" svg:y="18.376cm">
          <draw:text-box>
            <text:p text:style-name="P1"><text:span text:style-name="T8">5</text:span></text:p>
          </draw:text-box>
        </draw:frame>
        <draw:frame draw:style-name="gr26" draw:text-style-name="P13" draw:layer="layout" svg:width="0.198cm" svg:height="0.298cm" svg:x="26.362cm" svg:y="18.376cm">
          <draw:text-box>
            <text:p text:style-name="P1"><text:span text:style-name="T8">6</text:span></text:p>
          </draw:text-box>
        </draw:frame>
        <draw:frame draw:style-name="gr26" draw:text-style-name="P13" draw:layer="layout" svg:width="0.198cm" svg:height="0.298cm" svg:x="26.883cm" svg:y="18.376cm">
          <draw:text-box>
            <text:p text:style-name="P1"><text:span text:style-name="T8">7</text:span></text:p>
          </draw:text-box>
        </draw:frame>
        <draw:frame draw:style-name="gr26" draw:text-style-name="P13" draw:layer="layout" svg:width="0.198cm" svg:height="0.298cm" svg:x="23.796cm" svg:y="18.892cm">
          <draw:text-box>
            <text:p text:style-name="P1"><text:span text:style-name="T8">8</text:span></text:p>
          </draw:text-box>
        </draw:frame>
        <draw:frame draw:style-name="gr26" draw:text-style-name="P13" draw:layer="layout" svg:width="0.198cm" svg:height="0.298cm" svg:x="24.309cm" svg:y="18.892cm">
          <draw:text-box>
            <text:p text:style-name="P1"><text:span text:style-name="T8">9</text:span></text:p>
          </draw:text-box>
        </draw:frame>
        <draw:frame draw:style-name="gr27" draw:text-style-name="P13" draw:layer="layout" svg:width="0.257cm" svg:height="0.298cm" svg:x="24.786cm" svg:y="18.892cm">
          <draw:text-box>
            <text:p text:style-name="P1"><text:span text:style-name="T8">10</text:span></text:p>
          </draw:text-box>
        </draw:frame>
        <draw:frame draw:style-name="gr27" draw:text-style-name="P13" draw:layer="layout" svg:width="0.257cm" svg:height="0.298cm" svg:x="25.327cm" svg:y="18.892cm">
          <draw:text-box>
            <text:p text:style-name="P1"><text:span text:style-name="T8">11</text:span></text:p>
          </draw:text-box>
        </draw:frame>
        <draw:frame draw:style-name="gr27" draw:text-style-name="P13" draw:layer="layout" svg:width="0.257cm" svg:height="0.298cm" svg:x="25.816cm" svg:y="18.892cm">
          <draw:text-box>
            <text:p text:style-name="P1"><text:span text:style-name="T8">12</text:span></text:p>
          </draw:text-box>
        </draw:frame>
        <draw:frame draw:style-name="gr27" draw:text-style-name="P13" draw:layer="layout" svg:width="0.257cm" svg:height="0.298cm" svg:x="26.332cm" svg:y="18.892cm">
          <draw:text-box>
            <text:p text:style-name="P1"><text:span text:style-name="T8">13</text:span></text:p>
          </draw:text-box>
        </draw:frame>
        <draw:frame draw:style-name="gr27" draw:text-style-name="P13" draw:layer="layout" svg:width="0.257cm" svg:height="0.298cm" svg:x="26.845cm" svg:y="18.892cm">
          <draw:text-box>
            <text:p text:style-name="P1"><text:span text:style-name="T8">14</text:span></text:p>
          </draw:text-box>
        </draw:frame>
        <draw:frame draw:style-name="gr27" draw:text-style-name="P13" draw:layer="layout" svg:width="0.257cm" svg:height="0.298cm" svg:x="23.761cm" svg:y="19.409cm">
          <draw:text-box>
            <text:p text:style-name="P1"><text:span text:style-name="T8">15</text:span></text:p>
          </draw:text-box>
        </draw:frame>
        <draw:frame draw:style-name="gr27" draw:text-style-name="P13" draw:layer="layout" svg:width="0.257cm" svg:height="0.298cm" svg:x="24.275cm" svg:y="19.409cm">
          <draw:text-box>
            <text:p text:style-name="P1"><text:span text:style-name="T8">16</text:span></text:p>
          </draw:text-box>
        </draw:frame>
        <draw:frame draw:style-name="gr27" draw:text-style-name="P13" draw:layer="layout" svg:width="0.257cm" svg:height="0.298cm" svg:x="24.796cm" svg:y="19.409cm">
          <draw:text-box>
            <text:p text:style-name="P1"><text:span text:style-name="T8">17</text:span></text:p>
          </draw:text-box>
        </draw:frame>
        <draw:frame draw:style-name="gr27" draw:text-style-name="P13" draw:layer="layout" svg:width="0.257cm" svg:height="0.298cm" svg:x="25.302cm" svg:y="19.409cm">
          <draw:text-box>
            <text:p text:style-name="P1"><text:span text:style-name="T8">18</text:span></text:p>
          </draw:text-box>
        </draw:frame>
        <draw:frame draw:style-name="gr27" draw:text-style-name="P13" draw:layer="layout" svg:width="0.257cm" svg:height="0.298cm" svg:x="25.815cm" svg:y="19.409cm">
          <draw:text-box>
            <text:p text:style-name="P1"><text:span text:style-name="T8">19</text:span></text:p>
          </draw:text-box>
        </draw:frame>
        <draw:frame draw:style-name="gr27" draw:text-style-name="P13" draw:layer="layout" svg:width="0.257cm" svg:height="0.298cm" svg:x="26.302cm" svg:y="19.409cm">
          <draw:text-box>
            <text:p text:style-name="P1"><text:span text:style-name="T8">20</text:span></text:p>
          </draw:text-box>
        </draw:frame>
        <draw:frame draw:style-name="gr27" draw:text-style-name="P13" draw:layer="layout" svg:width="0.257cm" svg:height="0.298cm" svg:x="26.842cm" svg:y="19.409cm">
          <draw:text-box>
            <text:p text:style-name="P1"><text:span text:style-name="T8">21</text:span></text:p>
          </draw:text-box>
        </draw:frame>
        <draw:frame draw:style-name="gr27" draw:text-style-name="P13" draw:layer="layout" svg:width="0.257cm" svg:height="0.298cm" svg:x="23.737cm" svg:y="19.928cm">
          <draw:text-box>
            <text:p text:style-name="P1"><text:span text:style-name="T8">22</text:span></text:p>
          </draw:text-box>
        </draw:frame>
        <draw:frame draw:style-name="gr27" draw:text-style-name="P13" draw:layer="layout" svg:width="0.257cm" svg:height="0.298cm" svg:x="24.253cm" svg:y="19.928cm">
          <draw:text-box>
            <text:p text:style-name="P1"><text:span text:style-name="T8">23</text:span></text:p>
          </draw:text-box>
        </draw:frame>
        <draw:frame draw:style-name="gr27" draw:text-style-name="P13" draw:layer="layout" svg:width="0.257cm" svg:height="0.298cm" svg:x="24.767cm" svg:y="19.928cm">
          <draw:text-box>
            <text:p text:style-name="P1"><text:span text:style-name="T8">24</text:span></text:p>
          </draw:text-box>
        </draw:frame>
        <draw:frame draw:style-name="gr27" draw:text-style-name="P13" draw:layer="layout" svg:width="0.257cm" svg:height="0.298cm" svg:x="25.277cm" svg:y="19.928cm">
          <draw:text-box>
            <text:p text:style-name="P1"><text:span text:style-name="T8">25</text:span></text:p>
          </draw:text-box>
        </draw:frame>
        <draw:frame draw:style-name="gr27" draw:text-style-name="P13" draw:layer="layout" svg:width="0.257cm" svg:height="0.298cm" svg:x="25.79cm" svg:y="19.928cm">
          <draw:text-box>
            <text:p text:style-name="P1"><text:span text:style-name="T8">26</text:span></text:p>
          </draw:text-box>
        </draw:frame>
        <draw:frame draw:style-name="gr27" draw:text-style-name="P13" draw:layer="layout" svg:width="0.257cm" svg:height="0.298cm" svg:x="26.311cm" svg:y="19.928cm">
          <draw:text-box>
            <text:p text:style-name="P1"><text:span text:style-name="T8">27</text:span></text:p>
          </draw:text-box>
        </draw:frame>
        <draw:frame draw:style-name="gr27" draw:text-style-name="P13" draw:layer="layout" svg:width="0.257cm" svg:height="0.298cm" svg:x="26.819cm" svg:y="19.928cm">
          <draw:text-box>
            <text:p text:style-name="P1"><text:span text:style-name="T8">28</text:span></text:p>
          </draw:text-box>
        </draw:frame>
        <draw:frame draw:style-name="gr26" draw:text-style-name="P13" draw:layer="layout" svg:width="0.198cm" svg:height="0.298cm" svg:x="23.796cm" svg:y="18.381cm">
          <draw:text-box>
            <text:p text:style-name="P1"><text:span text:style-name="T8">1</text:span></text:p>
          </draw:text-box>
        </draw:frame>
        <draw:frame draw:style-name="gr26" draw:text-style-name="P13" draw:layer="layout" svg:width="0.198cm" svg:height="0.298cm" svg:x="24.309cm" svg:y="18.381cm">
          <draw:text-box>
            <text:p text:style-name="P1"><text:span text:style-name="T8">2</text:span></text:p>
          </draw:text-box>
        </draw:frame>
        <draw:frame draw:style-name="gr27" draw:text-style-name="P13" draw:layer="layout" svg:width="0.257cm" svg:height="0.298cm" svg:x="24.786cm" svg:y="18.381cm">
          <draw:text-box>
            <text:p text:style-name="P1"><text:span text:style-name="T8">3</text:span></text:p>
          </draw:text-box>
        </draw:frame>
        <draw:frame draw:style-name="gr27" draw:text-style-name="P13" draw:layer="layout" svg:width="0.257cm" svg:height="0.298cm" svg:x="25.327cm" svg:y="18.381cm">
          <draw:text-box>
            <text:p text:style-name="P1"><text:span text:style-name="T8">4</text:span></text:p>
          </draw:text-box>
        </draw:frame>
        <draw:frame draw:style-name="gr27" draw:text-style-name="P13" draw:layer="layout" svg:width="0.257cm" svg:height="0.298cm" svg:x="23.739cm" svg:y="20.451cm">
          <draw:text-box>
            <text:p text:style-name="P1"><text:span text:style-name="T8">29</text:span></text:p>
          </draw:text-box>
        </draw:frame>
        <draw:frame draw:style-name="gr27" draw:text-style-name="P13" draw:layer="layout" svg:width="0.257cm" svg:height="0.298cm" svg:x="24.255cm" svg:y="20.451cm">
          <draw:text-box>
            <text:p text:style-name="P1"><text:span text:style-name="T8">30</text:span></text:p>
          </draw:text-box>
        </draw:frame>
        <draw:frame draw:style-name="gr27" draw:text-style-name="P13" draw:layer="layout" svg:width="0.257cm" svg:height="0.298cm" svg:x="24.769cm" svg:y="20.451cm">
          <draw:text-box>
            <text:p text:style-name="P1"><text:span text:style-name="T8">31</text:span></text:p>
          </draw:text-box>
        </draw:frame>
      </draw:page>
      <draw:page draw:name="page21" draw:style-name="dp1" draw:master-page-name="master-page34">
        <draw:frame draw:style-name="gr1" draw:text-style-name="P2" draw:layer="layout" svg:width="2.869cm" svg:height="0.398cm" svg:x="1.365cm" svg:y="1.3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1.961cm" svg:x2="13.956cm" svg:y2="1.961cm">
          <text:p/>
        </draw:line>
        <draw:frame draw:style-name="gr1" draw:text-style-name="P2" draw:layer="layout" svg:width="2.869cm" svg:height="0.398cm" svg:x="1.366cm" svg:y="1.3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1.407cm">
          <draw:text-box>
            <text:p text:style-name="P1"><text:span text:style-name="T2">L</text:span><text:span text:style-name="T2">u</text:span><text:span text:style-name="T2">n</text:span><text:span text:style-name="T2">es</text:span></text:p>
          </draw:text-box>
        </draw:frame>
        <draw:frame draw:style-name="gr4" draw:text-style-name="P5" draw:layer="layout" svg:width="0.552cm" svg:height="0.687cm" svg:x="0.92cm" svg:y="1.41cm">
          <draw:text-box>
            <text:p text:style-name="P1"><text:span text:style-name="T3">15</text:span></text:p>
          </draw:text-box>
        </draw:frame>
        <draw:frame draw:style-name="gr5" draw:text-style-name="P6" draw:layer="layout" svg:width="2.917cm" svg:height="0.776cm" svg:x="0.92cm" svg:y="0.697cm">
          <draw:text-box>
            <text:p text:style-name="P1"><text:span text:style-name="T4">M</text:span><text:span text:style-name="T4">A</text:span><text:span text:style-name="T4">R</text:span><text:span text:style-name="T4">Z</text:span><text:span text:style-name="T4">O</text:span></text:p>
          </draw:text-box>
        </draw:frame>
        <draw:frame draw:style-name="gr1" draw:text-style-name="P2" draw:layer="layout" svg:width="2.869cm" svg:height="0.398cm" svg:x="1.365cm" svg:y="6.3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366cm" svg:y="6.3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7.567cm" svg:y1="2.36cm" svg:x2="13.94cm" svg:y2="2.36cm">
          <text:p/>
        </draw:line>
        <draw:line draw:style-name="gr6" draw:text-style-name="P7" draw:layer="layout" svg:x1="7.567cm" svg:y1="2.759cm" svg:x2="13.941cm" svg:y2="2.759cm">
          <text:p/>
        </draw:line>
        <draw:line draw:style-name="gr6" draw:text-style-name="P7" draw:layer="layout" svg:x1="7.567cm" svg:y1="3.159cm" svg:x2="13.941cm" svg:y2="3.159cm">
          <text:p/>
        </draw:line>
        <draw:line draw:style-name="gr6" draw:text-style-name="P7" draw:layer="layout" svg:x1="7.567cm" svg:y1="3.557cm" svg:x2="13.941cm" svg:y2="3.557cm">
          <text:p/>
        </draw:line>
        <draw:line draw:style-name="gr6" draw:text-style-name="P7" draw:layer="layout" svg:x1="7.567cm" svg:y1="3.957cm" svg:x2="13.941cm" svg:y2="3.957cm">
          <text:p/>
        </draw:line>
        <draw:line draw:style-name="gr6" draw:text-style-name="P7" draw:layer="layout" svg:x1="7.567cm" svg:y1="4.357cm" svg:x2="13.941cm" svg:y2="4.357cm">
          <text:p/>
        </draw:line>
        <draw:line draw:style-name="gr6" draw:text-style-name="P7" draw:layer="layout" svg:x1="7.567cm" svg:y1="4.756cm" svg:x2="13.941cm" svg:y2="4.756cm">
          <text:p/>
        </draw:line>
        <draw:line draw:style-name="gr6" draw:text-style-name="P7" draw:layer="layout" svg:x1="7.567cm" svg:y1="5.155cm" svg:x2="13.941cm" svg:y2="5.155cm">
          <text:p/>
        </draw:line>
        <draw:line draw:style-name="gr6" draw:text-style-name="P7" draw:layer="layout" svg:x1="7.567cm" svg:y1="5.554cm" svg:x2="13.941cm" svg:y2="5.554cm">
          <text:p/>
        </draw:line>
        <draw:line draw:style-name="gr6" draw:text-style-name="P7" draw:layer="layout" svg:x1="7.567cm" svg:y1="5.953cm" svg:x2="13.941cm" svg:y2="5.953cm">
          <text:p/>
        </draw:line>
        <draw:line draw:style-name="gr6" draw:text-style-name="P7" draw:layer="layout" svg:x1="7.567cm" svg:y1="6.353cm" svg:x2="13.941cm" svg:y2="6.353cm">
          <text:p/>
        </draw:line>
        <draw:frame draw:style-name="gr7" draw:text-style-name="P8" draw:layer="layout" svg:width="0.855cm" svg:height="0.408cm" svg:x="1.017cm" svg:y="2.1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7cm" svg:y="2.53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7cm" svg:y="2.92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7cm" svg:y="3.32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7cm" svg:y="3.72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7cm" svg:y="4.12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7cm" svg:y="4.52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7cm" svg:y="4.92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7cm" svg:y="5.32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7cm" svg:y="5.72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7cm" svg:y="6.123cm">
          <draw:text-box>
            <text:p text:style-name="P1"><text:span text:style-name="T5">13:00</text:span></text:p>
          </draw:text-box>
        </draw:frame>
        <draw:line draw:style-name="gr6" draw:text-style-name="P7" draw:layer="layout" svg:x1="0.967cm" svg:y1="2.361cm" svg:x2="7.34cm" svg:y2="2.361cm">
          <text:p/>
        </draw:line>
        <draw:line draw:style-name="gr6" draw:text-style-name="P7" draw:layer="layout" svg:x1="0.967cm" svg:y1="2.76cm" svg:x2="7.341cm" svg:y2="2.76cm">
          <text:p/>
        </draw:line>
        <draw:line draw:style-name="gr6" draw:text-style-name="P7" draw:layer="layout" svg:x1="0.967cm" svg:y1="3.16cm" svg:x2="7.341cm" svg:y2="3.16cm">
          <text:p/>
        </draw:line>
        <draw:line draw:style-name="gr6" draw:text-style-name="P7" draw:layer="layout" svg:x1="0.967cm" svg:y1="3.558cm" svg:x2="7.341cm" svg:y2="3.558cm">
          <text:p/>
        </draw:line>
        <draw:line draw:style-name="gr6" draw:text-style-name="P7" draw:layer="layout" svg:x1="0.967cm" svg:y1="3.958cm" svg:x2="7.341cm" svg:y2="3.958cm">
          <text:p/>
        </draw:line>
        <draw:line draw:style-name="gr6" draw:text-style-name="P7" draw:layer="layout" svg:x1="0.967cm" svg:y1="4.358cm" svg:x2="7.341cm" svg:y2="4.358cm">
          <text:p/>
        </draw:line>
        <draw:line draw:style-name="gr6" draw:text-style-name="P7" draw:layer="layout" svg:x1="0.967cm" svg:y1="4.757cm" svg:x2="7.341cm" svg:y2="4.757cm">
          <text:p/>
        </draw:line>
        <draw:line draw:style-name="gr6" draw:text-style-name="P7" draw:layer="layout" svg:x1="0.967cm" svg:y1="5.156cm" svg:x2="7.341cm" svg:y2="5.156cm">
          <text:p/>
        </draw:line>
        <draw:line draw:style-name="gr6" draw:text-style-name="P7" draw:layer="layout" svg:x1="0.967cm" svg:y1="5.555cm" svg:x2="7.341cm" svg:y2="5.555cm">
          <text:p/>
        </draw:line>
        <draw:line draw:style-name="gr6" draw:text-style-name="P7" draw:layer="layout" svg:x1="0.967cm" svg:y1="5.954cm" svg:x2="7.341cm" svg:y2="5.954cm">
          <text:p/>
        </draw:line>
        <draw:line draw:style-name="gr6" draw:text-style-name="P7" draw:layer="layout" svg:x1="0.967cm" svg:y1="6.354cm" svg:x2="7.341cm" svg:y2="6.354cm">
          <text:p/>
        </draw:line>
        <draw:frame draw:style-name="gr1" draw:text-style-name="P2" draw:layer="layout" svg:width="2.869cm" svg:height="0.398cm" svg:x="1.365cm" svg:y="6.4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7.061cm" svg:x2="13.956cm" svg:y2="7.061cm">
          <text:p/>
        </draw:line>
        <draw:frame draw:style-name="gr1" draw:text-style-name="P2" draw:layer="layout" svg:width="2.869cm" svg:height="0.398cm" svg:x="1.366cm" svg:y="6.4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6.507cm">
          <draw:text-box>
            <text:p text:style-name="P1"><text:span text:style-name="T2">M</text:span><text:span text:style-name="T2">ar</text:span><text:span text:style-name="T2">te</text:span><text:span text:style-name="T2">s</text:span></text:p>
          </draw:text-box>
        </draw:frame>
        <draw:frame draw:style-name="gr17" draw:text-style-name="P5" draw:layer="layout" svg:width="0.54cm" svg:height="0.687cm" svg:x="0.92cm" svg:y="6.51cm">
          <draw:text-box>
            <text:p text:style-name="P1"><text:span text:style-name="T3">16</text:span></text:p>
          </draw:text-box>
        </draw:frame>
        <draw:frame draw:style-name="gr1" draw:text-style-name="P2" draw:layer="layout" svg:width="2.869cm" svg:height="0.398cm" svg:x="1.365cm" svg:y="11.5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366cm" svg:y="11.5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7.567cm" svg:y1="7.46cm" svg:x2="13.94cm" svg:y2="7.46cm">
          <text:p/>
        </draw:line>
        <draw:line draw:style-name="gr6" draw:text-style-name="P7" draw:layer="layout" svg:x1="7.567cm" svg:y1="7.859cm" svg:x2="13.941cm" svg:y2="7.859cm">
          <text:p/>
        </draw:line>
        <draw:line draw:style-name="gr6" draw:text-style-name="P7" draw:layer="layout" svg:x1="7.567cm" svg:y1="8.259cm" svg:x2="13.941cm" svg:y2="8.259cm">
          <text:p/>
        </draw:line>
        <draw:line draw:style-name="gr6" draw:text-style-name="P7" draw:layer="layout" svg:x1="7.567cm" svg:y1="8.657cm" svg:x2="13.941cm" svg:y2="8.657cm">
          <text:p/>
        </draw:line>
        <draw:line draw:style-name="gr6" draw:text-style-name="P7" draw:layer="layout" svg:x1="7.567cm" svg:y1="9.057cm" svg:x2="13.941cm" svg:y2="9.057cm">
          <text:p/>
        </draw:line>
        <draw:line draw:style-name="gr6" draw:text-style-name="P7" draw:layer="layout" svg:x1="7.567cm" svg:y1="9.457cm" svg:x2="13.941cm" svg:y2="9.457cm">
          <text:p/>
        </draw:line>
        <draw:line draw:style-name="gr6" draw:text-style-name="P7" draw:layer="layout" svg:x1="7.567cm" svg:y1="9.856cm" svg:x2="13.941cm" svg:y2="9.856cm">
          <text:p/>
        </draw:line>
        <draw:line draw:style-name="gr6" draw:text-style-name="P7" draw:layer="layout" svg:x1="7.567cm" svg:y1="10.255cm" svg:x2="13.941cm" svg:y2="10.255cm">
          <text:p/>
        </draw:line>
        <draw:line draw:style-name="gr6" draw:text-style-name="P7" draw:layer="layout" svg:x1="7.567cm" svg:y1="10.654cm" svg:x2="13.941cm" svg:y2="10.654cm">
          <text:p/>
        </draw:line>
        <draw:line draw:style-name="gr6" draw:text-style-name="P7" draw:layer="layout" svg:x1="7.567cm" svg:y1="11.053cm" svg:x2="13.941cm" svg:y2="11.053cm">
          <text:p/>
        </draw:line>
        <draw:line draw:style-name="gr6" draw:text-style-name="P7" draw:layer="layout" svg:x1="7.567cm" svg:y1="11.453cm" svg:x2="13.941cm" svg:y2="11.453cm">
          <text:p/>
        </draw:line>
        <draw:line draw:style-name="gr6" draw:text-style-name="P7" draw:layer="layout" svg:x1="0.967cm" svg:y1="7.461cm" svg:x2="7.34cm" svg:y2="7.461cm">
          <text:p/>
        </draw:line>
        <draw:line draw:style-name="gr6" draw:text-style-name="P7" draw:layer="layout" svg:x1="0.967cm" svg:y1="7.86cm" svg:x2="7.341cm" svg:y2="7.86cm">
          <text:p/>
        </draw:line>
        <draw:line draw:style-name="gr6" draw:text-style-name="P7" draw:layer="layout" svg:x1="0.967cm" svg:y1="8.26cm" svg:x2="7.341cm" svg:y2="8.26cm">
          <text:p/>
        </draw:line>
        <draw:line draw:style-name="gr6" draw:text-style-name="P7" draw:layer="layout" svg:x1="0.967cm" svg:y1="8.658cm" svg:x2="7.341cm" svg:y2="8.658cm">
          <text:p/>
        </draw:line>
        <draw:line draw:style-name="gr6" draw:text-style-name="P7" draw:layer="layout" svg:x1="0.967cm" svg:y1="9.058cm" svg:x2="7.341cm" svg:y2="9.058cm">
          <text:p/>
        </draw:line>
        <draw:line draw:style-name="gr6" draw:text-style-name="P7" draw:layer="layout" svg:x1="0.967cm" svg:y1="9.458cm" svg:x2="7.341cm" svg:y2="9.458cm">
          <text:p/>
        </draw:line>
        <draw:line draw:style-name="gr6" draw:text-style-name="P7" draw:layer="layout" svg:x1="0.967cm" svg:y1="9.857cm" svg:x2="7.341cm" svg:y2="9.857cm">
          <text:p/>
        </draw:line>
        <draw:line draw:style-name="gr6" draw:text-style-name="P7" draw:layer="layout" svg:x1="0.967cm" svg:y1="10.256cm" svg:x2="7.341cm" svg:y2="10.256cm">
          <text:p/>
        </draw:line>
        <draw:line draw:style-name="gr6" draw:text-style-name="P7" draw:layer="layout" svg:x1="0.967cm" svg:y1="10.655cm" svg:x2="7.341cm" svg:y2="10.655cm">
          <text:p/>
        </draw:line>
        <draw:line draw:style-name="gr6" draw:text-style-name="P7" draw:layer="layout" svg:x1="0.967cm" svg:y1="11.054cm" svg:x2="7.341cm" svg:y2="11.054cm">
          <text:p/>
        </draw:line>
        <draw:line draw:style-name="gr6" draw:text-style-name="P7" draw:layer="layout" svg:x1="0.967cm" svg:y1="11.454cm" svg:x2="7.341cm" svg:y2="11.454cm">
          <text:p/>
        </draw:line>
        <draw:frame draw:style-name="gr1" draw:text-style-name="P2" draw:layer="layout" svg:width="2.869cm" svg:height="0.398cm" svg:x="1.365cm" svg:y="11.5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12.161cm" svg:x2="13.956cm" svg:y2="12.161cm">
          <text:p/>
        </draw:line>
        <draw:frame draw:style-name="gr1" draw:text-style-name="P2" draw:layer="layout" svg:width="2.869cm" svg:height="0.398cm" svg:x="1.366cm" svg:y="11.5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11.607cm">
          <draw:text-box>
            <text:p text:style-name="P1"><text:span text:style-name="T2">M</text:span><text:span text:style-name="T2">ié</text:span><text:span text:style-name="T2">rc</text:span><text:span text:style-name="T2">ol</text:span><text:span text:style-name="T2">es</text:span></text:p>
          </draw:text-box>
        </draw:frame>
        <draw:frame draw:style-name="gr18" draw:text-style-name="P5" draw:layer="layout" svg:width="0.544cm" svg:height="0.687cm" svg:x="0.92cm" svg:y="11.61cm">
          <draw:text-box>
            <text:p text:style-name="P1"><text:span text:style-name="T3">17</text:span></text:p>
          </draw:text-box>
        </draw:frame>
        <draw:line draw:style-name="gr6" draw:text-style-name="P7" draw:layer="layout" svg:x1="7.567cm" svg:y1="12.56cm" svg:x2="13.94cm" svg:y2="12.56cm">
          <text:p/>
        </draw:line>
        <draw:line draw:style-name="gr6" draw:text-style-name="P7" draw:layer="layout" svg:x1="7.567cm" svg:y1="12.959cm" svg:x2="13.941cm" svg:y2="12.959cm">
          <text:p/>
        </draw:line>
        <draw:line draw:style-name="gr6" draw:text-style-name="P7" draw:layer="layout" svg:x1="7.567cm" svg:y1="13.359cm" svg:x2="13.941cm" svg:y2="13.359cm">
          <text:p/>
        </draw:line>
        <draw:line draw:style-name="gr6" draw:text-style-name="P7" draw:layer="layout" svg:x1="7.567cm" svg:y1="13.757cm" svg:x2="13.941cm" svg:y2="13.757cm">
          <text:p/>
        </draw:line>
        <draw:line draw:style-name="gr6" draw:text-style-name="P7" draw:layer="layout" svg:x1="7.567cm" svg:y1="14.157cm" svg:x2="13.941cm" svg:y2="14.157cm">
          <text:p/>
        </draw:line>
        <draw:line draw:style-name="gr6" draw:text-style-name="P7" draw:layer="layout" svg:x1="7.567cm" svg:y1="14.557cm" svg:x2="13.941cm" svg:y2="14.557cm">
          <text:p/>
        </draw:line>
        <draw:line draw:style-name="gr6" draw:text-style-name="P7" draw:layer="layout" svg:x1="7.567cm" svg:y1="14.956cm" svg:x2="13.941cm" svg:y2="14.956cm">
          <text:p/>
        </draw:line>
        <draw:line draw:style-name="gr6" draw:text-style-name="P7" draw:layer="layout" svg:x1="7.567cm" svg:y1="15.355cm" svg:x2="13.941cm" svg:y2="15.355cm">
          <text:p/>
        </draw:line>
        <draw:line draw:style-name="gr6" draw:text-style-name="P7" draw:layer="layout" svg:x1="7.567cm" svg:y1="15.754cm" svg:x2="13.941cm" svg:y2="15.754cm">
          <text:p/>
        </draw:line>
        <draw:line draw:style-name="gr6" draw:text-style-name="P7" draw:layer="layout" svg:x1="7.567cm" svg:y1="16.153cm" svg:x2="13.941cm" svg:y2="16.153cm">
          <text:p/>
        </draw:line>
        <draw:line draw:style-name="gr6" draw:text-style-name="P7" draw:layer="layout" svg:x1="7.567cm" svg:y1="16.553cm" svg:x2="13.941cm" svg:y2="16.553cm">
          <text:p/>
        </draw:line>
        <draw:line draw:style-name="gr6" draw:text-style-name="P7" draw:layer="layout" svg:x1="0.967cm" svg:y1="12.561cm" svg:x2="7.34cm" svg:y2="12.561cm">
          <text:p/>
        </draw:line>
        <draw:line draw:style-name="gr6" draw:text-style-name="P7" draw:layer="layout" svg:x1="0.967cm" svg:y1="12.96cm" svg:x2="7.341cm" svg:y2="12.96cm">
          <text:p/>
        </draw:line>
        <draw:line draw:style-name="gr6" draw:text-style-name="P7" draw:layer="layout" svg:x1="0.967cm" svg:y1="13.36cm" svg:x2="7.341cm" svg:y2="13.36cm">
          <text:p/>
        </draw:line>
        <draw:line draw:style-name="gr6" draw:text-style-name="P7" draw:layer="layout" svg:x1="0.967cm" svg:y1="13.758cm" svg:x2="7.341cm" svg:y2="13.758cm">
          <text:p/>
        </draw:line>
        <draw:line draw:style-name="gr6" draw:text-style-name="P7" draw:layer="layout" svg:x1="0.967cm" svg:y1="14.158cm" svg:x2="7.341cm" svg:y2="14.158cm">
          <text:p/>
        </draw:line>
        <draw:line draw:style-name="gr6" draw:text-style-name="P7" draw:layer="layout" svg:x1="0.967cm" svg:y1="14.558cm" svg:x2="7.341cm" svg:y2="14.558cm">
          <text:p/>
        </draw:line>
        <draw:line draw:style-name="gr6" draw:text-style-name="P7" draw:layer="layout" svg:x1="0.967cm" svg:y1="14.957cm" svg:x2="7.341cm" svg:y2="14.957cm">
          <text:p/>
        </draw:line>
        <draw:line draw:style-name="gr6" draw:text-style-name="P7" draw:layer="layout" svg:x1="0.967cm" svg:y1="15.356cm" svg:x2="7.341cm" svg:y2="15.356cm">
          <text:p/>
        </draw:line>
        <draw:line draw:style-name="gr6" draw:text-style-name="P7" draw:layer="layout" svg:x1="0.967cm" svg:y1="15.755cm" svg:x2="7.341cm" svg:y2="15.755cm">
          <text:p/>
        </draw:line>
        <draw:line draw:style-name="gr6" draw:text-style-name="P7" draw:layer="layout" svg:x1="0.967cm" svg:y1="16.154cm" svg:x2="7.341cm" svg:y2="16.154cm">
          <text:p/>
        </draw:line>
        <draw:line draw:style-name="gr6" draw:text-style-name="P7" draw:layer="layout" svg:x1="0.967cm" svg:y1="16.554cm" svg:x2="7.341cm" svg:y2="16.554cm">
          <text:p/>
        </draw:line>
        <draw:frame draw:style-name="gr1" draw:text-style-name="P2" draw:layer="layout" svg:width="2.869cm" svg:height="0.398cm" svg:x="1.098cm" svg:y="20.77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099cm" svg:y="20.7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.222cm" svg:y1="17.258cm" svg:x2="13.972cm" svg:y2="17.258cm">
          <text:p/>
        </draw:line>
        <draw:line draw:style-name="gr6" draw:text-style-name="P7" draw:layer="layout" svg:x1="0.7cm" svg:y1="17.658cm" svg:x2="13.972cm" svg:y2="17.658cm">
          <text:p/>
        </draw:line>
        <draw:line draw:style-name="gr6" draw:text-style-name="P7" draw:layer="layout" svg:x1="0.7cm" svg:y1="18.056cm" svg:x2="13.972cm" svg:y2="18.056cm">
          <text:p/>
        </draw:line>
        <draw:line draw:style-name="gr6" draw:text-style-name="P7" draw:layer="layout" svg:x1="0.7cm" svg:y1="18.456cm" svg:x2="13.972cm" svg:y2="18.456cm">
          <text:p/>
        </draw:line>
        <draw:line draw:style-name="gr6" draw:text-style-name="P7" draw:layer="layout" svg:x1="0.7cm" svg:y1="18.856cm" svg:x2="13.972cm" svg:y2="18.856cm">
          <text:p/>
        </draw:line>
        <draw:line draw:style-name="gr6" draw:text-style-name="P7" draw:layer="layout" svg:x1="0.7cm" svg:y1="19.255cm" svg:x2="13.972cm" svg:y2="19.255cm">
          <text:p/>
        </draw:line>
        <draw:line draw:style-name="gr6" draw:text-style-name="P7" draw:layer="layout" svg:x1="0.7cm" svg:y1="19.654cm" svg:x2="13.972cm" svg:y2="19.654cm">
          <text:p/>
        </draw:line>
        <draw:line draw:style-name="gr6" draw:text-style-name="P7" draw:layer="layout" svg:x1="0.7cm" svg:y1="20.053cm" svg:x2="13.972cm" svg:y2="20.053cm">
          <text:p/>
        </draw:line>
        <draw:line draw:style-name="gr6" draw:text-style-name="P7" draw:layer="layout" svg:x1="0.7cm" svg:y1="20.452cm" svg:x2="13.972cm" svg:y2="20.452cm">
          <text:p/>
        </draw:line>
        <draw:frame draw:style-name="gr7" draw:text-style-name="P8" draw:layer="layout" svg:width="0.855cm" svg:height="0.408cm" svg:x="7.618cm" svg:y="2.131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8cm" svg:y="2.531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8cm" svg:y="2.93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8cm" svg:y="3.33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8cm" svg:y="3.728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8cm" svg:y="4.128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8cm" svg:y="4.527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8cm" svg:y="4.926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8cm" svg:y="5.325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8cm" svg:y="5.725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8cm" svg:y="6.124cm">
          <draw:text-box>
            <text:p text:style-name="P1"><text:span text:style-name="T5">18:30</text:span></text:p>
          </draw:text-box>
        </draw:frame>
        <draw:custom-shape draw:style-name="gr19" draw:text-style-name="P9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0" draw:layer="layout" svg:width="1.211cm" svg:height="0.517cm" svg:x="0.967cm" svg:y="17.004cm">
          <draw:text-box>
            <text:p text:style-name="P1"><text:span text:style-name="T6">N</text:span><text:span text:style-name="T6">ot</text:span><text:span text:style-name="T6">as</text:span></text:p>
          </draw:text-box>
        </draw:frame>
        <draw:frame draw:style-name="gr21" draw:text-style-name="P11" draw:layer="layout" svg:width="2.186cm" svg:height="0.556cm" svg:x="6.8cm" svg:y="1.208cm">
          <draw:text-box>
            <text:p text:style-name="P1"><text:span text:style-name="T7">S</text:span><text:span text:style-name="T7">e</text:span><text:span text:style-name="T7">m</text:span><text:span text:style-name="T7">a</text:span><text:span text:style-name="T7">n</text:span><text:span text:style-name="T7">a </text:span><text:span text:style-name="T7">11</text:span></text:p>
          </draw:text-box>
        </draw:frame>
        <draw:frame draw:style-name="gr7" draw:text-style-name="P8" draw:layer="layout" svg:width="0.855cm" svg:height="0.408cm" svg:x="7.619cm" svg:y="7.23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9cm" svg:y="7.63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9cm" svg:y="8.029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9cm" svg:y="8.429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9cm" svg:y="8.827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9cm" svg:y="9.227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9cm" svg:y="9.626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9cm" svg:y="10.025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9cm" svg:y="10.424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9cm" svg:y="10.824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9cm" svg:y="11.223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7.619cm" svg:y="12.34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9cm" svg:y="12.74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9cm" svg:y="13.139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9cm" svg:y="13.539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9cm" svg:y="13.937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9cm" svg:y="14.337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9cm" svg:y="14.736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9cm" svg:y="15.135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9cm" svg:y="15.534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9cm" svg:y="15.934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9cm" svg:y="16.333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1.018cm" svg:y="7.2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8cm" svg:y="7.63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8cm" svg:y="8.02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8cm" svg:y="8.42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8cm" svg:y="8.82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8cm" svg:y="9.22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8cm" svg:y="9.62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8cm" svg:y="10.02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8cm" svg:y="10.42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8cm" svg:y="10.82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8cm" svg:y="11.223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.018cm" svg:y="12.34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8cm" svg:y="12.74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8cm" svg:y="13.13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8cm" svg:y="13.53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8cm" svg:y="13.93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8cm" svg:y="14.33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8cm" svg:y="14.73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8cm" svg:y="15.13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8cm" svg:y="15.53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8cm" svg:y="15.93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8cm" svg:y="16.333cm">
          <draw:text-box>
            <text:p text:style-name="P1"><text:span text:style-name="T5">13:00</text:span></text:p>
          </draw:text-box>
        </draw:frame>
        <draw:path draw:style-name="gr52" draw:text-style-name="P24" draw:layer="layout" svg:width="11.46cm" svg:height="18.995cm" svg:x="15.153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53" draw:text-style-name="P28" draw:layer="layout" svg:width="1.432cm" svg:height="0.533cm" svg:x="15.894cm" svg:y="1.714cm">
          <draw:text-box>
            <text:p text:style-name="P1"><text:span text:style-name="T13">J</text:span><text:span text:style-name="T13">u</text:span><text:span text:style-name="T13">e</text:span><text:span text:style-name="T13">v</text:span><text:span text:style-name="T13">e</text:span><text:span text:style-name="T13">s</text:span></text:p>
          </draw:text-box>
        </draw:frame>
        <draw:frame draw:style-name="gr54" draw:text-style-name="P28" draw:layer="layout" svg:width="1.714cm" svg:height="0.533cm" svg:x="18.683cm" svg:y="1.714cm">
          <draw:text-box>
            <text:p text:style-name="P1"><text:span text:style-name="T13">Vi</text:span><text:span text:style-name="T13">er</text:span><text:span text:style-name="T13">n</text:span><text:span text:style-name="T13">e</text:span><text:span text:style-name="T13">s</text:span></text:p>
          </draw:text-box>
        </draw:frame>
        <draw:frame draw:style-name="gr55" draw:text-style-name="P28" draw:layer="layout" svg:width="1.691cm" svg:height="0.533cm" svg:x="21.531cm" svg:y="1.714cm">
          <draw:text-box>
            <text:p text:style-name="P1"><text:span text:style-name="T13">S</text:span><text:span text:style-name="T13">á</text:span><text:span text:style-name="T13">b</text:span><text:span text:style-name="T13">a</text:span><text:span text:style-name="T13">d</text:span><text:span text:style-name="T13">o</text:span></text:p>
          </draw:text-box>
        </draw:frame>
        <draw:frame draw:style-name="gr56" draw:text-style-name="P28" draw:layer="layout" svg:width="2.001cm" svg:height="0.533cm" svg:x="24.251cm" svg:y="1.714cm">
          <draw:text-box>
            <text:p text:style-name="P1"><text:span text:style-name="T13">D</text:span><text:span text:style-name="T13">o</text:span><text:span text:style-name="T13">m</text:span><text:span text:style-name="T13">in</text:span><text:span text:style-name="T13">g</text:span><text:span text:style-name="T13">o</text:span></text:p>
          </draw:text-box>
        </draw:frame>
        <draw:frame draw:style-name="gr57" draw:text-style-name="P29" draw:layer="layout" svg:width="0.364cm" svg:height="0.49cm" svg:x="15.295cm" svg:y="6.255cm">
          <draw:text-box>
            <text:p text:style-name="P1"><text:span text:style-name="T14">11</text:span></text:p>
          </draw:text-box>
        </draw:frame>
        <draw:frame draw:style-name="gr57" draw:text-style-name="P29" draw:layer="layout" svg:width="0.364cm" svg:height="0.49cm" svg:x="18.156cm" svg:y="6.255cm">
          <draw:text-box>
            <text:p text:style-name="P1"><text:span text:style-name="T14">12</text:span></text:p>
          </draw:text-box>
        </draw:frame>
        <draw:frame draw:style-name="gr57" draw:text-style-name="P29" draw:layer="layout" svg:width="0.364cm" svg:height="0.49cm" svg:x="21.017cm" svg:y="6.255cm">
          <draw:text-box>
            <text:p text:style-name="P1"><text:span text:style-name="T14">13</text:span></text:p>
          </draw:text-box>
        </draw:frame>
        <draw:frame draw:style-name="gr58" draw:text-style-name="P29" draw:layer="layout" svg:width="0.472cm" svg:height="0.49cm" svg:x="23.878cm" svg:y="6.255cm">
          <draw:text-box>
            <text:p text:style-name="P1"><text:span text:style-name="T14">14</text:span></text:p>
          </draw:text-box>
        </draw:frame>
        <draw:frame draw:style-name="gr58" draw:text-style-name="P29" draw:layer="layout" svg:width="0.472cm" svg:height="0.49cm" svg:x="15.295cm" svg:y="9.774cm">
          <draw:text-box>
            <text:p text:style-name="P1"><text:span text:style-name="T14">18</text:span></text:p>
          </draw:text-box>
        </draw:frame>
        <draw:frame draw:style-name="gr58" draw:text-style-name="P29" draw:layer="layout" svg:width="0.472cm" svg:height="0.49cm" svg:x="18.156cm" svg:y="9.774cm">
          <draw:text-box>
            <text:p text:style-name="P1"><text:span text:style-name="T14">19</text:span></text:p>
          </draw:text-box>
        </draw:frame>
        <draw:frame draw:style-name="gr58" draw:text-style-name="P29" draw:layer="layout" svg:width="0.472cm" svg:height="0.49cm" svg:x="21.017cm" svg:y="9.774cm">
          <draw:text-box>
            <text:p text:style-name="P1"><text:span text:style-name="T14">2</text:span><text:span text:style-name="T14">0</text:span></text:p>
          </draw:text-box>
        </draw:frame>
        <draw:frame draw:style-name="gr58" draw:text-style-name="P29" draw:layer="layout" svg:width="0.472cm" svg:height="0.49cm" svg:x="23.878cm" svg:y="9.774cm">
          <draw:text-box>
            <text:p text:style-name="P1"><text:span text:style-name="T14">21</text:span></text:p>
          </draw:text-box>
        </draw:frame>
        <draw:frame draw:style-name="gr58" draw:text-style-name="P29" draw:layer="layout" svg:width="0.472cm" svg:height="0.49cm" svg:x="15.295cm" svg:y="13.293cm">
          <draw:text-box>
            <text:p text:style-name="P1"><text:span text:style-name="T14">2</text:span><text:span text:style-name="T14">5</text:span></text:p>
          </draw:text-box>
        </draw:frame>
        <draw:frame draw:style-name="gr58" draw:text-style-name="P29" draw:layer="layout" svg:width="0.472cm" svg:height="0.49cm" svg:x="18.156cm" svg:y="13.293cm">
          <draw:text-box>
            <text:p text:style-name="P1"><text:span text:style-name="T14">2</text:span><text:span text:style-name="T14">6</text:span></text:p>
          </draw:text-box>
        </draw:frame>
        <draw:frame draw:style-name="gr58" draw:text-style-name="P29" draw:layer="layout" svg:width="0.472cm" svg:height="0.49cm" svg:x="21.017cm" svg:y="13.293cm">
          <draw:text-box>
            <text:p text:style-name="P1"><text:span text:style-name="T14">2</text:span><text:span text:style-name="T14">7</text:span></text:p>
          </draw:text-box>
        </draw:frame>
        <draw:frame draw:style-name="gr57" draw:text-style-name="P29" draw:layer="layout" svg:width="0.364cm" svg:height="0.49cm" svg:x="15.295cm" svg:y="2.74cm">
          <draw:text-box>
            <text:p text:style-name="P1"><text:span text:style-name="T14">4</text:span></text:p>
          </draw:text-box>
        </draw:frame>
        <draw:frame draw:style-name="gr57" draw:text-style-name="P29" draw:layer="layout" svg:width="0.364cm" svg:height="0.49cm" svg:x="18.156cm" svg:y="2.74cm">
          <draw:text-box>
            <text:p text:style-name="P1"><text:span text:style-name="T14">5</text:span></text:p>
          </draw:text-box>
        </draw:frame>
        <draw:frame draw:style-name="gr57" draw:text-style-name="P29" draw:layer="layout" svg:width="0.364cm" svg:height="0.49cm" svg:x="21.017cm" svg:y="2.74cm">
          <draw:text-box>
            <text:p text:style-name="P1"><text:span text:style-name="T14">6</text:span></text:p>
          </draw:text-box>
        </draw:frame>
        <draw:frame draw:style-name="gr58" draw:text-style-name="P29" draw:layer="layout" svg:width="0.472cm" svg:height="0.49cm" svg:x="23.878cm" svg:y="2.74cm">
          <draw:text-box>
            <text:p text:style-name="P1"><text:span text:style-name="T14">7</text:span></text:p>
          </draw:text-box>
        </draw:frame>
        <draw:frame draw:style-name="gr58" draw:text-style-name="P29" draw:layer="layout" svg:width="0.472cm" svg:height="0.49cm" svg:x="23.882cm" svg:y="13.29cm">
          <draw:text-box>
            <text:p text:style-name="P1"><text:span text:style-name="T14">2</text:span><text:span text:style-name="T14">8</text:span></text:p>
          </draw:text-box>
        </draw:frame>
      </draw:page>
      <draw:page draw:name="page22" draw:style-name="dp1" draw:master-page-name="master-page34">
        <draw:line draw:style-name="gr6" draw:text-style-name="P7" draw:layer="layout" svg:x1="0.7cm" svg:y1="2.663cm" svg:x2="13.954cm" svg:y2="2.663cm">
          <text:p/>
        </draw:line>
        <draw:line draw:style-name="gr6" draw:text-style-name="P7" draw:layer="layout" svg:x1="0.7cm" svg:y1="3.528cm" svg:x2="13.954cm" svg:y2="3.528cm">
          <text:p/>
        </draw:line>
        <draw:line draw:style-name="gr6" draw:text-style-name="P7" draw:layer="layout" svg:x1="0.7cm" svg:y1="4.395cm" svg:x2="13.954cm" svg:y2="4.395cm">
          <text:p/>
        </draw:line>
        <draw:line draw:style-name="gr6" draw:text-style-name="P7" draw:layer="layout" svg:x1="0.7cm" svg:y1="5.26cm" svg:x2="13.954cm" svg:y2="5.26cm">
          <text:p/>
        </draw:line>
        <draw:line draw:style-name="gr6" draw:text-style-name="P7" draw:layer="layout" svg:x1="0.7cm" svg:y1="6.127cm" svg:x2="13.954cm" svg:y2="6.127cm">
          <text:p/>
        </draw:line>
        <draw:line draw:style-name="gr6" draw:text-style-name="P7" draw:layer="layout" svg:x1="0.7cm" svg:y1="6.994cm" svg:x2="13.954cm" svg:y2="6.994cm">
          <text:p/>
        </draw:line>
        <draw:line draw:style-name="gr6" draw:text-style-name="P7" draw:layer="layout" svg:x1="0.7cm" svg:y1="7.859cm" svg:x2="13.954cm" svg:y2="7.859cm">
          <text:p/>
        </draw:line>
        <draw:line draw:style-name="gr6" draw:text-style-name="P7" draw:layer="layout" svg:x1="0.7cm" svg:y1="8.725cm" svg:x2="13.954cm" svg:y2="8.725cm">
          <text:p/>
        </draw:line>
        <draw:line draw:style-name="gr6" draw:text-style-name="P7" draw:layer="layout" svg:x1="0.7cm" svg:y1="9.591cm" svg:x2="13.954cm" svg:y2="9.591cm">
          <text:p/>
        </draw:line>
        <draw:line draw:style-name="gr6" draw:text-style-name="P7" draw:layer="layout" svg:x1="0.7cm" svg:y1="10.457cm" svg:x2="13.954cm" svg:y2="10.457cm">
          <text:p/>
        </draw:line>
        <draw:line draw:style-name="gr6" draw:text-style-name="P7" draw:layer="layout" svg:x1="0.7cm" svg:y1="11.324cm" svg:x2="13.954cm" svg:y2="11.324cm">
          <text:p/>
        </draw:line>
        <draw:line draw:style-name="gr6" draw:text-style-name="P7" draw:layer="layout" svg:x1="0.7cm" svg:y1="12.189cm" svg:x2="13.954cm" svg:y2="12.189cm">
          <text:p/>
        </draw:line>
        <draw:line draw:style-name="gr6" draw:text-style-name="P7" draw:layer="layout" svg:x1="0.7cm" svg:y1="13.055cm" svg:x2="13.954cm" svg:y2="13.055cm">
          <text:p/>
        </draw:line>
        <draw:line draw:style-name="gr6" draw:text-style-name="P7" draw:layer="layout" svg:x1="0.7cm" svg:y1="13.922cm" svg:x2="13.954cm" svg:y2="13.922cm">
          <text:p/>
        </draw:line>
        <draw:line draw:style-name="gr6" draw:text-style-name="P7" draw:layer="layout" svg:x1="0.7cm" svg:y1="14.784cm" svg:x2="13.954cm" svg:y2="14.784cm">
          <text:p/>
        </draw:line>
        <draw:line draw:style-name="gr6" draw:text-style-name="P7" draw:layer="layout" svg:x1="0.7cm" svg:y1="15.644cm" svg:x2="13.954cm" svg:y2="15.644cm">
          <text:p/>
        </draw:line>
        <draw:line draw:style-name="gr6" draw:text-style-name="P7" draw:layer="layout" svg:x1="0.7cm" svg:y1="16.504cm" svg:x2="13.954cm" svg:y2="16.504cm">
          <text:p/>
        </draw:line>
        <draw:line draw:style-name="gr6" draw:text-style-name="P7" draw:layer="layout" svg:x1="0.7cm" svg:y1="17.364cm" svg:x2="13.954cm" svg:y2="17.364cm">
          <text:p/>
        </draw:line>
        <draw:line draw:style-name="gr6" draw:text-style-name="P7" draw:layer="layout" svg:x1="0.7cm" svg:y1="18.224cm" svg:x2="13.954cm" svg:y2="18.224cm">
          <text:p/>
        </draw:line>
        <draw:line draw:style-name="gr6" draw:text-style-name="P7" draw:layer="layout" svg:x1="0.7cm" svg:y1="19.084cm" svg:x2="13.954cm" svg:y2="19.084cm">
          <text:p/>
        </draw:line>
        <draw:line draw:style-name="gr6" draw:text-style-name="P7" draw:layer="layout" svg:x1="0.7cm" svg:y1="19.944cm" svg:x2="13.954cm" svg:y2="19.944cm">
          <text:p/>
        </draw:line>
        <draw:line draw:style-name="gr6" draw:text-style-name="P7" draw:layer="layout" svg:x1="0.7cm" svg:y1="20.804cm" svg:x2="13.954cm" svg:y2="20.804cm">
          <text:p/>
        </draw:line>
        <draw:line draw:style-name="gr2" draw:text-style-name="P3" draw:layer="layout" svg:x1="0.706cm" svg:y1="1.966cm" svg:x2="13.956cm" svg:y2="1.966cm">
          <text:p/>
        </draw:line>
        <draw:frame draw:style-name="gr5" draw:text-style-name="P6" draw:layer="layout" svg:width="2.917cm" svg:height="0.776cm" svg:x="0.92cm" svg:y="0.702cm">
          <draw:text-box>
            <text:p text:style-name="P42"><text:span text:style-name="T4">M</text:span><text:span text:style-name="T4">A</text:span><text:span text:style-name="T4">R</text:span><text:span text:style-name="T4">Z</text:span><text:span text:style-name="T4">O</text:span></text:p>
          </draw:text-box>
        </draw:frame>
        <draw:frame draw:style-name="gr21" draw:text-style-name="P11" draw:layer="layout" svg:width="2.186cm" svg:height="0.556cm" svg:x="6.9cm" svg:y="1.213cm">
          <draw:text-box>
            <text:p text:style-name="P41"><text:span text:style-name="T7">N</text:span><text:span text:style-name="T7">ot</text:span><text:span text:style-name="T7">a</text:span><text:span text:style-name="T7">s</text:span></text:p>
          </draw:text-box>
        </draw:frame>
        <draw:custom-shape draw:style-name="gr19" draw:text-style-name="P9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" draw:layer="layout" svg:width="2.415cm" svg:height="0.398cm" svg:x="14.284cm" svg:y="20.7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8" draw:text-style-name="P2" draw:layer="layout" svg:width="2.415cm" svg:height="0.398cm" svg:x="14.285cm" svg:y="20.7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15.964cm" svg:y1="17.261cm" svg:x2="23.46cm" svg:y2="17.261cm">
          <text:p/>
        </draw:line>
        <draw:line draw:style-name="gr6" draw:text-style-name="P7" draw:layer="layout" svg:x1="14cm" svg:y1="17.661cm" svg:x2="23.46cm" svg:y2="17.661cm">
          <text:p/>
        </draw:line>
        <draw:line draw:style-name="gr6" draw:text-style-name="P7" draw:layer="layout" svg:x1="14cm" svg:y1="18.059cm" svg:x2="23.46cm" svg:y2="18.059cm">
          <text:p/>
        </draw:line>
        <draw:line draw:style-name="gr6" draw:text-style-name="P7" draw:layer="layout" svg:x1="14cm" svg:y1="18.459cm" svg:x2="23.46cm" svg:y2="18.459cm">
          <text:p/>
        </draw:line>
        <draw:line draw:style-name="gr6" draw:text-style-name="P7" draw:layer="layout" svg:x1="14cm" svg:y1="18.859cm" svg:x2="23.46cm" svg:y2="18.859cm">
          <text:p/>
        </draw:line>
        <draw:line draw:style-name="gr6" draw:text-style-name="P7" draw:layer="layout" svg:x1="14cm" svg:y1="19.258cm" svg:x2="23.46cm" svg:y2="19.258cm">
          <text:p/>
        </draw:line>
        <draw:line draw:style-name="gr6" draw:text-style-name="P7" draw:layer="layout" svg:x1="14cm" svg:y1="19.657cm" svg:x2="23.46cm" svg:y2="19.657cm">
          <text:p/>
        </draw:line>
        <draw:line draw:style-name="gr6" draw:text-style-name="P7" draw:layer="layout" svg:x1="14cm" svg:y1="20.056cm" svg:x2="23.46cm" svg:y2="20.056cm">
          <text:p/>
        </draw:line>
        <draw:line draw:style-name="gr6" draw:text-style-name="P7" draw:layer="layout" svg:x1="14cm" svg:y1="20.455cm" svg:x2="23.46cm" svg:y2="20.455cm">
          <text:p/>
        </draw:line>
        <draw:frame draw:style-name="gr29" draw:text-style-name="P2" draw:layer="layout" svg:width="2.782cm" svg:height="0.398cm" svg:x="15.046cm" svg:y="1.3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1.963cm" svg:x2="27.256cm" svg:y2="1.963cm">
          <text:p/>
        </draw:line>
        <draw:frame draw:style-name="gr29" draw:text-style-name="P2" draw:layer="layout" svg:width="2.782cm" svg:height="0.398cm" svg:x="15.047cm" svg:y="1.3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1.409cm">
          <draw:text-box>
            <text:p text:style-name="P1"><text:span text:style-name="T2">J</text:span><text:span text:style-name="T2">u</text:span><text:span text:style-name="T2">e</text:span><text:span text:style-name="T2">v</text:span><text:span text:style-name="T2">es</text:span></text:p>
          </draw:text-box>
        </draw:frame>
        <draw:frame draw:style-name="gr31" draw:text-style-name="P5" draw:layer="layout" svg:width="0.557cm" svg:height="0.687cm" svg:x="14.615cm" svg:y="1.412cm">
          <draw:text-box>
            <text:p text:style-name="P1"><text:span text:style-name="T3">11</text:span></text:p>
          </draw:text-box>
        </draw:frame>
        <draw:frame draw:style-name="gr32" draw:text-style-name="P15" draw:layer="layout" svg:width="1.543cm" svg:height="1.729cm" svg:x="25.56cm" svg:y="0.699cm">
          <draw:text-box>
            <text:p text:style-name="P14"><text:span text:style-name="T4">2</text:span><text:span text:style-name="T4">0</text:span><text:span text:style-name="T4">2</text:span><text:span text:style-name="T4">1</text:span></text:p>
          </draw:text-box>
        </draw:frame>
        <draw:frame draw:style-name="gr29" draw:text-style-name="P2" draw:layer="layout" svg:width="2.782cm" svg:height="0.398cm" svg:x="15.046cm" svg:y="6.3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9" draw:text-style-name="P2" draw:layer="layout" svg:width="2.782cm" svg:height="0.398cm" svg:x="15.047cm" svg:y="6.375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1.06cm" svg:y1="2.362cm" svg:x2="27.24cm" svg:y2="2.362cm">
          <text:p/>
        </draw:line>
        <draw:line draw:style-name="gr6" draw:text-style-name="P7" draw:layer="layout" svg:x1="21.06cm" svg:y1="2.761cm" svg:x2="27.241cm" svg:y2="2.761cm">
          <text:p/>
        </draw:line>
        <draw:line draw:style-name="gr6" draw:text-style-name="P7" draw:layer="layout" svg:x1="21.06cm" svg:y1="3.161cm" svg:x2="27.241cm" svg:y2="3.161cm">
          <text:p/>
        </draw:line>
        <draw:line draw:style-name="gr6" draw:text-style-name="P7" draw:layer="layout" svg:x1="21.06cm" svg:y1="3.559cm" svg:x2="27.241cm" svg:y2="3.559cm">
          <text:p/>
        </draw:line>
        <draw:line draw:style-name="gr6" draw:text-style-name="P7" draw:layer="layout" svg:x1="21.06cm" svg:y1="3.959cm" svg:x2="27.241cm" svg:y2="3.959cm">
          <text:p/>
        </draw:line>
        <draw:line draw:style-name="gr6" draw:text-style-name="P7" draw:layer="layout" svg:x1="21.06cm" svg:y1="4.359cm" svg:x2="27.241cm" svg:y2="4.359cm">
          <text:p/>
        </draw:line>
        <draw:line draw:style-name="gr6" draw:text-style-name="P7" draw:layer="layout" svg:x1="21.06cm" svg:y1="4.758cm" svg:x2="27.241cm" svg:y2="4.758cm">
          <text:p/>
        </draw:line>
        <draw:line draw:style-name="gr6" draw:text-style-name="P7" draw:layer="layout" svg:x1="21.06cm" svg:y1="5.157cm" svg:x2="27.241cm" svg:y2="5.157cm">
          <text:p/>
        </draw:line>
        <draw:line draw:style-name="gr6" draw:text-style-name="P7" draw:layer="layout" svg:x1="21.06cm" svg:y1="5.556cm" svg:x2="27.241cm" svg:y2="5.556cm">
          <text:p/>
        </draw:line>
        <draw:line draw:style-name="gr6" draw:text-style-name="P7" draw:layer="layout" svg:x1="21.06cm" svg:y1="5.955cm" svg:x2="27.241cm" svg:y2="5.955cm">
          <text:p/>
        </draw:line>
        <draw:line draw:style-name="gr6" draw:text-style-name="P7" draw:layer="layout" svg:x1="21.06cm" svg:y1="6.355cm" svg:x2="27.241cm" svg:y2="6.355cm">
          <text:p/>
        </draw:line>
        <draw:line draw:style-name="gr6" draw:text-style-name="P7" draw:layer="layout" svg:x1="14.66cm" svg:y1="2.363cm" svg:x2="20.84cm" svg:y2="2.363cm">
          <text:p/>
        </draw:line>
        <draw:line draw:style-name="gr6" draw:text-style-name="P7" draw:layer="layout" svg:x1="14.66cm" svg:y1="2.762cm" svg:x2="20.841cm" svg:y2="2.762cm">
          <text:p/>
        </draw:line>
        <draw:line draw:style-name="gr6" draw:text-style-name="P7" draw:layer="layout" svg:x1="14.66cm" svg:y1="3.162cm" svg:x2="20.841cm" svg:y2="3.162cm">
          <text:p/>
        </draw:line>
        <draw:line draw:style-name="gr6" draw:text-style-name="P7" draw:layer="layout" svg:x1="14.66cm" svg:y1="3.56cm" svg:x2="20.841cm" svg:y2="3.56cm">
          <text:p/>
        </draw:line>
        <draw:line draw:style-name="gr6" draw:text-style-name="P7" draw:layer="layout" svg:x1="14.66cm" svg:y1="3.96cm" svg:x2="20.841cm" svg:y2="3.96cm">
          <text:p/>
        </draw:line>
        <draw:line draw:style-name="gr6" draw:text-style-name="P7" draw:layer="layout" svg:x1="14.66cm" svg:y1="4.36cm" svg:x2="20.841cm" svg:y2="4.36cm">
          <text:p/>
        </draw:line>
        <draw:line draw:style-name="gr6" draw:text-style-name="P7" draw:layer="layout" svg:x1="14.66cm" svg:y1="4.759cm" svg:x2="20.841cm" svg:y2="4.759cm">
          <text:p/>
        </draw:line>
        <draw:line draw:style-name="gr6" draw:text-style-name="P7" draw:layer="layout" svg:x1="14.66cm" svg:y1="5.158cm" svg:x2="20.841cm" svg:y2="5.158cm">
          <text:p/>
        </draw:line>
        <draw:line draw:style-name="gr6" draw:text-style-name="P7" draw:layer="layout" svg:x1="14.66cm" svg:y1="5.557cm" svg:x2="20.841cm" svg:y2="5.557cm">
          <text:p/>
        </draw:line>
        <draw:line draw:style-name="gr6" draw:text-style-name="P7" draw:layer="layout" svg:x1="14.66cm" svg:y1="5.956cm" svg:x2="20.841cm" svg:y2="5.956cm">
          <text:p/>
        </draw:line>
        <draw:line draw:style-name="gr6" draw:text-style-name="P7" draw:layer="layout" svg:x1="14.66cm" svg:y1="6.356cm" svg:x2="20.841cm" svg:y2="6.356cm">
          <text:p/>
        </draw:line>
        <draw:frame draw:style-name="gr29" draw:text-style-name="P2" draw:layer="layout" svg:width="2.782cm" svg:height="0.398cm" svg:x="15.046cm" svg:y="6.4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7.063cm" svg:x2="27.256cm" svg:y2="7.063cm">
          <text:p/>
        </draw:line>
        <draw:frame draw:style-name="gr29" draw:text-style-name="P2" draw:layer="layout" svg:width="2.782cm" svg:height="0.398cm" svg:x="15.047cm" svg:y="6.4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6.509cm">
          <draw:text-box>
            <text:p text:style-name="P1"><text:span text:style-name="T2">Vi</text:span><text:span text:style-name="T2">er</text:span><text:span text:style-name="T2">n</text:span><text:span text:style-name="T2">es</text:span></text:p>
          </draw:text-box>
        </draw:frame>
        <draw:frame draw:style-name="gr31" draw:text-style-name="P16" draw:layer="layout" svg:width="0.557cm" svg:height="0.687cm" svg:x="14.615cm" svg:y="6.512cm">
          <draw:text-box>
            <text:p text:style-name="P1"><text:span text:style-name="T3">12</text:span></text:p>
          </draw:text-box>
        </draw:frame>
        <draw:frame draw:style-name="gr29" draw:text-style-name="P2" draw:layer="layout" svg:width="2.782cm" svg:height="0.398cm" svg:x="15.046cm" svg:y="11.5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9" draw:text-style-name="P2" draw:layer="layout" svg:width="2.782cm" svg:height="0.398cm" svg:x="15.047cm" svg:y="11.575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1.06cm" svg:y1="7.462cm" svg:x2="27.24cm" svg:y2="7.462cm">
          <text:p/>
        </draw:line>
        <draw:line draw:style-name="gr6" draw:text-style-name="P7" draw:layer="layout" svg:x1="21.06cm" svg:y1="7.861cm" svg:x2="27.241cm" svg:y2="7.861cm">
          <text:p/>
        </draw:line>
        <draw:line draw:style-name="gr6" draw:text-style-name="P7" draw:layer="layout" svg:x1="21.06cm" svg:y1="8.261cm" svg:x2="27.241cm" svg:y2="8.261cm">
          <text:p/>
        </draw:line>
        <draw:line draw:style-name="gr6" draw:text-style-name="P7" draw:layer="layout" svg:x1="21.06cm" svg:y1="8.659cm" svg:x2="27.241cm" svg:y2="8.659cm">
          <text:p/>
        </draw:line>
        <draw:line draw:style-name="gr6" draw:text-style-name="P7" draw:layer="layout" svg:x1="21.06cm" svg:y1="9.059cm" svg:x2="27.241cm" svg:y2="9.059cm">
          <text:p/>
        </draw:line>
        <draw:line draw:style-name="gr6" draw:text-style-name="P7" draw:layer="layout" svg:x1="21.06cm" svg:y1="9.459cm" svg:x2="27.241cm" svg:y2="9.459cm">
          <text:p/>
        </draw:line>
        <draw:line draw:style-name="gr6" draw:text-style-name="P7" draw:layer="layout" svg:x1="21.06cm" svg:y1="9.858cm" svg:x2="27.241cm" svg:y2="9.858cm">
          <text:p/>
        </draw:line>
        <draw:line draw:style-name="gr6" draw:text-style-name="P7" draw:layer="layout" svg:x1="21.06cm" svg:y1="10.257cm" svg:x2="27.241cm" svg:y2="10.257cm">
          <text:p/>
        </draw:line>
        <draw:line draw:style-name="gr6" draw:text-style-name="P7" draw:layer="layout" svg:x1="21.06cm" svg:y1="10.656cm" svg:x2="27.241cm" svg:y2="10.656cm">
          <text:p/>
        </draw:line>
        <draw:line draw:style-name="gr6" draw:text-style-name="P7" draw:layer="layout" svg:x1="21.06cm" svg:y1="11.055cm" svg:x2="27.241cm" svg:y2="11.055cm">
          <text:p/>
        </draw:line>
        <draw:line draw:style-name="gr6" draw:text-style-name="P7" draw:layer="layout" svg:x1="21.06cm" svg:y1="11.455cm" svg:x2="27.241cm" svg:y2="11.455cm">
          <text:p/>
        </draw:line>
        <draw:line draw:style-name="gr6" draw:text-style-name="P17" draw:layer="layout" svg:x1="14.66cm" svg:y1="7.463cm" svg:x2="20.84cm" svg:y2="7.463cm">
          <text:p/>
        </draw:line>
        <draw:line draw:style-name="gr6" draw:text-style-name="P17" draw:layer="layout" svg:x1="14.66cm" svg:y1="7.862cm" svg:x2="20.841cm" svg:y2="7.862cm">
          <text:p/>
        </draw:line>
        <draw:line draw:style-name="gr6" draw:text-style-name="P17" draw:layer="layout" svg:x1="14.66cm" svg:y1="8.262cm" svg:x2="20.841cm" svg:y2="8.262cm">
          <text:p/>
        </draw:line>
        <draw:line draw:style-name="gr6" draw:text-style-name="P17" draw:layer="layout" svg:x1="14.66cm" svg:y1="8.66cm" svg:x2="20.841cm" svg:y2="8.66cm">
          <text:p/>
        </draw:line>
        <draw:line draw:style-name="gr6" draw:text-style-name="P17" draw:layer="layout" svg:x1="14.66cm" svg:y1="9.06cm" svg:x2="20.841cm" svg:y2="9.06cm">
          <text:p/>
        </draw:line>
        <draw:line draw:style-name="gr6" draw:text-style-name="P17" draw:layer="layout" svg:x1="14.66cm" svg:y1="9.46cm" svg:x2="20.841cm" svg:y2="9.46cm">
          <text:p/>
        </draw:line>
        <draw:line draw:style-name="gr6" draw:text-style-name="P17" draw:layer="layout" svg:x1="14.66cm" svg:y1="9.859cm" svg:x2="20.841cm" svg:y2="9.859cm">
          <text:p/>
        </draw:line>
        <draw:line draw:style-name="gr6" draw:text-style-name="P17" draw:layer="layout" svg:x1="14.66cm" svg:y1="10.258cm" svg:x2="20.841cm" svg:y2="10.258cm">
          <text:p/>
        </draw:line>
        <draw:line draw:style-name="gr6" draw:text-style-name="P17" draw:layer="layout" svg:x1="14.66cm" svg:y1="10.657cm" svg:x2="20.841cm" svg:y2="10.657cm">
          <text:p/>
        </draw:line>
        <draw:line draw:style-name="gr6" draw:text-style-name="P17" draw:layer="layout" svg:x1="14.66cm" svg:y1="11.056cm" svg:x2="20.841cm" svg:y2="11.056cm">
          <text:p/>
        </draw:line>
        <draw:line draw:style-name="gr6" draw:text-style-name="P17" draw:layer="layout" svg:x1="14.66cm" svg:y1="11.456cm" svg:x2="20.841cm" svg:y2="11.456cm">
          <text:p/>
        </draw:line>
        <draw:frame draw:style-name="gr29" draw:text-style-name="P2" draw:layer="layout" svg:width="2.782cm" svg:height="0.398cm" svg:x="15.046cm" svg:y="11.5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12.163cm" svg:x2="27.256cm" svg:y2="12.163cm">
          <text:p/>
        </draw:line>
        <draw:frame draw:style-name="gr29" draw:text-style-name="P2" draw:layer="layout" svg:width="2.782cm" svg:height="0.398cm" svg:x="15.047cm" svg:y="11.5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11.609cm">
          <draw:text-box>
            <text:p text:style-name="P1"><text:span text:style-name="T2">S</text:span><text:span text:style-name="T2">á</text:span><text:span text:style-name="T2">b</text:span><text:span text:style-name="T2">a</text:span><text:span text:style-name="T2">d</text:span><text:span text:style-name="T2">o</text:span></text:p>
          </draw:text-box>
        </draw:frame>
        <draw:frame draw:style-name="gr33" draw:text-style-name="P5" draw:layer="layout" svg:width="0.518cm" svg:height="0.687cm" svg:x="14.615cm" svg:y="11.612cm">
          <draw:text-box>
            <text:p text:style-name="P1"><text:span text:style-name="T3">13</text:span></text:p>
          </draw:text-box>
        </draw:frame>
        <draw:line draw:style-name="gr6" draw:text-style-name="P7" draw:layer="layout" svg:x1="21.06cm" svg:y1="12.562cm" svg:x2="27.24cm" svg:y2="12.562cm">
          <text:p/>
        </draw:line>
        <draw:line draw:style-name="gr6" draw:text-style-name="P7" draw:layer="layout" svg:x1="21.06cm" svg:y1="12.961cm" svg:x2="27.241cm" svg:y2="12.961cm">
          <text:p/>
        </draw:line>
        <draw:line draw:style-name="gr6" draw:text-style-name="P7" draw:layer="layout" svg:x1="21.06cm" svg:y1="13.361cm" svg:x2="27.241cm" svg:y2="13.361cm">
          <text:p/>
        </draw:line>
        <draw:line draw:style-name="gr6" draw:text-style-name="P7" draw:layer="layout" svg:x1="21.06cm" svg:y1="13.759cm" svg:x2="27.241cm" svg:y2="13.759cm">
          <text:p/>
        </draw:line>
        <draw:line draw:style-name="gr6" draw:text-style-name="P7" draw:layer="layout" svg:x1="21.06cm" svg:y1="14.159cm" svg:x2="27.241cm" svg:y2="14.159cm">
          <text:p/>
        </draw:line>
        <draw:line draw:style-name="gr6" draw:text-style-name="P7" draw:layer="layout" svg:x1="21.06cm" svg:y1="14.559cm" svg:x2="27.241cm" svg:y2="14.559cm">
          <text:p/>
        </draw:line>
        <draw:line draw:style-name="gr6" draw:text-style-name="P7" draw:layer="layout" svg:x1="21.06cm" svg:y1="14.958cm" svg:x2="27.241cm" svg:y2="14.958cm">
          <text:p/>
        </draw:line>
        <draw:line draw:style-name="gr6" draw:text-style-name="P7" draw:layer="layout" svg:x1="21.06cm" svg:y1="15.357cm" svg:x2="27.241cm" svg:y2="15.357cm">
          <text:p/>
        </draw:line>
        <draw:line draw:style-name="gr6" draw:text-style-name="P7" draw:layer="layout" svg:x1="21.06cm" svg:y1="15.756cm" svg:x2="27.241cm" svg:y2="15.756cm">
          <text:p/>
        </draw:line>
        <draw:line draw:style-name="gr6" draw:text-style-name="P7" draw:layer="layout" svg:x1="21.06cm" svg:y1="16.155cm" svg:x2="27.241cm" svg:y2="16.155cm">
          <text:p/>
        </draw:line>
        <draw:line draw:style-name="gr6" draw:text-style-name="P18" draw:layer="layout" svg:x1="14.66cm" svg:y1="12.563cm" svg:x2="20.84cm" svg:y2="12.563cm">
          <text:p/>
        </draw:line>
        <draw:line draw:style-name="gr6" draw:text-style-name="P18" draw:layer="layout" svg:x1="14.66cm" svg:y1="12.962cm" svg:x2="20.841cm" svg:y2="12.962cm">
          <text:p/>
        </draw:line>
        <draw:line draw:style-name="gr6" draw:text-style-name="P18" draw:layer="layout" svg:x1="14.66cm" svg:y1="13.362cm" svg:x2="20.841cm" svg:y2="13.362cm">
          <text:p/>
        </draw:line>
        <draw:line draw:style-name="gr6" draw:text-style-name="P18" draw:layer="layout" svg:x1="14.66cm" svg:y1="13.76cm" svg:x2="20.841cm" svg:y2="13.76cm">
          <text:p/>
        </draw:line>
        <draw:line draw:style-name="gr6" draw:text-style-name="P18" draw:layer="layout" svg:x1="14.66cm" svg:y1="14.16cm" svg:x2="20.841cm" svg:y2="14.16cm">
          <text:p/>
        </draw:line>
        <draw:line draw:style-name="gr6" draw:text-style-name="P18" draw:layer="layout" svg:x1="14.66cm" svg:y1="14.56cm" svg:x2="20.841cm" svg:y2="14.56cm">
          <text:p/>
        </draw:line>
        <draw:line draw:style-name="gr6" draw:text-style-name="P18" draw:layer="layout" svg:x1="14.66cm" svg:y1="14.959cm" svg:x2="20.841cm" svg:y2="14.959cm">
          <text:p/>
        </draw:line>
        <draw:line draw:style-name="gr6" draw:text-style-name="P18" draw:layer="layout" svg:x1="14.66cm" svg:y1="15.358cm" svg:x2="20.841cm" svg:y2="15.358cm">
          <text:p/>
        </draw:line>
        <draw:line draw:style-name="gr6" draw:text-style-name="P18" draw:layer="layout" svg:x1="14.66cm" svg:y1="15.757cm" svg:x2="20.841cm" svg:y2="15.757cm">
          <text:p/>
        </draw:line>
        <draw:line draw:style-name="gr6" draw:text-style-name="P18" draw:layer="layout" svg:x1="14.66cm" svg:y1="16.156cm" svg:x2="20.841cm" svg:y2="16.156cm">
          <text:p/>
        </draw:line>
        <draw:frame draw:style-name="gr34" draw:text-style-name="P4" draw:layer="layout" svg:width="1.836cm" svg:height="0.533cm" svg:x="22.043cm" svg:y="11.61cm">
          <draw:text-box>
            <text:p text:style-name="P1"><text:span text:style-name="T2">D</text:span><text:span text:style-name="T2">o</text:span><text:span text:style-name="T2">m</text:span><text:span text:style-name="T2">in</text:span><text:span text:style-name="T2">g</text:span><text:span text:style-name="T2">o</text:span></text:p>
          </draw:text-box>
        </draw:frame>
        <draw:frame draw:style-name="gr4" draw:text-style-name="P5" draw:layer="layout" svg:width="0.552cm" svg:height="0.687cm" svg:x="21.092cm" svg:y="11.613cm">
          <draw:text-box>
            <text:p text:style-name="P1"><text:span text:style-name="T3">14</text:span></text:p>
          </draw:text-box>
        </draw:frame>
        <draw:frame draw:style-name="gr20" draw:text-style-name="P10" draw:layer="layout" svg:width="1.211cm" svg:height="0.517cm" svg:x="14.667cm" svg:y="17.006cm">
          <draw:text-box>
            <text:p text:style-name="P1"><text:span text:style-name="T6">N</text:span><text:span text:style-name="T6">ot</text:span><text:span text:style-name="T6">as</text:span></text:p>
          </draw:text-box>
        </draw:frame>
        <draw:line draw:style-name="gr6" draw:text-style-name="P18" draw:layer="layout" svg:x1="14.661cm" svg:y1="16.552cm" svg:x2="20.842cm" svg:y2="16.552cm">
          <text:p/>
        </draw:line>
        <draw:line draw:style-name="gr6" draw:text-style-name="P7" draw:layer="layout" svg:x1="21.061cm" svg:y1="16.552cm" svg:x2="27.242cm" svg:y2="16.552cm">
          <text:p/>
        </draw:line>
        <draw:frame draw:style-name="gr7" draw:text-style-name="P8" draw:layer="layout" svg:width="0.855cm" svg:height="0.408cm" svg:x="14.71cm" svg:y="2.13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cm" svg:y="2.533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4.71cm" svg:y="2.932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4.71cm" svg:y="3.332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4.71cm" svg:y="3.73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4.71cm" svg:y="4.13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4.71cm" svg:y="4.529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4.71cm" svg:y="4.928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4.71cm" svg:y="5.327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4.71cm" svg:y="5.727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4.71cm" svg:y="6.126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4.711cm" svg:y="7.232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1cm" svg:y="7.632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4.711cm" svg:y="8.031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4.711cm" svg:y="8.431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4.711cm" svg:y="8.829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4.711cm" svg:y="9.229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4.711cm" svg:y="9.628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4.711cm" svg:y="10.027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4.711cm" svg:y="10.426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4.711cm" svg:y="10.826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4.711cm" svg:y="11.225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4.711cm" svg:y="12.342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1cm" svg:y="12.742cm">
          <draw:text-box>
            <text:p text:style-name="P1"><text:span text:style-name="T5">9:00 <text:s/></text:span><text:span text:style-name="T5"><text:s/></text:span></text:p>
          </draw:text-box>
        </draw:frame>
        <draw:frame draw:style-name="gr9" draw:text-style-name="P8" draw:layer="layout" svg:width="0.624cm" svg:height="0.408cm" svg:x="14.711cm" svg:y="13.141cm">
          <draw:text-box>
            <text:p text:style-name="P1"><text:span text:style-name="T5">10:00</text:span></text:p>
          </draw:text-box>
        </draw:frame>
        <draw:frame draw:style-name="gr10" draw:text-style-name="P8" draw:layer="layout" svg:width="0.733cm" svg:height="0.408cm" svg:x="14.711cm" svg:y="13.541cm">
          <draw:text-box>
            <text:p text:style-name="P1"><text:span text:style-name="T5">11:00</text:span></text:p>
          </draw:text-box>
        </draw:frame>
        <draw:frame draw:style-name="gr11" draw:text-style-name="P8" draw:layer="layout" svg:width="0.717cm" svg:height="0.408cm" svg:x="14.711cm" svg:y="13.939cm">
          <draw:text-box>
            <text:p text:style-name="P1"><text:span text:style-name="T5">12:00</text:span></text:p>
          </draw:text-box>
        </draw:frame>
        <draw:frame draw:style-name="gr12" draw:text-style-name="P8" draw:layer="layout" svg:width="0.648cm" svg:height="0.409cm" svg:x="14.711cm" svg:y="14.339cm">
          <draw:text-box>
            <text:p text:style-name="P1"><text:span text:style-name="T5">13:00</text:span></text:p>
          </draw:text-box>
        </draw:frame>
        <draw:frame draw:style-name="gr13" draw:text-style-name="P8" draw:layer="layout" svg:width="0.632cm" svg:height="0.408cm" svg:x="14.711cm" svg:y="14.738cm">
          <draw:text-box>
            <text:p text:style-name="P1"><text:span text:style-name="T5">14:00</text:span></text:p>
          </draw:text-box>
        </draw:frame>
        <draw:frame draw:style-name="gr14" draw:text-style-name="P8" draw:layer="layout" svg:width="0.726cm" svg:height="0.408cm" svg:x="14.711cm" svg:y="15.137cm">
          <draw:text-box>
            <text:p text:style-name="P1"><text:span text:style-name="T5">15:00</text:span></text:p>
          </draw:text-box>
        </draw:frame>
        <draw:frame draw:style-name="gr15" draw:text-style-name="P8" draw:layer="layout" svg:width="0.709cm" svg:height="0.409cm" svg:x="14.711cm" svg:y="15.536cm">
          <draw:text-box>
            <text:p text:style-name="P1"><text:span text:style-name="T5">16:00</text:span></text:p>
          </draw:text-box>
        </draw:frame>
        <draw:frame draw:style-name="gr11" draw:text-style-name="P8" draw:layer="layout" svg:width="0.717cm" svg:height="0.408cm" svg:x="14.711cm" svg:y="15.936cm">
          <draw:text-box>
            <text:p text:style-name="P1"><text:span text:style-name="T5">17:00</text:span></text:p>
          </draw:text-box>
        </draw:frame>
        <draw:frame draw:style-name="gr16" draw:text-style-name="P8" draw:layer="layout" svg:width="0.701cm" svg:height="0.408cm" svg:x="14.711cm" svg:y="16.335cm">
          <draw:text-box>
            <text:p text:style-name="P1"><text:span text:style-name="T5">18:00</text:span></text:p>
          </draw:text-box>
        </draw:frame>
        <draw:frame draw:style-name="gr7" draw:text-style-name="P8" draw:layer="layout" svg:width="0.855cm" svg:height="0.408cm" svg:x="21.11cm" svg:y="7.232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21.11cm" svg:y="7.632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21.11cm" svg:y="8.031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21.11cm" svg:y="8.431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21.11cm" svg:y="8.829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21.11cm" svg:y="9.229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21.11cm" svg:y="9.628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21.11cm" svg:y="10.027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21.11cm" svg:y="10.426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21.11cm" svg:y="10.826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21.11cm" svg:y="11.225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21.11cm" svg:y="2.132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21.11cm" svg:y="2.532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21.11cm" svg:y="2.931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21.11cm" svg:y="3.331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21.11cm" svg:y="3.729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21.11cm" svg:y="4.129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21.11cm" svg:y="4.528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21.11cm" svg:y="4.927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21.11cm" svg:y="5.326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21.11cm" svg:y="5.726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21.11cm" svg:y="6.125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21.11cm" svg:y="12.34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21.11cm" svg:y="12.743cm">
          <draw:text-box>
            <text:p text:style-name="P1"><text:span text:style-name="T5">9:00 <text:s/></text:span><text:span text:style-name="T5"><text:s/></text:span></text:p>
          </draw:text-box>
        </draw:frame>
        <draw:frame draw:style-name="gr9" draw:text-style-name="P8" draw:layer="layout" svg:width="0.624cm" svg:height="0.408cm" svg:x="21.11cm" svg:y="13.142cm">
          <draw:text-box>
            <text:p text:style-name="P1"><text:span text:style-name="T5">10:00</text:span></text:p>
          </draw:text-box>
        </draw:frame>
        <draw:frame draw:style-name="gr10" draw:text-style-name="P8" draw:layer="layout" svg:width="0.733cm" svg:height="0.408cm" svg:x="21.11cm" svg:y="13.542cm">
          <draw:text-box>
            <text:p text:style-name="P1"><text:span text:style-name="T5">11:00</text:span></text:p>
          </draw:text-box>
        </draw:frame>
        <draw:frame draw:style-name="gr11" draw:text-style-name="P8" draw:layer="layout" svg:width="0.717cm" svg:height="0.408cm" svg:x="21.11cm" svg:y="13.94cm">
          <draw:text-box>
            <text:p text:style-name="P1"><text:span text:style-name="T5">12:00</text:span></text:p>
          </draw:text-box>
        </draw:frame>
        <draw:frame draw:style-name="gr12" draw:text-style-name="P8" draw:layer="layout" svg:width="0.648cm" svg:height="0.409cm" svg:x="21.11cm" svg:y="14.34cm">
          <draw:text-box>
            <text:p text:style-name="P1"><text:span text:style-name="T5">13:00</text:span></text:p>
          </draw:text-box>
        </draw:frame>
        <draw:frame draw:style-name="gr13" draw:text-style-name="P8" draw:layer="layout" svg:width="0.632cm" svg:height="0.408cm" svg:x="21.11cm" svg:y="14.739cm">
          <draw:text-box>
            <text:p text:style-name="P1"><text:span text:style-name="T5">14:00</text:span></text:p>
          </draw:text-box>
        </draw:frame>
        <draw:frame draw:style-name="gr14" draw:text-style-name="P8" draw:layer="layout" svg:width="0.726cm" svg:height="0.408cm" svg:x="21.11cm" svg:y="15.138cm">
          <draw:text-box>
            <text:p text:style-name="P1"><text:span text:style-name="T5">15:00</text:span></text:p>
          </draw:text-box>
        </draw:frame>
        <draw:frame draw:style-name="gr15" draw:text-style-name="P8" draw:layer="layout" svg:width="0.709cm" svg:height="0.409cm" svg:x="21.11cm" svg:y="15.537cm">
          <draw:text-box>
            <text:p text:style-name="P1"><text:span text:style-name="T5">16:00</text:span></text:p>
          </draw:text-box>
        </draw:frame>
        <draw:frame draw:style-name="gr11" draw:text-style-name="P8" draw:layer="layout" svg:width="0.717cm" svg:height="0.408cm" svg:x="21.11cm" svg:y="15.937cm">
          <draw:text-box>
            <text:p text:style-name="P1"><text:span text:style-name="T5">17:00</text:span></text:p>
          </draw:text-box>
        </draw:frame>
        <draw:frame draw:style-name="gr16" draw:text-style-name="P8" draw:layer="layout" svg:width="0.701cm" svg:height="0.408cm" svg:x="21.11cm" svg:y="16.336cm">
          <draw:text-box>
            <text:p text:style-name="P1"><text:span text:style-name="T5">18:00</text:span></text:p>
          </draw:text-box>
        </draw:frame>
        <draw:frame draw:style-name="gr23" draw:text-style-name="P13" draw:layer="layout" svg:width="0.198cm" svg:height="0.371cm" svg:x="23.787cm" svg:y="17.73cm">
          <draw:text-box>
            <text:p text:style-name="P1"><text:span text:style-name="T8">L</text:span></text:p>
          </draw:text-box>
        </draw:frame>
        <draw:frame draw:style-name="gr23" draw:text-style-name="P13" draw:layer="layout" svg:width="0.198cm" svg:height="0.371cm" svg:x="24.27cm" svg:y="17.73cm">
          <draw:text-box>
            <text:p text:style-name="P1"><text:span text:style-name="T8">M</text:span></text:p>
          </draw:text-box>
        </draw:frame>
        <draw:frame draw:style-name="gr23" draw:text-style-name="P13" draw:layer="layout" svg:width="0.198cm" svg:height="0.371cm" svg:x="24.782cm" svg:y="17.73cm">
          <draw:text-box>
            <text:p text:style-name="P1"><text:span text:style-name="T8">M</text:span></text:p>
          </draw:text-box>
        </draw:frame>
        <draw:frame draw:style-name="gr23" draw:text-style-name="P13" draw:layer="layout" svg:width="0.198cm" svg:height="0.371cm" svg:x="25.33cm" svg:y="17.73cm">
          <draw:text-box>
            <text:p text:style-name="P1"><text:span text:style-name="T8">J</text:span></text:p>
          </draw:text-box>
        </draw:frame>
        <draw:frame draw:style-name="gr23" draw:text-style-name="P13" draw:layer="layout" svg:width="0.198cm" svg:height="0.371cm" svg:x="25.825cm" svg:y="17.73cm">
          <draw:text-box>
            <text:p text:style-name="P1"><text:span text:style-name="T8">V</text:span></text:p>
          </draw:text-box>
        </draw:frame>
        <draw:frame draw:style-name="gr23" draw:text-style-name="P13" draw:layer="layout" svg:width="0.198cm" svg:height="0.371cm" svg:x="26.346cm" svg:y="17.73cm">
          <draw:text-box>
            <text:p text:style-name="P1"><text:span text:style-name="T8">S</text:span></text:p>
          </draw:text-box>
        </draw:frame>
        <draw:frame draw:style-name="gr23" draw:text-style-name="P13" draw:layer="layout" svg:width="0.198cm" svg:height="0.371cm" svg:x="26.847cm" svg:y="17.73cm">
          <draw:text-box>
            <text:p text:style-name="P1"><text:span text:style-name="T8">D</text:span></text:p>
          </draw:text-box>
        </draw:frame>
        <draw:custom-shape draw:style-name="gr24" draw:text-style-name="P9" draw:layer="layout" svg:width="3.293cm" svg:height="0.663cm" svg:x="23.747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0" draw:layer="layout" svg:width="1.475cm" svg:height="0.671cm" svg:x="24.86cm" svg:y="17.006cm">
          <draw:text-box>
            <text:p text:style-name="P1"><text:span text:style-name="T6">M</text:span><text:span text:style-name="T6">ar</text:span><text:span text:style-name="T6">z</text:span><text:span text:style-name="T6">o</text:span></text:p>
          </draw:text-box>
        </draw:frame>
        <draw:line draw:style-name="gr6" draw:text-style-name="P7" draw:layer="layout" svg:x1="23.747cm" svg:y1="18.081cm" svg:x2="27.029cm" svg:y2="18.081cm">
          <text:p/>
        </draw:line>
        <draw:custom-shape draw:style-name="gr22" draw:text-style-name="P12" draw:layer="layout" svg:width="3.461cm" svg:height="0.348cm" svg:x="23.667cm" svg:y="18.8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3" draw:layer="layout" svg:width="0.198cm" svg:height="0.298cm" svg:x="25.849cm" svg:y="18.377cm">
          <draw:text-box>
            <text:p text:style-name="P1"><text:span text:style-name="T8">5</text:span></text:p>
          </draw:text-box>
        </draw:frame>
        <draw:frame draw:style-name="gr26" draw:text-style-name="P13" draw:layer="layout" svg:width="0.198cm" svg:height="0.298cm" svg:x="26.362cm" svg:y="18.377cm">
          <draw:text-box>
            <text:p text:style-name="P1"><text:span text:style-name="T8">6</text:span></text:p>
          </draw:text-box>
        </draw:frame>
        <draw:frame draw:style-name="gr26" draw:text-style-name="P13" draw:layer="layout" svg:width="0.198cm" svg:height="0.298cm" svg:x="26.883cm" svg:y="18.377cm">
          <draw:text-box>
            <text:p text:style-name="P1"><text:span text:style-name="T8">7</text:span></text:p>
          </draw:text-box>
        </draw:frame>
        <draw:frame draw:style-name="gr26" draw:text-style-name="P13" draw:layer="layout" svg:width="0.198cm" svg:height="0.298cm" svg:x="23.796cm" svg:y="18.893cm">
          <draw:text-box>
            <text:p text:style-name="P1"><text:span text:style-name="T8">8</text:span></text:p>
          </draw:text-box>
        </draw:frame>
        <draw:frame draw:style-name="gr26" draw:text-style-name="P13" draw:layer="layout" svg:width="0.198cm" svg:height="0.298cm" svg:x="24.309cm" svg:y="18.893cm">
          <draw:text-box>
            <text:p text:style-name="P1"><text:span text:style-name="T8">9</text:span></text:p>
          </draw:text-box>
        </draw:frame>
        <draw:frame draw:style-name="gr27" draw:text-style-name="P13" draw:layer="layout" svg:width="0.257cm" svg:height="0.298cm" svg:x="24.786cm" svg:y="18.893cm">
          <draw:text-box>
            <text:p text:style-name="P1"><text:span text:style-name="T8">10</text:span></text:p>
          </draw:text-box>
        </draw:frame>
        <draw:frame draw:style-name="gr27" draw:text-style-name="P13" draw:layer="layout" svg:width="0.257cm" svg:height="0.298cm" svg:x="25.327cm" svg:y="18.893cm">
          <draw:text-box>
            <text:p text:style-name="P1"><text:span text:style-name="T8">11</text:span></text:p>
          </draw:text-box>
        </draw:frame>
        <draw:frame draw:style-name="gr27" draw:text-style-name="P13" draw:layer="layout" svg:width="0.257cm" svg:height="0.298cm" svg:x="25.816cm" svg:y="18.893cm">
          <draw:text-box>
            <text:p text:style-name="P1"><text:span text:style-name="T8">12</text:span></text:p>
          </draw:text-box>
        </draw:frame>
        <draw:frame draw:style-name="gr27" draw:text-style-name="P13" draw:layer="layout" svg:width="0.257cm" svg:height="0.298cm" svg:x="26.332cm" svg:y="18.893cm">
          <draw:text-box>
            <text:p text:style-name="P1"><text:span text:style-name="T8">13</text:span></text:p>
          </draw:text-box>
        </draw:frame>
        <draw:frame draw:style-name="gr27" draw:text-style-name="P13" draw:layer="layout" svg:width="0.257cm" svg:height="0.298cm" svg:x="26.845cm" svg:y="18.893cm">
          <draw:text-box>
            <text:p text:style-name="P1"><text:span text:style-name="T8">14</text:span></text:p>
          </draw:text-box>
        </draw:frame>
        <draw:frame draw:style-name="gr27" draw:text-style-name="P13" draw:layer="layout" svg:width="0.257cm" svg:height="0.298cm" svg:x="23.761cm" svg:y="19.41cm">
          <draw:text-box>
            <text:p text:style-name="P1"><text:span text:style-name="T8">15</text:span></text:p>
          </draw:text-box>
        </draw:frame>
        <draw:frame draw:style-name="gr27" draw:text-style-name="P13" draw:layer="layout" svg:width="0.257cm" svg:height="0.298cm" svg:x="24.275cm" svg:y="19.41cm">
          <draw:text-box>
            <text:p text:style-name="P1"><text:span text:style-name="T8">16</text:span></text:p>
          </draw:text-box>
        </draw:frame>
        <draw:frame draw:style-name="gr27" draw:text-style-name="P13" draw:layer="layout" svg:width="0.257cm" svg:height="0.298cm" svg:x="24.796cm" svg:y="19.41cm">
          <draw:text-box>
            <text:p text:style-name="P1"><text:span text:style-name="T8">17</text:span></text:p>
          </draw:text-box>
        </draw:frame>
        <draw:frame draw:style-name="gr27" draw:text-style-name="P13" draw:layer="layout" svg:width="0.257cm" svg:height="0.298cm" svg:x="25.302cm" svg:y="19.41cm">
          <draw:text-box>
            <text:p text:style-name="P1"><text:span text:style-name="T8">18</text:span></text:p>
          </draw:text-box>
        </draw:frame>
        <draw:frame draw:style-name="gr27" draw:text-style-name="P13" draw:layer="layout" svg:width="0.257cm" svg:height="0.298cm" svg:x="25.815cm" svg:y="19.41cm">
          <draw:text-box>
            <text:p text:style-name="P1"><text:span text:style-name="T8">19</text:span></text:p>
          </draw:text-box>
        </draw:frame>
        <draw:frame draw:style-name="gr27" draw:text-style-name="P13" draw:layer="layout" svg:width="0.257cm" svg:height="0.298cm" svg:x="26.302cm" svg:y="19.41cm">
          <draw:text-box>
            <text:p text:style-name="P1"><text:span text:style-name="T8">20</text:span></text:p>
          </draw:text-box>
        </draw:frame>
        <draw:frame draw:style-name="gr27" draw:text-style-name="P13" draw:layer="layout" svg:width="0.257cm" svg:height="0.298cm" svg:x="26.842cm" svg:y="19.41cm">
          <draw:text-box>
            <text:p text:style-name="P1"><text:span text:style-name="T8">21</text:span></text:p>
          </draw:text-box>
        </draw:frame>
        <draw:frame draw:style-name="gr27" draw:text-style-name="P13" draw:layer="layout" svg:width="0.257cm" svg:height="0.298cm" svg:x="23.737cm" svg:y="19.929cm">
          <draw:text-box>
            <text:p text:style-name="P1"><text:span text:style-name="T8">22</text:span></text:p>
          </draw:text-box>
        </draw:frame>
        <draw:frame draw:style-name="gr27" draw:text-style-name="P13" draw:layer="layout" svg:width="0.257cm" svg:height="0.298cm" svg:x="24.253cm" svg:y="19.929cm">
          <draw:text-box>
            <text:p text:style-name="P1"><text:span text:style-name="T8">23</text:span></text:p>
          </draw:text-box>
        </draw:frame>
        <draw:frame draw:style-name="gr27" draw:text-style-name="P13" draw:layer="layout" svg:width="0.257cm" svg:height="0.298cm" svg:x="24.767cm" svg:y="19.929cm">
          <draw:text-box>
            <text:p text:style-name="P1"><text:span text:style-name="T8">24</text:span></text:p>
          </draw:text-box>
        </draw:frame>
        <draw:frame draw:style-name="gr27" draw:text-style-name="P13" draw:layer="layout" svg:width="0.257cm" svg:height="0.298cm" svg:x="25.277cm" svg:y="19.929cm">
          <draw:text-box>
            <text:p text:style-name="P1"><text:span text:style-name="T8">25</text:span></text:p>
          </draw:text-box>
        </draw:frame>
        <draw:frame draw:style-name="gr27" draw:text-style-name="P13" draw:layer="layout" svg:width="0.257cm" svg:height="0.298cm" svg:x="25.79cm" svg:y="19.929cm">
          <draw:text-box>
            <text:p text:style-name="P1"><text:span text:style-name="T8">26</text:span></text:p>
          </draw:text-box>
        </draw:frame>
        <draw:frame draw:style-name="gr27" draw:text-style-name="P13" draw:layer="layout" svg:width="0.257cm" svg:height="0.298cm" svg:x="26.311cm" svg:y="19.929cm">
          <draw:text-box>
            <text:p text:style-name="P1"><text:span text:style-name="T8">27</text:span></text:p>
          </draw:text-box>
        </draw:frame>
        <draw:frame draw:style-name="gr27" draw:text-style-name="P13" draw:layer="layout" svg:width="0.257cm" svg:height="0.298cm" svg:x="26.819cm" svg:y="19.929cm">
          <draw:text-box>
            <text:p text:style-name="P1"><text:span text:style-name="T8">28</text:span></text:p>
          </draw:text-box>
        </draw:frame>
        <draw:frame draw:style-name="gr26" draw:text-style-name="P13" draw:layer="layout" svg:width="0.198cm" svg:height="0.298cm" svg:x="23.796cm" svg:y="18.382cm">
          <draw:text-box>
            <text:p text:style-name="P1"><text:span text:style-name="T8">1</text:span></text:p>
          </draw:text-box>
        </draw:frame>
        <draw:frame draw:style-name="gr26" draw:text-style-name="P13" draw:layer="layout" svg:width="0.198cm" svg:height="0.298cm" svg:x="24.309cm" svg:y="18.382cm">
          <draw:text-box>
            <text:p text:style-name="P1"><text:span text:style-name="T8">2</text:span></text:p>
          </draw:text-box>
        </draw:frame>
        <draw:frame draw:style-name="gr27" draw:text-style-name="P13" draw:layer="layout" svg:width="0.257cm" svg:height="0.298cm" svg:x="24.786cm" svg:y="18.382cm">
          <draw:text-box>
            <text:p text:style-name="P1"><text:span text:style-name="T8">3</text:span></text:p>
          </draw:text-box>
        </draw:frame>
        <draw:frame draw:style-name="gr27" draw:text-style-name="P13" draw:layer="layout" svg:width="0.257cm" svg:height="0.298cm" svg:x="25.327cm" svg:y="18.382cm">
          <draw:text-box>
            <text:p text:style-name="P1"><text:span text:style-name="T8">4</text:span></text:p>
          </draw:text-box>
        </draw:frame>
        <draw:frame draw:style-name="gr27" draw:text-style-name="P13" draw:layer="layout" svg:width="0.257cm" svg:height="0.298cm" svg:x="23.739cm" svg:y="20.452cm">
          <draw:text-box>
            <text:p text:style-name="P1"><text:span text:style-name="T8">29</text:span></text:p>
          </draw:text-box>
        </draw:frame>
        <draw:frame draw:style-name="gr27" draw:text-style-name="P13" draw:layer="layout" svg:width="0.257cm" svg:height="0.298cm" svg:x="24.255cm" svg:y="20.452cm">
          <draw:text-box>
            <text:p text:style-name="P1"><text:span text:style-name="T8">30</text:span></text:p>
          </draw:text-box>
        </draw:frame>
        <draw:frame draw:style-name="gr27" draw:text-style-name="P13" draw:layer="layout" svg:width="0.257cm" svg:height="0.298cm" svg:x="24.769cm" svg:y="20.452cm">
          <draw:text-box>
            <text:p text:style-name="P1"><text:span text:style-name="T8">31</text:span></text:p>
          </draw:text-box>
        </draw:frame>
      </draw:page>
      <draw:page draw:name="page23" draw:style-name="dp1" draw:master-page-name="master-page34">
        <draw:frame draw:style-name="gr1" draw:text-style-name="P2" draw:layer="layout" svg:width="2.869cm" svg:height="0.398cm" svg:x="1.365cm" svg:y="1.3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1.961cm" svg:x2="13.956cm" svg:y2="1.961cm">
          <text:p/>
        </draw:line>
        <draw:frame draw:style-name="gr1" draw:text-style-name="P2" draw:layer="layout" svg:width="2.869cm" svg:height="0.398cm" svg:x="1.366cm" svg:y="1.3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1.407cm">
          <draw:text-box>
            <text:p text:style-name="P1"><text:span text:style-name="T2">L</text:span><text:span text:style-name="T2">u</text:span><text:span text:style-name="T2">n</text:span><text:span text:style-name="T2">es</text:span></text:p>
          </draw:text-box>
        </draw:frame>
        <draw:frame draw:style-name="gr4" draw:text-style-name="P5" draw:layer="layout" svg:width="0.552cm" svg:height="0.687cm" svg:x="0.92cm" svg:y="1.41cm">
          <draw:text-box>
            <text:p text:style-name="P1"><text:span text:style-name="T3">8</text:span></text:p>
          </draw:text-box>
        </draw:frame>
        <draw:frame draw:style-name="gr5" draw:text-style-name="P6" draw:layer="layout" svg:width="2.917cm" svg:height="0.776cm" svg:x="0.92cm" svg:y="0.697cm">
          <draw:text-box>
            <text:p text:style-name="P1"><text:span text:style-name="T4">M</text:span><text:span text:style-name="T4">A</text:span><text:span text:style-name="T4">R</text:span><text:span text:style-name="T4">Z</text:span><text:span text:style-name="T4">O</text:span></text:p>
          </draw:text-box>
        </draw:frame>
        <draw:frame draw:style-name="gr1" draw:text-style-name="P2" draw:layer="layout" svg:width="2.869cm" svg:height="0.398cm" svg:x="1.365cm" svg:y="6.3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366cm" svg:y="6.3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7.567cm" svg:y1="2.36cm" svg:x2="13.94cm" svg:y2="2.36cm">
          <text:p/>
        </draw:line>
        <draw:line draw:style-name="gr6" draw:text-style-name="P7" draw:layer="layout" svg:x1="7.567cm" svg:y1="2.759cm" svg:x2="13.941cm" svg:y2="2.759cm">
          <text:p/>
        </draw:line>
        <draw:line draw:style-name="gr6" draw:text-style-name="P7" draw:layer="layout" svg:x1="7.567cm" svg:y1="3.159cm" svg:x2="13.941cm" svg:y2="3.159cm">
          <text:p/>
        </draw:line>
        <draw:line draw:style-name="gr6" draw:text-style-name="P7" draw:layer="layout" svg:x1="7.567cm" svg:y1="3.557cm" svg:x2="13.941cm" svg:y2="3.557cm">
          <text:p/>
        </draw:line>
        <draw:line draw:style-name="gr6" draw:text-style-name="P7" draw:layer="layout" svg:x1="7.567cm" svg:y1="3.957cm" svg:x2="13.941cm" svg:y2="3.957cm">
          <text:p/>
        </draw:line>
        <draw:line draw:style-name="gr6" draw:text-style-name="P7" draw:layer="layout" svg:x1="7.567cm" svg:y1="4.357cm" svg:x2="13.941cm" svg:y2="4.357cm">
          <text:p/>
        </draw:line>
        <draw:line draw:style-name="gr6" draw:text-style-name="P7" draw:layer="layout" svg:x1="7.567cm" svg:y1="4.756cm" svg:x2="13.941cm" svg:y2="4.756cm">
          <text:p/>
        </draw:line>
        <draw:line draw:style-name="gr6" draw:text-style-name="P7" draw:layer="layout" svg:x1="7.567cm" svg:y1="5.155cm" svg:x2="13.941cm" svg:y2="5.155cm">
          <text:p/>
        </draw:line>
        <draw:line draw:style-name="gr6" draw:text-style-name="P7" draw:layer="layout" svg:x1="7.567cm" svg:y1="5.554cm" svg:x2="13.941cm" svg:y2="5.554cm">
          <text:p/>
        </draw:line>
        <draw:line draw:style-name="gr6" draw:text-style-name="P7" draw:layer="layout" svg:x1="7.567cm" svg:y1="5.953cm" svg:x2="13.941cm" svg:y2="5.953cm">
          <text:p/>
        </draw:line>
        <draw:line draw:style-name="gr6" draw:text-style-name="P7" draw:layer="layout" svg:x1="7.567cm" svg:y1="6.353cm" svg:x2="13.941cm" svg:y2="6.353cm">
          <text:p/>
        </draw:line>
        <draw:frame draw:style-name="gr7" draw:text-style-name="P8" draw:layer="layout" svg:width="0.855cm" svg:height="0.408cm" svg:x="1.017cm" svg:y="2.1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7cm" svg:y="2.53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7cm" svg:y="2.92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7cm" svg:y="3.32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7cm" svg:y="3.72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7cm" svg:y="4.12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7cm" svg:y="4.52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7cm" svg:y="4.92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7cm" svg:y="5.32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7cm" svg:y="5.72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7cm" svg:y="6.123cm">
          <draw:text-box>
            <text:p text:style-name="P1"><text:span text:style-name="T5">13:00</text:span></text:p>
          </draw:text-box>
        </draw:frame>
        <draw:line draw:style-name="gr6" draw:text-style-name="P7" draw:layer="layout" svg:x1="0.967cm" svg:y1="2.361cm" svg:x2="7.34cm" svg:y2="2.361cm">
          <text:p/>
        </draw:line>
        <draw:line draw:style-name="gr6" draw:text-style-name="P7" draw:layer="layout" svg:x1="0.967cm" svg:y1="2.76cm" svg:x2="7.341cm" svg:y2="2.76cm">
          <text:p/>
        </draw:line>
        <draw:line draw:style-name="gr6" draw:text-style-name="P7" draw:layer="layout" svg:x1="0.967cm" svg:y1="3.16cm" svg:x2="7.341cm" svg:y2="3.16cm">
          <text:p/>
        </draw:line>
        <draw:line draw:style-name="gr6" draw:text-style-name="P7" draw:layer="layout" svg:x1="0.967cm" svg:y1="3.558cm" svg:x2="7.341cm" svg:y2="3.558cm">
          <text:p/>
        </draw:line>
        <draw:line draw:style-name="gr6" draw:text-style-name="P7" draw:layer="layout" svg:x1="0.967cm" svg:y1="3.958cm" svg:x2="7.341cm" svg:y2="3.958cm">
          <text:p/>
        </draw:line>
        <draw:line draw:style-name="gr6" draw:text-style-name="P7" draw:layer="layout" svg:x1="0.967cm" svg:y1="4.358cm" svg:x2="7.341cm" svg:y2="4.358cm">
          <text:p/>
        </draw:line>
        <draw:line draw:style-name="gr6" draw:text-style-name="P7" draw:layer="layout" svg:x1="0.967cm" svg:y1="4.757cm" svg:x2="7.341cm" svg:y2="4.757cm">
          <text:p/>
        </draw:line>
        <draw:line draw:style-name="gr6" draw:text-style-name="P7" draw:layer="layout" svg:x1="0.967cm" svg:y1="5.156cm" svg:x2="7.341cm" svg:y2="5.156cm">
          <text:p/>
        </draw:line>
        <draw:line draw:style-name="gr6" draw:text-style-name="P7" draw:layer="layout" svg:x1="0.967cm" svg:y1="5.555cm" svg:x2="7.341cm" svg:y2="5.555cm">
          <text:p/>
        </draw:line>
        <draw:line draw:style-name="gr6" draw:text-style-name="P7" draw:layer="layout" svg:x1="0.967cm" svg:y1="5.954cm" svg:x2="7.341cm" svg:y2="5.954cm">
          <text:p/>
        </draw:line>
        <draw:line draw:style-name="gr6" draw:text-style-name="P7" draw:layer="layout" svg:x1="0.967cm" svg:y1="6.354cm" svg:x2="7.341cm" svg:y2="6.354cm">
          <text:p/>
        </draw:line>
        <draw:frame draw:style-name="gr1" draw:text-style-name="P2" draw:layer="layout" svg:width="2.869cm" svg:height="0.398cm" svg:x="1.365cm" svg:y="6.4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7.061cm" svg:x2="13.956cm" svg:y2="7.061cm">
          <text:p/>
        </draw:line>
        <draw:frame draw:style-name="gr1" draw:text-style-name="P2" draw:layer="layout" svg:width="2.869cm" svg:height="0.398cm" svg:x="1.366cm" svg:y="6.4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6.507cm">
          <draw:text-box>
            <text:p text:style-name="P1"><text:span text:style-name="T2">M</text:span><text:span text:style-name="T2">ar</text:span><text:span text:style-name="T2">te</text:span><text:span text:style-name="T2">s</text:span></text:p>
          </draw:text-box>
        </draw:frame>
        <draw:frame draw:style-name="gr17" draw:text-style-name="P5" draw:layer="layout" svg:width="0.54cm" svg:height="0.687cm" svg:x="0.92cm" svg:y="6.51cm">
          <draw:text-box>
            <text:p text:style-name="P1"><text:span text:style-name="T3">9</text:span></text:p>
          </draw:text-box>
        </draw:frame>
        <draw:frame draw:style-name="gr1" draw:text-style-name="P2" draw:layer="layout" svg:width="2.869cm" svg:height="0.398cm" svg:x="1.365cm" svg:y="11.5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366cm" svg:y="11.5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7.567cm" svg:y1="7.46cm" svg:x2="13.94cm" svg:y2="7.46cm">
          <text:p/>
        </draw:line>
        <draw:line draw:style-name="gr6" draw:text-style-name="P7" draw:layer="layout" svg:x1="7.567cm" svg:y1="7.859cm" svg:x2="13.941cm" svg:y2="7.859cm">
          <text:p/>
        </draw:line>
        <draw:line draw:style-name="gr6" draw:text-style-name="P7" draw:layer="layout" svg:x1="7.567cm" svg:y1="8.259cm" svg:x2="13.941cm" svg:y2="8.259cm">
          <text:p/>
        </draw:line>
        <draw:line draw:style-name="gr6" draw:text-style-name="P7" draw:layer="layout" svg:x1="7.567cm" svg:y1="8.657cm" svg:x2="13.941cm" svg:y2="8.657cm">
          <text:p/>
        </draw:line>
        <draw:line draw:style-name="gr6" draw:text-style-name="P7" draw:layer="layout" svg:x1="7.567cm" svg:y1="9.057cm" svg:x2="13.941cm" svg:y2="9.057cm">
          <text:p/>
        </draw:line>
        <draw:line draw:style-name="gr6" draw:text-style-name="P7" draw:layer="layout" svg:x1="7.567cm" svg:y1="9.457cm" svg:x2="13.941cm" svg:y2="9.457cm">
          <text:p/>
        </draw:line>
        <draw:line draw:style-name="gr6" draw:text-style-name="P7" draw:layer="layout" svg:x1="7.567cm" svg:y1="9.856cm" svg:x2="13.941cm" svg:y2="9.856cm">
          <text:p/>
        </draw:line>
        <draw:line draw:style-name="gr6" draw:text-style-name="P7" draw:layer="layout" svg:x1="7.567cm" svg:y1="10.255cm" svg:x2="13.941cm" svg:y2="10.255cm">
          <text:p/>
        </draw:line>
        <draw:line draw:style-name="gr6" draw:text-style-name="P7" draw:layer="layout" svg:x1="7.567cm" svg:y1="10.654cm" svg:x2="13.941cm" svg:y2="10.654cm">
          <text:p/>
        </draw:line>
        <draw:line draw:style-name="gr6" draw:text-style-name="P7" draw:layer="layout" svg:x1="7.567cm" svg:y1="11.053cm" svg:x2="13.941cm" svg:y2="11.053cm">
          <text:p/>
        </draw:line>
        <draw:line draw:style-name="gr6" draw:text-style-name="P7" draw:layer="layout" svg:x1="7.567cm" svg:y1="11.453cm" svg:x2="13.941cm" svg:y2="11.453cm">
          <text:p/>
        </draw:line>
        <draw:line draw:style-name="gr6" draw:text-style-name="P7" draw:layer="layout" svg:x1="0.967cm" svg:y1="7.461cm" svg:x2="7.34cm" svg:y2="7.461cm">
          <text:p/>
        </draw:line>
        <draw:line draw:style-name="gr6" draw:text-style-name="P7" draw:layer="layout" svg:x1="0.967cm" svg:y1="7.86cm" svg:x2="7.341cm" svg:y2="7.86cm">
          <text:p/>
        </draw:line>
        <draw:line draw:style-name="gr6" draw:text-style-name="P7" draw:layer="layout" svg:x1="0.967cm" svg:y1="8.26cm" svg:x2="7.341cm" svg:y2="8.26cm">
          <text:p/>
        </draw:line>
        <draw:line draw:style-name="gr6" draw:text-style-name="P7" draw:layer="layout" svg:x1="0.967cm" svg:y1="8.658cm" svg:x2="7.341cm" svg:y2="8.658cm">
          <text:p/>
        </draw:line>
        <draw:line draw:style-name="gr6" draw:text-style-name="P7" draw:layer="layout" svg:x1="0.967cm" svg:y1="9.058cm" svg:x2="7.341cm" svg:y2="9.058cm">
          <text:p/>
        </draw:line>
        <draw:line draw:style-name="gr6" draw:text-style-name="P7" draw:layer="layout" svg:x1="0.967cm" svg:y1="9.458cm" svg:x2="7.341cm" svg:y2="9.458cm">
          <text:p/>
        </draw:line>
        <draw:line draw:style-name="gr6" draw:text-style-name="P7" draw:layer="layout" svg:x1="0.967cm" svg:y1="9.857cm" svg:x2="7.341cm" svg:y2="9.857cm">
          <text:p/>
        </draw:line>
        <draw:line draw:style-name="gr6" draw:text-style-name="P7" draw:layer="layout" svg:x1="0.967cm" svg:y1="10.256cm" svg:x2="7.341cm" svg:y2="10.256cm">
          <text:p/>
        </draw:line>
        <draw:line draw:style-name="gr6" draw:text-style-name="P7" draw:layer="layout" svg:x1="0.967cm" svg:y1="10.655cm" svg:x2="7.341cm" svg:y2="10.655cm">
          <text:p/>
        </draw:line>
        <draw:line draw:style-name="gr6" draw:text-style-name="P7" draw:layer="layout" svg:x1="0.967cm" svg:y1="11.054cm" svg:x2="7.341cm" svg:y2="11.054cm">
          <text:p/>
        </draw:line>
        <draw:line draw:style-name="gr6" draw:text-style-name="P7" draw:layer="layout" svg:x1="0.967cm" svg:y1="11.454cm" svg:x2="7.341cm" svg:y2="11.454cm">
          <text:p/>
        </draw:line>
        <draw:frame draw:style-name="gr1" draw:text-style-name="P2" draw:layer="layout" svg:width="2.869cm" svg:height="0.398cm" svg:x="1.365cm" svg:y="11.5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12.161cm" svg:x2="13.956cm" svg:y2="12.161cm">
          <text:p/>
        </draw:line>
        <draw:frame draw:style-name="gr1" draw:text-style-name="P2" draw:layer="layout" svg:width="2.869cm" svg:height="0.398cm" svg:x="1.366cm" svg:y="11.5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11.607cm">
          <draw:text-box>
            <text:p text:style-name="P1"><text:span text:style-name="T2">M</text:span><text:span text:style-name="T2">ié</text:span><text:span text:style-name="T2">rc</text:span><text:span text:style-name="T2">ol</text:span><text:span text:style-name="T2">es</text:span></text:p>
          </draw:text-box>
        </draw:frame>
        <draw:frame draw:style-name="gr18" draw:text-style-name="P5" draw:layer="layout" svg:width="0.544cm" svg:height="0.687cm" svg:x="0.92cm" svg:y="11.61cm">
          <draw:text-box>
            <text:p text:style-name="P1"><text:span text:style-name="T3">10</text:span></text:p>
          </draw:text-box>
        </draw:frame>
        <draw:line draw:style-name="gr6" draw:text-style-name="P7" draw:layer="layout" svg:x1="7.567cm" svg:y1="12.56cm" svg:x2="13.94cm" svg:y2="12.56cm">
          <text:p/>
        </draw:line>
        <draw:line draw:style-name="gr6" draw:text-style-name="P7" draw:layer="layout" svg:x1="7.567cm" svg:y1="12.959cm" svg:x2="13.941cm" svg:y2="12.959cm">
          <text:p/>
        </draw:line>
        <draw:line draw:style-name="gr6" draw:text-style-name="P7" draw:layer="layout" svg:x1="7.567cm" svg:y1="13.359cm" svg:x2="13.941cm" svg:y2="13.359cm">
          <text:p/>
        </draw:line>
        <draw:line draw:style-name="gr6" draw:text-style-name="P7" draw:layer="layout" svg:x1="7.567cm" svg:y1="13.757cm" svg:x2="13.941cm" svg:y2="13.757cm">
          <text:p/>
        </draw:line>
        <draw:line draw:style-name="gr6" draw:text-style-name="P7" draw:layer="layout" svg:x1="7.567cm" svg:y1="14.157cm" svg:x2="13.941cm" svg:y2="14.157cm">
          <text:p/>
        </draw:line>
        <draw:line draw:style-name="gr6" draw:text-style-name="P7" draw:layer="layout" svg:x1="7.567cm" svg:y1="14.557cm" svg:x2="13.941cm" svg:y2="14.557cm">
          <text:p/>
        </draw:line>
        <draw:line draw:style-name="gr6" draw:text-style-name="P7" draw:layer="layout" svg:x1="7.567cm" svg:y1="14.956cm" svg:x2="13.941cm" svg:y2="14.956cm">
          <text:p/>
        </draw:line>
        <draw:line draw:style-name="gr6" draw:text-style-name="P7" draw:layer="layout" svg:x1="7.567cm" svg:y1="15.355cm" svg:x2="13.941cm" svg:y2="15.355cm">
          <text:p/>
        </draw:line>
        <draw:line draw:style-name="gr6" draw:text-style-name="P7" draw:layer="layout" svg:x1="7.567cm" svg:y1="15.754cm" svg:x2="13.941cm" svg:y2="15.754cm">
          <text:p/>
        </draw:line>
        <draw:line draw:style-name="gr6" draw:text-style-name="P7" draw:layer="layout" svg:x1="7.567cm" svg:y1="16.153cm" svg:x2="13.941cm" svg:y2="16.153cm">
          <text:p/>
        </draw:line>
        <draw:line draw:style-name="gr6" draw:text-style-name="P7" draw:layer="layout" svg:x1="7.567cm" svg:y1="16.553cm" svg:x2="13.941cm" svg:y2="16.553cm">
          <text:p/>
        </draw:line>
        <draw:line draw:style-name="gr6" draw:text-style-name="P7" draw:layer="layout" svg:x1="0.967cm" svg:y1="12.561cm" svg:x2="7.34cm" svg:y2="12.561cm">
          <text:p/>
        </draw:line>
        <draw:line draw:style-name="gr6" draw:text-style-name="P7" draw:layer="layout" svg:x1="0.967cm" svg:y1="12.96cm" svg:x2="7.341cm" svg:y2="12.96cm">
          <text:p/>
        </draw:line>
        <draw:line draw:style-name="gr6" draw:text-style-name="P7" draw:layer="layout" svg:x1="0.967cm" svg:y1="13.36cm" svg:x2="7.341cm" svg:y2="13.36cm">
          <text:p/>
        </draw:line>
        <draw:line draw:style-name="gr6" draw:text-style-name="P7" draw:layer="layout" svg:x1="0.967cm" svg:y1="13.758cm" svg:x2="7.341cm" svg:y2="13.758cm">
          <text:p/>
        </draw:line>
        <draw:line draw:style-name="gr6" draw:text-style-name="P7" draw:layer="layout" svg:x1="0.967cm" svg:y1="14.158cm" svg:x2="7.341cm" svg:y2="14.158cm">
          <text:p/>
        </draw:line>
        <draw:line draw:style-name="gr6" draw:text-style-name="P7" draw:layer="layout" svg:x1="0.967cm" svg:y1="14.558cm" svg:x2="7.341cm" svg:y2="14.558cm">
          <text:p/>
        </draw:line>
        <draw:line draw:style-name="gr6" draw:text-style-name="P7" draw:layer="layout" svg:x1="0.967cm" svg:y1="14.957cm" svg:x2="7.341cm" svg:y2="14.957cm">
          <text:p/>
        </draw:line>
        <draw:line draw:style-name="gr6" draw:text-style-name="P7" draw:layer="layout" svg:x1="0.967cm" svg:y1="15.356cm" svg:x2="7.341cm" svg:y2="15.356cm">
          <text:p/>
        </draw:line>
        <draw:line draw:style-name="gr6" draw:text-style-name="P7" draw:layer="layout" svg:x1="0.967cm" svg:y1="15.755cm" svg:x2="7.341cm" svg:y2="15.755cm">
          <text:p/>
        </draw:line>
        <draw:line draw:style-name="gr6" draw:text-style-name="P7" draw:layer="layout" svg:x1="0.967cm" svg:y1="16.154cm" svg:x2="7.341cm" svg:y2="16.154cm">
          <text:p/>
        </draw:line>
        <draw:line draw:style-name="gr6" draw:text-style-name="P7" draw:layer="layout" svg:x1="0.967cm" svg:y1="16.554cm" svg:x2="7.341cm" svg:y2="16.554cm">
          <text:p/>
        </draw:line>
        <draw:frame draw:style-name="gr1" draw:text-style-name="P2" draw:layer="layout" svg:width="2.869cm" svg:height="0.398cm" svg:x="1.098cm" svg:y="20.77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099cm" svg:y="20.7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.222cm" svg:y1="17.258cm" svg:x2="13.972cm" svg:y2="17.258cm">
          <text:p/>
        </draw:line>
        <draw:line draw:style-name="gr6" draw:text-style-name="P7" draw:layer="layout" svg:x1="0.7cm" svg:y1="17.658cm" svg:x2="13.972cm" svg:y2="17.658cm">
          <text:p/>
        </draw:line>
        <draw:line draw:style-name="gr6" draw:text-style-name="P7" draw:layer="layout" svg:x1="0.7cm" svg:y1="18.056cm" svg:x2="13.972cm" svg:y2="18.056cm">
          <text:p/>
        </draw:line>
        <draw:line draw:style-name="gr6" draw:text-style-name="P7" draw:layer="layout" svg:x1="0.7cm" svg:y1="18.456cm" svg:x2="13.972cm" svg:y2="18.456cm">
          <text:p/>
        </draw:line>
        <draw:line draw:style-name="gr6" draw:text-style-name="P7" draw:layer="layout" svg:x1="0.7cm" svg:y1="18.856cm" svg:x2="13.972cm" svg:y2="18.856cm">
          <text:p/>
        </draw:line>
        <draw:line draw:style-name="gr6" draw:text-style-name="P7" draw:layer="layout" svg:x1="0.7cm" svg:y1="19.255cm" svg:x2="13.972cm" svg:y2="19.255cm">
          <text:p/>
        </draw:line>
        <draw:line draw:style-name="gr6" draw:text-style-name="P7" draw:layer="layout" svg:x1="0.7cm" svg:y1="19.654cm" svg:x2="13.972cm" svg:y2="19.654cm">
          <text:p/>
        </draw:line>
        <draw:line draw:style-name="gr6" draw:text-style-name="P7" draw:layer="layout" svg:x1="0.7cm" svg:y1="20.053cm" svg:x2="13.972cm" svg:y2="20.053cm">
          <text:p/>
        </draw:line>
        <draw:line draw:style-name="gr6" draw:text-style-name="P7" draw:layer="layout" svg:x1="0.7cm" svg:y1="20.452cm" svg:x2="13.972cm" svg:y2="20.452cm">
          <text:p/>
        </draw:line>
        <draw:frame draw:style-name="gr7" draw:text-style-name="P8" draw:layer="layout" svg:width="0.855cm" svg:height="0.408cm" svg:x="7.618cm" svg:y="2.131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8cm" svg:y="2.531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8cm" svg:y="2.93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8cm" svg:y="3.33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8cm" svg:y="3.728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8cm" svg:y="4.128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8cm" svg:y="4.527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8cm" svg:y="4.926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8cm" svg:y="5.325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8cm" svg:y="5.725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8cm" svg:y="6.124cm">
          <draw:text-box>
            <text:p text:style-name="P1"><text:span text:style-name="T5">18:30</text:span></text:p>
          </draw:text-box>
        </draw:frame>
        <draw:custom-shape draw:style-name="gr19" draw:text-style-name="P9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0" draw:layer="layout" svg:width="1.211cm" svg:height="0.517cm" svg:x="0.967cm" svg:y="17.004cm">
          <draw:text-box>
            <text:p text:style-name="P1"><text:span text:style-name="T6">N</text:span><text:span text:style-name="T6">ot</text:span><text:span text:style-name="T6">as</text:span></text:p>
          </draw:text-box>
        </draw:frame>
        <draw:frame draw:style-name="gr21" draw:text-style-name="P11" draw:layer="layout" svg:width="2.186cm" svg:height="0.556cm" svg:x="6.8cm" svg:y="1.208cm">
          <draw:text-box>
            <text:p text:style-name="P1"><text:span text:style-name="T7">S</text:span><text:span text:style-name="T7">e</text:span><text:span text:style-name="T7">m</text:span><text:span text:style-name="T7">a</text:span><text:span text:style-name="T7">n</text:span><text:span text:style-name="T7">a </text:span><text:span text:style-name="T7">10</text:span></text:p>
          </draw:text-box>
        </draw:frame>
        <draw:frame draw:style-name="gr7" draw:text-style-name="P8" draw:layer="layout" svg:width="0.855cm" svg:height="0.408cm" svg:x="7.619cm" svg:y="7.23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9cm" svg:y="7.63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9cm" svg:y="8.029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9cm" svg:y="8.429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9cm" svg:y="8.827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9cm" svg:y="9.227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9cm" svg:y="9.626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9cm" svg:y="10.025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9cm" svg:y="10.424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9cm" svg:y="10.824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9cm" svg:y="11.223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7.619cm" svg:y="12.34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9cm" svg:y="12.74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9cm" svg:y="13.139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9cm" svg:y="13.539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9cm" svg:y="13.937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9cm" svg:y="14.337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9cm" svg:y="14.736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9cm" svg:y="15.135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9cm" svg:y="15.534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9cm" svg:y="15.934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9cm" svg:y="16.333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1.018cm" svg:y="7.2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8cm" svg:y="7.63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8cm" svg:y="8.02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8cm" svg:y="8.42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8cm" svg:y="8.82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8cm" svg:y="9.22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8cm" svg:y="9.62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8cm" svg:y="10.02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8cm" svg:y="10.42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8cm" svg:y="10.82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8cm" svg:y="11.223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.018cm" svg:y="12.34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8cm" svg:y="12.74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8cm" svg:y="13.13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8cm" svg:y="13.53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8cm" svg:y="13.93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8cm" svg:y="14.33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8cm" svg:y="14.73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8cm" svg:y="15.13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8cm" svg:y="15.53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8cm" svg:y="15.93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8cm" svg:y="16.333cm">
          <draw:text-box>
            <text:p text:style-name="P1"><text:span text:style-name="T5">13:00</text:span></text:p>
          </draw:text-box>
        </draw:frame>
        <draw:line draw:style-name="gr6" draw:text-style-name="P7" draw:layer="layout" svg:x1="14.49cm" svg:y1="2.666cm" svg:x2="27.241cm" svg:y2="2.666cm">
          <text:p/>
        </draw:line>
        <draw:line draw:style-name="gr6" draw:text-style-name="P7" draw:layer="layout" svg:x1="14.49cm" svg:y1="3.531cm" svg:x2="27.241cm" svg:y2="3.531cm">
          <text:p/>
        </draw:line>
        <draw:line draw:style-name="gr6" draw:text-style-name="P7" draw:layer="layout" svg:x1="14.49cm" svg:y1="4.398cm" svg:x2="27.241cm" svg:y2="4.398cm">
          <text:p/>
        </draw:line>
        <draw:line draw:style-name="gr6" draw:text-style-name="P7" draw:layer="layout" svg:x1="14.49cm" svg:y1="5.264cm" svg:x2="27.241cm" svg:y2="5.264cm">
          <text:p/>
        </draw:line>
        <draw:line draw:style-name="gr6" draw:text-style-name="P7" draw:layer="layout" svg:x1="14.49cm" svg:y1="6.13cm" svg:x2="27.241cm" svg:y2="6.13cm">
          <text:p/>
        </draw:line>
        <draw:line draw:style-name="gr6" draw:text-style-name="P7" draw:layer="layout" svg:x1="14.49cm" svg:y1="6.997cm" svg:x2="27.241cm" svg:y2="6.997cm">
          <text:p/>
        </draw:line>
        <draw:line draw:style-name="gr6" draw:text-style-name="P7" draw:layer="layout" svg:x1="14.49cm" svg:y1="7.863cm" svg:x2="27.241cm" svg:y2="7.863cm">
          <text:p/>
        </draw:line>
        <draw:line draw:style-name="gr6" draw:text-style-name="P7" draw:layer="layout" svg:x1="14.49cm" svg:y1="8.728cm" svg:x2="27.241cm" svg:y2="8.728cm">
          <text:p/>
        </draw:line>
        <draw:line draw:style-name="gr6" draw:text-style-name="P7" draw:layer="layout" svg:x1="14.49cm" svg:y1="9.595cm" svg:x2="27.241cm" svg:y2="9.595cm">
          <text:p/>
        </draw:line>
        <draw:line draw:style-name="gr6" draw:text-style-name="P7" draw:layer="layout" svg:x1="14.49cm" svg:y1="10.46cm" svg:x2="27.241cm" svg:y2="10.46cm">
          <text:p/>
        </draw:line>
        <draw:line draw:style-name="gr6" draw:text-style-name="P7" draw:layer="layout" svg:x1="14.49cm" svg:y1="11.327cm" svg:x2="27.241cm" svg:y2="11.327cm">
          <text:p/>
        </draw:line>
        <draw:line draw:style-name="gr6" draw:text-style-name="P7" draw:layer="layout" svg:x1="14.49cm" svg:y1="12.193cm" svg:x2="27.241cm" svg:y2="12.193cm">
          <text:p/>
        </draw:line>
        <draw:line draw:style-name="gr6" draw:text-style-name="P7" draw:layer="layout" svg:x1="14.49cm" svg:y1="13.058cm" svg:x2="27.241cm" svg:y2="13.058cm">
          <text:p/>
        </draw:line>
        <draw:line draw:style-name="gr6" draw:text-style-name="P7" draw:layer="layout" svg:x1="14.49cm" svg:y1="13.925cm" svg:x2="27.241cm" svg:y2="13.925cm">
          <text:p/>
        </draw:line>
        <draw:line draw:style-name="gr6" draw:text-style-name="P7" draw:layer="layout" svg:x1="14.49cm" svg:y1="14.787cm" svg:x2="27.241cm" svg:y2="14.787cm">
          <text:p/>
        </draw:line>
        <draw:line draw:style-name="gr6" draw:text-style-name="P7" draw:layer="layout" svg:x1="14.49cm" svg:y1="15.647cm" svg:x2="27.241cm" svg:y2="15.647cm">
          <text:p/>
        </draw:line>
        <draw:line draw:style-name="gr6" draw:text-style-name="P7" draw:layer="layout" svg:x1="14.49cm" svg:y1="16.507cm" svg:x2="27.241cm" svg:y2="16.507cm">
          <text:p/>
        </draw:line>
        <draw:line draw:style-name="gr6" draw:text-style-name="P7" draw:layer="layout" svg:x1="14.49cm" svg:y1="17.367cm" svg:x2="27.241cm" svg:y2="17.367cm">
          <text:p/>
        </draw:line>
        <draw:line draw:style-name="gr6" draw:text-style-name="P7" draw:layer="layout" svg:x1="14.49cm" svg:y1="18.227cm" svg:x2="27.241cm" svg:y2="18.227cm">
          <text:p/>
        </draw:line>
        <draw:line draw:style-name="gr6" draw:text-style-name="P7" draw:layer="layout" svg:x1="14.49cm" svg:y1="19.087cm" svg:x2="27.241cm" svg:y2="19.087cm">
          <text:p/>
        </draw:line>
        <draw:line draw:style-name="gr6" draw:text-style-name="P7" draw:layer="layout" svg:x1="14.49cm" svg:y1="19.947cm" svg:x2="27.241cm" svg:y2="19.947cm">
          <text:p/>
        </draw:line>
        <draw:line draw:style-name="gr6" draw:text-style-name="P7" draw:layer="layout" svg:x1="14.49cm" svg:y1="20.807cm" svg:x2="27.241cm" svg:y2="20.807cm">
          <text:p/>
        </draw:line>
        <draw:line draw:style-name="gr2" draw:text-style-name="P3" draw:layer="layout" svg:x1="14.408cm" svg:y1="1.966cm" svg:x2="27.257cm" svg:y2="1.966cm">
          <text:p/>
        </draw:line>
        <draw:frame draw:style-name="gr32" draw:text-style-name="P15" draw:layer="layout" svg:width="1.543cm" svg:height="1.729cm" svg:x="25.562cm" svg:y="0.702cm">
          <draw:text-box>
            <text:p text:style-name="P40"><text:span text:style-name="T4">2</text:span><text:span text:style-name="T4">0</text:span><text:span text:style-name="T4">2</text:span><text:span text:style-name="T4">1</text:span></text:p>
          </draw:text-box>
        </draw:frame>
        <draw:frame draw:style-name="gr21" draw:text-style-name="P11" draw:layer="layout" svg:width="2.186cm" svg:height="0.556cm" svg:x="20.301cm" svg:y="1.212cm">
          <draw:text-box>
            <text:p text:style-name="P41"><text:span text:style-name="T7">N</text:span><text:span text:style-name="T7">ot</text:span><text:span text:style-name="T7">a</text:span><text:span text:style-name="T7">s</text:span></text:p>
          </draw:text-box>
        </draw:frame>
      </draw:page>
      <draw:page draw:name="page24" draw:style-name="dp1" draw:master-page-name="master-page34">
        <draw:frame draw:style-name="gr1" draw:text-style-name="P2" draw:layer="layout" svg:width="2.869cm" svg:height="0.398cm" svg:x="1.365cm" svg:y="1.3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1.961cm" svg:x2="13.956cm" svg:y2="1.961cm">
          <text:p/>
        </draw:line>
        <draw:frame draw:style-name="gr1" draw:text-style-name="P2" draw:layer="layout" svg:width="2.869cm" svg:height="0.398cm" svg:x="1.366cm" svg:y="1.3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1.407cm">
          <draw:text-box>
            <text:p text:style-name="P1"><text:span text:style-name="T2">L</text:span><text:span text:style-name="T2">u</text:span><text:span text:style-name="T2">n</text:span><text:span text:style-name="T2">es</text:span></text:p>
          </draw:text-box>
        </draw:frame>
        <draw:frame draw:style-name="gr4" draw:text-style-name="P5" draw:layer="layout" svg:width="0.552cm" svg:height="0.687cm" svg:x="0.92cm" svg:y="1.41cm">
          <draw:text-box>
            <text:p text:style-name="P1"><text:span text:style-name="T3">1</text:span></text:p>
          </draw:text-box>
        </draw:frame>
        <draw:frame draw:style-name="gr5" draw:text-style-name="P6" draw:layer="layout" svg:width="2.917cm" svg:height="0.776cm" svg:x="0.92cm" svg:y="0.697cm">
          <draw:text-box>
            <text:p text:style-name="P1"><text:span text:style-name="T4">M</text:span><text:span text:style-name="T4">A</text:span><text:span text:style-name="T4">R</text:span><text:span text:style-name="T4">Z</text:span><text:span text:style-name="T4">O</text:span></text:p>
          </draw:text-box>
        </draw:frame>
        <draw:frame draw:style-name="gr1" draw:text-style-name="P2" draw:layer="layout" svg:width="2.869cm" svg:height="0.398cm" svg:x="1.365cm" svg:y="6.3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366cm" svg:y="6.3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7.567cm" svg:y1="2.36cm" svg:x2="13.94cm" svg:y2="2.36cm">
          <text:p/>
        </draw:line>
        <draw:line draw:style-name="gr6" draw:text-style-name="P7" draw:layer="layout" svg:x1="7.567cm" svg:y1="2.759cm" svg:x2="13.941cm" svg:y2="2.759cm">
          <text:p/>
        </draw:line>
        <draw:line draw:style-name="gr6" draw:text-style-name="P7" draw:layer="layout" svg:x1="7.567cm" svg:y1="3.159cm" svg:x2="13.941cm" svg:y2="3.159cm">
          <text:p/>
        </draw:line>
        <draw:line draw:style-name="gr6" draw:text-style-name="P7" draw:layer="layout" svg:x1="7.567cm" svg:y1="3.557cm" svg:x2="13.941cm" svg:y2="3.557cm">
          <text:p/>
        </draw:line>
        <draw:line draw:style-name="gr6" draw:text-style-name="P7" draw:layer="layout" svg:x1="7.567cm" svg:y1="3.957cm" svg:x2="13.941cm" svg:y2="3.957cm">
          <text:p/>
        </draw:line>
        <draw:line draw:style-name="gr6" draw:text-style-name="P7" draw:layer="layout" svg:x1="7.567cm" svg:y1="4.357cm" svg:x2="13.941cm" svg:y2="4.357cm">
          <text:p/>
        </draw:line>
        <draw:line draw:style-name="gr6" draw:text-style-name="P7" draw:layer="layout" svg:x1="7.567cm" svg:y1="4.756cm" svg:x2="13.941cm" svg:y2="4.756cm">
          <text:p/>
        </draw:line>
        <draw:line draw:style-name="gr6" draw:text-style-name="P7" draw:layer="layout" svg:x1="7.567cm" svg:y1="5.155cm" svg:x2="13.941cm" svg:y2="5.155cm">
          <text:p/>
        </draw:line>
        <draw:line draw:style-name="gr6" draw:text-style-name="P7" draw:layer="layout" svg:x1="7.567cm" svg:y1="5.554cm" svg:x2="13.941cm" svg:y2="5.554cm">
          <text:p/>
        </draw:line>
        <draw:line draw:style-name="gr6" draw:text-style-name="P7" draw:layer="layout" svg:x1="7.567cm" svg:y1="5.953cm" svg:x2="13.941cm" svg:y2="5.953cm">
          <text:p/>
        </draw:line>
        <draw:line draw:style-name="gr6" draw:text-style-name="P7" draw:layer="layout" svg:x1="7.567cm" svg:y1="6.353cm" svg:x2="13.941cm" svg:y2="6.353cm">
          <text:p/>
        </draw:line>
        <draw:frame draw:style-name="gr7" draw:text-style-name="P8" draw:layer="layout" svg:width="0.855cm" svg:height="0.408cm" svg:x="1.017cm" svg:y="2.1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7cm" svg:y="2.53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7cm" svg:y="2.92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7cm" svg:y="3.32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7cm" svg:y="3.72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7cm" svg:y="4.12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7cm" svg:y="4.52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7cm" svg:y="4.92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7cm" svg:y="5.32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7cm" svg:y="5.72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7cm" svg:y="6.123cm">
          <draw:text-box>
            <text:p text:style-name="P1"><text:span text:style-name="T5">13:00</text:span></text:p>
          </draw:text-box>
        </draw:frame>
        <draw:line draw:style-name="gr6" draw:text-style-name="P7" draw:layer="layout" svg:x1="0.967cm" svg:y1="2.361cm" svg:x2="7.34cm" svg:y2="2.361cm">
          <text:p/>
        </draw:line>
        <draw:line draw:style-name="gr6" draw:text-style-name="P7" draw:layer="layout" svg:x1="0.967cm" svg:y1="2.76cm" svg:x2="7.341cm" svg:y2="2.76cm">
          <text:p/>
        </draw:line>
        <draw:line draw:style-name="gr6" draw:text-style-name="P7" draw:layer="layout" svg:x1="0.967cm" svg:y1="3.16cm" svg:x2="7.341cm" svg:y2="3.16cm">
          <text:p/>
        </draw:line>
        <draw:line draw:style-name="gr6" draw:text-style-name="P7" draw:layer="layout" svg:x1="0.967cm" svg:y1="3.558cm" svg:x2="7.341cm" svg:y2="3.558cm">
          <text:p/>
        </draw:line>
        <draw:line draw:style-name="gr6" draw:text-style-name="P7" draw:layer="layout" svg:x1="0.967cm" svg:y1="3.958cm" svg:x2="7.341cm" svg:y2="3.958cm">
          <text:p/>
        </draw:line>
        <draw:line draw:style-name="gr6" draw:text-style-name="P7" draw:layer="layout" svg:x1="0.967cm" svg:y1="4.358cm" svg:x2="7.341cm" svg:y2="4.358cm">
          <text:p/>
        </draw:line>
        <draw:line draw:style-name="gr6" draw:text-style-name="P7" draw:layer="layout" svg:x1="0.967cm" svg:y1="4.757cm" svg:x2="7.341cm" svg:y2="4.757cm">
          <text:p/>
        </draw:line>
        <draw:line draw:style-name="gr6" draw:text-style-name="P7" draw:layer="layout" svg:x1="0.967cm" svg:y1="5.156cm" svg:x2="7.341cm" svg:y2="5.156cm">
          <text:p/>
        </draw:line>
        <draw:line draw:style-name="gr6" draw:text-style-name="P7" draw:layer="layout" svg:x1="0.967cm" svg:y1="5.555cm" svg:x2="7.341cm" svg:y2="5.555cm">
          <text:p/>
        </draw:line>
        <draw:line draw:style-name="gr6" draw:text-style-name="P7" draw:layer="layout" svg:x1="0.967cm" svg:y1="5.954cm" svg:x2="7.341cm" svg:y2="5.954cm">
          <text:p/>
        </draw:line>
        <draw:line draw:style-name="gr6" draw:text-style-name="P7" draw:layer="layout" svg:x1="0.967cm" svg:y1="6.354cm" svg:x2="7.341cm" svg:y2="6.354cm">
          <text:p/>
        </draw:line>
        <draw:frame draw:style-name="gr1" draw:text-style-name="P2" draw:layer="layout" svg:width="2.869cm" svg:height="0.398cm" svg:x="1.365cm" svg:y="6.4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7.061cm" svg:x2="13.956cm" svg:y2="7.061cm">
          <text:p/>
        </draw:line>
        <draw:frame draw:style-name="gr1" draw:text-style-name="P2" draw:layer="layout" svg:width="2.869cm" svg:height="0.398cm" svg:x="1.366cm" svg:y="6.4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6.507cm">
          <draw:text-box>
            <text:p text:style-name="P1"><text:span text:style-name="T2">M</text:span><text:span text:style-name="T2">ar</text:span><text:span text:style-name="T2">te</text:span><text:span text:style-name="T2">s</text:span></text:p>
          </draw:text-box>
        </draw:frame>
        <draw:frame draw:style-name="gr17" draw:text-style-name="P5" draw:layer="layout" svg:width="0.54cm" svg:height="0.687cm" svg:x="0.92cm" svg:y="6.51cm">
          <draw:text-box>
            <text:p text:style-name="P1"><text:span text:style-name="T3">2</text:span></text:p>
          </draw:text-box>
        </draw:frame>
        <draw:frame draw:style-name="gr1" draw:text-style-name="P2" draw:layer="layout" svg:width="2.869cm" svg:height="0.398cm" svg:x="1.365cm" svg:y="11.5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366cm" svg:y="11.5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7.567cm" svg:y1="7.46cm" svg:x2="13.94cm" svg:y2="7.46cm">
          <text:p/>
        </draw:line>
        <draw:line draw:style-name="gr6" draw:text-style-name="P7" draw:layer="layout" svg:x1="7.567cm" svg:y1="7.859cm" svg:x2="13.941cm" svg:y2="7.859cm">
          <text:p/>
        </draw:line>
        <draw:line draw:style-name="gr6" draw:text-style-name="P7" draw:layer="layout" svg:x1="7.567cm" svg:y1="8.259cm" svg:x2="13.941cm" svg:y2="8.259cm">
          <text:p/>
        </draw:line>
        <draw:line draw:style-name="gr6" draw:text-style-name="P7" draw:layer="layout" svg:x1="7.567cm" svg:y1="8.657cm" svg:x2="13.941cm" svg:y2="8.657cm">
          <text:p/>
        </draw:line>
        <draw:line draw:style-name="gr6" draw:text-style-name="P7" draw:layer="layout" svg:x1="7.567cm" svg:y1="9.057cm" svg:x2="13.941cm" svg:y2="9.057cm">
          <text:p/>
        </draw:line>
        <draw:line draw:style-name="gr6" draw:text-style-name="P7" draw:layer="layout" svg:x1="7.567cm" svg:y1="9.457cm" svg:x2="13.941cm" svg:y2="9.457cm">
          <text:p/>
        </draw:line>
        <draw:line draw:style-name="gr6" draw:text-style-name="P7" draw:layer="layout" svg:x1="7.567cm" svg:y1="9.856cm" svg:x2="13.941cm" svg:y2="9.856cm">
          <text:p/>
        </draw:line>
        <draw:line draw:style-name="gr6" draw:text-style-name="P7" draw:layer="layout" svg:x1="7.567cm" svg:y1="10.255cm" svg:x2="13.941cm" svg:y2="10.255cm">
          <text:p/>
        </draw:line>
        <draw:line draw:style-name="gr6" draw:text-style-name="P7" draw:layer="layout" svg:x1="7.567cm" svg:y1="10.654cm" svg:x2="13.941cm" svg:y2="10.654cm">
          <text:p/>
        </draw:line>
        <draw:line draw:style-name="gr6" draw:text-style-name="P7" draw:layer="layout" svg:x1="7.567cm" svg:y1="11.053cm" svg:x2="13.941cm" svg:y2="11.053cm">
          <text:p/>
        </draw:line>
        <draw:line draw:style-name="gr6" draw:text-style-name="P7" draw:layer="layout" svg:x1="7.567cm" svg:y1="11.453cm" svg:x2="13.941cm" svg:y2="11.453cm">
          <text:p/>
        </draw:line>
        <draw:line draw:style-name="gr6" draw:text-style-name="P7" draw:layer="layout" svg:x1="0.967cm" svg:y1="7.461cm" svg:x2="7.34cm" svg:y2="7.461cm">
          <text:p/>
        </draw:line>
        <draw:line draw:style-name="gr6" draw:text-style-name="P7" draw:layer="layout" svg:x1="0.967cm" svg:y1="7.86cm" svg:x2="7.341cm" svg:y2="7.86cm">
          <text:p/>
        </draw:line>
        <draw:line draw:style-name="gr6" draw:text-style-name="P7" draw:layer="layout" svg:x1="0.967cm" svg:y1="8.26cm" svg:x2="7.341cm" svg:y2="8.26cm">
          <text:p/>
        </draw:line>
        <draw:line draw:style-name="gr6" draw:text-style-name="P7" draw:layer="layout" svg:x1="0.967cm" svg:y1="8.658cm" svg:x2="7.341cm" svg:y2="8.658cm">
          <text:p/>
        </draw:line>
        <draw:line draw:style-name="gr6" draw:text-style-name="P7" draw:layer="layout" svg:x1="0.967cm" svg:y1="9.058cm" svg:x2="7.341cm" svg:y2="9.058cm">
          <text:p/>
        </draw:line>
        <draw:line draw:style-name="gr6" draw:text-style-name="P7" draw:layer="layout" svg:x1="0.967cm" svg:y1="9.458cm" svg:x2="7.341cm" svg:y2="9.458cm">
          <text:p/>
        </draw:line>
        <draw:line draw:style-name="gr6" draw:text-style-name="P7" draw:layer="layout" svg:x1="0.967cm" svg:y1="9.857cm" svg:x2="7.341cm" svg:y2="9.857cm">
          <text:p/>
        </draw:line>
        <draw:line draw:style-name="gr6" draw:text-style-name="P7" draw:layer="layout" svg:x1="0.967cm" svg:y1="10.256cm" svg:x2="7.341cm" svg:y2="10.256cm">
          <text:p/>
        </draw:line>
        <draw:line draw:style-name="gr6" draw:text-style-name="P7" draw:layer="layout" svg:x1="0.967cm" svg:y1="10.655cm" svg:x2="7.341cm" svg:y2="10.655cm">
          <text:p/>
        </draw:line>
        <draw:line draw:style-name="gr6" draw:text-style-name="P7" draw:layer="layout" svg:x1="0.967cm" svg:y1="11.054cm" svg:x2="7.341cm" svg:y2="11.054cm">
          <text:p/>
        </draw:line>
        <draw:line draw:style-name="gr6" draw:text-style-name="P7" draw:layer="layout" svg:x1="0.967cm" svg:y1="11.454cm" svg:x2="7.341cm" svg:y2="11.454cm">
          <text:p/>
        </draw:line>
        <draw:frame draw:style-name="gr1" draw:text-style-name="P2" draw:layer="layout" svg:width="2.869cm" svg:height="0.398cm" svg:x="1.365cm" svg:y="11.5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12.161cm" svg:x2="13.956cm" svg:y2="12.161cm">
          <text:p/>
        </draw:line>
        <draw:frame draw:style-name="gr1" draw:text-style-name="P2" draw:layer="layout" svg:width="2.869cm" svg:height="0.398cm" svg:x="1.366cm" svg:y="11.5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11.607cm">
          <draw:text-box>
            <text:p text:style-name="P1"><text:span text:style-name="T2">M</text:span><text:span text:style-name="T2">ié</text:span><text:span text:style-name="T2">rc</text:span><text:span text:style-name="T2">ol</text:span><text:span text:style-name="T2">es</text:span></text:p>
          </draw:text-box>
        </draw:frame>
        <draw:frame draw:style-name="gr18" draw:text-style-name="P5" draw:layer="layout" svg:width="0.544cm" svg:height="0.687cm" svg:x="0.92cm" svg:y="11.61cm">
          <draw:text-box>
            <text:p text:style-name="P1"><text:span text:style-name="T3">3</text:span></text:p>
          </draw:text-box>
        </draw:frame>
        <draw:line draw:style-name="gr6" draw:text-style-name="P7" draw:layer="layout" svg:x1="7.567cm" svg:y1="12.56cm" svg:x2="13.94cm" svg:y2="12.56cm">
          <text:p/>
        </draw:line>
        <draw:line draw:style-name="gr6" draw:text-style-name="P7" draw:layer="layout" svg:x1="7.567cm" svg:y1="12.959cm" svg:x2="13.941cm" svg:y2="12.959cm">
          <text:p/>
        </draw:line>
        <draw:line draw:style-name="gr6" draw:text-style-name="P7" draw:layer="layout" svg:x1="7.567cm" svg:y1="13.359cm" svg:x2="13.941cm" svg:y2="13.359cm">
          <text:p/>
        </draw:line>
        <draw:line draw:style-name="gr6" draw:text-style-name="P7" draw:layer="layout" svg:x1="7.567cm" svg:y1="13.757cm" svg:x2="13.941cm" svg:y2="13.757cm">
          <text:p/>
        </draw:line>
        <draw:line draw:style-name="gr6" draw:text-style-name="P7" draw:layer="layout" svg:x1="7.567cm" svg:y1="14.157cm" svg:x2="13.941cm" svg:y2="14.157cm">
          <text:p/>
        </draw:line>
        <draw:line draw:style-name="gr6" draw:text-style-name="P7" draw:layer="layout" svg:x1="7.567cm" svg:y1="14.557cm" svg:x2="13.941cm" svg:y2="14.557cm">
          <text:p/>
        </draw:line>
        <draw:line draw:style-name="gr6" draw:text-style-name="P7" draw:layer="layout" svg:x1="7.567cm" svg:y1="14.956cm" svg:x2="13.941cm" svg:y2="14.956cm">
          <text:p/>
        </draw:line>
        <draw:line draw:style-name="gr6" draw:text-style-name="P7" draw:layer="layout" svg:x1="7.567cm" svg:y1="15.355cm" svg:x2="13.941cm" svg:y2="15.355cm">
          <text:p/>
        </draw:line>
        <draw:line draw:style-name="gr6" draw:text-style-name="P7" draw:layer="layout" svg:x1="7.567cm" svg:y1="15.754cm" svg:x2="13.941cm" svg:y2="15.754cm">
          <text:p/>
        </draw:line>
        <draw:line draw:style-name="gr6" draw:text-style-name="P7" draw:layer="layout" svg:x1="7.567cm" svg:y1="16.153cm" svg:x2="13.941cm" svg:y2="16.153cm">
          <text:p/>
        </draw:line>
        <draw:line draw:style-name="gr6" draw:text-style-name="P7" draw:layer="layout" svg:x1="7.567cm" svg:y1="16.553cm" svg:x2="13.941cm" svg:y2="16.553cm">
          <text:p/>
        </draw:line>
        <draw:line draw:style-name="gr6" draw:text-style-name="P7" draw:layer="layout" svg:x1="0.967cm" svg:y1="12.561cm" svg:x2="7.34cm" svg:y2="12.561cm">
          <text:p/>
        </draw:line>
        <draw:line draw:style-name="gr6" draw:text-style-name="P7" draw:layer="layout" svg:x1="0.967cm" svg:y1="12.96cm" svg:x2="7.341cm" svg:y2="12.96cm">
          <text:p/>
        </draw:line>
        <draw:line draw:style-name="gr6" draw:text-style-name="P7" draw:layer="layout" svg:x1="0.967cm" svg:y1="13.36cm" svg:x2="7.341cm" svg:y2="13.36cm">
          <text:p/>
        </draw:line>
        <draw:line draw:style-name="gr6" draw:text-style-name="P7" draw:layer="layout" svg:x1="0.967cm" svg:y1="13.758cm" svg:x2="7.341cm" svg:y2="13.758cm">
          <text:p/>
        </draw:line>
        <draw:line draw:style-name="gr6" draw:text-style-name="P7" draw:layer="layout" svg:x1="0.967cm" svg:y1="14.158cm" svg:x2="7.341cm" svg:y2="14.158cm">
          <text:p/>
        </draw:line>
        <draw:line draw:style-name="gr6" draw:text-style-name="P7" draw:layer="layout" svg:x1="0.967cm" svg:y1="14.558cm" svg:x2="7.341cm" svg:y2="14.558cm">
          <text:p/>
        </draw:line>
        <draw:line draw:style-name="gr6" draw:text-style-name="P7" draw:layer="layout" svg:x1="0.967cm" svg:y1="14.957cm" svg:x2="7.341cm" svg:y2="14.957cm">
          <text:p/>
        </draw:line>
        <draw:line draw:style-name="gr6" draw:text-style-name="P7" draw:layer="layout" svg:x1="0.967cm" svg:y1="15.356cm" svg:x2="7.341cm" svg:y2="15.356cm">
          <text:p/>
        </draw:line>
        <draw:line draw:style-name="gr6" draw:text-style-name="P7" draw:layer="layout" svg:x1="0.967cm" svg:y1="15.755cm" svg:x2="7.341cm" svg:y2="15.755cm">
          <text:p/>
        </draw:line>
        <draw:line draw:style-name="gr6" draw:text-style-name="P7" draw:layer="layout" svg:x1="0.967cm" svg:y1="16.154cm" svg:x2="7.341cm" svg:y2="16.154cm">
          <text:p/>
        </draw:line>
        <draw:line draw:style-name="gr6" draw:text-style-name="P7" draw:layer="layout" svg:x1="0.967cm" svg:y1="16.554cm" svg:x2="7.341cm" svg:y2="16.554cm">
          <text:p/>
        </draw:line>
        <draw:frame draw:style-name="gr1" draw:text-style-name="P2" draw:layer="layout" svg:width="2.869cm" svg:height="0.398cm" svg:x="1.098cm" svg:y="20.77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099cm" svg:y="20.7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.222cm" svg:y1="17.258cm" svg:x2="13.972cm" svg:y2="17.258cm">
          <text:p/>
        </draw:line>
        <draw:line draw:style-name="gr6" draw:text-style-name="P7" draw:layer="layout" svg:x1="0.7cm" svg:y1="17.658cm" svg:x2="13.972cm" svg:y2="17.658cm">
          <text:p/>
        </draw:line>
        <draw:line draw:style-name="gr6" draw:text-style-name="P7" draw:layer="layout" svg:x1="0.7cm" svg:y1="18.056cm" svg:x2="13.972cm" svg:y2="18.056cm">
          <text:p/>
        </draw:line>
        <draw:line draw:style-name="gr6" draw:text-style-name="P7" draw:layer="layout" svg:x1="0.7cm" svg:y1="18.456cm" svg:x2="13.972cm" svg:y2="18.456cm">
          <text:p/>
        </draw:line>
        <draw:line draw:style-name="gr6" draw:text-style-name="P7" draw:layer="layout" svg:x1="0.7cm" svg:y1="18.856cm" svg:x2="13.972cm" svg:y2="18.856cm">
          <text:p/>
        </draw:line>
        <draw:line draw:style-name="gr6" draw:text-style-name="P7" draw:layer="layout" svg:x1="0.7cm" svg:y1="19.255cm" svg:x2="13.972cm" svg:y2="19.255cm">
          <text:p/>
        </draw:line>
        <draw:line draw:style-name="gr6" draw:text-style-name="P7" draw:layer="layout" svg:x1="0.7cm" svg:y1="19.654cm" svg:x2="13.972cm" svg:y2="19.654cm">
          <text:p/>
        </draw:line>
        <draw:line draw:style-name="gr6" draw:text-style-name="P7" draw:layer="layout" svg:x1="0.7cm" svg:y1="20.053cm" svg:x2="13.972cm" svg:y2="20.053cm">
          <text:p/>
        </draw:line>
        <draw:line draw:style-name="gr6" draw:text-style-name="P7" draw:layer="layout" svg:x1="0.7cm" svg:y1="20.452cm" svg:x2="13.972cm" svg:y2="20.452cm">
          <text:p/>
        </draw:line>
        <draw:frame draw:style-name="gr7" draw:text-style-name="P8" draw:layer="layout" svg:width="0.855cm" svg:height="0.408cm" svg:x="7.618cm" svg:y="2.131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8cm" svg:y="2.531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8cm" svg:y="2.93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8cm" svg:y="3.33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8cm" svg:y="3.728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8cm" svg:y="4.128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8cm" svg:y="4.527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8cm" svg:y="4.926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8cm" svg:y="5.325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8cm" svg:y="5.725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8cm" svg:y="6.124cm">
          <draw:text-box>
            <text:p text:style-name="P1"><text:span text:style-name="T5">18:30</text:span></text:p>
          </draw:text-box>
        </draw:frame>
        <draw:custom-shape draw:style-name="gr19" draw:text-style-name="P9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0" draw:layer="layout" svg:width="1.211cm" svg:height="0.517cm" svg:x="0.967cm" svg:y="17.004cm">
          <draw:text-box>
            <text:p text:style-name="P1"><text:span text:style-name="T6">N</text:span><text:span text:style-name="T6">ot</text:span><text:span text:style-name="T6">as</text:span></text:p>
          </draw:text-box>
        </draw:frame>
        <draw:frame draw:style-name="gr21" draw:text-style-name="P11" draw:layer="layout" svg:width="2.186cm" svg:height="0.556cm" svg:x="6.8cm" svg:y="1.208cm">
          <draw:text-box>
            <text:p text:style-name="P1"><text:span text:style-name="T7">S</text:span><text:span text:style-name="T7">e</text:span><text:span text:style-name="T7">m</text:span><text:span text:style-name="T7">a</text:span><text:span text:style-name="T7">n</text:span><text:span text:style-name="T7">a </text:span><text:span text:style-name="T7">9</text:span></text:p>
          </draw:text-box>
        </draw:frame>
        <draw:frame draw:style-name="gr7" draw:text-style-name="P8" draw:layer="layout" svg:width="0.855cm" svg:height="0.408cm" svg:x="7.619cm" svg:y="7.23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9cm" svg:y="7.63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9cm" svg:y="8.029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9cm" svg:y="8.429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9cm" svg:y="8.827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9cm" svg:y="9.227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9cm" svg:y="9.626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9cm" svg:y="10.025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9cm" svg:y="10.424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9cm" svg:y="10.824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9cm" svg:y="11.223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7.619cm" svg:y="12.34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9cm" svg:y="12.74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9cm" svg:y="13.139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9cm" svg:y="13.539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9cm" svg:y="13.937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9cm" svg:y="14.337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9cm" svg:y="14.736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9cm" svg:y="15.135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9cm" svg:y="15.534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9cm" svg:y="15.934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9cm" svg:y="16.333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1.018cm" svg:y="7.2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8cm" svg:y="7.63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8cm" svg:y="8.02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8cm" svg:y="8.42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8cm" svg:y="8.82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8cm" svg:y="9.22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8cm" svg:y="9.62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8cm" svg:y="10.02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8cm" svg:y="10.42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8cm" svg:y="10.82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8cm" svg:y="11.223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.018cm" svg:y="12.34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8cm" svg:y="12.74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8cm" svg:y="13.13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8cm" svg:y="13.53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8cm" svg:y="13.93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8cm" svg:y="14.33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8cm" svg:y="14.73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8cm" svg:y="15.13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8cm" svg:y="15.53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8cm" svg:y="15.93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8cm" svg:y="16.333cm">
          <draw:text-box>
            <text:p text:style-name="P1"><text:span text:style-name="T5">13:00</text:span></text:p>
          </draw:text-box>
        </draw:frame>
        <draw:custom-shape draw:style-name="gr19" draw:text-style-name="P9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" draw:layer="layout" svg:width="2.415cm" svg:height="0.398cm" svg:x="14.284cm" svg:y="20.7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8" draw:text-style-name="P2" draw:layer="layout" svg:width="2.415cm" svg:height="0.398cm" svg:x="14.285cm" svg:y="20.7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15.964cm" svg:y1="17.261cm" svg:x2="23.46cm" svg:y2="17.261cm">
          <text:p/>
        </draw:line>
        <draw:line draw:style-name="gr6" draw:text-style-name="P7" draw:layer="layout" svg:x1="14cm" svg:y1="17.661cm" svg:x2="23.46cm" svg:y2="17.661cm">
          <text:p/>
        </draw:line>
        <draw:line draw:style-name="gr6" draw:text-style-name="P7" draw:layer="layout" svg:x1="14cm" svg:y1="18.059cm" svg:x2="23.46cm" svg:y2="18.059cm">
          <text:p/>
        </draw:line>
        <draw:line draw:style-name="gr6" draw:text-style-name="P7" draw:layer="layout" svg:x1="14cm" svg:y1="18.459cm" svg:x2="23.46cm" svg:y2="18.459cm">
          <text:p/>
        </draw:line>
        <draw:line draw:style-name="gr6" draw:text-style-name="P7" draw:layer="layout" svg:x1="14cm" svg:y1="18.859cm" svg:x2="23.46cm" svg:y2="18.859cm">
          <text:p/>
        </draw:line>
        <draw:line draw:style-name="gr6" draw:text-style-name="P7" draw:layer="layout" svg:x1="14cm" svg:y1="19.258cm" svg:x2="23.46cm" svg:y2="19.258cm">
          <text:p/>
        </draw:line>
        <draw:line draw:style-name="gr6" draw:text-style-name="P7" draw:layer="layout" svg:x1="14cm" svg:y1="19.657cm" svg:x2="23.46cm" svg:y2="19.657cm">
          <text:p/>
        </draw:line>
        <draw:line draw:style-name="gr6" draw:text-style-name="P7" draw:layer="layout" svg:x1="14cm" svg:y1="20.056cm" svg:x2="23.46cm" svg:y2="20.056cm">
          <text:p/>
        </draw:line>
        <draw:line draw:style-name="gr6" draw:text-style-name="P7" draw:layer="layout" svg:x1="14cm" svg:y1="20.455cm" svg:x2="23.46cm" svg:y2="20.455cm">
          <text:p/>
        </draw:line>
        <draw:frame draw:style-name="gr29" draw:text-style-name="P2" draw:layer="layout" svg:width="2.782cm" svg:height="0.398cm" svg:x="15.046cm" svg:y="1.3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1.963cm" svg:x2="27.256cm" svg:y2="1.963cm">
          <text:p/>
        </draw:line>
        <draw:frame draw:style-name="gr29" draw:text-style-name="P2" draw:layer="layout" svg:width="2.782cm" svg:height="0.398cm" svg:x="15.047cm" svg:y="1.3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1.409cm">
          <draw:text-box>
            <text:p text:style-name="P1"><text:span text:style-name="T2">J</text:span><text:span text:style-name="T2">u</text:span><text:span text:style-name="T2">e</text:span><text:span text:style-name="T2">v</text:span><text:span text:style-name="T2">es</text:span></text:p>
          </draw:text-box>
        </draw:frame>
        <draw:frame draw:style-name="gr31" draw:text-style-name="P5" draw:layer="layout" svg:width="0.557cm" svg:height="0.687cm" svg:x="14.615cm" svg:y="1.412cm">
          <draw:text-box>
            <text:p text:style-name="P1"><text:span text:style-name="T3">4</text:span></text:p>
          </draw:text-box>
        </draw:frame>
        <draw:frame draw:style-name="gr32" draw:text-style-name="P15" draw:layer="layout" svg:width="1.543cm" svg:height="1.729cm" svg:x="25.56cm" svg:y="0.699cm">
          <draw:text-box>
            <text:p text:style-name="P14"><text:span text:style-name="T4">2</text:span><text:span text:style-name="T4">0</text:span><text:span text:style-name="T4">2</text:span><text:span text:style-name="T4">1</text:span></text:p>
          </draw:text-box>
        </draw:frame>
        <draw:frame draw:style-name="gr29" draw:text-style-name="P2" draw:layer="layout" svg:width="2.782cm" svg:height="0.398cm" svg:x="15.046cm" svg:y="6.3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9" draw:text-style-name="P2" draw:layer="layout" svg:width="2.782cm" svg:height="0.398cm" svg:x="15.047cm" svg:y="6.375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1.06cm" svg:y1="2.362cm" svg:x2="27.24cm" svg:y2="2.362cm">
          <text:p/>
        </draw:line>
        <draw:line draw:style-name="gr6" draw:text-style-name="P7" draw:layer="layout" svg:x1="21.06cm" svg:y1="2.761cm" svg:x2="27.241cm" svg:y2="2.761cm">
          <text:p/>
        </draw:line>
        <draw:line draw:style-name="gr6" draw:text-style-name="P7" draw:layer="layout" svg:x1="21.06cm" svg:y1="3.161cm" svg:x2="27.241cm" svg:y2="3.161cm">
          <text:p/>
        </draw:line>
        <draw:line draw:style-name="gr6" draw:text-style-name="P7" draw:layer="layout" svg:x1="21.06cm" svg:y1="3.559cm" svg:x2="27.241cm" svg:y2="3.559cm">
          <text:p/>
        </draw:line>
        <draw:line draw:style-name="gr6" draw:text-style-name="P7" draw:layer="layout" svg:x1="21.06cm" svg:y1="3.959cm" svg:x2="27.241cm" svg:y2="3.959cm">
          <text:p/>
        </draw:line>
        <draw:line draw:style-name="gr6" draw:text-style-name="P7" draw:layer="layout" svg:x1="21.06cm" svg:y1="4.359cm" svg:x2="27.241cm" svg:y2="4.359cm">
          <text:p/>
        </draw:line>
        <draw:line draw:style-name="gr6" draw:text-style-name="P7" draw:layer="layout" svg:x1="21.06cm" svg:y1="4.758cm" svg:x2="27.241cm" svg:y2="4.758cm">
          <text:p/>
        </draw:line>
        <draw:line draw:style-name="gr6" draw:text-style-name="P7" draw:layer="layout" svg:x1="21.06cm" svg:y1="5.157cm" svg:x2="27.241cm" svg:y2="5.157cm">
          <text:p/>
        </draw:line>
        <draw:line draw:style-name="gr6" draw:text-style-name="P7" draw:layer="layout" svg:x1="21.06cm" svg:y1="5.556cm" svg:x2="27.241cm" svg:y2="5.556cm">
          <text:p/>
        </draw:line>
        <draw:line draw:style-name="gr6" draw:text-style-name="P7" draw:layer="layout" svg:x1="21.06cm" svg:y1="5.955cm" svg:x2="27.241cm" svg:y2="5.955cm">
          <text:p/>
        </draw:line>
        <draw:line draw:style-name="gr6" draw:text-style-name="P7" draw:layer="layout" svg:x1="21.06cm" svg:y1="6.355cm" svg:x2="27.241cm" svg:y2="6.355cm">
          <text:p/>
        </draw:line>
        <draw:line draw:style-name="gr6" draw:text-style-name="P7" draw:layer="layout" svg:x1="14.66cm" svg:y1="2.363cm" svg:x2="20.84cm" svg:y2="2.363cm">
          <text:p/>
        </draw:line>
        <draw:line draw:style-name="gr6" draw:text-style-name="P7" draw:layer="layout" svg:x1="14.66cm" svg:y1="2.762cm" svg:x2="20.841cm" svg:y2="2.762cm">
          <text:p/>
        </draw:line>
        <draw:line draw:style-name="gr6" draw:text-style-name="P7" draw:layer="layout" svg:x1="14.66cm" svg:y1="3.162cm" svg:x2="20.841cm" svg:y2="3.162cm">
          <text:p/>
        </draw:line>
        <draw:line draw:style-name="gr6" draw:text-style-name="P7" draw:layer="layout" svg:x1="14.66cm" svg:y1="3.56cm" svg:x2="20.841cm" svg:y2="3.56cm">
          <text:p/>
        </draw:line>
        <draw:line draw:style-name="gr6" draw:text-style-name="P7" draw:layer="layout" svg:x1="14.66cm" svg:y1="3.96cm" svg:x2="20.841cm" svg:y2="3.96cm">
          <text:p/>
        </draw:line>
        <draw:line draw:style-name="gr6" draw:text-style-name="P7" draw:layer="layout" svg:x1="14.66cm" svg:y1="4.36cm" svg:x2="20.841cm" svg:y2="4.36cm">
          <text:p/>
        </draw:line>
        <draw:line draw:style-name="gr6" draw:text-style-name="P7" draw:layer="layout" svg:x1="14.66cm" svg:y1="4.759cm" svg:x2="20.841cm" svg:y2="4.759cm">
          <text:p/>
        </draw:line>
        <draw:line draw:style-name="gr6" draw:text-style-name="P7" draw:layer="layout" svg:x1="14.66cm" svg:y1="5.158cm" svg:x2="20.841cm" svg:y2="5.158cm">
          <text:p/>
        </draw:line>
        <draw:line draw:style-name="gr6" draw:text-style-name="P7" draw:layer="layout" svg:x1="14.66cm" svg:y1="5.557cm" svg:x2="20.841cm" svg:y2="5.557cm">
          <text:p/>
        </draw:line>
        <draw:line draw:style-name="gr6" draw:text-style-name="P7" draw:layer="layout" svg:x1="14.66cm" svg:y1="5.956cm" svg:x2="20.841cm" svg:y2="5.956cm">
          <text:p/>
        </draw:line>
        <draw:line draw:style-name="gr6" draw:text-style-name="P7" draw:layer="layout" svg:x1="14.66cm" svg:y1="6.356cm" svg:x2="20.841cm" svg:y2="6.356cm">
          <text:p/>
        </draw:line>
        <draw:frame draw:style-name="gr29" draw:text-style-name="P2" draw:layer="layout" svg:width="2.782cm" svg:height="0.398cm" svg:x="15.046cm" svg:y="6.4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7.063cm" svg:x2="27.256cm" svg:y2="7.063cm">
          <text:p/>
        </draw:line>
        <draw:frame draw:style-name="gr29" draw:text-style-name="P2" draw:layer="layout" svg:width="2.782cm" svg:height="0.398cm" svg:x="15.047cm" svg:y="6.4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6.509cm">
          <draw:text-box>
            <text:p text:style-name="P1"><text:span text:style-name="T2">Vi</text:span><text:span text:style-name="T2">er</text:span><text:span text:style-name="T2">n</text:span><text:span text:style-name="T2">es</text:span></text:p>
          </draw:text-box>
        </draw:frame>
        <draw:frame draw:style-name="gr31" draw:text-style-name="P16" draw:layer="layout" svg:width="0.557cm" svg:height="0.687cm" svg:x="14.615cm" svg:y="6.512cm">
          <draw:text-box>
            <text:p text:style-name="P1"><text:span text:style-name="T3">5</text:span></text:p>
          </draw:text-box>
        </draw:frame>
        <draw:frame draw:style-name="gr29" draw:text-style-name="P2" draw:layer="layout" svg:width="2.782cm" svg:height="0.398cm" svg:x="15.046cm" svg:y="11.5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9" draw:text-style-name="P2" draw:layer="layout" svg:width="2.782cm" svg:height="0.398cm" svg:x="15.047cm" svg:y="11.575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1.06cm" svg:y1="7.462cm" svg:x2="27.24cm" svg:y2="7.462cm">
          <text:p/>
        </draw:line>
        <draw:line draw:style-name="gr6" draw:text-style-name="P7" draw:layer="layout" svg:x1="21.06cm" svg:y1="7.861cm" svg:x2="27.241cm" svg:y2="7.861cm">
          <text:p/>
        </draw:line>
        <draw:line draw:style-name="gr6" draw:text-style-name="P7" draw:layer="layout" svg:x1="21.06cm" svg:y1="8.261cm" svg:x2="27.241cm" svg:y2="8.261cm">
          <text:p/>
        </draw:line>
        <draw:line draw:style-name="gr6" draw:text-style-name="P7" draw:layer="layout" svg:x1="21.06cm" svg:y1="8.659cm" svg:x2="27.241cm" svg:y2="8.659cm">
          <text:p/>
        </draw:line>
        <draw:line draw:style-name="gr6" draw:text-style-name="P7" draw:layer="layout" svg:x1="21.06cm" svg:y1="9.059cm" svg:x2="27.241cm" svg:y2="9.059cm">
          <text:p/>
        </draw:line>
        <draw:line draw:style-name="gr6" draw:text-style-name="P7" draw:layer="layout" svg:x1="21.06cm" svg:y1="9.459cm" svg:x2="27.241cm" svg:y2="9.459cm">
          <text:p/>
        </draw:line>
        <draw:line draw:style-name="gr6" draw:text-style-name="P7" draw:layer="layout" svg:x1="21.06cm" svg:y1="9.858cm" svg:x2="27.241cm" svg:y2="9.858cm">
          <text:p/>
        </draw:line>
        <draw:line draw:style-name="gr6" draw:text-style-name="P7" draw:layer="layout" svg:x1="21.06cm" svg:y1="10.257cm" svg:x2="27.241cm" svg:y2="10.257cm">
          <text:p/>
        </draw:line>
        <draw:line draw:style-name="gr6" draw:text-style-name="P7" draw:layer="layout" svg:x1="21.06cm" svg:y1="10.656cm" svg:x2="27.241cm" svg:y2="10.656cm">
          <text:p/>
        </draw:line>
        <draw:line draw:style-name="gr6" draw:text-style-name="P7" draw:layer="layout" svg:x1="21.06cm" svg:y1="11.055cm" svg:x2="27.241cm" svg:y2="11.055cm">
          <text:p/>
        </draw:line>
        <draw:line draw:style-name="gr6" draw:text-style-name="P7" draw:layer="layout" svg:x1="21.06cm" svg:y1="11.455cm" svg:x2="27.241cm" svg:y2="11.455cm">
          <text:p/>
        </draw:line>
        <draw:line draw:style-name="gr6" draw:text-style-name="P17" draw:layer="layout" svg:x1="14.66cm" svg:y1="7.463cm" svg:x2="20.84cm" svg:y2="7.463cm">
          <text:p/>
        </draw:line>
        <draw:line draw:style-name="gr6" draw:text-style-name="P17" draw:layer="layout" svg:x1="14.66cm" svg:y1="7.862cm" svg:x2="20.841cm" svg:y2="7.862cm">
          <text:p/>
        </draw:line>
        <draw:line draw:style-name="gr6" draw:text-style-name="P17" draw:layer="layout" svg:x1="14.66cm" svg:y1="8.262cm" svg:x2="20.841cm" svg:y2="8.262cm">
          <text:p/>
        </draw:line>
        <draw:line draw:style-name="gr6" draw:text-style-name="P17" draw:layer="layout" svg:x1="14.66cm" svg:y1="8.66cm" svg:x2="20.841cm" svg:y2="8.66cm">
          <text:p/>
        </draw:line>
        <draw:line draw:style-name="gr6" draw:text-style-name="P17" draw:layer="layout" svg:x1="14.66cm" svg:y1="9.06cm" svg:x2="20.841cm" svg:y2="9.06cm">
          <text:p/>
        </draw:line>
        <draw:line draw:style-name="gr6" draw:text-style-name="P17" draw:layer="layout" svg:x1="14.66cm" svg:y1="9.46cm" svg:x2="20.841cm" svg:y2="9.46cm">
          <text:p/>
        </draw:line>
        <draw:line draw:style-name="gr6" draw:text-style-name="P17" draw:layer="layout" svg:x1="14.66cm" svg:y1="9.859cm" svg:x2="20.841cm" svg:y2="9.859cm">
          <text:p/>
        </draw:line>
        <draw:line draw:style-name="gr6" draw:text-style-name="P17" draw:layer="layout" svg:x1="14.66cm" svg:y1="10.258cm" svg:x2="20.841cm" svg:y2="10.258cm">
          <text:p/>
        </draw:line>
        <draw:line draw:style-name="gr6" draw:text-style-name="P17" draw:layer="layout" svg:x1="14.66cm" svg:y1="10.657cm" svg:x2="20.841cm" svg:y2="10.657cm">
          <text:p/>
        </draw:line>
        <draw:line draw:style-name="gr6" draw:text-style-name="P17" draw:layer="layout" svg:x1="14.66cm" svg:y1="11.056cm" svg:x2="20.841cm" svg:y2="11.056cm">
          <text:p/>
        </draw:line>
        <draw:line draw:style-name="gr6" draw:text-style-name="P17" draw:layer="layout" svg:x1="14.66cm" svg:y1="11.456cm" svg:x2="20.841cm" svg:y2="11.456cm">
          <text:p/>
        </draw:line>
        <draw:frame draw:style-name="gr29" draw:text-style-name="P2" draw:layer="layout" svg:width="2.782cm" svg:height="0.398cm" svg:x="15.046cm" svg:y="11.5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12.163cm" svg:x2="27.256cm" svg:y2="12.163cm">
          <text:p/>
        </draw:line>
        <draw:frame draw:style-name="gr29" draw:text-style-name="P2" draw:layer="layout" svg:width="2.782cm" svg:height="0.398cm" svg:x="15.047cm" svg:y="11.5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11.609cm">
          <draw:text-box>
            <text:p text:style-name="P1"><text:span text:style-name="T2">S</text:span><text:span text:style-name="T2">á</text:span><text:span text:style-name="T2">b</text:span><text:span text:style-name="T2">a</text:span><text:span text:style-name="T2">d</text:span><text:span text:style-name="T2">o</text:span></text:p>
          </draw:text-box>
        </draw:frame>
        <draw:frame draw:style-name="gr33" draw:text-style-name="P5" draw:layer="layout" svg:width="0.518cm" svg:height="0.687cm" svg:x="14.615cm" svg:y="11.612cm">
          <draw:text-box>
            <text:p text:style-name="P1"><text:span text:style-name="T3">6</text:span></text:p>
          </draw:text-box>
        </draw:frame>
        <draw:line draw:style-name="gr6" draw:text-style-name="P7" draw:layer="layout" svg:x1="21.06cm" svg:y1="12.562cm" svg:x2="27.24cm" svg:y2="12.562cm">
          <text:p/>
        </draw:line>
        <draw:line draw:style-name="gr6" draw:text-style-name="P7" draw:layer="layout" svg:x1="21.06cm" svg:y1="12.961cm" svg:x2="27.241cm" svg:y2="12.961cm">
          <text:p/>
        </draw:line>
        <draw:line draw:style-name="gr6" draw:text-style-name="P7" draw:layer="layout" svg:x1="21.06cm" svg:y1="13.361cm" svg:x2="27.241cm" svg:y2="13.361cm">
          <text:p/>
        </draw:line>
        <draw:line draw:style-name="gr6" draw:text-style-name="P7" draw:layer="layout" svg:x1="21.06cm" svg:y1="13.759cm" svg:x2="27.241cm" svg:y2="13.759cm">
          <text:p/>
        </draw:line>
        <draw:line draw:style-name="gr6" draw:text-style-name="P7" draw:layer="layout" svg:x1="21.06cm" svg:y1="14.159cm" svg:x2="27.241cm" svg:y2="14.159cm">
          <text:p/>
        </draw:line>
        <draw:line draw:style-name="gr6" draw:text-style-name="P7" draw:layer="layout" svg:x1="21.06cm" svg:y1="14.559cm" svg:x2="27.241cm" svg:y2="14.559cm">
          <text:p/>
        </draw:line>
        <draw:line draw:style-name="gr6" draw:text-style-name="P7" draw:layer="layout" svg:x1="21.06cm" svg:y1="14.958cm" svg:x2="27.241cm" svg:y2="14.958cm">
          <text:p/>
        </draw:line>
        <draw:line draw:style-name="gr6" draw:text-style-name="P7" draw:layer="layout" svg:x1="21.06cm" svg:y1="15.357cm" svg:x2="27.241cm" svg:y2="15.357cm">
          <text:p/>
        </draw:line>
        <draw:line draw:style-name="gr6" draw:text-style-name="P7" draw:layer="layout" svg:x1="21.06cm" svg:y1="15.756cm" svg:x2="27.241cm" svg:y2="15.756cm">
          <text:p/>
        </draw:line>
        <draw:line draw:style-name="gr6" draw:text-style-name="P7" draw:layer="layout" svg:x1="21.06cm" svg:y1="16.155cm" svg:x2="27.241cm" svg:y2="16.155cm">
          <text:p/>
        </draw:line>
        <draw:line draw:style-name="gr6" draw:text-style-name="P18" draw:layer="layout" svg:x1="14.66cm" svg:y1="12.563cm" svg:x2="20.84cm" svg:y2="12.563cm">
          <text:p/>
        </draw:line>
        <draw:line draw:style-name="gr6" draw:text-style-name="P18" draw:layer="layout" svg:x1="14.66cm" svg:y1="12.962cm" svg:x2="20.841cm" svg:y2="12.962cm">
          <text:p/>
        </draw:line>
        <draw:line draw:style-name="gr6" draw:text-style-name="P18" draw:layer="layout" svg:x1="14.66cm" svg:y1="13.362cm" svg:x2="20.841cm" svg:y2="13.362cm">
          <text:p/>
        </draw:line>
        <draw:line draw:style-name="gr6" draw:text-style-name="P18" draw:layer="layout" svg:x1="14.66cm" svg:y1="13.76cm" svg:x2="20.841cm" svg:y2="13.76cm">
          <text:p/>
        </draw:line>
        <draw:line draw:style-name="gr6" draw:text-style-name="P18" draw:layer="layout" svg:x1="14.66cm" svg:y1="14.16cm" svg:x2="20.841cm" svg:y2="14.16cm">
          <text:p/>
        </draw:line>
        <draw:line draw:style-name="gr6" draw:text-style-name="P18" draw:layer="layout" svg:x1="14.66cm" svg:y1="14.56cm" svg:x2="20.841cm" svg:y2="14.56cm">
          <text:p/>
        </draw:line>
        <draw:line draw:style-name="gr6" draw:text-style-name="P18" draw:layer="layout" svg:x1="14.66cm" svg:y1="14.959cm" svg:x2="20.841cm" svg:y2="14.959cm">
          <text:p/>
        </draw:line>
        <draw:line draw:style-name="gr6" draw:text-style-name="P18" draw:layer="layout" svg:x1="14.66cm" svg:y1="15.358cm" svg:x2="20.841cm" svg:y2="15.358cm">
          <text:p/>
        </draw:line>
        <draw:line draw:style-name="gr6" draw:text-style-name="P18" draw:layer="layout" svg:x1="14.66cm" svg:y1="15.757cm" svg:x2="20.841cm" svg:y2="15.757cm">
          <text:p/>
        </draw:line>
        <draw:line draw:style-name="gr6" draw:text-style-name="P18" draw:layer="layout" svg:x1="14.66cm" svg:y1="16.156cm" svg:x2="20.841cm" svg:y2="16.156cm">
          <text:p/>
        </draw:line>
        <draw:frame draw:style-name="gr34" draw:text-style-name="P4" draw:layer="layout" svg:width="1.836cm" svg:height="0.533cm" svg:x="22.043cm" svg:y="11.61cm">
          <draw:text-box>
            <text:p text:style-name="P1"><text:span text:style-name="T2">D</text:span><text:span text:style-name="T2">o</text:span><text:span text:style-name="T2">m</text:span><text:span text:style-name="T2">in</text:span><text:span text:style-name="T2">g</text:span><text:span text:style-name="T2">o</text:span></text:p>
          </draw:text-box>
        </draw:frame>
        <draw:frame draw:style-name="gr4" draw:text-style-name="P5" draw:layer="layout" svg:width="0.552cm" svg:height="0.687cm" svg:x="21.092cm" svg:y="11.613cm">
          <draw:text-box>
            <text:p text:style-name="P1"><text:span text:style-name="T3">7</text:span></text:p>
          </draw:text-box>
        </draw:frame>
        <draw:frame draw:style-name="gr20" draw:text-style-name="P10" draw:layer="layout" svg:width="1.211cm" svg:height="0.517cm" svg:x="14.667cm" svg:y="17.006cm">
          <draw:text-box>
            <text:p text:style-name="P1"><text:span text:style-name="T6">N</text:span><text:span text:style-name="T6">ot</text:span><text:span text:style-name="T6">as</text:span></text:p>
          </draw:text-box>
        </draw:frame>
        <draw:line draw:style-name="gr6" draw:text-style-name="P18" draw:layer="layout" svg:x1="14.661cm" svg:y1="16.552cm" svg:x2="20.842cm" svg:y2="16.552cm">
          <text:p/>
        </draw:line>
        <draw:line draw:style-name="gr6" draw:text-style-name="P7" draw:layer="layout" svg:x1="21.061cm" svg:y1="16.552cm" svg:x2="27.242cm" svg:y2="16.552cm">
          <text:p/>
        </draw:line>
        <draw:frame draw:style-name="gr7" draw:text-style-name="P8" draw:layer="layout" svg:width="0.855cm" svg:height="0.408cm" svg:x="14.71cm" svg:y="2.13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cm" svg:y="2.533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4.71cm" svg:y="2.932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4.71cm" svg:y="3.332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4.71cm" svg:y="3.73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4.71cm" svg:y="4.13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4.71cm" svg:y="4.529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4.71cm" svg:y="4.928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4.71cm" svg:y="5.327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4.71cm" svg:y="5.727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4.71cm" svg:y="6.126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4.711cm" svg:y="7.232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1cm" svg:y="7.632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4.711cm" svg:y="8.031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4.711cm" svg:y="8.431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4.711cm" svg:y="8.829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4.711cm" svg:y="9.229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4.711cm" svg:y="9.628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4.711cm" svg:y="10.027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4.711cm" svg:y="10.426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4.711cm" svg:y="10.826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4.711cm" svg:y="11.225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4.711cm" svg:y="12.342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1cm" svg:y="12.742cm">
          <draw:text-box>
            <text:p text:style-name="P1"><text:span text:style-name="T5">9:00 <text:s/></text:span><text:span text:style-name="T5"><text:s/></text:span></text:p>
          </draw:text-box>
        </draw:frame>
        <draw:frame draw:style-name="gr9" draw:text-style-name="P8" draw:layer="layout" svg:width="0.624cm" svg:height="0.408cm" svg:x="14.711cm" svg:y="13.141cm">
          <draw:text-box>
            <text:p text:style-name="P1"><text:span text:style-name="T5">10:00</text:span></text:p>
          </draw:text-box>
        </draw:frame>
        <draw:frame draw:style-name="gr10" draw:text-style-name="P8" draw:layer="layout" svg:width="0.733cm" svg:height="0.408cm" svg:x="14.711cm" svg:y="13.541cm">
          <draw:text-box>
            <text:p text:style-name="P1"><text:span text:style-name="T5">11:00</text:span></text:p>
          </draw:text-box>
        </draw:frame>
        <draw:frame draw:style-name="gr11" draw:text-style-name="P8" draw:layer="layout" svg:width="0.717cm" svg:height="0.408cm" svg:x="14.711cm" svg:y="13.939cm">
          <draw:text-box>
            <text:p text:style-name="P1"><text:span text:style-name="T5">12:00</text:span></text:p>
          </draw:text-box>
        </draw:frame>
        <draw:frame draw:style-name="gr12" draw:text-style-name="P8" draw:layer="layout" svg:width="0.648cm" svg:height="0.409cm" svg:x="14.711cm" svg:y="14.339cm">
          <draw:text-box>
            <text:p text:style-name="P1"><text:span text:style-name="T5">13:00</text:span></text:p>
          </draw:text-box>
        </draw:frame>
        <draw:frame draw:style-name="gr13" draw:text-style-name="P8" draw:layer="layout" svg:width="0.632cm" svg:height="0.408cm" svg:x="14.711cm" svg:y="14.738cm">
          <draw:text-box>
            <text:p text:style-name="P1"><text:span text:style-name="T5">14:00</text:span></text:p>
          </draw:text-box>
        </draw:frame>
        <draw:frame draw:style-name="gr14" draw:text-style-name="P8" draw:layer="layout" svg:width="0.726cm" svg:height="0.408cm" svg:x="14.711cm" svg:y="15.137cm">
          <draw:text-box>
            <text:p text:style-name="P1"><text:span text:style-name="T5">15:00</text:span></text:p>
          </draw:text-box>
        </draw:frame>
        <draw:frame draw:style-name="gr15" draw:text-style-name="P8" draw:layer="layout" svg:width="0.709cm" svg:height="0.409cm" svg:x="14.711cm" svg:y="15.536cm">
          <draw:text-box>
            <text:p text:style-name="P1"><text:span text:style-name="T5">16:00</text:span></text:p>
          </draw:text-box>
        </draw:frame>
        <draw:frame draw:style-name="gr11" draw:text-style-name="P8" draw:layer="layout" svg:width="0.717cm" svg:height="0.408cm" svg:x="14.711cm" svg:y="15.936cm">
          <draw:text-box>
            <text:p text:style-name="P1"><text:span text:style-name="T5">17:00</text:span></text:p>
          </draw:text-box>
        </draw:frame>
        <draw:frame draw:style-name="gr16" draw:text-style-name="P8" draw:layer="layout" svg:width="0.701cm" svg:height="0.408cm" svg:x="14.711cm" svg:y="16.335cm">
          <draw:text-box>
            <text:p text:style-name="P1"><text:span text:style-name="T5">18:00</text:span></text:p>
          </draw:text-box>
        </draw:frame>
        <draw:frame draw:style-name="gr7" draw:text-style-name="P8" draw:layer="layout" svg:width="0.855cm" svg:height="0.408cm" svg:x="21.11cm" svg:y="7.232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21.11cm" svg:y="7.632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21.11cm" svg:y="8.031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21.11cm" svg:y="8.431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21.11cm" svg:y="8.829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21.11cm" svg:y="9.229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21.11cm" svg:y="9.628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21.11cm" svg:y="10.027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21.11cm" svg:y="10.426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21.11cm" svg:y="10.826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21.11cm" svg:y="11.225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21.11cm" svg:y="2.132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21.11cm" svg:y="2.532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21.11cm" svg:y="2.931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21.11cm" svg:y="3.331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21.11cm" svg:y="3.729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21.11cm" svg:y="4.129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21.11cm" svg:y="4.528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21.11cm" svg:y="4.927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21.11cm" svg:y="5.326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21.11cm" svg:y="5.726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21.11cm" svg:y="6.125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21.11cm" svg:y="12.34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21.11cm" svg:y="12.743cm">
          <draw:text-box>
            <text:p text:style-name="P1"><text:span text:style-name="T5">9:00 <text:s/></text:span><text:span text:style-name="T5"><text:s/></text:span></text:p>
          </draw:text-box>
        </draw:frame>
        <draw:frame draw:style-name="gr9" draw:text-style-name="P8" draw:layer="layout" svg:width="0.624cm" svg:height="0.408cm" svg:x="21.11cm" svg:y="13.142cm">
          <draw:text-box>
            <text:p text:style-name="P1"><text:span text:style-name="T5">10:00</text:span></text:p>
          </draw:text-box>
        </draw:frame>
        <draw:frame draw:style-name="gr10" draw:text-style-name="P8" draw:layer="layout" svg:width="0.733cm" svg:height="0.408cm" svg:x="21.11cm" svg:y="13.542cm">
          <draw:text-box>
            <text:p text:style-name="P1"><text:span text:style-name="T5">11:00</text:span></text:p>
          </draw:text-box>
        </draw:frame>
        <draw:frame draw:style-name="gr11" draw:text-style-name="P8" draw:layer="layout" svg:width="0.717cm" svg:height="0.408cm" svg:x="21.11cm" svg:y="13.94cm">
          <draw:text-box>
            <text:p text:style-name="P1"><text:span text:style-name="T5">12:00</text:span></text:p>
          </draw:text-box>
        </draw:frame>
        <draw:frame draw:style-name="gr12" draw:text-style-name="P8" draw:layer="layout" svg:width="0.648cm" svg:height="0.409cm" svg:x="21.11cm" svg:y="14.34cm">
          <draw:text-box>
            <text:p text:style-name="P1"><text:span text:style-name="T5">13:00</text:span></text:p>
          </draw:text-box>
        </draw:frame>
        <draw:frame draw:style-name="gr13" draw:text-style-name="P8" draw:layer="layout" svg:width="0.632cm" svg:height="0.408cm" svg:x="21.11cm" svg:y="14.739cm">
          <draw:text-box>
            <text:p text:style-name="P1"><text:span text:style-name="T5">14:00</text:span></text:p>
          </draw:text-box>
        </draw:frame>
        <draw:frame draw:style-name="gr14" draw:text-style-name="P8" draw:layer="layout" svg:width="0.726cm" svg:height="0.408cm" svg:x="21.11cm" svg:y="15.138cm">
          <draw:text-box>
            <text:p text:style-name="P1"><text:span text:style-name="T5">15:00</text:span></text:p>
          </draw:text-box>
        </draw:frame>
        <draw:frame draw:style-name="gr15" draw:text-style-name="P8" draw:layer="layout" svg:width="0.709cm" svg:height="0.409cm" svg:x="21.11cm" svg:y="15.537cm">
          <draw:text-box>
            <text:p text:style-name="P1"><text:span text:style-name="T5">16:00</text:span></text:p>
          </draw:text-box>
        </draw:frame>
        <draw:frame draw:style-name="gr11" draw:text-style-name="P8" draw:layer="layout" svg:width="0.717cm" svg:height="0.408cm" svg:x="21.11cm" svg:y="15.937cm">
          <draw:text-box>
            <text:p text:style-name="P1"><text:span text:style-name="T5">17:00</text:span></text:p>
          </draw:text-box>
        </draw:frame>
        <draw:frame draw:style-name="gr16" draw:text-style-name="P8" draw:layer="layout" svg:width="0.701cm" svg:height="0.408cm" svg:x="21.11cm" svg:y="16.336cm">
          <draw:text-box>
            <text:p text:style-name="P1"><text:span text:style-name="T5">18:00</text:span></text:p>
          </draw:text-box>
        </draw:frame>
        <draw:frame draw:style-name="gr23" draw:text-style-name="P13" draw:layer="layout" svg:width="0.198cm" svg:height="0.371cm" svg:x="23.787cm" svg:y="17.73cm">
          <draw:text-box>
            <text:p text:style-name="P1"><text:span text:style-name="T8">L</text:span></text:p>
          </draw:text-box>
        </draw:frame>
        <draw:frame draw:style-name="gr23" draw:text-style-name="P13" draw:layer="layout" svg:width="0.198cm" svg:height="0.371cm" svg:x="24.27cm" svg:y="17.73cm">
          <draw:text-box>
            <text:p text:style-name="P1"><text:span text:style-name="T8">M</text:span></text:p>
          </draw:text-box>
        </draw:frame>
        <draw:frame draw:style-name="gr23" draw:text-style-name="P13" draw:layer="layout" svg:width="0.198cm" svg:height="0.371cm" svg:x="24.782cm" svg:y="17.73cm">
          <draw:text-box>
            <text:p text:style-name="P1"><text:span text:style-name="T8">M</text:span></text:p>
          </draw:text-box>
        </draw:frame>
        <draw:frame draw:style-name="gr23" draw:text-style-name="P13" draw:layer="layout" svg:width="0.198cm" svg:height="0.371cm" svg:x="25.33cm" svg:y="17.73cm">
          <draw:text-box>
            <text:p text:style-name="P1"><text:span text:style-name="T8">J</text:span></text:p>
          </draw:text-box>
        </draw:frame>
        <draw:frame draw:style-name="gr23" draw:text-style-name="P13" draw:layer="layout" svg:width="0.198cm" svg:height="0.371cm" svg:x="25.825cm" svg:y="17.73cm">
          <draw:text-box>
            <text:p text:style-name="P1"><text:span text:style-name="T8">V</text:span></text:p>
          </draw:text-box>
        </draw:frame>
        <draw:frame draw:style-name="gr23" draw:text-style-name="P13" draw:layer="layout" svg:width="0.198cm" svg:height="0.371cm" svg:x="26.346cm" svg:y="17.73cm">
          <draw:text-box>
            <text:p text:style-name="P1"><text:span text:style-name="T8">S</text:span></text:p>
          </draw:text-box>
        </draw:frame>
        <draw:frame draw:style-name="gr23" draw:text-style-name="P13" draw:layer="layout" svg:width="0.198cm" svg:height="0.371cm" svg:x="26.847cm" svg:y="17.73cm">
          <draw:text-box>
            <text:p text:style-name="P1"><text:span text:style-name="T8">D</text:span></text:p>
          </draw:text-box>
        </draw:frame>
        <draw:custom-shape draw:style-name="gr24" draw:text-style-name="P9" draw:layer="layout" svg:width="3.293cm" svg:height="0.663cm" svg:x="23.747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0" draw:layer="layout" svg:width="1.475cm" svg:height="0.671cm" svg:x="24.86cm" svg:y="17.006cm">
          <draw:text-box>
            <text:p text:style-name="P1"><text:span text:style-name="T6">M</text:span><text:span text:style-name="T6">ar</text:span><text:span text:style-name="T6">z</text:span><text:span text:style-name="T6">o</text:span></text:p>
          </draw:text-box>
        </draw:frame>
        <draw:line draw:style-name="gr6" draw:text-style-name="P7" draw:layer="layout" svg:x1="23.747cm" svg:y1="18.081cm" svg:x2="27.029cm" svg:y2="18.081cm">
          <text:p/>
        </draw:line>
        <draw:custom-shape draw:style-name="gr22" draw:text-style-name="P12" draw:layer="layout" svg:width="3.461cm" svg:height="0.348cm" svg:x="23.667cm" svg:y="18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13" draw:layer="layout" svg:width="0.198cm" svg:height="0.298cm" svg:x="25.849cm" svg:y="18.377cm">
          <draw:text-box>
            <text:p text:style-name="P1"><text:span text:style-name="T8">5</text:span></text:p>
          </draw:text-box>
        </draw:frame>
        <draw:frame draw:style-name="gr26" draw:text-style-name="P13" draw:layer="layout" svg:width="0.198cm" svg:height="0.298cm" svg:x="26.362cm" svg:y="18.377cm">
          <draw:text-box>
            <text:p text:style-name="P1"><text:span text:style-name="T8">6</text:span></text:p>
          </draw:text-box>
        </draw:frame>
        <draw:frame draw:style-name="gr26" draw:text-style-name="P13" draw:layer="layout" svg:width="0.198cm" svg:height="0.298cm" svg:x="26.883cm" svg:y="18.377cm">
          <draw:text-box>
            <text:p text:style-name="P1"><text:span text:style-name="T8">7</text:span></text:p>
          </draw:text-box>
        </draw:frame>
        <draw:frame draw:style-name="gr26" draw:text-style-name="P13" draw:layer="layout" svg:width="0.198cm" svg:height="0.298cm" svg:x="23.796cm" svg:y="18.893cm">
          <draw:text-box>
            <text:p text:style-name="P1"><text:span text:style-name="T8">8</text:span></text:p>
          </draw:text-box>
        </draw:frame>
        <draw:frame draw:style-name="gr26" draw:text-style-name="P13" draw:layer="layout" svg:width="0.198cm" svg:height="0.298cm" svg:x="24.309cm" svg:y="18.893cm">
          <draw:text-box>
            <text:p text:style-name="P1"><text:span text:style-name="T8">9</text:span></text:p>
          </draw:text-box>
        </draw:frame>
        <draw:frame draw:style-name="gr27" draw:text-style-name="P13" draw:layer="layout" svg:width="0.257cm" svg:height="0.298cm" svg:x="24.786cm" svg:y="18.893cm">
          <draw:text-box>
            <text:p text:style-name="P1"><text:span text:style-name="T8">10</text:span></text:p>
          </draw:text-box>
        </draw:frame>
        <draw:frame draw:style-name="gr27" draw:text-style-name="P13" draw:layer="layout" svg:width="0.257cm" svg:height="0.298cm" svg:x="25.327cm" svg:y="18.893cm">
          <draw:text-box>
            <text:p text:style-name="P1"><text:span text:style-name="T8">11</text:span></text:p>
          </draw:text-box>
        </draw:frame>
        <draw:frame draw:style-name="gr27" draw:text-style-name="P13" draw:layer="layout" svg:width="0.257cm" svg:height="0.298cm" svg:x="25.816cm" svg:y="18.893cm">
          <draw:text-box>
            <text:p text:style-name="P1"><text:span text:style-name="T8">12</text:span></text:p>
          </draw:text-box>
        </draw:frame>
        <draw:frame draw:style-name="gr27" draw:text-style-name="P13" draw:layer="layout" svg:width="0.257cm" svg:height="0.298cm" svg:x="26.332cm" svg:y="18.893cm">
          <draw:text-box>
            <text:p text:style-name="P1"><text:span text:style-name="T8">13</text:span></text:p>
          </draw:text-box>
        </draw:frame>
        <draw:frame draw:style-name="gr27" draw:text-style-name="P13" draw:layer="layout" svg:width="0.257cm" svg:height="0.298cm" svg:x="26.845cm" svg:y="18.893cm">
          <draw:text-box>
            <text:p text:style-name="P1"><text:span text:style-name="T8">14</text:span></text:p>
          </draw:text-box>
        </draw:frame>
        <draw:frame draw:style-name="gr27" draw:text-style-name="P13" draw:layer="layout" svg:width="0.257cm" svg:height="0.298cm" svg:x="23.761cm" svg:y="19.41cm">
          <draw:text-box>
            <text:p text:style-name="P1"><text:span text:style-name="T8">15</text:span></text:p>
          </draw:text-box>
        </draw:frame>
        <draw:frame draw:style-name="gr27" draw:text-style-name="P13" draw:layer="layout" svg:width="0.257cm" svg:height="0.298cm" svg:x="24.275cm" svg:y="19.41cm">
          <draw:text-box>
            <text:p text:style-name="P1"><text:span text:style-name="T8">16</text:span></text:p>
          </draw:text-box>
        </draw:frame>
        <draw:frame draw:style-name="gr27" draw:text-style-name="P13" draw:layer="layout" svg:width="0.257cm" svg:height="0.298cm" svg:x="24.796cm" svg:y="19.41cm">
          <draw:text-box>
            <text:p text:style-name="P1"><text:span text:style-name="T8">17</text:span></text:p>
          </draw:text-box>
        </draw:frame>
        <draw:frame draw:style-name="gr27" draw:text-style-name="P13" draw:layer="layout" svg:width="0.257cm" svg:height="0.298cm" svg:x="25.302cm" svg:y="19.41cm">
          <draw:text-box>
            <text:p text:style-name="P1"><text:span text:style-name="T8">18</text:span></text:p>
          </draw:text-box>
        </draw:frame>
        <draw:frame draw:style-name="gr27" draw:text-style-name="P13" draw:layer="layout" svg:width="0.257cm" svg:height="0.298cm" svg:x="25.815cm" svg:y="19.41cm">
          <draw:text-box>
            <text:p text:style-name="P1"><text:span text:style-name="T8">19</text:span></text:p>
          </draw:text-box>
        </draw:frame>
        <draw:frame draw:style-name="gr27" draw:text-style-name="P13" draw:layer="layout" svg:width="0.257cm" svg:height="0.298cm" svg:x="26.302cm" svg:y="19.41cm">
          <draw:text-box>
            <text:p text:style-name="P1"><text:span text:style-name="T8">20</text:span></text:p>
          </draw:text-box>
        </draw:frame>
        <draw:frame draw:style-name="gr27" draw:text-style-name="P13" draw:layer="layout" svg:width="0.257cm" svg:height="0.298cm" svg:x="26.842cm" svg:y="19.41cm">
          <draw:text-box>
            <text:p text:style-name="P1"><text:span text:style-name="T8">21</text:span></text:p>
          </draw:text-box>
        </draw:frame>
        <draw:frame draw:style-name="gr27" draw:text-style-name="P13" draw:layer="layout" svg:width="0.257cm" svg:height="0.298cm" svg:x="23.737cm" svg:y="19.929cm">
          <draw:text-box>
            <text:p text:style-name="P1"><text:span text:style-name="T8">22</text:span></text:p>
          </draw:text-box>
        </draw:frame>
        <draw:frame draw:style-name="gr27" draw:text-style-name="P13" draw:layer="layout" svg:width="0.257cm" svg:height="0.298cm" svg:x="24.253cm" svg:y="19.929cm">
          <draw:text-box>
            <text:p text:style-name="P1"><text:span text:style-name="T8">23</text:span></text:p>
          </draw:text-box>
        </draw:frame>
        <draw:frame draw:style-name="gr27" draw:text-style-name="P13" draw:layer="layout" svg:width="0.257cm" svg:height="0.298cm" svg:x="24.767cm" svg:y="19.929cm">
          <draw:text-box>
            <text:p text:style-name="P1"><text:span text:style-name="T8">24</text:span></text:p>
          </draw:text-box>
        </draw:frame>
        <draw:frame draw:style-name="gr27" draw:text-style-name="P13" draw:layer="layout" svg:width="0.257cm" svg:height="0.298cm" svg:x="25.277cm" svg:y="19.929cm">
          <draw:text-box>
            <text:p text:style-name="P1"><text:span text:style-name="T8">25</text:span></text:p>
          </draw:text-box>
        </draw:frame>
        <draw:frame draw:style-name="gr27" draw:text-style-name="P13" draw:layer="layout" svg:width="0.257cm" svg:height="0.298cm" svg:x="25.79cm" svg:y="19.929cm">
          <draw:text-box>
            <text:p text:style-name="P1"><text:span text:style-name="T8">26</text:span></text:p>
          </draw:text-box>
        </draw:frame>
        <draw:frame draw:style-name="gr27" draw:text-style-name="P13" draw:layer="layout" svg:width="0.257cm" svg:height="0.298cm" svg:x="26.311cm" svg:y="19.929cm">
          <draw:text-box>
            <text:p text:style-name="P1"><text:span text:style-name="T8">27</text:span></text:p>
          </draw:text-box>
        </draw:frame>
        <draw:frame draw:style-name="gr27" draw:text-style-name="P13" draw:layer="layout" svg:width="0.257cm" svg:height="0.298cm" svg:x="26.819cm" svg:y="19.929cm">
          <draw:text-box>
            <text:p text:style-name="P1"><text:span text:style-name="T8">28</text:span></text:p>
          </draw:text-box>
        </draw:frame>
        <draw:frame draw:style-name="gr26" draw:text-style-name="P13" draw:layer="layout" svg:width="0.198cm" svg:height="0.298cm" svg:x="23.796cm" svg:y="18.382cm">
          <draw:text-box>
            <text:p text:style-name="P1"><text:span text:style-name="T8">1</text:span></text:p>
          </draw:text-box>
        </draw:frame>
        <draw:frame draw:style-name="gr26" draw:text-style-name="P13" draw:layer="layout" svg:width="0.198cm" svg:height="0.298cm" svg:x="24.309cm" svg:y="18.382cm">
          <draw:text-box>
            <text:p text:style-name="P1"><text:span text:style-name="T8">2</text:span></text:p>
          </draw:text-box>
        </draw:frame>
        <draw:frame draw:style-name="gr27" draw:text-style-name="P13" draw:layer="layout" svg:width="0.257cm" svg:height="0.298cm" svg:x="24.786cm" svg:y="18.382cm">
          <draw:text-box>
            <text:p text:style-name="P1"><text:span text:style-name="T8">3</text:span></text:p>
          </draw:text-box>
        </draw:frame>
        <draw:frame draw:style-name="gr27" draw:text-style-name="P13" draw:layer="layout" svg:width="0.257cm" svg:height="0.298cm" svg:x="25.327cm" svg:y="18.382cm">
          <draw:text-box>
            <text:p text:style-name="P1"><text:span text:style-name="T8">4</text:span></text:p>
          </draw:text-box>
        </draw:frame>
        <draw:frame draw:style-name="gr27" draw:text-style-name="P13" draw:layer="layout" svg:width="0.257cm" svg:height="0.298cm" svg:x="23.739cm" svg:y="20.452cm">
          <draw:text-box>
            <text:p text:style-name="P1"><text:span text:style-name="T8">29</text:span></text:p>
          </draw:text-box>
        </draw:frame>
        <draw:frame draw:style-name="gr27" draw:text-style-name="P13" draw:layer="layout" svg:width="0.257cm" svg:height="0.298cm" svg:x="24.255cm" svg:y="20.452cm">
          <draw:text-box>
            <text:p text:style-name="P1"><text:span text:style-name="T8">30</text:span></text:p>
          </draw:text-box>
        </draw:frame>
        <draw:frame draw:style-name="gr27" draw:text-style-name="P13" draw:layer="layout" svg:width="0.257cm" svg:height="0.298cm" svg:x="24.769cm" svg:y="20.452cm">
          <draw:text-box>
            <text:p text:style-name="P1"><text:span text:style-name="T8">31</text:span></text:p>
          </draw:text-box>
        </draw:frame>
      </draw:page>
      <draw:page draw:name="page25" draw:style-name="dp1" draw:master-page-name="master-page34">
        <draw:line draw:style-name="gr6" draw:text-style-name="P7" draw:layer="layout" svg:x1="0.7cm" svg:y1="2.665cm" svg:x2="13.954cm" svg:y2="2.665cm">
          <text:p/>
        </draw:line>
        <draw:line draw:style-name="gr6" draw:text-style-name="P7" draw:layer="layout" svg:x1="0.7cm" svg:y1="3.53cm" svg:x2="13.954cm" svg:y2="3.53cm">
          <text:p/>
        </draw:line>
        <draw:line draw:style-name="gr6" draw:text-style-name="P7" draw:layer="layout" svg:x1="0.7cm" svg:y1="4.397cm" svg:x2="13.954cm" svg:y2="4.397cm">
          <text:p/>
        </draw:line>
        <draw:line draw:style-name="gr6" draw:text-style-name="P7" draw:layer="layout" svg:x1="0.7cm" svg:y1="5.262cm" svg:x2="13.954cm" svg:y2="5.262cm">
          <text:p/>
        </draw:line>
        <draw:line draw:style-name="gr6" draw:text-style-name="P7" draw:layer="layout" svg:x1="0.7cm" svg:y1="6.129cm" svg:x2="13.954cm" svg:y2="6.129cm">
          <text:p/>
        </draw:line>
        <draw:line draw:style-name="gr6" draw:text-style-name="P7" draw:layer="layout" svg:x1="0.7cm" svg:y1="6.996cm" svg:x2="13.954cm" svg:y2="6.996cm">
          <text:p/>
        </draw:line>
        <draw:line draw:style-name="gr6" draw:text-style-name="P7" draw:layer="layout" svg:x1="0.7cm" svg:y1="7.861cm" svg:x2="13.954cm" svg:y2="7.861cm">
          <text:p/>
        </draw:line>
        <draw:line draw:style-name="gr6" draw:text-style-name="P7" draw:layer="layout" svg:x1="0.7cm" svg:y1="8.727cm" svg:x2="13.954cm" svg:y2="8.727cm">
          <text:p/>
        </draw:line>
        <draw:line draw:style-name="gr6" draw:text-style-name="P7" draw:layer="layout" svg:x1="0.7cm" svg:y1="9.593cm" svg:x2="13.954cm" svg:y2="9.593cm">
          <text:p/>
        </draw:line>
        <draw:line draw:style-name="gr6" draw:text-style-name="P7" draw:layer="layout" svg:x1="0.7cm" svg:y1="10.459cm" svg:x2="13.954cm" svg:y2="10.459cm">
          <text:p/>
        </draw:line>
        <draw:line draw:style-name="gr6" draw:text-style-name="P7" draw:layer="layout" svg:x1="0.7cm" svg:y1="11.326cm" svg:x2="13.954cm" svg:y2="11.326cm">
          <text:p/>
        </draw:line>
        <draw:line draw:style-name="gr6" draw:text-style-name="P7" draw:layer="layout" svg:x1="0.7cm" svg:y1="12.191cm" svg:x2="13.954cm" svg:y2="12.191cm">
          <text:p/>
        </draw:line>
        <draw:line draw:style-name="gr6" draw:text-style-name="P7" draw:layer="layout" svg:x1="0.7cm" svg:y1="13.057cm" svg:x2="13.954cm" svg:y2="13.057cm">
          <text:p/>
        </draw:line>
        <draw:line draw:style-name="gr6" draw:text-style-name="P7" draw:layer="layout" svg:x1="0.7cm" svg:y1="13.924cm" svg:x2="13.954cm" svg:y2="13.924cm">
          <text:p/>
        </draw:line>
        <draw:line draw:style-name="gr6" draw:text-style-name="P7" draw:layer="layout" svg:x1="0.7cm" svg:y1="14.786cm" svg:x2="13.954cm" svg:y2="14.786cm">
          <text:p/>
        </draw:line>
        <draw:line draw:style-name="gr6" draw:text-style-name="P7" draw:layer="layout" svg:x1="0.7cm" svg:y1="15.646cm" svg:x2="13.954cm" svg:y2="15.646cm">
          <text:p/>
        </draw:line>
        <draw:line draw:style-name="gr6" draw:text-style-name="P7" draw:layer="layout" svg:x1="0.7cm" svg:y1="16.506cm" svg:x2="13.954cm" svg:y2="16.506cm">
          <text:p/>
        </draw:line>
        <draw:line draw:style-name="gr6" draw:text-style-name="P7" draw:layer="layout" svg:x1="0.7cm" svg:y1="17.366cm" svg:x2="13.954cm" svg:y2="17.366cm">
          <text:p/>
        </draw:line>
        <draw:line draw:style-name="gr6" draw:text-style-name="P7" draw:layer="layout" svg:x1="0.7cm" svg:y1="18.226cm" svg:x2="13.954cm" svg:y2="18.226cm">
          <text:p/>
        </draw:line>
        <draw:line draw:style-name="gr6" draw:text-style-name="P7" draw:layer="layout" svg:x1="0.7cm" svg:y1="19.086cm" svg:x2="13.954cm" svg:y2="19.086cm">
          <text:p/>
        </draw:line>
        <draw:line draw:style-name="gr6" draw:text-style-name="P7" draw:layer="layout" svg:x1="0.7cm" svg:y1="19.946cm" svg:x2="13.954cm" svg:y2="19.946cm">
          <text:p/>
        </draw:line>
        <draw:line draw:style-name="gr6" draw:text-style-name="P7" draw:layer="layout" svg:x1="0.7cm" svg:y1="20.806cm" svg:x2="13.954cm" svg:y2="20.806cm">
          <text:p/>
        </draw:line>
        <draw:line draw:style-name="gr2" draw:text-style-name="P3" draw:layer="layout" svg:x1="0.706cm" svg:y1="1.968cm" svg:x2="13.956cm" svg:y2="1.968cm">
          <text:p/>
        </draw:line>
        <draw:frame draw:style-name="gr5" draw:text-style-name="P6" draw:layer="layout" svg:width="2.917cm" svg:height="0.776cm" svg:x="0.92cm" svg:y="0.704cm">
          <draw:text-box>
            <text:p text:style-name="P42"><text:span text:style-name="T4">M</text:span><text:span text:style-name="T4">A</text:span><text:span text:style-name="T4">Y</text:span><text:span text:style-name="T4">O</text:span></text:p>
          </draw:text-box>
        </draw:frame>
        <draw:frame draw:style-name="gr21" draw:text-style-name="P11" draw:layer="layout" svg:width="2.186cm" svg:height="0.556cm" svg:x="6.9cm" svg:y="1.215cm">
          <draw:text-box>
            <text:p text:style-name="P41"><text:span text:style-name="T7">N</text:span><text:span text:style-name="T7">ot</text:span><text:span text:style-name="T7">a</text:span><text:span text:style-name="T7">s</text:span></text:p>
          </draw:text-box>
        </draw:frame>
        <draw:custom-shape draw:style-name="gr19" draw:text-style-name="P9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" draw:layer="layout" svg:width="2.415cm" svg:height="0.398cm" svg:x="14.284cm" svg:y="20.7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8" draw:text-style-name="P2" draw:layer="layout" svg:width="2.415cm" svg:height="0.398cm" svg:x="14.285cm" svg:y="20.7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15.964cm" svg:y1="17.261cm" svg:x2="23.46cm" svg:y2="17.261cm">
          <text:p/>
        </draw:line>
        <draw:line draw:style-name="gr6" draw:text-style-name="P7" draw:layer="layout" svg:x1="14cm" svg:y1="17.661cm" svg:x2="23.46cm" svg:y2="17.661cm">
          <text:p/>
        </draw:line>
        <draw:line draw:style-name="gr6" draw:text-style-name="P7" draw:layer="layout" svg:x1="14cm" svg:y1="18.059cm" svg:x2="23.46cm" svg:y2="18.059cm">
          <text:p/>
        </draw:line>
        <draw:line draw:style-name="gr6" draw:text-style-name="P7" draw:layer="layout" svg:x1="14cm" svg:y1="18.459cm" svg:x2="23.46cm" svg:y2="18.459cm">
          <text:p/>
        </draw:line>
        <draw:line draw:style-name="gr6" draw:text-style-name="P7" draw:layer="layout" svg:x1="14cm" svg:y1="18.859cm" svg:x2="23.46cm" svg:y2="18.859cm">
          <text:p/>
        </draw:line>
        <draw:line draw:style-name="gr6" draw:text-style-name="P7" draw:layer="layout" svg:x1="14cm" svg:y1="19.258cm" svg:x2="23.46cm" svg:y2="19.258cm">
          <text:p/>
        </draw:line>
        <draw:line draw:style-name="gr6" draw:text-style-name="P7" draw:layer="layout" svg:x1="14cm" svg:y1="19.657cm" svg:x2="23.46cm" svg:y2="19.657cm">
          <text:p/>
        </draw:line>
        <draw:line draw:style-name="gr6" draw:text-style-name="P7" draw:layer="layout" svg:x1="14cm" svg:y1="20.056cm" svg:x2="23.46cm" svg:y2="20.056cm">
          <text:p/>
        </draw:line>
        <draw:line draw:style-name="gr6" draw:text-style-name="P7" draw:layer="layout" svg:x1="14cm" svg:y1="20.455cm" svg:x2="23.46cm" svg:y2="20.455cm">
          <text:p/>
        </draw:line>
        <draw:frame draw:style-name="gr29" draw:text-style-name="P2" draw:layer="layout" svg:width="2.782cm" svg:height="0.398cm" svg:x="15.046cm" svg:y="1.3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1.963cm" svg:x2="27.256cm" svg:y2="1.963cm">
          <text:p/>
        </draw:line>
        <draw:frame draw:style-name="gr29" draw:text-style-name="P2" draw:layer="layout" svg:width="2.782cm" svg:height="0.398cm" svg:x="15.047cm" svg:y="1.3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1.409cm">
          <draw:text-box>
            <text:p text:style-name="P1"><text:span text:style-name="T2">J</text:span><text:span text:style-name="T2">u</text:span><text:span text:style-name="T2">e</text:span><text:span text:style-name="T2">v</text:span><text:span text:style-name="T2">es</text:span></text:p>
          </draw:text-box>
        </draw:frame>
        <draw:frame draw:style-name="gr31" draw:text-style-name="P5" draw:layer="layout" svg:width="0.557cm" svg:height="0.687cm" svg:x="14.615cm" svg:y="1.412cm">
          <draw:text-box>
            <text:p text:style-name="P1"><text:span text:style-name="T3">1</text:span></text:p>
          </draw:text-box>
        </draw:frame>
        <draw:frame draw:style-name="gr32" draw:text-style-name="P15" draw:layer="layout" svg:width="1.543cm" svg:height="1.729cm" svg:x="25.56cm" svg:y="0.699cm">
          <draw:text-box>
            <text:p text:style-name="P14"><text:span text:style-name="T4">2</text:span><text:span text:style-name="T4">0</text:span><text:span text:style-name="T4">2</text:span><text:span text:style-name="T4">1</text:span></text:p>
          </draw:text-box>
        </draw:frame>
        <draw:frame draw:style-name="gr29" draw:text-style-name="P2" draw:layer="layout" svg:width="2.782cm" svg:height="0.398cm" svg:x="15.046cm" svg:y="6.3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9" draw:text-style-name="P2" draw:layer="layout" svg:width="2.782cm" svg:height="0.398cm" svg:x="15.047cm" svg:y="6.375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1.06cm" svg:y1="2.362cm" svg:x2="27.24cm" svg:y2="2.362cm">
          <text:p/>
        </draw:line>
        <draw:line draw:style-name="gr6" draw:text-style-name="P7" draw:layer="layout" svg:x1="21.06cm" svg:y1="2.761cm" svg:x2="27.241cm" svg:y2="2.761cm">
          <text:p/>
        </draw:line>
        <draw:line draw:style-name="gr6" draw:text-style-name="P7" draw:layer="layout" svg:x1="21.06cm" svg:y1="3.161cm" svg:x2="27.241cm" svg:y2="3.161cm">
          <text:p/>
        </draw:line>
        <draw:line draw:style-name="gr6" draw:text-style-name="P7" draw:layer="layout" svg:x1="21.06cm" svg:y1="3.559cm" svg:x2="27.241cm" svg:y2="3.559cm">
          <text:p/>
        </draw:line>
        <draw:line draw:style-name="gr6" draw:text-style-name="P7" draw:layer="layout" svg:x1="21.06cm" svg:y1="3.959cm" svg:x2="27.241cm" svg:y2="3.959cm">
          <text:p/>
        </draw:line>
        <draw:line draw:style-name="gr6" draw:text-style-name="P7" draw:layer="layout" svg:x1="21.06cm" svg:y1="4.359cm" svg:x2="27.241cm" svg:y2="4.359cm">
          <text:p/>
        </draw:line>
        <draw:line draw:style-name="gr6" draw:text-style-name="P7" draw:layer="layout" svg:x1="21.06cm" svg:y1="4.758cm" svg:x2="27.241cm" svg:y2="4.758cm">
          <text:p/>
        </draw:line>
        <draw:line draw:style-name="gr6" draw:text-style-name="P7" draw:layer="layout" svg:x1="21.06cm" svg:y1="5.157cm" svg:x2="27.241cm" svg:y2="5.157cm">
          <text:p/>
        </draw:line>
        <draw:line draw:style-name="gr6" draw:text-style-name="P7" draw:layer="layout" svg:x1="21.06cm" svg:y1="5.556cm" svg:x2="27.241cm" svg:y2="5.556cm">
          <text:p/>
        </draw:line>
        <draw:line draw:style-name="gr6" draw:text-style-name="P7" draw:layer="layout" svg:x1="21.06cm" svg:y1="5.955cm" svg:x2="27.241cm" svg:y2="5.955cm">
          <text:p/>
        </draw:line>
        <draw:line draw:style-name="gr6" draw:text-style-name="P7" draw:layer="layout" svg:x1="21.06cm" svg:y1="6.355cm" svg:x2="27.241cm" svg:y2="6.355cm">
          <text:p/>
        </draw:line>
        <draw:line draw:style-name="gr6" draw:text-style-name="P7" draw:layer="layout" svg:x1="14.66cm" svg:y1="2.363cm" svg:x2="20.84cm" svg:y2="2.363cm">
          <text:p/>
        </draw:line>
        <draw:line draw:style-name="gr6" draw:text-style-name="P7" draw:layer="layout" svg:x1="14.66cm" svg:y1="2.762cm" svg:x2="20.841cm" svg:y2="2.762cm">
          <text:p/>
        </draw:line>
        <draw:line draw:style-name="gr6" draw:text-style-name="P7" draw:layer="layout" svg:x1="14.66cm" svg:y1="3.162cm" svg:x2="20.841cm" svg:y2="3.162cm">
          <text:p/>
        </draw:line>
        <draw:line draw:style-name="gr6" draw:text-style-name="P7" draw:layer="layout" svg:x1="14.66cm" svg:y1="3.56cm" svg:x2="20.841cm" svg:y2="3.56cm">
          <text:p/>
        </draw:line>
        <draw:line draw:style-name="gr6" draw:text-style-name="P7" draw:layer="layout" svg:x1="14.66cm" svg:y1="3.96cm" svg:x2="20.841cm" svg:y2="3.96cm">
          <text:p/>
        </draw:line>
        <draw:line draw:style-name="gr6" draw:text-style-name="P7" draw:layer="layout" svg:x1="14.66cm" svg:y1="4.36cm" svg:x2="20.841cm" svg:y2="4.36cm">
          <text:p/>
        </draw:line>
        <draw:line draw:style-name="gr6" draw:text-style-name="P7" draw:layer="layout" svg:x1="14.66cm" svg:y1="4.759cm" svg:x2="20.841cm" svg:y2="4.759cm">
          <text:p/>
        </draw:line>
        <draw:line draw:style-name="gr6" draw:text-style-name="P7" draw:layer="layout" svg:x1="14.66cm" svg:y1="5.158cm" svg:x2="20.841cm" svg:y2="5.158cm">
          <text:p/>
        </draw:line>
        <draw:line draw:style-name="gr6" draw:text-style-name="P7" draw:layer="layout" svg:x1="14.66cm" svg:y1="5.557cm" svg:x2="20.841cm" svg:y2="5.557cm">
          <text:p/>
        </draw:line>
        <draw:line draw:style-name="gr6" draw:text-style-name="P7" draw:layer="layout" svg:x1="14.66cm" svg:y1="5.956cm" svg:x2="20.841cm" svg:y2="5.956cm">
          <text:p/>
        </draw:line>
        <draw:line draw:style-name="gr6" draw:text-style-name="P7" draw:layer="layout" svg:x1="14.66cm" svg:y1="6.356cm" svg:x2="20.841cm" svg:y2="6.356cm">
          <text:p/>
        </draw:line>
        <draw:frame draw:style-name="gr29" draw:text-style-name="P2" draw:layer="layout" svg:width="2.782cm" svg:height="0.398cm" svg:x="15.046cm" svg:y="6.4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7.063cm" svg:x2="27.256cm" svg:y2="7.063cm">
          <text:p/>
        </draw:line>
        <draw:frame draw:style-name="gr29" draw:text-style-name="P2" draw:layer="layout" svg:width="2.782cm" svg:height="0.398cm" svg:x="15.047cm" svg:y="6.4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6.509cm">
          <draw:text-box>
            <text:p text:style-name="P1"><text:span text:style-name="T2">Vi</text:span><text:span text:style-name="T2">er</text:span><text:span text:style-name="T2">n</text:span><text:span text:style-name="T2">es</text:span></text:p>
          </draw:text-box>
        </draw:frame>
        <draw:frame draw:style-name="gr31" draw:text-style-name="P16" draw:layer="layout" svg:width="0.557cm" svg:height="0.687cm" svg:x="14.615cm" svg:y="6.512cm">
          <draw:text-box>
            <text:p text:style-name="P1"><text:span text:style-name="T3">2</text:span></text:p>
          </draw:text-box>
        </draw:frame>
        <draw:frame draw:style-name="gr29" draw:text-style-name="P2" draw:layer="layout" svg:width="2.782cm" svg:height="0.398cm" svg:x="15.046cm" svg:y="11.5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9" draw:text-style-name="P2" draw:layer="layout" svg:width="2.782cm" svg:height="0.398cm" svg:x="15.047cm" svg:y="11.575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1.06cm" svg:y1="7.462cm" svg:x2="27.24cm" svg:y2="7.462cm">
          <text:p/>
        </draw:line>
        <draw:line draw:style-name="gr6" draw:text-style-name="P7" draw:layer="layout" svg:x1="21.06cm" svg:y1="7.861cm" svg:x2="27.241cm" svg:y2="7.861cm">
          <text:p/>
        </draw:line>
        <draw:line draw:style-name="gr6" draw:text-style-name="P7" draw:layer="layout" svg:x1="21.06cm" svg:y1="8.261cm" svg:x2="27.241cm" svg:y2="8.261cm">
          <text:p/>
        </draw:line>
        <draw:line draw:style-name="gr6" draw:text-style-name="P7" draw:layer="layout" svg:x1="21.06cm" svg:y1="8.659cm" svg:x2="27.241cm" svg:y2="8.659cm">
          <text:p/>
        </draw:line>
        <draw:line draw:style-name="gr6" draw:text-style-name="P7" draw:layer="layout" svg:x1="21.06cm" svg:y1="9.059cm" svg:x2="27.241cm" svg:y2="9.059cm">
          <text:p/>
        </draw:line>
        <draw:line draw:style-name="gr6" draw:text-style-name="P7" draw:layer="layout" svg:x1="21.06cm" svg:y1="9.459cm" svg:x2="27.241cm" svg:y2="9.459cm">
          <text:p/>
        </draw:line>
        <draw:line draw:style-name="gr6" draw:text-style-name="P7" draw:layer="layout" svg:x1="21.06cm" svg:y1="9.858cm" svg:x2="27.241cm" svg:y2="9.858cm">
          <text:p/>
        </draw:line>
        <draw:line draw:style-name="gr6" draw:text-style-name="P7" draw:layer="layout" svg:x1="21.06cm" svg:y1="10.257cm" svg:x2="27.241cm" svg:y2="10.257cm">
          <text:p/>
        </draw:line>
        <draw:line draw:style-name="gr6" draw:text-style-name="P7" draw:layer="layout" svg:x1="21.06cm" svg:y1="10.656cm" svg:x2="27.241cm" svg:y2="10.656cm">
          <text:p/>
        </draw:line>
        <draw:line draw:style-name="gr6" draw:text-style-name="P7" draw:layer="layout" svg:x1="21.06cm" svg:y1="11.055cm" svg:x2="27.241cm" svg:y2="11.055cm">
          <text:p/>
        </draw:line>
        <draw:line draw:style-name="gr6" draw:text-style-name="P7" draw:layer="layout" svg:x1="21.06cm" svg:y1="11.455cm" svg:x2="27.241cm" svg:y2="11.455cm">
          <text:p/>
        </draw:line>
        <draw:line draw:style-name="gr6" draw:text-style-name="P17" draw:layer="layout" svg:x1="14.66cm" svg:y1="7.463cm" svg:x2="20.84cm" svg:y2="7.463cm">
          <text:p/>
        </draw:line>
        <draw:line draw:style-name="gr6" draw:text-style-name="P17" draw:layer="layout" svg:x1="14.66cm" svg:y1="7.862cm" svg:x2="20.841cm" svg:y2="7.862cm">
          <text:p/>
        </draw:line>
        <draw:line draw:style-name="gr6" draw:text-style-name="P17" draw:layer="layout" svg:x1="14.66cm" svg:y1="8.262cm" svg:x2="20.841cm" svg:y2="8.262cm">
          <text:p/>
        </draw:line>
        <draw:line draw:style-name="gr6" draw:text-style-name="P17" draw:layer="layout" svg:x1="14.66cm" svg:y1="8.66cm" svg:x2="20.841cm" svg:y2="8.66cm">
          <text:p/>
        </draw:line>
        <draw:line draw:style-name="gr6" draw:text-style-name="P17" draw:layer="layout" svg:x1="14.66cm" svg:y1="9.06cm" svg:x2="20.841cm" svg:y2="9.06cm">
          <text:p/>
        </draw:line>
        <draw:line draw:style-name="gr6" draw:text-style-name="P17" draw:layer="layout" svg:x1="14.66cm" svg:y1="9.46cm" svg:x2="20.841cm" svg:y2="9.46cm">
          <text:p/>
        </draw:line>
        <draw:line draw:style-name="gr6" draw:text-style-name="P17" draw:layer="layout" svg:x1="14.66cm" svg:y1="9.859cm" svg:x2="20.841cm" svg:y2="9.859cm">
          <text:p/>
        </draw:line>
        <draw:line draw:style-name="gr6" draw:text-style-name="P17" draw:layer="layout" svg:x1="14.66cm" svg:y1="10.258cm" svg:x2="20.841cm" svg:y2="10.258cm">
          <text:p/>
        </draw:line>
        <draw:line draw:style-name="gr6" draw:text-style-name="P17" draw:layer="layout" svg:x1="14.66cm" svg:y1="10.657cm" svg:x2="20.841cm" svg:y2="10.657cm">
          <text:p/>
        </draw:line>
        <draw:line draw:style-name="gr6" draw:text-style-name="P17" draw:layer="layout" svg:x1="14.66cm" svg:y1="11.056cm" svg:x2="20.841cm" svg:y2="11.056cm">
          <text:p/>
        </draw:line>
        <draw:line draw:style-name="gr6" draw:text-style-name="P17" draw:layer="layout" svg:x1="14.66cm" svg:y1="11.456cm" svg:x2="20.841cm" svg:y2="11.456cm">
          <text:p/>
        </draw:line>
        <draw:frame draw:style-name="gr29" draw:text-style-name="P2" draw:layer="layout" svg:width="2.782cm" svg:height="0.398cm" svg:x="15.046cm" svg:y="11.5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12.163cm" svg:x2="27.256cm" svg:y2="12.163cm">
          <text:p/>
        </draw:line>
        <draw:frame draw:style-name="gr29" draw:text-style-name="P2" draw:layer="layout" svg:width="2.782cm" svg:height="0.398cm" svg:x="15.047cm" svg:y="11.5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11.609cm">
          <draw:text-box>
            <text:p text:style-name="P1"><text:span text:style-name="T2">S</text:span><text:span text:style-name="T2">á</text:span><text:span text:style-name="T2">b</text:span><text:span text:style-name="T2">a</text:span><text:span text:style-name="T2">d</text:span><text:span text:style-name="T2">o</text:span></text:p>
          </draw:text-box>
        </draw:frame>
        <draw:frame draw:style-name="gr33" draw:text-style-name="P5" draw:layer="layout" svg:width="0.518cm" svg:height="0.687cm" svg:x="14.615cm" svg:y="11.612cm">
          <draw:text-box>
            <text:p text:style-name="P1"><text:span text:style-name="T3">3</text:span></text:p>
          </draw:text-box>
        </draw:frame>
        <draw:line draw:style-name="gr6" draw:text-style-name="P7" draw:layer="layout" svg:x1="21.06cm" svg:y1="12.562cm" svg:x2="27.24cm" svg:y2="12.562cm">
          <text:p/>
        </draw:line>
        <draw:line draw:style-name="gr6" draw:text-style-name="P7" draw:layer="layout" svg:x1="21.06cm" svg:y1="12.961cm" svg:x2="27.241cm" svg:y2="12.961cm">
          <text:p/>
        </draw:line>
        <draw:line draw:style-name="gr6" draw:text-style-name="P7" draw:layer="layout" svg:x1="21.06cm" svg:y1="13.361cm" svg:x2="27.241cm" svg:y2="13.361cm">
          <text:p/>
        </draw:line>
        <draw:line draw:style-name="gr6" draw:text-style-name="P7" draw:layer="layout" svg:x1="21.06cm" svg:y1="13.759cm" svg:x2="27.241cm" svg:y2="13.759cm">
          <text:p/>
        </draw:line>
        <draw:line draw:style-name="gr6" draw:text-style-name="P7" draw:layer="layout" svg:x1="21.06cm" svg:y1="14.159cm" svg:x2="27.241cm" svg:y2="14.159cm">
          <text:p/>
        </draw:line>
        <draw:line draw:style-name="gr6" draw:text-style-name="P7" draw:layer="layout" svg:x1="21.06cm" svg:y1="14.559cm" svg:x2="27.241cm" svg:y2="14.559cm">
          <text:p/>
        </draw:line>
        <draw:line draw:style-name="gr6" draw:text-style-name="P7" draw:layer="layout" svg:x1="21.06cm" svg:y1="14.958cm" svg:x2="27.241cm" svg:y2="14.958cm">
          <text:p/>
        </draw:line>
        <draw:line draw:style-name="gr6" draw:text-style-name="P7" draw:layer="layout" svg:x1="21.06cm" svg:y1="15.357cm" svg:x2="27.241cm" svg:y2="15.357cm">
          <text:p/>
        </draw:line>
        <draw:line draw:style-name="gr6" draw:text-style-name="P7" draw:layer="layout" svg:x1="21.06cm" svg:y1="15.756cm" svg:x2="27.241cm" svg:y2="15.756cm">
          <text:p/>
        </draw:line>
        <draw:line draw:style-name="gr6" draw:text-style-name="P7" draw:layer="layout" svg:x1="21.06cm" svg:y1="16.155cm" svg:x2="27.241cm" svg:y2="16.155cm">
          <text:p/>
        </draw:line>
        <draw:line draw:style-name="gr6" draw:text-style-name="P18" draw:layer="layout" svg:x1="14.66cm" svg:y1="12.563cm" svg:x2="20.84cm" svg:y2="12.563cm">
          <text:p/>
        </draw:line>
        <draw:line draw:style-name="gr6" draw:text-style-name="P18" draw:layer="layout" svg:x1="14.66cm" svg:y1="12.962cm" svg:x2="20.841cm" svg:y2="12.962cm">
          <text:p/>
        </draw:line>
        <draw:line draw:style-name="gr6" draw:text-style-name="P18" draw:layer="layout" svg:x1="14.66cm" svg:y1="13.362cm" svg:x2="20.841cm" svg:y2="13.362cm">
          <text:p/>
        </draw:line>
        <draw:line draw:style-name="gr6" draw:text-style-name="P18" draw:layer="layout" svg:x1="14.66cm" svg:y1="13.76cm" svg:x2="20.841cm" svg:y2="13.76cm">
          <text:p/>
        </draw:line>
        <draw:line draw:style-name="gr6" draw:text-style-name="P18" draw:layer="layout" svg:x1="14.66cm" svg:y1="14.16cm" svg:x2="20.841cm" svg:y2="14.16cm">
          <text:p/>
        </draw:line>
        <draw:line draw:style-name="gr6" draw:text-style-name="P18" draw:layer="layout" svg:x1="14.66cm" svg:y1="14.56cm" svg:x2="20.841cm" svg:y2="14.56cm">
          <text:p/>
        </draw:line>
        <draw:line draw:style-name="gr6" draw:text-style-name="P18" draw:layer="layout" svg:x1="14.66cm" svg:y1="14.959cm" svg:x2="20.841cm" svg:y2="14.959cm">
          <text:p/>
        </draw:line>
        <draw:line draw:style-name="gr6" draw:text-style-name="P18" draw:layer="layout" svg:x1="14.66cm" svg:y1="15.358cm" svg:x2="20.841cm" svg:y2="15.358cm">
          <text:p/>
        </draw:line>
        <draw:line draw:style-name="gr6" draw:text-style-name="P18" draw:layer="layout" svg:x1="14.66cm" svg:y1="15.757cm" svg:x2="20.841cm" svg:y2="15.757cm">
          <text:p/>
        </draw:line>
        <draw:line draw:style-name="gr6" draw:text-style-name="P18" draw:layer="layout" svg:x1="14.66cm" svg:y1="16.156cm" svg:x2="20.841cm" svg:y2="16.156cm">
          <text:p/>
        </draw:line>
        <draw:frame draw:style-name="gr34" draw:text-style-name="P4" draw:layer="layout" svg:width="1.836cm" svg:height="0.533cm" svg:x="22.043cm" svg:y="11.61cm">
          <draw:text-box>
            <text:p text:style-name="P1"><text:span text:style-name="T2">D</text:span><text:span text:style-name="T2">o</text:span><text:span text:style-name="T2">m</text:span><text:span text:style-name="T2">in</text:span><text:span text:style-name="T2">g</text:span><text:span text:style-name="T2">o</text:span></text:p>
          </draw:text-box>
        </draw:frame>
        <draw:frame draw:style-name="gr4" draw:text-style-name="P5" draw:layer="layout" svg:width="0.552cm" svg:height="0.687cm" svg:x="21.092cm" svg:y="11.613cm">
          <draw:text-box>
            <text:p text:style-name="P1"><text:span text:style-name="T3">4</text:span></text:p>
          </draw:text-box>
        </draw:frame>
        <draw:frame draw:style-name="gr20" draw:text-style-name="P10" draw:layer="layout" svg:width="1.211cm" svg:height="0.517cm" svg:x="14.667cm" svg:y="17.006cm">
          <draw:text-box>
            <text:p text:style-name="P1"><text:span text:style-name="T6">N</text:span><text:span text:style-name="T6">ot</text:span><text:span text:style-name="T6">as</text:span></text:p>
          </draw:text-box>
        </draw:frame>
        <draw:line draw:style-name="gr6" draw:text-style-name="P18" draw:layer="layout" svg:x1="14.661cm" svg:y1="16.552cm" svg:x2="20.842cm" svg:y2="16.552cm">
          <text:p/>
        </draw:line>
        <draw:line draw:style-name="gr6" draw:text-style-name="P7" draw:layer="layout" svg:x1="21.061cm" svg:y1="16.552cm" svg:x2="27.242cm" svg:y2="16.552cm">
          <text:p/>
        </draw:line>
        <draw:frame draw:style-name="gr7" draw:text-style-name="P8" draw:layer="layout" svg:width="0.855cm" svg:height="0.408cm" svg:x="14.71cm" svg:y="2.13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cm" svg:y="2.533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4.71cm" svg:y="2.932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4.71cm" svg:y="3.332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4.71cm" svg:y="3.73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4.71cm" svg:y="4.13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4.71cm" svg:y="4.529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4.71cm" svg:y="4.928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4.71cm" svg:y="5.327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4.71cm" svg:y="5.727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4.71cm" svg:y="6.126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4.711cm" svg:y="7.232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1cm" svg:y="7.632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4.711cm" svg:y="8.031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4.711cm" svg:y="8.431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4.711cm" svg:y="8.829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4.711cm" svg:y="9.229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4.711cm" svg:y="9.628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4.711cm" svg:y="10.027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4.711cm" svg:y="10.426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4.711cm" svg:y="10.826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4.711cm" svg:y="11.225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4.711cm" svg:y="12.342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1cm" svg:y="12.742cm">
          <draw:text-box>
            <text:p text:style-name="P1"><text:span text:style-name="T5">9:00 <text:s/></text:span><text:span text:style-name="T5"><text:s/></text:span></text:p>
          </draw:text-box>
        </draw:frame>
        <draw:frame draw:style-name="gr9" draw:text-style-name="P8" draw:layer="layout" svg:width="0.624cm" svg:height="0.408cm" svg:x="14.711cm" svg:y="13.141cm">
          <draw:text-box>
            <text:p text:style-name="P1"><text:span text:style-name="T5">10:00</text:span></text:p>
          </draw:text-box>
        </draw:frame>
        <draw:frame draw:style-name="gr10" draw:text-style-name="P8" draw:layer="layout" svg:width="0.733cm" svg:height="0.408cm" svg:x="14.711cm" svg:y="13.541cm">
          <draw:text-box>
            <text:p text:style-name="P1"><text:span text:style-name="T5">11:00</text:span></text:p>
          </draw:text-box>
        </draw:frame>
        <draw:frame draw:style-name="gr11" draw:text-style-name="P8" draw:layer="layout" svg:width="0.717cm" svg:height="0.408cm" svg:x="14.711cm" svg:y="13.939cm">
          <draw:text-box>
            <text:p text:style-name="P1"><text:span text:style-name="T5">12:00</text:span></text:p>
          </draw:text-box>
        </draw:frame>
        <draw:frame draw:style-name="gr12" draw:text-style-name="P8" draw:layer="layout" svg:width="0.648cm" svg:height="0.409cm" svg:x="14.711cm" svg:y="14.339cm">
          <draw:text-box>
            <text:p text:style-name="P1"><text:span text:style-name="T5">13:00</text:span></text:p>
          </draw:text-box>
        </draw:frame>
        <draw:frame draw:style-name="gr13" draw:text-style-name="P8" draw:layer="layout" svg:width="0.632cm" svg:height="0.408cm" svg:x="14.711cm" svg:y="14.738cm">
          <draw:text-box>
            <text:p text:style-name="P1"><text:span text:style-name="T5">14:00</text:span></text:p>
          </draw:text-box>
        </draw:frame>
        <draw:frame draw:style-name="gr14" draw:text-style-name="P8" draw:layer="layout" svg:width="0.726cm" svg:height="0.408cm" svg:x="14.711cm" svg:y="15.137cm">
          <draw:text-box>
            <text:p text:style-name="P1"><text:span text:style-name="T5">15:00</text:span></text:p>
          </draw:text-box>
        </draw:frame>
        <draw:frame draw:style-name="gr15" draw:text-style-name="P8" draw:layer="layout" svg:width="0.709cm" svg:height="0.409cm" svg:x="14.711cm" svg:y="15.536cm">
          <draw:text-box>
            <text:p text:style-name="P1"><text:span text:style-name="T5">16:00</text:span></text:p>
          </draw:text-box>
        </draw:frame>
        <draw:frame draw:style-name="gr11" draw:text-style-name="P8" draw:layer="layout" svg:width="0.717cm" svg:height="0.408cm" svg:x="14.711cm" svg:y="15.936cm">
          <draw:text-box>
            <text:p text:style-name="P1"><text:span text:style-name="T5">17:00</text:span></text:p>
          </draw:text-box>
        </draw:frame>
        <draw:frame draw:style-name="gr16" draw:text-style-name="P8" draw:layer="layout" svg:width="0.701cm" svg:height="0.408cm" svg:x="14.711cm" svg:y="16.335cm">
          <draw:text-box>
            <text:p text:style-name="P1"><text:span text:style-name="T5">18:00</text:span></text:p>
          </draw:text-box>
        </draw:frame>
        <draw:frame draw:style-name="gr7" draw:text-style-name="P8" draw:layer="layout" svg:width="0.855cm" svg:height="0.408cm" svg:x="21.11cm" svg:y="7.232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21.11cm" svg:y="7.632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21.11cm" svg:y="8.031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21.11cm" svg:y="8.431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21.11cm" svg:y="8.829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21.11cm" svg:y="9.229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21.11cm" svg:y="9.628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21.11cm" svg:y="10.027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21.11cm" svg:y="10.426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21.11cm" svg:y="10.826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21.11cm" svg:y="11.225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21.11cm" svg:y="2.132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21.11cm" svg:y="2.532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21.11cm" svg:y="2.931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21.11cm" svg:y="3.331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21.11cm" svg:y="3.729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21.11cm" svg:y="4.129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21.11cm" svg:y="4.528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21.11cm" svg:y="4.927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21.11cm" svg:y="5.326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21.11cm" svg:y="5.726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21.11cm" svg:y="6.125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21.11cm" svg:y="12.34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21.11cm" svg:y="12.743cm">
          <draw:text-box>
            <text:p text:style-name="P1"><text:span text:style-name="T5">9:00 <text:s/></text:span><text:span text:style-name="T5"><text:s/></text:span></text:p>
          </draw:text-box>
        </draw:frame>
        <draw:frame draw:style-name="gr9" draw:text-style-name="P8" draw:layer="layout" svg:width="0.624cm" svg:height="0.408cm" svg:x="21.11cm" svg:y="13.142cm">
          <draw:text-box>
            <text:p text:style-name="P1"><text:span text:style-name="T5">10:00</text:span></text:p>
          </draw:text-box>
        </draw:frame>
        <draw:frame draw:style-name="gr10" draw:text-style-name="P8" draw:layer="layout" svg:width="0.733cm" svg:height="0.408cm" svg:x="21.11cm" svg:y="13.542cm">
          <draw:text-box>
            <text:p text:style-name="P1"><text:span text:style-name="T5">11:00</text:span></text:p>
          </draw:text-box>
        </draw:frame>
        <draw:frame draw:style-name="gr11" draw:text-style-name="P8" draw:layer="layout" svg:width="0.717cm" svg:height="0.408cm" svg:x="21.11cm" svg:y="13.94cm">
          <draw:text-box>
            <text:p text:style-name="P1"><text:span text:style-name="T5">12:00</text:span></text:p>
          </draw:text-box>
        </draw:frame>
        <draw:frame draw:style-name="gr12" draw:text-style-name="P8" draw:layer="layout" svg:width="0.648cm" svg:height="0.409cm" svg:x="21.11cm" svg:y="14.34cm">
          <draw:text-box>
            <text:p text:style-name="P1"><text:span text:style-name="T5">13:00</text:span></text:p>
          </draw:text-box>
        </draw:frame>
        <draw:frame draw:style-name="gr13" draw:text-style-name="P8" draw:layer="layout" svg:width="0.632cm" svg:height="0.408cm" svg:x="21.11cm" svg:y="14.739cm">
          <draw:text-box>
            <text:p text:style-name="P1"><text:span text:style-name="T5">14:00</text:span></text:p>
          </draw:text-box>
        </draw:frame>
        <draw:frame draw:style-name="gr14" draw:text-style-name="P8" draw:layer="layout" svg:width="0.726cm" svg:height="0.408cm" svg:x="21.11cm" svg:y="15.138cm">
          <draw:text-box>
            <text:p text:style-name="P1"><text:span text:style-name="T5">15:00</text:span></text:p>
          </draw:text-box>
        </draw:frame>
        <draw:frame draw:style-name="gr15" draw:text-style-name="P8" draw:layer="layout" svg:width="0.709cm" svg:height="0.409cm" svg:x="21.11cm" svg:y="15.537cm">
          <draw:text-box>
            <text:p text:style-name="P1"><text:span text:style-name="T5">16:00</text:span></text:p>
          </draw:text-box>
        </draw:frame>
        <draw:frame draw:style-name="gr11" draw:text-style-name="P8" draw:layer="layout" svg:width="0.717cm" svg:height="0.408cm" svg:x="21.11cm" svg:y="15.937cm">
          <draw:text-box>
            <text:p text:style-name="P1"><text:span text:style-name="T5">17:00</text:span></text:p>
          </draw:text-box>
        </draw:frame>
        <draw:frame draw:style-name="gr16" draw:text-style-name="P8" draw:layer="layout" svg:width="0.701cm" svg:height="0.408cm" svg:x="21.11cm" svg:y="16.336cm">
          <draw:text-box>
            <text:p text:style-name="P1"><text:span text:style-name="T5">18:00</text:span></text:p>
          </draw:text-box>
        </draw:frame>
        <draw:custom-shape draw:style-name="gr22" draw:text-style-name="P12" draw:layer="layout" svg:width="3.461cm" svg:height="0.348cm" svg:x="23.667cm" svg:y="18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3" draw:layer="layout" svg:width="0.198cm" svg:height="0.371cm" svg:x="23.787cm" svg:y="17.73cm">
          <draw:text-box>
            <text:p text:style-name="P1"><text:span text:style-name="T8">L</text:span></text:p>
          </draw:text-box>
        </draw:frame>
        <draw:frame draw:style-name="gr23" draw:text-style-name="P13" draw:layer="layout" svg:width="0.198cm" svg:height="0.371cm" svg:x="24.27cm" svg:y="17.73cm">
          <draw:text-box>
            <text:p text:style-name="P1"><text:span text:style-name="T8">M</text:span></text:p>
          </draw:text-box>
        </draw:frame>
        <draw:frame draw:style-name="gr23" draw:text-style-name="P13" draw:layer="layout" svg:width="0.198cm" svg:height="0.371cm" svg:x="24.782cm" svg:y="17.73cm">
          <draw:text-box>
            <text:p text:style-name="P1"><text:span text:style-name="T8">M</text:span></text:p>
          </draw:text-box>
        </draw:frame>
        <draw:frame draw:style-name="gr23" draw:text-style-name="P13" draw:layer="layout" svg:width="0.198cm" svg:height="0.371cm" svg:x="25.33cm" svg:y="17.73cm">
          <draw:text-box>
            <text:p text:style-name="P1"><text:span text:style-name="T8">J</text:span></text:p>
          </draw:text-box>
        </draw:frame>
        <draw:frame draw:style-name="gr23" draw:text-style-name="P13" draw:layer="layout" svg:width="0.198cm" svg:height="0.371cm" svg:x="25.825cm" svg:y="17.73cm">
          <draw:text-box>
            <text:p text:style-name="P1"><text:span text:style-name="T8">V</text:span></text:p>
          </draw:text-box>
        </draw:frame>
        <draw:frame draw:style-name="gr23" draw:text-style-name="P13" draw:layer="layout" svg:width="0.198cm" svg:height="0.371cm" svg:x="26.346cm" svg:y="17.73cm">
          <draw:text-box>
            <text:p text:style-name="P1"><text:span text:style-name="T8">S</text:span></text:p>
          </draw:text-box>
        </draw:frame>
        <draw:frame draw:style-name="gr23" draw:text-style-name="P13" draw:layer="layout" svg:width="0.198cm" svg:height="0.371cm" svg:x="26.847cm" svg:y="17.73cm">
          <draw:text-box>
            <text:p text:style-name="P1"><text:span text:style-name="T8">D</text:span></text:p>
          </draw:text-box>
        </draw:frame>
        <draw:custom-shape draw:style-name="gr24" draw:text-style-name="P9" draw:layer="layout" svg:width="3.293cm" svg:height="0.663cm" svg:x="23.747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0" draw:layer="layout" svg:width="1.475cm" svg:height="0.671cm" svg:x="25.02cm" svg:y="17.006cm">
          <draw:text-box>
            <text:p text:style-name="P1"><text:span text:style-name="T6">A</text:span><text:span text:style-name="T6">br</text:span><text:span text:style-name="T6">il</text:span></text:p>
          </draw:text-box>
        </draw:frame>
        <draw:line draw:style-name="gr6" draw:text-style-name="P7" draw:layer="layout" svg:x1="23.747cm" svg:y1="18.081cm" svg:x2="27.029cm" svg:y2="18.081cm">
          <text:p/>
        </draw:line>
        <draw:frame draw:style-name="gr26" draw:text-style-name="P13" draw:layer="layout" svg:width="0.198cm" svg:height="0.298cm" svg:x="25.849cm" svg:y="18.377cm">
          <draw:text-box>
            <text:p text:style-name="P1"><text:span text:style-name="T8">2</text:span></text:p>
          </draw:text-box>
        </draw:frame>
        <draw:frame draw:style-name="gr26" draw:text-style-name="P13" draw:layer="layout" svg:width="0.198cm" svg:height="0.298cm" svg:x="26.362cm" svg:y="18.377cm">
          <draw:text-box>
            <text:p text:style-name="P1"><text:span text:style-name="T8">3</text:span></text:p>
          </draw:text-box>
        </draw:frame>
        <draw:frame draw:style-name="gr26" draw:text-style-name="P13" draw:layer="layout" svg:width="0.198cm" svg:height="0.298cm" svg:x="26.883cm" svg:y="18.377cm">
          <draw:text-box>
            <text:p text:style-name="P1"><text:span text:style-name="T8">4</text:span></text:p>
          </draw:text-box>
        </draw:frame>
        <draw:frame draw:style-name="gr26" draw:text-style-name="P13" draw:layer="layout" svg:width="0.198cm" svg:height="0.298cm" svg:x="23.796cm" svg:y="18.893cm">
          <draw:text-box>
            <text:p text:style-name="P1"><text:span text:style-name="T8">5</text:span></text:p>
          </draw:text-box>
        </draw:frame>
        <draw:frame draw:style-name="gr26" draw:text-style-name="P13" draw:layer="layout" svg:width="0.198cm" svg:height="0.298cm" svg:x="24.309cm" svg:y="18.893cm">
          <draw:text-box>
            <text:p text:style-name="P1"><text:span text:style-name="T8">6</text:span></text:p>
          </draw:text-box>
        </draw:frame>
        <draw:frame draw:style-name="gr27" draw:text-style-name="P13" draw:layer="layout" svg:width="0.257cm" svg:height="0.298cm" svg:x="24.786cm" svg:y="18.893cm">
          <draw:text-box>
            <text:p text:style-name="P1"><text:span text:style-name="T8">7</text:span></text:p>
          </draw:text-box>
        </draw:frame>
        <draw:frame draw:style-name="gr27" draw:text-style-name="P13" draw:layer="layout" svg:width="0.257cm" svg:height="0.298cm" svg:x="25.327cm" svg:y="18.893cm">
          <draw:text-box>
            <text:p text:style-name="P1"><text:span text:style-name="T8">8</text:span></text:p>
          </draw:text-box>
        </draw:frame>
        <draw:frame draw:style-name="gr27" draw:text-style-name="P13" draw:layer="layout" svg:width="0.257cm" svg:height="0.298cm" svg:x="25.816cm" svg:y="18.893cm">
          <draw:text-box>
            <text:p text:style-name="P1"><text:span text:style-name="T8">9</text:span></text:p>
          </draw:text-box>
        </draw:frame>
        <draw:frame draw:style-name="gr27" draw:text-style-name="P13" draw:layer="layout" svg:width="0.257cm" svg:height="0.298cm" svg:x="26.332cm" svg:y="18.893cm">
          <draw:text-box>
            <text:p text:style-name="P1"><text:span text:style-name="T8">10</text:span></text:p>
          </draw:text-box>
        </draw:frame>
        <draw:frame draw:style-name="gr27" draw:text-style-name="P13" draw:layer="layout" svg:width="0.257cm" svg:height="0.298cm" svg:x="26.845cm" svg:y="18.893cm">
          <draw:text-box>
            <text:p text:style-name="P1"><text:span text:style-name="T8">11</text:span></text:p>
          </draw:text-box>
        </draw:frame>
        <draw:frame draw:style-name="gr27" draw:text-style-name="P13" draw:layer="layout" svg:width="0.257cm" svg:height="0.298cm" svg:x="23.761cm" svg:y="19.41cm">
          <draw:text-box>
            <text:p text:style-name="P1"><text:span text:style-name="T8">12</text:span></text:p>
          </draw:text-box>
        </draw:frame>
        <draw:frame draw:style-name="gr27" draw:text-style-name="P13" draw:layer="layout" svg:width="0.257cm" svg:height="0.298cm" svg:x="24.275cm" svg:y="19.41cm">
          <draw:text-box>
            <text:p text:style-name="P1"><text:span text:style-name="T8">13</text:span></text:p>
          </draw:text-box>
        </draw:frame>
        <draw:frame draw:style-name="gr27" draw:text-style-name="P13" draw:layer="layout" svg:width="0.257cm" svg:height="0.298cm" svg:x="24.796cm" svg:y="19.41cm">
          <draw:text-box>
            <text:p text:style-name="P1"><text:span text:style-name="T8">14</text:span></text:p>
          </draw:text-box>
        </draw:frame>
        <draw:frame draw:style-name="gr27" draw:text-style-name="P13" draw:layer="layout" svg:width="0.257cm" svg:height="0.298cm" svg:x="25.302cm" svg:y="19.41cm">
          <draw:text-box>
            <text:p text:style-name="P1"><text:span text:style-name="T8">15</text:span></text:p>
          </draw:text-box>
        </draw:frame>
        <draw:frame draw:style-name="gr27" draw:text-style-name="P13" draw:layer="layout" svg:width="0.257cm" svg:height="0.298cm" svg:x="25.815cm" svg:y="19.41cm">
          <draw:text-box>
            <text:p text:style-name="P1"><text:span text:style-name="T8">16</text:span></text:p>
          </draw:text-box>
        </draw:frame>
        <draw:frame draw:style-name="gr27" draw:text-style-name="P13" draw:layer="layout" svg:width="0.257cm" svg:height="0.298cm" svg:x="26.302cm" svg:y="19.41cm">
          <draw:text-box>
            <text:p text:style-name="P1"><text:span text:style-name="T8">17</text:span></text:p>
          </draw:text-box>
        </draw:frame>
        <draw:frame draw:style-name="gr27" draw:text-style-name="P13" draw:layer="layout" svg:width="0.257cm" svg:height="0.298cm" svg:x="26.842cm" svg:y="19.41cm">
          <draw:text-box>
            <text:p text:style-name="P1"><text:span text:style-name="T8">18</text:span></text:p>
          </draw:text-box>
        </draw:frame>
        <draw:frame draw:style-name="gr27" draw:text-style-name="P13" draw:layer="layout" svg:width="0.257cm" svg:height="0.298cm" svg:x="23.737cm" svg:y="19.929cm">
          <draw:text-box>
            <text:p text:style-name="P1"><text:span text:style-name="T8">19</text:span></text:p>
          </draw:text-box>
        </draw:frame>
        <draw:frame draw:style-name="gr27" draw:text-style-name="P13" draw:layer="layout" svg:width="0.257cm" svg:height="0.298cm" svg:x="24.253cm" svg:y="19.929cm">
          <draw:text-box>
            <text:p text:style-name="P1"><text:span text:style-name="T8">20</text:span></text:p>
          </draw:text-box>
        </draw:frame>
        <draw:frame draw:style-name="gr27" draw:text-style-name="P13" draw:layer="layout" svg:width="0.257cm" svg:height="0.298cm" svg:x="24.767cm" svg:y="19.929cm">
          <draw:text-box>
            <text:p text:style-name="P1"><text:span text:style-name="T8">21</text:span></text:p>
          </draw:text-box>
        </draw:frame>
        <draw:frame draw:style-name="gr27" draw:text-style-name="P13" draw:layer="layout" svg:width="0.257cm" svg:height="0.298cm" svg:x="25.277cm" svg:y="19.929cm">
          <draw:text-box>
            <text:p text:style-name="P1"><text:span text:style-name="T8">22</text:span></text:p>
          </draw:text-box>
        </draw:frame>
        <draw:frame draw:style-name="gr27" draw:text-style-name="P13" draw:layer="layout" svg:width="0.257cm" svg:height="0.298cm" svg:x="25.79cm" svg:y="19.929cm">
          <draw:text-box>
            <text:p text:style-name="P1"><text:span text:style-name="T8">23</text:span></text:p>
          </draw:text-box>
        </draw:frame>
        <draw:frame draw:style-name="gr27" draw:text-style-name="P13" draw:layer="layout" svg:width="0.257cm" svg:height="0.298cm" svg:x="26.311cm" svg:y="19.929cm">
          <draw:text-box>
            <text:p text:style-name="P1"><text:span text:style-name="T8">24</text:span></text:p>
          </draw:text-box>
        </draw:frame>
        <draw:frame draw:style-name="gr27" draw:text-style-name="P13" draw:layer="layout" svg:width="0.257cm" svg:height="0.298cm" svg:x="26.819cm" svg:y="19.929cm">
          <draw:text-box>
            <text:p text:style-name="P1"><text:span text:style-name="T8">25</text:span></text:p>
          </draw:text-box>
        </draw:frame>
        <draw:frame draw:style-name="gr27" draw:text-style-name="P13" draw:layer="layout" svg:width="0.257cm" svg:height="0.298cm" svg:x="25.327cm" svg:y="18.382cm">
          <draw:text-box>
            <text:p text:style-name="P1"><text:span text:style-name="T8">1</text:span></text:p>
          </draw:text-box>
        </draw:frame>
        <draw:frame draw:style-name="gr27" draw:text-style-name="P13" draw:layer="layout" svg:width="0.257cm" svg:height="0.298cm" svg:x="23.739cm" svg:y="20.452cm">
          <draw:text-box>
            <text:p text:style-name="P1"><text:span text:style-name="T8">26</text:span></text:p>
          </draw:text-box>
        </draw:frame>
        <draw:frame draw:style-name="gr27" draw:text-style-name="P13" draw:layer="layout" svg:width="0.257cm" svg:height="0.298cm" svg:x="24.255cm" svg:y="20.452cm">
          <draw:text-box>
            <text:p text:style-name="P1"><text:span text:style-name="T8">27</text:span></text:p>
          </draw:text-box>
        </draw:frame>
        <draw:frame draw:style-name="gr27" draw:text-style-name="P13" draw:layer="layout" svg:width="0.257cm" svg:height="0.298cm" svg:x="24.769cm" svg:y="20.452cm">
          <draw:text-box>
            <text:p text:style-name="P1"><text:span text:style-name="T8">28</text:span></text:p>
          </draw:text-box>
        </draw:frame>
        <draw:frame draw:style-name="gr27" draw:text-style-name="P13" draw:layer="layout" svg:width="0.257cm" svg:height="0.298cm" svg:x="25.279cm" svg:y="20.452cm">
          <draw:text-box>
            <text:p text:style-name="P1"><text:span text:style-name="T8">29</text:span></text:p>
          </draw:text-box>
        </draw:frame>
        <draw:frame draw:style-name="gr27" draw:text-style-name="P13" draw:layer="layout" svg:width="0.257cm" svg:height="0.298cm" svg:x="25.792cm" svg:y="20.452cm">
          <draw:text-box>
            <text:p text:style-name="P1"><text:span text:style-name="T8">30</text:span></text:p>
          </draw:text-box>
        </draw:frame>
      </draw:page>
      <draw:page draw:name="page26" draw:style-name="dp1" draw:master-page-name="master-page34">
        <draw:frame draw:style-name="gr87" draw:text-style-name="P32" draw:layer="layout" svg:width="2.479cm" svg:height="0.709cm" svg:x="1.582cm" svg:y="1.623cm">
          <draw:text-box>
            <text:p text:style-name="P1"><text:span text:style-name="T16">A</text:span><text:span text:style-name="T16">B</text:span><text:span text:style-name="T16">R</text:span><text:span text:style-name="T16">IL</text:span></text:p>
          </draw:text-box>
        </draw:frame>
        <draw:path draw:style-name="gr52" draw:text-style-name="P24" draw:layer="layout" svg:width="8.599cm" svg:height="18.994cm" svg:x="4.08cm" svg:y="1.284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64" draw:text-style-name="P28" draw:layer="layout" svg:width="1.316cm" svg:height="0.533cm" svg:x="4.924cm" svg:y="1.75cm">
          <draw:text-box>
            <text:p text:style-name="P1"><text:span text:style-name="T13">L</text:span><text:span text:style-name="T13">u</text:span><text:span text:style-name="T13">n</text:span><text:span text:style-name="T13">e</text:span><text:span text:style-name="T13">s</text:span></text:p>
          </draw:text-box>
        </draw:frame>
        <draw:frame draw:style-name="gr65" draw:text-style-name="P28" draw:layer="layout" svg:width="1.635cm" svg:height="0.533cm" svg:x="7.637cm" svg:y="1.75cm">
          <draw:text-box>
            <text:p text:style-name="P1"><text:span text:style-name="T13">M</text:span><text:span text:style-name="T13">ar</text:span><text:span text:style-name="T13">te</text:span><text:span text:style-name="T13">s</text:span></text:p>
          </draw:text-box>
        </draw:frame>
        <draw:frame draw:style-name="gr66" draw:text-style-name="P35" draw:layer="layout" svg:width="2.304cm" svg:height="0.533cm" svg:x="10.198cm" svg:y="1.75cm">
          <draw:text-box>
            <text:p text:style-name="P1"><text:span text:style-name="T19">M</text:span><text:span text:style-name="T19">ié</text:span><text:span text:style-name="T19">rc</text:span><text:span text:style-name="T19">ol</text:span><text:span text:style-name="T19">e</text:span><text:span text:style-name="T19">s</text:span></text:p>
          </draw:text-box>
        </draw:frame>
        <draw:path draw:style-name="gr52" draw:text-style-name="P30" draw:layer="layout" svg:width="3.385cm" svg:height="14.078cm" svg:x="0.702cm" svg:y="2.68cm" svg:viewBox="0 0 3386 14079" svg:d="M0 0h3386M0 3520h3386M0 7040h3386M0 10560h3386M0 14079h3386">
          <text:p/>
        </draw:path>
        <draw:path draw:style-name="gr61" draw:text-style-name="P24" draw:layer="layout" svg:width="3.378cm" svg:height="16.526cm" svg:x="0.702cm" svg:y="3.27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63" draw:text-style-name="P34" draw:layer="layout" svg:width="2.26cm" svg:height="0.533cm" svg:x="1.502cm" svg:y="2.799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13</text:span></text:p>
          </draw:text-box>
        </draw:frame>
        <draw:frame draw:style-name="gr63" draw:text-style-name="P34" draw:layer="layout" svg:width="2.26cm" svg:height="0.533cm" svg:x="1.502cm" svg:y="6.319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14</text:span></text:p>
          </draw:text-box>
        </draw:frame>
        <draw:frame draw:style-name="gr63" draw:text-style-name="P34" draw:layer="layout" svg:width="2.26cm" svg:height="0.533cm" svg:x="1.502cm" svg:y="9.838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15</text:span></text:p>
          </draw:text-box>
        </draw:frame>
        <draw:frame draw:style-name="gr63" draw:text-style-name="P34" draw:layer="layout" svg:width="2.26cm" svg:height="0.533cm" svg:x="1.502cm" svg:y="13.358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16</text:span></text:p>
          </draw:text-box>
        </draw:frame>
        <draw:frame draw:style-name="gr57" draw:text-style-name="P29" draw:layer="layout" svg:width="0.364cm" svg:height="0.49cm" svg:x="4.222cm" svg:y="6.291cm">
          <draw:text-box>
            <text:p text:style-name="P1"><text:span text:style-name="T14">5</text:span></text:p>
          </draw:text-box>
        </draw:frame>
        <draw:frame draw:style-name="gr57" draw:text-style-name="P29" draw:layer="layout" svg:width="0.364cm" svg:height="0.49cm" svg:x="7.083cm" svg:y="6.291cm">
          <draw:text-box>
            <text:p text:style-name="P1"><text:span text:style-name="T14">6</text:span></text:p>
          </draw:text-box>
        </draw:frame>
        <draw:frame draw:style-name="gr88" draw:text-style-name="P29" draw:layer="layout" svg:width="0.37cm" svg:height="0.49cm" svg:x="9.943cm" svg:y="6.291cm">
          <draw:text-box>
            <text:p text:style-name="P1"><text:span text:style-name="T14">7</text:span></text:p>
          </draw:text-box>
        </draw:frame>
        <draw:frame draw:style-name="gr58" draw:text-style-name="P29" draw:layer="layout" svg:width="0.472cm" svg:height="0.49cm" svg:x="4.222cm" svg:y="9.81cm">
          <draw:text-box>
            <text:p text:style-name="P1"><text:span text:style-name="T14">12</text:span></text:p>
          </draw:text-box>
        </draw:frame>
        <draw:frame draw:style-name="gr58" draw:text-style-name="P29" draw:layer="layout" svg:width="0.472cm" svg:height="0.49cm" svg:x="7.083cm" svg:y="9.81cm">
          <draw:text-box>
            <text:p text:style-name="P1"><text:span text:style-name="T14">13</text:span></text:p>
          </draw:text-box>
        </draw:frame>
        <draw:frame draw:style-name="gr58" draw:text-style-name="P29" draw:layer="layout" svg:width="0.472cm" svg:height="0.49cm" svg:x="9.943cm" svg:y="9.81cm">
          <draw:text-box>
            <text:p text:style-name="P1"><text:span text:style-name="T14">14</text:span></text:p>
          </draw:text-box>
        </draw:frame>
        <draw:frame draw:style-name="gr58" draw:text-style-name="P29" draw:layer="layout" svg:width="0.472cm" svg:height="0.49cm" svg:x="4.222cm" svg:y="13.329cm">
          <draw:text-box>
            <text:p text:style-name="P1"><text:span text:style-name="T14">19</text:span></text:p>
          </draw:text-box>
        </draw:frame>
        <draw:frame draw:style-name="gr58" draw:text-style-name="P29" draw:layer="layout" svg:width="0.472cm" svg:height="0.49cm" svg:x="7.083cm" svg:y="13.329cm">
          <draw:text-box>
            <text:p text:style-name="P1"><text:span text:style-name="T14">2</text:span><text:span text:style-name="T14">0</text:span></text:p>
          </draw:text-box>
        </draw:frame>
        <draw:frame draw:style-name="gr58" draw:text-style-name="P29" draw:layer="layout" svg:width="0.472cm" svg:height="0.49cm" svg:x="9.943cm" svg:y="13.329cm">
          <draw:text-box>
            <text:p text:style-name="P1"><text:span text:style-name="T14">21</text:span></text:p>
          </draw:text-box>
        </draw:frame>
        <draw:frame draw:style-name="gr63" draw:text-style-name="P34" draw:layer="layout" svg:width="2.26cm" svg:height="0.533cm" svg:x="1.502cm" svg:y="16.908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17</text:span></text:p>
          </draw:text-box>
        </draw:frame>
        <draw:frame draw:style-name="gr58" draw:text-style-name="P29" draw:layer="layout" svg:width="0.472cm" svg:height="0.49cm" svg:x="4.222cm" svg:y="16.812cm">
          <draw:text-box>
            <text:p text:style-name="P1"><text:span text:style-name="T14">2</text:span><text:span text:style-name="T14">6</text:span></text:p>
          </draw:text-box>
        </draw:frame>
        <draw:frame draw:style-name="gr58" draw:text-style-name="P29" draw:layer="layout" svg:width="0.472cm" svg:height="0.49cm" svg:x="7.232cm" svg:y="16.812cm">
          <draw:text-box>
            <text:p text:style-name="P1"><text:span text:style-name="T14">2</text:span><text:span text:style-name="T14">7</text:span></text:p>
          </draw:text-box>
        </draw:frame>
        <draw:frame draw:style-name="gr58" draw:text-style-name="P29" draw:layer="layout" svg:width="0.472cm" svg:height="0.49cm" svg:x="9.942cm" svg:y="16.812cm">
          <draw:text-box>
            <text:p text:style-name="P1"><text:span text:style-name="T14">2</text:span><text:span text:style-name="T14">8</text:span></text:p>
          </draw:text-box>
        </draw:frame>
        <draw:line draw:style-name="gr2" draw:text-style-name="P48" draw:layer="layout" svg:x1="15.153cm" svg:y1="1.247cm" svg:x2="18.023cm" svg:y2="1.247cm">
          <text:p/>
        </draw:line>
        <draw:line draw:style-name="gr2" draw:text-style-name="P48" draw:layer="layout" svg:x1="15.161cm" svg:y1="2.635cm" svg:x2="15.161cm" svg:y2="1.256cm">
          <text:p/>
        </draw:line>
        <draw:line draw:style-name="gr2" draw:text-style-name="P48" draw:layer="layout" svg:x1="18.023cm" svg:y1="1.247cm" svg:x2="20.884cm" svg:y2="1.247cm">
          <text:p/>
        </draw:line>
        <draw:line draw:style-name="gr2" draw:text-style-name="P48" draw:layer="layout" svg:x1="18.023cm" svg:y1="2.635cm" svg:x2="18.023cm" svg:y2="1.256cm">
          <text:p/>
        </draw:line>
        <draw:line draw:style-name="gr2" draw:text-style-name="P48" draw:layer="layout" svg:x1="20.884cm" svg:y1="1.247cm" svg:x2="23.745cm" svg:y2="1.247cm">
          <text:p/>
        </draw:line>
        <draw:line draw:style-name="gr2" draw:text-style-name="P48" draw:layer="layout" svg:x1="20.884cm" svg:y1="2.635cm" svg:x2="20.884cm" svg:y2="1.256cm">
          <text:p/>
        </draw:line>
        <draw:line draw:style-name="gr2" draw:text-style-name="P48" draw:layer="layout" svg:x1="23.745cm" svg:y1="1.247cm" svg:x2="26.614cm" svg:y2="1.247cm">
          <text:p/>
        </draw:line>
        <draw:line draw:style-name="gr2" draw:text-style-name="P48" draw:layer="layout" svg:x1="23.745cm" svg:y1="2.635cm" svg:x2="23.745cm" svg:y2="1.256cm">
          <text:p/>
        </draw:line>
        <draw:line draw:style-name="gr2" draw:text-style-name="P48" draw:layer="layout" svg:x1="26.606cm" svg:y1="2.635cm" svg:x2="26.606cm" svg:y2="1.256cm">
          <text:p/>
        </draw:line>
        <draw:line draw:style-name="gr2" draw:text-style-name="P48" draw:layer="layout" svg:x1="15.153cm" svg:y1="2.645cm" svg:x2="18.023cm" svg:y2="2.645cm">
          <text:p/>
        </draw:line>
        <draw:line draw:style-name="gr2" draw:text-style-name="P48" draw:layer="layout" svg:x1="15.161cm" svg:y1="5.453cm" svg:x2="15.161cm" svg:y2="2.652cm">
          <text:p/>
        </draw:line>
        <draw:line draw:style-name="gr2" draw:text-style-name="P48" draw:layer="layout" svg:x1="18.023cm" svg:y1="2.645cm" svg:x2="20.884cm" svg:y2="2.645cm">
          <text:p/>
        </draw:line>
        <draw:line draw:style-name="gr2" draw:text-style-name="P48" draw:layer="layout" svg:x1="18.023cm" svg:y1="5.453cm" svg:x2="18.023cm" svg:y2="2.652cm">
          <text:p/>
        </draw:line>
        <draw:line draw:style-name="gr2" draw:text-style-name="P48" draw:layer="layout" svg:x1="20.884cm" svg:y1="2.645cm" svg:x2="23.745cm" svg:y2="2.645cm">
          <text:p/>
        </draw:line>
        <draw:line draw:style-name="gr2" draw:text-style-name="P48" draw:layer="layout" svg:x1="20.884cm" svg:y1="5.453cm" svg:x2="20.884cm" svg:y2="2.652cm">
          <text:p/>
        </draw:line>
        <draw:line draw:style-name="gr2" draw:text-style-name="P48" draw:layer="layout" svg:x1="23.745cm" svg:y1="2.645cm" svg:x2="26.614cm" svg:y2="2.645cm">
          <text:p/>
        </draw:line>
        <draw:line draw:style-name="gr2" draw:text-style-name="P48" draw:layer="layout" svg:x1="23.745cm" svg:y1="5.453cm" svg:x2="23.745cm" svg:y2="2.652cm">
          <text:p/>
        </draw:line>
        <draw:line draw:style-name="gr2" draw:text-style-name="P48" draw:layer="layout" svg:x1="26.606cm" svg:y1="5.453cm" svg:x2="26.606cm" svg:y2="2.652cm">
          <text:p/>
        </draw:line>
        <draw:line draw:style-name="gr2" draw:text-style-name="P48" draw:layer="layout" svg:x1="15.153cm" svg:y1="5.462cm" svg:x2="18.023cm" svg:y2="5.462cm">
          <text:p/>
        </draw:line>
        <draw:line draw:style-name="gr2" draw:text-style-name="P48" draw:layer="layout" svg:x1="15.161cm" svg:y1="8.27cm" svg:x2="15.161cm" svg:y2="5.468cm">
          <text:p/>
        </draw:line>
        <draw:line draw:style-name="gr2" draw:text-style-name="P48" draw:layer="layout" svg:x1="18.023cm" svg:y1="5.462cm" svg:x2="20.884cm" svg:y2="5.462cm">
          <text:p/>
        </draw:line>
        <draw:line draw:style-name="gr2" draw:text-style-name="P48" draw:layer="layout" svg:x1="18.023cm" svg:y1="8.27cm" svg:x2="18.023cm" svg:y2="5.468cm">
          <text:p/>
        </draw:line>
        <draw:line draw:style-name="gr2" draw:text-style-name="P48" draw:layer="layout" svg:x1="20.884cm" svg:y1="5.462cm" svg:x2="23.745cm" svg:y2="5.462cm">
          <text:p/>
        </draw:line>
        <draw:line draw:style-name="gr2" draw:text-style-name="P48" draw:layer="layout" svg:x1="20.884cm" svg:y1="8.27cm" svg:x2="20.884cm" svg:y2="5.468cm">
          <text:p/>
        </draw:line>
        <draw:line draw:style-name="gr2" draw:text-style-name="P48" draw:layer="layout" svg:x1="23.745cm" svg:y1="5.462cm" svg:x2="26.614cm" svg:y2="5.462cm">
          <text:p/>
        </draw:line>
        <draw:line draw:style-name="gr2" draw:text-style-name="P48" draw:layer="layout" svg:x1="23.745cm" svg:y1="8.27cm" svg:x2="23.745cm" svg:y2="5.468cm">
          <text:p/>
        </draw:line>
        <draw:line draw:style-name="gr2" draw:text-style-name="P48" draw:layer="layout" svg:x1="26.606cm" svg:y1="8.27cm" svg:x2="26.606cm" svg:y2="5.468cm">
          <text:p/>
        </draw:line>
        <draw:line draw:style-name="gr2" draw:text-style-name="P48" draw:layer="layout" svg:x1="15.153cm" svg:y1="8.278cm" svg:x2="18.023cm" svg:y2="8.278cm">
          <text:p/>
        </draw:line>
        <draw:line draw:style-name="gr2" draw:text-style-name="P48" draw:layer="layout" svg:x1="15.161cm" svg:y1="11.086cm" svg:x2="15.161cm" svg:y2="8.285cm">
          <text:p/>
        </draw:line>
        <draw:line draw:style-name="gr2" draw:text-style-name="P48" draw:layer="layout" svg:x1="18.023cm" svg:y1="8.278cm" svg:x2="20.884cm" svg:y2="8.278cm">
          <text:p/>
        </draw:line>
        <draw:line draw:style-name="gr2" draw:text-style-name="P48" draw:layer="layout" svg:x1="18.023cm" svg:y1="11.086cm" svg:x2="18.023cm" svg:y2="8.285cm">
          <text:p/>
        </draw:line>
        <draw:line draw:style-name="gr2" draw:text-style-name="P48" draw:layer="layout" svg:x1="20.884cm" svg:y1="8.278cm" svg:x2="23.745cm" svg:y2="8.278cm">
          <text:p/>
        </draw:line>
        <draw:line draw:style-name="gr2" draw:text-style-name="P48" draw:layer="layout" svg:x1="20.884cm" svg:y1="11.086cm" svg:x2="20.884cm" svg:y2="8.285cm">
          <text:p/>
        </draw:line>
        <draw:line draw:style-name="gr2" draw:text-style-name="P48" draw:layer="layout" svg:x1="23.745cm" svg:y1="8.278cm" svg:x2="26.614cm" svg:y2="8.278cm">
          <text:p/>
        </draw:line>
        <draw:line draw:style-name="gr2" draw:text-style-name="P48" draw:layer="layout" svg:x1="23.745cm" svg:y1="11.086cm" svg:x2="23.745cm" svg:y2="8.285cm">
          <text:p/>
        </draw:line>
        <draw:line draw:style-name="gr2" draw:text-style-name="P48" draw:layer="layout" svg:x1="26.606cm" svg:y1="11.086cm" svg:x2="26.606cm" svg:y2="8.285cm">
          <text:p/>
        </draw:line>
        <draw:line draw:style-name="gr2" draw:text-style-name="P48" draw:layer="layout" svg:x1="15.153cm" svg:y1="11.094cm" svg:x2="18.023cm" svg:y2="11.094cm">
          <text:p/>
        </draw:line>
        <draw:line draw:style-name="gr2" draw:text-style-name="P48" draw:layer="layout" svg:x1="15.161cm" svg:y1="13.903cm" svg:x2="15.161cm" svg:y2="11.101cm">
          <text:p/>
        </draw:line>
        <draw:line draw:style-name="gr2" draw:text-style-name="P48" draw:layer="layout" svg:x1="18.023cm" svg:y1="11.094cm" svg:x2="20.884cm" svg:y2="11.094cm">
          <text:p/>
        </draw:line>
        <draw:line draw:style-name="gr2" draw:text-style-name="P48" draw:layer="layout" svg:x1="18.023cm" svg:y1="13.903cm" svg:x2="18.023cm" svg:y2="11.101cm">
          <text:p/>
        </draw:line>
        <draw:line draw:style-name="gr2" draw:text-style-name="P48" draw:layer="layout" svg:x1="20.884cm" svg:y1="11.094cm" svg:x2="23.745cm" svg:y2="11.094cm">
          <text:p/>
        </draw:line>
        <draw:line draw:style-name="gr2" draw:text-style-name="P48" draw:layer="layout" svg:x1="20.884cm" svg:y1="13.903cm" svg:x2="20.884cm" svg:y2="11.101cm">
          <text:p/>
        </draw:line>
        <draw:line draw:style-name="gr2" draw:text-style-name="P48" draw:layer="layout" svg:x1="23.745cm" svg:y1="11.094cm" svg:x2="26.614cm" svg:y2="11.094cm">
          <text:p/>
        </draw:line>
        <draw:line draw:style-name="gr2" draw:text-style-name="P48" draw:layer="layout" svg:x1="23.745cm" svg:y1="13.903cm" svg:x2="23.745cm" svg:y2="11.101cm">
          <text:p/>
        </draw:line>
        <draw:line draw:style-name="gr2" draw:text-style-name="P48" draw:layer="layout" svg:x1="26.606cm" svg:y1="13.903cm" svg:x2="26.606cm" svg:y2="11.101cm">
          <text:p/>
        </draw:line>
        <draw:line draw:style-name="gr2" draw:text-style-name="P48" draw:layer="layout" svg:x1="15.153cm" svg:y1="13.909cm" svg:x2="18.023cm" svg:y2="13.909cm">
          <text:p/>
        </draw:line>
        <draw:line draw:style-name="gr2" draw:text-style-name="P48" draw:layer="layout" svg:x1="15.161cm" svg:y1="16.719cm" svg:x2="15.161cm" svg:y2="13.917cm">
          <text:p/>
        </draw:line>
        <draw:line draw:style-name="gr2" draw:text-style-name="P48" draw:layer="layout" svg:x1="18.023cm" svg:y1="13.909cm" svg:x2="20.884cm" svg:y2="13.909cm">
          <text:p/>
        </draw:line>
        <draw:line draw:style-name="gr2" draw:text-style-name="P48" draw:layer="layout" svg:x1="18.023cm" svg:y1="16.719cm" svg:x2="18.023cm" svg:y2="13.917cm">
          <text:p/>
        </draw:line>
        <draw:line draw:style-name="gr2" draw:text-style-name="P48" draw:layer="layout" svg:x1="20.884cm" svg:y1="13.909cm" svg:x2="23.745cm" svg:y2="13.909cm">
          <text:p/>
        </draw:line>
        <draw:line draw:style-name="gr2" draw:text-style-name="P48" draw:layer="layout" svg:x1="20.884cm" svg:y1="16.719cm" svg:x2="20.884cm" svg:y2="13.917cm">
          <text:p/>
        </draw:line>
        <draw:line draw:style-name="gr2" draw:text-style-name="P48" draw:layer="layout" svg:x1="23.745cm" svg:y1="13.909cm" svg:x2="26.614cm" svg:y2="13.909cm">
          <text:p/>
        </draw:line>
        <draw:line draw:style-name="gr2" draw:text-style-name="P48" draw:layer="layout" svg:x1="23.745cm" svg:y1="16.719cm" svg:x2="23.745cm" svg:y2="13.917cm">
          <text:p/>
        </draw:line>
        <draw:line draw:style-name="gr2" draw:text-style-name="P48" draw:layer="layout" svg:x1="26.606cm" svg:y1="16.719cm" svg:x2="26.606cm" svg:y2="13.917cm">
          <text:p/>
        </draw:line>
        <draw:line draw:style-name="gr2" draw:text-style-name="P48" draw:layer="layout" svg:x1="15.153cm" svg:y1="16.726cm" svg:x2="26.614cm" svg:y2="16.726cm">
          <text:p/>
        </draw:line>
        <draw:frame draw:style-name="gr53" draw:text-style-name="P28" draw:layer="layout" svg:width="1.432cm" svg:height="0.533cm" svg:x="15.894cm" svg:y="1.714cm">
          <draw:text-box>
            <text:p text:style-name="P1"><text:span text:style-name="T13">J</text:span><text:span text:style-name="T13">u</text:span><text:span text:style-name="T13">e</text:span><text:span text:style-name="T13">v</text:span><text:span text:style-name="T13">e</text:span><text:span text:style-name="T13">s</text:span></text:p>
          </draw:text-box>
        </draw:frame>
        <draw:frame draw:style-name="gr54" draw:text-style-name="P28" draw:layer="layout" svg:width="1.714cm" svg:height="0.533cm" svg:x="18.683cm" svg:y="1.714cm">
          <draw:text-box>
            <text:p text:style-name="P1"><text:span text:style-name="T13">Vi</text:span><text:span text:style-name="T13">er</text:span><text:span text:style-name="T13">n</text:span><text:span text:style-name="T13">e</text:span><text:span text:style-name="T13">s</text:span></text:p>
          </draw:text-box>
        </draw:frame>
        <draw:frame draw:style-name="gr55" draw:text-style-name="P28" draw:layer="layout" svg:width="1.691cm" svg:height="0.533cm" svg:x="21.531cm" svg:y="1.714cm">
          <draw:text-box>
            <text:p text:style-name="P1"><text:span text:style-name="T13">S</text:span><text:span text:style-name="T13">á</text:span><text:span text:style-name="T13">b</text:span><text:span text:style-name="T13">a</text:span><text:span text:style-name="T13">d</text:span><text:span text:style-name="T13">o</text:span></text:p>
          </draw:text-box>
        </draw:frame>
        <draw:frame draw:style-name="gr56" draw:text-style-name="P28" draw:layer="layout" svg:width="2.001cm" svg:height="0.533cm" svg:x="24.251cm" svg:y="1.714cm">
          <draw:text-box>
            <text:p text:style-name="P1"><text:span text:style-name="T13">D</text:span><text:span text:style-name="T13">o</text:span><text:span text:style-name="T13">m</text:span><text:span text:style-name="T13">in</text:span><text:span text:style-name="T13">g</text:span><text:span text:style-name="T13">o</text:span></text:p>
          </draw:text-box>
        </draw:frame>
        <draw:frame draw:style-name="gr89" draw:text-style-name="P29" draw:layer="layout" svg:width="0.364cm" svg:height="0.475cm" svg:x="15.295cm" svg:y="5.534cm">
          <draw:text-box>
            <text:p text:style-name="P1"><text:span text:style-name="T14">6</text:span></text:p>
          </draw:text-box>
        </draw:frame>
        <draw:frame draw:style-name="gr89" draw:text-style-name="P29" draw:layer="layout" svg:width="0.364cm" svg:height="0.475cm" svg:x="18.156cm" svg:y="5.534cm">
          <draw:text-box>
            <text:p text:style-name="P1"><text:span text:style-name="T14">7</text:span></text:p>
          </draw:text-box>
        </draw:frame>
        <draw:frame draw:style-name="gr90" draw:text-style-name="P29" draw:layer="layout" svg:width="0.37cm" svg:height="0.475cm" svg:x="21.017cm" svg:y="5.534cm">
          <draw:text-box>
            <text:p text:style-name="P1"><text:span text:style-name="T14">8</text:span></text:p>
          </draw:text-box>
        </draw:frame>
        <draw:frame draw:style-name="gr91" draw:text-style-name="P29" draw:layer="layout" svg:width="0.472cm" svg:height="0.475cm" svg:x="23.878cm" svg:y="5.534cm">
          <draw:text-box>
            <text:p text:style-name="P1"><text:span text:style-name="T14">9</text:span></text:p>
          </draw:text-box>
        </draw:frame>
        <draw:frame draw:style-name="gr91" draw:text-style-name="P29" draw:layer="layout" svg:width="0.472cm" svg:height="0.475cm" svg:x="15.295cm" svg:y="8.349cm">
          <draw:text-box>
            <text:p text:style-name="P1"><text:span text:style-name="T14">13</text:span></text:p>
          </draw:text-box>
        </draw:frame>
        <draw:frame draw:style-name="gr91" draw:text-style-name="P29" draw:layer="layout" svg:width="0.472cm" svg:height="0.475cm" svg:x="18.156cm" svg:y="8.349cm">
          <draw:text-box>
            <text:p text:style-name="P1"><text:span text:style-name="T14">14</text:span></text:p>
          </draw:text-box>
        </draw:frame>
        <draw:frame draw:style-name="gr91" draw:text-style-name="P29" draw:layer="layout" svg:width="0.472cm" svg:height="0.475cm" svg:x="21.017cm" svg:y="8.349cm">
          <draw:text-box>
            <text:p text:style-name="P1"><text:span text:style-name="T14">15</text:span></text:p>
          </draw:text-box>
        </draw:frame>
        <draw:frame draw:style-name="gr91" draw:text-style-name="P29" draw:layer="layout" svg:width="0.472cm" svg:height="0.475cm" svg:x="23.878cm" svg:y="8.349cm">
          <draw:text-box>
            <text:p text:style-name="P1"><text:span text:style-name="T14">16</text:span></text:p>
          </draw:text-box>
        </draw:frame>
        <draw:frame draw:style-name="gr91" draw:text-style-name="P29" draw:layer="layout" svg:width="0.472cm" svg:height="0.475cm" svg:x="15.295cm" svg:y="11.165cm">
          <draw:text-box>
            <text:p text:style-name="P1"><text:span text:style-name="T14">2</text:span><text:span text:style-name="T14">0</text:span></text:p>
          </draw:text-box>
        </draw:frame>
        <draw:frame draw:style-name="gr91" draw:text-style-name="P29" draw:layer="layout" svg:width="0.472cm" svg:height="0.475cm" svg:x="18.156cm" svg:y="11.165cm">
          <draw:text-box>
            <text:p text:style-name="P1"><text:span text:style-name="T14">21</text:span></text:p>
          </draw:text-box>
        </draw:frame>
        <draw:frame draw:style-name="gr91" draw:text-style-name="P29" draw:layer="layout" svg:width="0.472cm" svg:height="0.475cm" svg:x="21.017cm" svg:y="11.165cm">
          <draw:text-box>
            <text:p text:style-name="P1"><text:span text:style-name="T14">2</text:span><text:span text:style-name="T14">2</text:span></text:p>
          </draw:text-box>
        </draw:frame>
        <draw:frame draw:style-name="gr89" draw:text-style-name="P29" draw:layer="layout" svg:width="0.364cm" svg:height="0.475cm" svg:x="21.017cm" svg:y="2.721cm">
          <draw:text-box>
            <text:p text:style-name="P1"><text:span text:style-name="T14">1</text:span></text:p>
          </draw:text-box>
        </draw:frame>
        <draw:frame draw:style-name="gr91" draw:text-style-name="P29" draw:layer="layout" svg:width="0.472cm" svg:height="0.475cm" svg:x="23.878cm" svg:y="2.721cm">
          <draw:text-box>
            <text:p text:style-name="P1"><text:span text:style-name="T14">2</text:span></text:p>
          </draw:text-box>
        </draw:frame>
        <draw:frame draw:style-name="gr91" draw:text-style-name="P29" draw:layer="layout" svg:width="0.472cm" svg:height="0.475cm" svg:x="23.882cm" svg:y="11.163cm">
          <draw:text-box>
            <text:p text:style-name="P1"><text:span text:style-name="T14">2</text:span><text:span text:style-name="T14">3</text:span></text:p>
          </draw:text-box>
        </draw:frame>
        <draw:frame draw:style-name="gr91" draw:text-style-name="P29" draw:layer="layout" svg:width="0.472cm" svg:height="0.475cm" svg:x="15.292cm" svg:y="13.979cm">
          <draw:text-box>
            <text:p text:style-name="P1"><text:span text:style-name="T14">2</text:span><text:span text:style-name="T14">7</text:span></text:p>
          </draw:text-box>
        </draw:frame>
        <draw:frame draw:style-name="gr91" draw:text-style-name="P29" draw:layer="layout" svg:width="0.472cm" svg:height="0.475cm" svg:x="18.153cm" svg:y="13.979cm">
          <draw:text-box>
            <text:p text:style-name="P1"><text:span text:style-name="T14">2</text:span><text:span text:style-name="T14">8</text:span></text:p>
          </draw:text-box>
        </draw:frame>
        <draw:line draw:style-name="gr2" draw:text-style-name="P48" draw:layer="layout" svg:x1="15.161cm" svg:y1="19.536cm" svg:x2="15.161cm" svg:y2="16.734cm">
          <text:p/>
        </draw:line>
        <draw:line draw:style-name="gr2" draw:text-style-name="P48" draw:layer="layout" svg:x1="18.023cm" svg:y1="19.536cm" svg:x2="18.023cm" svg:y2="16.734cm">
          <text:p/>
        </draw:line>
        <draw:line draw:style-name="gr2" draw:text-style-name="P48" draw:layer="layout" svg:x1="20.884cm" svg:y1="19.536cm" svg:x2="20.884cm" svg:y2="16.734cm">
          <text:p/>
        </draw:line>
        <draw:line draw:style-name="gr2" draw:text-style-name="P48" draw:layer="layout" svg:x1="23.745cm" svg:y1="19.536cm" svg:x2="23.745cm" svg:y2="16.734cm">
          <text:p/>
        </draw:line>
        <draw:line draw:style-name="gr2" draw:text-style-name="P48" draw:layer="layout" svg:x1="26.606cm" svg:y1="19.536cm" svg:x2="26.606cm" svg:y2="16.734cm">
          <text:p/>
        </draw:line>
        <draw:line draw:style-name="gr2" draw:text-style-name="P48" draw:layer="layout" svg:x1="15.153cm" svg:y1="19.543cm" svg:x2="26.614cm" svg:y2="19.543cm">
          <text:p/>
        </draw:line>
        <draw:frame draw:style-name="gr91" draw:text-style-name="P29" draw:layer="layout" svg:width="0.472cm" svg:height="0.475cm" svg:x="21.018cm" svg:y="13.982cm">
          <draw:text-box>
            <text:p text:style-name="P1"><text:span text:style-name="T14">2</text:span><text:span text:style-name="T14">9</text:span></text:p>
          </draw:text-box>
        </draw:frame>
        <draw:frame draw:style-name="gr91" draw:text-style-name="P29" draw:layer="layout" svg:width="0.472cm" svg:height="0.475cm" svg:x="23.883cm" svg:y="13.98cm">
          <draw:text-box>
            <text:p text:style-name="P1"><text:span text:style-name="T14">3</text:span><text:span text:style-name="T14">0</text:span></text:p>
          </draw:text-box>
        </draw:frame>
      </draw:page>
      <draw:page draw:name="page27" draw:style-name="dp1" draw:master-page-name="master-page34">
        <draw:frame draw:style-name="gr87" draw:text-style-name="P32" draw:layer="layout" svg:width="2.479cm" svg:height="0.709cm" svg:x="1.511cm" svg:y="1.621cm">
          <draw:text-box>
            <text:p text:style-name="P1"><text:span text:style-name="T16">M</text:span><text:span text:style-name="T16">A</text:span><text:span text:style-name="T16">Y</text:span><text:span text:style-name="T16">O</text:span></text:p>
          </draw:text-box>
        </draw:frame>
        <draw:line draw:style-name="gr2" draw:text-style-name="P48" draw:layer="layout" svg:x1="4.079cm" svg:y1="1.282cm" svg:x2="6.949cm" svg:y2="1.282cm">
          <text:p/>
        </draw:line>
        <draw:line draw:style-name="gr2" draw:text-style-name="P48" draw:layer="layout" svg:x1="4.087cm" svg:y1="2.67cm" svg:x2="4.087cm" svg:y2="1.291cm">
          <text:p/>
        </draw:line>
        <draw:line draw:style-name="gr2" draw:text-style-name="P48" draw:layer="layout" svg:x1="6.949cm" svg:y1="1.282cm" svg:x2="9.81cm" svg:y2="1.282cm">
          <text:p/>
        </draw:line>
        <draw:line draw:style-name="gr2" draw:text-style-name="P48" draw:layer="layout" svg:x1="6.949cm" svg:y1="2.67cm" svg:x2="6.949cm" svg:y2="1.291cm">
          <text:p/>
        </draw:line>
        <draw:line draw:style-name="gr2" draw:text-style-name="P48" draw:layer="layout" svg:x1="9.81cm" svg:y1="1.282cm" svg:x2="12.679cm" svg:y2="1.282cm">
          <text:p/>
        </draw:line>
        <draw:line draw:style-name="gr2" draw:text-style-name="P48" draw:layer="layout" svg:x1="9.81cm" svg:y1="2.67cm" svg:x2="9.81cm" svg:y2="1.291cm">
          <text:p/>
        </draw:line>
        <draw:line draw:style-name="gr2" draw:text-style-name="P48" draw:layer="layout" svg:x1="12.671cm" svg:y1="2.67cm" svg:x2="12.671cm" svg:y2="1.291cm">
          <text:p/>
        </draw:line>
        <draw:line draw:style-name="gr2" draw:text-style-name="P48" draw:layer="layout" svg:x1="4.079cm" svg:y1="2.68cm" svg:x2="6.949cm" svg:y2="2.68cm">
          <text:p/>
        </draw:line>
        <draw:line draw:style-name="gr2" draw:text-style-name="P48" draw:layer="layout" svg:x1="4.087cm" svg:y1="5.489cm" svg:x2="4.087cm" svg:y2="2.686cm">
          <text:p/>
        </draw:line>
        <draw:line draw:style-name="gr2" draw:text-style-name="P48" draw:layer="layout" svg:x1="6.949cm" svg:y1="2.68cm" svg:x2="9.81cm" svg:y2="2.68cm">
          <text:p/>
        </draw:line>
        <draw:line draw:style-name="gr2" draw:text-style-name="P48" draw:layer="layout" svg:x1="6.949cm" svg:y1="5.489cm" svg:x2="6.949cm" svg:y2="2.686cm">
          <text:p/>
        </draw:line>
        <draw:line draw:style-name="gr2" draw:text-style-name="P48" draw:layer="layout" svg:x1="9.81cm" svg:y1="2.68cm" svg:x2="12.679cm" svg:y2="2.68cm">
          <text:p/>
        </draw:line>
        <draw:line draw:style-name="gr2" draw:text-style-name="P48" draw:layer="layout" svg:x1="9.81cm" svg:y1="5.489cm" svg:x2="9.81cm" svg:y2="2.686cm">
          <text:p/>
        </draw:line>
        <draw:line draw:style-name="gr2" draw:text-style-name="P48" draw:layer="layout" svg:x1="12.671cm" svg:y1="5.489cm" svg:x2="12.671cm" svg:y2="2.686cm">
          <text:p/>
        </draw:line>
        <draw:line draw:style-name="gr2" draw:text-style-name="P48" draw:layer="layout" svg:x1="4.079cm" svg:y1="5.497cm" svg:x2="6.949cm" svg:y2="5.497cm">
          <text:p/>
        </draw:line>
        <draw:line draw:style-name="gr2" draw:text-style-name="P48" draw:layer="layout" svg:x1="4.087cm" svg:y1="8.307cm" svg:x2="4.087cm" svg:y2="5.504cm">
          <text:p/>
        </draw:line>
        <draw:line draw:style-name="gr2" draw:text-style-name="P48" draw:layer="layout" svg:x1="6.949cm" svg:y1="5.497cm" svg:x2="9.81cm" svg:y2="5.497cm">
          <text:p/>
        </draw:line>
        <draw:line draw:style-name="gr2" draw:text-style-name="P48" draw:layer="layout" svg:x1="6.949cm" svg:y1="8.307cm" svg:x2="6.949cm" svg:y2="5.504cm">
          <text:p/>
        </draw:line>
        <draw:line draw:style-name="gr2" draw:text-style-name="P48" draw:layer="layout" svg:x1="9.81cm" svg:y1="5.497cm" svg:x2="12.679cm" svg:y2="5.497cm">
          <text:p/>
        </draw:line>
        <draw:line draw:style-name="gr2" draw:text-style-name="P48" draw:layer="layout" svg:x1="9.81cm" svg:y1="8.307cm" svg:x2="9.81cm" svg:y2="5.504cm">
          <text:p/>
        </draw:line>
        <draw:line draw:style-name="gr2" draw:text-style-name="P48" draw:layer="layout" svg:x1="12.671cm" svg:y1="8.307cm" svg:x2="12.671cm" svg:y2="5.504cm">
          <text:p/>
        </draw:line>
        <draw:line draw:style-name="gr2" draw:text-style-name="P48" draw:layer="layout" svg:x1="4.079cm" svg:y1="8.314cm" svg:x2="6.949cm" svg:y2="8.314cm">
          <text:p/>
        </draw:line>
        <draw:line draw:style-name="gr2" draw:text-style-name="P48" draw:layer="layout" svg:x1="4.087cm" svg:y1="11.125cm" svg:x2="4.087cm" svg:y2="8.322cm">
          <text:p/>
        </draw:line>
        <draw:line draw:style-name="gr2" draw:text-style-name="P48" draw:layer="layout" svg:x1="6.949cm" svg:y1="8.314cm" svg:x2="9.81cm" svg:y2="8.314cm">
          <text:p/>
        </draw:line>
        <draw:line draw:style-name="gr2" draw:text-style-name="P48" draw:layer="layout" svg:x1="6.949cm" svg:y1="11.125cm" svg:x2="6.949cm" svg:y2="8.322cm">
          <text:p/>
        </draw:line>
        <draw:line draw:style-name="gr2" draw:text-style-name="P48" draw:layer="layout" svg:x1="9.81cm" svg:y1="8.314cm" svg:x2="12.679cm" svg:y2="8.314cm">
          <text:p/>
        </draw:line>
        <draw:line draw:style-name="gr2" draw:text-style-name="P48" draw:layer="layout" svg:x1="9.81cm" svg:y1="11.125cm" svg:x2="9.81cm" svg:y2="8.322cm">
          <text:p/>
        </draw:line>
        <draw:line draw:style-name="gr2" draw:text-style-name="P48" draw:layer="layout" svg:x1="12.671cm" svg:y1="11.125cm" svg:x2="12.671cm" svg:y2="8.322cm">
          <text:p/>
        </draw:line>
        <draw:line draw:style-name="gr2" draw:text-style-name="P48" draw:layer="layout" svg:x1="4.079cm" svg:y1="11.131cm" svg:x2="6.949cm" svg:y2="11.131cm">
          <text:p/>
        </draw:line>
        <draw:line draw:style-name="gr2" draw:text-style-name="P48" draw:layer="layout" svg:x1="4.087cm" svg:y1="13.941cm" svg:x2="4.087cm" svg:y2="11.138cm">
          <text:p/>
        </draw:line>
        <draw:line draw:style-name="gr2" draw:text-style-name="P48" draw:layer="layout" svg:x1="6.949cm" svg:y1="11.131cm" svg:x2="9.81cm" svg:y2="11.131cm">
          <text:p/>
        </draw:line>
        <draw:line draw:style-name="gr2" draw:text-style-name="P48" draw:layer="layout" svg:x1="6.949cm" svg:y1="13.941cm" svg:x2="6.949cm" svg:y2="11.138cm">
          <text:p/>
        </draw:line>
        <draw:line draw:style-name="gr2" draw:text-style-name="P48" draw:layer="layout" svg:x1="9.81cm" svg:y1="11.131cm" svg:x2="12.679cm" svg:y2="11.131cm">
          <text:p/>
        </draw:line>
        <draw:line draw:style-name="gr2" draw:text-style-name="P48" draw:layer="layout" svg:x1="9.81cm" svg:y1="13.941cm" svg:x2="9.81cm" svg:y2="11.138cm">
          <text:p/>
        </draw:line>
        <draw:line draw:style-name="gr2" draw:text-style-name="P48" draw:layer="layout" svg:x1="12.671cm" svg:y1="13.941cm" svg:x2="12.671cm" svg:y2="11.138cm">
          <text:p/>
        </draw:line>
        <draw:line draw:style-name="gr2" draw:text-style-name="P48" draw:layer="layout" svg:x1="4.079cm" svg:y1="13.949cm" svg:x2="6.949cm" svg:y2="13.949cm">
          <text:p/>
        </draw:line>
        <draw:line draw:style-name="gr2" draw:text-style-name="P48" draw:layer="layout" svg:x1="4.087cm" svg:y1="16.758cm" svg:x2="4.087cm" svg:y2="13.955cm">
          <text:p/>
        </draw:line>
        <draw:line draw:style-name="gr2" draw:text-style-name="P48" draw:layer="layout" svg:x1="6.949cm" svg:y1="13.949cm" svg:x2="9.81cm" svg:y2="13.949cm">
          <text:p/>
        </draw:line>
        <draw:line draw:style-name="gr2" draw:text-style-name="P48" draw:layer="layout" svg:x1="6.949cm" svg:y1="16.758cm" svg:x2="6.949cm" svg:y2="13.955cm">
          <text:p/>
        </draw:line>
        <draw:line draw:style-name="gr2" draw:text-style-name="P48" draw:layer="layout" svg:x1="9.81cm" svg:y1="13.949cm" svg:x2="12.679cm" svg:y2="13.949cm">
          <text:p/>
        </draw:line>
        <draw:line draw:style-name="gr2" draw:text-style-name="P48" draw:layer="layout" svg:x1="9.81cm" svg:y1="16.758cm" svg:x2="9.81cm" svg:y2="13.955cm">
          <text:p/>
        </draw:line>
        <draw:line draw:style-name="gr2" draw:text-style-name="P48" draw:layer="layout" svg:x1="12.671cm" svg:y1="16.758cm" svg:x2="12.671cm" svg:y2="13.955cm">
          <text:p/>
        </draw:line>
        <draw:line draw:style-name="gr2" draw:text-style-name="P48" draw:layer="layout" svg:x1="4.079cm" svg:y1="16.766cm" svg:x2="12.679cm" svg:y2="16.766cm">
          <text:p/>
        </draw:line>
        <draw:frame draw:style-name="gr64" draw:text-style-name="P28" draw:layer="layout" svg:width="1.316cm" svg:height="0.533cm" svg:x="4.923cm" svg:y="1.748cm">
          <draw:text-box>
            <text:p text:style-name="P1"><text:span text:style-name="T13">L</text:span><text:span text:style-name="T13">u</text:span><text:span text:style-name="T13">n</text:span><text:span text:style-name="T13">e</text:span><text:span text:style-name="T13">s</text:span></text:p>
          </draw:text-box>
        </draw:frame>
        <draw:frame draw:style-name="gr65" draw:text-style-name="P28" draw:layer="layout" svg:width="1.635cm" svg:height="0.533cm" svg:x="7.636cm" svg:y="1.748cm">
          <draw:text-box>
            <text:p text:style-name="P1"><text:span text:style-name="T13">M</text:span><text:span text:style-name="T13">ar</text:span><text:span text:style-name="T13">te</text:span><text:span text:style-name="T13">s</text:span></text:p>
          </draw:text-box>
        </draw:frame>
        <draw:frame draw:style-name="gr66" draw:text-style-name="P35" draw:layer="layout" svg:width="2.304cm" svg:height="0.533cm" svg:x="10.197cm" svg:y="1.748cm">
          <draw:text-box>
            <text:p text:style-name="P1"><text:span text:style-name="T19">M</text:span><text:span text:style-name="T19">ié</text:span><text:span text:style-name="T19">rc</text:span><text:span text:style-name="T19">ol</text:span><text:span text:style-name="T19">e</text:span><text:span text:style-name="T19">s</text:span></text:p>
          </draw:text-box>
        </draw:frame>
        <draw:line draw:style-name="gr2" draw:text-style-name="P49" draw:layer="layout" svg:x1="0.701cm" svg:y1="2.678cm" svg:x2="4.087cm" svg:y2="2.678cm">
          <text:p/>
        </draw:line>
        <draw:line draw:style-name="gr2" draw:text-style-name="P49" draw:layer="layout" svg:x1="0.701cm" svg:y1="5.496cm" svg:x2="4.087cm" svg:y2="5.496cm">
          <text:p/>
        </draw:line>
        <draw:line draw:style-name="gr2" draw:text-style-name="P49" draw:layer="layout" svg:x1="0.701cm" svg:y1="8.314cm" svg:x2="4.087cm" svg:y2="8.314cm">
          <text:p/>
        </draw:line>
        <draw:line draw:style-name="gr2" draw:text-style-name="P49" draw:layer="layout" svg:x1="0.701cm" svg:y1="11.131cm" svg:x2="4.087cm" svg:y2="11.131cm">
          <text:p/>
        </draw:line>
        <draw:line draw:style-name="gr2" draw:text-style-name="P49" draw:layer="layout" svg:x1="0.701cm" svg:y1="13.948cm" svg:x2="4.087cm" svg:y2="13.948cm">
          <text:p/>
        </draw:line>
        <draw:line draw:style-name="gr6" draw:text-style-name="P48" draw:layer="layout" svg:x1="0.701cm" svg:y1="3.15cm" svg:x2="4.08cm" svg:y2="3.15cm">
          <text:p/>
        </draw:line>
        <draw:line draw:style-name="gr6" draw:text-style-name="P48" draw:layer="layout" svg:x1="0.701cm" svg:y1="3.551cm" svg:x2="4.08cm" svg:y2="3.551cm">
          <text:p/>
        </draw:line>
        <draw:line draw:style-name="gr6" draw:text-style-name="P48" draw:layer="layout" svg:x1="0.701cm" svg:y1="3.953cm" svg:x2="4.08cm" svg:y2="3.953cm">
          <text:p/>
        </draw:line>
        <draw:line draw:style-name="gr6" draw:text-style-name="P48" draw:layer="layout" svg:x1="0.701cm" svg:y1="4.353cm" svg:x2="4.08cm" svg:y2="4.353cm">
          <text:p/>
        </draw:line>
        <draw:line draw:style-name="gr6" draw:text-style-name="P48" draw:layer="layout" svg:x1="0.701cm" svg:y1="4.754cm" svg:x2="4.08cm" svg:y2="4.754cm">
          <text:p/>
        </draw:line>
        <draw:line draw:style-name="gr6" draw:text-style-name="P48" draw:layer="layout" svg:x1="0.701cm" svg:y1="5.155cm" svg:x2="4.08cm" svg:y2="5.155cm">
          <text:p/>
        </draw:line>
        <draw:line draw:style-name="gr6" draw:text-style-name="P48" draw:layer="layout" svg:x1="0.701cm" svg:y1="5.957cm" svg:x2="4.08cm" svg:y2="5.957cm">
          <text:p/>
        </draw:line>
        <draw:line draw:style-name="gr6" draw:text-style-name="P48" draw:layer="layout" svg:x1="0.701cm" svg:y1="6.358cm" svg:x2="4.08cm" svg:y2="6.358cm">
          <text:p/>
        </draw:line>
        <draw:line draw:style-name="gr6" draw:text-style-name="P48" draw:layer="layout" svg:x1="0.701cm" svg:y1="6.758cm" svg:x2="4.08cm" svg:y2="6.758cm">
          <text:p/>
        </draw:line>
        <draw:line draw:style-name="gr6" draw:text-style-name="P48" draw:layer="layout" svg:x1="0.701cm" svg:y1="7.16cm" svg:x2="4.08cm" svg:y2="7.16cm">
          <text:p/>
        </draw:line>
        <draw:line draw:style-name="gr6" draw:text-style-name="P48" draw:layer="layout" svg:x1="0.701cm" svg:y1="7.561cm" svg:x2="4.08cm" svg:y2="7.561cm">
          <text:p/>
        </draw:line>
        <draw:line draw:style-name="gr6" draw:text-style-name="P48" draw:layer="layout" svg:x1="0.701cm" svg:y1="7.962cm" svg:x2="4.08cm" svg:y2="7.962cm">
          <text:p/>
        </draw:line>
        <draw:line draw:style-name="gr6" draw:text-style-name="P48" draw:layer="layout" svg:x1="0.701cm" svg:y1="8.763cm" svg:x2="4.08cm" svg:y2="8.763cm">
          <text:p/>
        </draw:line>
        <draw:line draw:style-name="gr6" draw:text-style-name="P48" draw:layer="layout" svg:x1="0.701cm" svg:y1="9.165cm" svg:x2="4.08cm" svg:y2="9.165cm">
          <text:p/>
        </draw:line>
        <draw:line draw:style-name="gr6" draw:text-style-name="P48" draw:layer="layout" svg:x1="0.701cm" svg:y1="9.566cm" svg:x2="4.08cm" svg:y2="9.566cm">
          <text:p/>
        </draw:line>
        <draw:line draw:style-name="gr6" draw:text-style-name="P48" draw:layer="layout" svg:x1="0.701cm" svg:y1="9.967cm" svg:x2="4.08cm" svg:y2="9.967cm">
          <text:p/>
        </draw:line>
        <draw:line draw:style-name="gr6" draw:text-style-name="P48" draw:layer="layout" svg:x1="0.701cm" svg:y1="10.367cm" svg:x2="4.08cm" svg:y2="10.367cm">
          <text:p/>
        </draw:line>
        <draw:line draw:style-name="gr6" draw:text-style-name="P48" draw:layer="layout" svg:x1="0.701cm" svg:y1="10.769cm" svg:x2="4.08cm" svg:y2="10.769cm">
          <text:p/>
        </draw:line>
        <draw:line draw:style-name="gr6" draw:text-style-name="P48" draw:layer="layout" svg:x1="0.701cm" svg:y1="11.57cm" svg:x2="4.08cm" svg:y2="11.57cm">
          <text:p/>
        </draw:line>
        <draw:line draw:style-name="gr6" draw:text-style-name="P48" draw:layer="layout" svg:x1="0.701cm" svg:y1="11.97cm" svg:x2="4.08cm" svg:y2="11.97cm">
          <text:p/>
        </draw:line>
        <draw:line draw:style-name="gr6" draw:text-style-name="P48" draw:layer="layout" svg:x1="0.701cm" svg:y1="12.372cm" svg:x2="4.08cm" svg:y2="12.372cm">
          <text:p/>
        </draw:line>
        <draw:line draw:style-name="gr6" draw:text-style-name="P48" draw:layer="layout" svg:x1="0.701cm" svg:y1="12.772cm" svg:x2="4.08cm" svg:y2="12.772cm">
          <text:p/>
        </draw:line>
        <draw:line draw:style-name="gr6" draw:text-style-name="P48" draw:layer="layout" svg:x1="0.701cm" svg:y1="13.173cm" svg:x2="4.08cm" svg:y2="13.173cm">
          <text:p/>
        </draw:line>
        <draw:line draw:style-name="gr6" draw:text-style-name="P48" draw:layer="layout" svg:x1="0.701cm" svg:y1="13.574cm" svg:x2="4.08cm" svg:y2="13.574cm">
          <text:p/>
        </draw:line>
        <draw:frame draw:style-name="gr92" draw:text-style-name="P34" draw:layer="layout" svg:width="2.26cm" svg:height="0.475cm" svg:x="1.501cm" svg:y="2.67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17</text:span></text:p>
          </draw:text-box>
        </draw:frame>
        <draw:frame draw:style-name="gr92" draw:text-style-name="P34" draw:layer="layout" svg:width="2.26cm" svg:height="0.475cm" svg:x="1.501cm" svg:y="5.488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18</text:span></text:p>
          </draw:text-box>
        </draw:frame>
        <draw:frame draw:style-name="gr92" draw:text-style-name="P34" draw:layer="layout" svg:width="2.26cm" svg:height="0.475cm" svg:x="1.501cm" svg:y="8.305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19</text:span></text:p>
          </draw:text-box>
        </draw:frame>
        <draw:frame draw:style-name="gr92" draw:text-style-name="P34" draw:layer="layout" svg:width="2.26cm" svg:height="0.475cm" svg:x="1.501cm" svg:y="11.123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2</text:span><text:span text:style-name="T18">0</text:span></text:p>
          </draw:text-box>
        </draw:frame>
        <draw:frame draw:style-name="gr89" draw:text-style-name="P29" draw:layer="layout" svg:width="0.364cm" svg:height="0.475cm" svg:x="4.221cm" svg:y="5.569cm">
          <draw:text-box>
            <text:p text:style-name="P1"><text:span text:style-name="T14">3</text:span></text:p>
          </draw:text-box>
        </draw:frame>
        <draw:frame draw:style-name="gr89" draw:text-style-name="P29" draw:layer="layout" svg:width="0.364cm" svg:height="0.475cm" svg:x="7.082cm" svg:y="5.569cm">
          <draw:text-box>
            <text:p text:style-name="P1"><text:span text:style-name="T14">4</text:span></text:p>
          </draw:text-box>
        </draw:frame>
        <draw:frame draw:style-name="gr90" draw:text-style-name="P29" draw:layer="layout" svg:width="0.37cm" svg:height="0.475cm" svg:x="9.942cm" svg:y="5.569cm">
          <draw:text-box>
            <text:p text:style-name="P1"><text:span text:style-name="T14">5</text:span></text:p>
          </draw:text-box>
        </draw:frame>
        <draw:frame draw:style-name="gr91" draw:text-style-name="P29" draw:layer="layout" svg:width="0.472cm" svg:height="0.475cm" svg:x="4.221cm" svg:y="8.386cm">
          <draw:text-box>
            <text:p text:style-name="P1"><text:span text:style-name="T14">10</text:span></text:p>
          </draw:text-box>
        </draw:frame>
        <draw:frame draw:style-name="gr91" draw:text-style-name="P29" draw:layer="layout" svg:width="0.472cm" svg:height="0.475cm" svg:x="7.082cm" svg:y="8.386cm">
          <draw:text-box>
            <text:p text:style-name="P1"><text:span text:style-name="T14">11</text:span></text:p>
          </draw:text-box>
        </draw:frame>
        <draw:frame draw:style-name="gr91" draw:text-style-name="P29" draw:layer="layout" svg:width="0.472cm" svg:height="0.475cm" svg:x="9.942cm" svg:y="8.386cm">
          <draw:text-box>
            <text:p text:style-name="P1"><text:span text:style-name="T14">12</text:span></text:p>
          </draw:text-box>
        </draw:frame>
        <draw:frame draw:style-name="gr91" draw:text-style-name="P29" draw:layer="layout" svg:width="0.472cm" svg:height="0.475cm" svg:x="4.221cm" svg:y="11.203cm">
          <draw:text-box>
            <text:p text:style-name="P1"><text:span text:style-name="T14">17</text:span></text:p>
          </draw:text-box>
        </draw:frame>
        <draw:frame draw:style-name="gr91" draw:text-style-name="P29" draw:layer="layout" svg:width="0.472cm" svg:height="0.475cm" svg:x="7.082cm" svg:y="11.203cm">
          <draw:text-box>
            <text:p text:style-name="P1"><text:span text:style-name="T14">18</text:span></text:p>
          </draw:text-box>
        </draw:frame>
        <draw:frame draw:style-name="gr91" draw:text-style-name="P29" draw:layer="layout" svg:width="0.472cm" svg:height="0.475cm" svg:x="9.942cm" svg:y="11.203cm">
          <draw:text-box>
            <text:p text:style-name="P1"><text:span text:style-name="T14">19</text:span></text:p>
          </draw:text-box>
        </draw:frame>
        <draw:frame draw:style-name="gr91" draw:text-style-name="P29" draw:layer="layout" svg:width="0.472cm" svg:height="0.475cm" svg:x="4.221cm" svg:y="13.991cm">
          <draw:text-box>
            <text:p text:style-name="P1"><text:span text:style-name="T14">2</text:span><text:span text:style-name="T14">4</text:span></text:p>
          </draw:text-box>
        </draw:frame>
        <draw:frame draw:style-name="gr91" draw:text-style-name="P29" draw:layer="layout" svg:width="0.472cm" svg:height="0.475cm" svg:x="7.231cm" svg:y="13.991cm">
          <draw:text-box>
            <text:p text:style-name="P1"><text:span text:style-name="T14">2</text:span><text:span text:style-name="T14">5</text:span></text:p>
          </draw:text-box>
        </draw:frame>
        <draw:frame draw:style-name="gr91" draw:text-style-name="P29" draw:layer="layout" svg:width="0.472cm" svg:height="0.475cm" svg:x="9.941cm" svg:y="13.991cm">
          <draw:text-box>
            <text:p text:style-name="P1"><text:span text:style-name="T14">2</text:span><text:span text:style-name="T14">6</text:span></text:p>
          </draw:text-box>
        </draw:frame>
        <draw:line draw:style-name="gr2" draw:text-style-name="P48" draw:layer="layout" svg:x1="4.087cm" svg:y1="19.576cm" svg:x2="4.087cm" svg:y2="16.773cm">
          <text:p/>
        </draw:line>
        <draw:line draw:style-name="gr2" draw:text-style-name="P48" draw:layer="layout" svg:x1="6.949cm" svg:y1="19.576cm" svg:x2="6.949cm" svg:y2="16.773cm">
          <text:p/>
        </draw:line>
        <draw:line draw:style-name="gr2" draw:text-style-name="P48" draw:layer="layout" svg:x1="9.81cm" svg:y1="19.576cm" svg:x2="9.81cm" svg:y2="16.773cm">
          <text:p/>
        </draw:line>
        <draw:line draw:style-name="gr2" draw:text-style-name="P48" draw:layer="layout" svg:x1="12.671cm" svg:y1="19.576cm" svg:x2="12.671cm" svg:y2="16.773cm">
          <text:p/>
        </draw:line>
        <draw:line draw:style-name="gr2" draw:text-style-name="P48" draw:layer="layout" svg:x1="4.079cm" svg:y1="19.584cm" svg:x2="12.679cm" svg:y2="19.584cm">
          <text:p/>
        </draw:line>
        <draw:frame draw:style-name="gr91" draw:text-style-name="P29" draw:layer="layout" svg:width="0.472cm" svg:height="0.475cm" svg:x="4.221cm" svg:y="16.809cm">
          <draw:text-box>
            <text:p text:style-name="P1"><text:span text:style-name="T14">31</text:span></text:p>
          </draw:text-box>
        </draw:frame>
        <draw:line draw:style-name="gr2" draw:text-style-name="P49" draw:layer="layout" svg:x1="0.704cm" svg:y1="16.766cm" svg:x2="4.09cm" svg:y2="16.766cm">
          <text:p/>
        </draw:line>
        <draw:line draw:style-name="gr6" draw:text-style-name="P48" draw:layer="layout" svg:x1="0.701cm" svg:y1="14.395cm" svg:x2="4.08cm" svg:y2="14.395cm">
          <text:p/>
        </draw:line>
        <draw:line draw:style-name="gr6" draw:text-style-name="P48" draw:layer="layout" svg:x1="0.701cm" svg:y1="14.795cm" svg:x2="4.08cm" svg:y2="14.795cm">
          <text:p/>
        </draw:line>
        <draw:line draw:style-name="gr6" draw:text-style-name="P48" draw:layer="layout" svg:x1="0.701cm" svg:y1="15.197cm" svg:x2="4.08cm" svg:y2="15.197cm">
          <text:p/>
        </draw:line>
        <draw:line draw:style-name="gr6" draw:text-style-name="P48" draw:layer="layout" svg:x1="0.701cm" svg:y1="15.597cm" svg:x2="4.08cm" svg:y2="15.597cm">
          <text:p/>
        </draw:line>
        <draw:line draw:style-name="gr6" draw:text-style-name="P48" draw:layer="layout" svg:x1="0.701cm" svg:y1="15.998cm" svg:x2="4.08cm" svg:y2="15.998cm">
          <text:p/>
        </draw:line>
        <draw:line draw:style-name="gr6" draw:text-style-name="P48" draw:layer="layout" svg:x1="0.701cm" svg:y1="16.399cm" svg:x2="4.08cm" svg:y2="16.399cm">
          <text:p/>
        </draw:line>
        <draw:frame draw:style-name="gr92" draw:text-style-name="P34" draw:layer="layout" svg:width="2.26cm" svg:height="0.475cm" svg:x="1.501cm" svg:y="13.948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21</text:span></text:p>
          </draw:text-box>
        </draw:frame>
        <draw:line draw:style-name="gr6" draw:text-style-name="P48" draw:layer="layout" svg:x1="0.701cm" svg:y1="17.206cm" svg:x2="4.08cm" svg:y2="17.206cm">
          <text:p/>
        </draw:line>
        <draw:line draw:style-name="gr6" draw:text-style-name="P48" draw:layer="layout" svg:x1="0.701cm" svg:y1="17.606cm" svg:x2="4.08cm" svg:y2="17.606cm">
          <text:p/>
        </draw:line>
        <draw:line draw:style-name="gr6" draw:text-style-name="P48" draw:layer="layout" svg:x1="0.701cm" svg:y1="18.008cm" svg:x2="4.08cm" svg:y2="18.008cm">
          <text:p/>
        </draw:line>
        <draw:line draw:style-name="gr6" draw:text-style-name="P48" draw:layer="layout" svg:x1="0.701cm" svg:y1="18.408cm" svg:x2="4.08cm" svg:y2="18.408cm">
          <text:p/>
        </draw:line>
        <draw:line draw:style-name="gr6" draw:text-style-name="P48" draw:layer="layout" svg:x1="0.701cm" svg:y1="18.809cm" svg:x2="4.08cm" svg:y2="18.809cm">
          <text:p/>
        </draw:line>
        <draw:line draw:style-name="gr6" draw:text-style-name="P48" draw:layer="layout" svg:x1="0.701cm" svg:y1="19.21cm" svg:x2="4.08cm" svg:y2="19.21cm">
          <text:p/>
        </draw:line>
        <draw:frame draw:style-name="gr92" draw:text-style-name="P34" draw:layer="layout" svg:width="2.26cm" svg:height="0.475cm" svg:x="1.501cm" svg:y="16.759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2</text:span><text:span text:style-name="T18">2</text:span></text:p>
          </draw:text-box>
        </draw:frame>
        <draw:path draw:style-name="gr52" draw:text-style-name="P24" draw:layer="layout" svg:width="11.46cm" svg:height="18.995cm" svg:x="15.153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53" draw:text-style-name="P28" draw:layer="layout" svg:width="1.432cm" svg:height="0.533cm" svg:x="15.894cm" svg:y="1.714cm">
          <draw:text-box>
            <text:p text:style-name="P1"><text:span text:style-name="T13">J</text:span><text:span text:style-name="T13">u</text:span><text:span text:style-name="T13">e</text:span><text:span text:style-name="T13">v</text:span><text:span text:style-name="T13">e</text:span><text:span text:style-name="T13">s</text:span></text:p>
          </draw:text-box>
        </draw:frame>
        <draw:frame draw:style-name="gr54" draw:text-style-name="P28" draw:layer="layout" svg:width="1.714cm" svg:height="0.533cm" svg:x="18.683cm" svg:y="1.714cm">
          <draw:text-box>
            <text:p text:style-name="P1"><text:span text:style-name="T13">Vi</text:span><text:span text:style-name="T13">er</text:span><text:span text:style-name="T13">n</text:span><text:span text:style-name="T13">e</text:span><text:span text:style-name="T13">s</text:span></text:p>
          </draw:text-box>
        </draw:frame>
        <draw:frame draw:style-name="gr55" draw:text-style-name="P28" draw:layer="layout" svg:width="1.691cm" svg:height="0.533cm" svg:x="21.531cm" svg:y="1.714cm">
          <draw:text-box>
            <text:p text:style-name="P1"><text:span text:style-name="T13">S</text:span><text:span text:style-name="T13">á</text:span><text:span text:style-name="T13">b</text:span><text:span text:style-name="T13">a</text:span><text:span text:style-name="T13">d</text:span><text:span text:style-name="T13">o</text:span></text:p>
          </draw:text-box>
        </draw:frame>
        <draw:frame draw:style-name="gr56" draw:text-style-name="P28" draw:layer="layout" svg:width="2.001cm" svg:height="0.533cm" svg:x="24.251cm" svg:y="1.714cm">
          <draw:text-box>
            <text:p text:style-name="P1"><text:span text:style-name="T13">D</text:span><text:span text:style-name="T13">o</text:span><text:span text:style-name="T13">m</text:span><text:span text:style-name="T13">in</text:span><text:span text:style-name="T13">g</text:span><text:span text:style-name="T13">o</text:span></text:p>
          </draw:text-box>
        </draw:frame>
        <draw:frame draw:style-name="gr57" draw:text-style-name="P29" draw:layer="layout" svg:width="0.364cm" svg:height="0.49cm" svg:x="15.295cm" svg:y="6.255cm">
          <draw:text-box>
            <text:p text:style-name="P1"><text:span text:style-name="T14">8</text:span></text:p>
          </draw:text-box>
        </draw:frame>
        <draw:frame draw:style-name="gr57" draw:text-style-name="P29" draw:layer="layout" svg:width="0.364cm" svg:height="0.49cm" svg:x="18.156cm" svg:y="6.255cm">
          <draw:text-box>
            <text:p text:style-name="P1"><text:span text:style-name="T14">9</text:span></text:p>
          </draw:text-box>
        </draw:frame>
        <draw:frame draw:style-name="gr88" draw:text-style-name="P29" draw:layer="layout" svg:width="0.37cm" svg:height="0.49cm" svg:x="21.017cm" svg:y="6.255cm">
          <draw:text-box>
            <text:p text:style-name="P1"><text:span text:style-name="T14">10</text:span></text:p>
          </draw:text-box>
        </draw:frame>
        <draw:frame draw:style-name="gr58" draw:text-style-name="P29" draw:layer="layout" svg:width="0.472cm" svg:height="0.49cm" svg:x="23.878cm" svg:y="6.255cm">
          <draw:text-box>
            <text:p text:style-name="P1"><text:span text:style-name="T14">11</text:span></text:p>
          </draw:text-box>
        </draw:frame>
        <draw:frame draw:style-name="gr58" draw:text-style-name="P29" draw:layer="layout" svg:width="0.472cm" svg:height="0.49cm" svg:x="15.295cm" svg:y="9.774cm">
          <draw:text-box>
            <text:p text:style-name="P1"><text:span text:style-name="T14">15</text:span></text:p>
          </draw:text-box>
        </draw:frame>
        <draw:frame draw:style-name="gr58" draw:text-style-name="P29" draw:layer="layout" svg:width="0.472cm" svg:height="0.49cm" svg:x="18.156cm" svg:y="9.774cm">
          <draw:text-box>
            <text:p text:style-name="P1"><text:span text:style-name="T14">16</text:span></text:p>
          </draw:text-box>
        </draw:frame>
        <draw:frame draw:style-name="gr58" draw:text-style-name="P29" draw:layer="layout" svg:width="0.472cm" svg:height="0.49cm" svg:x="21.017cm" svg:y="9.774cm">
          <draw:text-box>
            <text:p text:style-name="P1"><text:span text:style-name="T14">17</text:span></text:p>
          </draw:text-box>
        </draw:frame>
        <draw:frame draw:style-name="gr58" draw:text-style-name="P29" draw:layer="layout" svg:width="0.472cm" svg:height="0.49cm" svg:x="23.878cm" svg:y="9.774cm">
          <draw:text-box>
            <text:p text:style-name="P1"><text:span text:style-name="T14">18</text:span></text:p>
          </draw:text-box>
        </draw:frame>
        <draw:frame draw:style-name="gr58" draw:text-style-name="P29" draw:layer="layout" svg:width="0.472cm" svg:height="0.49cm" svg:x="15.295cm" svg:y="13.293cm">
          <draw:text-box>
            <text:p text:style-name="P1"><text:span text:style-name="T14">2</text:span><text:span text:style-name="T14">2</text:span></text:p>
          </draw:text-box>
        </draw:frame>
        <draw:frame draw:style-name="gr58" draw:text-style-name="P29" draw:layer="layout" svg:width="0.472cm" svg:height="0.49cm" svg:x="18.156cm" svg:y="13.293cm">
          <draw:text-box>
            <text:p text:style-name="P1"><text:span text:style-name="T14">2</text:span><text:span text:style-name="T14">3</text:span></text:p>
          </draw:text-box>
        </draw:frame>
        <draw:frame draw:style-name="gr58" draw:text-style-name="P29" draw:layer="layout" svg:width="0.472cm" svg:height="0.49cm" svg:x="21.017cm" svg:y="13.293cm">
          <draw:text-box>
            <text:p text:style-name="P1"><text:span text:style-name="T14">2</text:span><text:span text:style-name="T14">4</text:span></text:p>
          </draw:text-box>
        </draw:frame>
        <draw:frame draw:style-name="gr57" draw:text-style-name="P29" draw:layer="layout" svg:width="0.364cm" svg:height="0.49cm" svg:x="15.295cm" svg:y="2.74cm">
          <draw:text-box>
            <text:p text:style-name="P1"><text:span text:style-name="T14">1</text:span></text:p>
          </draw:text-box>
        </draw:frame>
        <draw:frame draw:style-name="gr57" draw:text-style-name="P29" draw:layer="layout" svg:width="0.364cm" svg:height="0.49cm" svg:x="18.156cm" svg:y="2.74cm">
          <draw:text-box>
            <text:p text:style-name="P1"><text:span text:style-name="T14">2</text:span></text:p>
          </draw:text-box>
        </draw:frame>
        <draw:frame draw:style-name="gr57" draw:text-style-name="P29" draw:layer="layout" svg:width="0.364cm" svg:height="0.49cm" svg:x="21.017cm" svg:y="2.74cm">
          <draw:text-box>
            <text:p text:style-name="P1"><text:span text:style-name="T14">3</text:span></text:p>
          </draw:text-box>
        </draw:frame>
        <draw:frame draw:style-name="gr58" draw:text-style-name="P29" draw:layer="layout" svg:width="0.472cm" svg:height="0.49cm" svg:x="23.878cm" svg:y="2.74cm">
          <draw:text-box>
            <text:p text:style-name="P1"><text:span text:style-name="T14">4</text:span></text:p>
          </draw:text-box>
        </draw:frame>
        <draw:frame draw:style-name="gr58" draw:text-style-name="P29" draw:layer="layout" svg:width="0.472cm" svg:height="0.49cm" svg:x="23.882cm" svg:y="13.29cm">
          <draw:text-box>
            <text:p text:style-name="P1"><text:span text:style-name="T14">2</text:span><text:span text:style-name="T14">5</text:span></text:p>
          </draw:text-box>
        </draw:frame>
        <draw:frame draw:style-name="gr58" draw:text-style-name="P29" draw:layer="layout" svg:width="0.472cm" svg:height="0.49cm" svg:x="15.292cm" svg:y="16.81cm">
          <draw:text-box>
            <text:p text:style-name="P1"><text:span text:style-name="T14">2</text:span><text:span text:style-name="T14">9</text:span></text:p>
          </draw:text-box>
        </draw:frame>
        <draw:frame draw:style-name="gr58" draw:text-style-name="P29" draw:layer="layout" svg:width="0.472cm" svg:height="0.49cm" svg:x="18.153cm" svg:y="16.81cm">
          <draw:text-box>
            <text:p text:style-name="P1"><text:span text:style-name="T14">3</text:span><text:span text:style-name="T14">0</text:span></text:p>
          </draw:text-box>
        </draw:frame>
      </draw:page>
      <draw:page draw:name="page28" draw:style-name="dp1" draw:master-page-name="master-page34">
        <draw:line draw:style-name="gr6" draw:text-style-name="P7" draw:layer="layout" svg:x1="0.7cm" svg:y1="2.667cm" svg:x2="13.954cm" svg:y2="2.667cm">
          <text:p/>
        </draw:line>
        <draw:line draw:style-name="gr6" draw:text-style-name="P7" draw:layer="layout" svg:x1="0.7cm" svg:y1="3.532cm" svg:x2="13.954cm" svg:y2="3.532cm">
          <text:p/>
        </draw:line>
        <draw:line draw:style-name="gr6" draw:text-style-name="P7" draw:layer="layout" svg:x1="0.7cm" svg:y1="4.399cm" svg:x2="13.954cm" svg:y2="4.399cm">
          <text:p/>
        </draw:line>
        <draw:line draw:style-name="gr6" draw:text-style-name="P7" draw:layer="layout" svg:x1="0.7cm" svg:y1="5.264cm" svg:x2="13.954cm" svg:y2="5.264cm">
          <text:p/>
        </draw:line>
        <draw:line draw:style-name="gr6" draw:text-style-name="P7" draw:layer="layout" svg:x1="0.7cm" svg:y1="6.131cm" svg:x2="13.954cm" svg:y2="6.131cm">
          <text:p/>
        </draw:line>
        <draw:line draw:style-name="gr6" draw:text-style-name="P7" draw:layer="layout" svg:x1="0.7cm" svg:y1="6.998cm" svg:x2="13.954cm" svg:y2="6.998cm">
          <text:p/>
        </draw:line>
        <draw:line draw:style-name="gr6" draw:text-style-name="P7" draw:layer="layout" svg:x1="0.7cm" svg:y1="7.863cm" svg:x2="13.954cm" svg:y2="7.863cm">
          <text:p/>
        </draw:line>
        <draw:line draw:style-name="gr6" draw:text-style-name="P7" draw:layer="layout" svg:x1="0.7cm" svg:y1="8.729cm" svg:x2="13.954cm" svg:y2="8.729cm">
          <text:p/>
        </draw:line>
        <draw:line draw:style-name="gr6" draw:text-style-name="P7" draw:layer="layout" svg:x1="0.7cm" svg:y1="9.595cm" svg:x2="13.954cm" svg:y2="9.595cm">
          <text:p/>
        </draw:line>
        <draw:line draw:style-name="gr6" draw:text-style-name="P7" draw:layer="layout" svg:x1="0.7cm" svg:y1="10.461cm" svg:x2="13.954cm" svg:y2="10.461cm">
          <text:p/>
        </draw:line>
        <draw:line draw:style-name="gr6" draw:text-style-name="P7" draw:layer="layout" svg:x1="0.7cm" svg:y1="11.328cm" svg:x2="13.954cm" svg:y2="11.328cm">
          <text:p/>
        </draw:line>
        <draw:line draw:style-name="gr6" draw:text-style-name="P7" draw:layer="layout" svg:x1="0.7cm" svg:y1="12.193cm" svg:x2="13.954cm" svg:y2="12.193cm">
          <text:p/>
        </draw:line>
        <draw:line draw:style-name="gr6" draw:text-style-name="P7" draw:layer="layout" svg:x1="0.7cm" svg:y1="13.059cm" svg:x2="13.954cm" svg:y2="13.059cm">
          <text:p/>
        </draw:line>
        <draw:line draw:style-name="gr6" draw:text-style-name="P7" draw:layer="layout" svg:x1="0.7cm" svg:y1="13.926cm" svg:x2="13.954cm" svg:y2="13.926cm">
          <text:p/>
        </draw:line>
        <draw:line draw:style-name="gr6" draw:text-style-name="P7" draw:layer="layout" svg:x1="0.7cm" svg:y1="14.788cm" svg:x2="13.954cm" svg:y2="14.788cm">
          <text:p/>
        </draw:line>
        <draw:line draw:style-name="gr6" draw:text-style-name="P7" draw:layer="layout" svg:x1="0.7cm" svg:y1="15.648cm" svg:x2="13.954cm" svg:y2="15.648cm">
          <text:p/>
        </draw:line>
        <draw:line draw:style-name="gr6" draw:text-style-name="P7" draw:layer="layout" svg:x1="0.7cm" svg:y1="16.508cm" svg:x2="13.954cm" svg:y2="16.508cm">
          <text:p/>
        </draw:line>
        <draw:line draw:style-name="gr6" draw:text-style-name="P7" draw:layer="layout" svg:x1="0.7cm" svg:y1="17.368cm" svg:x2="13.954cm" svg:y2="17.368cm">
          <text:p/>
        </draw:line>
        <draw:line draw:style-name="gr6" draw:text-style-name="P7" draw:layer="layout" svg:x1="0.7cm" svg:y1="18.228cm" svg:x2="13.954cm" svg:y2="18.228cm">
          <text:p/>
        </draw:line>
        <draw:line draw:style-name="gr6" draw:text-style-name="P7" draw:layer="layout" svg:x1="0.7cm" svg:y1="19.088cm" svg:x2="13.954cm" svg:y2="19.088cm">
          <text:p/>
        </draw:line>
        <draw:line draw:style-name="gr6" draw:text-style-name="P7" draw:layer="layout" svg:x1="0.7cm" svg:y1="19.948cm" svg:x2="13.954cm" svg:y2="19.948cm">
          <text:p/>
        </draw:line>
        <draw:line draw:style-name="gr6" draw:text-style-name="P7" draw:layer="layout" svg:x1="0.7cm" svg:y1="20.808cm" svg:x2="13.954cm" svg:y2="20.808cm">
          <text:p/>
        </draw:line>
        <draw:line draw:style-name="gr2" draw:text-style-name="P3" draw:layer="layout" svg:x1="0.706cm" svg:y1="1.97cm" svg:x2="13.956cm" svg:y2="1.97cm">
          <text:p/>
        </draw:line>
        <draw:frame draw:style-name="gr5" draw:text-style-name="P6" draw:layer="layout" svg:width="2.917cm" svg:height="0.776cm" svg:x="0.92cm" svg:y="0.706cm">
          <draw:text-box>
            <text:p text:style-name="P42"><text:span text:style-name="T4">A</text:span><text:span text:style-name="T4">B</text:span><text:span text:style-name="T4">R</text:span><text:span text:style-name="T4">I</text:span><text:span text:style-name="T4">L</text:span></text:p>
          </draw:text-box>
        </draw:frame>
        <draw:frame draw:style-name="gr21" draw:text-style-name="P11" draw:layer="layout" svg:width="2.186cm" svg:height="0.556cm" svg:x="6.9cm" svg:y="1.217cm">
          <draw:text-box>
            <text:p text:style-name="P41"><text:span text:style-name="T7">N</text:span><text:span text:style-name="T7">ot</text:span><text:span text:style-name="T7">a</text:span><text:span text:style-name="T7">s</text:span></text:p>
          </draw:text-box>
        </draw:frame>
        <draw:custom-shape draw:style-name="gr19" draw:text-style-name="P9" draw:layer="layout" svg:width="1.482cm" svg:height="0.604cm" svg:x="14.489cm" svg:y="16.9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" draw:layer="layout" svg:width="2.415cm" svg:height="0.398cm" svg:x="14.284cm" svg:y="20.7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8" draw:text-style-name="P2" draw:layer="layout" svg:width="2.415cm" svg:height="0.398cm" svg:x="14.285cm" svg:y="20.7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15.964cm" svg:y1="17.261cm" svg:x2="23.46cm" svg:y2="17.261cm">
          <text:p/>
        </draw:line>
        <draw:line draw:style-name="gr6" draw:text-style-name="P7" draw:layer="layout" svg:x1="14cm" svg:y1="17.661cm" svg:x2="23.46cm" svg:y2="17.661cm">
          <text:p/>
        </draw:line>
        <draw:line draw:style-name="gr6" draw:text-style-name="P7" draw:layer="layout" svg:x1="14cm" svg:y1="18.059cm" svg:x2="23.46cm" svg:y2="18.059cm">
          <text:p/>
        </draw:line>
        <draw:line draw:style-name="gr6" draw:text-style-name="P7" draw:layer="layout" svg:x1="14cm" svg:y1="18.459cm" svg:x2="23.46cm" svg:y2="18.459cm">
          <text:p/>
        </draw:line>
        <draw:line draw:style-name="gr6" draw:text-style-name="P7" draw:layer="layout" svg:x1="14cm" svg:y1="18.859cm" svg:x2="23.46cm" svg:y2="18.859cm">
          <text:p/>
        </draw:line>
        <draw:line draw:style-name="gr6" draw:text-style-name="P7" draw:layer="layout" svg:x1="14cm" svg:y1="19.258cm" svg:x2="23.46cm" svg:y2="19.258cm">
          <text:p/>
        </draw:line>
        <draw:line draw:style-name="gr6" draw:text-style-name="P7" draw:layer="layout" svg:x1="14cm" svg:y1="19.657cm" svg:x2="23.46cm" svg:y2="19.657cm">
          <text:p/>
        </draw:line>
        <draw:line draw:style-name="gr6" draw:text-style-name="P7" draw:layer="layout" svg:x1="14cm" svg:y1="20.056cm" svg:x2="23.46cm" svg:y2="20.056cm">
          <text:p/>
        </draw:line>
        <draw:line draw:style-name="gr6" draw:text-style-name="P7" draw:layer="layout" svg:x1="14cm" svg:y1="20.455cm" svg:x2="23.46cm" svg:y2="20.455cm">
          <text:p/>
        </draw:line>
        <draw:frame draw:style-name="gr29" draw:text-style-name="P2" draw:layer="layout" svg:width="2.782cm" svg:height="0.398cm" svg:x="15.046cm" svg:y="1.3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1.963cm" svg:x2="27.256cm" svg:y2="1.963cm">
          <text:p/>
        </draw:line>
        <draw:frame draw:style-name="gr29" draw:text-style-name="P2" draw:layer="layout" svg:width="2.782cm" svg:height="0.398cm" svg:x="15.047cm" svg:y="1.3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1.409cm">
          <draw:text-box>
            <text:p text:style-name="P1"><text:span text:style-name="T2">J</text:span><text:span text:style-name="T2">u</text:span><text:span text:style-name="T2">e</text:span><text:span text:style-name="T2">v</text:span><text:span text:style-name="T2">es</text:span></text:p>
          </draw:text-box>
        </draw:frame>
        <draw:frame draw:style-name="gr31" draw:text-style-name="P5" draw:layer="layout" svg:width="0.557cm" svg:height="0.687cm" svg:x="14.615cm" svg:y="1.412cm">
          <draw:text-box>
            <text:p text:style-name="P1"><text:span text:style-name="T3">2</text:span><text:span text:style-name="T3">9</text:span></text:p>
          </draw:text-box>
        </draw:frame>
        <draw:frame draw:style-name="gr32" draw:text-style-name="P15" draw:layer="layout" svg:width="1.543cm" svg:height="1.729cm" svg:x="25.56cm" svg:y="0.699cm">
          <draw:text-box>
            <text:p text:style-name="P14"><text:span text:style-name="T4">2</text:span><text:span text:style-name="T4">0</text:span><text:span text:style-name="T4">2</text:span><text:span text:style-name="T4">1</text:span></text:p>
          </draw:text-box>
        </draw:frame>
        <draw:frame draw:style-name="gr29" draw:text-style-name="P2" draw:layer="layout" svg:width="2.782cm" svg:height="0.398cm" svg:x="15.046cm" svg:y="6.3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9" draw:text-style-name="P2" draw:layer="layout" svg:width="2.782cm" svg:height="0.398cm" svg:x="15.047cm" svg:y="6.375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1.06cm" svg:y1="2.362cm" svg:x2="27.24cm" svg:y2="2.362cm">
          <text:p/>
        </draw:line>
        <draw:line draw:style-name="gr6" draw:text-style-name="P7" draw:layer="layout" svg:x1="21.06cm" svg:y1="2.761cm" svg:x2="27.241cm" svg:y2="2.761cm">
          <text:p/>
        </draw:line>
        <draw:line draw:style-name="gr6" draw:text-style-name="P7" draw:layer="layout" svg:x1="21.06cm" svg:y1="3.161cm" svg:x2="27.241cm" svg:y2="3.161cm">
          <text:p/>
        </draw:line>
        <draw:line draw:style-name="gr6" draw:text-style-name="P7" draw:layer="layout" svg:x1="21.06cm" svg:y1="3.559cm" svg:x2="27.241cm" svg:y2="3.559cm">
          <text:p/>
        </draw:line>
        <draw:line draw:style-name="gr6" draw:text-style-name="P7" draw:layer="layout" svg:x1="21.06cm" svg:y1="3.959cm" svg:x2="27.241cm" svg:y2="3.959cm">
          <text:p/>
        </draw:line>
        <draw:line draw:style-name="gr6" draw:text-style-name="P7" draw:layer="layout" svg:x1="21.06cm" svg:y1="4.359cm" svg:x2="27.241cm" svg:y2="4.359cm">
          <text:p/>
        </draw:line>
        <draw:line draw:style-name="gr6" draw:text-style-name="P7" draw:layer="layout" svg:x1="21.06cm" svg:y1="4.758cm" svg:x2="27.241cm" svg:y2="4.758cm">
          <text:p/>
        </draw:line>
        <draw:line draw:style-name="gr6" draw:text-style-name="P7" draw:layer="layout" svg:x1="21.06cm" svg:y1="5.157cm" svg:x2="27.241cm" svg:y2="5.157cm">
          <text:p/>
        </draw:line>
        <draw:line draw:style-name="gr6" draw:text-style-name="P7" draw:layer="layout" svg:x1="21.06cm" svg:y1="5.556cm" svg:x2="27.241cm" svg:y2="5.556cm">
          <text:p/>
        </draw:line>
        <draw:line draw:style-name="gr6" draw:text-style-name="P7" draw:layer="layout" svg:x1="21.06cm" svg:y1="5.955cm" svg:x2="27.241cm" svg:y2="5.955cm">
          <text:p/>
        </draw:line>
        <draw:line draw:style-name="gr6" draw:text-style-name="P7" draw:layer="layout" svg:x1="21.06cm" svg:y1="6.355cm" svg:x2="27.241cm" svg:y2="6.355cm">
          <text:p/>
        </draw:line>
        <draw:line draw:style-name="gr6" draw:text-style-name="P7" draw:layer="layout" svg:x1="14.66cm" svg:y1="2.363cm" svg:x2="20.84cm" svg:y2="2.363cm">
          <text:p/>
        </draw:line>
        <draw:line draw:style-name="gr6" draw:text-style-name="P7" draw:layer="layout" svg:x1="14.66cm" svg:y1="2.762cm" svg:x2="20.841cm" svg:y2="2.762cm">
          <text:p/>
        </draw:line>
        <draw:line draw:style-name="gr6" draw:text-style-name="P7" draw:layer="layout" svg:x1="14.66cm" svg:y1="3.162cm" svg:x2="20.841cm" svg:y2="3.162cm">
          <text:p/>
        </draw:line>
        <draw:line draw:style-name="gr6" draw:text-style-name="P7" draw:layer="layout" svg:x1="14.66cm" svg:y1="3.56cm" svg:x2="20.841cm" svg:y2="3.56cm">
          <text:p/>
        </draw:line>
        <draw:line draw:style-name="gr6" draw:text-style-name="P7" draw:layer="layout" svg:x1="14.66cm" svg:y1="3.96cm" svg:x2="20.841cm" svg:y2="3.96cm">
          <text:p/>
        </draw:line>
        <draw:line draw:style-name="gr6" draw:text-style-name="P7" draw:layer="layout" svg:x1="14.66cm" svg:y1="4.36cm" svg:x2="20.841cm" svg:y2="4.36cm">
          <text:p/>
        </draw:line>
        <draw:line draw:style-name="gr6" draw:text-style-name="P7" draw:layer="layout" svg:x1="14.66cm" svg:y1="4.759cm" svg:x2="20.841cm" svg:y2="4.759cm">
          <text:p/>
        </draw:line>
        <draw:line draw:style-name="gr6" draw:text-style-name="P7" draw:layer="layout" svg:x1="14.66cm" svg:y1="5.158cm" svg:x2="20.841cm" svg:y2="5.158cm">
          <text:p/>
        </draw:line>
        <draw:line draw:style-name="gr6" draw:text-style-name="P7" draw:layer="layout" svg:x1="14.66cm" svg:y1="5.557cm" svg:x2="20.841cm" svg:y2="5.557cm">
          <text:p/>
        </draw:line>
        <draw:line draw:style-name="gr6" draw:text-style-name="P7" draw:layer="layout" svg:x1="14.66cm" svg:y1="5.956cm" svg:x2="20.841cm" svg:y2="5.956cm">
          <text:p/>
        </draw:line>
        <draw:line draw:style-name="gr6" draw:text-style-name="P7" draw:layer="layout" svg:x1="14.66cm" svg:y1="6.356cm" svg:x2="20.841cm" svg:y2="6.356cm">
          <text:p/>
        </draw:line>
        <draw:frame draw:style-name="gr29" draw:text-style-name="P2" draw:layer="layout" svg:width="2.782cm" svg:height="0.398cm" svg:x="15.046cm" svg:y="6.4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7.063cm" svg:x2="27.256cm" svg:y2="7.063cm">
          <text:p/>
        </draw:line>
        <draw:frame draw:style-name="gr29" draw:text-style-name="P2" draw:layer="layout" svg:width="2.782cm" svg:height="0.398cm" svg:x="15.047cm" svg:y="6.4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6.509cm">
          <draw:text-box>
            <text:p text:style-name="P1"><text:span text:style-name="T2">Vi</text:span><text:span text:style-name="T2">er</text:span><text:span text:style-name="T2">n</text:span><text:span text:style-name="T2">es</text:span></text:p>
          </draw:text-box>
        </draw:frame>
        <draw:frame draw:style-name="gr31" draw:text-style-name="P16" draw:layer="layout" svg:width="0.557cm" svg:height="0.687cm" svg:x="14.615cm" svg:y="6.512cm">
          <draw:text-box>
            <text:p text:style-name="P1"><text:span text:style-name="T3">3</text:span><text:span text:style-name="T3">0</text:span></text:p>
          </draw:text-box>
        </draw:frame>
        <draw:frame draw:style-name="gr29" draw:text-style-name="P2" draw:layer="layout" svg:width="2.782cm" svg:height="0.398cm" svg:x="15.046cm" svg:y="11.5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9" draw:text-style-name="P2" draw:layer="layout" svg:width="2.782cm" svg:height="0.398cm" svg:x="15.047cm" svg:y="11.575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1.06cm" svg:y1="7.462cm" svg:x2="27.24cm" svg:y2="7.462cm">
          <text:p/>
        </draw:line>
        <draw:line draw:style-name="gr6" draw:text-style-name="P7" draw:layer="layout" svg:x1="21.06cm" svg:y1="7.861cm" svg:x2="27.241cm" svg:y2="7.861cm">
          <text:p/>
        </draw:line>
        <draw:line draw:style-name="gr6" draw:text-style-name="P7" draw:layer="layout" svg:x1="21.06cm" svg:y1="8.261cm" svg:x2="27.241cm" svg:y2="8.261cm">
          <text:p/>
        </draw:line>
        <draw:line draw:style-name="gr6" draw:text-style-name="P7" draw:layer="layout" svg:x1="21.06cm" svg:y1="8.659cm" svg:x2="27.241cm" svg:y2="8.659cm">
          <text:p/>
        </draw:line>
        <draw:line draw:style-name="gr6" draw:text-style-name="P7" draw:layer="layout" svg:x1="21.06cm" svg:y1="9.059cm" svg:x2="27.241cm" svg:y2="9.059cm">
          <text:p/>
        </draw:line>
        <draw:line draw:style-name="gr6" draw:text-style-name="P7" draw:layer="layout" svg:x1="21.06cm" svg:y1="9.459cm" svg:x2="27.241cm" svg:y2="9.459cm">
          <text:p/>
        </draw:line>
        <draw:line draw:style-name="gr6" draw:text-style-name="P7" draw:layer="layout" svg:x1="21.06cm" svg:y1="9.858cm" svg:x2="27.241cm" svg:y2="9.858cm">
          <text:p/>
        </draw:line>
        <draw:line draw:style-name="gr6" draw:text-style-name="P7" draw:layer="layout" svg:x1="21.06cm" svg:y1="10.257cm" svg:x2="27.241cm" svg:y2="10.257cm">
          <text:p/>
        </draw:line>
        <draw:line draw:style-name="gr6" draw:text-style-name="P7" draw:layer="layout" svg:x1="21.06cm" svg:y1="10.656cm" svg:x2="27.241cm" svg:y2="10.656cm">
          <text:p/>
        </draw:line>
        <draw:line draw:style-name="gr6" draw:text-style-name="P7" draw:layer="layout" svg:x1="21.06cm" svg:y1="11.055cm" svg:x2="27.241cm" svg:y2="11.055cm">
          <text:p/>
        </draw:line>
        <draw:line draw:style-name="gr6" draw:text-style-name="P7" draw:layer="layout" svg:x1="21.06cm" svg:y1="11.455cm" svg:x2="27.241cm" svg:y2="11.455cm">
          <text:p/>
        </draw:line>
        <draw:line draw:style-name="gr6" draw:text-style-name="P17" draw:layer="layout" svg:x1="14.66cm" svg:y1="7.463cm" svg:x2="20.84cm" svg:y2="7.463cm">
          <text:p/>
        </draw:line>
        <draw:line draw:style-name="gr6" draw:text-style-name="P17" draw:layer="layout" svg:x1="14.66cm" svg:y1="7.862cm" svg:x2="20.841cm" svg:y2="7.862cm">
          <text:p/>
        </draw:line>
        <draw:line draw:style-name="gr6" draw:text-style-name="P17" draw:layer="layout" svg:x1="14.66cm" svg:y1="8.262cm" svg:x2="20.841cm" svg:y2="8.262cm">
          <text:p/>
        </draw:line>
        <draw:line draw:style-name="gr6" draw:text-style-name="P17" draw:layer="layout" svg:x1="14.66cm" svg:y1="8.66cm" svg:x2="20.841cm" svg:y2="8.66cm">
          <text:p/>
        </draw:line>
        <draw:line draw:style-name="gr6" draw:text-style-name="P17" draw:layer="layout" svg:x1="14.66cm" svg:y1="9.06cm" svg:x2="20.841cm" svg:y2="9.06cm">
          <text:p/>
        </draw:line>
        <draw:line draw:style-name="gr6" draw:text-style-name="P17" draw:layer="layout" svg:x1="14.66cm" svg:y1="9.46cm" svg:x2="20.841cm" svg:y2="9.46cm">
          <text:p/>
        </draw:line>
        <draw:line draw:style-name="gr6" draw:text-style-name="P17" draw:layer="layout" svg:x1="14.66cm" svg:y1="9.859cm" svg:x2="20.841cm" svg:y2="9.859cm">
          <text:p/>
        </draw:line>
        <draw:line draw:style-name="gr6" draw:text-style-name="P17" draw:layer="layout" svg:x1="14.66cm" svg:y1="10.258cm" svg:x2="20.841cm" svg:y2="10.258cm">
          <text:p/>
        </draw:line>
        <draw:line draw:style-name="gr6" draw:text-style-name="P17" draw:layer="layout" svg:x1="14.66cm" svg:y1="10.657cm" svg:x2="20.841cm" svg:y2="10.657cm">
          <text:p/>
        </draw:line>
        <draw:line draw:style-name="gr6" draw:text-style-name="P17" draw:layer="layout" svg:x1="14.66cm" svg:y1="11.056cm" svg:x2="20.841cm" svg:y2="11.056cm">
          <text:p/>
        </draw:line>
        <draw:line draw:style-name="gr6" draw:text-style-name="P17" draw:layer="layout" svg:x1="14.66cm" svg:y1="11.456cm" svg:x2="20.841cm" svg:y2="11.456cm">
          <text:p/>
        </draw:line>
        <draw:frame draw:style-name="gr29" draw:text-style-name="P2" draw:layer="layout" svg:width="2.782cm" svg:height="0.398cm" svg:x="15.046cm" svg:y="11.5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12.163cm" svg:x2="27.256cm" svg:y2="12.163cm">
          <text:p/>
        </draw:line>
        <draw:frame draw:style-name="gr29" draw:text-style-name="P2" draw:layer="layout" svg:width="2.782cm" svg:height="0.398cm" svg:x="15.047cm" svg:y="11.5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11.609cm">
          <draw:text-box>
            <text:p text:style-name="P1"><text:span text:style-name="T2">S</text:span><text:span text:style-name="T2">á</text:span><text:span text:style-name="T2">b</text:span><text:span text:style-name="T2">a</text:span><text:span text:style-name="T2">d</text:span><text:span text:style-name="T2">o</text:span></text:p>
          </draw:text-box>
        </draw:frame>
        <draw:frame draw:style-name="gr33" draw:text-style-name="P5" draw:layer="layout" svg:width="0.518cm" svg:height="0.687cm" svg:x="14.615cm" svg:y="11.612cm">
          <draw:text-box>
            <text:p text:style-name="P1"><text:span text:style-name="T3">1</text:span></text:p>
          </draw:text-box>
        </draw:frame>
        <draw:line draw:style-name="gr6" draw:text-style-name="P7" draw:layer="layout" svg:x1="21.06cm" svg:y1="12.562cm" svg:x2="27.24cm" svg:y2="12.562cm">
          <text:p/>
        </draw:line>
        <draw:line draw:style-name="gr6" draw:text-style-name="P7" draw:layer="layout" svg:x1="21.06cm" svg:y1="12.961cm" svg:x2="27.241cm" svg:y2="12.961cm">
          <text:p/>
        </draw:line>
        <draw:line draw:style-name="gr6" draw:text-style-name="P7" draw:layer="layout" svg:x1="21.06cm" svg:y1="13.361cm" svg:x2="27.241cm" svg:y2="13.361cm">
          <text:p/>
        </draw:line>
        <draw:line draw:style-name="gr6" draw:text-style-name="P7" draw:layer="layout" svg:x1="21.06cm" svg:y1="13.759cm" svg:x2="27.241cm" svg:y2="13.759cm">
          <text:p/>
        </draw:line>
        <draw:line draw:style-name="gr6" draw:text-style-name="P7" draw:layer="layout" svg:x1="21.06cm" svg:y1="14.159cm" svg:x2="27.241cm" svg:y2="14.159cm">
          <text:p/>
        </draw:line>
        <draw:line draw:style-name="gr6" draw:text-style-name="P7" draw:layer="layout" svg:x1="21.06cm" svg:y1="14.559cm" svg:x2="27.241cm" svg:y2="14.559cm">
          <text:p/>
        </draw:line>
        <draw:line draw:style-name="gr6" draw:text-style-name="P7" draw:layer="layout" svg:x1="21.06cm" svg:y1="14.958cm" svg:x2="27.241cm" svg:y2="14.958cm">
          <text:p/>
        </draw:line>
        <draw:line draw:style-name="gr6" draw:text-style-name="P7" draw:layer="layout" svg:x1="21.06cm" svg:y1="15.357cm" svg:x2="27.241cm" svg:y2="15.357cm">
          <text:p/>
        </draw:line>
        <draw:line draw:style-name="gr6" draw:text-style-name="P7" draw:layer="layout" svg:x1="21.06cm" svg:y1="15.756cm" svg:x2="27.241cm" svg:y2="15.756cm">
          <text:p/>
        </draw:line>
        <draw:line draw:style-name="gr6" draw:text-style-name="P7" draw:layer="layout" svg:x1="21.06cm" svg:y1="16.155cm" svg:x2="27.241cm" svg:y2="16.155cm">
          <text:p/>
        </draw:line>
        <draw:line draw:style-name="gr6" draw:text-style-name="P18" draw:layer="layout" svg:x1="14.66cm" svg:y1="12.563cm" svg:x2="20.84cm" svg:y2="12.563cm">
          <text:p/>
        </draw:line>
        <draw:line draw:style-name="gr6" draw:text-style-name="P18" draw:layer="layout" svg:x1="14.66cm" svg:y1="12.962cm" svg:x2="20.841cm" svg:y2="12.962cm">
          <text:p/>
        </draw:line>
        <draw:line draw:style-name="gr6" draw:text-style-name="P18" draw:layer="layout" svg:x1="14.66cm" svg:y1="13.362cm" svg:x2="20.841cm" svg:y2="13.362cm">
          <text:p/>
        </draw:line>
        <draw:line draw:style-name="gr6" draw:text-style-name="P18" draw:layer="layout" svg:x1="14.66cm" svg:y1="13.76cm" svg:x2="20.841cm" svg:y2="13.76cm">
          <text:p/>
        </draw:line>
        <draw:line draw:style-name="gr6" draw:text-style-name="P18" draw:layer="layout" svg:x1="14.66cm" svg:y1="14.16cm" svg:x2="20.841cm" svg:y2="14.16cm">
          <text:p/>
        </draw:line>
        <draw:line draw:style-name="gr6" draw:text-style-name="P18" draw:layer="layout" svg:x1="14.66cm" svg:y1="14.56cm" svg:x2="20.841cm" svg:y2="14.56cm">
          <text:p/>
        </draw:line>
        <draw:line draw:style-name="gr6" draw:text-style-name="P18" draw:layer="layout" svg:x1="14.66cm" svg:y1="14.959cm" svg:x2="20.841cm" svg:y2="14.959cm">
          <text:p/>
        </draw:line>
        <draw:line draw:style-name="gr6" draw:text-style-name="P18" draw:layer="layout" svg:x1="14.66cm" svg:y1="15.358cm" svg:x2="20.841cm" svg:y2="15.358cm">
          <text:p/>
        </draw:line>
        <draw:line draw:style-name="gr6" draw:text-style-name="P18" draw:layer="layout" svg:x1="14.66cm" svg:y1="15.757cm" svg:x2="20.841cm" svg:y2="15.757cm">
          <text:p/>
        </draw:line>
        <draw:line draw:style-name="gr6" draw:text-style-name="P18" draw:layer="layout" svg:x1="14.66cm" svg:y1="16.156cm" svg:x2="20.841cm" svg:y2="16.156cm">
          <text:p/>
        </draw:line>
        <draw:frame draw:style-name="gr34" draw:text-style-name="P4" draw:layer="layout" svg:width="1.836cm" svg:height="0.533cm" svg:x="22.043cm" svg:y="11.61cm">
          <draw:text-box>
            <text:p text:style-name="P1"><text:span text:style-name="T2">D</text:span><text:span text:style-name="T2">o</text:span><text:span text:style-name="T2">m</text:span><text:span text:style-name="T2">in</text:span><text:span text:style-name="T2">g</text:span><text:span text:style-name="T2">o</text:span></text:p>
          </draw:text-box>
        </draw:frame>
        <draw:frame draw:style-name="gr4" draw:text-style-name="P5" draw:layer="layout" svg:width="0.552cm" svg:height="0.687cm" svg:x="21.092cm" svg:y="11.613cm">
          <draw:text-box>
            <text:p text:style-name="P1"><text:span text:style-name="T3">2</text:span></text:p>
          </draw:text-box>
        </draw:frame>
        <draw:frame draw:style-name="gr20" draw:text-style-name="P10" draw:layer="layout" svg:width="1.211cm" svg:height="0.517cm" svg:x="14.667cm" svg:y="17.006cm">
          <draw:text-box>
            <text:p text:style-name="P1"><text:span text:style-name="T6">N</text:span><text:span text:style-name="T6">ot</text:span><text:span text:style-name="T6">as</text:span></text:p>
          </draw:text-box>
        </draw:frame>
        <draw:line draw:style-name="gr6" draw:text-style-name="P18" draw:layer="layout" svg:x1="14.661cm" svg:y1="16.552cm" svg:x2="20.842cm" svg:y2="16.552cm">
          <text:p/>
        </draw:line>
        <draw:line draw:style-name="gr6" draw:text-style-name="P7" draw:layer="layout" svg:x1="21.061cm" svg:y1="16.552cm" svg:x2="27.242cm" svg:y2="16.552cm">
          <text:p/>
        </draw:line>
        <draw:frame draw:style-name="gr7" draw:text-style-name="P8" draw:layer="layout" svg:width="0.855cm" svg:height="0.408cm" svg:x="14.71cm" svg:y="2.13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cm" svg:y="2.533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4.71cm" svg:y="2.932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4.71cm" svg:y="3.332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4.71cm" svg:y="3.73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4.71cm" svg:y="4.13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4.71cm" svg:y="4.529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4.71cm" svg:y="4.928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4.71cm" svg:y="5.327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4.71cm" svg:y="5.727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4.71cm" svg:y="6.126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4.711cm" svg:y="7.232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1cm" svg:y="7.632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4.711cm" svg:y="8.031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4.711cm" svg:y="8.431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4.711cm" svg:y="8.829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4.711cm" svg:y="9.229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4.711cm" svg:y="9.628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4.711cm" svg:y="10.027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4.711cm" svg:y="10.426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4.711cm" svg:y="10.826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4.711cm" svg:y="11.225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4.711cm" svg:y="12.342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1cm" svg:y="12.742cm">
          <draw:text-box>
            <text:p text:style-name="P1"><text:span text:style-name="T5">9:00 <text:s/></text:span><text:span text:style-name="T5"><text:s/></text:span></text:p>
          </draw:text-box>
        </draw:frame>
        <draw:frame draw:style-name="gr9" draw:text-style-name="P8" draw:layer="layout" svg:width="0.624cm" svg:height="0.408cm" svg:x="14.711cm" svg:y="13.141cm">
          <draw:text-box>
            <text:p text:style-name="P1"><text:span text:style-name="T5">10:00</text:span></text:p>
          </draw:text-box>
        </draw:frame>
        <draw:frame draw:style-name="gr10" draw:text-style-name="P8" draw:layer="layout" svg:width="0.733cm" svg:height="0.408cm" svg:x="14.711cm" svg:y="13.541cm">
          <draw:text-box>
            <text:p text:style-name="P1"><text:span text:style-name="T5">11:00</text:span></text:p>
          </draw:text-box>
        </draw:frame>
        <draw:frame draw:style-name="gr11" draw:text-style-name="P8" draw:layer="layout" svg:width="0.717cm" svg:height="0.408cm" svg:x="14.711cm" svg:y="13.939cm">
          <draw:text-box>
            <text:p text:style-name="P1"><text:span text:style-name="T5">12:00</text:span></text:p>
          </draw:text-box>
        </draw:frame>
        <draw:frame draw:style-name="gr12" draw:text-style-name="P8" draw:layer="layout" svg:width="0.648cm" svg:height="0.409cm" svg:x="14.711cm" svg:y="14.339cm">
          <draw:text-box>
            <text:p text:style-name="P1"><text:span text:style-name="T5">13:00</text:span></text:p>
          </draw:text-box>
        </draw:frame>
        <draw:frame draw:style-name="gr13" draw:text-style-name="P8" draw:layer="layout" svg:width="0.632cm" svg:height="0.408cm" svg:x="14.711cm" svg:y="14.738cm">
          <draw:text-box>
            <text:p text:style-name="P1"><text:span text:style-name="T5">14:00</text:span></text:p>
          </draw:text-box>
        </draw:frame>
        <draw:frame draw:style-name="gr14" draw:text-style-name="P8" draw:layer="layout" svg:width="0.726cm" svg:height="0.408cm" svg:x="14.711cm" svg:y="15.137cm">
          <draw:text-box>
            <text:p text:style-name="P1"><text:span text:style-name="T5">15:00</text:span></text:p>
          </draw:text-box>
        </draw:frame>
        <draw:frame draw:style-name="gr15" draw:text-style-name="P8" draw:layer="layout" svg:width="0.709cm" svg:height="0.409cm" svg:x="14.711cm" svg:y="15.536cm">
          <draw:text-box>
            <text:p text:style-name="P1"><text:span text:style-name="T5">16:00</text:span></text:p>
          </draw:text-box>
        </draw:frame>
        <draw:frame draw:style-name="gr11" draw:text-style-name="P8" draw:layer="layout" svg:width="0.717cm" svg:height="0.408cm" svg:x="14.711cm" svg:y="15.936cm">
          <draw:text-box>
            <text:p text:style-name="P1"><text:span text:style-name="T5">17:00</text:span></text:p>
          </draw:text-box>
        </draw:frame>
        <draw:frame draw:style-name="gr16" draw:text-style-name="P8" draw:layer="layout" svg:width="0.701cm" svg:height="0.408cm" svg:x="14.711cm" svg:y="16.335cm">
          <draw:text-box>
            <text:p text:style-name="P1"><text:span text:style-name="T5">18:00</text:span></text:p>
          </draw:text-box>
        </draw:frame>
        <draw:frame draw:style-name="gr7" draw:text-style-name="P8" draw:layer="layout" svg:width="0.855cm" svg:height="0.408cm" svg:x="21.11cm" svg:y="7.232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21.11cm" svg:y="7.632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21.11cm" svg:y="8.031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21.11cm" svg:y="8.431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21.11cm" svg:y="8.829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21.11cm" svg:y="9.229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21.11cm" svg:y="9.628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21.11cm" svg:y="10.027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21.11cm" svg:y="10.426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21.11cm" svg:y="10.826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21.11cm" svg:y="11.225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21.11cm" svg:y="2.132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21.11cm" svg:y="2.532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21.11cm" svg:y="2.931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21.11cm" svg:y="3.331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21.11cm" svg:y="3.729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21.11cm" svg:y="4.129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21.11cm" svg:y="4.528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21.11cm" svg:y="4.927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21.11cm" svg:y="5.326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21.11cm" svg:y="5.726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21.11cm" svg:y="6.125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21.11cm" svg:y="12.34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21.11cm" svg:y="12.743cm">
          <draw:text-box>
            <text:p text:style-name="P1"><text:span text:style-name="T5">9:00 <text:s/></text:span><text:span text:style-name="T5"><text:s/></text:span></text:p>
          </draw:text-box>
        </draw:frame>
        <draw:frame draw:style-name="gr9" draw:text-style-name="P8" draw:layer="layout" svg:width="0.624cm" svg:height="0.408cm" svg:x="21.11cm" svg:y="13.142cm">
          <draw:text-box>
            <text:p text:style-name="P1"><text:span text:style-name="T5">10:00</text:span></text:p>
          </draw:text-box>
        </draw:frame>
        <draw:frame draw:style-name="gr10" draw:text-style-name="P8" draw:layer="layout" svg:width="0.733cm" svg:height="0.408cm" svg:x="21.11cm" svg:y="13.542cm">
          <draw:text-box>
            <text:p text:style-name="P1"><text:span text:style-name="T5">11:00</text:span></text:p>
          </draw:text-box>
        </draw:frame>
        <draw:frame draw:style-name="gr11" draw:text-style-name="P8" draw:layer="layout" svg:width="0.717cm" svg:height="0.408cm" svg:x="21.11cm" svg:y="13.94cm">
          <draw:text-box>
            <text:p text:style-name="P1"><text:span text:style-name="T5">12:00</text:span></text:p>
          </draw:text-box>
        </draw:frame>
        <draw:frame draw:style-name="gr12" draw:text-style-name="P8" draw:layer="layout" svg:width="0.648cm" svg:height="0.409cm" svg:x="21.11cm" svg:y="14.34cm">
          <draw:text-box>
            <text:p text:style-name="P1"><text:span text:style-name="T5">13:00</text:span></text:p>
          </draw:text-box>
        </draw:frame>
        <draw:frame draw:style-name="gr13" draw:text-style-name="P8" draw:layer="layout" svg:width="0.632cm" svg:height="0.408cm" svg:x="21.11cm" svg:y="14.739cm">
          <draw:text-box>
            <text:p text:style-name="P1"><text:span text:style-name="T5">14:00</text:span></text:p>
          </draw:text-box>
        </draw:frame>
        <draw:frame draw:style-name="gr14" draw:text-style-name="P8" draw:layer="layout" svg:width="0.726cm" svg:height="0.408cm" svg:x="21.11cm" svg:y="15.138cm">
          <draw:text-box>
            <text:p text:style-name="P1"><text:span text:style-name="T5">15:00</text:span></text:p>
          </draw:text-box>
        </draw:frame>
        <draw:frame draw:style-name="gr15" draw:text-style-name="P8" draw:layer="layout" svg:width="0.709cm" svg:height="0.409cm" svg:x="21.11cm" svg:y="15.537cm">
          <draw:text-box>
            <text:p text:style-name="P1"><text:span text:style-name="T5">16:00</text:span></text:p>
          </draw:text-box>
        </draw:frame>
        <draw:frame draw:style-name="gr11" draw:text-style-name="P8" draw:layer="layout" svg:width="0.717cm" svg:height="0.408cm" svg:x="21.11cm" svg:y="15.937cm">
          <draw:text-box>
            <text:p text:style-name="P1"><text:span text:style-name="T5">17:00</text:span></text:p>
          </draw:text-box>
        </draw:frame>
        <draw:frame draw:style-name="gr16" draw:text-style-name="P8" draw:layer="layout" svg:width="0.701cm" svg:height="0.408cm" svg:x="21.11cm" svg:y="16.336cm">
          <draw:text-box>
            <text:p text:style-name="P1"><text:span text:style-name="T5">18:00</text:span></text:p>
          </draw:text-box>
        </draw:frame>
        <draw:custom-shape draw:style-name="gr22" draw:text-style-name="P12" draw:layer="layout" svg:width="3.461cm" svg:height="0.348cm" svg:x="23.667cm" svg:y="20.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3" draw:layer="layout" svg:width="0.198cm" svg:height="0.371cm" svg:x="23.787cm" svg:y="17.73cm">
          <draw:text-box>
            <text:p text:style-name="P1"><text:span text:style-name="T8">L</text:span></text:p>
          </draw:text-box>
        </draw:frame>
        <draw:frame draw:style-name="gr23" draw:text-style-name="P13" draw:layer="layout" svg:width="0.198cm" svg:height="0.371cm" svg:x="24.27cm" svg:y="17.73cm">
          <draw:text-box>
            <text:p text:style-name="P1"><text:span text:style-name="T8">M</text:span></text:p>
          </draw:text-box>
        </draw:frame>
        <draw:frame draw:style-name="gr23" draw:text-style-name="P13" draw:layer="layout" svg:width="0.198cm" svg:height="0.371cm" svg:x="24.782cm" svg:y="17.73cm">
          <draw:text-box>
            <text:p text:style-name="P1"><text:span text:style-name="T8">M</text:span></text:p>
          </draw:text-box>
        </draw:frame>
        <draw:frame draw:style-name="gr23" draw:text-style-name="P13" draw:layer="layout" svg:width="0.198cm" svg:height="0.371cm" svg:x="25.33cm" svg:y="17.73cm">
          <draw:text-box>
            <text:p text:style-name="P1"><text:span text:style-name="T8">J</text:span></text:p>
          </draw:text-box>
        </draw:frame>
        <draw:frame draw:style-name="gr23" draw:text-style-name="P13" draw:layer="layout" svg:width="0.198cm" svg:height="0.371cm" svg:x="25.825cm" svg:y="17.73cm">
          <draw:text-box>
            <text:p text:style-name="P1"><text:span text:style-name="T8">V</text:span></text:p>
          </draw:text-box>
        </draw:frame>
        <draw:frame draw:style-name="gr23" draw:text-style-name="P13" draw:layer="layout" svg:width="0.198cm" svg:height="0.371cm" svg:x="26.346cm" svg:y="17.73cm">
          <draw:text-box>
            <text:p text:style-name="P1"><text:span text:style-name="T8">S</text:span></text:p>
          </draw:text-box>
        </draw:frame>
        <draw:frame draw:style-name="gr23" draw:text-style-name="P13" draw:layer="layout" svg:width="0.198cm" svg:height="0.371cm" svg:x="26.847cm" svg:y="17.73cm">
          <draw:text-box>
            <text:p text:style-name="P1"><text:span text:style-name="T8">D</text:span></text:p>
          </draw:text-box>
        </draw:frame>
        <draw:custom-shape draw:style-name="gr24" draw:text-style-name="P9" draw:layer="layout" svg:width="3.293cm" svg:height="0.663cm" svg:x="23.747cm" svg:y="16.8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0" draw:layer="layout" svg:width="1.475cm" svg:height="0.671cm" svg:x="25.02cm" svg:y="17.006cm">
          <draw:text-box>
            <text:p text:style-name="P1"><text:span text:style-name="T6">A</text:span><text:span text:style-name="T6">br</text:span><text:span text:style-name="T6">il</text:span></text:p>
          </draw:text-box>
        </draw:frame>
        <draw:line draw:style-name="gr6" draw:text-style-name="P7" draw:layer="layout" svg:x1="23.747cm" svg:y1="18.081cm" svg:x2="27.029cm" svg:y2="18.081cm">
          <text:p/>
        </draw:line>
        <draw:frame draw:style-name="gr26" draw:text-style-name="P13" draw:layer="layout" svg:width="0.198cm" svg:height="0.298cm" svg:x="25.849cm" svg:y="18.377cm">
          <draw:text-box>
            <text:p text:style-name="P1"><text:span text:style-name="T8">2</text:span></text:p>
          </draw:text-box>
        </draw:frame>
        <draw:frame draw:style-name="gr26" draw:text-style-name="P13" draw:layer="layout" svg:width="0.198cm" svg:height="0.298cm" svg:x="26.362cm" svg:y="18.377cm">
          <draw:text-box>
            <text:p text:style-name="P1"><text:span text:style-name="T8">3</text:span></text:p>
          </draw:text-box>
        </draw:frame>
        <draw:frame draw:style-name="gr26" draw:text-style-name="P13" draw:layer="layout" svg:width="0.198cm" svg:height="0.298cm" svg:x="26.883cm" svg:y="18.377cm">
          <draw:text-box>
            <text:p text:style-name="P1"><text:span text:style-name="T8">4</text:span></text:p>
          </draw:text-box>
        </draw:frame>
        <draw:frame draw:style-name="gr26" draw:text-style-name="P13" draw:layer="layout" svg:width="0.198cm" svg:height="0.298cm" svg:x="23.796cm" svg:y="18.893cm">
          <draw:text-box>
            <text:p text:style-name="P1"><text:span text:style-name="T8">5</text:span></text:p>
          </draw:text-box>
        </draw:frame>
        <draw:frame draw:style-name="gr26" draw:text-style-name="P13" draw:layer="layout" svg:width="0.198cm" svg:height="0.298cm" svg:x="24.309cm" svg:y="18.893cm">
          <draw:text-box>
            <text:p text:style-name="P1"><text:span text:style-name="T8">6</text:span></text:p>
          </draw:text-box>
        </draw:frame>
        <draw:frame draw:style-name="gr27" draw:text-style-name="P13" draw:layer="layout" svg:width="0.257cm" svg:height="0.298cm" svg:x="24.786cm" svg:y="18.893cm">
          <draw:text-box>
            <text:p text:style-name="P1"><text:span text:style-name="T8">7</text:span></text:p>
          </draw:text-box>
        </draw:frame>
        <draw:frame draw:style-name="gr27" draw:text-style-name="P13" draw:layer="layout" svg:width="0.257cm" svg:height="0.298cm" svg:x="25.327cm" svg:y="18.893cm">
          <draw:text-box>
            <text:p text:style-name="P1"><text:span text:style-name="T8">8</text:span></text:p>
          </draw:text-box>
        </draw:frame>
        <draw:frame draw:style-name="gr27" draw:text-style-name="P13" draw:layer="layout" svg:width="0.257cm" svg:height="0.298cm" svg:x="25.816cm" svg:y="18.893cm">
          <draw:text-box>
            <text:p text:style-name="P1"><text:span text:style-name="T8">9</text:span></text:p>
          </draw:text-box>
        </draw:frame>
        <draw:frame draw:style-name="gr27" draw:text-style-name="P13" draw:layer="layout" svg:width="0.257cm" svg:height="0.298cm" svg:x="26.332cm" svg:y="18.893cm">
          <draw:text-box>
            <text:p text:style-name="P1"><text:span text:style-name="T8">10</text:span></text:p>
          </draw:text-box>
        </draw:frame>
        <draw:frame draw:style-name="gr27" draw:text-style-name="P13" draw:layer="layout" svg:width="0.257cm" svg:height="0.298cm" svg:x="26.845cm" svg:y="18.893cm">
          <draw:text-box>
            <text:p text:style-name="P1"><text:span text:style-name="T8">11</text:span></text:p>
          </draw:text-box>
        </draw:frame>
        <draw:frame draw:style-name="gr27" draw:text-style-name="P13" draw:layer="layout" svg:width="0.257cm" svg:height="0.298cm" svg:x="23.761cm" svg:y="19.41cm">
          <draw:text-box>
            <text:p text:style-name="P1"><text:span text:style-name="T8">12</text:span></text:p>
          </draw:text-box>
        </draw:frame>
        <draw:frame draw:style-name="gr27" draw:text-style-name="P13" draw:layer="layout" svg:width="0.257cm" svg:height="0.298cm" svg:x="24.275cm" svg:y="19.41cm">
          <draw:text-box>
            <text:p text:style-name="P1"><text:span text:style-name="T8">13</text:span></text:p>
          </draw:text-box>
        </draw:frame>
        <draw:frame draw:style-name="gr27" draw:text-style-name="P13" draw:layer="layout" svg:width="0.257cm" svg:height="0.298cm" svg:x="24.796cm" svg:y="19.41cm">
          <draw:text-box>
            <text:p text:style-name="P1"><text:span text:style-name="T8">14</text:span></text:p>
          </draw:text-box>
        </draw:frame>
        <draw:frame draw:style-name="gr27" draw:text-style-name="P13" draw:layer="layout" svg:width="0.257cm" svg:height="0.298cm" svg:x="25.302cm" svg:y="19.41cm">
          <draw:text-box>
            <text:p text:style-name="P1"><text:span text:style-name="T8">15</text:span></text:p>
          </draw:text-box>
        </draw:frame>
        <draw:frame draw:style-name="gr27" draw:text-style-name="P13" draw:layer="layout" svg:width="0.257cm" svg:height="0.298cm" svg:x="25.815cm" svg:y="19.41cm">
          <draw:text-box>
            <text:p text:style-name="P1"><text:span text:style-name="T8">16</text:span></text:p>
          </draw:text-box>
        </draw:frame>
        <draw:frame draw:style-name="gr27" draw:text-style-name="P13" draw:layer="layout" svg:width="0.257cm" svg:height="0.298cm" svg:x="26.302cm" svg:y="19.41cm">
          <draw:text-box>
            <text:p text:style-name="P1"><text:span text:style-name="T8">17</text:span></text:p>
          </draw:text-box>
        </draw:frame>
        <draw:frame draw:style-name="gr27" draw:text-style-name="P13" draw:layer="layout" svg:width="0.257cm" svg:height="0.298cm" svg:x="26.842cm" svg:y="19.41cm">
          <draw:text-box>
            <text:p text:style-name="P1"><text:span text:style-name="T8">18</text:span></text:p>
          </draw:text-box>
        </draw:frame>
        <draw:frame draw:style-name="gr27" draw:text-style-name="P13" draw:layer="layout" svg:width="0.257cm" svg:height="0.298cm" svg:x="23.737cm" svg:y="19.929cm">
          <draw:text-box>
            <text:p text:style-name="P1"><text:span text:style-name="T8">19</text:span></text:p>
          </draw:text-box>
        </draw:frame>
        <draw:frame draw:style-name="gr27" draw:text-style-name="P13" draw:layer="layout" svg:width="0.257cm" svg:height="0.298cm" svg:x="24.253cm" svg:y="19.929cm">
          <draw:text-box>
            <text:p text:style-name="P1"><text:span text:style-name="T8">20</text:span></text:p>
          </draw:text-box>
        </draw:frame>
        <draw:frame draw:style-name="gr27" draw:text-style-name="P13" draw:layer="layout" svg:width="0.257cm" svg:height="0.298cm" svg:x="24.767cm" svg:y="19.929cm">
          <draw:text-box>
            <text:p text:style-name="P1"><text:span text:style-name="T8">21</text:span></text:p>
          </draw:text-box>
        </draw:frame>
        <draw:frame draw:style-name="gr27" draw:text-style-name="P13" draw:layer="layout" svg:width="0.257cm" svg:height="0.298cm" svg:x="25.277cm" svg:y="19.929cm">
          <draw:text-box>
            <text:p text:style-name="P1"><text:span text:style-name="T8">22</text:span></text:p>
          </draw:text-box>
        </draw:frame>
        <draw:frame draw:style-name="gr27" draw:text-style-name="P13" draw:layer="layout" svg:width="0.257cm" svg:height="0.298cm" svg:x="25.79cm" svg:y="19.929cm">
          <draw:text-box>
            <text:p text:style-name="P1"><text:span text:style-name="T8">23</text:span></text:p>
          </draw:text-box>
        </draw:frame>
        <draw:frame draw:style-name="gr27" draw:text-style-name="P13" draw:layer="layout" svg:width="0.257cm" svg:height="0.298cm" svg:x="26.311cm" svg:y="19.929cm">
          <draw:text-box>
            <text:p text:style-name="P1"><text:span text:style-name="T8">24</text:span></text:p>
          </draw:text-box>
        </draw:frame>
        <draw:frame draw:style-name="gr27" draw:text-style-name="P13" draw:layer="layout" svg:width="0.257cm" svg:height="0.298cm" svg:x="26.819cm" svg:y="19.929cm">
          <draw:text-box>
            <text:p text:style-name="P1"><text:span text:style-name="T8">25</text:span></text:p>
          </draw:text-box>
        </draw:frame>
        <draw:frame draw:style-name="gr27" draw:text-style-name="P13" draw:layer="layout" svg:width="0.257cm" svg:height="0.298cm" svg:x="25.327cm" svg:y="18.382cm">
          <draw:text-box>
            <text:p text:style-name="P1"><text:span text:style-name="T8">1</text:span></text:p>
          </draw:text-box>
        </draw:frame>
        <draw:frame draw:style-name="gr27" draw:text-style-name="P13" draw:layer="layout" svg:width="0.257cm" svg:height="0.298cm" svg:x="23.739cm" svg:y="20.452cm">
          <draw:text-box>
            <text:p text:style-name="P1"><text:span text:style-name="T8">26</text:span></text:p>
          </draw:text-box>
        </draw:frame>
        <draw:frame draw:style-name="gr27" draw:text-style-name="P13" draw:layer="layout" svg:width="0.257cm" svg:height="0.298cm" svg:x="24.255cm" svg:y="20.452cm">
          <draw:text-box>
            <text:p text:style-name="P1"><text:span text:style-name="T8">27</text:span></text:p>
          </draw:text-box>
        </draw:frame>
        <draw:frame draw:style-name="gr27" draw:text-style-name="P13" draw:layer="layout" svg:width="0.257cm" svg:height="0.298cm" svg:x="24.769cm" svg:y="20.452cm">
          <draw:text-box>
            <text:p text:style-name="P1"><text:span text:style-name="T8">28</text:span></text:p>
          </draw:text-box>
        </draw:frame>
        <draw:frame draw:style-name="gr27" draw:text-style-name="P13" draw:layer="layout" svg:width="0.257cm" svg:height="0.298cm" svg:x="25.279cm" svg:y="20.452cm">
          <draw:text-box>
            <text:p text:style-name="P1"><text:span text:style-name="T8">29</text:span></text:p>
          </draw:text-box>
        </draw:frame>
        <draw:frame draw:style-name="gr27" draw:text-style-name="P13" draw:layer="layout" svg:width="0.257cm" svg:height="0.298cm" svg:x="25.792cm" svg:y="20.452cm">
          <draw:text-box>
            <text:p text:style-name="P1"><text:span text:style-name="T8">30</text:span></text:p>
          </draw:text-box>
        </draw:frame>
      </draw:page>
      <draw:page draw:name="page29" draw:style-name="dp1" draw:master-page-name="master-page34">
        <draw:line draw:style-name="gr6" draw:text-style-name="P7" draw:layer="layout" svg:x1="14.489cm" svg:y1="2.663cm" svg:x2="27.24cm" svg:y2="2.663cm">
          <text:p/>
        </draw:line>
        <draw:line draw:style-name="gr6" draw:text-style-name="P7" draw:layer="layout" svg:x1="14.489cm" svg:y1="3.528cm" svg:x2="27.24cm" svg:y2="3.528cm">
          <text:p/>
        </draw:line>
        <draw:line draw:style-name="gr6" draw:text-style-name="P7" draw:layer="layout" svg:x1="14.489cm" svg:y1="4.395cm" svg:x2="27.24cm" svg:y2="4.395cm">
          <text:p/>
        </draw:line>
        <draw:line draw:style-name="gr6" draw:text-style-name="P7" draw:layer="layout" svg:x1="14.489cm" svg:y1="5.261cm" svg:x2="27.24cm" svg:y2="5.261cm">
          <text:p/>
        </draw:line>
        <draw:line draw:style-name="gr6" draw:text-style-name="P7" draw:layer="layout" svg:x1="14.489cm" svg:y1="6.127cm" svg:x2="27.24cm" svg:y2="6.127cm">
          <text:p/>
        </draw:line>
        <draw:line draw:style-name="gr6" draw:text-style-name="P7" draw:layer="layout" svg:x1="14.489cm" svg:y1="6.994cm" svg:x2="27.24cm" svg:y2="6.994cm">
          <text:p/>
        </draw:line>
        <draw:line draw:style-name="gr6" draw:text-style-name="P7" draw:layer="layout" svg:x1="14.489cm" svg:y1="7.86cm" svg:x2="27.24cm" svg:y2="7.86cm">
          <text:p/>
        </draw:line>
        <draw:line draw:style-name="gr6" draw:text-style-name="P7" draw:layer="layout" svg:x1="14.489cm" svg:y1="8.725cm" svg:x2="27.24cm" svg:y2="8.725cm">
          <text:p/>
        </draw:line>
        <draw:line draw:style-name="gr6" draw:text-style-name="P7" draw:layer="layout" svg:x1="14.489cm" svg:y1="9.592cm" svg:x2="27.24cm" svg:y2="9.592cm">
          <text:p/>
        </draw:line>
        <draw:line draw:style-name="gr6" draw:text-style-name="P7" draw:layer="layout" svg:x1="14.489cm" svg:y1="10.457cm" svg:x2="27.24cm" svg:y2="10.457cm">
          <text:p/>
        </draw:line>
        <draw:line draw:style-name="gr6" draw:text-style-name="P7" draw:layer="layout" svg:x1="14.489cm" svg:y1="11.324cm" svg:x2="27.24cm" svg:y2="11.324cm">
          <text:p/>
        </draw:line>
        <draw:line draw:style-name="gr6" draw:text-style-name="P7" draw:layer="layout" svg:x1="14.489cm" svg:y1="12.19cm" svg:x2="27.24cm" svg:y2="12.19cm">
          <text:p/>
        </draw:line>
        <draw:line draw:style-name="gr6" draw:text-style-name="P7" draw:layer="layout" svg:x1="14.489cm" svg:y1="13.055cm" svg:x2="27.24cm" svg:y2="13.055cm">
          <text:p/>
        </draw:line>
        <draw:line draw:style-name="gr6" draw:text-style-name="P7" draw:layer="layout" svg:x1="14.489cm" svg:y1="13.922cm" svg:x2="27.24cm" svg:y2="13.922cm">
          <text:p/>
        </draw:line>
        <draw:line draw:style-name="gr6" draw:text-style-name="P7" draw:layer="layout" svg:x1="14.489cm" svg:y1="14.784cm" svg:x2="27.24cm" svg:y2="14.784cm">
          <text:p/>
        </draw:line>
        <draw:line draw:style-name="gr6" draw:text-style-name="P7" draw:layer="layout" svg:x1="14.489cm" svg:y1="15.644cm" svg:x2="27.24cm" svg:y2="15.644cm">
          <text:p/>
        </draw:line>
        <draw:line draw:style-name="gr6" draw:text-style-name="P7" draw:layer="layout" svg:x1="14.489cm" svg:y1="16.504cm" svg:x2="27.24cm" svg:y2="16.504cm">
          <text:p/>
        </draw:line>
        <draw:line draw:style-name="gr6" draw:text-style-name="P7" draw:layer="layout" svg:x1="14.489cm" svg:y1="17.364cm" svg:x2="27.24cm" svg:y2="17.364cm">
          <text:p/>
        </draw:line>
        <draw:line draw:style-name="gr6" draw:text-style-name="P7" draw:layer="layout" svg:x1="14.489cm" svg:y1="18.224cm" svg:x2="27.24cm" svg:y2="18.224cm">
          <text:p/>
        </draw:line>
        <draw:line draw:style-name="gr6" draw:text-style-name="P7" draw:layer="layout" svg:x1="14.489cm" svg:y1="19.084cm" svg:x2="27.24cm" svg:y2="19.084cm">
          <text:p/>
        </draw:line>
        <draw:line draw:style-name="gr6" draw:text-style-name="P7" draw:layer="layout" svg:x1="14.489cm" svg:y1="19.944cm" svg:x2="27.24cm" svg:y2="19.944cm">
          <text:p/>
        </draw:line>
        <draw:line draw:style-name="gr6" draw:text-style-name="P7" draw:layer="layout" svg:x1="14.489cm" svg:y1="20.804cm" svg:x2="27.24cm" svg:y2="20.804cm">
          <text:p/>
        </draw:line>
        <draw:line draw:style-name="gr2" draw:text-style-name="P3" draw:layer="layout" svg:x1="14.407cm" svg:y1="1.963cm" svg:x2="27.256cm" svg:y2="1.963cm">
          <text:p/>
        </draw:line>
        <draw:frame draw:style-name="gr32" draw:text-style-name="P15" draw:layer="layout" svg:width="1.543cm" svg:height="1.729cm" svg:x="25.561cm" svg:y="0.699cm">
          <draw:text-box>
            <text:p text:style-name="P40"><text:span text:style-name="T4">2</text:span><text:span text:style-name="T4">0</text:span><text:span text:style-name="T4">2</text:span><text:span text:style-name="T4">1</text:span></text:p>
          </draw:text-box>
        </draw:frame>
        <draw:frame draw:style-name="gr21" draw:text-style-name="P11" draw:layer="layout" svg:width="2.186cm" svg:height="0.556cm" svg:x="20.3cm" svg:y="1.209cm">
          <draw:text-box>
            <text:p text:style-name="P41"><text:span text:style-name="T7">N</text:span><text:span text:style-name="T7">ot</text:span><text:span text:style-name="T7">a</text:span><text:span text:style-name="T7">s</text:span></text:p>
          </draw:text-box>
        </draw:frame>
        <draw:frame draw:style-name="gr1" draw:text-style-name="P2" draw:layer="layout" svg:width="2.869cm" svg:height="0.398cm" svg:x="1.365cm" svg:y="1.3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1.961cm" svg:x2="13.956cm" svg:y2="1.961cm">
          <text:p/>
        </draw:line>
        <draw:frame draw:style-name="gr1" draw:text-style-name="P2" draw:layer="layout" svg:width="2.869cm" svg:height="0.398cm" svg:x="1.366cm" svg:y="1.3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1.407cm">
          <draw:text-box>
            <text:p text:style-name="P1"><text:span text:style-name="T2">L</text:span><text:span text:style-name="T2">u</text:span><text:span text:style-name="T2">n</text:span><text:span text:style-name="T2">es</text:span></text:p>
          </draw:text-box>
        </draw:frame>
        <draw:frame draw:style-name="gr4" draw:text-style-name="P5" draw:layer="layout" svg:width="0.552cm" svg:height="0.687cm" svg:x="0.92cm" svg:y="1.41cm">
          <draw:text-box>
            <text:p text:style-name="P1"><text:span text:style-name="T3">2</text:span><text:span text:style-name="T3">6</text:span></text:p>
          </draw:text-box>
        </draw:frame>
        <draw:frame draw:style-name="gr5" draw:text-style-name="P6" draw:layer="layout" svg:width="2.917cm" svg:height="0.776cm" svg:x="0.92cm" svg:y="0.697cm">
          <draw:text-box>
            <text:p text:style-name="P1"><text:span text:style-name="T4">A</text:span><text:span text:style-name="T4">B</text:span><text:span text:style-name="T4">R</text:span><text:span text:style-name="T4">I</text:span><text:span text:style-name="T4">L</text:span></text:p>
          </draw:text-box>
        </draw:frame>
        <draw:frame draw:style-name="gr1" draw:text-style-name="P2" draw:layer="layout" svg:width="2.869cm" svg:height="0.398cm" svg:x="1.365cm" svg:y="6.3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366cm" svg:y="6.3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7.567cm" svg:y1="2.36cm" svg:x2="13.94cm" svg:y2="2.36cm">
          <text:p/>
        </draw:line>
        <draw:line draw:style-name="gr6" draw:text-style-name="P7" draw:layer="layout" svg:x1="7.567cm" svg:y1="2.759cm" svg:x2="13.941cm" svg:y2="2.759cm">
          <text:p/>
        </draw:line>
        <draw:line draw:style-name="gr6" draw:text-style-name="P7" draw:layer="layout" svg:x1="7.567cm" svg:y1="3.159cm" svg:x2="13.941cm" svg:y2="3.159cm">
          <text:p/>
        </draw:line>
        <draw:line draw:style-name="gr6" draw:text-style-name="P7" draw:layer="layout" svg:x1="7.567cm" svg:y1="3.557cm" svg:x2="13.941cm" svg:y2="3.557cm">
          <text:p/>
        </draw:line>
        <draw:line draw:style-name="gr6" draw:text-style-name="P7" draw:layer="layout" svg:x1="7.567cm" svg:y1="3.957cm" svg:x2="13.941cm" svg:y2="3.957cm">
          <text:p/>
        </draw:line>
        <draw:line draw:style-name="gr6" draw:text-style-name="P7" draw:layer="layout" svg:x1="7.567cm" svg:y1="4.357cm" svg:x2="13.941cm" svg:y2="4.357cm">
          <text:p/>
        </draw:line>
        <draw:line draw:style-name="gr6" draw:text-style-name="P7" draw:layer="layout" svg:x1="7.567cm" svg:y1="4.756cm" svg:x2="13.941cm" svg:y2="4.756cm">
          <text:p/>
        </draw:line>
        <draw:line draw:style-name="gr6" draw:text-style-name="P7" draw:layer="layout" svg:x1="7.567cm" svg:y1="5.155cm" svg:x2="13.941cm" svg:y2="5.155cm">
          <text:p/>
        </draw:line>
        <draw:line draw:style-name="gr6" draw:text-style-name="P7" draw:layer="layout" svg:x1="7.567cm" svg:y1="5.554cm" svg:x2="13.941cm" svg:y2="5.554cm">
          <text:p/>
        </draw:line>
        <draw:line draw:style-name="gr6" draw:text-style-name="P7" draw:layer="layout" svg:x1="7.567cm" svg:y1="5.953cm" svg:x2="13.941cm" svg:y2="5.953cm">
          <text:p/>
        </draw:line>
        <draw:line draw:style-name="gr6" draw:text-style-name="P7" draw:layer="layout" svg:x1="7.567cm" svg:y1="6.353cm" svg:x2="13.941cm" svg:y2="6.353cm">
          <text:p/>
        </draw:line>
        <draw:frame draw:style-name="gr7" draw:text-style-name="P8" draw:layer="layout" svg:width="0.855cm" svg:height="0.408cm" svg:x="1.017cm" svg:y="2.1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7cm" svg:y="2.53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7cm" svg:y="2.92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7cm" svg:y="3.32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7cm" svg:y="3.72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7cm" svg:y="4.12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7cm" svg:y="4.52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7cm" svg:y="4.92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7cm" svg:y="5.32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7cm" svg:y="5.72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7cm" svg:y="6.123cm">
          <draw:text-box>
            <text:p text:style-name="P1"><text:span text:style-name="T5">13:00</text:span></text:p>
          </draw:text-box>
        </draw:frame>
        <draw:line draw:style-name="gr6" draw:text-style-name="P7" draw:layer="layout" svg:x1="0.967cm" svg:y1="2.361cm" svg:x2="7.34cm" svg:y2="2.361cm">
          <text:p/>
        </draw:line>
        <draw:line draw:style-name="gr6" draw:text-style-name="P7" draw:layer="layout" svg:x1="0.967cm" svg:y1="2.76cm" svg:x2="7.341cm" svg:y2="2.76cm">
          <text:p/>
        </draw:line>
        <draw:line draw:style-name="gr6" draw:text-style-name="P7" draw:layer="layout" svg:x1="0.967cm" svg:y1="3.16cm" svg:x2="7.341cm" svg:y2="3.16cm">
          <text:p/>
        </draw:line>
        <draw:line draw:style-name="gr6" draw:text-style-name="P7" draw:layer="layout" svg:x1="0.967cm" svg:y1="3.558cm" svg:x2="7.341cm" svg:y2="3.558cm">
          <text:p/>
        </draw:line>
        <draw:line draw:style-name="gr6" draw:text-style-name="P7" draw:layer="layout" svg:x1="0.967cm" svg:y1="3.958cm" svg:x2="7.341cm" svg:y2="3.958cm">
          <text:p/>
        </draw:line>
        <draw:line draw:style-name="gr6" draw:text-style-name="P7" draw:layer="layout" svg:x1="0.967cm" svg:y1="4.358cm" svg:x2="7.341cm" svg:y2="4.358cm">
          <text:p/>
        </draw:line>
        <draw:line draw:style-name="gr6" draw:text-style-name="P7" draw:layer="layout" svg:x1="0.967cm" svg:y1="4.757cm" svg:x2="7.341cm" svg:y2="4.757cm">
          <text:p/>
        </draw:line>
        <draw:line draw:style-name="gr6" draw:text-style-name="P7" draw:layer="layout" svg:x1="0.967cm" svg:y1="5.156cm" svg:x2="7.341cm" svg:y2="5.156cm">
          <text:p/>
        </draw:line>
        <draw:line draw:style-name="gr6" draw:text-style-name="P7" draw:layer="layout" svg:x1="0.967cm" svg:y1="5.555cm" svg:x2="7.341cm" svg:y2="5.555cm">
          <text:p/>
        </draw:line>
        <draw:line draw:style-name="gr6" draw:text-style-name="P7" draw:layer="layout" svg:x1="0.967cm" svg:y1="5.954cm" svg:x2="7.341cm" svg:y2="5.954cm">
          <text:p/>
        </draw:line>
        <draw:line draw:style-name="gr6" draw:text-style-name="P7" draw:layer="layout" svg:x1="0.967cm" svg:y1="6.354cm" svg:x2="7.341cm" svg:y2="6.354cm">
          <text:p/>
        </draw:line>
        <draw:frame draw:style-name="gr1" draw:text-style-name="P2" draw:layer="layout" svg:width="2.869cm" svg:height="0.398cm" svg:x="1.365cm" svg:y="6.4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7.061cm" svg:x2="13.956cm" svg:y2="7.061cm">
          <text:p/>
        </draw:line>
        <draw:frame draw:style-name="gr1" draw:text-style-name="P2" draw:layer="layout" svg:width="2.869cm" svg:height="0.398cm" svg:x="1.366cm" svg:y="6.4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6.507cm">
          <draw:text-box>
            <text:p text:style-name="P1"><text:span text:style-name="T2">M</text:span><text:span text:style-name="T2">ar</text:span><text:span text:style-name="T2">te</text:span><text:span text:style-name="T2">s</text:span></text:p>
          </draw:text-box>
        </draw:frame>
        <draw:frame draw:style-name="gr36" draw:text-style-name="P5" draw:layer="layout" svg:width="0.548cm" svg:height="0.687cm" svg:x="0.92cm" svg:y="6.51cm">
          <draw:text-box>
            <text:p text:style-name="P1"><text:span text:style-name="T3">2</text:span><text:span text:style-name="T3">7</text:span></text:p>
          </draw:text-box>
        </draw:frame>
        <draw:frame draw:style-name="gr1" draw:text-style-name="P2" draw:layer="layout" svg:width="2.869cm" svg:height="0.398cm" svg:x="1.365cm" svg:y="11.5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366cm" svg:y="11.5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7.567cm" svg:y1="7.46cm" svg:x2="13.94cm" svg:y2="7.46cm">
          <text:p/>
        </draw:line>
        <draw:line draw:style-name="gr6" draw:text-style-name="P7" draw:layer="layout" svg:x1="7.567cm" svg:y1="7.859cm" svg:x2="13.941cm" svg:y2="7.859cm">
          <text:p/>
        </draw:line>
        <draw:line draw:style-name="gr6" draw:text-style-name="P7" draw:layer="layout" svg:x1="7.567cm" svg:y1="8.259cm" svg:x2="13.941cm" svg:y2="8.259cm">
          <text:p/>
        </draw:line>
        <draw:line draw:style-name="gr6" draw:text-style-name="P7" draw:layer="layout" svg:x1="7.567cm" svg:y1="8.657cm" svg:x2="13.941cm" svg:y2="8.657cm">
          <text:p/>
        </draw:line>
        <draw:line draw:style-name="gr6" draw:text-style-name="P7" draw:layer="layout" svg:x1="7.567cm" svg:y1="9.057cm" svg:x2="13.941cm" svg:y2="9.057cm">
          <text:p/>
        </draw:line>
        <draw:line draw:style-name="gr6" draw:text-style-name="P7" draw:layer="layout" svg:x1="7.567cm" svg:y1="9.457cm" svg:x2="13.941cm" svg:y2="9.457cm">
          <text:p/>
        </draw:line>
        <draw:line draw:style-name="gr6" draw:text-style-name="P7" draw:layer="layout" svg:x1="7.567cm" svg:y1="9.856cm" svg:x2="13.941cm" svg:y2="9.856cm">
          <text:p/>
        </draw:line>
        <draw:line draw:style-name="gr6" draw:text-style-name="P7" draw:layer="layout" svg:x1="7.567cm" svg:y1="10.255cm" svg:x2="13.941cm" svg:y2="10.255cm">
          <text:p/>
        </draw:line>
        <draw:line draw:style-name="gr6" draw:text-style-name="P7" draw:layer="layout" svg:x1="7.567cm" svg:y1="10.654cm" svg:x2="13.941cm" svg:y2="10.654cm">
          <text:p/>
        </draw:line>
        <draw:line draw:style-name="gr6" draw:text-style-name="P7" draw:layer="layout" svg:x1="7.567cm" svg:y1="11.053cm" svg:x2="13.941cm" svg:y2="11.053cm">
          <text:p/>
        </draw:line>
        <draw:line draw:style-name="gr6" draw:text-style-name="P7" draw:layer="layout" svg:x1="7.567cm" svg:y1="11.453cm" svg:x2="13.941cm" svg:y2="11.453cm">
          <text:p/>
        </draw:line>
        <draw:line draw:style-name="gr6" draw:text-style-name="P7" draw:layer="layout" svg:x1="0.967cm" svg:y1="7.461cm" svg:x2="7.34cm" svg:y2="7.461cm">
          <text:p/>
        </draw:line>
        <draw:line draw:style-name="gr6" draw:text-style-name="P7" draw:layer="layout" svg:x1="0.967cm" svg:y1="7.86cm" svg:x2="7.341cm" svg:y2="7.86cm">
          <text:p/>
        </draw:line>
        <draw:line draw:style-name="gr6" draw:text-style-name="P7" draw:layer="layout" svg:x1="0.967cm" svg:y1="8.26cm" svg:x2="7.341cm" svg:y2="8.26cm">
          <text:p/>
        </draw:line>
        <draw:line draw:style-name="gr6" draw:text-style-name="P7" draw:layer="layout" svg:x1="0.967cm" svg:y1="8.658cm" svg:x2="7.341cm" svg:y2="8.658cm">
          <text:p/>
        </draw:line>
        <draw:line draw:style-name="gr6" draw:text-style-name="P7" draw:layer="layout" svg:x1="0.967cm" svg:y1="9.058cm" svg:x2="7.341cm" svg:y2="9.058cm">
          <text:p/>
        </draw:line>
        <draw:line draw:style-name="gr6" draw:text-style-name="P7" draw:layer="layout" svg:x1="0.967cm" svg:y1="9.458cm" svg:x2="7.341cm" svg:y2="9.458cm">
          <text:p/>
        </draw:line>
        <draw:line draw:style-name="gr6" draw:text-style-name="P7" draw:layer="layout" svg:x1="0.967cm" svg:y1="9.857cm" svg:x2="7.341cm" svg:y2="9.857cm">
          <text:p/>
        </draw:line>
        <draw:line draw:style-name="gr6" draw:text-style-name="P7" draw:layer="layout" svg:x1="0.967cm" svg:y1="10.256cm" svg:x2="7.341cm" svg:y2="10.256cm">
          <text:p/>
        </draw:line>
        <draw:line draw:style-name="gr6" draw:text-style-name="P7" draw:layer="layout" svg:x1="0.967cm" svg:y1="10.655cm" svg:x2="7.341cm" svg:y2="10.655cm">
          <text:p/>
        </draw:line>
        <draw:line draw:style-name="gr6" draw:text-style-name="P7" draw:layer="layout" svg:x1="0.967cm" svg:y1="11.054cm" svg:x2="7.341cm" svg:y2="11.054cm">
          <text:p/>
        </draw:line>
        <draw:line draw:style-name="gr6" draw:text-style-name="P7" draw:layer="layout" svg:x1="0.967cm" svg:y1="11.454cm" svg:x2="7.341cm" svg:y2="11.454cm">
          <text:p/>
        </draw:line>
        <draw:frame draw:style-name="gr1" draw:text-style-name="P2" draw:layer="layout" svg:width="2.869cm" svg:height="0.398cm" svg:x="1.365cm" svg:y="11.5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12.161cm" svg:x2="13.956cm" svg:y2="12.161cm">
          <text:p/>
        </draw:line>
        <draw:frame draw:style-name="gr1" draw:text-style-name="P2" draw:layer="layout" svg:width="2.869cm" svg:height="0.398cm" svg:x="1.366cm" svg:y="11.5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11.607cm">
          <draw:text-box>
            <text:p text:style-name="P1"><text:span text:style-name="T2">M</text:span><text:span text:style-name="T2">ié</text:span><text:span text:style-name="T2">rc</text:span><text:span text:style-name="T2">ol</text:span><text:span text:style-name="T2">es</text:span></text:p>
          </draw:text-box>
        </draw:frame>
        <draw:frame draw:style-name="gr18" draw:text-style-name="P5" draw:layer="layout" svg:width="0.544cm" svg:height="0.687cm" svg:x="0.92cm" svg:y="11.61cm">
          <draw:text-box>
            <text:p text:style-name="P1"><text:span text:style-name="T3">2</text:span><text:span text:style-name="T3">8</text:span></text:p>
          </draw:text-box>
        </draw:frame>
        <draw:line draw:style-name="gr6" draw:text-style-name="P7" draw:layer="layout" svg:x1="7.567cm" svg:y1="12.56cm" svg:x2="13.94cm" svg:y2="12.56cm">
          <text:p/>
        </draw:line>
        <draw:line draw:style-name="gr6" draw:text-style-name="P7" draw:layer="layout" svg:x1="7.567cm" svg:y1="12.959cm" svg:x2="13.941cm" svg:y2="12.959cm">
          <text:p/>
        </draw:line>
        <draw:line draw:style-name="gr6" draw:text-style-name="P7" draw:layer="layout" svg:x1="7.567cm" svg:y1="13.359cm" svg:x2="13.941cm" svg:y2="13.359cm">
          <text:p/>
        </draw:line>
        <draw:line draw:style-name="gr6" draw:text-style-name="P7" draw:layer="layout" svg:x1="7.567cm" svg:y1="13.757cm" svg:x2="13.941cm" svg:y2="13.757cm">
          <text:p/>
        </draw:line>
        <draw:line draw:style-name="gr6" draw:text-style-name="P7" draw:layer="layout" svg:x1="7.567cm" svg:y1="14.157cm" svg:x2="13.941cm" svg:y2="14.157cm">
          <text:p/>
        </draw:line>
        <draw:line draw:style-name="gr6" draw:text-style-name="P7" draw:layer="layout" svg:x1="7.567cm" svg:y1="14.557cm" svg:x2="13.941cm" svg:y2="14.557cm">
          <text:p/>
        </draw:line>
        <draw:line draw:style-name="gr6" draw:text-style-name="P7" draw:layer="layout" svg:x1="7.567cm" svg:y1="14.956cm" svg:x2="13.941cm" svg:y2="14.956cm">
          <text:p/>
        </draw:line>
        <draw:line draw:style-name="gr6" draw:text-style-name="P7" draw:layer="layout" svg:x1="7.567cm" svg:y1="15.355cm" svg:x2="13.941cm" svg:y2="15.355cm">
          <text:p/>
        </draw:line>
        <draw:line draw:style-name="gr6" draw:text-style-name="P7" draw:layer="layout" svg:x1="7.567cm" svg:y1="15.754cm" svg:x2="13.941cm" svg:y2="15.754cm">
          <text:p/>
        </draw:line>
        <draw:line draw:style-name="gr6" draw:text-style-name="P7" draw:layer="layout" svg:x1="7.567cm" svg:y1="16.153cm" svg:x2="13.941cm" svg:y2="16.153cm">
          <text:p/>
        </draw:line>
        <draw:line draw:style-name="gr6" draw:text-style-name="P7" draw:layer="layout" svg:x1="7.567cm" svg:y1="16.553cm" svg:x2="13.941cm" svg:y2="16.553cm">
          <text:p/>
        </draw:line>
        <draw:line draw:style-name="gr6" draw:text-style-name="P7" draw:layer="layout" svg:x1="0.967cm" svg:y1="12.561cm" svg:x2="7.34cm" svg:y2="12.561cm">
          <text:p/>
        </draw:line>
        <draw:line draw:style-name="gr6" draw:text-style-name="P7" draw:layer="layout" svg:x1="0.967cm" svg:y1="12.96cm" svg:x2="7.341cm" svg:y2="12.96cm">
          <text:p/>
        </draw:line>
        <draw:line draw:style-name="gr6" draw:text-style-name="P7" draw:layer="layout" svg:x1="0.967cm" svg:y1="13.36cm" svg:x2="7.341cm" svg:y2="13.36cm">
          <text:p/>
        </draw:line>
        <draw:line draw:style-name="gr6" draw:text-style-name="P7" draw:layer="layout" svg:x1="0.967cm" svg:y1="13.758cm" svg:x2="7.341cm" svg:y2="13.758cm">
          <text:p/>
        </draw:line>
        <draw:line draw:style-name="gr6" draw:text-style-name="P7" draw:layer="layout" svg:x1="0.967cm" svg:y1="14.158cm" svg:x2="7.341cm" svg:y2="14.158cm">
          <text:p/>
        </draw:line>
        <draw:line draw:style-name="gr6" draw:text-style-name="P7" draw:layer="layout" svg:x1="0.967cm" svg:y1="14.558cm" svg:x2="7.341cm" svg:y2="14.558cm">
          <text:p/>
        </draw:line>
        <draw:line draw:style-name="gr6" draw:text-style-name="P7" draw:layer="layout" svg:x1="0.967cm" svg:y1="14.957cm" svg:x2="7.341cm" svg:y2="14.957cm">
          <text:p/>
        </draw:line>
        <draw:line draw:style-name="gr6" draw:text-style-name="P7" draw:layer="layout" svg:x1="0.967cm" svg:y1="15.356cm" svg:x2="7.341cm" svg:y2="15.356cm">
          <text:p/>
        </draw:line>
        <draw:line draw:style-name="gr6" draw:text-style-name="P7" draw:layer="layout" svg:x1="0.967cm" svg:y1="15.755cm" svg:x2="7.341cm" svg:y2="15.755cm">
          <text:p/>
        </draw:line>
        <draw:line draw:style-name="gr6" draw:text-style-name="P7" draw:layer="layout" svg:x1="0.967cm" svg:y1="16.154cm" svg:x2="7.341cm" svg:y2="16.154cm">
          <text:p/>
        </draw:line>
        <draw:line draw:style-name="gr6" draw:text-style-name="P7" draw:layer="layout" svg:x1="0.967cm" svg:y1="16.554cm" svg:x2="7.341cm" svg:y2="16.554cm">
          <text:p/>
        </draw:line>
        <draw:frame draw:style-name="gr1" draw:text-style-name="P2" draw:layer="layout" svg:width="2.869cm" svg:height="0.398cm" svg:x="1.098cm" svg:y="20.77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099cm" svg:y="20.7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.222cm" svg:y1="17.258cm" svg:x2="13.972cm" svg:y2="17.258cm">
          <text:p/>
        </draw:line>
        <draw:line draw:style-name="gr6" draw:text-style-name="P7" draw:layer="layout" svg:x1="0.7cm" svg:y1="17.658cm" svg:x2="13.972cm" svg:y2="17.658cm">
          <text:p/>
        </draw:line>
        <draw:line draw:style-name="gr6" draw:text-style-name="P7" draw:layer="layout" svg:x1="0.7cm" svg:y1="18.056cm" svg:x2="13.972cm" svg:y2="18.056cm">
          <text:p/>
        </draw:line>
        <draw:line draw:style-name="gr6" draw:text-style-name="P7" draw:layer="layout" svg:x1="0.7cm" svg:y1="18.456cm" svg:x2="13.972cm" svg:y2="18.456cm">
          <text:p/>
        </draw:line>
        <draw:line draw:style-name="gr6" draw:text-style-name="P7" draw:layer="layout" svg:x1="0.7cm" svg:y1="18.856cm" svg:x2="13.972cm" svg:y2="18.856cm">
          <text:p/>
        </draw:line>
        <draw:line draw:style-name="gr6" draw:text-style-name="P7" draw:layer="layout" svg:x1="0.7cm" svg:y1="19.255cm" svg:x2="13.972cm" svg:y2="19.255cm">
          <text:p/>
        </draw:line>
        <draw:line draw:style-name="gr6" draw:text-style-name="P7" draw:layer="layout" svg:x1="0.7cm" svg:y1="19.654cm" svg:x2="13.972cm" svg:y2="19.654cm">
          <text:p/>
        </draw:line>
        <draw:line draw:style-name="gr6" draw:text-style-name="P7" draw:layer="layout" svg:x1="0.7cm" svg:y1="20.053cm" svg:x2="13.972cm" svg:y2="20.053cm">
          <text:p/>
        </draw:line>
        <draw:line draw:style-name="gr6" draw:text-style-name="P7" draw:layer="layout" svg:x1="0.7cm" svg:y1="20.452cm" svg:x2="13.972cm" svg:y2="20.452cm">
          <text:p/>
        </draw:line>
        <draw:frame draw:style-name="gr7" draw:text-style-name="P8" draw:layer="layout" svg:width="0.855cm" svg:height="0.408cm" svg:x="7.618cm" svg:y="2.131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8cm" svg:y="2.531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8cm" svg:y="2.93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8cm" svg:y="3.33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8cm" svg:y="3.728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8cm" svg:y="4.128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8cm" svg:y="4.527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8cm" svg:y="4.926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8cm" svg:y="5.325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8cm" svg:y="5.725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8cm" svg:y="6.124cm">
          <draw:text-box>
            <text:p text:style-name="P1"><text:span text:style-name="T5">18:30</text:span></text:p>
          </draw:text-box>
        </draw:frame>
        <draw:custom-shape draw:style-name="gr19" draw:text-style-name="P9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0" draw:layer="layout" svg:width="1.211cm" svg:height="0.517cm" svg:x="0.967cm" svg:y="17.004cm">
          <draw:text-box>
            <text:p text:style-name="P1"><text:span text:style-name="T6">N</text:span><text:span text:style-name="T6">ot</text:span><text:span text:style-name="T6">as</text:span></text:p>
          </draw:text-box>
        </draw:frame>
        <draw:frame draw:style-name="gr21" draw:text-style-name="P11" draw:layer="layout" svg:width="2.186cm" svg:height="0.556cm" svg:x="6.8cm" svg:y="1.208cm">
          <draw:text-box>
            <text:p text:style-name="P1"><text:span text:style-name="T7">S</text:span><text:span text:style-name="T7">e</text:span><text:span text:style-name="T7">m</text:span><text:span text:style-name="T7">a</text:span><text:span text:style-name="T7">n</text:span><text:span text:style-name="T7">a </text:span><text:span text:style-name="T7">17</text:span></text:p>
          </draw:text-box>
        </draw:frame>
        <draw:frame draw:style-name="gr7" draw:text-style-name="P8" draw:layer="layout" svg:width="0.855cm" svg:height="0.408cm" svg:x="7.619cm" svg:y="7.23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9cm" svg:y="7.63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9cm" svg:y="8.029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9cm" svg:y="8.429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9cm" svg:y="8.827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9cm" svg:y="9.227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9cm" svg:y="9.626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9cm" svg:y="10.025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9cm" svg:y="10.424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9cm" svg:y="10.824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9cm" svg:y="11.223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7.619cm" svg:y="12.34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9cm" svg:y="12.74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9cm" svg:y="13.139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9cm" svg:y="13.539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9cm" svg:y="13.937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9cm" svg:y="14.337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9cm" svg:y="14.736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9cm" svg:y="15.135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9cm" svg:y="15.534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9cm" svg:y="15.934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9cm" svg:y="16.333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1.018cm" svg:y="7.2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8cm" svg:y="7.63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8cm" svg:y="8.02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8cm" svg:y="8.42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8cm" svg:y="8.82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8cm" svg:y="9.22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8cm" svg:y="9.62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8cm" svg:y="10.02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8cm" svg:y="10.42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8cm" svg:y="10.82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8cm" svg:y="11.223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.018cm" svg:y="12.34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8cm" svg:y="12.74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8cm" svg:y="13.13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8cm" svg:y="13.53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8cm" svg:y="13.93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8cm" svg:y="14.33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8cm" svg:y="14.73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8cm" svg:y="15.13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8cm" svg:y="15.53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8cm" svg:y="15.93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8cm" svg:y="16.333cm">
          <draw:text-box>
            <text:p text:style-name="P1"><text:span text:style-name="T5">13:00</text:span></text:p>
          </draw:text-box>
        </draw:frame>
      </draw:page>
      <draw:page draw:name="page30" draw:style-name="dp1" draw:master-page-name="master-page34">
        <draw:frame draw:style-name="gr1" draw:text-style-name="P2" draw:layer="layout" svg:width="2.869cm" svg:height="0.398cm" svg:x="1.365cm" svg:y="1.3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1.961cm" svg:x2="13.956cm" svg:y2="1.961cm">
          <text:p/>
        </draw:line>
        <draw:frame draw:style-name="gr1" draw:text-style-name="P2" draw:layer="layout" svg:width="2.869cm" svg:height="0.398cm" svg:x="1.366cm" svg:y="1.3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1.407cm">
          <draw:text-box>
            <text:p text:style-name="P1"><text:span text:style-name="T2">L</text:span><text:span text:style-name="T2">u</text:span><text:span text:style-name="T2">n</text:span><text:span text:style-name="T2">es</text:span></text:p>
          </draw:text-box>
        </draw:frame>
        <draw:frame draw:style-name="gr4" draw:text-style-name="P5" draw:layer="layout" svg:width="0.552cm" svg:height="0.687cm" svg:x="0.92cm" svg:y="1.41cm">
          <draw:text-box>
            <text:p text:style-name="P1"><text:span text:style-name="T3">5</text:span></text:p>
          </draw:text-box>
        </draw:frame>
        <draw:frame draw:style-name="gr5" draw:text-style-name="P6" draw:layer="layout" svg:width="2.917cm" svg:height="0.776cm" svg:x="0.92cm" svg:y="0.697cm">
          <draw:text-box>
            <text:p text:style-name="P1"><text:span text:style-name="T4">A</text:span><text:span text:style-name="T4">B</text:span><text:span text:style-name="T4">R</text:span><text:span text:style-name="T4">I</text:span><text:span text:style-name="T4">L</text:span></text:p>
          </draw:text-box>
        </draw:frame>
        <draw:frame draw:style-name="gr1" draw:text-style-name="P2" draw:layer="layout" svg:width="2.869cm" svg:height="0.398cm" svg:x="1.365cm" svg:y="6.3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366cm" svg:y="6.3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7.567cm" svg:y1="2.36cm" svg:x2="13.94cm" svg:y2="2.36cm">
          <text:p/>
        </draw:line>
        <draw:line draw:style-name="gr6" draw:text-style-name="P7" draw:layer="layout" svg:x1="7.567cm" svg:y1="2.759cm" svg:x2="13.941cm" svg:y2="2.759cm">
          <text:p/>
        </draw:line>
        <draw:line draw:style-name="gr6" draw:text-style-name="P7" draw:layer="layout" svg:x1="7.567cm" svg:y1="3.159cm" svg:x2="13.941cm" svg:y2="3.159cm">
          <text:p/>
        </draw:line>
        <draw:line draw:style-name="gr6" draw:text-style-name="P7" draw:layer="layout" svg:x1="7.567cm" svg:y1="3.557cm" svg:x2="13.941cm" svg:y2="3.557cm">
          <text:p/>
        </draw:line>
        <draw:line draw:style-name="gr6" draw:text-style-name="P7" draw:layer="layout" svg:x1="7.567cm" svg:y1="3.957cm" svg:x2="13.941cm" svg:y2="3.957cm">
          <text:p/>
        </draw:line>
        <draw:line draw:style-name="gr6" draw:text-style-name="P7" draw:layer="layout" svg:x1="7.567cm" svg:y1="4.357cm" svg:x2="13.941cm" svg:y2="4.357cm">
          <text:p/>
        </draw:line>
        <draw:line draw:style-name="gr6" draw:text-style-name="P7" draw:layer="layout" svg:x1="7.567cm" svg:y1="4.756cm" svg:x2="13.941cm" svg:y2="4.756cm">
          <text:p/>
        </draw:line>
        <draw:line draw:style-name="gr6" draw:text-style-name="P7" draw:layer="layout" svg:x1="7.567cm" svg:y1="5.155cm" svg:x2="13.941cm" svg:y2="5.155cm">
          <text:p/>
        </draw:line>
        <draw:line draw:style-name="gr6" draw:text-style-name="P7" draw:layer="layout" svg:x1="7.567cm" svg:y1="5.554cm" svg:x2="13.941cm" svg:y2="5.554cm">
          <text:p/>
        </draw:line>
        <draw:line draw:style-name="gr6" draw:text-style-name="P7" draw:layer="layout" svg:x1="7.567cm" svg:y1="5.953cm" svg:x2="13.941cm" svg:y2="5.953cm">
          <text:p/>
        </draw:line>
        <draw:line draw:style-name="gr6" draw:text-style-name="P7" draw:layer="layout" svg:x1="7.567cm" svg:y1="6.353cm" svg:x2="13.941cm" svg:y2="6.353cm">
          <text:p/>
        </draw:line>
        <draw:frame draw:style-name="gr7" draw:text-style-name="P8" draw:layer="layout" svg:width="0.855cm" svg:height="0.408cm" svg:x="1.017cm" svg:y="2.1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7cm" svg:y="2.53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7cm" svg:y="2.92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7cm" svg:y="3.32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7cm" svg:y="3.72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7cm" svg:y="4.12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7cm" svg:y="4.52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7cm" svg:y="4.92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7cm" svg:y="5.32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7cm" svg:y="5.72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7cm" svg:y="6.123cm">
          <draw:text-box>
            <text:p text:style-name="P1"><text:span text:style-name="T5">13:00</text:span></text:p>
          </draw:text-box>
        </draw:frame>
        <draw:line draw:style-name="gr6" draw:text-style-name="P7" draw:layer="layout" svg:x1="0.967cm" svg:y1="2.361cm" svg:x2="7.34cm" svg:y2="2.361cm">
          <text:p/>
        </draw:line>
        <draw:line draw:style-name="gr6" draw:text-style-name="P7" draw:layer="layout" svg:x1="0.967cm" svg:y1="2.76cm" svg:x2="7.341cm" svg:y2="2.76cm">
          <text:p/>
        </draw:line>
        <draw:line draw:style-name="gr6" draw:text-style-name="P7" draw:layer="layout" svg:x1="0.967cm" svg:y1="3.16cm" svg:x2="7.341cm" svg:y2="3.16cm">
          <text:p/>
        </draw:line>
        <draw:line draw:style-name="gr6" draw:text-style-name="P7" draw:layer="layout" svg:x1="0.967cm" svg:y1="3.558cm" svg:x2="7.341cm" svg:y2="3.558cm">
          <text:p/>
        </draw:line>
        <draw:line draw:style-name="gr6" draw:text-style-name="P7" draw:layer="layout" svg:x1="0.967cm" svg:y1="3.958cm" svg:x2="7.341cm" svg:y2="3.958cm">
          <text:p/>
        </draw:line>
        <draw:line draw:style-name="gr6" draw:text-style-name="P7" draw:layer="layout" svg:x1="0.967cm" svg:y1="4.358cm" svg:x2="7.341cm" svg:y2="4.358cm">
          <text:p/>
        </draw:line>
        <draw:line draw:style-name="gr6" draw:text-style-name="P7" draw:layer="layout" svg:x1="0.967cm" svg:y1="4.757cm" svg:x2="7.341cm" svg:y2="4.757cm">
          <text:p/>
        </draw:line>
        <draw:line draw:style-name="gr6" draw:text-style-name="P7" draw:layer="layout" svg:x1="0.967cm" svg:y1="5.156cm" svg:x2="7.341cm" svg:y2="5.156cm">
          <text:p/>
        </draw:line>
        <draw:line draw:style-name="gr6" draw:text-style-name="P7" draw:layer="layout" svg:x1="0.967cm" svg:y1="5.555cm" svg:x2="7.341cm" svg:y2="5.555cm">
          <text:p/>
        </draw:line>
        <draw:line draw:style-name="gr6" draw:text-style-name="P7" draw:layer="layout" svg:x1="0.967cm" svg:y1="5.954cm" svg:x2="7.341cm" svg:y2="5.954cm">
          <text:p/>
        </draw:line>
        <draw:line draw:style-name="gr6" draw:text-style-name="P7" draw:layer="layout" svg:x1="0.967cm" svg:y1="6.354cm" svg:x2="7.341cm" svg:y2="6.354cm">
          <text:p/>
        </draw:line>
        <draw:frame draw:style-name="gr1" draw:text-style-name="P2" draw:layer="layout" svg:width="2.869cm" svg:height="0.398cm" svg:x="1.365cm" svg:y="6.4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7.061cm" svg:x2="13.956cm" svg:y2="7.061cm">
          <text:p/>
        </draw:line>
        <draw:frame draw:style-name="gr1" draw:text-style-name="P2" draw:layer="layout" svg:width="2.869cm" svg:height="0.398cm" svg:x="1.366cm" svg:y="6.4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6.507cm">
          <draw:text-box>
            <text:p text:style-name="P1"><text:span text:style-name="T2">M</text:span><text:span text:style-name="T2">ar</text:span><text:span text:style-name="T2">te</text:span><text:span text:style-name="T2">s</text:span></text:p>
          </draw:text-box>
        </draw:frame>
        <draw:frame draw:style-name="gr17" draw:text-style-name="P5" draw:layer="layout" svg:width="0.54cm" svg:height="0.687cm" svg:x="0.92cm" svg:y="6.51cm">
          <draw:text-box>
            <text:p text:style-name="P1"><text:span text:style-name="T3">6</text:span></text:p>
          </draw:text-box>
        </draw:frame>
        <draw:frame draw:style-name="gr1" draw:text-style-name="P2" draw:layer="layout" svg:width="2.869cm" svg:height="0.398cm" svg:x="1.365cm" svg:y="11.5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366cm" svg:y="11.5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7.567cm" svg:y1="7.46cm" svg:x2="13.94cm" svg:y2="7.46cm">
          <text:p/>
        </draw:line>
        <draw:line draw:style-name="gr6" draw:text-style-name="P7" draw:layer="layout" svg:x1="7.567cm" svg:y1="7.859cm" svg:x2="13.941cm" svg:y2="7.859cm">
          <text:p/>
        </draw:line>
        <draw:line draw:style-name="gr6" draw:text-style-name="P7" draw:layer="layout" svg:x1="7.567cm" svg:y1="8.259cm" svg:x2="13.941cm" svg:y2="8.259cm">
          <text:p/>
        </draw:line>
        <draw:line draw:style-name="gr6" draw:text-style-name="P7" draw:layer="layout" svg:x1="7.567cm" svg:y1="8.657cm" svg:x2="13.941cm" svg:y2="8.657cm">
          <text:p/>
        </draw:line>
        <draw:line draw:style-name="gr6" draw:text-style-name="P7" draw:layer="layout" svg:x1="7.567cm" svg:y1="9.057cm" svg:x2="13.941cm" svg:y2="9.057cm">
          <text:p/>
        </draw:line>
        <draw:line draw:style-name="gr6" draw:text-style-name="P7" draw:layer="layout" svg:x1="7.567cm" svg:y1="9.457cm" svg:x2="13.941cm" svg:y2="9.457cm">
          <text:p/>
        </draw:line>
        <draw:line draw:style-name="gr6" draw:text-style-name="P7" draw:layer="layout" svg:x1="7.567cm" svg:y1="9.856cm" svg:x2="13.941cm" svg:y2="9.856cm">
          <text:p/>
        </draw:line>
        <draw:line draw:style-name="gr6" draw:text-style-name="P7" draw:layer="layout" svg:x1="7.567cm" svg:y1="10.255cm" svg:x2="13.941cm" svg:y2="10.255cm">
          <text:p/>
        </draw:line>
        <draw:line draw:style-name="gr6" draw:text-style-name="P7" draw:layer="layout" svg:x1="7.567cm" svg:y1="10.654cm" svg:x2="13.941cm" svg:y2="10.654cm">
          <text:p/>
        </draw:line>
        <draw:line draw:style-name="gr6" draw:text-style-name="P7" draw:layer="layout" svg:x1="7.567cm" svg:y1="11.053cm" svg:x2="13.941cm" svg:y2="11.053cm">
          <text:p/>
        </draw:line>
        <draw:line draw:style-name="gr6" draw:text-style-name="P7" draw:layer="layout" svg:x1="7.567cm" svg:y1="11.453cm" svg:x2="13.941cm" svg:y2="11.453cm">
          <text:p/>
        </draw:line>
        <draw:line draw:style-name="gr6" draw:text-style-name="P7" draw:layer="layout" svg:x1="0.967cm" svg:y1="7.461cm" svg:x2="7.34cm" svg:y2="7.461cm">
          <text:p/>
        </draw:line>
        <draw:line draw:style-name="gr6" draw:text-style-name="P7" draw:layer="layout" svg:x1="0.967cm" svg:y1="7.86cm" svg:x2="7.341cm" svg:y2="7.86cm">
          <text:p/>
        </draw:line>
        <draw:line draw:style-name="gr6" draw:text-style-name="P7" draw:layer="layout" svg:x1="0.967cm" svg:y1="8.26cm" svg:x2="7.341cm" svg:y2="8.26cm">
          <text:p/>
        </draw:line>
        <draw:line draw:style-name="gr6" draw:text-style-name="P7" draw:layer="layout" svg:x1="0.967cm" svg:y1="8.658cm" svg:x2="7.341cm" svg:y2="8.658cm">
          <text:p/>
        </draw:line>
        <draw:line draw:style-name="gr6" draw:text-style-name="P7" draw:layer="layout" svg:x1="0.967cm" svg:y1="9.058cm" svg:x2="7.341cm" svg:y2="9.058cm">
          <text:p/>
        </draw:line>
        <draw:line draw:style-name="gr6" draw:text-style-name="P7" draw:layer="layout" svg:x1="0.967cm" svg:y1="9.458cm" svg:x2="7.341cm" svg:y2="9.458cm">
          <text:p/>
        </draw:line>
        <draw:line draw:style-name="gr6" draw:text-style-name="P7" draw:layer="layout" svg:x1="0.967cm" svg:y1="9.857cm" svg:x2="7.341cm" svg:y2="9.857cm">
          <text:p/>
        </draw:line>
        <draw:line draw:style-name="gr6" draw:text-style-name="P7" draw:layer="layout" svg:x1="0.967cm" svg:y1="10.256cm" svg:x2="7.341cm" svg:y2="10.256cm">
          <text:p/>
        </draw:line>
        <draw:line draw:style-name="gr6" draw:text-style-name="P7" draw:layer="layout" svg:x1="0.967cm" svg:y1="10.655cm" svg:x2="7.341cm" svg:y2="10.655cm">
          <text:p/>
        </draw:line>
        <draw:line draw:style-name="gr6" draw:text-style-name="P7" draw:layer="layout" svg:x1="0.967cm" svg:y1="11.054cm" svg:x2="7.341cm" svg:y2="11.054cm">
          <text:p/>
        </draw:line>
        <draw:line draw:style-name="gr6" draw:text-style-name="P7" draw:layer="layout" svg:x1="0.967cm" svg:y1="11.454cm" svg:x2="7.341cm" svg:y2="11.454cm">
          <text:p/>
        </draw:line>
        <draw:frame draw:style-name="gr1" draw:text-style-name="P2" draw:layer="layout" svg:width="2.869cm" svg:height="0.398cm" svg:x="1.365cm" svg:y="11.5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12.161cm" svg:x2="13.956cm" svg:y2="12.161cm">
          <text:p/>
        </draw:line>
        <draw:frame draw:style-name="gr1" draw:text-style-name="P2" draw:layer="layout" svg:width="2.869cm" svg:height="0.398cm" svg:x="1.366cm" svg:y="11.5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11.607cm">
          <draw:text-box>
            <text:p text:style-name="P1"><text:span text:style-name="T2">M</text:span><text:span text:style-name="T2">ié</text:span><text:span text:style-name="T2">rc</text:span><text:span text:style-name="T2">ol</text:span><text:span text:style-name="T2">es</text:span></text:p>
          </draw:text-box>
        </draw:frame>
        <draw:frame draw:style-name="gr18" draw:text-style-name="P5" draw:layer="layout" svg:width="0.544cm" svg:height="0.687cm" svg:x="0.92cm" svg:y="11.61cm">
          <draw:text-box>
            <text:p text:style-name="P1"><text:span text:style-name="T3">7</text:span></text:p>
          </draw:text-box>
        </draw:frame>
        <draw:line draw:style-name="gr6" draw:text-style-name="P7" draw:layer="layout" svg:x1="7.567cm" svg:y1="12.56cm" svg:x2="13.94cm" svg:y2="12.56cm">
          <text:p/>
        </draw:line>
        <draw:line draw:style-name="gr6" draw:text-style-name="P7" draw:layer="layout" svg:x1="7.567cm" svg:y1="12.959cm" svg:x2="13.941cm" svg:y2="12.959cm">
          <text:p/>
        </draw:line>
        <draw:line draw:style-name="gr6" draw:text-style-name="P7" draw:layer="layout" svg:x1="7.567cm" svg:y1="13.359cm" svg:x2="13.941cm" svg:y2="13.359cm">
          <text:p/>
        </draw:line>
        <draw:line draw:style-name="gr6" draw:text-style-name="P7" draw:layer="layout" svg:x1="7.567cm" svg:y1="13.757cm" svg:x2="13.941cm" svg:y2="13.757cm">
          <text:p/>
        </draw:line>
        <draw:line draw:style-name="gr6" draw:text-style-name="P7" draw:layer="layout" svg:x1="7.567cm" svg:y1="14.157cm" svg:x2="13.941cm" svg:y2="14.157cm">
          <text:p/>
        </draw:line>
        <draw:line draw:style-name="gr6" draw:text-style-name="P7" draw:layer="layout" svg:x1="7.567cm" svg:y1="14.557cm" svg:x2="13.941cm" svg:y2="14.557cm">
          <text:p/>
        </draw:line>
        <draw:line draw:style-name="gr6" draw:text-style-name="P7" draw:layer="layout" svg:x1="7.567cm" svg:y1="14.956cm" svg:x2="13.941cm" svg:y2="14.956cm">
          <text:p/>
        </draw:line>
        <draw:line draw:style-name="gr6" draw:text-style-name="P7" draw:layer="layout" svg:x1="7.567cm" svg:y1="15.355cm" svg:x2="13.941cm" svg:y2="15.355cm">
          <text:p/>
        </draw:line>
        <draw:line draw:style-name="gr6" draw:text-style-name="P7" draw:layer="layout" svg:x1="7.567cm" svg:y1="15.754cm" svg:x2="13.941cm" svg:y2="15.754cm">
          <text:p/>
        </draw:line>
        <draw:line draw:style-name="gr6" draw:text-style-name="P7" draw:layer="layout" svg:x1="7.567cm" svg:y1="16.153cm" svg:x2="13.941cm" svg:y2="16.153cm">
          <text:p/>
        </draw:line>
        <draw:line draw:style-name="gr6" draw:text-style-name="P7" draw:layer="layout" svg:x1="7.567cm" svg:y1="16.553cm" svg:x2="13.941cm" svg:y2="16.553cm">
          <text:p/>
        </draw:line>
        <draw:line draw:style-name="gr6" draw:text-style-name="P7" draw:layer="layout" svg:x1="0.967cm" svg:y1="12.561cm" svg:x2="7.34cm" svg:y2="12.561cm">
          <text:p/>
        </draw:line>
        <draw:line draw:style-name="gr6" draw:text-style-name="P7" draw:layer="layout" svg:x1="0.967cm" svg:y1="12.96cm" svg:x2="7.341cm" svg:y2="12.96cm">
          <text:p/>
        </draw:line>
        <draw:line draw:style-name="gr6" draw:text-style-name="P7" draw:layer="layout" svg:x1="0.967cm" svg:y1="13.36cm" svg:x2="7.341cm" svg:y2="13.36cm">
          <text:p/>
        </draw:line>
        <draw:line draw:style-name="gr6" draw:text-style-name="P7" draw:layer="layout" svg:x1="0.967cm" svg:y1="13.758cm" svg:x2="7.341cm" svg:y2="13.758cm">
          <text:p/>
        </draw:line>
        <draw:line draw:style-name="gr6" draw:text-style-name="P7" draw:layer="layout" svg:x1="0.967cm" svg:y1="14.158cm" svg:x2="7.341cm" svg:y2="14.158cm">
          <text:p/>
        </draw:line>
        <draw:line draw:style-name="gr6" draw:text-style-name="P7" draw:layer="layout" svg:x1="0.967cm" svg:y1="14.558cm" svg:x2="7.341cm" svg:y2="14.558cm">
          <text:p/>
        </draw:line>
        <draw:line draw:style-name="gr6" draw:text-style-name="P7" draw:layer="layout" svg:x1="0.967cm" svg:y1="14.957cm" svg:x2="7.341cm" svg:y2="14.957cm">
          <text:p/>
        </draw:line>
        <draw:line draw:style-name="gr6" draw:text-style-name="P7" draw:layer="layout" svg:x1="0.967cm" svg:y1="15.356cm" svg:x2="7.341cm" svg:y2="15.356cm">
          <text:p/>
        </draw:line>
        <draw:line draw:style-name="gr6" draw:text-style-name="P7" draw:layer="layout" svg:x1="0.967cm" svg:y1="15.755cm" svg:x2="7.341cm" svg:y2="15.755cm">
          <text:p/>
        </draw:line>
        <draw:line draw:style-name="gr6" draw:text-style-name="P7" draw:layer="layout" svg:x1="0.967cm" svg:y1="16.154cm" svg:x2="7.341cm" svg:y2="16.154cm">
          <text:p/>
        </draw:line>
        <draw:line draw:style-name="gr6" draw:text-style-name="P7" draw:layer="layout" svg:x1="0.967cm" svg:y1="16.554cm" svg:x2="7.341cm" svg:y2="16.554cm">
          <text:p/>
        </draw:line>
        <draw:frame draw:style-name="gr1" draw:text-style-name="P2" draw:layer="layout" svg:width="2.869cm" svg:height="0.398cm" svg:x="1.098cm" svg:y="20.77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099cm" svg:y="20.7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.222cm" svg:y1="17.258cm" svg:x2="13.972cm" svg:y2="17.258cm">
          <text:p/>
        </draw:line>
        <draw:line draw:style-name="gr6" draw:text-style-name="P7" draw:layer="layout" svg:x1="0.7cm" svg:y1="17.658cm" svg:x2="13.972cm" svg:y2="17.658cm">
          <text:p/>
        </draw:line>
        <draw:line draw:style-name="gr6" draw:text-style-name="P7" draw:layer="layout" svg:x1="0.7cm" svg:y1="18.056cm" svg:x2="13.972cm" svg:y2="18.056cm">
          <text:p/>
        </draw:line>
        <draw:line draw:style-name="gr6" draw:text-style-name="P7" draw:layer="layout" svg:x1="0.7cm" svg:y1="18.456cm" svg:x2="13.972cm" svg:y2="18.456cm">
          <text:p/>
        </draw:line>
        <draw:line draw:style-name="gr6" draw:text-style-name="P7" draw:layer="layout" svg:x1="0.7cm" svg:y1="18.856cm" svg:x2="13.972cm" svg:y2="18.856cm">
          <text:p/>
        </draw:line>
        <draw:line draw:style-name="gr6" draw:text-style-name="P7" draw:layer="layout" svg:x1="0.7cm" svg:y1="19.255cm" svg:x2="13.972cm" svg:y2="19.255cm">
          <text:p/>
        </draw:line>
        <draw:line draw:style-name="gr6" draw:text-style-name="P7" draw:layer="layout" svg:x1="0.7cm" svg:y1="19.654cm" svg:x2="13.972cm" svg:y2="19.654cm">
          <text:p/>
        </draw:line>
        <draw:line draw:style-name="gr6" draw:text-style-name="P7" draw:layer="layout" svg:x1="0.7cm" svg:y1="20.053cm" svg:x2="13.972cm" svg:y2="20.053cm">
          <text:p/>
        </draw:line>
        <draw:line draw:style-name="gr6" draw:text-style-name="P7" draw:layer="layout" svg:x1="0.7cm" svg:y1="20.452cm" svg:x2="13.972cm" svg:y2="20.452cm">
          <text:p/>
        </draw:line>
        <draw:frame draw:style-name="gr7" draw:text-style-name="P8" draw:layer="layout" svg:width="0.855cm" svg:height="0.408cm" svg:x="7.618cm" svg:y="2.131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8cm" svg:y="2.531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8cm" svg:y="2.93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8cm" svg:y="3.33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8cm" svg:y="3.728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8cm" svg:y="4.128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8cm" svg:y="4.527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8cm" svg:y="4.926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8cm" svg:y="5.325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8cm" svg:y="5.725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8cm" svg:y="6.124cm">
          <draw:text-box>
            <text:p text:style-name="P1"><text:span text:style-name="T5">18:30</text:span></text:p>
          </draw:text-box>
        </draw:frame>
        <draw:custom-shape draw:style-name="gr19" draw:text-style-name="P9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0" draw:layer="layout" svg:width="1.211cm" svg:height="0.517cm" svg:x="0.967cm" svg:y="17.004cm">
          <draw:text-box>
            <text:p text:style-name="P1"><text:span text:style-name="T6">N</text:span><text:span text:style-name="T6">ot</text:span><text:span text:style-name="T6">as</text:span></text:p>
          </draw:text-box>
        </draw:frame>
        <draw:frame draw:style-name="gr21" draw:text-style-name="P11" draw:layer="layout" svg:width="2.186cm" svg:height="0.556cm" svg:x="6.8cm" svg:y="1.208cm">
          <draw:text-box>
            <text:p text:style-name="P1"><text:span text:style-name="T7">S</text:span><text:span text:style-name="T7">e</text:span><text:span text:style-name="T7">m</text:span><text:span text:style-name="T7">a</text:span><text:span text:style-name="T7">n</text:span><text:span text:style-name="T7">a </text:span><text:span text:style-name="T7">14</text:span></text:p>
          </draw:text-box>
        </draw:frame>
        <draw:frame draw:style-name="gr7" draw:text-style-name="P8" draw:layer="layout" svg:width="0.855cm" svg:height="0.408cm" svg:x="7.619cm" svg:y="7.23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9cm" svg:y="7.63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9cm" svg:y="8.029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9cm" svg:y="8.429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9cm" svg:y="8.827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9cm" svg:y="9.227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9cm" svg:y="9.626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9cm" svg:y="10.025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9cm" svg:y="10.424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9cm" svg:y="10.824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9cm" svg:y="11.223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7.619cm" svg:y="12.34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9cm" svg:y="12.74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9cm" svg:y="13.139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9cm" svg:y="13.539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9cm" svg:y="13.937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9cm" svg:y="14.337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9cm" svg:y="14.736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9cm" svg:y="15.135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9cm" svg:y="15.534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9cm" svg:y="15.934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9cm" svg:y="16.333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1.018cm" svg:y="7.2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8cm" svg:y="7.63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8cm" svg:y="8.02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8cm" svg:y="8.42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8cm" svg:y="8.82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8cm" svg:y="9.22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8cm" svg:y="9.62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8cm" svg:y="10.02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8cm" svg:y="10.42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8cm" svg:y="10.82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8cm" svg:y="11.223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.018cm" svg:y="12.34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8cm" svg:y="12.74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8cm" svg:y="13.13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8cm" svg:y="13.53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8cm" svg:y="13.93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8cm" svg:y="14.33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8cm" svg:y="14.73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8cm" svg:y="15.13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8cm" svg:y="15.53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8cm" svg:y="15.93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8cm" svg:y="16.333cm">
          <draw:text-box>
            <text:p text:style-name="P1"><text:span text:style-name="T5">13:00</text:span></text:p>
          </draw:text-box>
        </draw:frame>
        <draw:custom-shape draw:style-name="gr19" draw:text-style-name="P9" draw:layer="layout" svg:width="1.482cm" svg:height="0.604cm" svg:x="14.489cm" svg:y="16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" draw:layer="layout" svg:width="2.415cm" svg:height="0.398cm" svg:x="14.284cm" svg:y="20.7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8" draw:text-style-name="P2" draw:layer="layout" svg:width="2.415cm" svg:height="0.398cm" svg:x="14.285cm" svg:y="20.775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15.964cm" svg:y1="17.262cm" svg:x2="23.46cm" svg:y2="17.262cm">
          <text:p/>
        </draw:line>
        <draw:line draw:style-name="gr6" draw:text-style-name="P7" draw:layer="layout" svg:x1="14cm" svg:y1="17.662cm" svg:x2="23.46cm" svg:y2="17.662cm">
          <text:p/>
        </draw:line>
        <draw:line draw:style-name="gr6" draw:text-style-name="P7" draw:layer="layout" svg:x1="14cm" svg:y1="18.06cm" svg:x2="23.46cm" svg:y2="18.06cm">
          <text:p/>
        </draw:line>
        <draw:line draw:style-name="gr6" draw:text-style-name="P7" draw:layer="layout" svg:x1="14cm" svg:y1="18.46cm" svg:x2="23.46cm" svg:y2="18.46cm">
          <text:p/>
        </draw:line>
        <draw:line draw:style-name="gr6" draw:text-style-name="P7" draw:layer="layout" svg:x1="14cm" svg:y1="18.86cm" svg:x2="23.46cm" svg:y2="18.86cm">
          <text:p/>
        </draw:line>
        <draw:line draw:style-name="gr6" draw:text-style-name="P7" draw:layer="layout" svg:x1="14cm" svg:y1="19.259cm" svg:x2="23.46cm" svg:y2="19.259cm">
          <text:p/>
        </draw:line>
        <draw:line draw:style-name="gr6" draw:text-style-name="P7" draw:layer="layout" svg:x1="14cm" svg:y1="19.658cm" svg:x2="23.46cm" svg:y2="19.658cm">
          <text:p/>
        </draw:line>
        <draw:line draw:style-name="gr6" draw:text-style-name="P7" draw:layer="layout" svg:x1="14cm" svg:y1="20.057cm" svg:x2="23.46cm" svg:y2="20.057cm">
          <text:p/>
        </draw:line>
        <draw:line draw:style-name="gr6" draw:text-style-name="P7" draw:layer="layout" svg:x1="14cm" svg:y1="20.456cm" svg:x2="23.46cm" svg:y2="20.456cm">
          <text:p/>
        </draw:line>
        <draw:frame draw:style-name="gr29" draw:text-style-name="P2" draw:layer="layout" svg:width="2.782cm" svg:height="0.398cm" svg:x="15.046cm" svg:y="1.3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1.964cm" svg:x2="27.256cm" svg:y2="1.964cm">
          <text:p/>
        </draw:line>
        <draw:frame draw:style-name="gr29" draw:text-style-name="P2" draw:layer="layout" svg:width="2.782cm" svg:height="0.398cm" svg:x="15.047cm" svg:y="1.375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1.41cm">
          <draw:text-box>
            <text:p text:style-name="P1"><text:span text:style-name="T2">J</text:span><text:span text:style-name="T2">u</text:span><text:span text:style-name="T2">e</text:span><text:span text:style-name="T2">v</text:span><text:span text:style-name="T2">es</text:span></text:p>
          </draw:text-box>
        </draw:frame>
        <draw:frame draw:style-name="gr31" draw:text-style-name="P5" draw:layer="layout" svg:width="0.557cm" svg:height="0.687cm" svg:x="14.615cm" svg:y="1.413cm">
          <draw:text-box>
            <text:p text:style-name="P1"><text:span text:style-name="T3">2</text:span><text:span text:style-name="T3">2</text:span></text:p>
          </draw:text-box>
        </draw:frame>
        <draw:frame draw:style-name="gr32" draw:text-style-name="P15" draw:layer="layout" svg:width="1.543cm" svg:height="1.729cm" svg:x="25.56cm" svg:y="0.7cm">
          <draw:text-box>
            <text:p text:style-name="P14"><text:span text:style-name="T4">2</text:span><text:span text:style-name="T4">0</text:span><text:span text:style-name="T4">2</text:span><text:span text:style-name="T4">1</text:span></text:p>
          </draw:text-box>
        </draw:frame>
        <draw:frame draw:style-name="gr29" draw:text-style-name="P2" draw:layer="layout" svg:width="2.782cm" svg:height="0.398cm" svg:x="15.046cm" svg:y="6.375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9" draw:text-style-name="P2" draw:layer="layout" svg:width="2.782cm" svg:height="0.398cm" svg:x="15.047cm" svg:y="6.376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1.06cm" svg:y1="2.363cm" svg:x2="27.24cm" svg:y2="2.363cm">
          <text:p/>
        </draw:line>
        <draw:line draw:style-name="gr6" draw:text-style-name="P7" draw:layer="layout" svg:x1="21.06cm" svg:y1="2.762cm" svg:x2="27.241cm" svg:y2="2.762cm">
          <text:p/>
        </draw:line>
        <draw:line draw:style-name="gr6" draw:text-style-name="P7" draw:layer="layout" svg:x1="21.06cm" svg:y1="3.162cm" svg:x2="27.241cm" svg:y2="3.162cm">
          <text:p/>
        </draw:line>
        <draw:line draw:style-name="gr6" draw:text-style-name="P7" draw:layer="layout" svg:x1="21.06cm" svg:y1="3.56cm" svg:x2="27.241cm" svg:y2="3.56cm">
          <text:p/>
        </draw:line>
        <draw:line draw:style-name="gr6" draw:text-style-name="P7" draw:layer="layout" svg:x1="21.06cm" svg:y1="3.96cm" svg:x2="27.241cm" svg:y2="3.96cm">
          <text:p/>
        </draw:line>
        <draw:line draw:style-name="gr6" draw:text-style-name="P7" draw:layer="layout" svg:x1="21.06cm" svg:y1="4.36cm" svg:x2="27.241cm" svg:y2="4.36cm">
          <text:p/>
        </draw:line>
        <draw:line draw:style-name="gr6" draw:text-style-name="P7" draw:layer="layout" svg:x1="21.06cm" svg:y1="4.759cm" svg:x2="27.241cm" svg:y2="4.759cm">
          <text:p/>
        </draw:line>
        <draw:line draw:style-name="gr6" draw:text-style-name="P7" draw:layer="layout" svg:x1="21.06cm" svg:y1="5.158cm" svg:x2="27.241cm" svg:y2="5.158cm">
          <text:p/>
        </draw:line>
        <draw:line draw:style-name="gr6" draw:text-style-name="P7" draw:layer="layout" svg:x1="21.06cm" svg:y1="5.557cm" svg:x2="27.241cm" svg:y2="5.557cm">
          <text:p/>
        </draw:line>
        <draw:line draw:style-name="gr6" draw:text-style-name="P7" draw:layer="layout" svg:x1="21.06cm" svg:y1="5.956cm" svg:x2="27.241cm" svg:y2="5.956cm">
          <text:p/>
        </draw:line>
        <draw:line draw:style-name="gr6" draw:text-style-name="P7" draw:layer="layout" svg:x1="21.06cm" svg:y1="6.356cm" svg:x2="27.241cm" svg:y2="6.356cm">
          <text:p/>
        </draw:line>
        <draw:line draw:style-name="gr6" draw:text-style-name="P7" draw:layer="layout" svg:x1="14.66cm" svg:y1="2.364cm" svg:x2="20.84cm" svg:y2="2.364cm">
          <text:p/>
        </draw:line>
        <draw:line draw:style-name="gr6" draw:text-style-name="P7" draw:layer="layout" svg:x1="14.66cm" svg:y1="2.763cm" svg:x2="20.841cm" svg:y2="2.763cm">
          <text:p/>
        </draw:line>
        <draw:line draw:style-name="gr6" draw:text-style-name="P7" draw:layer="layout" svg:x1="14.66cm" svg:y1="3.163cm" svg:x2="20.841cm" svg:y2="3.163cm">
          <text:p/>
        </draw:line>
        <draw:line draw:style-name="gr6" draw:text-style-name="P7" draw:layer="layout" svg:x1="14.66cm" svg:y1="3.561cm" svg:x2="20.841cm" svg:y2="3.561cm">
          <text:p/>
        </draw:line>
        <draw:line draw:style-name="gr6" draw:text-style-name="P7" draw:layer="layout" svg:x1="14.66cm" svg:y1="3.961cm" svg:x2="20.841cm" svg:y2="3.961cm">
          <text:p/>
        </draw:line>
        <draw:line draw:style-name="gr6" draw:text-style-name="P7" draw:layer="layout" svg:x1="14.66cm" svg:y1="4.361cm" svg:x2="20.841cm" svg:y2="4.361cm">
          <text:p/>
        </draw:line>
        <draw:line draw:style-name="gr6" draw:text-style-name="P7" draw:layer="layout" svg:x1="14.66cm" svg:y1="4.76cm" svg:x2="20.841cm" svg:y2="4.76cm">
          <text:p/>
        </draw:line>
        <draw:line draw:style-name="gr6" draw:text-style-name="P7" draw:layer="layout" svg:x1="14.66cm" svg:y1="5.159cm" svg:x2="20.841cm" svg:y2="5.159cm">
          <text:p/>
        </draw:line>
        <draw:line draw:style-name="gr6" draw:text-style-name="P7" draw:layer="layout" svg:x1="14.66cm" svg:y1="5.558cm" svg:x2="20.841cm" svg:y2="5.558cm">
          <text:p/>
        </draw:line>
        <draw:line draw:style-name="gr6" draw:text-style-name="P7" draw:layer="layout" svg:x1="14.66cm" svg:y1="5.957cm" svg:x2="20.841cm" svg:y2="5.957cm">
          <text:p/>
        </draw:line>
        <draw:line draw:style-name="gr6" draw:text-style-name="P7" draw:layer="layout" svg:x1="14.66cm" svg:y1="6.357cm" svg:x2="20.841cm" svg:y2="6.357cm">
          <text:p/>
        </draw:line>
        <draw:frame draw:style-name="gr29" draw:text-style-name="P2" draw:layer="layout" svg:width="2.782cm" svg:height="0.398cm" svg:x="15.046cm" svg:y="6.4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7.064cm" svg:x2="27.256cm" svg:y2="7.064cm">
          <text:p/>
        </draw:line>
        <draw:frame draw:style-name="gr29" draw:text-style-name="P2" draw:layer="layout" svg:width="2.782cm" svg:height="0.398cm" svg:x="15.047cm" svg:y="6.475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6.51cm">
          <draw:text-box>
            <text:p text:style-name="P1"><text:span text:style-name="T2">Vi</text:span><text:span text:style-name="T2">er</text:span><text:span text:style-name="T2">n</text:span><text:span text:style-name="T2">es</text:span></text:p>
          </draw:text-box>
        </draw:frame>
        <draw:frame draw:style-name="gr31" draw:text-style-name="P16" draw:layer="layout" svg:width="0.557cm" svg:height="0.687cm" svg:x="14.615cm" svg:y="6.513cm">
          <draw:text-box>
            <text:p text:style-name="P1"><text:span text:style-name="T3">2</text:span><text:span text:style-name="T3">3</text:span></text:p>
          </draw:text-box>
        </draw:frame>
        <draw:frame draw:style-name="gr29" draw:text-style-name="P2" draw:layer="layout" svg:width="2.782cm" svg:height="0.398cm" svg:x="15.046cm" svg:y="11.575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9" draw:text-style-name="P2" draw:layer="layout" svg:width="2.782cm" svg:height="0.398cm" svg:x="15.047cm" svg:y="11.576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1.06cm" svg:y1="7.463cm" svg:x2="27.24cm" svg:y2="7.463cm">
          <text:p/>
        </draw:line>
        <draw:line draw:style-name="gr6" draw:text-style-name="P7" draw:layer="layout" svg:x1="21.06cm" svg:y1="7.862cm" svg:x2="27.241cm" svg:y2="7.862cm">
          <text:p/>
        </draw:line>
        <draw:line draw:style-name="gr6" draw:text-style-name="P7" draw:layer="layout" svg:x1="21.06cm" svg:y1="8.262cm" svg:x2="27.241cm" svg:y2="8.262cm">
          <text:p/>
        </draw:line>
        <draw:line draw:style-name="gr6" draw:text-style-name="P7" draw:layer="layout" svg:x1="21.06cm" svg:y1="8.66cm" svg:x2="27.241cm" svg:y2="8.66cm">
          <text:p/>
        </draw:line>
        <draw:line draw:style-name="gr6" draw:text-style-name="P7" draw:layer="layout" svg:x1="21.06cm" svg:y1="9.06cm" svg:x2="27.241cm" svg:y2="9.06cm">
          <text:p/>
        </draw:line>
        <draw:line draw:style-name="gr6" draw:text-style-name="P7" draw:layer="layout" svg:x1="21.06cm" svg:y1="9.46cm" svg:x2="27.241cm" svg:y2="9.46cm">
          <text:p/>
        </draw:line>
        <draw:line draw:style-name="gr6" draw:text-style-name="P7" draw:layer="layout" svg:x1="21.06cm" svg:y1="9.859cm" svg:x2="27.241cm" svg:y2="9.859cm">
          <text:p/>
        </draw:line>
        <draw:line draw:style-name="gr6" draw:text-style-name="P7" draw:layer="layout" svg:x1="21.06cm" svg:y1="10.258cm" svg:x2="27.241cm" svg:y2="10.258cm">
          <text:p/>
        </draw:line>
        <draw:line draw:style-name="gr6" draw:text-style-name="P7" draw:layer="layout" svg:x1="21.06cm" svg:y1="10.657cm" svg:x2="27.241cm" svg:y2="10.657cm">
          <text:p/>
        </draw:line>
        <draw:line draw:style-name="gr6" draw:text-style-name="P7" draw:layer="layout" svg:x1="21.06cm" svg:y1="11.056cm" svg:x2="27.241cm" svg:y2="11.056cm">
          <text:p/>
        </draw:line>
        <draw:line draw:style-name="gr6" draw:text-style-name="P7" draw:layer="layout" svg:x1="21.06cm" svg:y1="11.456cm" svg:x2="27.241cm" svg:y2="11.456cm">
          <text:p/>
        </draw:line>
        <draw:line draw:style-name="gr6" draw:text-style-name="P17" draw:layer="layout" svg:x1="14.66cm" svg:y1="7.464cm" svg:x2="20.84cm" svg:y2="7.464cm">
          <text:p/>
        </draw:line>
        <draw:line draw:style-name="gr6" draw:text-style-name="P17" draw:layer="layout" svg:x1="14.66cm" svg:y1="7.863cm" svg:x2="20.841cm" svg:y2="7.863cm">
          <text:p/>
        </draw:line>
        <draw:line draw:style-name="gr6" draw:text-style-name="P17" draw:layer="layout" svg:x1="14.66cm" svg:y1="8.263cm" svg:x2="20.841cm" svg:y2="8.263cm">
          <text:p/>
        </draw:line>
        <draw:line draw:style-name="gr6" draw:text-style-name="P17" draw:layer="layout" svg:x1="14.66cm" svg:y1="8.661cm" svg:x2="20.841cm" svg:y2="8.661cm">
          <text:p/>
        </draw:line>
        <draw:line draw:style-name="gr6" draw:text-style-name="P17" draw:layer="layout" svg:x1="14.66cm" svg:y1="9.061cm" svg:x2="20.841cm" svg:y2="9.061cm">
          <text:p/>
        </draw:line>
        <draw:line draw:style-name="gr6" draw:text-style-name="P17" draw:layer="layout" svg:x1="14.66cm" svg:y1="9.461cm" svg:x2="20.841cm" svg:y2="9.461cm">
          <text:p/>
        </draw:line>
        <draw:line draw:style-name="gr6" draw:text-style-name="P17" draw:layer="layout" svg:x1="14.66cm" svg:y1="9.86cm" svg:x2="20.841cm" svg:y2="9.86cm">
          <text:p/>
        </draw:line>
        <draw:line draw:style-name="gr6" draw:text-style-name="P17" draw:layer="layout" svg:x1="14.66cm" svg:y1="10.259cm" svg:x2="20.841cm" svg:y2="10.259cm">
          <text:p/>
        </draw:line>
        <draw:line draw:style-name="gr6" draw:text-style-name="P17" draw:layer="layout" svg:x1="14.66cm" svg:y1="10.658cm" svg:x2="20.841cm" svg:y2="10.658cm">
          <text:p/>
        </draw:line>
        <draw:line draw:style-name="gr6" draw:text-style-name="P17" draw:layer="layout" svg:x1="14.66cm" svg:y1="11.057cm" svg:x2="20.841cm" svg:y2="11.057cm">
          <text:p/>
        </draw:line>
        <draw:line draw:style-name="gr6" draw:text-style-name="P17" draw:layer="layout" svg:x1="14.66cm" svg:y1="11.457cm" svg:x2="20.841cm" svg:y2="11.457cm">
          <text:p/>
        </draw:line>
        <draw:frame draw:style-name="gr29" draw:text-style-name="P2" draw:layer="layout" svg:width="2.782cm" svg:height="0.398cm" svg:x="15.046cm" svg:y="11.5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12.164cm" svg:x2="27.256cm" svg:y2="12.164cm">
          <text:p/>
        </draw:line>
        <draw:frame draw:style-name="gr29" draw:text-style-name="P2" draw:layer="layout" svg:width="2.782cm" svg:height="0.398cm" svg:x="15.047cm" svg:y="11.575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11.61cm">
          <draw:text-box>
            <text:p text:style-name="P1"><text:span text:style-name="T2">S</text:span><text:span text:style-name="T2">á</text:span><text:span text:style-name="T2">b</text:span><text:span text:style-name="T2">a</text:span><text:span text:style-name="T2">d</text:span><text:span text:style-name="T2">o</text:span></text:p>
          </draw:text-box>
        </draw:frame>
        <draw:frame draw:style-name="gr33" draw:text-style-name="P5" draw:layer="layout" svg:width="0.54cm" svg:height="0.687cm" svg:x="14.615cm" svg:y="11.613cm">
          <draw:text-box>
            <text:p text:style-name="P1"><text:span text:style-name="T3">2</text:span><text:span text:style-name="T3">4</text:span></text:p>
          </draw:text-box>
        </draw:frame>
        <draw:line draw:style-name="gr6" draw:text-style-name="P7" draw:layer="layout" svg:x1="21.06cm" svg:y1="12.563cm" svg:x2="27.24cm" svg:y2="12.563cm">
          <text:p/>
        </draw:line>
        <draw:line draw:style-name="gr6" draw:text-style-name="P7" draw:layer="layout" svg:x1="21.06cm" svg:y1="12.962cm" svg:x2="27.241cm" svg:y2="12.962cm">
          <text:p/>
        </draw:line>
        <draw:line draw:style-name="gr6" draw:text-style-name="P7" draw:layer="layout" svg:x1="21.06cm" svg:y1="13.362cm" svg:x2="27.241cm" svg:y2="13.362cm">
          <text:p/>
        </draw:line>
        <draw:line draw:style-name="gr6" draw:text-style-name="P7" draw:layer="layout" svg:x1="21.06cm" svg:y1="13.76cm" svg:x2="27.241cm" svg:y2="13.76cm">
          <text:p/>
        </draw:line>
        <draw:line draw:style-name="gr6" draw:text-style-name="P7" draw:layer="layout" svg:x1="21.06cm" svg:y1="14.16cm" svg:x2="27.241cm" svg:y2="14.16cm">
          <text:p/>
        </draw:line>
        <draw:line draw:style-name="gr6" draw:text-style-name="P7" draw:layer="layout" svg:x1="21.06cm" svg:y1="14.56cm" svg:x2="27.241cm" svg:y2="14.56cm">
          <text:p/>
        </draw:line>
        <draw:line draw:style-name="gr6" draw:text-style-name="P7" draw:layer="layout" svg:x1="21.06cm" svg:y1="14.959cm" svg:x2="27.241cm" svg:y2="14.959cm">
          <text:p/>
        </draw:line>
        <draw:line draw:style-name="gr6" draw:text-style-name="P7" draw:layer="layout" svg:x1="21.06cm" svg:y1="15.358cm" svg:x2="27.241cm" svg:y2="15.358cm">
          <text:p/>
        </draw:line>
        <draw:line draw:style-name="gr6" draw:text-style-name="P7" draw:layer="layout" svg:x1="21.06cm" svg:y1="15.757cm" svg:x2="27.241cm" svg:y2="15.757cm">
          <text:p/>
        </draw:line>
        <draw:line draw:style-name="gr6" draw:text-style-name="P7" draw:layer="layout" svg:x1="21.06cm" svg:y1="16.156cm" svg:x2="27.241cm" svg:y2="16.156cm">
          <text:p/>
        </draw:line>
        <draw:line draw:style-name="gr6" draw:text-style-name="P18" draw:layer="layout" svg:x1="14.66cm" svg:y1="12.564cm" svg:x2="20.84cm" svg:y2="12.564cm">
          <text:p/>
        </draw:line>
        <draw:line draw:style-name="gr6" draw:text-style-name="P18" draw:layer="layout" svg:x1="14.66cm" svg:y1="12.963cm" svg:x2="20.841cm" svg:y2="12.963cm">
          <text:p/>
        </draw:line>
        <draw:line draw:style-name="gr6" draw:text-style-name="P18" draw:layer="layout" svg:x1="14.66cm" svg:y1="13.363cm" svg:x2="20.841cm" svg:y2="13.363cm">
          <text:p/>
        </draw:line>
        <draw:line draw:style-name="gr6" draw:text-style-name="P18" draw:layer="layout" svg:x1="14.66cm" svg:y1="13.761cm" svg:x2="20.841cm" svg:y2="13.761cm">
          <text:p/>
        </draw:line>
        <draw:line draw:style-name="gr6" draw:text-style-name="P18" draw:layer="layout" svg:x1="14.66cm" svg:y1="14.161cm" svg:x2="20.841cm" svg:y2="14.161cm">
          <text:p/>
        </draw:line>
        <draw:line draw:style-name="gr6" draw:text-style-name="P18" draw:layer="layout" svg:x1="14.66cm" svg:y1="14.561cm" svg:x2="20.841cm" svg:y2="14.561cm">
          <text:p/>
        </draw:line>
        <draw:line draw:style-name="gr6" draw:text-style-name="P18" draw:layer="layout" svg:x1="14.66cm" svg:y1="14.96cm" svg:x2="20.841cm" svg:y2="14.96cm">
          <text:p/>
        </draw:line>
        <draw:line draw:style-name="gr6" draw:text-style-name="P18" draw:layer="layout" svg:x1="14.66cm" svg:y1="15.359cm" svg:x2="20.841cm" svg:y2="15.359cm">
          <text:p/>
        </draw:line>
        <draw:line draw:style-name="gr6" draw:text-style-name="P18" draw:layer="layout" svg:x1="14.66cm" svg:y1="15.758cm" svg:x2="20.841cm" svg:y2="15.758cm">
          <text:p/>
        </draw:line>
        <draw:line draw:style-name="gr6" draw:text-style-name="P18" draw:layer="layout" svg:x1="14.66cm" svg:y1="16.157cm" svg:x2="20.841cm" svg:y2="16.157cm">
          <text:p/>
        </draw:line>
        <draw:frame draw:style-name="gr34" draw:text-style-name="P4" draw:layer="layout" svg:width="1.836cm" svg:height="0.533cm" svg:x="22.043cm" svg:y="11.611cm">
          <draw:text-box>
            <text:p text:style-name="P1"><text:span text:style-name="T2">D</text:span><text:span text:style-name="T2">o</text:span><text:span text:style-name="T2">m</text:span><text:span text:style-name="T2">in</text:span><text:span text:style-name="T2">g</text:span><text:span text:style-name="T2">o</text:span></text:p>
          </draw:text-box>
        </draw:frame>
        <draw:frame draw:style-name="gr4" draw:text-style-name="P5" draw:layer="layout" svg:width="0.552cm" svg:height="0.687cm" svg:x="21.092cm" svg:y="11.614cm">
          <draw:text-box>
            <text:p text:style-name="P1"><text:span text:style-name="T3">2</text:span><text:span text:style-name="T3">5</text:span></text:p>
          </draw:text-box>
        </draw:frame>
        <draw:frame draw:style-name="gr20" draw:text-style-name="P10" draw:layer="layout" svg:width="1.211cm" svg:height="0.517cm" svg:x="14.667cm" svg:y="17.007cm">
          <draw:text-box>
            <text:p text:style-name="P1"><text:span text:style-name="T6">N</text:span><text:span text:style-name="T6">ot</text:span><text:span text:style-name="T6">as</text:span></text:p>
          </draw:text-box>
        </draw:frame>
        <draw:line draw:style-name="gr6" draw:text-style-name="P18" draw:layer="layout" svg:x1="14.661cm" svg:y1="16.553cm" svg:x2="20.842cm" svg:y2="16.553cm">
          <text:p/>
        </draw:line>
        <draw:line draw:style-name="gr6" draw:text-style-name="P7" draw:layer="layout" svg:x1="21.061cm" svg:y1="16.553cm" svg:x2="27.242cm" svg:y2="16.553cm">
          <text:p/>
        </draw:line>
        <draw:frame draw:style-name="gr7" draw:text-style-name="P8" draw:layer="layout" svg:width="0.855cm" svg:height="0.408cm" svg:x="14.71cm" svg:y="2.134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cm" svg:y="2.534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4.71cm" svg:y="2.933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4.71cm" svg:y="3.333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4.71cm" svg:y="3.731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4.71cm" svg:y="4.131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4.71cm" svg:y="4.53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4.71cm" svg:y="4.929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4.71cm" svg:y="5.328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4.71cm" svg:y="5.728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4.71cm" svg:y="6.127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4.711cm" svg:y="7.23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1cm" svg:y="7.633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4.711cm" svg:y="8.032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4.711cm" svg:y="8.432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4.711cm" svg:y="8.83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4.711cm" svg:y="9.23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4.711cm" svg:y="9.629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4.711cm" svg:y="10.028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4.711cm" svg:y="10.427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4.711cm" svg:y="10.827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4.711cm" svg:y="11.226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4.711cm" svg:y="12.34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1cm" svg:y="12.743cm">
          <draw:text-box>
            <text:p text:style-name="P1"><text:span text:style-name="T5">9:00 <text:s/></text:span><text:span text:style-name="T5"><text:s/></text:span></text:p>
          </draw:text-box>
        </draw:frame>
        <draw:frame draw:style-name="gr9" draw:text-style-name="P8" draw:layer="layout" svg:width="0.624cm" svg:height="0.408cm" svg:x="14.711cm" svg:y="13.142cm">
          <draw:text-box>
            <text:p text:style-name="P1"><text:span text:style-name="T5">10:00</text:span></text:p>
          </draw:text-box>
        </draw:frame>
        <draw:frame draw:style-name="gr10" draw:text-style-name="P8" draw:layer="layout" svg:width="0.733cm" svg:height="0.408cm" svg:x="14.711cm" svg:y="13.542cm">
          <draw:text-box>
            <text:p text:style-name="P1"><text:span text:style-name="T5">11:00</text:span></text:p>
          </draw:text-box>
        </draw:frame>
        <draw:frame draw:style-name="gr11" draw:text-style-name="P8" draw:layer="layout" svg:width="0.717cm" svg:height="0.408cm" svg:x="14.711cm" svg:y="13.94cm">
          <draw:text-box>
            <text:p text:style-name="P1"><text:span text:style-name="T5">12:00</text:span></text:p>
          </draw:text-box>
        </draw:frame>
        <draw:frame draw:style-name="gr12" draw:text-style-name="P8" draw:layer="layout" svg:width="0.648cm" svg:height="0.409cm" svg:x="14.711cm" svg:y="14.34cm">
          <draw:text-box>
            <text:p text:style-name="P1"><text:span text:style-name="T5">13:00</text:span></text:p>
          </draw:text-box>
        </draw:frame>
        <draw:frame draw:style-name="gr13" draw:text-style-name="P8" draw:layer="layout" svg:width="0.632cm" svg:height="0.408cm" svg:x="14.711cm" svg:y="14.739cm">
          <draw:text-box>
            <text:p text:style-name="P1"><text:span text:style-name="T5">14:00</text:span></text:p>
          </draw:text-box>
        </draw:frame>
        <draw:frame draw:style-name="gr14" draw:text-style-name="P8" draw:layer="layout" svg:width="0.726cm" svg:height="0.408cm" svg:x="14.711cm" svg:y="15.138cm">
          <draw:text-box>
            <text:p text:style-name="P1"><text:span text:style-name="T5">15:00</text:span></text:p>
          </draw:text-box>
        </draw:frame>
        <draw:frame draw:style-name="gr15" draw:text-style-name="P8" draw:layer="layout" svg:width="0.709cm" svg:height="0.409cm" svg:x="14.711cm" svg:y="15.537cm">
          <draw:text-box>
            <text:p text:style-name="P1"><text:span text:style-name="T5">16:00</text:span></text:p>
          </draw:text-box>
        </draw:frame>
        <draw:frame draw:style-name="gr11" draw:text-style-name="P8" draw:layer="layout" svg:width="0.717cm" svg:height="0.408cm" svg:x="14.711cm" svg:y="15.937cm">
          <draw:text-box>
            <text:p text:style-name="P1"><text:span text:style-name="T5">17:00</text:span></text:p>
          </draw:text-box>
        </draw:frame>
        <draw:frame draw:style-name="gr16" draw:text-style-name="P8" draw:layer="layout" svg:width="0.701cm" svg:height="0.408cm" svg:x="14.711cm" svg:y="16.336cm">
          <draw:text-box>
            <text:p text:style-name="P1"><text:span text:style-name="T5">18:00</text:span></text:p>
          </draw:text-box>
        </draw:frame>
        <draw:frame draw:style-name="gr7" draw:text-style-name="P8" draw:layer="layout" svg:width="0.855cm" svg:height="0.408cm" svg:x="21.11cm" svg:y="7.233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21.11cm" svg:y="7.633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21.11cm" svg:y="8.032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21.11cm" svg:y="8.432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21.11cm" svg:y="8.83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21.11cm" svg:y="9.23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21.11cm" svg:y="9.629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21.11cm" svg:y="10.028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21.11cm" svg:y="10.427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21.11cm" svg:y="10.827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21.11cm" svg:y="11.226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21.11cm" svg:y="2.133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21.11cm" svg:y="2.533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21.11cm" svg:y="2.932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21.11cm" svg:y="3.332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21.11cm" svg:y="3.73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21.11cm" svg:y="4.13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21.11cm" svg:y="4.529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21.11cm" svg:y="4.928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21.11cm" svg:y="5.327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21.11cm" svg:y="5.727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21.11cm" svg:y="6.126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21.11cm" svg:y="12.344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21.11cm" svg:y="12.744cm">
          <draw:text-box>
            <text:p text:style-name="P1"><text:span text:style-name="T5">9:00 <text:s/></text:span><text:span text:style-name="T5"><text:s/></text:span></text:p>
          </draw:text-box>
        </draw:frame>
        <draw:frame draw:style-name="gr9" draw:text-style-name="P8" draw:layer="layout" svg:width="0.624cm" svg:height="0.408cm" svg:x="21.11cm" svg:y="13.143cm">
          <draw:text-box>
            <text:p text:style-name="P1"><text:span text:style-name="T5">10:00</text:span></text:p>
          </draw:text-box>
        </draw:frame>
        <draw:frame draw:style-name="gr10" draw:text-style-name="P8" draw:layer="layout" svg:width="0.733cm" svg:height="0.408cm" svg:x="21.11cm" svg:y="13.543cm">
          <draw:text-box>
            <text:p text:style-name="P1"><text:span text:style-name="T5">11:00</text:span></text:p>
          </draw:text-box>
        </draw:frame>
        <draw:frame draw:style-name="gr11" draw:text-style-name="P8" draw:layer="layout" svg:width="0.717cm" svg:height="0.408cm" svg:x="21.11cm" svg:y="13.941cm">
          <draw:text-box>
            <text:p text:style-name="P1"><text:span text:style-name="T5">12:00</text:span></text:p>
          </draw:text-box>
        </draw:frame>
        <draw:frame draw:style-name="gr12" draw:text-style-name="P8" draw:layer="layout" svg:width="0.648cm" svg:height="0.409cm" svg:x="21.11cm" svg:y="14.341cm">
          <draw:text-box>
            <text:p text:style-name="P1"><text:span text:style-name="T5">13:00</text:span></text:p>
          </draw:text-box>
        </draw:frame>
        <draw:frame draw:style-name="gr13" draw:text-style-name="P8" draw:layer="layout" svg:width="0.632cm" svg:height="0.408cm" svg:x="21.11cm" svg:y="14.74cm">
          <draw:text-box>
            <text:p text:style-name="P1"><text:span text:style-name="T5">14:00</text:span></text:p>
          </draw:text-box>
        </draw:frame>
        <draw:frame draw:style-name="gr14" draw:text-style-name="P8" draw:layer="layout" svg:width="0.726cm" svg:height="0.408cm" svg:x="21.11cm" svg:y="15.139cm">
          <draw:text-box>
            <text:p text:style-name="P1"><text:span text:style-name="T5">15:00</text:span></text:p>
          </draw:text-box>
        </draw:frame>
        <draw:frame draw:style-name="gr15" draw:text-style-name="P8" draw:layer="layout" svg:width="0.709cm" svg:height="0.409cm" svg:x="21.11cm" svg:y="15.538cm">
          <draw:text-box>
            <text:p text:style-name="P1"><text:span text:style-name="T5">16:00</text:span></text:p>
          </draw:text-box>
        </draw:frame>
        <draw:frame draw:style-name="gr11" draw:text-style-name="P8" draw:layer="layout" svg:width="0.717cm" svg:height="0.408cm" svg:x="21.11cm" svg:y="15.938cm">
          <draw:text-box>
            <text:p text:style-name="P1"><text:span text:style-name="T5">17:00</text:span></text:p>
          </draw:text-box>
        </draw:frame>
        <draw:frame draw:style-name="gr16" draw:text-style-name="P8" draw:layer="layout" svg:width="0.701cm" svg:height="0.408cm" svg:x="21.11cm" svg:y="16.337cm">
          <draw:text-box>
            <text:p text:style-name="P1"><text:span text:style-name="T5">18:00</text:span></text:p>
          </draw:text-box>
        </draw:frame>
        <draw:custom-shape draw:style-name="gr22" draw:text-style-name="P12" draw:layer="layout" svg:width="3.461cm" svg:height="0.348cm" svg:x="23.667cm" svg:y="19.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3" draw:layer="layout" svg:width="0.198cm" svg:height="0.371cm" svg:x="23.787cm" svg:y="17.731cm">
          <draw:text-box>
            <text:p text:style-name="P1"><text:span text:style-name="T8">L</text:span></text:p>
          </draw:text-box>
        </draw:frame>
        <draw:frame draw:style-name="gr23" draw:text-style-name="P13" draw:layer="layout" svg:width="0.198cm" svg:height="0.371cm" svg:x="24.27cm" svg:y="17.731cm">
          <draw:text-box>
            <text:p text:style-name="P1"><text:span text:style-name="T8">M</text:span></text:p>
          </draw:text-box>
        </draw:frame>
        <draw:frame draw:style-name="gr23" draw:text-style-name="P13" draw:layer="layout" svg:width="0.198cm" svg:height="0.371cm" svg:x="24.782cm" svg:y="17.731cm">
          <draw:text-box>
            <text:p text:style-name="P1"><text:span text:style-name="T8">M</text:span></text:p>
          </draw:text-box>
        </draw:frame>
        <draw:frame draw:style-name="gr23" draw:text-style-name="P13" draw:layer="layout" svg:width="0.198cm" svg:height="0.371cm" svg:x="25.33cm" svg:y="17.731cm">
          <draw:text-box>
            <text:p text:style-name="P1"><text:span text:style-name="T8">J</text:span></text:p>
          </draw:text-box>
        </draw:frame>
        <draw:frame draw:style-name="gr23" draw:text-style-name="P13" draw:layer="layout" svg:width="0.198cm" svg:height="0.371cm" svg:x="25.825cm" svg:y="17.731cm">
          <draw:text-box>
            <text:p text:style-name="P1"><text:span text:style-name="T8">V</text:span></text:p>
          </draw:text-box>
        </draw:frame>
        <draw:frame draw:style-name="gr23" draw:text-style-name="P13" draw:layer="layout" svg:width="0.198cm" svg:height="0.371cm" svg:x="26.346cm" svg:y="17.731cm">
          <draw:text-box>
            <text:p text:style-name="P1"><text:span text:style-name="T8">S</text:span></text:p>
          </draw:text-box>
        </draw:frame>
        <draw:frame draw:style-name="gr23" draw:text-style-name="P13" draw:layer="layout" svg:width="0.198cm" svg:height="0.371cm" svg:x="26.847cm" svg:y="17.731cm">
          <draw:text-box>
            <text:p text:style-name="P1"><text:span text:style-name="T8">D</text:span></text:p>
          </draw:text-box>
        </draw:frame>
        <draw:custom-shape draw:style-name="gr24" draw:text-style-name="P9" draw:layer="layout" svg:width="3.293cm" svg:height="0.663cm" svg:x="23.747cm" svg:y="16.8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0" draw:layer="layout" svg:width="1.475cm" svg:height="0.671cm" svg:x="25.02cm" svg:y="17.007cm">
          <draw:text-box>
            <text:p text:style-name="P1"><text:span text:style-name="T6">A</text:span><text:span text:style-name="T6">br</text:span><text:span text:style-name="T6">il</text:span></text:p>
          </draw:text-box>
        </draw:frame>
        <draw:line draw:style-name="gr6" draw:text-style-name="P7" draw:layer="layout" svg:x1="23.747cm" svg:y1="18.082cm" svg:x2="27.029cm" svg:y2="18.082cm">
          <text:p/>
        </draw:line>
        <draw:frame draw:style-name="gr26" draw:text-style-name="P13" draw:layer="layout" svg:width="0.198cm" svg:height="0.298cm" svg:x="25.849cm" svg:y="18.378cm">
          <draw:text-box>
            <text:p text:style-name="P1"><text:span text:style-name="T8">2</text:span></text:p>
          </draw:text-box>
        </draw:frame>
        <draw:frame draw:style-name="gr26" draw:text-style-name="P13" draw:layer="layout" svg:width="0.198cm" svg:height="0.298cm" svg:x="26.362cm" svg:y="18.378cm">
          <draw:text-box>
            <text:p text:style-name="P1"><text:span text:style-name="T8">3</text:span></text:p>
          </draw:text-box>
        </draw:frame>
        <draw:frame draw:style-name="gr26" draw:text-style-name="P13" draw:layer="layout" svg:width="0.198cm" svg:height="0.298cm" svg:x="26.883cm" svg:y="18.378cm">
          <draw:text-box>
            <text:p text:style-name="P1"><text:span text:style-name="T8">4</text:span></text:p>
          </draw:text-box>
        </draw:frame>
        <draw:frame draw:style-name="gr26" draw:text-style-name="P13" draw:layer="layout" svg:width="0.198cm" svg:height="0.298cm" svg:x="23.796cm" svg:y="18.894cm">
          <draw:text-box>
            <text:p text:style-name="P1"><text:span text:style-name="T8">5</text:span></text:p>
          </draw:text-box>
        </draw:frame>
        <draw:frame draw:style-name="gr26" draw:text-style-name="P13" draw:layer="layout" svg:width="0.198cm" svg:height="0.298cm" svg:x="24.309cm" svg:y="18.894cm">
          <draw:text-box>
            <text:p text:style-name="P1"><text:span text:style-name="T8">6</text:span></text:p>
          </draw:text-box>
        </draw:frame>
        <draw:frame draw:style-name="gr27" draw:text-style-name="P13" draw:layer="layout" svg:width="0.257cm" svg:height="0.298cm" svg:x="24.786cm" svg:y="18.894cm">
          <draw:text-box>
            <text:p text:style-name="P1"><text:span text:style-name="T8">7</text:span></text:p>
          </draw:text-box>
        </draw:frame>
        <draw:frame draw:style-name="gr27" draw:text-style-name="P13" draw:layer="layout" svg:width="0.257cm" svg:height="0.298cm" svg:x="25.327cm" svg:y="18.894cm">
          <draw:text-box>
            <text:p text:style-name="P1"><text:span text:style-name="T8">8</text:span></text:p>
          </draw:text-box>
        </draw:frame>
        <draw:frame draw:style-name="gr27" draw:text-style-name="P13" draw:layer="layout" svg:width="0.257cm" svg:height="0.298cm" svg:x="25.816cm" svg:y="18.894cm">
          <draw:text-box>
            <text:p text:style-name="P1"><text:span text:style-name="T8">9</text:span></text:p>
          </draw:text-box>
        </draw:frame>
        <draw:frame draw:style-name="gr27" draw:text-style-name="P13" draw:layer="layout" svg:width="0.257cm" svg:height="0.298cm" svg:x="26.332cm" svg:y="18.894cm">
          <draw:text-box>
            <text:p text:style-name="P1"><text:span text:style-name="T8">10</text:span></text:p>
          </draw:text-box>
        </draw:frame>
        <draw:frame draw:style-name="gr27" draw:text-style-name="P13" draw:layer="layout" svg:width="0.257cm" svg:height="0.298cm" svg:x="26.845cm" svg:y="18.894cm">
          <draw:text-box>
            <text:p text:style-name="P1"><text:span text:style-name="T8">11</text:span></text:p>
          </draw:text-box>
        </draw:frame>
        <draw:frame draw:style-name="gr27" draw:text-style-name="P13" draw:layer="layout" svg:width="0.257cm" svg:height="0.298cm" svg:x="23.761cm" svg:y="19.411cm">
          <draw:text-box>
            <text:p text:style-name="P1"><text:span text:style-name="T8">12</text:span></text:p>
          </draw:text-box>
        </draw:frame>
        <draw:frame draw:style-name="gr27" draw:text-style-name="P13" draw:layer="layout" svg:width="0.257cm" svg:height="0.298cm" svg:x="24.275cm" svg:y="19.411cm">
          <draw:text-box>
            <text:p text:style-name="P1"><text:span text:style-name="T8">13</text:span></text:p>
          </draw:text-box>
        </draw:frame>
        <draw:frame draw:style-name="gr27" draw:text-style-name="P13" draw:layer="layout" svg:width="0.257cm" svg:height="0.298cm" svg:x="24.796cm" svg:y="19.411cm">
          <draw:text-box>
            <text:p text:style-name="P1"><text:span text:style-name="T8">14</text:span></text:p>
          </draw:text-box>
        </draw:frame>
        <draw:frame draw:style-name="gr27" draw:text-style-name="P13" draw:layer="layout" svg:width="0.257cm" svg:height="0.298cm" svg:x="25.302cm" svg:y="19.411cm">
          <draw:text-box>
            <text:p text:style-name="P1"><text:span text:style-name="T8">15</text:span></text:p>
          </draw:text-box>
        </draw:frame>
        <draw:frame draw:style-name="gr27" draw:text-style-name="P13" draw:layer="layout" svg:width="0.257cm" svg:height="0.298cm" svg:x="25.815cm" svg:y="19.411cm">
          <draw:text-box>
            <text:p text:style-name="P1"><text:span text:style-name="T8">16</text:span></text:p>
          </draw:text-box>
        </draw:frame>
        <draw:frame draw:style-name="gr27" draw:text-style-name="P13" draw:layer="layout" svg:width="0.257cm" svg:height="0.298cm" svg:x="26.302cm" svg:y="19.411cm">
          <draw:text-box>
            <text:p text:style-name="P1"><text:span text:style-name="T8">17</text:span></text:p>
          </draw:text-box>
        </draw:frame>
        <draw:frame draw:style-name="gr27" draw:text-style-name="P13" draw:layer="layout" svg:width="0.257cm" svg:height="0.298cm" svg:x="26.842cm" svg:y="19.411cm">
          <draw:text-box>
            <text:p text:style-name="P1"><text:span text:style-name="T8">18</text:span></text:p>
          </draw:text-box>
        </draw:frame>
        <draw:frame draw:style-name="gr27" draw:text-style-name="P13" draw:layer="layout" svg:width="0.257cm" svg:height="0.298cm" svg:x="23.737cm" svg:y="19.93cm">
          <draw:text-box>
            <text:p text:style-name="P1"><text:span text:style-name="T8">19</text:span></text:p>
          </draw:text-box>
        </draw:frame>
        <draw:frame draw:style-name="gr27" draw:text-style-name="P13" draw:layer="layout" svg:width="0.257cm" svg:height="0.298cm" svg:x="24.253cm" svg:y="19.93cm">
          <draw:text-box>
            <text:p text:style-name="P1"><text:span text:style-name="T8">20</text:span></text:p>
          </draw:text-box>
        </draw:frame>
        <draw:frame draw:style-name="gr27" draw:text-style-name="P13" draw:layer="layout" svg:width="0.257cm" svg:height="0.298cm" svg:x="24.767cm" svg:y="19.93cm">
          <draw:text-box>
            <text:p text:style-name="P1"><text:span text:style-name="T8">21</text:span></text:p>
          </draw:text-box>
        </draw:frame>
        <draw:frame draw:style-name="gr27" draw:text-style-name="P13" draw:layer="layout" svg:width="0.257cm" svg:height="0.298cm" svg:x="25.277cm" svg:y="19.93cm">
          <draw:text-box>
            <text:p text:style-name="P1"><text:span text:style-name="T8">22</text:span></text:p>
          </draw:text-box>
        </draw:frame>
        <draw:frame draw:style-name="gr27" draw:text-style-name="P13" draw:layer="layout" svg:width="0.257cm" svg:height="0.298cm" svg:x="25.79cm" svg:y="19.93cm">
          <draw:text-box>
            <text:p text:style-name="P1"><text:span text:style-name="T8">23</text:span></text:p>
          </draw:text-box>
        </draw:frame>
        <draw:frame draw:style-name="gr27" draw:text-style-name="P13" draw:layer="layout" svg:width="0.257cm" svg:height="0.298cm" svg:x="26.311cm" svg:y="19.93cm">
          <draw:text-box>
            <text:p text:style-name="P1"><text:span text:style-name="T8">24</text:span></text:p>
          </draw:text-box>
        </draw:frame>
        <draw:frame draw:style-name="gr27" draw:text-style-name="P13" draw:layer="layout" svg:width="0.257cm" svg:height="0.298cm" svg:x="26.819cm" svg:y="19.93cm">
          <draw:text-box>
            <text:p text:style-name="P1"><text:span text:style-name="T8">25</text:span></text:p>
          </draw:text-box>
        </draw:frame>
        <draw:frame draw:style-name="gr27" draw:text-style-name="P13" draw:layer="layout" svg:width="0.257cm" svg:height="0.298cm" svg:x="25.327cm" svg:y="18.383cm">
          <draw:text-box>
            <text:p text:style-name="P1"><text:span text:style-name="T8">1</text:span></text:p>
          </draw:text-box>
        </draw:frame>
        <draw:frame draw:style-name="gr27" draw:text-style-name="P13" draw:layer="layout" svg:width="0.257cm" svg:height="0.298cm" svg:x="23.739cm" svg:y="20.453cm">
          <draw:text-box>
            <text:p text:style-name="P1"><text:span text:style-name="T8">26</text:span></text:p>
          </draw:text-box>
        </draw:frame>
        <draw:frame draw:style-name="gr27" draw:text-style-name="P13" draw:layer="layout" svg:width="0.257cm" svg:height="0.298cm" svg:x="24.255cm" svg:y="20.453cm">
          <draw:text-box>
            <text:p text:style-name="P1"><text:span text:style-name="T8">27</text:span></text:p>
          </draw:text-box>
        </draw:frame>
        <draw:frame draw:style-name="gr27" draw:text-style-name="P13" draw:layer="layout" svg:width="0.257cm" svg:height="0.298cm" svg:x="24.769cm" svg:y="20.453cm">
          <draw:text-box>
            <text:p text:style-name="P1"><text:span text:style-name="T8">28</text:span></text:p>
          </draw:text-box>
        </draw:frame>
        <draw:frame draw:style-name="gr27" draw:text-style-name="P13" draw:layer="layout" svg:width="0.257cm" svg:height="0.298cm" svg:x="25.279cm" svg:y="20.453cm">
          <draw:text-box>
            <text:p text:style-name="P1"><text:span text:style-name="T8">29</text:span></text:p>
          </draw:text-box>
        </draw:frame>
        <draw:frame draw:style-name="gr27" draw:text-style-name="P13" draw:layer="layout" svg:width="0.257cm" svg:height="0.298cm" svg:x="25.792cm" svg:y="20.453cm">
          <draw:text-box>
            <text:p text:style-name="P1"><text:span text:style-name="T8">30</text:span></text:p>
          </draw:text-box>
        </draw:frame>
      </draw:page>
      <draw:page draw:name="page31" draw:style-name="dp1" draw:master-page-name="master-page34">
        <draw:frame draw:style-name="gr1" draw:text-style-name="P2" draw:layer="layout" svg:width="2.869cm" svg:height="0.398cm" svg:x="1.365cm" svg:y="1.3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1.961cm" svg:x2="13.956cm" svg:y2="1.961cm">
          <text:p/>
        </draw:line>
        <draw:frame draw:style-name="gr1" draw:text-style-name="P2" draw:layer="layout" svg:width="2.869cm" svg:height="0.398cm" svg:x="1.366cm" svg:y="1.3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1.407cm">
          <draw:text-box>
            <text:p text:style-name="P1"><text:span text:style-name="T2">L</text:span><text:span text:style-name="T2">u</text:span><text:span text:style-name="T2">n</text:span><text:span text:style-name="T2">es</text:span></text:p>
          </draw:text-box>
        </draw:frame>
        <draw:frame draw:style-name="gr4" draw:text-style-name="P5" draw:layer="layout" svg:width="0.552cm" svg:height="0.687cm" svg:x="0.92cm" svg:y="1.41cm">
          <draw:text-box>
            <text:p text:style-name="P1"><text:span text:style-name="T3">19</text:span></text:p>
          </draw:text-box>
        </draw:frame>
        <draw:frame draw:style-name="gr5" draw:text-style-name="P6" draw:layer="layout" svg:width="2.917cm" svg:height="0.776cm" svg:x="0.92cm" svg:y="0.697cm">
          <draw:text-box>
            <text:p text:style-name="P1"><text:span text:style-name="T4">A</text:span><text:span text:style-name="T4">B</text:span><text:span text:style-name="T4">R</text:span><text:span text:style-name="T4">I</text:span><text:span text:style-name="T4">L</text:span></text:p>
          </draw:text-box>
        </draw:frame>
        <draw:frame draw:style-name="gr1" draw:text-style-name="P2" draw:layer="layout" svg:width="2.869cm" svg:height="0.398cm" svg:x="1.365cm" svg:y="6.3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366cm" svg:y="6.3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7.567cm" svg:y1="2.36cm" svg:x2="13.94cm" svg:y2="2.36cm">
          <text:p/>
        </draw:line>
        <draw:line draw:style-name="gr6" draw:text-style-name="P7" draw:layer="layout" svg:x1="7.567cm" svg:y1="2.759cm" svg:x2="13.941cm" svg:y2="2.759cm">
          <text:p/>
        </draw:line>
        <draw:line draw:style-name="gr6" draw:text-style-name="P7" draw:layer="layout" svg:x1="7.567cm" svg:y1="3.159cm" svg:x2="13.941cm" svg:y2="3.159cm">
          <text:p/>
        </draw:line>
        <draw:line draw:style-name="gr6" draw:text-style-name="P7" draw:layer="layout" svg:x1="7.567cm" svg:y1="3.557cm" svg:x2="13.941cm" svg:y2="3.557cm">
          <text:p/>
        </draw:line>
        <draw:line draw:style-name="gr6" draw:text-style-name="P7" draw:layer="layout" svg:x1="7.567cm" svg:y1="3.957cm" svg:x2="13.941cm" svg:y2="3.957cm">
          <text:p/>
        </draw:line>
        <draw:line draw:style-name="gr6" draw:text-style-name="P7" draw:layer="layout" svg:x1="7.567cm" svg:y1="4.357cm" svg:x2="13.941cm" svg:y2="4.357cm">
          <text:p/>
        </draw:line>
        <draw:line draw:style-name="gr6" draw:text-style-name="P7" draw:layer="layout" svg:x1="7.567cm" svg:y1="4.756cm" svg:x2="13.941cm" svg:y2="4.756cm">
          <text:p/>
        </draw:line>
        <draw:line draw:style-name="gr6" draw:text-style-name="P7" draw:layer="layout" svg:x1="7.567cm" svg:y1="5.155cm" svg:x2="13.941cm" svg:y2="5.155cm">
          <text:p/>
        </draw:line>
        <draw:line draw:style-name="gr6" draw:text-style-name="P7" draw:layer="layout" svg:x1="7.567cm" svg:y1="5.554cm" svg:x2="13.941cm" svg:y2="5.554cm">
          <text:p/>
        </draw:line>
        <draw:line draw:style-name="gr6" draw:text-style-name="P7" draw:layer="layout" svg:x1="7.567cm" svg:y1="5.953cm" svg:x2="13.941cm" svg:y2="5.953cm">
          <text:p/>
        </draw:line>
        <draw:line draw:style-name="gr6" draw:text-style-name="P7" draw:layer="layout" svg:x1="7.567cm" svg:y1="6.353cm" svg:x2="13.941cm" svg:y2="6.353cm">
          <text:p/>
        </draw:line>
        <draw:frame draw:style-name="gr7" draw:text-style-name="P8" draw:layer="layout" svg:width="0.855cm" svg:height="0.408cm" svg:x="1.017cm" svg:y="2.1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7cm" svg:y="2.53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7cm" svg:y="2.92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7cm" svg:y="3.32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7cm" svg:y="3.72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7cm" svg:y="4.12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7cm" svg:y="4.52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7cm" svg:y="4.92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7cm" svg:y="5.32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7cm" svg:y="5.72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7cm" svg:y="6.123cm">
          <draw:text-box>
            <text:p text:style-name="P1"><text:span text:style-name="T5">13:00</text:span></text:p>
          </draw:text-box>
        </draw:frame>
        <draw:line draw:style-name="gr6" draw:text-style-name="P7" draw:layer="layout" svg:x1="0.967cm" svg:y1="2.361cm" svg:x2="7.34cm" svg:y2="2.361cm">
          <text:p/>
        </draw:line>
        <draw:line draw:style-name="gr6" draw:text-style-name="P7" draw:layer="layout" svg:x1="0.967cm" svg:y1="2.76cm" svg:x2="7.341cm" svg:y2="2.76cm">
          <text:p/>
        </draw:line>
        <draw:line draw:style-name="gr6" draw:text-style-name="P7" draw:layer="layout" svg:x1="0.967cm" svg:y1="3.16cm" svg:x2="7.341cm" svg:y2="3.16cm">
          <text:p/>
        </draw:line>
        <draw:line draw:style-name="gr6" draw:text-style-name="P7" draw:layer="layout" svg:x1="0.967cm" svg:y1="3.558cm" svg:x2="7.341cm" svg:y2="3.558cm">
          <text:p/>
        </draw:line>
        <draw:line draw:style-name="gr6" draw:text-style-name="P7" draw:layer="layout" svg:x1="0.967cm" svg:y1="3.958cm" svg:x2="7.341cm" svg:y2="3.958cm">
          <text:p/>
        </draw:line>
        <draw:line draw:style-name="gr6" draw:text-style-name="P7" draw:layer="layout" svg:x1="0.967cm" svg:y1="4.358cm" svg:x2="7.341cm" svg:y2="4.358cm">
          <text:p/>
        </draw:line>
        <draw:line draw:style-name="gr6" draw:text-style-name="P7" draw:layer="layout" svg:x1="0.967cm" svg:y1="4.757cm" svg:x2="7.341cm" svg:y2="4.757cm">
          <text:p/>
        </draw:line>
        <draw:line draw:style-name="gr6" draw:text-style-name="P7" draw:layer="layout" svg:x1="0.967cm" svg:y1="5.156cm" svg:x2="7.341cm" svg:y2="5.156cm">
          <text:p/>
        </draw:line>
        <draw:line draw:style-name="gr6" draw:text-style-name="P7" draw:layer="layout" svg:x1="0.967cm" svg:y1="5.555cm" svg:x2="7.341cm" svg:y2="5.555cm">
          <text:p/>
        </draw:line>
        <draw:line draw:style-name="gr6" draw:text-style-name="P7" draw:layer="layout" svg:x1="0.967cm" svg:y1="5.954cm" svg:x2="7.341cm" svg:y2="5.954cm">
          <text:p/>
        </draw:line>
        <draw:line draw:style-name="gr6" draw:text-style-name="P7" draw:layer="layout" svg:x1="0.967cm" svg:y1="6.354cm" svg:x2="7.341cm" svg:y2="6.354cm">
          <text:p/>
        </draw:line>
        <draw:frame draw:style-name="gr1" draw:text-style-name="P2" draw:layer="layout" svg:width="2.869cm" svg:height="0.398cm" svg:x="1.365cm" svg:y="6.4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7.061cm" svg:x2="13.956cm" svg:y2="7.061cm">
          <text:p/>
        </draw:line>
        <draw:frame draw:style-name="gr1" draw:text-style-name="P2" draw:layer="layout" svg:width="2.869cm" svg:height="0.398cm" svg:x="1.366cm" svg:y="6.4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6.507cm">
          <draw:text-box>
            <text:p text:style-name="P1"><text:span text:style-name="T2">M</text:span><text:span text:style-name="T2">ar</text:span><text:span text:style-name="T2">te</text:span><text:span text:style-name="T2">s</text:span></text:p>
          </draw:text-box>
        </draw:frame>
        <draw:frame draw:style-name="gr17" draw:text-style-name="P5" draw:layer="layout" svg:width="0.557cm" svg:height="0.687cm" svg:x="0.92cm" svg:y="6.51cm">
          <draw:text-box>
            <text:p text:style-name="P1"><text:span text:style-name="T3">2</text:span><text:span text:style-name="T3">0</text:span></text:p>
          </draw:text-box>
        </draw:frame>
        <draw:frame draw:style-name="gr1" draw:text-style-name="P2" draw:layer="layout" svg:width="2.869cm" svg:height="0.398cm" svg:x="1.365cm" svg:y="11.5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366cm" svg:y="11.5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7.567cm" svg:y1="7.46cm" svg:x2="13.94cm" svg:y2="7.46cm">
          <text:p/>
        </draw:line>
        <draw:line draw:style-name="gr6" draw:text-style-name="P7" draw:layer="layout" svg:x1="7.567cm" svg:y1="7.859cm" svg:x2="13.941cm" svg:y2="7.859cm">
          <text:p/>
        </draw:line>
        <draw:line draw:style-name="gr6" draw:text-style-name="P7" draw:layer="layout" svg:x1="7.567cm" svg:y1="8.259cm" svg:x2="13.941cm" svg:y2="8.259cm">
          <text:p/>
        </draw:line>
        <draw:line draw:style-name="gr6" draw:text-style-name="P7" draw:layer="layout" svg:x1="7.567cm" svg:y1="8.657cm" svg:x2="13.941cm" svg:y2="8.657cm">
          <text:p/>
        </draw:line>
        <draw:line draw:style-name="gr6" draw:text-style-name="P7" draw:layer="layout" svg:x1="7.567cm" svg:y1="9.057cm" svg:x2="13.941cm" svg:y2="9.057cm">
          <text:p/>
        </draw:line>
        <draw:line draw:style-name="gr6" draw:text-style-name="P7" draw:layer="layout" svg:x1="7.567cm" svg:y1="9.457cm" svg:x2="13.941cm" svg:y2="9.457cm">
          <text:p/>
        </draw:line>
        <draw:line draw:style-name="gr6" draw:text-style-name="P7" draw:layer="layout" svg:x1="7.567cm" svg:y1="9.856cm" svg:x2="13.941cm" svg:y2="9.856cm">
          <text:p/>
        </draw:line>
        <draw:line draw:style-name="gr6" draw:text-style-name="P7" draw:layer="layout" svg:x1="7.567cm" svg:y1="10.255cm" svg:x2="13.941cm" svg:y2="10.255cm">
          <text:p/>
        </draw:line>
        <draw:line draw:style-name="gr6" draw:text-style-name="P7" draw:layer="layout" svg:x1="7.567cm" svg:y1="10.654cm" svg:x2="13.941cm" svg:y2="10.654cm">
          <text:p/>
        </draw:line>
        <draw:line draw:style-name="gr6" draw:text-style-name="P7" draw:layer="layout" svg:x1="7.567cm" svg:y1="11.053cm" svg:x2="13.941cm" svg:y2="11.053cm">
          <text:p/>
        </draw:line>
        <draw:line draw:style-name="gr6" draw:text-style-name="P7" draw:layer="layout" svg:x1="7.567cm" svg:y1="11.453cm" svg:x2="13.941cm" svg:y2="11.453cm">
          <text:p/>
        </draw:line>
        <draw:line draw:style-name="gr6" draw:text-style-name="P7" draw:layer="layout" svg:x1="0.967cm" svg:y1="7.461cm" svg:x2="7.34cm" svg:y2="7.461cm">
          <text:p/>
        </draw:line>
        <draw:line draw:style-name="gr6" draw:text-style-name="P7" draw:layer="layout" svg:x1="0.967cm" svg:y1="7.86cm" svg:x2="7.341cm" svg:y2="7.86cm">
          <text:p/>
        </draw:line>
        <draw:line draw:style-name="gr6" draw:text-style-name="P7" draw:layer="layout" svg:x1="0.967cm" svg:y1="8.26cm" svg:x2="7.341cm" svg:y2="8.26cm">
          <text:p/>
        </draw:line>
        <draw:line draw:style-name="gr6" draw:text-style-name="P7" draw:layer="layout" svg:x1="0.967cm" svg:y1="8.658cm" svg:x2="7.341cm" svg:y2="8.658cm">
          <text:p/>
        </draw:line>
        <draw:line draw:style-name="gr6" draw:text-style-name="P7" draw:layer="layout" svg:x1="0.967cm" svg:y1="9.058cm" svg:x2="7.341cm" svg:y2="9.058cm">
          <text:p/>
        </draw:line>
        <draw:line draw:style-name="gr6" draw:text-style-name="P7" draw:layer="layout" svg:x1="0.967cm" svg:y1="9.458cm" svg:x2="7.341cm" svg:y2="9.458cm">
          <text:p/>
        </draw:line>
        <draw:line draw:style-name="gr6" draw:text-style-name="P7" draw:layer="layout" svg:x1="0.967cm" svg:y1="9.857cm" svg:x2="7.341cm" svg:y2="9.857cm">
          <text:p/>
        </draw:line>
        <draw:line draw:style-name="gr6" draw:text-style-name="P7" draw:layer="layout" svg:x1="0.967cm" svg:y1="10.256cm" svg:x2="7.341cm" svg:y2="10.256cm">
          <text:p/>
        </draw:line>
        <draw:line draw:style-name="gr6" draw:text-style-name="P7" draw:layer="layout" svg:x1="0.967cm" svg:y1="10.655cm" svg:x2="7.341cm" svg:y2="10.655cm">
          <text:p/>
        </draw:line>
        <draw:line draw:style-name="gr6" draw:text-style-name="P7" draw:layer="layout" svg:x1="0.967cm" svg:y1="11.054cm" svg:x2="7.341cm" svg:y2="11.054cm">
          <text:p/>
        </draw:line>
        <draw:line draw:style-name="gr6" draw:text-style-name="P7" draw:layer="layout" svg:x1="0.967cm" svg:y1="11.454cm" svg:x2="7.341cm" svg:y2="11.454cm">
          <text:p/>
        </draw:line>
        <draw:frame draw:style-name="gr1" draw:text-style-name="P2" draw:layer="layout" svg:width="2.869cm" svg:height="0.398cm" svg:x="1.365cm" svg:y="11.5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12.161cm" svg:x2="13.956cm" svg:y2="12.161cm">
          <text:p/>
        </draw:line>
        <draw:frame draw:style-name="gr1" draw:text-style-name="P2" draw:layer="layout" svg:width="2.869cm" svg:height="0.398cm" svg:x="1.366cm" svg:y="11.5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11.607cm">
          <draw:text-box>
            <text:p text:style-name="P1"><text:span text:style-name="T2">M</text:span><text:span text:style-name="T2">ié</text:span><text:span text:style-name="T2">rc</text:span><text:span text:style-name="T2">ol</text:span><text:span text:style-name="T2">es</text:span></text:p>
          </draw:text-box>
        </draw:frame>
        <draw:frame draw:style-name="gr18" draw:text-style-name="P5" draw:layer="layout" svg:width="0.544cm" svg:height="0.687cm" svg:x="0.92cm" svg:y="11.61cm">
          <draw:text-box>
            <text:p text:style-name="P1"><text:span text:style-name="T3">21</text:span></text:p>
          </draw:text-box>
        </draw:frame>
        <draw:line draw:style-name="gr6" draw:text-style-name="P7" draw:layer="layout" svg:x1="7.567cm" svg:y1="12.56cm" svg:x2="13.94cm" svg:y2="12.56cm">
          <text:p/>
        </draw:line>
        <draw:line draw:style-name="gr6" draw:text-style-name="P7" draw:layer="layout" svg:x1="7.567cm" svg:y1="12.959cm" svg:x2="13.941cm" svg:y2="12.959cm">
          <text:p/>
        </draw:line>
        <draw:line draw:style-name="gr6" draw:text-style-name="P7" draw:layer="layout" svg:x1="7.567cm" svg:y1="13.359cm" svg:x2="13.941cm" svg:y2="13.359cm">
          <text:p/>
        </draw:line>
        <draw:line draw:style-name="gr6" draw:text-style-name="P7" draw:layer="layout" svg:x1="7.567cm" svg:y1="13.757cm" svg:x2="13.941cm" svg:y2="13.757cm">
          <text:p/>
        </draw:line>
        <draw:line draw:style-name="gr6" draw:text-style-name="P7" draw:layer="layout" svg:x1="7.567cm" svg:y1="14.157cm" svg:x2="13.941cm" svg:y2="14.157cm">
          <text:p/>
        </draw:line>
        <draw:line draw:style-name="gr6" draw:text-style-name="P7" draw:layer="layout" svg:x1="7.567cm" svg:y1="14.557cm" svg:x2="13.941cm" svg:y2="14.557cm">
          <text:p/>
        </draw:line>
        <draw:line draw:style-name="gr6" draw:text-style-name="P7" draw:layer="layout" svg:x1="7.567cm" svg:y1="14.956cm" svg:x2="13.941cm" svg:y2="14.956cm">
          <text:p/>
        </draw:line>
        <draw:line draw:style-name="gr6" draw:text-style-name="P7" draw:layer="layout" svg:x1="7.567cm" svg:y1="15.355cm" svg:x2="13.941cm" svg:y2="15.355cm">
          <text:p/>
        </draw:line>
        <draw:line draw:style-name="gr6" draw:text-style-name="P7" draw:layer="layout" svg:x1="7.567cm" svg:y1="15.754cm" svg:x2="13.941cm" svg:y2="15.754cm">
          <text:p/>
        </draw:line>
        <draw:line draw:style-name="gr6" draw:text-style-name="P7" draw:layer="layout" svg:x1="7.567cm" svg:y1="16.153cm" svg:x2="13.941cm" svg:y2="16.153cm">
          <text:p/>
        </draw:line>
        <draw:line draw:style-name="gr6" draw:text-style-name="P7" draw:layer="layout" svg:x1="7.567cm" svg:y1="16.553cm" svg:x2="13.941cm" svg:y2="16.553cm">
          <text:p/>
        </draw:line>
        <draw:line draw:style-name="gr6" draw:text-style-name="P7" draw:layer="layout" svg:x1="0.967cm" svg:y1="12.561cm" svg:x2="7.34cm" svg:y2="12.561cm">
          <text:p/>
        </draw:line>
        <draw:line draw:style-name="gr6" draw:text-style-name="P7" draw:layer="layout" svg:x1="0.967cm" svg:y1="12.96cm" svg:x2="7.341cm" svg:y2="12.96cm">
          <text:p/>
        </draw:line>
        <draw:line draw:style-name="gr6" draw:text-style-name="P7" draw:layer="layout" svg:x1="0.967cm" svg:y1="13.36cm" svg:x2="7.341cm" svg:y2="13.36cm">
          <text:p/>
        </draw:line>
        <draw:line draw:style-name="gr6" draw:text-style-name="P7" draw:layer="layout" svg:x1="0.967cm" svg:y1="13.758cm" svg:x2="7.341cm" svg:y2="13.758cm">
          <text:p/>
        </draw:line>
        <draw:line draw:style-name="gr6" draw:text-style-name="P7" draw:layer="layout" svg:x1="0.967cm" svg:y1="14.158cm" svg:x2="7.341cm" svg:y2="14.158cm">
          <text:p/>
        </draw:line>
        <draw:line draw:style-name="gr6" draw:text-style-name="P7" draw:layer="layout" svg:x1="0.967cm" svg:y1="14.558cm" svg:x2="7.341cm" svg:y2="14.558cm">
          <text:p/>
        </draw:line>
        <draw:line draw:style-name="gr6" draw:text-style-name="P7" draw:layer="layout" svg:x1="0.967cm" svg:y1="14.957cm" svg:x2="7.341cm" svg:y2="14.957cm">
          <text:p/>
        </draw:line>
        <draw:line draw:style-name="gr6" draw:text-style-name="P7" draw:layer="layout" svg:x1="0.967cm" svg:y1="15.356cm" svg:x2="7.341cm" svg:y2="15.356cm">
          <text:p/>
        </draw:line>
        <draw:line draw:style-name="gr6" draw:text-style-name="P7" draw:layer="layout" svg:x1="0.967cm" svg:y1="15.755cm" svg:x2="7.341cm" svg:y2="15.755cm">
          <text:p/>
        </draw:line>
        <draw:line draw:style-name="gr6" draw:text-style-name="P7" draw:layer="layout" svg:x1="0.967cm" svg:y1="16.154cm" svg:x2="7.341cm" svg:y2="16.154cm">
          <text:p/>
        </draw:line>
        <draw:line draw:style-name="gr6" draw:text-style-name="P7" draw:layer="layout" svg:x1="0.967cm" svg:y1="16.554cm" svg:x2="7.341cm" svg:y2="16.554cm">
          <text:p/>
        </draw:line>
        <draw:frame draw:style-name="gr1" draw:text-style-name="P2" draw:layer="layout" svg:width="2.869cm" svg:height="0.398cm" svg:x="1.098cm" svg:y="20.77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099cm" svg:y="20.7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.222cm" svg:y1="17.258cm" svg:x2="13.972cm" svg:y2="17.258cm">
          <text:p/>
        </draw:line>
        <draw:line draw:style-name="gr6" draw:text-style-name="P7" draw:layer="layout" svg:x1="0.7cm" svg:y1="17.658cm" svg:x2="13.972cm" svg:y2="17.658cm">
          <text:p/>
        </draw:line>
        <draw:line draw:style-name="gr6" draw:text-style-name="P7" draw:layer="layout" svg:x1="0.7cm" svg:y1="18.056cm" svg:x2="13.972cm" svg:y2="18.056cm">
          <text:p/>
        </draw:line>
        <draw:line draw:style-name="gr6" draw:text-style-name="P7" draw:layer="layout" svg:x1="0.7cm" svg:y1="18.456cm" svg:x2="13.972cm" svg:y2="18.456cm">
          <text:p/>
        </draw:line>
        <draw:line draw:style-name="gr6" draw:text-style-name="P7" draw:layer="layout" svg:x1="0.7cm" svg:y1="18.856cm" svg:x2="13.972cm" svg:y2="18.856cm">
          <text:p/>
        </draw:line>
        <draw:line draw:style-name="gr6" draw:text-style-name="P7" draw:layer="layout" svg:x1="0.7cm" svg:y1="19.255cm" svg:x2="13.972cm" svg:y2="19.255cm">
          <text:p/>
        </draw:line>
        <draw:line draw:style-name="gr6" draw:text-style-name="P7" draw:layer="layout" svg:x1="0.7cm" svg:y1="19.654cm" svg:x2="13.972cm" svg:y2="19.654cm">
          <text:p/>
        </draw:line>
        <draw:line draw:style-name="gr6" draw:text-style-name="P7" draw:layer="layout" svg:x1="0.7cm" svg:y1="20.053cm" svg:x2="13.972cm" svg:y2="20.053cm">
          <text:p/>
        </draw:line>
        <draw:line draw:style-name="gr6" draw:text-style-name="P7" draw:layer="layout" svg:x1="0.7cm" svg:y1="20.452cm" svg:x2="13.972cm" svg:y2="20.452cm">
          <text:p/>
        </draw:line>
        <draw:frame draw:style-name="gr7" draw:text-style-name="P8" draw:layer="layout" svg:width="0.855cm" svg:height="0.408cm" svg:x="7.618cm" svg:y="2.131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8cm" svg:y="2.531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8cm" svg:y="2.93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8cm" svg:y="3.33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8cm" svg:y="3.728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8cm" svg:y="4.128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8cm" svg:y="4.527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8cm" svg:y="4.926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8cm" svg:y="5.325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8cm" svg:y="5.725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8cm" svg:y="6.124cm">
          <draw:text-box>
            <text:p text:style-name="P1"><text:span text:style-name="T5">18:30</text:span></text:p>
          </draw:text-box>
        </draw:frame>
        <draw:custom-shape draw:style-name="gr19" draw:text-style-name="P9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0" draw:layer="layout" svg:width="1.211cm" svg:height="0.517cm" svg:x="0.967cm" svg:y="17.004cm">
          <draw:text-box>
            <text:p text:style-name="P1"><text:span text:style-name="T6">N</text:span><text:span text:style-name="T6">ot</text:span><text:span text:style-name="T6">as</text:span></text:p>
          </draw:text-box>
        </draw:frame>
        <draw:frame draw:style-name="gr21" draw:text-style-name="P11" draw:layer="layout" svg:width="2.186cm" svg:height="0.556cm" svg:x="6.8cm" svg:y="1.208cm">
          <draw:text-box>
            <text:p text:style-name="P1"><text:span text:style-name="T7">S</text:span><text:span text:style-name="T7">e</text:span><text:span text:style-name="T7">m</text:span><text:span text:style-name="T7">a</text:span><text:span text:style-name="T7">n</text:span><text:span text:style-name="T7">a </text:span><text:span text:style-name="T7">16</text:span></text:p>
          </draw:text-box>
        </draw:frame>
        <draw:frame draw:style-name="gr7" draw:text-style-name="P8" draw:layer="layout" svg:width="0.855cm" svg:height="0.408cm" svg:x="7.619cm" svg:y="7.23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9cm" svg:y="7.63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9cm" svg:y="8.029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9cm" svg:y="8.429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9cm" svg:y="8.827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9cm" svg:y="9.227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9cm" svg:y="9.626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9cm" svg:y="10.025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9cm" svg:y="10.424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9cm" svg:y="10.824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9cm" svg:y="11.223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7.619cm" svg:y="12.34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9cm" svg:y="12.74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9cm" svg:y="13.139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9cm" svg:y="13.539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9cm" svg:y="13.937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9cm" svg:y="14.337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9cm" svg:y="14.736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9cm" svg:y="15.135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9cm" svg:y="15.534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9cm" svg:y="15.934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9cm" svg:y="16.333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1.018cm" svg:y="7.2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8cm" svg:y="7.63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8cm" svg:y="8.02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8cm" svg:y="8.42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8cm" svg:y="8.82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8cm" svg:y="9.22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8cm" svg:y="9.62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8cm" svg:y="10.02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8cm" svg:y="10.42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8cm" svg:y="10.82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8cm" svg:y="11.223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.018cm" svg:y="12.34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8cm" svg:y="12.74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8cm" svg:y="13.13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8cm" svg:y="13.53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8cm" svg:y="13.93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8cm" svg:y="14.33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8cm" svg:y="14.73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8cm" svg:y="15.13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8cm" svg:y="15.53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8cm" svg:y="15.93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8cm" svg:y="16.333cm">
          <draw:text-box>
            <text:p text:style-name="P1"><text:span text:style-name="T5">13:00</text:span></text:p>
          </draw:text-box>
        </draw:frame>
        <draw:custom-shape draw:style-name="gr19" draw:text-style-name="P9" draw:layer="layout" svg:width="1.482cm" svg:height="0.604cm" svg:x="14.489cm" svg:y="16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" draw:layer="layout" svg:width="2.415cm" svg:height="0.398cm" svg:x="14.284cm" svg:y="20.7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8" draw:text-style-name="P2" draw:layer="layout" svg:width="2.415cm" svg:height="0.398cm" svg:x="14.285cm" svg:y="20.775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15.964cm" svg:y1="17.262cm" svg:x2="23.46cm" svg:y2="17.262cm">
          <text:p/>
        </draw:line>
        <draw:line draw:style-name="gr6" draw:text-style-name="P7" draw:layer="layout" svg:x1="14cm" svg:y1="17.662cm" svg:x2="23.46cm" svg:y2="17.662cm">
          <text:p/>
        </draw:line>
        <draw:line draw:style-name="gr6" draw:text-style-name="P7" draw:layer="layout" svg:x1="14cm" svg:y1="18.06cm" svg:x2="23.46cm" svg:y2="18.06cm">
          <text:p/>
        </draw:line>
        <draw:line draw:style-name="gr6" draw:text-style-name="P7" draw:layer="layout" svg:x1="14cm" svg:y1="18.46cm" svg:x2="23.46cm" svg:y2="18.46cm">
          <text:p/>
        </draw:line>
        <draw:line draw:style-name="gr6" draw:text-style-name="P7" draw:layer="layout" svg:x1="14cm" svg:y1="18.86cm" svg:x2="23.46cm" svg:y2="18.86cm">
          <text:p/>
        </draw:line>
        <draw:line draw:style-name="gr6" draw:text-style-name="P7" draw:layer="layout" svg:x1="14cm" svg:y1="19.259cm" svg:x2="23.46cm" svg:y2="19.259cm">
          <text:p/>
        </draw:line>
        <draw:line draw:style-name="gr6" draw:text-style-name="P7" draw:layer="layout" svg:x1="14cm" svg:y1="19.658cm" svg:x2="23.46cm" svg:y2="19.658cm">
          <text:p/>
        </draw:line>
        <draw:line draw:style-name="gr6" draw:text-style-name="P7" draw:layer="layout" svg:x1="14cm" svg:y1="20.057cm" svg:x2="23.46cm" svg:y2="20.057cm">
          <text:p/>
        </draw:line>
        <draw:line draw:style-name="gr6" draw:text-style-name="P7" draw:layer="layout" svg:x1="14cm" svg:y1="20.456cm" svg:x2="23.46cm" svg:y2="20.456cm">
          <text:p/>
        </draw:line>
        <draw:frame draw:style-name="gr29" draw:text-style-name="P2" draw:layer="layout" svg:width="2.782cm" svg:height="0.398cm" svg:x="15.046cm" svg:y="1.3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1.964cm" svg:x2="27.256cm" svg:y2="1.964cm">
          <text:p/>
        </draw:line>
        <draw:frame draw:style-name="gr29" draw:text-style-name="P2" draw:layer="layout" svg:width="2.782cm" svg:height="0.398cm" svg:x="15.047cm" svg:y="1.375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1.41cm">
          <draw:text-box>
            <text:p text:style-name="P1"><text:span text:style-name="T2">J</text:span><text:span text:style-name="T2">u</text:span><text:span text:style-name="T2">e</text:span><text:span text:style-name="T2">v</text:span><text:span text:style-name="T2">es</text:span></text:p>
          </draw:text-box>
        </draw:frame>
        <draw:frame draw:style-name="gr31" draw:text-style-name="P5" draw:layer="layout" svg:width="0.557cm" svg:height="0.687cm" svg:x="14.615cm" svg:y="1.413cm">
          <draw:text-box>
            <text:p text:style-name="P1"><text:span text:style-name="T3">8</text:span></text:p>
          </draw:text-box>
        </draw:frame>
        <draw:frame draw:style-name="gr32" draw:text-style-name="P15" draw:layer="layout" svg:width="1.543cm" svg:height="1.729cm" svg:x="25.56cm" svg:y="0.7cm">
          <draw:text-box>
            <text:p text:style-name="P14"><text:span text:style-name="T4">2</text:span><text:span text:style-name="T4">0</text:span><text:span text:style-name="T4">2</text:span><text:span text:style-name="T4">1</text:span></text:p>
          </draw:text-box>
        </draw:frame>
        <draw:frame draw:style-name="gr29" draw:text-style-name="P2" draw:layer="layout" svg:width="2.782cm" svg:height="0.398cm" svg:x="15.046cm" svg:y="6.375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9" draw:text-style-name="P2" draw:layer="layout" svg:width="2.782cm" svg:height="0.398cm" svg:x="15.047cm" svg:y="6.376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1.06cm" svg:y1="2.363cm" svg:x2="27.24cm" svg:y2="2.363cm">
          <text:p/>
        </draw:line>
        <draw:line draw:style-name="gr6" draw:text-style-name="P7" draw:layer="layout" svg:x1="21.06cm" svg:y1="2.762cm" svg:x2="27.241cm" svg:y2="2.762cm">
          <text:p/>
        </draw:line>
        <draw:line draw:style-name="gr6" draw:text-style-name="P7" draw:layer="layout" svg:x1="21.06cm" svg:y1="3.162cm" svg:x2="27.241cm" svg:y2="3.162cm">
          <text:p/>
        </draw:line>
        <draw:line draw:style-name="gr6" draw:text-style-name="P7" draw:layer="layout" svg:x1="21.06cm" svg:y1="3.56cm" svg:x2="27.241cm" svg:y2="3.56cm">
          <text:p/>
        </draw:line>
        <draw:line draw:style-name="gr6" draw:text-style-name="P7" draw:layer="layout" svg:x1="21.06cm" svg:y1="3.96cm" svg:x2="27.241cm" svg:y2="3.96cm">
          <text:p/>
        </draw:line>
        <draw:line draw:style-name="gr6" draw:text-style-name="P7" draw:layer="layout" svg:x1="21.06cm" svg:y1="4.36cm" svg:x2="27.241cm" svg:y2="4.36cm">
          <text:p/>
        </draw:line>
        <draw:line draw:style-name="gr6" draw:text-style-name="P7" draw:layer="layout" svg:x1="21.06cm" svg:y1="4.759cm" svg:x2="27.241cm" svg:y2="4.759cm">
          <text:p/>
        </draw:line>
        <draw:line draw:style-name="gr6" draw:text-style-name="P7" draw:layer="layout" svg:x1="21.06cm" svg:y1="5.158cm" svg:x2="27.241cm" svg:y2="5.158cm">
          <text:p/>
        </draw:line>
        <draw:line draw:style-name="gr6" draw:text-style-name="P7" draw:layer="layout" svg:x1="21.06cm" svg:y1="5.557cm" svg:x2="27.241cm" svg:y2="5.557cm">
          <text:p/>
        </draw:line>
        <draw:line draw:style-name="gr6" draw:text-style-name="P7" draw:layer="layout" svg:x1="21.06cm" svg:y1="5.956cm" svg:x2="27.241cm" svg:y2="5.956cm">
          <text:p/>
        </draw:line>
        <draw:line draw:style-name="gr6" draw:text-style-name="P7" draw:layer="layout" svg:x1="21.06cm" svg:y1="6.356cm" svg:x2="27.241cm" svg:y2="6.356cm">
          <text:p/>
        </draw:line>
        <draw:line draw:style-name="gr6" draw:text-style-name="P7" draw:layer="layout" svg:x1="14.66cm" svg:y1="2.364cm" svg:x2="20.84cm" svg:y2="2.364cm">
          <text:p/>
        </draw:line>
        <draw:line draw:style-name="gr6" draw:text-style-name="P7" draw:layer="layout" svg:x1="14.66cm" svg:y1="2.763cm" svg:x2="20.841cm" svg:y2="2.763cm">
          <text:p/>
        </draw:line>
        <draw:line draw:style-name="gr6" draw:text-style-name="P7" draw:layer="layout" svg:x1="14.66cm" svg:y1="3.163cm" svg:x2="20.841cm" svg:y2="3.163cm">
          <text:p/>
        </draw:line>
        <draw:line draw:style-name="gr6" draw:text-style-name="P7" draw:layer="layout" svg:x1="14.66cm" svg:y1="3.561cm" svg:x2="20.841cm" svg:y2="3.561cm">
          <text:p/>
        </draw:line>
        <draw:line draw:style-name="gr6" draw:text-style-name="P7" draw:layer="layout" svg:x1="14.66cm" svg:y1="3.961cm" svg:x2="20.841cm" svg:y2="3.961cm">
          <text:p/>
        </draw:line>
        <draw:line draw:style-name="gr6" draw:text-style-name="P7" draw:layer="layout" svg:x1="14.66cm" svg:y1="4.361cm" svg:x2="20.841cm" svg:y2="4.361cm">
          <text:p/>
        </draw:line>
        <draw:line draw:style-name="gr6" draw:text-style-name="P7" draw:layer="layout" svg:x1="14.66cm" svg:y1="4.76cm" svg:x2="20.841cm" svg:y2="4.76cm">
          <text:p/>
        </draw:line>
        <draw:line draw:style-name="gr6" draw:text-style-name="P7" draw:layer="layout" svg:x1="14.66cm" svg:y1="5.159cm" svg:x2="20.841cm" svg:y2="5.159cm">
          <text:p/>
        </draw:line>
        <draw:line draw:style-name="gr6" draw:text-style-name="P7" draw:layer="layout" svg:x1="14.66cm" svg:y1="5.558cm" svg:x2="20.841cm" svg:y2="5.558cm">
          <text:p/>
        </draw:line>
        <draw:line draw:style-name="gr6" draw:text-style-name="P7" draw:layer="layout" svg:x1="14.66cm" svg:y1="5.957cm" svg:x2="20.841cm" svg:y2="5.957cm">
          <text:p/>
        </draw:line>
        <draw:line draw:style-name="gr6" draw:text-style-name="P7" draw:layer="layout" svg:x1="14.66cm" svg:y1="6.357cm" svg:x2="20.841cm" svg:y2="6.357cm">
          <text:p/>
        </draw:line>
        <draw:frame draw:style-name="gr29" draw:text-style-name="P2" draw:layer="layout" svg:width="2.782cm" svg:height="0.398cm" svg:x="15.046cm" svg:y="6.4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7.064cm" svg:x2="27.256cm" svg:y2="7.064cm">
          <text:p/>
        </draw:line>
        <draw:frame draw:style-name="gr29" draw:text-style-name="P2" draw:layer="layout" svg:width="2.782cm" svg:height="0.398cm" svg:x="15.047cm" svg:y="6.475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6.51cm">
          <draw:text-box>
            <text:p text:style-name="P1"><text:span text:style-name="T2">Vi</text:span><text:span text:style-name="T2">er</text:span><text:span text:style-name="T2">n</text:span><text:span text:style-name="T2">es</text:span></text:p>
          </draw:text-box>
        </draw:frame>
        <draw:frame draw:style-name="gr31" draw:text-style-name="P16" draw:layer="layout" svg:width="0.557cm" svg:height="0.687cm" svg:x="14.615cm" svg:y="6.513cm">
          <draw:text-box>
            <text:p text:style-name="P1"><text:span text:style-name="T3">9</text:span></text:p>
          </draw:text-box>
        </draw:frame>
        <draw:frame draw:style-name="gr29" draw:text-style-name="P2" draw:layer="layout" svg:width="2.782cm" svg:height="0.398cm" svg:x="15.046cm" svg:y="11.575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9" draw:text-style-name="P2" draw:layer="layout" svg:width="2.782cm" svg:height="0.398cm" svg:x="15.047cm" svg:y="11.576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1.06cm" svg:y1="7.463cm" svg:x2="27.24cm" svg:y2="7.463cm">
          <text:p/>
        </draw:line>
        <draw:line draw:style-name="gr6" draw:text-style-name="P7" draw:layer="layout" svg:x1="21.06cm" svg:y1="7.862cm" svg:x2="27.241cm" svg:y2="7.862cm">
          <text:p/>
        </draw:line>
        <draw:line draw:style-name="gr6" draw:text-style-name="P7" draw:layer="layout" svg:x1="21.06cm" svg:y1="8.262cm" svg:x2="27.241cm" svg:y2="8.262cm">
          <text:p/>
        </draw:line>
        <draw:line draw:style-name="gr6" draw:text-style-name="P7" draw:layer="layout" svg:x1="21.06cm" svg:y1="8.66cm" svg:x2="27.241cm" svg:y2="8.66cm">
          <text:p/>
        </draw:line>
        <draw:line draw:style-name="gr6" draw:text-style-name="P7" draw:layer="layout" svg:x1="21.06cm" svg:y1="9.06cm" svg:x2="27.241cm" svg:y2="9.06cm">
          <text:p/>
        </draw:line>
        <draw:line draw:style-name="gr6" draw:text-style-name="P7" draw:layer="layout" svg:x1="21.06cm" svg:y1="9.46cm" svg:x2="27.241cm" svg:y2="9.46cm">
          <text:p/>
        </draw:line>
        <draw:line draw:style-name="gr6" draw:text-style-name="P7" draw:layer="layout" svg:x1="21.06cm" svg:y1="9.859cm" svg:x2="27.241cm" svg:y2="9.859cm">
          <text:p/>
        </draw:line>
        <draw:line draw:style-name="gr6" draw:text-style-name="P7" draw:layer="layout" svg:x1="21.06cm" svg:y1="10.258cm" svg:x2="27.241cm" svg:y2="10.258cm">
          <text:p/>
        </draw:line>
        <draw:line draw:style-name="gr6" draw:text-style-name="P7" draw:layer="layout" svg:x1="21.06cm" svg:y1="10.657cm" svg:x2="27.241cm" svg:y2="10.657cm">
          <text:p/>
        </draw:line>
        <draw:line draw:style-name="gr6" draw:text-style-name="P7" draw:layer="layout" svg:x1="21.06cm" svg:y1="11.056cm" svg:x2="27.241cm" svg:y2="11.056cm">
          <text:p/>
        </draw:line>
        <draw:line draw:style-name="gr6" draw:text-style-name="P7" draw:layer="layout" svg:x1="21.06cm" svg:y1="11.456cm" svg:x2="27.241cm" svg:y2="11.456cm">
          <text:p/>
        </draw:line>
        <draw:line draw:style-name="gr6" draw:text-style-name="P17" draw:layer="layout" svg:x1="14.66cm" svg:y1="7.464cm" svg:x2="20.84cm" svg:y2="7.464cm">
          <text:p/>
        </draw:line>
        <draw:line draw:style-name="gr6" draw:text-style-name="P17" draw:layer="layout" svg:x1="14.66cm" svg:y1="7.863cm" svg:x2="20.841cm" svg:y2="7.863cm">
          <text:p/>
        </draw:line>
        <draw:line draw:style-name="gr6" draw:text-style-name="P17" draw:layer="layout" svg:x1="14.66cm" svg:y1="8.263cm" svg:x2="20.841cm" svg:y2="8.263cm">
          <text:p/>
        </draw:line>
        <draw:line draw:style-name="gr6" draw:text-style-name="P17" draw:layer="layout" svg:x1="14.66cm" svg:y1="8.661cm" svg:x2="20.841cm" svg:y2="8.661cm">
          <text:p/>
        </draw:line>
        <draw:line draw:style-name="gr6" draw:text-style-name="P17" draw:layer="layout" svg:x1="14.66cm" svg:y1="9.061cm" svg:x2="20.841cm" svg:y2="9.061cm">
          <text:p/>
        </draw:line>
        <draw:line draw:style-name="gr6" draw:text-style-name="P17" draw:layer="layout" svg:x1="14.66cm" svg:y1="9.461cm" svg:x2="20.841cm" svg:y2="9.461cm">
          <text:p/>
        </draw:line>
        <draw:line draw:style-name="gr6" draw:text-style-name="P17" draw:layer="layout" svg:x1="14.66cm" svg:y1="9.86cm" svg:x2="20.841cm" svg:y2="9.86cm">
          <text:p/>
        </draw:line>
        <draw:line draw:style-name="gr6" draw:text-style-name="P17" draw:layer="layout" svg:x1="14.66cm" svg:y1="10.259cm" svg:x2="20.841cm" svg:y2="10.259cm">
          <text:p/>
        </draw:line>
        <draw:line draw:style-name="gr6" draw:text-style-name="P17" draw:layer="layout" svg:x1="14.66cm" svg:y1="10.658cm" svg:x2="20.841cm" svg:y2="10.658cm">
          <text:p/>
        </draw:line>
        <draw:line draw:style-name="gr6" draw:text-style-name="P17" draw:layer="layout" svg:x1="14.66cm" svg:y1="11.057cm" svg:x2="20.841cm" svg:y2="11.057cm">
          <text:p/>
        </draw:line>
        <draw:line draw:style-name="gr6" draw:text-style-name="P17" draw:layer="layout" svg:x1="14.66cm" svg:y1="11.457cm" svg:x2="20.841cm" svg:y2="11.457cm">
          <text:p/>
        </draw:line>
        <draw:frame draw:style-name="gr29" draw:text-style-name="P2" draw:layer="layout" svg:width="2.782cm" svg:height="0.398cm" svg:x="15.046cm" svg:y="11.5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12.164cm" svg:x2="27.256cm" svg:y2="12.164cm">
          <text:p/>
        </draw:line>
        <draw:frame draw:style-name="gr29" draw:text-style-name="P2" draw:layer="layout" svg:width="2.782cm" svg:height="0.398cm" svg:x="15.047cm" svg:y="11.575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11.61cm">
          <draw:text-box>
            <text:p text:style-name="P1"><text:span text:style-name="T2">S</text:span><text:span text:style-name="T2">á</text:span><text:span text:style-name="T2">b</text:span><text:span text:style-name="T2">a</text:span><text:span text:style-name="T2">d</text:span><text:span text:style-name="T2">o</text:span></text:p>
          </draw:text-box>
        </draw:frame>
        <draw:frame draw:style-name="gr33" draw:text-style-name="P5" draw:layer="layout" svg:width="0.518cm" svg:height="0.687cm" svg:x="14.615cm" svg:y="11.613cm">
          <draw:text-box>
            <text:p text:style-name="P1"><text:span text:style-name="T3">10</text:span></text:p>
          </draw:text-box>
        </draw:frame>
        <draw:line draw:style-name="gr6" draw:text-style-name="P7" draw:layer="layout" svg:x1="21.06cm" svg:y1="12.563cm" svg:x2="27.24cm" svg:y2="12.563cm">
          <text:p/>
        </draw:line>
        <draw:line draw:style-name="gr6" draw:text-style-name="P7" draw:layer="layout" svg:x1="21.06cm" svg:y1="12.962cm" svg:x2="27.241cm" svg:y2="12.962cm">
          <text:p/>
        </draw:line>
        <draw:line draw:style-name="gr6" draw:text-style-name="P7" draw:layer="layout" svg:x1="21.06cm" svg:y1="13.362cm" svg:x2="27.241cm" svg:y2="13.362cm">
          <text:p/>
        </draw:line>
        <draw:line draw:style-name="gr6" draw:text-style-name="P7" draw:layer="layout" svg:x1="21.06cm" svg:y1="13.76cm" svg:x2="27.241cm" svg:y2="13.76cm">
          <text:p/>
        </draw:line>
        <draw:line draw:style-name="gr6" draw:text-style-name="P7" draw:layer="layout" svg:x1="21.06cm" svg:y1="14.16cm" svg:x2="27.241cm" svg:y2="14.16cm">
          <text:p/>
        </draw:line>
        <draw:line draw:style-name="gr6" draw:text-style-name="P7" draw:layer="layout" svg:x1="21.06cm" svg:y1="14.56cm" svg:x2="27.241cm" svg:y2="14.56cm">
          <text:p/>
        </draw:line>
        <draw:line draw:style-name="gr6" draw:text-style-name="P7" draw:layer="layout" svg:x1="21.06cm" svg:y1="14.959cm" svg:x2="27.241cm" svg:y2="14.959cm">
          <text:p/>
        </draw:line>
        <draw:line draw:style-name="gr6" draw:text-style-name="P7" draw:layer="layout" svg:x1="21.06cm" svg:y1="15.358cm" svg:x2="27.241cm" svg:y2="15.358cm">
          <text:p/>
        </draw:line>
        <draw:line draw:style-name="gr6" draw:text-style-name="P7" draw:layer="layout" svg:x1="21.06cm" svg:y1="15.757cm" svg:x2="27.241cm" svg:y2="15.757cm">
          <text:p/>
        </draw:line>
        <draw:line draw:style-name="gr6" draw:text-style-name="P7" draw:layer="layout" svg:x1="21.06cm" svg:y1="16.156cm" svg:x2="27.241cm" svg:y2="16.156cm">
          <text:p/>
        </draw:line>
        <draw:line draw:style-name="gr6" draw:text-style-name="P18" draw:layer="layout" svg:x1="14.66cm" svg:y1="12.564cm" svg:x2="20.84cm" svg:y2="12.564cm">
          <text:p/>
        </draw:line>
        <draw:line draw:style-name="gr6" draw:text-style-name="P18" draw:layer="layout" svg:x1="14.66cm" svg:y1="12.963cm" svg:x2="20.841cm" svg:y2="12.963cm">
          <text:p/>
        </draw:line>
        <draw:line draw:style-name="gr6" draw:text-style-name="P18" draw:layer="layout" svg:x1="14.66cm" svg:y1="13.363cm" svg:x2="20.841cm" svg:y2="13.363cm">
          <text:p/>
        </draw:line>
        <draw:line draw:style-name="gr6" draw:text-style-name="P18" draw:layer="layout" svg:x1="14.66cm" svg:y1="13.761cm" svg:x2="20.841cm" svg:y2="13.761cm">
          <text:p/>
        </draw:line>
        <draw:line draw:style-name="gr6" draw:text-style-name="P18" draw:layer="layout" svg:x1="14.66cm" svg:y1="14.161cm" svg:x2="20.841cm" svg:y2="14.161cm">
          <text:p/>
        </draw:line>
        <draw:line draw:style-name="gr6" draw:text-style-name="P18" draw:layer="layout" svg:x1="14.66cm" svg:y1="14.561cm" svg:x2="20.841cm" svg:y2="14.561cm">
          <text:p/>
        </draw:line>
        <draw:line draw:style-name="gr6" draw:text-style-name="P18" draw:layer="layout" svg:x1="14.66cm" svg:y1="14.96cm" svg:x2="20.841cm" svg:y2="14.96cm">
          <text:p/>
        </draw:line>
        <draw:line draw:style-name="gr6" draw:text-style-name="P18" draw:layer="layout" svg:x1="14.66cm" svg:y1="15.359cm" svg:x2="20.841cm" svg:y2="15.359cm">
          <text:p/>
        </draw:line>
        <draw:line draw:style-name="gr6" draw:text-style-name="P18" draw:layer="layout" svg:x1="14.66cm" svg:y1="15.758cm" svg:x2="20.841cm" svg:y2="15.758cm">
          <text:p/>
        </draw:line>
        <draw:line draw:style-name="gr6" draw:text-style-name="P18" draw:layer="layout" svg:x1="14.66cm" svg:y1="16.157cm" svg:x2="20.841cm" svg:y2="16.157cm">
          <text:p/>
        </draw:line>
        <draw:frame draw:style-name="gr34" draw:text-style-name="P4" draw:layer="layout" svg:width="1.836cm" svg:height="0.533cm" svg:x="22.043cm" svg:y="11.611cm">
          <draw:text-box>
            <text:p text:style-name="P1"><text:span text:style-name="T2">D</text:span><text:span text:style-name="T2">o</text:span><text:span text:style-name="T2">m</text:span><text:span text:style-name="T2">in</text:span><text:span text:style-name="T2">g</text:span><text:span text:style-name="T2">o</text:span></text:p>
          </draw:text-box>
        </draw:frame>
        <draw:frame draw:style-name="gr4" draw:text-style-name="P5" draw:layer="layout" svg:width="0.552cm" svg:height="0.687cm" svg:x="21.092cm" svg:y="11.614cm">
          <draw:text-box>
            <text:p text:style-name="P1"><text:span text:style-name="T3">11</text:span></text:p>
          </draw:text-box>
        </draw:frame>
        <draw:frame draw:style-name="gr20" draw:text-style-name="P10" draw:layer="layout" svg:width="1.211cm" svg:height="0.517cm" svg:x="14.667cm" svg:y="17.007cm">
          <draw:text-box>
            <text:p text:style-name="P1"><text:span text:style-name="T6">N</text:span><text:span text:style-name="T6">ot</text:span><text:span text:style-name="T6">as</text:span></text:p>
          </draw:text-box>
        </draw:frame>
        <draw:line draw:style-name="gr6" draw:text-style-name="P18" draw:layer="layout" svg:x1="14.661cm" svg:y1="16.553cm" svg:x2="20.842cm" svg:y2="16.553cm">
          <text:p/>
        </draw:line>
        <draw:line draw:style-name="gr6" draw:text-style-name="P7" draw:layer="layout" svg:x1="21.061cm" svg:y1="16.553cm" svg:x2="27.242cm" svg:y2="16.553cm">
          <text:p/>
        </draw:line>
        <draw:frame draw:style-name="gr7" draw:text-style-name="P8" draw:layer="layout" svg:width="0.855cm" svg:height="0.408cm" svg:x="14.71cm" svg:y="2.134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cm" svg:y="2.534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4.71cm" svg:y="2.933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4.71cm" svg:y="3.333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4.71cm" svg:y="3.731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4.71cm" svg:y="4.131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4.71cm" svg:y="4.53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4.71cm" svg:y="4.929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4.71cm" svg:y="5.328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4.71cm" svg:y="5.728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4.71cm" svg:y="6.127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4.711cm" svg:y="7.23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1cm" svg:y="7.633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4.711cm" svg:y="8.032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4.711cm" svg:y="8.432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4.711cm" svg:y="8.83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4.711cm" svg:y="9.23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4.711cm" svg:y="9.629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4.711cm" svg:y="10.028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4.711cm" svg:y="10.427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4.711cm" svg:y="10.827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4.711cm" svg:y="11.226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4.711cm" svg:y="12.34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1cm" svg:y="12.743cm">
          <draw:text-box>
            <text:p text:style-name="P1"><text:span text:style-name="T5">9:00 <text:s/></text:span><text:span text:style-name="T5"><text:s/></text:span></text:p>
          </draw:text-box>
        </draw:frame>
        <draw:frame draw:style-name="gr9" draw:text-style-name="P8" draw:layer="layout" svg:width="0.624cm" svg:height="0.408cm" svg:x="14.711cm" svg:y="13.142cm">
          <draw:text-box>
            <text:p text:style-name="P1"><text:span text:style-name="T5">10:00</text:span></text:p>
          </draw:text-box>
        </draw:frame>
        <draw:frame draw:style-name="gr10" draw:text-style-name="P8" draw:layer="layout" svg:width="0.733cm" svg:height="0.408cm" svg:x="14.711cm" svg:y="13.542cm">
          <draw:text-box>
            <text:p text:style-name="P1"><text:span text:style-name="T5">11:00</text:span></text:p>
          </draw:text-box>
        </draw:frame>
        <draw:frame draw:style-name="gr11" draw:text-style-name="P8" draw:layer="layout" svg:width="0.717cm" svg:height="0.408cm" svg:x="14.711cm" svg:y="13.94cm">
          <draw:text-box>
            <text:p text:style-name="P1"><text:span text:style-name="T5">12:00</text:span></text:p>
          </draw:text-box>
        </draw:frame>
        <draw:frame draw:style-name="gr12" draw:text-style-name="P8" draw:layer="layout" svg:width="0.648cm" svg:height="0.409cm" svg:x="14.711cm" svg:y="14.34cm">
          <draw:text-box>
            <text:p text:style-name="P1"><text:span text:style-name="T5">13:00</text:span></text:p>
          </draw:text-box>
        </draw:frame>
        <draw:frame draw:style-name="gr13" draw:text-style-name="P8" draw:layer="layout" svg:width="0.632cm" svg:height="0.408cm" svg:x="14.711cm" svg:y="14.739cm">
          <draw:text-box>
            <text:p text:style-name="P1"><text:span text:style-name="T5">14:00</text:span></text:p>
          </draw:text-box>
        </draw:frame>
        <draw:frame draw:style-name="gr14" draw:text-style-name="P8" draw:layer="layout" svg:width="0.726cm" svg:height="0.408cm" svg:x="14.711cm" svg:y="15.138cm">
          <draw:text-box>
            <text:p text:style-name="P1"><text:span text:style-name="T5">15:00</text:span></text:p>
          </draw:text-box>
        </draw:frame>
        <draw:frame draw:style-name="gr15" draw:text-style-name="P8" draw:layer="layout" svg:width="0.709cm" svg:height="0.409cm" svg:x="14.711cm" svg:y="15.537cm">
          <draw:text-box>
            <text:p text:style-name="P1"><text:span text:style-name="T5">16:00</text:span></text:p>
          </draw:text-box>
        </draw:frame>
        <draw:frame draw:style-name="gr11" draw:text-style-name="P8" draw:layer="layout" svg:width="0.717cm" svg:height="0.408cm" svg:x="14.711cm" svg:y="15.937cm">
          <draw:text-box>
            <text:p text:style-name="P1"><text:span text:style-name="T5">17:00</text:span></text:p>
          </draw:text-box>
        </draw:frame>
        <draw:frame draw:style-name="gr16" draw:text-style-name="P8" draw:layer="layout" svg:width="0.701cm" svg:height="0.408cm" svg:x="14.711cm" svg:y="16.336cm">
          <draw:text-box>
            <text:p text:style-name="P1"><text:span text:style-name="T5">18:00</text:span></text:p>
          </draw:text-box>
        </draw:frame>
        <draw:frame draw:style-name="gr7" draw:text-style-name="P8" draw:layer="layout" svg:width="0.855cm" svg:height="0.408cm" svg:x="21.11cm" svg:y="7.233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21.11cm" svg:y="7.633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21.11cm" svg:y="8.032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21.11cm" svg:y="8.432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21.11cm" svg:y="8.83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21.11cm" svg:y="9.23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21.11cm" svg:y="9.629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21.11cm" svg:y="10.028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21.11cm" svg:y="10.427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21.11cm" svg:y="10.827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21.11cm" svg:y="11.226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21.11cm" svg:y="2.133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21.11cm" svg:y="2.533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21.11cm" svg:y="2.932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21.11cm" svg:y="3.332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21.11cm" svg:y="3.73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21.11cm" svg:y="4.13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21.11cm" svg:y="4.529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21.11cm" svg:y="4.928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21.11cm" svg:y="5.327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21.11cm" svg:y="5.727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21.11cm" svg:y="6.126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21.11cm" svg:y="12.344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21.11cm" svg:y="12.744cm">
          <draw:text-box>
            <text:p text:style-name="P1"><text:span text:style-name="T5">9:00 <text:s/></text:span><text:span text:style-name="T5"><text:s/></text:span></text:p>
          </draw:text-box>
        </draw:frame>
        <draw:frame draw:style-name="gr9" draw:text-style-name="P8" draw:layer="layout" svg:width="0.624cm" svg:height="0.408cm" svg:x="21.11cm" svg:y="13.143cm">
          <draw:text-box>
            <text:p text:style-name="P1"><text:span text:style-name="T5">10:00</text:span></text:p>
          </draw:text-box>
        </draw:frame>
        <draw:frame draw:style-name="gr10" draw:text-style-name="P8" draw:layer="layout" svg:width="0.733cm" svg:height="0.408cm" svg:x="21.11cm" svg:y="13.543cm">
          <draw:text-box>
            <text:p text:style-name="P1"><text:span text:style-name="T5">11:00</text:span></text:p>
          </draw:text-box>
        </draw:frame>
        <draw:frame draw:style-name="gr11" draw:text-style-name="P8" draw:layer="layout" svg:width="0.717cm" svg:height="0.408cm" svg:x="21.11cm" svg:y="13.941cm">
          <draw:text-box>
            <text:p text:style-name="P1"><text:span text:style-name="T5">12:00</text:span></text:p>
          </draw:text-box>
        </draw:frame>
        <draw:frame draw:style-name="gr12" draw:text-style-name="P8" draw:layer="layout" svg:width="0.648cm" svg:height="0.409cm" svg:x="21.11cm" svg:y="14.341cm">
          <draw:text-box>
            <text:p text:style-name="P1"><text:span text:style-name="T5">13:00</text:span></text:p>
          </draw:text-box>
        </draw:frame>
        <draw:frame draw:style-name="gr13" draw:text-style-name="P8" draw:layer="layout" svg:width="0.632cm" svg:height="0.408cm" svg:x="21.11cm" svg:y="14.74cm">
          <draw:text-box>
            <text:p text:style-name="P1"><text:span text:style-name="T5">14:00</text:span></text:p>
          </draw:text-box>
        </draw:frame>
        <draw:frame draw:style-name="gr14" draw:text-style-name="P8" draw:layer="layout" svg:width="0.726cm" svg:height="0.408cm" svg:x="21.11cm" svg:y="15.139cm">
          <draw:text-box>
            <text:p text:style-name="P1"><text:span text:style-name="T5">15:00</text:span></text:p>
          </draw:text-box>
        </draw:frame>
        <draw:frame draw:style-name="gr15" draw:text-style-name="P8" draw:layer="layout" svg:width="0.709cm" svg:height="0.409cm" svg:x="21.11cm" svg:y="15.538cm">
          <draw:text-box>
            <text:p text:style-name="P1"><text:span text:style-name="T5">16:00</text:span></text:p>
          </draw:text-box>
        </draw:frame>
        <draw:frame draw:style-name="gr11" draw:text-style-name="P8" draw:layer="layout" svg:width="0.717cm" svg:height="0.408cm" svg:x="21.11cm" svg:y="15.938cm">
          <draw:text-box>
            <text:p text:style-name="P1"><text:span text:style-name="T5">17:00</text:span></text:p>
          </draw:text-box>
        </draw:frame>
        <draw:frame draw:style-name="gr16" draw:text-style-name="P8" draw:layer="layout" svg:width="0.701cm" svg:height="0.408cm" svg:x="21.11cm" svg:y="16.337cm">
          <draw:text-box>
            <text:p text:style-name="P1"><text:span text:style-name="T5">18:00</text:span></text:p>
          </draw:text-box>
        </draw:frame>
        <draw:custom-shape draw:style-name="gr22" draw:text-style-name="P12" draw:layer="layout" svg:width="3.461cm" svg:height="0.348cm" svg:x="23.667cm" svg:y="18.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3" draw:layer="layout" svg:width="0.198cm" svg:height="0.371cm" svg:x="23.787cm" svg:y="17.731cm">
          <draw:text-box>
            <text:p text:style-name="P1"><text:span text:style-name="T8">L</text:span></text:p>
          </draw:text-box>
        </draw:frame>
        <draw:frame draw:style-name="gr23" draw:text-style-name="P13" draw:layer="layout" svg:width="0.198cm" svg:height="0.371cm" svg:x="24.27cm" svg:y="17.731cm">
          <draw:text-box>
            <text:p text:style-name="P1"><text:span text:style-name="T8">M</text:span></text:p>
          </draw:text-box>
        </draw:frame>
        <draw:frame draw:style-name="gr23" draw:text-style-name="P13" draw:layer="layout" svg:width="0.198cm" svg:height="0.371cm" svg:x="24.782cm" svg:y="17.731cm">
          <draw:text-box>
            <text:p text:style-name="P1"><text:span text:style-name="T8">M</text:span></text:p>
          </draw:text-box>
        </draw:frame>
        <draw:frame draw:style-name="gr23" draw:text-style-name="P13" draw:layer="layout" svg:width="0.198cm" svg:height="0.371cm" svg:x="25.33cm" svg:y="17.731cm">
          <draw:text-box>
            <text:p text:style-name="P1"><text:span text:style-name="T8">J</text:span></text:p>
          </draw:text-box>
        </draw:frame>
        <draw:frame draw:style-name="gr23" draw:text-style-name="P13" draw:layer="layout" svg:width="0.198cm" svg:height="0.371cm" svg:x="25.825cm" svg:y="17.731cm">
          <draw:text-box>
            <text:p text:style-name="P1"><text:span text:style-name="T8">V</text:span></text:p>
          </draw:text-box>
        </draw:frame>
        <draw:frame draw:style-name="gr23" draw:text-style-name="P13" draw:layer="layout" svg:width="0.198cm" svg:height="0.371cm" svg:x="26.346cm" svg:y="17.731cm">
          <draw:text-box>
            <text:p text:style-name="P1"><text:span text:style-name="T8">S</text:span></text:p>
          </draw:text-box>
        </draw:frame>
        <draw:frame draw:style-name="gr23" draw:text-style-name="P13" draw:layer="layout" svg:width="0.198cm" svg:height="0.371cm" svg:x="26.847cm" svg:y="17.731cm">
          <draw:text-box>
            <text:p text:style-name="P1"><text:span text:style-name="T8">D</text:span></text:p>
          </draw:text-box>
        </draw:frame>
        <draw:custom-shape draw:style-name="gr24" draw:text-style-name="P9" draw:layer="layout" svg:width="3.293cm" svg:height="0.663cm" svg:x="23.747cm" svg:y="16.8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0" draw:layer="layout" svg:width="1.475cm" svg:height="0.671cm" svg:x="25.02cm" svg:y="17.007cm">
          <draw:text-box>
            <text:p text:style-name="P1"><text:span text:style-name="T6">A</text:span><text:span text:style-name="T6">br</text:span><text:span text:style-name="T6">il</text:span></text:p>
          </draw:text-box>
        </draw:frame>
        <draw:line draw:style-name="gr6" draw:text-style-name="P7" draw:layer="layout" svg:x1="23.747cm" svg:y1="18.082cm" svg:x2="27.029cm" svg:y2="18.082cm">
          <text:p/>
        </draw:line>
        <draw:frame draw:style-name="gr26" draw:text-style-name="P13" draw:layer="layout" svg:width="0.198cm" svg:height="0.298cm" svg:x="25.849cm" svg:y="18.378cm">
          <draw:text-box>
            <text:p text:style-name="P1"><text:span text:style-name="T8">2</text:span></text:p>
          </draw:text-box>
        </draw:frame>
        <draw:frame draw:style-name="gr26" draw:text-style-name="P13" draw:layer="layout" svg:width="0.198cm" svg:height="0.298cm" svg:x="26.362cm" svg:y="18.378cm">
          <draw:text-box>
            <text:p text:style-name="P1"><text:span text:style-name="T8">3</text:span></text:p>
          </draw:text-box>
        </draw:frame>
        <draw:frame draw:style-name="gr26" draw:text-style-name="P13" draw:layer="layout" svg:width="0.198cm" svg:height="0.298cm" svg:x="26.883cm" svg:y="18.378cm">
          <draw:text-box>
            <text:p text:style-name="P1"><text:span text:style-name="T8">4</text:span></text:p>
          </draw:text-box>
        </draw:frame>
        <draw:frame draw:style-name="gr26" draw:text-style-name="P13" draw:layer="layout" svg:width="0.198cm" svg:height="0.298cm" svg:x="23.796cm" svg:y="18.894cm">
          <draw:text-box>
            <text:p text:style-name="P1"><text:span text:style-name="T8">5</text:span></text:p>
          </draw:text-box>
        </draw:frame>
        <draw:frame draw:style-name="gr26" draw:text-style-name="P13" draw:layer="layout" svg:width="0.198cm" svg:height="0.298cm" svg:x="24.309cm" svg:y="18.894cm">
          <draw:text-box>
            <text:p text:style-name="P1"><text:span text:style-name="T8">6</text:span></text:p>
          </draw:text-box>
        </draw:frame>
        <draw:frame draw:style-name="gr27" draw:text-style-name="P13" draw:layer="layout" svg:width="0.257cm" svg:height="0.298cm" svg:x="24.786cm" svg:y="18.894cm">
          <draw:text-box>
            <text:p text:style-name="P1"><text:span text:style-name="T8">7</text:span></text:p>
          </draw:text-box>
        </draw:frame>
        <draw:frame draw:style-name="gr27" draw:text-style-name="P13" draw:layer="layout" svg:width="0.257cm" svg:height="0.298cm" svg:x="25.327cm" svg:y="18.894cm">
          <draw:text-box>
            <text:p text:style-name="P1"><text:span text:style-name="T8">8</text:span></text:p>
          </draw:text-box>
        </draw:frame>
        <draw:frame draw:style-name="gr27" draw:text-style-name="P13" draw:layer="layout" svg:width="0.257cm" svg:height="0.298cm" svg:x="25.816cm" svg:y="18.894cm">
          <draw:text-box>
            <text:p text:style-name="P1"><text:span text:style-name="T8">9</text:span></text:p>
          </draw:text-box>
        </draw:frame>
        <draw:frame draw:style-name="gr27" draw:text-style-name="P13" draw:layer="layout" svg:width="0.257cm" svg:height="0.298cm" svg:x="26.332cm" svg:y="18.894cm">
          <draw:text-box>
            <text:p text:style-name="P1"><text:span text:style-name="T8">10</text:span></text:p>
          </draw:text-box>
        </draw:frame>
        <draw:frame draw:style-name="gr27" draw:text-style-name="P13" draw:layer="layout" svg:width="0.257cm" svg:height="0.298cm" svg:x="26.845cm" svg:y="18.894cm">
          <draw:text-box>
            <text:p text:style-name="P1"><text:span text:style-name="T8">11</text:span></text:p>
          </draw:text-box>
        </draw:frame>
        <draw:frame draw:style-name="gr27" draw:text-style-name="P13" draw:layer="layout" svg:width="0.257cm" svg:height="0.298cm" svg:x="23.761cm" svg:y="19.411cm">
          <draw:text-box>
            <text:p text:style-name="P1"><text:span text:style-name="T8">12</text:span></text:p>
          </draw:text-box>
        </draw:frame>
        <draw:frame draw:style-name="gr27" draw:text-style-name="P13" draw:layer="layout" svg:width="0.257cm" svg:height="0.298cm" svg:x="24.275cm" svg:y="19.411cm">
          <draw:text-box>
            <text:p text:style-name="P1"><text:span text:style-name="T8">13</text:span></text:p>
          </draw:text-box>
        </draw:frame>
        <draw:frame draw:style-name="gr27" draw:text-style-name="P13" draw:layer="layout" svg:width="0.257cm" svg:height="0.298cm" svg:x="24.796cm" svg:y="19.411cm">
          <draw:text-box>
            <text:p text:style-name="P1"><text:span text:style-name="T8">14</text:span></text:p>
          </draw:text-box>
        </draw:frame>
        <draw:frame draw:style-name="gr27" draw:text-style-name="P13" draw:layer="layout" svg:width="0.257cm" svg:height="0.298cm" svg:x="25.302cm" svg:y="19.411cm">
          <draw:text-box>
            <text:p text:style-name="P1"><text:span text:style-name="T8">15</text:span></text:p>
          </draw:text-box>
        </draw:frame>
        <draw:frame draw:style-name="gr27" draw:text-style-name="P13" draw:layer="layout" svg:width="0.257cm" svg:height="0.298cm" svg:x="25.815cm" svg:y="19.411cm">
          <draw:text-box>
            <text:p text:style-name="P1"><text:span text:style-name="T8">16</text:span></text:p>
          </draw:text-box>
        </draw:frame>
        <draw:frame draw:style-name="gr27" draw:text-style-name="P13" draw:layer="layout" svg:width="0.257cm" svg:height="0.298cm" svg:x="26.302cm" svg:y="19.411cm">
          <draw:text-box>
            <text:p text:style-name="P1"><text:span text:style-name="T8">17</text:span></text:p>
          </draw:text-box>
        </draw:frame>
        <draw:frame draw:style-name="gr27" draw:text-style-name="P13" draw:layer="layout" svg:width="0.257cm" svg:height="0.298cm" svg:x="26.842cm" svg:y="19.411cm">
          <draw:text-box>
            <text:p text:style-name="P1"><text:span text:style-name="T8">18</text:span></text:p>
          </draw:text-box>
        </draw:frame>
        <draw:frame draw:style-name="gr27" draw:text-style-name="P13" draw:layer="layout" svg:width="0.257cm" svg:height="0.298cm" svg:x="23.737cm" svg:y="19.93cm">
          <draw:text-box>
            <text:p text:style-name="P1"><text:span text:style-name="T8">19</text:span></text:p>
          </draw:text-box>
        </draw:frame>
        <draw:frame draw:style-name="gr27" draw:text-style-name="P13" draw:layer="layout" svg:width="0.257cm" svg:height="0.298cm" svg:x="24.253cm" svg:y="19.93cm">
          <draw:text-box>
            <text:p text:style-name="P1"><text:span text:style-name="T8">20</text:span></text:p>
          </draw:text-box>
        </draw:frame>
        <draw:frame draw:style-name="gr27" draw:text-style-name="P13" draw:layer="layout" svg:width="0.257cm" svg:height="0.298cm" svg:x="24.767cm" svg:y="19.93cm">
          <draw:text-box>
            <text:p text:style-name="P1"><text:span text:style-name="T8">21</text:span></text:p>
          </draw:text-box>
        </draw:frame>
        <draw:frame draw:style-name="gr27" draw:text-style-name="P13" draw:layer="layout" svg:width="0.257cm" svg:height="0.298cm" svg:x="25.277cm" svg:y="19.93cm">
          <draw:text-box>
            <text:p text:style-name="P1"><text:span text:style-name="T8">22</text:span></text:p>
          </draw:text-box>
        </draw:frame>
        <draw:frame draw:style-name="gr27" draw:text-style-name="P13" draw:layer="layout" svg:width="0.257cm" svg:height="0.298cm" svg:x="25.79cm" svg:y="19.93cm">
          <draw:text-box>
            <text:p text:style-name="P1"><text:span text:style-name="T8">23</text:span></text:p>
          </draw:text-box>
        </draw:frame>
        <draw:frame draw:style-name="gr27" draw:text-style-name="P13" draw:layer="layout" svg:width="0.257cm" svg:height="0.298cm" svg:x="26.311cm" svg:y="19.93cm">
          <draw:text-box>
            <text:p text:style-name="P1"><text:span text:style-name="T8">24</text:span></text:p>
          </draw:text-box>
        </draw:frame>
        <draw:frame draw:style-name="gr27" draw:text-style-name="P13" draw:layer="layout" svg:width="0.257cm" svg:height="0.298cm" svg:x="26.819cm" svg:y="19.93cm">
          <draw:text-box>
            <text:p text:style-name="P1"><text:span text:style-name="T8">25</text:span></text:p>
          </draw:text-box>
        </draw:frame>
        <draw:frame draw:style-name="gr27" draw:text-style-name="P13" draw:layer="layout" svg:width="0.257cm" svg:height="0.298cm" svg:x="25.327cm" svg:y="18.383cm">
          <draw:text-box>
            <text:p text:style-name="P1"><text:span text:style-name="T8">1</text:span></text:p>
          </draw:text-box>
        </draw:frame>
        <draw:frame draw:style-name="gr27" draw:text-style-name="P13" draw:layer="layout" svg:width="0.257cm" svg:height="0.298cm" svg:x="23.739cm" svg:y="20.453cm">
          <draw:text-box>
            <text:p text:style-name="P1"><text:span text:style-name="T8">26</text:span></text:p>
          </draw:text-box>
        </draw:frame>
        <draw:frame draw:style-name="gr27" draw:text-style-name="P13" draw:layer="layout" svg:width="0.257cm" svg:height="0.298cm" svg:x="24.255cm" svg:y="20.453cm">
          <draw:text-box>
            <text:p text:style-name="P1"><text:span text:style-name="T8">27</text:span></text:p>
          </draw:text-box>
        </draw:frame>
        <draw:frame draw:style-name="gr27" draw:text-style-name="P13" draw:layer="layout" svg:width="0.257cm" svg:height="0.298cm" svg:x="24.769cm" svg:y="20.453cm">
          <draw:text-box>
            <text:p text:style-name="P1"><text:span text:style-name="T8">28</text:span></text:p>
          </draw:text-box>
        </draw:frame>
        <draw:frame draw:style-name="gr27" draw:text-style-name="P13" draw:layer="layout" svg:width="0.257cm" svg:height="0.298cm" svg:x="25.279cm" svg:y="20.453cm">
          <draw:text-box>
            <text:p text:style-name="P1"><text:span text:style-name="T8">29</text:span></text:p>
          </draw:text-box>
        </draw:frame>
        <draw:frame draw:style-name="gr27" draw:text-style-name="P13" draw:layer="layout" svg:width="0.257cm" svg:height="0.298cm" svg:x="25.792cm" svg:y="20.453cm">
          <draw:text-box>
            <text:p text:style-name="P1"><text:span text:style-name="T8">30</text:span></text:p>
          </draw:text-box>
        </draw:frame>
      </draw:page>
      <draw:page draw:name="page32" draw:style-name="dp1" draw:master-page-name="master-page34">
        <draw:frame draw:style-name="gr1" draw:text-style-name="P2" draw:layer="layout" svg:width="2.869cm" svg:height="0.398cm" svg:x="1.365cm" svg:y="1.3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1.961cm" svg:x2="13.956cm" svg:y2="1.961cm">
          <text:p/>
        </draw:line>
        <draw:frame draw:style-name="gr1" draw:text-style-name="P2" draw:layer="layout" svg:width="2.869cm" svg:height="0.398cm" svg:x="1.366cm" svg:y="1.3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1.407cm">
          <draw:text-box>
            <text:p text:style-name="P1"><text:span text:style-name="T2">L</text:span><text:span text:style-name="T2">u</text:span><text:span text:style-name="T2">n</text:span><text:span text:style-name="T2">es</text:span></text:p>
          </draw:text-box>
        </draw:frame>
        <draw:frame draw:style-name="gr4" draw:text-style-name="P5" draw:layer="layout" svg:width="0.552cm" svg:height="0.687cm" svg:x="0.92cm" svg:y="1.41cm">
          <draw:text-box>
            <text:p text:style-name="P1"><text:span text:style-name="T3">12</text:span></text:p>
          </draw:text-box>
        </draw:frame>
        <draw:frame draw:style-name="gr5" draw:text-style-name="P6" draw:layer="layout" svg:width="2.917cm" svg:height="0.776cm" svg:x="0.92cm" svg:y="0.697cm">
          <draw:text-box>
            <text:p text:style-name="P1"><text:span text:style-name="T4">A</text:span><text:span text:style-name="T4">B</text:span><text:span text:style-name="T4">R</text:span><text:span text:style-name="T4">I</text:span><text:span text:style-name="T4">L</text:span></text:p>
          </draw:text-box>
        </draw:frame>
        <draw:frame draw:style-name="gr1" draw:text-style-name="P2" draw:layer="layout" svg:width="2.869cm" svg:height="0.398cm" svg:x="1.365cm" svg:y="6.3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366cm" svg:y="6.3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7.567cm" svg:y1="2.36cm" svg:x2="13.94cm" svg:y2="2.36cm">
          <text:p/>
        </draw:line>
        <draw:line draw:style-name="gr6" draw:text-style-name="P7" draw:layer="layout" svg:x1="7.567cm" svg:y1="2.759cm" svg:x2="13.941cm" svg:y2="2.759cm">
          <text:p/>
        </draw:line>
        <draw:line draw:style-name="gr6" draw:text-style-name="P7" draw:layer="layout" svg:x1="7.567cm" svg:y1="3.159cm" svg:x2="13.941cm" svg:y2="3.159cm">
          <text:p/>
        </draw:line>
        <draw:line draw:style-name="gr6" draw:text-style-name="P7" draw:layer="layout" svg:x1="7.567cm" svg:y1="3.557cm" svg:x2="13.941cm" svg:y2="3.557cm">
          <text:p/>
        </draw:line>
        <draw:line draw:style-name="gr6" draw:text-style-name="P7" draw:layer="layout" svg:x1="7.567cm" svg:y1="3.957cm" svg:x2="13.941cm" svg:y2="3.957cm">
          <text:p/>
        </draw:line>
        <draw:line draw:style-name="gr6" draw:text-style-name="P7" draw:layer="layout" svg:x1="7.567cm" svg:y1="4.357cm" svg:x2="13.941cm" svg:y2="4.357cm">
          <text:p/>
        </draw:line>
        <draw:line draw:style-name="gr6" draw:text-style-name="P7" draw:layer="layout" svg:x1="7.567cm" svg:y1="4.756cm" svg:x2="13.941cm" svg:y2="4.756cm">
          <text:p/>
        </draw:line>
        <draw:line draw:style-name="gr6" draw:text-style-name="P7" draw:layer="layout" svg:x1="7.567cm" svg:y1="5.155cm" svg:x2="13.941cm" svg:y2="5.155cm">
          <text:p/>
        </draw:line>
        <draw:line draw:style-name="gr6" draw:text-style-name="P7" draw:layer="layout" svg:x1="7.567cm" svg:y1="5.554cm" svg:x2="13.941cm" svg:y2="5.554cm">
          <text:p/>
        </draw:line>
        <draw:line draw:style-name="gr6" draw:text-style-name="P7" draw:layer="layout" svg:x1="7.567cm" svg:y1="5.953cm" svg:x2="13.941cm" svg:y2="5.953cm">
          <text:p/>
        </draw:line>
        <draw:line draw:style-name="gr6" draw:text-style-name="P7" draw:layer="layout" svg:x1="7.567cm" svg:y1="6.353cm" svg:x2="13.941cm" svg:y2="6.353cm">
          <text:p/>
        </draw:line>
        <draw:frame draw:style-name="gr7" draw:text-style-name="P8" draw:layer="layout" svg:width="0.855cm" svg:height="0.408cm" svg:x="1.017cm" svg:y="2.1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7cm" svg:y="2.53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7cm" svg:y="2.92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7cm" svg:y="3.32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7cm" svg:y="3.72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7cm" svg:y="4.12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7cm" svg:y="4.52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7cm" svg:y="4.92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7cm" svg:y="5.32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7cm" svg:y="5.72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7cm" svg:y="6.123cm">
          <draw:text-box>
            <text:p text:style-name="P1"><text:span text:style-name="T5">13:00</text:span></text:p>
          </draw:text-box>
        </draw:frame>
        <draw:line draw:style-name="gr6" draw:text-style-name="P7" draw:layer="layout" svg:x1="0.967cm" svg:y1="2.361cm" svg:x2="7.34cm" svg:y2="2.361cm">
          <text:p/>
        </draw:line>
        <draw:line draw:style-name="gr6" draw:text-style-name="P7" draw:layer="layout" svg:x1="0.967cm" svg:y1="2.76cm" svg:x2="7.341cm" svg:y2="2.76cm">
          <text:p/>
        </draw:line>
        <draw:line draw:style-name="gr6" draw:text-style-name="P7" draw:layer="layout" svg:x1="0.967cm" svg:y1="3.16cm" svg:x2="7.341cm" svg:y2="3.16cm">
          <text:p/>
        </draw:line>
        <draw:line draw:style-name="gr6" draw:text-style-name="P7" draw:layer="layout" svg:x1="0.967cm" svg:y1="3.558cm" svg:x2="7.341cm" svg:y2="3.558cm">
          <text:p/>
        </draw:line>
        <draw:line draw:style-name="gr6" draw:text-style-name="P7" draw:layer="layout" svg:x1="0.967cm" svg:y1="3.958cm" svg:x2="7.341cm" svg:y2="3.958cm">
          <text:p/>
        </draw:line>
        <draw:line draw:style-name="gr6" draw:text-style-name="P7" draw:layer="layout" svg:x1="0.967cm" svg:y1="4.358cm" svg:x2="7.341cm" svg:y2="4.358cm">
          <text:p/>
        </draw:line>
        <draw:line draw:style-name="gr6" draw:text-style-name="P7" draw:layer="layout" svg:x1="0.967cm" svg:y1="4.757cm" svg:x2="7.341cm" svg:y2="4.757cm">
          <text:p/>
        </draw:line>
        <draw:line draw:style-name="gr6" draw:text-style-name="P7" draw:layer="layout" svg:x1="0.967cm" svg:y1="5.156cm" svg:x2="7.341cm" svg:y2="5.156cm">
          <text:p/>
        </draw:line>
        <draw:line draw:style-name="gr6" draw:text-style-name="P7" draw:layer="layout" svg:x1="0.967cm" svg:y1="5.555cm" svg:x2="7.341cm" svg:y2="5.555cm">
          <text:p/>
        </draw:line>
        <draw:line draw:style-name="gr6" draw:text-style-name="P7" draw:layer="layout" svg:x1="0.967cm" svg:y1="5.954cm" svg:x2="7.341cm" svg:y2="5.954cm">
          <text:p/>
        </draw:line>
        <draw:line draw:style-name="gr6" draw:text-style-name="P7" draw:layer="layout" svg:x1="0.967cm" svg:y1="6.354cm" svg:x2="7.341cm" svg:y2="6.354cm">
          <text:p/>
        </draw:line>
        <draw:frame draw:style-name="gr1" draw:text-style-name="P2" draw:layer="layout" svg:width="2.869cm" svg:height="0.398cm" svg:x="1.365cm" svg:y="6.4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7.061cm" svg:x2="13.956cm" svg:y2="7.061cm">
          <text:p/>
        </draw:line>
        <draw:frame draw:style-name="gr1" draw:text-style-name="P2" draw:layer="layout" svg:width="2.869cm" svg:height="0.398cm" svg:x="1.366cm" svg:y="6.4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6.507cm">
          <draw:text-box>
            <text:p text:style-name="P1"><text:span text:style-name="T2">M</text:span><text:span text:style-name="T2">ar</text:span><text:span text:style-name="T2">te</text:span><text:span text:style-name="T2">s</text:span></text:p>
          </draw:text-box>
        </draw:frame>
        <draw:frame draw:style-name="gr17" draw:text-style-name="P5" draw:layer="layout" svg:width="0.54cm" svg:height="0.687cm" svg:x="0.92cm" svg:y="6.51cm">
          <draw:text-box>
            <text:p text:style-name="P1"><text:span text:style-name="T3">13</text:span></text:p>
          </draw:text-box>
        </draw:frame>
        <draw:frame draw:style-name="gr1" draw:text-style-name="P2" draw:layer="layout" svg:width="2.869cm" svg:height="0.398cm" svg:x="1.365cm" svg:y="11.5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366cm" svg:y="11.573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7.567cm" svg:y1="7.46cm" svg:x2="13.94cm" svg:y2="7.46cm">
          <text:p/>
        </draw:line>
        <draw:line draw:style-name="gr6" draw:text-style-name="P7" draw:layer="layout" svg:x1="7.567cm" svg:y1="7.859cm" svg:x2="13.941cm" svg:y2="7.859cm">
          <text:p/>
        </draw:line>
        <draw:line draw:style-name="gr6" draw:text-style-name="P7" draw:layer="layout" svg:x1="7.567cm" svg:y1="8.259cm" svg:x2="13.941cm" svg:y2="8.259cm">
          <text:p/>
        </draw:line>
        <draw:line draw:style-name="gr6" draw:text-style-name="P7" draw:layer="layout" svg:x1="7.567cm" svg:y1="8.657cm" svg:x2="13.941cm" svg:y2="8.657cm">
          <text:p/>
        </draw:line>
        <draw:line draw:style-name="gr6" draw:text-style-name="P7" draw:layer="layout" svg:x1="7.567cm" svg:y1="9.057cm" svg:x2="13.941cm" svg:y2="9.057cm">
          <text:p/>
        </draw:line>
        <draw:line draw:style-name="gr6" draw:text-style-name="P7" draw:layer="layout" svg:x1="7.567cm" svg:y1="9.457cm" svg:x2="13.941cm" svg:y2="9.457cm">
          <text:p/>
        </draw:line>
        <draw:line draw:style-name="gr6" draw:text-style-name="P7" draw:layer="layout" svg:x1="7.567cm" svg:y1="9.856cm" svg:x2="13.941cm" svg:y2="9.856cm">
          <text:p/>
        </draw:line>
        <draw:line draw:style-name="gr6" draw:text-style-name="P7" draw:layer="layout" svg:x1="7.567cm" svg:y1="10.255cm" svg:x2="13.941cm" svg:y2="10.255cm">
          <text:p/>
        </draw:line>
        <draw:line draw:style-name="gr6" draw:text-style-name="P7" draw:layer="layout" svg:x1="7.567cm" svg:y1="10.654cm" svg:x2="13.941cm" svg:y2="10.654cm">
          <text:p/>
        </draw:line>
        <draw:line draw:style-name="gr6" draw:text-style-name="P7" draw:layer="layout" svg:x1="7.567cm" svg:y1="11.053cm" svg:x2="13.941cm" svg:y2="11.053cm">
          <text:p/>
        </draw:line>
        <draw:line draw:style-name="gr6" draw:text-style-name="P7" draw:layer="layout" svg:x1="7.567cm" svg:y1="11.453cm" svg:x2="13.941cm" svg:y2="11.453cm">
          <text:p/>
        </draw:line>
        <draw:line draw:style-name="gr6" draw:text-style-name="P7" draw:layer="layout" svg:x1="0.967cm" svg:y1="7.461cm" svg:x2="7.34cm" svg:y2="7.461cm">
          <text:p/>
        </draw:line>
        <draw:line draw:style-name="gr6" draw:text-style-name="P7" draw:layer="layout" svg:x1="0.967cm" svg:y1="7.86cm" svg:x2="7.341cm" svg:y2="7.86cm">
          <text:p/>
        </draw:line>
        <draw:line draw:style-name="gr6" draw:text-style-name="P7" draw:layer="layout" svg:x1="0.967cm" svg:y1="8.26cm" svg:x2="7.341cm" svg:y2="8.26cm">
          <text:p/>
        </draw:line>
        <draw:line draw:style-name="gr6" draw:text-style-name="P7" draw:layer="layout" svg:x1="0.967cm" svg:y1="8.658cm" svg:x2="7.341cm" svg:y2="8.658cm">
          <text:p/>
        </draw:line>
        <draw:line draw:style-name="gr6" draw:text-style-name="P7" draw:layer="layout" svg:x1="0.967cm" svg:y1="9.058cm" svg:x2="7.341cm" svg:y2="9.058cm">
          <text:p/>
        </draw:line>
        <draw:line draw:style-name="gr6" draw:text-style-name="P7" draw:layer="layout" svg:x1="0.967cm" svg:y1="9.458cm" svg:x2="7.341cm" svg:y2="9.458cm">
          <text:p/>
        </draw:line>
        <draw:line draw:style-name="gr6" draw:text-style-name="P7" draw:layer="layout" svg:x1="0.967cm" svg:y1="9.857cm" svg:x2="7.341cm" svg:y2="9.857cm">
          <text:p/>
        </draw:line>
        <draw:line draw:style-name="gr6" draw:text-style-name="P7" draw:layer="layout" svg:x1="0.967cm" svg:y1="10.256cm" svg:x2="7.341cm" svg:y2="10.256cm">
          <text:p/>
        </draw:line>
        <draw:line draw:style-name="gr6" draw:text-style-name="P7" draw:layer="layout" svg:x1="0.967cm" svg:y1="10.655cm" svg:x2="7.341cm" svg:y2="10.655cm">
          <text:p/>
        </draw:line>
        <draw:line draw:style-name="gr6" draw:text-style-name="P7" draw:layer="layout" svg:x1="0.967cm" svg:y1="11.054cm" svg:x2="7.341cm" svg:y2="11.054cm">
          <text:p/>
        </draw:line>
        <draw:line draw:style-name="gr6" draw:text-style-name="P7" draw:layer="layout" svg:x1="0.967cm" svg:y1="11.454cm" svg:x2="7.341cm" svg:y2="11.454cm">
          <text:p/>
        </draw:line>
        <draw:frame draw:style-name="gr1" draw:text-style-name="P2" draw:layer="layout" svg:width="2.869cm" svg:height="0.398cm" svg:x="1.365cm" svg:y="11.5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0.706cm" svg:y1="12.161cm" svg:x2="13.956cm" svg:y2="12.161cm">
          <text:p/>
        </draw:line>
        <draw:frame draw:style-name="gr1" draw:text-style-name="P2" draw:layer="layout" svg:width="2.869cm" svg:height="0.398cm" svg:x="1.366cm" svg:y="11.572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" draw:text-style-name="P4" draw:layer="layout" svg:width="1.894cm" svg:height="0.533cm" svg:x="1.9cm" svg:y="11.607cm">
          <draw:text-box>
            <text:p text:style-name="P1"><text:span text:style-name="T2">M</text:span><text:span text:style-name="T2">ié</text:span><text:span text:style-name="T2">rc</text:span><text:span text:style-name="T2">ol</text:span><text:span text:style-name="T2">es</text:span></text:p>
          </draw:text-box>
        </draw:frame>
        <draw:frame draw:style-name="gr18" draw:text-style-name="P5" draw:layer="layout" svg:width="0.544cm" svg:height="0.687cm" svg:x="0.92cm" svg:y="11.61cm">
          <draw:text-box>
            <text:p text:style-name="P1"><text:span text:style-name="T3">14</text:span></text:p>
          </draw:text-box>
        </draw:frame>
        <draw:line draw:style-name="gr6" draw:text-style-name="P7" draw:layer="layout" svg:x1="7.567cm" svg:y1="12.56cm" svg:x2="13.94cm" svg:y2="12.56cm">
          <text:p/>
        </draw:line>
        <draw:line draw:style-name="gr6" draw:text-style-name="P7" draw:layer="layout" svg:x1="7.567cm" svg:y1="12.959cm" svg:x2="13.941cm" svg:y2="12.959cm">
          <text:p/>
        </draw:line>
        <draw:line draw:style-name="gr6" draw:text-style-name="P7" draw:layer="layout" svg:x1="7.567cm" svg:y1="13.359cm" svg:x2="13.941cm" svg:y2="13.359cm">
          <text:p/>
        </draw:line>
        <draw:line draw:style-name="gr6" draw:text-style-name="P7" draw:layer="layout" svg:x1="7.567cm" svg:y1="13.757cm" svg:x2="13.941cm" svg:y2="13.757cm">
          <text:p/>
        </draw:line>
        <draw:line draw:style-name="gr6" draw:text-style-name="P7" draw:layer="layout" svg:x1="7.567cm" svg:y1="14.157cm" svg:x2="13.941cm" svg:y2="14.157cm">
          <text:p/>
        </draw:line>
        <draw:line draw:style-name="gr6" draw:text-style-name="P7" draw:layer="layout" svg:x1="7.567cm" svg:y1="14.557cm" svg:x2="13.941cm" svg:y2="14.557cm">
          <text:p/>
        </draw:line>
        <draw:line draw:style-name="gr6" draw:text-style-name="P7" draw:layer="layout" svg:x1="7.567cm" svg:y1="14.956cm" svg:x2="13.941cm" svg:y2="14.956cm">
          <text:p/>
        </draw:line>
        <draw:line draw:style-name="gr6" draw:text-style-name="P7" draw:layer="layout" svg:x1="7.567cm" svg:y1="15.355cm" svg:x2="13.941cm" svg:y2="15.355cm">
          <text:p/>
        </draw:line>
        <draw:line draw:style-name="gr6" draw:text-style-name="P7" draw:layer="layout" svg:x1="7.567cm" svg:y1="15.754cm" svg:x2="13.941cm" svg:y2="15.754cm">
          <text:p/>
        </draw:line>
        <draw:line draw:style-name="gr6" draw:text-style-name="P7" draw:layer="layout" svg:x1="7.567cm" svg:y1="16.153cm" svg:x2="13.941cm" svg:y2="16.153cm">
          <text:p/>
        </draw:line>
        <draw:line draw:style-name="gr6" draw:text-style-name="P7" draw:layer="layout" svg:x1="7.567cm" svg:y1="16.553cm" svg:x2="13.941cm" svg:y2="16.553cm">
          <text:p/>
        </draw:line>
        <draw:line draw:style-name="gr6" draw:text-style-name="P7" draw:layer="layout" svg:x1="0.967cm" svg:y1="12.561cm" svg:x2="7.34cm" svg:y2="12.561cm">
          <text:p/>
        </draw:line>
        <draw:line draw:style-name="gr6" draw:text-style-name="P7" draw:layer="layout" svg:x1="0.967cm" svg:y1="12.96cm" svg:x2="7.341cm" svg:y2="12.96cm">
          <text:p/>
        </draw:line>
        <draw:line draw:style-name="gr6" draw:text-style-name="P7" draw:layer="layout" svg:x1="0.967cm" svg:y1="13.36cm" svg:x2="7.341cm" svg:y2="13.36cm">
          <text:p/>
        </draw:line>
        <draw:line draw:style-name="gr6" draw:text-style-name="P7" draw:layer="layout" svg:x1="0.967cm" svg:y1="13.758cm" svg:x2="7.341cm" svg:y2="13.758cm">
          <text:p/>
        </draw:line>
        <draw:line draw:style-name="gr6" draw:text-style-name="P7" draw:layer="layout" svg:x1="0.967cm" svg:y1="14.158cm" svg:x2="7.341cm" svg:y2="14.158cm">
          <text:p/>
        </draw:line>
        <draw:line draw:style-name="gr6" draw:text-style-name="P7" draw:layer="layout" svg:x1="0.967cm" svg:y1="14.558cm" svg:x2="7.341cm" svg:y2="14.558cm">
          <text:p/>
        </draw:line>
        <draw:line draw:style-name="gr6" draw:text-style-name="P7" draw:layer="layout" svg:x1="0.967cm" svg:y1="14.957cm" svg:x2="7.341cm" svg:y2="14.957cm">
          <text:p/>
        </draw:line>
        <draw:line draw:style-name="gr6" draw:text-style-name="P7" draw:layer="layout" svg:x1="0.967cm" svg:y1="15.356cm" svg:x2="7.341cm" svg:y2="15.356cm">
          <text:p/>
        </draw:line>
        <draw:line draw:style-name="gr6" draw:text-style-name="P7" draw:layer="layout" svg:x1="0.967cm" svg:y1="15.755cm" svg:x2="7.341cm" svg:y2="15.755cm">
          <text:p/>
        </draw:line>
        <draw:line draw:style-name="gr6" draw:text-style-name="P7" draw:layer="layout" svg:x1="0.967cm" svg:y1="16.154cm" svg:x2="7.341cm" svg:y2="16.154cm">
          <text:p/>
        </draw:line>
        <draw:line draw:style-name="gr6" draw:text-style-name="P7" draw:layer="layout" svg:x1="0.967cm" svg:y1="16.554cm" svg:x2="7.341cm" svg:y2="16.554cm">
          <text:p/>
        </draw:line>
        <draw:frame draw:style-name="gr1" draw:text-style-name="P2" draw:layer="layout" svg:width="2.869cm" svg:height="0.398cm" svg:x="1.098cm" svg:y="20.77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1" draw:text-style-name="P2" draw:layer="layout" svg:width="2.869cm" svg:height="0.398cm" svg:x="1.099cm" svg:y="20.771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.222cm" svg:y1="17.258cm" svg:x2="13.972cm" svg:y2="17.258cm">
          <text:p/>
        </draw:line>
        <draw:line draw:style-name="gr6" draw:text-style-name="P7" draw:layer="layout" svg:x1="0.7cm" svg:y1="17.658cm" svg:x2="13.972cm" svg:y2="17.658cm">
          <text:p/>
        </draw:line>
        <draw:line draw:style-name="gr6" draw:text-style-name="P7" draw:layer="layout" svg:x1="0.7cm" svg:y1="18.056cm" svg:x2="13.972cm" svg:y2="18.056cm">
          <text:p/>
        </draw:line>
        <draw:line draw:style-name="gr6" draw:text-style-name="P7" draw:layer="layout" svg:x1="0.7cm" svg:y1="18.456cm" svg:x2="13.972cm" svg:y2="18.456cm">
          <text:p/>
        </draw:line>
        <draw:line draw:style-name="gr6" draw:text-style-name="P7" draw:layer="layout" svg:x1="0.7cm" svg:y1="18.856cm" svg:x2="13.972cm" svg:y2="18.856cm">
          <text:p/>
        </draw:line>
        <draw:line draw:style-name="gr6" draw:text-style-name="P7" draw:layer="layout" svg:x1="0.7cm" svg:y1="19.255cm" svg:x2="13.972cm" svg:y2="19.255cm">
          <text:p/>
        </draw:line>
        <draw:line draw:style-name="gr6" draw:text-style-name="P7" draw:layer="layout" svg:x1="0.7cm" svg:y1="19.654cm" svg:x2="13.972cm" svg:y2="19.654cm">
          <text:p/>
        </draw:line>
        <draw:line draw:style-name="gr6" draw:text-style-name="P7" draw:layer="layout" svg:x1="0.7cm" svg:y1="20.053cm" svg:x2="13.972cm" svg:y2="20.053cm">
          <text:p/>
        </draw:line>
        <draw:line draw:style-name="gr6" draw:text-style-name="P7" draw:layer="layout" svg:x1="0.7cm" svg:y1="20.452cm" svg:x2="13.972cm" svg:y2="20.452cm">
          <text:p/>
        </draw:line>
        <draw:frame draw:style-name="gr7" draw:text-style-name="P8" draw:layer="layout" svg:width="0.855cm" svg:height="0.408cm" svg:x="7.618cm" svg:y="2.131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8cm" svg:y="2.531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8cm" svg:y="2.93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8cm" svg:y="3.33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8cm" svg:y="3.728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8cm" svg:y="4.128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8cm" svg:y="4.527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8cm" svg:y="4.926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8cm" svg:y="5.325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8cm" svg:y="5.725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8cm" svg:y="6.124cm">
          <draw:text-box>
            <text:p text:style-name="P1"><text:span text:style-name="T5">18:30</text:span></text:p>
          </draw:text-box>
        </draw:frame>
        <draw:custom-shape draw:style-name="gr19" draw:text-style-name="P9" draw:layer="layout" svg:width="1.482cm" svg:height="0.604cm" svg:x="0.689cm" svg:y="16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0" draw:layer="layout" svg:width="1.211cm" svg:height="0.517cm" svg:x="0.967cm" svg:y="17.004cm">
          <draw:text-box>
            <text:p text:style-name="P1"><text:span text:style-name="T6">N</text:span><text:span text:style-name="T6">ot</text:span><text:span text:style-name="T6">as</text:span></text:p>
          </draw:text-box>
        </draw:frame>
        <draw:frame draw:style-name="gr21" draw:text-style-name="P11" draw:layer="layout" svg:width="2.186cm" svg:height="0.556cm" svg:x="6.8cm" svg:y="1.208cm">
          <draw:text-box>
            <text:p text:style-name="P1"><text:span text:style-name="T7">S</text:span><text:span text:style-name="T7">e</text:span><text:span text:style-name="T7">m</text:span><text:span text:style-name="T7">a</text:span><text:span text:style-name="T7">n</text:span><text:span text:style-name="T7">a </text:span><text:span text:style-name="T7">15</text:span></text:p>
          </draw:text-box>
        </draw:frame>
        <draw:frame draw:style-name="gr7" draw:text-style-name="P8" draw:layer="layout" svg:width="0.855cm" svg:height="0.408cm" svg:x="7.619cm" svg:y="7.23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9cm" svg:y="7.63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9cm" svg:y="8.029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9cm" svg:y="8.429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9cm" svg:y="8.827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9cm" svg:y="9.227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9cm" svg:y="9.626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9cm" svg:y="10.025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9cm" svg:y="10.424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9cm" svg:y="10.824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9cm" svg:y="11.223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7.619cm" svg:y="12.34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7.619cm" svg:y="12.74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7.619cm" svg:y="13.139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7.619cm" svg:y="13.539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7.619cm" svg:y="13.937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7.619cm" svg:y="14.337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7.619cm" svg:y="14.736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7.619cm" svg:y="15.135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7.619cm" svg:y="15.534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7.619cm" svg:y="15.934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7.619cm" svg:y="16.333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1.018cm" svg:y="7.2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8cm" svg:y="7.63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8cm" svg:y="8.02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8cm" svg:y="8.42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8cm" svg:y="8.82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8cm" svg:y="9.22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8cm" svg:y="9.62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8cm" svg:y="10.02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8cm" svg:y="10.42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8cm" svg:y="10.82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8cm" svg:y="11.223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.018cm" svg:y="12.34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.018cm" svg:y="12.74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.018cm" svg:y="13.139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.018cm" svg:y="13.539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.018cm" svg:y="13.937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.018cm" svg:y="14.337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.018cm" svg:y="14.736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.018cm" svg:y="15.135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.018cm" svg:y="15.534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.018cm" svg:y="15.934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.018cm" svg:y="16.333cm">
          <draw:text-box>
            <text:p text:style-name="P1"><text:span text:style-name="T5">13:00</text:span></text:p>
          </draw:text-box>
        </draw:frame>
        <draw:custom-shape draw:style-name="gr19" draw:text-style-name="P9" draw:layer="layout" svg:width="1.482cm" svg:height="0.604cm" svg:x="14.489cm" svg:y="16.9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" draw:layer="layout" svg:width="2.415cm" svg:height="0.398cm" svg:x="14.284cm" svg:y="20.7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8" draw:text-style-name="P2" draw:layer="layout" svg:width="2.415cm" svg:height="0.398cm" svg:x="14.285cm" svg:y="20.775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15.964cm" svg:y1="17.262cm" svg:x2="23.46cm" svg:y2="17.262cm">
          <text:p/>
        </draw:line>
        <draw:line draw:style-name="gr6" draw:text-style-name="P7" draw:layer="layout" svg:x1="14cm" svg:y1="17.662cm" svg:x2="23.46cm" svg:y2="17.662cm">
          <text:p/>
        </draw:line>
        <draw:line draw:style-name="gr6" draw:text-style-name="P7" draw:layer="layout" svg:x1="14cm" svg:y1="18.06cm" svg:x2="23.46cm" svg:y2="18.06cm">
          <text:p/>
        </draw:line>
        <draw:line draw:style-name="gr6" draw:text-style-name="P7" draw:layer="layout" svg:x1="14cm" svg:y1="18.46cm" svg:x2="23.46cm" svg:y2="18.46cm">
          <text:p/>
        </draw:line>
        <draw:line draw:style-name="gr6" draw:text-style-name="P7" draw:layer="layout" svg:x1="14cm" svg:y1="18.86cm" svg:x2="23.46cm" svg:y2="18.86cm">
          <text:p/>
        </draw:line>
        <draw:line draw:style-name="gr6" draw:text-style-name="P7" draw:layer="layout" svg:x1="14cm" svg:y1="19.259cm" svg:x2="23.46cm" svg:y2="19.259cm">
          <text:p/>
        </draw:line>
        <draw:line draw:style-name="gr6" draw:text-style-name="P7" draw:layer="layout" svg:x1="14cm" svg:y1="19.658cm" svg:x2="23.46cm" svg:y2="19.658cm">
          <text:p/>
        </draw:line>
        <draw:line draw:style-name="gr6" draw:text-style-name="P7" draw:layer="layout" svg:x1="14cm" svg:y1="20.057cm" svg:x2="23.46cm" svg:y2="20.057cm">
          <text:p/>
        </draw:line>
        <draw:line draw:style-name="gr6" draw:text-style-name="P7" draw:layer="layout" svg:x1="14cm" svg:y1="20.456cm" svg:x2="23.46cm" svg:y2="20.456cm">
          <text:p/>
        </draw:line>
        <draw:frame draw:style-name="gr29" draw:text-style-name="P2" draw:layer="layout" svg:width="2.782cm" svg:height="0.398cm" svg:x="15.046cm" svg:y="1.3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1.964cm" svg:x2="27.256cm" svg:y2="1.964cm">
          <text:p/>
        </draw:line>
        <draw:frame draw:style-name="gr29" draw:text-style-name="P2" draw:layer="layout" svg:width="2.782cm" svg:height="0.398cm" svg:x="15.047cm" svg:y="1.375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1.41cm">
          <draw:text-box>
            <text:p text:style-name="P1"><text:span text:style-name="T2">J</text:span><text:span text:style-name="T2">u</text:span><text:span text:style-name="T2">e</text:span><text:span text:style-name="T2">v</text:span><text:span text:style-name="T2">es</text:span></text:p>
          </draw:text-box>
        </draw:frame>
        <draw:frame draw:style-name="gr31" draw:text-style-name="P5" draw:layer="layout" svg:width="0.557cm" svg:height="0.687cm" svg:x="14.615cm" svg:y="1.413cm">
          <draw:text-box>
            <text:p text:style-name="P1"><text:span text:style-name="T3">15</text:span></text:p>
          </draw:text-box>
        </draw:frame>
        <draw:frame draw:style-name="gr32" draw:text-style-name="P15" draw:layer="layout" svg:width="1.543cm" svg:height="1.729cm" svg:x="25.56cm" svg:y="0.7cm">
          <draw:text-box>
            <text:p text:style-name="P14"><text:span text:style-name="T4">2</text:span><text:span text:style-name="T4">0</text:span><text:span text:style-name="T4">2</text:span><text:span text:style-name="T4">1</text:span></text:p>
          </draw:text-box>
        </draw:frame>
        <draw:frame draw:style-name="gr29" draw:text-style-name="P2" draw:layer="layout" svg:width="2.782cm" svg:height="0.398cm" svg:x="15.046cm" svg:y="6.375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9" draw:text-style-name="P2" draw:layer="layout" svg:width="2.782cm" svg:height="0.398cm" svg:x="15.047cm" svg:y="6.376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1.06cm" svg:y1="2.363cm" svg:x2="27.24cm" svg:y2="2.363cm">
          <text:p/>
        </draw:line>
        <draw:line draw:style-name="gr6" draw:text-style-name="P7" draw:layer="layout" svg:x1="21.06cm" svg:y1="2.762cm" svg:x2="27.241cm" svg:y2="2.762cm">
          <text:p/>
        </draw:line>
        <draw:line draw:style-name="gr6" draw:text-style-name="P7" draw:layer="layout" svg:x1="21.06cm" svg:y1="3.162cm" svg:x2="27.241cm" svg:y2="3.162cm">
          <text:p/>
        </draw:line>
        <draw:line draw:style-name="gr6" draw:text-style-name="P7" draw:layer="layout" svg:x1="21.06cm" svg:y1="3.56cm" svg:x2="27.241cm" svg:y2="3.56cm">
          <text:p/>
        </draw:line>
        <draw:line draw:style-name="gr6" draw:text-style-name="P7" draw:layer="layout" svg:x1="21.06cm" svg:y1="3.96cm" svg:x2="27.241cm" svg:y2="3.96cm">
          <text:p/>
        </draw:line>
        <draw:line draw:style-name="gr6" draw:text-style-name="P7" draw:layer="layout" svg:x1="21.06cm" svg:y1="4.36cm" svg:x2="27.241cm" svg:y2="4.36cm">
          <text:p/>
        </draw:line>
        <draw:line draw:style-name="gr6" draw:text-style-name="P7" draw:layer="layout" svg:x1="21.06cm" svg:y1="4.759cm" svg:x2="27.241cm" svg:y2="4.759cm">
          <text:p/>
        </draw:line>
        <draw:line draw:style-name="gr6" draw:text-style-name="P7" draw:layer="layout" svg:x1="21.06cm" svg:y1="5.158cm" svg:x2="27.241cm" svg:y2="5.158cm">
          <text:p/>
        </draw:line>
        <draw:line draw:style-name="gr6" draw:text-style-name="P7" draw:layer="layout" svg:x1="21.06cm" svg:y1="5.557cm" svg:x2="27.241cm" svg:y2="5.557cm">
          <text:p/>
        </draw:line>
        <draw:line draw:style-name="gr6" draw:text-style-name="P7" draw:layer="layout" svg:x1="21.06cm" svg:y1="5.956cm" svg:x2="27.241cm" svg:y2="5.956cm">
          <text:p/>
        </draw:line>
        <draw:line draw:style-name="gr6" draw:text-style-name="P7" draw:layer="layout" svg:x1="21.06cm" svg:y1="6.356cm" svg:x2="27.241cm" svg:y2="6.356cm">
          <text:p/>
        </draw:line>
        <draw:line draw:style-name="gr6" draw:text-style-name="P7" draw:layer="layout" svg:x1="14.66cm" svg:y1="2.364cm" svg:x2="20.84cm" svg:y2="2.364cm">
          <text:p/>
        </draw:line>
        <draw:line draw:style-name="gr6" draw:text-style-name="P7" draw:layer="layout" svg:x1="14.66cm" svg:y1="2.763cm" svg:x2="20.841cm" svg:y2="2.763cm">
          <text:p/>
        </draw:line>
        <draw:line draw:style-name="gr6" draw:text-style-name="P7" draw:layer="layout" svg:x1="14.66cm" svg:y1="3.163cm" svg:x2="20.841cm" svg:y2="3.163cm">
          <text:p/>
        </draw:line>
        <draw:line draw:style-name="gr6" draw:text-style-name="P7" draw:layer="layout" svg:x1="14.66cm" svg:y1="3.561cm" svg:x2="20.841cm" svg:y2="3.561cm">
          <text:p/>
        </draw:line>
        <draw:line draw:style-name="gr6" draw:text-style-name="P7" draw:layer="layout" svg:x1="14.66cm" svg:y1="3.961cm" svg:x2="20.841cm" svg:y2="3.961cm">
          <text:p/>
        </draw:line>
        <draw:line draw:style-name="gr6" draw:text-style-name="P7" draw:layer="layout" svg:x1="14.66cm" svg:y1="4.361cm" svg:x2="20.841cm" svg:y2="4.361cm">
          <text:p/>
        </draw:line>
        <draw:line draw:style-name="gr6" draw:text-style-name="P7" draw:layer="layout" svg:x1="14.66cm" svg:y1="4.76cm" svg:x2="20.841cm" svg:y2="4.76cm">
          <text:p/>
        </draw:line>
        <draw:line draw:style-name="gr6" draw:text-style-name="P7" draw:layer="layout" svg:x1="14.66cm" svg:y1="5.159cm" svg:x2="20.841cm" svg:y2="5.159cm">
          <text:p/>
        </draw:line>
        <draw:line draw:style-name="gr6" draw:text-style-name="P7" draw:layer="layout" svg:x1="14.66cm" svg:y1="5.558cm" svg:x2="20.841cm" svg:y2="5.558cm">
          <text:p/>
        </draw:line>
        <draw:line draw:style-name="gr6" draw:text-style-name="P7" draw:layer="layout" svg:x1="14.66cm" svg:y1="5.957cm" svg:x2="20.841cm" svg:y2="5.957cm">
          <text:p/>
        </draw:line>
        <draw:line draw:style-name="gr6" draw:text-style-name="P7" draw:layer="layout" svg:x1="14.66cm" svg:y1="6.357cm" svg:x2="20.841cm" svg:y2="6.357cm">
          <text:p/>
        </draw:line>
        <draw:frame draw:style-name="gr29" draw:text-style-name="P2" draw:layer="layout" svg:width="2.782cm" svg:height="0.398cm" svg:x="15.046cm" svg:y="6.4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7.064cm" svg:x2="27.256cm" svg:y2="7.064cm">
          <text:p/>
        </draw:line>
        <draw:frame draw:style-name="gr29" draw:text-style-name="P2" draw:layer="layout" svg:width="2.782cm" svg:height="0.398cm" svg:x="15.047cm" svg:y="6.475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6.51cm">
          <draw:text-box>
            <text:p text:style-name="P1"><text:span text:style-name="T2">Vi</text:span><text:span text:style-name="T2">er</text:span><text:span text:style-name="T2">n</text:span><text:span text:style-name="T2">es</text:span></text:p>
          </draw:text-box>
        </draw:frame>
        <draw:frame draw:style-name="gr31" draw:text-style-name="P16" draw:layer="layout" svg:width="0.557cm" svg:height="0.687cm" svg:x="14.615cm" svg:y="6.513cm">
          <draw:text-box>
            <text:p text:style-name="P1"><text:span text:style-name="T3">16</text:span></text:p>
          </draw:text-box>
        </draw:frame>
        <draw:frame draw:style-name="gr29" draw:text-style-name="P2" draw:layer="layout" svg:width="2.782cm" svg:height="0.398cm" svg:x="15.046cm" svg:y="11.575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29" draw:text-style-name="P2" draw:layer="layout" svg:width="2.782cm" svg:height="0.398cm" svg:x="15.047cm" svg:y="11.576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6" draw:text-style-name="P7" draw:layer="layout" svg:x1="21.06cm" svg:y1="7.463cm" svg:x2="27.24cm" svg:y2="7.463cm">
          <text:p/>
        </draw:line>
        <draw:line draw:style-name="gr6" draw:text-style-name="P7" draw:layer="layout" svg:x1="21.06cm" svg:y1="7.862cm" svg:x2="27.241cm" svg:y2="7.862cm">
          <text:p/>
        </draw:line>
        <draw:line draw:style-name="gr6" draw:text-style-name="P7" draw:layer="layout" svg:x1="21.06cm" svg:y1="8.262cm" svg:x2="27.241cm" svg:y2="8.262cm">
          <text:p/>
        </draw:line>
        <draw:line draw:style-name="gr6" draw:text-style-name="P7" draw:layer="layout" svg:x1="21.06cm" svg:y1="8.66cm" svg:x2="27.241cm" svg:y2="8.66cm">
          <text:p/>
        </draw:line>
        <draw:line draw:style-name="gr6" draw:text-style-name="P7" draw:layer="layout" svg:x1="21.06cm" svg:y1="9.06cm" svg:x2="27.241cm" svg:y2="9.06cm">
          <text:p/>
        </draw:line>
        <draw:line draw:style-name="gr6" draw:text-style-name="P7" draw:layer="layout" svg:x1="21.06cm" svg:y1="9.46cm" svg:x2="27.241cm" svg:y2="9.46cm">
          <text:p/>
        </draw:line>
        <draw:line draw:style-name="gr6" draw:text-style-name="P7" draw:layer="layout" svg:x1="21.06cm" svg:y1="9.859cm" svg:x2="27.241cm" svg:y2="9.859cm">
          <text:p/>
        </draw:line>
        <draw:line draw:style-name="gr6" draw:text-style-name="P7" draw:layer="layout" svg:x1="21.06cm" svg:y1="10.258cm" svg:x2="27.241cm" svg:y2="10.258cm">
          <text:p/>
        </draw:line>
        <draw:line draw:style-name="gr6" draw:text-style-name="P7" draw:layer="layout" svg:x1="21.06cm" svg:y1="10.657cm" svg:x2="27.241cm" svg:y2="10.657cm">
          <text:p/>
        </draw:line>
        <draw:line draw:style-name="gr6" draw:text-style-name="P7" draw:layer="layout" svg:x1="21.06cm" svg:y1="11.056cm" svg:x2="27.241cm" svg:y2="11.056cm">
          <text:p/>
        </draw:line>
        <draw:line draw:style-name="gr6" draw:text-style-name="P7" draw:layer="layout" svg:x1="21.06cm" svg:y1="11.456cm" svg:x2="27.241cm" svg:y2="11.456cm">
          <text:p/>
        </draw:line>
        <draw:line draw:style-name="gr6" draw:text-style-name="P17" draw:layer="layout" svg:x1="14.66cm" svg:y1="7.464cm" svg:x2="20.84cm" svg:y2="7.464cm">
          <text:p/>
        </draw:line>
        <draw:line draw:style-name="gr6" draw:text-style-name="P17" draw:layer="layout" svg:x1="14.66cm" svg:y1="7.863cm" svg:x2="20.841cm" svg:y2="7.863cm">
          <text:p/>
        </draw:line>
        <draw:line draw:style-name="gr6" draw:text-style-name="P17" draw:layer="layout" svg:x1="14.66cm" svg:y1="8.263cm" svg:x2="20.841cm" svg:y2="8.263cm">
          <text:p/>
        </draw:line>
        <draw:line draw:style-name="gr6" draw:text-style-name="P17" draw:layer="layout" svg:x1="14.66cm" svg:y1="8.661cm" svg:x2="20.841cm" svg:y2="8.661cm">
          <text:p/>
        </draw:line>
        <draw:line draw:style-name="gr6" draw:text-style-name="P17" draw:layer="layout" svg:x1="14.66cm" svg:y1="9.061cm" svg:x2="20.841cm" svg:y2="9.061cm">
          <text:p/>
        </draw:line>
        <draw:line draw:style-name="gr6" draw:text-style-name="P17" draw:layer="layout" svg:x1="14.66cm" svg:y1="9.461cm" svg:x2="20.841cm" svg:y2="9.461cm">
          <text:p/>
        </draw:line>
        <draw:line draw:style-name="gr6" draw:text-style-name="P17" draw:layer="layout" svg:x1="14.66cm" svg:y1="9.86cm" svg:x2="20.841cm" svg:y2="9.86cm">
          <text:p/>
        </draw:line>
        <draw:line draw:style-name="gr6" draw:text-style-name="P17" draw:layer="layout" svg:x1="14.66cm" svg:y1="10.259cm" svg:x2="20.841cm" svg:y2="10.259cm">
          <text:p/>
        </draw:line>
        <draw:line draw:style-name="gr6" draw:text-style-name="P17" draw:layer="layout" svg:x1="14.66cm" svg:y1="10.658cm" svg:x2="20.841cm" svg:y2="10.658cm">
          <text:p/>
        </draw:line>
        <draw:line draw:style-name="gr6" draw:text-style-name="P17" draw:layer="layout" svg:x1="14.66cm" svg:y1="11.057cm" svg:x2="20.841cm" svg:y2="11.057cm">
          <text:p/>
        </draw:line>
        <draw:line draw:style-name="gr6" draw:text-style-name="P17" draw:layer="layout" svg:x1="14.66cm" svg:y1="11.457cm" svg:x2="20.841cm" svg:y2="11.457cm">
          <text:p/>
        </draw:line>
        <draw:frame draw:style-name="gr29" draw:text-style-name="P2" draw:layer="layout" svg:width="2.782cm" svg:height="0.398cm" svg:x="15.046cm" svg:y="11.574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line draw:style-name="gr2" draw:text-style-name="P3" draw:layer="layout" svg:x1="14.407cm" svg:y1="12.164cm" svg:x2="27.256cm" svg:y2="12.164cm">
          <text:p/>
        </draw:line>
        <draw:frame draw:style-name="gr29" draw:text-style-name="P2" draw:layer="layout" svg:width="2.782cm" svg:height="0.398cm" svg:x="15.047cm" svg:y="11.575cm">
          <draw:text-box>
            <text:p text:style-name="P1"><text:span text:style-name="T1"><text:s text:c="6"/></text:span><text:span text:style-name="T1"><text:s text:c="6"/></text:span><text:span text:style-name="T1"><text:s text:c="6"/></text:span><text:span text:style-name="T1"><text:s text:c="6"/></text:span><text:span text:style-name="T1"><text:s text:c="6"/></text:span></text:p>
          </draw:text-box>
        </draw:frame>
        <draw:frame draw:style-name="gr30" draw:text-style-name="P4" draw:layer="layout" svg:width="1.837cm" svg:height="0.533cm" svg:x="15.565cm" svg:y="11.61cm">
          <draw:text-box>
            <text:p text:style-name="P1"><text:span text:style-name="T2">S</text:span><text:span text:style-name="T2">á</text:span><text:span text:style-name="T2">b</text:span><text:span text:style-name="T2">a</text:span><text:span text:style-name="T2">d</text:span><text:span text:style-name="T2">o</text:span></text:p>
          </draw:text-box>
        </draw:frame>
        <draw:frame draw:style-name="gr33" draw:text-style-name="P5" draw:layer="layout" svg:width="0.518cm" svg:height="0.687cm" svg:x="14.615cm" svg:y="11.613cm">
          <draw:text-box>
            <text:p text:style-name="P1"><text:span text:style-name="T3">17</text:span></text:p>
          </draw:text-box>
        </draw:frame>
        <draw:line draw:style-name="gr6" draw:text-style-name="P7" draw:layer="layout" svg:x1="21.06cm" svg:y1="12.563cm" svg:x2="27.24cm" svg:y2="12.563cm">
          <text:p/>
        </draw:line>
        <draw:line draw:style-name="gr6" draw:text-style-name="P7" draw:layer="layout" svg:x1="21.06cm" svg:y1="12.962cm" svg:x2="27.241cm" svg:y2="12.962cm">
          <text:p/>
        </draw:line>
        <draw:line draw:style-name="gr6" draw:text-style-name="P7" draw:layer="layout" svg:x1="21.06cm" svg:y1="13.362cm" svg:x2="27.241cm" svg:y2="13.362cm">
          <text:p/>
        </draw:line>
        <draw:line draw:style-name="gr6" draw:text-style-name="P7" draw:layer="layout" svg:x1="21.06cm" svg:y1="13.76cm" svg:x2="27.241cm" svg:y2="13.76cm">
          <text:p/>
        </draw:line>
        <draw:line draw:style-name="gr6" draw:text-style-name="P7" draw:layer="layout" svg:x1="21.06cm" svg:y1="14.16cm" svg:x2="27.241cm" svg:y2="14.16cm">
          <text:p/>
        </draw:line>
        <draw:line draw:style-name="gr6" draw:text-style-name="P7" draw:layer="layout" svg:x1="21.06cm" svg:y1="14.56cm" svg:x2="27.241cm" svg:y2="14.56cm">
          <text:p/>
        </draw:line>
        <draw:line draw:style-name="gr6" draw:text-style-name="P7" draw:layer="layout" svg:x1="21.06cm" svg:y1="14.959cm" svg:x2="27.241cm" svg:y2="14.959cm">
          <text:p/>
        </draw:line>
        <draw:line draw:style-name="gr6" draw:text-style-name="P7" draw:layer="layout" svg:x1="21.06cm" svg:y1="15.358cm" svg:x2="27.241cm" svg:y2="15.358cm">
          <text:p/>
        </draw:line>
        <draw:line draw:style-name="gr6" draw:text-style-name="P7" draw:layer="layout" svg:x1="21.06cm" svg:y1="15.757cm" svg:x2="27.241cm" svg:y2="15.757cm">
          <text:p/>
        </draw:line>
        <draw:line draw:style-name="gr6" draw:text-style-name="P7" draw:layer="layout" svg:x1="21.06cm" svg:y1="16.156cm" svg:x2="27.241cm" svg:y2="16.156cm">
          <text:p/>
        </draw:line>
        <draw:line draw:style-name="gr6" draw:text-style-name="P18" draw:layer="layout" svg:x1="14.66cm" svg:y1="12.564cm" svg:x2="20.84cm" svg:y2="12.564cm">
          <text:p/>
        </draw:line>
        <draw:line draw:style-name="gr6" draw:text-style-name="P18" draw:layer="layout" svg:x1="14.66cm" svg:y1="12.963cm" svg:x2="20.841cm" svg:y2="12.963cm">
          <text:p/>
        </draw:line>
        <draw:line draw:style-name="gr6" draw:text-style-name="P18" draw:layer="layout" svg:x1="14.66cm" svg:y1="13.363cm" svg:x2="20.841cm" svg:y2="13.363cm">
          <text:p/>
        </draw:line>
        <draw:line draw:style-name="gr6" draw:text-style-name="P18" draw:layer="layout" svg:x1="14.66cm" svg:y1="13.761cm" svg:x2="20.841cm" svg:y2="13.761cm">
          <text:p/>
        </draw:line>
        <draw:line draw:style-name="gr6" draw:text-style-name="P18" draw:layer="layout" svg:x1="14.66cm" svg:y1="14.161cm" svg:x2="20.841cm" svg:y2="14.161cm">
          <text:p/>
        </draw:line>
        <draw:line draw:style-name="gr6" draw:text-style-name="P18" draw:layer="layout" svg:x1="14.66cm" svg:y1="14.561cm" svg:x2="20.841cm" svg:y2="14.561cm">
          <text:p/>
        </draw:line>
        <draw:line draw:style-name="gr6" draw:text-style-name="P18" draw:layer="layout" svg:x1="14.66cm" svg:y1="14.96cm" svg:x2="20.841cm" svg:y2="14.96cm">
          <text:p/>
        </draw:line>
        <draw:line draw:style-name="gr6" draw:text-style-name="P18" draw:layer="layout" svg:x1="14.66cm" svg:y1="15.359cm" svg:x2="20.841cm" svg:y2="15.359cm">
          <text:p/>
        </draw:line>
        <draw:line draw:style-name="gr6" draw:text-style-name="P18" draw:layer="layout" svg:x1="14.66cm" svg:y1="15.758cm" svg:x2="20.841cm" svg:y2="15.758cm">
          <text:p/>
        </draw:line>
        <draw:line draw:style-name="gr6" draw:text-style-name="P18" draw:layer="layout" svg:x1="14.66cm" svg:y1="16.157cm" svg:x2="20.841cm" svg:y2="16.157cm">
          <text:p/>
        </draw:line>
        <draw:frame draw:style-name="gr34" draw:text-style-name="P4" draw:layer="layout" svg:width="1.836cm" svg:height="0.533cm" svg:x="22.043cm" svg:y="11.611cm">
          <draw:text-box>
            <text:p text:style-name="P1"><text:span text:style-name="T2">D</text:span><text:span text:style-name="T2">o</text:span><text:span text:style-name="T2">m</text:span><text:span text:style-name="T2">in</text:span><text:span text:style-name="T2">g</text:span><text:span text:style-name="T2">o</text:span></text:p>
          </draw:text-box>
        </draw:frame>
        <draw:frame draw:style-name="gr4" draw:text-style-name="P5" draw:layer="layout" svg:width="0.552cm" svg:height="0.687cm" svg:x="21.092cm" svg:y="11.614cm">
          <draw:text-box>
            <text:p text:style-name="P1"><text:span text:style-name="T3">18</text:span></text:p>
          </draw:text-box>
        </draw:frame>
        <draw:frame draw:style-name="gr20" draw:text-style-name="P10" draw:layer="layout" svg:width="1.211cm" svg:height="0.517cm" svg:x="14.667cm" svg:y="17.007cm">
          <draw:text-box>
            <text:p text:style-name="P1"><text:span text:style-name="T6">N</text:span><text:span text:style-name="T6">ot</text:span><text:span text:style-name="T6">as</text:span></text:p>
          </draw:text-box>
        </draw:frame>
        <draw:line draw:style-name="gr6" draw:text-style-name="P18" draw:layer="layout" svg:x1="14.661cm" svg:y1="16.553cm" svg:x2="20.842cm" svg:y2="16.553cm">
          <text:p/>
        </draw:line>
        <draw:line draw:style-name="gr6" draw:text-style-name="P7" draw:layer="layout" svg:x1="21.061cm" svg:y1="16.553cm" svg:x2="27.242cm" svg:y2="16.553cm">
          <text:p/>
        </draw:line>
        <draw:frame draw:style-name="gr7" draw:text-style-name="P8" draw:layer="layout" svg:width="0.855cm" svg:height="0.408cm" svg:x="14.71cm" svg:y="2.134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cm" svg:y="2.534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4.71cm" svg:y="2.933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4.71cm" svg:y="3.333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4.71cm" svg:y="3.731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4.71cm" svg:y="4.131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4.71cm" svg:y="4.53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4.71cm" svg:y="4.929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4.71cm" svg:y="5.328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4.71cm" svg:y="5.728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4.71cm" svg:y="6.127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4.711cm" svg:y="7.23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1cm" svg:y="7.633cm">
          <draw:text-box>
            <text:p text:style-name="P1"><text:span text:style-name="T5">8:30 <text:s/></text:span><text:span text:style-name="T5"><text:s/></text:span></text:p>
          </draw:text-box>
        </draw:frame>
        <draw:frame draw:style-name="gr9" draw:text-style-name="P8" draw:layer="layout" svg:width="0.624cm" svg:height="0.408cm" svg:x="14.711cm" svg:y="8.032cm">
          <draw:text-box>
            <text:p text:style-name="P1"><text:span text:style-name="T5">9:00</text:span></text:p>
          </draw:text-box>
        </draw:frame>
        <draw:frame draw:style-name="gr10" draw:text-style-name="P8" draw:layer="layout" svg:width="0.733cm" svg:height="0.408cm" svg:x="14.711cm" svg:y="8.432cm">
          <draw:text-box>
            <text:p text:style-name="P1"><text:span text:style-name="T5">9:30</text:span></text:p>
          </draw:text-box>
        </draw:frame>
        <draw:frame draw:style-name="gr11" draw:text-style-name="P8" draw:layer="layout" svg:width="0.717cm" svg:height="0.408cm" svg:x="14.711cm" svg:y="8.83cm">
          <draw:text-box>
            <text:p text:style-name="P1"><text:span text:style-name="T5">10:00</text:span></text:p>
          </draw:text-box>
        </draw:frame>
        <draw:frame draw:style-name="gr12" draw:text-style-name="P8" draw:layer="layout" svg:width="0.648cm" svg:height="0.409cm" svg:x="14.711cm" svg:y="9.23cm">
          <draw:text-box>
            <text:p text:style-name="P1"><text:span text:style-name="T5">10:30</text:span></text:p>
          </draw:text-box>
        </draw:frame>
        <draw:frame draw:style-name="gr13" draw:text-style-name="P8" draw:layer="layout" svg:width="0.632cm" svg:height="0.408cm" svg:x="14.711cm" svg:y="9.629cm">
          <draw:text-box>
            <text:p text:style-name="P1"><text:span text:style-name="T5">11:00</text:span></text:p>
          </draw:text-box>
        </draw:frame>
        <draw:frame draw:style-name="gr14" draw:text-style-name="P8" draw:layer="layout" svg:width="0.726cm" svg:height="0.408cm" svg:x="14.711cm" svg:y="10.028cm">
          <draw:text-box>
            <text:p text:style-name="P1"><text:span text:style-name="T5">11:30</text:span></text:p>
          </draw:text-box>
        </draw:frame>
        <draw:frame draw:style-name="gr15" draw:text-style-name="P8" draw:layer="layout" svg:width="0.709cm" svg:height="0.409cm" svg:x="14.711cm" svg:y="10.427cm">
          <draw:text-box>
            <text:p text:style-name="P1"><text:span text:style-name="T5">12:00</text:span></text:p>
          </draw:text-box>
        </draw:frame>
        <draw:frame draw:style-name="gr11" draw:text-style-name="P8" draw:layer="layout" svg:width="0.717cm" svg:height="0.408cm" svg:x="14.711cm" svg:y="10.827cm">
          <draw:text-box>
            <text:p text:style-name="P1"><text:span text:style-name="T5">12:30</text:span></text:p>
          </draw:text-box>
        </draw:frame>
        <draw:frame draw:style-name="gr16" draw:text-style-name="P8" draw:layer="layout" svg:width="0.701cm" svg:height="0.408cm" svg:x="14.711cm" svg:y="11.226cm">
          <draw:text-box>
            <text:p text:style-name="P1"><text:span text:style-name="T5">13:00</text:span></text:p>
          </draw:text-box>
        </draw:frame>
        <draw:frame draw:style-name="gr7" draw:text-style-name="P8" draw:layer="layout" svg:width="0.855cm" svg:height="0.408cm" svg:x="14.711cm" svg:y="12.343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14.711cm" svg:y="12.743cm">
          <draw:text-box>
            <text:p text:style-name="P1"><text:span text:style-name="T5">9:00 <text:s/></text:span><text:span text:style-name="T5"><text:s/></text:span></text:p>
          </draw:text-box>
        </draw:frame>
        <draw:frame draw:style-name="gr9" draw:text-style-name="P8" draw:layer="layout" svg:width="0.624cm" svg:height="0.408cm" svg:x="14.711cm" svg:y="13.142cm">
          <draw:text-box>
            <text:p text:style-name="P1"><text:span text:style-name="T5">10:00</text:span></text:p>
          </draw:text-box>
        </draw:frame>
        <draw:frame draw:style-name="gr10" draw:text-style-name="P8" draw:layer="layout" svg:width="0.733cm" svg:height="0.408cm" svg:x="14.711cm" svg:y="13.542cm">
          <draw:text-box>
            <text:p text:style-name="P1"><text:span text:style-name="T5">11:00</text:span></text:p>
          </draw:text-box>
        </draw:frame>
        <draw:frame draw:style-name="gr11" draw:text-style-name="P8" draw:layer="layout" svg:width="0.717cm" svg:height="0.408cm" svg:x="14.711cm" svg:y="13.94cm">
          <draw:text-box>
            <text:p text:style-name="P1"><text:span text:style-name="T5">12:00</text:span></text:p>
          </draw:text-box>
        </draw:frame>
        <draw:frame draw:style-name="gr12" draw:text-style-name="P8" draw:layer="layout" svg:width="0.648cm" svg:height="0.409cm" svg:x="14.711cm" svg:y="14.34cm">
          <draw:text-box>
            <text:p text:style-name="P1"><text:span text:style-name="T5">13:00</text:span></text:p>
          </draw:text-box>
        </draw:frame>
        <draw:frame draw:style-name="gr13" draw:text-style-name="P8" draw:layer="layout" svg:width="0.632cm" svg:height="0.408cm" svg:x="14.711cm" svg:y="14.739cm">
          <draw:text-box>
            <text:p text:style-name="P1"><text:span text:style-name="T5">14:00</text:span></text:p>
          </draw:text-box>
        </draw:frame>
        <draw:frame draw:style-name="gr14" draw:text-style-name="P8" draw:layer="layout" svg:width="0.726cm" svg:height="0.408cm" svg:x="14.711cm" svg:y="15.138cm">
          <draw:text-box>
            <text:p text:style-name="P1"><text:span text:style-name="T5">15:00</text:span></text:p>
          </draw:text-box>
        </draw:frame>
        <draw:frame draw:style-name="gr15" draw:text-style-name="P8" draw:layer="layout" svg:width="0.709cm" svg:height="0.409cm" svg:x="14.711cm" svg:y="15.537cm">
          <draw:text-box>
            <text:p text:style-name="P1"><text:span text:style-name="T5">16:00</text:span></text:p>
          </draw:text-box>
        </draw:frame>
        <draw:frame draw:style-name="gr11" draw:text-style-name="P8" draw:layer="layout" svg:width="0.717cm" svg:height="0.408cm" svg:x="14.711cm" svg:y="15.937cm">
          <draw:text-box>
            <text:p text:style-name="P1"><text:span text:style-name="T5">17:00</text:span></text:p>
          </draw:text-box>
        </draw:frame>
        <draw:frame draw:style-name="gr16" draw:text-style-name="P8" draw:layer="layout" svg:width="0.701cm" svg:height="0.408cm" svg:x="14.711cm" svg:y="16.336cm">
          <draw:text-box>
            <text:p text:style-name="P1"><text:span text:style-name="T5">18:00</text:span></text:p>
          </draw:text-box>
        </draw:frame>
        <draw:frame draw:style-name="gr7" draw:text-style-name="P8" draw:layer="layout" svg:width="0.855cm" svg:height="0.408cm" svg:x="21.11cm" svg:y="7.233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21.11cm" svg:y="7.633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21.11cm" svg:y="8.032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21.11cm" svg:y="8.432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21.11cm" svg:y="8.83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21.11cm" svg:y="9.23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21.11cm" svg:y="9.629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21.11cm" svg:y="10.028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21.11cm" svg:y="10.427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21.11cm" svg:y="10.827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21.11cm" svg:y="11.226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21.11cm" svg:y="2.133cm">
          <draw:text-box>
            <text:p text:style-name="P1"><text:span text:style-name="T5">13:30 </text:span><text:span text:style-name="T5"><text:s text:c="2"/></text:span></text:p>
          </draw:text-box>
        </draw:frame>
        <draw:frame draw:style-name="gr8" draw:text-style-name="P8" draw:layer="layout" svg:width="0.839cm" svg:height="0.408cm" svg:x="21.11cm" svg:y="2.533cm">
          <draw:text-box>
            <text:p text:style-name="P1"><text:span text:style-name="T5">14:00 </text:span><text:span text:style-name="T5"><text:s text:c="2"/></text:span></text:p>
          </draw:text-box>
        </draw:frame>
        <draw:frame draw:style-name="gr9" draw:text-style-name="P8" draw:layer="layout" svg:width="0.624cm" svg:height="0.408cm" svg:x="21.11cm" svg:y="2.932cm">
          <draw:text-box>
            <text:p text:style-name="P1"><text:span text:style-name="T5">14:30</text:span></text:p>
          </draw:text-box>
        </draw:frame>
        <draw:frame draw:style-name="gr10" draw:text-style-name="P8" draw:layer="layout" svg:width="0.733cm" svg:height="0.408cm" svg:x="21.11cm" svg:y="3.332cm">
          <draw:text-box>
            <text:p text:style-name="P1"><text:span text:style-name="T5">15:00</text:span></text:p>
          </draw:text-box>
        </draw:frame>
        <draw:frame draw:style-name="gr11" draw:text-style-name="P8" draw:layer="layout" svg:width="0.717cm" svg:height="0.408cm" svg:x="21.11cm" svg:y="3.73cm">
          <draw:text-box>
            <text:p text:style-name="P1"><text:span text:style-name="T5">15:30</text:span></text:p>
          </draw:text-box>
        </draw:frame>
        <draw:frame draw:style-name="gr12" draw:text-style-name="P8" draw:layer="layout" svg:width="0.648cm" svg:height="0.409cm" svg:x="21.11cm" svg:y="4.13cm">
          <draw:text-box>
            <text:p text:style-name="P1"><text:span text:style-name="T5">16:00</text:span></text:p>
          </draw:text-box>
        </draw:frame>
        <draw:frame draw:style-name="gr13" draw:text-style-name="P8" draw:layer="layout" svg:width="0.632cm" svg:height="0.408cm" svg:x="21.11cm" svg:y="4.529cm">
          <draw:text-box>
            <text:p text:style-name="P1"><text:span text:style-name="T5">16:30</text:span></text:p>
          </draw:text-box>
        </draw:frame>
        <draw:frame draw:style-name="gr14" draw:text-style-name="P8" draw:layer="layout" svg:width="0.726cm" svg:height="0.408cm" svg:x="21.11cm" svg:y="4.928cm">
          <draw:text-box>
            <text:p text:style-name="P1"><text:span text:style-name="T5">17:00</text:span></text:p>
          </draw:text-box>
        </draw:frame>
        <draw:frame draw:style-name="gr15" draw:text-style-name="P8" draw:layer="layout" svg:width="0.709cm" svg:height="0.409cm" svg:x="21.11cm" svg:y="5.327cm">
          <draw:text-box>
            <text:p text:style-name="P1"><text:span text:style-name="T5">17:30</text:span></text:p>
          </draw:text-box>
        </draw:frame>
        <draw:frame draw:style-name="gr11" draw:text-style-name="P8" draw:layer="layout" svg:width="0.717cm" svg:height="0.408cm" svg:x="21.11cm" svg:y="5.727cm">
          <draw:text-box>
            <text:p text:style-name="P1"><text:span text:style-name="T5">18:00</text:span></text:p>
          </draw:text-box>
        </draw:frame>
        <draw:frame draw:style-name="gr16" draw:text-style-name="P8" draw:layer="layout" svg:width="0.701cm" svg:height="0.408cm" svg:x="21.11cm" svg:y="6.126cm">
          <draw:text-box>
            <text:p text:style-name="P1"><text:span text:style-name="T5">18:30</text:span></text:p>
          </draw:text-box>
        </draw:frame>
        <draw:frame draw:style-name="gr7" draw:text-style-name="P8" draw:layer="layout" svg:width="0.855cm" svg:height="0.408cm" svg:x="21.11cm" svg:y="12.344cm">
          <draw:text-box>
            <text:p text:style-name="P1"><text:span text:style-name="T5">8:00 <text:s/></text:span><text:span text:style-name="T5"><text:s/></text:span></text:p>
          </draw:text-box>
        </draw:frame>
        <draw:frame draw:style-name="gr8" draw:text-style-name="P8" draw:layer="layout" svg:width="0.839cm" svg:height="0.408cm" svg:x="21.11cm" svg:y="12.744cm">
          <draw:text-box>
            <text:p text:style-name="P1"><text:span text:style-name="T5">9:00 <text:s/></text:span><text:span text:style-name="T5"><text:s/></text:span></text:p>
          </draw:text-box>
        </draw:frame>
        <draw:frame draw:style-name="gr9" draw:text-style-name="P8" draw:layer="layout" svg:width="0.624cm" svg:height="0.408cm" svg:x="21.11cm" svg:y="13.143cm">
          <draw:text-box>
            <text:p text:style-name="P1"><text:span text:style-name="T5">10:00</text:span></text:p>
          </draw:text-box>
        </draw:frame>
        <draw:frame draw:style-name="gr10" draw:text-style-name="P8" draw:layer="layout" svg:width="0.733cm" svg:height="0.408cm" svg:x="21.11cm" svg:y="13.543cm">
          <draw:text-box>
            <text:p text:style-name="P1"><text:span text:style-name="T5">11:00</text:span></text:p>
          </draw:text-box>
        </draw:frame>
        <draw:frame draw:style-name="gr11" draw:text-style-name="P8" draw:layer="layout" svg:width="0.717cm" svg:height="0.408cm" svg:x="21.11cm" svg:y="13.941cm">
          <draw:text-box>
            <text:p text:style-name="P1"><text:span text:style-name="T5">12:00</text:span></text:p>
          </draw:text-box>
        </draw:frame>
        <draw:frame draw:style-name="gr12" draw:text-style-name="P8" draw:layer="layout" svg:width="0.648cm" svg:height="0.409cm" svg:x="21.11cm" svg:y="14.341cm">
          <draw:text-box>
            <text:p text:style-name="P1"><text:span text:style-name="T5">13:00</text:span></text:p>
          </draw:text-box>
        </draw:frame>
        <draw:frame draw:style-name="gr13" draw:text-style-name="P8" draw:layer="layout" svg:width="0.632cm" svg:height="0.408cm" svg:x="21.11cm" svg:y="14.74cm">
          <draw:text-box>
            <text:p text:style-name="P1"><text:span text:style-name="T5">14:00</text:span></text:p>
          </draw:text-box>
        </draw:frame>
        <draw:frame draw:style-name="gr14" draw:text-style-name="P8" draw:layer="layout" svg:width="0.726cm" svg:height="0.408cm" svg:x="21.11cm" svg:y="15.139cm">
          <draw:text-box>
            <text:p text:style-name="P1"><text:span text:style-name="T5">15:00</text:span></text:p>
          </draw:text-box>
        </draw:frame>
        <draw:frame draw:style-name="gr15" draw:text-style-name="P8" draw:layer="layout" svg:width="0.709cm" svg:height="0.409cm" svg:x="21.11cm" svg:y="15.538cm">
          <draw:text-box>
            <text:p text:style-name="P1"><text:span text:style-name="T5">16:00</text:span></text:p>
          </draw:text-box>
        </draw:frame>
        <draw:frame draw:style-name="gr11" draw:text-style-name="P8" draw:layer="layout" svg:width="0.717cm" svg:height="0.408cm" svg:x="21.11cm" svg:y="15.938cm">
          <draw:text-box>
            <text:p text:style-name="P1"><text:span text:style-name="T5">17:00</text:span></text:p>
          </draw:text-box>
        </draw:frame>
        <draw:frame draw:style-name="gr16" draw:text-style-name="P8" draw:layer="layout" svg:width="0.701cm" svg:height="0.408cm" svg:x="21.11cm" svg:y="16.337cm">
          <draw:text-box>
            <text:p text:style-name="P1"><text:span text:style-name="T5">18:00</text:span></text:p>
          </draw:text-box>
        </draw:frame>
        <draw:custom-shape draw:style-name="gr22" draw:text-style-name="P12" draw:layer="layout" svg:width="3.461cm" svg:height="0.348cm" svg:x="23.667cm" svg:y="19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13" draw:layer="layout" svg:width="0.198cm" svg:height="0.371cm" svg:x="23.787cm" svg:y="17.731cm">
          <draw:text-box>
            <text:p text:style-name="P1"><text:span text:style-name="T8">L</text:span></text:p>
          </draw:text-box>
        </draw:frame>
        <draw:frame draw:style-name="gr23" draw:text-style-name="P13" draw:layer="layout" svg:width="0.198cm" svg:height="0.371cm" svg:x="24.27cm" svg:y="17.731cm">
          <draw:text-box>
            <text:p text:style-name="P1"><text:span text:style-name="T8">M</text:span></text:p>
          </draw:text-box>
        </draw:frame>
        <draw:frame draw:style-name="gr23" draw:text-style-name="P13" draw:layer="layout" svg:width="0.198cm" svg:height="0.371cm" svg:x="24.782cm" svg:y="17.731cm">
          <draw:text-box>
            <text:p text:style-name="P1"><text:span text:style-name="T8">M</text:span></text:p>
          </draw:text-box>
        </draw:frame>
        <draw:frame draw:style-name="gr23" draw:text-style-name="P13" draw:layer="layout" svg:width="0.198cm" svg:height="0.371cm" svg:x="25.33cm" svg:y="17.731cm">
          <draw:text-box>
            <text:p text:style-name="P1"><text:span text:style-name="T8">J</text:span></text:p>
          </draw:text-box>
        </draw:frame>
        <draw:frame draw:style-name="gr23" draw:text-style-name="P13" draw:layer="layout" svg:width="0.198cm" svg:height="0.371cm" svg:x="25.825cm" svg:y="17.731cm">
          <draw:text-box>
            <text:p text:style-name="P1"><text:span text:style-name="T8">V</text:span></text:p>
          </draw:text-box>
        </draw:frame>
        <draw:frame draw:style-name="gr23" draw:text-style-name="P13" draw:layer="layout" svg:width="0.198cm" svg:height="0.371cm" svg:x="26.346cm" svg:y="17.731cm">
          <draw:text-box>
            <text:p text:style-name="P1"><text:span text:style-name="T8">S</text:span></text:p>
          </draw:text-box>
        </draw:frame>
        <draw:frame draw:style-name="gr23" draw:text-style-name="P13" draw:layer="layout" svg:width="0.198cm" svg:height="0.371cm" svg:x="26.847cm" svg:y="17.731cm">
          <draw:text-box>
            <text:p text:style-name="P1"><text:span text:style-name="T8">D</text:span></text:p>
          </draw:text-box>
        </draw:frame>
        <draw:custom-shape draw:style-name="gr24" draw:text-style-name="P9" draw:layer="layout" svg:width="3.293cm" svg:height="0.663cm" svg:x="23.747cm" svg:y="16.8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0" draw:layer="layout" svg:width="1.475cm" svg:height="0.671cm" svg:x="25.02cm" svg:y="17.007cm">
          <draw:text-box>
            <text:p text:style-name="P1"><text:span text:style-name="T6">A</text:span><text:span text:style-name="T6">br</text:span><text:span text:style-name="T6">il</text:span></text:p>
          </draw:text-box>
        </draw:frame>
        <draw:line draw:style-name="gr6" draw:text-style-name="P7" draw:layer="layout" svg:x1="23.747cm" svg:y1="18.082cm" svg:x2="27.029cm" svg:y2="18.082cm">
          <text:p/>
        </draw:line>
        <draw:frame draw:style-name="gr26" draw:text-style-name="P13" draw:layer="layout" svg:width="0.198cm" svg:height="0.298cm" svg:x="25.849cm" svg:y="18.378cm">
          <draw:text-box>
            <text:p text:style-name="P1"><text:span text:style-name="T8">2</text:span></text:p>
          </draw:text-box>
        </draw:frame>
        <draw:frame draw:style-name="gr26" draw:text-style-name="P13" draw:layer="layout" svg:width="0.198cm" svg:height="0.298cm" svg:x="26.362cm" svg:y="18.378cm">
          <draw:text-box>
            <text:p text:style-name="P1"><text:span text:style-name="T8">3</text:span></text:p>
          </draw:text-box>
        </draw:frame>
        <draw:frame draw:style-name="gr26" draw:text-style-name="P13" draw:layer="layout" svg:width="0.198cm" svg:height="0.298cm" svg:x="26.883cm" svg:y="18.378cm">
          <draw:text-box>
            <text:p text:style-name="P1"><text:span text:style-name="T8">4</text:span></text:p>
          </draw:text-box>
        </draw:frame>
        <draw:frame draw:style-name="gr26" draw:text-style-name="P13" draw:layer="layout" svg:width="0.198cm" svg:height="0.298cm" svg:x="23.796cm" svg:y="18.894cm">
          <draw:text-box>
            <text:p text:style-name="P1"><text:span text:style-name="T8">5</text:span></text:p>
          </draw:text-box>
        </draw:frame>
        <draw:frame draw:style-name="gr26" draw:text-style-name="P13" draw:layer="layout" svg:width="0.198cm" svg:height="0.298cm" svg:x="24.309cm" svg:y="18.894cm">
          <draw:text-box>
            <text:p text:style-name="P1"><text:span text:style-name="T8">6</text:span></text:p>
          </draw:text-box>
        </draw:frame>
        <draw:frame draw:style-name="gr27" draw:text-style-name="P13" draw:layer="layout" svg:width="0.257cm" svg:height="0.298cm" svg:x="24.786cm" svg:y="18.894cm">
          <draw:text-box>
            <text:p text:style-name="P1"><text:span text:style-name="T8">7</text:span></text:p>
          </draw:text-box>
        </draw:frame>
        <draw:frame draw:style-name="gr27" draw:text-style-name="P13" draw:layer="layout" svg:width="0.257cm" svg:height="0.298cm" svg:x="25.327cm" svg:y="18.894cm">
          <draw:text-box>
            <text:p text:style-name="P1"><text:span text:style-name="T8">8</text:span></text:p>
          </draw:text-box>
        </draw:frame>
        <draw:frame draw:style-name="gr27" draw:text-style-name="P13" draw:layer="layout" svg:width="0.257cm" svg:height="0.298cm" svg:x="25.816cm" svg:y="18.894cm">
          <draw:text-box>
            <text:p text:style-name="P1"><text:span text:style-name="T8">9</text:span></text:p>
          </draw:text-box>
        </draw:frame>
        <draw:frame draw:style-name="gr27" draw:text-style-name="P13" draw:layer="layout" svg:width="0.257cm" svg:height="0.298cm" svg:x="26.332cm" svg:y="18.894cm">
          <draw:text-box>
            <text:p text:style-name="P1"><text:span text:style-name="T8">10</text:span></text:p>
          </draw:text-box>
        </draw:frame>
        <draw:frame draw:style-name="gr27" draw:text-style-name="P13" draw:layer="layout" svg:width="0.257cm" svg:height="0.298cm" svg:x="26.845cm" svg:y="18.894cm">
          <draw:text-box>
            <text:p text:style-name="P1"><text:span text:style-name="T8">11</text:span></text:p>
          </draw:text-box>
        </draw:frame>
        <draw:frame draw:style-name="gr27" draw:text-style-name="P13" draw:layer="layout" svg:width="0.257cm" svg:height="0.298cm" svg:x="23.761cm" svg:y="19.411cm">
          <draw:text-box>
            <text:p text:style-name="P1"><text:span text:style-name="T8">12</text:span></text:p>
          </draw:text-box>
        </draw:frame>
        <draw:frame draw:style-name="gr27" draw:text-style-name="P13" draw:layer="layout" svg:width="0.257cm" svg:height="0.298cm" svg:x="24.275cm" svg:y="19.411cm">
          <draw:text-box>
            <text:p text:style-name="P1"><text:span text:style-name="T8">13</text:span></text:p>
          </draw:text-box>
        </draw:frame>
        <draw:frame draw:style-name="gr27" draw:text-style-name="P13" draw:layer="layout" svg:width="0.257cm" svg:height="0.298cm" svg:x="24.796cm" svg:y="19.411cm">
          <draw:text-box>
            <text:p text:style-name="P1"><text:span text:style-name="T8">14</text:span></text:p>
          </draw:text-box>
        </draw:frame>
        <draw:frame draw:style-name="gr27" draw:text-style-name="P13" draw:layer="layout" svg:width="0.257cm" svg:height="0.298cm" svg:x="25.302cm" svg:y="19.411cm">
          <draw:text-box>
            <text:p text:style-name="P1"><text:span text:style-name="T8">15</text:span></text:p>
          </draw:text-box>
        </draw:frame>
        <draw:frame draw:style-name="gr27" draw:text-style-name="P13" draw:layer="layout" svg:width="0.257cm" svg:height="0.298cm" svg:x="25.815cm" svg:y="19.411cm">
          <draw:text-box>
            <text:p text:style-name="P1"><text:span text:style-name="T8">16</text:span></text:p>
          </draw:text-box>
        </draw:frame>
        <draw:frame draw:style-name="gr27" draw:text-style-name="P13" draw:layer="layout" svg:width="0.257cm" svg:height="0.298cm" svg:x="26.302cm" svg:y="19.411cm">
          <draw:text-box>
            <text:p text:style-name="P1"><text:span text:style-name="T8">17</text:span></text:p>
          </draw:text-box>
        </draw:frame>
        <draw:frame draw:style-name="gr27" draw:text-style-name="P13" draw:layer="layout" svg:width="0.257cm" svg:height="0.298cm" svg:x="26.842cm" svg:y="19.411cm">
          <draw:text-box>
            <text:p text:style-name="P1"><text:span text:style-name="T8">18</text:span></text:p>
          </draw:text-box>
        </draw:frame>
        <draw:frame draw:style-name="gr27" draw:text-style-name="P13" draw:layer="layout" svg:width="0.257cm" svg:height="0.298cm" svg:x="23.737cm" svg:y="19.93cm">
          <draw:text-box>
            <text:p text:style-name="P1"><text:span text:style-name="T8">19</text:span></text:p>
          </draw:text-box>
        </draw:frame>
        <draw:frame draw:style-name="gr27" draw:text-style-name="P13" draw:layer="layout" svg:width="0.257cm" svg:height="0.298cm" svg:x="24.253cm" svg:y="19.93cm">
          <draw:text-box>
            <text:p text:style-name="P1"><text:span text:style-name="T8">20</text:span></text:p>
          </draw:text-box>
        </draw:frame>
        <draw:frame draw:style-name="gr27" draw:text-style-name="P13" draw:layer="layout" svg:width="0.257cm" svg:height="0.298cm" svg:x="24.767cm" svg:y="19.93cm">
          <draw:text-box>
            <text:p text:style-name="P1"><text:span text:style-name="T8">21</text:span></text:p>
          </draw:text-box>
        </draw:frame>
        <draw:frame draw:style-name="gr27" draw:text-style-name="P13" draw:layer="layout" svg:width="0.257cm" svg:height="0.298cm" svg:x="25.277cm" svg:y="19.93cm">
          <draw:text-box>
            <text:p text:style-name="P1"><text:span text:style-name="T8">22</text:span></text:p>
          </draw:text-box>
        </draw:frame>
        <draw:frame draw:style-name="gr27" draw:text-style-name="P13" draw:layer="layout" svg:width="0.257cm" svg:height="0.298cm" svg:x="25.79cm" svg:y="19.93cm">
          <draw:text-box>
            <text:p text:style-name="P1"><text:span text:style-name="T8">23</text:span></text:p>
          </draw:text-box>
        </draw:frame>
        <draw:frame draw:style-name="gr27" draw:text-style-name="P13" draw:layer="layout" svg:width="0.257cm" svg:height="0.298cm" svg:x="26.311cm" svg:y="19.93cm">
          <draw:text-box>
            <text:p text:style-name="P1"><text:span text:style-name="T8">24</text:span></text:p>
          </draw:text-box>
        </draw:frame>
        <draw:frame draw:style-name="gr27" draw:text-style-name="P13" draw:layer="layout" svg:width="0.257cm" svg:height="0.298cm" svg:x="26.819cm" svg:y="19.93cm">
          <draw:text-box>
            <text:p text:style-name="P1"><text:span text:style-name="T8">25</text:span></text:p>
          </draw:text-box>
        </draw:frame>
        <draw:frame draw:style-name="gr27" draw:text-style-name="P13" draw:layer="layout" svg:width="0.257cm" svg:height="0.298cm" svg:x="25.327cm" svg:y="18.383cm">
          <draw:text-box>
            <text:p text:style-name="P1"><text:span text:style-name="T8">1</text:span></text:p>
          </draw:text-box>
        </draw:frame>
        <draw:frame draw:style-name="gr27" draw:text-style-name="P13" draw:layer="layout" svg:width="0.257cm" svg:height="0.298cm" svg:x="23.739cm" svg:y="20.453cm">
          <draw:text-box>
            <text:p text:style-name="P1"><text:span text:style-name="T8">26</text:span></text:p>
          </draw:text-box>
        </draw:frame>
        <draw:frame draw:style-name="gr27" draw:text-style-name="P13" draw:layer="layout" svg:width="0.257cm" svg:height="0.298cm" svg:x="24.255cm" svg:y="20.453cm">
          <draw:text-box>
            <text:p text:style-name="P1"><text:span text:style-name="T8">27</text:span></text:p>
          </draw:text-box>
        </draw:frame>
        <draw:frame draw:style-name="gr27" draw:text-style-name="P13" draw:layer="layout" svg:width="0.257cm" svg:height="0.298cm" svg:x="24.769cm" svg:y="20.453cm">
          <draw:text-box>
            <text:p text:style-name="P1"><text:span text:style-name="T8">28</text:span></text:p>
          </draw:text-box>
        </draw:frame>
        <draw:frame draw:style-name="gr27" draw:text-style-name="P13" draw:layer="layout" svg:width="0.257cm" svg:height="0.298cm" svg:x="25.279cm" svg:y="20.453cm">
          <draw:text-box>
            <text:p text:style-name="P1"><text:span text:style-name="T8">29</text:span></text:p>
          </draw:text-box>
        </draw:frame>
        <draw:frame draw:style-name="gr27" draw:text-style-name="P13" draw:layer="layout" svg:width="0.257cm" svg:height="0.298cm" svg:x="25.792cm" svg:y="20.453cm">
          <draw:text-box>
            <text:p text:style-name="P1"><text:span text:style-name="T8">30</text:span></text:p>
          </draw:text-box>
        </draw:frame>
      </draw:page>
      <draw:page draw:name="page33" draw:style-name="dp1" draw:master-page-name="master-page34">
        <draw:frame draw:style-name="gr87" draw:text-style-name="P32" draw:layer="layout" svg:width="2.479cm" svg:height="0.709cm" svg:x="1.581cm" svg:y="1.622cm">
          <draw:text-box>
            <text:p text:style-name="P1"><text:span text:style-name="T16">A</text:span><text:span text:style-name="T16">B</text:span><text:span text:style-name="T16">R</text:span><text:span text:style-name="T16">IL</text:span></text:p>
          </draw:text-box>
        </draw:frame>
        <draw:path draw:style-name="gr52" draw:text-style-name="P24" draw:layer="layout" svg:width="8.599cm" svg:height="18.994cm" svg:x="4.079cm" svg:y="1.283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64" draw:text-style-name="P28" draw:layer="layout" svg:width="1.316cm" svg:height="0.533cm" svg:x="4.923cm" svg:y="1.749cm">
          <draw:text-box>
            <text:p text:style-name="P1"><text:span text:style-name="T13">L</text:span><text:span text:style-name="T13">u</text:span><text:span text:style-name="T13">n</text:span><text:span text:style-name="T13">e</text:span><text:span text:style-name="T13">s</text:span></text:p>
          </draw:text-box>
        </draw:frame>
        <draw:frame draw:style-name="gr65" draw:text-style-name="P28" draw:layer="layout" svg:width="1.635cm" svg:height="0.533cm" svg:x="7.636cm" svg:y="1.749cm">
          <draw:text-box>
            <text:p text:style-name="P1"><text:span text:style-name="T13">M</text:span><text:span text:style-name="T13">ar</text:span><text:span text:style-name="T13">te</text:span><text:span text:style-name="T13">s</text:span></text:p>
          </draw:text-box>
        </draw:frame>
        <draw:frame draw:style-name="gr66" draw:text-style-name="P35" draw:layer="layout" svg:width="2.304cm" svg:height="0.533cm" svg:x="10.197cm" svg:y="1.749cm">
          <draw:text-box>
            <text:p text:style-name="P1"><text:span text:style-name="T19">M</text:span><text:span text:style-name="T19">ié</text:span><text:span text:style-name="T19">rc</text:span><text:span text:style-name="T19">ol</text:span><text:span text:style-name="T19">e</text:span><text:span text:style-name="T19">s</text:span></text:p>
          </draw:text-box>
        </draw:frame>
        <draw:path draw:style-name="gr52" draw:text-style-name="P30" draw:layer="layout" svg:width="3.385cm" svg:height="14.078cm" svg:x="0.701cm" svg:y="2.679cm" svg:viewBox="0 0 3386 14079" svg:d="M0 0h3386M0 3520h3386M0 7040h3386M0 10560h3386M0 14079h3386">
          <text:p/>
        </draw:path>
        <draw:path draw:style-name="gr61" draw:text-style-name="P24" draw:layer="layout" svg:width="3.378cm" svg:height="16.526cm" svg:x="0.701cm" svg:y="3.269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63" draw:text-style-name="P34" draw:layer="layout" svg:width="2.26cm" svg:height="0.533cm" svg:x="1.501cm" svg:y="2.798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13</text:span></text:p>
          </draw:text-box>
        </draw:frame>
        <draw:frame draw:style-name="gr63" draw:text-style-name="P34" draw:layer="layout" svg:width="2.26cm" svg:height="0.533cm" svg:x="1.501cm" svg:y="6.318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14</text:span></text:p>
          </draw:text-box>
        </draw:frame>
        <draw:frame draw:style-name="gr63" draw:text-style-name="P34" draw:layer="layout" svg:width="2.26cm" svg:height="0.533cm" svg:x="1.501cm" svg:y="9.837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15</text:span></text:p>
          </draw:text-box>
        </draw:frame>
        <draw:frame draw:style-name="gr63" draw:text-style-name="P34" draw:layer="layout" svg:width="2.26cm" svg:height="0.533cm" svg:x="1.501cm" svg:y="13.357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16</text:span></text:p>
          </draw:text-box>
        </draw:frame>
        <draw:frame draw:style-name="gr57" draw:text-style-name="P29" draw:layer="layout" svg:width="0.364cm" svg:height="0.49cm" svg:x="4.221cm" svg:y="6.29cm">
          <draw:text-box>
            <text:p text:style-name="P1"><text:span text:style-name="T14">5</text:span></text:p>
          </draw:text-box>
        </draw:frame>
        <draw:frame draw:style-name="gr57" draw:text-style-name="P29" draw:layer="layout" svg:width="0.364cm" svg:height="0.49cm" svg:x="7.082cm" svg:y="6.29cm">
          <draw:text-box>
            <text:p text:style-name="P1"><text:span text:style-name="T14">6</text:span></text:p>
          </draw:text-box>
        </draw:frame>
        <draw:frame draw:style-name="gr88" draw:text-style-name="P29" draw:layer="layout" svg:width="0.37cm" svg:height="0.49cm" svg:x="9.942cm" svg:y="6.29cm">
          <draw:text-box>
            <text:p text:style-name="P1"><text:span text:style-name="T14">7</text:span></text:p>
          </draw:text-box>
        </draw:frame>
        <draw:frame draw:style-name="gr58" draw:text-style-name="P29" draw:layer="layout" svg:width="0.472cm" svg:height="0.49cm" svg:x="4.221cm" svg:y="9.809cm">
          <draw:text-box>
            <text:p text:style-name="P1"><text:span text:style-name="T14">12</text:span></text:p>
          </draw:text-box>
        </draw:frame>
        <draw:frame draw:style-name="gr58" draw:text-style-name="P29" draw:layer="layout" svg:width="0.472cm" svg:height="0.49cm" svg:x="7.082cm" svg:y="9.809cm">
          <draw:text-box>
            <text:p text:style-name="P1"><text:span text:style-name="T14">13</text:span></text:p>
          </draw:text-box>
        </draw:frame>
        <draw:frame draw:style-name="gr58" draw:text-style-name="P29" draw:layer="layout" svg:width="0.472cm" svg:height="0.49cm" svg:x="9.942cm" svg:y="9.809cm">
          <draw:text-box>
            <text:p text:style-name="P1"><text:span text:style-name="T14">14</text:span></text:p>
          </draw:text-box>
        </draw:frame>
        <draw:frame draw:style-name="gr58" draw:text-style-name="P29" draw:layer="layout" svg:width="0.472cm" svg:height="0.49cm" svg:x="4.221cm" svg:y="13.328cm">
          <draw:text-box>
            <text:p text:style-name="P1"><text:span text:style-name="T14">19</text:span></text:p>
          </draw:text-box>
        </draw:frame>
        <draw:frame draw:style-name="gr58" draw:text-style-name="P29" draw:layer="layout" svg:width="0.472cm" svg:height="0.49cm" svg:x="7.082cm" svg:y="13.328cm">
          <draw:text-box>
            <text:p text:style-name="P1"><text:span text:style-name="T14">2</text:span><text:span text:style-name="T14">0</text:span></text:p>
          </draw:text-box>
        </draw:frame>
        <draw:frame draw:style-name="gr58" draw:text-style-name="P29" draw:layer="layout" svg:width="0.472cm" svg:height="0.49cm" svg:x="9.942cm" svg:y="13.328cm">
          <draw:text-box>
            <text:p text:style-name="P1"><text:span text:style-name="T14">21</text:span></text:p>
          </draw:text-box>
        </draw:frame>
        <draw:frame draw:style-name="gr63" draw:text-style-name="P34" draw:layer="layout" svg:width="2.26cm" svg:height="0.533cm" svg:x="1.501cm" svg:y="16.907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17</text:span></text:p>
          </draw:text-box>
        </draw:frame>
        <draw:frame draw:style-name="gr58" draw:text-style-name="P29" draw:layer="layout" svg:width="0.472cm" svg:height="0.49cm" svg:x="4.221cm" svg:y="16.811cm">
          <draw:text-box>
            <text:p text:style-name="P1"><text:span text:style-name="T14">2</text:span><text:span text:style-name="T14">6</text:span></text:p>
          </draw:text-box>
        </draw:frame>
        <draw:frame draw:style-name="gr58" draw:text-style-name="P29" draw:layer="layout" svg:width="0.472cm" svg:height="0.49cm" svg:x="7.231cm" svg:y="16.811cm">
          <draw:text-box>
            <text:p text:style-name="P1"><text:span text:style-name="T14">2</text:span><text:span text:style-name="T14">7</text:span></text:p>
          </draw:text-box>
        </draw:frame>
        <draw:frame draw:style-name="gr58" draw:text-style-name="P29" draw:layer="layout" svg:width="0.472cm" svg:height="0.49cm" svg:x="9.941cm" svg:y="16.811cm">
          <draw:text-box>
            <text:p text:style-name="P1"><text:span text:style-name="T14">2</text:span><text:span text:style-name="T14">8</text:span></text:p>
          </draw:text-box>
        </draw:frame>
        <draw:path draw:style-name="gr52" draw:text-style-name="P24" draw:layer="layout" svg:width="11.46cm" svg:height="18.995cm" svg:x="15.152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53" draw:text-style-name="P28" draw:layer="layout" svg:width="1.432cm" svg:height="0.533cm" svg:x="15.893cm" svg:y="1.714cm">
          <draw:text-box>
            <text:p text:style-name="P1"><text:span text:style-name="T13">J</text:span><text:span text:style-name="T13">u</text:span><text:span text:style-name="T13">e</text:span><text:span text:style-name="T13">v</text:span><text:span text:style-name="T13">e</text:span><text:span text:style-name="T13">s</text:span></text:p>
          </draw:text-box>
        </draw:frame>
        <draw:frame draw:style-name="gr54" draw:text-style-name="P28" draw:layer="layout" svg:width="1.714cm" svg:height="0.533cm" svg:x="18.682cm" svg:y="1.714cm">
          <draw:text-box>
            <text:p text:style-name="P1"><text:span text:style-name="T13">Vi</text:span><text:span text:style-name="T13">er</text:span><text:span text:style-name="T13">n</text:span><text:span text:style-name="T13">e</text:span><text:span text:style-name="T13">s</text:span></text:p>
          </draw:text-box>
        </draw:frame>
        <draw:frame draw:style-name="gr55" draw:text-style-name="P28" draw:layer="layout" svg:width="1.691cm" svg:height="0.533cm" svg:x="21.53cm" svg:y="1.714cm">
          <draw:text-box>
            <text:p text:style-name="P1"><text:span text:style-name="T13">S</text:span><text:span text:style-name="T13">á</text:span><text:span text:style-name="T13">b</text:span><text:span text:style-name="T13">a</text:span><text:span text:style-name="T13">d</text:span><text:span text:style-name="T13">o</text:span></text:p>
          </draw:text-box>
        </draw:frame>
        <draw:frame draw:style-name="gr56" draw:text-style-name="P28" draw:layer="layout" svg:width="2.001cm" svg:height="0.533cm" svg:x="24.25cm" svg:y="1.714cm">
          <draw:text-box>
            <text:p text:style-name="P1"><text:span text:style-name="T13">D</text:span><text:span text:style-name="T13">o</text:span><text:span text:style-name="T13">m</text:span><text:span text:style-name="T13">in</text:span><text:span text:style-name="T13">g</text:span><text:span text:style-name="T13">o</text:span></text:p>
          </draw:text-box>
        </draw:frame>
        <draw:frame draw:style-name="gr57" draw:text-style-name="P29" draw:layer="layout" svg:width="0.364cm" svg:height="0.49cm" svg:x="15.294cm" svg:y="6.255cm">
          <draw:text-box>
            <text:p text:style-name="P1"><text:span text:style-name="T14">8</text:span></text:p>
          </draw:text-box>
        </draw:frame>
        <draw:frame draw:style-name="gr57" draw:text-style-name="P29" draw:layer="layout" svg:width="0.364cm" svg:height="0.49cm" svg:x="18.155cm" svg:y="6.255cm">
          <draw:text-box>
            <text:p text:style-name="P1"><text:span text:style-name="T14">9</text:span></text:p>
          </draw:text-box>
        </draw:frame>
        <draw:frame draw:style-name="gr88" draw:text-style-name="P29" draw:layer="layout" svg:width="0.37cm" svg:height="0.49cm" svg:x="21.016cm" svg:y="6.255cm">
          <draw:text-box>
            <text:p text:style-name="P1"><text:span text:style-name="T14">10</text:span></text:p>
          </draw:text-box>
        </draw:frame>
        <draw:frame draw:style-name="gr58" draw:text-style-name="P29" draw:layer="layout" svg:width="0.472cm" svg:height="0.49cm" svg:x="23.877cm" svg:y="6.255cm">
          <draw:text-box>
            <text:p text:style-name="P1"><text:span text:style-name="T14">11</text:span></text:p>
          </draw:text-box>
        </draw:frame>
        <draw:frame draw:style-name="gr58" draw:text-style-name="P29" draw:layer="layout" svg:width="0.472cm" svg:height="0.49cm" svg:x="15.294cm" svg:y="9.774cm">
          <draw:text-box>
            <text:p text:style-name="P1"><text:span text:style-name="T14">15</text:span></text:p>
          </draw:text-box>
        </draw:frame>
        <draw:frame draw:style-name="gr58" draw:text-style-name="P29" draw:layer="layout" svg:width="0.472cm" svg:height="0.49cm" svg:x="18.155cm" svg:y="9.774cm">
          <draw:text-box>
            <text:p text:style-name="P1"><text:span text:style-name="T14">16</text:span></text:p>
          </draw:text-box>
        </draw:frame>
        <draw:frame draw:style-name="gr58" draw:text-style-name="P29" draw:layer="layout" svg:width="0.472cm" svg:height="0.49cm" svg:x="21.016cm" svg:y="9.774cm">
          <draw:text-box>
            <text:p text:style-name="P1"><text:span text:style-name="T14">17</text:span></text:p>
          </draw:text-box>
        </draw:frame>
        <draw:frame draw:style-name="gr58" draw:text-style-name="P29" draw:layer="layout" svg:width="0.472cm" svg:height="0.49cm" svg:x="23.877cm" svg:y="9.774cm">
          <draw:text-box>
            <text:p text:style-name="P1"><text:span text:style-name="T14">18</text:span></text:p>
          </draw:text-box>
        </draw:frame>
        <draw:frame draw:style-name="gr58" draw:text-style-name="P29" draw:layer="layout" svg:width="0.472cm" svg:height="0.49cm" svg:x="15.294cm" svg:y="13.293cm">
          <draw:text-box>
            <text:p text:style-name="P1"><text:span text:style-name="T14">2</text:span><text:span text:style-name="T14">2</text:span></text:p>
          </draw:text-box>
        </draw:frame>
        <draw:frame draw:style-name="gr58" draw:text-style-name="P29" draw:layer="layout" svg:width="0.472cm" svg:height="0.49cm" svg:x="18.155cm" svg:y="13.293cm">
          <draw:text-box>
            <text:p text:style-name="P1"><text:span text:style-name="T14">2</text:span><text:span text:style-name="T14">3</text:span></text:p>
          </draw:text-box>
        </draw:frame>
        <draw:frame draw:style-name="gr58" draw:text-style-name="P29" draw:layer="layout" svg:width="0.472cm" svg:height="0.49cm" svg:x="21.016cm" svg:y="13.293cm">
          <draw:text-box>
            <text:p text:style-name="P1"><text:span text:style-name="T14">2</text:span><text:span text:style-name="T14">4</text:span></text:p>
          </draw:text-box>
        </draw:frame>
        <draw:frame draw:style-name="gr57" draw:text-style-name="P29" draw:layer="layout" svg:width="0.364cm" svg:height="0.49cm" svg:x="15.294cm" svg:y="2.74cm">
          <draw:text-box>
            <text:p text:style-name="P1"><text:span text:style-name="T14">1</text:span></text:p>
          </draw:text-box>
        </draw:frame>
        <draw:frame draw:style-name="gr57" draw:text-style-name="P29" draw:layer="layout" svg:width="0.364cm" svg:height="0.49cm" svg:x="18.155cm" svg:y="2.74cm">
          <draw:text-box>
            <text:p text:style-name="P1"><text:span text:style-name="T14">2</text:span></text:p>
          </draw:text-box>
        </draw:frame>
        <draw:frame draw:style-name="gr57" draw:text-style-name="P29" draw:layer="layout" svg:width="0.364cm" svg:height="0.49cm" svg:x="21.016cm" svg:y="2.74cm">
          <draw:text-box>
            <text:p text:style-name="P1"><text:span text:style-name="T14">3</text:span></text:p>
          </draw:text-box>
        </draw:frame>
        <draw:frame draw:style-name="gr58" draw:text-style-name="P29" draw:layer="layout" svg:width="0.472cm" svg:height="0.49cm" svg:x="23.877cm" svg:y="2.74cm">
          <draw:text-box>
            <text:p text:style-name="P1"><text:span text:style-name="T14">4</text:span></text:p>
          </draw:text-box>
        </draw:frame>
        <draw:frame draw:style-name="gr58" draw:text-style-name="P29" draw:layer="layout" svg:width="0.472cm" svg:height="0.49cm" svg:x="23.881cm" svg:y="13.29cm">
          <draw:text-box>
            <text:p text:style-name="P1"><text:span text:style-name="T14">2</text:span><text:span text:style-name="T14">5</text:span></text:p>
          </draw:text-box>
        </draw:frame>
        <draw:frame draw:style-name="gr58" draw:text-style-name="P29" draw:layer="layout" svg:width="0.472cm" svg:height="0.49cm" svg:x="15.291cm" svg:y="16.81cm">
          <draw:text-box>
            <text:p text:style-name="P1"><text:span text:style-name="T14">2</text:span><text:span text:style-name="T14">9</text:span></text:p>
          </draw:text-box>
        </draw:frame>
        <draw:frame draw:style-name="gr58" draw:text-style-name="P29" draw:layer="layout" svg:width="0.472cm" svg:height="0.49cm" svg:x="18.152cm" svg:y="16.81cm">
          <draw:text-box>
            <text:p text:style-name="P1"><text:span text:style-name="T14">3</text:span><text:span text:style-name="T14">0</text:span></text:p>
          </draw:text-box>
        </draw:frame>
      </draw:page>
      <draw:page draw:name="page34" draw:style-name="dp1" draw:master-page-name="master-page34">
        <draw:frame draw:style-name="gr87" draw:text-style-name="P32" draw:layer="layout" svg:width="2.479cm" svg:height="0.709cm" svg:x="1.51cm" svg:y="1.621cm">
          <draw:text-box>
            <text:p text:style-name="P1"><text:span text:style-name="T16">M</text:span><text:span text:style-name="T16">A</text:span><text:span text:style-name="T16">Y</text:span><text:span text:style-name="T16">O</text:span></text:p>
          </draw:text-box>
        </draw:frame>
        <draw:line draw:style-name="gr2" draw:text-style-name="P48" draw:layer="layout" svg:x1="4.078cm" svg:y1="1.282cm" svg:x2="6.948cm" svg:y2="1.282cm">
          <text:p/>
        </draw:line>
        <draw:line draw:style-name="gr2" draw:text-style-name="P48" draw:layer="layout" svg:x1="4.086cm" svg:y1="2.67cm" svg:x2="4.086cm" svg:y2="1.291cm">
          <text:p/>
        </draw:line>
        <draw:line draw:style-name="gr2" draw:text-style-name="P48" draw:layer="layout" svg:x1="6.948cm" svg:y1="1.282cm" svg:x2="9.809cm" svg:y2="1.282cm">
          <text:p/>
        </draw:line>
        <draw:line draw:style-name="gr2" draw:text-style-name="P48" draw:layer="layout" svg:x1="6.948cm" svg:y1="2.67cm" svg:x2="6.948cm" svg:y2="1.291cm">
          <text:p/>
        </draw:line>
        <draw:line draw:style-name="gr2" draw:text-style-name="P48" draw:layer="layout" svg:x1="9.809cm" svg:y1="1.282cm" svg:x2="12.678cm" svg:y2="1.282cm">
          <text:p/>
        </draw:line>
        <draw:line draw:style-name="gr2" draw:text-style-name="P48" draw:layer="layout" svg:x1="9.809cm" svg:y1="2.67cm" svg:x2="9.809cm" svg:y2="1.291cm">
          <text:p/>
        </draw:line>
        <draw:line draw:style-name="gr2" draw:text-style-name="P48" draw:layer="layout" svg:x1="12.67cm" svg:y1="2.67cm" svg:x2="12.67cm" svg:y2="1.291cm">
          <text:p/>
        </draw:line>
        <draw:line draw:style-name="gr2" draw:text-style-name="P48" draw:layer="layout" svg:x1="4.078cm" svg:y1="2.68cm" svg:x2="6.948cm" svg:y2="2.68cm">
          <text:p/>
        </draw:line>
        <draw:line draw:style-name="gr2" draw:text-style-name="P48" draw:layer="layout" svg:x1="4.086cm" svg:y1="5.489cm" svg:x2="4.086cm" svg:y2="2.686cm">
          <text:p/>
        </draw:line>
        <draw:line draw:style-name="gr2" draw:text-style-name="P48" draw:layer="layout" svg:x1="6.948cm" svg:y1="2.68cm" svg:x2="9.809cm" svg:y2="2.68cm">
          <text:p/>
        </draw:line>
        <draw:line draw:style-name="gr2" draw:text-style-name="P48" draw:layer="layout" svg:x1="6.948cm" svg:y1="5.489cm" svg:x2="6.948cm" svg:y2="2.686cm">
          <text:p/>
        </draw:line>
        <draw:line draw:style-name="gr2" draw:text-style-name="P48" draw:layer="layout" svg:x1="9.809cm" svg:y1="2.68cm" svg:x2="12.678cm" svg:y2="2.68cm">
          <text:p/>
        </draw:line>
        <draw:line draw:style-name="gr2" draw:text-style-name="P48" draw:layer="layout" svg:x1="9.809cm" svg:y1="5.489cm" svg:x2="9.809cm" svg:y2="2.686cm">
          <text:p/>
        </draw:line>
        <draw:line draw:style-name="gr2" draw:text-style-name="P48" draw:layer="layout" svg:x1="12.67cm" svg:y1="5.489cm" svg:x2="12.67cm" svg:y2="2.686cm">
          <text:p/>
        </draw:line>
        <draw:line draw:style-name="gr2" draw:text-style-name="P48" draw:layer="layout" svg:x1="4.078cm" svg:y1="5.497cm" svg:x2="6.948cm" svg:y2="5.497cm">
          <text:p/>
        </draw:line>
        <draw:line draw:style-name="gr2" draw:text-style-name="P48" draw:layer="layout" svg:x1="4.086cm" svg:y1="8.307cm" svg:x2="4.086cm" svg:y2="5.504cm">
          <text:p/>
        </draw:line>
        <draw:line draw:style-name="gr2" draw:text-style-name="P48" draw:layer="layout" svg:x1="6.948cm" svg:y1="5.497cm" svg:x2="9.809cm" svg:y2="5.497cm">
          <text:p/>
        </draw:line>
        <draw:line draw:style-name="gr2" draw:text-style-name="P48" draw:layer="layout" svg:x1="6.948cm" svg:y1="8.307cm" svg:x2="6.948cm" svg:y2="5.504cm">
          <text:p/>
        </draw:line>
        <draw:line draw:style-name="gr2" draw:text-style-name="P48" draw:layer="layout" svg:x1="9.809cm" svg:y1="5.497cm" svg:x2="12.678cm" svg:y2="5.497cm">
          <text:p/>
        </draw:line>
        <draw:line draw:style-name="gr2" draw:text-style-name="P48" draw:layer="layout" svg:x1="9.809cm" svg:y1="8.307cm" svg:x2="9.809cm" svg:y2="5.504cm">
          <text:p/>
        </draw:line>
        <draw:line draw:style-name="gr2" draw:text-style-name="P48" draw:layer="layout" svg:x1="12.67cm" svg:y1="8.307cm" svg:x2="12.67cm" svg:y2="5.504cm">
          <text:p/>
        </draw:line>
        <draw:line draw:style-name="gr2" draw:text-style-name="P48" draw:layer="layout" svg:x1="4.078cm" svg:y1="8.314cm" svg:x2="6.948cm" svg:y2="8.314cm">
          <text:p/>
        </draw:line>
        <draw:line draw:style-name="gr2" draw:text-style-name="P48" draw:layer="layout" svg:x1="4.086cm" svg:y1="11.125cm" svg:x2="4.086cm" svg:y2="8.322cm">
          <text:p/>
        </draw:line>
        <draw:line draw:style-name="gr2" draw:text-style-name="P48" draw:layer="layout" svg:x1="6.948cm" svg:y1="8.314cm" svg:x2="9.809cm" svg:y2="8.314cm">
          <text:p/>
        </draw:line>
        <draw:line draw:style-name="gr2" draw:text-style-name="P48" draw:layer="layout" svg:x1="6.948cm" svg:y1="11.125cm" svg:x2="6.948cm" svg:y2="8.322cm">
          <text:p/>
        </draw:line>
        <draw:line draw:style-name="gr2" draw:text-style-name="P48" draw:layer="layout" svg:x1="9.809cm" svg:y1="8.314cm" svg:x2="12.678cm" svg:y2="8.314cm">
          <text:p/>
        </draw:line>
        <draw:line draw:style-name="gr2" draw:text-style-name="P48" draw:layer="layout" svg:x1="9.809cm" svg:y1="11.125cm" svg:x2="9.809cm" svg:y2="8.322cm">
          <text:p/>
        </draw:line>
        <draw:line draw:style-name="gr2" draw:text-style-name="P48" draw:layer="layout" svg:x1="12.67cm" svg:y1="11.125cm" svg:x2="12.67cm" svg:y2="8.322cm">
          <text:p/>
        </draw:line>
        <draw:line draw:style-name="gr2" draw:text-style-name="P48" draw:layer="layout" svg:x1="4.078cm" svg:y1="11.131cm" svg:x2="6.948cm" svg:y2="11.131cm">
          <text:p/>
        </draw:line>
        <draw:line draw:style-name="gr2" draw:text-style-name="P48" draw:layer="layout" svg:x1="4.086cm" svg:y1="13.941cm" svg:x2="4.086cm" svg:y2="11.138cm">
          <text:p/>
        </draw:line>
        <draw:line draw:style-name="gr2" draw:text-style-name="P48" draw:layer="layout" svg:x1="6.948cm" svg:y1="11.131cm" svg:x2="9.809cm" svg:y2="11.131cm">
          <text:p/>
        </draw:line>
        <draw:line draw:style-name="gr2" draw:text-style-name="P48" draw:layer="layout" svg:x1="6.948cm" svg:y1="13.941cm" svg:x2="6.948cm" svg:y2="11.138cm">
          <text:p/>
        </draw:line>
        <draw:line draw:style-name="gr2" draw:text-style-name="P48" draw:layer="layout" svg:x1="9.809cm" svg:y1="11.131cm" svg:x2="12.678cm" svg:y2="11.131cm">
          <text:p/>
        </draw:line>
        <draw:line draw:style-name="gr2" draw:text-style-name="P48" draw:layer="layout" svg:x1="9.809cm" svg:y1="13.941cm" svg:x2="9.809cm" svg:y2="11.138cm">
          <text:p/>
        </draw:line>
        <draw:line draw:style-name="gr2" draw:text-style-name="P48" draw:layer="layout" svg:x1="12.67cm" svg:y1="13.941cm" svg:x2="12.67cm" svg:y2="11.138cm">
          <text:p/>
        </draw:line>
        <draw:line draw:style-name="gr2" draw:text-style-name="P48" draw:layer="layout" svg:x1="4.078cm" svg:y1="13.949cm" svg:x2="6.948cm" svg:y2="13.949cm">
          <text:p/>
        </draw:line>
        <draw:line draw:style-name="gr2" draw:text-style-name="P48" draw:layer="layout" svg:x1="4.086cm" svg:y1="16.758cm" svg:x2="4.086cm" svg:y2="13.955cm">
          <text:p/>
        </draw:line>
        <draw:line draw:style-name="gr2" draw:text-style-name="P48" draw:layer="layout" svg:x1="6.948cm" svg:y1="13.949cm" svg:x2="9.809cm" svg:y2="13.949cm">
          <text:p/>
        </draw:line>
        <draw:line draw:style-name="gr2" draw:text-style-name="P48" draw:layer="layout" svg:x1="6.948cm" svg:y1="16.758cm" svg:x2="6.948cm" svg:y2="13.955cm">
          <text:p/>
        </draw:line>
        <draw:line draw:style-name="gr2" draw:text-style-name="P48" draw:layer="layout" svg:x1="9.809cm" svg:y1="13.949cm" svg:x2="12.678cm" svg:y2="13.949cm">
          <text:p/>
        </draw:line>
        <draw:line draw:style-name="gr2" draw:text-style-name="P48" draw:layer="layout" svg:x1="9.809cm" svg:y1="16.758cm" svg:x2="9.809cm" svg:y2="13.955cm">
          <text:p/>
        </draw:line>
        <draw:line draw:style-name="gr2" draw:text-style-name="P48" draw:layer="layout" svg:x1="12.67cm" svg:y1="16.758cm" svg:x2="12.67cm" svg:y2="13.955cm">
          <text:p/>
        </draw:line>
        <draw:line draw:style-name="gr2" draw:text-style-name="P48" draw:layer="layout" svg:x1="4.078cm" svg:y1="16.766cm" svg:x2="12.678cm" svg:y2="16.766cm">
          <text:p/>
        </draw:line>
        <draw:frame draw:style-name="gr64" draw:text-style-name="P28" draw:layer="layout" svg:width="1.316cm" svg:height="0.533cm" svg:x="4.922cm" svg:y="1.748cm">
          <draw:text-box>
            <text:p text:style-name="P1"><text:span text:style-name="T13">L</text:span><text:span text:style-name="T13">u</text:span><text:span text:style-name="T13">n</text:span><text:span text:style-name="T13">e</text:span><text:span text:style-name="T13">s</text:span></text:p>
          </draw:text-box>
        </draw:frame>
        <draw:frame draw:style-name="gr65" draw:text-style-name="P28" draw:layer="layout" svg:width="1.635cm" svg:height="0.533cm" svg:x="7.635cm" svg:y="1.748cm">
          <draw:text-box>
            <text:p text:style-name="P1"><text:span text:style-name="T13">M</text:span><text:span text:style-name="T13">ar</text:span><text:span text:style-name="T13">te</text:span><text:span text:style-name="T13">s</text:span></text:p>
          </draw:text-box>
        </draw:frame>
        <draw:frame draw:style-name="gr66" draw:text-style-name="P35" draw:layer="layout" svg:width="2.304cm" svg:height="0.533cm" svg:x="10.196cm" svg:y="1.748cm">
          <draw:text-box>
            <text:p text:style-name="P1"><text:span text:style-name="T19">M</text:span><text:span text:style-name="T19">ié</text:span><text:span text:style-name="T19">rc</text:span><text:span text:style-name="T19">ol</text:span><text:span text:style-name="T19">e</text:span><text:span text:style-name="T19">s</text:span></text:p>
          </draw:text-box>
        </draw:frame>
        <draw:line draw:style-name="gr2" draw:text-style-name="P49" draw:layer="layout" svg:x1="0.7cm" svg:y1="2.678cm" svg:x2="4.086cm" svg:y2="2.678cm">
          <text:p/>
        </draw:line>
        <draw:line draw:style-name="gr2" draw:text-style-name="P49" draw:layer="layout" svg:x1="0.7cm" svg:y1="5.496cm" svg:x2="4.086cm" svg:y2="5.496cm">
          <text:p/>
        </draw:line>
        <draw:line draw:style-name="gr2" draw:text-style-name="P49" draw:layer="layout" svg:x1="0.7cm" svg:y1="8.314cm" svg:x2="4.086cm" svg:y2="8.314cm">
          <text:p/>
        </draw:line>
        <draw:line draw:style-name="gr2" draw:text-style-name="P49" draw:layer="layout" svg:x1="0.7cm" svg:y1="11.131cm" svg:x2="4.086cm" svg:y2="11.131cm">
          <text:p/>
        </draw:line>
        <draw:line draw:style-name="gr2" draw:text-style-name="P49" draw:layer="layout" svg:x1="0.7cm" svg:y1="13.948cm" svg:x2="4.086cm" svg:y2="13.948cm">
          <text:p/>
        </draw:line>
        <draw:line draw:style-name="gr6" draw:text-style-name="P48" draw:layer="layout" svg:x1="0.7cm" svg:y1="3.15cm" svg:x2="4.079cm" svg:y2="3.15cm">
          <text:p/>
        </draw:line>
        <draw:line draw:style-name="gr6" draw:text-style-name="P48" draw:layer="layout" svg:x1="0.7cm" svg:y1="3.551cm" svg:x2="4.079cm" svg:y2="3.551cm">
          <text:p/>
        </draw:line>
        <draw:line draw:style-name="gr6" draw:text-style-name="P48" draw:layer="layout" svg:x1="0.7cm" svg:y1="3.953cm" svg:x2="4.079cm" svg:y2="3.953cm">
          <text:p/>
        </draw:line>
        <draw:line draw:style-name="gr6" draw:text-style-name="P48" draw:layer="layout" svg:x1="0.7cm" svg:y1="4.353cm" svg:x2="4.079cm" svg:y2="4.353cm">
          <text:p/>
        </draw:line>
        <draw:line draw:style-name="gr6" draw:text-style-name="P48" draw:layer="layout" svg:x1="0.7cm" svg:y1="4.754cm" svg:x2="4.079cm" svg:y2="4.754cm">
          <text:p/>
        </draw:line>
        <draw:line draw:style-name="gr6" draw:text-style-name="P48" draw:layer="layout" svg:x1="0.7cm" svg:y1="5.155cm" svg:x2="4.079cm" svg:y2="5.155cm">
          <text:p/>
        </draw:line>
        <draw:line draw:style-name="gr6" draw:text-style-name="P48" draw:layer="layout" svg:x1="0.7cm" svg:y1="5.957cm" svg:x2="4.079cm" svg:y2="5.957cm">
          <text:p/>
        </draw:line>
        <draw:line draw:style-name="gr6" draw:text-style-name="P48" draw:layer="layout" svg:x1="0.7cm" svg:y1="6.358cm" svg:x2="4.079cm" svg:y2="6.358cm">
          <text:p/>
        </draw:line>
        <draw:line draw:style-name="gr6" draw:text-style-name="P48" draw:layer="layout" svg:x1="0.7cm" svg:y1="6.758cm" svg:x2="4.079cm" svg:y2="6.758cm">
          <text:p/>
        </draw:line>
        <draw:line draw:style-name="gr6" draw:text-style-name="P48" draw:layer="layout" svg:x1="0.7cm" svg:y1="7.16cm" svg:x2="4.079cm" svg:y2="7.16cm">
          <text:p/>
        </draw:line>
        <draw:line draw:style-name="gr6" draw:text-style-name="P48" draw:layer="layout" svg:x1="0.7cm" svg:y1="7.561cm" svg:x2="4.079cm" svg:y2="7.561cm">
          <text:p/>
        </draw:line>
        <draw:line draw:style-name="gr6" draw:text-style-name="P48" draw:layer="layout" svg:x1="0.7cm" svg:y1="7.962cm" svg:x2="4.079cm" svg:y2="7.962cm">
          <text:p/>
        </draw:line>
        <draw:line draw:style-name="gr6" draw:text-style-name="P48" draw:layer="layout" svg:x1="0.7cm" svg:y1="8.763cm" svg:x2="4.079cm" svg:y2="8.763cm">
          <text:p/>
        </draw:line>
        <draw:line draw:style-name="gr6" draw:text-style-name="P48" draw:layer="layout" svg:x1="0.7cm" svg:y1="9.165cm" svg:x2="4.079cm" svg:y2="9.165cm">
          <text:p/>
        </draw:line>
        <draw:line draw:style-name="gr6" draw:text-style-name="P48" draw:layer="layout" svg:x1="0.7cm" svg:y1="9.566cm" svg:x2="4.079cm" svg:y2="9.566cm">
          <text:p/>
        </draw:line>
        <draw:line draw:style-name="gr6" draw:text-style-name="P48" draw:layer="layout" svg:x1="0.7cm" svg:y1="9.967cm" svg:x2="4.079cm" svg:y2="9.967cm">
          <text:p/>
        </draw:line>
        <draw:line draw:style-name="gr6" draw:text-style-name="P48" draw:layer="layout" svg:x1="0.7cm" svg:y1="10.367cm" svg:x2="4.079cm" svg:y2="10.367cm">
          <text:p/>
        </draw:line>
        <draw:line draw:style-name="gr6" draw:text-style-name="P48" draw:layer="layout" svg:x1="0.7cm" svg:y1="10.769cm" svg:x2="4.079cm" svg:y2="10.769cm">
          <text:p/>
        </draw:line>
        <draw:line draw:style-name="gr6" draw:text-style-name="P48" draw:layer="layout" svg:x1="0.7cm" svg:y1="11.57cm" svg:x2="4.079cm" svg:y2="11.57cm">
          <text:p/>
        </draw:line>
        <draw:line draw:style-name="gr6" draw:text-style-name="P48" draw:layer="layout" svg:x1="0.7cm" svg:y1="11.97cm" svg:x2="4.079cm" svg:y2="11.97cm">
          <text:p/>
        </draw:line>
        <draw:line draw:style-name="gr6" draw:text-style-name="P48" draw:layer="layout" svg:x1="0.7cm" svg:y1="12.372cm" svg:x2="4.079cm" svg:y2="12.372cm">
          <text:p/>
        </draw:line>
        <draw:line draw:style-name="gr6" draw:text-style-name="P48" draw:layer="layout" svg:x1="0.7cm" svg:y1="12.772cm" svg:x2="4.079cm" svg:y2="12.772cm">
          <text:p/>
        </draw:line>
        <draw:line draw:style-name="gr6" draw:text-style-name="P48" draw:layer="layout" svg:x1="0.7cm" svg:y1="13.173cm" svg:x2="4.079cm" svg:y2="13.173cm">
          <text:p/>
        </draw:line>
        <draw:line draw:style-name="gr6" draw:text-style-name="P48" draw:layer="layout" svg:x1="0.7cm" svg:y1="13.574cm" svg:x2="4.079cm" svg:y2="13.574cm">
          <text:p/>
        </draw:line>
        <draw:frame draw:style-name="gr92" draw:text-style-name="P34" draw:layer="layout" svg:width="2.26cm" svg:height="0.475cm" svg:x="1.5cm" svg:y="2.67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17</text:span></text:p>
          </draw:text-box>
        </draw:frame>
        <draw:frame draw:style-name="gr92" draw:text-style-name="P34" draw:layer="layout" svg:width="2.26cm" svg:height="0.475cm" svg:x="1.5cm" svg:y="5.488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18</text:span></text:p>
          </draw:text-box>
        </draw:frame>
        <draw:frame draw:style-name="gr92" draw:text-style-name="P34" draw:layer="layout" svg:width="2.26cm" svg:height="0.475cm" svg:x="1.5cm" svg:y="8.305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19</text:span></text:p>
          </draw:text-box>
        </draw:frame>
        <draw:frame draw:style-name="gr92" draw:text-style-name="P34" draw:layer="layout" svg:width="2.26cm" svg:height="0.475cm" svg:x="1.5cm" svg:y="11.123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2</text:span><text:span text:style-name="T18">0</text:span></text:p>
          </draw:text-box>
        </draw:frame>
        <draw:frame draw:style-name="gr89" draw:text-style-name="P29" draw:layer="layout" svg:width="0.364cm" svg:height="0.475cm" svg:x="4.22cm" svg:y="5.569cm">
          <draw:text-box>
            <text:p text:style-name="P1"><text:span text:style-name="T14">3</text:span></text:p>
          </draw:text-box>
        </draw:frame>
        <draw:frame draw:style-name="gr89" draw:text-style-name="P29" draw:layer="layout" svg:width="0.364cm" svg:height="0.475cm" svg:x="7.081cm" svg:y="5.569cm">
          <draw:text-box>
            <text:p text:style-name="P1"><text:span text:style-name="T14">4</text:span></text:p>
          </draw:text-box>
        </draw:frame>
        <draw:frame draw:style-name="gr90" draw:text-style-name="P29" draw:layer="layout" svg:width="0.37cm" svg:height="0.475cm" svg:x="9.941cm" svg:y="5.569cm">
          <draw:text-box>
            <text:p text:style-name="P1"><text:span text:style-name="T14">5</text:span></text:p>
          </draw:text-box>
        </draw:frame>
        <draw:frame draw:style-name="gr91" draw:text-style-name="P29" draw:layer="layout" svg:width="0.472cm" svg:height="0.475cm" svg:x="4.22cm" svg:y="8.386cm">
          <draw:text-box>
            <text:p text:style-name="P1"><text:span text:style-name="T14">10</text:span></text:p>
          </draw:text-box>
        </draw:frame>
        <draw:frame draw:style-name="gr91" draw:text-style-name="P29" draw:layer="layout" svg:width="0.472cm" svg:height="0.475cm" svg:x="7.081cm" svg:y="8.386cm">
          <draw:text-box>
            <text:p text:style-name="P1"><text:span text:style-name="T14">11</text:span></text:p>
          </draw:text-box>
        </draw:frame>
        <draw:frame draw:style-name="gr91" draw:text-style-name="P29" draw:layer="layout" svg:width="0.472cm" svg:height="0.475cm" svg:x="9.941cm" svg:y="8.386cm">
          <draw:text-box>
            <text:p text:style-name="P1"><text:span text:style-name="T14">12</text:span></text:p>
          </draw:text-box>
        </draw:frame>
        <draw:frame draw:style-name="gr91" draw:text-style-name="P29" draw:layer="layout" svg:width="0.472cm" svg:height="0.475cm" svg:x="4.22cm" svg:y="11.203cm">
          <draw:text-box>
            <text:p text:style-name="P1"><text:span text:style-name="T14">17</text:span></text:p>
          </draw:text-box>
        </draw:frame>
        <draw:frame draw:style-name="gr91" draw:text-style-name="P29" draw:layer="layout" svg:width="0.472cm" svg:height="0.475cm" svg:x="7.081cm" svg:y="11.203cm">
          <draw:text-box>
            <text:p text:style-name="P1"><text:span text:style-name="T14">18</text:span></text:p>
          </draw:text-box>
        </draw:frame>
        <draw:frame draw:style-name="gr91" draw:text-style-name="P29" draw:layer="layout" svg:width="0.472cm" svg:height="0.475cm" svg:x="9.941cm" svg:y="11.203cm">
          <draw:text-box>
            <text:p text:style-name="P1"><text:span text:style-name="T14">19</text:span></text:p>
          </draw:text-box>
        </draw:frame>
        <draw:frame draw:style-name="gr91" draw:text-style-name="P29" draw:layer="layout" svg:width="0.472cm" svg:height="0.475cm" svg:x="4.22cm" svg:y="13.991cm">
          <draw:text-box>
            <text:p text:style-name="P1"><text:span text:style-name="T14">2</text:span><text:span text:style-name="T14">4</text:span></text:p>
          </draw:text-box>
        </draw:frame>
        <draw:frame draw:style-name="gr91" draw:text-style-name="P29" draw:layer="layout" svg:width="0.472cm" svg:height="0.475cm" svg:x="7.23cm" svg:y="13.991cm">
          <draw:text-box>
            <text:p text:style-name="P1"><text:span text:style-name="T14">2</text:span><text:span text:style-name="T14">5</text:span></text:p>
          </draw:text-box>
        </draw:frame>
        <draw:frame draw:style-name="gr91" draw:text-style-name="P29" draw:layer="layout" svg:width="0.472cm" svg:height="0.475cm" svg:x="9.94cm" svg:y="13.991cm">
          <draw:text-box>
            <text:p text:style-name="P1"><text:span text:style-name="T14">2</text:span><text:span text:style-name="T14">6</text:span></text:p>
          </draw:text-box>
        </draw:frame>
        <draw:line draw:style-name="gr2" draw:text-style-name="P48" draw:layer="layout" svg:x1="4.086cm" svg:y1="19.576cm" svg:x2="4.086cm" svg:y2="16.773cm">
          <text:p/>
        </draw:line>
        <draw:line draw:style-name="gr2" draw:text-style-name="P48" draw:layer="layout" svg:x1="6.948cm" svg:y1="19.576cm" svg:x2="6.948cm" svg:y2="16.773cm">
          <text:p/>
        </draw:line>
        <draw:line draw:style-name="gr2" draw:text-style-name="P48" draw:layer="layout" svg:x1="9.809cm" svg:y1="19.576cm" svg:x2="9.809cm" svg:y2="16.773cm">
          <text:p/>
        </draw:line>
        <draw:line draw:style-name="gr2" draw:text-style-name="P48" draw:layer="layout" svg:x1="12.67cm" svg:y1="19.576cm" svg:x2="12.67cm" svg:y2="16.773cm">
          <text:p/>
        </draw:line>
        <draw:line draw:style-name="gr2" draw:text-style-name="P48" draw:layer="layout" svg:x1="4.078cm" svg:y1="19.584cm" svg:x2="12.678cm" svg:y2="19.584cm">
          <text:p/>
        </draw:line>
        <draw:frame draw:style-name="gr91" draw:text-style-name="P29" draw:layer="layout" svg:width="0.472cm" svg:height="0.475cm" svg:x="4.22cm" svg:y="16.809cm">
          <draw:text-box>
            <text:p text:style-name="P1"><text:span text:style-name="T14">31</text:span></text:p>
          </draw:text-box>
        </draw:frame>
        <draw:line draw:style-name="gr2" draw:text-style-name="P49" draw:layer="layout" svg:x1="0.703cm" svg:y1="16.766cm" svg:x2="4.089cm" svg:y2="16.766cm">
          <text:p/>
        </draw:line>
        <draw:line draw:style-name="gr6" draw:text-style-name="P48" draw:layer="layout" svg:x1="0.7cm" svg:y1="14.395cm" svg:x2="4.079cm" svg:y2="14.395cm">
          <text:p/>
        </draw:line>
        <draw:line draw:style-name="gr6" draw:text-style-name="P48" draw:layer="layout" svg:x1="0.7cm" svg:y1="14.795cm" svg:x2="4.079cm" svg:y2="14.795cm">
          <text:p/>
        </draw:line>
        <draw:line draw:style-name="gr6" draw:text-style-name="P48" draw:layer="layout" svg:x1="0.7cm" svg:y1="15.197cm" svg:x2="4.079cm" svg:y2="15.197cm">
          <text:p/>
        </draw:line>
        <draw:line draw:style-name="gr6" draw:text-style-name="P48" draw:layer="layout" svg:x1="0.7cm" svg:y1="15.597cm" svg:x2="4.079cm" svg:y2="15.597cm">
          <text:p/>
        </draw:line>
        <draw:line draw:style-name="gr6" draw:text-style-name="P48" draw:layer="layout" svg:x1="0.7cm" svg:y1="15.998cm" svg:x2="4.079cm" svg:y2="15.998cm">
          <text:p/>
        </draw:line>
        <draw:line draw:style-name="gr6" draw:text-style-name="P48" draw:layer="layout" svg:x1="0.7cm" svg:y1="16.399cm" svg:x2="4.079cm" svg:y2="16.399cm">
          <text:p/>
        </draw:line>
        <draw:frame draw:style-name="gr92" draw:text-style-name="P34" draw:layer="layout" svg:width="2.26cm" svg:height="0.475cm" svg:x="1.5cm" svg:y="13.948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21</text:span></text:p>
          </draw:text-box>
        </draw:frame>
        <draw:line draw:style-name="gr6" draw:text-style-name="P48" draw:layer="layout" svg:x1="0.7cm" svg:y1="17.206cm" svg:x2="4.079cm" svg:y2="17.206cm">
          <text:p/>
        </draw:line>
        <draw:line draw:style-name="gr6" draw:text-style-name="P48" draw:layer="layout" svg:x1="0.7cm" svg:y1="17.606cm" svg:x2="4.079cm" svg:y2="17.606cm">
          <text:p/>
        </draw:line>
        <draw:line draw:style-name="gr6" draw:text-style-name="P48" draw:layer="layout" svg:x1="0.7cm" svg:y1="18.008cm" svg:x2="4.079cm" svg:y2="18.008cm">
          <text:p/>
        </draw:line>
        <draw:line draw:style-name="gr6" draw:text-style-name="P48" draw:layer="layout" svg:x1="0.7cm" svg:y1="18.408cm" svg:x2="4.079cm" svg:y2="18.408cm">
          <text:p/>
        </draw:line>
        <draw:line draw:style-name="gr6" draw:text-style-name="P48" draw:layer="layout" svg:x1="0.7cm" svg:y1="18.809cm" svg:x2="4.079cm" svg:y2="18.809cm">
          <text:p/>
        </draw:line>
        <draw:line draw:style-name="gr6" draw:text-style-name="P48" draw:layer="layout" svg:x1="0.7cm" svg:y1="19.21cm" svg:x2="4.079cm" svg:y2="19.21cm">
          <text:p/>
        </draw:line>
        <draw:frame draw:style-name="gr92" draw:text-style-name="P34" draw:layer="layout" svg:width="2.26cm" svg:height="0.475cm" svg:x="1.5cm" svg:y="16.759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2</text:span><text:span text:style-name="T18">2</text:span></text:p>
          </draw:text-box>
        </draw:frame>
        <draw:line draw:style-name="gr2" draw:text-style-name="P48" draw:layer="layout" svg:x1="15.152cm" svg:y1="1.247cm" svg:x2="18.022cm" svg:y2="1.247cm">
          <text:p/>
        </draw:line>
        <draw:line draw:style-name="gr2" draw:text-style-name="P48" draw:layer="layout" svg:x1="15.16cm" svg:y1="2.635cm" svg:x2="15.16cm" svg:y2="1.256cm">
          <text:p/>
        </draw:line>
        <draw:line draw:style-name="gr2" draw:text-style-name="P48" draw:layer="layout" svg:x1="18.022cm" svg:y1="1.247cm" svg:x2="20.883cm" svg:y2="1.247cm">
          <text:p/>
        </draw:line>
        <draw:line draw:style-name="gr2" draw:text-style-name="P48" draw:layer="layout" svg:x1="18.022cm" svg:y1="2.635cm" svg:x2="18.022cm" svg:y2="1.256cm">
          <text:p/>
        </draw:line>
        <draw:line draw:style-name="gr2" draw:text-style-name="P48" draw:layer="layout" svg:x1="20.883cm" svg:y1="1.247cm" svg:x2="23.744cm" svg:y2="1.247cm">
          <text:p/>
        </draw:line>
        <draw:line draw:style-name="gr2" draw:text-style-name="P48" draw:layer="layout" svg:x1="20.883cm" svg:y1="2.635cm" svg:x2="20.883cm" svg:y2="1.256cm">
          <text:p/>
        </draw:line>
        <draw:line draw:style-name="gr2" draw:text-style-name="P48" draw:layer="layout" svg:x1="23.744cm" svg:y1="1.247cm" svg:x2="26.613cm" svg:y2="1.247cm">
          <text:p/>
        </draw:line>
        <draw:line draw:style-name="gr2" draw:text-style-name="P48" draw:layer="layout" svg:x1="23.744cm" svg:y1="2.635cm" svg:x2="23.744cm" svg:y2="1.256cm">
          <text:p/>
        </draw:line>
        <draw:line draw:style-name="gr2" draw:text-style-name="P48" draw:layer="layout" svg:x1="26.605cm" svg:y1="2.635cm" svg:x2="26.605cm" svg:y2="1.256cm">
          <text:p/>
        </draw:line>
        <draw:line draw:style-name="gr2" draw:text-style-name="P48" draw:layer="layout" svg:x1="15.152cm" svg:y1="2.645cm" svg:x2="18.022cm" svg:y2="2.645cm">
          <text:p/>
        </draw:line>
        <draw:line draw:style-name="gr2" draw:text-style-name="P48" draw:layer="layout" svg:x1="15.16cm" svg:y1="5.453cm" svg:x2="15.16cm" svg:y2="2.652cm">
          <text:p/>
        </draw:line>
        <draw:line draw:style-name="gr2" draw:text-style-name="P48" draw:layer="layout" svg:x1="18.022cm" svg:y1="2.645cm" svg:x2="20.883cm" svg:y2="2.645cm">
          <text:p/>
        </draw:line>
        <draw:line draw:style-name="gr2" draw:text-style-name="P48" draw:layer="layout" svg:x1="18.022cm" svg:y1="5.453cm" svg:x2="18.022cm" svg:y2="2.652cm">
          <text:p/>
        </draw:line>
        <draw:line draw:style-name="gr2" draw:text-style-name="P48" draw:layer="layout" svg:x1="20.883cm" svg:y1="2.645cm" svg:x2="23.744cm" svg:y2="2.645cm">
          <text:p/>
        </draw:line>
        <draw:line draw:style-name="gr2" draw:text-style-name="P48" draw:layer="layout" svg:x1="20.883cm" svg:y1="5.453cm" svg:x2="20.883cm" svg:y2="2.652cm">
          <text:p/>
        </draw:line>
        <draw:line draw:style-name="gr2" draw:text-style-name="P48" draw:layer="layout" svg:x1="23.744cm" svg:y1="2.645cm" svg:x2="26.613cm" svg:y2="2.645cm">
          <text:p/>
        </draw:line>
        <draw:line draw:style-name="gr2" draw:text-style-name="P48" draw:layer="layout" svg:x1="23.744cm" svg:y1="5.453cm" svg:x2="23.744cm" svg:y2="2.652cm">
          <text:p/>
        </draw:line>
        <draw:line draw:style-name="gr2" draw:text-style-name="P48" draw:layer="layout" svg:x1="26.605cm" svg:y1="5.453cm" svg:x2="26.605cm" svg:y2="2.652cm">
          <text:p/>
        </draw:line>
        <draw:line draw:style-name="gr2" draw:text-style-name="P48" draw:layer="layout" svg:x1="15.152cm" svg:y1="5.462cm" svg:x2="18.022cm" svg:y2="5.462cm">
          <text:p/>
        </draw:line>
        <draw:line draw:style-name="gr2" draw:text-style-name="P48" draw:layer="layout" svg:x1="15.16cm" svg:y1="8.27cm" svg:x2="15.16cm" svg:y2="5.468cm">
          <text:p/>
        </draw:line>
        <draw:line draw:style-name="gr2" draw:text-style-name="P48" draw:layer="layout" svg:x1="18.022cm" svg:y1="5.462cm" svg:x2="20.883cm" svg:y2="5.462cm">
          <text:p/>
        </draw:line>
        <draw:line draw:style-name="gr2" draw:text-style-name="P48" draw:layer="layout" svg:x1="18.022cm" svg:y1="8.27cm" svg:x2="18.022cm" svg:y2="5.468cm">
          <text:p/>
        </draw:line>
        <draw:line draw:style-name="gr2" draw:text-style-name="P48" draw:layer="layout" svg:x1="20.883cm" svg:y1="5.462cm" svg:x2="23.744cm" svg:y2="5.462cm">
          <text:p/>
        </draw:line>
        <draw:line draw:style-name="gr2" draw:text-style-name="P48" draw:layer="layout" svg:x1="20.883cm" svg:y1="8.27cm" svg:x2="20.883cm" svg:y2="5.468cm">
          <text:p/>
        </draw:line>
        <draw:line draw:style-name="gr2" draw:text-style-name="P48" draw:layer="layout" svg:x1="23.744cm" svg:y1="5.462cm" svg:x2="26.613cm" svg:y2="5.462cm">
          <text:p/>
        </draw:line>
        <draw:line draw:style-name="gr2" draw:text-style-name="P48" draw:layer="layout" svg:x1="23.744cm" svg:y1="8.27cm" svg:x2="23.744cm" svg:y2="5.468cm">
          <text:p/>
        </draw:line>
        <draw:line draw:style-name="gr2" draw:text-style-name="P48" draw:layer="layout" svg:x1="26.605cm" svg:y1="8.27cm" svg:x2="26.605cm" svg:y2="5.468cm">
          <text:p/>
        </draw:line>
        <draw:line draw:style-name="gr2" draw:text-style-name="P48" draw:layer="layout" svg:x1="15.152cm" svg:y1="8.278cm" svg:x2="18.022cm" svg:y2="8.278cm">
          <text:p/>
        </draw:line>
        <draw:line draw:style-name="gr2" draw:text-style-name="P48" draw:layer="layout" svg:x1="15.16cm" svg:y1="11.086cm" svg:x2="15.16cm" svg:y2="8.285cm">
          <text:p/>
        </draw:line>
        <draw:line draw:style-name="gr2" draw:text-style-name="P48" draw:layer="layout" svg:x1="18.022cm" svg:y1="8.278cm" svg:x2="20.883cm" svg:y2="8.278cm">
          <text:p/>
        </draw:line>
        <draw:line draw:style-name="gr2" draw:text-style-name="P48" draw:layer="layout" svg:x1="18.022cm" svg:y1="11.086cm" svg:x2="18.022cm" svg:y2="8.285cm">
          <text:p/>
        </draw:line>
        <draw:line draw:style-name="gr2" draw:text-style-name="P48" draw:layer="layout" svg:x1="20.883cm" svg:y1="8.278cm" svg:x2="23.744cm" svg:y2="8.278cm">
          <text:p/>
        </draw:line>
        <draw:line draw:style-name="gr2" draw:text-style-name="P48" draw:layer="layout" svg:x1="20.883cm" svg:y1="11.086cm" svg:x2="20.883cm" svg:y2="8.285cm">
          <text:p/>
        </draw:line>
        <draw:line draw:style-name="gr2" draw:text-style-name="P48" draw:layer="layout" svg:x1="23.744cm" svg:y1="8.278cm" svg:x2="26.613cm" svg:y2="8.278cm">
          <text:p/>
        </draw:line>
        <draw:line draw:style-name="gr2" draw:text-style-name="P48" draw:layer="layout" svg:x1="23.744cm" svg:y1="11.086cm" svg:x2="23.744cm" svg:y2="8.285cm">
          <text:p/>
        </draw:line>
        <draw:line draw:style-name="gr2" draw:text-style-name="P48" draw:layer="layout" svg:x1="26.605cm" svg:y1="11.086cm" svg:x2="26.605cm" svg:y2="8.285cm">
          <text:p/>
        </draw:line>
        <draw:line draw:style-name="gr2" draw:text-style-name="P48" draw:layer="layout" svg:x1="15.152cm" svg:y1="11.094cm" svg:x2="18.022cm" svg:y2="11.094cm">
          <text:p/>
        </draw:line>
        <draw:line draw:style-name="gr2" draw:text-style-name="P48" draw:layer="layout" svg:x1="15.16cm" svg:y1="13.903cm" svg:x2="15.16cm" svg:y2="11.101cm">
          <text:p/>
        </draw:line>
        <draw:line draw:style-name="gr2" draw:text-style-name="P48" draw:layer="layout" svg:x1="18.022cm" svg:y1="11.094cm" svg:x2="20.883cm" svg:y2="11.094cm">
          <text:p/>
        </draw:line>
        <draw:line draw:style-name="gr2" draw:text-style-name="P48" draw:layer="layout" svg:x1="18.022cm" svg:y1="13.903cm" svg:x2="18.022cm" svg:y2="11.101cm">
          <text:p/>
        </draw:line>
        <draw:line draw:style-name="gr2" draw:text-style-name="P48" draw:layer="layout" svg:x1="20.883cm" svg:y1="11.094cm" svg:x2="23.744cm" svg:y2="11.094cm">
          <text:p/>
        </draw:line>
        <draw:line draw:style-name="gr2" draw:text-style-name="P48" draw:layer="layout" svg:x1="20.883cm" svg:y1="13.903cm" svg:x2="20.883cm" svg:y2="11.101cm">
          <text:p/>
        </draw:line>
        <draw:line draw:style-name="gr2" draw:text-style-name="P48" draw:layer="layout" svg:x1="23.744cm" svg:y1="11.094cm" svg:x2="26.613cm" svg:y2="11.094cm">
          <text:p/>
        </draw:line>
        <draw:line draw:style-name="gr2" draw:text-style-name="P48" draw:layer="layout" svg:x1="23.744cm" svg:y1="13.903cm" svg:x2="23.744cm" svg:y2="11.101cm">
          <text:p/>
        </draw:line>
        <draw:line draw:style-name="gr2" draw:text-style-name="P48" draw:layer="layout" svg:x1="26.605cm" svg:y1="13.903cm" svg:x2="26.605cm" svg:y2="11.101cm">
          <text:p/>
        </draw:line>
        <draw:line draw:style-name="gr2" draw:text-style-name="P48" draw:layer="layout" svg:x1="15.152cm" svg:y1="13.909cm" svg:x2="18.022cm" svg:y2="13.909cm">
          <text:p/>
        </draw:line>
        <draw:line draw:style-name="gr2" draw:text-style-name="P48" draw:layer="layout" svg:x1="15.16cm" svg:y1="16.719cm" svg:x2="15.16cm" svg:y2="13.917cm">
          <text:p/>
        </draw:line>
        <draw:line draw:style-name="gr2" draw:text-style-name="P48" draw:layer="layout" svg:x1="18.022cm" svg:y1="13.909cm" svg:x2="20.883cm" svg:y2="13.909cm">
          <text:p/>
        </draw:line>
        <draw:line draw:style-name="gr2" draw:text-style-name="P48" draw:layer="layout" svg:x1="18.022cm" svg:y1="16.719cm" svg:x2="18.022cm" svg:y2="13.917cm">
          <text:p/>
        </draw:line>
        <draw:line draw:style-name="gr2" draw:text-style-name="P48" draw:layer="layout" svg:x1="20.883cm" svg:y1="13.909cm" svg:x2="23.744cm" svg:y2="13.909cm">
          <text:p/>
        </draw:line>
        <draw:line draw:style-name="gr2" draw:text-style-name="P48" draw:layer="layout" svg:x1="20.883cm" svg:y1="16.719cm" svg:x2="20.883cm" svg:y2="13.917cm">
          <text:p/>
        </draw:line>
        <draw:line draw:style-name="gr2" draw:text-style-name="P48" draw:layer="layout" svg:x1="23.744cm" svg:y1="13.909cm" svg:x2="26.613cm" svg:y2="13.909cm">
          <text:p/>
        </draw:line>
        <draw:line draw:style-name="gr2" draw:text-style-name="P48" draw:layer="layout" svg:x1="23.744cm" svg:y1="16.719cm" svg:x2="23.744cm" svg:y2="13.917cm">
          <text:p/>
        </draw:line>
        <draw:line draw:style-name="gr2" draw:text-style-name="P48" draw:layer="layout" svg:x1="26.605cm" svg:y1="16.719cm" svg:x2="26.605cm" svg:y2="13.917cm">
          <text:p/>
        </draw:line>
        <draw:line draw:style-name="gr2" draw:text-style-name="P48" draw:layer="layout" svg:x1="15.152cm" svg:y1="16.726cm" svg:x2="26.613cm" svg:y2="16.726cm">
          <text:p/>
        </draw:line>
        <draw:frame draw:style-name="gr53" draw:text-style-name="P28" draw:layer="layout" svg:width="1.432cm" svg:height="0.533cm" svg:x="15.893cm" svg:y="1.714cm">
          <draw:text-box>
            <text:p text:style-name="P1"><text:span text:style-name="T13">J</text:span><text:span text:style-name="T13">u</text:span><text:span text:style-name="T13">e</text:span><text:span text:style-name="T13">v</text:span><text:span text:style-name="T13">e</text:span><text:span text:style-name="T13">s</text:span></text:p>
          </draw:text-box>
        </draw:frame>
        <draw:frame draw:style-name="gr54" draw:text-style-name="P28" draw:layer="layout" svg:width="1.714cm" svg:height="0.533cm" svg:x="18.682cm" svg:y="1.714cm">
          <draw:text-box>
            <text:p text:style-name="P1"><text:span text:style-name="T13">Vi</text:span><text:span text:style-name="T13">er</text:span><text:span text:style-name="T13">n</text:span><text:span text:style-name="T13">e</text:span><text:span text:style-name="T13">s</text:span></text:p>
          </draw:text-box>
        </draw:frame>
        <draw:frame draw:style-name="gr55" draw:text-style-name="P28" draw:layer="layout" svg:width="1.691cm" svg:height="0.533cm" svg:x="21.53cm" svg:y="1.714cm">
          <draw:text-box>
            <text:p text:style-name="P1"><text:span text:style-name="T13">S</text:span><text:span text:style-name="T13">á</text:span><text:span text:style-name="T13">b</text:span><text:span text:style-name="T13">a</text:span><text:span text:style-name="T13">d</text:span><text:span text:style-name="T13">o</text:span></text:p>
          </draw:text-box>
        </draw:frame>
        <draw:frame draw:style-name="gr56" draw:text-style-name="P28" draw:layer="layout" svg:width="2.001cm" svg:height="0.533cm" svg:x="24.25cm" svg:y="1.714cm">
          <draw:text-box>
            <text:p text:style-name="P1"><text:span text:style-name="T13">D</text:span><text:span text:style-name="T13">o</text:span><text:span text:style-name="T13">m</text:span><text:span text:style-name="T13">in</text:span><text:span text:style-name="T13">g</text:span><text:span text:style-name="T13">o</text:span></text:p>
          </draw:text-box>
        </draw:frame>
        <draw:frame draw:style-name="gr89" draw:text-style-name="P29" draw:layer="layout" svg:width="0.364cm" svg:height="0.475cm" svg:x="15.294cm" svg:y="5.534cm">
          <draw:text-box>
            <text:p text:style-name="P1"><text:span text:style-name="T14">6</text:span></text:p>
          </draw:text-box>
        </draw:frame>
        <draw:frame draw:style-name="gr89" draw:text-style-name="P29" draw:layer="layout" svg:width="0.364cm" svg:height="0.475cm" svg:x="18.155cm" svg:y="5.534cm">
          <draw:text-box>
            <text:p text:style-name="P1"><text:span text:style-name="T14">7</text:span></text:p>
          </draw:text-box>
        </draw:frame>
        <draw:frame draw:style-name="gr90" draw:text-style-name="P29" draw:layer="layout" svg:width="0.37cm" svg:height="0.475cm" svg:x="21.016cm" svg:y="5.534cm">
          <draw:text-box>
            <text:p text:style-name="P1"><text:span text:style-name="T14">8</text:span></text:p>
          </draw:text-box>
        </draw:frame>
        <draw:frame draw:style-name="gr91" draw:text-style-name="P29" draw:layer="layout" svg:width="0.472cm" svg:height="0.475cm" svg:x="23.877cm" svg:y="5.534cm">
          <draw:text-box>
            <text:p text:style-name="P1"><text:span text:style-name="T14">9</text:span></text:p>
          </draw:text-box>
        </draw:frame>
        <draw:frame draw:style-name="gr91" draw:text-style-name="P29" draw:layer="layout" svg:width="0.472cm" svg:height="0.475cm" svg:x="15.294cm" svg:y="8.349cm">
          <draw:text-box>
            <text:p text:style-name="P1"><text:span text:style-name="T14">13</text:span></text:p>
          </draw:text-box>
        </draw:frame>
        <draw:frame draw:style-name="gr91" draw:text-style-name="P29" draw:layer="layout" svg:width="0.472cm" svg:height="0.475cm" svg:x="18.155cm" svg:y="8.349cm">
          <draw:text-box>
            <text:p text:style-name="P1"><text:span text:style-name="T14">14</text:span></text:p>
          </draw:text-box>
        </draw:frame>
        <draw:frame draw:style-name="gr91" draw:text-style-name="P29" draw:layer="layout" svg:width="0.472cm" svg:height="0.475cm" svg:x="21.016cm" svg:y="8.349cm">
          <draw:text-box>
            <text:p text:style-name="P1"><text:span text:style-name="T14">15</text:span></text:p>
          </draw:text-box>
        </draw:frame>
        <draw:frame draw:style-name="gr91" draw:text-style-name="P29" draw:layer="layout" svg:width="0.472cm" svg:height="0.475cm" svg:x="23.877cm" svg:y="8.349cm">
          <draw:text-box>
            <text:p text:style-name="P1"><text:span text:style-name="T14">16</text:span></text:p>
          </draw:text-box>
        </draw:frame>
        <draw:frame draw:style-name="gr91" draw:text-style-name="P29" draw:layer="layout" svg:width="0.472cm" svg:height="0.475cm" svg:x="15.294cm" svg:y="11.165cm">
          <draw:text-box>
            <text:p text:style-name="P1"><text:span text:style-name="T14">2</text:span><text:span text:style-name="T14">0</text:span></text:p>
          </draw:text-box>
        </draw:frame>
        <draw:frame draw:style-name="gr91" draw:text-style-name="P29" draw:layer="layout" svg:width="0.472cm" svg:height="0.475cm" svg:x="18.155cm" svg:y="11.165cm">
          <draw:text-box>
            <text:p text:style-name="P1"><text:span text:style-name="T14">21</text:span></text:p>
          </draw:text-box>
        </draw:frame>
        <draw:frame draw:style-name="gr91" draw:text-style-name="P29" draw:layer="layout" svg:width="0.472cm" svg:height="0.475cm" svg:x="21.016cm" svg:y="11.165cm">
          <draw:text-box>
            <text:p text:style-name="P1"><text:span text:style-name="T14">2</text:span><text:span text:style-name="T14">2</text:span></text:p>
          </draw:text-box>
        </draw:frame>
        <draw:frame draw:style-name="gr89" draw:text-style-name="P29" draw:layer="layout" svg:width="0.364cm" svg:height="0.475cm" svg:x="21.016cm" svg:y="2.721cm">
          <draw:text-box>
            <text:p text:style-name="P1"><text:span text:style-name="T14">1</text:span></text:p>
          </draw:text-box>
        </draw:frame>
        <draw:frame draw:style-name="gr91" draw:text-style-name="P29" draw:layer="layout" svg:width="0.472cm" svg:height="0.475cm" svg:x="23.877cm" svg:y="2.721cm">
          <draw:text-box>
            <text:p text:style-name="P1"><text:span text:style-name="T14">2</text:span></text:p>
          </draw:text-box>
        </draw:frame>
        <draw:frame draw:style-name="gr91" draw:text-style-name="P29" draw:layer="layout" svg:width="0.472cm" svg:height="0.475cm" svg:x="23.881cm" svg:y="11.163cm">
          <draw:text-box>
            <text:p text:style-name="P1"><text:span text:style-name="T14">2</text:span><text:span text:style-name="T14">3</text:span></text:p>
          </draw:text-box>
        </draw:frame>
        <draw:frame draw:style-name="gr91" draw:text-style-name="P29" draw:layer="layout" svg:width="0.472cm" svg:height="0.475cm" svg:x="15.291cm" svg:y="13.979cm">
          <draw:text-box>
            <text:p text:style-name="P1"><text:span text:style-name="T14">2</text:span><text:span text:style-name="T14">7</text:span></text:p>
          </draw:text-box>
        </draw:frame>
        <draw:frame draw:style-name="gr91" draw:text-style-name="P29" draw:layer="layout" svg:width="0.472cm" svg:height="0.475cm" svg:x="18.152cm" svg:y="13.979cm">
          <draw:text-box>
            <text:p text:style-name="P1"><text:span text:style-name="T14">2</text:span><text:span text:style-name="T14">8</text:span></text:p>
          </draw:text-box>
        </draw:frame>
        <draw:line draw:style-name="gr2" draw:text-style-name="P48" draw:layer="layout" svg:x1="15.16cm" svg:y1="19.536cm" svg:x2="15.16cm" svg:y2="16.734cm">
          <text:p/>
        </draw:line>
        <draw:line draw:style-name="gr2" draw:text-style-name="P48" draw:layer="layout" svg:x1="18.022cm" svg:y1="19.536cm" svg:x2="18.022cm" svg:y2="16.734cm">
          <text:p/>
        </draw:line>
        <draw:line draw:style-name="gr2" draw:text-style-name="P48" draw:layer="layout" svg:x1="20.883cm" svg:y1="19.536cm" svg:x2="20.883cm" svg:y2="16.734cm">
          <text:p/>
        </draw:line>
        <draw:line draw:style-name="gr2" draw:text-style-name="P48" draw:layer="layout" svg:x1="23.744cm" svg:y1="19.536cm" svg:x2="23.744cm" svg:y2="16.734cm">
          <text:p/>
        </draw:line>
        <draw:line draw:style-name="gr2" draw:text-style-name="P48" draw:layer="layout" svg:x1="26.605cm" svg:y1="19.536cm" svg:x2="26.605cm" svg:y2="16.734cm">
          <text:p/>
        </draw:line>
        <draw:line draw:style-name="gr2" draw:text-style-name="P48" draw:layer="layout" svg:x1="15.152cm" svg:y1="19.543cm" svg:x2="26.613cm" svg:y2="19.543cm">
          <text:p/>
        </draw:line>
        <draw:frame draw:style-name="gr91" draw:text-style-name="P29" draw:layer="layout" svg:width="0.472cm" svg:height="0.475cm" svg:x="21.017cm" svg:y="13.982cm">
          <draw:text-box>
            <text:p text:style-name="P1"><text:span text:style-name="T14">2</text:span><text:span text:style-name="T14">9</text:span></text:p>
          </draw:text-box>
        </draw:frame>
        <draw:frame draw:style-name="gr91" draw:text-style-name="P29" draw:layer="layout" svg:width="0.472cm" svg:height="0.475cm" svg:x="23.882cm" svg:y="13.98cm">
          <draw:text-box>
            <text:p text:style-name="P1"><text:span text:style-name="T14">3</text:span><text:span text:style-name="T14">0</text:span></text:p>
          </draw:text-box>
        </draw:frame>
      </draw:page>
      <draw:page draw:name="page35" draw:style-name="dp1" draw:master-page-name="master-page34">
        <draw:frame draw:style-name="gr87" draw:text-style-name="P32" draw:layer="layout" svg:width="2.479cm" svg:height="0.709cm" svg:x="1.581cm" svg:y="1.622cm">
          <draw:text-box>
            <text:p text:style-name="P1"><text:span text:style-name="T16">J</text:span><text:span text:style-name="T16">U</text:span><text:span text:style-name="T16">N</text:span><text:span text:style-name="T16">I</text:span><text:span text:style-name="T16">O</text:span></text:p>
          </draw:text-box>
        </draw:frame>
        <draw:path draw:style-name="gr52" draw:text-style-name="P24" draw:layer="layout" svg:width="8.599cm" svg:height="18.994cm" svg:x="4.079cm" svg:y="1.283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64" draw:text-style-name="P28" draw:layer="layout" svg:width="1.316cm" svg:height="0.533cm" svg:x="4.923cm" svg:y="1.749cm">
          <draw:text-box>
            <text:p text:style-name="P1"><text:span text:style-name="T13">L</text:span><text:span text:style-name="T13">u</text:span><text:span text:style-name="T13">n</text:span><text:span text:style-name="T13">e</text:span><text:span text:style-name="T13">s</text:span></text:p>
          </draw:text-box>
        </draw:frame>
        <draw:frame draw:style-name="gr65" draw:text-style-name="P28" draw:layer="layout" svg:width="1.635cm" svg:height="0.533cm" svg:x="7.636cm" svg:y="1.749cm">
          <draw:text-box>
            <text:p text:style-name="P1"><text:span text:style-name="T13">M</text:span><text:span text:style-name="T13">ar</text:span><text:span text:style-name="T13">te</text:span><text:span text:style-name="T13">s</text:span></text:p>
          </draw:text-box>
        </draw:frame>
        <draw:frame draw:style-name="gr66" draw:text-style-name="P35" draw:layer="layout" svg:width="2.304cm" svg:height="0.533cm" svg:x="10.197cm" svg:y="1.749cm">
          <draw:text-box>
            <text:p text:style-name="P1"><text:span text:style-name="T19">M</text:span><text:span text:style-name="T19">ié</text:span><text:span text:style-name="T19">rc</text:span><text:span text:style-name="T19">ol</text:span><text:span text:style-name="T19">e</text:span><text:span text:style-name="T19">s</text:span></text:p>
          </draw:text-box>
        </draw:frame>
        <draw:path draw:style-name="gr52" draw:text-style-name="P30" draw:layer="layout" svg:width="3.385cm" svg:height="14.078cm" svg:x="0.701cm" svg:y="2.679cm" svg:viewBox="0 0 3386 14079" svg:d="M0 0h3386M0 3520h3386M0 7040h3386M0 10560h3386M0 14079h3386">
          <text:p/>
        </draw:path>
        <draw:path draw:style-name="gr61" draw:text-style-name="P24" draw:layer="layout" svg:width="3.378cm" svg:height="16.526cm" svg:x="0.701cm" svg:y="3.269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63" draw:text-style-name="P34" draw:layer="layout" svg:width="2.26cm" svg:height="0.533cm" svg:x="1.501cm" svg:y="2.798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2</text:span><text:span text:style-name="T18">2</text:span></text:p>
          </draw:text-box>
        </draw:frame>
        <draw:frame draw:style-name="gr63" draw:text-style-name="P34" draw:layer="layout" svg:width="2.26cm" svg:height="0.533cm" svg:x="1.501cm" svg:y="6.318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2</text:span><text:span text:style-name="T18">3</text:span></text:p>
          </draw:text-box>
        </draw:frame>
        <draw:frame draw:style-name="gr63" draw:text-style-name="P34" draw:layer="layout" svg:width="2.26cm" svg:height="0.533cm" svg:x="1.501cm" svg:y="9.837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2</text:span><text:span text:style-name="T18">4</text:span></text:p>
          </draw:text-box>
        </draw:frame>
        <draw:frame draw:style-name="gr63" draw:text-style-name="P34" draw:layer="layout" svg:width="2.26cm" svg:height="0.533cm" svg:x="1.501cm" svg:y="13.357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2</text:span><text:span text:style-name="T18">5</text:span></text:p>
          </draw:text-box>
        </draw:frame>
        <draw:frame draw:style-name="gr57" draw:text-style-name="P29" draw:layer="layout" svg:width="0.364cm" svg:height="0.49cm" svg:x="4.221cm" svg:y="6.29cm">
          <draw:text-box>
            <text:p text:style-name="P1"><text:span text:style-name="T14">7</text:span></text:p>
          </draw:text-box>
        </draw:frame>
        <draw:frame draw:style-name="gr57" draw:text-style-name="P29" draw:layer="layout" svg:width="0.364cm" svg:height="0.49cm" svg:x="7.082cm" svg:y="6.29cm">
          <draw:text-box>
            <text:p text:style-name="P1"><text:span text:style-name="T14">8</text:span></text:p>
          </draw:text-box>
        </draw:frame>
        <draw:frame draw:style-name="gr88" draw:text-style-name="P29" draw:layer="layout" svg:width="0.37cm" svg:height="0.49cm" svg:x="9.942cm" svg:y="6.29cm">
          <draw:text-box>
            <text:p text:style-name="P1"><text:span text:style-name="T14">9</text:span></text:p>
          </draw:text-box>
        </draw:frame>
        <draw:frame draw:style-name="gr58" draw:text-style-name="P29" draw:layer="layout" svg:width="0.472cm" svg:height="0.49cm" svg:x="4.221cm" svg:y="9.809cm">
          <draw:text-box>
            <text:p text:style-name="P1"><text:span text:style-name="T14">14</text:span></text:p>
          </draw:text-box>
        </draw:frame>
        <draw:frame draw:style-name="gr58" draw:text-style-name="P29" draw:layer="layout" svg:width="0.472cm" svg:height="0.49cm" svg:x="7.082cm" svg:y="9.809cm">
          <draw:text-box>
            <text:p text:style-name="P1"><text:span text:style-name="T14">15</text:span></text:p>
          </draw:text-box>
        </draw:frame>
        <draw:frame draw:style-name="gr58" draw:text-style-name="P29" draw:layer="layout" svg:width="0.472cm" svg:height="0.49cm" svg:x="9.942cm" svg:y="9.809cm">
          <draw:text-box>
            <text:p text:style-name="P1"><text:span text:style-name="T14">16</text:span></text:p>
          </draw:text-box>
        </draw:frame>
        <draw:frame draw:style-name="gr58" draw:text-style-name="P29" draw:layer="layout" svg:width="0.472cm" svg:height="0.49cm" svg:x="4.221cm" svg:y="13.328cm">
          <draw:text-box>
            <text:p text:style-name="P1"><text:span text:style-name="T14">21</text:span></text:p>
          </draw:text-box>
        </draw:frame>
        <draw:frame draw:style-name="gr58" draw:text-style-name="P29" draw:layer="layout" svg:width="0.472cm" svg:height="0.49cm" svg:x="7.082cm" svg:y="13.328cm">
          <draw:text-box>
            <text:p text:style-name="P1"><text:span text:style-name="T14">2</text:span><text:span text:style-name="T14">2</text:span></text:p>
          </draw:text-box>
        </draw:frame>
        <draw:frame draw:style-name="gr58" draw:text-style-name="P29" draw:layer="layout" svg:width="0.472cm" svg:height="0.49cm" svg:x="9.942cm" svg:y="13.328cm">
          <draw:text-box>
            <text:p text:style-name="P1"><text:span text:style-name="T14">2</text:span><text:span text:style-name="T14">3</text:span></text:p>
          </draw:text-box>
        </draw:frame>
        <draw:frame draw:style-name="gr57" draw:text-style-name="P29" draw:layer="layout" svg:width="0.364cm" svg:height="0.49cm" svg:x="7.082cm" svg:y="2.775cm">
          <draw:text-box>
            <text:p text:style-name="P1"><text:span text:style-name="T14">1</text:span></text:p>
          </draw:text-box>
        </draw:frame>
        <draw:frame draw:style-name="gr57" draw:text-style-name="P29" draw:layer="layout" svg:width="0.364cm" svg:height="0.49cm" svg:x="9.942cm" svg:y="2.775cm">
          <draw:text-box>
            <text:p text:style-name="P1"><text:span text:style-name="T14">2</text:span></text:p>
          </draw:text-box>
        </draw:frame>
        <draw:frame draw:style-name="gr63" draw:text-style-name="P34" draw:layer="layout" svg:width="2.26cm" svg:height="0.533cm" svg:x="1.501cm" svg:y="16.907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2</text:span><text:span text:style-name="T18">6</text:span></text:p>
          </draw:text-box>
        </draw:frame>
        <draw:frame draw:style-name="gr58" draw:text-style-name="P29" draw:layer="layout" svg:width="0.472cm" svg:height="0.49cm" svg:x="4.221cm" svg:y="16.811cm">
          <draw:text-box>
            <text:p text:style-name="P1"><text:span text:style-name="T14">2</text:span><text:span text:style-name="T14">8</text:span></text:p>
          </draw:text-box>
        </draw:frame>
        <draw:frame draw:style-name="gr58" draw:text-style-name="P29" draw:layer="layout" svg:width="0.472cm" svg:height="0.49cm" svg:x="7.231cm" svg:y="16.811cm">
          <draw:text-box>
            <text:p text:style-name="P1"><text:span text:style-name="T14">2</text:span><text:span text:style-name="T14">9</text:span></text:p>
          </draw:text-box>
        </draw:frame>
        <draw:frame draw:style-name="gr58" draw:text-style-name="P29" draw:layer="layout" svg:width="0.472cm" svg:height="0.49cm" svg:x="9.941cm" svg:y="16.811cm">
          <draw:text-box>
            <text:p text:style-name="P1"><text:span text:style-name="T14">3</text:span><text:span text:style-name="T14">0</text:span></text:p>
          </draw:text-box>
        </draw:frame>
        <draw:path draw:style-name="gr52" draw:text-style-name="P24" draw:layer="layout" svg:width="11.46cm" svg:height="18.995cm" svg:x="15.152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53" draw:text-style-name="P28" draw:layer="layout" svg:width="1.432cm" svg:height="0.533cm" svg:x="15.893cm" svg:y="1.714cm">
          <draw:text-box>
            <text:p text:style-name="P1"><text:span text:style-name="T13">J</text:span><text:span text:style-name="T13">u</text:span><text:span text:style-name="T13">e</text:span><text:span text:style-name="T13">v</text:span><text:span text:style-name="T13">e</text:span><text:span text:style-name="T13">s</text:span></text:p>
          </draw:text-box>
        </draw:frame>
        <draw:frame draw:style-name="gr54" draw:text-style-name="P28" draw:layer="layout" svg:width="1.714cm" svg:height="0.533cm" svg:x="18.682cm" svg:y="1.714cm">
          <draw:text-box>
            <text:p text:style-name="P1"><text:span text:style-name="T13">Vi</text:span><text:span text:style-name="T13">er</text:span><text:span text:style-name="T13">n</text:span><text:span text:style-name="T13">e</text:span><text:span text:style-name="T13">s</text:span></text:p>
          </draw:text-box>
        </draw:frame>
        <draw:frame draw:style-name="gr55" draw:text-style-name="P28" draw:layer="layout" svg:width="1.691cm" svg:height="0.533cm" svg:x="21.53cm" svg:y="1.714cm">
          <draw:text-box>
            <text:p text:style-name="P1"><text:span text:style-name="T13">S</text:span><text:span text:style-name="T13">á</text:span><text:span text:style-name="T13">b</text:span><text:span text:style-name="T13">a</text:span><text:span text:style-name="T13">d</text:span><text:span text:style-name="T13">o</text:span></text:p>
          </draw:text-box>
        </draw:frame>
        <draw:frame draw:style-name="gr56" draw:text-style-name="P28" draw:layer="layout" svg:width="2.001cm" svg:height="0.533cm" svg:x="24.25cm" svg:y="1.714cm">
          <draw:text-box>
            <text:p text:style-name="P1"><text:span text:style-name="T13">D</text:span><text:span text:style-name="T13">o</text:span><text:span text:style-name="T13">m</text:span><text:span text:style-name="T13">in</text:span><text:span text:style-name="T13">g</text:span><text:span text:style-name="T13">o</text:span></text:p>
          </draw:text-box>
        </draw:frame>
        <draw:frame draw:style-name="gr88" draw:text-style-name="P29" draw:layer="layout" svg:width="0.37cm" svg:height="0.49cm" svg:x="15.294cm" svg:y="6.255cm">
          <draw:text-box>
            <text:p text:style-name="P1"><text:span text:style-name="T14">10</text:span></text:p>
          </draw:text-box>
        </draw:frame>
        <draw:frame draw:style-name="gr57" draw:text-style-name="P29" draw:layer="layout" svg:width="0.364cm" svg:height="0.49cm" svg:x="18.155cm" svg:y="6.255cm">
          <draw:text-box>
            <text:p text:style-name="P1"><text:span text:style-name="T14">11</text:span></text:p>
          </draw:text-box>
        </draw:frame>
        <draw:frame draw:style-name="gr88" draw:text-style-name="P29" draw:layer="layout" svg:width="0.37cm" svg:height="0.49cm" svg:x="21.016cm" svg:y="6.255cm">
          <draw:text-box>
            <text:p text:style-name="P1"><text:span text:style-name="T14">12</text:span></text:p>
          </draw:text-box>
        </draw:frame>
        <draw:frame draw:style-name="gr58" draw:text-style-name="P29" draw:layer="layout" svg:width="0.472cm" svg:height="0.49cm" svg:x="23.877cm" svg:y="6.255cm">
          <draw:text-box>
            <text:p text:style-name="P1"><text:span text:style-name="T14">13</text:span></text:p>
          </draw:text-box>
        </draw:frame>
        <draw:frame draw:style-name="gr58" draw:text-style-name="P29" draw:layer="layout" svg:width="0.472cm" svg:height="0.49cm" svg:x="15.294cm" svg:y="9.774cm">
          <draw:text-box>
            <text:p text:style-name="P1"><text:span text:style-name="T14">17</text:span></text:p>
          </draw:text-box>
        </draw:frame>
        <draw:frame draw:style-name="gr58" draw:text-style-name="P29" draw:layer="layout" svg:width="0.472cm" svg:height="0.49cm" svg:x="18.155cm" svg:y="9.774cm">
          <draw:text-box>
            <text:p text:style-name="P1"><text:span text:style-name="T14">18</text:span></text:p>
          </draw:text-box>
        </draw:frame>
        <draw:frame draw:style-name="gr58" draw:text-style-name="P29" draw:layer="layout" svg:width="0.472cm" svg:height="0.49cm" svg:x="21.016cm" svg:y="9.774cm">
          <draw:text-box>
            <text:p text:style-name="P1"><text:span text:style-name="T14">19</text:span></text:p>
          </draw:text-box>
        </draw:frame>
        <draw:frame draw:style-name="gr58" draw:text-style-name="P29" draw:layer="layout" svg:width="0.472cm" svg:height="0.49cm" svg:x="23.877cm" svg:y="9.774cm">
          <draw:text-box>
            <text:p text:style-name="P1"><text:span text:style-name="T14">2</text:span><text:span text:style-name="T14">0</text:span></text:p>
          </draw:text-box>
        </draw:frame>
        <draw:frame draw:style-name="gr58" draw:text-style-name="P29" draw:layer="layout" svg:width="0.472cm" svg:height="0.49cm" svg:x="15.294cm" svg:y="13.293cm">
          <draw:text-box>
            <text:p text:style-name="P1"><text:span text:style-name="T14">2</text:span><text:span text:style-name="T14">4</text:span></text:p>
          </draw:text-box>
        </draw:frame>
        <draw:frame draw:style-name="gr58" draw:text-style-name="P29" draw:layer="layout" svg:width="0.472cm" svg:height="0.49cm" svg:x="18.155cm" svg:y="13.293cm">
          <draw:text-box>
            <text:p text:style-name="P1"><text:span text:style-name="T14">2</text:span><text:span text:style-name="T14">5</text:span></text:p>
          </draw:text-box>
        </draw:frame>
        <draw:frame draw:style-name="gr58" draw:text-style-name="P29" draw:layer="layout" svg:width="0.472cm" svg:height="0.49cm" svg:x="21.016cm" svg:y="13.293cm">
          <draw:text-box>
            <text:p text:style-name="P1"><text:span text:style-name="T14">2</text:span><text:span text:style-name="T14">6</text:span></text:p>
          </draw:text-box>
        </draw:frame>
        <draw:frame draw:style-name="gr57" draw:text-style-name="P29" draw:layer="layout" svg:width="0.364cm" svg:height="0.49cm" svg:x="15.294cm" svg:y="2.74cm">
          <draw:text-box>
            <text:p text:style-name="P1"><text:span text:style-name="T14">3</text:span></text:p>
          </draw:text-box>
        </draw:frame>
        <draw:frame draw:style-name="gr57" draw:text-style-name="P29" draw:layer="layout" svg:width="0.364cm" svg:height="0.49cm" svg:x="18.155cm" svg:y="2.74cm">
          <draw:text-box>
            <text:p text:style-name="P1"><text:span text:style-name="T14">4</text:span></text:p>
          </draw:text-box>
        </draw:frame>
        <draw:frame draw:style-name="gr57" draw:text-style-name="P29" draw:layer="layout" svg:width="0.364cm" svg:height="0.49cm" svg:x="21.016cm" svg:y="2.74cm">
          <draw:text-box>
            <text:p text:style-name="P1"><text:span text:style-name="T14">5</text:span></text:p>
          </draw:text-box>
        </draw:frame>
        <draw:frame draw:style-name="gr58" draw:text-style-name="P29" draw:layer="layout" svg:width="0.472cm" svg:height="0.49cm" svg:x="23.877cm" svg:y="2.74cm">
          <draw:text-box>
            <text:p text:style-name="P1"><text:span text:style-name="T14">6</text:span></text:p>
          </draw:text-box>
        </draw:frame>
        <draw:frame draw:style-name="gr58" draw:text-style-name="P29" draw:layer="layout" svg:width="0.472cm" svg:height="0.49cm" svg:x="23.881cm" svg:y="13.29cm">
          <draw:text-box>
            <text:p text:style-name="P1"><text:span text:style-name="T14">2</text:span><text:span text:style-name="T14">7</text:span></text:p>
          </draw:text-box>
        </draw:frame>
      </draw:page>
      <draw:page draw:name="page36" draw:style-name="dp1" draw:master-page-name="master-page34">
        <draw:path draw:style-name="gr52" draw:text-style-name="P24" draw:layer="layout" svg:width="11.46cm" svg:height="18.995cm" svg:x="15.151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53" draw:text-style-name="P28" draw:layer="layout" svg:width="1.432cm" svg:height="0.533cm" svg:x="15.892cm" svg:y="1.714cm">
          <draw:text-box>
            <text:p text:style-name="P1"><text:span text:style-name="T13">J</text:span><text:span text:style-name="T13">u</text:span><text:span text:style-name="T13">e</text:span><text:span text:style-name="T13">v</text:span><text:span text:style-name="T13">e</text:span><text:span text:style-name="T13">s</text:span></text:p>
          </draw:text-box>
        </draw:frame>
        <draw:frame draw:style-name="gr54" draw:text-style-name="P28" draw:layer="layout" svg:width="1.714cm" svg:height="0.533cm" svg:x="18.681cm" svg:y="1.714cm">
          <draw:text-box>
            <text:p text:style-name="P1"><text:span text:style-name="T13">Vi</text:span><text:span text:style-name="T13">er</text:span><text:span text:style-name="T13">n</text:span><text:span text:style-name="T13">e</text:span><text:span text:style-name="T13">s</text:span></text:p>
          </draw:text-box>
        </draw:frame>
        <draw:frame draw:style-name="gr55" draw:text-style-name="P28" draw:layer="layout" svg:width="1.691cm" svg:height="0.533cm" svg:x="21.529cm" svg:y="1.714cm">
          <draw:text-box>
            <text:p text:style-name="P1"><text:span text:style-name="T13">S</text:span><text:span text:style-name="T13">á</text:span><text:span text:style-name="T13">b</text:span><text:span text:style-name="T13">a</text:span><text:span text:style-name="T13">d</text:span><text:span text:style-name="T13">o</text:span></text:p>
          </draw:text-box>
        </draw:frame>
        <draw:frame draw:style-name="gr56" draw:text-style-name="P28" draw:layer="layout" svg:width="2.001cm" svg:height="0.533cm" svg:x="24.249cm" svg:y="1.714cm">
          <draw:text-box>
            <text:p text:style-name="P1"><text:span text:style-name="T13">D</text:span><text:span text:style-name="T13">o</text:span><text:span text:style-name="T13">m</text:span><text:span text:style-name="T13">in</text:span><text:span text:style-name="T13">g</text:span><text:span text:style-name="T13">o</text:span></text:p>
          </draw:text-box>
        </draw:frame>
        <draw:frame draw:style-name="gr57" draw:text-style-name="P29" draw:layer="layout" svg:width="0.364cm" svg:height="0.49cm" svg:x="15.293cm" svg:y="6.255cm">
          <draw:text-box>
            <text:p text:style-name="P1"><text:span text:style-name="T14">8</text:span></text:p>
          </draw:text-box>
        </draw:frame>
        <draw:frame draw:style-name="gr57" draw:text-style-name="P29" draw:layer="layout" svg:width="0.364cm" svg:height="0.49cm" svg:x="18.154cm" svg:y="6.255cm">
          <draw:text-box>
            <text:p text:style-name="P1"><text:span text:style-name="T14">9</text:span></text:p>
          </draw:text-box>
        </draw:frame>
        <draw:frame draw:style-name="gr88" draw:text-style-name="P29" draw:layer="layout" svg:width="0.37cm" svg:height="0.49cm" svg:x="21.015cm" svg:y="6.255cm">
          <draw:text-box>
            <text:p text:style-name="P1"><text:span text:style-name="T14">10</text:span></text:p>
          </draw:text-box>
        </draw:frame>
        <draw:frame draw:style-name="gr58" draw:text-style-name="P29" draw:layer="layout" svg:width="0.472cm" svg:height="0.49cm" svg:x="23.876cm" svg:y="6.255cm">
          <draw:text-box>
            <text:p text:style-name="P1"><text:span text:style-name="T14">11</text:span></text:p>
          </draw:text-box>
        </draw:frame>
        <draw:frame draw:style-name="gr58" draw:text-style-name="P29" draw:layer="layout" svg:width="0.472cm" svg:height="0.49cm" svg:x="15.293cm" svg:y="9.774cm">
          <draw:text-box>
            <text:p text:style-name="P1"><text:span text:style-name="T14">15</text:span></text:p>
          </draw:text-box>
        </draw:frame>
        <draw:frame draw:style-name="gr58" draw:text-style-name="P29" draw:layer="layout" svg:width="0.472cm" svg:height="0.49cm" svg:x="18.154cm" svg:y="9.774cm">
          <draw:text-box>
            <text:p text:style-name="P1"><text:span text:style-name="T14">16</text:span></text:p>
          </draw:text-box>
        </draw:frame>
        <draw:frame draw:style-name="gr58" draw:text-style-name="P29" draw:layer="layout" svg:width="0.472cm" svg:height="0.49cm" svg:x="21.015cm" svg:y="9.774cm">
          <draw:text-box>
            <text:p text:style-name="P1"><text:span text:style-name="T14">17</text:span></text:p>
          </draw:text-box>
        </draw:frame>
        <draw:frame draw:style-name="gr58" draw:text-style-name="P29" draw:layer="layout" svg:width="0.472cm" svg:height="0.49cm" svg:x="23.876cm" svg:y="9.774cm">
          <draw:text-box>
            <text:p text:style-name="P1"><text:span text:style-name="T14">18</text:span></text:p>
          </draw:text-box>
        </draw:frame>
        <draw:frame draw:style-name="gr58" draw:text-style-name="P29" draw:layer="layout" svg:width="0.472cm" svg:height="0.49cm" svg:x="15.293cm" svg:y="13.293cm">
          <draw:text-box>
            <text:p text:style-name="P1"><text:span text:style-name="T14">2</text:span><text:span text:style-name="T14">2</text:span></text:p>
          </draw:text-box>
        </draw:frame>
        <draw:frame draw:style-name="gr58" draw:text-style-name="P29" draw:layer="layout" svg:width="0.472cm" svg:height="0.49cm" svg:x="18.154cm" svg:y="13.293cm">
          <draw:text-box>
            <text:p text:style-name="P1"><text:span text:style-name="T14">2</text:span><text:span text:style-name="T14">3</text:span></text:p>
          </draw:text-box>
        </draw:frame>
        <draw:frame draw:style-name="gr58" draw:text-style-name="P29" draw:layer="layout" svg:width="0.472cm" svg:height="0.49cm" svg:x="21.015cm" svg:y="13.293cm">
          <draw:text-box>
            <text:p text:style-name="P1"><text:span text:style-name="T14">2</text:span><text:span text:style-name="T14">4</text:span></text:p>
          </draw:text-box>
        </draw:frame>
        <draw:frame draw:style-name="gr57" draw:text-style-name="P29" draw:layer="layout" svg:width="0.364cm" svg:height="0.49cm" svg:x="15.293cm" svg:y="2.74cm">
          <draw:text-box>
            <text:p text:style-name="P1"><text:span text:style-name="T14">1</text:span></text:p>
          </draw:text-box>
        </draw:frame>
        <draw:frame draw:style-name="gr57" draw:text-style-name="P29" draw:layer="layout" svg:width="0.364cm" svg:height="0.49cm" svg:x="18.154cm" svg:y="2.74cm">
          <draw:text-box>
            <text:p text:style-name="P1"><text:span text:style-name="T14">2</text:span></text:p>
          </draw:text-box>
        </draw:frame>
        <draw:frame draw:style-name="gr57" draw:text-style-name="P29" draw:layer="layout" svg:width="0.364cm" svg:height="0.49cm" svg:x="21.015cm" svg:y="2.74cm">
          <draw:text-box>
            <text:p text:style-name="P1"><text:span text:style-name="T14">3</text:span></text:p>
          </draw:text-box>
        </draw:frame>
        <draw:frame draw:style-name="gr58" draw:text-style-name="P29" draw:layer="layout" svg:width="0.472cm" svg:height="0.49cm" svg:x="23.876cm" svg:y="2.74cm">
          <draw:text-box>
            <text:p text:style-name="P1"><text:span text:style-name="T14">4</text:span></text:p>
          </draw:text-box>
        </draw:frame>
        <draw:frame draw:style-name="gr58" draw:text-style-name="P29" draw:layer="layout" svg:width="0.472cm" svg:height="0.49cm" svg:x="23.88cm" svg:y="13.29cm">
          <draw:text-box>
            <text:p text:style-name="P1"><text:span text:style-name="T14">2</text:span><text:span text:style-name="T14">5</text:span></text:p>
          </draw:text-box>
        </draw:frame>
        <draw:frame draw:style-name="gr58" draw:text-style-name="P29" draw:layer="layout" svg:width="0.472cm" svg:height="0.49cm" svg:x="15.29cm" svg:y="16.81cm">
          <draw:text-box>
            <text:p text:style-name="P1"><text:span text:style-name="T14">2</text:span><text:span text:style-name="T14">9</text:span></text:p>
          </draw:text-box>
        </draw:frame>
        <draw:frame draw:style-name="gr58" draw:text-style-name="P29" draw:layer="layout" svg:width="0.472cm" svg:height="0.49cm" svg:x="18.151cm" svg:y="16.81cm">
          <draw:text-box>
            <text:p text:style-name="P1"><text:span text:style-name="T14">3</text:span><text:span text:style-name="T14">0</text:span></text:p>
          </draw:text-box>
        </draw:frame>
        <draw:frame draw:style-name="gr58" draw:text-style-name="P29" draw:layer="layout" svg:width="0.472cm" svg:height="0.49cm" svg:x="21.012cm" svg:y="16.81cm">
          <draw:text-box>
            <text:p text:style-name="P1"><text:span text:style-name="T14">31</text:span></text:p>
          </draw:text-box>
        </draw:frame>
        <draw:frame draw:style-name="gr87" draw:text-style-name="P32" draw:layer="layout" svg:width="2.479cm" svg:height="0.709cm" svg:x="1.582cm" svg:y="1.623cm">
          <draw:text-box>
            <text:p text:style-name="P1"><text:span text:style-name="T16">J</text:span><text:span text:style-name="T16">U</text:span><text:span text:style-name="T16">LI</text:span><text:span text:style-name="T16">O</text:span></text:p>
          </draw:text-box>
        </draw:frame>
        <draw:path draw:style-name="gr52" draw:text-style-name="P24" draw:layer="layout" svg:width="8.599cm" svg:height="18.994cm" svg:x="4.08cm" svg:y="1.284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64" draw:text-style-name="P28" draw:layer="layout" svg:width="1.316cm" svg:height="0.533cm" svg:x="4.924cm" svg:y="1.75cm">
          <draw:text-box>
            <text:p text:style-name="P1"><text:span text:style-name="T13">L</text:span><text:span text:style-name="T13">u</text:span><text:span text:style-name="T13">n</text:span><text:span text:style-name="T13">e</text:span><text:span text:style-name="T13">s</text:span></text:p>
          </draw:text-box>
        </draw:frame>
        <draw:frame draw:style-name="gr65" draw:text-style-name="P28" draw:layer="layout" svg:width="1.635cm" svg:height="0.533cm" svg:x="7.637cm" svg:y="1.75cm">
          <draw:text-box>
            <text:p text:style-name="P1"><text:span text:style-name="T13">M</text:span><text:span text:style-name="T13">ar</text:span><text:span text:style-name="T13">te</text:span><text:span text:style-name="T13">s</text:span></text:p>
          </draw:text-box>
        </draw:frame>
        <draw:frame draw:style-name="gr66" draw:text-style-name="P35" draw:layer="layout" svg:width="2.304cm" svg:height="0.533cm" svg:x="10.198cm" svg:y="1.75cm">
          <draw:text-box>
            <text:p text:style-name="P1"><text:span text:style-name="T19">M</text:span><text:span text:style-name="T19">ié</text:span><text:span text:style-name="T19">rc</text:span><text:span text:style-name="T19">ol</text:span><text:span text:style-name="T19">e</text:span><text:span text:style-name="T19">s</text:span></text:p>
          </draw:text-box>
        </draw:frame>
        <draw:path draw:style-name="gr52" draw:text-style-name="P30" draw:layer="layout" svg:width="3.385cm" svg:height="14.078cm" svg:x="0.702cm" svg:y="2.68cm" svg:viewBox="0 0 3386 14079" svg:d="M0 0h3386M0 3520h3386M0 7040h3386M0 10560h3386M0 14079h3386">
          <text:p/>
        </draw:path>
        <draw:path draw:style-name="gr61" draw:text-style-name="P24" draw:layer="layout" svg:width="3.378cm" svg:height="16.526cm" svg:x="0.702cm" svg:y="3.27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63" draw:text-style-name="P34" draw:layer="layout" svg:width="2.26cm" svg:height="0.533cm" svg:x="1.502cm" svg:y="2.799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2</text:span><text:span text:style-name="T18">6</text:span></text:p>
          </draw:text-box>
        </draw:frame>
        <draw:frame draw:style-name="gr63" draw:text-style-name="P34" draw:layer="layout" svg:width="2.26cm" svg:height="0.533cm" svg:x="1.502cm" svg:y="6.319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2</text:span><text:span text:style-name="T18">7</text:span></text:p>
          </draw:text-box>
        </draw:frame>
        <draw:frame draw:style-name="gr63" draw:text-style-name="P34" draw:layer="layout" svg:width="2.26cm" svg:height="0.533cm" svg:x="1.502cm" svg:y="9.838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2</text:span><text:span text:style-name="T18">8</text:span></text:p>
          </draw:text-box>
        </draw:frame>
        <draw:frame draw:style-name="gr63" draw:text-style-name="P34" draw:layer="layout" svg:width="2.26cm" svg:height="0.533cm" svg:x="1.502cm" svg:y="13.358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2</text:span><text:span text:style-name="T18">9</text:span></text:p>
          </draw:text-box>
        </draw:frame>
        <draw:frame draw:style-name="gr57" draw:text-style-name="P29" draw:layer="layout" svg:width="0.364cm" svg:height="0.49cm" svg:x="4.222cm" svg:y="6.291cm">
          <draw:text-box>
            <text:p text:style-name="P1"><text:span text:style-name="T14">5</text:span></text:p>
          </draw:text-box>
        </draw:frame>
        <draw:frame draw:style-name="gr57" draw:text-style-name="P29" draw:layer="layout" svg:width="0.364cm" svg:height="0.49cm" svg:x="7.083cm" svg:y="6.291cm">
          <draw:text-box>
            <text:p text:style-name="P1"><text:span text:style-name="T14">6</text:span></text:p>
          </draw:text-box>
        </draw:frame>
        <draw:frame draw:style-name="gr88" draw:text-style-name="P29" draw:layer="layout" svg:width="0.37cm" svg:height="0.49cm" svg:x="9.943cm" svg:y="6.291cm">
          <draw:text-box>
            <text:p text:style-name="P1"><text:span text:style-name="T14">7</text:span></text:p>
          </draw:text-box>
        </draw:frame>
        <draw:frame draw:style-name="gr58" draw:text-style-name="P29" draw:layer="layout" svg:width="0.472cm" svg:height="0.49cm" svg:x="4.222cm" svg:y="9.81cm">
          <draw:text-box>
            <text:p text:style-name="P1"><text:span text:style-name="T14">12</text:span></text:p>
          </draw:text-box>
        </draw:frame>
        <draw:frame draw:style-name="gr58" draw:text-style-name="P29" draw:layer="layout" svg:width="0.472cm" svg:height="0.49cm" svg:x="7.083cm" svg:y="9.81cm">
          <draw:text-box>
            <text:p text:style-name="P1"><text:span text:style-name="T14">13</text:span></text:p>
          </draw:text-box>
        </draw:frame>
        <draw:frame draw:style-name="gr58" draw:text-style-name="P29" draw:layer="layout" svg:width="0.472cm" svg:height="0.49cm" svg:x="9.943cm" svg:y="9.81cm">
          <draw:text-box>
            <text:p text:style-name="P1"><text:span text:style-name="T14">14</text:span></text:p>
          </draw:text-box>
        </draw:frame>
        <draw:frame draw:style-name="gr58" draw:text-style-name="P29" draw:layer="layout" svg:width="0.472cm" svg:height="0.49cm" svg:x="4.222cm" svg:y="13.329cm">
          <draw:text-box>
            <text:p text:style-name="P1"><text:span text:style-name="T14">19</text:span></text:p>
          </draw:text-box>
        </draw:frame>
        <draw:frame draw:style-name="gr58" draw:text-style-name="P29" draw:layer="layout" svg:width="0.472cm" svg:height="0.49cm" svg:x="7.083cm" svg:y="13.329cm">
          <draw:text-box>
            <text:p text:style-name="P1"><text:span text:style-name="T14">2</text:span><text:span text:style-name="T14">0</text:span></text:p>
          </draw:text-box>
        </draw:frame>
        <draw:frame draw:style-name="gr58" draw:text-style-name="P29" draw:layer="layout" svg:width="0.472cm" svg:height="0.49cm" svg:x="9.943cm" svg:y="13.329cm">
          <draw:text-box>
            <text:p text:style-name="P1"><text:span text:style-name="T14">21</text:span></text:p>
          </draw:text-box>
        </draw:frame>
        <draw:frame draw:style-name="gr63" draw:text-style-name="P34" draw:layer="layout" svg:width="2.26cm" svg:height="0.533cm" svg:x="1.502cm" svg:y="16.908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3</text:span><text:span text:style-name="T18">0</text:span></text:p>
          </draw:text-box>
        </draw:frame>
        <draw:frame draw:style-name="gr58" draw:text-style-name="P29" draw:layer="layout" svg:width="0.472cm" svg:height="0.49cm" svg:x="4.222cm" svg:y="16.812cm">
          <draw:text-box>
            <text:p text:style-name="P1"><text:span text:style-name="T14">2</text:span><text:span text:style-name="T14">6</text:span></text:p>
          </draw:text-box>
        </draw:frame>
        <draw:frame draw:style-name="gr58" draw:text-style-name="P29" draw:layer="layout" svg:width="0.472cm" svg:height="0.49cm" svg:x="7.232cm" svg:y="16.812cm">
          <draw:text-box>
            <text:p text:style-name="P1"><text:span text:style-name="T14">2</text:span><text:span text:style-name="T14">7</text:span></text:p>
          </draw:text-box>
        </draw:frame>
        <draw:frame draw:style-name="gr58" draw:text-style-name="P29" draw:layer="layout" svg:width="0.472cm" svg:height="0.49cm" svg:x="9.942cm" svg:y="16.812cm">
          <draw:text-box>
            <text:p text:style-name="P1"><text:span text:style-name="T14">2</text:span><text:span text:style-name="T14">8</text:span></text:p>
          </draw:text-box>
        </draw:frame>
      </draw:page>
      <draw:page draw:name="page37" draw:style-name="dp1" draw:master-page-name="master-page34">
        <draw:frame draw:style-name="gr87" draw:text-style-name="P32" draw:layer="layout" svg:width="2.479cm" svg:height="0.709cm" svg:x="1.26cm" svg:y="1.621cm">
          <draw:text-box>
            <text:p text:style-name="P1"><text:span text:style-name="T16">A</text:span><text:span text:style-name="T16">G</text:span><text:span text:style-name="T16">O</text:span><text:span text:style-name="T16">S</text:span><text:span text:style-name="T16">T</text:span><text:span text:style-name="T16">O</text:span></text:p>
          </draw:text-box>
        </draw:frame>
        <draw:line draw:style-name="gr2" draw:text-style-name="P48" draw:layer="layout" svg:x1="4.078cm" svg:y1="1.282cm" svg:x2="6.948cm" svg:y2="1.282cm">
          <text:p/>
        </draw:line>
        <draw:line draw:style-name="gr2" draw:text-style-name="P48" draw:layer="layout" svg:x1="4.086cm" svg:y1="2.67cm" svg:x2="4.086cm" svg:y2="1.291cm">
          <text:p/>
        </draw:line>
        <draw:line draw:style-name="gr2" draw:text-style-name="P48" draw:layer="layout" svg:x1="6.948cm" svg:y1="1.282cm" svg:x2="9.809cm" svg:y2="1.282cm">
          <text:p/>
        </draw:line>
        <draw:line draw:style-name="gr2" draw:text-style-name="P48" draw:layer="layout" svg:x1="6.948cm" svg:y1="2.67cm" svg:x2="6.948cm" svg:y2="1.291cm">
          <text:p/>
        </draw:line>
        <draw:line draw:style-name="gr2" draw:text-style-name="P48" draw:layer="layout" svg:x1="9.809cm" svg:y1="1.282cm" svg:x2="12.678cm" svg:y2="1.282cm">
          <text:p/>
        </draw:line>
        <draw:line draw:style-name="gr2" draw:text-style-name="P48" draw:layer="layout" svg:x1="9.809cm" svg:y1="2.67cm" svg:x2="9.809cm" svg:y2="1.291cm">
          <text:p/>
        </draw:line>
        <draw:line draw:style-name="gr2" draw:text-style-name="P48" draw:layer="layout" svg:x1="12.67cm" svg:y1="2.67cm" svg:x2="12.67cm" svg:y2="1.291cm">
          <text:p/>
        </draw:line>
        <draw:line draw:style-name="gr2" draw:text-style-name="P48" draw:layer="layout" svg:x1="4.078cm" svg:y1="2.68cm" svg:x2="6.948cm" svg:y2="2.68cm">
          <text:p/>
        </draw:line>
        <draw:line draw:style-name="gr2" draw:text-style-name="P48" draw:layer="layout" svg:x1="4.086cm" svg:y1="5.489cm" svg:x2="4.086cm" svg:y2="2.686cm">
          <text:p/>
        </draw:line>
        <draw:line draw:style-name="gr2" draw:text-style-name="P48" draw:layer="layout" svg:x1="6.948cm" svg:y1="2.68cm" svg:x2="9.809cm" svg:y2="2.68cm">
          <text:p/>
        </draw:line>
        <draw:line draw:style-name="gr2" draw:text-style-name="P48" draw:layer="layout" svg:x1="6.948cm" svg:y1="5.489cm" svg:x2="6.948cm" svg:y2="2.686cm">
          <text:p/>
        </draw:line>
        <draw:line draw:style-name="gr2" draw:text-style-name="P48" draw:layer="layout" svg:x1="9.809cm" svg:y1="2.68cm" svg:x2="12.678cm" svg:y2="2.68cm">
          <text:p/>
        </draw:line>
        <draw:line draw:style-name="gr2" draw:text-style-name="P48" draw:layer="layout" svg:x1="9.809cm" svg:y1="5.489cm" svg:x2="9.809cm" svg:y2="2.686cm">
          <text:p/>
        </draw:line>
        <draw:line draw:style-name="gr2" draw:text-style-name="P48" draw:layer="layout" svg:x1="12.67cm" svg:y1="5.489cm" svg:x2="12.67cm" svg:y2="2.686cm">
          <text:p/>
        </draw:line>
        <draw:line draw:style-name="gr2" draw:text-style-name="P48" draw:layer="layout" svg:x1="4.078cm" svg:y1="5.497cm" svg:x2="6.948cm" svg:y2="5.497cm">
          <text:p/>
        </draw:line>
        <draw:line draw:style-name="gr2" draw:text-style-name="P48" draw:layer="layout" svg:x1="4.086cm" svg:y1="8.307cm" svg:x2="4.086cm" svg:y2="5.504cm">
          <text:p/>
        </draw:line>
        <draw:line draw:style-name="gr2" draw:text-style-name="P48" draw:layer="layout" svg:x1="6.948cm" svg:y1="5.497cm" svg:x2="9.809cm" svg:y2="5.497cm">
          <text:p/>
        </draw:line>
        <draw:line draw:style-name="gr2" draw:text-style-name="P48" draw:layer="layout" svg:x1="6.948cm" svg:y1="8.307cm" svg:x2="6.948cm" svg:y2="5.504cm">
          <text:p/>
        </draw:line>
        <draw:line draw:style-name="gr2" draw:text-style-name="P48" draw:layer="layout" svg:x1="9.809cm" svg:y1="5.497cm" svg:x2="12.678cm" svg:y2="5.497cm">
          <text:p/>
        </draw:line>
        <draw:line draw:style-name="gr2" draw:text-style-name="P48" draw:layer="layout" svg:x1="9.809cm" svg:y1="8.307cm" svg:x2="9.809cm" svg:y2="5.504cm">
          <text:p/>
        </draw:line>
        <draw:line draw:style-name="gr2" draw:text-style-name="P48" draw:layer="layout" svg:x1="12.67cm" svg:y1="8.307cm" svg:x2="12.67cm" svg:y2="5.504cm">
          <text:p/>
        </draw:line>
        <draw:line draw:style-name="gr2" draw:text-style-name="P48" draw:layer="layout" svg:x1="4.078cm" svg:y1="8.314cm" svg:x2="6.948cm" svg:y2="8.314cm">
          <text:p/>
        </draw:line>
        <draw:line draw:style-name="gr2" draw:text-style-name="P48" draw:layer="layout" svg:x1="4.086cm" svg:y1="11.125cm" svg:x2="4.086cm" svg:y2="8.322cm">
          <text:p/>
        </draw:line>
        <draw:line draw:style-name="gr2" draw:text-style-name="P48" draw:layer="layout" svg:x1="6.948cm" svg:y1="8.314cm" svg:x2="9.809cm" svg:y2="8.314cm">
          <text:p/>
        </draw:line>
        <draw:line draw:style-name="gr2" draw:text-style-name="P48" draw:layer="layout" svg:x1="6.948cm" svg:y1="11.125cm" svg:x2="6.948cm" svg:y2="8.322cm">
          <text:p/>
        </draw:line>
        <draw:line draw:style-name="gr2" draw:text-style-name="P48" draw:layer="layout" svg:x1="9.809cm" svg:y1="8.314cm" svg:x2="12.678cm" svg:y2="8.314cm">
          <text:p/>
        </draw:line>
        <draw:line draw:style-name="gr2" draw:text-style-name="P48" draw:layer="layout" svg:x1="9.809cm" svg:y1="11.125cm" svg:x2="9.809cm" svg:y2="8.322cm">
          <text:p/>
        </draw:line>
        <draw:line draw:style-name="gr2" draw:text-style-name="P48" draw:layer="layout" svg:x1="12.67cm" svg:y1="11.125cm" svg:x2="12.67cm" svg:y2="8.322cm">
          <text:p/>
        </draw:line>
        <draw:line draw:style-name="gr2" draw:text-style-name="P48" draw:layer="layout" svg:x1="4.078cm" svg:y1="11.131cm" svg:x2="6.948cm" svg:y2="11.131cm">
          <text:p/>
        </draw:line>
        <draw:line draw:style-name="gr2" draw:text-style-name="P48" draw:layer="layout" svg:x1="4.086cm" svg:y1="13.941cm" svg:x2="4.086cm" svg:y2="11.138cm">
          <text:p/>
        </draw:line>
        <draw:line draw:style-name="gr2" draw:text-style-name="P48" draw:layer="layout" svg:x1="6.948cm" svg:y1="11.131cm" svg:x2="9.809cm" svg:y2="11.131cm">
          <text:p/>
        </draw:line>
        <draw:line draw:style-name="gr2" draw:text-style-name="P48" draw:layer="layout" svg:x1="6.948cm" svg:y1="13.941cm" svg:x2="6.948cm" svg:y2="11.138cm">
          <text:p/>
        </draw:line>
        <draw:line draw:style-name="gr2" draw:text-style-name="P48" draw:layer="layout" svg:x1="9.809cm" svg:y1="11.131cm" svg:x2="12.678cm" svg:y2="11.131cm">
          <text:p/>
        </draw:line>
        <draw:line draw:style-name="gr2" draw:text-style-name="P48" draw:layer="layout" svg:x1="9.809cm" svg:y1="13.941cm" svg:x2="9.809cm" svg:y2="11.138cm">
          <text:p/>
        </draw:line>
        <draw:line draw:style-name="gr2" draw:text-style-name="P48" draw:layer="layout" svg:x1="12.67cm" svg:y1="13.941cm" svg:x2="12.67cm" svg:y2="11.138cm">
          <text:p/>
        </draw:line>
        <draw:line draw:style-name="gr2" draw:text-style-name="P48" draw:layer="layout" svg:x1="4.078cm" svg:y1="13.949cm" svg:x2="6.948cm" svg:y2="13.949cm">
          <text:p/>
        </draw:line>
        <draw:line draw:style-name="gr2" draw:text-style-name="P48" draw:layer="layout" svg:x1="4.086cm" svg:y1="16.758cm" svg:x2="4.086cm" svg:y2="13.955cm">
          <text:p/>
        </draw:line>
        <draw:line draw:style-name="gr2" draw:text-style-name="P48" draw:layer="layout" svg:x1="6.948cm" svg:y1="13.949cm" svg:x2="9.809cm" svg:y2="13.949cm">
          <text:p/>
        </draw:line>
        <draw:line draw:style-name="gr2" draw:text-style-name="P48" draw:layer="layout" svg:x1="6.948cm" svg:y1="16.758cm" svg:x2="6.948cm" svg:y2="13.955cm">
          <text:p/>
        </draw:line>
        <draw:line draw:style-name="gr2" draw:text-style-name="P48" draw:layer="layout" svg:x1="9.809cm" svg:y1="13.949cm" svg:x2="12.678cm" svg:y2="13.949cm">
          <text:p/>
        </draw:line>
        <draw:line draw:style-name="gr2" draw:text-style-name="P48" draw:layer="layout" svg:x1="9.809cm" svg:y1="16.758cm" svg:x2="9.809cm" svg:y2="13.955cm">
          <text:p/>
        </draw:line>
        <draw:line draw:style-name="gr2" draw:text-style-name="P48" draw:layer="layout" svg:x1="12.67cm" svg:y1="16.758cm" svg:x2="12.67cm" svg:y2="13.955cm">
          <text:p/>
        </draw:line>
        <draw:line draw:style-name="gr2" draw:text-style-name="P48" draw:layer="layout" svg:x1="4.078cm" svg:y1="16.766cm" svg:x2="12.678cm" svg:y2="16.766cm">
          <text:p/>
        </draw:line>
        <draw:frame draw:style-name="gr64" draw:text-style-name="P28" draw:layer="layout" svg:width="1.316cm" svg:height="0.533cm" svg:x="4.922cm" svg:y="1.748cm">
          <draw:text-box>
            <text:p text:style-name="P1"><text:span text:style-name="T13">L</text:span><text:span text:style-name="T13">u</text:span><text:span text:style-name="T13">n</text:span><text:span text:style-name="T13">e</text:span><text:span text:style-name="T13">s</text:span></text:p>
          </draw:text-box>
        </draw:frame>
        <draw:frame draw:style-name="gr65" draw:text-style-name="P28" draw:layer="layout" svg:width="1.635cm" svg:height="0.533cm" svg:x="7.635cm" svg:y="1.748cm">
          <draw:text-box>
            <text:p text:style-name="P1"><text:span text:style-name="T13">M</text:span><text:span text:style-name="T13">ar</text:span><text:span text:style-name="T13">te</text:span><text:span text:style-name="T13">s</text:span></text:p>
          </draw:text-box>
        </draw:frame>
        <draw:frame draw:style-name="gr66" draw:text-style-name="P35" draw:layer="layout" svg:width="2.304cm" svg:height="0.533cm" svg:x="10.196cm" svg:y="1.748cm">
          <draw:text-box>
            <text:p text:style-name="P1"><text:span text:style-name="T19">M</text:span><text:span text:style-name="T19">ié</text:span><text:span text:style-name="T19">rc</text:span><text:span text:style-name="T19">ol</text:span><text:span text:style-name="T19">e</text:span><text:span text:style-name="T19">s</text:span></text:p>
          </draw:text-box>
        </draw:frame>
        <draw:line draw:style-name="gr2" draw:text-style-name="P49" draw:layer="layout" svg:x1="0.7cm" svg:y1="2.678cm" svg:x2="4.086cm" svg:y2="2.678cm">
          <text:p/>
        </draw:line>
        <draw:line draw:style-name="gr2" draw:text-style-name="P49" draw:layer="layout" svg:x1="0.7cm" svg:y1="5.496cm" svg:x2="4.086cm" svg:y2="5.496cm">
          <text:p/>
        </draw:line>
        <draw:line draw:style-name="gr2" draw:text-style-name="P49" draw:layer="layout" svg:x1="0.7cm" svg:y1="8.314cm" svg:x2="4.086cm" svg:y2="8.314cm">
          <text:p/>
        </draw:line>
        <draw:line draw:style-name="gr2" draw:text-style-name="P49" draw:layer="layout" svg:x1="0.7cm" svg:y1="11.131cm" svg:x2="4.086cm" svg:y2="11.131cm">
          <text:p/>
        </draw:line>
        <draw:line draw:style-name="gr2" draw:text-style-name="P49" draw:layer="layout" svg:x1="0.7cm" svg:y1="13.948cm" svg:x2="4.086cm" svg:y2="13.948cm">
          <text:p/>
        </draw:line>
        <draw:line draw:style-name="gr6" draw:text-style-name="P48" draw:layer="layout" svg:x1="0.7cm" svg:y1="3.15cm" svg:x2="4.079cm" svg:y2="3.15cm">
          <text:p/>
        </draw:line>
        <draw:line draw:style-name="gr6" draw:text-style-name="P48" draw:layer="layout" svg:x1="0.7cm" svg:y1="3.551cm" svg:x2="4.079cm" svg:y2="3.551cm">
          <text:p/>
        </draw:line>
        <draw:line draw:style-name="gr6" draw:text-style-name="P48" draw:layer="layout" svg:x1="0.7cm" svg:y1="3.953cm" svg:x2="4.079cm" svg:y2="3.953cm">
          <text:p/>
        </draw:line>
        <draw:line draw:style-name="gr6" draw:text-style-name="P48" draw:layer="layout" svg:x1="0.7cm" svg:y1="4.353cm" svg:x2="4.079cm" svg:y2="4.353cm">
          <text:p/>
        </draw:line>
        <draw:line draw:style-name="gr6" draw:text-style-name="P48" draw:layer="layout" svg:x1="0.7cm" svg:y1="4.754cm" svg:x2="4.079cm" svg:y2="4.754cm">
          <text:p/>
        </draw:line>
        <draw:line draw:style-name="gr6" draw:text-style-name="P48" draw:layer="layout" svg:x1="0.7cm" svg:y1="5.155cm" svg:x2="4.079cm" svg:y2="5.155cm">
          <text:p/>
        </draw:line>
        <draw:line draw:style-name="gr6" draw:text-style-name="P48" draw:layer="layout" svg:x1="0.7cm" svg:y1="5.957cm" svg:x2="4.079cm" svg:y2="5.957cm">
          <text:p/>
        </draw:line>
        <draw:line draw:style-name="gr6" draw:text-style-name="P48" draw:layer="layout" svg:x1="0.7cm" svg:y1="6.358cm" svg:x2="4.079cm" svg:y2="6.358cm">
          <text:p/>
        </draw:line>
        <draw:line draw:style-name="gr6" draw:text-style-name="P48" draw:layer="layout" svg:x1="0.7cm" svg:y1="6.758cm" svg:x2="4.079cm" svg:y2="6.758cm">
          <text:p/>
        </draw:line>
        <draw:line draw:style-name="gr6" draw:text-style-name="P48" draw:layer="layout" svg:x1="0.7cm" svg:y1="7.16cm" svg:x2="4.079cm" svg:y2="7.16cm">
          <text:p/>
        </draw:line>
        <draw:line draw:style-name="gr6" draw:text-style-name="P48" draw:layer="layout" svg:x1="0.7cm" svg:y1="7.561cm" svg:x2="4.079cm" svg:y2="7.561cm">
          <text:p/>
        </draw:line>
        <draw:line draw:style-name="gr6" draw:text-style-name="P48" draw:layer="layout" svg:x1="0.7cm" svg:y1="7.962cm" svg:x2="4.079cm" svg:y2="7.962cm">
          <text:p/>
        </draw:line>
        <draw:line draw:style-name="gr6" draw:text-style-name="P48" draw:layer="layout" svg:x1="0.7cm" svg:y1="8.763cm" svg:x2="4.079cm" svg:y2="8.763cm">
          <text:p/>
        </draw:line>
        <draw:line draw:style-name="gr6" draw:text-style-name="P48" draw:layer="layout" svg:x1="0.7cm" svg:y1="9.165cm" svg:x2="4.079cm" svg:y2="9.165cm">
          <text:p/>
        </draw:line>
        <draw:line draw:style-name="gr6" draw:text-style-name="P48" draw:layer="layout" svg:x1="0.7cm" svg:y1="9.566cm" svg:x2="4.079cm" svg:y2="9.566cm">
          <text:p/>
        </draw:line>
        <draw:line draw:style-name="gr6" draw:text-style-name="P48" draw:layer="layout" svg:x1="0.7cm" svg:y1="9.967cm" svg:x2="4.079cm" svg:y2="9.967cm">
          <text:p/>
        </draw:line>
        <draw:line draw:style-name="gr6" draw:text-style-name="P48" draw:layer="layout" svg:x1="0.7cm" svg:y1="10.367cm" svg:x2="4.079cm" svg:y2="10.367cm">
          <text:p/>
        </draw:line>
        <draw:line draw:style-name="gr6" draw:text-style-name="P48" draw:layer="layout" svg:x1="0.7cm" svg:y1="10.769cm" svg:x2="4.079cm" svg:y2="10.769cm">
          <text:p/>
        </draw:line>
        <draw:line draw:style-name="gr6" draw:text-style-name="P48" draw:layer="layout" svg:x1="0.7cm" svg:y1="11.57cm" svg:x2="4.079cm" svg:y2="11.57cm">
          <text:p/>
        </draw:line>
        <draw:line draw:style-name="gr6" draw:text-style-name="P48" draw:layer="layout" svg:x1="0.7cm" svg:y1="11.97cm" svg:x2="4.079cm" svg:y2="11.97cm">
          <text:p/>
        </draw:line>
        <draw:line draw:style-name="gr6" draw:text-style-name="P48" draw:layer="layout" svg:x1="0.7cm" svg:y1="12.372cm" svg:x2="4.079cm" svg:y2="12.372cm">
          <text:p/>
        </draw:line>
        <draw:line draw:style-name="gr6" draw:text-style-name="P48" draw:layer="layout" svg:x1="0.7cm" svg:y1="12.772cm" svg:x2="4.079cm" svg:y2="12.772cm">
          <text:p/>
        </draw:line>
        <draw:line draw:style-name="gr6" draw:text-style-name="P48" draw:layer="layout" svg:x1="0.7cm" svg:y1="13.173cm" svg:x2="4.079cm" svg:y2="13.173cm">
          <text:p/>
        </draw:line>
        <draw:line draw:style-name="gr6" draw:text-style-name="P48" draw:layer="layout" svg:x1="0.7cm" svg:y1="13.574cm" svg:x2="4.079cm" svg:y2="13.574cm">
          <text:p/>
        </draw:line>
        <draw:frame draw:style-name="gr92" draw:text-style-name="P34" draw:layer="layout" svg:width="2.26cm" svg:height="0.475cm" svg:x="1.5cm" svg:y="2.67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3</text:span><text:span text:style-name="T18">0</text:span></text:p>
          </draw:text-box>
        </draw:frame>
        <draw:frame draw:style-name="gr92" draw:text-style-name="P34" draw:layer="layout" svg:width="2.26cm" svg:height="0.475cm" svg:x="1.5cm" svg:y="5.488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31</text:span></text:p>
          </draw:text-box>
        </draw:frame>
        <draw:frame draw:style-name="gr92" draw:text-style-name="P34" draw:layer="layout" svg:width="2.26cm" svg:height="0.475cm" svg:x="1.5cm" svg:y="8.305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3</text:span><text:span text:style-name="T18">2</text:span></text:p>
          </draw:text-box>
        </draw:frame>
        <draw:frame draw:style-name="gr92" draw:text-style-name="P34" draw:layer="layout" svg:width="2.26cm" svg:height="0.475cm" svg:x="1.5cm" svg:y="11.123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33</text:span></text:p>
          </draw:text-box>
        </draw:frame>
        <draw:frame draw:style-name="gr89" draw:text-style-name="P29" draw:layer="layout" svg:width="0.364cm" svg:height="0.475cm" svg:x="4.22cm" svg:y="5.569cm">
          <draw:text-box>
            <text:p text:style-name="P1"><text:span text:style-name="T14">2</text:span></text:p>
          </draw:text-box>
        </draw:frame>
        <draw:frame draw:style-name="gr89" draw:text-style-name="P29" draw:layer="layout" svg:width="0.364cm" svg:height="0.475cm" svg:x="7.081cm" svg:y="5.569cm">
          <draw:text-box>
            <text:p text:style-name="P1"><text:span text:style-name="T14">3</text:span></text:p>
          </draw:text-box>
        </draw:frame>
        <draw:frame draw:style-name="gr90" draw:text-style-name="P29" draw:layer="layout" svg:width="0.37cm" svg:height="0.475cm" svg:x="9.941cm" svg:y="5.569cm">
          <draw:text-box>
            <text:p text:style-name="P1"><text:span text:style-name="T14">4</text:span></text:p>
          </draw:text-box>
        </draw:frame>
        <draw:frame draw:style-name="gr91" draw:text-style-name="P29" draw:layer="layout" svg:width="0.472cm" svg:height="0.475cm" svg:x="4.22cm" svg:y="8.386cm">
          <draw:text-box>
            <text:p text:style-name="P1"><text:span text:style-name="T14">9</text:span></text:p>
          </draw:text-box>
        </draw:frame>
        <draw:frame draw:style-name="gr91" draw:text-style-name="P29" draw:layer="layout" svg:width="0.472cm" svg:height="0.475cm" svg:x="7.081cm" svg:y="8.386cm">
          <draw:text-box>
            <text:p text:style-name="P1"><text:span text:style-name="T14">10</text:span></text:p>
          </draw:text-box>
        </draw:frame>
        <draw:frame draw:style-name="gr91" draw:text-style-name="P29" draw:layer="layout" svg:width="0.472cm" svg:height="0.475cm" svg:x="9.941cm" svg:y="8.386cm">
          <draw:text-box>
            <text:p text:style-name="P1"><text:span text:style-name="T14">11</text:span></text:p>
          </draw:text-box>
        </draw:frame>
        <draw:frame draw:style-name="gr91" draw:text-style-name="P29" draw:layer="layout" svg:width="0.472cm" svg:height="0.475cm" svg:x="4.22cm" svg:y="11.203cm">
          <draw:text-box>
            <text:p text:style-name="P1"><text:span text:style-name="T14">16</text:span></text:p>
          </draw:text-box>
        </draw:frame>
        <draw:frame draw:style-name="gr91" draw:text-style-name="P29" draw:layer="layout" svg:width="0.472cm" svg:height="0.475cm" svg:x="7.081cm" svg:y="11.203cm">
          <draw:text-box>
            <text:p text:style-name="P1"><text:span text:style-name="T14">17</text:span></text:p>
          </draw:text-box>
        </draw:frame>
        <draw:frame draw:style-name="gr91" draw:text-style-name="P29" draw:layer="layout" svg:width="0.472cm" svg:height="0.475cm" svg:x="9.941cm" svg:y="11.203cm">
          <draw:text-box>
            <text:p text:style-name="P1"><text:span text:style-name="T14">18</text:span></text:p>
          </draw:text-box>
        </draw:frame>
        <draw:frame draw:style-name="gr91" draw:text-style-name="P29" draw:layer="layout" svg:width="0.472cm" svg:height="0.475cm" svg:x="4.22cm" svg:y="13.991cm">
          <draw:text-box>
            <text:p text:style-name="P1"><text:span text:style-name="T14">2</text:span><text:span text:style-name="T14">3</text:span></text:p>
          </draw:text-box>
        </draw:frame>
        <draw:frame draw:style-name="gr91" draw:text-style-name="P29" draw:layer="layout" svg:width="0.472cm" svg:height="0.475cm" svg:x="7.23cm" svg:y="13.991cm">
          <draw:text-box>
            <text:p text:style-name="P1"><text:span text:style-name="T14">2</text:span><text:span text:style-name="T14">4</text:span></text:p>
          </draw:text-box>
        </draw:frame>
        <draw:frame draw:style-name="gr91" draw:text-style-name="P29" draw:layer="layout" svg:width="0.472cm" svg:height="0.475cm" svg:x="9.94cm" svg:y="13.991cm">
          <draw:text-box>
            <text:p text:style-name="P1"><text:span text:style-name="T14">2</text:span><text:span text:style-name="T14">5</text:span></text:p>
          </draw:text-box>
        </draw:frame>
        <draw:line draw:style-name="gr2" draw:text-style-name="P48" draw:layer="layout" svg:x1="4.086cm" svg:y1="19.576cm" svg:x2="4.086cm" svg:y2="16.773cm">
          <text:p/>
        </draw:line>
        <draw:line draw:style-name="gr2" draw:text-style-name="P48" draw:layer="layout" svg:x1="6.948cm" svg:y1="19.576cm" svg:x2="6.948cm" svg:y2="16.773cm">
          <text:p/>
        </draw:line>
        <draw:line draw:style-name="gr2" draw:text-style-name="P48" draw:layer="layout" svg:x1="9.809cm" svg:y1="19.576cm" svg:x2="9.809cm" svg:y2="16.773cm">
          <text:p/>
        </draw:line>
        <draw:line draw:style-name="gr2" draw:text-style-name="P48" draw:layer="layout" svg:x1="12.67cm" svg:y1="19.576cm" svg:x2="12.67cm" svg:y2="16.773cm">
          <text:p/>
        </draw:line>
        <draw:line draw:style-name="gr2" draw:text-style-name="P48" draw:layer="layout" svg:x1="4.078cm" svg:y1="19.584cm" svg:x2="12.678cm" svg:y2="19.584cm">
          <text:p/>
        </draw:line>
        <draw:frame draw:style-name="gr91" draw:text-style-name="P29" draw:layer="layout" svg:width="0.472cm" svg:height="0.475cm" svg:x="4.22cm" svg:y="16.809cm">
          <draw:text-box>
            <text:p text:style-name="P1"><text:span text:style-name="T14">3</text:span><text:span text:style-name="T14">0</text:span></text:p>
          </draw:text-box>
        </draw:frame>
        <draw:line draw:style-name="gr2" draw:text-style-name="P49" draw:layer="layout" svg:x1="0.703cm" svg:y1="16.766cm" svg:x2="4.089cm" svg:y2="16.766cm">
          <text:p/>
        </draw:line>
        <draw:line draw:style-name="gr6" draw:text-style-name="P48" draw:layer="layout" svg:x1="0.7cm" svg:y1="14.395cm" svg:x2="4.079cm" svg:y2="14.395cm">
          <text:p/>
        </draw:line>
        <draw:line draw:style-name="gr6" draw:text-style-name="P48" draw:layer="layout" svg:x1="0.7cm" svg:y1="14.795cm" svg:x2="4.079cm" svg:y2="14.795cm">
          <text:p/>
        </draw:line>
        <draw:line draw:style-name="gr6" draw:text-style-name="P48" draw:layer="layout" svg:x1="0.7cm" svg:y1="15.197cm" svg:x2="4.079cm" svg:y2="15.197cm">
          <text:p/>
        </draw:line>
        <draw:line draw:style-name="gr6" draw:text-style-name="P48" draw:layer="layout" svg:x1="0.7cm" svg:y1="15.597cm" svg:x2="4.079cm" svg:y2="15.597cm">
          <text:p/>
        </draw:line>
        <draw:line draw:style-name="gr6" draw:text-style-name="P48" draw:layer="layout" svg:x1="0.7cm" svg:y1="15.998cm" svg:x2="4.079cm" svg:y2="15.998cm">
          <text:p/>
        </draw:line>
        <draw:line draw:style-name="gr6" draw:text-style-name="P48" draw:layer="layout" svg:x1="0.7cm" svg:y1="16.399cm" svg:x2="4.079cm" svg:y2="16.399cm">
          <text:p/>
        </draw:line>
        <draw:frame draw:style-name="gr92" draw:text-style-name="P34" draw:layer="layout" svg:width="2.26cm" svg:height="0.475cm" svg:x="1.5cm" svg:y="13.948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34</text:span></text:p>
          </draw:text-box>
        </draw:frame>
        <draw:line draw:style-name="gr6" draw:text-style-name="P48" draw:layer="layout" svg:x1="0.7cm" svg:y1="17.206cm" svg:x2="4.079cm" svg:y2="17.206cm">
          <text:p/>
        </draw:line>
        <draw:line draw:style-name="gr6" draw:text-style-name="P48" draw:layer="layout" svg:x1="0.7cm" svg:y1="17.606cm" svg:x2="4.079cm" svg:y2="17.606cm">
          <text:p/>
        </draw:line>
        <draw:line draw:style-name="gr6" draw:text-style-name="P48" draw:layer="layout" svg:x1="0.7cm" svg:y1="18.008cm" svg:x2="4.079cm" svg:y2="18.008cm">
          <text:p/>
        </draw:line>
        <draw:line draw:style-name="gr6" draw:text-style-name="P48" draw:layer="layout" svg:x1="0.7cm" svg:y1="18.408cm" svg:x2="4.079cm" svg:y2="18.408cm">
          <text:p/>
        </draw:line>
        <draw:line draw:style-name="gr6" draw:text-style-name="P48" draw:layer="layout" svg:x1="0.7cm" svg:y1="18.809cm" svg:x2="4.079cm" svg:y2="18.809cm">
          <text:p/>
        </draw:line>
        <draw:line draw:style-name="gr6" draw:text-style-name="P48" draw:layer="layout" svg:x1="0.7cm" svg:y1="19.21cm" svg:x2="4.079cm" svg:y2="19.21cm">
          <text:p/>
        </draw:line>
        <draw:frame draw:style-name="gr92" draw:text-style-name="P34" draw:layer="layout" svg:width="2.26cm" svg:height="0.475cm" svg:x="1.5cm" svg:y="16.759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3</text:span><text:span text:style-name="T18">5</text:span></text:p>
          </draw:text-box>
        </draw:frame>
        <draw:frame draw:style-name="gr91" draw:text-style-name="P29" draw:layer="layout" svg:width="0.472cm" svg:height="0.475cm" svg:x="7.23cm" svg:y="16.81cm">
          <draw:text-box>
            <text:p text:style-name="P1"><text:span text:style-name="T14">31</text:span></text:p>
          </draw:text-box>
        </draw:frame>
        <draw:line draw:style-name="gr2" draw:text-style-name="P48" draw:layer="layout" svg:x1="15.152cm" svg:y1="1.247cm" svg:x2="18.022cm" svg:y2="1.247cm">
          <text:p/>
        </draw:line>
        <draw:line draw:style-name="gr2" draw:text-style-name="P48" draw:layer="layout" svg:x1="15.16cm" svg:y1="2.635cm" svg:x2="15.16cm" svg:y2="1.256cm">
          <text:p/>
        </draw:line>
        <draw:line draw:style-name="gr2" draw:text-style-name="P48" draw:layer="layout" svg:x1="18.022cm" svg:y1="1.247cm" svg:x2="20.883cm" svg:y2="1.247cm">
          <text:p/>
        </draw:line>
        <draw:line draw:style-name="gr2" draw:text-style-name="P48" draw:layer="layout" svg:x1="18.022cm" svg:y1="2.635cm" svg:x2="18.022cm" svg:y2="1.256cm">
          <text:p/>
        </draw:line>
        <draw:line draw:style-name="gr2" draw:text-style-name="P48" draw:layer="layout" svg:x1="20.883cm" svg:y1="1.247cm" svg:x2="23.744cm" svg:y2="1.247cm">
          <text:p/>
        </draw:line>
        <draw:line draw:style-name="gr2" draw:text-style-name="P48" draw:layer="layout" svg:x1="20.883cm" svg:y1="2.635cm" svg:x2="20.883cm" svg:y2="1.256cm">
          <text:p/>
        </draw:line>
        <draw:line draw:style-name="gr2" draw:text-style-name="P48" draw:layer="layout" svg:x1="23.744cm" svg:y1="1.247cm" svg:x2="26.613cm" svg:y2="1.247cm">
          <text:p/>
        </draw:line>
        <draw:line draw:style-name="gr2" draw:text-style-name="P48" draw:layer="layout" svg:x1="23.744cm" svg:y1="2.635cm" svg:x2="23.744cm" svg:y2="1.256cm">
          <text:p/>
        </draw:line>
        <draw:line draw:style-name="gr2" draw:text-style-name="P48" draw:layer="layout" svg:x1="26.605cm" svg:y1="2.635cm" svg:x2="26.605cm" svg:y2="1.256cm">
          <text:p/>
        </draw:line>
        <draw:line draw:style-name="gr2" draw:text-style-name="P48" draw:layer="layout" svg:x1="15.152cm" svg:y1="2.645cm" svg:x2="18.022cm" svg:y2="2.645cm">
          <text:p/>
        </draw:line>
        <draw:line draw:style-name="gr2" draw:text-style-name="P48" draw:layer="layout" svg:x1="15.16cm" svg:y1="5.453cm" svg:x2="15.16cm" svg:y2="2.652cm">
          <text:p/>
        </draw:line>
        <draw:line draw:style-name="gr2" draw:text-style-name="P48" draw:layer="layout" svg:x1="18.022cm" svg:y1="2.645cm" svg:x2="20.883cm" svg:y2="2.645cm">
          <text:p/>
        </draw:line>
        <draw:line draw:style-name="gr2" draw:text-style-name="P48" draw:layer="layout" svg:x1="18.022cm" svg:y1="5.453cm" svg:x2="18.022cm" svg:y2="2.652cm">
          <text:p/>
        </draw:line>
        <draw:line draw:style-name="gr2" draw:text-style-name="P48" draw:layer="layout" svg:x1="20.883cm" svg:y1="2.645cm" svg:x2="23.744cm" svg:y2="2.645cm">
          <text:p/>
        </draw:line>
        <draw:line draw:style-name="gr2" draw:text-style-name="P48" draw:layer="layout" svg:x1="20.883cm" svg:y1="5.453cm" svg:x2="20.883cm" svg:y2="2.652cm">
          <text:p/>
        </draw:line>
        <draw:line draw:style-name="gr2" draw:text-style-name="P48" draw:layer="layout" svg:x1="23.744cm" svg:y1="2.645cm" svg:x2="26.613cm" svg:y2="2.645cm">
          <text:p/>
        </draw:line>
        <draw:line draw:style-name="gr2" draw:text-style-name="P48" draw:layer="layout" svg:x1="23.744cm" svg:y1="5.453cm" svg:x2="23.744cm" svg:y2="2.652cm">
          <text:p/>
        </draw:line>
        <draw:line draw:style-name="gr2" draw:text-style-name="P48" draw:layer="layout" svg:x1="26.605cm" svg:y1="5.453cm" svg:x2="26.605cm" svg:y2="2.652cm">
          <text:p/>
        </draw:line>
        <draw:line draw:style-name="gr2" draw:text-style-name="P48" draw:layer="layout" svg:x1="15.152cm" svg:y1="5.462cm" svg:x2="18.022cm" svg:y2="5.462cm">
          <text:p/>
        </draw:line>
        <draw:line draw:style-name="gr2" draw:text-style-name="P48" draw:layer="layout" svg:x1="15.16cm" svg:y1="8.27cm" svg:x2="15.16cm" svg:y2="5.468cm">
          <text:p/>
        </draw:line>
        <draw:line draw:style-name="gr2" draw:text-style-name="P48" draw:layer="layout" svg:x1="18.022cm" svg:y1="5.462cm" svg:x2="20.883cm" svg:y2="5.462cm">
          <text:p/>
        </draw:line>
        <draw:line draw:style-name="gr2" draw:text-style-name="P48" draw:layer="layout" svg:x1="18.022cm" svg:y1="8.27cm" svg:x2="18.022cm" svg:y2="5.468cm">
          <text:p/>
        </draw:line>
        <draw:line draw:style-name="gr2" draw:text-style-name="P48" draw:layer="layout" svg:x1="20.883cm" svg:y1="5.462cm" svg:x2="23.744cm" svg:y2="5.462cm">
          <text:p/>
        </draw:line>
        <draw:line draw:style-name="gr2" draw:text-style-name="P48" draw:layer="layout" svg:x1="20.883cm" svg:y1="8.27cm" svg:x2="20.883cm" svg:y2="5.468cm">
          <text:p/>
        </draw:line>
        <draw:line draw:style-name="gr2" draw:text-style-name="P48" draw:layer="layout" svg:x1="23.744cm" svg:y1="5.462cm" svg:x2="26.613cm" svg:y2="5.462cm">
          <text:p/>
        </draw:line>
        <draw:line draw:style-name="gr2" draw:text-style-name="P48" draw:layer="layout" svg:x1="23.744cm" svg:y1="8.27cm" svg:x2="23.744cm" svg:y2="5.468cm">
          <text:p/>
        </draw:line>
        <draw:line draw:style-name="gr2" draw:text-style-name="P48" draw:layer="layout" svg:x1="26.605cm" svg:y1="8.27cm" svg:x2="26.605cm" svg:y2="5.468cm">
          <text:p/>
        </draw:line>
        <draw:line draw:style-name="gr2" draw:text-style-name="P48" draw:layer="layout" svg:x1="15.152cm" svg:y1="8.278cm" svg:x2="18.022cm" svg:y2="8.278cm">
          <text:p/>
        </draw:line>
        <draw:line draw:style-name="gr2" draw:text-style-name="P48" draw:layer="layout" svg:x1="15.16cm" svg:y1="11.086cm" svg:x2="15.16cm" svg:y2="8.285cm">
          <text:p/>
        </draw:line>
        <draw:line draw:style-name="gr2" draw:text-style-name="P48" draw:layer="layout" svg:x1="18.022cm" svg:y1="8.278cm" svg:x2="20.883cm" svg:y2="8.278cm">
          <text:p/>
        </draw:line>
        <draw:line draw:style-name="gr2" draw:text-style-name="P48" draw:layer="layout" svg:x1="18.022cm" svg:y1="11.086cm" svg:x2="18.022cm" svg:y2="8.285cm">
          <text:p/>
        </draw:line>
        <draw:line draw:style-name="gr2" draw:text-style-name="P48" draw:layer="layout" svg:x1="20.883cm" svg:y1="8.278cm" svg:x2="23.744cm" svg:y2="8.278cm">
          <text:p/>
        </draw:line>
        <draw:line draw:style-name="gr2" draw:text-style-name="P48" draw:layer="layout" svg:x1="20.883cm" svg:y1="11.086cm" svg:x2="20.883cm" svg:y2="8.285cm">
          <text:p/>
        </draw:line>
        <draw:line draw:style-name="gr2" draw:text-style-name="P48" draw:layer="layout" svg:x1="23.744cm" svg:y1="8.278cm" svg:x2="26.613cm" svg:y2="8.278cm">
          <text:p/>
        </draw:line>
        <draw:line draw:style-name="gr2" draw:text-style-name="P48" draw:layer="layout" svg:x1="23.744cm" svg:y1="11.086cm" svg:x2="23.744cm" svg:y2="8.285cm">
          <text:p/>
        </draw:line>
        <draw:line draw:style-name="gr2" draw:text-style-name="P48" draw:layer="layout" svg:x1="26.605cm" svg:y1="11.086cm" svg:x2="26.605cm" svg:y2="8.285cm">
          <text:p/>
        </draw:line>
        <draw:line draw:style-name="gr2" draw:text-style-name="P48" draw:layer="layout" svg:x1="15.152cm" svg:y1="11.094cm" svg:x2="18.022cm" svg:y2="11.094cm">
          <text:p/>
        </draw:line>
        <draw:line draw:style-name="gr2" draw:text-style-name="P48" draw:layer="layout" svg:x1="15.16cm" svg:y1="13.903cm" svg:x2="15.16cm" svg:y2="11.101cm">
          <text:p/>
        </draw:line>
        <draw:line draw:style-name="gr2" draw:text-style-name="P48" draw:layer="layout" svg:x1="18.022cm" svg:y1="11.094cm" svg:x2="20.883cm" svg:y2="11.094cm">
          <text:p/>
        </draw:line>
        <draw:line draw:style-name="gr2" draw:text-style-name="P48" draw:layer="layout" svg:x1="18.022cm" svg:y1="13.903cm" svg:x2="18.022cm" svg:y2="11.101cm">
          <text:p/>
        </draw:line>
        <draw:line draw:style-name="gr2" draw:text-style-name="P48" draw:layer="layout" svg:x1="20.883cm" svg:y1="11.094cm" svg:x2="23.744cm" svg:y2="11.094cm">
          <text:p/>
        </draw:line>
        <draw:line draw:style-name="gr2" draw:text-style-name="P48" draw:layer="layout" svg:x1="20.883cm" svg:y1="13.903cm" svg:x2="20.883cm" svg:y2="11.101cm">
          <text:p/>
        </draw:line>
        <draw:line draw:style-name="gr2" draw:text-style-name="P48" draw:layer="layout" svg:x1="23.744cm" svg:y1="11.094cm" svg:x2="26.613cm" svg:y2="11.094cm">
          <text:p/>
        </draw:line>
        <draw:line draw:style-name="gr2" draw:text-style-name="P48" draw:layer="layout" svg:x1="23.744cm" svg:y1="13.903cm" svg:x2="23.744cm" svg:y2="11.101cm">
          <text:p/>
        </draw:line>
        <draw:line draw:style-name="gr2" draw:text-style-name="P48" draw:layer="layout" svg:x1="26.605cm" svg:y1="13.903cm" svg:x2="26.605cm" svg:y2="11.101cm">
          <text:p/>
        </draw:line>
        <draw:line draw:style-name="gr2" draw:text-style-name="P48" draw:layer="layout" svg:x1="15.152cm" svg:y1="13.909cm" svg:x2="18.022cm" svg:y2="13.909cm">
          <text:p/>
        </draw:line>
        <draw:line draw:style-name="gr2" draw:text-style-name="P48" draw:layer="layout" svg:x1="15.16cm" svg:y1="16.719cm" svg:x2="15.16cm" svg:y2="13.917cm">
          <text:p/>
        </draw:line>
        <draw:line draw:style-name="gr2" draw:text-style-name="P48" draw:layer="layout" svg:x1="18.022cm" svg:y1="13.909cm" svg:x2="20.883cm" svg:y2="13.909cm">
          <text:p/>
        </draw:line>
        <draw:line draw:style-name="gr2" draw:text-style-name="P48" draw:layer="layout" svg:x1="18.022cm" svg:y1="16.719cm" svg:x2="18.022cm" svg:y2="13.917cm">
          <text:p/>
        </draw:line>
        <draw:line draw:style-name="gr2" draw:text-style-name="P48" draw:layer="layout" svg:x1="20.883cm" svg:y1="13.909cm" svg:x2="23.744cm" svg:y2="13.909cm">
          <text:p/>
        </draw:line>
        <draw:line draw:style-name="gr2" draw:text-style-name="P48" draw:layer="layout" svg:x1="20.883cm" svg:y1="16.719cm" svg:x2="20.883cm" svg:y2="13.917cm">
          <text:p/>
        </draw:line>
        <draw:line draw:style-name="gr2" draw:text-style-name="P48" draw:layer="layout" svg:x1="23.744cm" svg:y1="13.909cm" svg:x2="26.613cm" svg:y2="13.909cm">
          <text:p/>
        </draw:line>
        <draw:line draw:style-name="gr2" draw:text-style-name="P48" draw:layer="layout" svg:x1="23.744cm" svg:y1="16.719cm" svg:x2="23.744cm" svg:y2="13.917cm">
          <text:p/>
        </draw:line>
        <draw:line draw:style-name="gr2" draw:text-style-name="P48" draw:layer="layout" svg:x1="26.605cm" svg:y1="16.719cm" svg:x2="26.605cm" svg:y2="13.917cm">
          <text:p/>
        </draw:line>
        <draw:line draw:style-name="gr2" draw:text-style-name="P48" draw:layer="layout" svg:x1="15.152cm" svg:y1="16.726cm" svg:x2="26.613cm" svg:y2="16.726cm">
          <text:p/>
        </draw:line>
        <draw:frame draw:style-name="gr53" draw:text-style-name="P28" draw:layer="layout" svg:width="1.432cm" svg:height="0.533cm" svg:x="15.893cm" svg:y="1.714cm">
          <draw:text-box>
            <text:p text:style-name="P1"><text:span text:style-name="T13">J</text:span><text:span text:style-name="T13">u</text:span><text:span text:style-name="T13">e</text:span><text:span text:style-name="T13">v</text:span><text:span text:style-name="T13">e</text:span><text:span text:style-name="T13">s</text:span></text:p>
          </draw:text-box>
        </draw:frame>
        <draw:frame draw:style-name="gr54" draw:text-style-name="P28" draw:layer="layout" svg:width="1.714cm" svg:height="0.533cm" svg:x="18.682cm" svg:y="1.714cm">
          <draw:text-box>
            <text:p text:style-name="P1"><text:span text:style-name="T13">Vi</text:span><text:span text:style-name="T13">er</text:span><text:span text:style-name="T13">n</text:span><text:span text:style-name="T13">e</text:span><text:span text:style-name="T13">s</text:span></text:p>
          </draw:text-box>
        </draw:frame>
        <draw:frame draw:style-name="gr55" draw:text-style-name="P28" draw:layer="layout" svg:width="1.691cm" svg:height="0.533cm" svg:x="21.53cm" svg:y="1.714cm">
          <draw:text-box>
            <text:p text:style-name="P1"><text:span text:style-name="T13">S</text:span><text:span text:style-name="T13">á</text:span><text:span text:style-name="T13">b</text:span><text:span text:style-name="T13">a</text:span><text:span text:style-name="T13">d</text:span><text:span text:style-name="T13">o</text:span></text:p>
          </draw:text-box>
        </draw:frame>
        <draw:frame draw:style-name="gr56" draw:text-style-name="P28" draw:layer="layout" svg:width="2.001cm" svg:height="0.533cm" svg:x="24.25cm" svg:y="1.714cm">
          <draw:text-box>
            <text:p text:style-name="P1"><text:span text:style-name="T13">D</text:span><text:span text:style-name="T13">o</text:span><text:span text:style-name="T13">m</text:span><text:span text:style-name="T13">in</text:span><text:span text:style-name="T13">g</text:span><text:span text:style-name="T13">o</text:span></text:p>
          </draw:text-box>
        </draw:frame>
        <draw:frame draw:style-name="gr89" draw:text-style-name="P29" draw:layer="layout" svg:width="0.364cm" svg:height="0.475cm" svg:x="15.294cm" svg:y="5.534cm">
          <draw:text-box>
            <text:p text:style-name="P1"><text:span text:style-name="T14">5</text:span></text:p>
          </draw:text-box>
        </draw:frame>
        <draw:frame draw:style-name="gr89" draw:text-style-name="P29" draw:layer="layout" svg:width="0.364cm" svg:height="0.475cm" svg:x="18.155cm" svg:y="5.534cm">
          <draw:text-box>
            <text:p text:style-name="P1"><text:span text:style-name="T14">6</text:span></text:p>
          </draw:text-box>
        </draw:frame>
        <draw:frame draw:style-name="gr90" draw:text-style-name="P29" draw:layer="layout" svg:width="0.37cm" svg:height="0.475cm" svg:x="21.016cm" svg:y="5.534cm">
          <draw:text-box>
            <text:p text:style-name="P1"><text:span text:style-name="T14">7</text:span></text:p>
          </draw:text-box>
        </draw:frame>
        <draw:frame draw:style-name="gr91" draw:text-style-name="P29" draw:layer="layout" svg:width="0.472cm" svg:height="0.475cm" svg:x="23.877cm" svg:y="5.534cm">
          <draw:text-box>
            <text:p text:style-name="P1"><text:span text:style-name="T14">8</text:span></text:p>
          </draw:text-box>
        </draw:frame>
        <draw:frame draw:style-name="gr91" draw:text-style-name="P29" draw:layer="layout" svg:width="0.472cm" svg:height="0.475cm" svg:x="15.294cm" svg:y="8.349cm">
          <draw:text-box>
            <text:p text:style-name="P1"><text:span text:style-name="T14">12</text:span></text:p>
          </draw:text-box>
        </draw:frame>
        <draw:frame draw:style-name="gr91" draw:text-style-name="P29" draw:layer="layout" svg:width="0.472cm" svg:height="0.475cm" svg:x="18.155cm" svg:y="8.349cm">
          <draw:text-box>
            <text:p text:style-name="P1"><text:span text:style-name="T14">13</text:span></text:p>
          </draw:text-box>
        </draw:frame>
        <draw:frame draw:style-name="gr91" draw:text-style-name="P29" draw:layer="layout" svg:width="0.472cm" svg:height="0.475cm" svg:x="21.016cm" svg:y="8.349cm">
          <draw:text-box>
            <text:p text:style-name="P1"><text:span text:style-name="T14">14</text:span></text:p>
          </draw:text-box>
        </draw:frame>
        <draw:frame draw:style-name="gr91" draw:text-style-name="P29" draw:layer="layout" svg:width="0.472cm" svg:height="0.475cm" svg:x="23.877cm" svg:y="8.349cm">
          <draw:text-box>
            <text:p text:style-name="P1"><text:span text:style-name="T14">15</text:span></text:p>
          </draw:text-box>
        </draw:frame>
        <draw:frame draw:style-name="gr91" draw:text-style-name="P29" draw:layer="layout" svg:width="0.472cm" svg:height="0.475cm" svg:x="15.294cm" svg:y="11.165cm">
          <draw:text-box>
            <text:p text:style-name="P1"><text:span text:style-name="T14">19</text:span></text:p>
          </draw:text-box>
        </draw:frame>
        <draw:frame draw:style-name="gr91" draw:text-style-name="P29" draw:layer="layout" svg:width="0.472cm" svg:height="0.475cm" svg:x="18.155cm" svg:y="11.165cm">
          <draw:text-box>
            <text:p text:style-name="P1"><text:span text:style-name="T14">2</text:span><text:span text:style-name="T14">0</text:span></text:p>
          </draw:text-box>
        </draw:frame>
        <draw:frame draw:style-name="gr91" draw:text-style-name="P29" draw:layer="layout" svg:width="0.472cm" svg:height="0.475cm" svg:x="21.016cm" svg:y="11.165cm">
          <draw:text-box>
            <text:p text:style-name="P1"><text:span text:style-name="T14">21</text:span></text:p>
          </draw:text-box>
        </draw:frame>
        <draw:frame draw:style-name="gr91" draw:text-style-name="P29" draw:layer="layout" svg:width="0.472cm" svg:height="0.475cm" svg:x="23.877cm" svg:y="2.721cm">
          <draw:text-box>
            <text:p text:style-name="P1"><text:span text:style-name="T14">1</text:span></text:p>
          </draw:text-box>
        </draw:frame>
        <draw:frame draw:style-name="gr91" draw:text-style-name="P29" draw:layer="layout" svg:width="0.472cm" svg:height="0.475cm" svg:x="23.881cm" svg:y="11.163cm">
          <draw:text-box>
            <text:p text:style-name="P1"><text:span text:style-name="T14">2</text:span><text:span text:style-name="T14">2</text:span></text:p>
          </draw:text-box>
        </draw:frame>
        <draw:frame draw:style-name="gr91" draw:text-style-name="P29" draw:layer="layout" svg:width="0.472cm" svg:height="0.475cm" svg:x="15.291cm" svg:y="13.979cm">
          <draw:text-box>
            <text:p text:style-name="P1"><text:span text:style-name="T14">2</text:span><text:span text:style-name="T14">6</text:span></text:p>
          </draw:text-box>
        </draw:frame>
        <draw:frame draw:style-name="gr91" draw:text-style-name="P29" draw:layer="layout" svg:width="0.472cm" svg:height="0.475cm" svg:x="18.152cm" svg:y="13.979cm">
          <draw:text-box>
            <text:p text:style-name="P1"><text:span text:style-name="T14">2</text:span><text:span text:style-name="T14">7</text:span></text:p>
          </draw:text-box>
        </draw:frame>
        <draw:line draw:style-name="gr2" draw:text-style-name="P48" draw:layer="layout" svg:x1="15.16cm" svg:y1="19.536cm" svg:x2="15.16cm" svg:y2="16.734cm">
          <text:p/>
        </draw:line>
        <draw:line draw:style-name="gr2" draw:text-style-name="P48" draw:layer="layout" svg:x1="18.022cm" svg:y1="19.536cm" svg:x2="18.022cm" svg:y2="16.734cm">
          <text:p/>
        </draw:line>
        <draw:line draw:style-name="gr2" draw:text-style-name="P48" draw:layer="layout" svg:x1="20.883cm" svg:y1="19.536cm" svg:x2="20.883cm" svg:y2="16.734cm">
          <text:p/>
        </draw:line>
        <draw:line draw:style-name="gr2" draw:text-style-name="P48" draw:layer="layout" svg:x1="23.744cm" svg:y1="19.536cm" svg:x2="23.744cm" svg:y2="16.734cm">
          <text:p/>
        </draw:line>
        <draw:line draw:style-name="gr2" draw:text-style-name="P48" draw:layer="layout" svg:x1="26.605cm" svg:y1="19.536cm" svg:x2="26.605cm" svg:y2="16.734cm">
          <text:p/>
        </draw:line>
        <draw:line draw:style-name="gr2" draw:text-style-name="P48" draw:layer="layout" svg:x1="15.152cm" svg:y1="19.543cm" svg:x2="26.613cm" svg:y2="19.543cm">
          <text:p/>
        </draw:line>
        <draw:frame draw:style-name="gr91" draw:text-style-name="P29" draw:layer="layout" svg:width="0.472cm" svg:height="0.475cm" svg:x="21.017cm" svg:y="13.982cm">
          <draw:text-box>
            <text:p text:style-name="P1"><text:span text:style-name="T14">2</text:span><text:span text:style-name="T14">8</text:span></text:p>
          </draw:text-box>
        </draw:frame>
        <draw:frame draw:style-name="gr91" draw:text-style-name="P29" draw:layer="layout" svg:width="0.472cm" svg:height="0.475cm" svg:x="23.882cm" svg:y="13.98cm">
          <draw:text-box>
            <text:p text:style-name="P1"><text:span text:style-name="T14">2</text:span><text:span text:style-name="T14">9</text:span></text:p>
          </draw:text-box>
        </draw:frame>
      </draw:page>
      <draw:page draw:name="page38" draw:style-name="dp1" draw:master-page-name="master-page34">
        <draw:path draw:style-name="gr52" draw:text-style-name="P24" draw:layer="layout" svg:width="11.46cm" svg:height="18.995cm" svg:x="15.151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53" draw:text-style-name="P28" draw:layer="layout" svg:width="1.432cm" svg:height="0.533cm" svg:x="15.892cm" svg:y="1.714cm">
          <draw:text-box>
            <text:p text:style-name="P1"><text:span text:style-name="T13">J</text:span><text:span text:style-name="T13">u</text:span><text:span text:style-name="T13">e</text:span><text:span text:style-name="T13">v</text:span><text:span text:style-name="T13">e</text:span><text:span text:style-name="T13">s</text:span></text:p>
          </draw:text-box>
        </draw:frame>
        <draw:frame draw:style-name="gr54" draw:text-style-name="P28" draw:layer="layout" svg:width="1.714cm" svg:height="0.533cm" svg:x="18.681cm" svg:y="1.714cm">
          <draw:text-box>
            <text:p text:style-name="P1"><text:span text:style-name="T13">Vi</text:span><text:span text:style-name="T13">er</text:span><text:span text:style-name="T13">n</text:span><text:span text:style-name="T13">e</text:span><text:span text:style-name="T13">s</text:span></text:p>
          </draw:text-box>
        </draw:frame>
        <draw:frame draw:style-name="gr55" draw:text-style-name="P28" draw:layer="layout" svg:width="1.691cm" svg:height="0.533cm" svg:x="21.529cm" svg:y="1.714cm">
          <draw:text-box>
            <text:p text:style-name="P1"><text:span text:style-name="T13">S</text:span><text:span text:style-name="T13">á</text:span><text:span text:style-name="T13">b</text:span><text:span text:style-name="T13">a</text:span><text:span text:style-name="T13">d</text:span><text:span text:style-name="T13">o</text:span></text:p>
          </draw:text-box>
        </draw:frame>
        <draw:frame draw:style-name="gr56" draw:text-style-name="P28" draw:layer="layout" svg:width="2.001cm" svg:height="0.533cm" svg:x="24.249cm" svg:y="1.714cm">
          <draw:text-box>
            <text:p text:style-name="P1"><text:span text:style-name="T13">D</text:span><text:span text:style-name="T13">o</text:span><text:span text:style-name="T13">m</text:span><text:span text:style-name="T13">in</text:span><text:span text:style-name="T13">g</text:span><text:span text:style-name="T13">o</text:span></text:p>
          </draw:text-box>
        </draw:frame>
        <draw:frame draw:style-name="gr57" draw:text-style-name="P29" draw:layer="layout" svg:width="0.364cm" svg:height="0.49cm" svg:x="15.293cm" svg:y="6.255cm">
          <draw:text-box>
            <text:p text:style-name="P1"><text:span text:style-name="T14">9</text:span></text:p>
          </draw:text-box>
        </draw:frame>
        <draw:frame draw:style-name="gr88" draw:text-style-name="P29" draw:layer="layout" svg:width="0.37cm" svg:height="0.49cm" svg:x="18.154cm" svg:y="6.255cm">
          <draw:text-box>
            <text:p text:style-name="P1"><text:span text:style-name="T14">10</text:span></text:p>
          </draw:text-box>
        </draw:frame>
        <draw:frame draw:style-name="gr88" draw:text-style-name="P29" draw:layer="layout" svg:width="0.37cm" svg:height="0.49cm" svg:x="21.015cm" svg:y="6.255cm">
          <draw:text-box>
            <text:p text:style-name="P1"><text:span text:style-name="T14">11</text:span></text:p>
          </draw:text-box>
        </draw:frame>
        <draw:frame draw:style-name="gr58" draw:text-style-name="P29" draw:layer="layout" svg:width="0.472cm" svg:height="0.49cm" svg:x="23.876cm" svg:y="6.255cm">
          <draw:text-box>
            <text:p text:style-name="P1"><text:span text:style-name="T14">12</text:span></text:p>
          </draw:text-box>
        </draw:frame>
        <draw:frame draw:style-name="gr58" draw:text-style-name="P29" draw:layer="layout" svg:width="0.472cm" svg:height="0.49cm" svg:x="15.293cm" svg:y="9.774cm">
          <draw:text-box>
            <text:p text:style-name="P1"><text:span text:style-name="T14">16</text:span></text:p>
          </draw:text-box>
        </draw:frame>
        <draw:frame draw:style-name="gr58" draw:text-style-name="P29" draw:layer="layout" svg:width="0.472cm" svg:height="0.49cm" svg:x="18.154cm" svg:y="9.774cm">
          <draw:text-box>
            <text:p text:style-name="P1"><text:span text:style-name="T14">17</text:span></text:p>
          </draw:text-box>
        </draw:frame>
        <draw:frame draw:style-name="gr58" draw:text-style-name="P29" draw:layer="layout" svg:width="0.472cm" svg:height="0.49cm" svg:x="21.015cm" svg:y="9.774cm">
          <draw:text-box>
            <text:p text:style-name="P1"><text:span text:style-name="T14">18</text:span></text:p>
          </draw:text-box>
        </draw:frame>
        <draw:frame draw:style-name="gr58" draw:text-style-name="P29" draw:layer="layout" svg:width="0.472cm" svg:height="0.49cm" svg:x="23.876cm" svg:y="9.774cm">
          <draw:text-box>
            <text:p text:style-name="P1"><text:span text:style-name="T14">19</text:span></text:p>
          </draw:text-box>
        </draw:frame>
        <draw:frame draw:style-name="gr58" draw:text-style-name="P29" draw:layer="layout" svg:width="0.472cm" svg:height="0.49cm" svg:x="15.293cm" svg:y="13.293cm">
          <draw:text-box>
            <text:p text:style-name="P1"><text:span text:style-name="T14">2</text:span><text:span text:style-name="T14">3</text:span></text:p>
          </draw:text-box>
        </draw:frame>
        <draw:frame draw:style-name="gr58" draw:text-style-name="P29" draw:layer="layout" svg:width="0.472cm" svg:height="0.49cm" svg:x="18.154cm" svg:y="13.293cm">
          <draw:text-box>
            <text:p text:style-name="P1"><text:span text:style-name="T14">2</text:span><text:span text:style-name="T14">4</text:span></text:p>
          </draw:text-box>
        </draw:frame>
        <draw:frame draw:style-name="gr58" draw:text-style-name="P29" draw:layer="layout" svg:width="0.472cm" svg:height="0.49cm" svg:x="21.015cm" svg:y="13.293cm">
          <draw:text-box>
            <text:p text:style-name="P1"><text:span text:style-name="T14">2</text:span><text:span text:style-name="T14">5</text:span></text:p>
          </draw:text-box>
        </draw:frame>
        <draw:frame draw:style-name="gr57" draw:text-style-name="P29" draw:layer="layout" svg:width="0.364cm" svg:height="0.49cm" svg:x="15.293cm" svg:y="2.74cm">
          <draw:text-box>
            <text:p text:style-name="P1"><text:span text:style-name="T14">2</text:span></text:p>
          </draw:text-box>
        </draw:frame>
        <draw:frame draw:style-name="gr57" draw:text-style-name="P29" draw:layer="layout" svg:width="0.364cm" svg:height="0.49cm" svg:x="18.154cm" svg:y="2.74cm">
          <draw:text-box>
            <text:p text:style-name="P1"><text:span text:style-name="T14">3</text:span></text:p>
          </draw:text-box>
        </draw:frame>
        <draw:frame draw:style-name="gr57" draw:text-style-name="P29" draw:layer="layout" svg:width="0.364cm" svg:height="0.49cm" svg:x="21.015cm" svg:y="2.74cm">
          <draw:text-box>
            <text:p text:style-name="P1"><text:span text:style-name="T14">4</text:span></text:p>
          </draw:text-box>
        </draw:frame>
        <draw:frame draw:style-name="gr58" draw:text-style-name="P29" draw:layer="layout" svg:width="0.472cm" svg:height="0.49cm" svg:x="23.876cm" svg:y="2.74cm">
          <draw:text-box>
            <text:p text:style-name="P1"><text:span text:style-name="T14">5</text:span></text:p>
          </draw:text-box>
        </draw:frame>
        <draw:frame draw:style-name="gr58" draw:text-style-name="P29" draw:layer="layout" svg:width="0.472cm" svg:height="0.49cm" svg:x="23.88cm" svg:y="13.29cm">
          <draw:text-box>
            <text:p text:style-name="P1"><text:span text:style-name="T14">2</text:span><text:span text:style-name="T14">6</text:span></text:p>
          </draw:text-box>
        </draw:frame>
        <draw:frame draw:style-name="gr58" draw:text-style-name="P29" draw:layer="layout" svg:width="0.472cm" svg:height="0.49cm" svg:x="15.29cm" svg:y="16.81cm">
          <draw:text-box>
            <text:p text:style-name="P1"><text:span text:style-name="T14">3</text:span><text:span text:style-name="T14">0</text:span></text:p>
          </draw:text-box>
        </draw:frame>
        <draw:frame draw:style-name="gr93" draw:text-style-name="P50" draw:layer="layout" svg:width="3.317cm" svg:height="0.709cm" svg:x="0.951cm" svg:y="1.623cm">
          <draw:text-box>
            <text:p text:style-name="P1"><text:span text:style-name="T25">S</text:span><text:span text:style-name="T25">E</text:span><text:span text:style-name="T25">P</text:span><text:span text:style-name="T25">TI</text:span><text:span text:style-name="T25">E</text:span><text:span text:style-name="T25">M</text:span><text:span text:style-name="T25">B</text:span><text:span text:style-name="T25">R</text:span><text:span text:style-name="T25">E</text:span></text:p>
          </draw:text-box>
        </draw:frame>
        <draw:path draw:style-name="gr52" draw:text-style-name="P24" draw:layer="layout" svg:width="8.599cm" svg:height="18.994cm" svg:x="4.08cm" svg:y="1.284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64" draw:text-style-name="P28" draw:layer="layout" svg:width="1.316cm" svg:height="0.533cm" svg:x="4.924cm" svg:y="1.75cm">
          <draw:text-box>
            <text:p text:style-name="P1"><text:span text:style-name="T13">L</text:span><text:span text:style-name="T13">u</text:span><text:span text:style-name="T13">n</text:span><text:span text:style-name="T13">e</text:span><text:span text:style-name="T13">s</text:span></text:p>
          </draw:text-box>
        </draw:frame>
        <draw:frame draw:style-name="gr65" draw:text-style-name="P28" draw:layer="layout" svg:width="1.635cm" svg:height="0.533cm" svg:x="7.637cm" svg:y="1.75cm">
          <draw:text-box>
            <text:p text:style-name="P1"><text:span text:style-name="T13">M</text:span><text:span text:style-name="T13">ar</text:span><text:span text:style-name="T13">te</text:span><text:span text:style-name="T13">s</text:span></text:p>
          </draw:text-box>
        </draw:frame>
        <draw:frame draw:style-name="gr66" draw:text-style-name="P35" draw:layer="layout" svg:width="2.304cm" svg:height="0.533cm" svg:x="10.198cm" svg:y="1.75cm">
          <draw:text-box>
            <text:p text:style-name="P1"><text:span text:style-name="T19">M</text:span><text:span text:style-name="T19">ié</text:span><text:span text:style-name="T19">rc</text:span><text:span text:style-name="T19">ol</text:span><text:span text:style-name="T19">e</text:span><text:span text:style-name="T19">s</text:span></text:p>
          </draw:text-box>
        </draw:frame>
        <draw:path draw:style-name="gr52" draw:text-style-name="P30" draw:layer="layout" svg:width="3.385cm" svg:height="14.078cm" svg:x="0.702cm" svg:y="2.68cm" svg:viewBox="0 0 3386 14079" svg:d="M0 0h3386M0 3520h3386M0 7040h3386M0 10560h3386M0 14079h3386">
          <text:p/>
        </draw:path>
        <draw:path draw:style-name="gr61" draw:text-style-name="P24" draw:layer="layout" svg:width="3.378cm" svg:height="16.526cm" svg:x="0.702cm" svg:y="3.27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63" draw:text-style-name="P34" draw:layer="layout" svg:width="2.26cm" svg:height="0.533cm" svg:x="1.502cm" svg:y="2.799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3</text:span><text:span text:style-name="T18">5</text:span></text:p>
          </draw:text-box>
        </draw:frame>
        <draw:frame draw:style-name="gr63" draw:text-style-name="P34" draw:layer="layout" svg:width="2.26cm" svg:height="0.533cm" svg:x="1.502cm" svg:y="6.319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3</text:span><text:span text:style-name="T18">6</text:span></text:p>
          </draw:text-box>
        </draw:frame>
        <draw:frame draw:style-name="gr63" draw:text-style-name="P34" draw:layer="layout" svg:width="2.26cm" svg:height="0.533cm" svg:x="1.502cm" svg:y="9.838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37</text:span></text:p>
          </draw:text-box>
        </draw:frame>
        <draw:frame draw:style-name="gr63" draw:text-style-name="P34" draw:layer="layout" svg:width="2.26cm" svg:height="0.533cm" svg:x="1.502cm" svg:y="13.358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3</text:span><text:span text:style-name="T18">8</text:span></text:p>
          </draw:text-box>
        </draw:frame>
        <draw:frame draw:style-name="gr57" draw:text-style-name="P29" draw:layer="layout" svg:width="0.364cm" svg:height="0.49cm" svg:x="4.222cm" svg:y="6.291cm">
          <draw:text-box>
            <text:p text:style-name="P1"><text:span text:style-name="T14">6</text:span></text:p>
          </draw:text-box>
        </draw:frame>
        <draw:frame draw:style-name="gr57" draw:text-style-name="P29" draw:layer="layout" svg:width="0.364cm" svg:height="0.49cm" svg:x="7.083cm" svg:y="6.291cm">
          <draw:text-box>
            <text:p text:style-name="P1"><text:span text:style-name="T14">7</text:span></text:p>
          </draw:text-box>
        </draw:frame>
        <draw:frame draw:style-name="gr88" draw:text-style-name="P29" draw:layer="layout" svg:width="0.37cm" svg:height="0.49cm" svg:x="9.943cm" svg:y="6.291cm">
          <draw:text-box>
            <text:p text:style-name="P1"><text:span text:style-name="T14">8</text:span></text:p>
          </draw:text-box>
        </draw:frame>
        <draw:frame draw:style-name="gr58" draw:text-style-name="P29" draw:layer="layout" svg:width="0.472cm" svg:height="0.49cm" svg:x="4.222cm" svg:y="9.81cm">
          <draw:text-box>
            <text:p text:style-name="P1"><text:span text:style-name="T14">13</text:span></text:p>
          </draw:text-box>
        </draw:frame>
        <draw:frame draw:style-name="gr58" draw:text-style-name="P29" draw:layer="layout" svg:width="0.472cm" svg:height="0.49cm" svg:x="7.083cm" svg:y="9.81cm">
          <draw:text-box>
            <text:p text:style-name="P1"><text:span text:style-name="T14">14</text:span></text:p>
          </draw:text-box>
        </draw:frame>
        <draw:frame draw:style-name="gr58" draw:text-style-name="P29" draw:layer="layout" svg:width="0.472cm" svg:height="0.49cm" svg:x="9.943cm" svg:y="9.81cm">
          <draw:text-box>
            <text:p text:style-name="P1"><text:span text:style-name="T14">15</text:span></text:p>
          </draw:text-box>
        </draw:frame>
        <draw:frame draw:style-name="gr58" draw:text-style-name="P29" draw:layer="layout" svg:width="0.472cm" svg:height="0.49cm" svg:x="4.222cm" svg:y="13.329cm">
          <draw:text-box>
            <text:p text:style-name="P1"><text:span text:style-name="T14">2</text:span><text:span text:style-name="T14">0</text:span></text:p>
          </draw:text-box>
        </draw:frame>
        <draw:frame draw:style-name="gr58" draw:text-style-name="P29" draw:layer="layout" svg:width="0.472cm" svg:height="0.49cm" svg:x="7.083cm" svg:y="13.329cm">
          <draw:text-box>
            <text:p text:style-name="P1"><text:span text:style-name="T14">21</text:span></text:p>
          </draw:text-box>
        </draw:frame>
        <draw:frame draw:style-name="gr58" draw:text-style-name="P29" draw:layer="layout" svg:width="0.472cm" svg:height="0.49cm" svg:x="9.943cm" svg:y="13.329cm">
          <draw:text-box>
            <text:p text:style-name="P1"><text:span text:style-name="T14">2</text:span><text:span text:style-name="T14">2</text:span></text:p>
          </draw:text-box>
        </draw:frame>
        <draw:frame draw:style-name="gr63" draw:text-style-name="P34" draw:layer="layout" svg:width="2.26cm" svg:height="0.533cm" svg:x="1.502cm" svg:y="16.908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3</text:span><text:span text:style-name="T18">9</text:span></text:p>
          </draw:text-box>
        </draw:frame>
        <draw:frame draw:style-name="gr58" draw:text-style-name="P29" draw:layer="layout" svg:width="0.472cm" svg:height="0.49cm" svg:x="4.222cm" svg:y="16.812cm">
          <draw:text-box>
            <text:p text:style-name="P1"><text:span text:style-name="T14">2</text:span><text:span text:style-name="T14">7</text:span></text:p>
          </draw:text-box>
        </draw:frame>
        <draw:frame draw:style-name="gr58" draw:text-style-name="P29" draw:layer="layout" svg:width="0.472cm" svg:height="0.49cm" svg:x="7.232cm" svg:y="16.812cm">
          <draw:text-box>
            <text:p text:style-name="P1"><text:span text:style-name="T14">2</text:span><text:span text:style-name="T14">8</text:span></text:p>
          </draw:text-box>
        </draw:frame>
        <draw:frame draw:style-name="gr58" draw:text-style-name="P29" draw:layer="layout" svg:width="0.472cm" svg:height="0.49cm" svg:x="9.942cm" svg:y="16.812cm">
          <draw:text-box>
            <text:p text:style-name="P1"><text:span text:style-name="T14">2</text:span><text:span text:style-name="T14">9</text:span></text:p>
          </draw:text-box>
        </draw:frame>
        <draw:frame draw:style-name="gr88" draw:text-style-name="P29" draw:layer="layout" svg:width="0.37cm" svg:height="0.49cm" svg:x="9.941cm" svg:y="2.741cm">
          <draw:text-box>
            <text:p text:style-name="P1"><text:span text:style-name="T14">1</text:span></text:p>
          </draw:text-box>
        </draw:frame>
      </draw:page>
      <draw:page draw:name="page39" draw:style-name="dp1" draw:master-page-name="master-page3">
        <draw:path draw:style-name="gr52" draw:text-style-name="P24" draw:layer="layout" svg:width="11.46cm" svg:height="18.995cm" svg:x="15.15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53" draw:text-style-name="P28" draw:layer="layout" svg:width="1.432cm" svg:height="0.533cm" svg:x="15.891cm" svg:y="1.714cm">
          <draw:text-box>
            <text:p text:style-name="P1"><text:span text:style-name="T13">J</text:span><text:span text:style-name="T13">u</text:span><text:span text:style-name="T13">e</text:span><text:span text:style-name="T13">v</text:span><text:span text:style-name="T13">e</text:span><text:span text:style-name="T13">s</text:span></text:p>
          </draw:text-box>
        </draw:frame>
        <draw:frame draw:style-name="gr54" draw:text-style-name="P28" draw:layer="layout" svg:width="1.714cm" svg:height="0.533cm" svg:x="18.68cm" svg:y="1.714cm">
          <draw:text-box>
            <text:p text:style-name="P1"><text:span text:style-name="T13">Vi</text:span><text:span text:style-name="T13">er</text:span><text:span text:style-name="T13">n</text:span><text:span text:style-name="T13">e</text:span><text:span text:style-name="T13">s</text:span></text:p>
          </draw:text-box>
        </draw:frame>
        <draw:frame draw:style-name="gr55" draw:text-style-name="P28" draw:layer="layout" svg:width="1.691cm" svg:height="0.533cm" svg:x="21.528cm" svg:y="1.714cm">
          <draw:text-box>
            <text:p text:style-name="P1"><text:span text:style-name="T13">S</text:span><text:span text:style-name="T13">á</text:span><text:span text:style-name="T13">b</text:span><text:span text:style-name="T13">a</text:span><text:span text:style-name="T13">d</text:span><text:span text:style-name="T13">o</text:span></text:p>
          </draw:text-box>
        </draw:frame>
        <draw:frame draw:style-name="gr56" draw:text-style-name="P28" draw:layer="layout" svg:width="2.001cm" svg:height="0.533cm" svg:x="24.248cm" svg:y="1.714cm">
          <draw:text-box>
            <text:p text:style-name="P1"><text:span text:style-name="T13">D</text:span><text:span text:style-name="T13">o</text:span><text:span text:style-name="T13">m</text:span><text:span text:style-name="T13">in</text:span><text:span text:style-name="T13">g</text:span><text:span text:style-name="T13">o</text:span></text:p>
          </draw:text-box>
        </draw:frame>
        <draw:frame draw:style-name="gr57" draw:text-style-name="P29" draw:layer="layout" svg:width="0.364cm" svg:height="0.49cm" svg:x="18.153cm" svg:y="2.735cm">
          <draw:text-box>
            <text:p text:style-name="P1"><text:span text:style-name="T14">1</text:span></text:p>
          </draw:text-box>
        </draw:frame>
        <draw:frame draw:style-name="gr57" draw:text-style-name="P29" draw:layer="layout" svg:width="0.364cm" svg:height="0.49cm" svg:x="21.014cm" svg:y="2.735cm">
          <draw:text-box>
            <text:p text:style-name="P1"><text:span text:style-name="T14">2</text:span></text:p>
          </draw:text-box>
        </draw:frame>
        <draw:frame draw:style-name="gr57" draw:text-style-name="P29" draw:layer="layout" svg:width="0.364cm" svg:height="0.49cm" svg:x="23.875cm" svg:y="2.735cm">
          <draw:text-box>
            <text:p text:style-name="P1"><text:span text:style-name="T14">3</text:span></text:p>
          </draw:text-box>
        </draw:frame>
        <draw:frame draw:style-name="gr57" draw:text-style-name="P29" draw:layer="layout" svg:width="0.364cm" svg:height="0.49cm" svg:x="15.292cm" svg:y="6.255cm">
          <draw:text-box>
            <text:p text:style-name="P1"><text:span text:style-name="T14">7</text:span></text:p>
          </draw:text-box>
        </draw:frame>
        <draw:frame draw:style-name="gr57" draw:text-style-name="P29" draw:layer="layout" svg:width="0.364cm" svg:height="0.49cm" svg:x="18.153cm" svg:y="6.255cm">
          <draw:text-box>
            <text:p text:style-name="P1"><text:span text:style-name="T14">8</text:span></text:p>
          </draw:text-box>
        </draw:frame>
        <draw:frame draw:style-name="gr57" draw:text-style-name="P29" draw:layer="layout" svg:width="0.364cm" svg:height="0.49cm" svg:x="21.014cm" svg:y="6.255cm">
          <draw:text-box>
            <text:p text:style-name="P1"><text:span text:style-name="T14">9</text:span></text:p>
          </draw:text-box>
        </draw:frame>
        <draw:frame draw:style-name="gr58" draw:text-style-name="P29" draw:layer="layout" svg:width="0.472cm" svg:height="0.49cm" svg:x="23.875cm" svg:y="6.255cm">
          <draw:text-box>
            <text:p text:style-name="P1"><text:span text:style-name="T14">10</text:span></text:p>
          </draw:text-box>
        </draw:frame>
        <draw:frame draw:style-name="gr58" draw:text-style-name="P29" draw:layer="layout" svg:width="0.472cm" svg:height="0.49cm" svg:x="15.292cm" svg:y="9.774cm">
          <draw:text-box>
            <text:p text:style-name="P1"><text:span text:style-name="T14">14</text:span></text:p>
          </draw:text-box>
        </draw:frame>
        <draw:frame draw:style-name="gr58" draw:text-style-name="P29" draw:layer="layout" svg:width="0.472cm" svg:height="0.49cm" svg:x="18.153cm" svg:y="9.774cm">
          <draw:text-box>
            <text:p text:style-name="P1"><text:span text:style-name="T14">15</text:span></text:p>
          </draw:text-box>
        </draw:frame>
        <draw:frame draw:style-name="gr58" draw:text-style-name="P29" draw:layer="layout" svg:width="0.472cm" svg:height="0.49cm" svg:x="21.014cm" svg:y="9.774cm">
          <draw:text-box>
            <text:p text:style-name="P1"><text:span text:style-name="T14">16</text:span></text:p>
          </draw:text-box>
        </draw:frame>
        <draw:frame draw:style-name="gr58" draw:text-style-name="P29" draw:layer="layout" svg:width="0.472cm" svg:height="0.49cm" svg:x="23.875cm" svg:y="9.774cm">
          <draw:text-box>
            <text:p text:style-name="P1"><text:span text:style-name="T14">17</text:span></text:p>
          </draw:text-box>
        </draw:frame>
        <draw:frame draw:style-name="gr58" draw:text-style-name="P29" draw:layer="layout" svg:width="0.472cm" svg:height="0.49cm" svg:x="15.292cm" svg:y="13.293cm">
          <draw:text-box>
            <text:p text:style-name="P1"><text:span text:style-name="T14">21</text:span></text:p>
          </draw:text-box>
        </draw:frame>
        <draw:frame draw:style-name="gr58" draw:text-style-name="P29" draw:layer="layout" svg:width="0.472cm" svg:height="0.49cm" svg:x="18.153cm" svg:y="13.293cm">
          <draw:text-box>
            <text:p text:style-name="P1"><text:span text:style-name="T14">2</text:span><text:span text:style-name="T14">2</text:span></text:p>
          </draw:text-box>
        </draw:frame>
        <draw:frame draw:style-name="gr58" draw:text-style-name="P29" draw:layer="layout" svg:width="0.472cm" svg:height="0.49cm" svg:x="21.014cm" svg:y="13.293cm">
          <draw:text-box>
            <text:p text:style-name="P1"><text:span text:style-name="T14">2</text:span><text:span text:style-name="T14">3</text:span></text:p>
          </draw:text-box>
        </draw:frame>
        <draw:frame draw:style-name="gr58" draw:text-style-name="P29" draw:layer="layout" svg:width="0.472cm" svg:height="0.49cm" svg:x="23.875cm" svg:y="13.293cm">
          <draw:text-box>
            <text:p text:style-name="P1"><text:span text:style-name="T14">2</text:span><text:span text:style-name="T14">4</text:span></text:p>
          </draw:text-box>
        </draw:frame>
        <draw:frame draw:style-name="gr58" draw:text-style-name="P29" draw:layer="layout" svg:width="0.472cm" svg:height="0.49cm" svg:x="15.292cm" svg:y="16.813cm">
          <draw:text-box>
            <text:p text:style-name="P1"><text:span text:style-name="T14">2</text:span><text:span text:style-name="T14">8</text:span></text:p>
          </draw:text-box>
        </draw:frame>
        <draw:frame draw:style-name="gr58" draw:text-style-name="P29" draw:layer="layout" svg:width="0.472cm" svg:height="0.49cm" svg:x="18.153cm" svg:y="16.813cm">
          <draw:text-box>
            <text:p text:style-name="P1"><text:span text:style-name="T14">2</text:span><text:span text:style-name="T14">9</text:span></text:p>
          </draw:text-box>
        </draw:frame>
        <draw:frame draw:style-name="gr58" draw:text-style-name="P29" draw:layer="layout" svg:width="0.472cm" svg:height="0.49cm" svg:x="21.014cm" svg:y="16.813cm">
          <draw:text-box>
            <text:p text:style-name="P1"><text:span text:style-name="T14">3</text:span><text:span text:style-name="T14">0</text:span></text:p>
          </draw:text-box>
        </draw:frame>
        <draw:frame draw:style-name="gr58" draw:text-style-name="P29" draw:layer="layout" svg:width="0.472cm" svg:height="0.49cm" svg:x="23.875cm" svg:y="16.813cm">
          <draw:text-box>
            <text:p text:style-name="P1"><text:span text:style-name="T14">31</text:span></text:p>
          </draw:text-box>
        </draw:frame>
        <draw:path draw:style-name="gr52" draw:text-style-name="P30" draw:layer="layout" svg:width="3.385cm" svg:height="14.078cm" svg:x="0.701cm" svg:y="2.681cm" svg:viewBox="0 0 3386 14079" svg:d="M0 0h3386M0 3520h3386M0 7040h3386M0 10560h3386M0 14079h3386">
          <text:p/>
        </draw:path>
        <draw:frame draw:style-name="gr59" draw:text-style-name="P31" draw:layer="layout" svg:width="0.662cm" svg:height="0.892cm" svg:x="1.973cm" svg:y="1.484cm">
          <draw:text-box>
            <text:p text:style-name="P1"><text:span text:style-name="T15"><text:s/></text:span></text:p>
          </draw:text-box>
        </draw:frame>
        <draw:frame draw:style-name="gr94" draw:text-style-name="P32" draw:layer="layout" svg:width="2.597cm" svg:height="0.709cm" svg:x="1.13cm" svg:y="1.648cm">
          <draw:text-box>
            <text:p text:style-name="P1"><text:span text:style-name="T16">O</text:span><text:span text:style-name="T16">C</text:span><text:span text:style-name="T16">T</text:span><text:span text:style-name="T16">U</text:span><text:span text:style-name="T16">B</text:span><text:span text:style-name="T16">R</text:span><text:span text:style-name="T16">E</text:span></text:p>
          </draw:text-box>
        </draw:frame>
        <draw:path draw:style-name="gr61" draw:text-style-name="P24" draw:layer="layout" svg:width="3.378cm" svg:height="16.526cm" svg:x="0.701cm" svg:y="3.271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path draw:style-name="gr52" draw:text-style-name="P24" draw:layer="layout" svg:width="8.599cm" svg:height="18.994cm" svg:x="4.079cm" svg:y="1.282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63" draw:text-style-name="P34" draw:layer="layout" svg:width="2.26cm" svg:height="0.533cm" svg:x="1.501cm" svg:y="6.32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4</text:span><text:span text:style-name="T18">0</text:span></text:p>
          </draw:text-box>
        </draw:frame>
        <draw:frame draw:style-name="gr63" draw:text-style-name="P34" draw:layer="layout" svg:width="2.26cm" svg:height="0.533cm" svg:x="1.501cm" svg:y="9.839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41</text:span></text:p>
          </draw:text-box>
        </draw:frame>
        <draw:frame draw:style-name="gr63" draw:text-style-name="P34" draw:layer="layout" svg:width="2.26cm" svg:height="0.533cm" svg:x="1.501cm" svg:y="13.359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4</text:span><text:span text:style-name="T18">2</text:span></text:p>
          </draw:text-box>
        </draw:frame>
        <draw:frame draw:style-name="gr63" draw:text-style-name="P34" draw:layer="layout" svg:width="2.26cm" svg:height="0.533cm" svg:x="1.501cm" svg:y="16.878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43</text:span></text:p>
          </draw:text-box>
        </draw:frame>
        <draw:frame draw:style-name="gr64" draw:text-style-name="P28" draw:layer="layout" svg:width="1.316cm" svg:height="0.533cm" svg:x="4.923cm" svg:y="1.748cm">
          <draw:text-box>
            <text:p text:style-name="P1"><text:span text:style-name="T13">L</text:span><text:span text:style-name="T13">u</text:span><text:span text:style-name="T13">n</text:span><text:span text:style-name="T13">e</text:span><text:span text:style-name="T13">s</text:span></text:p>
          </draw:text-box>
        </draw:frame>
        <draw:frame draw:style-name="gr65" draw:text-style-name="P28" draw:layer="layout" svg:width="1.635cm" svg:height="0.533cm" svg:x="7.636cm" svg:y="1.748cm">
          <draw:text-box>
            <text:p text:style-name="P1"><text:span text:style-name="T13">M</text:span><text:span text:style-name="T13">ar</text:span><text:span text:style-name="T13">te</text:span><text:span text:style-name="T13">s</text:span></text:p>
          </draw:text-box>
        </draw:frame>
        <draw:frame draw:style-name="gr66" draw:text-style-name="P35" draw:layer="layout" svg:width="2.304cm" svg:height="0.533cm" svg:x="10.197cm" svg:y="1.748cm">
          <draw:text-box>
            <text:p text:style-name="P1"><text:span text:style-name="T19">M</text:span><text:span text:style-name="T19">ié</text:span><text:span text:style-name="T19">rc</text:span><text:span text:style-name="T19">ol</text:span><text:span text:style-name="T19">e</text:span><text:span text:style-name="T19">s</text:span></text:p>
          </draw:text-box>
        </draw:frame>
        <draw:frame draw:style-name="gr57" draw:text-style-name="P29" draw:layer="layout" svg:width="0.364cm" svg:height="0.49cm" svg:x="4.22cm" svg:y="6.289cm">
          <draw:text-box>
            <text:p text:style-name="P1"><text:span text:style-name="T14">4</text:span></text:p>
          </draw:text-box>
        </draw:frame>
        <draw:frame draw:style-name="gr57" draw:text-style-name="P29" draw:layer="layout" svg:width="0.364cm" svg:height="0.49cm" svg:x="7.081cm" svg:y="6.289cm">
          <draw:text-box>
            <text:p text:style-name="P1"><text:span text:style-name="T14">5</text:span></text:p>
          </draw:text-box>
        </draw:frame>
        <draw:frame draw:style-name="gr57" draw:text-style-name="P29" draw:layer="layout" svg:width="0.364cm" svg:height="0.49cm" svg:x="9.941cm" svg:y="6.289cm">
          <draw:text-box>
            <text:p text:style-name="P1"><text:span text:style-name="T14">6</text:span></text:p>
          </draw:text-box>
        </draw:frame>
        <draw:frame draw:style-name="gr58" draw:text-style-name="P29" draw:layer="layout" svg:width="0.472cm" svg:height="0.49cm" svg:x="4.22cm" svg:y="9.808cm">
          <draw:text-box>
            <text:p text:style-name="P1"><text:span text:style-name="T14">11</text:span></text:p>
          </draw:text-box>
        </draw:frame>
        <draw:frame draw:style-name="gr58" draw:text-style-name="P29" draw:layer="layout" svg:width="0.472cm" svg:height="0.49cm" svg:x="7.081cm" svg:y="9.808cm">
          <draw:text-box>
            <text:p text:style-name="P1"><text:span text:style-name="T14">12</text:span></text:p>
          </draw:text-box>
        </draw:frame>
        <draw:frame draw:style-name="gr58" draw:text-style-name="P29" draw:layer="layout" svg:width="0.472cm" svg:height="0.49cm" svg:x="9.941cm" svg:y="9.808cm">
          <draw:text-box>
            <text:p text:style-name="P1"><text:span text:style-name="T14">13</text:span></text:p>
          </draw:text-box>
        </draw:frame>
        <draw:frame draw:style-name="gr58" draw:text-style-name="P29" draw:layer="layout" svg:width="0.472cm" svg:height="0.49cm" svg:x="4.22cm" svg:y="13.327cm">
          <draw:text-box>
            <text:p text:style-name="P1"><text:span text:style-name="T14">18</text:span></text:p>
          </draw:text-box>
        </draw:frame>
        <draw:frame draw:style-name="gr58" draw:text-style-name="P29" draw:layer="layout" svg:width="0.472cm" svg:height="0.49cm" svg:x="7.081cm" svg:y="13.327cm">
          <draw:text-box>
            <text:p text:style-name="P1"><text:span text:style-name="T14">19</text:span></text:p>
          </draw:text-box>
        </draw:frame>
        <draw:frame draw:style-name="gr58" draw:text-style-name="P29" draw:layer="layout" svg:width="0.472cm" svg:height="0.49cm" svg:x="9.941cm" svg:y="13.327cm">
          <draw:text-box>
            <text:p text:style-name="P1"><text:span text:style-name="T14">2</text:span><text:span text:style-name="T14">0</text:span></text:p>
          </draw:text-box>
        </draw:frame>
        <draw:frame draw:style-name="gr58" draw:text-style-name="P29" draw:layer="layout" svg:width="0.472cm" svg:height="0.49cm" svg:x="4.22cm" svg:y="16.848cm">
          <draw:text-box>
            <text:p text:style-name="P1"><text:span text:style-name="T14">2</text:span><text:span text:style-name="T14">5</text:span></text:p>
          </draw:text-box>
        </draw:frame>
        <draw:frame draw:style-name="gr58" draw:text-style-name="P29" draw:layer="layout" svg:width="0.472cm" svg:height="0.49cm" svg:x="7.081cm" svg:y="16.848cm">
          <draw:text-box>
            <text:p text:style-name="P1"><text:span text:style-name="T14">2</text:span><text:span text:style-name="T14">6</text:span></text:p>
          </draw:text-box>
        </draw:frame>
        <draw:frame draw:style-name="gr58" draw:text-style-name="P29" draw:layer="layout" svg:width="0.472cm" svg:height="0.49cm" svg:x="9.941cm" svg:y="16.848cm">
          <draw:text-box>
            <text:p text:style-name="P1"><text:span text:style-name="T14">2</text:span><text:span text:style-name="T14">7</text:span></text:p>
          </draw:text-box>
        </draw:frame>
        <draw:frame draw:style-name="gr63" draw:text-style-name="P34" draw:layer="layout" svg:width="2.26cm" svg:height="0.533cm" svg:x="1.501cm" svg:y="2.799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3</text:span><text:span text:style-name="T18">9</text:span></text:p>
          </draw:text-box>
        </draw:frame>
      </draw:page>
      <draw:page draw:name="page40" draw:style-name="dp1" draw:master-page-name="master-page34">
        <draw:frame draw:style-name="gr95" draw:text-style-name="P32" draw:layer="layout" svg:width="2.821cm" svg:height="0.709cm" svg:x="0.98cm" svg:y="1.621cm">
          <draw:text-box>
            <text:p text:style-name="P1"><text:span text:style-name="T25">N</text:span><text:span text:style-name="T25">O</text:span><text:span text:style-name="T25">V</text:span><text:span text:style-name="T25">IE</text:span><text:span text:style-name="T25">M</text:span><text:span text:style-name="T25">B</text:span><text:span text:style-name="T25">R</text:span><text:span text:style-name="T25">E</text:span></text:p>
          </draw:text-box>
        </draw:frame>
        <draw:path draw:style-name="gr52" draw:text-style-name="P24" draw:layer="layout" svg:width="8.599cm" svg:height="18.994cm" svg:x="4.078cm" svg:y="1.282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64" draw:text-style-name="P28" draw:layer="layout" svg:width="1.316cm" svg:height="0.533cm" svg:x="4.922cm" svg:y="1.748cm">
          <draw:text-box>
            <text:p text:style-name="P1"><text:span text:style-name="T13">L</text:span><text:span text:style-name="T13">u</text:span><text:span text:style-name="T13">n</text:span><text:span text:style-name="T13">e</text:span><text:span text:style-name="T13">s</text:span></text:p>
          </draw:text-box>
        </draw:frame>
        <draw:frame draw:style-name="gr65" draw:text-style-name="P28" draw:layer="layout" svg:width="1.635cm" svg:height="0.533cm" svg:x="7.635cm" svg:y="1.748cm">
          <draw:text-box>
            <text:p text:style-name="P1"><text:span text:style-name="T13">M</text:span><text:span text:style-name="T13">ar</text:span><text:span text:style-name="T13">te</text:span><text:span text:style-name="T13">s</text:span></text:p>
          </draw:text-box>
        </draw:frame>
        <draw:frame draw:style-name="gr66" draw:text-style-name="P35" draw:layer="layout" svg:width="2.304cm" svg:height="0.533cm" svg:x="10.196cm" svg:y="1.748cm">
          <draw:text-box>
            <text:p text:style-name="P1"><text:span text:style-name="T19">M</text:span><text:span text:style-name="T19">ié</text:span><text:span text:style-name="T19">rc</text:span><text:span text:style-name="T19">ol</text:span><text:span text:style-name="T19">e</text:span><text:span text:style-name="T19">s</text:span></text:p>
          </draw:text-box>
        </draw:frame>
        <draw:path draw:style-name="gr52" draw:text-style-name="P30" draw:layer="layout" svg:width="3.385cm" svg:height="14.078cm" svg:x="0.7cm" svg:y="2.678cm" svg:viewBox="0 0 3386 14079" svg:d="M0 0h3386M0 3520h3386M0 7040h3386M0 10560h3386M0 14079h3386">
          <text:p/>
        </draw:path>
        <draw:path draw:style-name="gr61" draw:text-style-name="P24" draw:layer="layout" svg:width="3.378cm" svg:height="16.526cm" svg:x="0.7cm" svg:y="3.268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63" draw:text-style-name="P34" draw:layer="layout" svg:width="2.26cm" svg:height="0.533cm" svg:x="1.5cm" svg:y="2.797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44</text:span></text:p>
          </draw:text-box>
        </draw:frame>
        <draw:frame draw:style-name="gr63" draw:text-style-name="P34" draw:layer="layout" svg:width="2.26cm" svg:height="0.533cm" svg:x="1.5cm" svg:y="6.317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4</text:span><text:span text:style-name="T18">5</text:span></text:p>
          </draw:text-box>
        </draw:frame>
        <draw:frame draw:style-name="gr63" draw:text-style-name="P34" draw:layer="layout" svg:width="2.26cm" svg:height="0.533cm" svg:x="1.5cm" svg:y="9.836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4</text:span><text:span text:style-name="T18">6</text:span></text:p>
          </draw:text-box>
        </draw:frame>
        <draw:frame draw:style-name="gr63" draw:text-style-name="P34" draw:layer="layout" svg:width="2.26cm" svg:height="0.533cm" svg:x="1.5cm" svg:y="13.356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47</text:span></text:p>
          </draw:text-box>
        </draw:frame>
        <draw:frame draw:style-name="gr57" draw:text-style-name="P29" draw:layer="layout" svg:width="0.364cm" svg:height="0.49cm" svg:x="4.22cm" svg:y="6.289cm">
          <draw:text-box>
            <text:p text:style-name="P1"><text:span text:style-name="T14">8</text:span></text:p>
          </draw:text-box>
        </draw:frame>
        <draw:frame draw:style-name="gr57" draw:text-style-name="P29" draw:layer="layout" svg:width="0.364cm" svg:height="0.49cm" svg:x="7.081cm" svg:y="6.289cm">
          <draw:text-box>
            <text:p text:style-name="P1"><text:span text:style-name="T14">9</text:span></text:p>
          </draw:text-box>
        </draw:frame>
        <draw:frame draw:style-name="gr88" draw:text-style-name="P29" draw:layer="layout" svg:width="0.37cm" svg:height="0.49cm" svg:x="9.941cm" svg:y="6.289cm">
          <draw:text-box>
            <text:p text:style-name="P1"><text:span text:style-name="T14">10</text:span></text:p>
          </draw:text-box>
        </draw:frame>
        <draw:frame draw:style-name="gr58" draw:text-style-name="P29" draw:layer="layout" svg:width="0.472cm" svg:height="0.49cm" svg:x="4.22cm" svg:y="9.808cm">
          <draw:text-box>
            <text:p text:style-name="P1"><text:span text:style-name="T14">15</text:span></text:p>
          </draw:text-box>
        </draw:frame>
        <draw:frame draw:style-name="gr58" draw:text-style-name="P29" draw:layer="layout" svg:width="0.472cm" svg:height="0.49cm" svg:x="7.081cm" svg:y="9.808cm">
          <draw:text-box>
            <text:p text:style-name="P1"><text:span text:style-name="T14">16</text:span></text:p>
          </draw:text-box>
        </draw:frame>
        <draw:frame draw:style-name="gr58" draw:text-style-name="P29" draw:layer="layout" svg:width="0.472cm" svg:height="0.49cm" svg:x="9.941cm" svg:y="9.808cm">
          <draw:text-box>
            <text:p text:style-name="P1"><text:span text:style-name="T14">17</text:span></text:p>
          </draw:text-box>
        </draw:frame>
        <draw:frame draw:style-name="gr58" draw:text-style-name="P29" draw:layer="layout" svg:width="0.472cm" svg:height="0.49cm" svg:x="4.22cm" svg:y="13.327cm">
          <draw:text-box>
            <text:p text:style-name="P1"><text:span text:style-name="T14">2</text:span><text:span text:style-name="T14">2</text:span></text:p>
          </draw:text-box>
        </draw:frame>
        <draw:frame draw:style-name="gr58" draw:text-style-name="P29" draw:layer="layout" svg:width="0.472cm" svg:height="0.49cm" svg:x="7.081cm" svg:y="13.327cm">
          <draw:text-box>
            <text:p text:style-name="P1"><text:span text:style-name="T14">2</text:span><text:span text:style-name="T14">3</text:span></text:p>
          </draw:text-box>
        </draw:frame>
        <draw:frame draw:style-name="gr58" draw:text-style-name="P29" draw:layer="layout" svg:width="0.472cm" svg:height="0.49cm" svg:x="9.941cm" svg:y="13.327cm">
          <draw:text-box>
            <text:p text:style-name="P1"><text:span text:style-name="T14">2</text:span><text:span text:style-name="T14">4</text:span></text:p>
          </draw:text-box>
        </draw:frame>
        <draw:frame draw:style-name="gr57" draw:text-style-name="P29" draw:layer="layout" svg:width="0.364cm" svg:height="0.49cm" svg:x="4.22cm" svg:y="2.774cm">
          <draw:text-box>
            <text:p text:style-name="P1"><text:span text:style-name="T14">1</text:span></text:p>
          </draw:text-box>
        </draw:frame>
        <draw:frame draw:style-name="gr57" draw:text-style-name="P29" draw:layer="layout" svg:width="0.364cm" svg:height="0.49cm" svg:x="7.081cm" svg:y="2.774cm">
          <draw:text-box>
            <text:p text:style-name="P1"><text:span text:style-name="T14">2</text:span></text:p>
          </draw:text-box>
        </draw:frame>
        <draw:frame draw:style-name="gr57" draw:text-style-name="P29" draw:layer="layout" svg:width="0.364cm" svg:height="0.49cm" svg:x="9.941cm" svg:y="2.774cm">
          <draw:text-box>
            <text:p text:style-name="P1"><text:span text:style-name="T14">3</text:span></text:p>
          </draw:text-box>
        </draw:frame>
        <draw:frame draw:style-name="gr63" draw:text-style-name="P34" draw:layer="layout" svg:width="2.26cm" svg:height="0.533cm" svg:x="1.5cm" svg:y="16.906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4</text:span><text:span text:style-name="T18">8</text:span></text:p>
          </draw:text-box>
        </draw:frame>
        <draw:frame draw:style-name="gr58" draw:text-style-name="P29" draw:layer="layout" svg:width="0.472cm" svg:height="0.49cm" svg:x="4.22cm" svg:y="16.81cm">
          <draw:text-box>
            <text:p text:style-name="P1"><text:span text:style-name="T14">2</text:span><text:span text:style-name="T14">9</text:span></text:p>
          </draw:text-box>
        </draw:frame>
        <draw:frame draw:style-name="gr58" draw:text-style-name="P29" draw:layer="layout" svg:width="0.472cm" svg:height="0.49cm" svg:x="7.23cm" svg:y="16.81cm">
          <draw:text-box>
            <text:p text:style-name="P1"><text:span text:style-name="T14">3</text:span><text:span text:style-name="T14">0</text:span></text:p>
          </draw:text-box>
        </draw:frame>
        <draw:path draw:style-name="gr52" draw:text-style-name="P24" draw:layer="layout" svg:width="11.46cm" svg:height="18.995cm" svg:x="15.152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53" draw:text-style-name="P28" draw:layer="layout" svg:width="1.432cm" svg:height="0.533cm" svg:x="15.893cm" svg:y="1.714cm">
          <draw:text-box>
            <text:p text:style-name="P1"><text:span text:style-name="T13">J</text:span><text:span text:style-name="T13">u</text:span><text:span text:style-name="T13">e</text:span><text:span text:style-name="T13">v</text:span><text:span text:style-name="T13">e</text:span><text:span text:style-name="T13">s</text:span></text:p>
          </draw:text-box>
        </draw:frame>
        <draw:frame draw:style-name="gr54" draw:text-style-name="P28" draw:layer="layout" svg:width="1.714cm" svg:height="0.533cm" svg:x="18.682cm" svg:y="1.714cm">
          <draw:text-box>
            <text:p text:style-name="P1"><text:span text:style-name="T13">Vi</text:span><text:span text:style-name="T13">er</text:span><text:span text:style-name="T13">n</text:span><text:span text:style-name="T13">e</text:span><text:span text:style-name="T13">s</text:span></text:p>
          </draw:text-box>
        </draw:frame>
        <draw:frame draw:style-name="gr55" draw:text-style-name="P28" draw:layer="layout" svg:width="1.691cm" svg:height="0.533cm" svg:x="21.53cm" svg:y="1.714cm">
          <draw:text-box>
            <text:p text:style-name="P1"><text:span text:style-name="T13">S</text:span><text:span text:style-name="T13">á</text:span><text:span text:style-name="T13">b</text:span><text:span text:style-name="T13">a</text:span><text:span text:style-name="T13">d</text:span><text:span text:style-name="T13">o</text:span></text:p>
          </draw:text-box>
        </draw:frame>
        <draw:frame draw:style-name="gr56" draw:text-style-name="P28" draw:layer="layout" svg:width="2.001cm" svg:height="0.533cm" svg:x="24.25cm" svg:y="1.714cm">
          <draw:text-box>
            <text:p text:style-name="P1"><text:span text:style-name="T13">D</text:span><text:span text:style-name="T13">o</text:span><text:span text:style-name="T13">m</text:span><text:span text:style-name="T13">in</text:span><text:span text:style-name="T13">g</text:span><text:span text:style-name="T13">o</text:span></text:p>
          </draw:text-box>
        </draw:frame>
        <draw:frame draw:style-name="gr57" draw:text-style-name="P29" draw:layer="layout" svg:width="0.364cm" svg:height="0.49cm" svg:x="15.294cm" svg:y="6.255cm">
          <draw:text-box>
            <text:p text:style-name="P1"><text:span text:style-name="T14">11</text:span></text:p>
          </draw:text-box>
        </draw:frame>
        <draw:frame draw:style-name="gr57" draw:text-style-name="P29" draw:layer="layout" svg:width="0.364cm" svg:height="0.49cm" svg:x="18.155cm" svg:y="6.255cm">
          <draw:text-box>
            <text:p text:style-name="P1"><text:span text:style-name="T14">12</text:span></text:p>
          </draw:text-box>
        </draw:frame>
        <draw:frame draw:style-name="gr57" draw:text-style-name="P29" draw:layer="layout" svg:width="0.364cm" svg:height="0.49cm" svg:x="21.016cm" svg:y="6.255cm">
          <draw:text-box>
            <text:p text:style-name="P1"><text:span text:style-name="T14">13</text:span></text:p>
          </draw:text-box>
        </draw:frame>
        <draw:frame draw:style-name="gr58" draw:text-style-name="P29" draw:layer="layout" svg:width="0.472cm" svg:height="0.49cm" svg:x="23.877cm" svg:y="6.255cm">
          <draw:text-box>
            <text:p text:style-name="P1"><text:span text:style-name="T14">14</text:span></text:p>
          </draw:text-box>
        </draw:frame>
        <draw:frame draw:style-name="gr58" draw:text-style-name="P29" draw:layer="layout" svg:width="0.472cm" svg:height="0.49cm" svg:x="15.294cm" svg:y="9.774cm">
          <draw:text-box>
            <text:p text:style-name="P1"><text:span text:style-name="T14">18</text:span></text:p>
          </draw:text-box>
        </draw:frame>
        <draw:frame draw:style-name="gr58" draw:text-style-name="P29" draw:layer="layout" svg:width="0.472cm" svg:height="0.49cm" svg:x="18.155cm" svg:y="9.774cm">
          <draw:text-box>
            <text:p text:style-name="P1"><text:span text:style-name="T14">19</text:span></text:p>
          </draw:text-box>
        </draw:frame>
        <draw:frame draw:style-name="gr58" draw:text-style-name="P29" draw:layer="layout" svg:width="0.472cm" svg:height="0.49cm" svg:x="21.016cm" svg:y="9.774cm">
          <draw:text-box>
            <text:p text:style-name="P1"><text:span text:style-name="T14">2</text:span><text:span text:style-name="T14">0</text:span></text:p>
          </draw:text-box>
        </draw:frame>
        <draw:frame draw:style-name="gr58" draw:text-style-name="P29" draw:layer="layout" svg:width="0.472cm" svg:height="0.49cm" svg:x="23.877cm" svg:y="9.774cm">
          <draw:text-box>
            <text:p text:style-name="P1"><text:span text:style-name="T14">21</text:span></text:p>
          </draw:text-box>
        </draw:frame>
        <draw:frame draw:style-name="gr58" draw:text-style-name="P29" draw:layer="layout" svg:width="0.472cm" svg:height="0.49cm" svg:x="15.294cm" svg:y="13.293cm">
          <draw:text-box>
            <text:p text:style-name="P1"><text:span text:style-name="T14">2</text:span><text:span text:style-name="T14">5</text:span></text:p>
          </draw:text-box>
        </draw:frame>
        <draw:frame draw:style-name="gr58" draw:text-style-name="P29" draw:layer="layout" svg:width="0.472cm" svg:height="0.49cm" svg:x="18.155cm" svg:y="13.293cm">
          <draw:text-box>
            <text:p text:style-name="P1"><text:span text:style-name="T14">2</text:span><text:span text:style-name="T14">6</text:span></text:p>
          </draw:text-box>
        </draw:frame>
        <draw:frame draw:style-name="gr58" draw:text-style-name="P29" draw:layer="layout" svg:width="0.472cm" svg:height="0.49cm" svg:x="21.016cm" svg:y="13.293cm">
          <draw:text-box>
            <text:p text:style-name="P1"><text:span text:style-name="T14">2</text:span><text:span text:style-name="T14">7</text:span></text:p>
          </draw:text-box>
        </draw:frame>
        <draw:frame draw:style-name="gr57" draw:text-style-name="P29" draw:layer="layout" svg:width="0.364cm" svg:height="0.49cm" svg:x="15.294cm" svg:y="2.74cm">
          <draw:text-box>
            <text:p text:style-name="P1"><text:span text:style-name="T14">4</text:span></text:p>
          </draw:text-box>
        </draw:frame>
        <draw:frame draw:style-name="gr57" draw:text-style-name="P29" draw:layer="layout" svg:width="0.364cm" svg:height="0.49cm" svg:x="18.155cm" svg:y="2.74cm">
          <draw:text-box>
            <text:p text:style-name="P1"><text:span text:style-name="T14">5</text:span></text:p>
          </draw:text-box>
        </draw:frame>
        <draw:frame draw:style-name="gr57" draw:text-style-name="P29" draw:layer="layout" svg:width="0.364cm" svg:height="0.49cm" svg:x="21.016cm" svg:y="2.74cm">
          <draw:text-box>
            <text:p text:style-name="P1"><text:span text:style-name="T14">6</text:span></text:p>
          </draw:text-box>
        </draw:frame>
        <draw:frame draw:style-name="gr58" draw:text-style-name="P29" draw:layer="layout" svg:width="0.472cm" svg:height="0.49cm" svg:x="23.877cm" svg:y="2.74cm">
          <draw:text-box>
            <text:p text:style-name="P1"><text:span text:style-name="T14">7</text:span></text:p>
          </draw:text-box>
        </draw:frame>
        <draw:frame draw:style-name="gr58" draw:text-style-name="P29" draw:layer="layout" svg:width="0.472cm" svg:height="0.49cm" svg:x="23.881cm" svg:y="13.29cm">
          <draw:text-box>
            <text:p text:style-name="P1"><text:span text:style-name="T14">2</text:span><text:span text:style-name="T14">8</text:span></text:p>
          </draw:text-box>
        </draw:frame>
      </draw:page>
      <draw:page draw:name="page41" draw:style-name="dp1" draw:master-page-name="master-page34">
        <draw:frame draw:style-name="gr93" draw:text-style-name="P50" draw:layer="layout" svg:width="3.317cm" svg:height="0.709cm" svg:x="0.95cm" svg:y="1.622cm">
          <draw:text-box>
            <text:p text:style-name="P1"><text:span text:style-name="T16">D</text:span><text:span text:style-name="T16">I</text:span><text:span text:style-name="T16">C</text:span><text:span text:style-name="T16">I</text:span><text:span text:style-name="T16">E</text:span><text:span text:style-name="T16">M</text:span><text:span text:style-name="T16">B</text:span><text:span text:style-name="T16">R</text:span><text:span text:style-name="T16">E</text:span></text:p>
          </draw:text-box>
        </draw:frame>
        <draw:path draw:style-name="gr52" draw:text-style-name="P24" draw:layer="layout" svg:width="8.599cm" svg:height="18.994cm" svg:x="4.079cm" svg:y="1.283cm" svg:viewBox="0 0 8600 18995" svg:d="M0 0h2870M8 1388v-1379M2870 0h2861M2870 1388v-1379M5731 0h2869M5731 1388v-1379M8592 1388v-1379M0 1398h2870M8 4907v-3501M2870 1398h2861M2870 4907v-3501M5731 1398h2869M5731 4907v-3501M8592 4907v-3501M0 4917h2870M8 8427v-3501M2870 4917h2861M2870 8427v-3501M5731 4917h2869M5731 8427v-3501M8592 8427v-3501M0 8437h2870M8 11948v-3502M2870 8437h2861M2870 11948v-3502M5731 8437h2869M5731 11948v-3502M8592 11948v-3502M0 11956h2870M8 15467v-3502M2870 11956h2861M2870 15467v-3502M5731 11956h2869M5731 15467v-3502M8592 15467v-3502M0 15476h2870M8 18986v-3502M2870 15476h2861M2870 18986v-3502M5731 15476h2869M5731 18986v-3502M8592 18986v-3502M0 18995h8600">
          <text:p/>
        </draw:path>
        <draw:frame draw:style-name="gr64" draw:text-style-name="P28" draw:layer="layout" svg:width="1.316cm" svg:height="0.533cm" svg:x="4.923cm" svg:y="1.749cm">
          <draw:text-box>
            <text:p text:style-name="P1"><text:span text:style-name="T13">L</text:span><text:span text:style-name="T13">u</text:span><text:span text:style-name="T13">n</text:span><text:span text:style-name="T13">e</text:span><text:span text:style-name="T13">s</text:span></text:p>
          </draw:text-box>
        </draw:frame>
        <draw:frame draw:style-name="gr65" draw:text-style-name="P28" draw:layer="layout" svg:width="1.635cm" svg:height="0.533cm" svg:x="7.636cm" svg:y="1.749cm">
          <draw:text-box>
            <text:p text:style-name="P1"><text:span text:style-name="T13">M</text:span><text:span text:style-name="T13">ar</text:span><text:span text:style-name="T13">te</text:span><text:span text:style-name="T13">s</text:span></text:p>
          </draw:text-box>
        </draw:frame>
        <draw:frame draw:style-name="gr66" draw:text-style-name="P35" draw:layer="layout" svg:width="2.304cm" svg:height="0.533cm" svg:x="10.197cm" svg:y="1.749cm">
          <draw:text-box>
            <text:p text:style-name="P1"><text:span text:style-name="T19">M</text:span><text:span text:style-name="T19">ié</text:span><text:span text:style-name="T19">rc</text:span><text:span text:style-name="T19">ol</text:span><text:span text:style-name="T19">e</text:span><text:span text:style-name="T19">s</text:span></text:p>
          </draw:text-box>
        </draw:frame>
        <draw:path draw:style-name="gr52" draw:text-style-name="P30" draw:layer="layout" svg:width="3.385cm" svg:height="14.078cm" svg:x="0.701cm" svg:y="2.679cm" svg:viewBox="0 0 3386 14079" svg:d="M0 0h3386M0 3520h3386M0 7040h3386M0 10560h3386M0 14079h3386">
          <text:p/>
        </draw:path>
        <draw:path draw:style-name="gr61" draw:text-style-name="P24" draw:layer="layout" svg:width="3.378cm" svg:height="16.526cm" svg:x="0.701cm" svg:y="3.269cm" svg:viewBox="0 0 3379 16527" svg:d="M0 0h3379M0 501h3379M0 1003h3379M0 1503h3379M0 2004h3379M0 2504h3379M0 3506h3379M0 4007h3379M0 4507h3379M0 5009h3379M0 5510h3379M0 6011h3379M0 7012h3379M0 7514h3379M0 8014h3379M0 8515h3379M0 9015h3379M0 9517h3379M0 10518h3379M0 11018h3379M0 11520h3379M0 12020h3379M0 12521h3379M0 13021h3379M0 14024h3379M0 14524h3379M0 15025h3379M0 15525h3379M0 16027h3379M0 16527h3379">
          <text:p/>
        </draw:path>
        <draw:frame draw:style-name="gr63" draw:text-style-name="P34" draw:layer="layout" svg:width="2.26cm" svg:height="0.533cm" svg:x="1.501cm" svg:y="2.798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4</text:span><text:span text:style-name="T18">8</text:span></text:p>
          </draw:text-box>
        </draw:frame>
        <draw:frame draw:style-name="gr63" draw:text-style-name="P34" draw:layer="layout" svg:width="2.26cm" svg:height="0.533cm" svg:x="1.501cm" svg:y="6.318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4</text:span><text:span text:style-name="T18">9</text:span></text:p>
          </draw:text-box>
        </draw:frame>
        <draw:frame draw:style-name="gr63" draw:text-style-name="P34" draw:layer="layout" svg:width="2.26cm" svg:height="0.533cm" svg:x="1.501cm" svg:y="9.837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5</text:span><text:span text:style-name="T18">0</text:span></text:p>
          </draw:text-box>
        </draw:frame>
        <draw:frame draw:style-name="gr63" draw:text-style-name="P34" draw:layer="layout" svg:width="2.26cm" svg:height="0.533cm" svg:x="1.501cm" svg:y="13.357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51</text:span></text:p>
          </draw:text-box>
        </draw:frame>
        <draw:frame draw:style-name="gr57" draw:text-style-name="P29" draw:layer="layout" svg:width="0.364cm" svg:height="0.49cm" svg:x="4.221cm" svg:y="6.29cm">
          <draw:text-box>
            <text:p text:style-name="P1"><text:span text:style-name="T14">6</text:span></text:p>
          </draw:text-box>
        </draw:frame>
        <draw:frame draw:style-name="gr57" draw:text-style-name="P29" draw:layer="layout" svg:width="0.364cm" svg:height="0.49cm" svg:x="7.082cm" svg:y="6.29cm">
          <draw:text-box>
            <text:p text:style-name="P1"><text:span text:style-name="T14">7</text:span></text:p>
          </draw:text-box>
        </draw:frame>
        <draw:frame draw:style-name="gr88" draw:text-style-name="P29" draw:layer="layout" svg:width="0.37cm" svg:height="0.49cm" svg:x="9.942cm" svg:y="6.29cm">
          <draw:text-box>
            <text:p text:style-name="P1"><text:span text:style-name="T14">8</text:span></text:p>
          </draw:text-box>
        </draw:frame>
        <draw:frame draw:style-name="gr58" draw:text-style-name="P29" draw:layer="layout" svg:width="0.472cm" svg:height="0.49cm" svg:x="4.221cm" svg:y="9.809cm">
          <draw:text-box>
            <text:p text:style-name="P1"><text:span text:style-name="T14">13</text:span></text:p>
          </draw:text-box>
        </draw:frame>
        <draw:frame draw:style-name="gr58" draw:text-style-name="P29" draw:layer="layout" svg:width="0.472cm" svg:height="0.49cm" svg:x="7.082cm" svg:y="9.809cm">
          <draw:text-box>
            <text:p text:style-name="P1"><text:span text:style-name="T14">14</text:span></text:p>
          </draw:text-box>
        </draw:frame>
        <draw:frame draw:style-name="gr58" draw:text-style-name="P29" draw:layer="layout" svg:width="0.472cm" svg:height="0.49cm" svg:x="9.942cm" svg:y="9.809cm">
          <draw:text-box>
            <text:p text:style-name="P1"><text:span text:style-name="T14">15</text:span></text:p>
          </draw:text-box>
        </draw:frame>
        <draw:frame draw:style-name="gr58" draw:text-style-name="P29" draw:layer="layout" svg:width="0.472cm" svg:height="0.49cm" svg:x="4.221cm" svg:y="13.328cm">
          <draw:text-box>
            <text:p text:style-name="P1"><text:span text:style-name="T14">2</text:span><text:span text:style-name="T14">0</text:span></text:p>
          </draw:text-box>
        </draw:frame>
        <draw:frame draw:style-name="gr58" draw:text-style-name="P29" draw:layer="layout" svg:width="0.472cm" svg:height="0.49cm" svg:x="7.082cm" svg:y="13.328cm">
          <draw:text-box>
            <text:p text:style-name="P1"><text:span text:style-name="T14">21</text:span></text:p>
          </draw:text-box>
        </draw:frame>
        <draw:frame draw:style-name="gr58" draw:text-style-name="P29" draw:layer="layout" svg:width="0.472cm" svg:height="0.49cm" svg:x="9.942cm" svg:y="13.328cm">
          <draw:text-box>
            <text:p text:style-name="P1"><text:span text:style-name="T14">2</text:span><text:span text:style-name="T14">2</text:span></text:p>
          </draw:text-box>
        </draw:frame>
        <draw:frame draw:style-name="gr63" draw:text-style-name="P34" draw:layer="layout" svg:width="2.26cm" svg:height="0.533cm" svg:x="1.501cm" svg:y="16.907cm">
          <draw:text-box>
            <text:p text:style-name="P1"><text:span text:style-name="T18">S</text:span><text:span text:style-name="T18">e</text:span><text:span text:style-name="T18">m</text:span><text:span text:style-name="T18">an</text:span><text:span text:style-name="T18">a </text:span><text:span text:style-name="T18">5</text:span><text:span text:style-name="T18">2</text:span></text:p>
          </draw:text-box>
        </draw:frame>
        <draw:frame draw:style-name="gr58" draw:text-style-name="P29" draw:layer="layout" svg:width="0.472cm" svg:height="0.49cm" svg:x="4.221cm" svg:y="16.811cm">
          <draw:text-box>
            <text:p text:style-name="P1"><text:span text:style-name="T14">2</text:span><text:span text:style-name="T14">7</text:span></text:p>
          </draw:text-box>
        </draw:frame>
        <draw:frame draw:style-name="gr58" draw:text-style-name="P29" draw:layer="layout" svg:width="0.472cm" svg:height="0.49cm" svg:x="7.231cm" svg:y="16.811cm">
          <draw:text-box>
            <text:p text:style-name="P1"><text:span text:style-name="T14">2</text:span><text:span text:style-name="T14">8</text:span></text:p>
          </draw:text-box>
        </draw:frame>
        <draw:frame draw:style-name="gr58" draw:text-style-name="P29" draw:layer="layout" svg:width="0.472cm" svg:height="0.49cm" svg:x="9.941cm" svg:y="16.811cm">
          <draw:text-box>
            <text:p text:style-name="P1"><text:span text:style-name="T14">2</text:span><text:span text:style-name="T14">9</text:span></text:p>
          </draw:text-box>
        </draw:frame>
        <draw:frame draw:style-name="gr88" draw:text-style-name="P29" draw:layer="layout" svg:width="0.37cm" svg:height="0.49cm" svg:x="9.94cm" svg:y="2.74cm">
          <draw:text-box>
            <text:p text:style-name="P1"><text:span text:style-name="T14">1</text:span></text:p>
          </draw:text-box>
        </draw:frame>
        <draw:path draw:style-name="gr52" draw:text-style-name="P24" draw:layer="layout" svg:width="11.46cm" svg:height="18.995cm" svg:x="15.152cm" svg:y="1.247cm" svg:viewBox="0 0 11461 18996" svg:d="M0 0h2870M8 1388v-1379M2870 0h2861M2870 1388v-1379M5731 0h2861M5731 1388v-1379M8592 0h2869M8592 1388v-1379M11453 1388v-1379M0 1398h2870M8 4908v-3501M2870 1398h2861M2870 4908v-3501M5731 1398h2861M5731 4908v-3501M8592 1398h2869M8592 4908v-3501M11453 4908v-3501M0 4918h2870M8 8428v-3502M2870 4918h2861M2870 8428v-3502M5731 4918h2861M5731 8428v-3502M8592 4918h2869M8592 8428v-3502M11453 8428v-3502M0 8438h2870M8 11948v-3501M2870 8438h2861M2870 11948v-3501M5731 8438h2861M5731 11948v-3501M8592 8438h2869M8592 11948v-3501M11453 11948v-3501M0 11957h2870M8 15468v-3502M2870 11957h2861M2870 15468v-3502M5731 11957h2861M5731 15468v-3502M8592 11957h2869M8592 15468v-3502M11453 15468v-3502M0 15476h2870M8 18987v-3502M2870 15476h2861M2870 18987v-3502M5731 15476h2861M5731 18987v-3502M8592 15476h2869M8592 18987v-3502M11453 18987v-3502M0 18996h11461">
          <text:p/>
        </draw:path>
        <draw:frame draw:style-name="gr53" draw:text-style-name="P28" draw:layer="layout" svg:width="1.432cm" svg:height="0.533cm" svg:x="15.893cm" svg:y="1.714cm">
          <draw:text-box>
            <text:p text:style-name="P1"><text:span text:style-name="T13">J</text:span><text:span text:style-name="T13">u</text:span><text:span text:style-name="T13">e</text:span><text:span text:style-name="T13">v</text:span><text:span text:style-name="T13">e</text:span><text:span text:style-name="T13">s</text:span></text:p>
          </draw:text-box>
        </draw:frame>
        <draw:frame draw:style-name="gr54" draw:text-style-name="P28" draw:layer="layout" svg:width="1.714cm" svg:height="0.533cm" svg:x="18.682cm" svg:y="1.714cm">
          <draw:text-box>
            <text:p text:style-name="P1"><text:span text:style-name="T13">Vi</text:span><text:span text:style-name="T13">er</text:span><text:span text:style-name="T13">n</text:span><text:span text:style-name="T13">e</text:span><text:span text:style-name="T13">s</text:span></text:p>
          </draw:text-box>
        </draw:frame>
        <draw:frame draw:style-name="gr55" draw:text-style-name="P28" draw:layer="layout" svg:width="1.691cm" svg:height="0.533cm" svg:x="21.53cm" svg:y="1.714cm">
          <draw:text-box>
            <text:p text:style-name="P1"><text:span text:style-name="T13">S</text:span><text:span text:style-name="T13">á</text:span><text:span text:style-name="T13">b</text:span><text:span text:style-name="T13">a</text:span><text:span text:style-name="T13">d</text:span><text:span text:style-name="T13">o</text:span></text:p>
          </draw:text-box>
        </draw:frame>
        <draw:frame draw:style-name="gr56" draw:text-style-name="P28" draw:layer="layout" svg:width="2.001cm" svg:height="0.533cm" svg:x="24.25cm" svg:y="1.714cm">
          <draw:text-box>
            <text:p text:style-name="P1"><text:span text:style-name="T13">D</text:span><text:span text:style-name="T13">o</text:span><text:span text:style-name="T13">m</text:span><text:span text:style-name="T13">in</text:span><text:span text:style-name="T13">g</text:span><text:span text:style-name="T13">o</text:span></text:p>
          </draw:text-box>
        </draw:frame>
        <draw:frame draw:style-name="gr57" draw:text-style-name="P29" draw:layer="layout" svg:width="0.364cm" svg:height="0.49cm" svg:x="15.294cm" svg:y="6.255cm">
          <draw:text-box>
            <text:p text:style-name="P1"><text:span text:style-name="T14">9</text:span></text:p>
          </draw:text-box>
        </draw:frame>
        <draw:frame draw:style-name="gr88" draw:text-style-name="P29" draw:layer="layout" svg:width="0.37cm" svg:height="0.49cm" svg:x="18.155cm" svg:y="6.255cm">
          <draw:text-box>
            <text:p text:style-name="P1"><text:span text:style-name="T14">10</text:span></text:p>
          </draw:text-box>
        </draw:frame>
        <draw:frame draw:style-name="gr88" draw:text-style-name="P29" draw:layer="layout" svg:width="0.37cm" svg:height="0.49cm" svg:x="21.016cm" svg:y="6.255cm">
          <draw:text-box>
            <text:p text:style-name="P1"><text:span text:style-name="T14">11</text:span></text:p>
          </draw:text-box>
        </draw:frame>
        <draw:frame draw:style-name="gr58" draw:text-style-name="P29" draw:layer="layout" svg:width="0.472cm" svg:height="0.49cm" svg:x="23.877cm" svg:y="6.255cm">
          <draw:text-box>
            <text:p text:style-name="P1"><text:span text:style-name="T14">12</text:span></text:p>
          </draw:text-box>
        </draw:frame>
        <draw:frame draw:style-name="gr58" draw:text-style-name="P29" draw:layer="layout" svg:width="0.472cm" svg:height="0.49cm" svg:x="15.294cm" svg:y="9.774cm">
          <draw:text-box>
            <text:p text:style-name="P1"><text:span text:style-name="T14">16</text:span></text:p>
          </draw:text-box>
        </draw:frame>
        <draw:frame draw:style-name="gr58" draw:text-style-name="P29" draw:layer="layout" svg:width="0.472cm" svg:height="0.49cm" svg:x="18.155cm" svg:y="9.774cm">
          <draw:text-box>
            <text:p text:style-name="P1"><text:span text:style-name="T14">17</text:span></text:p>
          </draw:text-box>
        </draw:frame>
        <draw:frame draw:style-name="gr58" draw:text-style-name="P29" draw:layer="layout" svg:width="0.472cm" svg:height="0.49cm" svg:x="21.016cm" svg:y="9.774cm">
          <draw:text-box>
            <text:p text:style-name="P1"><text:span text:style-name="T14">18</text:span></text:p>
          </draw:text-box>
        </draw:frame>
        <draw:frame draw:style-name="gr58" draw:text-style-name="P29" draw:layer="layout" svg:width="0.472cm" svg:height="0.49cm" svg:x="23.877cm" svg:y="9.774cm">
          <draw:text-box>
            <text:p text:style-name="P1"><text:span text:style-name="T14">19</text:span></text:p>
          </draw:text-box>
        </draw:frame>
        <draw:frame draw:style-name="gr58" draw:text-style-name="P29" draw:layer="layout" svg:width="0.472cm" svg:height="0.49cm" svg:x="15.294cm" svg:y="13.293cm">
          <draw:text-box>
            <text:p text:style-name="P1"><text:span text:style-name="T14">2</text:span><text:span text:style-name="T14">3</text:span></text:p>
          </draw:text-box>
        </draw:frame>
        <draw:frame draw:style-name="gr58" draw:text-style-name="P29" draw:layer="layout" svg:width="0.472cm" svg:height="0.49cm" svg:x="18.155cm" svg:y="13.293cm">
          <draw:text-box>
            <text:p text:style-name="P1"><text:span text:style-name="T14">2</text:span><text:span text:style-name="T14">4</text:span></text:p>
          </draw:text-box>
        </draw:frame>
        <draw:frame draw:style-name="gr58" draw:text-style-name="P29" draw:layer="layout" svg:width="0.472cm" svg:height="0.49cm" svg:x="21.016cm" svg:y="13.293cm">
          <draw:text-box>
            <text:p text:style-name="P1"><text:span text:style-name="T14">2</text:span><text:span text:style-name="T14">5</text:span></text:p>
          </draw:text-box>
        </draw:frame>
        <draw:frame draw:style-name="gr57" draw:text-style-name="P29" draw:layer="layout" svg:width="0.364cm" svg:height="0.49cm" svg:x="15.294cm" svg:y="2.74cm">
          <draw:text-box>
            <text:p text:style-name="P1"><text:span text:style-name="T14">2</text:span></text:p>
          </draw:text-box>
        </draw:frame>
        <draw:frame draw:style-name="gr57" draw:text-style-name="P29" draw:layer="layout" svg:width="0.364cm" svg:height="0.49cm" svg:x="18.155cm" svg:y="2.74cm">
          <draw:text-box>
            <text:p text:style-name="P1"><text:span text:style-name="T14">3</text:span></text:p>
          </draw:text-box>
        </draw:frame>
        <draw:frame draw:style-name="gr57" draw:text-style-name="P29" draw:layer="layout" svg:width="0.364cm" svg:height="0.49cm" svg:x="21.016cm" svg:y="2.74cm">
          <draw:text-box>
            <text:p text:style-name="P1"><text:span text:style-name="T14">4</text:span></text:p>
          </draw:text-box>
        </draw:frame>
        <draw:frame draw:style-name="gr58" draw:text-style-name="P29" draw:layer="layout" svg:width="0.472cm" svg:height="0.49cm" svg:x="23.877cm" svg:y="2.74cm">
          <draw:text-box>
            <text:p text:style-name="P1"><text:span text:style-name="T14">5</text:span></text:p>
          </draw:text-box>
        </draw:frame>
        <draw:frame draw:style-name="gr58" draw:text-style-name="P29" draw:layer="layout" svg:width="0.472cm" svg:height="0.49cm" svg:x="23.881cm" svg:y="13.29cm">
          <draw:text-box>
            <text:p text:style-name="P1"><text:span text:style-name="T14">2</text:span><text:span text:style-name="T14">6</text:span></text:p>
          </draw:text-box>
        </draw:frame>
        <draw:frame draw:style-name="gr58" draw:text-style-name="P29" draw:layer="layout" svg:width="0.472cm" svg:height="0.49cm" svg:x="15.291cm" svg:y="16.81cm">
          <draw:text-box>
            <text:p text:style-name="P1"><text:span text:style-name="T14">3</text:span><text:span text:style-name="T14">0</text:span></text:p>
          </draw:text-box>
        </draw:frame>
        <draw:frame draw:style-name="gr58" draw:text-style-name="P29" draw:layer="layout" svg:width="0.472cm" svg:height="0.49cm" svg:x="18.151cm" svg:y="16.81cm">
          <draw:text-box>
            <text:p text:style-name="P1"><text:span text:style-name="T14">31</text:span></text:p>
          </draw:text-box>
        </draw:frame>
      </draw:page>
      <draw:page draw:name="page42" draw:style-name="dp1" draw:master-page-name="master-page79">
        <draw:frame draw:style-name="gr96" draw:text-style-name="P52" draw:layer="layout" svg:width="7.622cm" svg:height="2.439cm" svg:x="3.446cm" svg:y="16.156cm">
          <draw:text-box>
            <text:p text:style-name="P51"><text:span text:style-name="T26">A</text:span><text:span text:style-name="T26">g</text:span><text:span text:style-name="T26">e</text:span><text:span text:style-name="T26">n</text:span><text:span text:style-name="T26">d</text:span><text:span text:style-name="T26">a </text:span><text:span text:style-name="T26">h</text:span><text:span text:style-name="T26">e</text:span><text:span text:style-name="T26">c</text:span><text:span text:style-name="T26">h</text:span><text:span text:style-name="T26">a </text:span><text:span text:style-name="T26">a </text:span><text:span text:style-name="T26">m</text:span><text:span text:style-name="T26">a</text:span><text:span text:style-name="T26">n</text:span><text:span text:style-name="T26">o</text:span><text:span text:style-name="T26">.</text:span></text:p>
            <text:p text:style-name="P51"><text:span text:style-name="T26">Q</text:span><text:span text:style-name="T26">u</text:span><text:span text:style-name="T26">e</text:span><text:span text:style-name="T26">r</text:span><text:span text:style-name="T26">e</text:span><text:span text:style-name="T26">t</text:span><text:span text:style-name="T26">a</text:span><text:span text:style-name="T26">r</text:span><text:span text:style-name="T26">o </text:span><text:span text:style-name="T26">M</text:span><text:span text:style-name="T26">e</text:span><text:span text:style-name="T26">x</text:span><text:span text:style-name="T26">i</text:span><text:span text:style-name="T26">c</text:span><text:span text:style-name="T26">o</text:span><text:span text:style-name="T26">.</text:span></text:p>
            <text:p text:style-name="P51"><text:span text:style-name="T26">E</text:span><text:span text:style-name="T26">m</text:span><text:span text:style-name="T26">a</text:span><text:span text:style-name="T26">i</text:span><text:span text:style-name="T26">l</text:span><text:span text:style-name="T26">: </text:span><text:span text:style-name="T26"><text:a xlink:href="mailto:diariosdevico@gmail.com" xlink:type="simple">diariosdevico@gmail.com</text:a></text:span></text:p>
            <text:p text:style-name="P51"><text:span text:style-name="T26">F</text:span><text:span text:style-name="T26">a</text:span><text:span text:style-name="T26">c</text:span><text:span text:style-name="T26">e</text:span><text:span text:style-name="T26">b</text:span><text:span text:style-name="T26">o</text:span><text:span text:style-name="T26">o</text:span><text:span text:style-name="T26">k</text:span><text:span text:style-name="T26">: </text:span><text:span text:style-name="T26">/</text:span><text:span text:style-name="T26">d</text:span><text:span text:style-name="T26">i</text:span><text:span text:style-name="T26">a</text:span><text:span text:style-name="T26">r</text:span><text:span text:style-name="T26">i</text:span><text:span text:style-name="T26">o</text:span><text:span text:style-name="T26">s</text:span><text:span text:style-name="T26">d</text:span><text:span text:style-name="T26">e</text:span><text:span text:style-name="T26">v</text:span><text:span text:style-name="T26">i</text:span><text:span text:style-name="T26">c</text:span><text:span text:style-name="T26">o</text:span></text:p>
            <text:p text:style-name="P51"><text:span text:style-name="T26">I</text:span><text:span text:style-name="T26">n</text:span><text:span text:style-name="T26">s</text:span><text:span text:style-name="T26">t</text:span><text:span text:style-name="T26">a</text:span><text:span text:style-name="T26">g</text:span><text:span text:style-name="T26">r</text:span><text:span text:style-name="T26">a</text:span><text:span text:style-name="T26">m</text:span><text:span text:style-name="T26">: </text:span><text:span text:style-name="T26">/</text:span><text:span text:style-name="T26">d</text:span><text:span text:style-name="T26">i</text:span><text:span text:style-name="T26">a</text:span><text:span text:style-name="T26">r</text:span><text:span text:style-name="T26">i</text:span><text:span text:style-name="T26">o</text:span><text:span text:style-name="T26">s</text:span><text:span text:style-name="T26">d</text:span><text:span text:style-name="T26">e</text:span><text:span text:style-name="T26">v</text:span><text:span text:style-name="T26">i</text:span><text:span text:style-name="T26">c</text:span><text:span text:style-name="T26">o</text:span></text:p>
            <text:p text:style-name="P51"><text:span text:style-name="T26">h</text:span><text:span text:style-name="T26">t</text:span><text:span text:style-name="T26">t</text:span><text:span text:style-name="T26">p</text:span><text:span text:style-name="T26">s</text:span><text:span text:style-name="T26">:</text:span><text:span text:style-name="T26">/</text:span><text:span text:style-name="T26">/</text:span><text:span text:style-name="T26">d</text:span><text:span text:style-name="T26">i</text:span><text:span text:style-name="T26">a</text:span><text:span text:style-name="T26">r</text:span><text:span text:style-name="T26">i</text:span><text:span text:style-name="T26">o</text:span><text:span text:style-name="T26">s</text:span><text:span text:style-name="T26">d</text:span><text:span text:style-name="T26">e</text:span><text:span text:style-name="T26">v</text:span><text:span text:style-name="T26">i</text:span><text:span text:style-name="T26">c</text:span><text:span text:style-name="T26">o</text:span><text:span text:style-name="T26">.</text:span><text:span text:style-name="T26">w</text:span><text:span text:style-name="T26">o</text:span><text:span text:style-name="T26">r</text:span><text:span text:style-name="T26">d</text:span><text:span text:style-name="T26">p</text:span><text:span text:style-name="T26">r</text:span><text:span text:style-name="T26">e</text:span><text:span text:style-name="T26">s</text:span><text:span text:style-name="T26">s</text:span><text:span text:style-name="T26">.</text:span><text:span text:style-name="T26">c</text:span><text:span text:style-name="T26">o</text:span><text:span text:style-name="T26">m</text:span><text:span text:style-name="T26">/</text:span></text:p>
          </draw:text-box>
        </draw:frame>
        <draw:frame draw:style-name="gr97" draw:text-style-name="P23" draw:layer="layout" svg:width="0.484cm" svg:height="0.533cm" svg:x="6.191cm" svg:y="16.566cm">
          <draw:text-box>
            <text:p text:style-name="P1"><text:span text:style-name="T11">´</text:span></text:p>
          </draw:text-box>
        </draw:frame>
        <draw:frame draw:style-name="gr97" draw:text-style-name="P23" draw:layer="layout" svg:width="0.484cm" svg:height="0.533cm" svg:x="7.563cm" svg:y="16.543cm">
          <draw:text-box>
            <text:p text:style-name="P1"><text:span text:style-name="T11">´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Sans1" svg:font-family="DejaVuSans"/>
    <style:font-face style:name="ProximaNova" svg:font-family="ProximaNova"/>
    <style:font-face style:name="ProximaNovaSemi" svg:font-family="ProximaNovaSemi"/>
    <style:font-face style:name="ProximaNovaular" svg:font-family="ProximaNovaular"/>
    <style:font-face style:name="Verdana" svg:font-family="Verdana"/>
    <style:font-face style:name="DejaVu Sans1" svg:font-family="'DejaVu Sans'" style:font-pitch="variable"/>
    <style:font-face style:name="DejaVuSans" svg:font-family="DejaVuSans" style:font-pitch="variable"/>
    <style:font-face style:name="Liberation Serif1" svg:font-family="'Liberation Serif'" style:font-pitch="variable"/>
    <style:font-face style:name="Proxima Nova" svg:font-family="'Proxima Nova'" style:font-pitch="variable"/>
    <style:font-face style:name="ProximaNova1" svg:font-family="ProximaNova" style:font-pitch="variable"/>
    <style:font-face style:name="ProximaNovaSemi1" svg:font-family="ProximaNovaSemi" style:font-pitch="variable"/>
    <style:font-face style:name="ProximaNovaular1" svg:font-family="ProximaNovaular" style:font-pitch="variable"/>
    <style:font-face style:name="Verdana1" svg:font-family="Verdana" style:font-pitch="variable"/>
    <style:font-face style:name="Liberation Serif2" svg:font-family="'Liberation Serif'" style:font-family-generic="modern" style:font-pitch="variable"/>
    <style:font-face style:name="Nazi Typewriter" svg:font-family="'Nazi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0.7cm" fo:margin-left="0.7cm" fo:margin-right="0.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4" style:page-layout-name="PM0" draw:style-name="Mdp1"/>
    <style:master-page style:name="master-page3" style:page-layout-name="PM0" draw:style-name="Mdp1"/>
    <style:master-page style:name="master-page79" style:page-layout-name="PM0" draw:style-name="Mdp1"/>
    <style:master-page style:name="master-page96" style:page-layout-name="PM0" draw:style-name="Mdp1"/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0.2.2$Linux_X86_64 LibreOffice_project/00$Build-2</meta:generator>
    <meta:editing-duration>P1DT12H12M1S</meta:editing-duration>
    <meta:editing-cycles>27</meta:editing-cycles>
    <meta:creation-date>2020-10-29T10:35:31.310269950</meta:creation-date>
    <dc:date>2020-12-03T13:21:53.644300503</dc:date>
    <meta:document-statistic meta:object-count="8368"/>
  </office:meta>
</office:document-meta>
</file>